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7" table:style-name="ta1">
        <table:shapes>
          <draw:frame draw:z-index="0" draw:style-name="gr1" draw:text-style-name="P1" svg:width="940.08pt" svg:height="464.57pt" svg:x="31.92pt" svg:y="24.09pt">
            <loext:p draw:notify-on-update-of-ranges="test7.C1:test7.C1 test7.C2:test7.C1260 test7.I1:test7.I1 test7.I2:test7.I1260 test7.J1:test7.J1 test7.J2:test7.J126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Xzmp_ft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ref_cm</text:p>
          </table:table-cell>
          <table:table-cell office:value-type="string" calcext:value-type="string">
            <text:p>imu_cm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0846252441" calcext:value-type="float">
            <text:p>179.0846252441</text:p>
          </table:table-cell>
          <table:table-cell office:value-type="float" office:value="0.0834905972" calcext:value-type="float">
            <text:p>0.08349059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8141" calcext:value-type="float">
            <text:p>0.00048141</text:p>
          </table:table-cell>
          <table:table-cell office:value-type="float" office:value="-0.00000415" calcext:value-type="float">
            <text:p>-0.00000415</text:p>
          </table:table-cell>
          <table:table-cell office:value-type="float" office:value="-0.000237676" calcext:value-type="float">
            <text:p>-0.000237676</text:p>
          </table:table-cell>
          <table:table-cell office:value-type="float" office:value="275" calcext:value-type="float">
            <text:p>275</text:p>
          </table:table-cell>
          <table:table-cell table:formula="of:=[.D2]*100" office:value-type="float" office:value="0.04814132" calcext:value-type="float">
            <text:p>0.04814132</text:p>
          </table:table-cell>
          <table:table-cell table:formula="of:=[.E2]*100" office:value-type="float" office:value="0.048141" calcext:value-type="float">
            <text:p>0.048141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0905914307" calcext:value-type="float">
            <text:p>179.0905914307</text:p>
          </table:table-cell>
          <table:table-cell office:value-type="float" office:value="-0.0416960589" calcext:value-type="float">
            <text:p>-0.04169605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5865" calcext:value-type="float">
            <text:p>0.00075865</text:p>
          </table:table-cell>
          <table:table-cell office:value-type="float" office:value="-0.00000415" calcext:value-type="float">
            <text:p>-0.00000415</text:p>
          </table:table-cell>
          <table:table-cell office:value-type="float" office:value="-0.0000142033" calcext:value-type="float">
            <text:p>-1.42033E-05</text:p>
          </table:table-cell>
          <table:table-cell office:value-type="float" office:value="276" calcext:value-type="float">
            <text:p>276</text:p>
          </table:table-cell>
          <table:table-cell table:formula="of:=[.D3]*100" office:value-type="float" office:value="0.04814132" calcext:value-type="float">
            <text:p>0.04814132</text:p>
          </table:table-cell>
          <table:table-cell table:formula="of:=[.E3]*100" office:value-type="float" office:value="0.075865" calcext:value-type="float">
            <text:p>0.075865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0937652588" calcext:value-type="float">
            <text:p>179.0937652588</text:p>
          </table:table-cell>
          <table:table-cell office:value-type="float" office:value="-0.0065183317" calcext:value-type="float">
            <text:p>-0.00651833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0835" calcext:value-type="float">
            <text:p>0.00070835</text:p>
          </table:table-cell>
          <table:table-cell office:value-type="float" office:value="-0.00000415" calcext:value-type="float">
            <text:p>-0.00000415</text:p>
          </table:table-cell>
          <table:table-cell office:value-type="float" office:value="-0.0002240359" calcext:value-type="float">
            <text:p>-0.0002240359</text:p>
          </table:table-cell>
          <table:table-cell office:value-type="float" office:value="277" calcext:value-type="float">
            <text:p>277</text:p>
          </table:table-cell>
          <table:table-cell table:formula="of:=[.D4]*100" office:value-type="float" office:value="0.04814132" calcext:value-type="float">
            <text:p>0.04814132</text:p>
          </table:table-cell>
          <table:table-cell table:formula="of:=[.E4]*100" office:value-type="float" office:value="0.070835" calcext:value-type="float">
            <text:p>0.070835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0859680176" calcext:value-type="float">
            <text:p>179.0859680176</text:p>
          </table:table-cell>
          <table:table-cell office:value-type="float" office:value="0.0159605656" calcext:value-type="float">
            <text:p>0.01596056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2558" calcext:value-type="float">
            <text:p>0.00052558</text:p>
          </table:table-cell>
          <table:table-cell office:value-type="float" office:value="-0.00000415" calcext:value-type="float">
            <text:p>-0.00000415</text:p>
          </table:table-cell>
          <table:table-cell office:value-type="float" office:value="-0.0002877006" calcext:value-type="float">
            <text:p>-0.0002877006</text:p>
          </table:table-cell>
          <table:table-cell office:value-type="float" office:value="278" calcext:value-type="float">
            <text:p>278</text:p>
          </table:table-cell>
          <table:table-cell table:formula="of:=[.D5]*100" office:value-type="float" office:value="0.04814132" calcext:value-type="float">
            <text:p>0.04814132</text:p>
          </table:table-cell>
          <table:table-cell table:formula="of:=[.E5]*100" office:value-type="float" office:value="0.052558" calcext:value-type="float">
            <text:p>0.05255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0825958252" calcext:value-type="float">
            <text:p>179.0825958252</text:p>
          </table:table-cell>
          <table:table-cell office:value-type="float" office:value="-0.0009997386" calcext:value-type="float">
            <text:p>-0.00099973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1731" calcext:value-type="float">
            <text:p>0.00051731</text:p>
          </table:table-cell>
          <table:table-cell office:value-type="float" office:value="-0.00000275" calcext:value-type="float">
            <text:p>-0.00000275</text:p>
          </table:table-cell>
          <table:table-cell office:value-type="float" office:value="-0.0000026715" calcext:value-type="float">
            <text:p>-2.6715E-06</text:p>
          </table:table-cell>
          <table:table-cell office:value-type="float" office:value="279" calcext:value-type="float">
            <text:p>279</text:p>
          </table:table-cell>
          <table:table-cell table:formula="of:=[.D6]*100" office:value-type="float" office:value="0.04814132" calcext:value-type="float">
            <text:p>0.04814132</text:p>
          </table:table-cell>
          <table:table-cell table:formula="of:=[.E6]*100" office:value-type="float" office:value="0.051731" calcext:value-type="float">
            <text:p>0.051731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0848693848" calcext:value-type="float">
            <text:p>179.0848693848</text:p>
          </table:table-cell>
          <table:table-cell office:value-type="float" office:value="0.0148808414" calcext:value-type="float">
            <text:p>0.01488084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0624" calcext:value-type="float">
            <text:p>0.00040624</text:p>
          </table:table-cell>
          <table:table-cell office:value-type="float" office:value="-0.00000275" calcext:value-type="float">
            <text:p>-0.00000275</text:p>
          </table:table-cell>
          <table:table-cell office:value-type="float" office:value="-0.0001884219" calcext:value-type="float">
            <text:p>-0.0001884219</text:p>
          </table:table-cell>
          <table:table-cell office:value-type="float" office:value="280" calcext:value-type="float">
            <text:p>280</text:p>
          </table:table-cell>
          <table:table-cell table:formula="of:=[.D7]*100" office:value-type="float" office:value="0.04814132" calcext:value-type="float">
            <text:p>0.04814132</text:p>
          </table:table-cell>
          <table:table-cell table:formula="of:=[.E7]*100" office:value-type="float" office:value="0.040624" calcext:value-type="float">
            <text:p>0.040624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0916290283" calcext:value-type="float">
            <text:p>179.0916290283</text:p>
          </table:table-cell>
          <table:table-cell office:value-type="float" office:value="0.0729757161" calcext:value-type="float">
            <text:p>0.07297571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05358" calcext:value-type="float">
            <text:p>-0.00005358</text:p>
          </table:table-cell>
          <table:table-cell office:value-type="float" office:value="-0.00000259" calcext:value-type="float">
            <text:p>-0.00000259</text:p>
          </table:table-cell>
          <table:table-cell office:value-type="float" office:value="-0.0002675677" calcext:value-type="float">
            <text:p>-0.0002675677</text:p>
          </table:table-cell>
          <table:table-cell office:value-type="float" office:value="281" calcext:value-type="float">
            <text:p>281</text:p>
          </table:table-cell>
          <table:table-cell table:formula="of:=[.D8]*100" office:value-type="float" office:value="0.04814132" calcext:value-type="float">
            <text:p>0.04814132</text:p>
          </table:table-cell>
          <table:table-cell table:formula="of:=[.E8]*100" office:value-type="float" office:value="-0.005358" calcext:value-type="float">
            <text:p>-0.005358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1083831787" calcext:value-type="float">
            <text:p>179.1083831787</text:p>
          </table:table-cell>
          <table:table-cell office:value-type="float" office:value="0.0290422304" calcext:value-type="float">
            <text:p>0.02904223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06598" calcext:value-type="float">
            <text:p>-0.00006598</text:p>
          </table:table-cell>
          <table:table-cell office:value-type="float" office:value="-0.00000259" calcext:value-type="float">
            <text:p>-0.00000259</text:p>
          </table:table-cell>
          <table:table-cell office:value-type="float" office:value="-0.0001679863" calcext:value-type="float">
            <text:p>-0.0001679863</text:p>
          </table:table-cell>
          <table:table-cell office:value-type="float" office:value="282" calcext:value-type="float">
            <text:p>282</text:p>
          </table:table-cell>
          <table:table-cell table:formula="of:=[.D9]*100" office:value-type="float" office:value="0.04814132" calcext:value-type="float">
            <text:p>0.04814132</text:p>
          </table:table-cell>
          <table:table-cell table:formula="of:=[.E9]*100" office:value-type="float" office:value="-0.006598" calcext:value-type="float">
            <text:p>-0.006598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104309082" calcext:value-type="float">
            <text:p>179.104309082</text:p>
          </table:table-cell>
          <table:table-cell office:value-type="float" office:value="0.0412387747" calcext:value-type="float">
            <text:p>0.04123877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5528" calcext:value-type="float">
            <text:p>-0.00015528</text:p>
          </table:table-cell>
          <table:table-cell office:value-type="float" office:value="-0.00000259" calcext:value-type="float">
            <text:p>-0.00000259</text:p>
          </table:table-cell>
          <table:table-cell office:value-type="float" office:value="-0.000131043" calcext:value-type="float">
            <text:p>-0.000131043</text:p>
          </table:table-cell>
          <table:table-cell office:value-type="float" office:value="283" calcext:value-type="float">
            <text:p>283</text:p>
          </table:table-cell>
          <table:table-cell table:formula="of:=[.D10]*100" office:value-type="float" office:value="0.04814132" calcext:value-type="float">
            <text:p>0.04814132</text:p>
          </table:table-cell>
          <table:table-cell table:formula="of:=[.E10]*100" office:value-type="float" office:value="-0.015528" calcext:value-type="float">
            <text:p>-0.015528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1089172363" calcext:value-type="float">
            <text:p>179.1089172363</text:p>
          </table:table-cell>
          <table:table-cell office:value-type="float" office:value="0.0500337033" calcext:value-type="float">
            <text:p>0.05003370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2729" calcext:value-type="float">
            <text:p>-0.0002729</text:p>
          </table:table-cell>
          <table:table-cell office:value-type="float" office:value="-0.00000384" calcext:value-type="float">
            <text:p>-0.00000384</text:p>
          </table:table-cell>
          <table:table-cell office:value-type="float" office:value="-0.0001795979" calcext:value-type="float">
            <text:p>-0.0001795979</text:p>
          </table:table-cell>
          <table:table-cell office:value-type="float" office:value="284" calcext:value-type="float">
            <text:p>284</text:p>
          </table:table-cell>
          <table:table-cell table:formula="of:=[.D11]*100" office:value-type="float" office:value="0.04814132" calcext:value-type="float">
            <text:p>0.04814132</text:p>
          </table:table-cell>
          <table:table-cell table:formula="of:=[.E11]*100" office:value-type="float" office:value="-0.02729" calcext:value-type="float">
            <text:p>-0.02729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1163635254" calcext:value-type="float">
            <text:p>179.1163635254</text:p>
          </table:table-cell>
          <table:table-cell office:value-type="float" office:value="0.0319021642" calcext:value-type="float">
            <text:p>0.03190216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23023" calcext:value-type="float">
            <text:p>-0.00023023</text:p>
          </table:table-cell>
          <table:table-cell office:value-type="float" office:value="-0.00000384" calcext:value-type="float">
            <text:p>-0.00000384</text:p>
          </table:table-cell>
          <table:table-cell office:value-type="float" office:value="-0.0001318904" calcext:value-type="float">
            <text:p>-0.0001318904</text:p>
          </table:table-cell>
          <table:table-cell office:value-type="float" office:value="285" calcext:value-type="float">
            <text:p>285</text:p>
          </table:table-cell>
          <table:table-cell table:formula="of:=[.D12]*100" office:value-type="float" office:value="0.04814132" calcext:value-type="float">
            <text:p>0.04814132</text:p>
          </table:table-cell>
          <table:table-cell table:formula="of:=[.E12]*100" office:value-type="float" office:value="-0.023023" calcext:value-type="float">
            <text:p>-0.023023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1160583496" calcext:value-type="float">
            <text:p>179.1160583496</text:p>
          </table:table-cell>
          <table:table-cell office:value-type="float" office:value="0.0580740392" calcext:value-type="float">
            <text:p>0.05807403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37599" calcext:value-type="float">
            <text:p>-0.00037599</text:p>
          </table:table-cell>
          <table:table-cell office:value-type="float" office:value="-0.00000511" calcext:value-type="float">
            <text:p>-0.00000511</text:p>
          </table:table-cell>
          <table:table-cell office:value-type="float" office:value="-0.0000495015" calcext:value-type="float">
            <text:p>-4.95015E-05</text:p>
          </table:table-cell>
          <table:table-cell office:value-type="float" office:value="286" calcext:value-type="float">
            <text:p>286</text:p>
          </table:table-cell>
          <table:table-cell table:formula="of:=[.D13]*100" office:value-type="float" office:value="0.04814132" calcext:value-type="float">
            <text:p>0.04814132</text:p>
          </table:table-cell>
          <table:table-cell table:formula="of:=[.E13]*100" office:value-type="float" office:value="-0.037599" calcext:value-type="float">
            <text:p>-0.037599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1196136475" calcext:value-type="float">
            <text:p>179.1196136475</text:p>
          </table:table-cell>
          <table:table-cell office:value-type="float" office:value="0.0093385245" calcext:value-type="float">
            <text:p>0.00933852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4848" calcext:value-type="float">
            <text:p>-0.00014848</text:p>
          </table:table-cell>
          <table:table-cell office:value-type="float" office:value="-0.00000511" calcext:value-type="float">
            <text:p>-0.00000511</text:p>
          </table:table-cell>
          <table:table-cell office:value-type="float" office:value="-0.0000618006" calcext:value-type="float">
            <text:p>-6.18006E-05</text:p>
          </table:table-cell>
          <table:table-cell office:value-type="float" office:value="287" calcext:value-type="float">
            <text:p>287</text:p>
          </table:table-cell>
          <table:table-cell table:formula="of:=[.D14]*100" office:value-type="float" office:value="0.04814132" calcext:value-type="float">
            <text:p>0.04814132</text:p>
          </table:table-cell>
          <table:table-cell table:formula="of:=[.E14]*100" office:value-type="float" office:value="-0.014848" calcext:value-type="float">
            <text:p>-0.014848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1355743408" calcext:value-type="float">
            <text:p>179.1355743408</text:p>
          </table:table-cell>
          <table:table-cell office:value-type="float" office:value="-0.0361088222" calcext:value-type="float">
            <text:p>-0.03610882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0436" calcext:value-type="float">
            <text:p>0.00030436</text:p>
          </table:table-cell>
          <table:table-cell office:value-type="float" office:value="-0.00000511" calcext:value-type="float">
            <text:p>-0.00000511</text:p>
          </table:table-cell>
          <table:table-cell office:value-type="float" office:value="-0.0000305469" calcext:value-type="float">
            <text:p>-3.05469E-05</text:p>
          </table:table-cell>
          <table:table-cell office:value-type="float" office:value="288" calcext:value-type="float">
            <text:p>288</text:p>
          </table:table-cell>
          <table:table-cell table:formula="of:=[.D15]*100" office:value-type="float" office:value="0.04814132" calcext:value-type="float">
            <text:p>0.04814132</text:p>
          </table:table-cell>
          <table:table-cell table:formula="of:=[.E15]*100" office:value-type="float" office:value="0.030436" calcext:value-type="float">
            <text:p>0.030436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139175415" calcext:value-type="float">
            <text:p>179.139175415</text:p>
          </table:table-cell>
          <table:table-cell office:value-type="float" office:value="-0.0145776294" calcext:value-type="float">
            <text:p>-0.01457762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6109" calcext:value-type="float">
            <text:p>0.00046109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0420717" calcext:value-type="float">
            <text:p>-4.20717E-05</text:p>
          </table:table-cell>
          <table:table-cell office:value-type="float" office:value="289" calcext:value-type="float">
            <text:p>289</text:p>
          </table:table-cell>
          <table:table-cell table:formula="of:=[.D16]*100" office:value-type="float" office:value="0.04814132" calcext:value-type="float">
            <text:p>0.04814132</text:p>
          </table:table-cell>
          <table:table-cell table:formula="of:=[.E16]*100" office:value-type="float" office:value="0.046109" calcext:value-type="float">
            <text:p>0.04610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1336975098" calcext:value-type="float">
            <text:p>179.1336975098</text:p>
          </table:table-cell>
          <table:table-cell office:value-type="float" office:value="-0.0257122012" calcext:value-type="float">
            <text:p>-0.02571220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3891" calcext:value-type="float">
            <text:p>0.00063891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0282023" calcext:value-type="float">
            <text:p>-2.82023E-05</text:p>
          </table:table-cell>
          <table:table-cell office:value-type="float" office:value="290" calcext:value-type="float">
            <text:p>290</text:p>
          </table:table-cell>
          <table:table-cell table:formula="of:=[.D17]*100" office:value-type="float" office:value="0.04814132" calcext:value-type="float">
            <text:p>0.04814132</text:p>
          </table:table-cell>
          <table:table-cell table:formula="of:=[.E17]*100" office:value-type="float" office:value="0.063891" calcext:value-type="float">
            <text:p>0.063891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1358642578" calcext:value-type="float">
            <text:p>179.1358642578</text:p>
          </table:table-cell>
          <table:table-cell office:value-type="float" office:value="-0.0263961833" calcext:value-type="float">
            <text:p>-0.02639618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6122" calcext:value-type="float">
            <text:p>0.00076122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0.0000045647" calcext:value-type="float">
            <text:p>4.5647E-06</text:p>
          </table:table-cell>
          <table:table-cell office:value-type="float" office:value="291" calcext:value-type="float">
            <text:p>291</text:p>
          </table:table-cell>
          <table:table-cell table:formula="of:=[.D18]*100" office:value-type="float" office:value="0.04814132" calcext:value-type="float">
            <text:p>0.04814132</text:p>
          </table:table-cell>
          <table:table-cell table:formula="of:=[.E18]*100" office:value-type="float" office:value="0.076122" calcext:value-type="float">
            <text:p>0.07612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179.1272888184" calcext:value-type="float">
            <text:p>179.1272888184</text:p>
          </table:table-cell>
          <table:table-cell office:value-type="float" office:value="-0.0182735834" calcext:value-type="float">
            <text:p>-0.01827358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8821" calcext:value-type="float">
            <text:p>0.00078821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1407854" calcext:value-type="float">
            <text:p>-0.0001407854</text:p>
          </table:table-cell>
          <table:table-cell office:value-type="float" office:value="292" calcext:value-type="float">
            <text:p>292</text:p>
          </table:table-cell>
          <table:table-cell table:formula="of:=[.D19]*100" office:value-type="float" office:value="0.04814132" calcext:value-type="float">
            <text:p>0.04814132</text:p>
          </table:table-cell>
          <table:table-cell table:formula="of:=[.E19]*100" office:value-type="float" office:value="0.078821" calcext:value-type="float">
            <text:p>0.078821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9.120803833" calcext:value-type="float">
            <text:p>179.120803833</text:p>
          </table:table-cell>
          <table:table-cell office:value-type="float" office:value="-0.0107695215" calcext:value-type="float">
            <text:p>-0.01076952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5619" calcext:value-type="float">
            <text:p>0.00075619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1787259" calcext:value-type="float">
            <text:p>-0.0001787259</text:p>
          </table:table-cell>
          <table:table-cell office:value-type="float" office:value="293" calcext:value-type="float">
            <text:p>293</text:p>
          </table:table-cell>
          <table:table-cell table:formula="of:=[.D20]*100" office:value-type="float" office:value="0.04814132" calcext:value-type="float">
            <text:p>0.04814132</text:p>
          </table:table-cell>
          <table:table-cell table:formula="of:=[.E20]*100" office:value-type="float" office:value="0.075619" calcext:value-type="float">
            <text:p>0.075619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9.1229705811" calcext:value-type="float">
            <text:p>179.1229705811</text:p>
          </table:table-cell>
          <table:table-cell office:value-type="float" office:value="-0.015699913" calcext:value-type="float">
            <text:p>-0.0156999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6777" calcext:value-type="float">
            <text:p>0.00076777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0967916" calcext:value-type="float">
            <text:p>-9.67916E-05</text:p>
          </table:table-cell>
          <table:table-cell office:value-type="float" office:value="294" calcext:value-type="float">
            <text:p>294</text:p>
          </table:table-cell>
          <table:table-cell table:formula="of:=[.D21]*100" office:value-type="float" office:value="0.04814132" calcext:value-type="float">
            <text:p>0.04814132</text:p>
          </table:table-cell>
          <table:table-cell table:formula="of:=[.E21]*100" office:value-type="float" office:value="0.076777" calcext:value-type="float">
            <text:p>0.076777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79.133972168" calcext:value-type="float">
            <text:p>179.133972168</text:p>
          </table:table-cell>
          <table:table-cell office:value-type="float" office:value="0.0284732812" calcext:value-type="float">
            <text:p>0.02847328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8173" calcext:value-type="float">
            <text:p>0.00048173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135411" calcext:value-type="float">
            <text:p>-0.000135411</text:p>
          </table:table-cell>
          <table:table-cell office:value-type="float" office:value="295" calcext:value-type="float">
            <text:p>295</text:p>
          </table:table-cell>
          <table:table-cell table:formula="of:=[.D22]*100" office:value-type="float" office:value="0.04814132" calcext:value-type="float">
            <text:p>0.04814132</text:p>
          </table:table-cell>
          <table:table-cell table:formula="of:=[.E22]*100" office:value-type="float" office:value="0.048173" calcext:value-type="float">
            <text:p>0.048173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1292877197" calcext:value-type="float">
            <text:p>179.1292877197</text:p>
          </table:table-cell>
          <table:table-cell office:value-type="float" office:value="0.0087026519" calcext:value-type="float">
            <text:p>0.00870265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2376" calcext:value-type="float">
            <text:p>0.00042376</text:p>
          </table:table-cell>
          <table:table-cell office:value-type="float" office:value="-0.00000254" calcext:value-type="float">
            <text:p>-0.00000254</text:p>
          </table:table-cell>
          <table:table-cell office:value-type="float" office:value="-0.000144988" calcext:value-type="float">
            <text:p>-0.000144988</text:p>
          </table:table-cell>
          <table:table-cell office:value-type="float" office:value="296" calcext:value-type="float">
            <text:p>296</text:p>
          </table:table-cell>
          <table:table-cell table:formula="of:=[.D23]*100" office:value-type="float" office:value="0.04814132" calcext:value-type="float">
            <text:p>0.04814132</text:p>
          </table:table-cell>
          <table:table-cell table:formula="of:=[.E23]*100" office:value-type="float" office:value="0.042376" calcext:value-type="float">
            <text:p>0.04237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1457977295" calcext:value-type="float">
            <text:p>179.1457977295</text:p>
          </table:table-cell>
          <table:table-cell office:value-type="float" office:value="0.0072537954" calcext:value-type="float">
            <text:p>0.00725379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-0.00000269" calcext:value-type="float">
            <text:p>-0.00000269</text:p>
          </table:table-cell>
          <table:table-cell office:value-type="float" office:value="-0.0002017709" calcext:value-type="float">
            <text:p>-0.0002017709</text:p>
          </table:table-cell>
          <table:table-cell office:value-type="float" office:value="297" calcext:value-type="float">
            <text:p>297</text:p>
          </table:table-cell>
          <table:table-cell table:formula="of:=[.D24]*100" office:value-type="float" office:value="0.04814132" calcext:value-type="float">
            <text:p>0.04814132</text:p>
          </table:table-cell>
          <table:table-cell table:formula="of:=[.E24]*100" office:value-type="float" office:value="0.0395" calcext:value-type="float">
            <text:p>0.0395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1437835693" calcext:value-type="float">
            <text:p>179.1437835693</text:p>
          </table:table-cell>
          <table:table-cell office:value-type="float" office:value="0.021965445" calcext:value-type="float">
            <text:p>0.0219654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27814" calcext:value-type="float">
            <text:p>0.00027814</text:p>
          </table:table-cell>
          <table:table-cell office:value-type="float" office:value="-0.00000269" calcext:value-type="float">
            <text:p>-0.00000269</text:p>
          </table:table-cell>
          <table:table-cell office:value-type="float" office:value="-0.0001584887" calcext:value-type="float">
            <text:p>-0.0001584887</text:p>
          </table:table-cell>
          <table:table-cell office:value-type="float" office:value="298" calcext:value-type="float">
            <text:p>298</text:p>
          </table:table-cell>
          <table:table-cell table:formula="of:=[.D25]*100" office:value-type="float" office:value="0.04814132" calcext:value-type="float">
            <text:p>0.04814132</text:p>
          </table:table-cell>
          <table:table-cell table:formula="of:=[.E25]*100" office:value-type="float" office:value="0.027814" calcext:value-type="float">
            <text:p>0.027814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143371582" calcext:value-type="float">
            <text:p>179.143371582</text:p>
          </table:table-cell>
          <table:table-cell office:value-type="float" office:value="-0.0109859186" calcext:value-type="float">
            <text:p>-0.01098591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1985" calcext:value-type="float">
            <text:p>0.00041985</text:p>
          </table:table-cell>
          <table:table-cell office:value-type="float" office:value="-0.00000536" calcext:value-type="float">
            <text:p>-0.00000536</text:p>
          </table:table-cell>
          <table:table-cell office:value-type="float" office:value="-0.0000687215" calcext:value-type="float">
            <text:p>-6.87215E-05</text:p>
          </table:table-cell>
          <table:table-cell office:value-type="float" office:value="299" calcext:value-type="float">
            <text:p>299</text:p>
          </table:table-cell>
          <table:table-cell table:formula="of:=[.D26]*100" office:value-type="float" office:value="0.04814132" calcext:value-type="float">
            <text:p>0.04814132</text:p>
          </table:table-cell>
          <table:table-cell table:formula="of:=[.E26]*100" office:value-type="float" office:value="0.041985" calcext:value-type="float">
            <text:p>0.041985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1481628418" calcext:value-type="float">
            <text:p>179.1481628418</text:p>
          </table:table-cell>
          <table:table-cell office:value-type="float" office:value="-0.0170168352" calcext:value-type="float">
            <text:p>-0.01701683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5378" calcext:value-type="float">
            <text:p>0.00055378</text:p>
          </table:table-cell>
          <table:table-cell office:value-type="float" office:value="-0.00000536" calcext:value-type="float">
            <text:p>-0.00000536</text:p>
          </table:table-cell>
          <table:table-cell office:value-type="float" office:value="0.0000440526" calcext:value-type="float">
            <text:p>4.40526E-05</text:p>
          </table:table-cell>
          <table:table-cell office:value-type="float" office:value="300" calcext:value-type="float">
            <text:p>300</text:p>
          </table:table-cell>
          <table:table-cell table:formula="of:=[.D27]*100" office:value-type="float" office:value="0.04814132" calcext:value-type="float">
            <text:p>0.04814132</text:p>
          </table:table-cell>
          <table:table-cell table:formula="of:=[.E27]*100" office:value-type="float" office:value="0.055378" calcext:value-type="float">
            <text:p>0.055378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179.143081665" calcext:value-type="float">
            <text:p>179.143081665</text:p>
          </table:table-cell>
          <table:table-cell office:value-type="float" office:value="-0.0552788671" calcext:value-type="float">
            <text:p>-0.05527886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9689" calcext:value-type="float">
            <text:p>0.00089689</text:p>
          </table:table-cell>
          <table:table-cell office:value-type="float" office:value="-0.00000263" calcext:value-type="float">
            <text:p>-0.00000263</text:p>
          </table:table-cell>
          <table:table-cell office:value-type="float" office:value="-0.0000639542" calcext:value-type="float">
            <text:p>-6.39542E-05</text:p>
          </table:table-cell>
          <table:table-cell office:value-type="float" office:value="301" calcext:value-type="float">
            <text:p>301</text:p>
          </table:table-cell>
          <table:table-cell table:formula="of:=[.D28]*100" office:value-type="float" office:value="0.04814132" calcext:value-type="float">
            <text:p>0.04814132</text:p>
          </table:table-cell>
          <table:table-cell table:formula="of:=[.E28]*100" office:value-type="float" office:value="0.089689" calcext:value-type="float">
            <text:p>0.08968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79.1387023926" calcext:value-type="float">
            <text:p>179.1387023926</text:p>
          </table:table-cell>
          <table:table-cell office:value-type="float" office:value="0.0314132223" calcext:value-type="float">
            <text:p>0.03141322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4769" calcext:value-type="float">
            <text:p>0.00054769</text:p>
          </table:table-cell>
          <table:table-cell office:value-type="float" office:value="-0.00000263" calcext:value-type="float">
            <text:p>-0.00000263</text:p>
          </table:table-cell>
          <table:table-cell office:value-type="float" office:value="-0.0001459446" calcext:value-type="float">
            <text:p>-0.0001459446</text:p>
          </table:table-cell>
          <table:table-cell office:value-type="float" office:value="302" calcext:value-type="float">
            <text:p>302</text:p>
          </table:table-cell>
          <table:table-cell table:formula="of:=[.D29]*100" office:value-type="float" office:value="0.04814132" calcext:value-type="float">
            <text:p>0.04814132</text:p>
          </table:table-cell>
          <table:table-cell table:formula="of:=[.E29]*100" office:value-type="float" office:value="0.054769" calcext:value-type="float">
            <text:p>0.054769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179.1347045898" calcext:value-type="float">
            <text:p>179.1347045898</text:p>
          </table:table-cell>
          <table:table-cell office:value-type="float" office:value="-0.0116373707" calcext:value-type="float">
            <text:p>-0.01163737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0268" calcext:value-type="float">
            <text:p>0.00060268</text:p>
          </table:table-cell>
          <table:table-cell office:value-type="float" office:value="-0.00000263" calcext:value-type="float">
            <text:p>-0.00000263</text:p>
          </table:table-cell>
          <table:table-cell office:value-type="float" office:value="-0.0001360227" calcext:value-type="float">
            <text:p>-0.0001360227</text:p>
          </table:table-cell>
          <table:table-cell office:value-type="float" office:value="303" calcext:value-type="float">
            <text:p>303</text:p>
          </table:table-cell>
          <table:table-cell table:formula="of:=[.D30]*100" office:value-type="float" office:value="0.04814132" calcext:value-type="float">
            <text:p>0.04814132</text:p>
          </table:table-cell>
          <table:table-cell table:formula="of:=[.E30]*100" office:value-type="float" office:value="0.060268" calcext:value-type="float">
            <text:p>0.060268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79.139755249" calcext:value-type="float">
            <text:p>179.139755249</text:p>
          </table:table-cell>
          <table:table-cell office:value-type="float" office:value="-0.0357169358" calcext:value-type="float">
            <text:p>-0.03571693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992" calcext:value-type="float">
            <text:p>0.0007992</text:p>
          </table:table-cell>
          <table:table-cell office:value-type="float" office:value="-0.00000391" calcext:value-type="float">
            <text:p>-0.00000391</text:p>
          </table:table-cell>
          <table:table-cell office:value-type="float" office:value="-0.0000209488" calcext:value-type="float">
            <text:p>-2.09488E-05</text:p>
          </table:table-cell>
          <table:table-cell office:value-type="float" office:value="304" calcext:value-type="float">
            <text:p>304</text:p>
          </table:table-cell>
          <table:table-cell table:formula="of:=[.D31]*100" office:value-type="float" office:value="0.04814132" calcext:value-type="float">
            <text:p>0.04814132</text:p>
          </table:table-cell>
          <table:table-cell table:formula="of:=[.E31]*100" office:value-type="float" office:value="0.07992" calcext:value-type="float">
            <text:p>0.0799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79.1384277344" calcext:value-type="float">
            <text:p>179.1384277344</text:p>
          </table:table-cell>
          <table:table-cell office:value-type="float" office:value="-0.0777870289" calcext:value-type="float">
            <text:p>-0.07778702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0906" calcext:value-type="float">
            <text:p>0.00120906</text:p>
          </table:table-cell>
          <table:table-cell office:value-type="float" office:value="-0.00000406" calcext:value-type="float">
            <text:p>-0.00000406</text:p>
          </table:table-cell>
          <table:table-cell office:value-type="float" office:value="0.0000027129" calcext:value-type="float">
            <text:p>2.7129E-06</text:p>
          </table:table-cell>
          <table:table-cell office:value-type="float" office:value="305" calcext:value-type="float">
            <text:p>305</text:p>
          </table:table-cell>
          <table:table-cell table:formula="of:=[.D32]*100" office:value-type="float" office:value="0.04814132" calcext:value-type="float">
            <text:p>0.04814132</text:p>
          </table:table-cell>
          <table:table-cell table:formula="of:=[.E32]*100" office:value-type="float" office:value="0.120906" calcext:value-type="float">
            <text:p>0.120906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79.135635376" calcext:value-type="float">
            <text:p>179.135635376</text:p>
          </table:table-cell>
          <table:table-cell office:value-type="float" office:value="-0.0025068893" calcext:value-type="float">
            <text:p>-0.00250688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97996" calcext:value-type="float">
            <text:p>0.00097996</text:p>
          </table:table-cell>
          <table:table-cell office:value-type="float" office:value="-0.00000406" calcext:value-type="float">
            <text:p>-0.00000406</text:p>
          </table:table-cell>
          <table:table-cell office:value-type="float" office:value="-0.0001424068" calcext:value-type="float">
            <text:p>-0.0001424068</text:p>
          </table:table-cell>
          <table:table-cell office:value-type="float" office:value="306" calcext:value-type="float">
            <text:p>306</text:p>
          </table:table-cell>
          <table:table-cell table:formula="of:=[.D33]*100" office:value-type="float" office:value="0.04814132" calcext:value-type="float">
            <text:p>0.04814132</text:p>
          </table:table-cell>
          <table:table-cell table:formula="of:=[.E33]*100" office:value-type="float" office:value="0.097996" calcext:value-type="float">
            <text:p>0.097996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179.1423950195" calcext:value-type="float">
            <text:p>179.1423950195</text:p>
          </table:table-cell>
          <table:table-cell office:value-type="float" office:value="-0.0844450256" calcext:value-type="float">
            <text:p>-0.08444502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7303" calcext:value-type="float">
            <text:p>0.00137303</text:p>
          </table:table-cell>
          <table:table-cell office:value-type="float" office:value="-0.00000406" calcext:value-type="float">
            <text:p>-0.00000406</text:p>
          </table:table-cell>
          <table:table-cell office:value-type="float" office:value="0.0000062147" calcext:value-type="float">
            <text:p>6.2147E-06</text:p>
          </table:table-cell>
          <table:table-cell office:value-type="float" office:value="307" calcext:value-type="float">
            <text:p>307</text:p>
          </table:table-cell>
          <table:table-cell table:formula="of:=[.D34]*100" office:value-type="float" office:value="0.04814132" calcext:value-type="float">
            <text:p>0.04814132</text:p>
          </table:table-cell>
          <table:table-cell table:formula="of:=[.E34]*100" office:value-type="float" office:value="0.137303" calcext:value-type="float">
            <text:p>0.137303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79.1421813965" calcext:value-type="float">
            <text:p>179.1421813965</text:p>
          </table:table-cell>
          <table:table-cell office:value-type="float" office:value="-0.0300567598" calcext:value-type="float">
            <text:p>-0.03005675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7172" calcext:value-type="float">
            <text:p>0.00127172</text:p>
          </table:table-cell>
          <table:table-cell office:value-type="float" office:value="-0.00000406" calcext:value-type="float">
            <text:p>-0.00000406</text:p>
          </table:table-cell>
          <table:table-cell office:value-type="float" office:value="-0.0003381296" calcext:value-type="float">
            <text:p>-0.0003381296</text:p>
          </table:table-cell>
          <table:table-cell office:value-type="float" office:value="308" calcext:value-type="float">
            <text:p>308</text:p>
          </table:table-cell>
          <table:table-cell table:formula="of:=[.D35]*100" office:value-type="float" office:value="0.04814132" calcext:value-type="float">
            <text:p>0.04814132</text:p>
          </table:table-cell>
          <table:table-cell table:formula="of:=[.E35]*100" office:value-type="float" office:value="0.127172" calcext:value-type="float">
            <text:p>0.127172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135559082" calcext:value-type="float">
            <text:p>179.135559082</text:p>
          </table:table-cell>
          <table:table-cell office:value-type="float" office:value="-0.0027880675" calcext:value-type="float">
            <text:p>-0.00278806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2332" calcext:value-type="float">
            <text:p>0.00102332</text:p>
          </table:table-cell>
          <table:table-cell office:value-type="float" office:value="-0.00000406" calcext:value-type="float">
            <text:p>-0.00000406</text:p>
          </table:table-cell>
          <table:table-cell office:value-type="float" office:value="-0.0001389388" calcext:value-type="float">
            <text:p>-0.0001389388</text:p>
          </table:table-cell>
          <table:table-cell office:value-type="float" office:value="309" calcext:value-type="float">
            <text:p>309</text:p>
          </table:table-cell>
          <table:table-cell table:formula="of:=[.D36]*100" office:value-type="float" office:value="0.04814132" calcext:value-type="float">
            <text:p>0.04814132</text:p>
          </table:table-cell>
          <table:table-cell table:formula="of:=[.E36]*100" office:value-type="float" office:value="0.102332" calcext:value-type="float">
            <text:p>0.102332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79.1224822998" calcext:value-type="float">
            <text:p>179.1224822998</text:p>
          </table:table-cell>
          <table:table-cell office:value-type="float" office:value="-0.0089473843" calcext:value-type="float">
            <text:p>-0.00894738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9977" calcext:value-type="float">
            <text:p>0.00089977</text:p>
          </table:table-cell>
          <table:table-cell office:value-type="float" office:value="-0.00000673" calcext:value-type="float">
            <text:p>-0.00000673</text:p>
          </table:table-cell>
          <table:table-cell office:value-type="float" office:value="-0.0002536702" calcext:value-type="float">
            <text:p>-0.0002536702</text:p>
          </table:table-cell>
          <table:table-cell office:value-type="float" office:value="310" calcext:value-type="float">
            <text:p>310</text:p>
          </table:table-cell>
          <table:table-cell table:formula="of:=[.D37]*100" office:value-type="float" office:value="0.04814132" calcext:value-type="float">
            <text:p>0.04814132</text:p>
          </table:table-cell>
          <table:table-cell table:formula="of:=[.E37]*100" office:value-type="float" office:value="0.089977" calcext:value-type="float">
            <text:p>0.089977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179.1175231934" calcext:value-type="float">
            <text:p>179.1175231934</text:p>
          </table:table-cell>
          <table:table-cell office:value-type="float" office:value="-0.0158608234" calcext:value-type="float">
            <text:p>-0.01586082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6392" calcext:value-type="float">
            <text:p>0.00086392</text:p>
          </table:table-cell>
          <table:table-cell office:value-type="float" office:value="-0.00000673" calcext:value-type="float">
            <text:p>-0.00000673</text:p>
          </table:table-cell>
          <table:table-cell office:value-type="float" office:value="-0.0002789454" calcext:value-type="float">
            <text:p>-0.0002789454</text:p>
          </table:table-cell>
          <table:table-cell office:value-type="float" office:value="311" calcext:value-type="float">
            <text:p>311</text:p>
          </table:table-cell>
          <table:table-cell table:formula="of:=[.D38]*100" office:value-type="float" office:value="0.04814132" calcext:value-type="float">
            <text:p>0.04814132</text:p>
          </table:table-cell>
          <table:table-cell table:formula="of:=[.E38]*100" office:value-type="float" office:value="0.086392" calcext:value-type="float">
            <text:p>0.086392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79.1154632568" calcext:value-type="float">
            <text:p>179.1154632568</text:p>
          </table:table-cell>
          <table:table-cell office:value-type="float" office:value="-0.0217042534" calcext:value-type="float">
            <text:p>-0.02170425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7903" calcext:value-type="float">
            <text:p>0.00087903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-0.0001500085" calcext:value-type="float">
            <text:p>-0.0001500085</text:p>
          </table:table-cell>
          <table:table-cell office:value-type="float" office:value="312" calcext:value-type="float">
            <text:p>312</text:p>
          </table:table-cell>
          <table:table-cell table:formula="of:=[.D39]*100" office:value-type="float" office:value="0.04814132" calcext:value-type="float">
            <text:p>0.04814132</text:p>
          </table:table-cell>
          <table:table-cell table:formula="of:=[.E39]*100" office:value-type="float" office:value="0.087903" calcext:value-type="float">
            <text:p>0.087903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179.1110229492" calcext:value-type="float">
            <text:p>179.1110229492</text:p>
          </table:table-cell>
          <table:table-cell office:value-type="float" office:value="-0.0452912599" calcext:value-type="float">
            <text:p>-0.04529125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4587" calcext:value-type="float">
            <text:p>0.00104587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-0.0000242982" calcext:value-type="float">
            <text:p>-2.42982E-05</text:p>
          </table:table-cell>
          <table:table-cell office:value-type="float" office:value="313" calcext:value-type="float">
            <text:p>313</text:p>
          </table:table-cell>
          <table:table-cell table:formula="of:=[.D40]*100" office:value-type="float" office:value="0.04814132" calcext:value-type="float">
            <text:p>0.04814132</text:p>
          </table:table-cell>
          <table:table-cell table:formula="of:=[.E40]*100" office:value-type="float" office:value="0.104587" calcext:value-type="float">
            <text:p>0.104587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79.1041870117" calcext:value-type="float">
            <text:p>179.1041870117</text:p>
          </table:table-cell>
          <table:table-cell office:value-type="float" office:value="-0.0811550766" calcext:value-type="float">
            <text:p>-0.08115507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9481" calcext:value-type="float">
            <text:p>0.00139481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0.0000351612" calcext:value-type="float">
            <text:p>3.51612E-05</text:p>
          </table:table-cell>
          <table:table-cell office:value-type="float" office:value="314" calcext:value-type="float">
            <text:p>314</text:p>
          </table:table-cell>
          <table:table-cell table:formula="of:=[.D41]*100" office:value-type="float" office:value="0.04814132" calcext:value-type="float">
            <text:p>0.04814132</text:p>
          </table:table-cell>
          <table:table-cell table:formula="of:=[.E41]*100" office:value-type="float" office:value="0.139481" calcext:value-type="float">
            <text:p>0.139481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179.098449707" calcext:value-type="float">
            <text:p>179.098449707</text:p>
          </table:table-cell>
          <table:table-cell office:value-type="float" office:value="-0.0597032823" calcext:value-type="float">
            <text:p>-0.05970328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8326" calcext:value-type="float">
            <text:p>0.00148326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-0.0000647686" calcext:value-type="float">
            <text:p>-6.47686E-05</text:p>
          </table:table-cell>
          <table:table-cell office:value-type="float" office:value="315" calcext:value-type="float">
            <text:p>315</text:p>
          </table:table-cell>
          <table:table-cell table:formula="of:=[.D42]*100" office:value-type="float" office:value="0.04814132" calcext:value-type="float">
            <text:p>0.04814132</text:p>
          </table:table-cell>
          <table:table-cell table:formula="of:=[.E42]*100" office:value-type="float" office:value="0.148326" calcext:value-type="float">
            <text:p>0.148326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79.0960845947" calcext:value-type="float">
            <text:p>179.0960845947</text:p>
          </table:table-cell>
          <table:table-cell office:value-type="float" office:value="-0.0372554214" calcext:value-type="float">
            <text:p>-0.03725542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9258" calcext:value-type="float">
            <text:p>0.00139258</text:p>
          </table:table-cell>
          <table:table-cell office:value-type="float" office:value="-0.00000385" calcext:value-type="float">
            <text:p>-0.00000385</text:p>
          </table:table-cell>
          <table:table-cell office:value-type="float" office:value="-0.000083406" calcext:value-type="float">
            <text:p>-0.000083406</text:p>
          </table:table-cell>
          <table:table-cell office:value-type="float" office:value="316" calcext:value-type="float">
            <text:p>316</text:p>
          </table:table-cell>
          <table:table-cell table:formula="of:=[.D43]*100" office:value-type="float" office:value="0.04814132" calcext:value-type="float">
            <text:p>0.04814132</text:p>
          </table:table-cell>
          <table:table-cell table:formula="of:=[.E43]*100" office:value-type="float" office:value="0.139258" calcext:value-type="float">
            <text:p>0.139258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179.0960540771" calcext:value-type="float">
            <text:p>179.0960540771</text:p>
          </table:table-cell>
          <table:table-cell office:value-type="float" office:value="0.0114861371" calcext:value-type="float">
            <text:p>0.01148613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0845" calcext:value-type="float">
            <text:p>0.00100845</text:p>
          </table:table-cell>
          <table:table-cell office:value-type="float" office:value="-0.0000037" calcext:value-type="float">
            <text:p>-0.0000037</text:p>
          </table:table-cell>
          <table:table-cell office:value-type="float" office:value="-0.0002683388" calcext:value-type="float">
            <text:p>-0.0002683388</text:p>
          </table:table-cell>
          <table:table-cell office:value-type="float" office:value="317" calcext:value-type="float">
            <text:p>317</text:p>
          </table:table-cell>
          <table:table-cell table:formula="of:=[.D44]*100" office:value-type="float" office:value="0.04814132" calcext:value-type="float">
            <text:p>0.04814132</text:p>
          </table:table-cell>
          <table:table-cell table:formula="of:=[.E44]*100" office:value-type="float" office:value="0.100845" calcext:value-type="float">
            <text:p>0.100845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79.111328125" calcext:value-type="float">
            <text:p>179.111328125</text:p>
          </table:table-cell>
          <table:table-cell office:value-type="float" office:value="-0.026539343" calcext:value-type="float">
            <text:p>-0.0265393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0689" calcext:value-type="float">
            <text:p>0.00100689</text:p>
          </table:table-cell>
          <table:table-cell office:value-type="float" office:value="-0.0000037" calcext:value-type="float">
            <text:p>-0.0000037</text:p>
          </table:table-cell>
          <table:table-cell office:value-type="float" office:value="-0.0000244978" calcext:value-type="float">
            <text:p>-2.44978E-05</text:p>
          </table:table-cell>
          <table:table-cell office:value-type="float" office:value="318" calcext:value-type="float">
            <text:p>318</text:p>
          </table:table-cell>
          <table:table-cell table:formula="of:=[.D45]*100" office:value-type="float" office:value="0.04814132" calcext:value-type="float">
            <text:p>0.04814132</text:p>
          </table:table-cell>
          <table:table-cell table:formula="of:=[.E45]*100" office:value-type="float" office:value="0.100689" calcext:value-type="float">
            <text:p>0.100689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179.1062469482" calcext:value-type="float">
            <text:p>179.1062469482</text:p>
          </table:table-cell>
          <table:table-cell office:value-type="float" office:value="0.0235797088" calcext:value-type="float">
            <text:p>0.02357970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7262" calcext:value-type="float">
            <text:p>0.00067262</text:p>
          </table:table-cell>
          <table:table-cell office:value-type="float" office:value="-0.0000037" calcext:value-type="float">
            <text:p>-0.0000037</text:p>
          </table:table-cell>
          <table:table-cell office:value-type="float" office:value="-0.0002297075" calcext:value-type="float">
            <text:p>-0.0002297075</text:p>
          </table:table-cell>
          <table:table-cell office:value-type="float" office:value="319" calcext:value-type="float">
            <text:p>319</text:p>
          </table:table-cell>
          <table:table-cell table:formula="of:=[.D46]*100" office:value-type="float" office:value="0.04814132" calcext:value-type="float">
            <text:p>0.04814132</text:p>
          </table:table-cell>
          <table:table-cell table:formula="of:=[.E46]*100" office:value-type="float" office:value="0.067262" calcext:value-type="float">
            <text:p>0.067262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79.1029968262" calcext:value-type="float">
            <text:p>179.1029968262</text:p>
          </table:table-cell>
          <table:table-cell office:value-type="float" office:value="0.041538268" calcext:value-type="float">
            <text:p>0.0415382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3185" calcext:value-type="float">
            <text:p>0.00033185</text:p>
          </table:table-cell>
          <table:table-cell office:value-type="float" office:value="-0.0000062" calcext:value-type="float">
            <text:p>-0.0000062</text:p>
          </table:table-cell>
          <table:table-cell office:value-type="float" office:value="-0.0002246087" calcext:value-type="float">
            <text:p>-0.0002246087</text:p>
          </table:table-cell>
          <table:table-cell office:value-type="float" office:value="320" calcext:value-type="float">
            <text:p>320</text:p>
          </table:table-cell>
          <table:table-cell table:formula="of:=[.D47]*100" office:value-type="float" office:value="0.04814132" calcext:value-type="float">
            <text:p>0.04814132</text:p>
          </table:table-cell>
          <table:table-cell table:formula="of:=[.E47]*100" office:value-type="float" office:value="0.033185" calcext:value-type="float">
            <text:p>0.033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099029541" calcext:value-type="float">
            <text:p>179.099029541</text:p>
          </table:table-cell>
          <table:table-cell office:value-type="float" office:value="0.0138175118" calcext:value-type="float">
            <text:p>0.01381751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2905" calcext:value-type="float">
            <text:p>0.0002905</text:p>
          </table:table-cell>
          <table:table-cell office:value-type="float" office:value="-0.0000062" calcext:value-type="float">
            <text:p>-0.0000062</text:p>
          </table:table-cell>
          <table:table-cell office:value-type="float" office:value="-0.0000235751" calcext:value-type="float">
            <text:p>-2.35751E-05</text:p>
          </table:table-cell>
          <table:table-cell office:value-type="float" office:value="321" calcext:value-type="float">
            <text:p>321</text:p>
          </table:table-cell>
          <table:table-cell table:formula="of:=[.D48]*100" office:value-type="float" office:value="0.04814132" calcext:value-type="float">
            <text:p>0.04814132</text:p>
          </table:table-cell>
          <table:table-cell table:formula="of:=[.E48]*100" office:value-type="float" office:value="0.02905" calcext:value-type="float">
            <text:p>0.02905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79.0931243896" calcext:value-type="float">
            <text:p>179.0931243896</text:p>
          </table:table-cell>
          <table:table-cell office:value-type="float" office:value="-0.0005931125" calcext:value-type="float">
            <text:p>-0.00059311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5893" calcext:value-type="float">
            <text:p>0.00035893</text:p>
          </table:table-cell>
          <table:table-cell office:value-type="float" office:value="-0.00000748" calcext:value-type="float">
            <text:p>-0.00000748</text:p>
          </table:table-cell>
          <table:table-cell office:value-type="float" office:value="-0.0001061492" calcext:value-type="float">
            <text:p>-0.0001061492</text:p>
          </table:table-cell>
          <table:table-cell office:value-type="float" office:value="322" calcext:value-type="float">
            <text:p>322</text:p>
          </table:table-cell>
          <table:table-cell table:formula="of:=[.D49]*100" office:value-type="float" office:value="0.04814132" calcext:value-type="float">
            <text:p>0.04814132</text:p>
          </table:table-cell>
          <table:table-cell table:formula="of:=[.E49]*100" office:value-type="float" office:value="0.035893" calcext:value-type="float">
            <text:p>0.035893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0876159668" calcext:value-type="float">
            <text:p>179.0876159668</text:p>
          </table:table-cell>
          <table:table-cell office:value-type="float" office:value="-0.0288518786" calcext:value-type="float">
            <text:p>-0.02885187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9213" calcext:value-type="float">
            <text:p>0.00059213</text:p>
          </table:table-cell>
          <table:table-cell office:value-type="float" office:value="-0.00000748" calcext:value-type="float">
            <text:p>-0.00000748</text:p>
          </table:table-cell>
          <table:table-cell office:value-type="float" office:value="-0.0000479092" calcext:value-type="float">
            <text:p>-4.79092E-05</text:p>
          </table:table-cell>
          <table:table-cell office:value-type="float" office:value="323" calcext:value-type="float">
            <text:p>323</text:p>
          </table:table-cell>
          <table:table-cell table:formula="of:=[.D50]*100" office:value-type="float" office:value="0.04814132" calcext:value-type="float">
            <text:p>0.04814132</text:p>
          </table:table-cell>
          <table:table-cell table:formula="of:=[.E50]*100" office:value-type="float" office:value="0.059213" calcext:value-type="float">
            <text:p>0.059213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0751037598" calcext:value-type="float">
            <text:p>179.0751037598</text:p>
          </table:table-cell>
          <table:table-cell office:value-type="float" office:value="0.0263471439" calcext:value-type="float">
            <text:p>0.02634714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7955" calcext:value-type="float">
            <text:p>0.00037955</text:p>
          </table:table-cell>
          <table:table-cell office:value-type="float" office:value="-0.00000748" calcext:value-type="float">
            <text:p>-0.00000748</text:p>
          </table:table-cell>
          <table:table-cell office:value-type="float" office:value="-0.0002213978" calcext:value-type="float">
            <text:p>-0.0002213978</text:p>
          </table:table-cell>
          <table:table-cell office:value-type="float" office:value="324" calcext:value-type="float">
            <text:p>324</text:p>
          </table:table-cell>
          <table:table-cell table:formula="of:=[.D51]*100" office:value-type="float" office:value="0.04814132" calcext:value-type="float">
            <text:p>0.04814132</text:p>
          </table:table-cell>
          <table:table-cell table:formula="of:=[.E51]*100" office:value-type="float" office:value="0.037955" calcext:value-type="float">
            <text:p>0.03795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0705413818" calcext:value-type="float">
            <text:p>179.0705413818</text:p>
          </table:table-cell>
          <table:table-cell office:value-type="float" office:value="-0.0096525646" calcext:value-type="float">
            <text:p>-0.00965256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7814" calcext:value-type="float">
            <text:p>0.00047814</text:p>
          </table:table-cell>
          <table:table-cell office:value-type="float" office:value="-0.00001014" calcext:value-type="float">
            <text:p>-0.00001014</text:p>
          </table:table-cell>
          <table:table-cell office:value-type="float" office:value="-0.0000795062" calcext:value-type="float">
            <text:p>-7.95062E-05</text:p>
          </table:table-cell>
          <table:table-cell office:value-type="float" office:value="325" calcext:value-type="float">
            <text:p>325</text:p>
          </table:table-cell>
          <table:table-cell table:formula="of:=[.D52]*100" office:value-type="float" office:value="0.04814132" calcext:value-type="float">
            <text:p>0.04814132</text:p>
          </table:table-cell>
          <table:table-cell table:formula="of:=[.E52]*100" office:value-type="float" office:value="0.047814" calcext:value-type="float">
            <text:p>0.04781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0764770508" calcext:value-type="float">
            <text:p>179.0764770508</text:p>
          </table:table-cell>
          <table:table-cell office:value-type="float" office:value="-0.031529146" calcext:value-type="float">
            <text:p>-0.0315291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8888" calcext:value-type="float">
            <text:p>0.00068888</text:p>
          </table:table-cell>
          <table:table-cell office:value-type="float" office:value="-0.00001014" calcext:value-type="float">
            <text:p>-0.00001014</text:p>
          </table:table-cell>
          <table:table-cell office:value-type="float" office:value="-0.0000227378" calcext:value-type="float">
            <text:p>-2.27378E-05</text:p>
          </table:table-cell>
          <table:table-cell office:value-type="float" office:value="326" calcext:value-type="float">
            <text:p>326</text:p>
          </table:table-cell>
          <table:table-cell table:formula="of:=[.D53]*100" office:value-type="float" office:value="0.04814132" calcext:value-type="float">
            <text:p>0.04814132</text:p>
          </table:table-cell>
          <table:table-cell table:formula="of:=[.E53]*100" office:value-type="float" office:value="0.068888" calcext:value-type="float">
            <text:p>0.068888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0845794678" calcext:value-type="float">
            <text:p>179.0845794678</text:p>
          </table:table-cell>
          <table:table-cell office:value-type="float" office:value="-0.028896777" calcext:value-type="float">
            <text:p>-0.0288967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1094" calcext:value-type="float">
            <text:p>0.00081094</text:p>
          </table:table-cell>
          <table:table-cell office:value-type="float" office:value="-0.00001271" calcext:value-type="float">
            <text:p>-0.00001271</text:p>
          </table:table-cell>
          <table:table-cell office:value-type="float" office:value="-0.0001285183" calcext:value-type="float">
            <text:p>-0.0001285183</text:p>
          </table:table-cell>
          <table:table-cell office:value-type="float" office:value="327" calcext:value-type="float">
            <text:p>327</text:p>
          </table:table-cell>
          <table:table-cell table:formula="of:=[.D54]*100" office:value-type="float" office:value="0.04814132" calcext:value-type="float">
            <text:p>0.04814132</text:p>
          </table:table-cell>
          <table:table-cell table:formula="of:=[.E54]*100" office:value-type="float" office:value="0.081094" calcext:value-type="float">
            <text:p>0.081094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0918273926" calcext:value-type="float">
            <text:p>179.0918273926</text:p>
          </table:table-cell>
          <table:table-cell office:value-type="float" office:value="-0.0535654495" calcext:value-type="float">
            <text:p>-0.05356544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5579" calcext:value-type="float">
            <text:p>0.00105579</text:p>
          </table:table-cell>
          <table:table-cell office:value-type="float" office:value="-0.00001271" calcext:value-type="float">
            <text:p>-0.00001271</text:p>
          </table:table-cell>
          <table:table-cell office:value-type="float" office:value="-0.0000117727" calcext:value-type="float">
            <text:p>-1.17727E-05</text:p>
          </table:table-cell>
          <table:table-cell office:value-type="float" office:value="328" calcext:value-type="float">
            <text:p>328</text:p>
          </table:table-cell>
          <table:table-cell table:formula="of:=[.D55]*100" office:value-type="float" office:value="0.04814132" calcext:value-type="float">
            <text:p>0.04814132</text:p>
          </table:table-cell>
          <table:table-cell table:formula="of:=[.E55]*100" office:value-type="float" office:value="0.105579" calcext:value-type="float">
            <text:p>0.105579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0916748047" calcext:value-type="float">
            <text:p>179.0916748047</text:p>
          </table:table-cell>
          <table:table-cell office:value-type="float" office:value="-0.025926227" calcext:value-type="float">
            <text:p>-0.0259262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3417" calcext:value-type="float">
            <text:p>0.00103417</text:p>
          </table:table-cell>
          <table:table-cell office:value-type="float" office:value="-0.00001271" calcext:value-type="float">
            <text:p>-0.00001271</text:p>
          </table:table-cell>
          <table:table-cell office:value-type="float" office:value="-0.0000749549" calcext:value-type="float">
            <text:p>-7.49549E-05</text:p>
          </table:table-cell>
          <table:table-cell office:value-type="float" office:value="329" calcext:value-type="float">
            <text:p>329</text:p>
          </table:table-cell>
          <table:table-cell table:formula="of:=[.D56]*100" office:value-type="float" office:value="0.04814132" calcext:value-type="float">
            <text:p>0.04814132</text:p>
          </table:table-cell>
          <table:table-cell table:formula="of:=[.E56]*100" office:value-type="float" office:value="0.103417" calcext:value-type="float">
            <text:p>0.103417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0829467773" calcext:value-type="float">
            <text:p>179.0829467773</text:p>
          </table:table-cell>
          <table:table-cell office:value-type="float" office:value="0.0096598926" calcext:value-type="float">
            <text:p>0.00965989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8324" calcext:value-type="float">
            <text:p>0.00078324</text:p>
          </table:table-cell>
          <table:table-cell office:value-type="float" office:value="-0.00001559" calcext:value-type="float">
            <text:p>-0.00001559</text:p>
          </table:table-cell>
          <table:table-cell office:value-type="float" office:value="-0.0000960159" calcext:value-type="float">
            <text:p>-9.60159E-05</text:p>
          </table:table-cell>
          <table:table-cell office:value-type="float" office:value="330" calcext:value-type="float">
            <text:p>330</text:p>
          </table:table-cell>
          <table:table-cell table:formula="of:=[.D57]*100" office:value-type="float" office:value="0.04814132" calcext:value-type="float">
            <text:p>0.04814132</text:p>
          </table:table-cell>
          <table:table-cell table:formula="of:=[.E57]*100" office:value-type="float" office:value="0.078324" calcext:value-type="float">
            <text:p>0.078324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085357666" calcext:value-type="float">
            <text:p>179.085357666</text:p>
          </table:table-cell>
          <table:table-cell office:value-type="float" office:value="-0.0215213043" calcext:value-type="float">
            <text:p>-0.02152130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2438" calcext:value-type="float">
            <text:p>0.00082438</text:p>
          </table:table-cell>
          <table:table-cell office:value-type="float" office:value="-0.00001559" calcext:value-type="float">
            <text:p>-0.00001559</text:p>
          </table:table-cell>
          <table:table-cell office:value-type="float" office:value="-0.0000413563" calcext:value-type="float">
            <text:p>-4.13563E-05</text:p>
          </table:table-cell>
          <table:table-cell office:value-type="float" office:value="331" calcext:value-type="float">
            <text:p>331</text:p>
          </table:table-cell>
          <table:table-cell table:formula="of:=[.D58]*100" office:value-type="float" office:value="0.04814132" calcext:value-type="float">
            <text:p>0.04814132</text:p>
          </table:table-cell>
          <table:table-cell table:formula="of:=[.E58]*100" office:value-type="float" office:value="0.082438" calcext:value-type="float">
            <text:p>0.082438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0858764648" calcext:value-type="float">
            <text:p>179.0858764648</text:p>
          </table:table-cell>
          <table:table-cell office:value-type="float" office:value="-0.0467394371" calcext:value-type="float">
            <text:p>-0.04673943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1931" calcext:value-type="float">
            <text:p>0.00101931</text:p>
          </table:table-cell>
          <table:table-cell office:value-type="float" office:value="-0.00001559" calcext:value-type="float">
            <text:p>-0.00001559</text:p>
          </table:table-cell>
          <table:table-cell office:value-type="float" office:value="-0.0000306237" calcext:value-type="float">
            <text:p>-3.06237E-05</text:p>
          </table:table-cell>
          <table:table-cell office:value-type="float" office:value="332" calcext:value-type="float">
            <text:p>332</text:p>
          </table:table-cell>
          <table:table-cell table:formula="of:=[.D59]*100" office:value-type="float" office:value="0.04814132" calcext:value-type="float">
            <text:p>0.04814132</text:p>
          </table:table-cell>
          <table:table-cell table:formula="of:=[.E59]*100" office:value-type="float" office:value="0.101931" calcext:value-type="float">
            <text:p>0.10193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087890625" calcext:value-type="float">
            <text:p>179.087890625</text:p>
          </table:table-cell>
          <table:table-cell office:value-type="float" office:value="-0.0894479596" calcext:value-type="float">
            <text:p>-0.08944795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3236" calcext:value-type="float">
            <text:p>0.00143236</text:p>
          </table:table-cell>
          <table:table-cell office:value-type="float" office:value="-0.00001832" calcext:value-type="float">
            <text:p>-0.00001832</text:p>
          </table:table-cell>
          <table:table-cell office:value-type="float" office:value="0.0001065878" calcext:value-type="float">
            <text:p>0.0001065878</text:p>
          </table:table-cell>
          <table:table-cell office:value-type="float" office:value="333" calcext:value-type="float">
            <text:p>333</text:p>
          </table:table-cell>
          <table:table-cell table:formula="of:=[.D60]*100" office:value-type="float" office:value="0.04814132" calcext:value-type="float">
            <text:p>0.04814132</text:p>
          </table:table-cell>
          <table:table-cell table:formula="of:=[.E60]*100" office:value-type="float" office:value="0.143236" calcext:value-type="float">
            <text:p>0.14323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0816955566" calcext:value-type="float">
            <text:p>179.0816955566</text:p>
          </table:table-cell>
          <table:table-cell office:value-type="float" office:value="-0.0282146686" calcext:value-type="float">
            <text:p>-0.02821466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9876" calcext:value-type="float">
            <text:p>0.00129876</text:p>
          </table:table-cell>
          <table:table-cell office:value-type="float" office:value="-0.00001832" calcext:value-type="float">
            <text:p>-0.00001832</text:p>
          </table:table-cell>
          <table:table-cell office:value-type="float" office:value="-0.0000917362" calcext:value-type="float">
            <text:p>-9.17362E-05</text:p>
          </table:table-cell>
          <table:table-cell office:value-type="float" office:value="334" calcext:value-type="float">
            <text:p>334</text:p>
          </table:table-cell>
          <table:table-cell table:formula="of:=[.D61]*100" office:value-type="float" office:value="0.04814132" calcext:value-type="float">
            <text:p>0.04814132</text:p>
          </table:table-cell>
          <table:table-cell table:formula="of:=[.E61]*100" office:value-type="float" office:value="0.129876" calcext:value-type="float">
            <text:p>0.129876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0783233643" calcext:value-type="float">
            <text:p>179.0783233643</text:p>
          </table:table-cell>
          <table:table-cell office:value-type="float" office:value="-0.0619374834" calcext:value-type="float">
            <text:p>-0.06193748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3451" calcext:value-type="float">
            <text:p>0.00143451</text:p>
          </table:table-cell>
          <table:table-cell office:value-type="float" office:value="-0.00002505" calcext:value-type="float">
            <text:p>-0.00002505</text:p>
          </table:table-cell>
          <table:table-cell office:value-type="float" office:value="0.0000819668" calcext:value-type="float">
            <text:p>8.19668E-05</text:p>
          </table:table-cell>
          <table:table-cell office:value-type="float" office:value="335" calcext:value-type="float">
            <text:p>335</text:p>
          </table:table-cell>
          <table:table-cell table:formula="of:=[.D62]*100" office:value-type="float" office:value="0.04814132" calcext:value-type="float">
            <text:p>0.04814132</text:p>
          </table:table-cell>
          <table:table-cell table:formula="of:=[.E62]*100" office:value-type="float" office:value="0.143451" calcext:value-type="float">
            <text:p>0.14345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0734863281" calcext:value-type="float">
            <text:p>179.0734863281</text:p>
          </table:table-cell>
          <table:table-cell office:value-type="float" office:value="-0.0787523592" calcext:value-type="float">
            <text:p>-0.07875235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362" calcext:value-type="float">
            <text:p>0.0016362</text:p>
          </table:table-cell>
          <table:table-cell office:value-type="float" office:value="-0.00002505" calcext:value-type="float">
            <text:p>-0.00002505</text:p>
          </table:table-cell>
          <table:table-cell office:value-type="float" office:value="-0.0000211129" calcext:value-type="float">
            <text:p>-2.11129E-05</text:p>
          </table:table-cell>
          <table:table-cell office:value-type="float" office:value="336" calcext:value-type="float">
            <text:p>336</text:p>
          </table:table-cell>
          <table:table-cell table:formula="of:=[.D63]*100" office:value-type="float" office:value="0.04814132" calcext:value-type="float">
            <text:p>0.04814132</text:p>
          </table:table-cell>
          <table:table-cell table:formula="of:=[.E63]*100" office:value-type="float" office:value="0.16362" calcext:value-type="float">
            <text:p>0.1636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0657348633" calcext:value-type="float">
            <text:p>179.0657348633</text:p>
          </table:table-cell>
          <table:table-cell office:value-type="float" office:value="-0.1240486047" calcext:value-type="float">
            <text:p>-0.12404860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7095" calcext:value-type="float">
            <text:p>0.00207095</text:p>
          </table:table-cell>
          <table:table-cell office:value-type="float" office:value="-0.0000238" calcext:value-type="float">
            <text:p>-0.0000238</text:p>
          </table:table-cell>
          <table:table-cell office:value-type="float" office:value="0.00025989" calcext:value-type="float">
            <text:p>0.00025989</text:p>
          </table:table-cell>
          <table:table-cell office:value-type="float" office:value="337" calcext:value-type="float">
            <text:p>337</text:p>
          </table:table-cell>
          <table:table-cell table:formula="of:=[.D64]*100" office:value-type="float" office:value="0.04814132" calcext:value-type="float">
            <text:p>0.04814132</text:p>
          </table:table-cell>
          <table:table-cell table:formula="of:=[.E64]*100" office:value-type="float" office:value="0.207095" calcext:value-type="float">
            <text:p>0.207095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061920166" calcext:value-type="float">
            <text:p>179.061920166</text:p>
          </table:table-cell>
          <table:table-cell office:value-type="float" office:value="-0.0753962476" calcext:value-type="float">
            <text:p>-0.07539624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3536" calcext:value-type="float">
            <text:p>0.00203536</text:p>
          </table:table-cell>
          <table:table-cell office:value-type="float" office:value="-0.00003198" calcext:value-type="float">
            <text:p>-0.00003198</text:p>
          </table:table-cell>
          <table:table-cell office:value-type="float" office:value="-0.0003509125" calcext:value-type="float">
            <text:p>-0.0003509125</text:p>
          </table:table-cell>
          <table:table-cell office:value-type="float" office:value="338" calcext:value-type="float">
            <text:p>338</text:p>
          </table:table-cell>
          <table:table-cell table:formula="of:=[.D65]*100" office:value-type="float" office:value="0.04814132" calcext:value-type="float">
            <text:p>0.04814132</text:p>
          </table:table-cell>
          <table:table-cell table:formula="of:=[.E65]*100" office:value-type="float" office:value="0.203536" calcext:value-type="float">
            <text:p>0.20353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0639953613" calcext:value-type="float">
            <text:p>179.0639953613</text:p>
          </table:table-cell>
          <table:table-cell office:value-type="float" office:value="-0.0657333727" calcext:value-type="float">
            <text:p>-0.06573337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4755" calcext:value-type="float">
            <text:p>0.00194755</text:p>
          </table:table-cell>
          <table:table-cell office:value-type="float" office:value="-0.00003198" calcext:value-type="float">
            <text:p>-0.00003198</text:p>
          </table:table-cell>
          <table:table-cell office:value-type="float" office:value="-0.0001798293" calcext:value-type="float">
            <text:p>-0.0001798293</text:p>
          </table:table-cell>
          <table:table-cell office:value-type="float" office:value="339" calcext:value-type="float">
            <text:p>339</text:p>
          </table:table-cell>
          <table:table-cell table:formula="of:=[.D66]*100" office:value-type="float" office:value="0.04814132" calcext:value-type="float">
            <text:p>0.04814132</text:p>
          </table:table-cell>
          <table:table-cell table:formula="of:=[.E66]*100" office:value-type="float" office:value="0.194755" calcext:value-type="float">
            <text:p>0.194755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0755310059" calcext:value-type="float">
            <text:p>179.0755310059</text:p>
          </table:table-cell>
          <table:table-cell office:value-type="float" office:value="-0.056164261" calcext:value-type="float">
            <text:p>-0.0561642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2577" calcext:value-type="float">
            <text:p>0.00182577</text:p>
          </table:table-cell>
          <table:table-cell office:value-type="float" office:value="-0.00003058" calcext:value-type="float">
            <text:p>-0.00003058</text:p>
          </table:table-cell>
          <table:table-cell office:value-type="float" office:value="-0.0003136725" calcext:value-type="float">
            <text:p>-0.0003136725</text:p>
          </table:table-cell>
          <table:table-cell office:value-type="float" office:value="340" calcext:value-type="float">
            <text:p>340</text:p>
          </table:table-cell>
          <table:table-cell table:formula="of:=[.D67]*100" office:value-type="float" office:value="0.04814132" calcext:value-type="float">
            <text:p>0.04814132</text:p>
          </table:table-cell>
          <table:table-cell table:formula="of:=[.E67]*100" office:value-type="float" office:value="0.182577" calcext:value-type="float">
            <text:p>0.182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0790557861" calcext:value-type="float">
            <text:p>179.0790557861</text:p>
          </table:table-cell>
          <table:table-cell office:value-type="float" office:value="-0.1168432266" calcext:value-type="float">
            <text:p>-0.11684322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4857" calcext:value-type="float">
            <text:p>0.00214857</text:p>
          </table:table-cell>
          <table:table-cell office:value-type="float" office:value="-0.00004003" calcext:value-type="float">
            <text:p>-0.00004003</text:p>
          </table:table-cell>
          <table:table-cell office:value-type="float" office:value="-0.0000829515" calcext:value-type="float">
            <text:p>-8.29515E-05</text:p>
          </table:table-cell>
          <table:table-cell office:value-type="float" office:value="341" calcext:value-type="float">
            <text:p>341</text:p>
          </table:table-cell>
          <table:table-cell table:formula="of:=[.D68]*100" office:value-type="float" office:value="0.04814132" calcext:value-type="float">
            <text:p>0.04814132</text:p>
          </table:table-cell>
          <table:table-cell table:formula="of:=[.E68]*100" office:value-type="float" office:value="0.214857" calcext:value-type="float">
            <text:p>0.214857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0900115967" calcext:value-type="float">
            <text:p>179.0900115967</text:p>
          </table:table-cell>
          <table:table-cell office:value-type="float" office:value="-0.0840071939" calcext:value-type="float">
            <text:p>-0.08400719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4402" calcext:value-type="float">
            <text:p>0.00214402</text:p>
          </table:table-cell>
          <table:table-cell office:value-type="float" office:value="-0.00004003" calcext:value-type="float">
            <text:p>-0.00004003</text:p>
          </table:table-cell>
          <table:table-cell office:value-type="float" office:value="-0.0001398515" calcext:value-type="float">
            <text:p>-0.0001398515</text:p>
          </table:table-cell>
          <table:table-cell office:value-type="float" office:value="342" calcext:value-type="float">
            <text:p>342</text:p>
          </table:table-cell>
          <table:table-cell table:formula="of:=[.D69]*100" office:value-type="float" office:value="0.04814132" calcext:value-type="float">
            <text:p>0.04814132</text:p>
          </table:table-cell>
          <table:table-cell table:formula="of:=[.E69]*100" office:value-type="float" office:value="0.214402" calcext:value-type="float">
            <text:p>0.21440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094619751" calcext:value-type="float">
            <text:p>179.094619751</text:p>
          </table:table-cell>
          <table:table-cell office:value-type="float" office:value="-0.0827370565" calcext:value-type="float">
            <text:p>-0.08273705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3256" calcext:value-type="float">
            <text:p>0.00213256</text:p>
          </table:table-cell>
          <table:table-cell office:value-type="float" office:value="-0.00004405" calcext:value-type="float">
            <text:p>-0.00004405</text:p>
          </table:table-cell>
          <table:table-cell office:value-type="float" office:value="-0.000019444" calcext:value-type="float">
            <text:p>-0.000019444</text:p>
          </table:table-cell>
          <table:table-cell office:value-type="float" office:value="343" calcext:value-type="float">
            <text:p>343</text:p>
          </table:table-cell>
          <table:table-cell table:formula="of:=[.D70]*100" office:value-type="float" office:value="0.04814132" calcext:value-type="float">
            <text:p>0.04814132</text:p>
          </table:table-cell>
          <table:table-cell table:formula="of:=[.E70]*100" office:value-type="float" office:value="0.213256" calcext:value-type="float">
            <text:p>0.21325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0881347656" calcext:value-type="float">
            <text:p>179.0881347656</text:p>
          </table:table-cell>
          <table:table-cell office:value-type="float" office:value="-0.0826224312" calcext:value-type="float">
            <text:p>-0.08262243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2421" calcext:value-type="float">
            <text:p>0.00212421</text:p>
          </table:table-cell>
          <table:table-cell office:value-type="float" office:value="-0.00004405" calcext:value-type="float">
            <text:p>-0.00004405</text:p>
          </table:table-cell>
          <table:table-cell office:value-type="float" office:value="0.0000379513" calcext:value-type="float">
            <text:p>3.79513E-05</text:p>
          </table:table-cell>
          <table:table-cell office:value-type="float" office:value="344" calcext:value-type="float">
            <text:p>344</text:p>
          </table:table-cell>
          <table:table-cell table:formula="of:=[.D71]*100" office:value-type="float" office:value="0.04814132" calcext:value-type="float">
            <text:p>0.04814132</text:p>
          </table:table-cell>
          <table:table-cell table:formula="of:=[.E71]*100" office:value-type="float" office:value="0.212421" calcext:value-type="float">
            <text:p>0.21242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0984954834" calcext:value-type="float">
            <text:p>179.0984954834</text:p>
          </table:table-cell>
          <table:table-cell office:value-type="float" office:value="-0.0635406942" calcext:value-type="float">
            <text:p>-0.06354069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9181" calcext:value-type="float">
            <text:p>0.00199181</text:p>
          </table:table-cell>
          <table:table-cell office:value-type="float" office:value="-0.00003595" calcext:value-type="float">
            <text:p>-0.00003595</text:p>
          </table:table-cell>
          <table:table-cell office:value-type="float" office:value="-0.0001346507" calcext:value-type="float">
            <text:p>-0.0001346507</text:p>
          </table:table-cell>
          <table:table-cell office:value-type="float" office:value="345" calcext:value-type="float">
            <text:p>345</text:p>
          </table:table-cell>
          <table:table-cell table:formula="of:=[.D72]*100" office:value-type="float" office:value="0.04814132" calcext:value-type="float">
            <text:p>0.04814132</text:p>
          </table:table-cell>
          <table:table-cell table:formula="of:=[.E72]*100" office:value-type="float" office:value="0.199181" calcext:value-type="float">
            <text:p>0.199181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1053771973" calcext:value-type="float">
            <text:p>179.1053771973</text:p>
          </table:table-cell>
          <table:table-cell office:value-type="float" office:value="-0.1034281207" calcext:value-type="float">
            <text:p>-0.10342812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6934" calcext:value-type="float">
            <text:p>0.00216934</text:p>
          </table:table-cell>
          <table:table-cell office:value-type="float" office:value="-0.0000305" calcext:value-type="float">
            <text:p>-0.0000305</text:p>
          </table:table-cell>
          <table:table-cell office:value-type="float" office:value="0.0000250887" calcext:value-type="float">
            <text:p>2.50887E-05</text:p>
          </table:table-cell>
          <table:table-cell office:value-type="float" office:value="346" calcext:value-type="float">
            <text:p>346</text:p>
          </table:table-cell>
          <table:table-cell table:formula="of:=[.D73]*100" office:value-type="float" office:value="0.04814132" calcext:value-type="float">
            <text:p>0.04814132</text:p>
          </table:table-cell>
          <table:table-cell table:formula="of:=[.E73]*100" office:value-type="float" office:value="0.216934" calcext:value-type="float">
            <text:p>0.216934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1053009033" calcext:value-type="float">
            <text:p>179.1053009033</text:p>
          </table:table-cell>
          <table:table-cell office:value-type="float" office:value="-0.12378354" calcext:value-type="float">
            <text:p>-0.123783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2224" calcext:value-type="float">
            <text:p>0.00242224</text:p>
          </table:table-cell>
          <table:table-cell office:value-type="float" office:value="-0.0000305" calcext:value-type="float">
            <text:p>-0.0000305</text:p>
          </table:table-cell>
          <table:table-cell office:value-type="float" office:value="-0.0001105327" calcext:value-type="float">
            <text:p>-0.0001105327</text:p>
          </table:table-cell>
          <table:table-cell office:value-type="float" office:value="347" calcext:value-type="float">
            <text:p>347</text:p>
          </table:table-cell>
          <table:table-cell table:formula="of:=[.D74]*100" office:value-type="float" office:value="0.04814132" calcext:value-type="float">
            <text:p>0.04814132</text:p>
          </table:table-cell>
          <table:table-cell table:formula="of:=[.E74]*100" office:value-type="float" office:value="0.242224" calcext:value-type="float">
            <text:p>0.242224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1109008789" calcext:value-type="float">
            <text:p>179.1109008789</text:p>
          </table:table-cell>
          <table:table-cell office:value-type="float" office:value="-0.1051049052" calcext:value-type="float">
            <text:p>-0.10510490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6553" calcext:value-type="float">
            <text:p>0.00246553</text:p>
          </table:table-cell>
          <table:table-cell office:value-type="float" office:value="0.00000066" calcext:value-type="float">
            <text:p>0.00000066</text:p>
          </table:table-cell>
          <table:table-cell office:value-type="float" office:value="0.0000145941" calcext:value-type="float">
            <text:p>1.45941E-05</text:p>
          </table:table-cell>
          <table:table-cell office:value-type="float" office:value="348" calcext:value-type="float">
            <text:p>348</text:p>
          </table:table-cell>
          <table:table-cell table:formula="of:=[.D75]*100" office:value-type="float" office:value="0.04814132" calcext:value-type="float">
            <text:p>0.04814132</text:p>
          </table:table-cell>
          <table:table-cell table:formula="of:=[.E75]*100" office:value-type="float" office:value="0.246553" calcext:value-type="float">
            <text:p>0.24655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1254272461" calcext:value-type="float">
            <text:p>179.1254272461</text:p>
          </table:table-cell>
          <table:table-cell office:value-type="float" office:value="-0.1558813516" calcext:value-type="float">
            <text:p>-0.15588135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181" calcext:value-type="float">
            <text:p>0.00283181</text:p>
          </table:table-cell>
          <table:table-cell office:value-type="float" office:value="0.00000066" calcext:value-type="float">
            <text:p>0.00000066</text:p>
          </table:table-cell>
          <table:table-cell office:value-type="float" office:value="-0.000000109" calcext:value-type="float">
            <text:p>-0.000000109</text:p>
          </table:table-cell>
          <table:table-cell office:value-type="float" office:value="349" calcext:value-type="float">
            <text:p>349</text:p>
          </table:table-cell>
          <table:table-cell table:formula="of:=[.D76]*100" office:value-type="float" office:value="0.04814132" calcext:value-type="float">
            <text:p>0.04814132</text:p>
          </table:table-cell>
          <table:table-cell table:formula="of:=[.E76]*100" office:value-type="float" office:value="0.283181" calcext:value-type="float">
            <text:p>0.283181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1288757324" calcext:value-type="float">
            <text:p>179.1288757324</text:p>
          </table:table-cell>
          <table:table-cell office:value-type="float" office:value="-0.1572624076" calcext:value-type="float">
            <text:p>-0.15726240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8355" calcext:value-type="float">
            <text:p>0.00308355</text:p>
          </table:table-cell>
          <table:table-cell office:value-type="float" office:value="0.00002495" calcext:value-type="float">
            <text:p>0.00002495</text:p>
          </table:table-cell>
          <table:table-cell office:value-type="float" office:value="-0.0000543684" calcext:value-type="float">
            <text:p>-5.43684E-05</text:p>
          </table:table-cell>
          <table:table-cell office:value-type="float" office:value="350" calcext:value-type="float">
            <text:p>350</text:p>
          </table:table-cell>
          <table:table-cell table:formula="of:=[.D77]*100" office:value-type="float" office:value="0.04814132" calcext:value-type="float">
            <text:p>0.04814132</text:p>
          </table:table-cell>
          <table:table-cell table:formula="of:=[.E77]*100" office:value-type="float" office:value="0.308355" calcext:value-type="float">
            <text:p>0.30835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1194152832" calcext:value-type="float">
            <text:p>179.1194152832</text:p>
          </table:table-cell>
          <table:table-cell office:value-type="float" office:value="-0.1418536303" calcext:value-type="float">
            <text:p>-0.14185363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4781" calcext:value-type="float">
            <text:p>0.00314781</text:p>
          </table:table-cell>
          <table:table-cell office:value-type="float" office:value="0.00006861" calcext:value-type="float">
            <text:p>0.00006861</text:p>
          </table:table-cell>
          <table:table-cell office:value-type="float" office:value="0.000041753" calcext:value-type="float">
            <text:p>0.000041753</text:p>
          </table:table-cell>
          <table:table-cell office:value-type="float" office:value="351" calcext:value-type="float">
            <text:p>351</text:p>
          </table:table-cell>
          <table:table-cell table:formula="of:=[.D78]*100" office:value-type="float" office:value="0.04814132" calcext:value-type="float">
            <text:p>0.04814132</text:p>
          </table:table-cell>
          <table:table-cell table:formula="of:=[.E78]*100" office:value-type="float" office:value="0.314781" calcext:value-type="float">
            <text:p>0.31478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1102600098" calcext:value-type="float">
            <text:p>179.1102600098</text:p>
          </table:table-cell>
          <table:table-cell office:value-type="float" office:value="-0.1352967864" calcext:value-type="float">
            <text:p>-0.13529678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4677" calcext:value-type="float">
            <text:p>0.00314677</text:p>
          </table:table-cell>
          <table:table-cell office:value-type="float" office:value="0.00006861" calcext:value-type="float">
            <text:p>0.00006861</text:p>
          </table:table-cell>
          <table:table-cell office:value-type="float" office:value="-0.0000793572" calcext:value-type="float">
            <text:p>-7.93572E-05</text:p>
          </table:table-cell>
          <table:table-cell office:value-type="float" office:value="352" calcext:value-type="float">
            <text:p>352</text:p>
          </table:table-cell>
          <table:table-cell table:formula="of:=[.D79]*100" office:value-type="float" office:value="0.04814132" calcext:value-type="float">
            <text:p>0.04814132</text:p>
          </table:table-cell>
          <table:table-cell table:formula="of:=[.E79]*100" office:value-type="float" office:value="0.314677" calcext:value-type="float">
            <text:p>0.31467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112411499" calcext:value-type="float">
            <text:p>179.112411499</text:p>
          </table:table-cell>
          <table:table-cell office:value-type="float" office:value="-0.0869142334" calcext:value-type="float">
            <text:p>-0.08691423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2439" calcext:value-type="float">
            <text:p>0.00282439</text:p>
          </table:table-cell>
          <table:table-cell office:value-type="float" office:value="0.00018043" calcext:value-type="float">
            <text:p>0.00018043</text:p>
          </table:table-cell>
          <table:table-cell office:value-type="float" office:value="-0.0002088555" calcext:value-type="float">
            <text:p>-0.0002088555</text:p>
          </table:table-cell>
          <table:table-cell office:value-type="float" office:value="353" calcext:value-type="float">
            <text:p>353</text:p>
          </table:table-cell>
          <table:table-cell table:formula="of:=[.D80]*100" office:value-type="float" office:value="0.04814132" calcext:value-type="float">
            <text:p>0.04814132</text:p>
          </table:table-cell>
          <table:table-cell table:formula="of:=[.E80]*100" office:value-type="float" office:value="0.282439" calcext:value-type="float">
            <text:p>0.282439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120010376" calcext:value-type="float">
            <text:p>179.120010376</text:p>
          </table:table-cell>
          <table:table-cell office:value-type="float" office:value="-0.1990020863" calcext:value-type="float">
            <text:p>-0.19900208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5617" calcext:value-type="float">
            <text:p>0.00335617</text:p>
          </table:table-cell>
          <table:table-cell office:value-type="float" office:value="0.00018043" calcext:value-type="float">
            <text:p>0.00018043</text:p>
          </table:table-cell>
          <table:table-cell office:value-type="float" office:value="0.0001103671" calcext:value-type="float">
            <text:p>0.0001103671</text:p>
          </table:table-cell>
          <table:table-cell office:value-type="float" office:value="354" calcext:value-type="float">
            <text:p>354</text:p>
          </table:table-cell>
          <table:table-cell table:formula="of:=[.D81]*100" office:value-type="float" office:value="0.04814132" calcext:value-type="float">
            <text:p>0.04814132</text:p>
          </table:table-cell>
          <table:table-cell table:formula="of:=[.E81]*100" office:value-type="float" office:value="0.335617" calcext:value-type="float">
            <text:p>0.33561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1094512939" calcext:value-type="float">
            <text:p>179.1094512939</text:p>
          </table:table-cell>
          <table:table-cell office:value-type="float" office:value="-0.1610625432" calcext:value-type="float">
            <text:p>-0.16106254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5607" calcext:value-type="float">
            <text:p>0.00345607</text:p>
          </table:table-cell>
          <table:table-cell office:value-type="float" office:value="0.00024411" calcext:value-type="float">
            <text:p>0.00024411</text:p>
          </table:table-cell>
          <table:table-cell office:value-type="float" office:value="0.0000071403" calcext:value-type="float">
            <text:p>7.1403E-06</text:p>
          </table:table-cell>
          <table:table-cell office:value-type="float" office:value="355" calcext:value-type="float">
            <text:p>355</text:p>
          </table:table-cell>
          <table:table-cell table:formula="of:=[.D82]*100" office:value-type="float" office:value="0.04814132" calcext:value-type="float">
            <text:p>0.04814132</text:p>
          </table:table-cell>
          <table:table-cell table:formula="of:=[.E82]*100" office:value-type="float" office:value="0.345607" calcext:value-type="float">
            <text:p>0.345607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1046142578" calcext:value-type="float">
            <text:p>179.1046142578</text:p>
          </table:table-cell>
          <table:table-cell office:value-type="float" office:value="-0.1343894218" calcext:value-type="float">
            <text:p>-0.13438942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4488" calcext:value-type="float">
            <text:p>0.00334488</text:p>
          </table:table-cell>
          <table:table-cell office:value-type="float" office:value="0.00035392" calcext:value-type="float">
            <text:p>0.00035392</text:p>
          </table:table-cell>
          <table:table-cell office:value-type="float" office:value="-0.0000591399" calcext:value-type="float">
            <text:p>-5.91399E-05</text:p>
          </table:table-cell>
          <table:table-cell office:value-type="float" office:value="356" calcext:value-type="float">
            <text:p>356</text:p>
          </table:table-cell>
          <table:table-cell table:formula="of:=[.D83]*100" office:value-type="float" office:value="0.04814132" calcext:value-type="float">
            <text:p>0.04814132</text:p>
          </table:table-cell>
          <table:table-cell table:formula="of:=[.E83]*100" office:value-type="float" office:value="0.334488" calcext:value-type="float">
            <text:p>0.33448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0956420898" calcext:value-type="float">
            <text:p>179.0956420898</text:p>
          </table:table-cell>
          <table:table-cell office:value-type="float" office:value="-0.1676038262" calcext:value-type="float">
            <text:p>-0.16760382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9208" calcext:value-type="float">
            <text:p>0.00349208</text:p>
          </table:table-cell>
          <table:table-cell office:value-type="float" office:value="0.00035392" calcext:value-type="float">
            <text:p>0.00035392</text:p>
          </table:table-cell>
          <table:table-cell office:value-type="float" office:value="-0.0000177573" calcext:value-type="float">
            <text:p>-1.77573E-05</text:p>
          </table:table-cell>
          <table:table-cell office:value-type="float" office:value="357" calcext:value-type="float">
            <text:p>357</text:p>
          </table:table-cell>
          <table:table-cell table:formula="of:=[.D84]*100" office:value-type="float" office:value="0.04814132" calcext:value-type="float">
            <text:p>0.04814132</text:p>
          </table:table-cell>
          <table:table-cell table:formula="of:=[.E84]*100" office:value-type="float" office:value="0.349208" calcext:value-type="float">
            <text:p>0.349208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0960693359" calcext:value-type="float">
            <text:p>179.0960693359</text:p>
          </table:table-cell>
          <table:table-cell office:value-type="float" office:value="-0.1698482392" calcext:value-type="float">
            <text:p>-0.16984823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0449" calcext:value-type="float">
            <text:p>0.00360449</text:p>
          </table:table-cell>
          <table:table-cell office:value-type="float" office:value="0.00044622" calcext:value-type="float">
            <text:p>0.00044622</text:p>
          </table:table-cell>
          <table:table-cell office:value-type="float" office:value="0.0000776735" calcext:value-type="float">
            <text:p>7.76735E-05</text:p>
          </table:table-cell>
          <table:table-cell office:value-type="float" office:value="358" calcext:value-type="float">
            <text:p>358</text:p>
          </table:table-cell>
          <table:table-cell table:formula="of:=[.D85]*100" office:value-type="float" office:value="0.04814132" calcext:value-type="float">
            <text:p>0.04814132</text:p>
          </table:table-cell>
          <table:table-cell table:formula="of:=[.E85]*100" office:value-type="float" office:value="0.360449" calcext:value-type="float">
            <text:p>0.36044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0990142822" calcext:value-type="float">
            <text:p>179.0990142822</text:p>
          </table:table-cell>
          <table:table-cell office:value-type="float" office:value="-0.2041003033" calcext:value-type="float">
            <text:p>-0.20410030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0059781" calcext:value-type="float">
            <text:p>0.00059781</text:p>
          </table:table-cell>
          <table:table-cell office:value-type="float" office:value="0.0001266226" calcext:value-type="float">
            <text:p>0.0001266226</text:p>
          </table:table-cell>
          <table:table-cell office:value-type="float" office:value="359" calcext:value-type="float">
            <text:p>359</text:p>
          </table:table-cell>
          <table:table-cell table:formula="of:=[.D86]*100" office:value-type="float" office:value="0.04814132" calcext:value-type="float">
            <text:p>0.04814132</text:p>
          </table:table-cell>
          <table:table-cell table:formula="of:=[.E86]*100" office:value-type="float" office:value="0.390667" calcext:value-type="float">
            <text:p>0.390667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1116790771" calcext:value-type="float">
            <text:p>179.1116790771</text:p>
          </table:table-cell>
          <table:table-cell office:value-type="float" office:value="-0.1680625531" calcext:value-type="float">
            <text:p>-0.16806255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6717" calcext:value-type="float">
            <text:p>0.00386717</text:p>
          </table:table-cell>
          <table:table-cell office:value-type="float" office:value="0.00059781" calcext:value-type="float">
            <text:p>0.00059781</text:p>
          </table:table-cell>
          <table:table-cell office:value-type="float" office:value="-0.0000876479" calcext:value-type="float">
            <text:p>-8.76479E-05</text:p>
          </table:table-cell>
          <table:table-cell office:value-type="float" office:value="360" calcext:value-type="float">
            <text:p>360</text:p>
          </table:table-cell>
          <table:table-cell table:formula="of:=[.D87]*100" office:value-type="float" office:value="0.04814132" calcext:value-type="float">
            <text:p>0.04814132</text:p>
          </table:table-cell>
          <table:table-cell table:formula="of:=[.E87]*100" office:value-type="float" office:value="0.386717" calcext:value-type="float">
            <text:p>0.3867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1061401367" calcext:value-type="float">
            <text:p>179.1061401367</text:p>
          </table:table-cell>
          <table:table-cell office:value-type="float" office:value="-0.160845785" calcext:value-type="float">
            <text:p>-0.1608457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303" calcext:value-type="float">
            <text:p>0.00379303</text:p>
          </table:table-cell>
          <table:table-cell office:value-type="float" office:value="0.00091316" calcext:value-type="float">
            <text:p>0.00091316</text:p>
          </table:table-cell>
          <table:table-cell office:value-type="float" office:value="-0.0000530924" calcext:value-type="float">
            <text:p>-5.30924E-05</text:p>
          </table:table-cell>
          <table:table-cell office:value-type="float" office:value="361" calcext:value-type="float">
            <text:p>361</text:p>
          </table:table-cell>
          <table:table-cell table:formula="of:=[.D88]*100" office:value-type="float" office:value="0.04814132" calcext:value-type="float">
            <text:p>0.04814132</text:p>
          </table:table-cell>
          <table:table-cell table:formula="of:=[.E88]*100" office:value-type="float" office:value="0.379303" calcext:value-type="float">
            <text:p>0.379303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1162414551" calcext:value-type="float">
            <text:p>179.1162414551</text:p>
          </table:table-cell>
          <table:table-cell office:value-type="float" office:value="-0.1867091755" calcext:value-type="float">
            <text:p>-0.18670917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159" calcext:value-type="float">
            <text:p>0.0039159</text:p>
          </table:table-cell>
          <table:table-cell office:value-type="float" office:value="0.00091316" calcext:value-type="float">
            <text:p>0.00091316</text:p>
          </table:table-cell>
          <table:table-cell office:value-type="float" office:value="0.0000681537" calcext:value-type="float">
            <text:p>6.81537E-05</text:p>
          </table:table-cell>
          <table:table-cell office:value-type="float" office:value="362" calcext:value-type="float">
            <text:p>362</text:p>
          </table:table-cell>
          <table:table-cell table:formula="of:=[.D89]*100" office:value-type="float" office:value="0.04814132" calcext:value-type="float">
            <text:p>0.04814132</text:p>
          </table:table-cell>
          <table:table-cell table:formula="of:=[.E89]*100" office:value-type="float" office:value="0.39159" calcext:value-type="float">
            <text:p>0.3915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1119689941" calcext:value-type="float">
            <text:p>179.1119689941</text:p>
          </table:table-cell>
          <table:table-cell office:value-type="float" office:value="-0.13087709" calcext:value-type="float">
            <text:p>-0.130877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2604" calcext:value-type="float">
            <text:p>0.00362604</text:p>
          </table:table-cell>
          <table:table-cell office:value-type="float" office:value="0.0010617" calcext:value-type="float">
            <text:p>0.0010617</text:p>
          </table:table-cell>
          <table:table-cell office:value-type="float" office:value="-0.0000358025" calcext:value-type="float">
            <text:p>-3.58025E-05</text:p>
          </table:table-cell>
          <table:table-cell office:value-type="float" office:value="363" calcext:value-type="float">
            <text:p>363</text:p>
          </table:table-cell>
          <table:table-cell table:formula="of:=[.D90]*100" office:value-type="float" office:value="0.04814132" calcext:value-type="float">
            <text:p>0.04814132</text:p>
          </table:table-cell>
          <table:table-cell table:formula="of:=[.E90]*100" office:value-type="float" office:value="0.362604" calcext:value-type="float">
            <text:p>0.362604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1074371338" calcext:value-type="float">
            <text:p>179.1074371338</text:p>
          </table:table-cell>
          <table:table-cell office:value-type="float" office:value="-0.1404759553" calcext:value-type="float">
            <text:p>-0.14047595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9791" calcext:value-type="float">
            <text:p>0.00349791</text:p>
          </table:table-cell>
          <table:table-cell office:value-type="float" office:value="0.00129503" calcext:value-type="float">
            <text:p>0.00129503</text:p>
          </table:table-cell>
          <table:table-cell office:value-type="float" office:value="-0.000142466" calcext:value-type="float">
            <text:p>-0.000142466</text:p>
          </table:table-cell>
          <table:table-cell office:value-type="float" office:value="364" calcext:value-type="float">
            <text:p>364</text:p>
          </table:table-cell>
          <table:table-cell table:formula="of:=[.D91]*100" office:value-type="float" office:value="0.04814132" calcext:value-type="float">
            <text:p>0.04814132</text:p>
          </table:table-cell>
          <table:table-cell table:formula="of:=[.E91]*100" office:value-type="float" office:value="0.349791" calcext:value-type="float">
            <text:p>0.34979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1103363037" calcext:value-type="float">
            <text:p>179.1103363037</text:p>
          </table:table-cell>
          <table:table-cell office:value-type="float" office:value="-0.164770044" calcext:value-type="float">
            <text:p>-0.1647700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458" calcext:value-type="float">
            <text:p>0.00357458</text:p>
          </table:table-cell>
          <table:table-cell office:value-type="float" office:value="0.00147001" calcext:value-type="float">
            <text:p>0.00147001</text:p>
          </table:table-cell>
          <table:table-cell office:value-type="float" office:value="0.0001469649" calcext:value-type="float">
            <text:p>0.0001469649</text:p>
          </table:table-cell>
          <table:table-cell office:value-type="float" office:value="365" calcext:value-type="float">
            <text:p>365</text:p>
          </table:table-cell>
          <table:table-cell table:formula="of:=[.D92]*100" office:value-type="float" office:value="0.04814132" calcext:value-type="float">
            <text:p>0.04814132</text:p>
          </table:table-cell>
          <table:table-cell table:formula="of:=[.E92]*100" office:value-type="float" office:value="0.357458" calcext:value-type="float">
            <text:p>0.35745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1125183105" calcext:value-type="float">
            <text:p>179.1125183105</text:p>
          </table:table-cell>
          <table:table-cell office:value-type="float" office:value="-0.1614708426" calcext:value-type="float">
            <text:p>-0.16147084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0343" calcext:value-type="float">
            <text:p>0.00360343</text:p>
          </table:table-cell>
          <table:table-cell office:value-type="float" office:value="0.00147001" calcext:value-type="float">
            <text:p>0.00147001</text:p>
          </table:table-cell>
          <table:table-cell office:value-type="float" office:value="0.0000146479" calcext:value-type="float">
            <text:p>1.46479E-05</text:p>
          </table:table-cell>
          <table:table-cell office:value-type="float" office:value="366" calcext:value-type="float">
            <text:p>366</text:p>
          </table:table-cell>
          <table:table-cell table:formula="of:=[.D93]*100" office:value-type="float" office:value="0.04814132" calcext:value-type="float">
            <text:p>0.04814132</text:p>
          </table:table-cell>
          <table:table-cell table:formula="of:=[.E93]*100" office:value-type="float" office:value="0.360343" calcext:value-type="float">
            <text:p>0.36034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1109619141" calcext:value-type="float">
            <text:p>179.1109619141</text:p>
          </table:table-cell>
          <table:table-cell office:value-type="float" office:value="-0.0820803709" calcext:value-type="float">
            <text:p>-0.08208037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9466" calcext:value-type="float">
            <text:p>0.00309466</text:p>
          </table:table-cell>
          <table:table-cell office:value-type="float" office:value="0.0017338" calcext:value-type="float">
            <text:p>0.0017338</text:p>
          </table:table-cell>
          <table:table-cell office:value-type="float" office:value="-0.0000189404" calcext:value-type="float">
            <text:p>-1.89404E-05</text:p>
          </table:table-cell>
          <table:table-cell office:value-type="float" office:value="367" calcext:value-type="float">
            <text:p>367</text:p>
          </table:table-cell>
          <table:table-cell table:formula="of:=[.D94]*100" office:value-type="float" office:value="0.04814132" calcext:value-type="float">
            <text:p>0.04814132</text:p>
          </table:table-cell>
          <table:table-cell table:formula="of:=[.E94]*100" office:value-type="float" office:value="0.309466" calcext:value-type="float">
            <text:p>0.30946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1067199707" calcext:value-type="float">
            <text:p>179.1067199707</text:p>
          </table:table-cell>
          <table:table-cell office:value-type="float" office:value="-0.2133079177" calcext:value-type="float">
            <text:p>-0.21330791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3027" calcext:value-type="float">
            <text:p>0.00363027</text:p>
          </table:table-cell>
          <table:table-cell office:value-type="float" office:value="0.00192551" calcext:value-type="float">
            <text:p>0.00192551</text:p>
          </table:table-cell>
          <table:table-cell office:value-type="float" office:value="-0.0000297463" calcext:value-type="float">
            <text:p>-2.97463E-05</text:p>
          </table:table-cell>
          <table:table-cell office:value-type="float" office:value="368" calcext:value-type="float">
            <text:p>368</text:p>
          </table:table-cell>
          <table:table-cell table:formula="of:=[.D95]*100" office:value-type="float" office:value="0.04814132" calcext:value-type="float">
            <text:p>0.04814132</text:p>
          </table:table-cell>
          <table:table-cell table:formula="of:=[.E95]*100" office:value-type="float" office:value="0.363027" calcext:value-type="float">
            <text:p>0.36302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0983734131" calcext:value-type="float">
            <text:p>179.0983734131</text:p>
          </table:table-cell>
          <table:table-cell office:value-type="float" office:value="-0.1790692309" calcext:value-type="float">
            <text:p>-0.17906923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5731" calcext:value-type="float">
            <text:p>0.00375731</text:p>
          </table:table-cell>
          <table:table-cell office:value-type="float" office:value="0.00220493" calcext:value-type="float">
            <text:p>0.00220493</text:p>
          </table:table-cell>
          <table:table-cell office:value-type="float" office:value="-0.000088893" calcext:value-type="float">
            <text:p>-0.000088893</text:p>
          </table:table-cell>
          <table:table-cell office:value-type="float" office:value="369" calcext:value-type="float">
            <text:p>369</text:p>
          </table:table-cell>
          <table:table-cell table:formula="of:=[.D96]*100" office:value-type="float" office:value="0.04814132" calcext:value-type="float">
            <text:p>0.04814132</text:p>
          </table:table-cell>
          <table:table-cell table:formula="of:=[.E96]*100" office:value-type="float" office:value="0.375731" calcext:value-type="float">
            <text:p>0.375731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0987701416" calcext:value-type="float">
            <text:p>179.0987701416</text:p>
          </table:table-cell>
          <table:table-cell office:value-type="float" office:value="-0.2517490061" calcext:value-type="float">
            <text:p>-0.25174900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2469" calcext:value-type="float">
            <text:p>0.00432469</text:p>
          </table:table-cell>
          <table:table-cell office:value-type="float" office:value="0.00220493" calcext:value-type="float">
            <text:p>0.00220493</text:p>
          </table:table-cell>
          <table:table-cell office:value-type="float" office:value="0.0000345622" calcext:value-type="float">
            <text:p>3.45622E-05</text:p>
          </table:table-cell>
          <table:table-cell office:value-type="float" office:value="370" calcext:value-type="float">
            <text:p>370</text:p>
          </table:table-cell>
          <table:table-cell table:formula="of:=[.D97]*100" office:value-type="float" office:value="0.04814132" calcext:value-type="float">
            <text:p>0.04814132</text:p>
          </table:table-cell>
          <table:table-cell table:formula="of:=[.E97]*100" office:value-type="float" office:value="0.432469" calcext:value-type="float">
            <text:p>0.43246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151123047" calcext:value-type="float">
            <text:p>179.1151123047</text:p>
          </table:table-cell>
          <table:table-cell office:value-type="float" office:value="-0.1650432051" calcext:value-type="float">
            <text:p>-0.16504320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2392" calcext:value-type="float">
            <text:p>0.00412392</text:p>
          </table:table-cell>
          <table:table-cell office:value-type="float" office:value="0.00240166" calcext:value-type="float">
            <text:p>0.00240166</text:p>
          </table:table-cell>
          <table:table-cell office:value-type="float" office:value="-0.0001774287" calcext:value-type="float">
            <text:p>-0.0001774287</text:p>
          </table:table-cell>
          <table:table-cell office:value-type="float" office:value="371" calcext:value-type="float">
            <text:p>371</text:p>
          </table:table-cell>
          <table:table-cell table:formula="of:=[.D98]*100" office:value-type="float" office:value="0.04814132" calcext:value-type="float">
            <text:p>0.04814132</text:p>
          </table:table-cell>
          <table:table-cell table:formula="of:=[.E98]*100" office:value-type="float" office:value="0.412392" calcext:value-type="float">
            <text:p>0.412392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063537598" calcext:value-type="float">
            <text:p>179.1063537598</text:p>
          </table:table-cell>
          <table:table-cell office:value-type="float" office:value="-0.2050992772" calcext:value-type="float">
            <text:p>-0.20509927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573" calcext:value-type="float">
            <text:p>0.0042573</text:p>
          </table:table-cell>
          <table:table-cell office:value-type="float" office:value="0.00268321" calcext:value-type="float">
            <text:p>0.00268321</text:p>
          </table:table-cell>
          <table:table-cell office:value-type="float" office:value="-0.0000424605" calcext:value-type="float">
            <text:p>-4.24605E-05</text:p>
          </table:table-cell>
          <table:table-cell office:value-type="float" office:value="372" calcext:value-type="float">
            <text:p>372</text:p>
          </table:table-cell>
          <table:table-cell table:formula="of:=[.D99]*100" office:value-type="float" office:value="0.04814132" calcext:value-type="float">
            <text:p>0.04814132</text:p>
          </table:table-cell>
          <table:table-cell table:formula="of:=[.E99]*100" office:value-type="float" office:value="0.42573" calcext:value-type="float">
            <text:p>0.4257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047363281" calcext:value-type="float">
            <text:p>179.1047363281</text:p>
          </table:table-cell>
          <table:table-cell office:value-type="float" office:value="-0.1635297923" calcext:value-type="float">
            <text:p>-0.16352979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6923" calcext:value-type="float">
            <text:p>0.00406923</text:p>
          </table:table-cell>
          <table:table-cell office:value-type="float" office:value="0.00287738" calcext:value-type="float">
            <text:p>0.00287738</text:p>
          </table:table-cell>
          <table:table-cell office:value-type="float" office:value="-0.0001072929" calcext:value-type="float">
            <text:p>-0.0001072929</text:p>
          </table:table-cell>
          <table:table-cell office:value-type="float" office:value="373" calcext:value-type="float">
            <text:p>373</text:p>
          </table:table-cell>
          <table:table-cell table:formula="of:=[.D100]*100" office:value-type="float" office:value="0.04814132" calcext:value-type="float">
            <text:p>0.04814132</text:p>
          </table:table-cell>
          <table:table-cell table:formula="of:=[.E100]*100" office:value-type="float" office:value="0.406923" calcext:value-type="float">
            <text:p>0.406923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114730835" calcext:value-type="float">
            <text:p>179.114730835</text:p>
          </table:table-cell>
          <table:table-cell office:value-type="float" office:value="-0.1889114785" calcext:value-type="float">
            <text:p>-0.18891147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1345" calcext:value-type="float">
            <text:p>0.00411345</text:p>
          </table:table-cell>
          <table:table-cell office:value-type="float" office:value="0.00287738" calcext:value-type="float">
            <text:p>0.00287738</text:p>
          </table:table-cell>
          <table:table-cell office:value-type="float" office:value="0.0000830342" calcext:value-type="float">
            <text:p>8.30342E-05</text:p>
          </table:table-cell>
          <table:table-cell office:value-type="float" office:value="374" calcext:value-type="float">
            <text:p>374</text:p>
          </table:table-cell>
          <table:table-cell table:formula="of:=[.D101]*100" office:value-type="float" office:value="0.04814132" calcext:value-type="float">
            <text:p>0.04814132</text:p>
          </table:table-cell>
          <table:table-cell table:formula="of:=[.E101]*100" office:value-type="float" office:value="0.411345" calcext:value-type="float">
            <text:p>0.411345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1171112061" calcext:value-type="float">
            <text:p>179.1171112061</text:p>
          </table:table-cell>
          <table:table-cell office:value-type="float" office:value="-0.1852664899" calcext:value-type="float">
            <text:p>-0.18526648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185" calcext:value-type="float">
            <text:p>0.0041185</text:p>
          </table:table-cell>
          <table:table-cell office:value-type="float" office:value="0.00313824" calcext:value-type="float">
            <text:p>0.00313824</text:p>
          </table:table-cell>
          <table:table-cell office:value-type="float" office:value="-0.0001103206" calcext:value-type="float">
            <text:p>-0.0001103206</text:p>
          </table:table-cell>
          <table:table-cell office:value-type="float" office:value="375" calcext:value-type="float">
            <text:p>375</text:p>
          </table:table-cell>
          <table:table-cell table:formula="of:=[.D102]*100" office:value-type="float" office:value="0.04814132" calcext:value-type="float">
            <text:p>0.04814132</text:p>
          </table:table-cell>
          <table:table-cell table:formula="of:=[.E102]*100" office:value-type="float" office:value="0.41185" calcext:value-type="float">
            <text:p>0.4118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1245880127" calcext:value-type="float">
            <text:p>179.1245880127</text:p>
          </table:table-cell>
          <table:table-cell office:value-type="float" office:value="-0.1562844596" calcext:value-type="float">
            <text:p>-0.15628445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914" calcext:value-type="float">
            <text:p>0.00392914</text:p>
          </table:table-cell>
          <table:table-cell office:value-type="float" office:value="0.00331469" calcext:value-type="float">
            <text:p>0.00331469</text:p>
          </table:table-cell>
          <table:table-cell office:value-type="float" office:value="-0.0000650163" calcext:value-type="float">
            <text:p>-6.50163E-05</text:p>
          </table:table-cell>
          <table:table-cell office:value-type="float" office:value="376" calcext:value-type="float">
            <text:p>376</text:p>
          </table:table-cell>
          <table:table-cell table:formula="of:=[.D103]*100" office:value-type="float" office:value="0.04814132" calcext:value-type="float">
            <text:p>0.04814132</text:p>
          </table:table-cell>
          <table:table-cell table:formula="of:=[.E103]*100" office:value-type="float" office:value="0.392914" calcext:value-type="float">
            <text:p>0.39291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1232910156" calcext:value-type="float">
            <text:p>179.1232910156</text:p>
          </table:table-cell>
          <table:table-cell office:value-type="float" office:value="-0.1731916489" calcext:value-type="float">
            <text:p>-0.17319164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1615" calcext:value-type="float">
            <text:p>0.00391615</text:p>
          </table:table-cell>
          <table:table-cell office:value-type="float" office:value="0.00354177" calcext:value-type="float">
            <text:p>0.00354177</text:p>
          </table:table-cell>
          <table:table-cell office:value-type="float" office:value="-0.000103104" calcext:value-type="float">
            <text:p>-0.000103104</text:p>
          </table:table-cell>
          <table:table-cell office:value-type="float" office:value="377" calcext:value-type="float">
            <text:p>377</text:p>
          </table:table-cell>
          <table:table-cell table:formula="of:=[.D104]*100" office:value-type="float" office:value="0.04814132" calcext:value-type="float">
            <text:p>0.04814132</text:p>
          </table:table-cell>
          <table:table-cell table:formula="of:=[.E104]*100" office:value-type="float" office:value="0.391615" calcext:value-type="float">
            <text:p>0.391615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1288146973" calcext:value-type="float">
            <text:p>179.1288146973</text:p>
          </table:table-cell>
          <table:table-cell office:value-type="float" office:value="-0.1814162755" calcext:value-type="float">
            <text:p>-0.18141627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6224" calcext:value-type="float">
            <text:p>0.00396224</text:p>
          </table:table-cell>
          <table:table-cell office:value-type="float" office:value="0.00369061" calcext:value-type="float">
            <text:p>0.00369061</text:p>
          </table:table-cell>
          <table:table-cell office:value-type="float" office:value="0.0000556458" calcext:value-type="float">
            <text:p>5.56458E-05</text:p>
          </table:table-cell>
          <table:table-cell office:value-type="float" office:value="378" calcext:value-type="float">
            <text:p>378</text:p>
          </table:table-cell>
          <table:table-cell table:formula="of:=[.D105]*100" office:value-type="float" office:value="0.04814132" calcext:value-type="float">
            <text:p>0.04814132</text:p>
          </table:table-cell>
          <table:table-cell table:formula="of:=[.E105]*100" office:value-type="float" office:value="0.396224" calcext:value-type="float">
            <text:p>0.39622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9.1261444092" calcext:value-type="float">
            <text:p>179.1261444092</text:p>
          </table:table-cell>
          <table:table-cell office:value-type="float" office:value="-0.1367357683" calcext:value-type="float">
            <text:p>-0.13673576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568" calcext:value-type="float">
            <text:p>0.00369568</text:p>
          </table:table-cell>
          <table:table-cell office:value-type="float" office:value="0.00369061" calcext:value-type="float">
            <text:p>0.00369061</text:p>
          </table:table-cell>
          <table:table-cell office:value-type="float" office:value="-0.0001429931" calcext:value-type="float">
            <text:p>-0.0001429931</text:p>
          </table:table-cell>
          <table:table-cell office:value-type="float" office:value="379" calcext:value-type="float">
            <text:p>379</text:p>
          </table:table-cell>
          <table:table-cell table:formula="of:=[.D106]*100" office:value-type="float" office:value="0.04814132" calcext:value-type="float">
            <text:p>0.04814132</text:p>
          </table:table-cell>
          <table:table-cell table:formula="of:=[.E106]*100" office:value-type="float" office:value="0.369568" calcext:value-type="float">
            <text:p>0.369568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79.1230010986" calcext:value-type="float">
            <text:p>179.1230010986</text:p>
          </table:table-cell>
          <table:table-cell office:value-type="float" office:value="-0.1549774378" calcext:value-type="float">
            <text:p>-0.15497743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4045" calcext:value-type="float">
            <text:p>0.00364045</text:p>
          </table:table-cell>
          <table:table-cell office:value-type="float" office:value="0.00386682" calcext:value-type="float">
            <text:p>0.00386682</text:p>
          </table:table-cell>
          <table:table-cell office:value-type="float" office:value="-0.0000801201" calcext:value-type="float">
            <text:p>-8.01201E-05</text:p>
          </table:table-cell>
          <table:table-cell office:value-type="float" office:value="380" calcext:value-type="float">
            <text:p>380</text:p>
          </table:table-cell>
          <table:table-cell table:formula="of:=[.D107]*100" office:value-type="float" office:value="0.04814132" calcext:value-type="float">
            <text:p>0.04814132</text:p>
          </table:table-cell>
          <table:table-cell table:formula="of:=[.E107]*100" office:value-type="float" office:value="0.364045" calcext:value-type="float">
            <text:p>0.3640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1174621582" calcext:value-type="float">
            <text:p>179.1174621582</text:p>
          </table:table-cell>
          <table:table-cell office:value-type="float" office:value="-0.1050710319" calcext:value-type="float">
            <text:p>-0.10507103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7204" calcext:value-type="float">
            <text:p>0.00327204</text:p>
          </table:table-cell>
          <table:table-cell office:value-type="float" office:value="0.00397725" calcext:value-type="float">
            <text:p>0.00397725</text:p>
          </table:table-cell>
          <table:table-cell office:value-type="float" office:value="-0.0001672399" calcext:value-type="float">
            <text:p>-0.0001672399</text:p>
          </table:table-cell>
          <table:table-cell office:value-type="float" office:value="381" calcext:value-type="float">
            <text:p>381</text:p>
          </table:table-cell>
          <table:table-cell table:formula="of:=[.D108]*100" office:value-type="float" office:value="0.04814132" calcext:value-type="float">
            <text:p>0.04814132</text:p>
          </table:table-cell>
          <table:table-cell table:formula="of:=[.E108]*100" office:value-type="float" office:value="0.327204" calcext:value-type="float">
            <text:p>0.327204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1031951904" calcext:value-type="float">
            <text:p>179.1031951904</text:p>
          </table:table-cell>
          <table:table-cell office:value-type="float" office:value="-0.1585626352" calcext:value-type="float">
            <text:p>-0.15856263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8374" calcext:value-type="float">
            <text:p>0.00338374</text:p>
          </table:table-cell>
          <table:table-cell office:value-type="float" office:value="0.00409462" calcext:value-type="float">
            <text:p>0.00409462</text:p>
          </table:table-cell>
          <table:table-cell office:value-type="float" office:value="-0.0000128391" calcext:value-type="float">
            <text:p>-1.28391E-05</text:p>
          </table:table-cell>
          <table:table-cell office:value-type="float" office:value="382" calcext:value-type="float">
            <text:p>382</text:p>
          </table:table-cell>
          <table:table-cell table:formula="of:=[.D109]*100" office:value-type="float" office:value="0.04814132" calcext:value-type="float">
            <text:p>0.04814132</text:p>
          </table:table-cell>
          <table:table-cell table:formula="of:=[.E109]*100" office:value-type="float" office:value="0.338374" calcext:value-type="float">
            <text:p>0.338374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1053619385" calcext:value-type="float">
            <text:p>179.1053619385</text:p>
          </table:table-cell>
          <table:table-cell office:value-type="float" office:value="-0.2017865894" calcext:value-type="float">
            <text:p>-0.20178658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451" calcext:value-type="float">
            <text:p>0.0037451</text:p>
          </table:table-cell>
          <table:table-cell office:value-type="float" office:value="0.00416498" calcext:value-type="float">
            <text:p>0.00416498</text:p>
          </table:table-cell>
          <table:table-cell office:value-type="float" office:value="0.0000062175" calcext:value-type="float">
            <text:p>6.2175E-06</text:p>
          </table:table-cell>
          <table:table-cell office:value-type="float" office:value="383" calcext:value-type="float">
            <text:p>383</text:p>
          </table:table-cell>
          <table:table-cell table:formula="of:=[.D110]*100" office:value-type="float" office:value="0.04814132" calcext:value-type="float">
            <text:p>0.04814132</text:p>
          </table:table-cell>
          <table:table-cell table:formula="of:=[.E110]*100" office:value-type="float" office:value="0.37451" calcext:value-type="float">
            <text:p>0.37451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1019287109" calcext:value-type="float">
            <text:p>179.1019287109</text:p>
          </table:table-cell>
          <table:table-cell office:value-type="float" office:value="-0.1522334447" calcext:value-type="float">
            <text:p>-0.15223344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493" calcext:value-type="float">
            <text:p>0.00365493</text:p>
          </table:table-cell>
          <table:table-cell office:value-type="float" office:value="0.00416498" calcext:value-type="float">
            <text:p>0.00416498</text:p>
          </table:table-cell>
          <table:table-cell office:value-type="float" office:value="0.000062122" calcext:value-type="float">
            <text:p>0.000062122</text:p>
          </table:table-cell>
          <table:table-cell office:value-type="float" office:value="384" calcext:value-type="float">
            <text:p>384</text:p>
          </table:table-cell>
          <table:table-cell table:formula="of:=[.D111]*100" office:value-type="float" office:value="0.04814132" calcext:value-type="float">
            <text:p>0.04814132</text:p>
          </table:table-cell>
          <table:table-cell table:formula="of:=[.E111]*100" office:value-type="float" office:value="0.365493" calcext:value-type="float">
            <text:p>0.36549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1078491211" calcext:value-type="float">
            <text:p>179.1078491211</text:p>
          </table:table-cell>
          <table:table-cell office:value-type="float" office:value="-0.1242251857" calcext:value-type="float">
            <text:p>-0.12422518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0899" calcext:value-type="float">
            <text:p>0.00340899</text:p>
          </table:table-cell>
          <table:table-cell office:value-type="float" office:value="0.00421949" calcext:value-type="float">
            <text:p>0.00421949</text:p>
          </table:table-cell>
          <table:table-cell office:value-type="float" office:value="-0.0001332304" calcext:value-type="float">
            <text:p>-0.0001332304</text:p>
          </table:table-cell>
          <table:table-cell office:value-type="float" office:value="385" calcext:value-type="float">
            <text:p>385</text:p>
          </table:table-cell>
          <table:table-cell table:formula="of:=[.D112]*100" office:value-type="float" office:value="0.04814132" calcext:value-type="float">
            <text:p>0.04814132</text:p>
          </table:table-cell>
          <table:table-cell table:formula="of:=[.E112]*100" office:value-type="float" office:value="0.340899" calcext:value-type="float">
            <text:p>0.340899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9.1047058105" calcext:value-type="float">
            <text:p>179.1047058105</text:p>
          </table:table-cell>
          <table:table-cell office:value-type="float" office:value="-0.1992573066" calcext:value-type="float">
            <text:p>-0.19925730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0.00424698" calcext:value-type="float">
            <text:p>0.00424698</text:p>
          </table:table-cell>
          <table:table-cell office:value-type="float" office:value="0.0001361139" calcext:value-type="float">
            <text:p>0.0001361139</text:p>
          </table:table-cell>
          <table:table-cell office:value-type="float" office:value="386" calcext:value-type="float">
            <text:p>386</text:p>
          </table:table-cell>
          <table:table-cell table:formula="of:=[.D113]*100" office:value-type="float" office:value="0.04814132" calcext:value-type="float">
            <text:p>0.04814132</text:p>
          </table:table-cell>
          <table:table-cell table:formula="of:=[.E113]*100"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179.1035461426" calcext:value-type="float">
            <text:p>179.1035461426</text:p>
          </table:table-cell>
          <table:table-cell office:value-type="float" office:value="-0.2173428319" calcext:value-type="float">
            <text:p>-0.21734283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8777" calcext:value-type="float">
            <text:p>0.00408777</text:p>
          </table:table-cell>
          <table:table-cell office:value-type="float" office:value="0.00423775" calcext:value-type="float">
            <text:p>0.00423775</text:p>
          </table:table-cell>
          <table:table-cell office:value-type="float" office:value="0.0001837117" calcext:value-type="float">
            <text:p>0.0001837117</text:p>
          </table:table-cell>
          <table:table-cell office:value-type="float" office:value="387" calcext:value-type="float">
            <text:p>387</text:p>
          </table:table-cell>
          <table:table-cell table:formula="of:=[.D114]*100" office:value-type="float" office:value="0.04814132" calcext:value-type="float">
            <text:p>0.04814132</text:p>
          </table:table-cell>
          <table:table-cell table:formula="of:=[.E114]*100" office:value-type="float" office:value="0.408777" calcext:value-type="float">
            <text:p>0.408777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79.1138000488" calcext:value-type="float">
            <text:p>179.1138000488</text:p>
          </table:table-cell>
          <table:table-cell office:value-type="float" office:value="-0.1396669748" calcext:value-type="float">
            <text:p>-0.13966697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83" calcext:value-type="float">
            <text:p>0.0037983</text:p>
          </table:table-cell>
          <table:table-cell office:value-type="float" office:value="0.00422325" calcext:value-type="float">
            <text:p>0.00422325</text:p>
          </table:table-cell>
          <table:table-cell office:value-type="float" office:value="-0.0000852675" calcext:value-type="float">
            <text:p>-8.52675E-05</text:p>
          </table:table-cell>
          <table:table-cell office:value-type="float" office:value="388" calcext:value-type="float">
            <text:p>388</text:p>
          </table:table-cell>
          <table:table-cell table:formula="of:=[.D115]*100" office:value-type="float" office:value="0.04814132" calcext:value-type="float">
            <text:p>0.04814132</text:p>
          </table:table-cell>
          <table:table-cell table:formula="of:=[.E115]*100" office:value-type="float" office:value="0.37983" calcext:value-type="float">
            <text:p>0.37983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179.1076202393" calcext:value-type="float">
            <text:p>179.1076202393</text:p>
          </table:table-cell>
          <table:table-cell office:value-type="float" office:value="-0.1240522827" calcext:value-type="float">
            <text:p>-0.12405228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0279" calcext:value-type="float">
            <text:p>0.00350279</text:p>
          </table:table-cell>
          <table:table-cell office:value-type="float" office:value="0.00422325" calcext:value-type="float">
            <text:p>0.00422325</text:p>
          </table:table-cell>
          <table:table-cell office:value-type="float" office:value="-0.0000463044" calcext:value-type="float">
            <text:p>-4.63044E-05</text:p>
          </table:table-cell>
          <table:table-cell office:value-type="float" office:value="389" calcext:value-type="float">
            <text:p>389</text:p>
          </table:table-cell>
          <table:table-cell table:formula="of:=[.D116]*100" office:value-type="float" office:value="0.04814132" calcext:value-type="float">
            <text:p>0.04814132</text:p>
          </table:table-cell>
          <table:table-cell table:formula="of:=[.E116]*100" office:value-type="float" office:value="0.350279" calcext:value-type="float">
            <text:p>0.350279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1038208008" calcext:value-type="float">
            <text:p>179.1038208008</text:p>
          </table:table-cell>
          <table:table-cell office:value-type="float" office:value="-0.1492447539" calcext:value-type="float">
            <text:p>-0.14924475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7459" calcext:value-type="float">
            <text:p>0.00347459</text:p>
          </table:table-cell>
          <table:table-cell office:value-type="float" office:value="0.00416346" calcext:value-type="float">
            <text:p>0.00416346</text:p>
          </table:table-cell>
          <table:table-cell office:value-type="float" office:value="-0.0001077437" calcext:value-type="float">
            <text:p>-0.0001077437</text:p>
          </table:table-cell>
          <table:table-cell office:value-type="float" office:value="390" calcext:value-type="float">
            <text:p>390</text:p>
          </table:table-cell>
          <table:table-cell table:formula="of:=[.D117]*100" office:value-type="float" office:value="0.04814132" calcext:value-type="float">
            <text:p>0.04814132</text:p>
          </table:table-cell>
          <table:table-cell table:formula="of:=[.E117]*100" office:value-type="float" office:value="0.347459" calcext:value-type="float">
            <text:p>0.347459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9.1071777344" calcext:value-type="float">
            <text:p>179.1071777344</text:p>
          </table:table-cell>
          <table:table-cell office:value-type="float" office:value="-0.1386694394" calcext:value-type="float">
            <text:p>-0.13866943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856" calcext:value-type="float">
            <text:p>0.0033856</text:p>
          </table:table-cell>
          <table:table-cell office:value-type="float" office:value="0.00411673" calcext:value-type="float">
            <text:p>0.00411673</text:p>
          </table:table-cell>
          <table:table-cell office:value-type="float" office:value="-0.0001078032" calcext:value-type="float">
            <text:p>-0.0001078032</text:p>
          </table:table-cell>
          <table:table-cell office:value-type="float" office:value="391" calcext:value-type="float">
            <text:p>391</text:p>
          </table:table-cell>
          <table:table-cell table:formula="of:=[.D118]*100" office:value-type="float" office:value="0.04814132" calcext:value-type="float">
            <text:p>0.04814132</text:p>
          </table:table-cell>
          <table:table-cell table:formula="of:=[.E118]*100" office:value-type="float" office:value="0.33856" calcext:value-type="float">
            <text:p>0.33856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9.1119689941" calcext:value-type="float">
            <text:p>179.1119689941</text:p>
          </table:table-cell>
          <table:table-cell office:value-type="float" office:value="-0.1038197254" calcext:value-type="float">
            <text:p>-0.10381972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9496" calcext:value-type="float">
            <text:p>0.00309496</text:p>
          </table:table-cell>
          <table:table-cell office:value-type="float" office:value="0.00401433" calcext:value-type="float">
            <text:p>0.00401433</text:p>
          </table:table-cell>
          <table:table-cell office:value-type="float" office:value="-0.0001056742" calcext:value-type="float">
            <text:p>-0.0001056742</text:p>
          </table:table-cell>
          <table:table-cell office:value-type="float" office:value="392" calcext:value-type="float">
            <text:p>392</text:p>
          </table:table-cell>
          <table:table-cell table:formula="of:=[.D119]*100" office:value-type="float" office:value="0.04814132" calcext:value-type="float">
            <text:p>0.04814132</text:p>
          </table:table-cell>
          <table:table-cell table:formula="of:=[.E119]*100" office:value-type="float" office:value="0.309496" calcext:value-type="float">
            <text:p>0.309496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9.1175994873" calcext:value-type="float">
            <text:p>179.1175994873</text:p>
          </table:table-cell>
          <table:table-cell office:value-type="float" office:value="-0.1243437677" calcext:value-type="float">
            <text:p>-0.12434376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3894" calcext:value-type="float">
            <text:p>0.00303894</text:p>
          </table:table-cell>
          <table:table-cell office:value-type="float" office:value="0.00394252" calcext:value-type="float">
            <text:p>0.00394252</text:p>
          </table:table-cell>
          <table:table-cell office:value-type="float" office:value="-0.0000735726" calcext:value-type="float">
            <text:p>-7.35726E-05</text:p>
          </table:table-cell>
          <table:table-cell office:value-type="float" office:value="393" calcext:value-type="float">
            <text:p>393</text:p>
          </table:table-cell>
          <table:table-cell table:formula="of:=[.D120]*100" office:value-type="float" office:value="0.04814132" calcext:value-type="float">
            <text:p>0.04814132</text:p>
          </table:table-cell>
          <table:table-cell table:formula="of:=[.E120]*100" office:value-type="float" office:value="0.303894" calcext:value-type="float">
            <text:p>0.30389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1259918213" calcext:value-type="float">
            <text:p>179.1259918213</text:p>
          </table:table-cell>
          <table:table-cell office:value-type="float" office:value="-0.1164954059" calcext:value-type="float">
            <text:p>-0.11649540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4967" calcext:value-type="float">
            <text:p>0.00294967</text:p>
          </table:table-cell>
          <table:table-cell office:value-type="float" office:value="0.00394252" calcext:value-type="float">
            <text:p>0.00394252</text:p>
          </table:table-cell>
          <table:table-cell office:value-type="float" office:value="-0.0001986689" calcext:value-type="float">
            <text:p>-0.0001986689</text:p>
          </table:table-cell>
          <table:table-cell office:value-type="float" office:value="394" calcext:value-type="float">
            <text:p>394</text:p>
          </table:table-cell>
          <table:table-cell table:formula="of:=[.D121]*100" office:value-type="float" office:value="0.04814132" calcext:value-type="float">
            <text:p>0.04814132</text:p>
          </table:table-cell>
          <table:table-cell table:formula="of:=[.E121]*100" office:value-type="float" office:value="0.294967" calcext:value-type="float">
            <text:p>0.294967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1254119873" calcext:value-type="float">
            <text:p>179.1254119873</text:p>
          </table:table-cell>
          <table:table-cell office:value-type="float" office:value="-0.0450244067" calcext:value-type="float">
            <text:p>-0.04502440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1534" calcext:value-type="float">
            <text:p>0.00241534</text:p>
          </table:table-cell>
          <table:table-cell office:value-type="float" office:value="0.00381626" calcext:value-type="float">
            <text:p>0.00381626</text:p>
          </table:table-cell>
          <table:table-cell office:value-type="float" office:value="-0.0001685079" calcext:value-type="float">
            <text:p>-0.0001685079</text:p>
          </table:table-cell>
          <table:table-cell office:value-type="float" office:value="395" calcext:value-type="float">
            <text:p>395</text:p>
          </table:table-cell>
          <table:table-cell table:formula="of:=[.D122]*100" office:value-type="float" office:value="0.04814132" calcext:value-type="float">
            <text:p>0.04814132</text:p>
          </table:table-cell>
          <table:table-cell table:formula="of:=[.E122]*100" office:value-type="float" office:value="0.241534" calcext:value-type="float">
            <text:p>0.241534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9.1309051514" calcext:value-type="float">
            <text:p>179.1309051514</text:p>
          </table:table-cell>
          <table:table-cell office:value-type="float" office:value="-0.1332468902" calcext:value-type="float">
            <text:p>-0.13324689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4808" calcext:value-type="float">
            <text:p>0.00264808</text:p>
          </table:table-cell>
          <table:table-cell office:value-type="float" office:value="0.00373232" calcext:value-type="float">
            <text:p>0.00373232</text:p>
          </table:table-cell>
          <table:table-cell office:value-type="float" office:value="0.0001372902" calcext:value-type="float">
            <text:p>0.0001372902</text:p>
          </table:table-cell>
          <table:table-cell office:value-type="float" office:value="396" calcext:value-type="float">
            <text:p>396</text:p>
          </table:table-cell>
          <table:table-cell table:formula="of:=[.D123]*100" office:value-type="float" office:value="0.04814132" calcext:value-type="float">
            <text:p>0.04814132</text:p>
          </table:table-cell>
          <table:table-cell table:formula="of:=[.E123]*100" office:value-type="float" office:value="0.264808" calcext:value-type="float">
            <text:p>0.264808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9.125213623" calcext:value-type="float">
            <text:p>179.125213623</text:p>
          </table:table-cell>
          <table:table-cell office:value-type="float" office:value="-0.1459996764" calcext:value-type="float">
            <text:p>-0.14599967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699" calcext:value-type="float">
            <text:p>0.00288699</text:p>
          </table:table-cell>
          <table:table-cell office:value-type="float" office:value="0.00373232" calcext:value-type="float">
            <text:p>0.00373232</text:p>
          </table:table-cell>
          <table:table-cell office:value-type="float" office:value="0.0001147534" calcext:value-type="float">
            <text:p>0.0001147534</text:p>
          </table:table-cell>
          <table:table-cell office:value-type="float" office:value="397" calcext:value-type="float">
            <text:p>397</text:p>
          </table:table-cell>
          <table:table-cell table:formula="of:=[.D124]*100" office:value-type="float" office:value="0.04814132" calcext:value-type="float">
            <text:p>0.04814132</text:p>
          </table:table-cell>
          <table:table-cell table:formula="of:=[.E124]*100" office:value-type="float" office:value="0.288699" calcext:value-type="float">
            <text:p>0.288699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179.12890625" calcext:value-type="float">
            <text:p>179.12890625</text:p>
          </table:table-cell>
          <table:table-cell office:value-type="float" office:value="-0.1064587922" calcext:value-type="float">
            <text:p>-0.10645879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8231" calcext:value-type="float">
            <text:p>0.00278231</text:p>
          </table:table-cell>
          <table:table-cell office:value-type="float" office:value="0.00351762" calcext:value-type="float">
            <text:p>0.00351762</text:p>
          </table:table-cell>
          <table:table-cell office:value-type="float" office:value="-0.0000979411" calcext:value-type="float">
            <text:p>-9.79411E-05</text:p>
          </table:table-cell>
          <table:table-cell office:value-type="float" office:value="398" calcext:value-type="float">
            <text:p>398</text:p>
          </table:table-cell>
          <table:table-cell table:formula="of:=[.D125]*100" office:value-type="float" office:value="0.04814132" calcext:value-type="float">
            <text:p>0.04814132</text:p>
          </table:table-cell>
          <table:table-cell table:formula="of:=[.E125]*100" office:value-type="float" office:value="0.278231" calcext:value-type="float">
            <text:p>0.278231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9.1301727295" calcext:value-type="float">
            <text:p>179.1301727295</text:p>
          </table:table-cell>
          <table:table-cell office:value-type="float" office:value="-0.0994178614" calcext:value-type="float">
            <text:p>-0.09941786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6617" calcext:value-type="float">
            <text:p>0.00266617</text:p>
          </table:table-cell>
          <table:table-cell office:value-type="float" office:value="0.00351762" calcext:value-type="float">
            <text:p>0.00351762</text:p>
          </table:table-cell>
          <table:table-cell office:value-type="float" office:value="-0.0001659819" calcext:value-type="float">
            <text:p>-0.0001659819</text:p>
          </table:table-cell>
          <table:table-cell office:value-type="float" office:value="399" calcext:value-type="float">
            <text:p>399</text:p>
          </table:table-cell>
          <table:table-cell table:formula="of:=[.D126]*100" office:value-type="float" office:value="0.04814132" calcext:value-type="float">
            <text:p>0.04814132</text:p>
          </table:table-cell>
          <table:table-cell table:formula="of:=[.E126]*100" office:value-type="float" office:value="0.266617" calcext:value-type="float">
            <text:p>0.266617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179.1163482666" calcext:value-type="float">
            <text:p>179.1163482666</text:p>
          </table:table-cell>
          <table:table-cell office:value-type="float" office:value="-0.0757076914" calcext:value-type="float">
            <text:p>-0.07570769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3161" calcext:value-type="float">
            <text:p>0.00243161</text:p>
          </table:table-cell>
          <table:table-cell office:value-type="float" office:value="0.00339242" calcext:value-type="float">
            <text:p>0.00339242</text:p>
          </table:table-cell>
          <table:table-cell office:value-type="float" office:value="-0.0001177095" calcext:value-type="float">
            <text:p>-0.0001177095</text:p>
          </table:table-cell>
          <table:table-cell office:value-type="float" office:value="400" calcext:value-type="float">
            <text:p>400</text:p>
          </table:table-cell>
          <table:table-cell table:formula="of:=[.D127]*100" office:value-type="float" office:value="0.04814132" calcext:value-type="float">
            <text:p>0.04814132</text:p>
          </table:table-cell>
          <table:table-cell table:formula="of:=[.E127]*100" office:value-type="float" office:value="0.243161" calcext:value-type="float">
            <text:p>0.243161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9.1154937744" calcext:value-type="float">
            <text:p>179.1154937744</text:p>
          </table:table-cell>
          <table:table-cell office:value-type="float" office:value="-0.1169714531" calcext:value-type="float">
            <text:p>-0.11697145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5063" calcext:value-type="float">
            <text:p>0.00255063</text:p>
          </table:table-cell>
          <table:table-cell office:value-type="float" office:value="0.00331601" calcext:value-type="float">
            <text:p>0.00331601</text:p>
          </table:table-cell>
          <table:table-cell office:value-type="float" office:value="-0.0001255588" calcext:value-type="float">
            <text:p>-0.0001255588</text:p>
          </table:table-cell>
          <table:table-cell office:value-type="float" office:value="401" calcext:value-type="float">
            <text:p>401</text:p>
          </table:table-cell>
          <table:table-cell table:formula="of:=[.D128]*100" office:value-type="float" office:value="0.04814132" calcext:value-type="float">
            <text:p>0.04814132</text:p>
          </table:table-cell>
          <table:table-cell table:formula="of:=[.E128]*100" office:value-type="float" office:value="0.255063" calcext:value-type="float">
            <text:p>0.255063</text:p>
          </table:table-cell>
        </table:table-row>
        <table:table-row table:style-name="ro1">
          <table:table-cell office:value-type="float" office:value="20.07" calcext:value-type="float">
            <text:p>20.07</text:p>
          </table:table-cell>
          <table:table-cell office:value-type="float" office:value="179.1178894043" calcext:value-type="float">
            <text:p>179.1178894043</text:p>
          </table:table-cell>
          <table:table-cell office:value-type="float" office:value="-0.061554366" calcext:value-type="float">
            <text:p>-0.0615543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6099" calcext:value-type="float">
            <text:p>0.00226099</text:p>
          </table:table-cell>
          <table:table-cell office:value-type="float" office:value="0.00331601" calcext:value-type="float">
            <text:p>0.00331601</text:p>
          </table:table-cell>
          <table:table-cell office:value-type="float" office:value="-0.0002271962" calcext:value-type="float">
            <text:p>-0.0002271962</text:p>
          </table:table-cell>
          <table:table-cell office:value-type="float" office:value="402" calcext:value-type="float">
            <text:p>402</text:p>
          </table:table-cell>
          <table:table-cell table:formula="of:=[.D129]*100" office:value-type="float" office:value="0.04814132" calcext:value-type="float">
            <text:p>0.04814132</text:p>
          </table:table-cell>
          <table:table-cell table:formula="of:=[.E129]*100" office:value-type="float" office:value="0.226099" calcext:value-type="float">
            <text:p>0.226099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179.1290893555" calcext:value-type="float">
            <text:p>179.1290893555</text:p>
          </table:table-cell>
          <table:table-cell office:value-type="float" office:value="-0.1229584715" calcext:value-type="float">
            <text:p>-0.12295847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7745" calcext:value-type="float">
            <text:p>0.00247745</text:p>
          </table:table-cell>
          <table:table-cell office:value-type="float" office:value="0.00321472" calcext:value-type="float">
            <text:p>0.00321472</text:p>
          </table:table-cell>
          <table:table-cell office:value-type="float" office:value="-0.0000002051" calcext:value-type="float">
            <text:p>-2.051E-07</text:p>
          </table:table-cell>
          <table:table-cell office:value-type="float" office:value="403" calcext:value-type="float">
            <text:p>403</text:p>
          </table:table-cell>
          <table:table-cell table:formula="of:=[.D130]*100" office:value-type="float" office:value="0.04814132" calcext:value-type="float">
            <text:p>0.04814132</text:p>
          </table:table-cell>
          <table:table-cell table:formula="of:=[.E130]*100" office:value-type="float" office:value="0.247745" calcext:value-type="float">
            <text:p>0.247745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1162719727" calcext:value-type="float">
            <text:p>179.1162719727</text:p>
          </table:table-cell>
          <table:table-cell office:value-type="float" office:value="-0.0442583998" calcext:value-type="float">
            <text:p>-0.04425839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9753" calcext:value-type="float">
            <text:p>0.00209753</text:p>
          </table:table-cell>
          <table:table-cell office:value-type="float" office:value="0.00315725" calcext:value-type="float">
            <text:p>0.00315725</text:p>
          </table:table-cell>
          <table:table-cell office:value-type="float" office:value="-0.0001533926" calcext:value-type="float">
            <text:p>-0.0001533926</text:p>
          </table:table-cell>
          <table:table-cell office:value-type="float" office:value="404" calcext:value-type="float">
            <text:p>404</text:p>
          </table:table-cell>
          <table:table-cell table:formula="of:=[.D131]*100" office:value-type="float" office:value="0.04814132" calcext:value-type="float">
            <text:p>0.04814132</text:p>
          </table:table-cell>
          <table:table-cell table:formula="of:=[.E131]*100" office:value-type="float" office:value="0.209753" calcext:value-type="float">
            <text:p>0.209753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79.119720459" calcext:value-type="float">
            <text:p>179.119720459</text:p>
          </table:table-cell>
          <table:table-cell office:value-type="float" office:value="-0.1131215745" calcext:value-type="float">
            <text:p>-0.11312157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038" calcext:value-type="float">
            <text:p>0.0023038</text:p>
          </table:table-cell>
          <table:table-cell office:value-type="float" office:value="0.00315725" calcext:value-type="float">
            <text:p>0.00315725</text:p>
          </table:table-cell>
          <table:table-cell office:value-type="float" office:value="-0.0000113174" calcext:value-type="float">
            <text:p>-1.13174E-05</text:p>
          </table:table-cell>
          <table:table-cell office:value-type="float" office:value="405" calcext:value-type="float">
            <text:p>405</text:p>
          </table:table-cell>
          <table:table-cell table:formula="of:=[.D132]*100" office:value-type="float" office:value="0.04814132" calcext:value-type="float">
            <text:p>0.04814132</text:p>
          </table:table-cell>
          <table:table-cell table:formula="of:=[.E132]*100" office:value-type="float" office:value="0.23038" calcext:value-type="float">
            <text:p>0.23038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1215820312" calcext:value-type="float">
            <text:p>179.1215820312</text:p>
          </table:table-cell>
          <table:table-cell office:value-type="float" office:value="-0.1428822064" calcext:value-type="float">
            <text:p>-0.14288220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3827" calcext:value-type="float">
            <text:p>0.00263827</text:p>
          </table:table-cell>
          <table:table-cell office:value-type="float" office:value="0.00305721" calcext:value-type="float">
            <text:p>0.00305721</text:p>
          </table:table-cell>
          <table:table-cell office:value-type="float" office:value="0.0001122616" calcext:value-type="float">
            <text:p>0.0001122616</text:p>
          </table:table-cell>
          <table:table-cell office:value-type="float" office:value="406" calcext:value-type="float">
            <text:p>406</text:p>
          </table:table-cell>
          <table:table-cell table:formula="of:=[.D133]*100" office:value-type="float" office:value="0.04814132" calcext:value-type="float">
            <text:p>0.04814132</text:p>
          </table:table-cell>
          <table:table-cell table:formula="of:=[.E133]*100" office:value-type="float" office:value="0.263827" calcext:value-type="float">
            <text:p>0.263827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9.1242980957" calcext:value-type="float">
            <text:p>179.1242980957</text:p>
          </table:table-cell>
          <table:table-cell office:value-type="float" office:value="-0.1281607428" calcext:value-type="float">
            <text:p>-0.12816074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6189" calcext:value-type="float">
            <text:p>0.00276189</text:p>
          </table:table-cell>
          <table:table-cell office:value-type="float" office:value="0.00305721" calcext:value-type="float">
            <text:p>0.00305721</text:p>
          </table:table-cell>
          <table:table-cell office:value-type="float" office:value="-0.0000441582" calcext:value-type="float">
            <text:p>-4.41582E-05</text:p>
          </table:table-cell>
          <table:table-cell office:value-type="float" office:value="407" calcext:value-type="float">
            <text:p>407</text:p>
          </table:table-cell>
          <table:table-cell table:formula="of:=[.D134]*100" office:value-type="float" office:value="0.04814132" calcext:value-type="float">
            <text:p>0.04814132</text:p>
          </table:table-cell>
          <table:table-cell table:formula="of:=[.E134]*100" office:value-type="float" office:value="0.276189" calcext:value-type="float">
            <text:p>0.27618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1240539551" calcext:value-type="float">
            <text:p>179.1240539551</text:p>
          </table:table-cell>
          <table:table-cell office:value-type="float" office:value="-0.06212108" calcext:value-type="float">
            <text:p>-0.062121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0466" calcext:value-type="float">
            <text:p>0.00240466</text:p>
          </table:table-cell>
          <table:table-cell office:value-type="float" office:value="0.0030131" calcext:value-type="float">
            <text:p>0.0030131</text:p>
          </table:table-cell>
          <table:table-cell office:value-type="float" office:value="-0.000162812" calcext:value-type="float">
            <text:p>-0.000162812</text:p>
          </table:table-cell>
          <table:table-cell office:value-type="float" office:value="408" calcext:value-type="float">
            <text:p>408</text:p>
          </table:table-cell>
          <table:table-cell table:formula="of:=[.D135]*100" office:value-type="float" office:value="0.04814132" calcext:value-type="float">
            <text:p>0.04814132</text:p>
          </table:table-cell>
          <table:table-cell table:formula="of:=[.E135]*100" office:value-type="float" office:value="0.240466" calcext:value-type="float">
            <text:p>0.240466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9.1245422363" calcext:value-type="float">
            <text:p>179.1245422363</text:p>
          </table:table-cell>
          <table:table-cell office:value-type="float" office:value="-0.0808008639" calcext:value-type="float">
            <text:p>-0.08080086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9229" calcext:value-type="float">
            <text:p>0.00229229</text:p>
          </table:table-cell>
          <table:table-cell office:value-type="float" office:value="0.0030131" calcext:value-type="float">
            <text:p>0.0030131</text:p>
          </table:table-cell>
          <table:table-cell office:value-type="float" office:value="-0.0002209309" calcext:value-type="float">
            <text:p>-0.0002209309</text:p>
          </table:table-cell>
          <table:table-cell office:value-type="float" office:value="409" calcext:value-type="float">
            <text:p>409</text:p>
          </table:table-cell>
          <table:table-cell table:formula="of:=[.D136]*100" office:value-type="float" office:value="0.04814132" calcext:value-type="float">
            <text:p>0.04814132</text:p>
          </table:table-cell>
          <table:table-cell table:formula="of:=[.E136]*100" office:value-type="float" office:value="0.229229" calcext:value-type="float">
            <text:p>0.229229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1243286133" calcext:value-type="float">
            <text:p>179.1243286133</text:p>
          </table:table-cell>
          <table:table-cell office:value-type="float" office:value="-0.1204035144" calcext:value-type="float">
            <text:p>-0.12040351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812" calcext:value-type="float">
            <text:p>0.0024812</text:p>
          </table:table-cell>
          <table:table-cell office:value-type="float" office:value="0.0030131" calcext:value-type="float">
            <text:p>0.0030131</text:p>
          </table:table-cell>
          <table:table-cell office:value-type="float" office:value="0.0000157031" calcext:value-type="float">
            <text:p>1.57031E-05</text:p>
          </table:table-cell>
          <table:table-cell office:value-type="float" office:value="410" calcext:value-type="float">
            <text:p>410</text:p>
          </table:table-cell>
          <table:table-cell table:formula="of:=[.D137]*100" office:value-type="float" office:value="0.04814132" calcext:value-type="float">
            <text:p>0.04814132</text:p>
          </table:table-cell>
          <table:table-cell table:formula="of:=[.E137]*100" office:value-type="float" office:value="0.24812" calcext:value-type="float">
            <text:p>0.24812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1318054199" calcext:value-type="float">
            <text:p>179.1318054199</text:p>
          </table:table-cell>
          <table:table-cell office:value-type="float" office:value="-0.1313486438" calcext:value-type="float">
            <text:p>-0.13134864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7907" calcext:value-type="float">
            <text:p>0.00267907</text:p>
          </table:table-cell>
          <table:table-cell office:value-type="float" office:value="0.00303449" calcext:value-type="float">
            <text:p>0.00303449</text:p>
          </table:table-cell>
          <table:table-cell office:value-type="float" office:value="-0.0000604699" calcext:value-type="float">
            <text:p>-6.04699E-05</text:p>
          </table:table-cell>
          <table:table-cell office:value-type="float" office:value="411" calcext:value-type="float">
            <text:p>411</text:p>
          </table:table-cell>
          <table:table-cell table:formula="of:=[.D138]*100" office:value-type="float" office:value="0.04814132" calcext:value-type="float">
            <text:p>0.04814132</text:p>
          </table:table-cell>
          <table:table-cell table:formula="of:=[.E138]*100" office:value-type="float" office:value="0.267907" calcext:value-type="float">
            <text:p>0.267907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1307220459" calcext:value-type="float">
            <text:p>179.1307220459</text:p>
          </table:table-cell>
          <table:table-cell office:value-type="float" office:value="-0.108465751" calcext:value-type="float">
            <text:p>-0.1084657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5796" calcext:value-type="float">
            <text:p>0.00265796</text:p>
          </table:table-cell>
          <table:table-cell office:value-type="float" office:value="0.00303449" calcext:value-type="float">
            <text:p>0.00303449</text:p>
          </table:table-cell>
          <table:table-cell office:value-type="float" office:value="-0.0000324974" calcext:value-type="float">
            <text:p>-3.24974E-05</text:p>
          </table:table-cell>
          <table:table-cell office:value-type="float" office:value="412" calcext:value-type="float">
            <text:p>412</text:p>
          </table:table-cell>
          <table:table-cell table:formula="of:=[.D139]*100" office:value-type="float" office:value="0.04814132" calcext:value-type="float">
            <text:p>0.04814132</text:p>
          </table:table-cell>
          <table:table-cell table:formula="of:=[.E139]*100" office:value-type="float" office:value="0.265796" calcext:value-type="float">
            <text:p>0.265796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79.131729126" calcext:value-type="float">
            <text:p>179.131729126</text:p>
          </table:table-cell>
          <table:table-cell office:value-type="float" office:value="-0.1096267961" calcext:value-type="float">
            <text:p>-0.10962679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517" calcext:value-type="float">
            <text:p>0.0026517</text:p>
          </table:table-cell>
          <table:table-cell office:value-type="float" office:value="0.0030666" calcext:value-type="float">
            <text:p>0.0030666</text:p>
          </table:table-cell>
          <table:table-cell office:value-type="float" office:value="-0.000007941" calcext:value-type="float">
            <text:p>-0.000007941</text:p>
          </table:table-cell>
          <table:table-cell office:value-type="float" office:value="413" calcext:value-type="float">
            <text:p>413</text:p>
          </table:table-cell>
          <table:table-cell table:formula="of:=[.D140]*100" office:value-type="float" office:value="0.04814132" calcext:value-type="float">
            <text:p>0.04814132</text:p>
          </table:table-cell>
          <table:table-cell table:formula="of:=[.E140]*100" office:value-type="float" office:value="0.26517" calcext:value-type="float">
            <text:p>0.26517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79.1346740723" calcext:value-type="float">
            <text:p>179.1346740723</text:p>
          </table:table-cell>
          <table:table-cell office:value-type="float" office:value="-0.0375567157" calcext:value-type="float">
            <text:p>-0.03755671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6836" calcext:value-type="float">
            <text:p>0.00216836</text:p>
          </table:table-cell>
          <table:table-cell office:value-type="float" office:value="0.00310287" calcext:value-type="float">
            <text:p>0.00310287</text:p>
          </table:table-cell>
          <table:table-cell office:value-type="float" office:value="-0.0002275961" calcext:value-type="float">
            <text:p>-0.0002275961</text:p>
          </table:table-cell>
          <table:table-cell office:value-type="float" office:value="414" calcext:value-type="float">
            <text:p>414</text:p>
          </table:table-cell>
          <table:table-cell table:formula="of:=[.D141]*100" office:value-type="float" office:value="0.04814132" calcext:value-type="float">
            <text:p>0.04814132</text:p>
          </table:table-cell>
          <table:table-cell table:formula="of:=[.E141]*100" office:value-type="float" office:value="0.216836" calcext:value-type="float">
            <text:p>0.216836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1342315674" calcext:value-type="float">
            <text:p>179.1342315674</text:p>
          </table:table-cell>
          <table:table-cell office:value-type="float" office:value="-0.0892205182" calcext:value-type="float">
            <text:p>-0.08922051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9179" calcext:value-type="float">
            <text:p>0.00219179</text:p>
          </table:table-cell>
          <table:table-cell office:value-type="float" office:value="0.00310287" calcext:value-type="float">
            <text:p>0.00310287</text:p>
          </table:table-cell>
          <table:table-cell office:value-type="float" office:value="-0.0001321036" calcext:value-type="float">
            <text:p>-0.0001321036</text:p>
          </table:table-cell>
          <table:table-cell office:value-type="float" office:value="415" calcext:value-type="float">
            <text:p>415</text:p>
          </table:table-cell>
          <table:table-cell table:formula="of:=[.D142]*100" office:value-type="float" office:value="0.04814132" calcext:value-type="float">
            <text:p>0.04814132</text:p>
          </table:table-cell>
          <table:table-cell table:formula="of:=[.E142]*100" office:value-type="float" office:value="0.219179" calcext:value-type="float">
            <text:p>0.219179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1379547119" calcext:value-type="float">
            <text:p>179.1379547119</text:p>
          </table:table-cell>
          <table:table-cell office:value-type="float" office:value="-0.0498631742" calcext:value-type="float">
            <text:p>-0.04986317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4562" calcext:value-type="float">
            <text:p>0.00194562</text:p>
          </table:table-cell>
          <table:table-cell office:value-type="float" office:value="0.00320688" calcext:value-type="float">
            <text:p>0.00320688</text:p>
          </table:table-cell>
          <table:table-cell office:value-type="float" office:value="-0.0000217127" calcext:value-type="float">
            <text:p>-2.17127E-05</text:p>
          </table:table-cell>
          <table:table-cell office:value-type="float" office:value="416" calcext:value-type="float">
            <text:p>416</text:p>
          </table:table-cell>
          <table:table-cell table:formula="of:=[.D143]*100" office:value-type="float" office:value="0.04814132" calcext:value-type="float">
            <text:p>0.04814132</text:p>
          </table:table-cell>
          <table:table-cell table:formula="of:=[.E143]*100" office:value-type="float" office:value="0.194562" calcext:value-type="float">
            <text:p>0.194562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1422424316" calcext:value-type="float">
            <text:p>179.1422424316</text:p>
          </table:table-cell>
          <table:table-cell office:value-type="float" office:value="0.0075394086" calcext:value-type="float">
            <text:p>0.00753940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0093" calcext:value-type="float">
            <text:p>0.00140093</text:p>
          </table:table-cell>
          <table:table-cell office:value-type="float" office:value="0.00320688" calcext:value-type="float">
            <text:p>0.00320688</text:p>
          </table:table-cell>
          <table:table-cell office:value-type="float" office:value="-0.0001530483" calcext:value-type="float">
            <text:p>-0.0001530483</text:p>
          </table:table-cell>
          <table:table-cell office:value-type="float" office:value="417" calcext:value-type="float">
            <text:p>417</text:p>
          </table:table-cell>
          <table:table-cell table:formula="of:=[.D144]*100" office:value-type="float" office:value="0.04814132" calcext:value-type="float">
            <text:p>0.04814132</text:p>
          </table:table-cell>
          <table:table-cell table:formula="of:=[.E144]*100" office:value-type="float" office:value="0.140093" calcext:value-type="float">
            <text:p>0.140093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1417541504" calcext:value-type="float">
            <text:p>179.1417541504</text:p>
          </table:table-cell>
          <table:table-cell office:value-type="float" office:value="-0.0666644861" calcext:value-type="float">
            <text:p>-0.06666448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336" calcext:value-type="float">
            <text:p>0.0015336</text:p>
          </table:table-cell>
          <table:table-cell office:value-type="float" office:value="0.00327503" calcext:value-type="float">
            <text:p>0.00327503</text:p>
          </table:table-cell>
          <table:table-cell office:value-type="float" office:value="-0.0000324829" calcext:value-type="float">
            <text:p>-3.24829E-05</text:p>
          </table:table-cell>
          <table:table-cell office:value-type="float" office:value="418" calcext:value-type="float">
            <text:p>418</text:p>
          </table:table-cell>
          <table:table-cell table:formula="of:=[.D145]*100" office:value-type="float" office:value="0.04814132" calcext:value-type="float">
            <text:p>0.04814132</text:p>
          </table:table-cell>
          <table:table-cell table:formula="of:=[.E145]*100" office:value-type="float" office:value="0.15336" calcext:value-type="float">
            <text:p>0.15336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1372375488" calcext:value-type="float">
            <text:p>179.1372375488</text:p>
          </table:table-cell>
          <table:table-cell office:value-type="float" office:value="-0.0674884387" calcext:value-type="float">
            <text:p>-0.06748843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2693" calcext:value-type="float">
            <text:p>0.00162693</text:p>
          </table:table-cell>
          <table:table-cell office:value-type="float" office:value="0.00332609" calcext:value-type="float">
            <text:p>0.00332609</text:p>
          </table:table-cell>
          <table:table-cell office:value-type="float" office:value="-0.0000120066" calcext:value-type="float">
            <text:p>-1.20066E-05</text:p>
          </table:table-cell>
          <table:table-cell office:value-type="float" office:value="419" calcext:value-type="float">
            <text:p>419</text:p>
          </table:table-cell>
          <table:table-cell table:formula="of:=[.D146]*100" office:value-type="float" office:value="0.04814132" calcext:value-type="float">
            <text:p>0.04814132</text:p>
          </table:table-cell>
          <table:table-cell table:formula="of:=[.E146]*100" office:value-type="float" office:value="0.162693" calcext:value-type="float">
            <text:p>0.162693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1466827393" calcext:value-type="float">
            <text:p>179.1466827393</text:p>
          </table:table-cell>
          <table:table-cell office:value-type="float" office:value="-0.0534798623" calcext:value-type="float">
            <text:p>-0.05347986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956" calcext:value-type="float">
            <text:p>0.0015956</text:p>
          </table:table-cell>
          <table:table-cell office:value-type="float" office:value="0.00332609" calcext:value-type="float">
            <text:p>0.00332609</text:p>
          </table:table-cell>
          <table:table-cell office:value-type="float" office:value="-0.0001441107" calcext:value-type="float">
            <text:p>-0.0001441107</text:p>
          </table:table-cell>
          <table:table-cell office:value-type="float" office:value="420" calcext:value-type="float">
            <text:p>420</text:p>
          </table:table-cell>
          <table:table-cell table:formula="of:=[.D147]*100" office:value-type="float" office:value="0.04814132" calcext:value-type="float">
            <text:p>0.04814132</text:p>
          </table:table-cell>
          <table:table-cell table:formula="of:=[.E147]*100" office:value-type="float" office:value="0.15956" calcext:value-type="float">
            <text:p>0.15956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1441497803" calcext:value-type="float">
            <text:p>179.1441497803</text:p>
          </table:table-cell>
          <table:table-cell office:value-type="float" office:value="-0.0195328311" calcext:value-type="float">
            <text:p>-0.01953283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4914" calcext:value-type="float">
            <text:p>0.00134914</text:p>
          </table:table-cell>
          <table:table-cell office:value-type="float" office:value="0.00344523" calcext:value-type="float">
            <text:p>0.00344523</text:p>
          </table:table-cell>
          <table:table-cell office:value-type="float" office:value="-0.000268725" calcext:value-type="float">
            <text:p>-0.000268725</text:p>
          </table:table-cell>
          <table:table-cell office:value-type="float" office:value="421" calcext:value-type="float">
            <text:p>421</text:p>
          </table:table-cell>
          <table:table-cell table:formula="of:=[.D148]*100" office:value-type="float" office:value="0.04814132" calcext:value-type="float">
            <text:p>0.04814132</text:p>
          </table:table-cell>
          <table:table-cell table:formula="of:=[.E148]*100" office:value-type="float" office:value="0.134914" calcext:value-type="float">
            <text:p>0.134914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1345367432" calcext:value-type="float">
            <text:p>179.1345367432</text:p>
          </table:table-cell>
          <table:table-cell office:value-type="float" office:value="-0.0529071955" calcext:value-type="float">
            <text:p>-0.05290719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0783" calcext:value-type="float">
            <text:p>0.00140783</text:p>
          </table:table-cell>
          <table:table-cell office:value-type="float" office:value="0.00344523" calcext:value-type="float">
            <text:p>0.00344523</text:p>
          </table:table-cell>
          <table:table-cell office:value-type="float" office:value="-0.0000890851" calcext:value-type="float">
            <text:p>-8.90851E-05</text:p>
          </table:table-cell>
          <table:table-cell office:value-type="float" office:value="422" calcext:value-type="float">
            <text:p>422</text:p>
          </table:table-cell>
          <table:table-cell table:formula="of:=[.D149]*100" office:value-type="float" office:value="0.04814132" calcext:value-type="float">
            <text:p>0.04814132</text:p>
          </table:table-cell>
          <table:table-cell table:formula="of:=[.E149]*100" office:value-type="float" office:value="0.140783" calcext:value-type="float">
            <text:p>0.140783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179.1414031982" calcext:value-type="float">
            <text:p>179.1414031982</text:p>
          </table:table-cell>
          <table:table-cell office:value-type="float" office:value="-0.0686931282" calcext:value-type="float">
            <text:p>-0.06869312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5165" calcext:value-type="float">
            <text:p>0.00155165</text:p>
          </table:table-cell>
          <table:table-cell office:value-type="float" office:value="0.00344523" calcext:value-type="float">
            <text:p>0.00344523</text:p>
          </table:table-cell>
          <table:table-cell office:value-type="float" office:value="-0.0000067454" calcext:value-type="float">
            <text:p>-6.7454E-06</text:p>
          </table:table-cell>
          <table:table-cell office:value-type="float" office:value="423" calcext:value-type="float">
            <text:p>423</text:p>
          </table:table-cell>
          <table:table-cell table:formula="of:=[.D150]*100" office:value-type="float" office:value="0.04814132" calcext:value-type="float">
            <text:p>0.04814132</text:p>
          </table:table-cell>
          <table:table-cell table:formula="of:=[.E150]*100" office:value-type="float" office:value="0.155165" calcext:value-type="float">
            <text:p>0.155165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9.1389923096" calcext:value-type="float">
            <text:p>179.1389923096</text:p>
          </table:table-cell>
          <table:table-cell office:value-type="float" office:value="-0.1071043685" calcext:value-type="float">
            <text:p>-0.10710436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0229" calcext:value-type="float">
            <text:p>0.00190229</text:p>
          </table:table-cell>
          <table:table-cell office:value-type="float" office:value="0.00354849" calcext:value-type="float">
            <text:p>0.00354849</text:p>
          </table:table-cell>
          <table:table-cell office:value-type="float" office:value="-0.0000098731" calcext:value-type="float">
            <text:p>-9.8731E-06</text:p>
          </table:table-cell>
          <table:table-cell office:value-type="float" office:value="424" calcext:value-type="float">
            <text:p>424</text:p>
          </table:table-cell>
          <table:table-cell table:formula="of:=[.D151]*100" office:value-type="float" office:value="0.04814132" calcext:value-type="float">
            <text:p>0.04814132</text:p>
          </table:table-cell>
          <table:table-cell table:formula="of:=[.E151]*100" office:value-type="float" office:value="0.190229" calcext:value-type="float">
            <text:p>0.190229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9.1293029785" calcext:value-type="float">
            <text:p>179.1293029785</text:p>
          </table:table-cell>
          <table:table-cell office:value-type="float" office:value="-0.0956444682" calcext:value-type="float">
            <text:p>-0.09564446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583" calcext:value-type="float">
            <text:p>0.0020583</text:p>
          </table:table-cell>
          <table:table-cell office:value-type="float" office:value="0.00354849" calcext:value-type="float">
            <text:p>0.00354849</text:p>
          </table:table-cell>
          <table:table-cell office:value-type="float" office:value="-0.0000833679" calcext:value-type="float">
            <text:p>-8.33679E-05</text:p>
          </table:table-cell>
          <table:table-cell office:value-type="float" office:value="425" calcext:value-type="float">
            <text:p>425</text:p>
          </table:table-cell>
          <table:table-cell table:formula="of:=[.D152]*100" office:value-type="float" office:value="0.04814132" calcext:value-type="float">
            <text:p>0.04814132</text:p>
          </table:table-cell>
          <table:table-cell table:formula="of:=[.E152]*100" office:value-type="float" office:value="0.20583" calcext:value-type="float">
            <text:p>0.20583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9.1543579102" calcext:value-type="float">
            <text:p>179.1543579102</text:p>
          </table:table-cell>
          <table:table-cell office:value-type="float" office:value="-0.0030003037" calcext:value-type="float">
            <text:p>-0.00300030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4563" calcext:value-type="float">
            <text:p>0.00154563</text:p>
          </table:table-cell>
          <table:table-cell office:value-type="float" office:value="0.00361888" calcext:value-type="float">
            <text:p>0.00361888</text:p>
          </table:table-cell>
          <table:table-cell office:value-type="float" office:value="-0.0001652152" calcext:value-type="float">
            <text:p>-0.0001652152</text:p>
          </table:table-cell>
          <table:table-cell office:value-type="float" office:value="426" calcext:value-type="float">
            <text:p>426</text:p>
          </table:table-cell>
          <table:table-cell table:formula="of:=[.D153]*100" office:value-type="float" office:value="0.04814132" calcext:value-type="float">
            <text:p>0.04814132</text:p>
          </table:table-cell>
          <table:table-cell table:formula="of:=[.E153]*100" office:value-type="float" office:value="0.154563" calcext:value-type="float">
            <text:p>0.154563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79.1785125732" calcext:value-type="float">
            <text:p>179.1785125732</text:p>
          </table:table-cell>
          <table:table-cell office:value-type="float" office:value="0.0533359131" calcext:value-type="float">
            <text:p>0.05333591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3155" calcext:value-type="float">
            <text:p>0.00083155</text:p>
          </table:table-cell>
          <table:table-cell office:value-type="float" office:value="0.00361888" calcext:value-type="float">
            <text:p>0.00361888</text:p>
          </table:table-cell>
          <table:table-cell office:value-type="float" office:value="-0.0003117727" calcext:value-type="float">
            <text:p>-0.0003117727</text:p>
          </table:table-cell>
          <table:table-cell office:value-type="float" office:value="427" calcext:value-type="float">
            <text:p>427</text:p>
          </table:table-cell>
          <table:table-cell table:formula="of:=[.D154]*100" office:value-type="float" office:value="0.04814132" calcext:value-type="float">
            <text:p>0.04814132</text:p>
          </table:table-cell>
          <table:table-cell table:formula="of:=[.E154]*100" office:value-type="float" office:value="0.083155" calcext:value-type="float">
            <text:p>0.083155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179.1910705566" calcext:value-type="float">
            <text:p>179.1910705566</text:p>
          </table:table-cell>
          <table:table-cell office:value-type="float" office:value="-0.0068472725" calcext:value-type="float">
            <text:p>-0.00684727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5881" calcext:value-type="float">
            <text:p>0.00075881</text:p>
          </table:table-cell>
          <table:table-cell office:value-type="float" office:value="0.00361888" calcext:value-type="float">
            <text:p>0.00361888</text:p>
          </table:table-cell>
          <table:table-cell office:value-type="float" office:value="-0.0001595016" calcext:value-type="float">
            <text:p>-0.0001595016</text:p>
          </table:table-cell>
          <table:table-cell office:value-type="float" office:value="428" calcext:value-type="float">
            <text:p>428</text:p>
          </table:table-cell>
          <table:table-cell table:formula="of:=[.D155]*100" office:value-type="float" office:value="0.04814132" calcext:value-type="float">
            <text:p>0.04814132</text:p>
          </table:table-cell>
          <table:table-cell table:formula="of:=[.E155]*100" office:value-type="float" office:value="0.075881" calcext:value-type="float">
            <text:p>0.075881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9.1984863281" calcext:value-type="float">
            <text:p>179.1984863281</text:p>
          </table:table-cell>
          <table:table-cell office:value-type="float" office:value="-0.0244435034" calcext:value-type="float">
            <text:p>-0.02444350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2764" calcext:value-type="float">
            <text:p>0.00082764</text:p>
          </table:table-cell>
          <table:table-cell office:value-type="float" office:value="0.00365682" calcext:value-type="float">
            <text:p>0.00365682</text:p>
          </table:table-cell>
          <table:table-cell office:value-type="float" office:value="-0.0001452249" calcext:value-type="float">
            <text:p>-0.0001452249</text:p>
          </table:table-cell>
          <table:table-cell office:value-type="float" office:value="429" calcext:value-type="float">
            <text:p>429</text:p>
          </table:table-cell>
          <table:table-cell table:formula="of:=[.D156]*100" office:value-type="float" office:value="0.04814132" calcext:value-type="float">
            <text:p>0.04814132</text:p>
          </table:table-cell>
          <table:table-cell table:formula="of:=[.E156]*100" office:value-type="float" office:value="0.082764" calcext:value-type="float">
            <text:p>0.08276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9.2060241699" calcext:value-type="float">
            <text:p>179.2060241699</text:p>
          </table:table-cell>
          <table:table-cell office:value-type="float" office:value="-0.0309393983" calcext:value-type="float">
            <text:p>-0.03093939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91641" calcext:value-type="float">
            <text:p>0.00091641</text:p>
          </table:table-cell>
          <table:table-cell office:value-type="float" office:value="0.00365682" calcext:value-type="float">
            <text:p>0.00365682</text:p>
          </table:table-cell>
          <table:table-cell office:value-type="float" office:value="-0.0000824858" calcext:value-type="float">
            <text:p>-8.24858E-05</text:p>
          </table:table-cell>
          <table:table-cell office:value-type="float" office:value="430" calcext:value-type="float">
            <text:p>430</text:p>
          </table:table-cell>
          <table:table-cell table:formula="of:=[.D157]*100" office:value-type="float" office:value="0.04814132" calcext:value-type="float">
            <text:p>0.04814132</text:p>
          </table:table-cell>
          <table:table-cell table:formula="of:=[.E157]*100" office:value-type="float" office:value="0.091641" calcext:value-type="float">
            <text:p>0.091641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9.2136077881" calcext:value-type="float">
            <text:p>179.2136077881</text:p>
          </table:table-cell>
          <table:table-cell office:value-type="float" office:value="-0.041400314" calcext:value-type="float">
            <text:p>-0.0414003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4475" calcext:value-type="float">
            <text:p>0.00104475</text:p>
          </table:table-cell>
          <table:table-cell office:value-type="float" office:value="0.00365682" calcext:value-type="float">
            <text:p>0.00365682</text:p>
          </table:table-cell>
          <table:table-cell office:value-type="float" office:value="-0.0000676244" calcext:value-type="float">
            <text:p>-6.76244E-05</text:p>
          </table:table-cell>
          <table:table-cell office:value-type="float" office:value="431" calcext:value-type="float">
            <text:p>431</text:p>
          </table:table-cell>
          <table:table-cell table:formula="of:=[.D158]*100" office:value-type="float" office:value="0.04814132" calcext:value-type="float">
            <text:p>0.04814132</text:p>
          </table:table-cell>
          <table:table-cell table:formula="of:=[.E158]*100" office:value-type="float" office:value="0.104475" calcext:value-type="float">
            <text:p>0.104475</text:p>
          </table:table-cell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79.2005767822" calcext:value-type="float">
            <text:p>179.2005767822</text:p>
          </table:table-cell>
          <table:table-cell office:value-type="float" office:value="-0.1830924819" calcext:value-type="float">
            <text:p>-0.18309248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7184" calcext:value-type="float">
            <text:p>0.00207184</text:p>
          </table:table-cell>
          <table:table-cell office:value-type="float" office:value="0.00366216" calcext:value-type="float">
            <text:p>0.00366216</text:p>
          </table:table-cell>
          <table:table-cell office:value-type="float" office:value="0.0003548362" calcext:value-type="float">
            <text:p>0.0003548362</text:p>
          </table:table-cell>
          <table:table-cell office:value-type="float" office:value="432" calcext:value-type="float">
            <text:p>432</text:p>
          </table:table-cell>
          <table:table-cell table:formula="of:=[.D159]*100" office:value-type="float" office:value="0.04814132" calcext:value-type="float">
            <text:p>0.04814132</text:p>
          </table:table-cell>
          <table:table-cell table:formula="of:=[.E159]*100" office:value-type="float" office:value="0.207184" calcext:value-type="float">
            <text:p>0.207184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179.2085876465" calcext:value-type="float">
            <text:p>179.2085876465</text:p>
          </table:table-cell>
          <table:table-cell office:value-type="float" office:value="-0.1137130821" calcext:value-type="float">
            <text:p>-0.11371308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9072" calcext:value-type="float">
            <text:p>0.00229072</text:p>
          </table:table-cell>
          <table:table-cell office:value-type="float" office:value="0.00366216" calcext:value-type="float">
            <text:p>0.00366216</text:p>
          </table:table-cell>
          <table:table-cell office:value-type="float" office:value="0.0001221793" calcext:value-type="float">
            <text:p>0.0001221793</text:p>
          </table:table-cell>
          <table:table-cell office:value-type="float" office:value="433" calcext:value-type="float">
            <text:p>433</text:p>
          </table:table-cell>
          <table:table-cell table:formula="of:=[.D160]*100" office:value-type="float" office:value="0.04814132" calcext:value-type="float">
            <text:p>0.04814132</text:p>
          </table:table-cell>
          <table:table-cell table:formula="of:=[.E160]*100" office:value-type="float" office:value="0.229072" calcext:value-type="float">
            <text:p>0.229072</text:p>
          </table:table-cell>
        </table:table-row>
        <table:table-row table:style-name="ro1">
          <table:table-cell office:value-type="float" office:value="21.67" calcext:value-type="float">
            <text:p>21.67</text:p>
          </table:table-cell>
          <table:table-cell office:value-type="float" office:value="179.2009277344" calcext:value-type="float">
            <text:p>179.2009277344</text:p>
          </table:table-cell>
          <table:table-cell office:value-type="float" office:value="-0.2329191626" calcext:value-type="float">
            <text:p>-0.23291916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2826" calcext:value-type="float">
            <text:p>0.00322826</text:p>
          </table:table-cell>
          <table:table-cell office:value-type="float" office:value="0.00364447" calcext:value-type="float">
            <text:p>0.00364447</text:p>
          </table:table-cell>
          <table:table-cell office:value-type="float" office:value="0.0003911061" calcext:value-type="float">
            <text:p>0.0003911061</text:p>
          </table:table-cell>
          <table:table-cell office:value-type="float" office:value="434" calcext:value-type="float">
            <text:p>434</text:p>
          </table:table-cell>
          <table:table-cell table:formula="of:=[.D161]*100" office:value-type="float" office:value="0.04814132" calcext:value-type="float">
            <text:p>0.04814132</text:p>
          </table:table-cell>
          <table:table-cell table:formula="of:=[.E161]*100" office:value-type="float" office:value="0.322826" calcext:value-type="float">
            <text:p>0.322826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79.2088928223" calcext:value-type="float">
            <text:p>179.2088928223</text:p>
          </table:table-cell>
          <table:table-cell office:value-type="float" office:value="-0.2937613055" calcext:value-type="float">
            <text:p>-0.29376130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5367" calcext:value-type="float">
            <text:p>0.00425367</text:p>
          </table:table-cell>
          <table:table-cell office:value-type="float" office:value="0.00364447" calcext:value-type="float">
            <text:p>0.00364447</text:p>
          </table:table-cell>
          <table:table-cell office:value-type="float" office:value="0.0005910746" calcext:value-type="float">
            <text:p>0.0005910746</text:p>
          </table:table-cell>
          <table:table-cell office:value-type="float" office:value="435" calcext:value-type="float">
            <text:p>435</text:p>
          </table:table-cell>
          <table:table-cell table:formula="of:=[.D162]*100" office:value-type="float" office:value="0.04814132" calcext:value-type="float">
            <text:p>0.04814132</text:p>
          </table:table-cell>
          <table:table-cell table:formula="of:=[.E162]*100" office:value-type="float" office:value="0.425367" calcext:value-type="float">
            <text:p>0.425367</text:p>
          </table:table-cell>
        </table:table-row>
        <table:table-row table:style-name="ro1">
          <table:table-cell office:value-type="float" office:value="21.77" calcext:value-type="float">
            <text:p>21.77</text:p>
          </table:table-cell>
          <table:table-cell office:value-type="float" office:value="179.2154998779" calcext:value-type="float">
            <text:p>179.2154998779</text:p>
          </table:table-cell>
          <table:table-cell office:value-type="float" office:value="-0.2319326166" calcext:value-type="float">
            <text:p>-0.2319326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2164" calcext:value-type="float">
            <text:p>0.00452164</text:p>
          </table:table-cell>
          <table:table-cell office:value-type="float" office:value="0.00363563" calcext:value-type="float">
            <text:p>0.00363563</text:p>
          </table:table-cell>
          <table:table-cell office:value-type="float" office:value="0.0002837335" calcext:value-type="float">
            <text:p>0.0002837335</text:p>
          </table:table-cell>
          <table:table-cell office:value-type="float" office:value="436" calcext:value-type="float">
            <text:p>436</text:p>
          </table:table-cell>
          <table:table-cell table:formula="of:=[.D163]*100" office:value-type="float" office:value="0.04814132" calcext:value-type="float">
            <text:p>0.04814132</text:p>
          </table:table-cell>
          <table:table-cell table:formula="of:=[.E163]*100" office:value-type="float" office:value="0.452164" calcext:value-type="float">
            <text:p>0.45216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179.2217712402" calcext:value-type="float">
            <text:p>179.2217712402</text:p>
          </table:table-cell>
          <table:table-cell office:value-type="float" office:value="-0.2888280571" calcext:value-type="float">
            <text:p>-0.28882805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7739" calcext:value-type="float">
            <text:p>0.00507739</text:p>
          </table:table-cell>
          <table:table-cell office:value-type="float" office:value="0.00362226" calcext:value-type="float">
            <text:p>0.00362226</text:p>
          </table:table-cell>
          <table:table-cell office:value-type="float" office:value="0.0002945513" calcext:value-type="float">
            <text:p>0.0002945513</text:p>
          </table:table-cell>
          <table:table-cell office:value-type="float" office:value="437" calcext:value-type="float">
            <text:p>437</text:p>
          </table:table-cell>
          <table:table-cell table:formula="of:=[.D164]*100" office:value-type="float" office:value="0.04814132" calcext:value-type="float">
            <text:p>0.04814132</text:p>
          </table:table-cell>
          <table:table-cell table:formula="of:=[.E164]*100" office:value-type="float" office:value="0.507739" calcext:value-type="float">
            <text:p>0.507739</text:p>
          </table:table-cell>
        </table:table-row>
        <table:table-row table:style-name="ro1">
          <table:table-cell office:value-type="float" office:value="21.87" calcext:value-type="float">
            <text:p>21.87</text:p>
          </table:table-cell>
          <table:table-cell office:value-type="float" office:value="179.2268371582" calcext:value-type="float">
            <text:p>179.2268371582</text:p>
          </table:table-cell>
          <table:table-cell office:value-type="float" office:value="-0.3727270183" calcext:value-type="float">
            <text:p>-0.37272701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0326" calcext:value-type="float">
            <text:p>0.00600326</text:p>
          </table:table-cell>
          <table:table-cell office:value-type="float" office:value="0.00362226" calcext:value-type="float">
            <text:p>0.00362226</text:p>
          </table:table-cell>
          <table:table-cell office:value-type="float" office:value="0.0003986832" calcext:value-type="float">
            <text:p>0.0003986832</text:p>
          </table:table-cell>
          <table:table-cell office:value-type="float" office:value="438" calcext:value-type="float">
            <text:p>438</text:p>
          </table:table-cell>
          <table:table-cell table:formula="of:=[.D165]*100" office:value-type="float" office:value="0.04814132" calcext:value-type="float">
            <text:p>0.04814132</text:p>
          </table:table-cell>
          <table:table-cell table:formula="of:=[.E165]*100" office:value-type="float" office:value="0.600326" calcext:value-type="float">
            <text:p>0.600326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179.2188262939" calcext:value-type="float">
            <text:p>179.2188262939</text:p>
          </table:table-cell>
          <table:table-cell office:value-type="float" office:value="-0.4391153513" calcext:value-type="float">
            <text:p>-0.43911535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5782" calcext:value-type="float">
            <text:p>0.00705782</text:p>
          </table:table-cell>
          <table:table-cell office:value-type="float" office:value="0.00362771" calcext:value-type="float">
            <text:p>0.00362771</text:p>
          </table:table-cell>
          <table:table-cell office:value-type="float" office:value="0.0004263966" calcext:value-type="float">
            <text:p>0.0004263966</text:p>
          </table:table-cell>
          <table:table-cell office:value-type="float" office:value="439" calcext:value-type="float">
            <text:p>439</text:p>
          </table:table-cell>
          <table:table-cell table:formula="of:=[.D166]*100" office:value-type="float" office:value="0.04814132" calcext:value-type="float">
            <text:p>0.04814132</text:p>
          </table:table-cell>
          <table:table-cell table:formula="of:=[.E166]*100" office:value-type="float" office:value="0.705782" calcext:value-type="float">
            <text:p>0.705782</text:p>
          </table:table-cell>
        </table:table-row>
        <table:table-row table:style-name="ro1">
          <table:table-cell office:value-type="float" office:value="21.97" calcext:value-type="float">
            <text:p>21.97</text:p>
          </table:table-cell>
          <table:table-cell office:value-type="float" office:value="179.2324066162" calcext:value-type="float">
            <text:p>179.2324066162</text:p>
          </table:table-cell>
          <table:table-cell office:value-type="float" office:value="-0.4533090419" calcext:value-type="float">
            <text:p>-0.45330904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5056" calcext:value-type="float">
            <text:p>0.00785056</text:p>
          </table:table-cell>
          <table:table-cell office:value-type="float" office:value="0.00362771" calcext:value-type="float">
            <text:p>0.00362771</text:p>
          </table:table-cell>
          <table:table-cell office:value-type="float" office:value="0.0005198438" calcext:value-type="float">
            <text:p>0.0005198438</text:p>
          </table:table-cell>
          <table:table-cell office:value-type="float" office:value="440" calcext:value-type="float">
            <text:p>440</text:p>
          </table:table-cell>
          <table:table-cell table:formula="of:=[.D167]*100" office:value-type="float" office:value="0.04814132" calcext:value-type="float">
            <text:p>0.04814132</text:p>
          </table:table-cell>
          <table:table-cell table:formula="of:=[.E167]*100" office:value-type="float" office:value="0.785056" calcext:value-type="float">
            <text:p>0.785056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179.2423248291" calcext:value-type="float">
            <text:p>179.2423248291</text:p>
          </table:table-cell>
          <table:table-cell office:value-type="float" office:value="-0.4807348247" calcext:value-type="float">
            <text:p>-0.48073482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55789" calcext:value-type="float">
            <text:p>0.00855789</text:p>
          </table:table-cell>
          <table:table-cell office:value-type="float" office:value="0.00362771" calcext:value-type="float">
            <text:p>0.00362771</text:p>
          </table:table-cell>
          <table:table-cell office:value-type="float" office:value="0.0004000255" calcext:value-type="float">
            <text:p>0.0004000255</text:p>
          </table:table-cell>
          <table:table-cell office:value-type="float" office:value="441" calcext:value-type="float">
            <text:p>441</text:p>
          </table:table-cell>
          <table:table-cell table:formula="of:=[.D168]*100" office:value-type="float" office:value="0.04814132" calcext:value-type="float">
            <text:p>0.04814132</text:p>
          </table:table-cell>
          <table:table-cell table:formula="of:=[.E168]*100" office:value-type="float" office:value="0.855789" calcext:value-type="float">
            <text:p>0.855789</text:p>
          </table:table-cell>
        </table:table-row>
        <table:table-row table:style-name="ro1">
          <table:table-cell office:value-type="float" office:value="22.07" calcext:value-type="float">
            <text:p>22.07</text:p>
          </table:table-cell>
          <table:table-cell office:value-type="float" office:value="179.24559021" calcext:value-type="float">
            <text:p>179.24559021</text:p>
          </table:table-cell>
          <table:table-cell office:value-type="float" office:value="-0.4805230036" calcext:value-type="float">
            <text:p>-0.48052300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02489" calcext:value-type="float">
            <text:p>0.00902489</text:p>
          </table:table-cell>
          <table:table-cell office:value-type="float" office:value="0.00371213" calcext:value-type="float">
            <text:p>0.00371213</text:p>
          </table:table-cell>
          <table:table-cell office:value-type="float" office:value="0.0002976807" calcext:value-type="float">
            <text:p>0.0002976807</text:p>
          </table:table-cell>
          <table:table-cell office:value-type="float" office:value="442" calcext:value-type="float">
            <text:p>442</text:p>
          </table:table-cell>
          <table:table-cell table:formula="of:=[.D169]*100" office:value-type="float" office:value="0.04814132" calcext:value-type="float">
            <text:p>0.04814132</text:p>
          </table:table-cell>
          <table:table-cell table:formula="of:=[.E169]*100" office:value-type="float" office:value="0.902489" calcext:value-type="float">
            <text:p>0.902489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179.2530670166" calcext:value-type="float">
            <text:p>179.2530670166</text:p>
          </table:table-cell>
          <table:table-cell office:value-type="float" office:value="-0.4461665403" calcext:value-type="float">
            <text:p>-0.44616654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10573" calcext:value-type="float">
            <text:p>0.00910573</text:p>
          </table:table-cell>
          <table:table-cell office:value-type="float" office:value="0.00371213" calcext:value-type="float">
            <text:p>0.00371213</text:p>
          </table:table-cell>
          <table:table-cell office:value-type="float" office:value="0.000103156" calcext:value-type="float">
            <text:p>0.000103156</text:p>
          </table:table-cell>
          <table:table-cell office:value-type="float" office:value="443" calcext:value-type="float">
            <text:p>443</text:p>
          </table:table-cell>
          <table:table-cell table:formula="of:=[.D170]*100" office:value-type="float" office:value="0.04814132" calcext:value-type="float">
            <text:p>0.04814132</text:p>
          </table:table-cell>
          <table:table-cell table:formula="of:=[.E170]*100" office:value-type="float" office:value="0.910573" calcext:value-type="float">
            <text:p>0.910573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9.2427978516" calcext:value-type="float">
            <text:p>179.2427978516</text:p>
          </table:table-cell>
          <table:table-cell office:value-type="float" office:value="-0.5570718817" calcext:value-type="float">
            <text:p>-0.55707188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89667" calcext:value-type="float">
            <text:p>0.00989667</text:p>
          </table:table-cell>
          <table:table-cell office:value-type="float" office:value="0.00382246" calcext:value-type="float">
            <text:p>0.00382246</text:p>
          </table:table-cell>
          <table:table-cell office:value-type="float" office:value="0.0002986049" calcext:value-type="float">
            <text:p>0.0002986049</text:p>
          </table:table-cell>
          <table:table-cell office:value-type="float" office:value="444" calcext:value-type="float">
            <text:p>444</text:p>
          </table:table-cell>
          <table:table-cell table:formula="of:=[.D171]*100" office:value-type="float" office:value="0.04814132" calcext:value-type="float">
            <text:p>0.04814132</text:p>
          </table:table-cell>
          <table:table-cell table:formula="of:=[.E171]*100" office:value-type="float" office:value="0.989667" calcext:value-type="float">
            <text:p>0.989667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2325897217" calcext:value-type="float">
            <text:p>179.2325897217</text:p>
          </table:table-cell>
          <table:table-cell office:value-type="float" office:value="-0.5729782108" calcext:value-type="float">
            <text:p>-0.57297821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52621" calcext:value-type="float">
            <text:p>0.01052621</text:p>
          </table:table-cell>
          <table:table-cell office:value-type="float" office:value="0.00395376" calcext:value-type="float">
            <text:p>0.00395376</text:p>
          </table:table-cell>
          <table:table-cell office:value-type="float" office:value="0.0003078093" calcext:value-type="float">
            <text:p>0.0003078093</text:p>
          </table:table-cell>
          <table:table-cell office:value-type="float" office:value="445" calcext:value-type="float">
            <text:p>445</text:p>
          </table:table-cell>
          <table:table-cell table:formula="of:=[.D172]*100" office:value-type="float" office:value="0.04814132" calcext:value-type="float">
            <text:p>0.04814132</text:p>
          </table:table-cell>
          <table:table-cell table:formula="of:=[.E172]*100" office:value-type="float" office:value="1.052621" calcext:value-type="float">
            <text:p>1.052621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79.2429656982" calcext:value-type="float">
            <text:p>179.2429656982</text:p>
          </table:table-cell>
          <table:table-cell office:value-type="float" office:value="-0.5501005005" calcext:value-type="float">
            <text:p>-0.55010050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791" calcext:value-type="float">
            <text:p>0.010791</text:p>
          </table:table-cell>
          <table:table-cell office:value-type="float" office:value="0.00395376" calcext:value-type="float">
            <text:p>0.00395376</text:p>
          </table:table-cell>
          <table:table-cell office:value-type="float" office:value="0.0002160634" calcext:value-type="float">
            <text:p>0.0002160634</text:p>
          </table:table-cell>
          <table:table-cell office:value-type="float" office:value="446" calcext:value-type="float">
            <text:p>446</text:p>
          </table:table-cell>
          <table:table-cell table:formula="of:=[.D173]*100" office:value-type="float" office:value="0.04814132" calcext:value-type="float">
            <text:p>0.04814132</text:p>
          </table:table-cell>
          <table:table-cell table:formula="of:=[.E173]*100" office:value-type="float" office:value="1.0791" calcext:value-type="float">
            <text:p>1.0791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2506866455" calcext:value-type="float">
            <text:p>179.2506866455</text:p>
          </table:table-cell>
          <table:table-cell office:value-type="float" office:value="-0.6181459488" calcext:value-type="float">
            <text:p>-0.61814594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141879" calcext:value-type="float">
            <text:p>0.01141879</text:p>
          </table:table-cell>
          <table:table-cell office:value-type="float" office:value="0.00445775" calcext:value-type="float">
            <text:p>0.00445775</text:p>
          </table:table-cell>
          <table:table-cell office:value-type="float" office:value="0.0003049382" calcext:value-type="float">
            <text:p>0.0003049382</text:p>
          </table:table-cell>
          <table:table-cell office:value-type="float" office:value="447" calcext:value-type="float">
            <text:p>447</text:p>
          </table:table-cell>
          <table:table-cell table:formula="of:=[.D174]*100" office:value-type="float" office:value="0.04814132" calcext:value-type="float">
            <text:p>0.04814132</text:p>
          </table:table-cell>
          <table:table-cell table:formula="of:=[.E174]*100" office:value-type="float" office:value="1.141879" calcext:value-type="float">
            <text:p>1.141879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9.2643127441" calcext:value-type="float">
            <text:p>179.2643127441</text:p>
          </table:table-cell>
          <table:table-cell office:value-type="float" office:value="-0.6477997499" calcext:value-type="float">
            <text:p>-0.64779974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03169" calcext:value-type="float">
            <text:p>0.01203169</text:p>
          </table:table-cell>
          <table:table-cell office:value-type="float" office:value="0.00445775" calcext:value-type="float">
            <text:p>0.00445775</text:p>
          </table:table-cell>
          <table:table-cell office:value-type="float" office:value="0.0004217954" calcext:value-type="float">
            <text:p>0.0004217954</text:p>
          </table:table-cell>
          <table:table-cell office:value-type="float" office:value="448" calcext:value-type="float">
            <text:p>448</text:p>
          </table:table-cell>
          <table:table-cell table:formula="of:=[.D175]*100" office:value-type="float" office:value="0.04814132" calcext:value-type="float">
            <text:p>0.04814132</text:p>
          </table:table-cell>
          <table:table-cell table:formula="of:=[.E175]*100" office:value-type="float" office:value="1.203169" calcext:value-type="float">
            <text:p>1.203169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2765960693" calcext:value-type="float">
            <text:p>179.2765960693</text:p>
          </table:table-cell>
          <table:table-cell office:value-type="float" office:value="-0.6581548982" calcext:value-type="float">
            <text:p>-0.65815489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50643" calcext:value-type="float">
            <text:p>0.01250643</text:p>
          </table:table-cell>
          <table:table-cell office:value-type="float" office:value="0.00485902" calcext:value-type="float">
            <text:p>0.00485902</text:p>
          </table:table-cell>
          <table:table-cell office:value-type="float" office:value="0.0003672611" calcext:value-type="float">
            <text:p>0.0003672611</text:p>
          </table:table-cell>
          <table:table-cell office:value-type="float" office:value="449" calcext:value-type="float">
            <text:p>449</text:p>
          </table:table-cell>
          <table:table-cell table:formula="of:=[.D176]*100" office:value-type="float" office:value="0.04814132" calcext:value-type="float">
            <text:p>0.04814132</text:p>
          </table:table-cell>
          <table:table-cell table:formula="of:=[.E176]*100" office:value-type="float" office:value="1.250643" calcext:value-type="float">
            <text:p>1.250643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291885376" calcext:value-type="float">
            <text:p>179.291885376</text:p>
          </table:table-cell>
          <table:table-cell office:value-type="float" office:value="-0.7433488076" calcext:value-type="float">
            <text:p>-0.74334880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38727" calcext:value-type="float">
            <text:p>0.01338727</text:p>
          </table:table-cell>
          <table:table-cell office:value-type="float" office:value="0.0053636" calcext:value-type="float">
            <text:p>0.0053636</text:p>
          </table:table-cell>
          <table:table-cell office:value-type="float" office:value="0.000472813" calcext:value-type="float">
            <text:p>0.000472813</text:p>
          </table:table-cell>
          <table:table-cell office:value-type="float" office:value="450" calcext:value-type="float">
            <text:p>450</text:p>
          </table:table-cell>
          <table:table-cell table:formula="of:=[.D177]*100" office:value-type="float" office:value="0.04814132" calcext:value-type="float">
            <text:p>0.04814132</text:p>
          </table:table-cell>
          <table:table-cell table:formula="of:=[.E177]*100" office:value-type="float" office:value="1.338727" calcext:value-type="float">
            <text:p>1.338727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2996368408" calcext:value-type="float">
            <text:p>179.2996368408</text:p>
          </table:table-cell>
          <table:table-cell office:value-type="float" office:value="-0.8598374147" calcext:value-type="float">
            <text:p>-0.85983741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74511" calcext:value-type="float">
            <text:p>0.01474511</text:p>
          </table:table-cell>
          <table:table-cell office:value-type="float" office:value="0.0053636" calcext:value-type="float">
            <text:p>0.0053636</text:p>
          </table:table-cell>
          <table:table-cell office:value-type="float" office:value="0.0006401069" calcext:value-type="float">
            <text:p>0.0006401069</text:p>
          </table:table-cell>
          <table:table-cell office:value-type="float" office:value="451" calcext:value-type="float">
            <text:p>451</text:p>
          </table:table-cell>
          <table:table-cell table:formula="of:=[.D178]*100" office:value-type="float" office:value="0.04814132" calcext:value-type="float">
            <text:p>0.04814132</text:p>
          </table:table-cell>
          <table:table-cell table:formula="of:=[.E178]*100" office:value-type="float" office:value="1.474511" calcext:value-type="float">
            <text:p>1.474511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3170318604" calcext:value-type="float">
            <text:p>179.3170318604</text:p>
          </table:table-cell>
          <table:table-cell office:value-type="float" office:value="-0.9006715697" calcext:value-type="float">
            <text:p>-0.90067156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91583" calcext:value-type="float">
            <text:p>0.01591583</text:p>
          </table:table-cell>
          <table:table-cell office:value-type="float" office:value="0.00684347" calcext:value-type="float">
            <text:p>0.00684347</text:p>
          </table:table-cell>
          <table:table-cell office:value-type="float" office:value="0.0007206621" calcext:value-type="float">
            <text:p>0.0007206621</text:p>
          </table:table-cell>
          <table:table-cell office:value-type="float" office:value="452" calcext:value-type="float">
            <text:p>452</text:p>
          </table:table-cell>
          <table:table-cell table:formula="of:=[.D179]*100" office:value-type="float" office:value="0.04814132" calcext:value-type="float">
            <text:p>0.04814132</text:p>
          </table:table-cell>
          <table:table-cell table:formula="of:=[.E179]*100" office:value-type="float" office:value="1.591583" calcext:value-type="float">
            <text:p>1.591583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3345031738" calcext:value-type="float">
            <text:p>179.3345031738</text:p>
          </table:table-cell>
          <table:table-cell office:value-type="float" office:value="-0.9204341996" calcext:value-type="float">
            <text:p>-0.92043419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82252" calcext:value-type="float">
            <text:p>0.01682252</text:p>
          </table:table-cell>
          <table:table-cell office:value-type="float" office:value="0.00684347" calcext:value-type="float">
            <text:p>0.00684347</text:p>
          </table:table-cell>
          <table:table-cell office:value-type="float" office:value="0.0006597759" calcext:value-type="float">
            <text:p>0.0006597759</text:p>
          </table:table-cell>
          <table:table-cell office:value-type="float" office:value="453" calcext:value-type="float">
            <text:p>453</text:p>
          </table:table-cell>
          <table:table-cell table:formula="of:=[.D180]*100" office:value-type="float" office:value="0.04814132" calcext:value-type="float">
            <text:p>0.04814132</text:p>
          </table:table-cell>
          <table:table-cell table:formula="of:=[.E180]*100" office:value-type="float" office:value="1.682252" calcext:value-type="float">
            <text:p>1.682252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348449707" calcext:value-type="float">
            <text:p>179.348449707</text:p>
          </table:table-cell>
          <table:table-cell office:value-type="float" office:value="-1.0355245911" calcext:value-type="float">
            <text:p>-1.03552459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18819" calcext:value-type="float">
            <text:p>0.01818819</text:p>
          </table:table-cell>
          <table:table-cell office:value-type="float" office:value="0.00782199" calcext:value-type="float">
            <text:p>0.00782199</text:p>
          </table:table-cell>
          <table:table-cell office:value-type="float" office:value="0.0009260436" calcext:value-type="float">
            <text:p>0.0009260436</text:p>
          </table:table-cell>
          <table:table-cell office:value-type="float" office:value="454" calcext:value-type="float">
            <text:p>454</text:p>
          </table:table-cell>
          <table:table-cell table:formula="of:=[.D181]*100" office:value-type="float" office:value="0.04814132" calcext:value-type="float">
            <text:p>0.04814132</text:p>
          </table:table-cell>
          <table:table-cell table:formula="of:=[.E181]*100" office:value-type="float" office:value="1.818819" calcext:value-type="float">
            <text:p>1.818819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3557281494" calcext:value-type="float">
            <text:p>179.3557281494</text:p>
          </table:table-cell>
          <table:table-cell office:value-type="float" office:value="-1.1250938552" calcext:value-type="float">
            <text:p>-1.12509385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968812" calcext:value-type="float">
            <text:p>0.01968812</text:p>
          </table:table-cell>
          <table:table-cell office:value-type="float" office:value="0.00909747" calcext:value-type="float">
            <text:p>0.00909747</text:p>
          </table:table-cell>
          <table:table-cell office:value-type="float" office:value="0.0009419215" calcext:value-type="float">
            <text:p>0.0009419215</text:p>
          </table:table-cell>
          <table:table-cell office:value-type="float" office:value="455" calcext:value-type="float">
            <text:p>455</text:p>
          </table:table-cell>
          <table:table-cell table:formula="of:=[.D182]*100" office:value-type="float" office:value="0.04814132" calcext:value-type="float">
            <text:p>0.04814132</text:p>
          </table:table-cell>
          <table:table-cell table:formula="of:=[.E182]*100" office:value-type="float" office:value="1.968812" calcext:value-type="float">
            <text:p>1.968812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3667755127" calcext:value-type="float">
            <text:p>179.3667755127</text:p>
          </table:table-cell>
          <table:table-cell office:value-type="float" office:value="-1.2274328949" calcext:value-type="float">
            <text:p>-1.22743289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136187" calcext:value-type="float">
            <text:p>0.02136187</text:p>
          </table:table-cell>
          <table:table-cell office:value-type="float" office:value="0.00909747" calcext:value-type="float">
            <text:p>0.00909747</text:p>
          </table:table-cell>
          <table:table-cell office:value-type="float" office:value="0.0009846417" calcext:value-type="float">
            <text:p>0.0009846417</text:p>
          </table:table-cell>
          <table:table-cell office:value-type="float" office:value="456" calcext:value-type="float">
            <text:p>456</text:p>
          </table:table-cell>
          <table:table-cell table:formula="of:=[.D183]*100" office:value-type="float" office:value="0.04814132" calcext:value-type="float">
            <text:p>0.04814132</text:p>
          </table:table-cell>
          <table:table-cell table:formula="of:=[.E183]*100" office:value-type="float" office:value="2.136187" calcext:value-type="float">
            <text:p>2.136187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3672485352" calcext:value-type="float">
            <text:p>179.3672485352</text:p>
          </table:table-cell>
          <table:table-cell office:value-type="float" office:value="-1.4267066127" calcext:value-type="float">
            <text:p>-1.42670661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379524" calcext:value-type="float">
            <text:p>0.02379524</text:p>
          </table:table-cell>
          <table:table-cell office:value-type="float" office:value="0.01049647" calcext:value-type="float">
            <text:p>0.01049647</text:p>
          </table:table-cell>
          <table:table-cell office:value-type="float" office:value="0.0013006166" calcext:value-type="float">
            <text:p>0.0013006166</text:p>
          </table:table-cell>
          <table:table-cell office:value-type="float" office:value="457" calcext:value-type="float">
            <text:p>457</text:p>
          </table:table-cell>
          <table:table-cell table:formula="of:=[.D184]*100" office:value-type="float" office:value="0.04814132" calcext:value-type="float">
            <text:p>0.04814132</text:p>
          </table:table-cell>
          <table:table-cell table:formula="of:=[.E184]*100" office:value-type="float" office:value="2.379524" calcext:value-type="float">
            <text:p>2.379524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3441619873" calcext:value-type="float">
            <text:p>179.3441619873</text:p>
          </table:table-cell>
          <table:table-cell office:value-type="float" office:value="-1.4900253194" calcext:value-type="float">
            <text:p>-1.49002531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582771" calcext:value-type="float">
            <text:p>0.02582771</text:p>
          </table:table-cell>
          <table:table-cell office:value-type="float" office:value="0.01234076" calcext:value-type="float">
            <text:p>0.01234076</text:p>
          </table:table-cell>
          <table:table-cell office:value-type="float" office:value="0.001245135" calcext:value-type="float">
            <text:p>0.001245135</text:p>
          </table:table-cell>
          <table:table-cell office:value-type="float" office:value="458" calcext:value-type="float">
            <text:p>458</text:p>
          </table:table-cell>
          <table:table-cell table:formula="of:=[.D185]*100" office:value-type="float" office:value="0.04814132" calcext:value-type="float">
            <text:p>0.04814132</text:p>
          </table:table-cell>
          <table:table-cell table:formula="of:=[.E185]*100" office:value-type="float" office:value="2.582771" calcext:value-type="float">
            <text:p>2.582771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3168334961" calcext:value-type="float">
            <text:p>179.3168334961</text:p>
          </table:table-cell>
          <table:table-cell office:value-type="float" office:value="-1.6176517934" calcext:value-type="float">
            <text:p>-1.61765179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802226" calcext:value-type="float">
            <text:p>0.02802226</text:p>
          </table:table-cell>
          <table:table-cell office:value-type="float" office:value="0.01234076" calcext:value-type="float">
            <text:p>0.01234076</text:p>
          </table:table-cell>
          <table:table-cell office:value-type="float" office:value="0.0013681423" calcext:value-type="float">
            <text:p>0.0013681423</text:p>
          </table:table-cell>
          <table:table-cell office:value-type="float" office:value="459" calcext:value-type="float">
            <text:p>459</text:p>
          </table:table-cell>
          <table:table-cell table:formula="of:=[.D186]*100" office:value-type="float" office:value="0.04814132" calcext:value-type="float">
            <text:p>0.04814132</text:p>
          </table:table-cell>
          <table:table-cell table:formula="of:=[.E186]*100" office:value-type="float" office:value="2.802226" calcext:value-type="float">
            <text:p>2.802226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2947998047" calcext:value-type="float">
            <text:p>179.2947998047</text:p>
          </table:table-cell>
          <table:table-cell office:value-type="float" office:value="-1.6987808554" calcext:value-type="float">
            <text:p>-1.69878085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3001498" calcext:value-type="float">
            <text:p>0.03001498</text:p>
          </table:table-cell>
          <table:table-cell office:value-type="float" office:value="0.01676343" calcext:value-type="float">
            <text:p>0.01676343</text:p>
          </table:table-cell>
          <table:table-cell office:value-type="float" office:value="0.0013407476" calcext:value-type="float">
            <text:p>0.0013407476</text:p>
          </table:table-cell>
          <table:table-cell office:value-type="float" office:value="460" calcext:value-type="float">
            <text:p>460</text:p>
          </table:table-cell>
          <table:table-cell table:formula="of:=[.D187]*100" office:value-type="float" office:value="0.04814132" calcext:value-type="float">
            <text:p>0.04814132</text:p>
          </table:table-cell>
          <table:table-cell table:formula="of:=[.E187]*100" office:value-type="float" office:value="3.001498" calcext:value-type="float">
            <text:p>3.001498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2521362305" calcext:value-type="float">
            <text:p>179.2521362305</text:p>
          </table:table-cell>
          <table:table-cell office:value-type="float" office:value="-1.6929026526" calcext:value-type="float">
            <text:p>-1.69290265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3129555" calcext:value-type="float">
            <text:p>0.03129555</text:p>
          </table:table-cell>
          <table:table-cell office:value-type="float" office:value="0.01676343" calcext:value-type="float">
            <text:p>0.01676343</text:p>
          </table:table-cell>
          <table:table-cell office:value-type="float" office:value="0.0009623374" calcext:value-type="float">
            <text:p>0.0009623374</text:p>
          </table:table-cell>
          <table:table-cell office:value-type="float" office:value="461" calcext:value-type="float">
            <text:p>461</text:p>
          </table:table-cell>
          <table:table-cell table:formula="of:=[.D188]*100" office:value-type="float" office:value="0.04814132" calcext:value-type="float">
            <text:p>0.04814132</text:p>
          </table:table-cell>
          <table:table-cell table:formula="of:=[.E188]*100" office:value-type="float" office:value="3.129555" calcext:value-type="float">
            <text:p>3.129555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1955718994" calcext:value-type="float">
            <text:p>179.1955718994</text:p>
          </table:table-cell>
          <table:table-cell office:value-type="float" office:value="-1.5290605513" calcext:value-type="float">
            <text:p>-1.52906055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3105421" calcext:value-type="float">
            <text:p>0.03105421</text:p>
          </table:table-cell>
          <table:table-cell office:value-type="float" office:value="0.01921772" calcext:value-type="float">
            <text:p>0.01921772</text:p>
          </table:table-cell>
          <table:table-cell office:value-type="float" office:value="0.0005005334" calcext:value-type="float">
            <text:p>0.0005005334</text:p>
          </table:table-cell>
          <table:table-cell office:value-type="float" office:value="462" calcext:value-type="float">
            <text:p>462</text:p>
          </table:table-cell>
          <table:table-cell table:formula="of:=[.D189]*100" office:value-type="float" office:value="0.04814132" calcext:value-type="float">
            <text:p>0.04814132</text:p>
          </table:table-cell>
          <table:table-cell table:formula="of:=[.E189]*100" office:value-type="float" office:value="3.105421" calcext:value-type="float">
            <text:p>3.105421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1719512939" calcext:value-type="float">
            <text:p>179.1719512939</text:p>
          </table:table-cell>
          <table:table-cell office:value-type="float" office:value="-1.4821112023" calcext:value-type="float">
            <text:p>-1.48211120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3058222" calcext:value-type="float">
            <text:p>0.03058222</text:p>
          </table:table-cell>
          <table:table-cell office:value-type="float" office:value="0.02254059" calcext:value-type="float">
            <text:p>0.02254059</text:p>
          </table:table-cell>
          <table:table-cell office:value-type="float" office:value="0.0001416933" calcext:value-type="float">
            <text:p>0.0001416933</text:p>
          </table:table-cell>
          <table:table-cell office:value-type="float" office:value="463" calcext:value-type="float">
            <text:p>463</text:p>
          </table:table-cell>
          <table:table-cell table:formula="of:=[.D190]*100" office:value-type="float" office:value="0.04814132" calcext:value-type="float">
            <text:p>0.04814132</text:p>
          </table:table-cell>
          <table:table-cell table:formula="of:=[.E190]*100" office:value-type="float" office:value="3.058222" calcext:value-type="float">
            <text:p>3.058222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1497650146" calcext:value-type="float">
            <text:p>179.1497650146</text:p>
          </table:table-cell>
          <table:table-cell office:value-type="float" office:value="-1.2413861728" calcext:value-type="float">
            <text:p>-1.24138617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866909" calcext:value-type="float">
            <text:p>0.02866909</text:p>
          </table:table-cell>
          <table:table-cell office:value-type="float" office:value="0.02558105" calcext:value-type="float">
            <text:p>0.02558105</text:p>
          </table:table-cell>
          <table:table-cell office:value-type="float" office:value="-0.0004385226" calcext:value-type="float">
            <text:p>-0.0004385226</text:p>
          </table:table-cell>
          <table:table-cell office:value-type="float" office:value="464" calcext:value-type="float">
            <text:p>464</text:p>
          </table:table-cell>
          <table:table-cell table:formula="of:=[.D191]*100" office:value-type="float" office:value="0.04814132" calcext:value-type="float">
            <text:p>0.04814132</text:p>
          </table:table-cell>
          <table:table-cell table:formula="of:=[.E191]*100" office:value-type="float" office:value="2.866909" calcext:value-type="float">
            <text:p>2.866909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1428375244" calcext:value-type="float">
            <text:p>179.1428375244</text:p>
          </table:table-cell>
          <table:table-cell office:value-type="float" office:value="-1.1244933833" calcext:value-type="float">
            <text:p>-1.12449338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662494" calcext:value-type="float">
            <text:p>0.02662494</text:p>
          </table:table-cell>
          <table:table-cell office:value-type="float" office:value="0.02558105" calcext:value-type="float">
            <text:p>0.02558105</text:p>
          </table:table-cell>
          <table:table-cell office:value-type="float" office:value="-0.0003443085" calcext:value-type="float">
            <text:p>-0.0003443085</text:p>
          </table:table-cell>
          <table:table-cell office:value-type="float" office:value="465" calcext:value-type="float">
            <text:p>465</text:p>
          </table:table-cell>
          <table:table-cell table:formula="of:=[.D192]*100" office:value-type="float" office:value="0.04814132" calcext:value-type="float">
            <text:p>0.04814132</text:p>
          </table:table-cell>
          <table:table-cell table:formula="of:=[.E192]*100" office:value-type="float" office:value="2.662494" calcext:value-type="float">
            <text:p>2.662494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1674804688" calcext:value-type="float">
            <text:p>179.1674804688</text:p>
          </table:table-cell>
          <table:table-cell office:value-type="float" office:value="-1.0986967672" calcext:value-type="float">
            <text:p>-1.09869676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509971" calcext:value-type="float">
            <text:p>0.02509971</text:p>
          </table:table-cell>
          <table:table-cell office:value-type="float" office:value="0.02975922" calcext:value-type="float">
            <text:p>0.02975922</text:p>
          </table:table-cell>
          <table:table-cell office:value-type="float" office:value="-0.0003780026" calcext:value-type="float">
            <text:p>-0.0003780026</text:p>
          </table:table-cell>
          <table:table-cell office:value-type="float" office:value="466" calcext:value-type="float">
            <text:p>466</text:p>
          </table:table-cell>
          <table:table-cell table:formula="of:=[.D193]*100" office:value-type="float" office:value="0.04814132" calcext:value-type="float">
            <text:p>0.04814132</text:p>
          </table:table-cell>
          <table:table-cell table:formula="of:=[.E193]*100" office:value-type="float" office:value="2.509971" calcext:value-type="float">
            <text:p>2.509971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79.180557251" calcext:value-type="float">
            <text:p>179.180557251</text:p>
          </table:table-cell>
          <table:table-cell office:value-type="float" office:value="-0.9399396146" calcext:value-type="float">
            <text:p>-0.93993961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303409" calcext:value-type="float">
            <text:p>0.02303409</text:p>
          </table:table-cell>
          <table:table-cell office:value-type="float" office:value="0.0333698" calcext:value-type="float">
            <text:p>0.0333698</text:p>
          </table:table-cell>
          <table:table-cell office:value-type="float" office:value="-0.0006968133" calcext:value-type="float">
            <text:p>-0.0006968133</text:p>
          </table:table-cell>
          <table:table-cell office:value-type="float" office:value="467" calcext:value-type="float">
            <text:p>467</text:p>
          </table:table-cell>
          <table:table-cell table:formula="of:=[.D194]*100" office:value-type="float" office:value="0.04814132" calcext:value-type="float">
            <text:p>0.04814132</text:p>
          </table:table-cell>
          <table:table-cell table:formula="of:=[.E194]*100" office:value-type="float" office:value="2.303409" calcext:value-type="float">
            <text:p>2.303409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79.1748352051" calcext:value-type="float">
            <text:p>179.1748352051</text:p>
          </table:table-cell>
          <table:table-cell office:value-type="float" office:value="-0.8421529068" calcext:value-type="float">
            <text:p>-0.84215290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101598" calcext:value-type="float">
            <text:p>0.02101598</text:p>
          </table:table-cell>
          <table:table-cell office:value-type="float" office:value="0.03842591" calcext:value-type="float">
            <text:p>0.03842591</text:p>
          </table:table-cell>
          <table:table-cell office:value-type="float" office:value="-0.0005970953" calcext:value-type="float">
            <text:p>-0.0005970953</text:p>
          </table:table-cell>
          <table:table-cell office:value-type="float" office:value="468" calcext:value-type="float">
            <text:p>468</text:p>
          </table:table-cell>
          <table:table-cell table:formula="of:=[.D195]*100" office:value-type="float" office:value="0.04814132" calcext:value-type="float">
            <text:p>0.04814132</text:p>
          </table:table-cell>
          <table:table-cell table:formula="of:=[.E195]*100" office:value-type="float" office:value="2.101598" calcext:value-type="float">
            <text:p>2.101598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1706390381" calcext:value-type="float">
            <text:p>179.1706390381</text:p>
          </table:table-cell>
          <table:table-cell office:value-type="float" office:value="-0.7315414567" calcext:value-type="float">
            <text:p>-0.73154145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94408" calcext:value-type="float">
            <text:p>0.01894408</text:p>
          </table:table-cell>
          <table:table-cell office:value-type="float" office:value="0.03842591" calcext:value-type="float">
            <text:p>0.03842591</text:p>
          </table:table-cell>
          <table:table-cell office:value-type="float" office:value="-0.0006288903" calcext:value-type="float">
            <text:p>-0.0006288903</text:p>
          </table:table-cell>
          <table:table-cell office:value-type="float" office:value="469" calcext:value-type="float">
            <text:p>469</text:p>
          </table:table-cell>
          <table:table-cell table:formula="of:=[.D196]*100" office:value-type="float" office:value="0.04814132" calcext:value-type="float">
            <text:p>0.04814132</text:p>
          </table:table-cell>
          <table:table-cell table:formula="of:=[.E196]*100" office:value-type="float" office:value="1.894408" calcext:value-type="float">
            <text:p>1.894408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1628112793" calcext:value-type="float">
            <text:p>179.1628112793</text:p>
          </table:table-cell>
          <table:table-cell office:value-type="float" office:value="-0.5520786385" calcext:value-type="float">
            <text:p>-0.55207863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37875" calcext:value-type="float">
            <text:p>0.01637875</text:p>
          </table:table-cell>
          <table:table-cell office:value-type="float" office:value="0.04252702" calcext:value-type="float">
            <text:p>0.04252702</text:p>
          </table:table-cell>
          <table:table-cell office:value-type="float" office:value="-0.0008524916" calcext:value-type="float">
            <text:p>-0.0008524916</text:p>
          </table:table-cell>
          <table:table-cell office:value-type="float" office:value="470" calcext:value-type="float">
            <text:p>470</text:p>
          </table:table-cell>
          <table:table-cell table:formula="of:=[.D197]*100" office:value-type="float" office:value="0.04814132" calcext:value-type="float">
            <text:p>0.04814132</text:p>
          </table:table-cell>
          <table:table-cell table:formula="of:=[.E197]*100" office:value-type="float" office:value="1.637875" calcext:value-type="float">
            <text:p>1.637875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1690826416" calcext:value-type="float">
            <text:p>179.1690826416</text:p>
          </table:table-cell>
          <table:table-cell office:value-type="float" office:value="-0.4754652916" calcext:value-type="float">
            <text:p>-0.47546529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17051" calcext:value-type="float">
            <text:p>0.01417051</text:p>
          </table:table-cell>
          <table:table-cell office:value-type="float" office:value="0.04839715" calcext:value-type="float">
            <text:p>0.04839715</text:p>
          </table:table-cell>
          <table:table-cell office:value-type="float" office:value="-0.0007993719" calcext:value-type="float">
            <text:p>-0.0007993719</text:p>
          </table:table-cell>
          <table:table-cell office:value-type="float" office:value="471" calcext:value-type="float">
            <text:p>471</text:p>
          </table:table-cell>
          <table:table-cell table:formula="of:=[.D198]*100" office:value-type="float" office:value="0.04814132" calcext:value-type="float">
            <text:p>0.04814132</text:p>
          </table:table-cell>
          <table:table-cell table:formula="of:=[.E198]*100" office:value-type="float" office:value="1.417051" calcext:value-type="float">
            <text:p>1.417051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1664733887" calcext:value-type="float">
            <text:p>179.1664733887</text:p>
          </table:table-cell>
          <table:table-cell office:value-type="float" office:value="-0.3750104555" calcext:value-type="float">
            <text:p>-0.37501045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04022" calcext:value-type="float">
            <text:p>0.01204022</text:p>
          </table:table-cell>
          <table:table-cell office:value-type="float" office:value="0.0528257" calcext:value-type="float">
            <text:p>0.0528257</text:p>
          </table:table-cell>
          <table:table-cell office:value-type="float" office:value="-0.0008846652" calcext:value-type="float">
            <text:p>-0.0008846652</text:p>
          </table:table-cell>
          <table:table-cell office:value-type="float" office:value="472" calcext:value-type="float">
            <text:p>472</text:p>
          </table:table-cell>
          <table:table-cell table:formula="of:=[.D199]*100" office:value-type="float" office:value="0.04814132" calcext:value-type="float">
            <text:p>0.04814132</text:p>
          </table:table-cell>
          <table:table-cell table:formula="of:=[.E199]*100" office:value-type="float" office:value="1.204022" calcext:value-type="float">
            <text:p>1.204022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1649932861" calcext:value-type="float">
            <text:p>179.1649932861</text:p>
          </table:table-cell>
          <table:table-cell office:value-type="float" office:value="-0.3594506589" calcext:value-type="float">
            <text:p>-0.35945065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52601" calcext:value-type="float">
            <text:p>0.01052601</text:p>
          </table:table-cell>
          <table:table-cell office:value-type="float" office:value="0.05934737" calcext:value-type="float">
            <text:p>0.05934737</text:p>
          </table:table-cell>
          <table:table-cell office:value-type="float" office:value="-0.0007436463" calcext:value-type="float">
            <text:p>-0.0007436463</text:p>
          </table:table-cell>
          <table:table-cell office:value-type="float" office:value="473" calcext:value-type="float">
            <text:p>473</text:p>
          </table:table-cell>
          <table:table-cell table:formula="of:=[.D200]*100" office:value-type="float" office:value="0.04814132" calcext:value-type="float">
            <text:p>0.04814132</text:p>
          </table:table-cell>
          <table:table-cell table:formula="of:=[.E200]*100" office:value-type="float" office:value="1.052601" calcext:value-type="float">
            <text:p>1.052601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1620941162" calcext:value-type="float">
            <text:p>179.1620941162</text:p>
          </table:table-cell>
          <table:table-cell office:value-type="float" office:value="-0.2230384095" calcext:value-type="float">
            <text:p>-0.22303840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61626" calcext:value-type="float">
            <text:p>0.00861626</text:p>
          </table:table-cell>
          <table:table-cell office:value-type="float" office:value="0.05934737" calcext:value-type="float">
            <text:p>0.05934737</text:p>
          </table:table-cell>
          <table:table-cell office:value-type="float" office:value="-0.0007982273" calcext:value-type="float">
            <text:p>-0.0007982273</text:p>
          </table:table-cell>
          <table:table-cell office:value-type="float" office:value="474" calcext:value-type="float">
            <text:p>474</text:p>
          </table:table-cell>
          <table:table-cell table:formula="of:=[.D201]*100" office:value-type="float" office:value="0.04814132" calcext:value-type="float">
            <text:p>0.04814132</text:p>
          </table:table-cell>
          <table:table-cell table:formula="of:=[.E201]*100" office:value-type="float" office:value="0.861626" calcext:value-type="float">
            <text:p>0.861626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159866333" calcext:value-type="float">
            <text:p>179.159866333</text:p>
          </table:table-cell>
          <table:table-cell office:value-type="float" office:value="-0.1285490192" calcext:value-type="float">
            <text:p>-0.12854901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7233" calcext:value-type="float">
            <text:p>0.0067233</text:p>
          </table:table-cell>
          <table:table-cell office:value-type="float" office:value="0.06387148" calcext:value-type="float">
            <text:p>0.06387148</text:p>
          </table:table-cell>
          <table:table-cell office:value-type="float" office:value="-0.0008047337" calcext:value-type="float">
            <text:p>-0.0008047337</text:p>
          </table:table-cell>
          <table:table-cell office:value-type="float" office:value="475" calcext:value-type="float">
            <text:p>475</text:p>
          </table:table-cell>
          <table:table-cell table:formula="of:=[.D202]*100" office:value-type="float" office:value="0.04814132" calcext:value-type="float">
            <text:p>0.04814132</text:p>
          </table:table-cell>
          <table:table-cell table:formula="of:=[.E202]*100" office:value-type="float" office:value="0.67233" calcext:value-type="float">
            <text:p>0.67233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1679534912" calcext:value-type="float">
            <text:p>179.1679534912</text:p>
          </table:table-cell>
          <table:table-cell office:value-type="float" office:value="-0.0291371323" calcext:value-type="float">
            <text:p>-0.02913713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0873" calcext:value-type="float">
            <text:p>0.00480873</text:p>
          </table:table-cell>
          <table:table-cell office:value-type="float" office:value="0.07077596" calcext:value-type="float">
            <text:p>0.07077596</text:p>
          </table:table-cell>
          <table:table-cell office:value-type="float" office:value="-0.0009309444" calcext:value-type="float">
            <text:p>-0.0009309444</text:p>
          </table:table-cell>
          <table:table-cell office:value-type="float" office:value="476" calcext:value-type="float">
            <text:p>476</text:p>
          </table:table-cell>
          <table:table-cell table:formula="of:=[.D203]*100" office:value-type="float" office:value="0.04814132" calcext:value-type="float">
            <text:p>0.04814132</text:p>
          </table:table-cell>
          <table:table-cell table:formula="of:=[.E203]*100" office:value-type="float" office:value="0.480873" calcext:value-type="float">
            <text:p>0.480873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1665344238" calcext:value-type="float">
            <text:p>179.1665344238</text:p>
          </table:table-cell>
          <table:table-cell office:value-type="float" office:value="0.0802003652" calcext:value-type="float">
            <text:p>0.08020036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1386" calcext:value-type="float">
            <text:p>0.00281386</text:p>
          </table:table-cell>
          <table:table-cell office:value-type="float" office:value="0.07505216" calcext:value-type="float">
            <text:p>0.07505216</text:p>
          </table:table-cell>
          <table:table-cell office:value-type="float" office:value="-0.0009143422" calcext:value-type="float">
            <text:p>-0.0009143422</text:p>
          </table:table-cell>
          <table:table-cell office:value-type="float" office:value="477" calcext:value-type="float">
            <text:p>477</text:p>
          </table:table-cell>
          <table:table-cell table:formula="of:=[.D204]*100" office:value-type="float" office:value="0.04814132" calcext:value-type="float">
            <text:p>0.04814132</text:p>
          </table:table-cell>
          <table:table-cell table:formula="of:=[.E204]*100" office:value-type="float" office:value="0.281386" calcext:value-type="float">
            <text:p>0.281386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9.1879119873" calcext:value-type="float">
            <text:p>179.1879119873</text:p>
          </table:table-cell>
          <table:table-cell office:value-type="float" office:value="0.1704582529" calcext:value-type="float">
            <text:p>0.17045825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9268" calcext:value-type="float">
            <text:p>0.00089268</text:p>
          </table:table-cell>
          <table:table-cell office:value-type="float" office:value="0.08194366" calcext:value-type="float">
            <text:p>0.08194366</text:p>
          </table:table-cell>
          <table:table-cell office:value-type="float" office:value="-0.0007808881" calcext:value-type="float">
            <text:p>-0.0007808881</text:p>
          </table:table-cell>
          <table:table-cell office:value-type="float" office:value="478" calcext:value-type="float">
            <text:p>478</text:p>
          </table:table-cell>
          <table:table-cell table:formula="of:=[.D205]*100" office:value-type="float" office:value="0.04814132" calcext:value-type="float">
            <text:p>0.04814132</text:p>
          </table:table-cell>
          <table:table-cell table:formula="of:=[.E205]*100" office:value-type="float" office:value="0.089268" calcext:value-type="float">
            <text:p>0.089268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9.1929626465" calcext:value-type="float">
            <text:p>179.1929626465</text:p>
          </table:table-cell>
          <table:table-cell office:value-type="float" office:value="0.1881669132" calcext:value-type="float">
            <text:p>0.18816691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49734" calcext:value-type="float">
            <text:p>-0.00049734</text:p>
          </table:table-cell>
          <table:table-cell office:value-type="float" office:value="0.08194366" calcext:value-type="float">
            <text:p>0.08194366</text:p>
          </table:table-cell>
          <table:table-cell office:value-type="float" office:value="-0.0005519995" calcext:value-type="float">
            <text:p>-0.0005519995</text:p>
          </table:table-cell>
          <table:table-cell office:value-type="float" office:value="479" calcext:value-type="float">
            <text:p>479</text:p>
          </table:table-cell>
          <table:table-cell table:formula="of:=[.D206]*100" office:value-type="float" office:value="0.04814132" calcext:value-type="float">
            <text:p>0.04814132</text:p>
          </table:table-cell>
          <table:table-cell table:formula="of:=[.E206]*100" office:value-type="float" office:value="-0.049734" calcext:value-type="float">
            <text:p>-0.049734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2066345215" calcext:value-type="float">
            <text:p>179.2066345215</text:p>
          </table:table-cell>
          <table:table-cell office:value-type="float" office:value="0.2627650773" calcext:value-type="float">
            <text:p>0.26276507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91386" calcext:value-type="float">
            <text:p>-0.00191386</text:p>
          </table:table-cell>
          <table:table-cell office:value-type="float" office:value="0.08556771" calcext:value-type="float">
            <text:p>0.08556771</text:p>
          </table:table-cell>
          <table:table-cell office:value-type="float" office:value="-0.0004843986" calcext:value-type="float">
            <text:p>-0.0004843986</text:p>
          </table:table-cell>
          <table:table-cell office:value-type="float" office:value="480" calcext:value-type="float">
            <text:p>480</text:p>
          </table:table-cell>
          <table:table-cell table:formula="of:=[.D207]*100" office:value-type="float" office:value="0.04814132" calcext:value-type="float">
            <text:p>0.04814132</text:p>
          </table:table-cell>
          <table:table-cell table:formula="of:=[.E207]*100" office:value-type="float" office:value="-0.191386" calcext:value-type="float">
            <text:p>-0.191386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9.2353057861" calcext:value-type="float">
            <text:p>179.2353057861</text:p>
          </table:table-cell>
          <table:table-cell office:value-type="float" office:value="0.303163082" calcext:value-type="float">
            <text:p>0.3031630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312053" calcext:value-type="float">
            <text:p>-0.00312053</text:p>
          </table:table-cell>
          <table:table-cell office:value-type="float" office:value="0.09194073" calcext:value-type="float">
            <text:p>0.09194073</text:p>
          </table:table-cell>
          <table:table-cell office:value-type="float" office:value="-0.0002234967" calcext:value-type="float">
            <text:p>-0.0002234967</text:p>
          </table:table-cell>
          <table:table-cell office:value-type="float" office:value="481" calcext:value-type="float">
            <text:p>481</text:p>
          </table:table-cell>
          <table:table-cell table:formula="of:=[.D208]*100" office:value-type="float" office:value="0.04814132" calcext:value-type="float">
            <text:p>0.04814132</text:p>
          </table:table-cell>
          <table:table-cell table:formula="of:=[.E208]*100" office:value-type="float" office:value="-0.312053" calcext:value-type="float">
            <text:p>-0.312053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9.245513916" calcext:value-type="float">
            <text:p>179.245513916</text:p>
          </table:table-cell>
          <table:table-cell office:value-type="float" office:value="0.3809657649" calcext:value-type="float">
            <text:p>0.38096576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443693" calcext:value-type="float">
            <text:p>-0.00443693</text:p>
          </table:table-cell>
          <table:table-cell office:value-type="float" office:value="0.0944861" calcext:value-type="float">
            <text:p>0.0944861</text:p>
          </table:table-cell>
          <table:table-cell office:value-type="float" office:value="-0.000230209" calcext:value-type="float">
            <text:p>-0.000230209</text:p>
          </table:table-cell>
          <table:table-cell office:value-type="float" office:value="482" calcext:value-type="float">
            <text:p>482</text:p>
          </table:table-cell>
          <table:table-cell table:formula="of:=[.D209]*100" office:value-type="float" office:value="0.04814132" calcext:value-type="float">
            <text:p>0.04814132</text:p>
          </table:table-cell>
          <table:table-cell table:formula="of:=[.E209]*100" office:value-type="float" office:value="-0.443693" calcext:value-type="float">
            <text:p>-0.443693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9.2595825195" calcext:value-type="float">
            <text:p>179.2595825195</text:p>
          </table:table-cell>
          <table:table-cell office:value-type="float" office:value="0.409065617" calcext:value-type="float">
            <text:p>0.4090656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549554" calcext:value-type="float">
            <text:p>-0.00549554</text:p>
          </table:table-cell>
          <table:table-cell office:value-type="float" office:value="0.0944861" calcext:value-type="float">
            <text:p>0.0944861</text:p>
          </table:table-cell>
          <table:table-cell office:value-type="float" office:value="-0.0001649657" calcext:value-type="float">
            <text:p>-0.0001649657</text:p>
          </table:table-cell>
          <table:table-cell office:value-type="float" office:value="483" calcext:value-type="float">
            <text:p>483</text:p>
          </table:table-cell>
          <table:table-cell table:formula="of:=[.D210]*100" office:value-type="float" office:value="0.04814132" calcext:value-type="float">
            <text:p>0.04814132</text:p>
          </table:table-cell>
          <table:table-cell table:formula="of:=[.E210]*100" office:value-type="float" office:value="-0.549554" calcext:value-type="float">
            <text:p>-0.549554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79.2744445801" calcext:value-type="float">
            <text:p>179.2744445801</text:p>
          </table:table-cell>
          <table:table-cell office:value-type="float" office:value="0.5109441459" calcext:value-type="float">
            <text:p>0.51094414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687396" calcext:value-type="float">
            <text:p>-0.00687396</text:p>
          </table:table-cell>
          <table:table-cell office:value-type="float" office:value="0.09977401" calcext:value-type="float">
            <text:p>0.09977401</text:p>
          </table:table-cell>
          <table:table-cell office:value-type="float" office:value="-0.0001086392" calcext:value-type="float">
            <text:p>-0.0001086392</text:p>
          </table:table-cell>
          <table:table-cell office:value-type="float" office:value="484" calcext:value-type="float">
            <text:p>484</text:p>
          </table:table-cell>
          <table:table-cell table:formula="of:=[.D211]*100" office:value-type="float" office:value="0.04814132" calcext:value-type="float">
            <text:p>0.04814132</text:p>
          </table:table-cell>
          <table:table-cell table:formula="of:=[.E211]*100" office:value-type="float" office:value="-0.687396" calcext:value-type="float">
            <text:p>-0.687396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79.2705688477" calcext:value-type="float">
            <text:p>179.2705688477</text:p>
          </table:table-cell>
          <table:table-cell office:value-type="float" office:value="0.554526806" calcext:value-type="float">
            <text:p>0.5545268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807658" calcext:value-type="float">
            <text:p>-0.00807658</text:p>
          </table:table-cell>
          <table:table-cell office:value-type="float" office:value="0.10080372" calcext:value-type="float">
            <text:p>0.10080372</text:p>
          </table:table-cell>
          <table:table-cell office:value-type="float" office:value="-0.0000192163" calcext:value-type="float">
            <text:p>-1.92163E-05</text:p>
          </table:table-cell>
          <table:table-cell office:value-type="float" office:value="485" calcext:value-type="float">
            <text:p>485</text:p>
          </table:table-cell>
          <table:table-cell table:formula="of:=[.D212]*100" office:value-type="float" office:value="0.04814132" calcext:value-type="float">
            <text:p>0.04814132</text:p>
          </table:table-cell>
          <table:table-cell table:formula="of:=[.E212]*100" office:value-type="float" office:value="-0.807658" calcext:value-type="float">
            <text:p>-0.807658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79.2549743652" calcext:value-type="float">
            <text:p>179.2549743652</text:p>
          </table:table-cell>
          <table:table-cell office:value-type="float" office:value="0.595429149" calcext:value-type="float">
            <text:p>0.5954291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914495" calcext:value-type="float">
            <text:p>-0.00914495</text:p>
          </table:table-cell>
          <table:table-cell office:value-type="float" office:value="0.10440931" calcext:value-type="float">
            <text:p>0.10440931</text:p>
          </table:table-cell>
          <table:table-cell office:value-type="float" office:value="0.0000726005" calcext:value-type="float">
            <text:p>7.26005E-05</text:p>
          </table:table-cell>
          <table:table-cell office:value-type="float" office:value="486" calcext:value-type="float">
            <text:p>486</text:p>
          </table:table-cell>
          <table:table-cell table:formula="of:=[.D213]*100" office:value-type="float" office:value="0.04814132" calcext:value-type="float">
            <text:p>0.04814132</text:p>
          </table:table-cell>
          <table:table-cell table:formula="of:=[.E213]*100" office:value-type="float" office:value="-0.914495" calcext:value-type="float">
            <text:p>-0.914495</text:p>
          </table:table-cell>
        </table:table-row>
        <table:table-row table:style-name="ro1">
          <table:table-cell office:value-type="float" office:value="24.33" calcext:value-type="float">
            <text:p>24.33</text:p>
          </table:table-cell>
          <table:table-cell office:value-type="float" office:value="179.2466430664" calcext:value-type="float">
            <text:p>179.2466430664</text:p>
          </table:table-cell>
          <table:table-cell office:value-type="float" office:value="0.7471283637" calcext:value-type="float">
            <text:p>0.74712836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8611" calcext:value-type="float">
            <text:p>-0.0108611</text:p>
          </table:table-cell>
          <table:table-cell office:value-type="float" office:value="0.10356156" calcext:value-type="float">
            <text:p>0.10356156</text:p>
          </table:table-cell>
          <table:table-cell office:value-type="float" office:value="-0.0000217679" calcext:value-type="float">
            <text:p>-2.17679E-05</text:p>
          </table:table-cell>
          <table:table-cell office:value-type="float" office:value="487" calcext:value-type="float">
            <text:p>487</text:p>
          </table:table-cell>
          <table:table-cell table:formula="of:=[.D214]*100" office:value-type="float" office:value="0.04814132" calcext:value-type="float">
            <text:p>0.04814132</text:p>
          </table:table-cell>
          <table:table-cell table:formula="of:=[.E214]*100" office:value-type="float" office:value="-1.08611" calcext:value-type="float">
            <text:p>-1.08611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9.2284088135" calcext:value-type="float">
            <text:p>179.2284088135</text:p>
          </table:table-cell>
          <table:table-cell office:value-type="float" office:value="0.852916859" calcext:value-type="float">
            <text:p>0.8529168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270098" calcext:value-type="float">
            <text:p>-0.01270098</text:p>
          </table:table-cell>
          <table:table-cell office:value-type="float" office:value="0.10356156" calcext:value-type="float">
            <text:p>0.10356156</text:p>
          </table:table-cell>
          <table:table-cell office:value-type="float" office:value="-0.0001863085" calcext:value-type="float">
            <text:p>-0.0001863085</text:p>
          </table:table-cell>
          <table:table-cell office:value-type="float" office:value="488" calcext:value-type="float">
            <text:p>488</text:p>
          </table:table-cell>
          <table:table-cell table:formula="of:=[.D215]*100" office:value-type="float" office:value="0.04814132" calcext:value-type="float">
            <text:p>0.04814132</text:p>
          </table:table-cell>
          <table:table-cell table:formula="of:=[.E215]*100" office:value-type="float" office:value="-1.270098" calcext:value-type="float">
            <text:p>-1.270098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9.2147979736" calcext:value-type="float">
            <text:p>179.2147979736</text:p>
          </table:table-cell>
          <table:table-cell office:value-type="float" office:value="1.0052917414" calcext:value-type="float">
            <text:p>1.00529174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493253" calcext:value-type="float">
            <text:p>-0.01493253</text:p>
          </table:table-cell>
          <table:table-cell office:value-type="float" office:value="0.10495646" calcext:value-type="float">
            <text:p>0.10495646</text:p>
          </table:table-cell>
          <table:table-cell office:value-type="float" office:value="-0.0003300096" calcext:value-type="float">
            <text:p>-0.0003300096</text:p>
          </table:table-cell>
          <table:table-cell office:value-type="float" office:value="489" calcext:value-type="float">
            <text:p>489</text:p>
          </table:table-cell>
          <table:table-cell table:formula="of:=[.D216]*100" office:value-type="float" office:value="0.04814132" calcext:value-type="float">
            <text:p>0.04814132</text:p>
          </table:table-cell>
          <table:table-cell table:formula="of:=[.E216]*100" office:value-type="float" office:value="-1.493253" calcext:value-type="float">
            <text:p>-1.493253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9.1984100342" calcext:value-type="float">
            <text:p>179.1984100342</text:p>
          </table:table-cell>
          <table:table-cell office:value-type="float" office:value="1.1462474978" calcext:value-type="float">
            <text:p>1.14624749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734755" calcext:value-type="float">
            <text:p>-0.01734755</text:p>
          </table:table-cell>
          <table:table-cell office:value-type="float" office:value="0.10208483" calcext:value-type="float">
            <text:p>0.10208483</text:p>
          </table:table-cell>
          <table:table-cell office:value-type="float" office:value="-0.0005084728" calcext:value-type="float">
            <text:p>-0.0005084728</text:p>
          </table:table-cell>
          <table:table-cell office:value-type="float" office:value="490" calcext:value-type="float">
            <text:p>490</text:p>
          </table:table-cell>
          <table:table-cell table:formula="of:=[.D217]*100" office:value-type="float" office:value="0.04814132" calcext:value-type="float">
            <text:p>0.04814132</text:p>
          </table:table-cell>
          <table:table-cell table:formula="of:=[.E217]*100" office:value-type="float" office:value="-1.734755" calcext:value-type="float">
            <text:p>-1.734755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9.1861419678" calcext:value-type="float">
            <text:p>179.1861419678</text:p>
          </table:table-cell>
          <table:table-cell office:value-type="float" office:value="1.1907418573" calcext:value-type="float">
            <text:p>1.19074185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92427" calcext:value-type="float">
            <text:p>-0.0192427</text:p>
          </table:table-cell>
          <table:table-cell office:value-type="float" office:value="0.10208483" calcext:value-type="float">
            <text:p>0.10208483</text:p>
          </table:table-cell>
          <table:table-cell office:value-type="float" office:value="-0.0006200589" calcext:value-type="float">
            <text:p>-0.0006200589</text:p>
          </table:table-cell>
          <table:table-cell office:value-type="float" office:value="491" calcext:value-type="float">
            <text:p>491</text:p>
          </table:table-cell>
          <table:table-cell table:formula="of:=[.D218]*100" office:value-type="float" office:value="0.04814132" calcext:value-type="float">
            <text:p>0.04814132</text:p>
          </table:table-cell>
          <table:table-cell table:formula="of:=[.E218]*100" office:value-type="float" office:value="-1.92427" calcext:value-type="float">
            <text:p>-1.92427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9.1850891113" calcext:value-type="float">
            <text:p>179.1850891113</text:p>
          </table:table-cell>
          <table:table-cell office:value-type="float" office:value="1.2349629469" calcext:value-type="float">
            <text:p>1.23496294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079176" calcext:value-type="float">
            <text:p>-0.02079176</text:p>
          </table:table-cell>
          <table:table-cell office:value-type="float" office:value="0.09606623" calcext:value-type="float">
            <text:p>0.09606623</text:p>
          </table:table-cell>
          <table:table-cell office:value-type="float" office:value="-0.0009007379" calcext:value-type="float">
            <text:p>-0.0009007379</text:p>
          </table:table-cell>
          <table:table-cell office:value-type="float" office:value="492" calcext:value-type="float">
            <text:p>492</text:p>
          </table:table-cell>
          <table:table-cell table:formula="of:=[.D219]*100" office:value-type="float" office:value="0.04814132" calcext:value-type="float">
            <text:p>0.04814132</text:p>
          </table:table-cell>
          <table:table-cell table:formula="of:=[.E219]*100" office:value-type="float" office:value="-2.079176" calcext:value-type="float">
            <text:p>-2.079176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9.1798400879" calcext:value-type="float">
            <text:p>179.1798400879</text:p>
          </table:table-cell>
          <table:table-cell office:value-type="float" office:value="1.2074218538" calcext:value-type="float">
            <text:p>1.20742185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163448" calcext:value-type="float">
            <text:p>-0.02163448</text:p>
          </table:table-cell>
          <table:table-cell office:value-type="float" office:value="0.09606623" calcext:value-type="float">
            <text:p>0.09606623</text:p>
          </table:table-cell>
          <table:table-cell office:value-type="float" office:value="-0.000858588" calcext:value-type="float">
            <text:p>-0.000858588</text:p>
          </table:table-cell>
          <table:table-cell office:value-type="float" office:value="493" calcext:value-type="float">
            <text:p>493</text:p>
          </table:table-cell>
          <table:table-cell table:formula="of:=[.D220]*100" office:value-type="float" office:value="0.04814132" calcext:value-type="float">
            <text:p>0.04814132</text:p>
          </table:table-cell>
          <table:table-cell table:formula="of:=[.E220]*100" office:value-type="float" office:value="-2.163448" calcext:value-type="float">
            <text:p>-2.163448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79.1753692627" calcext:value-type="float">
            <text:p>179.1753692627</text:p>
          </table:table-cell>
          <table:table-cell office:value-type="float" office:value="1.103251573" calcext:value-type="float">
            <text:p>1.1032515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149993" calcext:value-type="float">
            <text:p>-0.02149993</text:p>
          </table:table-cell>
          <table:table-cell office:value-type="float" office:value="0.09227329" calcext:value-type="float">
            <text:p>0.09227329</text:p>
          </table:table-cell>
          <table:table-cell office:value-type="float" office:value="-0.0008632566" calcext:value-type="float">
            <text:p>-0.0008632566</text:p>
          </table:table-cell>
          <table:table-cell office:value-type="float" office:value="494" calcext:value-type="float">
            <text:p>494</text:p>
          </table:table-cell>
          <table:table-cell table:formula="of:=[.D221]*100" office:value-type="float" office:value="0.04814132" calcext:value-type="float">
            <text:p>0.04814132</text:p>
          </table:table-cell>
          <table:table-cell table:formula="of:=[.E221]*100" office:value-type="float" office:value="-2.149993" calcext:value-type="float">
            <text:p>-2.149993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9.1645965576" calcext:value-type="float">
            <text:p>179.1645965576</text:p>
          </table:table-cell>
          <table:table-cell office:value-type="float" office:value="1.0706410604" calcext:value-type="float">
            <text:p>1.07064106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1194" calcext:value-type="float">
            <text:p>-0.021194</text:p>
          </table:table-cell>
          <table:table-cell office:value-type="float" office:value="0.08567893" calcext:value-type="float">
            <text:p>0.08567893</text:p>
          </table:table-cell>
          <table:table-cell office:value-type="float" office:value="-0.0006461204" calcext:value-type="float">
            <text:p>-0.0006461204</text:p>
          </table:table-cell>
          <table:table-cell office:value-type="float" office:value="495" calcext:value-type="float">
            <text:p>495</text:p>
          </table:table-cell>
          <table:table-cell table:formula="of:=[.D222]*100" office:value-type="float" office:value="0.04814132" calcext:value-type="float">
            <text:p>0.04814132</text:p>
          </table:table-cell>
          <table:table-cell table:formula="of:=[.E222]*100" office:value-type="float" office:value="-2.1194" calcext:value-type="float">
            <text:p>-2.1194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9.1561279297" calcext:value-type="float">
            <text:p>179.1561279297</text:p>
          </table:table-cell>
          <table:table-cell office:value-type="float" office:value="1.1005534426" calcext:value-type="float">
            <text:p>1.10055344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11903" calcext:value-type="float">
            <text:p>-0.0211903</text:p>
          </table:table-cell>
          <table:table-cell office:value-type="float" office:value="0.08567893" calcext:value-type="float">
            <text:p>0.08567893</text:p>
          </table:table-cell>
          <table:table-cell office:value-type="float" office:value="-0.0008368565" calcext:value-type="float">
            <text:p>-0.0008368565</text:p>
          </table:table-cell>
          <table:table-cell office:value-type="float" office:value="496" calcext:value-type="float">
            <text:p>496</text:p>
          </table:table-cell>
          <table:table-cell table:formula="of:=[.D223]*100" office:value-type="float" office:value="0.04814132" calcext:value-type="float">
            <text:p>0.04814132</text:p>
          </table:table-cell>
          <table:table-cell table:formula="of:=[.E223]*100" office:value-type="float" office:value="-2.11903" calcext:value-type="float">
            <text:p>-2.11903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9.1532897949" calcext:value-type="float">
            <text:p>179.1532897949</text:p>
          </table:table-cell>
          <table:table-cell office:value-type="float" office:value="1.0386424565" calcext:value-type="float">
            <text:p>1.03864245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07762" calcext:value-type="float">
            <text:p>-0.0207762</text:p>
          </table:table-cell>
          <table:table-cell office:value-type="float" office:value="0.07941043" calcext:value-type="float">
            <text:p>0.07941043</text:p>
          </table:table-cell>
          <table:table-cell office:value-type="float" office:value="-0.0008963873" calcext:value-type="float">
            <text:p>-0.0008963873</text:p>
          </table:table-cell>
          <table:table-cell office:value-type="float" office:value="497" calcext:value-type="float">
            <text:p>497</text:p>
          </table:table-cell>
          <table:table-cell table:formula="of:=[.D224]*100" office:value-type="float" office:value="0.04814132" calcext:value-type="float">
            <text:p>0.04814132</text:p>
          </table:table-cell>
          <table:table-cell table:formula="of:=[.E224]*100" office:value-type="float" office:value="-2.07762" calcext:value-type="float">
            <text:p>-2.07762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9.154586792" calcext:value-type="float">
            <text:p>179.154586792</text:p>
          </table:table-cell>
          <table:table-cell office:value-type="float" office:value="0.966915676" calcext:value-type="float">
            <text:p>0.9669156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2002506" calcext:value-type="float">
            <text:p>-0.02002506</text:p>
          </table:table-cell>
          <table:table-cell office:value-type="float" office:value="0.07151586" calcext:value-type="float">
            <text:p>0.07151586</text:p>
          </table:table-cell>
          <table:table-cell office:value-type="float" office:value="-0.0005804366" calcext:value-type="float">
            <text:p>-0.0005804366</text:p>
          </table:table-cell>
          <table:table-cell office:value-type="float" office:value="498" calcext:value-type="float">
            <text:p>498</text:p>
          </table:table-cell>
          <table:table-cell table:formula="of:=[.D225]*100" office:value-type="float" office:value="0.04814132" calcext:value-type="float">
            <text:p>0.04814132</text:p>
          </table:table-cell>
          <table:table-cell table:formula="of:=[.E225]*100" office:value-type="float" office:value="-2.002506" calcext:value-type="float">
            <text:p>-2.002506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9.1536865234" calcext:value-type="float">
            <text:p>179.1536865234</text:p>
          </table:table-cell>
          <table:table-cell office:value-type="float" office:value="0.8892059965" calcext:value-type="float">
            <text:p>0.88920599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901095" calcext:value-type="float">
            <text:p>-0.01901095</text:p>
          </table:table-cell>
          <table:table-cell office:value-type="float" office:value="0.06318064" calcext:value-type="float">
            <text:p>0.06318064</text:p>
          </table:table-cell>
          <table:table-cell office:value-type="float" office:value="-0.0004278653" calcext:value-type="float">
            <text:p>-0.0004278653</text:p>
          </table:table-cell>
          <table:table-cell office:value-type="float" office:value="499" calcext:value-type="float">
            <text:p>499</text:p>
          </table:table-cell>
          <table:table-cell table:formula="of:=[.D226]*100" office:value-type="float" office:value="0.04814132" calcext:value-type="float">
            <text:p>0.04814132</text:p>
          </table:table-cell>
          <table:table-cell table:formula="of:=[.E226]*100" office:value-type="float" office:value="-1.901095" calcext:value-type="float">
            <text:p>-1.901095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9.1539306641" calcext:value-type="float">
            <text:p>179.1539306641</text:p>
          </table:table-cell>
          <table:table-cell office:value-type="float" office:value="0.7198460756" calcext:value-type="float">
            <text:p>0.71984607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72133" calcext:value-type="float">
            <text:p>-0.0172133</text:p>
          </table:table-cell>
          <table:table-cell office:value-type="float" office:value="0.05455448" calcext:value-type="float">
            <text:p>0.05455448</text:p>
          </table:table-cell>
          <table:table-cell office:value-type="float" office:value="-0.0001681977" calcext:value-type="float">
            <text:p>-0.0001681977</text:p>
          </table:table-cell>
          <table:table-cell office:value-type="float" office:value="500" calcext:value-type="float">
            <text:p>500</text:p>
          </table:table-cell>
          <table:table-cell table:formula="of:=[.D227]*100" office:value-type="float" office:value="0.04814132" calcext:value-type="float">
            <text:p>0.04814132</text:p>
          </table:table-cell>
          <table:table-cell table:formula="of:=[.E227]*100" office:value-type="float" office:value="-1.72133" calcext:value-type="float">
            <text:p>-1.72133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9.1458892822" calcext:value-type="float">
            <text:p>179.1458892822</text:p>
          </table:table-cell>
          <table:table-cell office:value-type="float" office:value="0.6065052437" calcext:value-type="float">
            <text:p>0.60650524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526924" calcext:value-type="float">
            <text:p>-0.01526924</text:p>
          </table:table-cell>
          <table:table-cell office:value-type="float" office:value="0.05455448" calcext:value-type="float">
            <text:p>0.05455448</text:p>
          </table:table-cell>
          <table:table-cell office:value-type="float" office:value="0.0000102051" calcext:value-type="float">
            <text:p>1.02051E-05</text:p>
          </table:table-cell>
          <table:table-cell office:value-type="float" office:value="501" calcext:value-type="float">
            <text:p>501</text:p>
          </table:table-cell>
          <table:table-cell table:formula="of:=[.D228]*100" office:value-type="float" office:value="0.04814132" calcext:value-type="float">
            <text:p>0.04814132</text:p>
          </table:table-cell>
          <table:table-cell table:formula="of:=[.E228]*100" office:value-type="float" office:value="-1.526924" calcext:value-type="float">
            <text:p>-1.526924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9.1437988281" calcext:value-type="float">
            <text:p>179.1437988281</text:p>
          </table:table-cell>
          <table:table-cell office:value-type="float" office:value="0.41356015" calcext:value-type="float">
            <text:p>0.413560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269894" calcext:value-type="float">
            <text:p>-0.01269894</text:p>
          </table:table-cell>
          <table:table-cell office:value-type="float" office:value="0.04480279" calcext:value-type="float">
            <text:p>0.04480279</text:p>
          </table:table-cell>
          <table:table-cell office:value-type="float" office:value="0.0003267593" calcext:value-type="float">
            <text:p>0.0003267593</text:p>
          </table:table-cell>
          <table:table-cell office:value-type="float" office:value="502" calcext:value-type="float">
            <text:p>502</text:p>
          </table:table-cell>
          <table:table-cell table:formula="of:=[.D229]*100" office:value-type="float" office:value="0.04814132" calcext:value-type="float">
            <text:p>0.04814132</text:p>
          </table:table-cell>
          <table:table-cell table:formula="of:=[.E229]*100" office:value-type="float" office:value="-1.269894" calcext:value-type="float">
            <text:p>-1.269894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9.1272125244" calcext:value-type="float">
            <text:p>179.1272125244</text:p>
          </table:table-cell>
          <table:table-cell office:value-type="float" office:value="0.3284806925" calcext:value-type="float">
            <text:p>0.32848069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43111" calcext:value-type="float">
            <text:p>-0.01043111</text:p>
          </table:table-cell>
          <table:table-cell office:value-type="float" office:value="0.03601513" calcext:value-type="float">
            <text:p>0.03601513</text:p>
          </table:table-cell>
          <table:table-cell office:value-type="float" office:value="0.0003363999" calcext:value-type="float">
            <text:p>0.0003363999</text:p>
          </table:table-cell>
          <table:table-cell office:value-type="float" office:value="503" calcext:value-type="float">
            <text:p>503</text:p>
          </table:table-cell>
          <table:table-cell table:formula="of:=[.D230]*100" office:value-type="float" office:value="0.04814132" calcext:value-type="float">
            <text:p>0.04814132</text:p>
          </table:table-cell>
          <table:table-cell table:formula="of:=[.E230]*100" office:value-type="float" office:value="-1.043111" calcext:value-type="float">
            <text:p>-1.043111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9.107208252" calcext:value-type="float">
            <text:p>179.107208252</text:p>
          </table:table-cell>
          <table:table-cell office:value-type="float" office:value="0.1301046432" calcext:value-type="float">
            <text:p>0.13010464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761029" calcext:value-type="float">
            <text:p>-0.00761029</text:p>
          </table:table-cell>
          <table:table-cell office:value-type="float" office:value="0.02558181" calcext:value-type="float">
            <text:p>0.02558181</text:p>
          </table:table-cell>
          <table:table-cell office:value-type="float" office:value="0.0006421366" calcext:value-type="float">
            <text:p>0.0006421366</text:p>
          </table:table-cell>
          <table:table-cell office:value-type="float" office:value="504" calcext:value-type="float">
            <text:p>504</text:p>
          </table:table-cell>
          <table:table-cell table:formula="of:=[.D231]*100" office:value-type="float" office:value="0.04814132" calcext:value-type="float">
            <text:p>0.04814132</text:p>
          </table:table-cell>
          <table:table-cell table:formula="of:=[.E231]*100" office:value-type="float" office:value="-0.761029" calcext:value-type="float">
            <text:p>-0.761029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9.0972442627" calcext:value-type="float">
            <text:p>179.0972442627</text:p>
          </table:table-cell>
          <table:table-cell office:value-type="float" office:value="-0.0290873448" calcext:value-type="float">
            <text:p>-0.02908734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468379" calcext:value-type="float">
            <text:p>-0.00468379</text:p>
          </table:table-cell>
          <table:table-cell office:value-type="float" office:value="0.01716486" calcext:value-type="float">
            <text:p>0.01716486</text:p>
          </table:table-cell>
          <table:table-cell office:value-type="float" office:value="0.0007423628" calcext:value-type="float">
            <text:p>0.0007423628</text:p>
          </table:table-cell>
          <table:table-cell office:value-type="float" office:value="505" calcext:value-type="float">
            <text:p>505</text:p>
          </table:table-cell>
          <table:table-cell table:formula="of:=[.D232]*100" office:value-type="float" office:value="0.04814132" calcext:value-type="float">
            <text:p>0.04814132</text:p>
          </table:table-cell>
          <table:table-cell table:formula="of:=[.E232]*100" office:value-type="float" office:value="-0.468379" calcext:value-type="float">
            <text:p>-0.468379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9.0776977539" calcext:value-type="float">
            <text:p>179.0776977539</text:p>
          </table:table-cell>
          <table:table-cell office:value-type="float" office:value="-0.2041733124" calcext:value-type="float">
            <text:p>-0.20417331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58162" calcext:value-type="float">
            <text:p>-0.00158162</text:p>
          </table:table-cell>
          <table:table-cell office:value-type="float" office:value="0.01716486" calcext:value-type="float">
            <text:p>0.01716486</text:p>
          </table:table-cell>
          <table:table-cell office:value-type="float" office:value="0.0007662999" calcext:value-type="float">
            <text:p>0.0007662999</text:p>
          </table:table-cell>
          <table:table-cell office:value-type="float" office:value="506" calcext:value-type="float">
            <text:p>506</text:p>
          </table:table-cell>
          <table:table-cell table:formula="of:=[.D233]*100" office:value-type="float" office:value="0.04814132" calcext:value-type="float">
            <text:p>0.04814132</text:p>
          </table:table-cell>
          <table:table-cell table:formula="of:=[.E233]*100" office:value-type="float" office:value="-0.158162" calcext:value-type="float">
            <text:p>-0.158162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9.0634307861" calcext:value-type="float">
            <text:p>179.0634307861</text:p>
          </table:table-cell>
          <table:table-cell office:value-type="float" office:value="-0.3661974401" calcext:value-type="float">
            <text:p>-0.36619744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5002" calcext:value-type="float">
            <text:p>0.00155002</text:p>
          </table:table-cell>
          <table:table-cell office:value-type="float" office:value="0.0068175" calcext:value-type="float">
            <text:p>0.0068175</text:p>
          </table:table-cell>
          <table:table-cell office:value-type="float" office:value="0.0008510615" calcext:value-type="float">
            <text:p>0.0008510615</text:p>
          </table:table-cell>
          <table:table-cell office:value-type="float" office:value="507" calcext:value-type="float">
            <text:p>507</text:p>
          </table:table-cell>
          <table:table-cell table:formula="of:=[.D234]*100" office:value-type="float" office:value="0.04814132" calcext:value-type="float">
            <text:p>0.04814132</text:p>
          </table:table-cell>
          <table:table-cell table:formula="of:=[.E234]*100" office:value-type="float" office:value="0.155002" calcext:value-type="float">
            <text:p>0.155002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9.0585021973" calcext:value-type="float">
            <text:p>179.0585021973</text:p>
          </table:table-cell>
          <table:table-cell office:value-type="float" office:value="-0.3866194438" calcext:value-type="float">
            <text:p>-0.38661944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5969" calcext:value-type="float">
            <text:p>0.00375969</text:p>
          </table:table-cell>
          <table:table-cell office:value-type="float" office:value="-0.00077667" calcext:value-type="float">
            <text:p>-0.00077667</text:p>
          </table:table-cell>
          <table:table-cell office:value-type="float" office:value="0.0005029694" calcext:value-type="float">
            <text:p>0.0005029694</text:p>
          </table:table-cell>
          <table:table-cell office:value-type="float" office:value="508" calcext:value-type="float">
            <text:p>508</text:p>
          </table:table-cell>
          <table:table-cell table:formula="of:=[.D235]*100" office:value-type="float" office:value="0.04814132" calcext:value-type="float">
            <text:p>0.04814132</text:p>
          </table:table-cell>
          <table:table-cell table:formula="of:=[.E235]*100" office:value-type="float" office:value="0.375969" calcext:value-type="float">
            <text:p>0.375969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9.0666351318" calcext:value-type="float">
            <text:p>179.0666351318</text:p>
          </table:table-cell>
          <table:table-cell office:value-type="float" office:value="-0.3709842186" calcext:value-type="float">
            <text:p>-0.37098421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1905" calcext:value-type="float">
            <text:p>0.00511905</text:p>
          </table:table-cell>
          <table:table-cell office:value-type="float" office:value="-0.00077667" calcext:value-type="float">
            <text:p>-0.00077667</text:p>
          </table:table-cell>
          <table:table-cell office:value-type="float" office:value="0.0002751287" calcext:value-type="float">
            <text:p>0.0002751287</text:p>
          </table:table-cell>
          <table:table-cell office:value-type="float" office:value="509" calcext:value-type="float">
            <text:p>509</text:p>
          </table:table-cell>
          <table:table-cell table:formula="of:=[.D236]*100" office:value-type="float" office:value="0.04814132" calcext:value-type="float">
            <text:p>0.04814132</text:p>
          </table:table-cell>
          <table:table-cell table:formula="of:=[.E236]*100" office:value-type="float" office:value="0.511905" calcext:value-type="float">
            <text:p>0.511905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9.077255249" calcext:value-type="float">
            <text:p>179.077255249</text:p>
          </table:table-cell>
          <table:table-cell office:value-type="float" office:value="-0.3863790602" calcext:value-type="float">
            <text:p>-0.38637906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12162" calcext:value-type="float">
            <text:p>0.00612162</text:p>
          </table:table-cell>
          <table:table-cell office:value-type="float" office:value="-0.01670429" calcext:value-type="float">
            <text:p>-0.01670429</text:p>
          </table:table-cell>
          <table:table-cell office:value-type="float" office:value="0.0001652739" calcext:value-type="float">
            <text:p>0.0001652739</text:p>
          </table:table-cell>
          <table:table-cell office:value-type="float" office:value="510" calcext:value-type="float">
            <text:p>510</text:p>
          </table:table-cell>
          <table:table-cell table:formula="of:=[.D237]*100" office:value-type="float" office:value="0.04814132" calcext:value-type="float">
            <text:p>0.04814132</text:p>
          </table:table-cell>
          <table:table-cell table:formula="of:=[.E237]*100" office:value-type="float" office:value="0.612162" calcext:value-type="float">
            <text:p>0.612162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179.0768737793" calcext:value-type="float">
            <text:p>179.0768737793</text:p>
          </table:table-cell>
          <table:table-cell office:value-type="float" office:value="-0.2896084524" calcext:value-type="float">
            <text:p>-0.28960845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14214" calcext:value-type="float">
            <text:p>0.00614214</text:p>
          </table:table-cell>
          <table:table-cell office:value-type="float" office:value="-0.01670429" calcext:value-type="float">
            <text:p>-0.01670429</text:p>
          </table:table-cell>
          <table:table-cell office:value-type="float" office:value="-0.0001188478" calcext:value-type="float">
            <text:p>-0.0001188478</text:p>
          </table:table-cell>
          <table:table-cell office:value-type="float" office:value="511" calcext:value-type="float">
            <text:p>511</text:p>
          </table:table-cell>
          <table:table-cell table:formula="of:=[.D238]*100" office:value-type="float" office:value="0.04814132" calcext:value-type="float">
            <text:p>0.04814132</text:p>
          </table:table-cell>
          <table:table-cell table:formula="of:=[.E238]*100" office:value-type="float" office:value="0.614214" calcext:value-type="float">
            <text:p>0.614214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9.0826263428" calcext:value-type="float">
            <text:p>179.0826263428</text:p>
          </table:table-cell>
          <table:table-cell office:value-type="float" office:value="-0.3227450262" calcext:value-type="float">
            <text:p>-0.32274502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37605" calcext:value-type="float">
            <text:p>0.00637605</text:p>
          </table:table-cell>
          <table:table-cell office:value-type="float" office:value="-0.02477" calcext:value-type="float">
            <text:p>-0.02477</text:p>
          </table:table-cell>
          <table:table-cell office:value-type="float" office:value="0.0000112456" calcext:value-type="float">
            <text:p>1.12456E-05</text:p>
          </table:table-cell>
          <table:table-cell office:value-type="float" office:value="512" calcext:value-type="float">
            <text:p>512</text:p>
          </table:table-cell>
          <table:table-cell table:formula="of:=[.D239]*100" office:value-type="float" office:value="0.04814132" calcext:value-type="float">
            <text:p>0.04814132</text:p>
          </table:table-cell>
          <table:table-cell table:formula="of:=[.E239]*100" office:value-type="float" office:value="0.637605" calcext:value-type="float">
            <text:p>0.637605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9.0963592529" calcext:value-type="float">
            <text:p>179.0963592529</text:p>
          </table:table-cell>
          <table:table-cell office:value-type="float" office:value="-0.2745938038" calcext:value-type="float">
            <text:p>-0.27459380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2108" calcext:value-type="float">
            <text:p>0.0062108</text:p>
          </table:table-cell>
          <table:table-cell office:value-type="float" office:value="-0.02969844" calcext:value-type="float">
            <text:p>-0.02969844</text:p>
          </table:table-cell>
          <table:table-cell office:value-type="float" office:value="-0.0001421392" calcext:value-type="float">
            <text:p>-0.0001421392</text:p>
          </table:table-cell>
          <table:table-cell office:value-type="float" office:value="513" calcext:value-type="float">
            <text:p>513</text:p>
          </table:table-cell>
          <table:table-cell table:formula="of:=[.D240]*100" office:value-type="float" office:value="0.04814132" calcext:value-type="float">
            <text:p>0.04814132</text:p>
          </table:table-cell>
          <table:table-cell table:formula="of:=[.E240]*100" office:value-type="float" office:value="0.62108" calcext:value-type="float">
            <text:p>0.62108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9.086227417" calcext:value-type="float">
            <text:p>179.086227417</text:p>
          </table:table-cell>
          <table:table-cell office:value-type="float" office:value="-0.2322534005" calcext:value-type="float">
            <text:p>-0.23225340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1985" calcext:value-type="float">
            <text:p>0.00581985</text:p>
          </table:table-cell>
          <table:table-cell office:value-type="float" office:value="-0.02969844" calcext:value-type="float">
            <text:p>-0.02969844</text:p>
          </table:table-cell>
          <table:table-cell office:value-type="float" office:value="-0.0002039253" calcext:value-type="float">
            <text:p>-0.0002039253</text:p>
          </table:table-cell>
          <table:table-cell office:value-type="float" office:value="514" calcext:value-type="float">
            <text:p>514</text:p>
          </table:table-cell>
          <table:table-cell table:formula="of:=[.D241]*100" office:value-type="float" office:value="0.04814132" calcext:value-type="float">
            <text:p>0.04814132</text:p>
          </table:table-cell>
          <table:table-cell table:formula="of:=[.E241]*100" office:value-type="float" office:value="0.581985" calcext:value-type="float">
            <text:p>0.581985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9.0743865967" calcext:value-type="float">
            <text:p>179.0743865967</text:p>
          </table:table-cell>
          <table:table-cell office:value-type="float" office:value="-0.1903228379" calcext:value-type="float">
            <text:p>-0.19032283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8215" calcext:value-type="float">
            <text:p>0.00528215</text:p>
          </table:table-cell>
          <table:table-cell office:value-type="float" office:value="-0.03903601" calcext:value-type="float">
            <text:p>-0.03903601</text:p>
          </table:table-cell>
          <table:table-cell office:value-type="float" office:value="-0.0001904554" calcext:value-type="float">
            <text:p>-0.0001904554</text:p>
          </table:table-cell>
          <table:table-cell office:value-type="float" office:value="515" calcext:value-type="float">
            <text:p>515</text:p>
          </table:table-cell>
          <table:table-cell table:formula="of:=[.D242]*100" office:value-type="float" office:value="0.04814132" calcext:value-type="float">
            <text:p>0.04814132</text:p>
          </table:table-cell>
          <table:table-cell table:formula="of:=[.E242]*100" office:value-type="float" office:value="0.528215" calcext:value-type="float">
            <text:p>0.528215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179.0665588379" calcext:value-type="float">
            <text:p>179.0665588379</text:p>
          </table:table-cell>
          <table:table-cell office:value-type="float" office:value="-0.170612304" calcext:value-type="float">
            <text:p>-0.1706123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9501" calcext:value-type="float">
            <text:p>0.00479501</text:p>
          </table:table-cell>
          <table:table-cell office:value-type="float" office:value="-0.03903601" calcext:value-type="float">
            <text:p>-0.03903601</text:p>
          </table:table-cell>
          <table:table-cell office:value-type="float" office:value="-0.0000640851" calcext:value-type="float">
            <text:p>-6.40851E-05</text:p>
          </table:table-cell>
          <table:table-cell office:value-type="float" office:value="516" calcext:value-type="float">
            <text:p>516</text:p>
          </table:table-cell>
          <table:table-cell table:formula="of:=[.D243]*100" office:value-type="float" office:value="0.04814132" calcext:value-type="float">
            <text:p>0.04814132</text:p>
          </table:table-cell>
          <table:table-cell table:formula="of:=[.E243]*100" office:value-type="float" office:value="0.479501" calcext:value-type="float">
            <text:p>0.479501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179.0611877441" calcext:value-type="float">
            <text:p>179.0611877441</text:p>
          </table:table-cell>
          <table:table-cell office:value-type="float" office:value="-0.0878527166" calcext:value-type="float">
            <text:p>-0.0878527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215" calcext:value-type="float">
            <text:p>0.00392215</text:p>
          </table:table-cell>
          <table:table-cell office:value-type="float" office:value="-0.03903601" calcext:value-type="float">
            <text:p>-0.03903601</text:p>
          </table:table-cell>
          <table:table-cell office:value-type="float" office:value="-0.0003703044" calcext:value-type="float">
            <text:p>-0.0003703044</text:p>
          </table:table-cell>
          <table:table-cell office:value-type="float" office:value="517" calcext:value-type="float">
            <text:p>517</text:p>
          </table:table-cell>
          <table:table-cell table:formula="of:=[.D244]*100" office:value-type="float" office:value="0.04814132" calcext:value-type="float">
            <text:p>0.04814132</text:p>
          </table:table-cell>
          <table:table-cell table:formula="of:=[.E244]*100" office:value-type="float" office:value="0.392215" calcext:value-type="float">
            <text:p>0.392215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79.0607757568" calcext:value-type="float">
            <text:p>179.0607757568</text:p>
          </table:table-cell>
          <table:table-cell office:value-type="float" office:value="-0.1510000735" calcext:value-type="float">
            <text:p>-0.15100007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6398" calcext:value-type="float">
            <text:p>0.00376398</text:p>
          </table:table-cell>
          <table:table-cell office:value-type="float" office:value="-0.04423085" calcext:value-type="float">
            <text:p>-0.04423085</text:p>
          </table:table-cell>
          <table:table-cell office:value-type="float" office:value="-0.0001114458" calcext:value-type="float">
            <text:p>-0.0001114458</text:p>
          </table:table-cell>
          <table:table-cell office:value-type="float" office:value="518" calcext:value-type="float">
            <text:p>518</text:p>
          </table:table-cell>
          <table:table-cell table:formula="of:=[.D245]*100" office:value-type="float" office:value="0.04814132" calcext:value-type="float">
            <text:p>0.04814132</text:p>
          </table:table-cell>
          <table:table-cell table:formula="of:=[.E245]*100" office:value-type="float" office:value="0.376398" calcext:value-type="float">
            <text:p>0.376398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79.0517425537" calcext:value-type="float">
            <text:p>179.0517425537</text:p>
          </table:table-cell>
          <table:table-cell office:value-type="float" office:value="-0.2641100847" calcext:value-type="float">
            <text:p>-0.26411008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1129" calcext:value-type="float">
            <text:p>0.00441129</text:p>
          </table:table-cell>
          <table:table-cell office:value-type="float" office:value="-0.04423085" calcext:value-type="float">
            <text:p>-0.04423085</text:p>
          </table:table-cell>
          <table:table-cell office:value-type="float" office:value="0.0002310976" calcext:value-type="float">
            <text:p>0.0002310976</text:p>
          </table:table-cell>
          <table:table-cell office:value-type="float" office:value="519" calcext:value-type="float">
            <text:p>519</text:p>
          </table:table-cell>
          <table:table-cell table:formula="of:=[.D246]*100" office:value-type="float" office:value="0.04814132" calcext:value-type="float">
            <text:p>0.04814132</text:p>
          </table:table-cell>
          <table:table-cell table:formula="of:=[.E246]*100" office:value-type="float" office:value="0.441129" calcext:value-type="float">
            <text:p>0.441129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79.0670623779" calcext:value-type="float">
            <text:p>179.0670623779</text:p>
          </table:table-cell>
          <table:table-cell office:value-type="float" office:value="-0.3289233988" calcext:value-type="float">
            <text:p>-0.32892339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709" calcext:value-type="float">
            <text:p>0.0052709</text:p>
          </table:table-cell>
          <table:table-cell office:value-type="float" office:value="-0.04555069" calcext:value-type="float">
            <text:p>-0.04555069</text:p>
          </table:table-cell>
          <table:table-cell office:value-type="float" office:value="0.0002049966" calcext:value-type="float">
            <text:p>0.0002049966</text:p>
          </table:table-cell>
          <table:table-cell office:value-type="float" office:value="520" calcext:value-type="float">
            <text:p>520</text:p>
          </table:table-cell>
          <table:table-cell table:formula="of:=[.D247]*100" office:value-type="float" office:value="0.04814132" calcext:value-type="float">
            <text:p>0.04814132</text:p>
          </table:table-cell>
          <table:table-cell table:formula="of:=[.E247]*100" office:value-type="float" office:value="0.52709" calcext:value-type="float">
            <text:p>0.52709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79.0717315674" calcext:value-type="float">
            <text:p>179.0717315674</text:p>
          </table:table-cell>
          <table:table-cell office:value-type="float" office:value="-0.4716372328" calcext:value-type="float">
            <text:p>-0.47163723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78906" calcext:value-type="float">
            <text:p>0.00678906</text:p>
          </table:table-cell>
          <table:table-cell office:value-type="float" office:value="-0.04507757" calcext:value-type="float">
            <text:p>-0.04507757</text:p>
          </table:table-cell>
          <table:table-cell office:value-type="float" office:value="0.000501981" calcext:value-type="float">
            <text:p>0.000501981</text:p>
          </table:table-cell>
          <table:table-cell office:value-type="float" office:value="521" calcext:value-type="float">
            <text:p>521</text:p>
          </table:table-cell>
          <table:table-cell table:formula="of:=[.D248]*100" office:value-type="float" office:value="0.04814132" calcext:value-type="float">
            <text:p>0.04814132</text:p>
          </table:table-cell>
          <table:table-cell table:formula="of:=[.E248]*100" office:value-type="float" office:value="0.678906" calcext:value-type="float">
            <text:p>0.678906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79.0849304199" calcext:value-type="float">
            <text:p>179.0849304199</text:p>
          </table:table-cell>
          <table:table-cell office:value-type="float" office:value="-0.6360820187" calcext:value-type="float">
            <text:p>-0.63608201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88782" calcext:value-type="float">
            <text:p>0.00888782</text:p>
          </table:table-cell>
          <table:table-cell office:value-type="float" office:value="-0.04507757" calcext:value-type="float">
            <text:p>-0.04507757</text:p>
          </table:table-cell>
          <table:table-cell office:value-type="float" office:value="0.0005879121" calcext:value-type="float">
            <text:p>0.0005879121</text:p>
          </table:table-cell>
          <table:table-cell office:value-type="float" office:value="522" calcext:value-type="float">
            <text:p>522</text:p>
          </table:table-cell>
          <table:table-cell table:formula="of:=[.D249]*100" office:value-type="float" office:value="0.04814132" calcext:value-type="float">
            <text:p>0.04814132</text:p>
          </table:table-cell>
          <table:table-cell table:formula="of:=[.E249]*100" office:value-type="float" office:value="0.888782" calcext:value-type="float">
            <text:p>0.888782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179.0735778809" calcext:value-type="float">
            <text:p>179.0735778809</text:p>
          </table:table-cell>
          <table:table-cell office:value-type="float" office:value="-0.7026931777" calcext:value-type="float">
            <text:p>-0.70269317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72059" calcext:value-type="float">
            <text:p>0.01072059</text:p>
          </table:table-cell>
          <table:table-cell office:value-type="float" office:value="-0.04167597" calcext:value-type="float">
            <text:p>-0.04167597</text:p>
          </table:table-cell>
          <table:table-cell office:value-type="float" office:value="0.0005040442" calcext:value-type="float">
            <text:p>0.0005040442</text:p>
          </table:table-cell>
          <table:table-cell office:value-type="float" office:value="523" calcext:value-type="float">
            <text:p>523</text:p>
          </table:table-cell>
          <table:table-cell table:formula="of:=[.D250]*100" office:value-type="float" office:value="0.04814132" calcext:value-type="float">
            <text:p>0.04814132</text:p>
          </table:table-cell>
          <table:table-cell table:formula="of:=[.E250]*100" office:value-type="float" office:value="1.072059" calcext:value-type="float">
            <text:p>1.072059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9.0707702637" calcext:value-type="float">
            <text:p>179.0707702637</text:p>
          </table:table-cell>
          <table:table-cell office:value-type="float" office:value="-0.8156924354" calcext:value-type="float">
            <text:p>-0.81569243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68563" calcext:value-type="float">
            <text:p>0.01268563</text:p>
          </table:table-cell>
          <table:table-cell office:value-type="float" office:value="-0.04167597" calcext:value-type="float">
            <text:p>-0.04167597</text:p>
          </table:table-cell>
          <table:table-cell office:value-type="float" office:value="0.0005928266" calcext:value-type="float">
            <text:p>0.0005928266</text:p>
          </table:table-cell>
          <table:table-cell office:value-type="float" office:value="524" calcext:value-type="float">
            <text:p>524</text:p>
          </table:table-cell>
          <table:table-cell table:formula="of:=[.D251]*100" office:value-type="float" office:value="0.04814132" calcext:value-type="float">
            <text:p>0.04814132</text:p>
          </table:table-cell>
          <table:table-cell table:formula="of:=[.E251]*100" office:value-type="float" office:value="1.268563" calcext:value-type="float">
            <text:p>1.268563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179.0660705566" calcext:value-type="float">
            <text:p>179.0660705566</text:p>
          </table:table-cell>
          <table:table-cell office:value-type="float" office:value="-0.8252633296" calcext:value-type="float">
            <text:p>-0.82526332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05058" calcext:value-type="float">
            <text:p>0.01405058</text:p>
          </table:table-cell>
          <table:table-cell office:value-type="float" office:value="-0.03825821" calcext:value-type="float">
            <text:p>-0.03825821</text:p>
          </table:table-cell>
          <table:table-cell office:value-type="float" office:value="0.000480865" calcext:value-type="float">
            <text:p>0.000480865</text:p>
          </table:table-cell>
          <table:table-cell office:value-type="float" office:value="525" calcext:value-type="float">
            <text:p>525</text:p>
          </table:table-cell>
          <table:table-cell table:formula="of:=[.D252]*100" office:value-type="float" office:value="0.04814132" calcext:value-type="float">
            <text:p>0.04814132</text:p>
          </table:table-cell>
          <table:table-cell table:formula="of:=[.E252]*100" office:value-type="float" office:value="1.405058" calcext:value-type="float">
            <text:p>1.405058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79.0632629395" calcext:value-type="float">
            <text:p>179.0632629395</text:p>
          </table:table-cell>
          <table:table-cell office:value-type="float" office:value="-0.9359099692" calcext:value-type="float">
            <text:p>-0.93590996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69019" calcext:value-type="float">
            <text:p>0.01569019</text:p>
          </table:table-cell>
          <table:table-cell office:value-type="float" office:value="-0.0345095" calcext:value-type="float">
            <text:p>-0.0345095</text:p>
          </table:table-cell>
          <table:table-cell office:value-type="float" office:value="0.0004633051" calcext:value-type="float">
            <text:p>0.0004633051</text:p>
          </table:table-cell>
          <table:table-cell office:value-type="float" office:value="526" calcext:value-type="float">
            <text:p>526</text:p>
          </table:table-cell>
          <table:table-cell table:formula="of:=[.D253]*100" office:value-type="float" office:value="0.04814132" calcext:value-type="float">
            <text:p>0.04814132</text:p>
          </table:table-cell>
          <table:table-cell table:formula="of:=[.E253]*100" office:value-type="float" office:value="1.569019" calcext:value-type="float">
            <text:p>1.569019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179.0786895752" calcext:value-type="float">
            <text:p>179.0786895752</text:p>
          </table:table-cell>
          <table:table-cell office:value-type="float" office:value="-1.042236749" calcext:value-type="float">
            <text:p>-1.0422367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48295" calcext:value-type="float">
            <text:p>0.01748295</text:p>
          </table:table-cell>
          <table:table-cell office:value-type="float" office:value="-0.0345095" calcext:value-type="float">
            <text:p>-0.0345095</text:p>
          </table:table-cell>
          <table:table-cell office:value-type="float" office:value="0.0005077099" calcext:value-type="float">
            <text:p>0.0005077099</text:p>
          </table:table-cell>
          <table:table-cell office:value-type="float" office:value="527" calcext:value-type="float">
            <text:p>527</text:p>
          </table:table-cell>
          <table:table-cell table:formula="of:=[.D254]*100" office:value-type="float" office:value="0.04814132" calcext:value-type="float">
            <text:p>0.04814132</text:p>
          </table:table-cell>
          <table:table-cell table:formula="of:=[.E254]*100" office:value-type="float" office:value="1.748295" calcext:value-type="float">
            <text:p>1.748295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79.0846710205" calcext:value-type="float">
            <text:p>179.0846710205</text:p>
          </table:table-cell>
          <table:table-cell office:value-type="float" office:value="-0.9832530598" calcext:value-type="float">
            <text:p>-0.98325305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27799" calcext:value-type="float">
            <text:p>0.01827799</text:p>
          </table:table-cell>
          <table:table-cell office:value-type="float" office:value="-0.02437944" calcext:value-type="float">
            <text:p>-0.02437944</text:p>
          </table:table-cell>
          <table:table-cell office:value-type="float" office:value="0.0002562267" calcext:value-type="float">
            <text:p>0.0002562267</text:p>
          </table:table-cell>
          <table:table-cell office:value-type="float" office:value="528" calcext:value-type="float">
            <text:p>528</text:p>
          </table:table-cell>
          <table:table-cell table:formula="of:=[.D255]*100" office:value-type="float" office:value="0.04814132" calcext:value-type="float">
            <text:p>0.04814132</text:p>
          </table:table-cell>
          <table:table-cell table:formula="of:=[.E255]*100" office:value-type="float" office:value="1.827799" calcext:value-type="float">
            <text:p>1.827799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79.1024627686" calcext:value-type="float">
            <text:p>179.1024627686</text:p>
          </table:table-cell>
          <table:table-cell office:value-type="float" office:value="-0.9816877185" calcext:value-type="float">
            <text:p>-0.98168771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79409" calcext:value-type="float">
            <text:p>0.01879409</text:p>
          </table:table-cell>
          <table:table-cell office:value-type="float" office:value="-0.02437944" calcext:value-type="float">
            <text:p>-0.02437944</text:p>
          </table:table-cell>
          <table:table-cell office:value-type="float" office:value="0.0002446966" calcext:value-type="float">
            <text:p>0.0002446966</text:p>
          </table:table-cell>
          <table:table-cell office:value-type="float" office:value="529" calcext:value-type="float">
            <text:p>529</text:p>
          </table:table-cell>
          <table:table-cell table:formula="of:=[.D256]*100" office:value-type="float" office:value="0.04814132" calcext:value-type="float">
            <text:p>0.04814132</text:p>
          </table:table-cell>
          <table:table-cell table:formula="of:=[.E256]*100" office:value-type="float" office:value="1.879409" calcext:value-type="float">
            <text:p>1.879409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79.1157684326" calcext:value-type="float">
            <text:p>179.1157684326</text:p>
          </table:table-cell>
          <table:table-cell office:value-type="float" office:value="-0.8895979191" calcext:value-type="float">
            <text:p>-0.88959791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52357" calcext:value-type="float">
            <text:p>0.01852357</text:p>
          </table:table-cell>
          <table:table-cell office:value-type="float" office:value="-0.02437944" calcext:value-type="float">
            <text:p>-0.02437944</text:p>
          </table:table-cell>
          <table:table-cell office:value-type="float" office:value="0.0000326884" calcext:value-type="float">
            <text:p>3.26884E-05</text:p>
          </table:table-cell>
          <table:table-cell office:value-type="float" office:value="530" calcext:value-type="float">
            <text:p>530</text:p>
          </table:table-cell>
          <table:table-cell table:formula="of:=[.D257]*100" office:value-type="float" office:value="0.04814132" calcext:value-type="float">
            <text:p>0.04814132</text:p>
          </table:table-cell>
          <table:table-cell table:formula="of:=[.E257]*100" office:value-type="float" office:value="1.852357" calcext:value-type="float">
            <text:p>1.852357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79.13621521" calcext:value-type="float">
            <text:p>179.13621521</text:p>
          </table:table-cell>
          <table:table-cell office:value-type="float" office:value="-0.8105361731" calcext:value-type="float">
            <text:p>-0.81053617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81875" calcext:value-type="float">
            <text:p>0.01781875</text:p>
          </table:table-cell>
          <table:table-cell office:value-type="float" office:value="-0.01243398" calcext:value-type="float">
            <text:p>-0.01243398</text:p>
          </table:table-cell>
          <table:table-cell office:value-type="float" office:value="-0.0000582543" calcext:value-type="float">
            <text:p>-5.82543E-05</text:p>
          </table:table-cell>
          <table:table-cell office:value-type="float" office:value="531" calcext:value-type="float">
            <text:p>531</text:p>
          </table:table-cell>
          <table:table-cell table:formula="of:=[.D258]*100" office:value-type="float" office:value="0.04814132" calcext:value-type="float">
            <text:p>0.04814132</text:p>
          </table:table-cell>
          <table:table-cell table:formula="of:=[.E258]*100" office:value-type="float" office:value="1.781875" calcext:value-type="float">
            <text:p>1.781875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79.1465454102" calcext:value-type="float">
            <text:p>179.1465454102</text:p>
          </table:table-cell>
          <table:table-cell office:value-type="float" office:value="-0.724782323" calcext:value-type="float">
            <text:p>-0.7247823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78182" calcext:value-type="float">
            <text:p>0.01678182</text:p>
          </table:table-cell>
          <table:table-cell office:value-type="float" office:value="-0.01243398" calcext:value-type="float">
            <text:p>-0.01243398</text:p>
          </table:table-cell>
          <table:table-cell office:value-type="float" office:value="0.0000330014" calcext:value-type="float">
            <text:p>3.30014E-05</text:p>
          </table:table-cell>
          <table:table-cell office:value-type="float" office:value="532" calcext:value-type="float">
            <text:p>532</text:p>
          </table:table-cell>
          <table:table-cell table:formula="of:=[.D259]*100" office:value-type="float" office:value="0.04814132" calcext:value-type="float">
            <text:p>0.04814132</text:p>
          </table:table-cell>
          <table:table-cell table:formula="of:=[.E259]*100" office:value-type="float" office:value="1.678182" calcext:value-type="float">
            <text:p>1.678182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79.1341705322" calcext:value-type="float">
            <text:p>179.1341705322</text:p>
          </table:table-cell>
          <table:table-cell office:value-type="float" office:value="-0.5916042362" calcext:value-type="float">
            <text:p>-0.59160423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20964" calcext:value-type="float">
            <text:p>0.01520964</text:p>
          </table:table-cell>
          <table:table-cell office:value-type="float" office:value="0.00002008" calcext:value-type="float">
            <text:p>0.00002008</text:p>
          </table:table-cell>
          <table:table-cell office:value-type="float" office:value="-0.0003001961" calcext:value-type="float">
            <text:p>-0.0003001961</text:p>
          </table:table-cell>
          <table:table-cell office:value-type="float" office:value="533" calcext:value-type="float">
            <text:p>533</text:p>
          </table:table-cell>
          <table:table-cell table:formula="of:=[.D260]*100" office:value-type="float" office:value="0.04814132" calcext:value-type="float">
            <text:p>0.04814132</text:p>
          </table:table-cell>
          <table:table-cell table:formula="of:=[.E260]*100" office:value-type="float" office:value="1.520964" calcext:value-type="float">
            <text:p>1.520964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79.1215820312" calcext:value-type="float">
            <text:p>179.1215820312</text:p>
          </table:table-cell>
          <table:table-cell office:value-type="float" office:value="-0.468883762" calcext:value-type="float">
            <text:p>-0.4688837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35252" calcext:value-type="float">
            <text:p>0.01335252</text:p>
          </table:table-cell>
          <table:table-cell office:value-type="float" office:value="0.00002008" calcext:value-type="float">
            <text:p>0.00002008</text:p>
          </table:table-cell>
          <table:table-cell office:value-type="float" office:value="-0.0002004195" calcext:value-type="float">
            <text:p>-0.0002004195</text:p>
          </table:table-cell>
          <table:table-cell office:value-type="float" office:value="534" calcext:value-type="float">
            <text:p>534</text:p>
          </table:table-cell>
          <table:table-cell table:formula="of:=[.D261]*100" office:value-type="float" office:value="0.04814132" calcext:value-type="float">
            <text:p>0.04814132</text:p>
          </table:table-cell>
          <table:table-cell table:formula="of:=[.E261]*100" office:value-type="float" office:value="1.335252" calcext:value-type="float">
            <text:p>1.335252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9.1286010742" calcext:value-type="float">
            <text:p>179.1286010742</text:p>
          </table:table-cell>
          <table:table-cell office:value-type="float" office:value="-0.3478336186" calcext:value-type="float">
            <text:p>-0.34783361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131782" calcext:value-type="float">
            <text:p>0.01131782</text:p>
          </table:table-cell>
          <table:table-cell office:value-type="float" office:value="0.00002008" calcext:value-type="float">
            <text:p>0.00002008</text:p>
          </table:table-cell>
          <table:table-cell office:value-type="float" office:value="-0.0002541861" calcext:value-type="float">
            <text:p>-0.0002541861</text:p>
          </table:table-cell>
          <table:table-cell office:value-type="float" office:value="535" calcext:value-type="float">
            <text:p>535</text:p>
          </table:table-cell>
          <table:table-cell table:formula="of:=[.D262]*100" office:value-type="float" office:value="0.04814132" calcext:value-type="float">
            <text:p>0.04814132</text:p>
          </table:table-cell>
          <table:table-cell table:formula="of:=[.E262]*100" office:value-type="float" office:value="1.131782" calcext:value-type="float">
            <text:p>1.131782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9.1376953125" calcext:value-type="float">
            <text:p>179.1376953125</text:p>
          </table:table-cell>
          <table:table-cell office:value-type="float" office:value="-0.2452361166" calcext:value-type="float">
            <text:p>-0.2452361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28821" calcext:value-type="float">
            <text:p>0.00928821</text:p>
          </table:table-cell>
          <table:table-cell office:value-type="float" office:value="0.01165575" calcext:value-type="float">
            <text:p>0.01165575</text:p>
          </table:table-cell>
          <table:table-cell office:value-type="float" office:value="-0.0002773472" calcext:value-type="float">
            <text:p>-0.0002773472</text:p>
          </table:table-cell>
          <table:table-cell office:value-type="float" office:value="536" calcext:value-type="float">
            <text:p>536</text:p>
          </table:table-cell>
          <table:table-cell table:formula="of:=[.D263]*100" office:value-type="float" office:value="0.04814132" calcext:value-type="float">
            <text:p>0.04814132</text:p>
          </table:table-cell>
          <table:table-cell table:formula="of:=[.E263]*100" office:value-type="float" office:value="0.928821" calcext:value-type="float">
            <text:p>0.928821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9.1413726807" calcext:value-type="float">
            <text:p>179.1413726807</text:p>
          </table:table-cell>
          <table:table-cell office:value-type="float" office:value="-0.1130009603" calcext:value-type="float">
            <text:p>-0.11300096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6491" calcext:value-type="float">
            <text:p>0.00706491</text:p>
          </table:table-cell>
          <table:table-cell office:value-type="float" office:value="0.01165575" calcext:value-type="float">
            <text:p>0.01165575</text:p>
          </table:table-cell>
          <table:table-cell office:value-type="float" office:value="-0.0003569893" calcext:value-type="float">
            <text:p>-0.0003569893</text:p>
          </table:table-cell>
          <table:table-cell office:value-type="float" office:value="537" calcext:value-type="float">
            <text:p>537</text:p>
          </table:table-cell>
          <table:table-cell table:formula="of:=[.D264]*100" office:value-type="float" office:value="0.04814132" calcext:value-type="float">
            <text:p>0.04814132</text:p>
          </table:table-cell>
          <table:table-cell table:formula="of:=[.E264]*100" office:value-type="float" office:value="0.706491" calcext:value-type="float">
            <text:p>0.706491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9.1362762451" calcext:value-type="float">
            <text:p>179.1362762451</text:p>
          </table:table-cell>
          <table:table-cell office:value-type="float" office:value="-0.0911245202" calcext:value-type="float">
            <text:p>-0.09112452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4711" calcext:value-type="float">
            <text:p>0.00544711</text:p>
          </table:table-cell>
          <table:table-cell office:value-type="float" office:value="0.01165575" calcext:value-type="float">
            <text:p>0.01165575</text:p>
          </table:table-cell>
          <table:table-cell office:value-type="float" office:value="-0.0003994413" calcext:value-type="float">
            <text:p>-0.0003994413</text:p>
          </table:table-cell>
          <table:table-cell office:value-type="float" office:value="538" calcext:value-type="float">
            <text:p>538</text:p>
          </table:table-cell>
          <table:table-cell table:formula="of:=[.D265]*100" office:value-type="float" office:value="0.04814132" calcext:value-type="float">
            <text:p>0.04814132</text:p>
          </table:table-cell>
          <table:table-cell table:formula="of:=[.E265]*100" office:value-type="float" office:value="0.544711" calcext:value-type="float">
            <text:p>0.544711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9.1305847168" calcext:value-type="float">
            <text:p>179.1305847168</text:p>
          </table:table-cell>
          <table:table-cell office:value-type="float" office:value="-0.1786917104" calcext:value-type="float">
            <text:p>-0.17869171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5798" calcext:value-type="float">
            <text:p>0.00495798</text:p>
          </table:table-cell>
          <table:table-cell office:value-type="float" office:value="0.02134505" calcext:value-type="float">
            <text:p>0.02134505</text:p>
          </table:table-cell>
          <table:table-cell office:value-type="float" office:value="-0.0000042338" calcext:value-type="float">
            <text:p>-4.2338E-06</text:p>
          </table:table-cell>
          <table:table-cell office:value-type="float" office:value="539" calcext:value-type="float">
            <text:p>539</text:p>
          </table:table-cell>
          <table:table-cell table:formula="of:=[.D266]*100" office:value-type="float" office:value="0.04814132" calcext:value-type="float">
            <text:p>0.04814132</text:p>
          </table:table-cell>
          <table:table-cell table:formula="of:=[.E266]*100" office:value-type="float" office:value="0.495798" calcext:value-type="float">
            <text:p>0.495798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9.1503295898" calcext:value-type="float">
            <text:p>179.1503295898</text:p>
          </table:table-cell>
          <table:table-cell office:value-type="float" office:value="-0.1671604702" calcext:value-type="float">
            <text:p>-0.16716047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5739" calcext:value-type="float">
            <text:p>0.00455739</text:p>
          </table:table-cell>
          <table:table-cell office:value-type="float" office:value="0.02134505" calcext:value-type="float">
            <text:p>0.02134505</text:p>
          </table:table-cell>
          <table:table-cell office:value-type="float" office:value="-0.0000772744" calcext:value-type="float">
            <text:p>-7.72744E-05</text:p>
          </table:table-cell>
          <table:table-cell office:value-type="float" office:value="540" calcext:value-type="float">
            <text:p>540</text:p>
          </table:table-cell>
          <table:table-cell table:formula="of:=[.D267]*100" office:value-type="float" office:value="0.04814132" calcext:value-type="float">
            <text:p>0.04814132</text:p>
          </table:table-cell>
          <table:table-cell table:formula="of:=[.E267]*100" office:value-type="float" office:value="0.455739" calcext:value-type="float">
            <text:p>0.455739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9.153427124" calcext:value-type="float">
            <text:p>179.153427124</text:p>
          </table:table-cell>
          <table:table-cell office:value-type="float" office:value="-0.2004413575" calcext:value-type="float">
            <text:p>-0.20044135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1338" calcext:value-type="float">
            <text:p>0.00451338</text:p>
          </table:table-cell>
          <table:table-cell office:value-type="float" office:value="0.02830797" calcext:value-type="float">
            <text:p>0.02830797</text:p>
          </table:table-cell>
          <table:table-cell office:value-type="float" office:value="-0.0001604467" calcext:value-type="float">
            <text:p>-0.0001604467</text:p>
          </table:table-cell>
          <table:table-cell office:value-type="float" office:value="541" calcext:value-type="float">
            <text:p>541</text:p>
          </table:table-cell>
          <table:table-cell table:formula="of:=[.D268]*100" office:value-type="float" office:value="0.04814132" calcext:value-type="float">
            <text:p>0.04814132</text:p>
          </table:table-cell>
          <table:table-cell table:formula="of:=[.E268]*100" office:value-type="float" office:value="0.451338" calcext:value-type="float">
            <text:p>0.451338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154296875" calcext:value-type="float">
            <text:p>179.154296875</text:p>
          </table:table-cell>
          <table:table-cell office:value-type="float" office:value="-0.1894670045" calcext:value-type="float">
            <text:p>-0.18946700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1127" calcext:value-type="float">
            <text:p>0.00441127</text:p>
          </table:table-cell>
          <table:table-cell office:value-type="float" office:value="0.02830797" calcext:value-type="float">
            <text:p>0.02830797</text:p>
          </table:table-cell>
          <table:table-cell office:value-type="float" office:value="-0.0000661059" calcext:value-type="float">
            <text:p>-6.61059E-05</text:p>
          </table:table-cell>
          <table:table-cell office:value-type="float" office:value="542" calcext:value-type="float">
            <text:p>542</text:p>
          </table:table-cell>
          <table:table-cell table:formula="of:=[.D269]*100" office:value-type="float" office:value="0.04814132" calcext:value-type="float">
            <text:p>0.04814132</text:p>
          </table:table-cell>
          <table:table-cell table:formula="of:=[.E269]*100" office:value-type="float" office:value="0.441127" calcext:value-type="float">
            <text:p>0.441127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9.1659393311" calcext:value-type="float">
            <text:p>179.1659393311</text:p>
          </table:table-cell>
          <table:table-cell office:value-type="float" office:value="-0.2698376223" calcext:value-type="float">
            <text:p>-0.26983762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803" calcext:value-type="float">
            <text:p>0.00487803</text:p>
          </table:table-cell>
          <table:table-cell office:value-type="float" office:value="0.02839831" calcext:value-type="float">
            <text:p>0.02839831</text:p>
          </table:table-cell>
          <table:table-cell office:value-type="float" office:value="0.0001103056" calcext:value-type="float">
            <text:p>0.0001103056</text:p>
          </table:table-cell>
          <table:table-cell office:value-type="float" office:value="543" calcext:value-type="float">
            <text:p>543</text:p>
          </table:table-cell>
          <table:table-cell table:formula="of:=[.D270]*100" office:value-type="float" office:value="0.04814132" calcext:value-type="float">
            <text:p>0.04814132</text:p>
          </table:table-cell>
          <table:table-cell table:formula="of:=[.E270]*100" office:value-type="float" office:value="0.487803" calcext:value-type="float">
            <text:p>0.48780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79.1643371582" calcext:value-type="float">
            <text:p>179.1643371582</text:p>
          </table:table-cell>
          <table:table-cell office:value-type="float" office:value="-0.2669071417" calcext:value-type="float">
            <text:p>-0.26690714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6765" calcext:value-type="float">
            <text:p>0.00516765</text:p>
          </table:table-cell>
          <table:table-cell office:value-type="float" office:value="0.03218688" calcext:value-type="float">
            <text:p>0.03218688</text:p>
          </table:table-cell>
          <table:table-cell office:value-type="float" office:value="-0.0000452753" calcext:value-type="float">
            <text:p>-4.52753E-05</text:p>
          </table:table-cell>
          <table:table-cell office:value-type="float" office:value="544" calcext:value-type="float">
            <text:p>544</text:p>
          </table:table-cell>
          <table:table-cell table:formula="of:=[.D271]*100" office:value-type="float" office:value="0.04814132" calcext:value-type="float">
            <text:p>0.04814132</text:p>
          </table:table-cell>
          <table:table-cell table:formula="of:=[.E271]*100" office:value-type="float" office:value="0.516765" calcext:value-type="float">
            <text:p>0.516765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9.1622772217" calcext:value-type="float">
            <text:p>179.1622772217</text:p>
          </table:table-cell>
          <table:table-cell office:value-type="float" office:value="-0.3169994588" calcext:value-type="float">
            <text:p>-0.31699945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9251" calcext:value-type="float">
            <text:p>0.00569251</text:p>
          </table:table-cell>
          <table:table-cell office:value-type="float" office:value="0.03218688" calcext:value-type="float">
            <text:p>0.03218688</text:p>
          </table:table-cell>
          <table:table-cell office:value-type="float" office:value="0.0001118987" calcext:value-type="float">
            <text:p>0.0001118987</text:p>
          </table:table-cell>
          <table:table-cell office:value-type="float" office:value="545" calcext:value-type="float">
            <text:p>545</text:p>
          </table:table-cell>
          <table:table-cell table:formula="of:=[.D272]*100" office:value-type="float" office:value="0.04814132" calcext:value-type="float">
            <text:p>0.04814132</text:p>
          </table:table-cell>
          <table:table-cell table:formula="of:=[.E272]*100" office:value-type="float" office:value="0.569251" calcext:value-type="float">
            <text:p>0.569251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1585540771" calcext:value-type="float">
            <text:p>179.1585540771</text:p>
          </table:table-cell>
          <table:table-cell office:value-type="float" office:value="-0.3340418216" calcext:value-type="float">
            <text:p>-0.33404182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1534" calcext:value-type="float">
            <text:p>0.0061534</text:p>
          </table:table-cell>
          <table:table-cell office:value-type="float" office:value="0.03101686" calcext:value-type="float">
            <text:p>0.03101686</text:p>
          </table:table-cell>
          <table:table-cell office:value-type="float" office:value="0.0002114696" calcext:value-type="float">
            <text:p>0.0002114696</text:p>
          </table:table-cell>
          <table:table-cell office:value-type="float" office:value="546" calcext:value-type="float">
            <text:p>546</text:p>
          </table:table-cell>
          <table:table-cell table:formula="of:=[.D273]*100" office:value-type="float" office:value="0.04814132" calcext:value-type="float">
            <text:p>0.04814132</text:p>
          </table:table-cell>
          <table:table-cell table:formula="of:=[.E273]*100" office:value-type="float" office:value="0.61534" calcext:value-type="float">
            <text:p>0.61534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1555023193" calcext:value-type="float">
            <text:p>179.1555023193</text:p>
          </table:table-cell>
          <table:table-cell office:value-type="float" office:value="-0.415478383" calcext:value-type="float">
            <text:p>-0.4154783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0009" calcext:value-type="float">
            <text:p>0.00700009</text:p>
          </table:table-cell>
          <table:table-cell office:value-type="float" office:value="0.03306567" calcext:value-type="float">
            <text:p>0.03306567</text:p>
          </table:table-cell>
          <table:table-cell office:value-type="float" office:value="0.0001425937" calcext:value-type="float">
            <text:p>0.0001425937</text:p>
          </table:table-cell>
          <table:table-cell office:value-type="float" office:value="547" calcext:value-type="float">
            <text:p>547</text:p>
          </table:table-cell>
          <table:table-cell table:formula="of:=[.D274]*100" office:value-type="float" office:value="0.04814132" calcext:value-type="float">
            <text:p>0.04814132</text:p>
          </table:table-cell>
          <table:table-cell table:formula="of:=[.E274]*100" office:value-type="float" office:value="0.700009" calcext:value-type="float">
            <text:p>0.700009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1455688477" calcext:value-type="float">
            <text:p>179.1455688477</text:p>
          </table:table-cell>
          <table:table-cell office:value-type="float" office:value="-0.3765386108" calcext:value-type="float">
            <text:p>-0.37653861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30188" calcext:value-type="float">
            <text:p>0.00730188</text:p>
          </table:table-cell>
          <table:table-cell office:value-type="float" office:value="0.03306567" calcext:value-type="float">
            <text:p>0.03306567</text:p>
          </table:table-cell>
          <table:table-cell office:value-type="float" office:value="0.0000951858" calcext:value-type="float">
            <text:p>9.51858E-05</text:p>
          </table:table-cell>
          <table:table-cell office:value-type="float" office:value="548" calcext:value-type="float">
            <text:p>548</text:p>
          </table:table-cell>
          <table:table-cell table:formula="of:=[.D275]*100" office:value-type="float" office:value="0.04814132" calcext:value-type="float">
            <text:p>0.04814132</text:p>
          </table:table-cell>
          <table:table-cell table:formula="of:=[.E275]*100" office:value-type="float" office:value="0.730188" calcext:value-type="float">
            <text:p>0.730188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1573028564" calcext:value-type="float">
            <text:p>179.1573028564</text:p>
          </table:table-cell>
          <table:table-cell office:value-type="float" office:value="-0.2736012545" calcext:value-type="float">
            <text:p>-0.27360125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1732" calcext:value-type="float">
            <text:p>0.00681732</text:p>
          </table:table-cell>
          <table:table-cell office:value-type="float" office:value="0.03133123" calcext:value-type="float">
            <text:p>0.03133123</text:p>
          </table:table-cell>
          <table:table-cell office:value-type="float" office:value="-0.0000198828" calcext:value-type="float">
            <text:p>-1.98828E-05</text:p>
          </table:table-cell>
          <table:table-cell office:value-type="float" office:value="549" calcext:value-type="float">
            <text:p>549</text:p>
          </table:table-cell>
          <table:table-cell table:formula="of:=[.D276]*100" office:value-type="float" office:value="0.04814132" calcext:value-type="float">
            <text:p>0.04814132</text:p>
          </table:table-cell>
          <table:table-cell table:formula="of:=[.E276]*100" office:value-type="float" office:value="0.681732" calcext:value-type="float">
            <text:p>0.681732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1618804932" calcext:value-type="float">
            <text:p>179.1618804932</text:p>
          </table:table-cell>
          <table:table-cell office:value-type="float" office:value="-0.2725151822" calcext:value-type="float">
            <text:p>-0.27251518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4892" calcext:value-type="float">
            <text:p>0.0064892</text:p>
          </table:table-cell>
          <table:table-cell office:value-type="float" office:value="0.03133123" calcext:value-type="float">
            <text:p>0.03133123</text:p>
          </table:table-cell>
          <table:table-cell office:value-type="float" office:value="0.0000309223" calcext:value-type="float">
            <text:p>3.09223E-05</text:p>
          </table:table-cell>
          <table:table-cell office:value-type="float" office:value="550" calcext:value-type="float">
            <text:p>550</text:p>
          </table:table-cell>
          <table:table-cell table:formula="of:=[.D277]*100" office:value-type="float" office:value="0.04814132" calcext:value-type="float">
            <text:p>0.04814132</text:p>
          </table:table-cell>
          <table:table-cell table:formula="of:=[.E277]*100" office:value-type="float" office:value="0.64892" calcext:value-type="float">
            <text:p>0.64892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1697235107" calcext:value-type="float">
            <text:p>179.1697235107</text:p>
          </table:table-cell>
          <table:table-cell office:value-type="float" office:value="-0.1392166494" calcext:value-type="float">
            <text:p>-0.13921664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8562" calcext:value-type="float">
            <text:p>0.00538562</text:p>
          </table:table-cell>
          <table:table-cell office:value-type="float" office:value="0.02876485" calcext:value-type="float">
            <text:p>0.02876485</text:p>
          </table:table-cell>
          <table:table-cell office:value-type="float" office:value="-0.0001388035" calcext:value-type="float">
            <text:p>-0.0001388035</text:p>
          </table:table-cell>
          <table:table-cell office:value-type="float" office:value="551" calcext:value-type="float">
            <text:p>551</text:p>
          </table:table-cell>
          <table:table-cell table:formula="of:=[.D278]*100" office:value-type="float" office:value="0.04814132" calcext:value-type="float">
            <text:p>0.04814132</text:p>
          </table:table-cell>
          <table:table-cell table:formula="of:=[.E278]*100" office:value-type="float" office:value="0.538562" calcext:value-type="float">
            <text:p>0.538562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1694641113" calcext:value-type="float">
            <text:p>179.1694641113</text:p>
          </table:table-cell>
          <table:table-cell office:value-type="float" office:value="-0.1181571145" calcext:value-type="float">
            <text:p>-0.11815711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1476" calcext:value-type="float">
            <text:p>0.00451476</text:p>
          </table:table-cell>
          <table:table-cell office:value-type="float" office:value="0.02764477" calcext:value-type="float">
            <text:p>0.02764477</text:p>
          </table:table-cell>
          <table:table-cell office:value-type="float" office:value="0.000048779" calcext:value-type="float">
            <text:p>0.000048779</text:p>
          </table:table-cell>
          <table:table-cell office:value-type="float" office:value="552" calcext:value-type="float">
            <text:p>552</text:p>
          </table:table-cell>
          <table:table-cell table:formula="of:=[.D279]*100" office:value-type="float" office:value="0.04814132" calcext:value-type="float">
            <text:p>0.04814132</text:p>
          </table:table-cell>
          <table:table-cell table:formula="of:=[.E279]*100" office:value-type="float" office:value="0.451476" calcext:value-type="float">
            <text:p>0.451476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1642456055" calcext:value-type="float">
            <text:p>179.1642456055</text:p>
          </table:table-cell>
          <table:table-cell office:value-type="float" office:value="0.0349424793" calcext:value-type="float">
            <text:p>0.03494247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201" calcext:value-type="float">
            <text:p>0.0029201</text:p>
          </table:table-cell>
          <table:table-cell office:value-type="float" office:value="0.02764477" calcext:value-type="float">
            <text:p>0.02764477</text:p>
          </table:table-cell>
          <table:table-cell office:value-type="float" office:value="-0.0004804063" calcext:value-type="float">
            <text:p>-0.0004804063</text:p>
          </table:table-cell>
          <table:table-cell office:value-type="float" office:value="553" calcext:value-type="float">
            <text:p>553</text:p>
          </table:table-cell>
          <table:table-cell table:formula="of:=[.D280]*100" office:value-type="float" office:value="0.04814132" calcext:value-type="float">
            <text:p>0.04814132</text:p>
          </table:table-cell>
          <table:table-cell table:formula="of:=[.E280]*100" office:value-type="float" office:value="0.29201" calcext:value-type="float">
            <text:p>0.29201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1514434814" calcext:value-type="float">
            <text:p>179.1514434814</text:p>
          </table:table-cell>
          <table:table-cell office:value-type="float" office:value="0.0594717032" calcext:value-type="float">
            <text:p>0.05947170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0097" calcext:value-type="float">
            <text:p>0.00170097</text:p>
          </table:table-cell>
          <table:table-cell office:value-type="float" office:value="0.02273443" calcext:value-type="float">
            <text:p>0.02273443</text:p>
          </table:table-cell>
          <table:table-cell office:value-type="float" office:value="-0.0002102132" calcext:value-type="float">
            <text:p>-0.0002102132</text:p>
          </table:table-cell>
          <table:table-cell office:value-type="float" office:value="554" calcext:value-type="float">
            <text:p>554</text:p>
          </table:table-cell>
          <table:table-cell table:formula="of:=[.D281]*100" office:value-type="float" office:value="0.04814132" calcext:value-type="float">
            <text:p>0.04814132</text:p>
          </table:table-cell>
          <table:table-cell table:formula="of:=[.E281]*100" office:value-type="float" office:value="0.170097" calcext:value-type="float">
            <text:p>0.170097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1591033936" calcext:value-type="float">
            <text:p>179.1591033936</text:p>
          </table:table-cell>
          <table:table-cell office:value-type="float" office:value="0.0781682974" calcext:value-type="float">
            <text:p>0.07816829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6931" calcext:value-type="float">
            <text:p>0.00076931</text:p>
          </table:table-cell>
          <table:table-cell office:value-type="float" office:value="0.02273443" calcext:value-type="float">
            <text:p>0.02273443</text:p>
          </table:table-cell>
          <table:table-cell office:value-type="float" office:value="-0.0001818902" calcext:value-type="float">
            <text:p>-0.0001818902</text:p>
          </table:table-cell>
          <table:table-cell office:value-type="float" office:value="555" calcext:value-type="float">
            <text:p>555</text:p>
          </table:table-cell>
          <table:table-cell table:formula="of:=[.D282]*100" office:value-type="float" office:value="0.04814132" calcext:value-type="float">
            <text:p>0.04814132</text:p>
          </table:table-cell>
          <table:table-cell table:formula="of:=[.E282]*100" office:value-type="float" office:value="0.076931" calcext:value-type="float">
            <text:p>0.076931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1578369141" calcext:value-type="float">
            <text:p>179.1578369141</text:p>
          </table:table-cell>
          <table:table-cell office:value-type="float" office:value="0.1208151555" calcext:value-type="float">
            <text:p>0.12081515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3122" calcext:value-type="float">
            <text:p>-0.00013122</text:p>
          </table:table-cell>
          <table:table-cell office:value-type="float" office:value="0.02037477" calcext:value-type="float">
            <text:p>0.02037477</text:p>
          </table:table-cell>
          <table:table-cell office:value-type="float" office:value="-0.0002071754" calcext:value-type="float">
            <text:p>-0.0002071754</text:p>
          </table:table-cell>
          <table:table-cell office:value-type="float" office:value="556" calcext:value-type="float">
            <text:p>556</text:p>
          </table:table-cell>
          <table:table-cell table:formula="of:=[.D283]*100" office:value-type="float" office:value="0.04814132" calcext:value-type="float">
            <text:p>0.04814132</text:p>
          </table:table-cell>
          <table:table-cell table:formula="of:=[.E283]*100" office:value-type="float" office:value="-0.013122" calcext:value-type="float">
            <text:p>-0.013122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1543579102" calcext:value-type="float">
            <text:p>179.1543579102</text:p>
          </table:table-cell>
          <table:table-cell office:value-type="float" office:value="0.1854031999" calcext:value-type="float">
            <text:p>0.18540319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15703" calcext:value-type="float">
            <text:p>-0.00115703</text:p>
          </table:table-cell>
          <table:table-cell office:value-type="float" office:value="0.01734439" calcext:value-type="float">
            <text:p>0.01734439</text:p>
          </table:table-cell>
          <table:table-cell office:value-type="float" office:value="-0.0002621038" calcext:value-type="float">
            <text:p>-0.0002621038</text:p>
          </table:table-cell>
          <table:table-cell office:value-type="float" office:value="557" calcext:value-type="float">
            <text:p>557</text:p>
          </table:table-cell>
          <table:table-cell table:formula="of:=[.D284]*100" office:value-type="float" office:value="0.04814132" calcext:value-type="float">
            <text:p>0.04814132</text:p>
          </table:table-cell>
          <table:table-cell table:formula="of:=[.E284]*100" office:value-type="float" office:value="-0.115703" calcext:value-type="float">
            <text:p>-0.115703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1386260986" calcext:value-type="float">
            <text:p>179.1386260986</text:p>
          </table:table-cell>
          <table:table-cell office:value-type="float" office:value="0.1296417059" calcext:value-type="float">
            <text:p>0.12964170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4656" calcext:value-type="float">
            <text:p>-0.0014656</text:p>
          </table:table-cell>
          <table:table-cell office:value-type="float" office:value="0.01734439" calcext:value-type="float">
            <text:p>0.01734439</text:p>
          </table:table-cell>
          <table:table-cell office:value-type="float" office:value="-0.0001165757" calcext:value-type="float">
            <text:p>-0.0001165757</text:p>
          </table:table-cell>
          <table:table-cell office:value-type="float" office:value="558" calcext:value-type="float">
            <text:p>558</text:p>
          </table:table-cell>
          <table:table-cell table:formula="of:=[.D285]*100" office:value-type="float" office:value="0.04814132" calcext:value-type="float">
            <text:p>0.04814132</text:p>
          </table:table-cell>
          <table:table-cell table:formula="of:=[.E285]*100" office:value-type="float" office:value="-0.14656" calcext:value-type="float">
            <text:p>-0.14656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1479949951" calcext:value-type="float">
            <text:p>179.1479949951</text:p>
          </table:table-cell>
          <table:table-cell office:value-type="float" office:value="0.1942583067" calcext:value-type="float">
            <text:p>0.19425830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09958" calcext:value-type="float">
            <text:p>-0.00209958</text:p>
          </table:table-cell>
          <table:table-cell office:value-type="float" office:value="0.01213282" calcext:value-type="float">
            <text:p>0.01213282</text:p>
          </table:table-cell>
          <table:table-cell office:value-type="float" office:value="-0.0003247723" calcext:value-type="float">
            <text:p>-0.0003247723</text:p>
          </table:table-cell>
          <table:table-cell office:value-type="float" office:value="559" calcext:value-type="float">
            <text:p>559</text:p>
          </table:table-cell>
          <table:table-cell table:formula="of:=[.D286]*100" office:value-type="float" office:value="0.04814132" calcext:value-type="float">
            <text:p>0.04814132</text:p>
          </table:table-cell>
          <table:table-cell table:formula="of:=[.E286]*100" office:value-type="float" office:value="-0.209958" calcext:value-type="float">
            <text:p>-0.209958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1463775635" calcext:value-type="float">
            <text:p>179.1463775635</text:p>
          </table:table-cell>
          <table:table-cell office:value-type="float" office:value="0.1066679007" calcext:value-type="float">
            <text:p>0.10666790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93703" calcext:value-type="float">
            <text:p>-0.00193703</text:p>
          </table:table-cell>
          <table:table-cell office:value-type="float" office:value="0.01213282" calcext:value-type="float">
            <text:p>0.01213282</text:p>
          </table:table-cell>
          <table:table-cell office:value-type="float" office:value="-0.0000796414" calcext:value-type="float">
            <text:p>-7.96414E-05</text:p>
          </table:table-cell>
          <table:table-cell office:value-type="float" office:value="560" calcext:value-type="float">
            <text:p>560</text:p>
          </table:table-cell>
          <table:table-cell table:formula="of:=[.D287]*100" office:value-type="float" office:value="0.04814132" calcext:value-type="float">
            <text:p>0.04814132</text:p>
          </table:table-cell>
          <table:table-cell table:formula="of:=[.E287]*100" office:value-type="float" office:value="-0.193703" calcext:value-type="float">
            <text:p>-0.193703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1493682861" calcext:value-type="float">
            <text:p>179.1493682861</text:p>
          </table:table-cell>
          <table:table-cell office:value-type="float" office:value="0.0660963148" calcext:value-type="float">
            <text:p>0.06609631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55963" calcext:value-type="float">
            <text:p>-0.00155963</text:p>
          </table:table-cell>
          <table:table-cell office:value-type="float" office:value="0.01103894" calcext:value-type="float">
            <text:p>0.01103894</text:p>
          </table:table-cell>
          <table:table-cell office:value-type="float" office:value="-0.0000373684" calcext:value-type="float">
            <text:p>-3.73684E-05</text:p>
          </table:table-cell>
          <table:table-cell office:value-type="float" office:value="561" calcext:value-type="float">
            <text:p>561</text:p>
          </table:table-cell>
          <table:table-cell table:formula="of:=[.D288]*100" office:value-type="float" office:value="0.04814132" calcext:value-type="float">
            <text:p>0.04814132</text:p>
          </table:table-cell>
          <table:table-cell table:formula="of:=[.E288]*100" office:value-type="float" office:value="-0.155963" calcext:value-type="float">
            <text:p>-0.155963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157333374" calcext:value-type="float">
            <text:p>179.157333374</text:p>
          </table:table-cell>
          <table:table-cell office:value-type="float" office:value="0.0754389937" calcext:value-type="float">
            <text:p>0.07543899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7183" calcext:value-type="float">
            <text:p>-0.00137183</text:p>
          </table:table-cell>
          <table:table-cell office:value-type="float" office:value="0.00761909" calcext:value-type="float">
            <text:p>0.00761909</text:p>
          </table:table-cell>
          <table:table-cell office:value-type="float" office:value="-0.0000416868" calcext:value-type="float">
            <text:p>-4.16868E-05</text:p>
          </table:table-cell>
          <table:table-cell office:value-type="float" office:value="562" calcext:value-type="float">
            <text:p>562</text:p>
          </table:table-cell>
          <table:table-cell table:formula="of:=[.D289]*100" office:value-type="float" office:value="0.04814132" calcext:value-type="float">
            <text:p>0.04814132</text:p>
          </table:table-cell>
          <table:table-cell table:formula="of:=[.E289]*100" office:value-type="float" office:value="-0.137183" calcext:value-type="float">
            <text:p>-0.137183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1536865234" calcext:value-type="float">
            <text:p>179.1536865234</text:p>
          </table:table-cell>
          <table:table-cell office:value-type="float" office:value="-0.0097558758" calcext:value-type="float">
            <text:p>-0.00975587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681" calcext:value-type="float">
            <text:p>-0.000681</text:p>
          </table:table-cell>
          <table:table-cell office:value-type="float" office:value="0.00761909" calcext:value-type="float">
            <text:p>0.00761909</text:p>
          </table:table-cell>
          <table:table-cell office:value-type="float" office:value="-0.000066312" calcext:value-type="float">
            <text:p>-0.000066312</text:p>
          </table:table-cell>
          <table:table-cell office:value-type="float" office:value="563" calcext:value-type="float">
            <text:p>563</text:p>
          </table:table-cell>
          <table:table-cell table:formula="of:=[.D290]*100" office:value-type="float" office:value="0.04814132" calcext:value-type="float">
            <text:p>0.04814132</text:p>
          </table:table-cell>
          <table:table-cell table:formula="of:=[.E290]*100" office:value-type="float" office:value="-0.0681" calcext:value-type="float">
            <text:p>-0.0681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1654968262" calcext:value-type="float">
            <text:p>179.1654968262</text:p>
          </table:table-cell>
          <table:table-cell office:value-type="float" office:value="-0.0168773329" calcext:value-type="float">
            <text:p>-0.01687733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7616" calcext:value-type="float">
            <text:p>-0.00017616</text:p>
          </table:table-cell>
          <table:table-cell office:value-type="float" office:value="0.00729581" calcext:value-type="float">
            <text:p>0.00729581</text:p>
          </table:table-cell>
          <table:table-cell office:value-type="float" office:value="-0.0000485114" calcext:value-type="float">
            <text:p>-4.85114E-05</text:p>
          </table:table-cell>
          <table:table-cell office:value-type="float" office:value="564" calcext:value-type="float">
            <text:p>564</text:p>
          </table:table-cell>
          <table:table-cell table:formula="of:=[.D291]*100" office:value-type="float" office:value="0.04814132" calcext:value-type="float">
            <text:p>0.04814132</text:p>
          </table:table-cell>
          <table:table-cell table:formula="of:=[.E291]*100" office:value-type="float" office:value="-0.017616" calcext:value-type="float">
            <text:p>-0.017616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155670166" calcext:value-type="float">
            <text:p>179.155670166</text:p>
          </table:table-cell>
          <table:table-cell office:value-type="float" office:value="-0.0780966815" calcext:value-type="float">
            <text:p>-0.07809668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6521" calcext:value-type="float">
            <text:p>0.00056521</text:p>
          </table:table-cell>
          <table:table-cell office:value-type="float" office:value="0.0041483" calcext:value-type="float">
            <text:p>0.0041483</text:p>
          </table:table-cell>
          <table:table-cell office:value-type="float" office:value="0.0000599662" calcext:value-type="float">
            <text:p>5.99662E-05</text:p>
          </table:table-cell>
          <table:table-cell office:value-type="float" office:value="565" calcext:value-type="float">
            <text:p>565</text:p>
          </table:table-cell>
          <table:table-cell table:formula="of:=[.D292]*100" office:value-type="float" office:value="0.04814132" calcext:value-type="float">
            <text:p>0.04814132</text:p>
          </table:table-cell>
          <table:table-cell table:formula="of:=[.E292]*100" office:value-type="float" office:value="0.056521" calcext:value-type="float">
            <text:p>0.056521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79.1618499756" calcext:value-type="float">
            <text:p>179.1618499756</text:p>
          </table:table-cell>
          <table:table-cell office:value-type="float" office:value="-0.0931125866" calcext:value-type="float">
            <text:p>-0.09311258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455307" calcext:value-type="float">
            <text:p>0.00455307</text:p>
          </table:table-cell>
          <table:table-cell office:value-type="float" office:value="-0.0000226226" calcext:value-type="float">
            <text:p>-2.26226E-05</text:p>
          </table:table-cell>
          <table:table-cell office:value-type="float" office:value="566" calcext:value-type="float">
            <text:p>566</text:p>
          </table:table-cell>
          <table:table-cell table:formula="of:=[.D293]*100" office:value-type="float" office:value="0.04814132" calcext:value-type="float">
            <text:p>0.04814132</text:p>
          </table:table-cell>
          <table:table-cell table:formula="of:=[.E293]*100" office:value-type="float" office:value="0.1156" calcext:value-type="float">
            <text:p>0.1156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1585388184" calcext:value-type="float">
            <text:p>179.1585388184</text:p>
          </table:table-cell>
          <table:table-cell office:value-type="float" office:value="-0.1632273399" calcext:value-type="float">
            <text:p>-0.16322733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1344" calcext:value-type="float">
            <text:p>0.00201344</text:p>
          </table:table-cell>
          <table:table-cell office:value-type="float" office:value="0.00188673" calcext:value-type="float">
            <text:p>0.00188673</text:p>
          </table:table-cell>
          <table:table-cell office:value-type="float" office:value="0.0000802719" calcext:value-type="float">
            <text:p>8.02719E-05</text:p>
          </table:table-cell>
          <table:table-cell office:value-type="float" office:value="567" calcext:value-type="float">
            <text:p>567</text:p>
          </table:table-cell>
          <table:table-cell table:formula="of:=[.D294]*100" office:value-type="float" office:value="0.04814132" calcext:value-type="float">
            <text:p>0.04814132</text:p>
          </table:table-cell>
          <table:table-cell table:formula="of:=[.E294]*100" office:value-type="float" office:value="0.201344" calcext:value-type="float">
            <text:p>0.201344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1579284668" calcext:value-type="float">
            <text:p>179.1579284668</text:p>
          </table:table-cell>
          <table:table-cell office:value-type="float" office:value="-0.1845154171" calcext:value-type="float">
            <text:p>-0.18451541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228" calcext:value-type="float">
            <text:p>0.0027228</text:p>
          </table:table-cell>
          <table:table-cell office:value-type="float" office:value="0.00188673" calcext:value-type="float">
            <text:p>0.00188673</text:p>
          </table:table-cell>
          <table:table-cell office:value-type="float" office:value="-0.0000232588" calcext:value-type="float">
            <text:p>-2.32588E-05</text:p>
          </table:table-cell>
          <table:table-cell office:value-type="float" office:value="568" calcext:value-type="float">
            <text:p>568</text:p>
          </table:table-cell>
          <table:table-cell table:formula="of:=[.D295]*100" office:value-type="float" office:value="0.04814132" calcext:value-type="float">
            <text:p>0.04814132</text:p>
          </table:table-cell>
          <table:table-cell table:formula="of:=[.E295]*100" office:value-type="float" office:value="0.27228" calcext:value-type="float">
            <text:p>0.27228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1615753174" calcext:value-type="float">
            <text:p>179.1615753174</text:p>
          </table:table-cell>
          <table:table-cell office:value-type="float" office:value="-0.1323316033" calcext:value-type="float">
            <text:p>-0.13233160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456" calcext:value-type="float">
            <text:p>0.0028456</text:p>
          </table:table-cell>
          <table:table-cell office:value-type="float" office:value="0.0028872" calcext:value-type="float">
            <text:p>0.0028872</text:p>
          </table:table-cell>
          <table:table-cell office:value-type="float" office:value="0.0000447363" calcext:value-type="float">
            <text:p>4.47363E-05</text:p>
          </table:table-cell>
          <table:table-cell office:value-type="float" office:value="569" calcext:value-type="float">
            <text:p>569</text:p>
          </table:table-cell>
          <table:table-cell table:formula="of:=[.D296]*100" office:value-type="float" office:value="0.04814132" calcext:value-type="float">
            <text:p>0.04814132</text:p>
          </table:table-cell>
          <table:table-cell table:formula="of:=[.E296]*100" office:value-type="float" office:value="0.28456" calcext:value-type="float">
            <text:p>0.28456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1670379639" calcext:value-type="float">
            <text:p>179.1670379639</text:p>
          </table:table-cell>
          <table:table-cell office:value-type="float" office:value="-0.1191413186" calcext:value-type="float">
            <text:p>-0.11914131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922" calcext:value-type="float">
            <text:p>0.00283922</text:p>
          </table:table-cell>
          <table:table-cell office:value-type="float" office:value="0.00082292" calcext:value-type="float">
            <text:p>0.00082292</text:p>
          </table:table-cell>
          <table:table-cell office:value-type="float" office:value="-0.0000985067" calcext:value-type="float">
            <text:p>-9.85067E-05</text:p>
          </table:table-cell>
          <table:table-cell office:value-type="float" office:value="570" calcext:value-type="float">
            <text:p>570</text:p>
          </table:table-cell>
          <table:table-cell table:formula="of:=[.D297]*100" office:value-type="float" office:value="0.04814132" calcext:value-type="float">
            <text:p>0.04814132</text:p>
          </table:table-cell>
          <table:table-cell table:formula="of:=[.E297]*100" office:value-type="float" office:value="0.283922" calcext:value-type="float">
            <text:p>0.283922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1705932617" calcext:value-type="float">
            <text:p>179.1705932617</text:p>
          </table:table-cell>
          <table:table-cell office:value-type="float" office:value="-0.1516577021" calcext:value-type="float">
            <text:p>-0.15165770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512" calcext:value-type="float">
            <text:p>0.0030512</text:p>
          </table:table-cell>
          <table:table-cell office:value-type="float" office:value="0.00222311" calcext:value-type="float">
            <text:p>0.00222311</text:p>
          </table:table-cell>
          <table:table-cell office:value-type="float" office:value="-0.000054351" calcext:value-type="float">
            <text:p>-0.000054351</text:p>
          </table:table-cell>
          <table:table-cell office:value-type="float" office:value="571" calcext:value-type="float">
            <text:p>571</text:p>
          </table:table-cell>
          <table:table-cell table:formula="of:=[.D298]*100" office:value-type="float" office:value="0.04814132" calcext:value-type="float">
            <text:p>0.04814132</text:p>
          </table:table-cell>
          <table:table-cell table:formula="of:=[.E298]*100" office:value-type="float" office:value="0.30512" calcext:value-type="float">
            <text:p>0.30512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1631317139" calcext:value-type="float">
            <text:p>179.1631317139</text:p>
          </table:table-cell>
          <table:table-cell office:value-type="float" office:value="-0.1723374818" calcext:value-type="float">
            <text:p>-0.17233748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907" calcext:value-type="float">
            <text:p>0.00332907</text:p>
          </table:table-cell>
          <table:table-cell office:value-type="float" office:value="0.00222311" calcext:value-type="float">
            <text:p>0.00222311</text:p>
          </table:table-cell>
          <table:table-cell office:value-type="float" office:value="0.0000807547" calcext:value-type="float">
            <text:p>8.07547E-05</text:p>
          </table:table-cell>
          <table:table-cell office:value-type="float" office:value="572" calcext:value-type="float">
            <text:p>572</text:p>
          </table:table-cell>
          <table:table-cell table:formula="of:=[.D299]*100" office:value-type="float" office:value="0.04814132" calcext:value-type="float">
            <text:p>0.04814132</text:p>
          </table:table-cell>
          <table:table-cell table:formula="of:=[.E299]*100" office:value-type="float" office:value="0.332907" calcext:value-type="float">
            <text:p>0.332907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1657867432" calcext:value-type="float">
            <text:p>179.1657867432</text:p>
          </table:table-cell>
          <table:table-cell office:value-type="float" office:value="-0.0857183965" calcext:value-type="float">
            <text:p>-0.08571839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3717" calcext:value-type="float">
            <text:p>0.00293717</text:p>
          </table:table-cell>
          <table:table-cell office:value-type="float" office:value="0.00079122" calcext:value-type="float">
            <text:p>0.00079122</text:p>
          </table:table-cell>
          <table:table-cell office:value-type="float" office:value="-0.0001321283" calcext:value-type="float">
            <text:p>-0.0001321283</text:p>
          </table:table-cell>
          <table:table-cell office:value-type="float" office:value="573" calcext:value-type="float">
            <text:p>573</text:p>
          </table:table-cell>
          <table:table-cell table:formula="of:=[.D300]*100" office:value-type="float" office:value="0.04814132" calcext:value-type="float">
            <text:p>0.04814132</text:p>
          </table:table-cell>
          <table:table-cell table:formula="of:=[.E300]*100" office:value-type="float" office:value="0.293717" calcext:value-type="float">
            <text:p>0.293717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79.1576538086" calcext:value-type="float">
            <text:p>179.1576538086</text:p>
          </table:table-cell>
          <table:table-cell office:value-type="float" office:value="-0.1230640329" calcext:value-type="float">
            <text:p>-0.12306403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2594" calcext:value-type="float">
            <text:p>0.00292594</text:p>
          </table:table-cell>
          <table:table-cell office:value-type="float" office:value="0.0023519" calcext:value-type="float">
            <text:p>0.0023519</text:p>
          </table:table-cell>
          <table:table-cell office:value-type="float" office:value="-0.000074592" calcext:value-type="float">
            <text:p>-0.000074592</text:p>
          </table:table-cell>
          <table:table-cell office:value-type="float" office:value="574" calcext:value-type="float">
            <text:p>574</text:p>
          </table:table-cell>
          <table:table-cell table:formula="of:=[.D301]*100" office:value-type="float" office:value="0.04814132" calcext:value-type="float">
            <text:p>0.04814132</text:p>
          </table:table-cell>
          <table:table-cell table:formula="of:=[.E301]*100" office:value-type="float" office:value="0.292594" calcext:value-type="float">
            <text:p>0.292594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9.1490783691" calcext:value-type="float">
            <text:p>179.1490783691</text:p>
          </table:table-cell>
          <table:table-cell office:value-type="float" office:value="-0.0267769644" calcext:value-type="float">
            <text:p>-0.02677696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783" calcext:value-type="float">
            <text:p>0.0022783</text:p>
          </table:table-cell>
          <table:table-cell office:value-type="float" office:value="0.00150698" calcext:value-type="float">
            <text:p>0.00150698</text:p>
          </table:table-cell>
          <table:table-cell office:value-type="float" office:value="-0.0002903694" calcext:value-type="float">
            <text:p>-0.0002903694</text:p>
          </table:table-cell>
          <table:table-cell office:value-type="float" office:value="575" calcext:value-type="float">
            <text:p>575</text:p>
          </table:table-cell>
          <table:table-cell table:formula="of:=[.D302]*100" office:value-type="float" office:value="0.04814132" calcext:value-type="float">
            <text:p>0.04814132</text:p>
          </table:table-cell>
          <table:table-cell table:formula="of:=[.E302]*100" office:value-type="float" office:value="0.22783" calcext:value-type="float">
            <text:p>0.22783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1319885254" calcext:value-type="float">
            <text:p>179.1319885254</text:p>
          </table:table-cell>
          <table:table-cell office:value-type="float" office:value="-0.0172647171" calcext:value-type="float">
            <text:p>-0.01726471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8617" calcext:value-type="float">
            <text:p>0.00178617</text:p>
          </table:table-cell>
          <table:table-cell office:value-type="float" office:value="0.00150698" calcext:value-type="float">
            <text:p>0.00150698</text:p>
          </table:table-cell>
          <table:table-cell office:value-type="float" office:value="-0.0001119393" calcext:value-type="float">
            <text:p>-0.0001119393</text:p>
          </table:table-cell>
          <table:table-cell office:value-type="float" office:value="576" calcext:value-type="float">
            <text:p>576</text:p>
          </table:table-cell>
          <table:table-cell table:formula="of:=[.D303]*100" office:value-type="float" office:value="0.04814132" calcext:value-type="float">
            <text:p>0.04814132</text:p>
          </table:table-cell>
          <table:table-cell table:formula="of:=[.E303]*100" office:value-type="float" office:value="0.178617" calcext:value-type="float">
            <text:p>0.178617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1432495117" calcext:value-type="float">
            <text:p>179.1432495117</text:p>
          </table:table-cell>
          <table:table-cell office:value-type="float" office:value="-0.0495404533" calcext:value-type="float">
            <text:p>-0.04954045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7486" calcext:value-type="float">
            <text:p>0.00167486</text:p>
          </table:table-cell>
          <table:table-cell office:value-type="float" office:value="0.00299443" calcext:value-type="float">
            <text:p>0.00299443</text:p>
          </table:table-cell>
          <table:table-cell office:value-type="float" office:value="0.0000257474" calcext:value-type="float">
            <text:p>2.57474E-05</text:p>
          </table:table-cell>
          <table:table-cell office:value-type="float" office:value="577" calcext:value-type="float">
            <text:p>577</text:p>
          </table:table-cell>
          <table:table-cell table:formula="of:=[.D304]*100" office:value-type="float" office:value="0.04814132" calcext:value-type="float">
            <text:p>0.04814132</text:p>
          </table:table-cell>
          <table:table-cell table:formula="of:=[.E304]*100" office:value-type="float" office:value="0.167486" calcext:value-type="float">
            <text:p>0.167486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179.1465301514" calcext:value-type="float">
            <text:p>179.1465301514</text:p>
          </table:table-cell>
          <table:table-cell office:value-type="float" office:value="-0.0339560502" calcext:value-type="float">
            <text:p>-0.03395605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9752" calcext:value-type="float">
            <text:p>0.00149752</text:p>
          </table:table-cell>
          <table:table-cell office:value-type="float" office:value="0.00263729" calcext:value-type="float">
            <text:p>0.00263729</text:p>
          </table:table-cell>
          <table:table-cell office:value-type="float" office:value="-0.0000635954" calcext:value-type="float">
            <text:p>-6.35954E-05</text:p>
          </table:table-cell>
          <table:table-cell office:value-type="float" office:value="578" calcext:value-type="float">
            <text:p>578</text:p>
          </table:table-cell>
          <table:table-cell table:formula="of:=[.D305]*100" office:value-type="float" office:value="0.04814132" calcext:value-type="float">
            <text:p>0.04814132</text:p>
          </table:table-cell>
          <table:table-cell table:formula="of:=[.E305]*100" office:value-type="float" office:value="0.149752" calcext:value-type="float">
            <text:p>0.149752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1542358398" calcext:value-type="float">
            <text:p>179.1542358398</text:p>
          </table:table-cell>
          <table:table-cell office:value-type="float" office:value="-0.0772891636" calcext:value-type="float">
            <text:p>-0.07728916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6821" calcext:value-type="float">
            <text:p>0.00166821</text:p>
          </table:table-cell>
          <table:table-cell office:value-type="float" office:value="0.00384831" calcext:value-type="float">
            <text:p>0.00384831</text:p>
          </table:table-cell>
          <table:table-cell office:value-type="float" office:value="0.0000257647" calcext:value-type="float">
            <text:p>2.57647E-05</text:p>
          </table:table-cell>
          <table:table-cell office:value-type="float" office:value="579" calcext:value-type="float">
            <text:p>579</text:p>
          </table:table-cell>
          <table:table-cell table:formula="of:=[.D306]*100" office:value-type="float" office:value="0.04814132" calcext:value-type="float">
            <text:p>0.04814132</text:p>
          </table:table-cell>
          <table:table-cell table:formula="of:=[.E306]*100" office:value-type="float" office:value="0.166821" calcext:value-type="float">
            <text:p>0.166821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1637115479" calcext:value-type="float">
            <text:p>179.1637115479</text:p>
          </table:table-cell>
          <table:table-cell office:value-type="float" office:value="-0.0536405686" calcext:value-type="float">
            <text:p>-0.05364056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0385418" calcext:value-type="float">
            <text:p>0.00385418</text:p>
          </table:table-cell>
          <table:table-cell office:value-type="float" office:value="-0.0000428778" calcext:value-type="float">
            <text:p>-4.28778E-05</text:p>
          </table:table-cell>
          <table:table-cell office:value-type="float" office:value="580" calcext:value-type="float">
            <text:p>580</text:p>
          </table:table-cell>
          <table:table-cell table:formula="of:=[.D307]*100" office:value-type="float" office:value="0.04814132" calcext:value-type="float">
            <text:p>0.04814132</text:p>
          </table:table-cell>
          <table:table-cell table:formula="of:=[.E307]*100" office:value-type="float" office:value="0.1624" calcext:value-type="float">
            <text:p>0.1624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1693115234" calcext:value-type="float">
            <text:p>179.1693115234</text:p>
          </table:table-cell>
          <table:table-cell office:value-type="float" office:value="-0.0865930692" calcext:value-type="float">
            <text:p>-0.08659306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1383" calcext:value-type="float">
            <text:p>0.00181383</text:p>
          </table:table-cell>
          <table:table-cell office:value-type="float" office:value="0.00385418" calcext:value-type="float">
            <text:p>0.00385418</text:p>
          </table:table-cell>
          <table:table-cell office:value-type="float" office:value="-0.000066736" calcext:value-type="float">
            <text:p>-0.000066736</text:p>
          </table:table-cell>
          <table:table-cell office:value-type="float" office:value="581" calcext:value-type="float">
            <text:p>581</text:p>
          </table:table-cell>
          <table:table-cell table:formula="of:=[.D308]*100" office:value-type="float" office:value="0.04814132" calcext:value-type="float">
            <text:p>0.04814132</text:p>
          </table:table-cell>
          <table:table-cell table:formula="of:=[.E308]*100" office:value-type="float" office:value="0.181383" calcext:value-type="float">
            <text:p>0.181383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1770477295" calcext:value-type="float">
            <text:p>179.1770477295</text:p>
          </table:table-cell>
          <table:table-cell office:value-type="float" office:value="-0.0778544875" calcext:value-type="float">
            <text:p>-0.07785448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8143" calcext:value-type="float">
            <text:p>0.00188143</text:p>
          </table:table-cell>
          <table:table-cell office:value-type="float" office:value="0.00464039" calcext:value-type="float">
            <text:p>0.00464039</text:p>
          </table:table-cell>
          <table:table-cell office:value-type="float" office:value="0.0000609701" calcext:value-type="float">
            <text:p>6.09701E-05</text:p>
          </table:table-cell>
          <table:table-cell office:value-type="float" office:value="582" calcext:value-type="float">
            <text:p>582</text:p>
          </table:table-cell>
          <table:table-cell table:formula="of:=[.D309]*100" office:value-type="float" office:value="0.04814132" calcext:value-type="float">
            <text:p>0.04814132</text:p>
          </table:table-cell>
          <table:table-cell table:formula="of:=[.E309]*100" office:value-type="float" office:value="0.188143" calcext:value-type="float">
            <text:p>0.188143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1801757812" calcext:value-type="float">
            <text:p>179.1801757812</text:p>
          </table:table-cell>
          <table:table-cell office:value-type="float" office:value="-0.1835696876" calcext:value-type="float">
            <text:p>-0.18356968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291" calcext:value-type="float">
            <text:p>0.0026291</text:p>
          </table:table-cell>
          <table:table-cell office:value-type="float" office:value="0.00486372" calcext:value-type="float">
            <text:p>0.00486372</text:p>
          </table:table-cell>
          <table:table-cell office:value-type="float" office:value="-0.0000580521" calcext:value-type="float">
            <text:p>-5.80521E-05</text:p>
          </table:table-cell>
          <table:table-cell office:value-type="float" office:value="583" calcext:value-type="float">
            <text:p>583</text:p>
          </table:table-cell>
          <table:table-cell table:formula="of:=[.D310]*100" office:value-type="float" office:value="0.04814132" calcext:value-type="float">
            <text:p>0.04814132</text:p>
          </table:table-cell>
          <table:table-cell table:formula="of:=[.E310]*100" office:value-type="float" office:value="0.26291" calcext:value-type="float">
            <text:p>0.26291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1793212891" calcext:value-type="float">
            <text:p>179.1793212891</text:p>
          </table:table-cell>
          <table:table-cell office:value-type="float" office:value="-0.1684900812" calcext:value-type="float">
            <text:p>-0.16849008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2396" calcext:value-type="float">
            <text:p>0.00302396</text:p>
          </table:table-cell>
          <table:table-cell office:value-type="float" office:value="0.00516423" calcext:value-type="float">
            <text:p>0.00516423</text:p>
          </table:table-cell>
          <table:table-cell office:value-type="float" office:value="0.000027336" calcext:value-type="float">
            <text:p>0.000027336</text:p>
          </table:table-cell>
          <table:table-cell office:value-type="float" office:value="584" calcext:value-type="float">
            <text:p>584</text:p>
          </table:table-cell>
          <table:table-cell table:formula="of:=[.D311]*100" office:value-type="float" office:value="0.04814132" calcext:value-type="float">
            <text:p>0.04814132</text:p>
          </table:table-cell>
          <table:table-cell table:formula="of:=[.E311]*100" office:value-type="float" office:value="0.302396" calcext:value-type="float">
            <text:p>0.302396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79.1813964844" calcext:value-type="float">
            <text:p>179.1813964844</text:p>
          </table:table-cell>
          <table:table-cell office:value-type="float" office:value="-0.1821935366" calcext:value-type="float">
            <text:p>-0.18219353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7657" calcext:value-type="float">
            <text:p>0.00337657</text:p>
          </table:table-cell>
          <table:table-cell office:value-type="float" office:value="0.00548192" calcext:value-type="float">
            <text:p>0.00548192</text:p>
          </table:table-cell>
          <table:table-cell office:value-type="float" office:value="0.0000449418" calcext:value-type="float">
            <text:p>4.49418E-05</text:p>
          </table:table-cell>
          <table:table-cell office:value-type="float" office:value="585" calcext:value-type="float">
            <text:p>585</text:p>
          </table:table-cell>
          <table:table-cell table:formula="of:=[.D312]*100" office:value-type="float" office:value="0.04814132" calcext:value-type="float">
            <text:p>0.04814132</text:p>
          </table:table-cell>
          <table:table-cell table:formula="of:=[.E312]*100" office:value-type="float" office:value="0.337657" calcext:value-type="float">
            <text:p>0.337657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1892852783" calcext:value-type="float">
            <text:p>179.1892852783</text:p>
          </table:table-cell>
          <table:table-cell office:value-type="float" office:value="-0.193159858" calcext:value-type="float">
            <text:p>-0.1931598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8299" calcext:value-type="float">
            <text:p>0.00368299</text:p>
          </table:table-cell>
          <table:table-cell office:value-type="float" office:value="0.00548192" calcext:value-type="float">
            <text:p>0.00548192</text:p>
          </table:table-cell>
          <table:table-cell office:value-type="float" office:value="0.0000053488" calcext:value-type="float">
            <text:p>5.3488E-06</text:p>
          </table:table-cell>
          <table:table-cell office:value-type="float" office:value="586" calcext:value-type="float">
            <text:p>586</text:p>
          </table:table-cell>
          <table:table-cell table:formula="of:=[.D313]*100" office:value-type="float" office:value="0.04814132" calcext:value-type="float">
            <text:p>0.04814132</text:p>
          </table:table-cell>
          <table:table-cell table:formula="of:=[.E313]*100" office:value-type="float" office:value="0.368299" calcext:value-type="float">
            <text:p>0.368299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179.1912994385" calcext:value-type="float">
            <text:p>179.1912994385</text:p>
          </table:table-cell>
          <table:table-cell office:value-type="float" office:value="-0.221189048" calcext:value-type="float">
            <text:p>-0.2211890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7228" calcext:value-type="float">
            <text:p>0.00407228</text:p>
          </table:table-cell>
          <table:table-cell office:value-type="float" office:value="0.00530091" calcext:value-type="float">
            <text:p>0.00530091</text:p>
          </table:table-cell>
          <table:table-cell office:value-type="float" office:value="0.0000120555" calcext:value-type="float">
            <text:p>1.20555E-05</text:p>
          </table:table-cell>
          <table:table-cell office:value-type="float" office:value="587" calcext:value-type="float">
            <text:p>587</text:p>
          </table:table-cell>
          <table:table-cell table:formula="of:=[.D314]*100" office:value-type="float" office:value="0.04814132" calcext:value-type="float">
            <text:p>0.04814132</text:p>
          </table:table-cell>
          <table:table-cell table:formula="of:=[.E314]*100" office:value-type="float" office:value="0.407228" calcext:value-type="float">
            <text:p>0.407228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1955108643" calcext:value-type="float">
            <text:p>179.1955108643</text:p>
          </table:table-cell>
          <table:table-cell office:value-type="float" office:value="-0.1818048419" calcext:value-type="float">
            <text:p>-0.18180484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6822" calcext:value-type="float">
            <text:p>0.00406822</text:p>
          </table:table-cell>
          <table:table-cell office:value-type="float" office:value="0.00561267" calcext:value-type="float">
            <text:p>0.00561267</text:p>
          </table:table-cell>
          <table:table-cell office:value-type="float" office:value="-0.0000633999" calcext:value-type="float">
            <text:p>-6.33999E-05</text:p>
          </table:table-cell>
          <table:table-cell office:value-type="float" office:value="588" calcext:value-type="float">
            <text:p>588</text:p>
          </table:table-cell>
          <table:table-cell table:formula="of:=[.D315]*100" office:value-type="float" office:value="0.04814132" calcext:value-type="float">
            <text:p>0.04814132</text:p>
          </table:table-cell>
          <table:table-cell table:formula="of:=[.E315]*100" office:value-type="float" office:value="0.406822" calcext:value-type="float">
            <text:p>0.406822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1918334961" calcext:value-type="float">
            <text:p>179.1918334961</text:p>
          </table:table-cell>
          <table:table-cell office:value-type="float" office:value="-0.2650405629" calcext:value-type="float">
            <text:p>-0.26504056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1895" calcext:value-type="float">
            <text:p>0.00461895</text:p>
          </table:table-cell>
          <table:table-cell office:value-type="float" office:value="0.00503383" calcext:value-type="float">
            <text:p>0.00503383</text:p>
          </table:table-cell>
          <table:table-cell office:value-type="float" office:value="0.0000553882" calcext:value-type="float">
            <text:p>5.53882E-05</text:p>
          </table:table-cell>
          <table:table-cell office:value-type="float" office:value="589" calcext:value-type="float">
            <text:p>589</text:p>
          </table:table-cell>
          <table:table-cell table:formula="of:=[.D316]*100" office:value-type="float" office:value="0.04814132" calcext:value-type="float">
            <text:p>0.04814132</text:p>
          </table:table-cell>
          <table:table-cell table:formula="of:=[.E316]*100" office:value-type="float" office:value="0.461895" calcext:value-type="float">
            <text:p>0.461895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79.1985473633" calcext:value-type="float">
            <text:p>179.1985473633</text:p>
          </table:table-cell>
          <table:table-cell office:value-type="float" office:value="-0.1735277531" calcext:value-type="float">
            <text:p>-0.17352775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7521" calcext:value-type="float">
            <text:p>0.00437521</text:p>
          </table:table-cell>
          <table:table-cell office:value-type="float" office:value="0.00503383" calcext:value-type="float">
            <text:p>0.00503383</text:p>
          </table:table-cell>
          <table:table-cell office:value-type="float" office:value="-0.0001551607" calcext:value-type="float">
            <text:p>-0.0001551607</text:p>
          </table:table-cell>
          <table:table-cell office:value-type="float" office:value="590" calcext:value-type="float">
            <text:p>590</text:p>
          </table:table-cell>
          <table:table-cell table:formula="of:=[.D317]*100" office:value-type="float" office:value="0.04814132" calcext:value-type="float">
            <text:p>0.04814132</text:p>
          </table:table-cell>
          <table:table-cell table:formula="of:=[.E317]*100" office:value-type="float" office:value="0.437521" calcext:value-type="float">
            <text:p>0.437521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79.1999053955" calcext:value-type="float">
            <text:p>179.1999053955</text:p>
          </table:table-cell>
          <table:table-cell office:value-type="float" office:value="-0.1667054252" calcext:value-type="float">
            <text:p>-0.16670542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6843" calcext:value-type="float">
            <text:p>0.00416843</text:p>
          </table:table-cell>
          <table:table-cell office:value-type="float" office:value="0.00528317" calcext:value-type="float">
            <text:p>0.00528317</text:p>
          </table:table-cell>
          <table:table-cell office:value-type="float" office:value="-0.0000979156" calcext:value-type="float">
            <text:p>-9.79156E-05</text:p>
          </table:table-cell>
          <table:table-cell office:value-type="float" office:value="591" calcext:value-type="float">
            <text:p>591</text:p>
          </table:table-cell>
          <table:table-cell table:formula="of:=[.D318]*100" office:value-type="float" office:value="0.04814132" calcext:value-type="float">
            <text:p>0.04814132</text:p>
          </table:table-cell>
          <table:table-cell table:formula="of:=[.E318]*100" office:value-type="float" office:value="0.416843" calcext:value-type="float">
            <text:p>0.416843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79.1979827881" calcext:value-type="float">
            <text:p>179.1979827881</text:p>
          </table:table-cell>
          <table:table-cell office:value-type="float" office:value="-0.1513040666" calcext:value-type="float">
            <text:p>-0.15130406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909" calcext:value-type="float">
            <text:p>0.00392909</text:p>
          </table:table-cell>
          <table:table-cell office:value-type="float" office:value="0.00443894" calcext:value-type="float">
            <text:p>0.00443894</text:p>
          </table:table-cell>
          <table:table-cell office:value-type="float" office:value="-0.0001249761" calcext:value-type="float">
            <text:p>-0.0001249761</text:p>
          </table:table-cell>
          <table:table-cell office:value-type="float" office:value="592" calcext:value-type="float">
            <text:p>592</text:p>
          </table:table-cell>
          <table:table-cell table:formula="of:=[.D319]*100" office:value-type="float" office:value="0.04814132" calcext:value-type="float">
            <text:p>0.04814132</text:p>
          </table:table-cell>
          <table:table-cell table:formula="of:=[.E319]*100" office:value-type="float" office:value="0.392909" calcext:value-type="float">
            <text:p>0.392909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79.199005127" calcext:value-type="float">
            <text:p>179.199005127</text:p>
          </table:table-cell>
          <table:table-cell office:value-type="float" office:value="-0.216605943" calcext:value-type="float">
            <text:p>-0.2166059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0478" calcext:value-type="float">
            <text:p>0.00420478</text:p>
          </table:table-cell>
          <table:table-cell office:value-type="float" office:value="0.00459795" calcext:value-type="float">
            <text:p>0.00459795</text:p>
          </table:table-cell>
          <table:table-cell office:value-type="float" office:value="0.0001389711" calcext:value-type="float">
            <text:p>0.0001389711</text:p>
          </table:table-cell>
          <table:table-cell office:value-type="float" office:value="593" calcext:value-type="float">
            <text:p>593</text:p>
          </table:table-cell>
          <table:table-cell table:formula="of:=[.D320]*100" office:value-type="float" office:value="0.04814132" calcext:value-type="float">
            <text:p>0.04814132</text:p>
          </table:table-cell>
          <table:table-cell table:formula="of:=[.E320]*100" office:value-type="float" office:value="0.420478" calcext:value-type="float">
            <text:p>0.420478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79.2000579834" calcext:value-type="float">
            <text:p>179.2000579834</text:p>
          </table:table-cell>
          <table:table-cell office:value-type="float" office:value="-0.1638553895" calcext:value-type="float">
            <text:p>-0.16385538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3662" calcext:value-type="float">
            <text:p>0.00403662</text:p>
          </table:table-cell>
          <table:table-cell office:value-type="float" office:value="0.00364138" calcext:value-type="float">
            <text:p>0.00364138</text:p>
          </table:table-cell>
          <table:table-cell office:value-type="float" office:value="-0.0001018962" calcext:value-type="float">
            <text:p>-0.0001018962</text:p>
          </table:table-cell>
          <table:table-cell office:value-type="float" office:value="594" calcext:value-type="float">
            <text:p>594</text:p>
          </table:table-cell>
          <table:table-cell table:formula="of:=[.D321]*100" office:value-type="float" office:value="0.04814132" calcext:value-type="float">
            <text:p>0.04814132</text:p>
          </table:table-cell>
          <table:table-cell table:formula="of:=[.E321]*100" office:value-type="float" office:value="0.403662" calcext:value-type="float">
            <text:p>0.403662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179.2083740234" calcext:value-type="float">
            <text:p>179.2083740234</text:p>
          </table:table-cell>
          <table:table-cell office:value-type="float" office:value="-0.1118962928" calcext:value-type="float">
            <text:p>-0.11189629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978" calcext:value-type="float">
            <text:p>0.00357978</text:p>
          </table:table-cell>
          <table:table-cell office:value-type="float" office:value="0.00364138" calcext:value-type="float">
            <text:p>0.00364138</text:p>
          </table:table-cell>
          <table:table-cell office:value-type="float" office:value="-0.000169466" calcext:value-type="float">
            <text:p>-0.000169466</text:p>
          </table:table-cell>
          <table:table-cell office:value-type="float" office:value="595" calcext:value-type="float">
            <text:p>595</text:p>
          </table:table-cell>
          <table:table-cell table:formula="of:=[.D322]*100" office:value-type="float" office:value="0.04814132" calcext:value-type="float">
            <text:p>0.04814132</text:p>
          </table:table-cell>
          <table:table-cell table:formula="of:=[.E322]*100" office:value-type="float" office:value="0.357978" calcext:value-type="float">
            <text:p>0.357978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179.2007751465" calcext:value-type="float">
            <text:p>179.2007751465</text:p>
          </table:table-cell>
          <table:table-cell office:value-type="float" office:value="-0.1696449695" calcext:value-type="float">
            <text:p>-0.16964496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6122" calcext:value-type="float">
            <text:p>0.00366122</text:p>
          </table:table-cell>
          <table:table-cell office:value-type="float" office:value="0.0037259" calcext:value-type="float">
            <text:p>0.0037259</text:p>
          </table:table-cell>
          <table:table-cell office:value-type="float" office:value="0.0000485078" calcext:value-type="float">
            <text:p>4.85078E-05</text:p>
          </table:table-cell>
          <table:table-cell office:value-type="float" office:value="596" calcext:value-type="float">
            <text:p>596</text:p>
          </table:table-cell>
          <table:table-cell table:formula="of:=[.D323]*100" office:value-type="float" office:value="0.04814132" calcext:value-type="float">
            <text:p>0.04814132</text:p>
          </table:table-cell>
          <table:table-cell table:formula="of:=[.E323]*100" office:value-type="float" office:value="0.366122" calcext:value-type="float">
            <text:p>0.366122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179.2035369873" calcext:value-type="float">
            <text:p>179.2035369873</text:p>
          </table:table-cell>
          <table:table-cell office:value-type="float" office:value="-0.1281299823" calcext:value-type="float">
            <text:p>-0.12812998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3912" calcext:value-type="float">
            <text:p>0.00343912</text:p>
          </table:table-cell>
          <table:table-cell office:value-type="float" office:value="0.00281716" calcext:value-type="float">
            <text:p>0.00281716</text:p>
          </table:table-cell>
          <table:table-cell office:value-type="float" office:value="-0.000032013" calcext:value-type="float">
            <text:p>-0.000032013</text:p>
          </table:table-cell>
          <table:table-cell office:value-type="float" office:value="597" calcext:value-type="float">
            <text:p>597</text:p>
          </table:table-cell>
          <table:table-cell table:formula="of:=[.D324]*100" office:value-type="float" office:value="0.04814132" calcext:value-type="float">
            <text:p>0.04814132</text:p>
          </table:table-cell>
          <table:table-cell table:formula="of:=[.E324]*100" office:value-type="float" office:value="0.343912" calcext:value-type="float">
            <text:p>0.343912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179.2080078125" calcext:value-type="float">
            <text:p>179.2080078125</text:p>
          </table:table-cell>
          <table:table-cell office:value-type="float" office:value="-0.1645420343" calcext:value-type="float">
            <text:p>-0.16454203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413" calcext:value-type="float">
            <text:p>0.00353413</text:p>
          </table:table-cell>
          <table:table-cell office:value-type="float" office:value="0.00281716" calcext:value-type="float">
            <text:p>0.00281716</text:p>
          </table:table-cell>
          <table:table-cell office:value-type="float" office:value="0.000039056" calcext:value-type="float">
            <text:p>0.000039056</text:p>
          </table:table-cell>
          <table:table-cell office:value-type="float" office:value="598" calcext:value-type="float">
            <text:p>598</text:p>
          </table:table-cell>
          <table:table-cell table:formula="of:=[.D325]*100" office:value-type="float" office:value="0.04814132" calcext:value-type="float">
            <text:p>0.04814132</text:p>
          </table:table-cell>
          <table:table-cell table:formula="of:=[.E325]*100" office:value-type="float" office:value="0.353413" calcext:value-type="float">
            <text:p>0.353413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179.2096710205" calcext:value-type="float">
            <text:p>179.2096710205</text:p>
          </table:table-cell>
          <table:table-cell office:value-type="float" office:value="-0.1573893601" calcext:value-type="float">
            <text:p>-0.15738936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495" calcext:value-type="float">
            <text:p>0.0035495</text:p>
          </table:table-cell>
          <table:table-cell office:value-type="float" office:value="0.00213035" calcext:value-type="float">
            <text:p>0.00213035</text:p>
          </table:table-cell>
          <table:table-cell office:value-type="float" office:value="0.0000603141" calcext:value-type="float">
            <text:p>6.03141E-05</text:p>
          </table:table-cell>
          <table:table-cell office:value-type="float" office:value="599" calcext:value-type="float">
            <text:p>599</text:p>
          </table:table-cell>
          <table:table-cell table:formula="of:=[.D326]*100" office:value-type="float" office:value="0.04814132" calcext:value-type="float">
            <text:p>0.04814132</text:p>
          </table:table-cell>
          <table:table-cell table:formula="of:=[.E326]*100" office:value-type="float" office:value="0.35495" calcext:value-type="float">
            <text:p>0.35495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179.2116546631" calcext:value-type="float">
            <text:p>179.2116546631</text:p>
          </table:table-cell>
          <table:table-cell office:value-type="float" office:value="-0.2120891093" calcext:value-type="float">
            <text:p>-0.21208910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337" calcext:value-type="float">
            <text:p>0.00392337</text:p>
          </table:table-cell>
          <table:table-cell office:value-type="float" office:value="0.00213035" calcext:value-type="float">
            <text:p>0.00213035</text:p>
          </table:table-cell>
          <table:table-cell office:value-type="float" office:value="0.0001249166" calcext:value-type="float">
            <text:p>0.0001249166</text:p>
          </table:table-cell>
          <table:table-cell office:value-type="float" office:value="600" calcext:value-type="float">
            <text:p>600</text:p>
          </table:table-cell>
          <table:table-cell table:formula="of:=[.D327]*100" office:value-type="float" office:value="0.04814132" calcext:value-type="float">
            <text:p>0.04814132</text:p>
          </table:table-cell>
          <table:table-cell table:formula="of:=[.E327]*100" office:value-type="float" office:value="0.392337" calcext:value-type="float">
            <text:p>0.392337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179.2119445801" calcext:value-type="float">
            <text:p>179.2119445801</text:p>
          </table:table-cell>
          <table:table-cell office:value-type="float" office:value="-0.1748805823" calcext:value-type="float">
            <text:p>-0.17488058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357" calcext:value-type="float">
            <text:p>0.00392357</text:p>
          </table:table-cell>
          <table:table-cell office:value-type="float" office:value="0.0021675" calcext:value-type="float">
            <text:p>0.0021675</text:p>
          </table:table-cell>
          <table:table-cell office:value-type="float" office:value="-0.0000454449" calcext:value-type="float">
            <text:p>-4.54449E-05</text:p>
          </table:table-cell>
          <table:table-cell office:value-type="float" office:value="601" calcext:value-type="float">
            <text:p>601</text:p>
          </table:table-cell>
          <table:table-cell table:formula="of:=[.D328]*100" office:value-type="float" office:value="0.04814132" calcext:value-type="float">
            <text:p>0.04814132</text:p>
          </table:table-cell>
          <table:table-cell table:formula="of:=[.E328]*100" office:value-type="float" office:value="0.392357" calcext:value-type="float">
            <text:p>0.392357</text:p>
          </table:table-cell>
        </table:table-row>
        <table:table-row table:style-name="ro1">
          <table:table-cell office:value-type="float" office:value="30.09" calcext:value-type="float">
            <text:p>30.09</text:p>
          </table:table-cell>
          <table:table-cell office:value-type="float" office:value="179.2077941895" calcext:value-type="float">
            <text:p>179.2077941895</text:p>
          </table:table-cell>
          <table:table-cell office:value-type="float" office:value="-0.1295255499" calcext:value-type="float">
            <text:p>-0.12952554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2213" calcext:value-type="float">
            <text:p>0.00362213</text:p>
          </table:table-cell>
          <table:table-cell office:value-type="float" office:value="0.00172977" calcext:value-type="float">
            <text:p>0.00172977</text:p>
          </table:table-cell>
          <table:table-cell office:value-type="float" office:value="-0.0000880016" calcext:value-type="float">
            <text:p>-8.80016E-05</text:p>
          </table:table-cell>
          <table:table-cell office:value-type="float" office:value="602" calcext:value-type="float">
            <text:p>602</text:p>
          </table:table-cell>
          <table:table-cell table:formula="of:=[.D329]*100" office:value-type="float" office:value="0.04814132" calcext:value-type="float">
            <text:p>0.04814132</text:p>
          </table:table-cell>
          <table:table-cell table:formula="of:=[.E329]*100" office:value-type="float" office:value="0.362213" calcext:value-type="float">
            <text:p>0.362213</text:p>
          </table:table-cell>
        </table:table-row>
        <table:table-row table:style-name="ro1">
          <table:table-cell office:value-type="float" office:value="30.13" calcext:value-type="float">
            <text:p>30.13</text:p>
          </table:table-cell>
          <table:table-cell office:value-type="float" office:value="179.2068786621" calcext:value-type="float">
            <text:p>179.2068786621</text:p>
          </table:table-cell>
          <table:table-cell office:value-type="float" office:value="-0.1311325974" calcext:value-type="float">
            <text:p>-0.13113259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332" calcext:value-type="float">
            <text:p>0.0034332</text:p>
          </table:table-cell>
          <table:table-cell office:value-type="float" office:value="0.00172977" calcext:value-type="float">
            <text:p>0.00172977</text:p>
          </table:table-cell>
          <table:table-cell office:value-type="float" office:value="-0.0002349092" calcext:value-type="float">
            <text:p>-0.0002349092</text:p>
          </table:table-cell>
          <table:table-cell office:value-type="float" office:value="603" calcext:value-type="float">
            <text:p>603</text:p>
          </table:table-cell>
          <table:table-cell table:formula="of:=[.D330]*100" office:value-type="float" office:value="0.04814132" calcext:value-type="float">
            <text:p>0.04814132</text:p>
          </table:table-cell>
          <table:table-cell table:formula="of:=[.E330]*100" office:value-type="float" office:value="0.34332" calcext:value-type="float">
            <text:p>0.34332</text:p>
          </table:table-cell>
        </table:table-row>
        <table:table-row table:style-name="ro1">
          <table:table-cell office:value-type="float" office:value="30.19" calcext:value-type="float">
            <text:p>30.19</text:p>
          </table:table-cell>
          <table:table-cell office:value-type="float" office:value="179.2090911865" calcext:value-type="float">
            <text:p>179.2090911865</text:p>
          </table:table-cell>
          <table:table-cell office:value-type="float" office:value="-0.1398224736" calcext:value-type="float">
            <text:p>-0.13982247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6585" calcext:value-type="float">
            <text:p>0.00336585</text:p>
          </table:table-cell>
          <table:table-cell office:value-type="float" office:value="0.00180656" calcext:value-type="float">
            <text:p>0.00180656</text:p>
          </table:table-cell>
          <table:table-cell office:value-type="float" office:value="-0.000108111" calcext:value-type="float">
            <text:p>-0.000108111</text:p>
          </table:table-cell>
          <table:table-cell office:value-type="float" office:value="604" calcext:value-type="float">
            <text:p>604</text:p>
          </table:table-cell>
          <table:table-cell table:formula="of:=[.D331]*100" office:value-type="float" office:value="0.04814132" calcext:value-type="float">
            <text:p>0.04814132</text:p>
          </table:table-cell>
          <table:table-cell table:formula="of:=[.E331]*100" office:value-type="float" office:value="0.336585" calcext:value-type="float">
            <text:p>0.336585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179.2093811035" calcext:value-type="float">
            <text:p>179.2093811035</text:p>
          </table:table-cell>
          <table:table-cell office:value-type="float" office:value="-0.2026822776" calcext:value-type="float">
            <text:p>-0.20268227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3921" calcext:value-type="float">
            <text:p>0.00373921</text:p>
          </table:table-cell>
          <table:table-cell office:value-type="float" office:value="0.00170191" calcext:value-type="float">
            <text:p>0.00170191</text:p>
          </table:table-cell>
          <table:table-cell office:value-type="float" office:value="-0.000063217" calcext:value-type="float">
            <text:p>-0.000063217</text:p>
          </table:table-cell>
          <table:table-cell office:value-type="float" office:value="605" calcext:value-type="float">
            <text:p>605</text:p>
          </table:table-cell>
          <table:table-cell table:formula="of:=[.D332]*100" office:value-type="float" office:value="0.04814132" calcext:value-type="float">
            <text:p>0.04814132</text:p>
          </table:table-cell>
          <table:table-cell table:formula="of:=[.E332]*100" office:value-type="float" office:value="0.373921" calcext:value-type="float">
            <text:p>0.373921</text:p>
          </table:table-cell>
        </table:table-row>
        <table:table-row table:style-name="ro1">
          <table:table-cell office:value-type="float" office:value="30.29" calcext:value-type="float">
            <text:p>30.29</text:p>
          </table:table-cell>
          <table:table-cell office:value-type="float" office:value="179.1999816895" calcext:value-type="float">
            <text:p>179.1999816895</text:p>
          </table:table-cell>
          <table:table-cell office:value-type="float" office:value="-0.1873998979" calcext:value-type="float">
            <text:p>-0.18739989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8485" calcext:value-type="float">
            <text:p>0.00388485</text:p>
          </table:table-cell>
          <table:table-cell office:value-type="float" office:value="0.00185157" calcext:value-type="float">
            <text:p>0.00185157</text:p>
          </table:table-cell>
          <table:table-cell office:value-type="float" office:value="-0.0000087895" calcext:value-type="float">
            <text:p>-8.7895E-06</text:p>
          </table:table-cell>
          <table:table-cell office:value-type="float" office:value="606" calcext:value-type="float">
            <text:p>606</text:p>
          </table:table-cell>
          <table:table-cell table:formula="of:=[.D333]*100" office:value-type="float" office:value="0.04814132" calcext:value-type="float">
            <text:p>0.04814132</text:p>
          </table:table-cell>
          <table:table-cell table:formula="of:=[.E333]*100" office:value-type="float" office:value="0.388485" calcext:value-type="float">
            <text:p>0.388485</text:p>
          </table:table-cell>
        </table:table-row>
        <table:table-row table:style-name="ro1">
          <table:table-cell office:value-type="float" office:value="30.34" calcext:value-type="float">
            <text:p>30.34</text:p>
          </table:table-cell>
          <table:table-cell office:value-type="float" office:value="179.1988067627" calcext:value-type="float">
            <text:p>179.1988067627</text:p>
          </table:table-cell>
          <table:table-cell office:value-type="float" office:value="-0.1462025464" calcext:value-type="float">
            <text:p>-0.14620254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0737" calcext:value-type="float">
            <text:p>0.00370737</text:p>
          </table:table-cell>
          <table:table-cell office:value-type="float" office:value="0.00207728" calcext:value-type="float">
            <text:p>0.00207728</text:p>
          </table:table-cell>
          <table:table-cell office:value-type="float" office:value="-0.0000542746" calcext:value-type="float">
            <text:p>-5.42746E-05</text:p>
          </table:table-cell>
          <table:table-cell office:value-type="float" office:value="607" calcext:value-type="float">
            <text:p>607</text:p>
          </table:table-cell>
          <table:table-cell table:formula="of:=[.D334]*100" office:value-type="float" office:value="0.04814132" calcext:value-type="float">
            <text:p>0.04814132</text:p>
          </table:table-cell>
          <table:table-cell table:formula="of:=[.E334]*100" office:value-type="float" office:value="0.370737" calcext:value-type="float">
            <text:p>0.370737</text:p>
          </table:table-cell>
        </table:table-row>
        <table:table-row table:style-name="ro1">
          <table:table-cell office:value-type="float" office:value="30.39" calcext:value-type="float">
            <text:p>30.39</text:p>
          </table:table-cell>
          <table:table-cell office:value-type="float" office:value="179.1936798096" calcext:value-type="float">
            <text:p>179.1936798096</text:p>
          </table:table-cell>
          <table:table-cell office:value-type="float" office:value="-0.1553502905" calcext:value-type="float">
            <text:p>-0.15535029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067" calcext:value-type="float">
            <text:p>0.00365067</text:p>
          </table:table-cell>
          <table:table-cell office:value-type="float" office:value="0.00207728" calcext:value-type="float">
            <text:p>0.00207728</text:p>
          </table:table-cell>
          <table:table-cell office:value-type="float" office:value="-0.0000744448" calcext:value-type="float">
            <text:p>-7.44448E-05</text:p>
          </table:table-cell>
          <table:table-cell office:value-type="float" office:value="608" calcext:value-type="float">
            <text:p>608</text:p>
          </table:table-cell>
          <table:table-cell table:formula="of:=[.D335]*100" office:value-type="float" office:value="0.04814132" calcext:value-type="float">
            <text:p>0.04814132</text:p>
          </table:table-cell>
          <table:table-cell table:formula="of:=[.E335]*100" office:value-type="float" office:value="0.365067" calcext:value-type="float">
            <text:p>0.365067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179.1894989014" calcext:value-type="float">
            <text:p>179.1894989014</text:p>
          </table:table-cell>
          <table:table-cell office:value-type="float" office:value="-0.1459293577" calcext:value-type="float">
            <text:p>-0.14592935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5048" calcext:value-type="float">
            <text:p>0.00355048</text:p>
          </table:table-cell>
          <table:table-cell office:value-type="float" office:value="0.00231193" calcext:value-type="float">
            <text:p>0.00231193</text:p>
          </table:table-cell>
          <table:table-cell office:value-type="float" office:value="-0.0000128502" calcext:value-type="float">
            <text:p>-1.28502E-05</text:p>
          </table:table-cell>
          <table:table-cell office:value-type="float" office:value="609" calcext:value-type="float">
            <text:p>609</text:p>
          </table:table-cell>
          <table:table-cell table:formula="of:=[.D336]*100" office:value-type="float" office:value="0.04814132" calcext:value-type="float">
            <text:p>0.04814132</text:p>
          </table:table-cell>
          <table:table-cell table:formula="of:=[.E336]*100" office:value-type="float" office:value="0.355048" calcext:value-type="float">
            <text:p>0.355048</text:p>
          </table:table-cell>
        </table:table-row>
        <table:table-row table:style-name="ro1">
          <table:table-cell office:value-type="float" office:value="30.49" calcext:value-type="float">
            <text:p>30.49</text:p>
          </table:table-cell>
          <table:table-cell office:value-type="float" office:value="179.1898498535" calcext:value-type="float">
            <text:p>179.1898498535</text:p>
          </table:table-cell>
          <table:table-cell office:value-type="float" office:value="-0.1789610288" calcext:value-type="float">
            <text:p>-0.17896102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0375" calcext:value-type="float">
            <text:p>0.00370375</text:p>
          </table:table-cell>
          <table:table-cell office:value-type="float" office:value="0.00282235" calcext:value-type="float">
            <text:p>0.00282235</text:p>
          </table:table-cell>
          <table:table-cell office:value-type="float" office:value="0.0000647903" calcext:value-type="float">
            <text:p>6.47903E-05</text:p>
          </table:table-cell>
          <table:table-cell office:value-type="float" office:value="610" calcext:value-type="float">
            <text:p>610</text:p>
          </table:table-cell>
          <table:table-cell table:formula="of:=[.D337]*100" office:value-type="float" office:value="0.04814132" calcext:value-type="float">
            <text:p>0.04814132</text:p>
          </table:table-cell>
          <table:table-cell table:formula="of:=[.E337]*100" office:value-type="float" office:value="0.370375" calcext:value-type="float">
            <text:p>0.370375</text:p>
          </table:table-cell>
        </table:table-row>
        <table:table-row table:style-name="ro1">
          <table:table-cell office:value-type="float" office:value="30.54" calcext:value-type="float">
            <text:p>30.54</text:p>
          </table:table-cell>
          <table:table-cell office:value-type="float" office:value="179.1854400635" calcext:value-type="float">
            <text:p>179.1854400635</text:p>
          </table:table-cell>
          <table:table-cell office:value-type="float" office:value="-0.1762565784" calcext:value-type="float">
            <text:p>-0.17625657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8727" calcext:value-type="float">
            <text:p>0.00378727</text:p>
          </table:table-cell>
          <table:table-cell office:value-type="float" office:value="0.00313268" calcext:value-type="float">
            <text:p>0.00313268</text:p>
          </table:table-cell>
          <table:table-cell office:value-type="float" office:value="0.0000003268" calcext:value-type="float">
            <text:p>3.268E-07</text:p>
          </table:table-cell>
          <table:table-cell office:value-type="float" office:value="611" calcext:value-type="float">
            <text:p>611</text:p>
          </table:table-cell>
          <table:table-cell table:formula="of:=[.D338]*100" office:value-type="float" office:value="0.04814132" calcext:value-type="float">
            <text:p>0.04814132</text:p>
          </table:table-cell>
          <table:table-cell table:formula="of:=[.E338]*100" office:value-type="float" office:value="0.378727" calcext:value-type="float">
            <text:p>0.378727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179.178817749" calcext:value-type="float">
            <text:p>179.178817749</text:p>
          </table:table-cell>
          <table:table-cell office:value-type="float" office:value="-0.1293109657" calcext:value-type="float">
            <text:p>-0.12931096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045" calcext:value-type="float">
            <text:p>0.00353045</text:p>
          </table:table-cell>
          <table:table-cell office:value-type="float" office:value="0.00383209" calcext:value-type="float">
            <text:p>0.00383209</text:p>
          </table:table-cell>
          <table:table-cell office:value-type="float" office:value="-0.0000686719" calcext:value-type="float">
            <text:p>-6.86719E-05</text:p>
          </table:table-cell>
          <table:table-cell office:value-type="float" office:value="612" calcext:value-type="float">
            <text:p>612</text:p>
          </table:table-cell>
          <table:table-cell table:formula="of:=[.D339]*100" office:value-type="float" office:value="0.04814132" calcext:value-type="float">
            <text:p>0.04814132</text:p>
          </table:table-cell>
          <table:table-cell table:formula="of:=[.E339]*100" office:value-type="float" office:value="0.353045" calcext:value-type="float">
            <text:p>0.353045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179.1698303223" calcext:value-type="float">
            <text:p>179.1698303223</text:p>
          </table:table-cell>
          <table:table-cell office:value-type="float" office:value="-0.1640468296" calcext:value-type="float">
            <text:p>-0.16404682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9132" calcext:value-type="float">
            <text:p>0.00359132</text:p>
          </table:table-cell>
          <table:table-cell office:value-type="float" office:value="0.00383209" calcext:value-type="float">
            <text:p>0.00383209</text:p>
          </table:table-cell>
          <table:table-cell office:value-type="float" office:value="-0.0000140826" calcext:value-type="float">
            <text:p>-1.40826E-05</text:p>
          </table:table-cell>
          <table:table-cell office:value-type="float" office:value="613" calcext:value-type="float">
            <text:p>613</text:p>
          </table:table-cell>
          <table:table-cell table:formula="of:=[.D340]*100" office:value-type="float" office:value="0.04814132" calcext:value-type="float">
            <text:p>0.04814132</text:p>
          </table:table-cell>
          <table:table-cell table:formula="of:=[.E340]*100" office:value-type="float" office:value="0.359132" calcext:value-type="float">
            <text:p>0.359132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179.1772918701" calcext:value-type="float">
            <text:p>179.1772918701</text:p>
          </table:table-cell>
          <table:table-cell office:value-type="float" office:value="-0.100942517" calcext:value-type="float">
            <text:p>-0.1009425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206" calcext:value-type="float">
            <text:p>0.00321206</text:p>
          </table:table-cell>
          <table:table-cell office:value-type="float" office:value="0.00420124" calcext:value-type="float">
            <text:p>0.00420124</text:p>
          </table:table-cell>
          <table:table-cell office:value-type="float" office:value="-0.0001862546" calcext:value-type="float">
            <text:p>-0.0001862546</text:p>
          </table:table-cell>
          <table:table-cell office:value-type="float" office:value="614" calcext:value-type="float">
            <text:p>614</text:p>
          </table:table-cell>
          <table:table-cell table:formula="of:=[.D341]*100" office:value-type="float" office:value="0.04814132" calcext:value-type="float">
            <text:p>0.04814132</text:p>
          </table:table-cell>
          <table:table-cell table:formula="of:=[.E341]*100" office:value-type="float" office:value="0.321206" calcext:value-type="float">
            <text:p>0.321206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179.1747894287" calcext:value-type="float">
            <text:p>179.1747894287</text:p>
          </table:table-cell>
          <table:table-cell office:value-type="float" office:value="-0.1817784291" calcext:value-type="float">
            <text:p>-0.18177842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9838" calcext:value-type="float">
            <text:p>0.00349838</text:p>
          </table:table-cell>
          <table:table-cell office:value-type="float" office:value="0.00498469" calcext:value-type="float">
            <text:p>0.00498469</text:p>
          </table:table-cell>
          <table:table-cell office:value-type="float" office:value="0.0002083735" calcext:value-type="float">
            <text:p>0.0002083735</text:p>
          </table:table-cell>
          <table:table-cell office:value-type="float" office:value="615" calcext:value-type="float">
            <text:p>615</text:p>
          </table:table-cell>
          <table:table-cell table:formula="of:=[.D342]*100" office:value-type="float" office:value="0.04814132" calcext:value-type="float">
            <text:p>0.04814132</text:p>
          </table:table-cell>
          <table:table-cell table:formula="of:=[.E342]*100" office:value-type="float" office:value="0.349838" calcext:value-type="float">
            <text:p>0.349838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179.1593780518" calcext:value-type="float">
            <text:p>179.1593780518</text:p>
          </table:table-cell>
          <table:table-cell office:value-type="float" office:value="-0.145811903" calcext:value-type="float">
            <text:p>-0.1458119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4884" calcext:value-type="float">
            <text:p>0.00344884</text:p>
          </table:table-cell>
          <table:table-cell office:value-type="float" office:value="0.00498469" calcext:value-type="float">
            <text:p>0.00498469</text:p>
          </table:table-cell>
          <table:table-cell office:value-type="float" office:value="-0.0000255057" calcext:value-type="float">
            <text:p>-2.55057E-05</text:p>
          </table:table-cell>
          <table:table-cell office:value-type="float" office:value="616" calcext:value-type="float">
            <text:p>616</text:p>
          </table:table-cell>
          <table:table-cell table:formula="of:=[.D343]*100" office:value-type="float" office:value="0.04814132" calcext:value-type="float">
            <text:p>0.04814132</text:p>
          </table:table-cell>
          <table:table-cell table:formula="of:=[.E343]*100" office:value-type="float" office:value="0.344884" calcext:value-type="float">
            <text:p>0.344884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179.1596984863" calcext:value-type="float">
            <text:p>179.1596984863</text:p>
          </table:table-cell>
          <table:table-cell office:value-type="float" office:value="-0.1246897192" calcext:value-type="float">
            <text:p>-0.12468971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756" calcext:value-type="float">
            <text:p>0.0032756</text:p>
          </table:table-cell>
          <table:table-cell office:value-type="float" office:value="0.00611586" calcext:value-type="float">
            <text:p>0.00611586</text:p>
          </table:table-cell>
          <table:table-cell office:value-type="float" office:value="-0.0000948912" calcext:value-type="float">
            <text:p>-9.48912E-05</text:p>
          </table:table-cell>
          <table:table-cell office:value-type="float" office:value="617" calcext:value-type="float">
            <text:p>617</text:p>
          </table:table-cell>
          <table:table-cell table:formula="of:=[.D344]*100" office:value-type="float" office:value="0.04814132" calcext:value-type="float">
            <text:p>0.04814132</text:p>
          </table:table-cell>
          <table:table-cell table:formula="of:=[.E344]*100" office:value-type="float" office:value="0.32756" calcext:value-type="float">
            <text:p>0.32756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179.1556091309" calcext:value-type="float">
            <text:p>179.1556091309</text:p>
          </table:table-cell>
          <table:table-cell office:value-type="float" office:value="-0.1116501903" calcext:value-type="float">
            <text:p>-0.11165019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7417" calcext:value-type="float">
            <text:p>0.00307417</text:p>
          </table:table-cell>
          <table:table-cell office:value-type="float" office:value="0.00611586" calcext:value-type="float">
            <text:p>0.00611586</text:p>
          </table:table-cell>
          <table:table-cell office:value-type="float" office:value="-0.0001876015" calcext:value-type="float">
            <text:p>-0.0001876015</text:p>
          </table:table-cell>
          <table:table-cell office:value-type="float" office:value="618" calcext:value-type="float">
            <text:p>618</text:p>
          </table:table-cell>
          <table:table-cell table:formula="of:=[.D345]*100" office:value-type="float" office:value="0.04814132" calcext:value-type="float">
            <text:p>0.04814132</text:p>
          </table:table-cell>
          <table:table-cell table:formula="of:=[.E345]*100" office:value-type="float" office:value="0.307417" calcext:value-type="float">
            <text:p>0.307417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179.165802002" calcext:value-type="float">
            <text:p>179.165802002</text:p>
          </table:table-cell>
          <table:table-cell office:value-type="float" office:value="-0.1118846611" calcext:value-type="float">
            <text:p>-0.11188466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4234" calcext:value-type="float">
            <text:p>0.00294234</text:p>
          </table:table-cell>
          <table:table-cell office:value-type="float" office:value="0.00647344" calcext:value-type="float">
            <text:p>0.00647344</text:p>
          </table:table-cell>
          <table:table-cell office:value-type="float" office:value="-0.0000359726" calcext:value-type="float">
            <text:p>-3.59726E-05</text:p>
          </table:table-cell>
          <table:table-cell office:value-type="float" office:value="619" calcext:value-type="float">
            <text:p>619</text:p>
          </table:table-cell>
          <table:table-cell table:formula="of:=[.D346]*100" office:value-type="float" office:value="0.04814132" calcext:value-type="float">
            <text:p>0.04814132</text:p>
          </table:table-cell>
          <table:table-cell table:formula="of:=[.E346]*100" office:value-type="float" office:value="0.294234" calcext:value-type="float">
            <text:p>0.294234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179.1695709229" calcext:value-type="float">
            <text:p>179.1695709229</text:p>
          </table:table-cell>
          <table:table-cell office:value-type="float" office:value="-0.1666123872" calcext:value-type="float">
            <text:p>-0.16661238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892" calcext:value-type="float">
            <text:p>0.00321892</text:p>
          </table:table-cell>
          <table:table-cell office:value-type="float" office:value="0.00708286" calcext:value-type="float">
            <text:p>0.00708286</text:p>
          </table:table-cell>
          <table:table-cell office:value-type="float" office:value="-0.0000100655" calcext:value-type="float">
            <text:p>-1.00655E-05</text:p>
          </table:table-cell>
          <table:table-cell office:value-type="float" office:value="620" calcext:value-type="float">
            <text:p>620</text:p>
          </table:table-cell>
          <table:table-cell table:formula="of:=[.D347]*100" office:value-type="float" office:value="0.04814132" calcext:value-type="float">
            <text:p>0.04814132</text:p>
          </table:table-cell>
          <table:table-cell table:formula="of:=[.E347]*100" office:value-type="float" office:value="0.321892" calcext:value-type="float">
            <text:p>0.321892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179.1719055176" calcext:value-type="float">
            <text:p>179.1719055176</text:p>
          </table:table-cell>
          <table:table-cell office:value-type="float" office:value="-0.1383729251" calcext:value-type="float">
            <text:p>-0.13837292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432" calcext:value-type="float">
            <text:p>0.00321432</text:p>
          </table:table-cell>
          <table:table-cell office:value-type="float" office:value="0.00708286" calcext:value-type="float">
            <text:p>0.00708286</text:p>
          </table:table-cell>
          <table:table-cell office:value-type="float" office:value="-0.0001099064" calcext:value-type="float">
            <text:p>-0.0001099064</text:p>
          </table:table-cell>
          <table:table-cell office:value-type="float" office:value="621" calcext:value-type="float">
            <text:p>621</text:p>
          </table:table-cell>
          <table:table-cell table:formula="of:=[.D348]*100" office:value-type="float" office:value="0.04814132" calcext:value-type="float">
            <text:p>0.04814132</text:p>
          </table:table-cell>
          <table:table-cell table:formula="of:=[.E348]*100" office:value-type="float" office:value="0.321432" calcext:value-type="float">
            <text:p>0.321432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179.1633453369" calcext:value-type="float">
            <text:p>179.1633453369</text:p>
          </table:table-cell>
          <table:table-cell office:value-type="float" office:value="-0.1328899451" calcext:value-type="float">
            <text:p>-0.13288994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7481" calcext:value-type="float">
            <text:p>0.00317481</text:p>
          </table:table-cell>
          <table:table-cell office:value-type="float" office:value="0.00777264" calcext:value-type="float">
            <text:p>0.00777264</text:p>
          </table:table-cell>
          <table:table-cell office:value-type="float" office:value="-0.0001547191" calcext:value-type="float">
            <text:p>-0.0001547191</text:p>
          </table:table-cell>
          <table:table-cell office:value-type="float" office:value="622" calcext:value-type="float">
            <text:p>622</text:p>
          </table:table-cell>
          <table:table-cell table:formula="of:=[.D349]*100" office:value-type="float" office:value="0.04814132" calcext:value-type="float">
            <text:p>0.04814132</text:p>
          </table:table-cell>
          <table:table-cell table:formula="of:=[.E349]*100" office:value-type="float" office:value="0.317481" calcext:value-type="float">
            <text:p>0.317481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179.1641387939" calcext:value-type="float">
            <text:p>179.1641387939</text:p>
          </table:table-cell>
          <table:table-cell office:value-type="float" office:value="-0.1202264719" calcext:value-type="float">
            <text:p>-0.12022647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6445" calcext:value-type="float">
            <text:p>0.00306445</text:p>
          </table:table-cell>
          <table:table-cell office:value-type="float" office:value="0.00777264" calcext:value-type="float">
            <text:p>0.00777264</text:p>
          </table:table-cell>
          <table:table-cell office:value-type="float" office:value="0.0000648475" calcext:value-type="float">
            <text:p>6.48475E-05</text:p>
          </table:table-cell>
          <table:table-cell office:value-type="float" office:value="623" calcext:value-type="float">
            <text:p>623</text:p>
          </table:table-cell>
          <table:table-cell table:formula="of:=[.D350]*100" office:value-type="float" office:value="0.04814132" calcext:value-type="float">
            <text:p>0.04814132</text:p>
          </table:table-cell>
          <table:table-cell table:formula="of:=[.E350]*100" office:value-type="float" office:value="0.306445" calcext:value-type="float">
            <text:p>0.306445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79.1502075195" calcext:value-type="float">
            <text:p>179.1502075195</text:p>
          </table:table-cell>
          <table:table-cell office:value-type="float" office:value="-0.151704512" calcext:value-type="float">
            <text:p>-0.151704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0066" calcext:value-type="float">
            <text:p>0.00320066</text:p>
          </table:table-cell>
          <table:table-cell office:value-type="float" office:value="0.00795306" calcext:value-type="float">
            <text:p>0.00795306</text:p>
          </table:table-cell>
          <table:table-cell office:value-type="float" office:value="-0.0000327619" calcext:value-type="float">
            <text:p>-3.27619E-05</text:p>
          </table:table-cell>
          <table:table-cell office:value-type="float" office:value="624" calcext:value-type="float">
            <text:p>624</text:p>
          </table:table-cell>
          <table:table-cell table:formula="of:=[.D351]*100" office:value-type="float" office:value="0.04814132" calcext:value-type="float">
            <text:p>0.04814132</text:p>
          </table:table-cell>
          <table:table-cell table:formula="of:=[.E351]*100" office:value-type="float" office:value="0.320066" calcext:value-type="float">
            <text:p>0.320066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179.1579437256" calcext:value-type="float">
            <text:p>179.1579437256</text:p>
          </table:table-cell>
          <table:table-cell office:value-type="float" office:value="-0.1532194936" calcext:value-type="float">
            <text:p>-0.15321949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0094" calcext:value-type="float">
            <text:p>0.00330094</text:p>
          </table:table-cell>
          <table:table-cell office:value-type="float" office:value="0.00810728" calcext:value-type="float">
            <text:p>0.00810728</text:p>
          </table:table-cell>
          <table:table-cell office:value-type="float" office:value="-0.0001155431" calcext:value-type="float">
            <text:p>-0.0001155431</text:p>
          </table:table-cell>
          <table:table-cell office:value-type="float" office:value="625" calcext:value-type="float">
            <text:p>625</text:p>
          </table:table-cell>
          <table:table-cell table:formula="of:=[.D352]*100" office:value-type="float" office:value="0.04814132" calcext:value-type="float">
            <text:p>0.04814132</text:p>
          </table:table-cell>
          <table:table-cell table:formula="of:=[.E352]*100" office:value-type="float" office:value="0.330094" calcext:value-type="float">
            <text:p>0.330094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154510498" calcext:value-type="float">
            <text:p>179.154510498</text:p>
          </table:table-cell>
          <table:table-cell office:value-type="float" office:value="-0.1326500399" calcext:value-type="float">
            <text:p>-0.13265003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3058" calcext:value-type="float">
            <text:p>0.00323058</text:p>
          </table:table-cell>
          <table:table-cell office:value-type="float" office:value="0.00810728" calcext:value-type="float">
            <text:p>0.00810728</text:p>
          </table:table-cell>
          <table:table-cell office:value-type="float" office:value="0.0000043061" calcext:value-type="float">
            <text:p>4.3061E-06</text:p>
          </table:table-cell>
          <table:table-cell office:value-type="float" office:value="626" calcext:value-type="float">
            <text:p>626</text:p>
          </table:table-cell>
          <table:table-cell table:formula="of:=[.D353]*100" office:value-type="float" office:value="0.04814132" calcext:value-type="float">
            <text:p>0.04814132</text:p>
          </table:table-cell>
          <table:table-cell table:formula="of:=[.E353]*100" office:value-type="float" office:value="0.323058" calcext:value-type="float">
            <text:p>0.323058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179.1549835205" calcext:value-type="float">
            <text:p>179.1549835205</text:p>
          </table:table-cell>
          <table:table-cell office:value-type="float" office:value="-0.121350563" calcext:value-type="float">
            <text:p>-0.1213505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0886" calcext:value-type="float">
            <text:p>0.00310886</text:p>
          </table:table-cell>
          <table:table-cell office:value-type="float" office:value="0.00806937" calcext:value-type="float">
            <text:p>0.00806937</text:p>
          </table:table-cell>
          <table:table-cell office:value-type="float" office:value="-0.0001043252" calcext:value-type="float">
            <text:p>-0.0001043252</text:p>
          </table:table-cell>
          <table:table-cell office:value-type="float" office:value="627" calcext:value-type="float">
            <text:p>627</text:p>
          </table:table-cell>
          <table:table-cell table:formula="of:=[.D354]*100" office:value-type="float" office:value="0.04814132" calcext:value-type="float">
            <text:p>0.04814132</text:p>
          </table:table-cell>
          <table:table-cell table:formula="of:=[.E354]*100" office:value-type="float" office:value="0.310886" calcext:value-type="float">
            <text:p>0.310886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179.1637268066" calcext:value-type="float">
            <text:p>179.1637268066</text:p>
          </table:table-cell>
          <table:table-cell office:value-type="float" office:value="-0.1099161448" calcext:value-type="float">
            <text:p>-0.10991614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5222" calcext:value-type="float">
            <text:p>0.00295222</text:p>
          </table:table-cell>
          <table:table-cell office:value-type="float" office:value="0.00806937" calcext:value-type="float">
            <text:p>0.00806937</text:p>
          </table:table-cell>
          <table:table-cell office:value-type="float" office:value="-0.0000551857" calcext:value-type="float">
            <text:p>-5.51857E-05</text:p>
          </table:table-cell>
          <table:table-cell office:value-type="float" office:value="628" calcext:value-type="float">
            <text:p>628</text:p>
          </table:table-cell>
          <table:table-cell table:formula="of:=[.D355]*100" office:value-type="float" office:value="0.04814132" calcext:value-type="float">
            <text:p>0.04814132</text:p>
          </table:table-cell>
          <table:table-cell table:formula="of:=[.E355]*100" office:value-type="float" office:value="0.295222" calcext:value-type="float">
            <text:p>0.295222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79.1601867676" calcext:value-type="float">
            <text:p>179.1601867676</text:p>
          </table:table-cell>
          <table:table-cell office:value-type="float" office:value="-0.0743827939" calcext:value-type="float">
            <text:p>-0.07438279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1223" calcext:value-type="float">
            <text:p>0.00261223</text:p>
          </table:table-cell>
          <table:table-cell office:value-type="float" office:value="0.00806937" calcext:value-type="float">
            <text:p>0.00806937</text:p>
          </table:table-cell>
          <table:table-cell office:value-type="float" office:value="-0.0001419261" calcext:value-type="float">
            <text:p>-0.0001419261</text:p>
          </table:table-cell>
          <table:table-cell office:value-type="float" office:value="629" calcext:value-type="float">
            <text:p>629</text:p>
          </table:table-cell>
          <table:table-cell table:formula="of:=[.D356]*100" office:value-type="float" office:value="0.04814132" calcext:value-type="float">
            <text:p>0.04814132</text:p>
          </table:table-cell>
          <table:table-cell table:formula="of:=[.E356]*100" office:value-type="float" office:value="0.261223" calcext:value-type="float">
            <text:p>0.261223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79.1569213867" calcext:value-type="float">
            <text:p>179.1569213867</text:p>
          </table:table-cell>
          <table:table-cell office:value-type="float" office:value="-0.0748221127" calcext:value-type="float">
            <text:p>-0.07482211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0.00769265" calcext:value-type="float">
            <text:p>0.00769265</text:p>
          </table:table-cell>
          <table:table-cell office:value-type="float" office:value="-0.0000162518" calcext:value-type="float">
            <text:p>-1.62518E-05</text:p>
          </table:table-cell>
          <table:table-cell office:value-type="float" office:value="630" calcext:value-type="float">
            <text:p>630</text:p>
          </table:table-cell>
          <table:table-cell table:formula="of:=[.D357]*100" office:value-type="float" office:value="0.04814132" calcext:value-type="float">
            <text:p>0.04814132</text:p>
          </table:table-cell>
          <table:table-cell table:formula="of:=[.E357]*100"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79.1521606445" calcext:value-type="float">
            <text:p>179.1521606445</text:p>
          </table:table-cell>
          <table:table-cell office:value-type="float" office:value="-0.0937464464" calcext:value-type="float">
            <text:p>-0.09374644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6866" calcext:value-type="float">
            <text:p>0.00236866</text:p>
          </table:table-cell>
          <table:table-cell office:value-type="float" office:value="0.00769265" calcext:value-type="float">
            <text:p>0.00769265</text:p>
          </table:table-cell>
          <table:table-cell office:value-type="float" office:value="-0.0000731195" calcext:value-type="float">
            <text:p>-7.31195E-05</text:p>
          </table:table-cell>
          <table:table-cell office:value-type="float" office:value="631" calcext:value-type="float">
            <text:p>631</text:p>
          </table:table-cell>
          <table:table-cell table:formula="of:=[.D358]*100" office:value-type="float" office:value="0.04814132" calcext:value-type="float">
            <text:p>0.04814132</text:p>
          </table:table-cell>
          <table:table-cell table:formula="of:=[.E358]*100" office:value-type="float" office:value="0.236866" calcext:value-type="float">
            <text:p>0.236866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9.1645507812" calcext:value-type="float">
            <text:p>179.1645507812</text:p>
          </table:table-cell>
          <table:table-cell office:value-type="float" office:value="-0.0741054275" calcext:value-type="float">
            <text:p>-0.07410542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2393" calcext:value-type="float">
            <text:p>0.00222393</text:p>
          </table:table-cell>
          <table:table-cell office:value-type="float" office:value="0.00751161" calcext:value-type="float">
            <text:p>0.00751161</text:p>
          </table:table-cell>
          <table:table-cell office:value-type="float" office:value="-0.0001840775" calcext:value-type="float">
            <text:p>-0.0001840775</text:p>
          </table:table-cell>
          <table:table-cell office:value-type="float" office:value="632" calcext:value-type="float">
            <text:p>632</text:p>
          </table:table-cell>
          <table:table-cell table:formula="of:=[.D359]*100" office:value-type="float" office:value="0.04814132" calcext:value-type="float">
            <text:p>0.04814132</text:p>
          </table:table-cell>
          <table:table-cell table:formula="of:=[.E359]*100" office:value-type="float" office:value="0.222393" calcext:value-type="float">
            <text:p>0.222393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160949707" calcext:value-type="float">
            <text:p>179.160949707</text:p>
          </table:table-cell>
          <table:table-cell office:value-type="float" office:value="-0.1489009904" calcext:value-type="float">
            <text:p>-0.14890099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254" calcext:value-type="float">
            <text:p>0.0026254</text:p>
          </table:table-cell>
          <table:table-cell office:value-type="float" office:value="0.00705157" calcext:value-type="float">
            <text:p>0.00705157</text:p>
          </table:table-cell>
          <table:table-cell office:value-type="float" office:value="-0.0000145515" calcext:value-type="float">
            <text:p>-1.45515E-05</text:p>
          </table:table-cell>
          <table:table-cell office:value-type="float" office:value="633" calcext:value-type="float">
            <text:p>633</text:p>
          </table:table-cell>
          <table:table-cell table:formula="of:=[.D360]*100" office:value-type="float" office:value="0.04814132" calcext:value-type="float">
            <text:p>0.04814132</text:p>
          </table:table-cell>
          <table:table-cell table:formula="of:=[.E360]*100" office:value-type="float" office:value="0.26254" calcext:value-type="float">
            <text:p>0.26254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179.1580810547" calcext:value-type="float">
            <text:p>179.1580810547</text:p>
          </table:table-cell>
          <table:table-cell office:value-type="float" office:value="-0.1473547236" calcext:value-type="float">
            <text:p>-0.14735472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099" calcext:value-type="float">
            <text:p>0.00288099</text:p>
          </table:table-cell>
          <table:table-cell office:value-type="float" office:value="0.00705157" calcext:value-type="float">
            <text:p>0.00705157</text:p>
          </table:table-cell>
          <table:table-cell office:value-type="float" office:value="0.0000325771" calcext:value-type="float">
            <text:p>3.25771E-05</text:p>
          </table:table-cell>
          <table:table-cell office:value-type="float" office:value="634" calcext:value-type="float">
            <text:p>634</text:p>
          </table:table-cell>
          <table:table-cell table:formula="of:=[.D361]*100" office:value-type="float" office:value="0.04814132" calcext:value-type="float">
            <text:p>0.04814132</text:p>
          </table:table-cell>
          <table:table-cell table:formula="of:=[.E361]*100" office:value-type="float" office:value="0.288099" calcext:value-type="float">
            <text:p>0.288099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179.1527404785" calcext:value-type="float">
            <text:p>179.1527404785</text:p>
          </table:table-cell>
          <table:table-cell office:value-type="float" office:value="-0.1191356494" calcext:value-type="float">
            <text:p>-0.11913564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6262" calcext:value-type="float">
            <text:p>0.00286262</text:p>
          </table:table-cell>
          <table:table-cell office:value-type="float" office:value="0.00624938" calcext:value-type="float">
            <text:p>0.00624938</text:p>
          </table:table-cell>
          <table:table-cell office:value-type="float" office:value="-0.0000827943" calcext:value-type="float">
            <text:p>-8.27943E-05</text:p>
          </table:table-cell>
          <table:table-cell office:value-type="float" office:value="635" calcext:value-type="float">
            <text:p>635</text:p>
          </table:table-cell>
          <table:table-cell table:formula="of:=[.D362]*100" office:value-type="float" office:value="0.04814132" calcext:value-type="float">
            <text:p>0.04814132</text:p>
          </table:table-cell>
          <table:table-cell table:formula="of:=[.E362]*100" office:value-type="float" office:value="0.286262" calcext:value-type="float">
            <text:p>0.286262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79.1445617676" calcext:value-type="float">
            <text:p>179.1445617676</text:p>
          </table:table-cell>
          <table:table-cell office:value-type="float" office:value="-0.1010676088" calcext:value-type="float">
            <text:p>-0.10106760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032" calcext:value-type="float">
            <text:p>0.00273032</text:p>
          </table:table-cell>
          <table:table-cell office:value-type="float" office:value="0.00624938" calcext:value-type="float">
            <text:p>0.00624938</text:p>
          </table:table-cell>
          <table:table-cell office:value-type="float" office:value="-0.000095412" calcext:value-type="float">
            <text:p>-0.000095412</text:p>
          </table:table-cell>
          <table:table-cell office:value-type="float" office:value="636" calcext:value-type="float">
            <text:p>636</text:p>
          </table:table-cell>
          <table:table-cell table:formula="of:=[.D363]*100" office:value-type="float" office:value="0.04814132" calcext:value-type="float">
            <text:p>0.04814132</text:p>
          </table:table-cell>
          <table:table-cell table:formula="of:=[.E363]*100" office:value-type="float" office:value="0.273032" calcext:value-type="float">
            <text:p>0.273032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179.135848999" calcext:value-type="float">
            <text:p>179.135848999</text:p>
          </table:table-cell>
          <table:table-cell office:value-type="float" office:value="-0.1374764026" calcext:value-type="float">
            <text:p>-0.13747640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479" calcext:value-type="float">
            <text:p>0.00288479</text:p>
          </table:table-cell>
          <table:table-cell office:value-type="float" office:value="0.00540952" calcext:value-type="float">
            <text:p>0.00540952</text:p>
          </table:table-cell>
          <table:table-cell office:value-type="float" office:value="0.0000251609" calcext:value-type="float">
            <text:p>2.51609E-05</text:p>
          </table:table-cell>
          <table:table-cell office:value-type="float" office:value="637" calcext:value-type="float">
            <text:p>637</text:p>
          </table:table-cell>
          <table:table-cell table:formula="of:=[.D364]*100" office:value-type="float" office:value="0.04814132" calcext:value-type="float">
            <text:p>0.04814132</text:p>
          </table:table-cell>
          <table:table-cell table:formula="of:=[.E364]*100" office:value-type="float" office:value="0.288479" calcext:value-type="float">
            <text:p>0.288479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179.137008667" calcext:value-type="float">
            <text:p>179.137008667</text:p>
          </table:table-cell>
          <table:table-cell office:value-type="float" office:value="-0.1139796687" calcext:value-type="float">
            <text:p>-0.11397966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085" calcext:value-type="float">
            <text:p>0.00283085</text:p>
          </table:table-cell>
          <table:table-cell office:value-type="float" office:value="0.00540952" calcext:value-type="float">
            <text:p>0.00540952</text:p>
          </table:table-cell>
          <table:table-cell office:value-type="float" office:value="-0.0001132928" calcext:value-type="float">
            <text:p>-0.0001132928</text:p>
          </table:table-cell>
          <table:table-cell office:value-type="float" office:value="638" calcext:value-type="float">
            <text:p>638</text:p>
          </table:table-cell>
          <table:table-cell table:formula="of:=[.D365]*100" office:value-type="float" office:value="0.04814132" calcext:value-type="float">
            <text:p>0.04814132</text:p>
          </table:table-cell>
          <table:table-cell table:formula="of:=[.E365]*100" office:value-type="float" office:value="0.283085" calcext:value-type="float">
            <text:p>0.283085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179.1293182373" calcext:value-type="float">
            <text:p>179.1293182373</text:p>
          </table:table-cell>
          <table:table-cell office:value-type="float" office:value="-0.101202774" calcext:value-type="float">
            <text:p>-0.1012027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1018" calcext:value-type="float">
            <text:p>0.00271018</text:p>
          </table:table-cell>
          <table:table-cell office:value-type="float" office:value="0.00540952" calcext:value-type="float">
            <text:p>0.00540952</text:p>
          </table:table-cell>
          <table:table-cell office:value-type="float" office:value="-0.0000895219" calcext:value-type="float">
            <text:p>-8.95219E-05</text:p>
          </table:table-cell>
          <table:table-cell office:value-type="float" office:value="639" calcext:value-type="float">
            <text:p>639</text:p>
          </table:table-cell>
          <table:table-cell table:formula="of:=[.D366]*100" office:value-type="float" office:value="0.04814132" calcext:value-type="float">
            <text:p>0.04814132</text:p>
          </table:table-cell>
          <table:table-cell table:formula="of:=[.E366]*100" office:value-type="float" office:value="0.271018" calcext:value-type="float">
            <text:p>0.271018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179.136138916" calcext:value-type="float">
            <text:p>179.136138916</text:p>
          </table:table-cell>
          <table:table-cell office:value-type="float" office:value="-0.0884178412" calcext:value-type="float">
            <text:p>-0.08841784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4527" calcext:value-type="float">
            <text:p>0.00254527</text:p>
          </table:table-cell>
          <table:table-cell office:value-type="float" office:value="0.00464341" calcext:value-type="float">
            <text:p>0.00464341</text:p>
          </table:table-cell>
          <table:table-cell office:value-type="float" office:value="-0.0000403626" calcext:value-type="float">
            <text:p>-4.03626E-05</text:p>
          </table:table-cell>
          <table:table-cell office:value-type="float" office:value="640" calcext:value-type="float">
            <text:p>640</text:p>
          </table:table-cell>
          <table:table-cell table:formula="of:=[.D367]*100" office:value-type="float" office:value="0.04814132" calcext:value-type="float">
            <text:p>0.04814132</text:p>
          </table:table-cell>
          <table:table-cell table:formula="of:=[.E367]*100" office:value-type="float" office:value="0.254527" calcext:value-type="float">
            <text:p>0.254527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179.136428833" calcext:value-type="float">
            <text:p>179.136428833</text:p>
          </table:table-cell>
          <table:table-cell office:value-type="float" office:value="-0.1332052539" calcext:value-type="float">
            <text:p>-0.13320525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384" calcext:value-type="float">
            <text:p>0.00273384</text:p>
          </table:table-cell>
          <table:table-cell office:value-type="float" office:value="0.00464341" calcext:value-type="float">
            <text:p>0.00464341</text:p>
          </table:table-cell>
          <table:table-cell office:value-type="float" office:value="0.0000969944" calcext:value-type="float">
            <text:p>9.69944E-05</text:p>
          </table:table-cell>
          <table:table-cell office:value-type="float" office:value="641" calcext:value-type="float">
            <text:p>641</text:p>
          </table:table-cell>
          <table:table-cell table:formula="of:=[.D368]*100" office:value-type="float" office:value="0.04814132" calcext:value-type="float">
            <text:p>0.04814132</text:p>
          </table:table-cell>
          <table:table-cell table:formula="of:=[.E368]*100" office:value-type="float" office:value="0.273384" calcext:value-type="float">
            <text:p>0.273384</text:p>
          </table:table-cell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179.1416473389" calcext:value-type="float">
            <text:p>179.1416473389</text:p>
          </table:table-cell>
          <table:table-cell office:value-type="float" office:value="-0.1192279442" calcext:value-type="float">
            <text:p>-0.11922794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6579" calcext:value-type="float">
            <text:p>0.00276579</text:p>
          </table:table-cell>
          <table:table-cell office:value-type="float" office:value="0.00464341" calcext:value-type="float">
            <text:p>0.00464341</text:p>
          </table:table-cell>
          <table:table-cell office:value-type="float" office:value="-0.0000580807" calcext:value-type="float">
            <text:p>-5.80807E-05</text:p>
          </table:table-cell>
          <table:table-cell office:value-type="float" office:value="642" calcext:value-type="float">
            <text:p>642</text:p>
          </table:table-cell>
          <table:table-cell table:formula="of:=[.D369]*100" office:value-type="float" office:value="0.04814132" calcext:value-type="float">
            <text:p>0.04814132</text:p>
          </table:table-cell>
          <table:table-cell table:formula="of:=[.E369]*100" office:value-type="float" office:value="0.276579" calcext:value-type="float">
            <text:p>0.276579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179.1475219727" calcext:value-type="float">
            <text:p>179.1475219727</text:p>
          </table:table-cell>
          <table:table-cell office:value-type="float" office:value="-0.0985142072" calcext:value-type="float">
            <text:p>-0.09851420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4922" calcext:value-type="float">
            <text:p>0.00264922</text:p>
          </table:table-cell>
          <table:table-cell office:value-type="float" office:value="0.00404642" calcext:value-type="float">
            <text:p>0.00404642</text:p>
          </table:table-cell>
          <table:table-cell office:value-type="float" office:value="-0.0000901123" calcext:value-type="float">
            <text:p>-9.01123E-05</text:p>
          </table:table-cell>
          <table:table-cell office:value-type="float" office:value="643" calcext:value-type="float">
            <text:p>643</text:p>
          </table:table-cell>
          <table:table-cell table:formula="of:=[.D370]*100" office:value-type="float" office:value="0.04814132" calcext:value-type="float">
            <text:p>0.04814132</text:p>
          </table:table-cell>
          <table:table-cell table:formula="of:=[.E370]*100" office:value-type="float" office:value="0.264922" calcext:value-type="float">
            <text:p>0.264922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179.159072876" calcext:value-type="float">
            <text:p>179.159072876</text:p>
          </table:table-cell>
          <table:table-cell office:value-type="float" office:value="-0.133676054" calcext:value-type="float">
            <text:p>-0.1336760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0581" calcext:value-type="float">
            <text:p>0.00280581</text:p>
          </table:table-cell>
          <table:table-cell office:value-type="float" office:value="0.00404642" calcext:value-type="float">
            <text:p>0.00404642</text:p>
          </table:table-cell>
          <table:table-cell office:value-type="float" office:value="-0.0001011018" calcext:value-type="float">
            <text:p>-0.0001011018</text:p>
          </table:table-cell>
          <table:table-cell office:value-type="float" office:value="644" calcext:value-type="float">
            <text:p>644</text:p>
          </table:table-cell>
          <table:table-cell table:formula="of:=[.D371]*100" office:value-type="float" office:value="0.04814132" calcext:value-type="float">
            <text:p>0.04814132</text:p>
          </table:table-cell>
          <table:table-cell table:formula="of:=[.E371]*100" office:value-type="float" office:value="0.280581" calcext:value-type="float">
            <text:p>0.280581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179.1484527588" calcext:value-type="float">
            <text:p>179.1484527588</text:p>
          </table:table-cell>
          <table:table-cell office:value-type="float" office:value="-0.0163039469" calcext:value-type="float">
            <text:p>-0.01630394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2911" calcext:value-type="float">
            <text:p>0.00212911</text:p>
          </table:table-cell>
          <table:table-cell office:value-type="float" office:value="0.00368262" calcext:value-type="float">
            <text:p>0.00368262</text:p>
          </table:table-cell>
          <table:table-cell office:value-type="float" office:value="-0.0001899088" calcext:value-type="float">
            <text:p>-0.0001899088</text:p>
          </table:table-cell>
          <table:table-cell office:value-type="float" office:value="645" calcext:value-type="float">
            <text:p>645</text:p>
          </table:table-cell>
          <table:table-cell table:formula="of:=[.D372]*100" office:value-type="float" office:value="0.04814132" calcext:value-type="float">
            <text:p>0.04814132</text:p>
          </table:table-cell>
          <table:table-cell table:formula="of:=[.E372]*100" office:value-type="float" office:value="0.212911" calcext:value-type="float">
            <text:p>0.212911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79.1531219482" calcext:value-type="float">
            <text:p>179.1531219482</text:p>
          </table:table-cell>
          <table:table-cell office:value-type="float" office:value="-0.0651138745" calcext:value-type="float">
            <text:p>-0.06511387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0551" calcext:value-type="float">
            <text:p>0.00200551</text:p>
          </table:table-cell>
          <table:table-cell office:value-type="float" office:value="0.00368262" calcext:value-type="float">
            <text:p>0.00368262</text:p>
          </table:table-cell>
          <table:table-cell office:value-type="float" office:value="-0.0001102426" calcext:value-type="float">
            <text:p>-0.0001102426</text:p>
          </table:table-cell>
          <table:table-cell office:value-type="float" office:value="646" calcext:value-type="float">
            <text:p>646</text:p>
          </table:table-cell>
          <table:table-cell table:formula="of:=[.D373]*100" office:value-type="float" office:value="0.04814132" calcext:value-type="float">
            <text:p>0.04814132</text:p>
          </table:table-cell>
          <table:table-cell table:formula="of:=[.E373]*100" office:value-type="float" office:value="0.200551" calcext:value-type="float">
            <text:p>0.200551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179.1520233154" calcext:value-type="float">
            <text:p>179.1520233154</text:p>
          </table:table-cell>
          <table:table-cell office:value-type="float" office:value="-0.1129511656" calcext:value-type="float">
            <text:p>-0.11295116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4173" calcext:value-type="float">
            <text:p>0.00224173</text:p>
          </table:table-cell>
          <table:table-cell office:value-type="float" office:value="0.00368262" calcext:value-type="float">
            <text:p>0.00368262</text:p>
          </table:table-cell>
          <table:table-cell office:value-type="float" office:value="0.0000291713" calcext:value-type="float">
            <text:p>2.91713E-05</text:p>
          </table:table-cell>
          <table:table-cell office:value-type="float" office:value="647" calcext:value-type="float">
            <text:p>647</text:p>
          </table:table-cell>
          <table:table-cell table:formula="of:=[.D374]*100" office:value-type="float" office:value="0.04814132" calcext:value-type="float">
            <text:p>0.04814132</text:p>
          </table:table-cell>
          <table:table-cell table:formula="of:=[.E374]*100" office:value-type="float" office:value="0.224173" calcext:value-type="float">
            <text:p>0.224173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179.1502838135" calcext:value-type="float">
            <text:p>179.1502838135</text:p>
          </table:table-cell>
          <table:table-cell office:value-type="float" office:value="-0.1280873389" calcext:value-type="float">
            <text:p>-0.12808733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988" calcext:value-type="float">
            <text:p>0.0024988</text:p>
          </table:table-cell>
          <table:table-cell office:value-type="float" office:value="0.00358791" calcext:value-type="float">
            <text:p>0.00358791</text:p>
          </table:table-cell>
          <table:table-cell office:value-type="float" office:value="-0.0000471285" calcext:value-type="float">
            <text:p>-4.71285E-05</text:p>
          </table:table-cell>
          <table:table-cell office:value-type="float" office:value="648" calcext:value-type="float">
            <text:p>648</text:p>
          </table:table-cell>
          <table:table-cell table:formula="of:=[.D375]*100" office:value-type="float" office:value="0.04814132" calcext:value-type="float">
            <text:p>0.04814132</text:p>
          </table:table-cell>
          <table:table-cell table:formula="of:=[.E375]*100" office:value-type="float" office:value="0.24988" calcext:value-type="float">
            <text:p>0.24988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179.1580200195" calcext:value-type="float">
            <text:p>179.1580200195</text:p>
          </table:table-cell>
          <table:table-cell office:value-type="float" office:value="-0.1123059973" calcext:value-type="float">
            <text:p>-0.11230599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6411" calcext:value-type="float">
            <text:p>0.00256411</text:p>
          </table:table-cell>
          <table:table-cell office:value-type="float" office:value="0.00358791" calcext:value-type="float">
            <text:p>0.00358791</text:p>
          </table:table-cell>
          <table:table-cell office:value-type="float" office:value="-0.0000028388" calcext:value-type="float">
            <text:p>-2.8388E-06</text:p>
          </table:table-cell>
          <table:table-cell office:value-type="float" office:value="649" calcext:value-type="float">
            <text:p>649</text:p>
          </table:table-cell>
          <table:table-cell table:formula="of:=[.D376]*100" office:value-type="float" office:value="0.04814132" calcext:value-type="float">
            <text:p>0.04814132</text:p>
          </table:table-cell>
          <table:table-cell table:formula="of:=[.E376]*100" office:value-type="float" office:value="0.256411" calcext:value-type="float">
            <text:p>0.256411</text:p>
          </table:table-cell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179.1563720703" calcext:value-type="float">
            <text:p>179.1563720703</text:p>
          </table:table-cell>
          <table:table-cell office:value-type="float" office:value="-0.0992464935" calcext:value-type="float">
            <text:p>-0.09924649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2053" calcext:value-type="float">
            <text:p>0.00252053</text:p>
          </table:table-cell>
          <table:table-cell office:value-type="float" office:value="0.00376704" calcext:value-type="float">
            <text:p>0.00376704</text:p>
          </table:table-cell>
          <table:table-cell office:value-type="float" office:value="-0.0000416814" calcext:value-type="float">
            <text:p>-4.16814E-05</text:p>
          </table:table-cell>
          <table:table-cell office:value-type="float" office:value="650" calcext:value-type="float">
            <text:p>650</text:p>
          </table:table-cell>
          <table:table-cell table:formula="of:=[.D377]*100" office:value-type="float" office:value="0.04814132" calcext:value-type="float">
            <text:p>0.04814132</text:p>
          </table:table-cell>
          <table:table-cell table:formula="of:=[.E377]*100" office:value-type="float" office:value="0.252053" calcext:value-type="float">
            <text:p>0.252053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9.1547241211" calcext:value-type="float">
            <text:p>179.1547241211</text:p>
          </table:table-cell>
          <table:table-cell office:value-type="float" office:value="-0.104277568" calcext:value-type="float">
            <text:p>-0.1042775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2512" calcext:value-type="float">
            <text:p>0.00252512</text:p>
          </table:table-cell>
          <table:table-cell office:value-type="float" office:value="0.00374848" calcext:value-type="float">
            <text:p>0.00374848</text:p>
          </table:table-cell>
          <table:table-cell office:value-type="float" office:value="-0.0001141639" calcext:value-type="float">
            <text:p>-0.0001141639</text:p>
          </table:table-cell>
          <table:table-cell office:value-type="float" office:value="651" calcext:value-type="float">
            <text:p>651</text:p>
          </table:table-cell>
          <table:table-cell table:formula="of:=[.D378]*100" office:value-type="float" office:value="0.04814132" calcext:value-type="float">
            <text:p>0.04814132</text:p>
          </table:table-cell>
          <table:table-cell table:formula="of:=[.E378]*100" office:value-type="float" office:value="0.252512" calcext:value-type="float">
            <text:p>0.252512</text:p>
          </table:table-cell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179.1545715332" calcext:value-type="float">
            <text:p>179.1545715332</text:p>
          </table:table-cell>
          <table:table-cell office:value-type="float" office:value="-0.1934120241" calcext:value-type="float">
            <text:p>-0.19341202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2081" calcext:value-type="float">
            <text:p>0.00312081</text:p>
          </table:table-cell>
          <table:table-cell office:value-type="float" office:value="0.00374848" calcext:value-type="float">
            <text:p>0.00374848</text:p>
          </table:table-cell>
          <table:table-cell office:value-type="float" office:value="0.0001834437" calcext:value-type="float">
            <text:p>0.0001834437</text:p>
          </table:table-cell>
          <table:table-cell office:value-type="float" office:value="652" calcext:value-type="float">
            <text:p>652</text:p>
          </table:table-cell>
          <table:table-cell table:formula="of:=[.D379]*100" office:value-type="float" office:value="0.04814132" calcext:value-type="float">
            <text:p>0.04814132</text:p>
          </table:table-cell>
          <table:table-cell table:formula="of:=[.E379]*100" office:value-type="float" office:value="0.312081" calcext:value-type="float">
            <text:p>0.312081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79.1469573975" calcext:value-type="float">
            <text:p>179.1469573975</text:p>
          </table:table-cell>
          <table:table-cell office:value-type="float" office:value="-0.0670999007" calcext:value-type="float">
            <text:p>-0.06709990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7545" calcext:value-type="float">
            <text:p>0.00267545</text:p>
          </table:table-cell>
          <table:table-cell office:value-type="float" office:value="0.00412637" calcext:value-type="float">
            <text:p>0.00412637</text:p>
          </table:table-cell>
          <table:table-cell office:value-type="float" office:value="-0.0001921471" calcext:value-type="float">
            <text:p>-0.0001921471</text:p>
          </table:table-cell>
          <table:table-cell office:value-type="float" office:value="653" calcext:value-type="float">
            <text:p>653</text:p>
          </table:table-cell>
          <table:table-cell table:formula="of:=[.D380]*100" office:value-type="float" office:value="0.04814132" calcext:value-type="float">
            <text:p>0.04814132</text:p>
          </table:table-cell>
          <table:table-cell table:formula="of:=[.E380]*100" office:value-type="float" office:value="0.267545" calcext:value-type="float">
            <text:p>0.267545</text:p>
          </table:table-cell>
        </table:table-row>
        <table:table-row table:style-name="ro1">
          <table:table-cell office:value-type="float" office:value="32.69" calcext:value-type="float">
            <text:p>32.69</text:p>
          </table:table-cell>
          <table:table-cell office:value-type="float" office:value="179.1536865234" calcext:value-type="float">
            <text:p>179.1536865234</text:p>
          </table:table-cell>
          <table:table-cell office:value-type="float" office:value="-0.1422904424" calcext:value-type="float">
            <text:p>-0.14229044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046" calcext:value-type="float">
            <text:p>0.00288046</text:p>
          </table:table-cell>
          <table:table-cell office:value-type="float" office:value="0.00412637" calcext:value-type="float">
            <text:p>0.00412637</text:p>
          </table:table-cell>
          <table:table-cell office:value-type="float" office:value="0.0000804276" calcext:value-type="float">
            <text:p>8.04276E-05</text:p>
          </table:table-cell>
          <table:table-cell office:value-type="float" office:value="654" calcext:value-type="float">
            <text:p>654</text:p>
          </table:table-cell>
          <table:table-cell table:formula="of:=[.D381]*100" office:value-type="float" office:value="0.04814132" calcext:value-type="float">
            <text:p>0.04814132</text:p>
          </table:table-cell>
          <table:table-cell table:formula="of:=[.E381]*100" office:value-type="float" office:value="0.288046" calcext:value-type="float">
            <text:p>0.288046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79.1562805176" calcext:value-type="float">
            <text:p>179.1562805176</text:p>
          </table:table-cell>
          <table:table-cell office:value-type="float" office:value="-0.0717415371" calcext:value-type="float">
            <text:p>-0.07174153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4715" calcext:value-type="float">
            <text:p>0.00254715</text:p>
          </table:table-cell>
          <table:table-cell office:value-type="float" office:value="0.00449256" calcext:value-type="float">
            <text:p>0.00449256</text:p>
          </table:table-cell>
          <table:table-cell office:value-type="float" office:value="-0.0003129976" calcext:value-type="float">
            <text:p>-0.0003129976</text:p>
          </table:table-cell>
          <table:table-cell office:value-type="float" office:value="655" calcext:value-type="float">
            <text:p>655</text:p>
          </table:table-cell>
          <table:table-cell table:formula="of:=[.D382]*100" office:value-type="float" office:value="0.04814132" calcext:value-type="float">
            <text:p>0.04814132</text:p>
          </table:table-cell>
          <table:table-cell table:formula="of:=[.E382]*100" office:value-type="float" office:value="0.254715" calcext:value-type="float">
            <text:p>0.254715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9.162689209" calcext:value-type="float">
            <text:p>179.162689209</text:p>
          </table:table-cell>
          <table:table-cell office:value-type="float" office:value="-0.0690640658" calcext:value-type="float">
            <text:p>-0.06906406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0862" calcext:value-type="float">
            <text:p>0.00230862</text:p>
          </table:table-cell>
          <table:table-cell office:value-type="float" office:value="0.0046472" calcext:value-type="float">
            <text:p>0.0046472</text:p>
          </table:table-cell>
          <table:table-cell office:value-type="float" office:value="-0.0001405383" calcext:value-type="float">
            <text:p>-0.0001405383</text:p>
          </table:table-cell>
          <table:table-cell office:value-type="float" office:value="656" calcext:value-type="float">
            <text:p>656</text:p>
          </table:table-cell>
          <table:table-cell table:formula="of:=[.D383]*100" office:value-type="float" office:value="0.04814132" calcext:value-type="float">
            <text:p>0.04814132</text:p>
          </table:table-cell>
          <table:table-cell table:formula="of:=[.E383]*100" office:value-type="float" office:value="0.230862" calcext:value-type="float">
            <text:p>0.230862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9.1680908203" calcext:value-type="float">
            <text:p>179.1680908203</text:p>
          </table:table-cell>
          <table:table-cell office:value-type="float" office:value="-0.121079786" calcext:value-type="float">
            <text:p>-0.1210797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965" calcext:value-type="float">
            <text:p>0.0024965</text:p>
          </table:table-cell>
          <table:table-cell office:value-type="float" office:value="0.0046472" calcext:value-type="float">
            <text:p>0.0046472</text:p>
          </table:table-cell>
          <table:table-cell office:value-type="float" office:value="-0.0000036302" calcext:value-type="float">
            <text:p>-3.6302E-06</text:p>
          </table:table-cell>
          <table:table-cell office:value-type="float" office:value="657" calcext:value-type="float">
            <text:p>657</text:p>
          </table:table-cell>
          <table:table-cell table:formula="of:=[.D384]*100" office:value-type="float" office:value="0.04814132" calcext:value-type="float">
            <text:p>0.04814132</text:p>
          </table:table-cell>
          <table:table-cell table:formula="of:=[.E384]*100" office:value-type="float" office:value="0.24965" calcext:value-type="float">
            <text:p>0.24965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9.1645812988" calcext:value-type="float">
            <text:p>179.1645812988</text:p>
          </table:table-cell>
          <table:table-cell office:value-type="float" office:value="-0.0938813024" calcext:value-type="float">
            <text:p>-0.09388130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4008" calcext:value-type="float">
            <text:p>0.00244008</text:p>
          </table:table-cell>
          <table:table-cell office:value-type="float" office:value="0.00522882" calcext:value-type="float">
            <text:p>0.00522882</text:p>
          </table:table-cell>
          <table:table-cell office:value-type="float" office:value="-0.0000928678" calcext:value-type="float">
            <text:p>-9.28678E-05</text:p>
          </table:table-cell>
          <table:table-cell office:value-type="float" office:value="658" calcext:value-type="float">
            <text:p>658</text:p>
          </table:table-cell>
          <table:table-cell table:formula="of:=[.D385]*100" office:value-type="float" office:value="0.04814132" calcext:value-type="float">
            <text:p>0.04814132</text:p>
          </table:table-cell>
          <table:table-cell table:formula="of:=[.E385]*100" office:value-type="float" office:value="0.244008" calcext:value-type="float">
            <text:p>0.244008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179.1705322266" calcext:value-type="float">
            <text:p>179.1705322266</text:p>
          </table:table-cell>
          <table:table-cell office:value-type="float" office:value="-0.1114802604" calcext:value-type="float">
            <text:p>-0.11148026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1974" calcext:value-type="float">
            <text:p>0.00251974</text:p>
          </table:table-cell>
          <table:table-cell office:value-type="float" office:value="0.00522882" calcext:value-type="float">
            <text:p>0.00522882</text:p>
          </table:table-cell>
          <table:table-cell office:value-type="float" office:value="-0.0000975564" calcext:value-type="float">
            <text:p>-9.75564E-05</text:p>
          </table:table-cell>
          <table:table-cell office:value-type="float" office:value="659" calcext:value-type="float">
            <text:p>659</text:p>
          </table:table-cell>
          <table:table-cell table:formula="of:=[.D386]*100" office:value-type="float" office:value="0.04814132" calcext:value-type="float">
            <text:p>0.04814132</text:p>
          </table:table-cell>
          <table:table-cell table:formula="of:=[.E386]*100" office:value-type="float" office:value="0.251974" calcext:value-type="float">
            <text:p>0.251974</text:p>
          </table:table-cell>
        </table:table-row>
        <table:table-row table:style-name="ro1">
          <table:table-cell office:value-type="float" office:value="32.99" calcext:value-type="float">
            <text:p>32.99</text:p>
          </table:table-cell>
          <table:table-cell office:value-type="float" office:value="179.1778259277" calcext:value-type="float">
            <text:p>179.1778259277</text:p>
          </table:table-cell>
          <table:table-cell office:value-type="float" office:value="-0.1087135335" calcext:value-type="float">
            <text:p>-0.10871353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5409" calcext:value-type="float">
            <text:p>0.00255409</text:p>
          </table:table-cell>
          <table:table-cell office:value-type="float" office:value="0.00522882" calcext:value-type="float">
            <text:p>0.00522882</text:p>
          </table:table-cell>
          <table:table-cell office:value-type="float" office:value="0.0000050586" calcext:value-type="float">
            <text:p>5.0586E-06</text:p>
          </table:table-cell>
          <table:table-cell office:value-type="float" office:value="660" calcext:value-type="float">
            <text:p>660</text:p>
          </table:table-cell>
          <table:table-cell table:formula="of:=[.D387]*100" office:value-type="float" office:value="0.04814132" calcext:value-type="float">
            <text:p>0.04814132</text:p>
          </table:table-cell>
          <table:table-cell table:formula="of:=[.E387]*100" office:value-type="float" office:value="0.255409" calcext:value-type="float">
            <text:p>0.255409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79.177734375" calcext:value-type="float">
            <text:p>179.177734375</text:p>
          </table:table-cell>
          <table:table-cell office:value-type="float" office:value="-0.0932953512" calcext:value-type="float">
            <text:p>-0.0932953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7433" calcext:value-type="float">
            <text:p>0.00247433</text:p>
          </table:table-cell>
          <table:table-cell office:value-type="float" office:value="0.00578392" calcext:value-type="float">
            <text:p>0.00578392</text:p>
          </table:table-cell>
          <table:table-cell office:value-type="float" office:value="-0.0001175416" calcext:value-type="float">
            <text:p>-0.0001175416</text:p>
          </table:table-cell>
          <table:table-cell office:value-type="float" office:value="661" calcext:value-type="float">
            <text:p>661</text:p>
          </table:table-cell>
          <table:table-cell table:formula="of:=[.D388]*100" office:value-type="float" office:value="0.04814132" calcext:value-type="float">
            <text:p>0.04814132</text:p>
          </table:table-cell>
          <table:table-cell table:formula="of:=[.E388]*100" office:value-type="float" office:value="0.247433" calcext:value-type="float">
            <text:p>0.247433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179.1623077393" calcext:value-type="float">
            <text:p>179.1623077393</text:p>
          </table:table-cell>
          <table:table-cell office:value-type="float" office:value="-0.1586694878" calcext:value-type="float">
            <text:p>-0.15866948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5617" calcext:value-type="float">
            <text:p>0.00285617</text:p>
          </table:table-cell>
          <table:table-cell office:value-type="float" office:value="0.00578392" calcext:value-type="float">
            <text:p>0.00578392</text:p>
          </table:table-cell>
          <table:table-cell office:value-type="float" office:value="0.0000394713" calcext:value-type="float">
            <text:p>3.94713E-05</text:p>
          </table:table-cell>
          <table:table-cell office:value-type="float" office:value="662" calcext:value-type="float">
            <text:p>662</text:p>
          </table:table-cell>
          <table:table-cell table:formula="of:=[.D389]*100" office:value-type="float" office:value="0.04814132" calcext:value-type="float">
            <text:p>0.04814132</text:p>
          </table:table-cell>
          <table:table-cell table:formula="of:=[.E389]*100" office:value-type="float" office:value="0.285617" calcext:value-type="float">
            <text:p>0.285617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9.165222168" calcext:value-type="float">
            <text:p>179.165222168</text:p>
          </table:table-cell>
          <table:table-cell office:value-type="float" office:value="-0.1099153514" calcext:value-type="float">
            <text:p>-0.10991535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8488" calcext:value-type="float">
            <text:p>0.00278488</text:p>
          </table:table-cell>
          <table:table-cell office:value-type="float" office:value="0.00624168" calcext:value-type="float">
            <text:p>0.00624168</text:p>
          </table:table-cell>
          <table:table-cell office:value-type="float" office:value="-0.0000535699" calcext:value-type="float">
            <text:p>-5.35699E-05</text:p>
          </table:table-cell>
          <table:table-cell office:value-type="float" office:value="663" calcext:value-type="float">
            <text:p>663</text:p>
          </table:table-cell>
          <table:table-cell table:formula="of:=[.D390]*100" office:value-type="float" office:value="0.04814132" calcext:value-type="float">
            <text:p>0.04814132</text:p>
          </table:table-cell>
          <table:table-cell table:formula="of:=[.E390]*100" office:value-type="float" office:value="0.278488" calcext:value-type="float">
            <text:p>0.278488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 office:value-type="float" office:value="179.1709899902" calcext:value-type="float">
            <text:p>179.1709899902</text:p>
          </table:table-cell>
          <table:table-cell office:value-type="float" office:value="-0.0885375325" calcext:value-type="float">
            <text:p>-0.08853753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553" calcext:value-type="float">
            <text:p>0.00259553</text:p>
          </table:table-cell>
          <table:table-cell office:value-type="float" office:value="0.00624168" calcext:value-type="float">
            <text:p>0.00624168</text:p>
          </table:table-cell>
          <table:table-cell office:value-type="float" office:value="-0.0000784523" calcext:value-type="float">
            <text:p>-7.84523E-05</text:p>
          </table:table-cell>
          <table:table-cell office:value-type="float" office:value="664" calcext:value-type="float">
            <text:p>664</text:p>
          </table:table-cell>
          <table:table-cell table:formula="of:=[.D391]*100" office:value-type="float" office:value="0.04814132" calcext:value-type="float">
            <text:p>0.04814132</text:p>
          </table:table-cell>
          <table:table-cell table:formula="of:=[.E391]*100" office:value-type="float" office:value="0.259553" calcext:value-type="float">
            <text:p>0.259553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179.1707305908" calcext:value-type="float">
            <text:p>179.1707305908</text:p>
          </table:table-cell>
          <table:table-cell office:value-type="float" office:value="-0.1292848162" calcext:value-type="float">
            <text:p>-0.12928481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4106" calcext:value-type="float">
            <text:p>0.00274106</text:p>
          </table:table-cell>
          <table:table-cell office:value-type="float" office:value="0.00637393" calcext:value-type="float">
            <text:p>0.00637393</text:p>
          </table:table-cell>
          <table:table-cell office:value-type="float" office:value="-0.0000012055" calcext:value-type="float">
            <text:p>-1.2055E-06</text:p>
          </table:table-cell>
          <table:table-cell office:value-type="float" office:value="665" calcext:value-type="float">
            <text:p>665</text:p>
          </table:table-cell>
          <table:table-cell table:formula="of:=[.D392]*100" office:value-type="float" office:value="0.04814132" calcext:value-type="float">
            <text:p>0.04814132</text:p>
          </table:table-cell>
          <table:table-cell table:formula="of:=[.E392]*100" office:value-type="float" office:value="0.274106" calcext:value-type="float">
            <text:p>0.274106</text:p>
          </table:table-cell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179.1701660156" calcext:value-type="float">
            <text:p>179.1701660156</text:p>
          </table:table-cell>
          <table:table-cell office:value-type="float" office:value="-0.0944484074" calcext:value-type="float">
            <text:p>-0.09444840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0581" calcext:value-type="float">
            <text:p>0.00260581</text:p>
          </table:table-cell>
          <table:table-cell office:value-type="float" office:value="0.00654461" calcext:value-type="float">
            <text:p>0.00654461</text:p>
          </table:table-cell>
          <table:table-cell office:value-type="float" office:value="-0.0001734757" calcext:value-type="float">
            <text:p>-0.0001734757</text:p>
          </table:table-cell>
          <table:table-cell office:value-type="float" office:value="666" calcext:value-type="float">
            <text:p>666</text:p>
          </table:table-cell>
          <table:table-cell table:formula="of:=[.D393]*100" office:value-type="float" office:value="0.04814132" calcext:value-type="float">
            <text:p>0.04814132</text:p>
          </table:table-cell>
          <table:table-cell table:formula="of:=[.E393]*100" office:value-type="float" office:value="0.260581" calcext:value-type="float">
            <text:p>0.260581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179.170135498" calcext:value-type="float">
            <text:p>179.170135498</text:p>
          </table:table-cell>
          <table:table-cell office:value-type="float" office:value="-0.1185323756" calcext:value-type="float">
            <text:p>-0.11853237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7637" calcext:value-type="float">
            <text:p>0.00267637</text:p>
          </table:table-cell>
          <table:table-cell office:value-type="float" office:value="0.00654461" calcext:value-type="float">
            <text:p>0.00654461</text:p>
          </table:table-cell>
          <table:table-cell office:value-type="float" office:value="0.0000634394" calcext:value-type="float">
            <text:p>6.34394E-05</text:p>
          </table:table-cell>
          <table:table-cell office:value-type="float" office:value="667" calcext:value-type="float">
            <text:p>667</text:p>
          </table:table-cell>
          <table:table-cell table:formula="of:=[.D394]*100" office:value-type="float" office:value="0.04814132" calcext:value-type="float">
            <text:p>0.04814132</text:p>
          </table:table-cell>
          <table:table-cell table:formula="of:=[.E394]*100" office:value-type="float" office:value="0.267637" calcext:value-type="float">
            <text:p>0.267637</text:p>
          </table:table-cell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179.1691131592" calcext:value-type="float">
            <text:p>179.1691131592</text:p>
          </table:table-cell>
          <table:table-cell office:value-type="float" office:value="-0.1566633739" calcext:value-type="float">
            <text:p>-0.15666337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7664" calcext:value-type="float">
            <text:p>0.00297664</text:p>
          </table:table-cell>
          <table:table-cell office:value-type="float" office:value="0.00655692" calcext:value-type="float">
            <text:p>0.00655692</text:p>
          </table:table-cell>
          <table:table-cell office:value-type="float" office:value="0.0000591715" calcext:value-type="float">
            <text:p>5.91715E-05</text:p>
          </table:table-cell>
          <table:table-cell office:value-type="float" office:value="668" calcext:value-type="float">
            <text:p>668</text:p>
          </table:table-cell>
          <table:table-cell table:formula="of:=[.D395]*100" office:value-type="float" office:value="0.04814132" calcext:value-type="float">
            <text:p>0.04814132</text:p>
          </table:table-cell>
          <table:table-cell table:formula="of:=[.E395]*100" office:value-type="float" office:value="0.297664" calcext:value-type="float">
            <text:p>0.297664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79.152130127" calcext:value-type="float">
            <text:p>179.152130127</text:p>
          </table:table-cell>
          <table:table-cell office:value-type="float" office:value="-0.1246790222" calcext:value-type="float">
            <text:p>-0.12467902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6282" calcext:value-type="float">
            <text:p>0.00296282</text:p>
          </table:table-cell>
          <table:table-cell office:value-type="float" office:value="0.0066643" calcext:value-type="float">
            <text:p>0.0066643</text:p>
          </table:table-cell>
          <table:table-cell office:value-type="float" office:value="-0.0000953676" calcext:value-type="float">
            <text:p>-9.53676E-05</text:p>
          </table:table-cell>
          <table:table-cell office:value-type="float" office:value="669" calcext:value-type="float">
            <text:p>669</text:p>
          </table:table-cell>
          <table:table-cell table:formula="of:=[.D396]*100" office:value-type="float" office:value="0.04814132" calcext:value-type="float">
            <text:p>0.04814132</text:p>
          </table:table-cell>
          <table:table-cell table:formula="of:=[.E396]*100" office:value-type="float" office:value="0.296282" calcext:value-type="float">
            <text:p>0.296282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float" office:value="179.1453552246" calcext:value-type="float">
            <text:p>179.1453552246</text:p>
          </table:table-cell>
          <table:table-cell office:value-type="float" office:value="-0.1064631645" calcext:value-type="float">
            <text:p>-0.10646316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255" calcext:value-type="float">
            <text:p>0.00283255</text:p>
          </table:table-cell>
          <table:table-cell office:value-type="float" office:value="0.0066643" calcext:value-type="float">
            <text:p>0.0066643</text:p>
          </table:table-cell>
          <table:table-cell office:value-type="float" office:value="-0.0001117762" calcext:value-type="float">
            <text:p>-0.0001117762</text:p>
          </table:table-cell>
          <table:table-cell office:value-type="float" office:value="670" calcext:value-type="float">
            <text:p>670</text:p>
          </table:table-cell>
          <table:table-cell table:formula="of:=[.D397]*100" office:value-type="float" office:value="0.04814132" calcext:value-type="float">
            <text:p>0.04814132</text:p>
          </table:table-cell>
          <table:table-cell table:formula="of:=[.E397]*100" office:value-type="float" office:value="0.283255" calcext:value-type="float">
            <text:p>0.283255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179.1568603516" calcext:value-type="float">
            <text:p>179.1568603516</text:p>
          </table:table-cell>
          <table:table-cell office:value-type="float" office:value="-0.0985759098" calcext:value-type="float">
            <text:p>-0.09857590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9384" calcext:value-type="float">
            <text:p>0.00269384</text:p>
          </table:table-cell>
          <table:table-cell office:value-type="float" office:value="0.00660228" calcext:value-type="float">
            <text:p>0.00660228</text:p>
          </table:table-cell>
          <table:table-cell office:value-type="float" office:value="0.0000176617" calcext:value-type="float">
            <text:p>1.76617E-05</text:p>
          </table:table-cell>
          <table:table-cell office:value-type="float" office:value="671" calcext:value-type="float">
            <text:p>671</text:p>
          </table:table-cell>
          <table:table-cell table:formula="of:=[.D398]*100" office:value-type="float" office:value="0.04814132" calcext:value-type="float">
            <text:p>0.04814132</text:p>
          </table:table-cell>
          <table:table-cell table:formula="of:=[.E398]*100" office:value-type="float" office:value="0.269384" calcext:value-type="float">
            <text:p>0.269384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79.1551208496" calcext:value-type="float">
            <text:p>179.1551208496</text:p>
          </table:table-cell>
          <table:table-cell office:value-type="float" office:value="-0.1176840224" calcext:value-type="float">
            <text:p>-0.11768402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2903" calcext:value-type="float">
            <text:p>0.00272903</text:p>
          </table:table-cell>
          <table:table-cell office:value-type="float" office:value="0.00660228" calcext:value-type="float">
            <text:p>0.00660228</text:p>
          </table:table-cell>
          <table:table-cell office:value-type="float" office:value="-0.0000384401" calcext:value-type="float">
            <text:p>-3.84401E-05</text:p>
          </table:table-cell>
          <table:table-cell office:value-type="float" office:value="672" calcext:value-type="float">
            <text:p>672</text:p>
          </table:table-cell>
          <table:table-cell table:formula="of:=[.D399]*100" office:value-type="float" office:value="0.04814132" calcext:value-type="float">
            <text:p>0.04814132</text:p>
          </table:table-cell>
          <table:table-cell table:formula="of:=[.E399]*100" office:value-type="float" office:value="0.272903" calcext:value-type="float">
            <text:p>0.272903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179.1590423584" calcext:value-type="float">
            <text:p>179.1590423584</text:p>
          </table:table-cell>
          <table:table-cell office:value-type="float" office:value="-0.1610768759" calcext:value-type="float">
            <text:p>-0.16107687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4085" calcext:value-type="float">
            <text:p>0.00304085</text:p>
          </table:table-cell>
          <table:table-cell office:value-type="float" office:value="0.00641105" calcext:value-type="float">
            <text:p>0.00641105</text:p>
          </table:table-cell>
          <table:table-cell office:value-type="float" office:value="0.0000911311" calcext:value-type="float">
            <text:p>9.11311E-05</text:p>
          </table:table-cell>
          <table:table-cell office:value-type="float" office:value="673" calcext:value-type="float">
            <text:p>673</text:p>
          </table:table-cell>
          <table:table-cell table:formula="of:=[.D400]*100" office:value-type="float" office:value="0.04814132" calcext:value-type="float">
            <text:p>0.04814132</text:p>
          </table:table-cell>
          <table:table-cell table:formula="of:=[.E400]*100" office:value-type="float" office:value="0.304085" calcext:value-type="float">
            <text:p>0.304085</text:p>
          </table:table-cell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79.1699676514" calcext:value-type="float">
            <text:p>179.1699676514</text:p>
          </table:table-cell>
          <table:table-cell office:value-type="float" office:value="-0.1113953967" calcext:value-type="float">
            <text:p>-0.11139539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1702" calcext:value-type="float">
            <text:p>0.00291702</text:p>
          </table:table-cell>
          <table:table-cell office:value-type="float" office:value="0.00638328" calcext:value-type="float">
            <text:p>0.00638328</text:p>
          </table:table-cell>
          <table:table-cell office:value-type="float" office:value="-0.0001707157" calcext:value-type="float">
            <text:p>-0.0001707157</text:p>
          </table:table-cell>
          <table:table-cell office:value-type="float" office:value="674" calcext:value-type="float">
            <text:p>674</text:p>
          </table:table-cell>
          <table:table-cell table:formula="of:=[.D401]*100" office:value-type="float" office:value="0.04814132" calcext:value-type="float">
            <text:p>0.04814132</text:p>
          </table:table-cell>
          <table:table-cell table:formula="of:=[.E401]*100" office:value-type="float" office:value="0.291702" calcext:value-type="float">
            <text:p>0.291702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179.1594238281" calcext:value-type="float">
            <text:p>179.1594238281</text:p>
          </table:table-cell>
          <table:table-cell office:value-type="float" office:value="-0.1603557684" calcext:value-type="float">
            <text:p>-0.16035576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6055" calcext:value-type="float">
            <text:p>0.00316055</text:p>
          </table:table-cell>
          <table:table-cell office:value-type="float" office:value="0.00638328" calcext:value-type="float">
            <text:p>0.00638328</text:p>
          </table:table-cell>
          <table:table-cell office:value-type="float" office:value="-0.0000418919" calcext:value-type="float">
            <text:p>-4.18919E-05</text:p>
          </table:table-cell>
          <table:table-cell office:value-type="float" office:value="675" calcext:value-type="float">
            <text:p>675</text:p>
          </table:table-cell>
          <table:table-cell table:formula="of:=[.D402]*100" office:value-type="float" office:value="0.04814132" calcext:value-type="float">
            <text:p>0.04814132</text:p>
          </table:table-cell>
          <table:table-cell table:formula="of:=[.E402]*100" office:value-type="float" office:value="0.316055" calcext:value-type="float">
            <text:p>0.316055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79.1643218994" calcext:value-type="float">
            <text:p>179.1643218994</text:p>
          </table:table-cell>
          <table:table-cell office:value-type="float" office:value="-0.1559626503" calcext:value-type="float">
            <text:p>-0.15596265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9262" calcext:value-type="float">
            <text:p>0.00329262</text:p>
          </table:table-cell>
          <table:table-cell office:value-type="float" office:value="0.00613739" calcext:value-type="float">
            <text:p>0.00613739</text:p>
          </table:table-cell>
          <table:table-cell office:value-type="float" office:value="-0.0000226161" calcext:value-type="float">
            <text:p>-2.26161E-05</text:p>
          </table:table-cell>
          <table:table-cell office:value-type="float" office:value="676" calcext:value-type="float">
            <text:p>676</text:p>
          </table:table-cell>
          <table:table-cell table:formula="of:=[.D403]*100" office:value-type="float" office:value="0.04814132" calcext:value-type="float">
            <text:p>0.04814132</text:p>
          </table:table-cell>
          <table:table-cell table:formula="of:=[.E403]*100" office:value-type="float" office:value="0.329262" calcext:value-type="float">
            <text:p>0.329262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79.1519470215" calcext:value-type="float">
            <text:p>179.1519470215</text:p>
          </table:table-cell>
          <table:table-cell office:value-type="float" office:value="-0.1166132431" calcext:value-type="float">
            <text:p>-0.11661324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1844" calcext:value-type="float">
            <text:p>0.00311844</text:p>
          </table:table-cell>
          <table:table-cell office:value-type="float" office:value="0.00605041" calcext:value-type="float">
            <text:p>0.00605041</text:p>
          </table:table-cell>
          <table:table-cell office:value-type="float" office:value="-0.0000612392" calcext:value-type="float">
            <text:p>-6.12392E-05</text:p>
          </table:table-cell>
          <table:table-cell office:value-type="float" office:value="677" calcext:value-type="float">
            <text:p>677</text:p>
          </table:table-cell>
          <table:table-cell table:formula="of:=[.D404]*100" office:value-type="float" office:value="0.04814132" calcext:value-type="float">
            <text:p>0.04814132</text:p>
          </table:table-cell>
          <table:table-cell table:formula="of:=[.E404]*100" office:value-type="float" office:value="0.311844" calcext:value-type="float">
            <text:p>0.311844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179.1604156494" calcext:value-type="float">
            <text:p>179.1604156494</text:p>
          </table:table-cell>
          <table:table-cell office:value-type="float" office:value="-0.1371183565" calcext:value-type="float">
            <text:p>-0.13711835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3943" calcext:value-type="float">
            <text:p>0.00313943</text:p>
          </table:table-cell>
          <table:table-cell office:value-type="float" office:value="0.00579032" calcext:value-type="float">
            <text:p>0.00579032</text:p>
          </table:table-cell>
          <table:table-cell office:value-type="float" office:value="-0.0000287776" calcext:value-type="float">
            <text:p>-2.87776E-05</text:p>
          </table:table-cell>
          <table:table-cell office:value-type="float" office:value="678" calcext:value-type="float">
            <text:p>678</text:p>
          </table:table-cell>
          <table:table-cell table:formula="of:=[.D405]*100" office:value-type="float" office:value="0.04814132" calcext:value-type="float">
            <text:p>0.04814132</text:p>
          </table:table-cell>
          <table:table-cell table:formula="of:=[.E405]*100" office:value-type="float" office:value="0.313943" calcext:value-type="float">
            <text:p>0.313943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179.1541290283" calcext:value-type="float">
            <text:p>179.1541290283</text:p>
          </table:table-cell>
          <table:table-cell office:value-type="float" office:value="-0.1587893022" calcext:value-type="float">
            <text:p>-0.15878930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9743" calcext:value-type="float">
            <text:p>0.00329743</text:p>
          </table:table-cell>
          <table:table-cell office:value-type="float" office:value="0.00566136" calcext:value-type="float">
            <text:p>0.00566136</text:p>
          </table:table-cell>
          <table:table-cell office:value-type="float" office:value="0.0000945658" calcext:value-type="float">
            <text:p>9.45658E-05</text:p>
          </table:table-cell>
          <table:table-cell office:value-type="float" office:value="679" calcext:value-type="float">
            <text:p>679</text:p>
          </table:table-cell>
          <table:table-cell table:formula="of:=[.D406]*100" office:value-type="float" office:value="0.04814132" calcext:value-type="float">
            <text:p>0.04814132</text:p>
          </table:table-cell>
          <table:table-cell table:formula="of:=[.E406]*100" office:value-type="float" office:value="0.329743" calcext:value-type="float">
            <text:p>0.329743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179.148651123" calcext:value-type="float">
            <text:p>179.148651123</text:p>
          </table:table-cell>
          <table:table-cell office:value-type="float" office:value="-0.1434117005" calcext:value-type="float">
            <text:p>-0.14341170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9981" calcext:value-type="float">
            <text:p>0.00329981</text:p>
          </table:table-cell>
          <table:table-cell office:value-type="float" office:value="0.00566136" calcext:value-type="float">
            <text:p>0.00566136</text:p>
          </table:table-cell>
          <table:table-cell office:value-type="float" office:value="-0.0000322946" calcext:value-type="float">
            <text:p>-3.22946E-05</text:p>
          </table:table-cell>
          <table:table-cell office:value-type="float" office:value="680" calcext:value-type="float">
            <text:p>680</text:p>
          </table:table-cell>
          <table:table-cell table:formula="of:=[.D407]*100" office:value-type="float" office:value="0.04814132" calcext:value-type="float">
            <text:p>0.04814132</text:p>
          </table:table-cell>
          <table:table-cell table:formula="of:=[.E407]*100" office:value-type="float" office:value="0.329981" calcext:value-type="float">
            <text:p>0.329981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179.1515350342" calcext:value-type="float">
            <text:p>179.1515350342</text:p>
          </table:table-cell>
          <table:table-cell office:value-type="float" office:value="-0.1409313742" calcext:value-type="float">
            <text:p>-0.14093137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8489" calcext:value-type="float">
            <text:p>0.00328489</text:p>
          </table:table-cell>
          <table:table-cell office:value-type="float" office:value="0.00542318" calcext:value-type="float">
            <text:p>0.00542318</text:p>
          </table:table-cell>
          <table:table-cell office:value-type="float" office:value="-0.0001154024" calcext:value-type="float">
            <text:p>-0.0001154024</text:p>
          </table:table-cell>
          <table:table-cell office:value-type="float" office:value="681" calcext:value-type="float">
            <text:p>681</text:p>
          </table:table-cell>
          <table:table-cell table:formula="of:=[.D408]*100" office:value-type="float" office:value="0.04814132" calcext:value-type="float">
            <text:p>0.04814132</text:p>
          </table:table-cell>
          <table:table-cell table:formula="of:=[.E408]*100" office:value-type="float" office:value="0.328489" calcext:value-type="float">
            <text:p>0.328489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179.1562805176" calcext:value-type="float">
            <text:p>179.1562805176</text:p>
          </table:table-cell>
          <table:table-cell office:value-type="float" office:value="-0.070882945" calcext:value-type="float">
            <text:p>-0.0708829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0927" calcext:value-type="float">
            <text:p>0.00280927</text:p>
          </table:table-cell>
          <table:table-cell office:value-type="float" office:value="0.00527397" calcext:value-type="float">
            <text:p>0.00527397</text:p>
          </table:table-cell>
          <table:table-cell office:value-type="float" office:value="-0.0000900098" calcext:value-type="float">
            <text:p>-9.00098E-05</text:p>
          </table:table-cell>
          <table:table-cell office:value-type="float" office:value="682" calcext:value-type="float">
            <text:p>682</text:p>
          </table:table-cell>
          <table:table-cell table:formula="of:=[.D409]*100" office:value-type="float" office:value="0.04814132" calcext:value-type="float">
            <text:p>0.04814132</text:p>
          </table:table-cell>
          <table:table-cell table:formula="of:=[.E409]*100" office:value-type="float" office:value="0.280927" calcext:value-type="float">
            <text:p>0.280927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179.1542663574" calcext:value-type="float">
            <text:p>179.1542663574</text:p>
          </table:table-cell>
          <table:table-cell office:value-type="float" office:value="-0.1269745353" calcext:value-type="float">
            <text:p>-0.12697453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6724" calcext:value-type="float">
            <text:p>0.00286724</text:p>
          </table:table-cell>
          <table:table-cell office:value-type="float" office:value="0.00508921" calcext:value-type="float">
            <text:p>0.00508921</text:p>
          </table:table-cell>
          <table:table-cell office:value-type="float" office:value="-0.0001570666" calcext:value-type="float">
            <text:p>-0.0001570666</text:p>
          </table:table-cell>
          <table:table-cell office:value-type="float" office:value="683" calcext:value-type="float">
            <text:p>683</text:p>
          </table:table-cell>
          <table:table-cell table:formula="of:=[.D410]*100" office:value-type="float" office:value="0.04814132" calcext:value-type="float">
            <text:p>0.04814132</text:p>
          </table:table-cell>
          <table:table-cell table:formula="of:=[.E410]*100" office:value-type="float" office:value="0.286724" calcext:value-type="float">
            <text:p>0.286724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179.1467132568" calcext:value-type="float">
            <text:p>179.1467132568</text:p>
          </table:table-cell>
          <table:table-cell office:value-type="float" office:value="-0.1237436204" calcext:value-type="float">
            <text:p>-0.12374362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416" calcext:value-type="float">
            <text:p>0.00288416</text:p>
          </table:table-cell>
          <table:table-cell office:value-type="float" office:value="0.00508921" calcext:value-type="float">
            <text:p>0.00508921</text:p>
          </table:table-cell>
          <table:table-cell office:value-type="float" office:value="0.0000900085" calcext:value-type="float">
            <text:p>9.00085E-05</text:p>
          </table:table-cell>
          <table:table-cell office:value-type="float" office:value="684" calcext:value-type="float">
            <text:p>684</text:p>
          </table:table-cell>
          <table:table-cell table:formula="of:=[.D411]*100" office:value-type="float" office:value="0.04814132" calcext:value-type="float">
            <text:p>0.04814132</text:p>
          </table:table-cell>
          <table:table-cell table:formula="of:=[.E411]*100" office:value-type="float" office:value="0.288416" calcext:value-type="float">
            <text:p>0.288416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179.1494598389" calcext:value-type="float">
            <text:p>179.1494598389</text:p>
          </table:table-cell>
          <table:table-cell office:value-type="float" office:value="-0.1420183394" calcext:value-type="float">
            <text:p>-0.14201833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1686" calcext:value-type="float">
            <text:p>0.00301686</text:p>
          </table:table-cell>
          <table:table-cell office:value-type="float" office:value="0.00494176" calcext:value-type="float">
            <text:p>0.00494176</text:p>
          </table:table-cell>
          <table:table-cell office:value-type="float" office:value="-0.0002323234" calcext:value-type="float">
            <text:p>-0.0002323234</text:p>
          </table:table-cell>
          <table:table-cell office:value-type="float" office:value="685" calcext:value-type="float">
            <text:p>685</text:p>
          </table:table-cell>
          <table:table-cell table:formula="of:=[.D412]*100" office:value-type="float" office:value="0.04814132" calcext:value-type="float">
            <text:p>0.04814132</text:p>
          </table:table-cell>
          <table:table-cell table:formula="of:=[.E412]*100" office:value-type="float" office:value="0.301686" calcext:value-type="float">
            <text:p>0.301686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179.1553497314" calcext:value-type="float">
            <text:p>179.1553497314</text:p>
          </table:table-cell>
          <table:table-cell office:value-type="float" office:value="-0.1678814086" calcext:value-type="float">
            <text:p>-0.16788140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7671" calcext:value-type="float">
            <text:p>0.00327671</text:p>
          </table:table-cell>
          <table:table-cell office:value-type="float" office:value="0.00483072" calcext:value-type="float">
            <text:p>0.00483072</text:p>
          </table:table-cell>
          <table:table-cell office:value-type="float" office:value="0.0000170688" calcext:value-type="float">
            <text:p>1.70688E-05</text:p>
          </table:table-cell>
          <table:table-cell office:value-type="float" office:value="686" calcext:value-type="float">
            <text:p>686</text:p>
          </table:table-cell>
          <table:table-cell table:formula="of:=[.D413]*100" office:value-type="float" office:value="0.04814132" calcext:value-type="float">
            <text:p>0.04814132</text:p>
          </table:table-cell>
          <table:table-cell table:formula="of:=[.E413]*100" office:value-type="float" office:value="0.327671" calcext:value-type="float">
            <text:p>0.327671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179.1508789062" calcext:value-type="float">
            <text:p>179.1508789062</text:p>
          </table:table-cell>
          <table:table-cell office:value-type="float" office:value="-0.0919613059" calcext:value-type="float">
            <text:p>-0.09196130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47066" calcext:value-type="float">
            <text:p>0.0047066</text:p>
          </table:table-cell>
          <table:table-cell office:value-type="float" office:value="-0.0001883957" calcext:value-type="float">
            <text:p>-0.0001883957</text:p>
          </table:table-cell>
          <table:table-cell office:value-type="float" office:value="687" calcext:value-type="float">
            <text:p>687</text:p>
          </table:table-cell>
          <table:table-cell table:formula="of:=[.D414]*100" office:value-type="float" office:value="0.04814132" calcext:value-type="float">
            <text:p>0.04814132</text:p>
          </table:table-cell>
          <table:table-cell table:formula="of:=[.E414]*100" office:value-type="float" office:value="0.2944" calcext:value-type="float">
            <text:p>0.2944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179.1444396973" calcext:value-type="float">
            <text:p>179.1444396973</text:p>
          </table:table-cell>
          <table:table-cell office:value-type="float" office:value="-0.1369182726" calcext:value-type="float">
            <text:p>-0.13691827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2258" calcext:value-type="float">
            <text:p>0.00302258</text:p>
          </table:table-cell>
          <table:table-cell office:value-type="float" office:value="0.0047066" calcext:value-type="float">
            <text:p>0.0047066</text:p>
          </table:table-cell>
          <table:table-cell office:value-type="float" office:value="-0.0000419756" calcext:value-type="float">
            <text:p>-4.19756E-05</text:p>
          </table:table-cell>
          <table:table-cell office:value-type="float" office:value="688" calcext:value-type="float">
            <text:p>688</text:p>
          </table:table-cell>
          <table:table-cell table:formula="of:=[.D415]*100" office:value-type="float" office:value="0.04814132" calcext:value-type="float">
            <text:p>0.04814132</text:p>
          </table:table-cell>
          <table:table-cell table:formula="of:=[.E415]*100" office:value-type="float" office:value="0.302258" calcext:value-type="float">
            <text:p>0.302258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79.1494445801" calcext:value-type="float">
            <text:p>179.1494445801</text:p>
          </table:table-cell>
          <table:table-cell office:value-type="float" office:value="-0.1733924772" calcext:value-type="float">
            <text:p>-0.17339247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1714" calcext:value-type="float">
            <text:p>0.00331714</text:p>
          </table:table-cell>
          <table:table-cell office:value-type="float" office:value="0.00468049" calcext:value-type="float">
            <text:p>0.00468049</text:p>
          </table:table-cell>
          <table:table-cell office:value-type="float" office:value="0.0000777479" calcext:value-type="float">
            <text:p>7.77479E-05</text:p>
          </table:table-cell>
          <table:table-cell office:value-type="float" office:value="689" calcext:value-type="float">
            <text:p>689</text:p>
          </table:table-cell>
          <table:table-cell table:formula="of:=[.D416]*100" office:value-type="float" office:value="0.04814132" calcext:value-type="float">
            <text:p>0.04814132</text:p>
          </table:table-cell>
          <table:table-cell table:formula="of:=[.E416]*100" office:value-type="float" office:value="0.331714" calcext:value-type="float">
            <text:p>0.331714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179.1482543945" calcext:value-type="float">
            <text:p>179.1482543945</text:p>
          </table:table-cell>
          <table:table-cell office:value-type="float" office:value="-0.1656962849" calcext:value-type="float">
            <text:p>-0.16569628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6103" calcext:value-type="float">
            <text:p>0.00346103</text:p>
          </table:table-cell>
          <table:table-cell office:value-type="float" office:value="0.00459187" calcext:value-type="float">
            <text:p>0.00459187</text:p>
          </table:table-cell>
          <table:table-cell office:value-type="float" office:value="0.0000956889" calcext:value-type="float">
            <text:p>9.56889E-05</text:p>
          </table:table-cell>
          <table:table-cell office:value-type="float" office:value="690" calcext:value-type="float">
            <text:p>690</text:p>
          </table:table-cell>
          <table:table-cell table:formula="of:=[.D417]*100" office:value-type="float" office:value="0.04814132" calcext:value-type="float">
            <text:p>0.04814132</text:p>
          </table:table-cell>
          <table:table-cell table:formula="of:=[.E417]*100" office:value-type="float" office:value="0.346103" calcext:value-type="float">
            <text:p>0.346103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179.1466064453" calcext:value-type="float">
            <text:p>179.1466064453</text:p>
          </table:table-cell>
          <table:table-cell office:value-type="float" office:value="-0.2134413486" calcext:value-type="float">
            <text:p>-0.21344134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7377" calcext:value-type="float">
            <text:p>0.00387377</text:p>
          </table:table-cell>
          <table:table-cell office:value-type="float" office:value="0.00464503" calcext:value-type="float">
            <text:p>0.00464503</text:p>
          </table:table-cell>
          <table:table-cell office:value-type="float" office:value="0.000131449" calcext:value-type="float">
            <text:p>0.000131449</text:p>
          </table:table-cell>
          <table:table-cell office:value-type="float" office:value="691" calcext:value-type="float">
            <text:p>691</text:p>
          </table:table-cell>
          <table:table-cell table:formula="of:=[.D418]*100" office:value-type="float" office:value="0.04814132" calcext:value-type="float">
            <text:p>0.04814132</text:p>
          </table:table-cell>
          <table:table-cell table:formula="of:=[.E418]*100" office:value-type="float" office:value="0.387377" calcext:value-type="float">
            <text:p>0.387377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9.1456298828" calcext:value-type="float">
            <text:p>179.1456298828</text:p>
          </table:table-cell>
          <table:table-cell office:value-type="float" office:value="-0.1603045586" calcext:value-type="float">
            <text:p>-0.16030455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381" calcext:value-type="float">
            <text:p>0.00379381</text:p>
          </table:table-cell>
          <table:table-cell office:value-type="float" office:value="0.00460032" calcext:value-type="float">
            <text:p>0.00460032</text:p>
          </table:table-cell>
          <table:table-cell office:value-type="float" office:value="0.0000034801" calcext:value-type="float">
            <text:p>3.4801E-06</text:p>
          </table:table-cell>
          <table:table-cell office:value-type="float" office:value="692" calcext:value-type="float">
            <text:p>692</text:p>
          </table:table-cell>
          <table:table-cell table:formula="of:=[.D419]*100" office:value-type="float" office:value="0.04814132" calcext:value-type="float">
            <text:p>0.04814132</text:p>
          </table:table-cell>
          <table:table-cell table:formula="of:=[.E419]*100" office:value-type="float" office:value="0.379381" calcext:value-type="float">
            <text:p>0.379381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9.1482696533" calcext:value-type="float">
            <text:p>179.1482696533</text:p>
          </table:table-cell>
          <table:table-cell office:value-type="float" office:value="-0.176531122" calcext:value-type="float">
            <text:p>-0.1765311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4874" calcext:value-type="float">
            <text:p>0.00384874</text:p>
          </table:table-cell>
          <table:table-cell office:value-type="float" office:value="0.0047203" calcext:value-type="float">
            <text:p>0.0047203</text:p>
          </table:table-cell>
          <table:table-cell office:value-type="float" office:value="-0.0000113692" calcext:value-type="float">
            <text:p>-1.13692E-05</text:p>
          </table:table-cell>
          <table:table-cell office:value-type="float" office:value="693" calcext:value-type="float">
            <text:p>693</text:p>
          </table:table-cell>
          <table:table-cell table:formula="of:=[.D420]*100" office:value-type="float" office:value="0.04814132" calcext:value-type="float">
            <text:p>0.04814132</text:p>
          </table:table-cell>
          <table:table-cell table:formula="of:=[.E420]*100" office:value-type="float" office:value="0.384874" calcext:value-type="float">
            <text:p>0.384874</text:p>
          </table:table-cell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79.1535644531" calcext:value-type="float">
            <text:p>179.1535644531</text:p>
          </table:table-cell>
          <table:table-cell office:value-type="float" office:value="-0.1472706174" calcext:value-type="float">
            <text:p>-0.14727061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056" calcext:value-type="float">
            <text:p>0.00369056</text:p>
          </table:table-cell>
          <table:table-cell office:value-type="float" office:value="0.0047203" calcext:value-type="float">
            <text:p>0.0047203</text:p>
          </table:table-cell>
          <table:table-cell office:value-type="float" office:value="-0.0001566921" calcext:value-type="float">
            <text:p>-0.0001566921</text:p>
          </table:table-cell>
          <table:table-cell office:value-type="float" office:value="694" calcext:value-type="float">
            <text:p>694</text:p>
          </table:table-cell>
          <table:table-cell table:formula="of:=[.D421]*100" office:value-type="float" office:value="0.04814132" calcext:value-type="float">
            <text:p>0.04814132</text:p>
          </table:table-cell>
          <table:table-cell table:formula="of:=[.E421]*100" office:value-type="float" office:value="0.369056" calcext:value-type="float">
            <text:p>0.369056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179.158493042" calcext:value-type="float">
            <text:p>179.158493042</text:p>
          </table:table-cell>
          <table:table-cell office:value-type="float" office:value="-0.1949064557" calcext:value-type="float">
            <text:p>-0.19490645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0254" calcext:value-type="float">
            <text:p>0.00390254</text:p>
          </table:table-cell>
          <table:table-cell office:value-type="float" office:value="0.00472525" calcext:value-type="float">
            <text:p>0.00472525</text:p>
          </table:table-cell>
          <table:table-cell office:value-type="float" office:value="0.0001307701" calcext:value-type="float">
            <text:p>0.0001307701</text:p>
          </table:table-cell>
          <table:table-cell office:value-type="float" office:value="695" calcext:value-type="float">
            <text:p>695</text:p>
          </table:table-cell>
          <table:table-cell table:formula="of:=[.D422]*100" office:value-type="float" office:value="0.04814132" calcext:value-type="float">
            <text:p>0.04814132</text:p>
          </table:table-cell>
          <table:table-cell table:formula="of:=[.E422]*100" office:value-type="float" office:value="0.390254" calcext:value-type="float">
            <text:p>0.390254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179.1477661133" calcext:value-type="float">
            <text:p>179.1477661133</text:p>
          </table:table-cell>
          <table:table-cell office:value-type="float" office:value="-0.1971974915" calcext:value-type="float">
            <text:p>-0.19719749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5815" calcext:value-type="float">
            <text:p>0.00405815</text:p>
          </table:table-cell>
          <table:table-cell office:value-type="float" office:value="0.00488874" calcext:value-type="float">
            <text:p>0.00488874</text:p>
          </table:table-cell>
          <table:table-cell office:value-type="float" office:value="-0.0000705203" calcext:value-type="float">
            <text:p>-7.05203E-05</text:p>
          </table:table-cell>
          <table:table-cell office:value-type="float" office:value="696" calcext:value-type="float">
            <text:p>696</text:p>
          </table:table-cell>
          <table:table-cell table:formula="of:=[.D423]*100" office:value-type="float" office:value="0.04814132" calcext:value-type="float">
            <text:p>0.04814132</text:p>
          </table:table-cell>
          <table:table-cell table:formula="of:=[.E423]*100" office:value-type="float" office:value="0.405815" calcext:value-type="float">
            <text:p>0.405815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179.1535797119" calcext:value-type="float">
            <text:p>179.1535797119</text:p>
          </table:table-cell>
          <table:table-cell office:value-type="float" office:value="-0.1308418742" calcext:value-type="float">
            <text:p>-0.13084187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2001" calcext:value-type="float">
            <text:p>0.00372001</text:p>
          </table:table-cell>
          <table:table-cell office:value-type="float" office:value="0.00493505" calcext:value-type="float">
            <text:p>0.00493505</text:p>
          </table:table-cell>
          <table:table-cell office:value-type="float" office:value="-0.0001183803" calcext:value-type="float">
            <text:p>-0.0001183803</text:p>
          </table:table-cell>
          <table:table-cell office:value-type="float" office:value="697" calcext:value-type="float">
            <text:p>697</text:p>
          </table:table-cell>
          <table:table-cell table:formula="of:=[.D424]*100" office:value-type="float" office:value="0.04814132" calcext:value-type="float">
            <text:p>0.04814132</text:p>
          </table:table-cell>
          <table:table-cell table:formula="of:=[.E424]*100" office:value-type="float" office:value="0.372001" calcext:value-type="float">
            <text:p>0.37200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79.1461486816" calcext:value-type="float">
            <text:p>179.1461486816</text:p>
          </table:table-cell>
          <table:table-cell office:value-type="float" office:value="-0.1610650132" calcext:value-type="float">
            <text:p>-0.16106501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703" calcext:value-type="float">
            <text:p>0.00369703</text:p>
          </table:table-cell>
          <table:table-cell office:value-type="float" office:value="0.00493505" calcext:value-type="float">
            <text:p>0.00493505</text:p>
          </table:table-cell>
          <table:table-cell office:value-type="float" office:value="0.0000530616" calcext:value-type="float">
            <text:p>5.30616E-05</text:p>
          </table:table-cell>
          <table:table-cell office:value-type="float" office:value="698" calcext:value-type="float">
            <text:p>698</text:p>
          </table:table-cell>
          <table:table-cell table:formula="of:=[.D425]*100" office:value-type="float" office:value="0.04814132" calcext:value-type="float">
            <text:p>0.04814132</text:p>
          </table:table-cell>
          <table:table-cell table:formula="of:=[.E425]*100" office:value-type="float" office:value="0.369703" calcext:value-type="float">
            <text:p>0.369703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79.1483459473" calcext:value-type="float">
            <text:p>179.1483459473</text:p>
          </table:table-cell>
          <table:table-cell office:value-type="float" office:value="-0.1501229569" calcext:value-type="float">
            <text:p>-0.15012295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0907" calcext:value-type="float">
            <text:p>0.00360907</text:p>
          </table:table-cell>
          <table:table-cell office:value-type="float" office:value="0.00511293" calcext:value-type="float">
            <text:p>0.00511293</text:p>
          </table:table-cell>
          <table:table-cell office:value-type="float" office:value="-0.0001387062" calcext:value-type="float">
            <text:p>-0.0001387062</text:p>
          </table:table-cell>
          <table:table-cell office:value-type="float" office:value="699" calcext:value-type="float">
            <text:p>699</text:p>
          </table:table-cell>
          <table:table-cell table:formula="of:=[.D426]*100" office:value-type="float" office:value="0.04814132" calcext:value-type="float">
            <text:p>0.04814132</text:p>
          </table:table-cell>
          <table:table-cell table:formula="of:=[.E426]*100" office:value-type="float" office:value="0.360907" calcext:value-type="float">
            <text:p>0.360907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79.1434936523" calcext:value-type="float">
            <text:p>179.1434936523</text:p>
          </table:table-cell>
          <table:table-cell office:value-type="float" office:value="-0.1716351059" calcext:value-type="float">
            <text:p>-0.17163510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384" calcext:value-type="float">
            <text:p>0.00369384</text:p>
          </table:table-cell>
          <table:table-cell office:value-type="float" office:value="0.00519381" calcext:value-type="float">
            <text:p>0.00519381</text:p>
          </table:table-cell>
          <table:table-cell office:value-type="float" office:value="-0.0000551635" calcext:value-type="float">
            <text:p>-5.51635E-05</text:p>
          </table:table-cell>
          <table:table-cell office:value-type="float" office:value="700" calcext:value-type="float">
            <text:p>700</text:p>
          </table:table-cell>
          <table:table-cell table:formula="of:=[.D427]*100" office:value-type="float" office:value="0.04814132" calcext:value-type="float">
            <text:p>0.04814132</text:p>
          </table:table-cell>
          <table:table-cell table:formula="of:=[.E427]*100" office:value-type="float" office:value="0.369384" calcext:value-type="float">
            <text:p>0.369384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179.1459350586" calcext:value-type="float">
            <text:p>179.1459350586</text:p>
          </table:table-cell>
          <table:table-cell office:value-type="float" office:value="-0.1312145302" calcext:value-type="float">
            <text:p>-0.13121453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8123" calcext:value-type="float">
            <text:p>0.00348123</text:p>
          </table:table-cell>
          <table:table-cell office:value-type="float" office:value="0.00536362" calcext:value-type="float">
            <text:p>0.00536362</text:p>
          </table:table-cell>
          <table:table-cell office:value-type="float" office:value="-0.0000950581" calcext:value-type="float">
            <text:p>-9.50581E-05</text:p>
          </table:table-cell>
          <table:table-cell office:value-type="float" office:value="701" calcext:value-type="float">
            <text:p>701</text:p>
          </table:table-cell>
          <table:table-cell table:formula="of:=[.D428]*100" office:value-type="float" office:value="0.04814132" calcext:value-type="float">
            <text:p>0.04814132</text:p>
          </table:table-cell>
          <table:table-cell table:formula="of:=[.E428]*100" office:value-type="float" office:value="0.348123" calcext:value-type="float">
            <text:p>0.348123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179.1428985596" calcext:value-type="float">
            <text:p>179.1428985596</text:p>
          </table:table-cell>
          <table:table-cell office:value-type="float" office:value="-0.1164419575" calcext:value-type="float">
            <text:p>-0.11644195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4221" calcext:value-type="float">
            <text:p>0.00324221</text:p>
          </table:table-cell>
          <table:table-cell office:value-type="float" office:value="0.00536362" calcext:value-type="float">
            <text:p>0.00536362</text:p>
          </table:table-cell>
          <table:table-cell office:value-type="float" office:value="-0.0001691668" calcext:value-type="float">
            <text:p>-0.0001691668</text:p>
          </table:table-cell>
          <table:table-cell office:value-type="float" office:value="702" calcext:value-type="float">
            <text:p>702</text:p>
          </table:table-cell>
          <table:table-cell table:formula="of:=[.D429]*100" office:value-type="float" office:value="0.04814132" calcext:value-type="float">
            <text:p>0.04814132</text:p>
          </table:table-cell>
          <table:table-cell table:formula="of:=[.E429]*100" office:value-type="float" office:value="0.324221" calcext:value-type="float">
            <text:p>0.324221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179.1228485107" calcext:value-type="float">
            <text:p>179.1228485107</text:p>
          </table:table-cell>
          <table:table-cell office:value-type="float" office:value="-0.1534462358" calcext:value-type="float">
            <text:p>-0.15344623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996" calcext:value-type="float">
            <text:p>0.00332996</text:p>
          </table:table-cell>
          <table:table-cell office:value-type="float" office:value="0.00546138" calcext:value-type="float">
            <text:p>0.00546138</text:p>
          </table:table-cell>
          <table:table-cell office:value-type="float" office:value="0.0001437816" calcext:value-type="float">
            <text:p>0.0001437816</text:p>
          </table:table-cell>
          <table:table-cell office:value-type="float" office:value="703" calcext:value-type="float">
            <text:p>703</text:p>
          </table:table-cell>
          <table:table-cell table:formula="of:=[.D430]*100" office:value-type="float" office:value="0.04814132" calcext:value-type="float">
            <text:p>0.04814132</text:p>
          </table:table-cell>
          <table:table-cell table:formula="of:=[.E430]*100" office:value-type="float" office:value="0.332996" calcext:value-type="float">
            <text:p>0.332996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179.1199951172" calcext:value-type="float">
            <text:p>179.1199951172</text:p>
          </table:table-cell>
          <table:table-cell office:value-type="float" office:value="-0.1953618428" calcext:value-type="float">
            <text:p>-0.19536184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6677" calcext:value-type="float">
            <text:p>0.00366677</text:p>
          </table:table-cell>
          <table:table-cell office:value-type="float" office:value="0.00559937" calcext:value-type="float">
            <text:p>0.00559937</text:p>
          </table:table-cell>
          <table:table-cell office:value-type="float" office:value="0.0000287031" calcext:value-type="float">
            <text:p>2.87031E-05</text:p>
          </table:table-cell>
          <table:table-cell office:value-type="float" office:value="704" calcext:value-type="float">
            <text:p>704</text:p>
          </table:table-cell>
          <table:table-cell table:formula="of:=[.D431]*100" office:value-type="float" office:value="0.04814132" calcext:value-type="float">
            <text:p>0.04814132</text:p>
          </table:table-cell>
          <table:table-cell table:formula="of:=[.E431]*100" office:value-type="float" office:value="0.366677" calcext:value-type="float">
            <text:p>0.366677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79.1109466553" calcext:value-type="float">
            <text:p>179.1109466553</text:p>
          </table:table-cell>
          <table:table-cell office:value-type="float" office:value="-0.1298568484" calcext:value-type="float">
            <text:p>-0.12985684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5427" calcext:value-type="float">
            <text:p>0.00345427</text:p>
          </table:table-cell>
          <table:table-cell office:value-type="float" office:value="0.00570142" calcext:value-type="float">
            <text:p>0.00570142</text:p>
          </table:table-cell>
          <table:table-cell office:value-type="float" office:value="-0.0001584101" calcext:value-type="float">
            <text:p>-0.0001584101</text:p>
          </table:table-cell>
          <table:table-cell office:value-type="float" office:value="705" calcext:value-type="float">
            <text:p>705</text:p>
          </table:table-cell>
          <table:table-cell table:formula="of:=[.D432]*100" office:value-type="float" office:value="0.04814132" calcext:value-type="float">
            <text:p>0.04814132</text:p>
          </table:table-cell>
          <table:table-cell table:formula="of:=[.E432]*100" office:value-type="float" office:value="0.345427" calcext:value-type="float">
            <text:p>0.345427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179.1098022461" calcext:value-type="float">
            <text:p>179.1098022461</text:p>
          </table:table-cell>
          <table:table-cell office:value-type="float" office:value="-0.1447462614" calcext:value-type="float">
            <text:p>-0.14474626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1255" calcext:value-type="float">
            <text:p>0.00341255</text:p>
          </table:table-cell>
          <table:table-cell office:value-type="float" office:value="0.00578744" calcext:value-type="float">
            <text:p>0.00578744</text:p>
          </table:table-cell>
          <table:table-cell office:value-type="float" office:value="-0.0000449604" calcext:value-type="float">
            <text:p>-4.49604E-05</text:p>
          </table:table-cell>
          <table:table-cell office:value-type="float" office:value="706" calcext:value-type="float">
            <text:p>706</text:p>
          </table:table-cell>
          <table:table-cell table:formula="of:=[.D433]*100" office:value-type="float" office:value="0.04814132" calcext:value-type="float">
            <text:p>0.04814132</text:p>
          </table:table-cell>
          <table:table-cell table:formula="of:=[.E433]*100" office:value-type="float" office:value="0.341255" calcext:value-type="float">
            <text:p>0.341255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179.1034240723" calcext:value-type="float">
            <text:p>179.1034240723</text:p>
          </table:table-cell>
          <table:table-cell office:value-type="float" office:value="-0.1188607108" calcext:value-type="float">
            <text:p>-0.11886071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281" calcext:value-type="float">
            <text:p>0.00321281</text:p>
          </table:table-cell>
          <table:table-cell office:value-type="float" office:value="0.00578744" calcext:value-type="float">
            <text:p>0.00578744</text:p>
          </table:table-cell>
          <table:table-cell office:value-type="float" office:value="-0.0001734181" calcext:value-type="float">
            <text:p>-0.0001734181</text:p>
          </table:table-cell>
          <table:table-cell office:value-type="float" office:value="707" calcext:value-type="float">
            <text:p>707</text:p>
          </table:table-cell>
          <table:table-cell table:formula="of:=[.D434]*100" office:value-type="float" office:value="0.04814132" calcext:value-type="float">
            <text:p>0.04814132</text:p>
          </table:table-cell>
          <table:table-cell table:formula="of:=[.E434]*100" office:value-type="float" office:value="0.321281" calcext:value-type="float">
            <text:p>0.321281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179.0992889404" calcext:value-type="float">
            <text:p>179.0992889404</text:p>
          </table:table-cell>
          <table:table-cell office:value-type="float" office:value="-0.1321088586" calcext:value-type="float">
            <text:p>-0.13210885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6862" calcext:value-type="float">
            <text:p>0.00316862</text:p>
          </table:table-cell>
          <table:table-cell office:value-type="float" office:value="0.00587584" calcext:value-type="float">
            <text:p>0.00587584</text:p>
          </table:table-cell>
          <table:table-cell office:value-type="float" office:value="-0.0000536875" calcext:value-type="float">
            <text:p>-5.36875E-05</text:p>
          </table:table-cell>
          <table:table-cell office:value-type="float" office:value="708" calcext:value-type="float">
            <text:p>708</text:p>
          </table:table-cell>
          <table:table-cell table:formula="of:=[.D435]*100" office:value-type="float" office:value="0.04814132" calcext:value-type="float">
            <text:p>0.04814132</text:p>
          </table:table-cell>
          <table:table-cell table:formula="of:=[.E435]*100" office:value-type="float" office:value="0.316862" calcext:value-type="float">
            <text:p>0.316862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79.109954834" calcext:value-type="float">
            <text:p>179.109954834</text:p>
          </table:table-cell>
          <table:table-cell office:value-type="float" office:value="-0.1096202211" calcext:value-type="float">
            <text:p>-0.10962022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8983" calcext:value-type="float">
            <text:p>0.00298983</text:p>
          </table:table-cell>
          <table:table-cell office:value-type="float" office:value="0.0059073" calcext:value-type="float">
            <text:p>0.0059073</text:p>
          </table:table-cell>
          <table:table-cell office:value-type="float" office:value="-0.0000107742" calcext:value-type="float">
            <text:p>-1.07742E-05</text:p>
          </table:table-cell>
          <table:table-cell office:value-type="float" office:value="709" calcext:value-type="float">
            <text:p>709</text:p>
          </table:table-cell>
          <table:table-cell table:formula="of:=[.D436]*100" office:value-type="float" office:value="0.04814132" calcext:value-type="float">
            <text:p>0.04814132</text:p>
          </table:table-cell>
          <table:table-cell table:formula="of:=[.E436]*100" office:value-type="float" office:value="0.298983" calcext:value-type="float">
            <text:p>0.298983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79.1102905273" calcext:value-type="float">
            <text:p>179.1102905273</text:p>
          </table:table-cell>
          <table:table-cell office:value-type="float" office:value="-0.1440411392" calcext:value-type="float">
            <text:p>-0.14404113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0029" calcext:value-type="float">
            <text:p>0.00310029</text:p>
          </table:table-cell>
          <table:table-cell office:value-type="float" office:value="0.0059073" calcext:value-type="float">
            <text:p>0.0059073</text:p>
          </table:table-cell>
          <table:table-cell office:value-type="float" office:value="0.0000285251" calcext:value-type="float">
            <text:p>2.85251E-05</text:p>
          </table:table-cell>
          <table:table-cell office:value-type="float" office:value="710" calcext:value-type="float">
            <text:p>710</text:p>
          </table:table-cell>
          <table:table-cell table:formula="of:=[.D437]*100" office:value-type="float" office:value="0.04814132" calcext:value-type="float">
            <text:p>0.04814132</text:p>
          </table:table-cell>
          <table:table-cell table:formula="of:=[.E437]*100" office:value-type="float" office:value="0.310029" calcext:value-type="float">
            <text:p>0.310029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79.1076507568" calcext:value-type="float">
            <text:p>179.1076507568</text:p>
          </table:table-cell>
          <table:table-cell office:value-type="float" office:value="-0.1679294594" calcext:value-type="float">
            <text:p>-0.16792945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3228" calcext:value-type="float">
            <text:p>0.00333228</text:p>
          </table:table-cell>
          <table:table-cell office:value-type="float" office:value="0.00594697" calcext:value-type="float">
            <text:p>0.00594697</text:p>
          </table:table-cell>
          <table:table-cell office:value-type="float" office:value="0.0000175141" calcext:value-type="float">
            <text:p>1.75141E-05</text:p>
          </table:table-cell>
          <table:table-cell office:value-type="float" office:value="711" calcext:value-type="float">
            <text:p>711</text:p>
          </table:table-cell>
          <table:table-cell table:formula="of:=[.D438]*100" office:value-type="float" office:value="0.04814132" calcext:value-type="float">
            <text:p>0.04814132</text:p>
          </table:table-cell>
          <table:table-cell table:formula="of:=[.E438]*100" office:value-type="float" office:value="0.333228" calcext:value-type="float">
            <text:p>0.333228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179.1033325195" calcext:value-type="float">
            <text:p>179.1033325195</text:p>
          </table:table-cell>
          <table:table-cell office:value-type="float" office:value="-0.1430564366" calcext:value-type="float">
            <text:p>-0.14305643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053" calcext:value-type="float">
            <text:p>0.00332053</text:p>
          </table:table-cell>
          <table:table-cell office:value-type="float" office:value="0.00594697" calcext:value-type="float">
            <text:p>0.00594697</text:p>
          </table:table-cell>
          <table:table-cell office:value-type="float" office:value="-0.0000913346" calcext:value-type="float">
            <text:p>-9.13346E-05</text:p>
          </table:table-cell>
          <table:table-cell office:value-type="float" office:value="712" calcext:value-type="float">
            <text:p>712</text:p>
          </table:table-cell>
          <table:table-cell table:formula="of:=[.D439]*100" office:value-type="float" office:value="0.04814132" calcext:value-type="float">
            <text:p>0.04814132</text:p>
          </table:table-cell>
          <table:table-cell table:formula="of:=[.E439]*100" office:value-type="float" office:value="0.332053" calcext:value-type="float">
            <text:p>0.332053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float" office:value="179.1058502197" calcext:value-type="float">
            <text:p>179.1058502197</text:p>
          </table:table-cell>
          <table:table-cell office:value-type="float" office:value="-0.1876577828" calcext:value-type="float">
            <text:p>-0.18765778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0929" calcext:value-type="float">
            <text:p>0.00360929</text:p>
          </table:table-cell>
          <table:table-cell office:value-type="float" office:value="0.00598702" calcext:value-type="float">
            <text:p>0.00598702</text:p>
          </table:table-cell>
          <table:table-cell office:value-type="float" office:value="0.0000147089" calcext:value-type="float">
            <text:p>1.47089E-05</text:p>
          </table:table-cell>
          <table:table-cell office:value-type="float" office:value="713" calcext:value-type="float">
            <text:p>713</text:p>
          </table:table-cell>
          <table:table-cell table:formula="of:=[.D440]*100" office:value-type="float" office:value="0.04814132" calcext:value-type="float">
            <text:p>0.04814132</text:p>
          </table:table-cell>
          <table:table-cell table:formula="of:=[.E440]*100" office:value-type="float" office:value="0.360929" calcext:value-type="float">
            <text:p>0.36092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79.1097869873" calcext:value-type="float">
            <text:p>179.1097869873</text:p>
          </table:table-cell>
          <table:table-cell office:value-type="float" office:value="-0.1495579053" calcext:value-type="float">
            <text:p>-0.14955790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472" calcext:value-type="float">
            <text:p>0.0035472</text:p>
          </table:table-cell>
          <table:table-cell office:value-type="float" office:value="0.00591059" calcext:value-type="float">
            <text:p>0.00591059</text:p>
          </table:table-cell>
          <table:table-cell office:value-type="float" office:value="0.0000617074" calcext:value-type="float">
            <text:p>6.17074E-05</text:p>
          </table:table-cell>
          <table:table-cell office:value-type="float" office:value="714" calcext:value-type="float">
            <text:p>714</text:p>
          </table:table-cell>
          <table:table-cell table:formula="of:=[.D441]*100" office:value-type="float" office:value="0.04814132" calcext:value-type="float">
            <text:p>0.04814132</text:p>
          </table:table-cell>
          <table:table-cell table:formula="of:=[.E441]*100" office:value-type="float" office:value="0.35472" calcext:value-type="float">
            <text:p>0.35472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179.1054382324" calcext:value-type="float">
            <text:p>179.1054382324</text:p>
          </table:table-cell>
          <table:table-cell office:value-type="float" office:value="-0.2442492491" calcext:value-type="float">
            <text:p>-0.24424924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3568" calcext:value-type="float">
            <text:p>0.00413568</text:p>
          </table:table-cell>
          <table:table-cell office:value-type="float" office:value="0.00591059" calcext:value-type="float">
            <text:p>0.00591059</text:p>
          </table:table-cell>
          <table:table-cell office:value-type="float" office:value="0.0001136503" calcext:value-type="float">
            <text:p>0.0001136503</text:p>
          </table:table-cell>
          <table:table-cell office:value-type="float" office:value="715" calcext:value-type="float">
            <text:p>715</text:p>
          </table:table-cell>
          <table:table-cell table:formula="of:=[.D442]*100" office:value-type="float" office:value="0.04814132" calcext:value-type="float">
            <text:p>0.04814132</text:p>
          </table:table-cell>
          <table:table-cell table:formula="of:=[.E442]*100" office:value-type="float" office:value="0.413568" calcext:value-type="float">
            <text:p>0.413568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79.1063995361" calcext:value-type="float">
            <text:p>179.1063995361</text:p>
          </table:table-cell>
          <table:table-cell office:value-type="float" office:value="-0.1507190908" calcext:value-type="float">
            <text:p>-0.15071909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0352" calcext:value-type="float">
            <text:p>0.00390352</text:p>
          </table:table-cell>
          <table:table-cell office:value-type="float" office:value="0.00580661" calcext:value-type="float">
            <text:p>0.00580661</text:p>
          </table:table-cell>
          <table:table-cell office:value-type="float" office:value="-0.0001091996" calcext:value-type="float">
            <text:p>-0.0001091996</text:p>
          </table:table-cell>
          <table:table-cell office:value-type="float" office:value="716" calcext:value-type="float">
            <text:p>716</text:p>
          </table:table-cell>
          <table:table-cell table:formula="of:=[.D443]*100" office:value-type="float" office:value="0.04814132" calcext:value-type="float">
            <text:p>0.04814132</text:p>
          </table:table-cell>
          <table:table-cell table:formula="of:=[.E443]*100" office:value-type="float" office:value="0.390352" calcext:value-type="float">
            <text:p>0.390352</text:p>
          </table:table-cell>
        </table:table-row>
        <table:table-row table:style-name="ro1">
          <table:table-cell office:value-type="float" office:value="35.85" calcext:value-type="float">
            <text:p>35.85</text:p>
          </table:table-cell>
          <table:table-cell office:value-type="float" office:value="179.0910644531" calcext:value-type="float">
            <text:p>179.0910644531</text:p>
          </table:table-cell>
          <table:table-cell office:value-type="float" office:value="-0.2723111861" calcext:value-type="float">
            <text:p>-0.27231118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5823" calcext:value-type="float">
            <text:p>0.00455823</text:p>
          </table:table-cell>
          <table:table-cell office:value-type="float" office:value="0.00580661" calcext:value-type="float">
            <text:p>0.00580661</text:p>
          </table:table-cell>
          <table:table-cell office:value-type="float" office:value="0.0002013459" calcext:value-type="float">
            <text:p>0.0002013459</text:p>
          </table:table-cell>
          <table:table-cell office:value-type="float" office:value="717" calcext:value-type="float">
            <text:p>717</text:p>
          </table:table-cell>
          <table:table-cell table:formula="of:=[.D444]*100" office:value-type="float" office:value="0.04814132" calcext:value-type="float">
            <text:p>0.04814132</text:p>
          </table:table-cell>
          <table:table-cell table:formula="of:=[.E444]*100" office:value-type="float" office:value="0.455823" calcext:value-type="float">
            <text:p>0.455823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79.0853424072" calcext:value-type="float">
            <text:p>179.0853424072</text:p>
          </table:table-cell>
          <table:table-cell office:value-type="float" office:value="-0.2229112631" calcext:value-type="float">
            <text:p>-0.22291126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6334" calcext:value-type="float">
            <text:p>0.00466334</text:p>
          </table:table-cell>
          <table:table-cell office:value-type="float" office:value="0.00578691" calcext:value-type="float">
            <text:p>0.00578691</text:p>
          </table:table-cell>
          <table:table-cell office:value-type="float" office:value="0.0000340666" calcext:value-type="float">
            <text:p>3.40666E-05</text:p>
          </table:table-cell>
          <table:table-cell office:value-type="float" office:value="718" calcext:value-type="float">
            <text:p>718</text:p>
          </table:table-cell>
          <table:table-cell table:formula="of:=[.D445]*100" office:value-type="float" office:value="0.04814132" calcext:value-type="float">
            <text:p>0.04814132</text:p>
          </table:table-cell>
          <table:table-cell table:formula="of:=[.E445]*100" office:value-type="float" office:value="0.466334" calcext:value-type="float">
            <text:p>0.466334</text:p>
          </table:table-cell>
        </table:table-row>
        <table:table-row table:style-name="ro1">
          <table:table-cell office:value-type="float" office:value="35.95" calcext:value-type="float">
            <text:p>35.95</text:p>
          </table:table-cell>
          <table:table-cell office:value-type="float" office:value="179.0862579346" calcext:value-type="float">
            <text:p>179.0862579346</text:p>
          </table:table-cell>
          <table:table-cell office:value-type="float" office:value="-0.1980445675" calcext:value-type="float">
            <text:p>-0.19804456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6761" calcext:value-type="float">
            <text:p>0.00456761</text:p>
          </table:table-cell>
          <table:table-cell office:value-type="float" office:value="0.00566223" calcext:value-type="float">
            <text:p>0.00566223</text:p>
          </table:table-cell>
          <table:table-cell office:value-type="float" office:value="0.0000362197" calcext:value-type="float">
            <text:p>3.62197E-05</text:p>
          </table:table-cell>
          <table:table-cell office:value-type="float" office:value="719" calcext:value-type="float">
            <text:p>719</text:p>
          </table:table-cell>
          <table:table-cell table:formula="of:=[.D446]*100" office:value-type="float" office:value="0.04814132" calcext:value-type="float">
            <text:p>0.04814132</text:p>
          </table:table-cell>
          <table:table-cell table:formula="of:=[.E446]*100" office:value-type="float" office:value="0.456761" calcext:value-type="float">
            <text:p>0.4567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9.0845489502" calcext:value-type="float">
            <text:p>179.0845489502</text:p>
          </table:table-cell>
          <table:table-cell office:value-type="float" office:value="-0.1506691452" calcext:value-type="float">
            <text:p>-0.15066914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8922" calcext:value-type="float">
            <text:p>0.00418922</text:p>
          </table:table-cell>
          <table:table-cell office:value-type="float" office:value="0.00566223" calcext:value-type="float">
            <text:p>0.00566223</text:p>
          </table:table-cell>
          <table:table-cell office:value-type="float" office:value="-0.0001125007" calcext:value-type="float">
            <text:p>-0.0001125007</text:p>
          </table:table-cell>
          <table:table-cell office:value-type="float" office:value="720" calcext:value-type="float">
            <text:p>720</text:p>
          </table:table-cell>
          <table:table-cell table:formula="of:=[.D447]*100" office:value-type="float" office:value="0.04814132" calcext:value-type="float">
            <text:p>0.04814132</text:p>
          </table:table-cell>
          <table:table-cell table:formula="of:=[.E447]*100" office:value-type="float" office:value="0.418922" calcext:value-type="float">
            <text:p>0.418922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179.0987243652" calcext:value-type="float">
            <text:p>179.0987243652</text:p>
          </table:table-cell>
          <table:table-cell office:value-type="float" office:value="-0.1303191028" calcext:value-type="float">
            <text:p>-0.13031910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0333" calcext:value-type="float">
            <text:p>0.00380333</text:p>
          </table:table-cell>
          <table:table-cell office:value-type="float" office:value="0.00549257" calcext:value-type="float">
            <text:p>0.00549257</text:p>
          </table:table-cell>
          <table:table-cell office:value-type="float" office:value="-0.0000889828" calcext:value-type="float">
            <text:p>-8.89828E-05</text:p>
          </table:table-cell>
          <table:table-cell office:value-type="float" office:value="721" calcext:value-type="float">
            <text:p>721</text:p>
          </table:table-cell>
          <table:table-cell table:formula="of:=[.D448]*100" office:value-type="float" office:value="0.04814132" calcext:value-type="float">
            <text:p>0.04814132</text:p>
          </table:table-cell>
          <table:table-cell table:formula="of:=[.E448]*100" office:value-type="float" office:value="0.380333" calcext:value-type="float">
            <text:p>0.380333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79.0991821289" calcext:value-type="float">
            <text:p>179.0991821289</text:p>
          </table:table-cell>
          <table:table-cell office:value-type="float" office:value="-0.0869423712" calcext:value-type="float">
            <text:p>-0.08694237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5938" calcext:value-type="float">
            <text:p>0.00325938</text:p>
          </table:table-cell>
          <table:table-cell office:value-type="float" office:value="0.00549257" calcext:value-type="float">
            <text:p>0.00549257</text:p>
          </table:table-cell>
          <table:table-cell office:value-type="float" office:value="-0.000311352" calcext:value-type="float">
            <text:p>-0.000311352</text:p>
          </table:table-cell>
          <table:table-cell office:value-type="float" office:value="722" calcext:value-type="float">
            <text:p>722</text:p>
          </table:table-cell>
          <table:table-cell table:formula="of:=[.D449]*100" office:value-type="float" office:value="0.04814132" calcext:value-type="float">
            <text:p>0.04814132</text:p>
          </table:table-cell>
          <table:table-cell table:formula="of:=[.E449]*100" office:value-type="float" office:value="0.325938" calcext:value-type="float">
            <text:p>0.325938</text:p>
          </table:table-cell>
        </table:table-row>
        <table:table-row table:style-name="ro1">
          <table:table-cell office:value-type="float" office:value="36.15" calcext:value-type="float">
            <text:p>36.15</text:p>
          </table:table-cell>
          <table:table-cell office:value-type="float" office:value="179.0907592773" calcext:value-type="float">
            <text:p>179.0907592773</text:p>
          </table:table-cell>
          <table:table-cell office:value-type="float" office:value="-0.0543209163" calcext:value-type="float">
            <text:p>-0.05432091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8225" calcext:value-type="float">
            <text:p>0.00268225</text:p>
          </table:table-cell>
          <table:table-cell office:value-type="float" office:value="0.00543473" calcext:value-type="float">
            <text:p>0.00543473</text:p>
          </table:table-cell>
          <table:table-cell office:value-type="float" office:value="-0.0003518654" calcext:value-type="float">
            <text:p>-0.0003518654</text:p>
          </table:table-cell>
          <table:table-cell office:value-type="float" office:value="723" calcext:value-type="float">
            <text:p>723</text:p>
          </table:table-cell>
          <table:table-cell table:formula="of:=[.D450]*100" office:value-type="float" office:value="0.04814132" calcext:value-type="float">
            <text:p>0.04814132</text:p>
          </table:table-cell>
          <table:table-cell table:formula="of:=[.E450]*100" office:value-type="float" office:value="0.268225" calcext:value-type="float">
            <text:p>0.268225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79.0991821289" calcext:value-type="float">
            <text:p>179.0991821289</text:p>
          </table:table-cell>
          <table:table-cell office:value-type="float" office:value="-0.1320042007" calcext:value-type="float">
            <text:p>-0.13200420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1657" calcext:value-type="float">
            <text:p>0.00281657</text:p>
          </table:table-cell>
          <table:table-cell office:value-type="float" office:value="0.00533318" calcext:value-type="float">
            <text:p>0.00533318</text:p>
          </table:table-cell>
          <table:table-cell office:value-type="float" office:value="-0.0000889" calcext:value-type="float">
            <text:p>-0.0000889</text:p>
          </table:table-cell>
          <table:table-cell office:value-type="float" office:value="724" calcext:value-type="float">
            <text:p>724</text:p>
          </table:table-cell>
          <table:table-cell table:formula="of:=[.D451]*100" office:value-type="float" office:value="0.04814132" calcext:value-type="float">
            <text:p>0.04814132</text:p>
          </table:table-cell>
          <table:table-cell table:formula="of:=[.E451]*100" office:value-type="float" office:value="0.281657" calcext:value-type="float">
            <text:p>0.281657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179.1170806885" calcext:value-type="float">
            <text:p>179.1170806885</text:p>
          </table:table-cell>
          <table:table-cell office:value-type="float" office:value="-0.0352482628" calcext:value-type="float">
            <text:p>-0.03524826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622" calcext:value-type="float">
            <text:p>0.0022622</text:p>
          </table:table-cell>
          <table:table-cell office:value-type="float" office:value="0.00533318" calcext:value-type="float">
            <text:p>0.00533318</text:p>
          </table:table-cell>
          <table:table-cell office:value-type="float" office:value="-0.0002012461" calcext:value-type="float">
            <text:p>-0.0002012461</text:p>
          </table:table-cell>
          <table:table-cell office:value-type="float" office:value="725" calcext:value-type="float">
            <text:p>725</text:p>
          </table:table-cell>
          <table:table-cell table:formula="of:=[.D452]*100" office:value-type="float" office:value="0.04814132" calcext:value-type="float">
            <text:p>0.04814132</text:p>
          </table:table-cell>
          <table:table-cell table:formula="of:=[.E452]*100" office:value-type="float" office:value="0.22622" calcext:value-type="float">
            <text:p>0.22622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79.1246337891" calcext:value-type="float">
            <text:p>179.1246337891</text:p>
          </table:table-cell>
          <table:table-cell office:value-type="float" office:value="-0.0963321277" calcext:value-type="float">
            <text:p>-0.09633212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0122" calcext:value-type="float">
            <text:p>0.00230122</text:p>
          </table:table-cell>
          <table:table-cell office:value-type="float" office:value="0.00527146" calcext:value-type="float">
            <text:p>0.00527146</text:p>
          </table:table-cell>
          <table:table-cell office:value-type="float" office:value="-0.0000655906" calcext:value-type="float">
            <text:p>-6.55906E-05</text:p>
          </table:table-cell>
          <table:table-cell office:value-type="float" office:value="726" calcext:value-type="float">
            <text:p>726</text:p>
          </table:table-cell>
          <table:table-cell table:formula="of:=[.D453]*100" office:value-type="float" office:value="0.04814132" calcext:value-type="float">
            <text:p>0.04814132</text:p>
          </table:table-cell>
          <table:table-cell table:formula="of:=[.E453]*100" office:value-type="float" office:value="0.230122" calcext:value-type="float">
            <text:p>0.230122</text:p>
          </table:table-cell>
        </table:table-row>
        <table:table-row table:style-name="ro1">
          <table:table-cell office:value-type="float" office:value="36.35" calcext:value-type="float">
            <text:p>36.35</text:p>
          </table:table-cell>
          <table:table-cell office:value-type="float" office:value="179.1355438232" calcext:value-type="float">
            <text:p>179.1355438232</text:p>
          </table:table-cell>
          <table:table-cell office:value-type="float" office:value="-0.171428794" calcext:value-type="float">
            <text:p>-0.1714287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2637" calcext:value-type="float">
            <text:p>0.00282637</text:p>
          </table:table-cell>
          <table:table-cell office:value-type="float" office:value="0.00519863" calcext:value-type="float">
            <text:p>0.00519863</text:p>
          </table:table-cell>
          <table:table-cell office:value-type="float" office:value="0.00017167" calcext:value-type="float">
            <text:p>0.00017167</text:p>
          </table:table-cell>
          <table:table-cell office:value-type="float" office:value="727" calcext:value-type="float">
            <text:p>727</text:p>
          </table:table-cell>
          <table:table-cell table:formula="of:=[.D454]*100" office:value-type="float" office:value="0.04814132" calcext:value-type="float">
            <text:p>0.04814132</text:p>
          </table:table-cell>
          <table:table-cell table:formula="of:=[.E454]*100" office:value-type="float" office:value="0.282637" calcext:value-type="float">
            <text:p>0.282637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79.1331634521" calcext:value-type="float">
            <text:p>179.1331634521</text:p>
          </table:table-cell>
          <table:table-cell office:value-type="float" office:value="-0.1602938776" calcext:value-type="float">
            <text:p>-0.16029387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0011" calcext:value-type="float">
            <text:p>0.00310011</text:p>
          </table:table-cell>
          <table:table-cell office:value-type="float" office:value="0.00519863" calcext:value-type="float">
            <text:p>0.00519863</text:p>
          </table:table-cell>
          <table:table-cell office:value-type="float" office:value="0.0002029366" calcext:value-type="float">
            <text:p>0.0002029366</text:p>
          </table:table-cell>
          <table:table-cell office:value-type="float" office:value="728" calcext:value-type="float">
            <text:p>728</text:p>
          </table:table-cell>
          <table:table-cell table:formula="of:=[.D455]*100" office:value-type="float" office:value="0.04814132" calcext:value-type="float">
            <text:p>0.04814132</text:p>
          </table:table-cell>
          <table:table-cell table:formula="of:=[.E455]*100" office:value-type="float" office:value="0.310011" calcext:value-type="float">
            <text:p>0.310011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79.1368865967" calcext:value-type="float">
            <text:p>179.1368865967</text:p>
          </table:table-cell>
          <table:table-cell office:value-type="float" office:value="-0.2158759951" calcext:value-type="float">
            <text:p>-0.21587599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095" calcext:value-type="float">
            <text:p>0.00365095</text:p>
          </table:table-cell>
          <table:table-cell office:value-type="float" office:value="0.00510783" calcext:value-type="float">
            <text:p>0.00510783</text:p>
          </table:table-cell>
          <table:table-cell office:value-type="float" office:value="0.0001756344" calcext:value-type="float">
            <text:p>0.0001756344</text:p>
          </table:table-cell>
          <table:table-cell office:value-type="float" office:value="729" calcext:value-type="float">
            <text:p>729</text:p>
          </table:table-cell>
          <table:table-cell table:formula="of:=[.D456]*100" office:value-type="float" office:value="0.04814132" calcext:value-type="float">
            <text:p>0.04814132</text:p>
          </table:table-cell>
          <table:table-cell table:formula="of:=[.E456]*100" office:value-type="float" office:value="0.365095" calcext:value-type="float">
            <text:p>0.365095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79.1432800293" calcext:value-type="float">
            <text:p>179.1432800293</text:p>
          </table:table-cell>
          <table:table-cell office:value-type="float" office:value="-0.2464732424" calcext:value-type="float">
            <text:p>-0.24647324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1917" calcext:value-type="float">
            <text:p>0.00421917</text:p>
          </table:table-cell>
          <table:table-cell office:value-type="float" office:value="0.00510783" calcext:value-type="float">
            <text:p>0.00510783</text:p>
          </table:table-cell>
          <table:table-cell office:value-type="float" office:value="0.000273702" calcext:value-type="float">
            <text:p>0.000273702</text:p>
          </table:table-cell>
          <table:table-cell office:value-type="float" office:value="730" calcext:value-type="float">
            <text:p>730</text:p>
          </table:table-cell>
          <table:table-cell table:formula="of:=[.D457]*100" office:value-type="float" office:value="0.04814132" calcext:value-type="float">
            <text:p>0.04814132</text:p>
          </table:table-cell>
          <table:table-cell table:formula="of:=[.E457]*100" office:value-type="float" office:value="0.421917" calcext:value-type="float">
            <text:p>0.421917</text:p>
          </table:table-cell>
        </table:table-row>
        <table:table-row table:style-name="ro1">
          <table:table-cell office:value-type="float" office:value="36.55" calcext:value-type="float">
            <text:p>36.55</text:p>
          </table:table-cell>
          <table:table-cell office:value-type="float" office:value="179.1683349609" calcext:value-type="float">
            <text:p>179.1683349609</text:p>
          </table:table-cell>
          <table:table-cell office:value-type="float" office:value="-0.3118509524" calcext:value-type="float">
            <text:p>-0.31185095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3016" calcext:value-type="float">
            <text:p>0.00503016</text:p>
          </table:table-cell>
          <table:table-cell office:value-type="float" office:value="0.00506843" calcext:value-type="float">
            <text:p>0.00506843</text:p>
          </table:table-cell>
          <table:table-cell office:value-type="float" office:value="0.0003819339" calcext:value-type="float">
            <text:p>0.0003819339</text:p>
          </table:table-cell>
          <table:table-cell office:value-type="float" office:value="731" calcext:value-type="float">
            <text:p>731</text:p>
          </table:table-cell>
          <table:table-cell table:formula="of:=[.D458]*100" office:value-type="float" office:value="0.04814132" calcext:value-type="float">
            <text:p>0.04814132</text:p>
          </table:table-cell>
          <table:table-cell table:formula="of:=[.E458]*100" office:value-type="float" office:value="0.503016" calcext:value-type="float">
            <text:p>0.50301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79.1734161377" calcext:value-type="float">
            <text:p>179.1734161377</text:p>
          </table:table-cell>
          <table:table-cell office:value-type="float" office:value="-0.4183566491" calcext:value-type="float">
            <text:p>-0.41835664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27538" calcext:value-type="float">
            <text:p>0.00627538</text:p>
          </table:table-cell>
          <table:table-cell office:value-type="float" office:value="0.00507809" calcext:value-type="float">
            <text:p>0.00507809</text:p>
          </table:table-cell>
          <table:table-cell office:value-type="float" office:value="0.0005697055" calcext:value-type="float">
            <text:p>0.0005697055</text:p>
          </table:table-cell>
          <table:table-cell office:value-type="float" office:value="732" calcext:value-type="float">
            <text:p>732</text:p>
          </table:table-cell>
          <table:table-cell table:formula="of:=[.D459]*100" office:value-type="float" office:value="0.04814132" calcext:value-type="float">
            <text:p>0.04814132</text:p>
          </table:table-cell>
          <table:table-cell table:formula="of:=[.E459]*100" office:value-type="float" office:value="0.627538" calcext:value-type="float">
            <text:p>0.627538</text:p>
          </table:table-cell>
        </table:table-row>
        <table:table-row table:style-name="ro1">
          <table:table-cell office:value-type="float" office:value="36.65" calcext:value-type="float">
            <text:p>36.65</text:p>
          </table:table-cell>
          <table:table-cell office:value-type="float" office:value="179.2017211914" calcext:value-type="float">
            <text:p>179.2017211914</text:p>
          </table:table-cell>
          <table:table-cell office:value-type="float" office:value="-0.3962714056" calcext:value-type="float">
            <text:p>-0.39627140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95316" calcext:value-type="float">
            <text:p>0.00695316</text:p>
          </table:table-cell>
          <table:table-cell office:value-type="float" office:value="0.00507809" calcext:value-type="float">
            <text:p>0.00507809</text:p>
          </table:table-cell>
          <table:table-cell office:value-type="float" office:value="0.0005658748" calcext:value-type="float">
            <text:p>0.0005658748</text:p>
          </table:table-cell>
          <table:table-cell office:value-type="float" office:value="733" calcext:value-type="float">
            <text:p>733</text:p>
          </table:table-cell>
          <table:table-cell table:formula="of:=[.D460]*100" office:value-type="float" office:value="0.04814132" calcext:value-type="float">
            <text:p>0.04814132</text:p>
          </table:table-cell>
          <table:table-cell table:formula="of:=[.E460]*100" office:value-type="float" office:value="0.695316" calcext:value-type="float">
            <text:p>0.695316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79.2057037354" calcext:value-type="float">
            <text:p>179.2057037354</text:p>
          </table:table-cell>
          <table:table-cell office:value-type="float" office:value="-0.4125442896" calcext:value-type="float">
            <text:p>-0.41254428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5102" calcext:value-type="float">
            <text:p>0.0075102</text:p>
          </table:table-cell>
          <table:table-cell office:value-type="float" office:value="0.00511199" calcext:value-type="float">
            <text:p>0.00511199</text:p>
          </table:table-cell>
          <table:table-cell office:value-type="float" office:value="0.0003842004" calcext:value-type="float">
            <text:p>0.0003842004</text:p>
          </table:table-cell>
          <table:table-cell office:value-type="float" office:value="734" calcext:value-type="float">
            <text:p>734</text:p>
          </table:table-cell>
          <table:table-cell table:formula="of:=[.D461]*100" office:value-type="float" office:value="0.04814132" calcext:value-type="float">
            <text:p>0.04814132</text:p>
          </table:table-cell>
          <table:table-cell table:formula="of:=[.E461]*100" office:value-type="float" office:value="0.75102" calcext:value-type="float">
            <text:p>0.75102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179.2279052734" calcext:value-type="float">
            <text:p>179.2279052734</text:p>
          </table:table-cell>
          <table:table-cell office:value-type="float" office:value="-0.5769469031" calcext:value-type="float">
            <text:p>-0.57694690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9722" calcext:value-type="float">
            <text:p>0.0089722</text:p>
          </table:table-cell>
          <table:table-cell office:value-type="float" office:value="0.00511199" calcext:value-type="float">
            <text:p>0.00511199</text:p>
          </table:table-cell>
          <table:table-cell office:value-type="float" office:value="0.0007282322" calcext:value-type="float">
            <text:p>0.0007282322</text:p>
          </table:table-cell>
          <table:table-cell office:value-type="float" office:value="735" calcext:value-type="float">
            <text:p>735</text:p>
          </table:table-cell>
          <table:table-cell table:formula="of:=[.D462]*100" office:value-type="float" office:value="0.04814132" calcext:value-type="float">
            <text:p>0.04814132</text:p>
          </table:table-cell>
          <table:table-cell table:formula="of:=[.E462]*100" office:value-type="float" office:value="0.89722" calcext:value-type="float">
            <text:p>0.89722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9.2376403809" calcext:value-type="float">
            <text:p>179.2376403809</text:p>
          </table:table-cell>
          <table:table-cell office:value-type="float" office:value="-0.649353876" calcext:value-type="float">
            <text:p>-0.6493538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42181" calcext:value-type="float">
            <text:p>0.01042181</text:p>
          </table:table-cell>
          <table:table-cell office:value-type="float" office:value="0.00511199" calcext:value-type="float">
            <text:p>0.00511199</text:p>
          </table:table-cell>
          <table:table-cell office:value-type="float" office:value="0.0008485063" calcext:value-type="float">
            <text:p>0.0008485063</text:p>
          </table:table-cell>
          <table:table-cell office:value-type="float" office:value="736" calcext:value-type="float">
            <text:p>736</text:p>
          </table:table-cell>
          <table:table-cell table:formula="of:=[.D463]*100" office:value-type="float" office:value="0.04814132" calcext:value-type="float">
            <text:p>0.04814132</text:p>
          </table:table-cell>
          <table:table-cell table:formula="of:=[.E463]*100" office:value-type="float" office:value="1.042181" calcext:value-type="float">
            <text:p>1.042181</text:p>
          </table:table-cell>
        </table:table-row>
        <table:table-row table:style-name="ro1">
          <table:table-cell office:value-type="float" office:value="36.85" calcext:value-type="float">
            <text:p>36.85</text:p>
          </table:table-cell>
          <table:table-cell office:value-type="float" office:value="179.2487945557" calcext:value-type="float">
            <text:p>179.2487945557</text:p>
          </table:table-cell>
          <table:table-cell office:value-type="float" office:value="-0.7232194751" calcext:value-type="float">
            <text:p>-0.72321947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187292" calcext:value-type="float">
            <text:p>0.01187292</text:p>
          </table:table-cell>
          <table:table-cell office:value-type="float" office:value="0.00522694" calcext:value-type="float">
            <text:p>0.00522694</text:p>
          </table:table-cell>
          <table:table-cell office:value-type="float" office:value="0.0007381207" calcext:value-type="float">
            <text:p>0.0007381207</text:p>
          </table:table-cell>
          <table:table-cell office:value-type="float" office:value="737" calcext:value-type="float">
            <text:p>737</text:p>
          </table:table-cell>
          <table:table-cell table:formula="of:=[.D464]*100" office:value-type="float" office:value="0.04814132" calcext:value-type="float">
            <text:p>0.04814132</text:p>
          </table:table-cell>
          <table:table-cell table:formula="of:=[.E464]*100" office:value-type="float" office:value="1.187292" calcext:value-type="float">
            <text:p>1.187292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79.2657623291" calcext:value-type="float">
            <text:p>179.2657623291</text:p>
          </table:table-cell>
          <table:table-cell office:value-type="float" office:value="-0.7922440977" calcext:value-type="float">
            <text:p>-0.79224409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29284" calcext:value-type="float">
            <text:p>0.01329284</text:p>
          </table:table-cell>
          <table:table-cell office:value-type="float" office:value="0.00522694" calcext:value-type="float">
            <text:p>0.00522694</text:p>
          </table:table-cell>
          <table:table-cell office:value-type="float" office:value="0.0008542978" calcext:value-type="float">
            <text:p>0.0008542978</text:p>
          </table:table-cell>
          <table:table-cell office:value-type="float" office:value="738" calcext:value-type="float">
            <text:p>738</text:p>
          </table:table-cell>
          <table:table-cell table:formula="of:=[.D465]*100" office:value-type="float" office:value="0.04814132" calcext:value-type="float">
            <text:p>0.04814132</text:p>
          </table:table-cell>
          <table:table-cell table:formula="of:=[.E465]*100" office:value-type="float" office:value="1.329284" calcext:value-type="float">
            <text:p>1.329284</text:p>
          </table:table-cell>
        </table:table-row>
        <table:table-row table:style-name="ro1">
          <table:table-cell office:value-type="float" office:value="36.95" calcext:value-type="float">
            <text:p>36.95</text:p>
          </table:table-cell>
          <table:table-cell office:value-type="float" office:value="179.2703704834" calcext:value-type="float">
            <text:p>179.2703704834</text:p>
          </table:table-cell>
          <table:table-cell office:value-type="float" office:value="-0.9328087028" calcext:value-type="float">
            <text:p>-0.93280870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16776" calcext:value-type="float">
            <text:p>0.01516776</text:p>
          </table:table-cell>
          <table:table-cell office:value-type="float" office:value="0.00545398" calcext:value-type="float">
            <text:p>0.00545398</text:p>
          </table:table-cell>
          <table:table-cell office:value-type="float" office:value="0.0011775355" calcext:value-type="float">
            <text:p>0.0011775355</text:p>
          </table:table-cell>
          <table:table-cell office:value-type="float" office:value="739" calcext:value-type="float">
            <text:p>739</text:p>
          </table:table-cell>
          <table:table-cell table:formula="of:=[.D466]*100" office:value-type="float" office:value="0.04814132" calcext:value-type="float">
            <text:p>0.04814132</text:p>
          </table:table-cell>
          <table:table-cell table:formula="of:=[.E466]*100" office:value-type="float" office:value="1.516776" calcext:value-type="float">
            <text:p>1.5167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9.2688903809" calcext:value-type="float">
            <text:p>179.2688903809</text:p>
          </table:table-cell>
          <table:table-cell office:value-type="float" office:value="-1.0433528955" calcext:value-type="float">
            <text:p>-1.04335289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1444" calcext:value-type="float">
            <text:p>0.0171444</text:p>
          </table:table-cell>
          <table:table-cell office:value-type="float" office:value="0.00545398" calcext:value-type="float">
            <text:p>0.00545398</text:p>
          </table:table-cell>
          <table:table-cell office:value-type="float" office:value="0.0012920367" calcext:value-type="float">
            <text:p>0.0012920367</text:p>
          </table:table-cell>
          <table:table-cell office:value-type="float" office:value="740" calcext:value-type="float">
            <text:p>740</text:p>
          </table:table-cell>
          <table:table-cell table:formula="of:=[.D467]*100" office:value-type="float" office:value="0.04814132" calcext:value-type="float">
            <text:p>0.04814132</text:p>
          </table:table-cell>
          <table:table-cell table:formula="of:=[.E467]*100" office:value-type="float" office:value="1.71444" calcext:value-type="float">
            <text:p>1.71444</text:p>
          </table:table-cell>
        </table:table-row>
        <table:table-row table:style-name="ro1">
          <table:table-cell office:value-type="float" office:value="37.05" calcext:value-type="float">
            <text:p>37.05</text:p>
          </table:table-cell>
          <table:table-cell office:value-type="float" office:value="179.2100830078" calcext:value-type="float">
            <text:p>179.2100830078</text:p>
          </table:table-cell>
          <table:table-cell office:value-type="float" office:value="-1.157347737" calcext:value-type="float">
            <text:p>-1.1573477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921134" calcext:value-type="float">
            <text:p>0.01921134</text:p>
          </table:table-cell>
          <table:table-cell office:value-type="float" office:value="0.00545398" calcext:value-type="float">
            <text:p>0.00545398</text:p>
          </table:table-cell>
          <table:table-cell office:value-type="float" office:value="0.0013503743" calcext:value-type="float">
            <text:p>0.0013503743</text:p>
          </table:table-cell>
          <table:table-cell office:value-type="float" office:value="741" calcext:value-type="float">
            <text:p>741</text:p>
          </table:table-cell>
          <table:table-cell table:formula="of:=[.D468]*100" office:value-type="float" office:value="0.04814132" calcext:value-type="float">
            <text:p>0.04814132</text:p>
          </table:table-cell>
          <table:table-cell table:formula="of:=[.E468]*100" office:value-type="float" office:value="1.921134" calcext:value-type="float">
            <text:p>1.921134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79.1627044678" calcext:value-type="float">
            <text:p>179.1627044678</text:p>
          </table:table-cell>
          <table:table-cell office:value-type="float" office:value="-1.2660720166" calcext:value-type="float">
            <text:p>-1.2660720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130304" calcext:value-type="float">
            <text:p>0.02130304</text:p>
          </table:table-cell>
          <table:table-cell office:value-type="float" office:value="0.00587122" calcext:value-type="float">
            <text:p>0.00587122</text:p>
          </table:table-cell>
          <table:table-cell office:value-type="float" office:value="0.0012813537" calcext:value-type="float">
            <text:p>0.0012813537</text:p>
          </table:table-cell>
          <table:table-cell office:value-type="float" office:value="742" calcext:value-type="float">
            <text:p>742</text:p>
          </table:table-cell>
          <table:table-cell table:formula="of:=[.D469]*100" office:value-type="float" office:value="0.04814132" calcext:value-type="float">
            <text:p>0.04814132</text:p>
          </table:table-cell>
          <table:table-cell table:formula="of:=[.E469]*100" office:value-type="float" office:value="2.130304" calcext:value-type="float">
            <text:p>2.130304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9.1050720215" calcext:value-type="float">
            <text:p>179.1050720215</text:p>
          </table:table-cell>
          <table:table-cell office:value-type="float" office:value="-1.3007474496" calcext:value-type="float">
            <text:p>-1.30074744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291879" calcext:value-type="float">
            <text:p>0.02291879</text:p>
          </table:table-cell>
          <table:table-cell office:value-type="float" office:value="0.00587122" calcext:value-type="float">
            <text:p>0.00587122</text:p>
          </table:table-cell>
          <table:table-cell office:value-type="float" office:value="0.001125802" calcext:value-type="float">
            <text:p>0.001125802</text:p>
          </table:table-cell>
          <table:table-cell office:value-type="float" office:value="743" calcext:value-type="float">
            <text:p>743</text:p>
          </table:table-cell>
          <table:table-cell table:formula="of:=[.D470]*100" office:value-type="float" office:value="0.04814132" calcext:value-type="float">
            <text:p>0.04814132</text:p>
          </table:table-cell>
          <table:table-cell table:formula="of:=[.E470]*100" office:value-type="float" office:value="2.291879" calcext:value-type="float">
            <text:p>2.291879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9.0767211914" calcext:value-type="float">
            <text:p>179.0767211914</text:p>
          </table:table-cell>
          <table:table-cell office:value-type="float" office:value="-1.2269081393" calcext:value-type="float">
            <text:p>-1.22690813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349784" calcext:value-type="float">
            <text:p>0.02349784</text:p>
          </table:table-cell>
          <table:table-cell office:value-type="float" office:value="0.00659607" calcext:value-type="float">
            <text:p>0.00659607</text:p>
          </table:table-cell>
          <table:table-cell office:value-type="float" office:value="0.000592037" calcext:value-type="float">
            <text:p>0.000592037</text:p>
          </table:table-cell>
          <table:table-cell office:value-type="float" office:value="744" calcext:value-type="float">
            <text:p>744</text:p>
          </table:table-cell>
          <table:table-cell table:formula="of:=[.D471]*100" office:value-type="float" office:value="0.04814132" calcext:value-type="float">
            <text:p>0.04814132</text:p>
          </table:table-cell>
          <table:table-cell table:formula="of:=[.E471]*100" office:value-type="float" office:value="2.349784" calcext:value-type="float">
            <text:p>2.349784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9.0694732666" calcext:value-type="float">
            <text:p>179.0694732666</text:p>
          </table:table-cell>
          <table:table-cell office:value-type="float" office:value="-1.1026822101" calcext:value-type="float">
            <text:p>-1.10268221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305534" calcext:value-type="float">
            <text:p>0.02305534</text:p>
          </table:table-cell>
          <table:table-cell office:value-type="float" office:value="0.00659607" calcext:value-type="float">
            <text:p>0.00659607</text:p>
          </table:table-cell>
          <table:table-cell office:value-type="float" office:value="0.0000474586" calcext:value-type="float">
            <text:p>4.74586E-05</text:p>
          </table:table-cell>
          <table:table-cell office:value-type="float" office:value="745" calcext:value-type="float">
            <text:p>745</text:p>
          </table:table-cell>
          <table:table-cell table:formula="of:=[.D472]*100" office:value-type="float" office:value="0.04814132" calcext:value-type="float">
            <text:p>0.04814132</text:p>
          </table:table-cell>
          <table:table-cell table:formula="of:=[.E472]*100" office:value-type="float" office:value="2.305534" calcext:value-type="float">
            <text:p>2.305534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9.0594024658" calcext:value-type="float">
            <text:p>179.0594024658</text:p>
          </table:table-cell>
          <table:table-cell office:value-type="float" office:value="-1.0617765756" calcext:value-type="float">
            <text:p>-1.06177657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249032" calcext:value-type="float">
            <text:p>0.02249032</text:p>
          </table:table-cell>
          <table:table-cell office:value-type="float" office:value="0.00659607" calcext:value-type="float">
            <text:p>0.00659607</text:p>
          </table:table-cell>
          <table:table-cell office:value-type="float" office:value="-0.000242417" calcext:value-type="float">
            <text:p>-0.000242417</text:p>
          </table:table-cell>
          <table:table-cell office:value-type="float" office:value="746" calcext:value-type="float">
            <text:p>746</text:p>
          </table:table-cell>
          <table:table-cell table:formula="of:=[.D473]*100" office:value-type="float" office:value="0.04814132" calcext:value-type="float">
            <text:p>0.04814132</text:p>
          </table:table-cell>
          <table:table-cell table:formula="of:=[.E473]*100" office:value-type="float" office:value="2.249032" calcext:value-type="float">
            <text:p>2.249032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9.0902709961" calcext:value-type="float">
            <text:p>179.0902709961</text:p>
          </table:table-cell>
          <table:table-cell office:value-type="float" office:value="-0.8790070261" calcext:value-type="float">
            <text:p>-0.87900702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090092" calcext:value-type="float">
            <text:p>0.02090092</text:p>
          </table:table-cell>
          <table:table-cell office:value-type="float" office:value="0.00780582" calcext:value-type="float">
            <text:p>0.00780582</text:p>
          </table:table-cell>
          <table:table-cell office:value-type="float" office:value="-0.0005431937" calcext:value-type="float">
            <text:p>-0.0005431937</text:p>
          </table:table-cell>
          <table:table-cell office:value-type="float" office:value="747" calcext:value-type="float">
            <text:p>747</text:p>
          </table:table-cell>
          <table:table-cell table:formula="of:=[.D474]*100" office:value-type="float" office:value="0.04814132" calcext:value-type="float">
            <text:p>0.04814132</text:p>
          </table:table-cell>
          <table:table-cell table:formula="of:=[.E474]*100" office:value-type="float" office:value="2.090092" calcext:value-type="float">
            <text:p>2.090092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9.1076965332" calcext:value-type="float">
            <text:p>179.1076965332</text:p>
          </table:table-cell>
          <table:table-cell office:value-type="float" office:value="-0.8036756788" calcext:value-type="float">
            <text:p>-0.80367567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93475" calcext:value-type="float">
            <text:p>0.0193475</text:p>
          </table:table-cell>
          <table:table-cell office:value-type="float" office:value="0.00780582" calcext:value-type="float">
            <text:p>0.00780582</text:p>
          </table:table-cell>
          <table:table-cell office:value-type="float" office:value="-0.0007030852" calcext:value-type="float">
            <text:p>-0.0007030852</text:p>
          </table:table-cell>
          <table:table-cell office:value-type="float" office:value="748" calcext:value-type="float">
            <text:p>748</text:p>
          </table:table-cell>
          <table:table-cell table:formula="of:=[.D475]*100" office:value-type="float" office:value="0.04814132" calcext:value-type="float">
            <text:p>0.04814132</text:p>
          </table:table-cell>
          <table:table-cell table:formula="of:=[.E475]*100" office:value-type="float" office:value="1.93475" calcext:value-type="float">
            <text:p>1.93475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179.13230896" calcext:value-type="float">
            <text:p>179.13230896</text:p>
          </table:table-cell>
          <table:table-cell office:value-type="float" office:value="-0.7245850449" calcext:value-type="float">
            <text:p>-0.72458504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7929" calcext:value-type="float">
            <text:p>0.0177929</text:p>
          </table:table-cell>
          <table:table-cell office:value-type="float" office:value="0.00973742" calcext:value-type="float">
            <text:p>0.00973742</text:p>
          </table:table-cell>
          <table:table-cell office:value-type="float" office:value="-0.0007173477" calcext:value-type="float">
            <text:p>-0.0007173477</text:p>
          </table:table-cell>
          <table:table-cell office:value-type="float" office:value="749" calcext:value-type="float">
            <text:p>749</text:p>
          </table:table-cell>
          <table:table-cell table:formula="of:=[.D476]*100" office:value-type="float" office:value="0.04814132" calcext:value-type="float">
            <text:p>0.04814132</text:p>
          </table:table-cell>
          <table:table-cell table:formula="of:=[.E476]*100" office:value-type="float" office:value="1.77929" calcext:value-type="float">
            <text:p>1.77929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9.1299285889" calcext:value-type="float">
            <text:p>179.1299285889</text:p>
          </table:table-cell>
          <table:table-cell office:value-type="float" office:value="-0.6532748298" calcext:value-type="float">
            <text:p>-0.65327482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28925" calcext:value-type="float">
            <text:p>0.01628925</text:p>
          </table:table-cell>
          <table:table-cell office:value-type="float" office:value="0.00973742" calcext:value-type="float">
            <text:p>0.00973742</text:p>
          </table:table-cell>
          <table:table-cell office:value-type="float" office:value="-0.0008497052" calcext:value-type="float">
            <text:p>-0.0008497052</text:p>
          </table:table-cell>
          <table:table-cell office:value-type="float" office:value="750" calcext:value-type="float">
            <text:p>750</text:p>
          </table:table-cell>
          <table:table-cell table:formula="of:=[.D477]*100" office:value-type="float" office:value="0.04814132" calcext:value-type="float">
            <text:p>0.04814132</text:p>
          </table:table-cell>
          <table:table-cell table:formula="of:=[.E477]*100" office:value-type="float" office:value="1.628925" calcext:value-type="float">
            <text:p>1.628925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9.1319122314" calcext:value-type="float">
            <text:p>179.1319122314</text:p>
          </table:table-cell>
          <table:table-cell office:value-type="float" office:value="-0.5823737553" calcext:value-type="float">
            <text:p>-0.58237375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82207" calcext:value-type="float">
            <text:p>0.01482207</text:p>
          </table:table-cell>
          <table:table-cell office:value-type="float" office:value="0.00973742" calcext:value-type="float">
            <text:p>0.00973742</text:p>
          </table:table-cell>
          <table:table-cell office:value-type="float" office:value="-0.0008140217" calcext:value-type="float">
            <text:p>-0.0008140217</text:p>
          </table:table-cell>
          <table:table-cell office:value-type="float" office:value="751" calcext:value-type="float">
            <text:p>751</text:p>
          </table:table-cell>
          <table:table-cell table:formula="of:=[.D478]*100" office:value-type="float" office:value="0.04814132" calcext:value-type="float">
            <text:p>0.04814132</text:p>
          </table:table-cell>
          <table:table-cell table:formula="of:=[.E478]*100" office:value-type="float" office:value="1.482207" calcext:value-type="float">
            <text:p>1.482207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9.1224975586" calcext:value-type="float">
            <text:p>179.1224975586</text:p>
          </table:table-cell>
          <table:table-cell office:value-type="float" office:value="-0.5561658329" calcext:value-type="float">
            <text:p>-0.55616583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67619" calcext:value-type="float">
            <text:p>0.01367619</text:p>
          </table:table-cell>
          <table:table-cell office:value-type="float" office:value="0.01266051" calcext:value-type="float">
            <text:p>0.01266051</text:p>
          </table:table-cell>
          <table:table-cell office:value-type="float" office:value="-0.0008599059" calcext:value-type="float">
            <text:p>-0.0008599059</text:p>
          </table:table-cell>
          <table:table-cell office:value-type="float" office:value="752" calcext:value-type="float">
            <text:p>752</text:p>
          </table:table-cell>
          <table:table-cell table:formula="of:=[.D479]*100" office:value-type="float" office:value="0.04814132" calcext:value-type="float">
            <text:p>0.04814132</text:p>
          </table:table-cell>
          <table:table-cell table:formula="of:=[.E479]*100" office:value-type="float" office:value="1.367619" calcext:value-type="float">
            <text:p>1.367619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9.1294708252" calcext:value-type="float">
            <text:p>179.1294708252</text:p>
          </table:table-cell>
          <table:table-cell office:value-type="float" office:value="-0.4916681975" calcext:value-type="float">
            <text:p>-0.49166819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48852" calcext:value-type="float">
            <text:p>0.01248852</text:p>
          </table:table-cell>
          <table:table-cell office:value-type="float" office:value="0.01266051" calcext:value-type="float">
            <text:p>0.01266051</text:p>
          </table:table-cell>
          <table:table-cell office:value-type="float" office:value="-0.0009296238" calcext:value-type="float">
            <text:p>-0.0009296238</text:p>
          </table:table-cell>
          <table:table-cell office:value-type="float" office:value="753" calcext:value-type="float">
            <text:p>753</text:p>
          </table:table-cell>
          <table:table-cell table:formula="of:=[.D480]*100" office:value-type="float" office:value="0.04814132" calcext:value-type="float">
            <text:p>0.04814132</text:p>
          </table:table-cell>
          <table:table-cell table:formula="of:=[.E480]*100" office:value-type="float" office:value="1.248852" calcext:value-type="float">
            <text:p>1.248852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9.1214447021" calcext:value-type="float">
            <text:p>179.1214447021</text:p>
          </table:table-cell>
          <table:table-cell office:value-type="float" office:value="-0.3806229336" calcext:value-type="float">
            <text:p>-0.38062293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96366" calcext:value-type="float">
            <text:p>0.01096366</text:p>
          </table:table-cell>
          <table:table-cell office:value-type="float" office:value="0.01266051" calcext:value-type="float">
            <text:p>0.01266051</text:p>
          </table:table-cell>
          <table:table-cell office:value-type="float" office:value="-0.0008748753" calcext:value-type="float">
            <text:p>-0.0008748753</text:p>
          </table:table-cell>
          <table:table-cell office:value-type="float" office:value="754" calcext:value-type="float">
            <text:p>754</text:p>
          </table:table-cell>
          <table:table-cell table:formula="of:=[.D481]*100" office:value-type="float" office:value="0.04814132" calcext:value-type="float">
            <text:p>0.04814132</text:p>
          </table:table-cell>
          <table:table-cell table:formula="of:=[.E481]*100" office:value-type="float" office:value="1.096366" calcext:value-type="float">
            <text:p>1.096366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9.1087341309" calcext:value-type="float">
            <text:p>179.1087341309</text:p>
          </table:table-cell>
          <table:table-cell office:value-type="float" office:value="-0.3083965587" calcext:value-type="float">
            <text:p>-0.30839655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47362" calcext:value-type="float">
            <text:p>0.00947362</text:p>
          </table:table-cell>
          <table:table-cell office:value-type="float" office:value="0.0168424" calcext:value-type="float">
            <text:p>0.0168424</text:p>
          </table:table-cell>
          <table:table-cell office:value-type="float" office:value="-0.0009768629" calcext:value-type="float">
            <text:p>-0.0009768629</text:p>
          </table:table-cell>
          <table:table-cell office:value-type="float" office:value="755" calcext:value-type="float">
            <text:p>755</text:p>
          </table:table-cell>
          <table:table-cell table:formula="of:=[.D482]*100" office:value-type="float" office:value="0.04814132" calcext:value-type="float">
            <text:p>0.04814132</text:p>
          </table:table-cell>
          <table:table-cell table:formula="of:=[.E482]*100" office:value-type="float" office:value="0.947362" calcext:value-type="float">
            <text:p>0.947362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9.106842041" calcext:value-type="float">
            <text:p>179.106842041</text:p>
          </table:table-cell>
          <table:table-cell office:value-type="float" office:value="-0.2176734289" calcext:value-type="float">
            <text:p>-0.21767342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8366" calcext:value-type="float">
            <text:p>0.00788366</text:p>
          </table:table-cell>
          <table:table-cell office:value-type="float" office:value="0.0168424" calcext:value-type="float">
            <text:p>0.0168424</text:p>
          </table:table-cell>
          <table:table-cell office:value-type="float" office:value="-0.0009132594" calcext:value-type="float">
            <text:p>-0.0009132594</text:p>
          </table:table-cell>
          <table:table-cell office:value-type="float" office:value="756" calcext:value-type="float">
            <text:p>756</text:p>
          </table:table-cell>
          <table:table-cell table:formula="of:=[.D483]*100" office:value-type="float" office:value="0.04814132" calcext:value-type="float">
            <text:p>0.04814132</text:p>
          </table:table-cell>
          <table:table-cell table:formula="of:=[.E483]*100" office:value-type="float" office:value="0.788366" calcext:value-type="float">
            <text:p>0.788366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9.0966796875" calcext:value-type="float">
            <text:p>179.0966796875</text:p>
          </table:table-cell>
          <table:table-cell office:value-type="float" office:value="-0.1004245149" calcext:value-type="float">
            <text:p>-0.10042451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5115" calcext:value-type="float">
            <text:p>0.00605115</text:p>
          </table:table-cell>
          <table:table-cell office:value-type="float" office:value="0.02247943" calcext:value-type="float">
            <text:p>0.02247943</text:p>
          </table:table-cell>
          <table:table-cell office:value-type="float" office:value="-0.0008372729" calcext:value-type="float">
            <text:p>-0.0008372729</text:p>
          </table:table-cell>
          <table:table-cell office:value-type="float" office:value="757" calcext:value-type="float">
            <text:p>757</text:p>
          </table:table-cell>
          <table:table-cell table:formula="of:=[.D484]*100" office:value-type="float" office:value="0.04814132" calcext:value-type="float">
            <text:p>0.04814132</text:p>
          </table:table-cell>
          <table:table-cell table:formula="of:=[.E484]*100" office:value-type="float" office:value="0.605115" calcext:value-type="float">
            <text:p>0.605115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9.0972900391" calcext:value-type="float">
            <text:p>179.0972900391</text:p>
          </table:table-cell>
          <table:table-cell office:value-type="float" office:value="-0.004490018" calcext:value-type="float">
            <text:p>-0.0044900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9974" calcext:value-type="float">
            <text:p>0.00419974</text:p>
          </table:table-cell>
          <table:table-cell office:value-type="float" office:value="0.02247943" calcext:value-type="float">
            <text:p>0.02247943</text:p>
          </table:table-cell>
          <table:table-cell office:value-type="float" office:value="-0.0008370771" calcext:value-type="float">
            <text:p>-0.0008370771</text:p>
          </table:table-cell>
          <table:table-cell office:value-type="float" office:value="758" calcext:value-type="float">
            <text:p>758</text:p>
          </table:table-cell>
          <table:table-cell table:formula="of:=[.D485]*100" office:value-type="float" office:value="0.04814132" calcext:value-type="float">
            <text:p>0.04814132</text:p>
          </table:table-cell>
          <table:table-cell table:formula="of:=[.E485]*100" office:value-type="float" office:value="0.419974" calcext:value-type="float">
            <text:p>0.419974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9.104019165" calcext:value-type="float">
            <text:p>179.104019165</text:p>
          </table:table-cell>
          <table:table-cell office:value-type="float" office:value="0.0422779216" calcext:value-type="float">
            <text:p>0.04227792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6271" calcext:value-type="float">
            <text:p>0.00266271</text:p>
          </table:table-cell>
          <table:table-cell office:value-type="float" office:value="0.02537812" calcext:value-type="float">
            <text:p>0.02537812</text:p>
          </table:table-cell>
          <table:table-cell office:value-type="float" office:value="-0.0007062983" calcext:value-type="float">
            <text:p>-0.0007062983</text:p>
          </table:table-cell>
          <table:table-cell office:value-type="float" office:value="759" calcext:value-type="float">
            <text:p>759</text:p>
          </table:table-cell>
          <table:table-cell table:formula="of:=[.D486]*100" office:value-type="float" office:value="0.04814132" calcext:value-type="float">
            <text:p>0.04814132</text:p>
          </table:table-cell>
          <table:table-cell table:formula="of:=[.E486]*100" office:value-type="float" office:value="0.266271" calcext:value-type="float">
            <text:p>0.26627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1234130859" calcext:value-type="float">
            <text:p>179.1234130859</text:p>
          </table:table-cell>
          <table:table-cell office:value-type="float" office:value="0.1247467731" calcext:value-type="float">
            <text:p>0.12474677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9651" calcext:value-type="float">
            <text:p>0.00109651</text:p>
          </table:table-cell>
          <table:table-cell office:value-type="float" office:value="0.02962415" calcext:value-type="float">
            <text:p>0.02962415</text:p>
          </table:table-cell>
          <table:table-cell office:value-type="float" office:value="-0.0006458324" calcext:value-type="float">
            <text:p>-0.0006458324</text:p>
          </table:table-cell>
          <table:table-cell office:value-type="float" office:value="760" calcext:value-type="float">
            <text:p>760</text:p>
          </table:table-cell>
          <table:table-cell table:formula="of:=[.D487]*100" office:value-type="float" office:value="0.04814132" calcext:value-type="float">
            <text:p>0.04814132</text:p>
          </table:table-cell>
          <table:table-cell table:formula="of:=[.E487]*100" office:value-type="float" office:value="0.109651" calcext:value-type="float">
            <text:p>0.109651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9.1489105225" calcext:value-type="float">
            <text:p>179.1489105225</text:p>
          </table:table-cell>
          <table:table-cell office:value-type="float" office:value="0.1615446602" calcext:value-type="float">
            <text:p>0.16154466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8535" calcext:value-type="float">
            <text:p>-0.00018535</text:p>
          </table:table-cell>
          <table:table-cell office:value-type="float" office:value="0.02962415" calcext:value-type="float">
            <text:p>0.02962415</text:p>
          </table:table-cell>
          <table:table-cell office:value-type="float" office:value="-0.0003974223" calcext:value-type="float">
            <text:p>-0.0003974223</text:p>
          </table:table-cell>
          <table:table-cell office:value-type="float" office:value="761" calcext:value-type="float">
            <text:p>761</text:p>
          </table:table-cell>
          <table:table-cell table:formula="of:=[.D488]*100" office:value-type="float" office:value="0.04814132" calcext:value-type="float">
            <text:p>0.04814132</text:p>
          </table:table-cell>
          <table:table-cell table:formula="of:=[.E488]*100" office:value-type="float" office:value="-0.018535" calcext:value-type="float">
            <text:p>-0.018535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9.1729888916" calcext:value-type="float">
            <text:p>179.1729888916</text:p>
          </table:table-cell>
          <table:table-cell office:value-type="float" office:value="0.1845706226" calcext:value-type="float">
            <text:p>0.18457062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18734" calcext:value-type="float">
            <text:p>-0.00118734</text:p>
          </table:table-cell>
          <table:table-cell office:value-type="float" office:value="0.03303653" calcext:value-type="float">
            <text:p>0.03303653</text:p>
          </table:table-cell>
          <table:table-cell office:value-type="float" office:value="-0.0000736426" calcext:value-type="float">
            <text:p>-7.36426E-05</text:p>
          </table:table-cell>
          <table:table-cell office:value-type="float" office:value="762" calcext:value-type="float">
            <text:p>762</text:p>
          </table:table-cell>
          <table:table-cell table:formula="of:=[.D489]*100" office:value-type="float" office:value="0.04814132" calcext:value-type="float">
            <text:p>0.04814132</text:p>
          </table:table-cell>
          <table:table-cell table:formula="of:=[.E489]*100" office:value-type="float" office:value="-0.118734" calcext:value-type="float">
            <text:p>-0.118734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9.1901092529" calcext:value-type="float">
            <text:p>179.1901092529</text:p>
          </table:table-cell>
          <table:table-cell office:value-type="float" office:value="0.2234081124" calcext:value-type="float">
            <text:p>0.22340811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10912" calcext:value-type="float">
            <text:p>-0.00210912</text:p>
          </table:table-cell>
          <table:table-cell office:value-type="float" office:value="0.0380888" calcext:value-type="float">
            <text:p>0.0380888</text:p>
          </table:table-cell>
          <table:table-cell office:value-type="float" office:value="-0.0000478752" calcext:value-type="float">
            <text:p>-4.78752E-05</text:p>
          </table:table-cell>
          <table:table-cell office:value-type="float" office:value="763" calcext:value-type="float">
            <text:p>763</text:p>
          </table:table-cell>
          <table:table-cell table:formula="of:=[.D490]*100" office:value-type="float" office:value="0.04814132" calcext:value-type="float">
            <text:p>0.04814132</text:p>
          </table:table-cell>
          <table:table-cell table:formula="of:=[.E490]*100" office:value-type="float" office:value="-0.210912" calcext:value-type="float">
            <text:p>-0.210912</text:p>
          </table:table-cell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179.2204284668" calcext:value-type="float">
            <text:p>179.2204284668</text:p>
          </table:table-cell>
          <table:table-cell office:value-type="float" office:value="0.1836184692" calcext:value-type="float">
            <text:p>0.18361846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45499" calcext:value-type="float">
            <text:p>-0.00245499</text:p>
          </table:table-cell>
          <table:table-cell office:value-type="float" office:value="0.0380888" calcext:value-type="float">
            <text:p>0.0380888</text:p>
          </table:table-cell>
          <table:table-cell office:value-type="float" office:value="0.0000885451" calcext:value-type="float">
            <text:p>8.85451E-05</text:p>
          </table:table-cell>
          <table:table-cell office:value-type="float" office:value="764" calcext:value-type="float">
            <text:p>764</text:p>
          </table:table-cell>
          <table:table-cell table:formula="of:=[.D491]*100" office:value-type="float" office:value="0.04814132" calcext:value-type="float">
            <text:p>0.04814132</text:p>
          </table:table-cell>
          <table:table-cell table:formula="of:=[.E491]*100" office:value-type="float" office:value="-0.245499" calcext:value-type="float">
            <text:p>-0.245499</text:p>
          </table:table-cell>
        </table:table-row>
        <table:table-row table:style-name="ro1">
          <table:table-cell office:value-type="float" office:value="38.26" calcext:value-type="float">
            <text:p>38.26</text:p>
          </table:table-cell>
          <table:table-cell office:value-type="float" office:value="179.2232666016" calcext:value-type="float">
            <text:p>179.2232666016</text:p>
          </table:table-cell>
          <table:table-cell office:value-type="float" office:value="0.1793204551" calcext:value-type="float">
            <text:p>0.17932045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65546" calcext:value-type="float">
            <text:p>-0.00265546</text:p>
          </table:table-cell>
          <table:table-cell office:value-type="float" office:value="0.04739066" calcext:value-type="float">
            <text:p>0.04739066</text:p>
          </table:table-cell>
          <table:table-cell office:value-type="float" office:value="0.0004983308" calcext:value-type="float">
            <text:p>0.0004983308</text:p>
          </table:table-cell>
          <table:table-cell office:value-type="float" office:value="765" calcext:value-type="float">
            <text:p>765</text:p>
          </table:table-cell>
          <table:table-cell table:formula="of:=[.D492]*100" office:value-type="float" office:value="0.04814132" calcext:value-type="float">
            <text:p>0.04814132</text:p>
          </table:table-cell>
          <table:table-cell table:formula="of:=[.E492]*100" office:value-type="float" office:value="-0.265546" calcext:value-type="float">
            <text:p>-0.265546</text:p>
          </table:table-cell>
        </table:table-row>
        <table:table-row table:style-name="ro1">
          <table:table-cell office:value-type="float" office:value="38.31" calcext:value-type="float">
            <text:p>38.31</text:p>
          </table:table-cell>
          <table:table-cell office:value-type="float" office:value="179.2067260742" calcext:value-type="float">
            <text:p>179.2067260742</text:p>
          </table:table-cell>
          <table:table-cell office:value-type="float" office:value="0.2681827718" calcext:value-type="float">
            <text:p>0.26818277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337906" calcext:value-type="float">
            <text:p>-0.00337906</text:p>
          </table:table-cell>
          <table:table-cell office:value-type="float" office:value="0.04739066" calcext:value-type="float">
            <text:p>0.04739066</text:p>
          </table:table-cell>
          <table:table-cell office:value-type="float" office:value="0.0002996536" calcext:value-type="float">
            <text:p>0.0002996536</text:p>
          </table:table-cell>
          <table:table-cell office:value-type="float" office:value="766" calcext:value-type="float">
            <text:p>766</text:p>
          </table:table-cell>
          <table:table-cell table:formula="of:=[.D493]*100" office:value-type="float" office:value="0.04814132" calcext:value-type="float">
            <text:p>0.04814132</text:p>
          </table:table-cell>
          <table:table-cell table:formula="of:=[.E493]*100" office:value-type="float" office:value="-0.337906" calcext:value-type="float">
            <text:p>-0.337906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179.1970214844" calcext:value-type="float">
            <text:p>179.1970214844</text:p>
          </table:table-cell>
          <table:table-cell office:value-type="float" office:value="0.2765578087" calcext:value-type="float">
            <text:p>0.27655780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391394" calcext:value-type="float">
            <text:p>-0.00391394</text:p>
          </table:table-cell>
          <table:table-cell office:value-type="float" office:value="0.05093572" calcext:value-type="float">
            <text:p>0.05093572</text:p>
          </table:table-cell>
          <table:table-cell office:value-type="float" office:value="0.0002760177" calcext:value-type="float">
            <text:p>0.0002760177</text:p>
          </table:table-cell>
          <table:table-cell office:value-type="float" office:value="767" calcext:value-type="float">
            <text:p>767</text:p>
          </table:table-cell>
          <table:table-cell table:formula="of:=[.D494]*100" office:value-type="float" office:value="0.04814132" calcext:value-type="float">
            <text:p>0.04814132</text:p>
          </table:table-cell>
          <table:table-cell table:formula="of:=[.E494]*100" office:value-type="float" office:value="-0.391394" calcext:value-type="float">
            <text:p>-0.391394</text:p>
          </table:table-cell>
        </table:table-row>
        <table:table-row table:style-name="ro1">
          <table:table-cell office:value-type="float" office:value="38.41" calcext:value-type="float">
            <text:p>38.41</text:p>
          </table:table-cell>
          <table:table-cell office:value-type="float" office:value="179.1630401611" calcext:value-type="float">
            <text:p>179.1630401611</text:p>
          </table:table-cell>
          <table:table-cell office:value-type="float" office:value="0.3768885336" calcext:value-type="float">
            <text:p>0.37688853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493525" calcext:value-type="float">
            <text:p>-0.00493525</text:p>
          </table:table-cell>
          <table:table-cell office:value-type="float" office:value="0.0566666" calcext:value-type="float">
            <text:p>0.0566666</text:p>
          </table:table-cell>
          <table:table-cell office:value-type="float" office:value="0.0000925951" calcext:value-type="float">
            <text:p>9.25951E-05</text:p>
          </table:table-cell>
          <table:table-cell office:value-type="float" office:value="768" calcext:value-type="float">
            <text:p>768</text:p>
          </table:table-cell>
          <table:table-cell table:formula="of:=[.D495]*100" office:value-type="float" office:value="0.04814132" calcext:value-type="float">
            <text:p>0.04814132</text:p>
          </table:table-cell>
          <table:table-cell table:formula="of:=[.E495]*100" office:value-type="float" office:value="-0.493525" calcext:value-type="float">
            <text:p>-0.493525</text:p>
          </table:table-cell>
        </table:table-row>
        <table:table-row table:style-name="ro1">
          <table:table-cell office:value-type="float" office:value="38.46" calcext:value-type="float">
            <text:p>38.46</text:p>
          </table:table-cell>
          <table:table-cell office:value-type="float" office:value="179.1452636719" calcext:value-type="float">
            <text:p>179.1452636719</text:p>
          </table:table-cell>
          <table:table-cell office:value-type="float" office:value="0.4621700921" calcext:value-type="float">
            <text:p>0.46217009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617862" calcext:value-type="float">
            <text:p>-0.00617862</text:p>
          </table:table-cell>
          <table:table-cell office:value-type="float" office:value="0.0566666" calcext:value-type="float">
            <text:p>0.0566666</text:p>
          </table:table-cell>
          <table:table-cell office:value-type="float" office:value="0.0002578645" calcext:value-type="float">
            <text:p>0.0002578645</text:p>
          </table:table-cell>
          <table:table-cell office:value-type="float" office:value="769" calcext:value-type="float">
            <text:p>769</text:p>
          </table:table-cell>
          <table:table-cell table:formula="of:=[.D496]*100" office:value-type="float" office:value="0.04814132" calcext:value-type="float">
            <text:p>0.04814132</text:p>
          </table:table-cell>
          <table:table-cell table:formula="of:=[.E496]*100" office:value-type="float" office:value="-0.617862" calcext:value-type="float">
            <text:p>-0.617862</text:p>
          </table:table-cell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179.1107025146" calcext:value-type="float">
            <text:p>179.1107025146</text:p>
          </table:table-cell>
          <table:table-cell office:value-type="float" office:value="0.6393045249" calcext:value-type="float">
            <text:p>0.63930452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817978" calcext:value-type="float">
            <text:p>-0.00817978</text:p>
          </table:table-cell>
          <table:table-cell office:value-type="float" office:value="0.06479606" calcext:value-type="float">
            <text:p>0.06479606</text:p>
          </table:table-cell>
          <table:table-cell office:value-type="float" office:value="-0.0000974391" calcext:value-type="float">
            <text:p>-9.74391E-05</text:p>
          </table:table-cell>
          <table:table-cell office:value-type="float" office:value="770" calcext:value-type="float">
            <text:p>770</text:p>
          </table:table-cell>
          <table:table-cell table:formula="of:=[.D497]*100" office:value-type="float" office:value="0.04814132" calcext:value-type="float">
            <text:p>0.04814132</text:p>
          </table:table-cell>
          <table:table-cell table:formula="of:=[.E497]*100" office:value-type="float" office:value="-0.817978" calcext:value-type="float">
            <text:p>-0.817978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179.1084594727" calcext:value-type="float">
            <text:p>179.1084594727</text:p>
          </table:table-cell>
          <table:table-cell office:value-type="float" office:value="0.830293841" calcext:value-type="float">
            <text:p>0.8302938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7749" calcext:value-type="float">
            <text:p>-0.0107749</text:p>
          </table:table-cell>
          <table:table-cell office:value-type="float" office:value="0.06479606" calcext:value-type="float">
            <text:p>0.06479606</text:p>
          </table:table-cell>
          <table:table-cell office:value-type="float" office:value="-0.0004223593" calcext:value-type="float">
            <text:p>-0.0004223593</text:p>
          </table:table-cell>
          <table:table-cell office:value-type="float" office:value="771" calcext:value-type="float">
            <text:p>771</text:p>
          </table:table-cell>
          <table:table-cell table:formula="of:=[.D498]*100" office:value-type="float" office:value="0.04814132" calcext:value-type="float">
            <text:p>0.04814132</text:p>
          </table:table-cell>
          <table:table-cell table:formula="of:=[.E498]*100" office:value-type="float" office:value="-1.07749" calcext:value-type="float">
            <text:p>-1.07749</text:p>
          </table:table-cell>
        </table:table-row>
        <table:table-row table:style-name="ro1">
          <table:table-cell office:value-type="float" office:value="38.61" calcext:value-type="float">
            <text:p>38.61</text:p>
          </table:table-cell>
          <table:table-cell office:value-type="float" office:value="179.1083831787" calcext:value-type="float">
            <text:p>179.1083831787</text:p>
          </table:table-cell>
          <table:table-cell office:value-type="float" office:value="1.0035755095" calcext:value-type="float">
            <text:p>1.00357550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364561" calcext:value-type="float">
            <text:p>-0.01364561</text:p>
          </table:table-cell>
          <table:table-cell office:value-type="float" office:value="0.06637957" calcext:value-type="float">
            <text:p>0.06637957</text:p>
          </table:table-cell>
          <table:table-cell office:value-type="float" office:value="-0.0006943845" calcext:value-type="float">
            <text:p>-0.0006943845</text:p>
          </table:table-cell>
          <table:table-cell office:value-type="float" office:value="772" calcext:value-type="float">
            <text:p>772</text:p>
          </table:table-cell>
          <table:table-cell table:formula="of:=[.D499]*100" office:value-type="float" office:value="0.04814132" calcext:value-type="float">
            <text:p>0.04814132</text:p>
          </table:table-cell>
          <table:table-cell table:formula="of:=[.E499]*100" office:value-type="float" office:value="-1.364561" calcext:value-type="float">
            <text:p>-1.364561</text:p>
          </table:table-cell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179.1085357666" calcext:value-type="float">
            <text:p>179.1085357666</text:p>
          </table:table-cell>
          <table:table-cell office:value-type="float" office:value="1.0567434513" calcext:value-type="float">
            <text:p>1.05674345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59002" calcext:value-type="float">
            <text:p>-0.0159002</text:p>
          </table:table-cell>
          <table:table-cell office:value-type="float" office:value="0.07047985" calcext:value-type="float">
            <text:p>0.07047985</text:p>
          </table:table-cell>
          <table:table-cell office:value-type="float" office:value="-0.0005419875" calcext:value-type="float">
            <text:p>-0.0005419875</text:p>
          </table:table-cell>
          <table:table-cell office:value-type="float" office:value="773" calcext:value-type="float">
            <text:p>773</text:p>
          </table:table-cell>
          <table:table-cell table:formula="of:=[.D500]*100" office:value-type="float" office:value="0.04814132" calcext:value-type="float">
            <text:p>0.04814132</text:p>
          </table:table-cell>
          <table:table-cell table:formula="of:=[.E500]*100" office:value-type="float" office:value="-1.59002" calcext:value-type="float">
            <text:p>-1.59002</text:p>
          </table:table-cell>
        </table:table-row>
        <table:table-row table:style-name="ro1">
          <table:table-cell office:value-type="float" office:value="38.71" calcext:value-type="float">
            <text:p>38.71</text:p>
          </table:table-cell>
          <table:table-cell office:value-type="float" office:value="179.0992736816" calcext:value-type="float">
            <text:p>179.0992736816</text:p>
          </table:table-cell>
          <table:table-cell office:value-type="float" office:value="1.0708216195" calcext:value-type="float">
            <text:p>1.07082161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748687" calcext:value-type="float">
            <text:p>-0.01748687</text:p>
          </table:table-cell>
          <table:table-cell office:value-type="float" office:value="0.07047985" calcext:value-type="float">
            <text:p>0.07047985</text:p>
          </table:table-cell>
          <table:table-cell office:value-type="float" office:value="-0.0007155661" calcext:value-type="float">
            <text:p>-0.0007155661</text:p>
          </table:table-cell>
          <table:table-cell office:value-type="float" office:value="774" calcext:value-type="float">
            <text:p>774</text:p>
          </table:table-cell>
          <table:table-cell table:formula="of:=[.D501]*100" office:value-type="float" office:value="0.04814132" calcext:value-type="float">
            <text:p>0.04814132</text:p>
          </table:table-cell>
          <table:table-cell table:formula="of:=[.E501]*100" office:value-type="float" office:value="-1.748687" calcext:value-type="float">
            <text:p>-1.748687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179.0944519043" calcext:value-type="float">
            <text:p>179.0944519043</text:p>
          </table:table-cell>
          <table:table-cell office:value-type="float" office:value="1.0607845912" calcext:value-type="float">
            <text:p>1.06078459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847089" calcext:value-type="float">
            <text:p>-0.01847089</text:p>
          </table:table-cell>
          <table:table-cell office:value-type="float" office:value="0.07254076" calcext:value-type="float">
            <text:p>0.07254076</text:p>
          </table:table-cell>
          <table:table-cell office:value-type="float" office:value="-0.0009282601" calcext:value-type="float">
            <text:p>-0.0009282601</text:p>
          </table:table-cell>
          <table:table-cell office:value-type="float" office:value="775" calcext:value-type="float">
            <text:p>775</text:p>
          </table:table-cell>
          <table:table-cell table:formula="of:=[.D502]*100" office:value-type="float" office:value="0.04814132" calcext:value-type="float">
            <text:p>0.04814132</text:p>
          </table:table-cell>
          <table:table-cell table:formula="of:=[.E502]*100" office:value-type="float" office:value="-1.847089" calcext:value-type="float">
            <text:p>-1.847089</text:p>
          </table:table-cell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79.0869140625" calcext:value-type="float">
            <text:p>179.0869140625</text:p>
          </table:table-cell>
          <table:table-cell office:value-type="float" office:value="1.0661986307" calcext:value-type="float">
            <text:p>1.06619863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915853" calcext:value-type="float">
            <text:p>-0.01915853</text:p>
          </table:table-cell>
          <table:table-cell office:value-type="float" office:value="0.07254076" calcext:value-type="float">
            <text:p>0.07254076</text:p>
          </table:table-cell>
          <table:table-cell office:value-type="float" office:value="-0.0010494467" calcext:value-type="float">
            <text:p>-0.0010494467</text:p>
          </table:table-cell>
          <table:table-cell office:value-type="float" office:value="776" calcext:value-type="float">
            <text:p>776</text:p>
          </table:table-cell>
          <table:table-cell table:formula="of:=[.D503]*100" office:value-type="float" office:value="0.04814132" calcext:value-type="float">
            <text:p>0.04814132</text:p>
          </table:table-cell>
          <table:table-cell table:formula="of:=[.E503]*100" office:value-type="float" office:value="-1.915853" calcext:value-type="float">
            <text:p>-1.915853</text:p>
          </table:table-cell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179.0847625732" calcext:value-type="float">
            <text:p>179.0847625732</text:p>
          </table:table-cell>
          <table:table-cell office:value-type="float" office:value="1.0162309337" calcext:value-type="float">
            <text:p>1.01623093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928168" calcext:value-type="float">
            <text:p>-0.01928168</text:p>
          </table:table-cell>
          <table:table-cell office:value-type="float" office:value="0.07022303" calcext:value-type="float">
            <text:p>0.07022303</text:p>
          </table:table-cell>
          <table:table-cell office:value-type="float" office:value="-0.0010136611" calcext:value-type="float">
            <text:p>-0.0010136611</text:p>
          </table:table-cell>
          <table:table-cell office:value-type="float" office:value="777" calcext:value-type="float">
            <text:p>777</text:p>
          </table:table-cell>
          <table:table-cell table:formula="of:=[.D504]*100" office:value-type="float" office:value="0.04814132" calcext:value-type="float">
            <text:p>0.04814132</text:p>
          </table:table-cell>
          <table:table-cell table:formula="of:=[.E504]*100" office:value-type="float" office:value="-1.928168" calcext:value-type="float">
            <text:p>-1.928168</text:p>
          </table:table-cell>
        </table:table-row>
        <table:table-row table:style-name="ro1">
          <table:table-cell office:value-type="float" office:value="38.91" calcext:value-type="float">
            <text:p>38.91</text:p>
          </table:table-cell>
          <table:table-cell office:value-type="float" office:value="179.0823516846" calcext:value-type="float">
            <text:p>179.0823516846</text:p>
          </table:table-cell>
          <table:table-cell office:value-type="float" office:value="0.9538564342" calcext:value-type="float">
            <text:p>0.95385643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894851" calcext:value-type="float">
            <text:p>-0.01894851</text:p>
          </table:table-cell>
          <table:table-cell office:value-type="float" office:value="0.07017191" calcext:value-type="float">
            <text:p>0.07017191</text:p>
          </table:table-cell>
          <table:table-cell office:value-type="float" office:value="-0.0008963852" calcext:value-type="float">
            <text:p>-0.0008963852</text:p>
          </table:table-cell>
          <table:table-cell office:value-type="float" office:value="778" calcext:value-type="float">
            <text:p>778</text:p>
          </table:table-cell>
          <table:table-cell table:formula="of:=[.D505]*100" office:value-type="float" office:value="0.04814132" calcext:value-type="float">
            <text:p>0.04814132</text:p>
          </table:table-cell>
          <table:table-cell table:formula="of:=[.E505]*100" office:value-type="float" office:value="-1.894851" calcext:value-type="float">
            <text:p>-1.894851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179.0691375732" calcext:value-type="float">
            <text:p>179.0691375732</text:p>
          </table:table-cell>
          <table:table-cell office:value-type="float" office:value="0.9544471359" calcext:value-type="float">
            <text:p>0.95444713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87318" calcext:value-type="float">
            <text:p>-0.0187318</text:p>
          </table:table-cell>
          <table:table-cell office:value-type="float" office:value="0.07017191" calcext:value-type="float">
            <text:p>0.07017191</text:p>
          </table:table-cell>
          <table:table-cell office:value-type="float" office:value="-0.0009576852" calcext:value-type="float">
            <text:p>-0.0009576852</text:p>
          </table:table-cell>
          <table:table-cell office:value-type="float" office:value="779" calcext:value-type="float">
            <text:p>779</text:p>
          </table:table-cell>
          <table:table-cell table:formula="of:=[.D506]*100" office:value-type="float" office:value="0.04814132" calcext:value-type="float">
            <text:p>0.04814132</text:p>
          </table:table-cell>
          <table:table-cell table:formula="of:=[.E506]*100" office:value-type="float" office:value="-1.87318" calcext:value-type="float">
            <text:p>-1.87318</text:p>
          </table:table-cell>
        </table:table-row>
        <table:table-row table:style-name="ro1">
          <table:table-cell office:value-type="float" office:value="39.01" calcext:value-type="float">
            <text:p>39.01</text:p>
          </table:table-cell>
          <table:table-cell office:value-type="float" office:value="179.0665435791" calcext:value-type="float">
            <text:p>179.0665435791</text:p>
          </table:table-cell>
          <table:table-cell office:value-type="float" office:value="0.8646303463" calcext:value-type="float">
            <text:p>0.86463034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79911" calcext:value-type="float">
            <text:p>-0.0179911</text:p>
          </table:table-cell>
          <table:table-cell office:value-type="float" office:value="0.06576736" calcext:value-type="float">
            <text:p>0.06576736</text:p>
          </table:table-cell>
          <table:table-cell office:value-type="float" office:value="-0.0007761139" calcext:value-type="float">
            <text:p>-0.0007761139</text:p>
          </table:table-cell>
          <table:table-cell office:value-type="float" office:value="780" calcext:value-type="float">
            <text:p>780</text:p>
          </table:table-cell>
          <table:table-cell table:formula="of:=[.D507]*100" office:value-type="float" office:value="0.04814132" calcext:value-type="float">
            <text:p>0.04814132</text:p>
          </table:table-cell>
          <table:table-cell table:formula="of:=[.E507]*100" office:value-type="float" office:value="-1.79911" calcext:value-type="float">
            <text:p>-1.79911</text:p>
          </table:table-cell>
        </table:table-row>
        <table:table-row table:style-name="ro1">
          <table:table-cell office:value-type="float" office:value="39.06" calcext:value-type="float">
            <text:p>39.06</text:p>
          </table:table-cell>
          <table:table-cell office:value-type="float" office:value="179.0791168213" calcext:value-type="float">
            <text:p>179.0791168213</text:p>
          </table:table-cell>
          <table:table-cell office:value-type="float" office:value="0.7857581865" calcext:value-type="float">
            <text:p>0.78575818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697617" calcext:value-type="float">
            <text:p>-0.01697617</text:p>
          </table:table-cell>
          <table:table-cell office:value-type="float" office:value="0.0631536" calcext:value-type="float">
            <text:p>0.0631536</text:p>
          </table:table-cell>
          <table:table-cell office:value-type="float" office:value="-0.0005586581" calcext:value-type="float">
            <text:p>-0.0005586581</text:p>
          </table:table-cell>
          <table:table-cell office:value-type="float" office:value="781" calcext:value-type="float">
            <text:p>781</text:p>
          </table:table-cell>
          <table:table-cell table:formula="of:=[.D508]*100" office:value-type="float" office:value="0.04814132" calcext:value-type="float">
            <text:p>0.04814132</text:p>
          </table:table-cell>
          <table:table-cell table:formula="of:=[.E508]*100" office:value-type="float" office:value="-1.697617" calcext:value-type="float">
            <text:p>-1.697617</text:p>
          </table:table-cell>
        </table:table-row>
        <table:table-row table:style-name="ro1">
          <table:table-cell office:value-type="float" office:value="39.11" calcext:value-type="float">
            <text:p>39.11</text:p>
          </table:table-cell>
          <table:table-cell office:value-type="float" office:value="179.0740814209" calcext:value-type="float">
            <text:p>179.0740814209</text:p>
          </table:table-cell>
          <table:table-cell office:value-type="float" office:value="0.6426177159" calcext:value-type="float">
            <text:p>0.64261771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535232" calcext:value-type="float">
            <text:p>-0.01535232</text:p>
          </table:table-cell>
          <table:table-cell office:value-type="float" office:value="0.0631536" calcext:value-type="float">
            <text:p>0.0631536</text:p>
          </table:table-cell>
          <table:table-cell office:value-type="float" office:value="-0.0002295419" calcext:value-type="float">
            <text:p>-0.0002295419</text:p>
          </table:table-cell>
          <table:table-cell office:value-type="float" office:value="782" calcext:value-type="float">
            <text:p>782</text:p>
          </table:table-cell>
          <table:table-cell table:formula="of:=[.D509]*100" office:value-type="float" office:value="0.04814132" calcext:value-type="float">
            <text:p>0.04814132</text:p>
          </table:table-cell>
          <table:table-cell table:formula="of:=[.E509]*100" office:value-type="float" office:value="-1.535232" calcext:value-type="float">
            <text:p>-1.53523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179.0831451416" calcext:value-type="float">
            <text:p>179.0831451416</text:p>
          </table:table-cell>
          <table:table-cell office:value-type="float" office:value="0.4684153678" calcext:value-type="float">
            <text:p>0.46841536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311869" calcext:value-type="float">
            <text:p>-0.01311869</text:p>
          </table:table-cell>
          <table:table-cell office:value-type="float" office:value="0.05196073" calcext:value-type="float">
            <text:p>0.05196073</text:p>
          </table:table-cell>
          <table:table-cell office:value-type="float" office:value="0.0000817493" calcext:value-type="float">
            <text:p>8.17493E-05</text:p>
          </table:table-cell>
          <table:table-cell office:value-type="float" office:value="783" calcext:value-type="float">
            <text:p>783</text:p>
          </table:table-cell>
          <table:table-cell table:formula="of:=[.D510]*100" office:value-type="float" office:value="0.04814132" calcext:value-type="float">
            <text:p>0.04814132</text:p>
          </table:table-cell>
          <table:table-cell table:formula="of:=[.E510]*100" office:value-type="float" office:value="-1.311869" calcext:value-type="float">
            <text:p>-1.311869</text:p>
          </table:table-cell>
        </table:table-row>
        <table:table-row table:style-name="ro1">
          <table:table-cell office:value-type="float" office:value="39.21" calcext:value-type="float">
            <text:p>39.21</text:p>
          </table:table-cell>
          <table:table-cell office:value-type="float" office:value="179.0773925781" calcext:value-type="float">
            <text:p>179.0773925781</text:p>
          </table:table-cell>
          <table:table-cell office:value-type="float" office:value="0.2705798221" calcext:value-type="float">
            <text:p>0.27057982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3241" calcext:value-type="float">
            <text:p>-0.0103241</text:p>
          </table:table-cell>
          <table:table-cell office:value-type="float" office:value="0.05196073" calcext:value-type="float">
            <text:p>0.05196073</text:p>
          </table:table-cell>
          <table:table-cell office:value-type="float" office:value="0.0004975601" calcext:value-type="float">
            <text:p>0.0004975601</text:p>
          </table:table-cell>
          <table:table-cell office:value-type="float" office:value="784" calcext:value-type="float">
            <text:p>784</text:p>
          </table:table-cell>
          <table:table-cell table:formula="of:=[.D511]*100" office:value-type="float" office:value="0.04814132" calcext:value-type="float">
            <text:p>0.04814132</text:p>
          </table:table-cell>
          <table:table-cell table:formula="of:=[.E511]*100" office:value-type="float" office:value="-1.03241" calcext:value-type="float">
            <text:p>-1.03241</text:p>
          </table:table-cell>
        </table:table-row>
        <table:table-row table:style-name="ro1">
          <table:table-cell office:value-type="float" office:value="39.26" calcext:value-type="float">
            <text:p>39.26</text:p>
          </table:table-cell>
          <table:table-cell office:value-type="float" office:value="179.0703735352" calcext:value-type="float">
            <text:p>179.0703735352</text:p>
          </table:table-cell>
          <table:table-cell office:value-type="float" office:value="0.0330348842" calcext:value-type="float">
            <text:p>0.03303488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689402" calcext:value-type="float">
            <text:p>-0.00689402</text:p>
          </table:table-cell>
          <table:table-cell office:value-type="float" office:value="0.0447371" calcext:value-type="float">
            <text:p>0.0447371</text:p>
          </table:table-cell>
          <table:table-cell office:value-type="float" office:value="0.0008063728" calcext:value-type="float">
            <text:p>0.0008063728</text:p>
          </table:table-cell>
          <table:table-cell office:value-type="float" office:value="785" calcext:value-type="float">
            <text:p>785</text:p>
          </table:table-cell>
          <table:table-cell table:formula="of:=[.D512]*100" office:value-type="float" office:value="0.04814132" calcext:value-type="float">
            <text:p>0.04814132</text:p>
          </table:table-cell>
          <table:table-cell table:formula="of:=[.E512]*100" office:value-type="float" office:value="-0.689402" calcext:value-type="float">
            <text:p>-0.689402</text:p>
          </table:table-cell>
        </table:table-row>
        <table:table-row table:style-name="ro1">
          <table:table-cell office:value-type="float" office:value="39.31" calcext:value-type="float">
            <text:p>39.31</text:p>
          </table:table-cell>
          <table:table-cell office:value-type="float" office:value="179.047744751" calcext:value-type="float">
            <text:p>179.047744751</text:p>
          </table:table-cell>
          <table:table-cell office:value-type="float" office:value="-0.1273470597" calcext:value-type="float">
            <text:p>-0.12734705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355612" calcext:value-type="float">
            <text:p>-0.00355612</text:p>
          </table:table-cell>
          <table:table-cell office:value-type="float" office:value="0.03760393" calcext:value-type="float">
            <text:p>0.03760393</text:p>
          </table:table-cell>
          <table:table-cell office:value-type="float" office:value="0.0008678039" calcext:value-type="float">
            <text:p>0.0008678039</text:p>
          </table:table-cell>
          <table:table-cell office:value-type="float" office:value="786" calcext:value-type="float">
            <text:p>786</text:p>
          </table:table-cell>
          <table:table-cell table:formula="of:=[.D513]*100" office:value-type="float" office:value="0.04814132" calcext:value-type="float">
            <text:p>0.04814132</text:p>
          </table:table-cell>
          <table:table-cell table:formula="of:=[.E513]*100" office:value-type="float" office:value="-0.355612" calcext:value-type="float">
            <text:p>-0.355612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179.0326385498" calcext:value-type="float">
            <text:p>179.0326385498</text:p>
          </table:table-cell>
          <table:table-cell office:value-type="float" office:value="-0.3070673048" calcext:value-type="float">
            <text:p>-0.30706730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5071" calcext:value-type="float">
            <text:p>-0.00015071</text:p>
          </table:table-cell>
          <table:table-cell office:value-type="float" office:value="0.02997641" calcext:value-type="float">
            <text:p>0.02997641</text:p>
          </table:table-cell>
          <table:table-cell office:value-type="float" office:value="0.0010347156" calcext:value-type="float">
            <text:p>0.0010347156</text:p>
          </table:table-cell>
          <table:table-cell office:value-type="float" office:value="787" calcext:value-type="float">
            <text:p>787</text:p>
          </table:table-cell>
          <table:table-cell table:formula="of:=[.D514]*100" office:value-type="float" office:value="0.04814132" calcext:value-type="float">
            <text:p>0.04814132</text:p>
          </table:table-cell>
          <table:table-cell table:formula="of:=[.E514]*100" office:value-type="float" office:value="-0.015071" calcext:value-type="float">
            <text:p>-0.015071</text:p>
          </table:table-cell>
        </table:table-row>
        <table:table-row table:style-name="ro1">
          <table:table-cell office:value-type="float" office:value="39.41" calcext:value-type="float">
            <text:p>39.41</text:p>
          </table:table-cell>
          <table:table-cell office:value-type="float" office:value="179.0068664551" calcext:value-type="float">
            <text:p>179.0068664551</text:p>
          </table:table-cell>
          <table:table-cell office:value-type="float" office:value="-0.4631248981" calcext:value-type="float">
            <text:p>-0.46312489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4209" calcext:value-type="float">
            <text:p>0.00314209</text:p>
          </table:table-cell>
          <table:table-cell office:value-type="float" office:value="0.02997641" calcext:value-type="float">
            <text:p>0.02997641</text:p>
          </table:table-cell>
          <table:table-cell office:value-type="float" office:value="0.001022701" calcext:value-type="float">
            <text:p>0.001022701</text:p>
          </table:table-cell>
          <table:table-cell office:value-type="float" office:value="788" calcext:value-type="float">
            <text:p>788</text:p>
          </table:table-cell>
          <table:table-cell table:formula="of:=[.D515]*100" office:value-type="float" office:value="0.04814132" calcext:value-type="float">
            <text:p>0.04814132</text:p>
          </table:table-cell>
          <table:table-cell table:formula="of:=[.E515]*100" office:value-type="float" office:value="0.314209" calcext:value-type="float">
            <text:p>0.314209</text:p>
          </table:table-cell>
        </table:table-row>
        <table:table-row table:style-name="ro1">
          <table:table-cell office:value-type="float" office:value="39.46" calcext:value-type="float">
            <text:p>39.46</text:p>
          </table:table-cell>
          <table:table-cell office:value-type="float" office:value="178.9923400879" calcext:value-type="float">
            <text:p>178.9923400879</text:p>
          </table:table-cell>
          <table:table-cell office:value-type="float" office:value="-0.5711306821" calcext:value-type="float">
            <text:p>-0.57113068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4081" calcext:value-type="float">
            <text:p>0.00604081</text:p>
          </table:table-cell>
          <table:table-cell office:value-type="float" office:value="0.02143787" calcext:value-type="float">
            <text:p>0.02143787</text:p>
          </table:table-cell>
          <table:table-cell office:value-type="float" office:value="0.0009748551" calcext:value-type="float">
            <text:p>0.0009748551</text:p>
          </table:table-cell>
          <table:table-cell office:value-type="float" office:value="789" calcext:value-type="float">
            <text:p>789</text:p>
          </table:table-cell>
          <table:table-cell table:formula="of:=[.D516]*100" office:value-type="float" office:value="0.04814132" calcext:value-type="float">
            <text:p>0.04814132</text:p>
          </table:table-cell>
          <table:table-cell table:formula="of:=[.E516]*100" office:value-type="float" office:value="0.604081" calcext:value-type="float">
            <text:p>0.604081</text:p>
          </table:table-cell>
        </table:table-row>
        <table:table-row table:style-name="ro1">
          <table:table-cell office:value-type="float" office:value="39.51" calcext:value-type="float">
            <text:p>39.51</text:p>
          </table:table-cell>
          <table:table-cell office:value-type="float" office:value="178.9801177979" calcext:value-type="float">
            <text:p>178.9801177979</text:p>
          </table:table-cell>
          <table:table-cell office:value-type="float" office:value="-0.6158785183" calcext:value-type="float">
            <text:p>-0.61587851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25797" calcext:value-type="float">
            <text:p>0.00825797</text:p>
          </table:table-cell>
          <table:table-cell office:value-type="float" office:value="0.01409703" calcext:value-type="float">
            <text:p>0.01409703</text:p>
          </table:table-cell>
          <table:table-cell office:value-type="float" office:value="0.0006870075" calcext:value-type="float">
            <text:p>0.0006870075</text:p>
          </table:table-cell>
          <table:table-cell office:value-type="float" office:value="790" calcext:value-type="float">
            <text:p>790</text:p>
          </table:table-cell>
          <table:table-cell table:formula="of:=[.D517]*100" office:value-type="float" office:value="0.04814132" calcext:value-type="float">
            <text:p>0.04814132</text:p>
          </table:table-cell>
          <table:table-cell table:formula="of:=[.E517]*100" office:value-type="float" office:value="0.825797" calcext:value-type="float">
            <text:p>0.825797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178.9908294678" calcext:value-type="float">
            <text:p>178.9908294678</text:p>
          </table:table-cell>
          <table:table-cell office:value-type="float" office:value="-0.6059612848" calcext:value-type="float">
            <text:p>-0.60596128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66031" calcext:value-type="float">
            <text:p>0.00966031</text:p>
          </table:table-cell>
          <table:table-cell office:value-type="float" office:value="0.00495808" calcext:value-type="float">
            <text:p>0.00495808</text:p>
          </table:table-cell>
          <table:table-cell office:value-type="float" office:value="0.000497689" calcext:value-type="float">
            <text:p>0.000497689</text:p>
          </table:table-cell>
          <table:table-cell office:value-type="float" office:value="791" calcext:value-type="float">
            <text:p>791</text:p>
          </table:table-cell>
          <table:table-cell table:formula="of:=[.D518]*100" office:value-type="float" office:value="0.04814132" calcext:value-type="float">
            <text:p>0.04814132</text:p>
          </table:table-cell>
          <table:table-cell table:formula="of:=[.E518]*100" office:value-type="float" office:value="0.966031" calcext:value-type="float">
            <text:p>0.966031</text:p>
          </table:table-cell>
        </table:table-row>
        <table:table-row table:style-name="ro1">
          <table:table-cell office:value-type="float" office:value="39.61" calcext:value-type="float">
            <text:p>39.61</text:p>
          </table:table-cell>
          <table:table-cell office:value-type="float" office:value="179.0137939453" calcext:value-type="float">
            <text:p>179.0137939453</text:p>
          </table:table-cell>
          <table:table-cell office:value-type="float" office:value="-0.4853165004" calcext:value-type="float">
            <text:p>-0.48531650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78683" calcext:value-type="float">
            <text:p>0.00978683</text:p>
          </table:table-cell>
          <table:table-cell office:value-type="float" office:value="0.00495808" calcext:value-type="float">
            <text:p>0.00495808</text:p>
          </table:table-cell>
          <table:table-cell office:value-type="float" office:value="0.0001076248" calcext:value-type="float">
            <text:p>0.0001076248</text:p>
          </table:table-cell>
          <table:table-cell office:value-type="float" office:value="792" calcext:value-type="float">
            <text:p>792</text:p>
          </table:table-cell>
          <table:table-cell table:formula="of:=[.D519]*100" office:value-type="float" office:value="0.04814132" calcext:value-type="float">
            <text:p>0.04814132</text:p>
          </table:table-cell>
          <table:table-cell table:formula="of:=[.E519]*100" office:value-type="float" office:value="0.978683" calcext:value-type="float">
            <text:p>0.978683</text:p>
          </table:table-cell>
        </table:table-row>
        <table:table-row table:style-name="ro1">
          <table:table-cell office:value-type="float" office:value="39.66" calcext:value-type="float">
            <text:p>39.66</text:p>
          </table:table-cell>
          <table:table-cell office:value-type="float" office:value="179.0251464844" calcext:value-type="float">
            <text:p>179.0251464844</text:p>
          </table:table-cell>
          <table:table-cell office:value-type="float" office:value="-0.425524957" calcext:value-type="float">
            <text:p>-0.4255249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47307" calcext:value-type="float">
            <text:p>0.00947307</text:p>
          </table:table-cell>
          <table:table-cell office:value-type="float" office:value="-0.0015134" calcext:value-type="float">
            <text:p>-0.0015134</text:p>
          </table:table-cell>
          <table:table-cell office:value-type="float" office:value="-0.000110605" calcext:value-type="float">
            <text:p>-0.000110605</text:p>
          </table:table-cell>
          <table:table-cell office:value-type="float" office:value="793" calcext:value-type="float">
            <text:p>793</text:p>
          </table:table-cell>
          <table:table-cell table:formula="of:=[.D520]*100" office:value-type="float" office:value="0.04814132" calcext:value-type="float">
            <text:p>0.04814132</text:p>
          </table:table-cell>
          <table:table-cell table:formula="of:=[.E520]*100" office:value-type="float" office:value="0.947307" calcext:value-type="float">
            <text:p>0.947307</text:p>
          </table:table-cell>
        </table:table-row>
        <table:table-row table:style-name="ro1">
          <table:table-cell office:value-type="float" office:value="39.71" calcext:value-type="float">
            <text:p>39.71</text:p>
          </table:table-cell>
          <table:table-cell office:value-type="float" office:value="179.0450439453" calcext:value-type="float">
            <text:p>179.0450439453</text:p>
          </table:table-cell>
          <table:table-cell office:value-type="float" office:value="-0.3154070116" calcext:value-type="float">
            <text:p>-0.31540701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53311" calcext:value-type="float">
            <text:p>0.00853311</text:p>
          </table:table-cell>
          <table:table-cell office:value-type="float" office:value="-0.01040923" calcext:value-type="float">
            <text:p>-0.01040923</text:p>
          </table:table-cell>
          <table:table-cell office:value-type="float" office:value="-0.0003348713" calcext:value-type="float">
            <text:p>-0.0003348713</text:p>
          </table:table-cell>
          <table:table-cell office:value-type="float" office:value="794" calcext:value-type="float">
            <text:p>794</text:p>
          </table:table-cell>
          <table:table-cell table:formula="of:=[.D521]*100" office:value-type="float" office:value="0.04814132" calcext:value-type="float">
            <text:p>0.04814132</text:p>
          </table:table-cell>
          <table:table-cell table:formula="of:=[.E521]*100" office:value-type="float" office:value="0.853311" calcext:value-type="float">
            <text:p>0.853311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179.0507354736" calcext:value-type="float">
            <text:p>179.0507354736</text:p>
          </table:table-cell>
          <table:table-cell office:value-type="float" office:value="-0.1533867269" calcext:value-type="float">
            <text:p>-0.15338672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3338" calcext:value-type="float">
            <text:p>0.00683338</text:p>
          </table:table-cell>
          <table:table-cell office:value-type="float" office:value="-0.01557934" calcext:value-type="float">
            <text:p>-0.01557934</text:p>
          </table:table-cell>
          <table:table-cell office:value-type="float" office:value="-0.0003721599" calcext:value-type="float">
            <text:p>-0.0003721599</text:p>
          </table:table-cell>
          <table:table-cell office:value-type="float" office:value="795" calcext:value-type="float">
            <text:p>795</text:p>
          </table:table-cell>
          <table:table-cell table:formula="of:=[.D522]*100" office:value-type="float" office:value="0.04814132" calcext:value-type="float">
            <text:p>0.04814132</text:p>
          </table:table-cell>
          <table:table-cell table:formula="of:=[.E522]*100" office:value-type="float" office:value="0.683338" calcext:value-type="float">
            <text:p>0.683338</text:p>
          </table:table-cell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179.0394287109" calcext:value-type="float">
            <text:p>179.0394287109</text:p>
          </table:table-cell>
          <table:table-cell office:value-type="float" office:value="-0.0997547166" calcext:value-type="float">
            <text:p>-0.0997547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5117" calcext:value-type="float">
            <text:p>0.00535117</text:p>
          </table:table-cell>
          <table:table-cell office:value-type="float" office:value="-0.01557934" calcext:value-type="float">
            <text:p>-0.01557934</text:p>
          </table:table-cell>
          <table:table-cell office:value-type="float" office:value="-0.0004554953" calcext:value-type="float">
            <text:p>-0.0004554953</text:p>
          </table:table-cell>
          <table:table-cell office:value-type="float" office:value="796" calcext:value-type="float">
            <text:p>796</text:p>
          </table:table-cell>
          <table:table-cell table:formula="of:=[.D523]*100" office:value-type="float" office:value="0.04814132" calcext:value-type="float">
            <text:p>0.04814132</text:p>
          </table:table-cell>
          <table:table-cell table:formula="of:=[.E523]*100" office:value-type="float" office:value="0.535117" calcext:value-type="float">
            <text:p>0.535117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179.0298461914" calcext:value-type="float">
            <text:p>179.0298461914</text:p>
          </table:table-cell>
          <table:table-cell office:value-type="float" office:value="-0.0426829188" calcext:value-type="float">
            <text:p>-0.04268291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9013" calcext:value-type="float">
            <text:p>0.00399013</text:p>
          </table:table-cell>
          <table:table-cell office:value-type="float" office:value="-0.02344601" calcext:value-type="float">
            <text:p>-0.02344601</text:p>
          </table:table-cell>
          <table:table-cell office:value-type="float" office:value="-0.0004192664" calcext:value-type="float">
            <text:p>-0.0004192664</text:p>
          </table:table-cell>
          <table:table-cell office:value-type="float" office:value="797" calcext:value-type="float">
            <text:p>797</text:p>
          </table:table-cell>
          <table:table-cell table:formula="of:=[.D524]*100" office:value-type="float" office:value="0.04814132" calcext:value-type="float">
            <text:p>0.04814132</text:p>
          </table:table-cell>
          <table:table-cell table:formula="of:=[.E524]*100" office:value-type="float" office:value="0.399013" calcext:value-type="float">
            <text:p>0.399013</text:p>
          </table:table-cell>
        </table:table-row>
        <table:table-row table:style-name="ro1">
          <table:table-cell office:value-type="float" office:value="39.91" calcext:value-type="float">
            <text:p>39.91</text:p>
          </table:table-cell>
          <table:table-cell office:value-type="float" office:value="179.0200042725" calcext:value-type="float">
            <text:p>179.0200042725</text:p>
          </table:table-cell>
          <table:table-cell office:value-type="float" office:value="-0.019027183" calcext:value-type="float">
            <text:p>-0.0190271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3151" calcext:value-type="float">
            <text:p>0.00293151</text:p>
          </table:table-cell>
          <table:table-cell office:value-type="float" office:value="-0.02701333" calcext:value-type="float">
            <text:p>-0.02701333</text:p>
          </table:table-cell>
          <table:table-cell office:value-type="float" office:value="-0.0004300319" calcext:value-type="float">
            <text:p>-0.0004300319</text:p>
          </table:table-cell>
          <table:table-cell office:value-type="float" office:value="798" calcext:value-type="float">
            <text:p>798</text:p>
          </table:table-cell>
          <table:table-cell table:formula="of:=[.D525]*100" office:value-type="float" office:value="0.04814132" calcext:value-type="float">
            <text:p>0.04814132</text:p>
          </table:table-cell>
          <table:table-cell table:formula="of:=[.E525]*100" office:value-type="float" office:value="0.293151" calcext:value-type="float">
            <text:p>0.293151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179.0241088867" calcext:value-type="float">
            <text:p>179.0241088867</text:p>
          </table:table-cell>
          <table:table-cell office:value-type="float" office:value="0.0398962812" calcext:value-type="float">
            <text:p>0.03989628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3868" calcext:value-type="float">
            <text:p>0.00183868</text:p>
          </table:table-cell>
          <table:table-cell office:value-type="float" office:value="-0.03317693" calcext:value-type="float">
            <text:p>-0.03317693</text:p>
          </table:table-cell>
          <table:table-cell office:value-type="float" office:value="-0.0002831434" calcext:value-type="float">
            <text:p>-0.0002831434</text:p>
          </table:table-cell>
          <table:table-cell office:value-type="float" office:value="799" calcext:value-type="float">
            <text:p>799</text:p>
          </table:table-cell>
          <table:table-cell table:formula="of:=[.D526]*100" office:value-type="float" office:value="0.04814132" calcext:value-type="float">
            <text:p>0.04814132</text:p>
          </table:table-cell>
          <table:table-cell table:formula="of:=[.E526]*100" office:value-type="float" office:value="0.183868" calcext:value-type="float">
            <text:p>0.183868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179.0012817383" calcext:value-type="float">
            <text:p>179.0012817383</text:p>
          </table:table-cell>
          <table:table-cell office:value-type="float" office:value="-0.0350898869" calcext:value-type="float">
            <text:p>-0.03508988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1355" calcext:value-type="float">
            <text:p>0.00161355</text:p>
          </table:table-cell>
          <table:table-cell office:value-type="float" office:value="-0.03496551" calcext:value-type="float">
            <text:p>-0.03496551</text:p>
          </table:table-cell>
          <table:table-cell office:value-type="float" office:value="-0.0001273186" calcext:value-type="float">
            <text:p>-0.0001273186</text:p>
          </table:table-cell>
          <table:table-cell office:value-type="float" office:value="800" calcext:value-type="float">
            <text:p>800</text:p>
          </table:table-cell>
          <table:table-cell table:formula="of:=[.D527]*100" office:value-type="float" office:value="0.04814132" calcext:value-type="float">
            <text:p>0.04814132</text:p>
          </table:table-cell>
          <table:table-cell table:formula="of:=[.E527]*100" office:value-type="float" office:value="0.161355" calcext:value-type="float">
            <text:p>0.161355</text:p>
          </table:table-cell>
        </table:table-row>
        <table:table-row table:style-name="ro1">
          <table:table-cell office:value-type="float" office:value="40.06" calcext:value-type="float">
            <text:p>40.06</text:p>
          </table:table-cell>
          <table:table-cell office:value-type="float" office:value="178.9980010986" calcext:value-type="float">
            <text:p>178.9980010986</text:p>
          </table:table-cell>
          <table:table-cell office:value-type="float" office:value="-0.1229417013" calcext:value-type="float">
            <text:p>-0.12294170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4859" calcext:value-type="float">
            <text:p>0.00204859</text:p>
          </table:table-cell>
          <table:table-cell office:value-type="float" office:value="-0.03496551" calcext:value-type="float">
            <text:p>-0.03496551</text:p>
          </table:table-cell>
          <table:table-cell office:value-type="float" office:value="-0.0000465666" calcext:value-type="float">
            <text:p>-4.65666E-05</text:p>
          </table:table-cell>
          <table:table-cell office:value-type="float" office:value="801" calcext:value-type="float">
            <text:p>801</text:p>
          </table:table-cell>
          <table:table-cell table:formula="of:=[.D528]*100" office:value-type="float" office:value="0.04814132" calcext:value-type="float">
            <text:p>0.04814132</text:p>
          </table:table-cell>
          <table:table-cell table:formula="of:=[.E528]*100" office:value-type="float" office:value="0.204859" calcext:value-type="float">
            <text:p>0.204859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179.0130462646" calcext:value-type="float">
            <text:p>179.0130462646</text:p>
          </table:table-cell>
          <table:table-cell office:value-type="float" office:value="-0.2815477085" calcext:value-type="float">
            <text:p>-0.28154770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9124" calcext:value-type="float">
            <text:p>0.00339124</text:p>
          </table:table-cell>
          <table:table-cell office:value-type="float" office:value="-0.03892571" calcext:value-type="float">
            <text:p>-0.03892571</text:p>
          </table:table-cell>
          <table:table-cell office:value-type="float" office:value="0.0002399638" calcext:value-type="float">
            <text:p>0.0002399638</text:p>
          </table:table-cell>
          <table:table-cell office:value-type="float" office:value="802" calcext:value-type="float">
            <text:p>802</text:p>
          </table:table-cell>
          <table:table-cell table:formula="of:=[.D529]*100" office:value-type="float" office:value="0.04814132" calcext:value-type="float">
            <text:p>0.04814132</text:p>
          </table:table-cell>
          <table:table-cell table:formula="of:=[.E529]*100" office:value-type="float" office:value="0.339124" calcext:value-type="float">
            <text:p>0.339124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79.0155029297" calcext:value-type="float">
            <text:p>179.0155029297</text:p>
          </table:table-cell>
          <table:table-cell office:value-type="float" office:value="-0.3168612595" calcext:value-type="float">
            <text:p>-0.31686125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1519" calcext:value-type="float">
            <text:p>0.00451519</text:p>
          </table:table-cell>
          <table:table-cell office:value-type="float" office:value="-0.03889123" calcext:value-type="float">
            <text:p>-0.03889123</text:p>
          </table:table-cell>
          <table:table-cell office:value-type="float" office:value="0.000300742" calcext:value-type="float">
            <text:p>0.000300742</text:p>
          </table:table-cell>
          <table:table-cell office:value-type="float" office:value="803" calcext:value-type="float">
            <text:p>803</text:p>
          </table:table-cell>
          <table:table-cell table:formula="of:=[.D530]*100" office:value-type="float" office:value="0.04814132" calcext:value-type="float">
            <text:p>0.04814132</text:p>
          </table:table-cell>
          <table:table-cell table:formula="of:=[.E530]*100" office:value-type="float" office:value="0.451519" calcext:value-type="float">
            <text:p>0.451519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179.030670166" calcext:value-type="float">
            <text:p>179.030670166</text:p>
          </table:table-cell>
          <table:table-cell office:value-type="float" office:value="-0.4916597549" calcext:value-type="float">
            <text:p>-0.49165975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42173" calcext:value-type="float">
            <text:p>0.00642173</text:p>
          </table:table-cell>
          <table:table-cell office:value-type="float" office:value="-0.04034464" calcext:value-type="float">
            <text:p>-0.04034464</text:p>
          </table:table-cell>
          <table:table-cell office:value-type="float" office:value="0.0006075504" calcext:value-type="float">
            <text:p>0.0006075504</text:p>
          </table:table-cell>
          <table:table-cell office:value-type="float" office:value="804" calcext:value-type="float">
            <text:p>804</text:p>
          </table:table-cell>
          <table:table-cell table:formula="of:=[.D531]*100" office:value-type="float" office:value="0.04814132" calcext:value-type="float">
            <text:p>0.04814132</text:p>
          </table:table-cell>
          <table:table-cell table:formula="of:=[.E531]*100" office:value-type="float" office:value="0.642173" calcext:value-type="float">
            <text:p>0.642173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79.0317687988" calcext:value-type="float">
            <text:p>179.0317687988</text:p>
          </table:table-cell>
          <table:table-cell office:value-type="float" office:value="-0.6369763938" calcext:value-type="float">
            <text:p>-0.63697639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65051" calcext:value-type="float">
            <text:p>0.00865051</text:p>
          </table:table-cell>
          <table:table-cell office:value-type="float" office:value="-0.03855409" calcext:value-type="float">
            <text:p>-0.03855409</text:p>
          </table:table-cell>
          <table:table-cell office:value-type="float" office:value="0.0006100221" calcext:value-type="float">
            <text:p>0.0006100221</text:p>
          </table:table-cell>
          <table:table-cell office:value-type="float" office:value="805" calcext:value-type="float">
            <text:p>805</text:p>
          </table:table-cell>
          <table:table-cell table:formula="of:=[.D532]*100" office:value-type="float" office:value="0.04814132" calcext:value-type="float">
            <text:p>0.04814132</text:p>
          </table:table-cell>
          <table:table-cell table:formula="of:=[.E532]*100" office:value-type="float" office:value="0.865051" calcext:value-type="float">
            <text:p>0.865051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9.0375976562" calcext:value-type="float">
            <text:p>179.0375976562</text:p>
          </table:table-cell>
          <table:table-cell office:value-type="float" office:value="-0.7825558125" calcext:value-type="float">
            <text:p>-0.78255581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109443" calcext:value-type="float">
            <text:p>0.01109443</text:p>
          </table:table-cell>
          <table:table-cell office:value-type="float" office:value="-0.03855409" calcext:value-type="float">
            <text:p>-0.03855409</text:p>
          </table:table-cell>
          <table:table-cell office:value-type="float" office:value="0.0006402041" calcext:value-type="float">
            <text:p>0.0006402041</text:p>
          </table:table-cell>
          <table:table-cell office:value-type="float" office:value="806" calcext:value-type="float">
            <text:p>806</text:p>
          </table:table-cell>
          <table:table-cell table:formula="of:=[.D533]*100" office:value-type="float" office:value="0.04814132" calcext:value-type="float">
            <text:p>0.04814132</text:p>
          </table:table-cell>
          <table:table-cell table:formula="of:=[.E533]*100" office:value-type="float" office:value="1.109443" calcext:value-type="float">
            <text:p>1.109443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9.0316314697" calcext:value-type="float">
            <text:p>179.0316314697</text:p>
          </table:table-cell>
          <table:table-cell office:value-type="float" office:value="-0.8436127172" calcext:value-type="float">
            <text:p>-0.84361271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11884" calcext:value-type="float">
            <text:p>0.01311884</text:p>
          </table:table-cell>
          <table:table-cell office:value-type="float" office:value="-0.03744551" calcext:value-type="float">
            <text:p>-0.03744551</text:p>
          </table:table-cell>
          <table:table-cell office:value-type="float" office:value="0.0004599264" calcext:value-type="float">
            <text:p>0.0004599264</text:p>
          </table:table-cell>
          <table:table-cell office:value-type="float" office:value="807" calcext:value-type="float">
            <text:p>807</text:p>
          </table:table-cell>
          <table:table-cell table:formula="of:=[.D534]*100" office:value-type="float" office:value="0.04814132" calcext:value-type="float">
            <text:p>0.04814132</text:p>
          </table:table-cell>
          <table:table-cell table:formula="of:=[.E534]*100" office:value-type="float" office:value="1.311884" calcext:value-type="float">
            <text:p>1.311884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0153961182" calcext:value-type="float">
            <text:p>179.0153961182</text:p>
          </table:table-cell>
          <table:table-cell office:value-type="float" office:value="-0.9154663446" calcext:value-type="float">
            <text:p>-0.91546634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93723" calcext:value-type="float">
            <text:p>0.01493723</text:p>
          </table:table-cell>
          <table:table-cell office:value-type="float" office:value="-0.03413557" calcext:value-type="float">
            <text:p>-0.03413557</text:p>
          </table:table-cell>
          <table:table-cell office:value-type="float" office:value="0.0004750099" calcext:value-type="float">
            <text:p>0.0004750099</text:p>
          </table:table-cell>
          <table:table-cell office:value-type="float" office:value="808" calcext:value-type="float">
            <text:p>808</text:p>
          </table:table-cell>
          <table:table-cell table:formula="of:=[.D535]*100" office:value-type="float" office:value="0.04814132" calcext:value-type="float">
            <text:p>0.04814132</text:p>
          </table:table-cell>
          <table:table-cell table:formula="of:=[.E535]*100" office:value-type="float" office:value="1.493723" calcext:value-type="float">
            <text:p>1.493723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0068664551" calcext:value-type="float">
            <text:p>179.0068664551</text:p>
          </table:table-cell>
          <table:table-cell office:value-type="float" office:value="-0.9836871127" calcext:value-type="float">
            <text:p>-0.98368711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59502" calcext:value-type="float">
            <text:p>0.01659502</text:p>
          </table:table-cell>
          <table:table-cell office:value-type="float" office:value="-0.03061628" calcext:value-type="float">
            <text:p>-0.03061628</text:p>
          </table:table-cell>
          <table:table-cell office:value-type="float" office:value="0.0003392813" calcext:value-type="float">
            <text:p>0.0003392813</text:p>
          </table:table-cell>
          <table:table-cell office:value-type="float" office:value="809" calcext:value-type="float">
            <text:p>809</text:p>
          </table:table-cell>
          <table:table-cell table:formula="of:=[.D536]*100" office:value-type="float" office:value="0.04814132" calcext:value-type="float">
            <text:p>0.04814132</text:p>
          </table:table-cell>
          <table:table-cell table:formula="of:=[.E536]*100" office:value-type="float" office:value="1.659502" calcext:value-type="float">
            <text:p>1.659502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179.0122070312" calcext:value-type="float">
            <text:p>179.0122070312</text:p>
          </table:table-cell>
          <table:table-cell office:value-type="float" office:value="-0.9966713058" calcext:value-type="float">
            <text:p>-0.99667130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77919" calcext:value-type="float">
            <text:p>0.01777919</text:p>
          </table:table-cell>
          <table:table-cell office:value-type="float" office:value="-0.03061628" calcext:value-type="float">
            <text:p>-0.03061628</text:p>
          </table:table-cell>
          <table:table-cell office:value-type="float" office:value="0.0002537227" calcext:value-type="float">
            <text:p>0.0002537227</text:p>
          </table:table-cell>
          <table:table-cell office:value-type="float" office:value="810" calcext:value-type="float">
            <text:p>810</text:p>
          </table:table-cell>
          <table:table-cell table:formula="of:=[.D537]*100" office:value-type="float" office:value="0.04814132" calcext:value-type="float">
            <text:p>0.04814132</text:p>
          </table:table-cell>
          <table:table-cell table:formula="of:=[.E537]*100" office:value-type="float" office:value="1.777919" calcext:value-type="float">
            <text:p>1.777919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179.0296783447" calcext:value-type="float">
            <text:p>179.0296783447</text:p>
          </table:table-cell>
          <table:table-cell office:value-type="float" office:value="-0.985010128" calcext:value-type="float">
            <text:p>-0.9850101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48586" calcext:value-type="float">
            <text:p>0.01848586</text:p>
          </table:table-cell>
          <table:table-cell office:value-type="float" office:value="-0.02617397" calcext:value-type="float">
            <text:p>-0.02617397</text:p>
          </table:table-cell>
          <table:table-cell office:value-type="float" office:value="0.0001925362" calcext:value-type="float">
            <text:p>0.0001925362</text:p>
          </table:table-cell>
          <table:table-cell office:value-type="float" office:value="811" calcext:value-type="float">
            <text:p>811</text:p>
          </table:table-cell>
          <table:table-cell table:formula="of:=[.D538]*100" office:value-type="float" office:value="0.04814132" calcext:value-type="float">
            <text:p>0.04814132</text:p>
          </table:table-cell>
          <table:table-cell table:formula="of:=[.E538]*100" office:value-type="float" office:value="1.848586" calcext:value-type="float">
            <text:p>1.848586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0504302979" calcext:value-type="float">
            <text:p>179.0504302979</text:p>
          </table:table-cell>
          <table:table-cell office:value-type="float" office:value="-0.8904519239" calcext:value-type="float">
            <text:p>-0.89045192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832513" calcext:value-type="float">
            <text:p>0.01832513</text:p>
          </table:table-cell>
          <table:table-cell office:value-type="float" office:value="-0.02063613" calcext:value-type="float">
            <text:p>-0.02063613</text:p>
          </table:table-cell>
          <table:table-cell office:value-type="float" office:value="0.0000154717" calcext:value-type="float">
            <text:p>1.54717E-05</text:p>
          </table:table-cell>
          <table:table-cell office:value-type="float" office:value="812" calcext:value-type="float">
            <text:p>812</text:p>
          </table:table-cell>
          <table:table-cell table:formula="of:=[.D539]*100" office:value-type="float" office:value="0.04814132" calcext:value-type="float">
            <text:p>0.04814132</text:p>
          </table:table-cell>
          <table:table-cell table:formula="of:=[.E539]*100" office:value-type="float" office:value="1.832513" calcext:value-type="float">
            <text:p>1.832513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0717926025" calcext:value-type="float">
            <text:p>179.0717926025</text:p>
          </table:table-cell>
          <table:table-cell office:value-type="float" office:value="-0.7967403109" calcext:value-type="float">
            <text:p>-0.79674031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59561" calcext:value-type="float">
            <text:p>0.01759561</text:p>
          </table:table-cell>
          <table:table-cell office:value-type="float" office:value="-0.01561256" calcext:value-type="float">
            <text:p>-0.01561256</text:p>
          </table:table-cell>
          <table:table-cell office:value-type="float" office:value="-0.0000235939" calcext:value-type="float">
            <text:p>-2.35939E-05</text:p>
          </table:table-cell>
          <table:table-cell office:value-type="float" office:value="813" calcext:value-type="float">
            <text:p>813</text:p>
          </table:table-cell>
          <table:table-cell table:formula="of:=[.D540]*100" office:value-type="float" office:value="0.04814132" calcext:value-type="float">
            <text:p>0.04814132</text:p>
          </table:table-cell>
          <table:table-cell table:formula="of:=[.E540]*100" office:value-type="float" office:value="1.759561" calcext:value-type="float">
            <text:p>1.759561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1055145264" calcext:value-type="float">
            <text:p>179.1055145264</text:p>
          </table:table-cell>
          <table:table-cell office:value-type="float" office:value="-0.6614525003" calcext:value-type="float">
            <text:p>-0.66145250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621297" calcext:value-type="float">
            <text:p>0.01621297</text:p>
          </table:table-cell>
          <table:table-cell office:value-type="float" office:value="-0.01561256" calcext:value-type="float">
            <text:p>-0.01561256</text:p>
          </table:table-cell>
          <table:table-cell office:value-type="float" office:value="-0.0000239422" calcext:value-type="float">
            <text:p>-2.39422E-05</text:p>
          </table:table-cell>
          <table:table-cell office:value-type="float" office:value="814" calcext:value-type="float">
            <text:p>814</text:p>
          </table:table-cell>
          <table:table-cell table:formula="of:=[.D541]*100" office:value-type="float" office:value="0.04814132" calcext:value-type="float">
            <text:p>0.04814132</text:p>
          </table:table-cell>
          <table:table-cell table:formula="of:=[.E541]*100" office:value-type="float" office:value="1.621297" calcext:value-type="float">
            <text:p>1.621297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1102600098" calcext:value-type="float">
            <text:p>179.1102600098</text:p>
          </table:table-cell>
          <table:table-cell office:value-type="float" office:value="-0.5077975785" calcext:value-type="float">
            <text:p>-0.50779757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42757" calcext:value-type="float">
            <text:p>0.0142757</text:p>
          </table:table-cell>
          <table:table-cell office:value-type="float" office:value="-0.00369406" calcext:value-type="float">
            <text:p>-0.00369406</text:p>
          </table:table-cell>
          <table:table-cell office:value-type="float" office:value="-0.0000816889" calcext:value-type="float">
            <text:p>-8.16889E-05</text:p>
          </table:table-cell>
          <table:table-cell office:value-type="float" office:value="815" calcext:value-type="float">
            <text:p>815</text:p>
          </table:table-cell>
          <table:table-cell table:formula="of:=[.D542]*100" office:value-type="float" office:value="0.04814132" calcext:value-type="float">
            <text:p>0.04814132</text:p>
          </table:table-cell>
          <table:table-cell table:formula="of:=[.E542]*100" office:value-type="float" office:value="1.42757" calcext:value-type="float">
            <text:p>1.42757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1152496338" calcext:value-type="float">
            <text:p>179.1152496338</text:p>
          </table:table-cell>
          <table:table-cell office:value-type="float" office:value="-0.3973101512" calcext:value-type="float">
            <text:p>-0.3973101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25815" calcext:value-type="float">
            <text:p>0.01225815</text:p>
          </table:table-cell>
          <table:table-cell office:value-type="float" office:value="-0.00369406" calcext:value-type="float">
            <text:p>-0.00369406</text:p>
          </table:table-cell>
          <table:table-cell office:value-type="float" office:value="-0.0001203776" calcext:value-type="float">
            <text:p>-0.0001203776</text:p>
          </table:table-cell>
          <table:table-cell office:value-type="float" office:value="816" calcext:value-type="float">
            <text:p>816</text:p>
          </table:table-cell>
          <table:table-cell table:formula="of:=[.D543]*100" office:value-type="float" office:value="0.04814132" calcext:value-type="float">
            <text:p>0.04814132</text:p>
          </table:table-cell>
          <table:table-cell table:formula="of:=[.E543]*100" office:value-type="float" office:value="1.225815" calcext:value-type="float">
            <text:p>1.225815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9.1036071777" calcext:value-type="float">
            <text:p>179.1036071777</text:p>
          </table:table-cell>
          <table:table-cell office:value-type="float" office:value="-0.2342314876" calcext:value-type="float">
            <text:p>-0.23423148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83776" calcext:value-type="float">
            <text:p>0.00983776</text:p>
          </table:table-cell>
          <table:table-cell office:value-type="float" office:value="0.00395409" calcext:value-type="float">
            <text:p>0.00395409</text:p>
          </table:table-cell>
          <table:table-cell office:value-type="float" office:value="-0.0002390563" calcext:value-type="float">
            <text:p>-0.0002390563</text:p>
          </table:table-cell>
          <table:table-cell office:value-type="float" office:value="817" calcext:value-type="float">
            <text:p>817</text:p>
          </table:table-cell>
          <table:table-cell table:formula="of:=[.D544]*100" office:value-type="float" office:value="0.04814132" calcext:value-type="float">
            <text:p>0.04814132</text:p>
          </table:table-cell>
          <table:table-cell table:formula="of:=[.E544]*100" office:value-type="float" office:value="0.983776" calcext:value-type="float">
            <text:p>0.983776</text:p>
          </table:table-cell>
        </table:table-row>
        <table:table-row table:style-name="ro1">
          <table:table-cell office:value-type="float" office:value="40.91" calcext:value-type="float">
            <text:p>40.91</text:p>
          </table:table-cell>
          <table:table-cell office:value-type="float" office:value="179.0906219482" calcext:value-type="float">
            <text:p>179.0906219482</text:p>
          </table:table-cell>
          <table:table-cell office:value-type="float" office:value="-0.1355985075" calcext:value-type="float">
            <text:p>-0.13559850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57909" calcext:value-type="float">
            <text:p>0.00757909</text:p>
          </table:table-cell>
          <table:table-cell office:value-type="float" office:value="0.0082149" calcext:value-type="float">
            <text:p>0.0082149</text:p>
          </table:table-cell>
          <table:table-cell office:value-type="float" office:value="-0.000215844" calcext:value-type="float">
            <text:p>-0.000215844</text:p>
          </table:table-cell>
          <table:table-cell office:value-type="float" office:value="818" calcext:value-type="float">
            <text:p>818</text:p>
          </table:table-cell>
          <table:table-cell table:formula="of:=[.D545]*100" office:value-type="float" office:value="0.04814132" calcext:value-type="float">
            <text:p>0.04814132</text:p>
          </table:table-cell>
          <table:table-cell table:formula="of:=[.E545]*100" office:value-type="float" office:value="0.757909" calcext:value-type="float">
            <text:p>0.757909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9.0909881592" calcext:value-type="float">
            <text:p>179.0909881592</text:p>
          </table:table-cell>
          <table:table-cell office:value-type="float" office:value="-0.0354461438" calcext:value-type="float">
            <text:p>-0.03544614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1742" calcext:value-type="float">
            <text:p>0.00541742</text:p>
          </table:table-cell>
          <table:table-cell office:value-type="float" office:value="0.0082149" calcext:value-type="float">
            <text:p>0.0082149</text:p>
          </table:table-cell>
          <table:table-cell office:value-type="float" office:value="-0.0002598657" calcext:value-type="float">
            <text:p>-0.0002598657</text:p>
          </table:table-cell>
          <table:table-cell office:value-type="float" office:value="819" calcext:value-type="float">
            <text:p>819</text:p>
          </table:table-cell>
          <table:table-cell table:formula="of:=[.D546]*100" office:value-type="float" office:value="0.04814132" calcext:value-type="float">
            <text:p>0.04814132</text:p>
          </table:table-cell>
          <table:table-cell table:formula="of:=[.E546]*100" office:value-type="float" office:value="0.541742" calcext:value-type="float">
            <text:p>0.541742</text:p>
          </table:table-cell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float" office:value="179.0805206299" calcext:value-type="float">
            <text:p>179.0805206299</text:p>
          </table:table-cell>
          <table:table-cell office:value-type="float" office:value="-0.0028683896" calcext:value-type="float">
            <text:p>-0.00286838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6927" calcext:value-type="float">
            <text:p>0.00376927</text:p>
          </table:table-cell>
          <table:table-cell office:value-type="float" office:value="0.01575642" calcext:value-type="float">
            <text:p>0.01575642</text:p>
          </table:table-cell>
          <table:table-cell office:value-type="float" office:value="-0.0002945155" calcext:value-type="float">
            <text:p>-0.0002945155</text:p>
          </table:table-cell>
          <table:table-cell office:value-type="float" office:value="820" calcext:value-type="float">
            <text:p>820</text:p>
          </table:table-cell>
          <table:table-cell table:formula="of:=[.D547]*100" office:value-type="float" office:value="0.04814132" calcext:value-type="float">
            <text:p>0.04814132</text:p>
          </table:table-cell>
          <table:table-cell table:formula="of:=[.E547]*100" office:value-type="float" office:value="0.376927" calcext:value-type="float">
            <text:p>0.376927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9.0848846436" calcext:value-type="float">
            <text:p>179.0848846436</text:p>
          </table:table-cell>
          <table:table-cell office:value-type="float" office:value="0.0226136646" calcext:value-type="float">
            <text:p>0.02261366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0839" calcext:value-type="float">
            <text:p>0.00250839</text:p>
          </table:table-cell>
          <table:table-cell office:value-type="float" office:value="0.01878705" calcext:value-type="float">
            <text:p>0.01878705</text:p>
          </table:table-cell>
          <table:table-cell office:value-type="float" office:value="-0.0002904027" calcext:value-type="float">
            <text:p>-0.0002904027</text:p>
          </table:table-cell>
          <table:table-cell office:value-type="float" office:value="821" calcext:value-type="float">
            <text:p>821</text:p>
          </table:table-cell>
          <table:table-cell table:formula="of:=[.D548]*100" office:value-type="float" office:value="0.04814132" calcext:value-type="float">
            <text:p>0.04814132</text:p>
          </table:table-cell>
          <table:table-cell table:formula="of:=[.E548]*100" office:value-type="float" office:value="0.250839" calcext:value-type="float">
            <text:p>0.250839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179.0929718018" calcext:value-type="float">
            <text:p>179.0929718018</text:p>
          </table:table-cell>
          <table:table-cell office:value-type="float" office:value="-0.0640839381" calcext:value-type="float">
            <text:p>-0.06408393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4984" calcext:value-type="float">
            <text:p>0.00224984</text:p>
          </table:table-cell>
          <table:table-cell office:value-type="float" office:value="0.01878705" calcext:value-type="float">
            <text:p>0.01878705</text:p>
          </table:table-cell>
          <table:table-cell office:value-type="float" office:value="-0.0001147969" calcext:value-type="float">
            <text:p>-0.0001147969</text:p>
          </table:table-cell>
          <table:table-cell office:value-type="float" office:value="822" calcext:value-type="float">
            <text:p>822</text:p>
          </table:table-cell>
          <table:table-cell table:formula="of:=[.D549]*100" office:value-type="float" office:value="0.04814132" calcext:value-type="float">
            <text:p>0.04814132</text:p>
          </table:table-cell>
          <table:table-cell table:formula="of:=[.E549]*100" office:value-type="float" office:value="0.224984" calcext:value-type="float">
            <text:p>0.224984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179.0880279541" calcext:value-type="float">
            <text:p>179.0880279541</text:p>
          </table:table-cell>
          <table:table-cell office:value-type="float" office:value="-0.0946323356" calcext:value-type="float">
            <text:p>-0.09463233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8173" calcext:value-type="float">
            <text:p>0.00228173</text:p>
          </table:table-cell>
          <table:table-cell office:value-type="float" office:value="0.02697823" calcext:value-type="float">
            <text:p>0.02697823</text:p>
          </table:table-cell>
          <table:table-cell office:value-type="float" office:value="-0.0001643445" calcext:value-type="float">
            <text:p>-0.0001643445</text:p>
          </table:table-cell>
          <table:table-cell office:value-type="float" office:value="823" calcext:value-type="float">
            <text:p>823</text:p>
          </table:table-cell>
          <table:table-cell table:formula="of:=[.D550]*100" office:value-type="float" office:value="0.04814132" calcext:value-type="float">
            <text:p>0.04814132</text:p>
          </table:table-cell>
          <table:table-cell table:formula="of:=[.E550]*100" office:value-type="float" office:value="0.228173" calcext:value-type="float">
            <text:p>0.228173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179.1126098633" calcext:value-type="float">
            <text:p>179.1126098633</text:p>
          </table:table-cell>
          <table:table-cell office:value-type="float" office:value="-0.2241047123" calcext:value-type="float">
            <text:p>-0.22410471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637" calcext:value-type="float">
            <text:p>0.0031637</text:p>
          </table:table-cell>
          <table:table-cell office:value-type="float" office:value="0.02697823" calcext:value-type="float">
            <text:p>0.02697823</text:p>
          </table:table-cell>
          <table:table-cell office:value-type="float" office:value="0.0001120341" calcext:value-type="float">
            <text:p>0.0001120341</text:p>
          </table:table-cell>
          <table:table-cell office:value-type="float" office:value="824" calcext:value-type="float">
            <text:p>824</text:p>
          </table:table-cell>
          <table:table-cell table:formula="of:=[.D551]*100" office:value-type="float" office:value="0.04814132" calcext:value-type="float">
            <text:p>0.04814132</text:p>
          </table:table-cell>
          <table:table-cell table:formula="of:=[.E551]*100" office:value-type="float" office:value="0.31637" calcext:value-type="float">
            <text:p>0.31637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179.1201171875" calcext:value-type="float">
            <text:p>179.1201171875</text:p>
          </table:table-cell>
          <table:table-cell office:value-type="float" office:value="-0.2186180972" calcext:value-type="float">
            <text:p>-0.21861809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1129" calcext:value-type="float">
            <text:p>0.00371129</text:p>
          </table:table-cell>
          <table:table-cell office:value-type="float" office:value="0.0321928" calcext:value-type="float">
            <text:p>0.0321928</text:p>
          </table:table-cell>
          <table:table-cell office:value-type="float" office:value="-0.0000932095" calcext:value-type="float">
            <text:p>-9.32095E-05</text:p>
          </table:table-cell>
          <table:table-cell office:value-type="float" office:value="825" calcext:value-type="float">
            <text:p>825</text:p>
          </table:table-cell>
          <table:table-cell table:formula="of:=[.D552]*100" office:value-type="float" office:value="0.04814132" calcext:value-type="float">
            <text:p>0.04814132</text:p>
          </table:table-cell>
          <table:table-cell table:formula="of:=[.E552]*100" office:value-type="float" office:value="0.371129" calcext:value-type="float">
            <text:p>0.371129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79.1240081787" calcext:value-type="float">
            <text:p>179.1240081787</text:p>
          </table:table-cell>
          <table:table-cell office:value-type="float" office:value="-0.3500833548" calcext:value-type="float">
            <text:p>-0.35008335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4803" calcext:value-type="float">
            <text:p>0.00494803</text:p>
          </table:table-cell>
          <table:table-cell office:value-type="float" office:value="0.03213466" calcext:value-type="float">
            <text:p>0.03213466</text:p>
          </table:table-cell>
          <table:table-cell office:value-type="float" office:value="0.0002437221" calcext:value-type="float">
            <text:p>0.0002437221</text:p>
          </table:table-cell>
          <table:table-cell office:value-type="float" office:value="826" calcext:value-type="float">
            <text:p>826</text:p>
          </table:table-cell>
          <table:table-cell table:formula="of:=[.D553]*100" office:value-type="float" office:value="0.04814132" calcext:value-type="float">
            <text:p>0.04814132</text:p>
          </table:table-cell>
          <table:table-cell table:formula="of:=[.E553]*100" office:value-type="float" office:value="0.494803" calcext:value-type="float">
            <text:p>0.494803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179.1393585205" calcext:value-type="float">
            <text:p>179.1393585205</text:p>
          </table:table-cell>
          <table:table-cell office:value-type="float" office:value="-0.3615218035" calcext:value-type="float">
            <text:p>-0.36152180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431" calcext:value-type="float">
            <text:p>0.0058431</text:p>
          </table:table-cell>
          <table:table-cell office:value-type="float" office:value="0.03213466" calcext:value-type="float">
            <text:p>0.03213466</text:p>
          </table:table-cell>
          <table:table-cell office:value-type="float" office:value="0.0001074068" calcext:value-type="float">
            <text:p>0.0001074068</text:p>
          </table:table-cell>
          <table:table-cell office:value-type="float" office:value="827" calcext:value-type="float">
            <text:p>827</text:p>
          </table:table-cell>
          <table:table-cell table:formula="of:=[.D554]*100" office:value-type="float" office:value="0.04814132" calcext:value-type="float">
            <text:p>0.04814132</text:p>
          </table:table-cell>
          <table:table-cell table:formula="of:=[.E554]*100" office:value-type="float" office:value="0.58431" calcext:value-type="float">
            <text:p>0.58431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179.1515045166" calcext:value-type="float">
            <text:p>179.1515045166</text:p>
          </table:table-cell>
          <table:table-cell office:value-type="float" office:value="-0.3934320366" calcext:value-type="float">
            <text:p>-0.39343203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64801" calcext:value-type="float">
            <text:p>0.00664801</text:p>
          </table:table-cell>
          <table:table-cell office:value-type="float" office:value="0.03405771" calcext:value-type="float">
            <text:p>0.03405771</text:p>
          </table:table-cell>
          <table:table-cell office:value-type="float" office:value="0.0000642471" calcext:value-type="float">
            <text:p>6.42471E-05</text:p>
          </table:table-cell>
          <table:table-cell office:value-type="float" office:value="828" calcext:value-type="float">
            <text:p>828</text:p>
          </table:table-cell>
          <table:table-cell table:formula="of:=[.D555]*100" office:value-type="float" office:value="0.04814132" calcext:value-type="float">
            <text:p>0.04814132</text:p>
          </table:table-cell>
          <table:table-cell table:formula="of:=[.E555]*100" office:value-type="float" office:value="0.664801" calcext:value-type="float">
            <text:p>0.664801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9.1538543701" calcext:value-type="float">
            <text:p>179.1538543701</text:p>
          </table:table-cell>
          <table:table-cell office:value-type="float" office:value="-0.3637802505" calcext:value-type="float">
            <text:p>-0.36378025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98389" calcext:value-type="float">
            <text:p>0.00698389</text:p>
          </table:table-cell>
          <table:table-cell office:value-type="float" office:value="0.03405771" calcext:value-type="float">
            <text:p>0.03405771</text:p>
          </table:table-cell>
          <table:table-cell office:value-type="float" office:value="-0.0000412957" calcext:value-type="float">
            <text:p>-4.12957E-05</text:p>
          </table:table-cell>
          <table:table-cell office:value-type="float" office:value="829" calcext:value-type="float">
            <text:p>829</text:p>
          </table:table-cell>
          <table:table-cell table:formula="of:=[.D556]*100" office:value-type="float" office:value="0.04814132" calcext:value-type="float">
            <text:p>0.04814132</text:p>
          </table:table-cell>
          <table:table-cell table:formula="of:=[.E556]*100" office:value-type="float" office:value="0.698389" calcext:value-type="float">
            <text:p>0.698389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9.1536102295" calcext:value-type="float">
            <text:p>179.1536102295</text:p>
          </table:table-cell>
          <table:table-cell office:value-type="float" office:value="-0.3506192183" calcext:value-type="float">
            <text:p>-0.35061921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11882" calcext:value-type="float">
            <text:p>0.00711882</text:p>
          </table:table-cell>
          <table:table-cell office:value-type="float" office:value="0.03537878" calcext:value-type="float">
            <text:p>0.03537878</text:p>
          </table:table-cell>
          <table:table-cell office:value-type="float" office:value="0.0000039629" calcext:value-type="float">
            <text:p>3.9629E-06</text:p>
          </table:table-cell>
          <table:table-cell office:value-type="float" office:value="830" calcext:value-type="float">
            <text:p>830</text:p>
          </table:table-cell>
          <table:table-cell table:formula="of:=[.D557]*100" office:value-type="float" office:value="0.04814132" calcext:value-type="float">
            <text:p>0.04814132</text:p>
          </table:table-cell>
          <table:table-cell table:formula="of:=[.E557]*100" office:value-type="float" office:value="0.711882" calcext:value-type="float">
            <text:p>0.711882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9.14793396" calcext:value-type="float">
            <text:p>179.14793396</text:p>
          </table:table-cell>
          <table:table-cell office:value-type="float" office:value="-0.3171264444" calcext:value-type="float">
            <text:p>-0.31712644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98548" calcext:value-type="float">
            <text:p>0.00698548</text:p>
          </table:table-cell>
          <table:table-cell office:value-type="float" office:value="0.03300235" calcext:value-type="float">
            <text:p>0.03300235</text:p>
          </table:table-cell>
          <table:table-cell office:value-type="float" office:value="-0.0000730143" calcext:value-type="float">
            <text:p>-7.30143E-05</text:p>
          </table:table-cell>
          <table:table-cell office:value-type="float" office:value="831" calcext:value-type="float">
            <text:p>831</text:p>
          </table:table-cell>
          <table:table-cell table:formula="of:=[.D558]*100" office:value-type="float" office:value="0.04814132" calcext:value-type="float">
            <text:p>0.04814132</text:p>
          </table:table-cell>
          <table:table-cell table:formula="of:=[.E558]*100" office:value-type="float" office:value="0.698548" calcext:value-type="float">
            <text:p>0.698548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1461334229" calcext:value-type="float">
            <text:p>179.1461334229</text:p>
          </table:table-cell>
          <table:table-cell office:value-type="float" office:value="-0.2424147903" calcext:value-type="float">
            <text:p>-0.24241479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40043" calcext:value-type="float">
            <text:p>0.00640043</text:p>
          </table:table-cell>
          <table:table-cell office:value-type="float" office:value="0.03300235" calcext:value-type="float">
            <text:p>0.03300235</text:p>
          </table:table-cell>
          <table:table-cell office:value-type="float" office:value="-0.0000632499" calcext:value-type="float">
            <text:p>-6.32499E-05</text:p>
          </table:table-cell>
          <table:table-cell office:value-type="float" office:value="832" calcext:value-type="float">
            <text:p>832</text:p>
          </table:table-cell>
          <table:table-cell table:formula="of:=[.D559]*100" office:value-type="float" office:value="0.04814132" calcext:value-type="float">
            <text:p>0.04814132</text:p>
          </table:table-cell>
          <table:table-cell table:formula="of:=[.E559]*100" office:value-type="float" office:value="0.640043" calcext:value-type="float">
            <text:p>0.640043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1425933838" calcext:value-type="float">
            <text:p>179.1425933838</text:p>
          </table:table-cell>
          <table:table-cell office:value-type="float" office:value="-0.1964548655" calcext:value-type="float">
            <text:p>-0.19645486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074" calcext:value-type="float">
            <text:p>0.0057074</text:p>
          </table:table-cell>
          <table:table-cell office:value-type="float" office:value="0.0295284" calcext:value-type="float">
            <text:p>0.0295284</text:p>
          </table:table-cell>
          <table:table-cell office:value-type="float" office:value="-0.0000803508" calcext:value-type="float">
            <text:p>-8.03508E-05</text:p>
          </table:table-cell>
          <table:table-cell office:value-type="float" office:value="833" calcext:value-type="float">
            <text:p>833</text:p>
          </table:table-cell>
          <table:table-cell table:formula="of:=[.D560]*100" office:value-type="float" office:value="0.04814132" calcext:value-type="float">
            <text:p>0.04814132</text:p>
          </table:table-cell>
          <table:table-cell table:formula="of:=[.E560]*100" office:value-type="float" office:value="0.57074" calcext:value-type="float">
            <text:p>0.57074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9.1566925049" calcext:value-type="float">
            <text:p>179.1566925049</text:p>
          </table:table-cell>
          <table:table-cell office:value-type="float" office:value="-0.0569780857" calcext:value-type="float">
            <text:p>-0.05697808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2109" calcext:value-type="float">
            <text:p>0.00432109</text:p>
          </table:table-cell>
          <table:table-cell office:value-type="float" office:value="0.0295284" calcext:value-type="float">
            <text:p>0.0295284</text:p>
          </table:table-cell>
          <table:table-cell office:value-type="float" office:value="-0.000200562" calcext:value-type="float">
            <text:p>-0.000200562</text:p>
          </table:table-cell>
          <table:table-cell office:value-type="float" office:value="834" calcext:value-type="float">
            <text:p>834</text:p>
          </table:table-cell>
          <table:table-cell table:formula="of:=[.D561]*100" office:value-type="float" office:value="0.04814132" calcext:value-type="float">
            <text:p>0.04814132</text:p>
          </table:table-cell>
          <table:table-cell table:formula="of:=[.E561]*100" office:value-type="float" office:value="0.432109" calcext:value-type="float">
            <text:p>0.432109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9.1541748047" calcext:value-type="float">
            <text:p>179.1541748047</text:p>
          </table:table-cell>
          <table:table-cell office:value-type="float" office:value="-0.0037901879" calcext:value-type="float">
            <text:p>-0.00379018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4938" calcext:value-type="float">
            <text:p>0.00304938</text:p>
          </table:table-cell>
          <table:table-cell office:value-type="float" office:value="0.02731016" calcext:value-type="float">
            <text:p>0.02731016</text:p>
          </table:table-cell>
          <table:table-cell office:value-type="float" office:value="-0.0001674764" calcext:value-type="float">
            <text:p>-0.0001674764</text:p>
          </table:table-cell>
          <table:table-cell office:value-type="float" office:value="835" calcext:value-type="float">
            <text:p>835</text:p>
          </table:table-cell>
          <table:table-cell table:formula="of:=[.D562]*100" office:value-type="float" office:value="0.04814132" calcext:value-type="float">
            <text:p>0.04814132</text:p>
          </table:table-cell>
          <table:table-cell table:formula="of:=[.E562]*100" office:value-type="float" office:value="0.304938" calcext:value-type="float">
            <text:p>0.304938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9.1438446045" calcext:value-type="float">
            <text:p>179.1438446045</text:p>
          </table:table-cell>
          <table:table-cell office:value-type="float" office:value="0.0944423442" calcext:value-type="float">
            <text:p>0.09444234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5406" calcext:value-type="float">
            <text:p>0.00155406</text:p>
          </table:table-cell>
          <table:table-cell office:value-type="float" office:value="0.02441203" calcext:value-type="float">
            <text:p>0.02441203</text:p>
          </table:table-cell>
          <table:table-cell office:value-type="float" office:value="-0.0003037985" calcext:value-type="float">
            <text:p>-0.0003037985</text:p>
          </table:table-cell>
          <table:table-cell office:value-type="float" office:value="836" calcext:value-type="float">
            <text:p>836</text:p>
          </table:table-cell>
          <table:table-cell table:formula="of:=[.D563]*100" office:value-type="float" office:value="0.04814132" calcext:value-type="float">
            <text:p>0.04814132</text:p>
          </table:table-cell>
          <table:table-cell table:formula="of:=[.E563]*100" office:value-type="float" office:value="0.155406" calcext:value-type="float">
            <text:p>0.155406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9.1385040283" calcext:value-type="float">
            <text:p>179.1385040283</text:p>
          </table:table-cell>
          <table:table-cell office:value-type="float" office:value="0.1389000476" calcext:value-type="float">
            <text:p>0.13890004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26822" calcext:value-type="float">
            <text:p>0.00026822</text:p>
          </table:table-cell>
          <table:table-cell office:value-type="float" office:value="0.02441203" calcext:value-type="float">
            <text:p>0.02441203</text:p>
          </table:table-cell>
          <table:table-cell office:value-type="float" office:value="-0.0003985866" calcext:value-type="float">
            <text:p>-0.0003985866</text:p>
          </table:table-cell>
          <table:table-cell office:value-type="float" office:value="837" calcext:value-type="float">
            <text:p>837</text:p>
          </table:table-cell>
          <table:table-cell table:formula="of:=[.D564]*100" office:value-type="float" office:value="0.04814132" calcext:value-type="float">
            <text:p>0.04814132</text:p>
          </table:table-cell>
          <table:table-cell table:formula="of:=[.E564]*100" office:value-type="float" office:value="0.026822" calcext:value-type="float">
            <text:p>0.026822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9.1436157227" calcext:value-type="float">
            <text:p>179.1436157227</text:p>
          </table:table-cell>
          <table:table-cell office:value-type="float" office:value="0.2400651366" calcext:value-type="float">
            <text:p>0.24006513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25595" calcext:value-type="float">
            <text:p>-0.00125595</text:p>
          </table:table-cell>
          <table:table-cell office:value-type="float" office:value="0.01848612" calcext:value-type="float">
            <text:p>0.01848612</text:p>
          </table:table-cell>
          <table:table-cell office:value-type="float" office:value="-0.0005526135" calcext:value-type="float">
            <text:p>-0.0005526135</text:p>
          </table:table-cell>
          <table:table-cell office:value-type="float" office:value="838" calcext:value-type="float">
            <text:p>838</text:p>
          </table:table-cell>
          <table:table-cell table:formula="of:=[.D565]*100" office:value-type="float" office:value="0.04814132" calcext:value-type="float">
            <text:p>0.04814132</text:p>
          </table:table-cell>
          <table:table-cell table:formula="of:=[.E565]*100" office:value-type="float" office:value="-0.125595" calcext:value-type="float">
            <text:p>-0.125595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9.1444549561" calcext:value-type="float">
            <text:p>179.1444549561</text:p>
          </table:table-cell>
          <table:table-cell office:value-type="float" office:value="0.1716141259" calcext:value-type="float">
            <text:p>0.17161412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81018" calcext:value-type="float">
            <text:p>-0.00181018</text:p>
          </table:table-cell>
          <table:table-cell office:value-type="float" office:value="0.01848612" calcext:value-type="float">
            <text:p>0.01848612</text:p>
          </table:table-cell>
          <table:table-cell office:value-type="float" office:value="-0.000159572" calcext:value-type="float">
            <text:p>-0.000159572</text:p>
          </table:table-cell>
          <table:table-cell office:value-type="float" office:value="839" calcext:value-type="float">
            <text:p>839</text:p>
          </table:table-cell>
          <table:table-cell table:formula="of:=[.D566]*100" office:value-type="float" office:value="0.04814132" calcext:value-type="float">
            <text:p>0.04814132</text:p>
          </table:table-cell>
          <table:table-cell table:formula="of:=[.E566]*100" office:value-type="float" office:value="-0.181018" calcext:value-type="float">
            <text:p>-0.181018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9.1510009766" calcext:value-type="float">
            <text:p>179.1510009766</text:p>
          </table:table-cell>
          <table:table-cell office:value-type="float" office:value="0.1946547691" calcext:value-type="float">
            <text:p>0.19465476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3304" calcext:value-type="float">
            <text:p>-0.0023304</text:p>
          </table:table-cell>
          <table:table-cell office:value-type="float" office:value="0.01848612" calcext:value-type="float">
            <text:p>0.01848612</text:p>
          </table:table-cell>
          <table:table-cell office:value-type="float" office:value="-0.0002426122" calcext:value-type="float">
            <text:p>-0.0002426122</text:p>
          </table:table-cell>
          <table:table-cell office:value-type="float" office:value="840" calcext:value-type="float">
            <text:p>840</text:p>
          </table:table-cell>
          <table:table-cell table:formula="of:=[.D567]*100" office:value-type="float" office:value="0.04814132" calcext:value-type="float">
            <text:p>0.04814132</text:p>
          </table:table-cell>
          <table:table-cell table:formula="of:=[.E567]*100" office:value-type="float" office:value="-0.23304" calcext:value-type="float">
            <text:p>-0.23304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1420440674" calcext:value-type="float">
            <text:p>179.1420440674</text:p>
          </table:table-cell>
          <table:table-cell office:value-type="float" office:value="0.1891631918" calcext:value-type="float">
            <text:p>0.18916319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6384" calcext:value-type="float">
            <text:p>-0.0026384</text:p>
          </table:table-cell>
          <table:table-cell office:value-type="float" office:value="0.01254302" calcext:value-type="float">
            <text:p>0.01254302</text:p>
          </table:table-cell>
          <table:table-cell office:value-type="float" office:value="-0.0001941926" calcext:value-type="float">
            <text:p>-0.0001941926</text:p>
          </table:table-cell>
          <table:table-cell office:value-type="float" office:value="841" calcext:value-type="float">
            <text:p>841</text:p>
          </table:table-cell>
          <table:table-cell table:formula="of:=[.D568]*100" office:value-type="float" office:value="0.04814132" calcext:value-type="float">
            <text:p>0.04814132</text:p>
          </table:table-cell>
          <table:table-cell table:formula="of:=[.E568]*100" office:value-type="float" office:value="-0.26384" calcext:value-type="float">
            <text:p>-0.26384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1463775635" calcext:value-type="float">
            <text:p>179.1463775635</text:p>
          </table:table-cell>
          <table:table-cell office:value-type="float" office:value="0.1803470093" calcext:value-type="float">
            <text:p>0.18034700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78375" calcext:value-type="float">
            <text:p>-0.00278375</text:p>
          </table:table-cell>
          <table:table-cell office:value-type="float" office:value="0.01254302" calcext:value-type="float">
            <text:p>0.01254302</text:p>
          </table:table-cell>
          <table:table-cell office:value-type="float" office:value="-0.0002780166" calcext:value-type="float">
            <text:p>-0.0002780166</text:p>
          </table:table-cell>
          <table:table-cell office:value-type="float" office:value="842" calcext:value-type="float">
            <text:p>842</text:p>
          </table:table-cell>
          <table:table-cell table:formula="of:=[.D569]*100" office:value-type="float" office:value="0.04814132" calcext:value-type="float">
            <text:p>0.04814132</text:p>
          </table:table-cell>
          <table:table-cell table:formula="of:=[.E569]*100" office:value-type="float" office:value="-0.278375" calcext:value-type="float">
            <text:p>-0.278375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151184082" calcext:value-type="float">
            <text:p>179.151184082</text:p>
          </table:table-cell>
          <table:table-cell office:value-type="float" office:value="0.1200083697" calcext:value-type="float">
            <text:p>0.12000836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47882" calcext:value-type="float">
            <text:p>-0.00247882</text:p>
          </table:table-cell>
          <table:table-cell office:value-type="float" office:value="0.00724581" calcext:value-type="float">
            <text:p>0.00724581</text:p>
          </table:table-cell>
          <table:table-cell office:value-type="float" office:value="-0.0000512659" calcext:value-type="float">
            <text:p>-5.12659E-05</text:p>
          </table:table-cell>
          <table:table-cell office:value-type="float" office:value="843" calcext:value-type="float">
            <text:p>843</text:p>
          </table:table-cell>
          <table:table-cell table:formula="of:=[.D570]*100" office:value-type="float" office:value="0.04814132" calcext:value-type="float">
            <text:p>0.04814132</text:p>
          </table:table-cell>
          <table:table-cell table:formula="of:=[.E570]*100" office:value-type="float" office:value="-0.247882" calcext:value-type="float">
            <text:p>-0.247882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9.1517181396" calcext:value-type="float">
            <text:p>179.1517181396</text:p>
          </table:table-cell>
          <table:table-cell office:value-type="float" office:value="0.1337136466" calcext:value-type="float">
            <text:p>0.13371364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36801" calcext:value-type="float">
            <text:p>-0.00236801</text:p>
          </table:table-cell>
          <table:table-cell office:value-type="float" office:value="0.00724581" calcext:value-type="float">
            <text:p>0.00724581</text:p>
          </table:table-cell>
          <table:table-cell office:value-type="float" office:value="-0.0001466625" calcext:value-type="float">
            <text:p>-0.0001466625</text:p>
          </table:table-cell>
          <table:table-cell office:value-type="float" office:value="844" calcext:value-type="float">
            <text:p>844</text:p>
          </table:table-cell>
          <table:table-cell table:formula="of:=[.D571]*100" office:value-type="float" office:value="0.04814132" calcext:value-type="float">
            <text:p>0.04814132</text:p>
          </table:table-cell>
          <table:table-cell table:formula="of:=[.E571]*100" office:value-type="float" office:value="-0.236801" calcext:value-type="float">
            <text:p>-0.236801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1518554688" calcext:value-type="float">
            <text:p>179.1518554688</text:p>
          </table:table-cell>
          <table:table-cell office:value-type="float" office:value="0.0789492682" calcext:value-type="float">
            <text:p>0.07894926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9305" calcext:value-type="float">
            <text:p>-0.0019305</text:p>
          </table:table-cell>
          <table:table-cell office:value-type="float" office:value="0.00724581" calcext:value-type="float">
            <text:p>0.00724581</text:p>
          </table:table-cell>
          <table:table-cell office:value-type="float" office:value="0.0000044495" calcext:value-type="float">
            <text:p>4.4495E-06</text:p>
          </table:table-cell>
          <table:table-cell office:value-type="float" office:value="845" calcext:value-type="float">
            <text:p>845</text:p>
          </table:table-cell>
          <table:table-cell table:formula="of:=[.D572]*100" office:value-type="float" office:value="0.04814132" calcext:value-type="float">
            <text:p>0.04814132</text:p>
          </table:table-cell>
          <table:table-cell table:formula="of:=[.E572]*100" office:value-type="float" office:value="-0.19305" calcext:value-type="float">
            <text:p>-0.19305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1400909424" calcext:value-type="float">
            <text:p>179.1400909424</text:p>
          </table:table-cell>
          <table:table-cell office:value-type="float" office:value="0.0152781423" calcext:value-type="float">
            <text:p>0.01527814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21742" calcext:value-type="float">
            <text:p>-0.00121742</text:p>
          </table:table-cell>
          <table:table-cell office:value-type="float" office:value="0.0030862" calcext:value-type="float">
            <text:p>0.0030862</text:p>
          </table:table-cell>
          <table:table-cell office:value-type="float" office:value="0.0001499405" calcext:value-type="float">
            <text:p>0.0001499405</text:p>
          </table:table-cell>
          <table:table-cell office:value-type="float" office:value="846" calcext:value-type="float">
            <text:p>846</text:p>
          </table:table-cell>
          <table:table-cell table:formula="of:=[.D573]*100" office:value-type="float" office:value="0.04814132" calcext:value-type="float">
            <text:p>0.04814132</text:p>
          </table:table-cell>
          <table:table-cell table:formula="of:=[.E573]*100" office:value-type="float" office:value="-0.121742" calcext:value-type="float">
            <text:p>-0.121742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130859375" calcext:value-type="float">
            <text:p>179.130859375</text:p>
          </table:table-cell>
          <table:table-cell office:value-type="float" office:value="-0.0291704101" calcext:value-type="float">
            <text:p>-0.02917041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44966" calcext:value-type="float">
            <text:p>-0.00044966</text:p>
          </table:table-cell>
          <table:table-cell office:value-type="float" office:value="0.0030862" calcext:value-type="float">
            <text:p>0.0030862</text:p>
          </table:table-cell>
          <table:table-cell office:value-type="float" office:value="0.0000944153" calcext:value-type="float">
            <text:p>9.44153E-05</text:p>
          </table:table-cell>
          <table:table-cell office:value-type="float" office:value="847" calcext:value-type="float">
            <text:p>847</text:p>
          </table:table-cell>
          <table:table-cell table:formula="of:=[.D574]*100" office:value-type="float" office:value="0.04814132" calcext:value-type="float">
            <text:p>0.04814132</text:p>
          </table:table-cell>
          <table:table-cell table:formula="of:=[.E574]*100" office:value-type="float" office:value="-0.044966" calcext:value-type="float">
            <text:p>-0.044966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131439209" calcext:value-type="float">
            <text:p>179.131439209</text:p>
          </table:table-cell>
          <table:table-cell office:value-type="float" office:value="-0.012364284" calcext:value-type="float">
            <text:p>-0.0123642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05297" calcext:value-type="float">
            <text:p>-0.00005297</text:p>
          </table:table-cell>
          <table:table-cell office:value-type="float" office:value="0.0030862" calcext:value-type="float">
            <text:p>0.0030862</text:p>
          </table:table-cell>
          <table:table-cell office:value-type="float" office:value="-0.0000667402" calcext:value-type="float">
            <text:p>-6.67402E-05</text:p>
          </table:table-cell>
          <table:table-cell office:value-type="float" office:value="848" calcext:value-type="float">
            <text:p>848</text:p>
          </table:table-cell>
          <table:table-cell table:formula="of:=[.D575]*100" office:value-type="float" office:value="0.04814132" calcext:value-type="float">
            <text:p>0.04814132</text:p>
          </table:table-cell>
          <table:table-cell table:formula="of:=[.E575]*100" office:value-type="float" office:value="-0.005297" calcext:value-type="float">
            <text:p>-0.005297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1164703369" calcext:value-type="float">
            <text:p>179.1164703369</text:p>
          </table:table-cell>
          <table:table-cell office:value-type="float" office:value="-0.0450842265" calcext:value-type="float">
            <text:p>-0.04508422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2729" calcext:value-type="float">
            <text:p>0.00042729</text:p>
          </table:table-cell>
          <table:table-cell office:value-type="float" office:value="0.00033316" calcext:value-type="float">
            <text:p>0.00033316</text:p>
          </table:table-cell>
          <table:table-cell office:value-type="float" office:value="-0.0000368717" calcext:value-type="float">
            <text:p>-3.68717E-05</text:p>
          </table:table-cell>
          <table:table-cell office:value-type="float" office:value="849" calcext:value-type="float">
            <text:p>849</text:p>
          </table:table-cell>
          <table:table-cell table:formula="of:=[.D576]*100" office:value-type="float" office:value="0.04814132" calcext:value-type="float">
            <text:p>0.04814132</text:p>
          </table:table-cell>
          <table:table-cell table:formula="of:=[.E576]*100" office:value-type="float" office:value="0.042729" calcext:value-type="float">
            <text:p>0.042729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1157989502" calcext:value-type="float">
            <text:p>179.1157989502</text:p>
          </table:table-cell>
          <table:table-cell office:value-type="float" office:value="-0.0624879703" calcext:value-type="float">
            <text:p>-0.06248797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6105" calcext:value-type="float">
            <text:p>0.00086105</text:p>
          </table:table-cell>
          <table:table-cell office:value-type="float" office:value="0.00033316" calcext:value-type="float">
            <text:p>0.00033316</text:p>
          </table:table-cell>
          <table:table-cell office:value-type="float" office:value="-0.0000772272" calcext:value-type="float">
            <text:p>-7.72272E-05</text:p>
          </table:table-cell>
          <table:table-cell office:value-type="float" office:value="850" calcext:value-type="float">
            <text:p>850</text:p>
          </table:table-cell>
          <table:table-cell table:formula="of:=[.D577]*100" office:value-type="float" office:value="0.04814132" calcext:value-type="float">
            <text:p>0.04814132</text:p>
          </table:table-cell>
          <table:table-cell table:formula="of:=[.E577]*100" office:value-type="float" office:value="0.086105" calcext:value-type="float">
            <text:p>0.086105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1265563965" calcext:value-type="float">
            <text:p>179.1265563965</text:p>
          </table:table-cell>
          <table:table-cell office:value-type="float" office:value="-0.0532468071" calcext:value-type="float">
            <text:p>-0.05324680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8686" calcext:value-type="float">
            <text:p>0.00108686</text:p>
          </table:table-cell>
          <table:table-cell office:value-type="float" office:value="-0.00094577" calcext:value-type="float">
            <text:p>-0.00094577</text:p>
          </table:table-cell>
          <table:table-cell office:value-type="float" office:value="-0.0001762516" calcext:value-type="float">
            <text:p>-0.0001762516</text:p>
          </table:table-cell>
          <table:table-cell office:value-type="float" office:value="851" calcext:value-type="float">
            <text:p>851</text:p>
          </table:table-cell>
          <table:table-cell table:formula="of:=[.D578]*100" office:value-type="float" office:value="0.04814132" calcext:value-type="float">
            <text:p>0.04814132</text:p>
          </table:table-cell>
          <table:table-cell table:formula="of:=[.E578]*100" office:value-type="float" office:value="0.108686" calcext:value-type="float">
            <text:p>0.108686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1237945557" calcext:value-type="float">
            <text:p>179.1237945557</text:p>
          </table:table-cell>
          <table:table-cell office:value-type="float" office:value="-0.0546023617" calcext:value-type="float">
            <text:p>-0.05460236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4541" calcext:value-type="float">
            <text:p>0.00124541</text:p>
          </table:table-cell>
          <table:table-cell office:value-type="float" office:value="-0.00094577" calcext:value-type="float">
            <text:p>-0.00094577</text:p>
          </table:table-cell>
          <table:table-cell office:value-type="float" office:value="-0.0000347439" calcext:value-type="float">
            <text:p>-3.47439E-05</text:p>
          </table:table-cell>
          <table:table-cell office:value-type="float" office:value="852" calcext:value-type="float">
            <text:p>852</text:p>
          </table:table-cell>
          <table:table-cell table:formula="of:=[.D579]*100" office:value-type="float" office:value="0.04814132" calcext:value-type="float">
            <text:p>0.04814132</text:p>
          </table:table-cell>
          <table:table-cell table:formula="of:=[.E579]*100" office:value-type="float" office:value="0.124541" calcext:value-type="float">
            <text:p>0.124541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1165008545" calcext:value-type="float">
            <text:p>179.1165008545</text:p>
          </table:table-cell>
          <table:table-cell office:value-type="float" office:value="-0.0606337097" calcext:value-type="float">
            <text:p>-0.06063370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905" calcext:value-type="float">
            <text:p>0.0013905</text:p>
          </table:table-cell>
          <table:table-cell office:value-type="float" office:value="-0.00094577" calcext:value-type="float">
            <text:p>-0.00094577</text:p>
          </table:table-cell>
          <table:table-cell office:value-type="float" office:value="-0.0000907516" calcext:value-type="float">
            <text:p>-9.07516E-05</text:p>
          </table:table-cell>
          <table:table-cell office:value-type="float" office:value="853" calcext:value-type="float">
            <text:p>853</text:p>
          </table:table-cell>
          <table:table-cell table:formula="of:=[.D580]*100" office:value-type="float" office:value="0.04814132" calcext:value-type="float">
            <text:p>0.04814132</text:p>
          </table:table-cell>
          <table:table-cell table:formula="of:=[.E580]*100" office:value-type="float" office:value="0.13905" calcext:value-type="float">
            <text:p>0.13905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179.1136016846" calcext:value-type="float">
            <text:p>179.1136016846</text:p>
          </table:table-cell>
          <table:table-cell office:value-type="float" office:value="0.007534978" calcext:value-type="float">
            <text:p>0.0075349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3335" calcext:value-type="float">
            <text:p>0.00103335</text:p>
          </table:table-cell>
          <table:table-cell office:value-type="float" office:value="-0.00088927" calcext:value-type="float">
            <text:p>-0.00088927</text:p>
          </table:table-cell>
          <table:table-cell office:value-type="float" office:value="-0.0001122425" calcext:value-type="float">
            <text:p>-0.0001122425</text:p>
          </table:table-cell>
          <table:table-cell office:value-type="float" office:value="854" calcext:value-type="float">
            <text:p>854</text:p>
          </table:table-cell>
          <table:table-cell table:formula="of:=[.D581]*100" office:value-type="float" office:value="0.04814132" calcext:value-type="float">
            <text:p>0.04814132</text:p>
          </table:table-cell>
          <table:table-cell table:formula="of:=[.E581]*100" office:value-type="float" office:value="0.103335" calcext:value-type="float">
            <text:p>0.103335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179.1166992188" calcext:value-type="float">
            <text:p>179.1166992188</text:p>
          </table:table-cell>
          <table:table-cell office:value-type="float" office:value="-0.0021270945" calcext:value-type="float">
            <text:p>-0.00212709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6106" calcext:value-type="float">
            <text:p>0.00086106</text:p>
          </table:table-cell>
          <table:table-cell office:value-type="float" office:value="-0.00088927" calcext:value-type="float">
            <text:p>-0.00088927</text:p>
          </table:table-cell>
          <table:table-cell office:value-type="float" office:value="-0.0002194894" calcext:value-type="float">
            <text:p>-0.0002194894</text:p>
          </table:table-cell>
          <table:table-cell office:value-type="float" office:value="855" calcext:value-type="float">
            <text:p>855</text:p>
          </table:table-cell>
          <table:table-cell table:formula="of:=[.D582]*100" office:value-type="float" office:value="0.04814132" calcext:value-type="float">
            <text:p>0.04814132</text:p>
          </table:table-cell>
          <table:table-cell table:formula="of:=[.E582]*100" office:value-type="float" office:value="0.086106" calcext:value-type="float">
            <text:p>0.086106</text:p>
          </table:table-cell>
        </table:table-row>
        <table:table-row table:style-name="ro1">
          <table:table-cell office:value-type="float" office:value="42.81" calcext:value-type="float">
            <text:p>42.81</text:p>
          </table:table-cell>
          <table:table-cell office:value-type="float" office:value="179.1100616455" calcext:value-type="float">
            <text:p>179.1100616455</text:p>
          </table:table-cell>
          <table:table-cell office:value-type="float" office:value="0.0864127653" calcext:value-type="float">
            <text:p>0.08641276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15828" calcext:value-type="float">
            <text:p>0.00015828</text:p>
          </table:table-cell>
          <table:table-cell office:value-type="float" office:value="0.00020974" calcext:value-type="float">
            <text:p>0.00020974</text:p>
          </table:table-cell>
          <table:table-cell office:value-type="float" office:value="-0.0002036201" calcext:value-type="float">
            <text:p>-0.0002036201</text:p>
          </table:table-cell>
          <table:table-cell office:value-type="float" office:value="856" calcext:value-type="float">
            <text:p>856</text:p>
          </table:table-cell>
          <table:table-cell table:formula="of:=[.D583]*100" office:value-type="float" office:value="0.04814132" calcext:value-type="float">
            <text:p>0.04814132</text:p>
          </table:table-cell>
          <table:table-cell table:formula="of:=[.E583]*100" office:value-type="float" office:value="0.015828" calcext:value-type="float">
            <text:p>0.015828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179.1073760986" calcext:value-type="float">
            <text:p>179.1073760986</text:p>
          </table:table-cell>
          <table:table-cell office:value-type="float" office:value="0.0933522518" calcext:value-type="float">
            <text:p>0.09335225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35327" calcext:value-type="float">
            <text:p>-0.00035327</text:p>
          </table:table-cell>
          <table:table-cell office:value-type="float" office:value="0.00020974" calcext:value-type="float">
            <text:p>0.00020974</text:p>
          </table:table-cell>
          <table:table-cell office:value-type="float" office:value="-0.0002452273" calcext:value-type="float">
            <text:p>-0.0002452273</text:p>
          </table:table-cell>
          <table:table-cell office:value-type="float" office:value="857" calcext:value-type="float">
            <text:p>857</text:p>
          </table:table-cell>
          <table:table-cell table:formula="of:=[.D584]*100" office:value-type="float" office:value="0.04814132" calcext:value-type="float">
            <text:p>0.04814132</text:p>
          </table:table-cell>
          <table:table-cell table:formula="of:=[.E584]*100" office:value-type="float" office:value="-0.035327" calcext:value-type="float">
            <text:p>-0.035327</text:p>
          </table:table-cell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179.113067627" calcext:value-type="float">
            <text:p>179.113067627</text:p>
          </table:table-cell>
          <table:table-cell office:value-type="float" office:value="0.1161325039" calcext:value-type="float">
            <text:p>0.11613250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8435" calcext:value-type="float">
            <text:p>-0.0008435</text:p>
          </table:table-cell>
          <table:table-cell office:value-type="float" office:value="0.00020974" calcext:value-type="float">
            <text:p>0.00020974</text:p>
          </table:table-cell>
          <table:table-cell office:value-type="float" office:value="-0.0002892208" calcext:value-type="float">
            <text:p>-0.0002892208</text:p>
          </table:table-cell>
          <table:table-cell office:value-type="float" office:value="858" calcext:value-type="float">
            <text:p>858</text:p>
          </table:table-cell>
          <table:table-cell table:formula="of:=[.D585]*100" office:value-type="float" office:value="0.04814132" calcext:value-type="float">
            <text:p>0.04814132</text:p>
          </table:table-cell>
          <table:table-cell table:formula="of:=[.E585]*100" office:value-type="float" office:value="-0.08435" calcext:value-type="float">
            <text:p>-0.08435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179.1114196777" calcext:value-type="float">
            <text:p>179.1114196777</text:p>
          </table:table-cell>
          <table:table-cell office:value-type="float" office:value="0.0513467312" calcext:value-type="float">
            <text:p>0.05134673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73739" calcext:value-type="float">
            <text:p>-0.00073739</text:p>
          </table:table-cell>
          <table:table-cell office:value-type="float" office:value="0.00194628" calcext:value-type="float">
            <text:p>0.00194628</text:p>
          </table:table-cell>
          <table:table-cell office:value-type="float" office:value="-0.0000581905" calcext:value-type="float">
            <text:p>-5.81905E-05</text:p>
          </table:table-cell>
          <table:table-cell office:value-type="float" office:value="859" calcext:value-type="float">
            <text:p>859</text:p>
          </table:table-cell>
          <table:table-cell table:formula="of:=[.D586]*100" office:value-type="float" office:value="0.04814132" calcext:value-type="float">
            <text:p>0.04814132</text:p>
          </table:table-cell>
          <table:table-cell table:formula="of:=[.E586]*100" office:value-type="float" office:value="-0.073739" calcext:value-type="float">
            <text:p>-0.073739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179.1158599854" calcext:value-type="float">
            <text:p>179.1158599854</text:p>
          </table:table-cell>
          <table:table-cell office:value-type="float" office:value="0.0943075596" calcext:value-type="float">
            <text:p>0.09430755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95277" calcext:value-type="float">
            <text:p>-0.00095277</text:p>
          </table:table-cell>
          <table:table-cell office:value-type="float" office:value="0.00194628" calcext:value-type="float">
            <text:p>0.00194628</text:p>
          </table:table-cell>
          <table:table-cell office:value-type="float" office:value="-0.0001991704" calcext:value-type="float">
            <text:p>-0.0001991704</text:p>
          </table:table-cell>
          <table:table-cell office:value-type="float" office:value="860" calcext:value-type="float">
            <text:p>860</text:p>
          </table:table-cell>
          <table:table-cell table:formula="of:=[.D587]*100" office:value-type="float" office:value="0.04814132" calcext:value-type="float">
            <text:p>0.04814132</text:p>
          </table:table-cell>
          <table:table-cell table:formula="of:=[.E587]*100" office:value-type="float" office:value="-0.095277" calcext:value-type="float">
            <text:p>-0.095277</text:p>
          </table:table-cell>
        </table:table-row>
        <table:table-row table:style-name="ro1">
          <table:table-cell office:value-type="float" office:value="43.06" calcext:value-type="float">
            <text:p>43.06</text:p>
          </table:table-cell>
          <table:table-cell office:value-type="float" office:value="179.1154785156" calcext:value-type="float">
            <text:p>179.1154785156</text:p>
          </table:table-cell>
          <table:table-cell office:value-type="float" office:value="0.0911471281" calcext:value-type="float">
            <text:p>0.09114712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07438" calcext:value-type="float">
            <text:p>-0.00107438</text:p>
          </table:table-cell>
          <table:table-cell office:value-type="float" office:value="0.00389411" calcext:value-type="float">
            <text:p>0.00389411</text:p>
          </table:table-cell>
          <table:table-cell office:value-type="float" office:value="-0.0002226287" calcext:value-type="float">
            <text:p>-0.0002226287</text:p>
          </table:table-cell>
          <table:table-cell office:value-type="float" office:value="861" calcext:value-type="float">
            <text:p>861</text:p>
          </table:table-cell>
          <table:table-cell table:formula="of:=[.D588]*100" office:value-type="float" office:value="0.04814132" calcext:value-type="float">
            <text:p>0.04814132</text:p>
          </table:table-cell>
          <table:table-cell table:formula="of:=[.E588]*100" office:value-type="float" office:value="-0.107438" calcext:value-type="float">
            <text:p>-0.107438</text:p>
          </table:table-cell>
        </table:table-row>
        <table:table-row table:style-name="ro1">
          <table:table-cell office:value-type="float" office:value="43.11" calcext:value-type="float">
            <text:p>43.11</text:p>
          </table:table-cell>
          <table:table-cell office:value-type="float" office:value="179.1078186035" calcext:value-type="float">
            <text:p>179.1078186035</text:p>
          </table:table-cell>
          <table:table-cell office:value-type="float" office:value="0.0340911209" calcext:value-type="float">
            <text:p>0.03409112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77556" calcext:value-type="float">
            <text:p>-0.00077556</text:p>
          </table:table-cell>
          <table:table-cell office:value-type="float" office:value="0.00389411" calcext:value-type="float">
            <text:p>0.00389411</text:p>
          </table:table-cell>
          <table:table-cell office:value-type="float" office:value="0.0000345746" calcext:value-type="float">
            <text:p>3.45746E-05</text:p>
          </table:table-cell>
          <table:table-cell office:value-type="float" office:value="862" calcext:value-type="float">
            <text:p>862</text:p>
          </table:table-cell>
          <table:table-cell table:formula="of:=[.D589]*100" office:value-type="float" office:value="0.04814132" calcext:value-type="float">
            <text:p>0.04814132</text:p>
          </table:table-cell>
          <table:table-cell table:formula="of:=[.E589]*100" office:value-type="float" office:value="-0.077556" calcext:value-type="float">
            <text:p>-0.077556</text:p>
          </table:table-cell>
        </table:table-row>
        <table:table-row table:style-name="ro1">
          <table:table-cell office:value-type="float" office:value="43.17" calcext:value-type="float">
            <text:p>43.17</text:p>
          </table:table-cell>
          <table:table-cell office:value-type="float" office:value="179.0957489014" calcext:value-type="float">
            <text:p>179.0957489014</text:p>
          </table:table-cell>
          <table:table-cell office:value-type="float" office:value="0.0634529046" calcext:value-type="float">
            <text:p>0.06345290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77289" calcext:value-type="float">
            <text:p>-0.00077289</text:p>
          </table:table-cell>
          <table:table-cell office:value-type="float" office:value="0.00389411" calcext:value-type="float">
            <text:p>0.00389411</text:p>
          </table:table-cell>
          <table:table-cell office:value-type="float" office:value="-0.0001436981" calcext:value-type="float">
            <text:p>-0.0001436981</text:p>
          </table:table-cell>
          <table:table-cell office:value-type="float" office:value="863" calcext:value-type="float">
            <text:p>863</text:p>
          </table:table-cell>
          <table:table-cell table:formula="of:=[.D590]*100" office:value-type="float" office:value="0.04814132" calcext:value-type="float">
            <text:p>0.04814132</text:p>
          </table:table-cell>
          <table:table-cell table:formula="of:=[.E590]*100" office:value-type="float" office:value="-0.077289" calcext:value-type="float">
            <text:p>-0.077289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179.1011505127" calcext:value-type="float">
            <text:p>179.1011505127</text:p>
          </table:table-cell>
          <table:table-cell office:value-type="float" office:value="0.0149828557" calcext:value-type="float">
            <text:p>0.01498285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44885" calcext:value-type="float">
            <text:p>-0.00044885</text:p>
          </table:table-cell>
          <table:table-cell office:value-type="float" office:value="0.00564133" calcext:value-type="float">
            <text:p>0.00564133</text:p>
          </table:table-cell>
          <table:table-cell office:value-type="float" office:value="-0.0000640969" calcext:value-type="float">
            <text:p>-6.40969E-05</text:p>
          </table:table-cell>
          <table:table-cell office:value-type="float" office:value="864" calcext:value-type="float">
            <text:p>864</text:p>
          </table:table-cell>
          <table:table-cell table:formula="of:=[.D591]*100" office:value-type="float" office:value="0.04814132" calcext:value-type="float">
            <text:p>0.04814132</text:p>
          </table:table-cell>
          <table:table-cell table:formula="of:=[.E591]*100" office:value-type="float" office:value="-0.044885" calcext:value-type="float">
            <text:p>-0.044885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79.0970001221" calcext:value-type="float">
            <text:p>179.0970001221</text:p>
          </table:table-cell>
          <table:table-cell office:value-type="float" office:value="0.0055566812" calcext:value-type="float">
            <text:p>0.00555668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7158" calcext:value-type="float">
            <text:p>-0.00017158</text:p>
          </table:table-cell>
          <table:table-cell office:value-type="float" office:value="0.00564133" calcext:value-type="float">
            <text:p>0.00564133</text:p>
          </table:table-cell>
          <table:table-cell office:value-type="float" office:value="-0.0000420412" calcext:value-type="float">
            <text:p>-4.20412E-05</text:p>
          </table:table-cell>
          <table:table-cell office:value-type="float" office:value="865" calcext:value-type="float">
            <text:p>865</text:p>
          </table:table-cell>
          <table:table-cell table:formula="of:=[.D592]*100" office:value-type="float" office:value="0.04814132" calcext:value-type="float">
            <text:p>0.04814132</text:p>
          </table:table-cell>
          <table:table-cell table:formula="of:=[.E592]*100" office:value-type="float" office:value="-0.017158" calcext:value-type="float">
            <text:p>-0.017158</text:p>
          </table:table-cell>
        </table:table-row>
        <table:table-row table:style-name="ro1">
          <table:table-cell office:value-type="float" office:value="43.31" calcext:value-type="float">
            <text:p>43.31</text:p>
          </table:table-cell>
          <table:table-cell office:value-type="float" office:value="179.1029205322" calcext:value-type="float">
            <text:p>179.1029205322</text:p>
          </table:table-cell>
          <table:table-cell office:value-type="float" office:value="-0.067531221" calcext:value-type="float">
            <text:p>-0.0675312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9799" calcext:value-type="float">
            <text:p>0.00049799</text:p>
          </table:table-cell>
          <table:table-cell office:value-type="float" office:value="0.00591955" calcext:value-type="float">
            <text:p>0.00591955</text:p>
          </table:table-cell>
          <table:table-cell office:value-type="float" office:value="0.0000663323" calcext:value-type="float">
            <text:p>6.63323E-05</text:p>
          </table:table-cell>
          <table:table-cell office:value-type="float" office:value="866" calcext:value-type="float">
            <text:p>866</text:p>
          </table:table-cell>
          <table:table-cell table:formula="of:=[.D593]*100" office:value-type="float" office:value="0.04814132" calcext:value-type="float">
            <text:p>0.04814132</text:p>
          </table:table-cell>
          <table:table-cell table:formula="of:=[.E593]*100" office:value-type="float" office:value="0.049799" calcext:value-type="float">
            <text:p>0.049799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179.0976257324" calcext:value-type="float">
            <text:p>179.0976257324</text:p>
          </table:table-cell>
          <table:table-cell office:value-type="float" office:value="-0.1463123904" calcext:value-type="float">
            <text:p>-0.14631239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6521" calcext:value-type="float">
            <text:p>0.00146521</text:p>
          </table:table-cell>
          <table:table-cell office:value-type="float" office:value="0.00688694" calcext:value-type="float">
            <text:p>0.00688694</text:p>
          </table:table-cell>
          <table:table-cell office:value-type="float" office:value="0.0001633218" calcext:value-type="float">
            <text:p>0.0001633218</text:p>
          </table:table-cell>
          <table:table-cell office:value-type="float" office:value="867" calcext:value-type="float">
            <text:p>867</text:p>
          </table:table-cell>
          <table:table-cell table:formula="of:=[.D594]*100" office:value-type="float" office:value="0.04814132" calcext:value-type="float">
            <text:p>0.04814132</text:p>
          </table:table-cell>
          <table:table-cell table:formula="of:=[.E594]*100" office:value-type="float" office:value="0.146521" calcext:value-type="float">
            <text:p>0.146521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179.0843658447" calcext:value-type="float">
            <text:p>179.0843658447</text:p>
          </table:table-cell>
          <table:table-cell office:value-type="float" office:value="-0.220622709" calcext:value-type="float">
            <text:p>-0.2206227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982" calcext:value-type="float">
            <text:p>0.00259982</text:p>
          </table:table-cell>
          <table:table-cell office:value-type="float" office:value="0.00688694" calcext:value-type="float">
            <text:p>0.00688694</text:p>
          </table:table-cell>
          <table:table-cell office:value-type="float" office:value="0.0001308369" calcext:value-type="float">
            <text:p>0.0001308369</text:p>
          </table:table-cell>
          <table:table-cell office:value-type="float" office:value="868" calcext:value-type="float">
            <text:p>868</text:p>
          </table:table-cell>
          <table:table-cell table:formula="of:=[.D595]*100" office:value-type="float" office:value="0.04814132" calcext:value-type="float">
            <text:p>0.04814132</text:p>
          </table:table-cell>
          <table:table-cell table:formula="of:=[.E595]*100" office:value-type="float" office:value="0.259982" calcext:value-type="float">
            <text:p>0.259982</text:p>
          </table:table-cell>
        </table:table-row>
        <table:table-row table:style-name="ro1">
          <table:table-cell office:value-type="float" office:value="43.46" calcext:value-type="float">
            <text:p>43.46</text:p>
          </table:table-cell>
          <table:table-cell office:value-type="float" office:value="179.074432373" calcext:value-type="float">
            <text:p>179.074432373</text:p>
          </table:table-cell>
          <table:table-cell office:value-type="float" office:value="-0.2230841348" calcext:value-type="float">
            <text:p>-0.22308413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6757" calcext:value-type="float">
            <text:p>0.00336757</text:p>
          </table:table-cell>
          <table:table-cell office:value-type="float" office:value="0.00744663" calcext:value-type="float">
            <text:p>0.00744663</text:p>
          </table:table-cell>
          <table:table-cell office:value-type="float" office:value="0.0003286496" calcext:value-type="float">
            <text:p>0.0003286496</text:p>
          </table:table-cell>
          <table:table-cell office:value-type="float" office:value="869" calcext:value-type="float">
            <text:p>869</text:p>
          </table:table-cell>
          <table:table-cell table:formula="of:=[.D596]*100" office:value-type="float" office:value="0.04814132" calcext:value-type="float">
            <text:p>0.04814132</text:p>
          </table:table-cell>
          <table:table-cell table:formula="of:=[.E596]*100" office:value-type="float" office:value="0.336757" calcext:value-type="float">
            <text:p>0.336757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79.0822601318" calcext:value-type="float">
            <text:p>179.0822601318</text:p>
          </table:table-cell>
          <table:table-cell office:value-type="float" office:value="-0.2557562272" calcext:value-type="float">
            <text:p>-0.25575622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9323" calcext:value-type="float">
            <text:p>0.00409323</text:p>
          </table:table-cell>
          <table:table-cell office:value-type="float" office:value="0.00744663" calcext:value-type="float">
            <text:p>0.00744663</text:p>
          </table:table-cell>
          <table:table-cell office:value-type="float" office:value="0.0002346133" calcext:value-type="float">
            <text:p>0.0002346133</text:p>
          </table:table-cell>
          <table:table-cell office:value-type="float" office:value="870" calcext:value-type="float">
            <text:p>870</text:p>
          </table:table-cell>
          <table:table-cell table:formula="of:=[.D597]*100" office:value-type="float" office:value="0.04814132" calcext:value-type="float">
            <text:p>0.04814132</text:p>
          </table:table-cell>
          <table:table-cell table:formula="of:=[.E597]*100" office:value-type="float" office:value="0.409323" calcext:value-type="float">
            <text:p>0.409323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79.0872039795" calcext:value-type="float">
            <text:p>179.0872039795</text:p>
          </table:table-cell>
          <table:table-cell office:value-type="float" office:value="-0.2649979364" calcext:value-type="float">
            <text:p>-0.26499793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3524" calcext:value-type="float">
            <text:p>0.00463524</text:p>
          </table:table-cell>
          <table:table-cell office:value-type="float" office:value="0.00665028" calcext:value-type="float">
            <text:p>0.00665028</text:p>
          </table:table-cell>
          <table:table-cell office:value-type="float" office:value="0.0001867455" calcext:value-type="float">
            <text:p>0.0001867455</text:p>
          </table:table-cell>
          <table:table-cell office:value-type="float" office:value="871" calcext:value-type="float">
            <text:p>871</text:p>
          </table:table-cell>
          <table:table-cell table:formula="of:=[.D598]*100" office:value-type="float" office:value="0.04814132" calcext:value-type="float">
            <text:p>0.04814132</text:p>
          </table:table-cell>
          <table:table-cell table:formula="of:=[.E598]*100" office:value-type="float" office:value="0.463524" calcext:value-type="float">
            <text:p>0.463524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9.0917663574" calcext:value-type="float">
            <text:p>179.0917663574</text:p>
          </table:table-cell>
          <table:table-cell office:value-type="float" office:value="-0.2829482319" calcext:value-type="float">
            <text:p>-0.28294823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1352" calcext:value-type="float">
            <text:p>0.00511352</text:p>
          </table:table-cell>
          <table:table-cell office:value-type="float" office:value="0.00727185" calcext:value-type="float">
            <text:p>0.00727185</text:p>
          </table:table-cell>
          <table:table-cell office:value-type="float" office:value="0.000072918" calcext:value-type="float">
            <text:p>0.000072918</text:p>
          </table:table-cell>
          <table:table-cell office:value-type="float" office:value="872" calcext:value-type="float">
            <text:p>872</text:p>
          </table:table-cell>
          <table:table-cell table:formula="of:=[.D599]*100" office:value-type="float" office:value="0.04814132" calcext:value-type="float">
            <text:p>0.04814132</text:p>
          </table:table-cell>
          <table:table-cell table:formula="of:=[.E599]*100" office:value-type="float" office:value="0.511352" calcext:value-type="float">
            <text:p>0.511352</text:p>
          </table:table-cell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179.0904693604" calcext:value-type="float">
            <text:p>179.0904693604</text:p>
          </table:table-cell>
          <table:table-cell office:value-type="float" office:value="-0.2751401224" calcext:value-type="float">
            <text:p>-0.27514012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7834" calcext:value-type="float">
            <text:p>0.00537834</text:p>
          </table:table-cell>
          <table:table-cell office:value-type="float" office:value="0.00727185" calcext:value-type="float">
            <text:p>0.00727185</text:p>
          </table:table-cell>
          <table:table-cell office:value-type="float" office:value="0.0001774169" calcext:value-type="float">
            <text:p>0.0001774169</text:p>
          </table:table-cell>
          <table:table-cell office:value-type="float" office:value="873" calcext:value-type="float">
            <text:p>873</text:p>
          </table:table-cell>
          <table:table-cell table:formula="of:=[.D600]*100" office:value-type="float" office:value="0.04814132" calcext:value-type="float">
            <text:p>0.04814132</text:p>
          </table:table-cell>
          <table:table-cell table:formula="of:=[.E600]*100" office:value-type="float" office:value="0.537834" calcext:value-type="float">
            <text:p>0.537834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179.0880126953" calcext:value-type="float">
            <text:p>179.0880126953</text:p>
          </table:table-cell>
          <table:table-cell office:value-type="float" office:value="-0.2824901693" calcext:value-type="float">
            <text:p>-0.28249016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0259" calcext:value-type="float">
            <text:p>0.00560259</text:p>
          </table:table-cell>
          <table:table-cell office:value-type="float" office:value="0.00614542" calcext:value-type="float">
            <text:p>0.00614542</text:p>
          </table:table-cell>
          <table:table-cell office:value-type="float" office:value="0.0000612848" calcext:value-type="float">
            <text:p>6.12848E-05</text:p>
          </table:table-cell>
          <table:table-cell office:value-type="float" office:value="874" calcext:value-type="float">
            <text:p>874</text:p>
          </table:table-cell>
          <table:table-cell table:formula="of:=[.D601]*100" office:value-type="float" office:value="0.04814132" calcext:value-type="float">
            <text:p>0.04814132</text:p>
          </table:table-cell>
          <table:table-cell table:formula="of:=[.E601]*100" office:value-type="float" office:value="0.560259" calcext:value-type="float">
            <text:p>0.560259</text:p>
          </table:table-cell>
        </table:table-row>
        <table:table-row table:style-name="ro1">
          <table:table-cell office:value-type="float" office:value="43.76" calcext:value-type="float">
            <text:p>43.76</text:p>
          </table:table-cell>
          <table:table-cell office:value-type="float" office:value="179.0926361084" calcext:value-type="float">
            <text:p>179.0926361084</text:p>
          </table:table-cell>
          <table:table-cell office:value-type="float" office:value="-0.2164155932" calcext:value-type="float">
            <text:p>-0.21641559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1176" calcext:value-type="float">
            <text:p>0.00531176</text:p>
          </table:table-cell>
          <table:table-cell office:value-type="float" office:value="0.00645995" calcext:value-type="float">
            <text:p>0.00645995</text:p>
          </table:table-cell>
          <table:table-cell office:value-type="float" office:value="-0.0000900057" calcext:value-type="float">
            <text:p>-9.00057E-05</text:p>
          </table:table-cell>
          <table:table-cell office:value-type="float" office:value="875" calcext:value-type="float">
            <text:p>875</text:p>
          </table:table-cell>
          <table:table-cell table:formula="of:=[.D602]*100" office:value-type="float" office:value="0.04814132" calcext:value-type="float">
            <text:p>0.04814132</text:p>
          </table:table-cell>
          <table:table-cell table:formula="of:=[.E602]*100" office:value-type="float" office:value="0.531176" calcext:value-type="float">
            <text:p>0.531176</text:p>
          </table:table-cell>
        </table:table-row>
        <table:table-row table:style-name="ro1">
          <table:table-cell office:value-type="float" office:value="43.81" calcext:value-type="float">
            <text:p>43.81</text:p>
          </table:table-cell>
          <table:table-cell office:value-type="float" office:value="179.1034698486" calcext:value-type="float">
            <text:p>179.1034698486</text:p>
          </table:table-cell>
          <table:table-cell office:value-type="float" office:value="-0.1800153623" calcext:value-type="float">
            <text:p>-0.18001536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714" calcext:value-type="float">
            <text:p>0.00487714</text:p>
          </table:table-cell>
          <table:table-cell office:value-type="float" office:value="0.00645995" calcext:value-type="float">
            <text:p>0.00645995</text:p>
          </table:table-cell>
          <table:table-cell office:value-type="float" office:value="-0.0000362821" calcext:value-type="float">
            <text:p>-3.62821E-05</text:p>
          </table:table-cell>
          <table:table-cell office:value-type="float" office:value="876" calcext:value-type="float">
            <text:p>876</text:p>
          </table:table-cell>
          <table:table-cell table:formula="of:=[.D603]*100" office:value-type="float" office:value="0.04814132" calcext:value-type="float">
            <text:p>0.04814132</text:p>
          </table:table-cell>
          <table:table-cell table:formula="of:=[.E603]*100" office:value-type="float" office:value="0.487714" calcext:value-type="float">
            <text:p>0.487714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179.0907440186" calcext:value-type="float">
            <text:p>179.0907440186</text:p>
          </table:table-cell>
          <table:table-cell office:value-type="float" office:value="-0.1697365819" calcext:value-type="float">
            <text:p>-0.16973658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2098" calcext:value-type="float">
            <text:p>0.00452098</text:p>
          </table:table-cell>
          <table:table-cell office:value-type="float" office:value="0.00520928" calcext:value-type="float">
            <text:p>0.00520928</text:p>
          </table:table-cell>
          <table:table-cell office:value-type="float" office:value="-0.0000582304" calcext:value-type="float">
            <text:p>-5.82304E-05</text:p>
          </table:table-cell>
          <table:table-cell office:value-type="float" office:value="877" calcext:value-type="float">
            <text:p>877</text:p>
          </table:table-cell>
          <table:table-cell table:formula="of:=[.D604]*100" office:value-type="float" office:value="0.04814132" calcext:value-type="float">
            <text:p>0.04814132</text:p>
          </table:table-cell>
          <table:table-cell table:formula="of:=[.E604]*100" office:value-type="float" office:value="0.452098" calcext:value-type="float">
            <text:p>0.452098</text:p>
          </table:table-cell>
        </table:table-row>
        <table:table-row table:style-name="ro1">
          <table:table-cell office:value-type="float" office:value="43.92" calcext:value-type="float">
            <text:p>43.92</text:p>
          </table:table-cell>
          <table:table-cell office:value-type="float" office:value="179.0813903809" calcext:value-type="float">
            <text:p>179.0813903809</text:p>
          </table:table-cell>
          <table:table-cell office:value-type="float" office:value="-0.188546506" calcext:value-type="float">
            <text:p>-0.1885465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1019" calcext:value-type="float">
            <text:p>0.00441019</text:p>
          </table:table-cell>
          <table:table-cell office:value-type="float" office:value="0.00520928" calcext:value-type="float">
            <text:p>0.00520928</text:p>
          </table:table-cell>
          <table:table-cell office:value-type="float" office:value="-0.0000844787" calcext:value-type="float">
            <text:p>-8.44787E-05</text:p>
          </table:table-cell>
          <table:table-cell office:value-type="float" office:value="878" calcext:value-type="float">
            <text:p>878</text:p>
          </table:table-cell>
          <table:table-cell table:formula="of:=[.D605]*100" office:value-type="float" office:value="0.04814132" calcext:value-type="float">
            <text:p>0.04814132</text:p>
          </table:table-cell>
          <table:table-cell table:formula="of:=[.E605]*100" office:value-type="float" office:value="0.441019" calcext:value-type="float">
            <text:p>0.441019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79.0792694092" calcext:value-type="float">
            <text:p>179.0792694092</text:p>
          </table:table-cell>
          <table:table-cell office:value-type="float" office:value="-0.1978668612" calcext:value-type="float">
            <text:p>-0.19786686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9879" calcext:value-type="float">
            <text:p>0.00439879</text:p>
          </table:table-cell>
          <table:table-cell office:value-type="float" office:value="0.00400092" calcext:value-type="float">
            <text:p>0.00400092</text:p>
          </table:table-cell>
          <table:table-cell office:value-type="float" office:value="-0.0000028197" calcext:value-type="float">
            <text:p>-2.8197E-06</text:p>
          </table:table-cell>
          <table:table-cell office:value-type="float" office:value="879" calcext:value-type="float">
            <text:p>879</text:p>
          </table:table-cell>
          <table:table-cell table:formula="of:=[.D606]*100" office:value-type="float" office:value="0.04814132" calcext:value-type="float">
            <text:p>0.04814132</text:p>
          </table:table-cell>
          <table:table-cell table:formula="of:=[.E606]*100" office:value-type="float" office:value="0.439879" calcext:value-type="float">
            <text:p>0.439879</text:p>
          </table:table-cell>
        </table:table-row>
        <table:table-row table:style-name="ro1">
          <table:table-cell office:value-type="float" office:value="44.01" calcext:value-type="float">
            <text:p>44.01</text:p>
          </table:table-cell>
          <table:table-cell office:value-type="float" office:value="179.0809173584" calcext:value-type="float">
            <text:p>179.0809173584</text:p>
          </table:table-cell>
          <table:table-cell office:value-type="float" office:value="-0.2643037617" calcext:value-type="float">
            <text:p>-0.26430376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3297" calcext:value-type="float">
            <text:p>0.00483297</text:p>
          </table:table-cell>
          <table:table-cell office:value-type="float" office:value="0.00377156" calcext:value-type="float">
            <text:p>0.00377156</text:p>
          </table:table-cell>
          <table:table-cell office:value-type="float" office:value="0.0002099962" calcext:value-type="float">
            <text:p>0.0002099962</text:p>
          </table:table-cell>
          <table:table-cell office:value-type="float" office:value="880" calcext:value-type="float">
            <text:p>880</text:p>
          </table:table-cell>
          <table:table-cell table:formula="of:=[.D607]*100" office:value-type="float" office:value="0.04814132" calcext:value-type="float">
            <text:p>0.04814132</text:p>
          </table:table-cell>
          <table:table-cell table:formula="of:=[.E607]*100" office:value-type="float" office:value="0.483297" calcext:value-type="float">
            <text:p>0.483297</text:p>
          </table:table-cell>
        </table:table-row>
        <table:table-row table:style-name="ro1">
          <table:table-cell office:value-type="float" office:value="44.06" calcext:value-type="float">
            <text:p>44.06</text:p>
          </table:table-cell>
          <table:table-cell office:value-type="float" office:value="179.0772705078" calcext:value-type="float">
            <text:p>179.0772705078</text:p>
          </table:table-cell>
          <table:table-cell office:value-type="float" office:value="-0.2693946575" calcext:value-type="float">
            <text:p>-0.26939465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5435" calcext:value-type="float">
            <text:p>0.00515435</text:p>
          </table:table-cell>
          <table:table-cell office:value-type="float" office:value="0.00278157" calcext:value-type="float">
            <text:p>0.00278157</text:p>
          </table:table-cell>
          <table:table-cell office:value-type="float" office:value="0.0000475835" calcext:value-type="float">
            <text:p>4.75835E-05</text:p>
          </table:table-cell>
          <table:table-cell office:value-type="float" office:value="881" calcext:value-type="float">
            <text:p>881</text:p>
          </table:table-cell>
          <table:table-cell table:formula="of:=[.D608]*100" office:value-type="float" office:value="0.04814132" calcext:value-type="float">
            <text:p>0.04814132</text:p>
          </table:table-cell>
          <table:table-cell table:formula="of:=[.E608]*100" office:value-type="float" office:value="0.515435" calcext:value-type="float">
            <text:p>0.515435</text:p>
          </table:table-cell>
        </table:table-row>
        <table:table-row table:style-name="ro1">
          <table:table-cell office:value-type="float" office:value="44.11" calcext:value-type="float">
            <text:p>44.11</text:p>
          </table:table-cell>
          <table:table-cell office:value-type="float" office:value="179.0805053711" calcext:value-type="float">
            <text:p>179.0805053711</text:p>
          </table:table-cell>
          <table:table-cell office:value-type="float" office:value="-0.2542808644" calcext:value-type="float">
            <text:p>-0.25428086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6669" calcext:value-type="float">
            <text:p>0.00526669</text:p>
          </table:table-cell>
          <table:table-cell office:value-type="float" office:value="0.00242155" calcext:value-type="float">
            <text:p>0.00242155</text:p>
          </table:table-cell>
          <table:table-cell office:value-type="float" office:value="0.0000696313" calcext:value-type="float">
            <text:p>6.96313E-05</text:p>
          </table:table-cell>
          <table:table-cell office:value-type="float" office:value="882" calcext:value-type="float">
            <text:p>882</text:p>
          </table:table-cell>
          <table:table-cell table:formula="of:=[.D609]*100" office:value-type="float" office:value="0.04814132" calcext:value-type="float">
            <text:p>0.04814132</text:p>
          </table:table-cell>
          <table:table-cell table:formula="of:=[.E609]*100" office:value-type="float" office:value="0.526669" calcext:value-type="float">
            <text:p>0.526669</text:p>
          </table:table-cell>
        </table:table-row>
        <table:table-row table:style-name="ro1">
          <table:table-cell office:value-type="float" office:value="44.17" calcext:value-type="float">
            <text:p>44.17</text:p>
          </table:table-cell>
          <table:table-cell office:value-type="float" office:value="179.0691070557" calcext:value-type="float">
            <text:p>179.0691070557</text:p>
          </table:table-cell>
          <table:table-cell office:value-type="float" office:value="-0.2716494098" calcext:value-type="float">
            <text:p>-0.27164940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5656" calcext:value-type="float">
            <text:p>0.00545656</text:p>
          </table:table-cell>
          <table:table-cell office:value-type="float" office:value="0.00242155" calcext:value-type="float">
            <text:p>0.00242155</text:p>
          </table:table-cell>
          <table:table-cell office:value-type="float" office:value="0.0000579648" calcext:value-type="float">
            <text:p>5.79648E-05</text:p>
          </table:table-cell>
          <table:table-cell office:value-type="float" office:value="883" calcext:value-type="float">
            <text:p>883</text:p>
          </table:table-cell>
          <table:table-cell table:formula="of:=[.D610]*100" office:value-type="float" office:value="0.04814132" calcext:value-type="float">
            <text:p>0.04814132</text:p>
          </table:table-cell>
          <table:table-cell table:formula="of:=[.E610]*100" office:value-type="float" office:value="0.545656" calcext:value-type="float">
            <text:p>0.545656</text:p>
          </table:table-cell>
        </table:table-row>
        <table:table-row table:style-name="ro1">
          <table:table-cell office:value-type="float" office:value="44.22" calcext:value-type="float">
            <text:p>44.22</text:p>
          </table:table-cell>
          <table:table-cell office:value-type="float" office:value="179.073348999" calcext:value-type="float">
            <text:p>179.073348999</text:p>
          </table:table-cell>
          <table:table-cell office:value-type="float" office:value="-0.3009266598" calcext:value-type="float">
            <text:p>-0.30092665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7697" calcext:value-type="float">
            <text:p>0.00577697</text:p>
          </table:table-cell>
          <table:table-cell office:value-type="float" office:value="0.00177219" calcext:value-type="float">
            <text:p>0.00177219</text:p>
          </table:table-cell>
          <table:table-cell office:value-type="float" office:value="0.0001179921" calcext:value-type="float">
            <text:p>0.0001179921</text:p>
          </table:table-cell>
          <table:table-cell office:value-type="float" office:value="884" calcext:value-type="float">
            <text:p>884</text:p>
          </table:table-cell>
          <table:table-cell table:formula="of:=[.D611]*100" office:value-type="float" office:value="0.04814132" calcext:value-type="float">
            <text:p>0.04814132</text:p>
          </table:table-cell>
          <table:table-cell table:formula="of:=[.E611]*100" office:value-type="float" office:value="0.577697" calcext:value-type="float">
            <text:p>0.577697</text:p>
          </table:table-cell>
        </table:table-row>
        <table:table-row table:style-name="ro1">
          <table:table-cell office:value-type="float" office:value="44.27" calcext:value-type="float">
            <text:p>44.27</text:p>
          </table:table-cell>
          <table:table-cell office:value-type="float" office:value="179.0682830811" calcext:value-type="float">
            <text:p>179.0682830811</text:p>
          </table:table-cell>
          <table:table-cell office:value-type="float" office:value="-0.3172537752" calcext:value-type="float">
            <text:p>-0.31725377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9771" calcext:value-type="float">
            <text:p>0.00609771</text:p>
          </table:table-cell>
          <table:table-cell office:value-type="float" office:value="0.00140826" calcext:value-type="float">
            <text:p>0.00140826</text:p>
          </table:table-cell>
          <table:table-cell office:value-type="float" office:value="0.0000142644" calcext:value-type="float">
            <text:p>1.42644E-05</text:p>
          </table:table-cell>
          <table:table-cell office:value-type="float" office:value="885" calcext:value-type="float">
            <text:p>885</text:p>
          </table:table-cell>
          <table:table-cell table:formula="of:=[.D612]*100" office:value-type="float" office:value="0.04814132" calcext:value-type="float">
            <text:p>0.04814132</text:p>
          </table:table-cell>
          <table:table-cell table:formula="of:=[.E612]*100" office:value-type="float" office:value="0.609771" calcext:value-type="float">
            <text:p>0.609771</text:p>
          </table:table-cell>
        </table:table-row>
        <table:table-row table:style-name="ro1">
          <table:table-cell office:value-type="float" office:value="44.32" calcext:value-type="float">
            <text:p>44.32</text:p>
          </table:table-cell>
          <table:table-cell office:value-type="float" office:value="179.0615539551" calcext:value-type="float">
            <text:p>179.0615539551</text:p>
          </table:table-cell>
          <table:table-cell office:value-type="float" office:value="-0.3438804756" calcext:value-type="float">
            <text:p>-0.34388047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48716" calcext:value-type="float">
            <text:p>0.00648716</text:p>
          </table:table-cell>
          <table:table-cell office:value-type="float" office:value="0.00140826" calcext:value-type="float">
            <text:p>0.00140826</text:p>
          </table:table-cell>
          <table:table-cell office:value-type="float" office:value="0.0000817566" calcext:value-type="float">
            <text:p>8.17566E-05</text:p>
          </table:table-cell>
          <table:table-cell office:value-type="float" office:value="886" calcext:value-type="float">
            <text:p>886</text:p>
          </table:table-cell>
          <table:table-cell table:formula="of:=[.D613]*100" office:value-type="float" office:value="0.04814132" calcext:value-type="float">
            <text:p>0.04814132</text:p>
          </table:table-cell>
          <table:table-cell table:formula="of:=[.E613]*100" office:value-type="float" office:value="0.648716" calcext:value-type="float">
            <text:p>0.648716</text:p>
          </table:table-cell>
        </table:table-row>
        <table:table-row table:style-name="ro1">
          <table:table-cell office:value-type="float" office:value="44.37" calcext:value-type="float">
            <text:p>44.37</text:p>
          </table:table-cell>
          <table:table-cell office:value-type="float" office:value="179.0645904541" calcext:value-type="float">
            <text:p>179.0645904541</text:p>
          </table:table-cell>
          <table:table-cell office:value-type="float" office:value="-0.3830554823" calcext:value-type="float">
            <text:p>-0.38305548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0553" calcext:value-type="float">
            <text:p>0.00700553</text:p>
          </table:table-cell>
          <table:table-cell office:value-type="float" office:value="0.00092618" calcext:value-type="float">
            <text:p>0.00092618</text:p>
          </table:table-cell>
          <table:table-cell office:value-type="float" office:value="0.0001231444" calcext:value-type="float">
            <text:p>0.0001231444</text:p>
          </table:table-cell>
          <table:table-cell office:value-type="float" office:value="887" calcext:value-type="float">
            <text:p>887</text:p>
          </table:table-cell>
          <table:table-cell table:formula="of:=[.D614]*100" office:value-type="float" office:value="0.04814132" calcext:value-type="float">
            <text:p>0.04814132</text:p>
          </table:table-cell>
          <table:table-cell table:formula="of:=[.E614]*100" office:value-type="float" office:value="0.700553" calcext:value-type="float">
            <text:p>0.700553</text:p>
          </table:table-cell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79.063079834" calcext:value-type="float">
            <text:p>179.063079834</text:p>
          </table:table-cell>
          <table:table-cell office:value-type="float" office:value="-0.4582538994" calcext:value-type="float">
            <text:p>-0.45825389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4881" calcext:value-type="float">
            <text:p>0.00784881</text:p>
          </table:table-cell>
          <table:table-cell office:value-type="float" office:value="0.00092618" calcext:value-type="float">
            <text:p>0.00092618</text:p>
          </table:table-cell>
          <table:table-cell office:value-type="float" office:value="0.0002777028" calcext:value-type="float">
            <text:p>0.0002777028</text:p>
          </table:table-cell>
          <table:table-cell office:value-type="float" office:value="888" calcext:value-type="float">
            <text:p>888</text:p>
          </table:table-cell>
          <table:table-cell table:formula="of:=[.D615]*100" office:value-type="float" office:value="0.04814132" calcext:value-type="float">
            <text:p>0.04814132</text:p>
          </table:table-cell>
          <table:table-cell table:formula="of:=[.E615]*100" office:value-type="float" office:value="0.784881" calcext:value-type="float">
            <text:p>0.784881</text:p>
          </table:table-cell>
        </table:table-row>
        <table:table-row table:style-name="ro1">
          <table:table-cell office:value-type="float" office:value="44.47" calcext:value-type="float">
            <text:p>44.47</text:p>
          </table:table-cell>
          <table:table-cell office:value-type="float" office:value="179.0593566895" calcext:value-type="float">
            <text:p>179.0593566895</text:p>
          </table:table-cell>
          <table:table-cell office:value-type="float" office:value="-0.3764517784" calcext:value-type="float">
            <text:p>-0.37645177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6336" calcext:value-type="float">
            <text:p>0.00786336</text:p>
          </table:table-cell>
          <table:table-cell office:value-type="float" office:value="0.00109003" calcext:value-type="float">
            <text:p>0.00109003</text:p>
          </table:table-cell>
          <table:table-cell office:value-type="float" office:value="0.0000375214" calcext:value-type="float">
            <text:p>3.75214E-05</text:p>
          </table:table-cell>
          <table:table-cell office:value-type="float" office:value="889" calcext:value-type="float">
            <text:p>889</text:p>
          </table:table-cell>
          <table:table-cell table:formula="of:=[.D616]*100" office:value-type="float" office:value="0.04814132" calcext:value-type="float">
            <text:p>0.04814132</text:p>
          </table:table-cell>
          <table:table-cell table:formula="of:=[.E616]*100" office:value-type="float" office:value="0.786336" calcext:value-type="float">
            <text:p>0.786336</text:p>
          </table:table-cell>
        </table:table-row>
        <table:table-row table:style-name="ro1">
          <table:table-cell office:value-type="float" office:value="44.52" calcext:value-type="float">
            <text:p>44.52</text:p>
          </table:table-cell>
          <table:table-cell office:value-type="float" office:value="179.0663299561" calcext:value-type="float">
            <text:p>179.0663299561</text:p>
          </table:table-cell>
          <table:table-cell office:value-type="float" office:value="-0.4259884351" calcext:value-type="float">
            <text:p>-0.42598843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20236" calcext:value-type="float">
            <text:p>0.00820236</text:p>
          </table:table-cell>
          <table:table-cell office:value-type="float" office:value="0.00107845" calcext:value-type="float">
            <text:p>0.00107845</text:p>
          </table:table-cell>
          <table:table-cell office:value-type="float" office:value="0.0000861012" calcext:value-type="float">
            <text:p>8.61012E-05</text:p>
          </table:table-cell>
          <table:table-cell office:value-type="float" office:value="890" calcext:value-type="float">
            <text:p>890</text:p>
          </table:table-cell>
          <table:table-cell table:formula="of:=[.D617]*100" office:value-type="float" office:value="0.04814132" calcext:value-type="float">
            <text:p>0.04814132</text:p>
          </table:table-cell>
          <table:table-cell table:formula="of:=[.E617]*100" office:value-type="float" office:value="0.820236" calcext:value-type="float">
            <text:p>0.820236</text:p>
          </table:table-cell>
        </table:table-row>
        <table:table-row table:style-name="ro1">
          <table:table-cell office:value-type="float" office:value="44.57" calcext:value-type="float">
            <text:p>44.57</text:p>
          </table:table-cell>
          <table:table-cell office:value-type="float" office:value="179.0646209717" calcext:value-type="float">
            <text:p>179.0646209717</text:p>
          </table:table-cell>
          <table:table-cell office:value-type="float" office:value="-0.4388322082" calcext:value-type="float">
            <text:p>-0.43883220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51225" calcext:value-type="float">
            <text:p>0.00851225</text:p>
          </table:table-cell>
          <table:table-cell office:value-type="float" office:value="0.00107845" calcext:value-type="float">
            <text:p>0.00107845</text:p>
          </table:table-cell>
          <table:table-cell office:value-type="float" office:value="0.0000508566" calcext:value-type="float">
            <text:p>5.08566E-05</text:p>
          </table:table-cell>
          <table:table-cell office:value-type="float" office:value="891" calcext:value-type="float">
            <text:p>891</text:p>
          </table:table-cell>
          <table:table-cell table:formula="of:=[.D618]*100" office:value-type="float" office:value="0.04814132" calcext:value-type="float">
            <text:p>0.04814132</text:p>
          </table:table-cell>
          <table:table-cell table:formula="of:=[.E618]*100" office:value-type="float" office:value="0.851225" calcext:value-type="float">
            <text:p>0.851225</text:p>
          </table:table-cell>
        </table:table-row>
        <table:table-row table:style-name="ro1">
          <table:table-cell office:value-type="float" office:value="44.62" calcext:value-type="float">
            <text:p>44.62</text:p>
          </table:table-cell>
          <table:table-cell office:value-type="float" office:value="179.0737762451" calcext:value-type="float">
            <text:p>179.0737762451</text:p>
          </table:table-cell>
          <table:table-cell office:value-type="float" office:value="-0.436890473" calcext:value-type="float">
            <text:p>-0.4368904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70457" calcext:value-type="float">
            <text:p>0.00870457</text:p>
          </table:table-cell>
          <table:table-cell office:value-type="float" office:value="0.00159847" calcext:value-type="float">
            <text:p>0.00159847</text:p>
          </table:table-cell>
          <table:table-cell office:value-type="float" office:value="0.0002387305" calcext:value-type="float">
            <text:p>0.0002387305</text:p>
          </table:table-cell>
          <table:table-cell office:value-type="float" office:value="892" calcext:value-type="float">
            <text:p>892</text:p>
          </table:table-cell>
          <table:table-cell table:formula="of:=[.D619]*100" office:value-type="float" office:value="0.04814132" calcext:value-type="float">
            <text:p>0.04814132</text:p>
          </table:table-cell>
          <table:table-cell table:formula="of:=[.E619]*100" office:value-type="float" office:value="0.870457" calcext:value-type="float">
            <text:p>0.870457</text:p>
          </table:table-cell>
        </table:table-row>
        <table:table-row table:style-name="ro1">
          <table:table-cell office:value-type="float" office:value="44.67" calcext:value-type="float">
            <text:p>44.67</text:p>
          </table:table-cell>
          <table:table-cell office:value-type="float" office:value="179.0770111084" calcext:value-type="float">
            <text:p>179.0770111084</text:p>
          </table:table-cell>
          <table:table-cell office:value-type="float" office:value="-0.4076369279" calcext:value-type="float">
            <text:p>-0.40763692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63742" calcext:value-type="float">
            <text:p>0.00863742</text:p>
          </table:table-cell>
          <table:table-cell office:value-type="float" office:value="0.00188234" calcext:value-type="float">
            <text:p>0.00188234</text:p>
          </table:table-cell>
          <table:table-cell office:value-type="float" office:value="-0.0000880539" calcext:value-type="float">
            <text:p>-8.80539E-05</text:p>
          </table:table-cell>
          <table:table-cell office:value-type="float" office:value="893" calcext:value-type="float">
            <text:p>893</text:p>
          </table:table-cell>
          <table:table-cell table:formula="of:=[.D620]*100" office:value-type="float" office:value="0.04814132" calcext:value-type="float">
            <text:p>0.04814132</text:p>
          </table:table-cell>
          <table:table-cell table:formula="of:=[.E620]*100" office:value-type="float" office:value="0.863742" calcext:value-type="float">
            <text:p>0.863742</text:p>
          </table:table-cell>
        </table:table-row>
        <table:table-row table:style-name="ro1">
          <table:table-cell office:value-type="float" office:value="44.72" calcext:value-type="float">
            <text:p>44.72</text:p>
          </table:table-cell>
          <table:table-cell office:value-type="float" office:value="179.093170166" calcext:value-type="float">
            <text:p>179.093170166</text:p>
          </table:table-cell>
          <table:table-cell office:value-type="float" office:value="-0.4311398896" calcext:value-type="float">
            <text:p>-0.43113988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74922" calcext:value-type="float">
            <text:p>0.00874922</text:p>
          </table:table-cell>
          <table:table-cell office:value-type="float" office:value="0.00265919" calcext:value-type="float">
            <text:p>0.00265919</text:p>
          </table:table-cell>
          <table:table-cell office:value-type="float" office:value="0.0000915956" calcext:value-type="float">
            <text:p>9.15956E-05</text:p>
          </table:table-cell>
          <table:table-cell office:value-type="float" office:value="894" calcext:value-type="float">
            <text:p>894</text:p>
          </table:table-cell>
          <table:table-cell table:formula="of:=[.D621]*100" office:value-type="float" office:value="0.04814132" calcext:value-type="float">
            <text:p>0.04814132</text:p>
          </table:table-cell>
          <table:table-cell table:formula="of:=[.E621]*100" office:value-type="float" office:value="0.874922" calcext:value-type="float">
            <text:p>0.874922</text:p>
          </table:table-cell>
        </table:table-row>
        <table:table-row table:style-name="ro1">
          <table:table-cell office:value-type="float" office:value="44.77" calcext:value-type="float">
            <text:p>44.77</text:p>
          </table:table-cell>
          <table:table-cell office:value-type="float" office:value="179.1058807373" calcext:value-type="float">
            <text:p>179.1058807373</text:p>
          </table:table-cell>
          <table:table-cell office:value-type="float" office:value="-0.4344656123" calcext:value-type="float">
            <text:p>-0.43446561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84537" calcext:value-type="float">
            <text:p>0.00884537</text:p>
          </table:table-cell>
          <table:table-cell office:value-type="float" office:value="0.00325458" calcext:value-type="float">
            <text:p>0.00325458</text:p>
          </table:table-cell>
          <table:table-cell office:value-type="float" office:value="0.0001040182" calcext:value-type="float">
            <text:p>0.0001040182</text:p>
          </table:table-cell>
          <table:table-cell office:value-type="float" office:value="895" calcext:value-type="float">
            <text:p>895</text:p>
          </table:table-cell>
          <table:table-cell table:formula="of:=[.D622]*100" office:value-type="float" office:value="0.04814132" calcext:value-type="float">
            <text:p>0.04814132</text:p>
          </table:table-cell>
          <table:table-cell table:formula="of:=[.E622]*100" office:value-type="float" office:value="0.884537" calcext:value-type="float">
            <text:p>0.884537</text:p>
          </table:table-cell>
        </table:table-row>
        <table:table-row table:style-name="ro1">
          <table:table-cell office:value-type="float" office:value="44.82" calcext:value-type="float">
            <text:p>44.82</text:p>
          </table:table-cell>
          <table:table-cell office:value-type="float" office:value="179.1039428711" calcext:value-type="float">
            <text:p>179.1039428711</text:p>
          </table:table-cell>
          <table:table-cell office:value-type="float" office:value="-0.4660291237" calcext:value-type="float">
            <text:p>-0.46602912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11891" calcext:value-type="float">
            <text:p>0.00911891</text:p>
          </table:table-cell>
          <table:table-cell office:value-type="float" office:value="0.00325458" calcext:value-type="float">
            <text:p>0.00325458</text:p>
          </table:table-cell>
          <table:table-cell office:value-type="float" office:value="0.0003072055" calcext:value-type="float">
            <text:p>0.0003072055</text:p>
          </table:table-cell>
          <table:table-cell office:value-type="float" office:value="896" calcext:value-type="float">
            <text:p>896</text:p>
          </table:table-cell>
          <table:table-cell table:formula="of:=[.D623]*100" office:value-type="float" office:value="0.04814132" calcext:value-type="float">
            <text:p>0.04814132</text:p>
          </table:table-cell>
          <table:table-cell table:formula="of:=[.E623]*100" office:value-type="float" office:value="0.911891" calcext:value-type="float">
            <text:p>0.911891</text:p>
          </table:table-cell>
        </table:table-row>
        <table:table-row table:style-name="ro1">
          <table:table-cell office:value-type="float" office:value="44.87" calcext:value-type="float">
            <text:p>44.87</text:p>
          </table:table-cell>
          <table:table-cell office:value-type="float" office:value="179.0839691162" calcext:value-type="float">
            <text:p>179.0839691162</text:p>
          </table:table-cell>
          <table:table-cell office:value-type="float" office:value="-0.4389764564" calcext:value-type="float">
            <text:p>-0.43897645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12018" calcext:value-type="float">
            <text:p>0.00912018</text:p>
          </table:table-cell>
          <table:table-cell office:value-type="float" office:value="0.00416205" calcext:value-type="float">
            <text:p>0.00416205</text:p>
          </table:table-cell>
          <table:table-cell office:value-type="float" office:value="0.000240887" calcext:value-type="float">
            <text:p>0.000240887</text:p>
          </table:table-cell>
          <table:table-cell office:value-type="float" office:value="897" calcext:value-type="float">
            <text:p>897</text:p>
          </table:table-cell>
          <table:table-cell table:formula="of:=[.D624]*100" office:value-type="float" office:value="0.04814132" calcext:value-type="float">
            <text:p>0.04814132</text:p>
          </table:table-cell>
          <table:table-cell table:formula="of:=[.E624]*100" office:value-type="float" office:value="0.912018" calcext:value-type="float">
            <text:p>0.912018</text:p>
          </table:table-cell>
        </table:table-row>
        <table:table-row table:style-name="ro1">
          <table:table-cell office:value-type="float" office:value="44.92" calcext:value-type="float">
            <text:p>44.92</text:p>
          </table:table-cell>
          <table:table-cell office:value-type="float" office:value="179.0895843506" calcext:value-type="float">
            <text:p>179.0895843506</text:p>
          </table:table-cell>
          <table:table-cell office:value-type="float" office:value="-0.398463539" calcext:value-type="float">
            <text:p>-0.3984635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85166" calcext:value-type="float">
            <text:p>0.00885166</text:p>
          </table:table-cell>
          <table:table-cell office:value-type="float" office:value="0.00504405" calcext:value-type="float">
            <text:p>0.00504405</text:p>
          </table:table-cell>
          <table:table-cell office:value-type="float" office:value="0.0000411305" calcext:value-type="float">
            <text:p>4.11305E-05</text:p>
          </table:table-cell>
          <table:table-cell office:value-type="float" office:value="898" calcext:value-type="float">
            <text:p>898</text:p>
          </table:table-cell>
          <table:table-cell table:formula="of:=[.D625]*100" office:value-type="float" office:value="0.04814132" calcext:value-type="float">
            <text:p>0.04814132</text:p>
          </table:table-cell>
          <table:table-cell table:formula="of:=[.E625]*100" office:value-type="float" office:value="0.885166" calcext:value-type="float">
            <text:p>0.885166</text:p>
          </table:table-cell>
        </table:table-row>
        <table:table-row table:style-name="ro1">
          <table:table-cell office:value-type="float" office:value="44.97" calcext:value-type="float">
            <text:p>44.97</text:p>
          </table:table-cell>
          <table:table-cell office:value-type="float" office:value="179.1023406982" calcext:value-type="float">
            <text:p>179.1023406982</text:p>
          </table:table-cell>
          <table:table-cell office:value-type="float" office:value="-0.280527945" calcext:value-type="float">
            <text:p>-0.2805279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8969" calcext:value-type="float">
            <text:p>0.00788969</text:p>
          </table:table-cell>
          <table:table-cell office:value-type="float" office:value="0.00594942" calcext:value-type="float">
            <text:p>0.00594942</text:p>
          </table:table-cell>
          <table:table-cell office:value-type="float" office:value="-0.000174548" calcext:value-type="float">
            <text:p>-0.000174548</text:p>
          </table:table-cell>
          <table:table-cell office:value-type="float" office:value="899" calcext:value-type="float">
            <text:p>899</text:p>
          </table:table-cell>
          <table:table-cell table:formula="of:=[.D626]*100" office:value-type="float" office:value="0.04814132" calcext:value-type="float">
            <text:p>0.04814132</text:p>
          </table:table-cell>
          <table:table-cell table:formula="of:=[.E626]*100" office:value-type="float" office:value="0.788969" calcext:value-type="float">
            <text:p>0.788969</text:p>
          </table:table-cell>
        </table:table-row>
        <table:table-row table:style-name="ro1">
          <table:table-cell office:value-type="float" office:value="45.02" calcext:value-type="float">
            <text:p>45.02</text:p>
          </table:table-cell>
          <table:table-cell office:value-type="float" office:value="179.1088562012" calcext:value-type="float">
            <text:p>179.1088562012</text:p>
          </table:table-cell>
          <table:table-cell office:value-type="float" office:value="-0.3228135218" calcext:value-type="float">
            <text:p>-0.32281352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53379" calcext:value-type="float">
            <text:p>0.00753379</text:p>
          </table:table-cell>
          <table:table-cell office:value-type="float" office:value="0.00594942" calcext:value-type="float">
            <text:p>0.00594942</text:p>
          </table:table-cell>
          <table:table-cell office:value-type="float" office:value="0.0000654209" calcext:value-type="float">
            <text:p>6.54209E-05</text:p>
          </table:table-cell>
          <table:table-cell office:value-type="float" office:value="900" calcext:value-type="float">
            <text:p>900</text:p>
          </table:table-cell>
          <table:table-cell table:formula="of:=[.D627]*100" office:value-type="float" office:value="0.04814132" calcext:value-type="float">
            <text:p>0.04814132</text:p>
          </table:table-cell>
          <table:table-cell table:formula="of:=[.E627]*100" office:value-type="float" office:value="0.753379" calcext:value-type="float">
            <text:p>0.753379</text:p>
          </table:table-cell>
        </table:table-row>
        <table:table-row table:style-name="ro1">
          <table:table-cell office:value-type="float" office:value="45.07" calcext:value-type="float">
            <text:p>45.07</text:p>
          </table:table-cell>
          <table:table-cell office:value-type="float" office:value="179.1155090332" calcext:value-type="float">
            <text:p>179.1155090332</text:p>
          </table:table-cell>
          <table:table-cell office:value-type="float" office:value="-0.2437553075" calcext:value-type="float">
            <text:p>-0.24375530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77245" calcext:value-type="float">
            <text:p>0.00677245</text:p>
          </table:table-cell>
          <table:table-cell office:value-type="float" office:value="0.00705067" calcext:value-type="float">
            <text:p>0.00705067</text:p>
          </table:table-cell>
          <table:table-cell office:value-type="float" office:value="-0.0002256103" calcext:value-type="float">
            <text:p>-0.0002256103</text:p>
          </table:table-cell>
          <table:table-cell office:value-type="float" office:value="901" calcext:value-type="float">
            <text:p>901</text:p>
          </table:table-cell>
          <table:table-cell table:formula="of:=[.D628]*100" office:value-type="float" office:value="0.04814132" calcext:value-type="float">
            <text:p>0.04814132</text:p>
          </table:table-cell>
          <table:table-cell table:formula="of:=[.E628]*100" office:value-type="float" office:value="0.677245" calcext:value-type="float">
            <text:p>0.677245</text:p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office:value-type="float" office:value="179.1144104004" calcext:value-type="float">
            <text:p>179.1144104004</text:p>
          </table:table-cell>
          <table:table-cell office:value-type="float" office:value="-0.324807665" calcext:value-type="float">
            <text:p>-0.3248076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0718" calcext:value-type="float">
            <text:p>0.00680718</text:p>
          </table:table-cell>
          <table:table-cell office:value-type="float" office:value="0.00783148" calcext:value-type="float">
            <text:p>0.00783148</text:p>
          </table:table-cell>
          <table:table-cell office:value-type="float" office:value="0.0001098643" calcext:value-type="float">
            <text:p>0.0001098643</text:p>
          </table:table-cell>
          <table:table-cell office:value-type="float" office:value="902" calcext:value-type="float">
            <text:p>902</text:p>
          </table:table-cell>
          <table:table-cell table:formula="of:=[.D629]*100" office:value-type="float" office:value="0.04814132" calcext:value-type="float">
            <text:p>0.04814132</text:p>
          </table:table-cell>
          <table:table-cell table:formula="of:=[.E629]*100" office:value-type="float" office:value="0.680718" calcext:value-type="float">
            <text:p>0.680718</text:p>
          </table:table-cell>
        </table:table-row>
        <table:table-row table:style-name="ro1">
          <table:table-cell office:value-type="float" office:value="45.17" calcext:value-type="float">
            <text:p>45.17</text:p>
          </table:table-cell>
          <table:table-cell office:value-type="float" office:value="179.1214294434" calcext:value-type="float">
            <text:p>179.1214294434</text:p>
          </table:table-cell>
          <table:table-cell office:value-type="float" office:value="-0.2358336349" calcext:value-type="float">
            <text:p>-0.23583363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23859" calcext:value-type="float">
            <text:p>0.00623859</text:p>
          </table:table-cell>
          <table:table-cell office:value-type="float" office:value="0.0090487" calcext:value-type="float">
            <text:p>0.0090487</text:p>
          </table:table-cell>
          <table:table-cell office:value-type="float" office:value="-0.0001370969" calcext:value-type="float">
            <text:p>-0.0001370969</text:p>
          </table:table-cell>
          <table:table-cell office:value-type="float" office:value="903" calcext:value-type="float">
            <text:p>903</text:p>
          </table:table-cell>
          <table:table-cell table:formula="of:=[.D630]*100" office:value-type="float" office:value="0.04814132" calcext:value-type="float">
            <text:p>0.04814132</text:p>
          </table:table-cell>
          <table:table-cell table:formula="of:=[.E630]*100" office:value-type="float" office:value="0.623859" calcext:value-type="float">
            <text:p>0.623859</text:p>
          </table:table-cell>
        </table:table-row>
        <table:table-row table:style-name="ro1">
          <table:table-cell office:value-type="float" office:value="45.22" calcext:value-type="float">
            <text:p>45.22</text:p>
          </table:table-cell>
          <table:table-cell office:value-type="float" office:value="179.1226196289" calcext:value-type="float">
            <text:p>179.1226196289</text:p>
          </table:table-cell>
          <table:table-cell office:value-type="float" office:value="-0.2219759003" calcext:value-type="float">
            <text:p>-0.22197590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6992" calcext:value-type="float">
            <text:p>0.00576992</text:p>
          </table:table-cell>
          <table:table-cell office:value-type="float" office:value="0.0090487" calcext:value-type="float">
            <text:p>0.0090487</text:p>
          </table:table-cell>
          <table:table-cell office:value-type="float" office:value="-0.000204823" calcext:value-type="float">
            <text:p>-0.000204823</text:p>
          </table:table-cell>
          <table:table-cell office:value-type="float" office:value="904" calcext:value-type="float">
            <text:p>904</text:p>
          </table:table-cell>
          <table:table-cell table:formula="of:=[.D631]*100" office:value-type="float" office:value="0.04814132" calcext:value-type="float">
            <text:p>0.04814132</text:p>
          </table:table-cell>
          <table:table-cell table:formula="of:=[.E631]*100" office:value-type="float" office:value="0.576992" calcext:value-type="float">
            <text:p>0.576992</text:p>
          </table:table-cell>
        </table:table-row>
        <table:table-row table:style-name="ro1">
          <table:table-cell office:value-type="float" office:value="45.27" calcext:value-type="float">
            <text:p>45.27</text:p>
          </table:table-cell>
          <table:table-cell office:value-type="float" office:value="179.1320800781" calcext:value-type="float">
            <text:p>179.1320800781</text:p>
          </table:table-cell>
          <table:table-cell office:value-type="float" office:value="-0.2817863951" calcext:value-type="float">
            <text:p>-0.28178639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5722" calcext:value-type="float">
            <text:p>0.00585722</text:p>
          </table:table-cell>
          <table:table-cell office:value-type="float" office:value="0.00961268" calcext:value-type="float">
            <text:p>0.00961268</text:p>
          </table:table-cell>
          <table:table-cell office:value-type="float" office:value="-0.0000332917" calcext:value-type="float">
            <text:p>-3.32917E-05</text:p>
          </table:table-cell>
          <table:table-cell office:value-type="float" office:value="905" calcext:value-type="float">
            <text:p>905</text:p>
          </table:table-cell>
          <table:table-cell table:formula="of:=[.D632]*100" office:value-type="float" office:value="0.04814132" calcext:value-type="float">
            <text:p>0.04814132</text:p>
          </table:table-cell>
          <table:table-cell table:formula="of:=[.E632]*100" office:value-type="float" office:value="0.585722" calcext:value-type="float">
            <text:p>0.585722</text:p>
          </table:table-cell>
        </table:table-row>
        <table:table-row table:style-name="ro1">
          <table:table-cell office:value-type="float" office:value="45.32" calcext:value-type="float">
            <text:p>45.32</text:p>
          </table:table-cell>
          <table:table-cell office:value-type="float" office:value="179.1284790039" calcext:value-type="float">
            <text:p>179.1284790039</text:p>
          </table:table-cell>
          <table:table-cell office:value-type="float" office:value="-0.2864138779" calcext:value-type="float">
            <text:p>-0.28641387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458" calcext:value-type="float">
            <text:p>0.0059458</text:p>
          </table:table-cell>
          <table:table-cell office:value-type="float" office:value="0.01083116" calcext:value-type="float">
            <text:p>0.01083116</text:p>
          </table:table-cell>
          <table:table-cell office:value-type="float" office:value="0.000024504" calcext:value-type="float">
            <text:p>0.000024504</text:p>
          </table:table-cell>
          <table:table-cell office:value-type="float" office:value="906" calcext:value-type="float">
            <text:p>906</text:p>
          </table:table-cell>
          <table:table-cell table:formula="of:=[.D633]*100" office:value-type="float" office:value="0.04814132" calcext:value-type="float">
            <text:p>0.04814132</text:p>
          </table:table-cell>
          <table:table-cell table:formula="of:=[.E633]*100" office:value-type="float" office:value="0.59458" calcext:value-type="float">
            <text:p>0.59458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79.1236877441" calcext:value-type="float">
            <text:p>179.1236877441</text:p>
          </table:table-cell>
          <table:table-cell office:value-type="float" office:value="-0.2890661089" calcext:value-type="float">
            <text:p>-0.28906610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221" calcext:value-type="float">
            <text:p>0.0060221</text:p>
          </table:table-cell>
          <table:table-cell office:value-type="float" office:value="0.01111906" calcext:value-type="float">
            <text:p>0.01111906</text:p>
          </table:table-cell>
          <table:table-cell office:value-type="float" office:value="0.0000005516" calcext:value-type="float">
            <text:p>5.516E-07</text:p>
          </table:table-cell>
          <table:table-cell office:value-type="float" office:value="907" calcext:value-type="float">
            <text:p>907</text:p>
          </table:table-cell>
          <table:table-cell table:formula="of:=[.D634]*100" office:value-type="float" office:value="0.04814132" calcext:value-type="float">
            <text:p>0.04814132</text:p>
          </table:table-cell>
          <table:table-cell table:formula="of:=[.E634]*100" office:value-type="float" office:value="0.60221" calcext:value-type="float">
            <text:p>0.60221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179.1149902344" calcext:value-type="float">
            <text:p>179.1149902344</text:p>
          </table:table-cell>
          <table:table-cell office:value-type="float" office:value="-0.3281057959" calcext:value-type="float">
            <text:p>-0.32810579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3322" calcext:value-type="float">
            <text:p>0.0063322</text:p>
          </table:table-cell>
          <table:table-cell office:value-type="float" office:value="0.01111906" calcext:value-type="float">
            <text:p>0.01111906</text:p>
          </table:table-cell>
          <table:table-cell office:value-type="float" office:value="0.0001105746" calcext:value-type="float">
            <text:p>0.0001105746</text:p>
          </table:table-cell>
          <table:table-cell office:value-type="float" office:value="908" calcext:value-type="float">
            <text:p>908</text:p>
          </table:table-cell>
          <table:table-cell table:formula="of:=[.D635]*100" office:value-type="float" office:value="0.04814132" calcext:value-type="float">
            <text:p>0.04814132</text:p>
          </table:table-cell>
          <table:table-cell table:formula="of:=[.E635]*100" office:value-type="float" office:value="0.63322" calcext:value-type="float">
            <text:p>0.63322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79.1224822998" calcext:value-type="float">
            <text:p>179.1224822998</text:p>
          </table:table-cell>
          <table:table-cell office:value-type="float" office:value="-0.2703316593" calcext:value-type="float">
            <text:p>-0.27033165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15342" calcext:value-type="float">
            <text:p>0.00615342</text:p>
          </table:table-cell>
          <table:table-cell office:value-type="float" office:value="0.01223016" calcext:value-type="float">
            <text:p>0.01223016</text:p>
          </table:table-cell>
          <table:table-cell office:value-type="float" office:value="-0.0000877689" calcext:value-type="float">
            <text:p>-8.77689E-05</text:p>
          </table:table-cell>
          <table:table-cell office:value-type="float" office:value="909" calcext:value-type="float">
            <text:p>909</text:p>
          </table:table-cell>
          <table:table-cell table:formula="of:=[.D636]*100" office:value-type="float" office:value="0.04814132" calcext:value-type="float">
            <text:p>0.04814132</text:p>
          </table:table-cell>
          <table:table-cell table:formula="of:=[.E636]*100" office:value-type="float" office:value="0.615342" calcext:value-type="float">
            <text:p>0.615342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office:value-type="float" office:value="179.1312255859" calcext:value-type="float">
            <text:p>179.1312255859</text:p>
          </table:table-cell>
          <table:table-cell office:value-type="float" office:value="-0.2164248467" calcext:value-type="float">
            <text:p>-0.21642484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766" calcext:value-type="float">
            <text:p>0.0056766</text:p>
          </table:table-cell>
          <table:table-cell office:value-type="float" office:value="0.01223016" calcext:value-type="float">
            <text:p>0.01223016</text:p>
          </table:table-cell>
          <table:table-cell office:value-type="float" office:value="-0.0000536212" calcext:value-type="float">
            <text:p>-5.36212E-05</text:p>
          </table:table-cell>
          <table:table-cell office:value-type="float" office:value="910" calcext:value-type="float">
            <text:p>910</text:p>
          </table:table-cell>
          <table:table-cell table:formula="of:=[.D637]*100" office:value-type="float" office:value="0.04814132" calcext:value-type="float">
            <text:p>0.04814132</text:p>
          </table:table-cell>
          <table:table-cell table:formula="of:=[.E637]*100" office:value-type="float" office:value="0.56766" calcext:value-type="float">
            <text:p>0.56766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179.1366271973" calcext:value-type="float">
            <text:p>179.1366271973</text:p>
          </table:table-cell>
          <table:table-cell office:value-type="float" office:value="-0.2793143575" calcext:value-type="float">
            <text:p>-0.27931435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7899" calcext:value-type="float">
            <text:p>0.00577899</text:p>
          </table:table-cell>
          <table:table-cell office:value-type="float" office:value="0.01311353" calcext:value-type="float">
            <text:p>0.01311353</text:p>
          </table:table-cell>
          <table:table-cell office:value-type="float" office:value="0.000111672" calcext:value-type="float">
            <text:p>0.000111672</text:p>
          </table:table-cell>
          <table:table-cell office:value-type="float" office:value="911" calcext:value-type="float">
            <text:p>911</text:p>
          </table:table-cell>
          <table:table-cell table:formula="of:=[.D638]*100" office:value-type="float" office:value="0.04814132" calcext:value-type="float">
            <text:p>0.04814132</text:p>
          </table:table-cell>
          <table:table-cell table:formula="of:=[.E638]*100" office:value-type="float" office:value="0.577899" calcext:value-type="float">
            <text:p>0.577899</text:p>
          </table:table-cell>
        </table:table-row>
        <table:table-row table:style-name="ro1">
          <table:table-cell office:value-type="float" office:value="45.62" calcext:value-type="float">
            <text:p>45.62</text:p>
          </table:table-cell>
          <table:table-cell office:value-type="float" office:value="179.1344146729" calcext:value-type="float">
            <text:p>179.1344146729</text:p>
          </table:table-cell>
          <table:table-cell office:value-type="float" office:value="-0.2340283075" calcext:value-type="float">
            <text:p>-0.23402830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4569" calcext:value-type="float">
            <text:p>0.00554569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-0.0000602473" calcext:value-type="float">
            <text:p>-6.02473E-05</text:p>
          </table:table-cell>
          <table:table-cell office:value-type="float" office:value="912" calcext:value-type="float">
            <text:p>912</text:p>
          </table:table-cell>
          <table:table-cell table:formula="of:=[.D639]*100" office:value-type="float" office:value="0.04814132" calcext:value-type="float">
            <text:p>0.04814132</text:p>
          </table:table-cell>
          <table:table-cell table:formula="of:=[.E639]*100" office:value-type="float" office:value="0.554569" calcext:value-type="float">
            <text:p>0.554569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79.1307525635" calcext:value-type="float">
            <text:p>179.1307525635</text:p>
          </table:table-cell>
          <table:table-cell office:value-type="float" office:value="-0.272304282" calcext:value-type="float">
            <text:p>-0.2723042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4568" calcext:value-type="float">
            <text:p>0.00564568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0.0001167417" calcext:value-type="float">
            <text:p>0.0001167417</text:p>
          </table:table-cell>
          <table:table-cell office:value-type="float" office:value="913" calcext:value-type="float">
            <text:p>913</text:p>
          </table:table-cell>
          <table:table-cell table:formula="of:=[.D640]*100" office:value-type="float" office:value="0.04814132" calcext:value-type="float">
            <text:p>0.04814132</text:p>
          </table:table-cell>
          <table:table-cell table:formula="of:=[.E640]*100" office:value-type="float" office:value="0.564568" calcext:value-type="float">
            <text:p>0.564568</text:p>
          </table:table-cell>
        </table:table-row>
        <table:table-row table:style-name="ro1">
          <table:table-cell office:value-type="float" office:value="45.72" calcext:value-type="float">
            <text:p>45.72</text:p>
          </table:table-cell>
          <table:table-cell office:value-type="float" office:value="179.1416931152" calcext:value-type="float">
            <text:p>179.1416931152</text:p>
          </table:table-cell>
          <table:table-cell office:value-type="float" office:value="-0.3181343592" calcext:value-type="float">
            <text:p>-0.31813435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1662" calcext:value-type="float">
            <text:p>0.00601662</text:p>
          </table:table-cell>
          <table:table-cell office:value-type="float" office:value="0.01345977" calcext:value-type="float">
            <text:p>0.01345977</text:p>
          </table:table-cell>
          <table:table-cell office:value-type="float" office:value="0.00033123" calcext:value-type="float">
            <text:p>0.00033123</text:p>
          </table:table-cell>
          <table:table-cell office:value-type="float" office:value="914" calcext:value-type="float">
            <text:p>914</text:p>
          </table:table-cell>
          <table:table-cell table:formula="of:=[.D641]*100" office:value-type="float" office:value="0.04814132" calcext:value-type="float">
            <text:p>0.04814132</text:p>
          </table:table-cell>
          <table:table-cell table:formula="of:=[.E641]*100" office:value-type="float" office:value="0.601662" calcext:value-type="float">
            <text:p>0.601662</text:p>
          </table:table-cell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179.1331939697" calcext:value-type="float">
            <text:p>179.1331939697</text:p>
          </table:table-cell>
          <table:table-cell office:value-type="float" office:value="-0.2623957086" calcext:value-type="float">
            <text:p>-0.26239570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9167" calcext:value-type="float">
            <text:p>0.00589167</text:p>
          </table:table-cell>
          <table:table-cell office:value-type="float" office:value="0.01302443" calcext:value-type="float">
            <text:p>0.01302443</text:p>
          </table:table-cell>
          <table:table-cell office:value-type="float" office:value="-0.0000577463" calcext:value-type="float">
            <text:p>-5.77463E-05</text:p>
          </table:table-cell>
          <table:table-cell office:value-type="float" office:value="915" calcext:value-type="float">
            <text:p>915</text:p>
          </table:table-cell>
          <table:table-cell table:formula="of:=[.D642]*100" office:value-type="float" office:value="0.04814132" calcext:value-type="float">
            <text:p>0.04814132</text:p>
          </table:table-cell>
          <table:table-cell table:formula="of:=[.E642]*100" office:value-type="float" office:value="0.589167" calcext:value-type="float">
            <text:p>0.589167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179.1351165771" calcext:value-type="float">
            <text:p>179.1351165771</text:p>
          </table:table-cell>
          <table:table-cell office:value-type="float" office:value="-0.2666039552" calcext:value-type="float">
            <text:p>-0.26660395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369" calcext:value-type="float">
            <text:p>0.0058369</text:p>
          </table:table-cell>
          <table:table-cell office:value-type="float" office:value="0.01328395" calcext:value-type="float">
            <text:p>0.01328395</text:p>
          </table:table-cell>
          <table:table-cell office:value-type="float" office:value="0.0000431655" calcext:value-type="float">
            <text:p>4.31655E-05</text:p>
          </table:table-cell>
          <table:table-cell office:value-type="float" office:value="916" calcext:value-type="float">
            <text:p>916</text:p>
          </table:table-cell>
          <table:table-cell table:formula="of:=[.D643]*100" office:value-type="float" office:value="0.04814132" calcext:value-type="float">
            <text:p>0.04814132</text:p>
          </table:table-cell>
          <table:table-cell table:formula="of:=[.E643]*100" office:value-type="float" office:value="0.58369" calcext:value-type="float">
            <text:p>0.58369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179.124710083" calcext:value-type="float">
            <text:p>179.124710083</text:p>
          </table:table-cell>
          <table:table-cell office:value-type="float" office:value="-0.1808144613" calcext:value-type="float">
            <text:p>-0.18081446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3022" calcext:value-type="float">
            <text:p>0.00523022</text:p>
          </table:table-cell>
          <table:table-cell office:value-type="float" office:value="0.01274082" calcext:value-type="float">
            <text:p>0.01274082</text:p>
          </table:table-cell>
          <table:table-cell office:value-type="float" office:value="-0.0002390615" calcext:value-type="float">
            <text:p>-0.0002390615</text:p>
          </table:table-cell>
          <table:table-cell office:value-type="float" office:value="917" calcext:value-type="float">
            <text:p>917</text:p>
          </table:table-cell>
          <table:table-cell table:formula="of:=[.D644]*100" office:value-type="float" office:value="0.04814132" calcext:value-type="float">
            <text:p>0.04814132</text:p>
          </table:table-cell>
          <table:table-cell table:formula="of:=[.E644]*100" office:value-type="float" office:value="0.523022" calcext:value-type="float">
            <text:p>0.523022</text:p>
          </table:table-cell>
        </table:table-row>
        <table:table-row table:style-name="ro1">
          <table:table-cell office:value-type="float" office:value="45.92" calcext:value-type="float">
            <text:p>45.92</text:p>
          </table:table-cell>
          <table:table-cell office:value-type="float" office:value="179.1233673096" calcext:value-type="float">
            <text:p>179.1233673096</text:p>
          </table:table-cell>
          <table:table-cell office:value-type="float" office:value="-0.1065294218" calcext:value-type="float">
            <text:p>-0.10652942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3454" calcext:value-type="float">
            <text:p>0.00433454</text:p>
          </table:table-cell>
          <table:table-cell office:value-type="float" office:value="0.01274082" calcext:value-type="float">
            <text:p>0.01274082</text:p>
          </table:table-cell>
          <table:table-cell office:value-type="float" office:value="-0.0002673237" calcext:value-type="float">
            <text:p>-0.0002673237</text:p>
          </table:table-cell>
          <table:table-cell office:value-type="float" office:value="918" calcext:value-type="float">
            <text:p>918</text:p>
          </table:table-cell>
          <table:table-cell table:formula="of:=[.D645]*100" office:value-type="float" office:value="0.04814132" calcext:value-type="float">
            <text:p>0.04814132</text:p>
          </table:table-cell>
          <table:table-cell table:formula="of:=[.E645]*100" office:value-type="float" office:value="0.433454" calcext:value-type="float">
            <text:p>0.433454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179.112701416" calcext:value-type="float">
            <text:p>179.112701416</text:p>
          </table:table-cell>
          <table:table-cell office:value-type="float" office:value="-0.1338528315" calcext:value-type="float">
            <text:p>-0.13385283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307" calcext:value-type="float">
            <text:p>0.00392307</text:p>
          </table:table-cell>
          <table:table-cell office:value-type="float" office:value="0.01265834" calcext:value-type="float">
            <text:p>0.01265834</text:p>
          </table:table-cell>
          <table:table-cell office:value-type="float" office:value="-0.0002367511" calcext:value-type="float">
            <text:p>-0.0002367511</text:p>
          </table:table-cell>
          <table:table-cell office:value-type="float" office:value="919" calcext:value-type="float">
            <text:p>919</text:p>
          </table:table-cell>
          <table:table-cell table:formula="of:=[.D646]*100" office:value-type="float" office:value="0.04814132" calcext:value-type="float">
            <text:p>0.04814132</text:p>
          </table:table-cell>
          <table:table-cell table:formula="of:=[.E646]*100" office:value-type="float" office:value="0.392307" calcext:value-type="float">
            <text:p>0.392307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79.1244812012" calcext:value-type="float">
            <text:p>179.1244812012</text:p>
          </table:table-cell>
          <table:table-cell office:value-type="float" office:value="-0.1515360478" calcext:value-type="float">
            <text:p>-0.15153604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6815" calcext:value-type="float">
            <text:p>0.00376815</text:p>
          </table:table-cell>
          <table:table-cell office:value-type="float" office:value="0.01209838" calcext:value-type="float">
            <text:p>0.01209838</text:p>
          </table:table-cell>
          <table:table-cell office:value-type="float" office:value="-0.0000471214" calcext:value-type="float">
            <text:p>-4.71214E-05</text:p>
          </table:table-cell>
          <table:table-cell office:value-type="float" office:value="920" calcext:value-type="float">
            <text:p>920</text:p>
          </table:table-cell>
          <table:table-cell table:formula="of:=[.D647]*100" office:value-type="float" office:value="0.04814132" calcext:value-type="float">
            <text:p>0.04814132</text:p>
          </table:table-cell>
          <table:table-cell table:formula="of:=[.E647]*100" office:value-type="float" office:value="0.376815" calcext:value-type="float">
            <text:p>0.376815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179.1307373047" calcext:value-type="float">
            <text:p>179.1307373047</text:p>
          </table:table-cell>
          <table:table-cell office:value-type="float" office:value="-0.1386068143" calcext:value-type="float">
            <text:p>-0.13860681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959" calcext:value-type="float">
            <text:p>0.00357959</text:p>
          </table:table-cell>
          <table:table-cell office:value-type="float" office:value="0.01170773" calcext:value-type="float">
            <text:p>0.01170773</text:p>
          </table:table-cell>
          <table:table-cell office:value-type="float" office:value="-0.0001060616" calcext:value-type="float">
            <text:p>-0.0001060616</text:p>
          </table:table-cell>
          <table:table-cell office:value-type="float" office:value="921" calcext:value-type="float">
            <text:p>921</text:p>
          </table:table-cell>
          <table:table-cell table:formula="of:=[.D648]*100" office:value-type="float" office:value="0.04814132" calcext:value-type="float">
            <text:p>0.04814132</text:p>
          </table:table-cell>
          <table:table-cell table:formula="of:=[.E648]*100" office:value-type="float" office:value="0.357959" calcext:value-type="float">
            <text:p>0.357959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179.1391601562" calcext:value-type="float">
            <text:p>179.1391601562</text:p>
          </table:table-cell>
          <table:table-cell office:value-type="float" office:value="-0.1031748705" calcext:value-type="float">
            <text:p>-0.10317487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913" calcext:value-type="float">
            <text:p>0.00321913</text:p>
          </table:table-cell>
          <table:table-cell office:value-type="float" office:value="0.01120893" calcext:value-type="float">
            <text:p>0.01120893</text:p>
          </table:table-cell>
          <table:table-cell office:value-type="float" office:value="-0.0000214695" calcext:value-type="float">
            <text:p>-2.14695E-05</text:p>
          </table:table-cell>
          <table:table-cell office:value-type="float" office:value="922" calcext:value-type="float">
            <text:p>922</text:p>
          </table:table-cell>
          <table:table-cell table:formula="of:=[.D649]*100" office:value-type="float" office:value="0.04814132" calcext:value-type="float">
            <text:p>0.04814132</text:p>
          </table:table-cell>
          <table:table-cell table:formula="of:=[.E649]*100" office:value-type="float" office:value="0.321913" calcext:value-type="float">
            <text:p>0.321913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79.1356506348" calcext:value-type="float">
            <text:p>179.1356506348</text:p>
          </table:table-cell>
          <table:table-cell office:value-type="float" office:value="-0.149215779" calcext:value-type="float">
            <text:p>-0.1492157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8655" calcext:value-type="float">
            <text:p>0.00328655</text:p>
          </table:table-cell>
          <table:table-cell office:value-type="float" office:value="0.01120893" calcext:value-type="float">
            <text:p>0.01120893</text:p>
          </table:table-cell>
          <table:table-cell office:value-type="float" office:value="-0.000103027" calcext:value-type="float">
            <text:p>-0.000103027</text:p>
          </table:table-cell>
          <table:table-cell office:value-type="float" office:value="923" calcext:value-type="float">
            <text:p>923</text:p>
          </table:table-cell>
          <table:table-cell table:formula="of:=[.D650]*100" office:value-type="float" office:value="0.04814132" calcext:value-type="float">
            <text:p>0.04814132</text:p>
          </table:table-cell>
          <table:table-cell table:formula="of:=[.E650]*100" office:value-type="float" office:value="0.328655" calcext:value-type="float">
            <text:p>0.328655</text:p>
          </table:table-cell>
        </table:table-row>
        <table:table-row table:style-name="ro1">
          <table:table-cell office:value-type="float" office:value="46.22" calcext:value-type="float">
            <text:p>46.22</text:p>
          </table:table-cell>
          <table:table-cell office:value-type="float" office:value="179.1304016113" calcext:value-type="float">
            <text:p>179.1304016113</text:p>
          </table:table-cell>
          <table:table-cell office:value-type="float" office:value="-0.0804530982" calcext:value-type="float">
            <text:p>-0.08045309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74" calcext:value-type="float">
            <text:p>0.002874</text:p>
          </table:table-cell>
          <table:table-cell office:value-type="float" office:value="0.01056292" calcext:value-type="float">
            <text:p>0.01056292</text:p>
          </table:table-cell>
          <table:table-cell office:value-type="float" office:value="-0.0002019351" calcext:value-type="float">
            <text:p>-0.0002019351</text:p>
          </table:table-cell>
          <table:table-cell office:value-type="float" office:value="924" calcext:value-type="float">
            <text:p>924</text:p>
          </table:table-cell>
          <table:table-cell table:formula="of:=[.D651]*100" office:value-type="float" office:value="0.04814132" calcext:value-type="float">
            <text:p>0.04814132</text:p>
          </table:table-cell>
          <table:table-cell table:formula="of:=[.E651]*100" office:value-type="float" office:value="0.2874" calcext:value-type="float">
            <text:p>0.2874</text:p>
          </table:table-cell>
        </table:table-row>
        <table:table-row table:style-name="ro1">
          <table:table-cell office:value-type="float" office:value="46.27" calcext:value-type="float">
            <text:p>46.27</text:p>
          </table:table-cell>
          <table:table-cell office:value-type="float" office:value="179.1420135498" calcext:value-type="float">
            <text:p>179.1420135498</text:p>
          </table:table-cell>
          <table:table-cell office:value-type="float" office:value="-0.105222002" calcext:value-type="float">
            <text:p>-0.1052220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6548" calcext:value-type="float">
            <text:p>0.00276548</text:p>
          </table:table-cell>
          <table:table-cell office:value-type="float" office:value="0.01019105" calcext:value-type="float">
            <text:p>0.01019105</text:p>
          </table:table-cell>
          <table:table-cell office:value-type="float" office:value="-0.0000191397" calcext:value-type="float">
            <text:p>-1.91397E-05</text:p>
          </table:table-cell>
          <table:table-cell office:value-type="float" office:value="925" calcext:value-type="float">
            <text:p>925</text:p>
          </table:table-cell>
          <table:table-cell table:formula="of:=[.D652]*100" office:value-type="float" office:value="0.04814132" calcext:value-type="float">
            <text:p>0.04814132</text:p>
          </table:table-cell>
          <table:table-cell table:formula="of:=[.E652]*100" office:value-type="float" office:value="0.276548" calcext:value-type="float">
            <text:p>0.276548</text:p>
          </table:table-cell>
        </table:table-row>
        <table:table-row table:style-name="ro1">
          <table:table-cell office:value-type="float" office:value="46.32" calcext:value-type="float">
            <text:p>46.32</text:p>
          </table:table-cell>
          <table:table-cell office:value-type="float" office:value="179.1432952881" calcext:value-type="float">
            <text:p>179.1432952881</text:p>
          </table:table-cell>
          <table:table-cell office:value-type="float" office:value="-0.0528978698" calcext:value-type="float">
            <text:p>-0.05289786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4571" calcext:value-type="float">
            <text:p>0.00234571</text:p>
          </table:table-cell>
          <table:table-cell office:value-type="float" office:value="0.01019105" calcext:value-type="float">
            <text:p>0.01019105</text:p>
          </table:table-cell>
          <table:table-cell office:value-type="float" office:value="0.0000009777" calcext:value-type="float">
            <text:p>9.777E-07</text:p>
          </table:table-cell>
          <table:table-cell office:value-type="float" office:value="926" calcext:value-type="float">
            <text:p>926</text:p>
          </table:table-cell>
          <table:table-cell table:formula="of:=[.D653]*100" office:value-type="float" office:value="0.04814132" calcext:value-type="float">
            <text:p>0.04814132</text:p>
          </table:table-cell>
          <table:table-cell table:formula="of:=[.E653]*100" office:value-type="float" office:value="0.234571" calcext:value-type="float">
            <text:p>0.234571</text:p>
          </table:table-cell>
        </table:table-row>
        <table:table-row table:style-name="ro1">
          <table:table-cell office:value-type="float" office:value="46.37" calcext:value-type="float">
            <text:p>46.37</text:p>
          </table:table-cell>
          <table:table-cell office:value-type="float" office:value="179.1390380859" calcext:value-type="float">
            <text:p>179.1390380859</text:p>
          </table:table-cell>
          <table:table-cell office:value-type="float" office:value="-0.0075880619" calcext:value-type="float">
            <text:p>-0.00758806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6647" calcext:value-type="float">
            <text:p>0.00176647</text:p>
          </table:table-cell>
          <table:table-cell office:value-type="float" office:value="0.00936301" calcext:value-type="float">
            <text:p>0.00936301</text:p>
          </table:table-cell>
          <table:table-cell office:value-type="float" office:value="-0.0001617962" calcext:value-type="float">
            <text:p>-0.0001617962</text:p>
          </table:table-cell>
          <table:table-cell office:value-type="float" office:value="927" calcext:value-type="float">
            <text:p>927</text:p>
          </table:table-cell>
          <table:table-cell table:formula="of:=[.D654]*100" office:value-type="float" office:value="0.04814132" calcext:value-type="float">
            <text:p>0.04814132</text:p>
          </table:table-cell>
          <table:table-cell table:formula="of:=[.E654]*100" office:value-type="float" office:value="0.176647" calcext:value-type="float">
            <text:p>0.176647</text:p>
          </table:table-cell>
        </table:table-row>
        <table:table-row table:style-name="ro1">
          <table:table-cell office:value-type="float" office:value="46.42" calcext:value-type="float">
            <text:p>46.42</text:p>
          </table:table-cell>
          <table:table-cell office:value-type="float" office:value="179.1427154541" calcext:value-type="float">
            <text:p>179.1427154541</text:p>
          </table:table-cell>
          <table:table-cell office:value-type="float" office:value="-0.0937713034" calcext:value-type="float">
            <text:p>-0.09377130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559" calcext:value-type="float">
            <text:p>0.0019559</text:p>
          </table:table-cell>
          <table:table-cell office:value-type="float" office:value="0.00915536" calcext:value-type="float">
            <text:p>0.00915536</text:p>
          </table:table-cell>
          <table:table-cell office:value-type="float" office:value="0.0000797023" calcext:value-type="float">
            <text:p>7.97023E-05</text:p>
          </table:table-cell>
          <table:table-cell office:value-type="float" office:value="928" calcext:value-type="float">
            <text:p>928</text:p>
          </table:table-cell>
          <table:table-cell table:formula="of:=[.D655]*100" office:value-type="float" office:value="0.04814132" calcext:value-type="float">
            <text:p>0.04814132</text:p>
          </table:table-cell>
          <table:table-cell table:formula="of:=[.E655]*100" office:value-type="float" office:value="0.19559" calcext:value-type="float">
            <text:p>0.19559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79.1423492432" calcext:value-type="float">
            <text:p>179.1423492432</text:p>
          </table:table-cell>
          <table:table-cell office:value-type="float" office:value="-0.0742108619" calcext:value-type="float">
            <text:p>-0.07421086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5129" calcext:value-type="float">
            <text:p>0.00195129</text:p>
          </table:table-cell>
          <table:table-cell office:value-type="float" office:value="0.00915536" calcext:value-type="float">
            <text:p>0.00915536</text:p>
          </table:table-cell>
          <table:table-cell office:value-type="float" office:value="-0.0002364784" calcext:value-type="float">
            <text:p>-0.0002364784</text:p>
          </table:table-cell>
          <table:table-cell office:value-type="float" office:value="929" calcext:value-type="float">
            <text:p>929</text:p>
          </table:table-cell>
          <table:table-cell table:formula="of:=[.D656]*100" office:value-type="float" office:value="0.04814132" calcext:value-type="float">
            <text:p>0.04814132</text:p>
          </table:table-cell>
          <table:table-cell table:formula="of:=[.E656]*100" office:value-type="float" office:value="0.195129" calcext:value-type="float">
            <text:p>0.195129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179.1344604492" calcext:value-type="float">
            <text:p>179.1344604492</text:p>
          </table:table-cell>
          <table:table-cell office:value-type="float" office:value="-0.0715150166" calcext:value-type="float">
            <text:p>-0.0715150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3032" calcext:value-type="float">
            <text:p>0.00193032</text:p>
          </table:table-cell>
          <table:table-cell office:value-type="float" office:value="0.00819852" calcext:value-type="float">
            <text:p>0.00819852</text:p>
          </table:table-cell>
          <table:table-cell office:value-type="float" office:value="-0.000002273" calcext:value-type="float">
            <text:p>-0.000002273</text:p>
          </table:table-cell>
          <table:table-cell office:value-type="float" office:value="930" calcext:value-type="float">
            <text:p>930</text:p>
          </table:table-cell>
          <table:table-cell table:formula="of:=[.D657]*100" office:value-type="float" office:value="0.04814132" calcext:value-type="float">
            <text:p>0.04814132</text:p>
          </table:table-cell>
          <table:table-cell table:formula="of:=[.E657]*100" office:value-type="float" office:value="0.193032" calcext:value-type="float">
            <text:p>0.193032</text:p>
          </table:table-cell>
        </table:table-row>
        <table:table-row table:style-name="ro1">
          <table:table-cell office:value-type="float" office:value="46.57" calcext:value-type="float">
            <text:p>46.57</text:p>
          </table:table-cell>
          <table:table-cell office:value-type="float" office:value="179.1308441162" calcext:value-type="float">
            <text:p>179.1308441162</text:p>
          </table:table-cell>
          <table:table-cell office:value-type="float" office:value="-0.1153461913" calcext:value-type="float">
            <text:p>-0.11534619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0786" calcext:value-type="float">
            <text:p>0.00220786</text:p>
          </table:table-cell>
          <table:table-cell office:value-type="float" office:value="0.00819852" calcext:value-type="float">
            <text:p>0.00819852</text:p>
          </table:table-cell>
          <table:table-cell office:value-type="float" office:value="-0.0001136346" calcext:value-type="float">
            <text:p>-0.0001136346</text:p>
          </table:table-cell>
          <table:table-cell office:value-type="float" office:value="931" calcext:value-type="float">
            <text:p>931</text:p>
          </table:table-cell>
          <table:table-cell table:formula="of:=[.D658]*100" office:value-type="float" office:value="0.04814132" calcext:value-type="float">
            <text:p>0.04814132</text:p>
          </table:table-cell>
          <table:table-cell table:formula="of:=[.E658]*100" office:value-type="float" office:value="0.220786" calcext:value-type="float">
            <text:p>0.220786</text:p>
          </table:table-cell>
        </table:table-row>
        <table:table-row table:style-name="ro1">
          <table:table-cell office:value-type="float" office:value="46.62" calcext:value-type="float">
            <text:p>46.62</text:p>
          </table:table-cell>
          <table:table-cell office:value-type="float" office:value="179.1242675781" calcext:value-type="float">
            <text:p>179.1242675781</text:p>
          </table:table-cell>
          <table:table-cell office:value-type="float" office:value="-0.0272867392" calcext:value-type="float">
            <text:p>-0.02728673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0615" calcext:value-type="float">
            <text:p>0.00180615</text:p>
          </table:table-cell>
          <table:table-cell office:value-type="float" office:value="0.00726054" calcext:value-type="float">
            <text:p>0.00726054</text:p>
          </table:table-cell>
          <table:table-cell office:value-type="float" office:value="-0.0001683258" calcext:value-type="float">
            <text:p>-0.0001683258</text:p>
          </table:table-cell>
          <table:table-cell office:value-type="float" office:value="932" calcext:value-type="float">
            <text:p>932</text:p>
          </table:table-cell>
          <table:table-cell table:formula="of:=[.D659]*100" office:value-type="float" office:value="0.04814132" calcext:value-type="float">
            <text:p>0.04814132</text:p>
          </table:table-cell>
          <table:table-cell table:formula="of:=[.E659]*100" office:value-type="float" office:value="0.180615" calcext:value-type="float">
            <text:p>0.180615</text:p>
          </table:table-cell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179.1212615967" calcext:value-type="float">
            <text:p>179.1212615967</text:p>
          </table:table-cell>
          <table:table-cell office:value-type="float" office:value="-0.0733021408" calcext:value-type="float">
            <text:p>-0.07330214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4608" calcext:value-type="float">
            <text:p>0.00184608</text:p>
          </table:table-cell>
          <table:table-cell office:value-type="float" office:value="0.00739407" calcext:value-type="float">
            <text:p>0.00739407</text:p>
          </table:table-cell>
          <table:table-cell office:value-type="float" office:value="-0.0001584921" calcext:value-type="float">
            <text:p>-0.0001584921</text:p>
          </table:table-cell>
          <table:table-cell office:value-type="float" office:value="933" calcext:value-type="float">
            <text:p>933</text:p>
          </table:table-cell>
          <table:table-cell table:formula="of:=[.D660]*100" office:value-type="float" office:value="0.04814132" calcext:value-type="float">
            <text:p>0.04814132</text:p>
          </table:table-cell>
          <table:table-cell table:formula="of:=[.E660]*100" office:value-type="float" office:value="0.184608" calcext:value-type="float">
            <text:p>0.184608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179.1189727783" calcext:value-type="float">
            <text:p>179.1189727783</text:p>
          </table:table-cell>
          <table:table-cell office:value-type="float" office:value="-0.1143233337" calcext:value-type="float">
            <text:p>-0.11432333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4527" calcext:value-type="float">
            <text:p>0.00214527</text:p>
          </table:table-cell>
          <table:table-cell office:value-type="float" office:value="0.00739407" calcext:value-type="float">
            <text:p>0.00739407</text:p>
          </table:table-cell>
          <table:table-cell office:value-type="float" office:value="-0.0000708336" calcext:value-type="float">
            <text:p>-7.08336E-05</text:p>
          </table:table-cell>
          <table:table-cell office:value-type="float" office:value="934" calcext:value-type="float">
            <text:p>934</text:p>
          </table:table-cell>
          <table:table-cell table:formula="of:=[.D661]*100" office:value-type="float" office:value="0.04814132" calcext:value-type="float">
            <text:p>0.04814132</text:p>
          </table:table-cell>
          <table:table-cell table:formula="of:=[.E661]*100" office:value-type="float" office:value="0.214527" calcext:value-type="float">
            <text:p>0.214527</text:p>
          </table:table-cell>
        </table:table-row>
        <table:table-row table:style-name="ro1">
          <table:table-cell office:value-type="float" office:value="46.77" calcext:value-type="float">
            <text:p>46.77</text:p>
          </table:table-cell>
          <table:table-cell office:value-type="float" office:value="179.1203765869" calcext:value-type="float">
            <text:p>179.1203765869</text:p>
          </table:table-cell>
          <table:table-cell office:value-type="float" office:value="-0.0977729436" calcext:value-type="float">
            <text:p>-0.09777294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3336" calcext:value-type="float">
            <text:p>0.00223336</text:p>
          </table:table-cell>
          <table:table-cell office:value-type="float" office:value="0.00677706" calcext:value-type="float">
            <text:p>0.00677706</text:p>
          </table:table-cell>
          <table:table-cell office:value-type="float" office:value="-0.0000197332" calcext:value-type="float">
            <text:p>-1.97332E-05</text:p>
          </table:table-cell>
          <table:table-cell office:value-type="float" office:value="935" calcext:value-type="float">
            <text:p>935</text:p>
          </table:table-cell>
          <table:table-cell table:formula="of:=[.D662]*100" office:value-type="float" office:value="0.04814132" calcext:value-type="float">
            <text:p>0.04814132</text:p>
          </table:table-cell>
          <table:table-cell table:formula="of:=[.E662]*100" office:value-type="float" office:value="0.223336" calcext:value-type="float">
            <text:p>0.223336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9.1134338379" calcext:value-type="float">
            <text:p>179.1134338379</text:p>
          </table:table-cell>
          <table:table-cell office:value-type="float" office:value="-0.0739745544" calcext:value-type="float">
            <text:p>-0.07397455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3347" calcext:value-type="float">
            <text:p>0.00213347</text:p>
          </table:table-cell>
          <table:table-cell office:value-type="float" office:value="0.00677706" calcext:value-type="float">
            <text:p>0.00677706</text:p>
          </table:table-cell>
          <table:table-cell office:value-type="float" office:value="-0.0000706616" calcext:value-type="float">
            <text:p>-7.06616E-05</text:p>
          </table:table-cell>
          <table:table-cell office:value-type="float" office:value="936" calcext:value-type="float">
            <text:p>936</text:p>
          </table:table-cell>
          <table:table-cell table:formula="of:=[.D663]*100" office:value-type="float" office:value="0.04814132" calcext:value-type="float">
            <text:p>0.04814132</text:p>
          </table:table-cell>
          <table:table-cell table:formula="of:=[.E663]*100" office:value-type="float" office:value="0.213347" calcext:value-type="float">
            <text:p>0.213347</text:p>
          </table:table-cell>
        </table:table-row>
        <table:table-row table:style-name="ro1">
          <table:table-cell office:value-type="float" office:value="46.87" calcext:value-type="float">
            <text:p>46.87</text:p>
          </table:table-cell>
          <table:table-cell office:value-type="float" office:value="179.1198120117" calcext:value-type="float">
            <text:p>179.1198120117</text:p>
          </table:table-cell>
          <table:table-cell office:value-type="float" office:value="-0.0889703265" calcext:value-type="float">
            <text:p>-0.08897032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6702" calcext:value-type="float">
            <text:p>0.00216702</text:p>
          </table:table-cell>
          <table:table-cell office:value-type="float" office:value="0.00601573" calcext:value-type="float">
            <text:p>0.00601573</text:p>
          </table:table-cell>
          <table:table-cell office:value-type="float" office:value="-0.0000191713" calcext:value-type="float">
            <text:p>-1.91713E-05</text:p>
          </table:table-cell>
          <table:table-cell office:value-type="float" office:value="937" calcext:value-type="float">
            <text:p>937</text:p>
          </table:table-cell>
          <table:table-cell table:formula="of:=[.D664]*100" office:value-type="float" office:value="0.04814132" calcext:value-type="float">
            <text:p>0.04814132</text:p>
          </table:table-cell>
          <table:table-cell table:formula="of:=[.E664]*100" office:value-type="float" office:value="0.216702" calcext:value-type="float">
            <text:p>0.216702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79.1218566895" calcext:value-type="float">
            <text:p>179.1218566895</text:p>
          </table:table-cell>
          <table:table-cell office:value-type="float" office:value="-0.0657831439" calcext:value-type="float">
            <text:p>-0.06578314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3507" calcext:value-type="float">
            <text:p>0.00203507</text:p>
          </table:table-cell>
          <table:table-cell office:value-type="float" office:value="0.00635806" calcext:value-type="float">
            <text:p>0.00635806</text:p>
          </table:table-cell>
          <table:table-cell office:value-type="float" office:value="-0.0000072603" calcext:value-type="float">
            <text:p>-7.2603E-06</text:p>
          </table:table-cell>
          <table:table-cell office:value-type="float" office:value="938" calcext:value-type="float">
            <text:p>938</text:p>
          </table:table-cell>
          <table:table-cell table:formula="of:=[.D665]*100" office:value-type="float" office:value="0.04814132" calcext:value-type="float">
            <text:p>0.04814132</text:p>
          </table:table-cell>
          <table:table-cell table:formula="of:=[.E665]*100" office:value-type="float" office:value="0.203507" calcext:value-type="float">
            <text:p>0.203507</text:p>
          </table:table-cell>
        </table:table-row>
        <table:table-row table:style-name="ro1">
          <table:table-cell office:value-type="float" office:value="46.97" calcext:value-type="float">
            <text:p>46.97</text:p>
          </table:table-cell>
          <table:table-cell office:value-type="float" office:value="179.1222686768" calcext:value-type="float">
            <text:p>179.1222686768</text:p>
          </table:table-cell>
          <table:table-cell office:value-type="float" office:value="-0.1213618723" calcext:value-type="float">
            <text:p>-0.12136187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1722" calcext:value-type="float">
            <text:p>0.00231722</text:p>
          </table:table-cell>
          <table:table-cell office:value-type="float" office:value="0.00635806" calcext:value-type="float">
            <text:p>0.00635806</text:p>
          </table:table-cell>
          <table:table-cell office:value-type="float" office:value="0.0000339869" calcext:value-type="float">
            <text:p>3.39869E-05</text:p>
          </table:table-cell>
          <table:table-cell office:value-type="float" office:value="939" calcext:value-type="float">
            <text:p>939</text:p>
          </table:table-cell>
          <table:table-cell table:formula="of:=[.D666]*100" office:value-type="float" office:value="0.04814132" calcext:value-type="float">
            <text:p>0.04814132</text:p>
          </table:table-cell>
          <table:table-cell table:formula="of:=[.E666]*100" office:value-type="float" office:value="0.231722" calcext:value-type="float">
            <text:p>0.231722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179.1180114746" calcext:value-type="float">
            <text:p>179.1180114746</text:p>
          </table:table-cell>
          <table:table-cell office:value-type="float" office:value="-0.0420689016" calcext:value-type="float">
            <text:p>-0.04206890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7686" calcext:value-type="float">
            <text:p>0.00197686</text:p>
          </table:table-cell>
          <table:table-cell office:value-type="float" office:value="0.00612295" calcext:value-type="float">
            <text:p>0.00612295</text:p>
          </table:table-cell>
          <table:table-cell office:value-type="float" office:value="-0.0002838838" calcext:value-type="float">
            <text:p>-0.0002838838</text:p>
          </table:table-cell>
          <table:table-cell office:value-type="float" office:value="940" calcext:value-type="float">
            <text:p>940</text:p>
          </table:table-cell>
          <table:table-cell table:formula="of:=[.D667]*100" office:value-type="float" office:value="0.04814132" calcext:value-type="float">
            <text:p>0.04814132</text:p>
          </table:table-cell>
          <table:table-cell table:formula="of:=[.E667]*100" office:value-type="float" office:value="0.197686" calcext:value-type="float">
            <text:p>0.197686</text:p>
          </table:table-cell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179.1114807129" calcext:value-type="float">
            <text:p>179.1114807129</text:p>
          </table:table-cell>
          <table:table-cell office:value-type="float" office:value="-0.0516966914" calcext:value-type="float">
            <text:p>-0.05169669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1548" calcext:value-type="float">
            <text:p>0.00181548</text:p>
          </table:table-cell>
          <table:table-cell office:value-type="float" office:value="0.00612295" calcext:value-type="float">
            <text:p>0.00612295</text:p>
          </table:table-cell>
          <table:table-cell office:value-type="float" office:value="-0.0000196705" calcext:value-type="float">
            <text:p>-1.96705E-05</text:p>
          </table:table-cell>
          <table:table-cell office:value-type="float" office:value="941" calcext:value-type="float">
            <text:p>941</text:p>
          </table:table-cell>
          <table:table-cell table:formula="of:=[.D668]*100" office:value-type="float" office:value="0.04814132" calcext:value-type="float">
            <text:p>0.04814132</text:p>
          </table:table-cell>
          <table:table-cell table:formula="of:=[.E668]*100" office:value-type="float" office:value="0.181548" calcext:value-type="float">
            <text:p>0.181548</text:p>
          </table:table-cell>
        </table:table-row>
        <table:table-row table:style-name="ro1">
          <table:table-cell office:value-type="float" office:value="47.12" calcext:value-type="float">
            <text:p>47.12</text:p>
          </table:table-cell>
          <table:table-cell office:value-type="float" office:value="179.104888916" calcext:value-type="float">
            <text:p>179.104888916</text:p>
          </table:table-cell>
          <table:table-cell office:value-type="float" office:value="-0.1016469315" calcext:value-type="float">
            <text:p>-0.10164693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4072" calcext:value-type="float">
            <text:p>0.00204072</text:p>
          </table:table-cell>
          <table:table-cell office:value-type="float" office:value="0.00569763" calcext:value-type="float">
            <text:p>0.00569763</text:p>
          </table:table-cell>
          <table:table-cell office:value-type="float" office:value="0.0000328555" calcext:value-type="float">
            <text:p>3.28555E-05</text:p>
          </table:table-cell>
          <table:table-cell office:value-type="float" office:value="942" calcext:value-type="float">
            <text:p>942</text:p>
          </table:table-cell>
          <table:table-cell table:formula="of:=[.D669]*100" office:value-type="float" office:value="0.04814132" calcext:value-type="float">
            <text:p>0.04814132</text:p>
          </table:table-cell>
          <table:table-cell table:formula="of:=[.E669]*100" office:value-type="float" office:value="0.204072" calcext:value-type="float">
            <text:p>0.204072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179.1148986816" calcext:value-type="float">
            <text:p>179.1148986816</text:p>
          </table:table-cell>
          <table:table-cell office:value-type="float" office:value="-0.0329940111" calcext:value-type="float">
            <text:p>-0.03299401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3341" calcext:value-type="float">
            <text:p>0.00173341</text:p>
          </table:table-cell>
          <table:table-cell office:value-type="float" office:value="0.00603685" calcext:value-type="float">
            <text:p>0.00603685</text:p>
          </table:table-cell>
          <table:table-cell office:value-type="float" office:value="-0.000096809" calcext:value-type="float">
            <text:p>-0.000096809</text:p>
          </table:table-cell>
          <table:table-cell office:value-type="float" office:value="943" calcext:value-type="float">
            <text:p>943</text:p>
          </table:table-cell>
          <table:table-cell table:formula="of:=[.D670]*100" office:value-type="float" office:value="0.04814132" calcext:value-type="float">
            <text:p>0.04814132</text:p>
          </table:table-cell>
          <table:table-cell table:formula="of:=[.E670]*100" office:value-type="float" office:value="0.173341" calcext:value-type="float">
            <text:p>0.173341</text:p>
          </table:table-cell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179.1182861328" calcext:value-type="float">
            <text:p>179.1182861328</text:p>
          </table:table-cell>
          <table:table-cell office:value-type="float" office:value="-0.0103091273" calcext:value-type="float">
            <text:p>-0.01030912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7908" calcext:value-type="float">
            <text:p>0.00137908</text:p>
          </table:table-cell>
          <table:table-cell office:value-type="float" office:value="0.00603685" calcext:value-type="float">
            <text:p>0.00603685</text:p>
          </table:table-cell>
          <table:table-cell office:value-type="float" office:value="0.000083402" calcext:value-type="float">
            <text:p>0.000083402</text:p>
          </table:table-cell>
          <table:table-cell office:value-type="float" office:value="944" calcext:value-type="float">
            <text:p>944</text:p>
          </table:table-cell>
          <table:table-cell table:formula="of:=[.D671]*100" office:value-type="float" office:value="0.04814132" calcext:value-type="float">
            <text:p>0.04814132</text:p>
          </table:table-cell>
          <table:table-cell table:formula="of:=[.E671]*100" office:value-type="float" office:value="0.137908" calcext:value-type="float">
            <text:p>0.137908</text:p>
          </table:table-cell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179.1154327393" calcext:value-type="float">
            <text:p>179.1154327393</text:p>
          </table:table-cell>
          <table:table-cell office:value-type="float" office:value="-0.033058115" calcext:value-type="float">
            <text:p>-0.0330581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9568" calcext:value-type="float">
            <text:p>0.00129568</text:p>
          </table:table-cell>
          <table:table-cell office:value-type="float" office:value="0.0060482" calcext:value-type="float">
            <text:p>0.0060482</text:p>
          </table:table-cell>
          <table:table-cell office:value-type="float" office:value="-0.0001511568" calcext:value-type="float">
            <text:p>-0.0001511568</text:p>
          </table:table-cell>
          <table:table-cell office:value-type="float" office:value="945" calcext:value-type="float">
            <text:p>945</text:p>
          </table:table-cell>
          <table:table-cell table:formula="of:=[.D672]*100" office:value-type="float" office:value="0.04814132" calcext:value-type="float">
            <text:p>0.04814132</text:p>
          </table:table-cell>
          <table:table-cell table:formula="of:=[.E672]*100" office:value-type="float" office:value="0.129568" calcext:value-type="float">
            <text:p>0.129568</text:p>
          </table:table-cell>
        </table:table-row>
        <table:table-row table:style-name="ro1">
          <table:table-cell office:value-type="float" office:value="47.32" calcext:value-type="float">
            <text:p>47.32</text:p>
          </table:table-cell>
          <table:table-cell office:value-type="float" office:value="179.1056976318" calcext:value-type="float">
            <text:p>179.1056976318</text:p>
          </table:table-cell>
          <table:table-cell office:value-type="float" office:value="0.0190496735" calcext:value-type="float">
            <text:p>0.01904967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9399" calcext:value-type="float">
            <text:p>0.00089399</text:p>
          </table:table-cell>
          <table:table-cell office:value-type="float" office:value="0.0060482" calcext:value-type="float">
            <text:p>0.0060482</text:p>
          </table:table-cell>
          <table:table-cell office:value-type="float" office:value="-0.0002344242" calcext:value-type="float">
            <text:p>-0.0002344242</text:p>
          </table:table-cell>
          <table:table-cell office:value-type="float" office:value="946" calcext:value-type="float">
            <text:p>946</text:p>
          </table:table-cell>
          <table:table-cell table:formula="of:=[.D673]*100" office:value-type="float" office:value="0.04814132" calcext:value-type="float">
            <text:p>0.04814132</text:p>
          </table:table-cell>
          <table:table-cell table:formula="of:=[.E673]*100" office:value-type="float" office:value="0.089399" calcext:value-type="float">
            <text:p>0.089399</text:p>
          </table:table-cell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float" office:value="179.1041412354" calcext:value-type="float">
            <text:p>179.1041412354</text:p>
          </table:table-cell>
          <table:table-cell office:value-type="float" office:value="-0.0974141804" calcext:value-type="float">
            <text:p>-0.09741418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0233" calcext:value-type="float">
            <text:p>0.00140233</text:p>
          </table:table-cell>
          <table:table-cell office:value-type="float" office:value="0.0060482" calcext:value-type="float">
            <text:p>0.0060482</text:p>
          </table:table-cell>
          <table:table-cell office:value-type="float" office:value="0.0000114957" calcext:value-type="float">
            <text:p>1.14957E-05</text:p>
          </table:table-cell>
          <table:table-cell office:value-type="float" office:value="947" calcext:value-type="float">
            <text:p>947</text:p>
          </table:table-cell>
          <table:table-cell table:formula="of:=[.D674]*100" office:value-type="float" office:value="0.04814132" calcext:value-type="float">
            <text:p>0.04814132</text:p>
          </table:table-cell>
          <table:table-cell table:formula="of:=[.E674]*100" office:value-type="float" office:value="0.140233" calcext:value-type="float">
            <text:p>0.140233</text:p>
          </table:table-cell>
        </table:table-row>
        <table:table-row table:style-name="ro1">
          <table:table-cell office:value-type="float" office:value="47.42" calcext:value-type="float">
            <text:p>47.42</text:p>
          </table:table-cell>
          <table:table-cell office:value-type="float" office:value="179.1023712158" calcext:value-type="float">
            <text:p>179.1023712158</text:p>
          </table:table-cell>
          <table:table-cell office:value-type="float" office:value="-0.105038431" calcext:value-type="float">
            <text:p>-0.1050384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8967" calcext:value-type="float">
            <text:p>0.00178967</text:p>
          </table:table-cell>
          <table:table-cell office:value-type="float" office:value="0.00611208" calcext:value-type="float">
            <text:p>0.00611208</text:p>
          </table:table-cell>
          <table:table-cell office:value-type="float" office:value="-0.0000726817" calcext:value-type="float">
            <text:p>-7.26817E-05</text:p>
          </table:table-cell>
          <table:table-cell office:value-type="float" office:value="948" calcext:value-type="float">
            <text:p>948</text:p>
          </table:table-cell>
          <table:table-cell table:formula="of:=[.D675]*100" office:value-type="float" office:value="0.04814132" calcext:value-type="float">
            <text:p>0.04814132</text:p>
          </table:table-cell>
          <table:table-cell table:formula="of:=[.E675]*100" office:value-type="float" office:value="0.178967" calcext:value-type="float">
            <text:p>0.178967</text:p>
          </table:table-cell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float" office:value="179.1057891846" calcext:value-type="float">
            <text:p>179.1057891846</text:p>
          </table:table-cell>
          <table:table-cell office:value-type="float" office:value="-0.1102249338" calcext:value-type="float">
            <text:p>-0.11022493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8067" calcext:value-type="float">
            <text:p>0.00208067</text:p>
          </table:table-cell>
          <table:table-cell office:value-type="float" office:value="0.00611208" calcext:value-type="float">
            <text:p>0.00611208</text:p>
          </table:table-cell>
          <table:table-cell office:value-type="float" office:value="-0.0000893672" calcext:value-type="float">
            <text:p>-8.93672E-05</text:p>
          </table:table-cell>
          <table:table-cell office:value-type="float" office:value="949" calcext:value-type="float">
            <text:p>949</text:p>
          </table:table-cell>
          <table:table-cell table:formula="of:=[.D676]*100" office:value-type="float" office:value="0.04814132" calcext:value-type="float">
            <text:p>0.04814132</text:p>
          </table:table-cell>
          <table:table-cell table:formula="of:=[.E676]*100" office:value-type="float" office:value="0.208067" calcext:value-type="float">
            <text:p>0.208067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179.1035003662" calcext:value-type="float">
            <text:p>179.1035003662</text:p>
          </table:table-cell>
          <table:table-cell office:value-type="float" office:value="-0.05274837" calcext:value-type="float">
            <text:p>-0.052748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9121" calcext:value-type="float">
            <text:p>0.00189121</text:p>
          </table:table-cell>
          <table:table-cell office:value-type="float" office:value="0.00618662" calcext:value-type="float">
            <text:p>0.00618662</text:p>
          </table:table-cell>
          <table:table-cell office:value-type="float" office:value="-0.0001734849" calcext:value-type="float">
            <text:p>-0.0001734849</text:p>
          </table:table-cell>
          <table:table-cell office:value-type="float" office:value="950" calcext:value-type="float">
            <text:p>950</text:p>
          </table:table-cell>
          <table:table-cell table:formula="of:=[.D677]*100" office:value-type="float" office:value="0.04814132" calcext:value-type="float">
            <text:p>0.04814132</text:p>
          </table:table-cell>
          <table:table-cell table:formula="of:=[.E677]*100" office:value-type="float" office:value="0.189121" calcext:value-type="float">
            <text:p>0.189121</text:p>
          </table:table-cell>
        </table:table-row>
        <table:table-row table:style-name="ro1">
          <table:table-cell office:value-type="float" office:value="47.57" calcext:value-type="float">
            <text:p>47.57</text:p>
          </table:table-cell>
          <table:table-cell office:value-type="float" office:value="179.1071472168" calcext:value-type="float">
            <text:p>179.1071472168</text:p>
          </table:table-cell>
          <table:table-cell office:value-type="float" office:value="-0.1135408222" calcext:value-type="float">
            <text:p>-0.11354082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6996" calcext:value-type="float">
            <text:p>0.00216996</text:p>
          </table:table-cell>
          <table:table-cell office:value-type="float" office:value="0.00618662" calcext:value-type="float">
            <text:p>0.00618662</text:p>
          </table:table-cell>
          <table:table-cell office:value-type="float" office:value="0.0000384967" calcext:value-type="float">
            <text:p>3.84967E-05</text:p>
          </table:table-cell>
          <table:table-cell office:value-type="float" office:value="951" calcext:value-type="float">
            <text:p>951</text:p>
          </table:table-cell>
          <table:table-cell table:formula="of:=[.D678]*100" office:value-type="float" office:value="0.04814132" calcext:value-type="float">
            <text:p>0.04814132</text:p>
          </table:table-cell>
          <table:table-cell table:formula="of:=[.E678]*100" office:value-type="float" office:value="0.216996" calcext:value-type="float">
            <text:p>0.216996</text:p>
          </table:table-cell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79.1080780029" calcext:value-type="float">
            <text:p>179.1080780029</text:p>
          </table:table-cell>
          <table:table-cell office:value-type="float" office:value="-0.1157819695" calcext:value-type="float">
            <text:p>-0.11578196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6945" calcext:value-type="float">
            <text:p>0.00236945</text:p>
          </table:table-cell>
          <table:table-cell office:value-type="float" office:value="0.00618662" calcext:value-type="float">
            <text:p>0.00618662</text:p>
          </table:table-cell>
          <table:table-cell office:value-type="float" office:value="0.0000833985" calcext:value-type="float">
            <text:p>8.33985E-05</text:p>
          </table:table-cell>
          <table:table-cell office:value-type="float" office:value="952" calcext:value-type="float">
            <text:p>952</text:p>
          </table:table-cell>
          <table:table-cell table:formula="of:=[.D679]*100" office:value-type="float" office:value="0.04814132" calcext:value-type="float">
            <text:p>0.04814132</text:p>
          </table:table-cell>
          <table:table-cell table:formula="of:=[.E679]*100" office:value-type="float" office:value="0.236945" calcext:value-type="float">
            <text:p>0.236945</text:p>
          </table:table-cell>
        </table:table-row>
        <table:table-row table:style-name="ro1">
          <table:table-cell office:value-type="float" office:value="47.67" calcext:value-type="float">
            <text:p>47.67</text:p>
          </table:table-cell>
          <table:table-cell office:value-type="float" office:value="179.1132354736" calcext:value-type="float">
            <text:p>179.1132354736</text:p>
          </table:table-cell>
          <table:table-cell office:value-type="float" office:value="-0.0785068453" calcext:value-type="float">
            <text:p>-0.07850684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5372" calcext:value-type="float">
            <text:p>0.00225372</text:p>
          </table:table-cell>
          <table:table-cell office:value-type="float" office:value="0.00623979" calcext:value-type="float">
            <text:p>0.00623979</text:p>
          </table:table-cell>
          <table:table-cell office:value-type="float" office:value="-0.0001793317" calcext:value-type="float">
            <text:p>-0.0001793317</text:p>
          </table:table-cell>
          <table:table-cell office:value-type="float" office:value="953" calcext:value-type="float">
            <text:p>953</text:p>
          </table:table-cell>
          <table:table-cell table:formula="of:=[.D680]*100" office:value-type="float" office:value="0.04814132" calcext:value-type="float">
            <text:p>0.04814132</text:p>
          </table:table-cell>
          <table:table-cell table:formula="of:=[.E680]*100" office:value-type="float" office:value="0.225372" calcext:value-type="float">
            <text:p>0.225372</text:p>
          </table:table-cell>
        </table:table-row>
        <table:table-row table:style-name="ro1">
          <table:table-cell office:value-type="float" office:value="47.72" calcext:value-type="float">
            <text:p>47.72</text:p>
          </table:table-cell>
          <table:table-cell office:value-type="float" office:value="179.1041259766" calcext:value-type="float">
            <text:p>179.1041259766</text:p>
          </table:table-cell>
          <table:table-cell office:value-type="float" office:value="-0.1419985561" calcext:value-type="float">
            <text:p>-0.14199855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924" calcext:value-type="float">
            <text:p>0.00259924</text:p>
          </table:table-cell>
          <table:table-cell office:value-type="float" office:value="0.00623979" calcext:value-type="float">
            <text:p>0.00623979</text:p>
          </table:table-cell>
          <table:table-cell office:value-type="float" office:value="-0.0000080622" calcext:value-type="float">
            <text:p>-8.0622E-06</text:p>
          </table:table-cell>
          <table:table-cell office:value-type="float" office:value="954" calcext:value-type="float">
            <text:p>954</text:p>
          </table:table-cell>
          <table:table-cell table:formula="of:=[.D681]*100" office:value-type="float" office:value="0.04814132" calcext:value-type="float">
            <text:p>0.04814132</text:p>
          </table:table-cell>
          <table:table-cell table:formula="of:=[.E681]*100" office:value-type="float" office:value="0.259924" calcext:value-type="float">
            <text:p>0.259924</text:p>
          </table:table-cell>
        </table:table-row>
        <table:table-row table:style-name="ro1">
          <table:table-cell office:value-type="float" office:value="47.77" calcext:value-type="float">
            <text:p>47.77</text:p>
          </table:table-cell>
          <table:table-cell office:value-type="float" office:value="179.0966339111" calcext:value-type="float">
            <text:p>179.0966339111</text:p>
          </table:table-cell>
          <table:table-cell office:value-type="float" office:value="-0.1426965819" calcext:value-type="float">
            <text:p>-0.14269658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269" calcext:value-type="float">
            <text:p>0.00283269</text:p>
          </table:table-cell>
          <table:table-cell office:value-type="float" office:value="0.00623979" calcext:value-type="float">
            <text:p>0.00623979</text:p>
          </table:table-cell>
          <table:table-cell office:value-type="float" office:value="0.0001145818" calcext:value-type="float">
            <text:p>0.0001145818</text:p>
          </table:table-cell>
          <table:table-cell office:value-type="float" office:value="955" calcext:value-type="float">
            <text:p>955</text:p>
          </table:table-cell>
          <table:table-cell table:formula="of:=[.D682]*100" office:value-type="float" office:value="0.04814132" calcext:value-type="float">
            <text:p>0.04814132</text:p>
          </table:table-cell>
          <table:table-cell table:formula="of:=[.E682]*100" office:value-type="float" office:value="0.283269" calcext:value-type="float">
            <text:p>0.283269</text:p>
          </table:table-cell>
        </table:table-row>
        <table:table-row table:style-name="ro1">
          <table:table-cell office:value-type="float" office:value="47.82" calcext:value-type="float">
            <text:p>47.82</text:p>
          </table:table-cell>
          <table:table-cell office:value-type="float" office:value="179.0987701416" calcext:value-type="float">
            <text:p>179.0987701416</text:p>
          </table:table-cell>
          <table:table-cell office:value-type="float" office:value="-0.1262031821" calcext:value-type="float">
            <text:p>-0.12620318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7762" calcext:value-type="float">
            <text:p>0.00287762</text:p>
          </table:table-cell>
          <table:table-cell office:value-type="float" office:value="0.00625013" calcext:value-type="float">
            <text:p>0.00625013</text:p>
          </table:table-cell>
          <table:table-cell office:value-type="float" office:value="0.0000319259" calcext:value-type="float">
            <text:p>3.19259E-05</text:p>
          </table:table-cell>
          <table:table-cell office:value-type="float" office:value="956" calcext:value-type="float">
            <text:p>956</text:p>
          </table:table-cell>
          <table:table-cell table:formula="of:=[.D683]*100" office:value-type="float" office:value="0.04814132" calcext:value-type="float">
            <text:p>0.04814132</text:p>
          </table:table-cell>
          <table:table-cell table:formula="of:=[.E683]*100" office:value-type="float" office:value="0.287762" calcext:value-type="float">
            <text:p>0.287762</text:p>
          </table:table-cell>
        </table:table-row>
        <table:table-row table:style-name="ro1">
          <table:table-cell office:value-type="float" office:value="47.87" calcext:value-type="float">
            <text:p>47.87</text:p>
          </table:table-cell>
          <table:table-cell office:value-type="float" office:value="179.0998840332" calcext:value-type="float">
            <text:p>179.0998840332</text:p>
          </table:table-cell>
          <table:table-cell office:value-type="float" office:value="-0.1399184705" calcext:value-type="float">
            <text:p>-0.13991847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9857" calcext:value-type="float">
            <text:p>0.00299857</text:p>
          </table:table-cell>
          <table:table-cell office:value-type="float" office:value="0.00625013" calcext:value-type="float">
            <text:p>0.00625013</text:p>
          </table:table-cell>
          <table:table-cell office:value-type="float" office:value="-0.0000804921" calcext:value-type="float">
            <text:p>-8.04921E-05</text:p>
          </table:table-cell>
          <table:table-cell office:value-type="float" office:value="957" calcext:value-type="float">
            <text:p>957</text:p>
          </table:table-cell>
          <table:table-cell table:formula="of:=[.D684]*100" office:value-type="float" office:value="0.04814132" calcext:value-type="float">
            <text:p>0.04814132</text:p>
          </table:table-cell>
          <table:table-cell table:formula="of:=[.E684]*100" office:value-type="float" office:value="0.299857" calcext:value-type="float">
            <text:p>0.299857</text:p>
          </table:table-cell>
        </table:table-row>
        <table:table-row table:style-name="ro1">
          <table:table-cell office:value-type="float" office:value="47.92" calcext:value-type="float">
            <text:p>47.92</text:p>
          </table:table-cell>
          <table:table-cell office:value-type="float" office:value="179.0961608887" calcext:value-type="float">
            <text:p>179.0961608887</text:p>
          </table:table-cell>
          <table:table-cell office:value-type="float" office:value="-0.1294138936" calcext:value-type="float">
            <text:p>-0.12941389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0883" calcext:value-type="float">
            <text:p>0.00300883</text:p>
          </table:table-cell>
          <table:table-cell office:value-type="float" office:value="0.00621545" calcext:value-type="float">
            <text:p>0.00621545</text:p>
          </table:table-cell>
          <table:table-cell office:value-type="float" office:value="0.0000960215" calcext:value-type="float">
            <text:p>9.60215E-05</text:p>
          </table:table-cell>
          <table:table-cell office:value-type="float" office:value="958" calcext:value-type="float">
            <text:p>958</text:p>
          </table:table-cell>
          <table:table-cell table:formula="of:=[.D685]*100" office:value-type="float" office:value="0.04814132" calcext:value-type="float">
            <text:p>0.04814132</text:p>
          </table:table-cell>
          <table:table-cell table:formula="of:=[.E685]*100" office:value-type="float" office:value="0.300883" calcext:value-type="float">
            <text:p>0.300883</text:p>
          </table:table-cell>
        </table:table-row>
        <table:table-row table:style-name="ro1">
          <table:table-cell office:value-type="float" office:value="47.97" calcext:value-type="float">
            <text:p>47.97</text:p>
          </table:table-cell>
          <table:table-cell office:value-type="float" office:value="179.1010742188" calcext:value-type="float">
            <text:p>179.1010742188</text:p>
          </table:table-cell>
          <table:table-cell office:value-type="float" office:value="-0.1803329387" calcext:value-type="float">
            <text:p>-0.18033293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5418" calcext:value-type="float">
            <text:p>0.00335418</text:p>
          </table:table-cell>
          <table:table-cell office:value-type="float" office:value="0.00621545" calcext:value-type="float">
            <text:p>0.00621545</text:p>
          </table:table-cell>
          <table:table-cell office:value-type="float" office:value="-0.0000262426" calcext:value-type="float">
            <text:p>-2.62426E-05</text:p>
          </table:table-cell>
          <table:table-cell office:value-type="float" office:value="959" calcext:value-type="float">
            <text:p>959</text:p>
          </table:table-cell>
          <table:table-cell table:formula="of:=[.D686]*100" office:value-type="float" office:value="0.04814132" calcext:value-type="float">
            <text:p>0.04814132</text:p>
          </table:table-cell>
          <table:table-cell table:formula="of:=[.E686]*100" office:value-type="float" office:value="0.335418" calcext:value-type="float">
            <text:p>0.335418</text:p>
          </table:table-cell>
        </table:table-row>
        <table:table-row table:style-name="ro1">
          <table:table-cell office:value-type="float" office:value="48.02" calcext:value-type="float">
            <text:p>48.02</text:p>
          </table:table-cell>
          <table:table-cell office:value-type="float" office:value="179.0918121338" calcext:value-type="float">
            <text:p>179.0918121338</text:p>
          </table:table-cell>
          <table:table-cell office:value-type="float" office:value="-0.1182217015" calcext:value-type="float">
            <text:p>-0.11822170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699" calcext:value-type="float">
            <text:p>0.0031699</text:p>
          </table:table-cell>
          <table:table-cell office:value-type="float" office:value="0.00621545" calcext:value-type="float">
            <text:p>0.00621545</text:p>
          </table:table-cell>
          <table:table-cell office:value-type="float" office:value="-0.0000946368" calcext:value-type="float">
            <text:p>-9.46368E-05</text:p>
          </table:table-cell>
          <table:table-cell office:value-type="float" office:value="960" calcext:value-type="float">
            <text:p>960</text:p>
          </table:table-cell>
          <table:table-cell table:formula="of:=[.D687]*100" office:value-type="float" office:value="0.04814132" calcext:value-type="float">
            <text:p>0.04814132</text:p>
          </table:table-cell>
          <table:table-cell table:formula="of:=[.E687]*100" office:value-type="float" office:value="0.31699" calcext:value-type="float">
            <text:p>0.31699</text:p>
          </table:table-cell>
        </table:table-row>
        <table:table-row table:style-name="ro1">
          <table:table-cell office:value-type="float" office:value="48.07" calcext:value-type="float">
            <text:p>48.07</text:p>
          </table:table-cell>
          <table:table-cell office:value-type="float" office:value="179.0754852295" calcext:value-type="float">
            <text:p>179.0754852295</text:p>
          </table:table-cell>
          <table:table-cell office:value-type="float" office:value="-0.1198077678" calcext:value-type="float">
            <text:p>-0.11980776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5842" calcext:value-type="float">
            <text:p>0.00305842</text:p>
          </table:table-cell>
          <table:table-cell office:value-type="float" office:value="0.00614068" calcext:value-type="float">
            <text:p>0.00614068</text:p>
          </table:table-cell>
          <table:table-cell office:value-type="float" office:value="-0.0001684768" calcext:value-type="float">
            <text:p>-0.0001684768</text:p>
          </table:table-cell>
          <table:table-cell office:value-type="float" office:value="961" calcext:value-type="float">
            <text:p>961</text:p>
          </table:table-cell>
          <table:table-cell table:formula="of:=[.D688]*100" office:value-type="float" office:value="0.04814132" calcext:value-type="float">
            <text:p>0.04814132</text:p>
          </table:table-cell>
          <table:table-cell table:formula="of:=[.E688]*100" office:value-type="float" office:value="0.305842" calcext:value-type="float">
            <text:p>0.305842</text:p>
          </table:table-cell>
        </table:table-row>
        <table:table-row table:style-name="ro1">
          <table:table-cell office:value-type="float" office:value="48.12" calcext:value-type="float">
            <text:p>48.12</text:p>
          </table:table-cell>
          <table:table-cell office:value-type="float" office:value="179.0755157471" calcext:value-type="float">
            <text:p>179.0755157471</text:p>
          </table:table-cell>
          <table:table-cell office:value-type="float" office:value="-0.1844081447" calcext:value-type="float">
            <text:p>-0.18440814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1411" calcext:value-type="float">
            <text:p>0.00341411</text:p>
          </table:table-cell>
          <table:table-cell office:value-type="float" office:value="0.00614068" calcext:value-type="float">
            <text:p>0.00614068</text:p>
          </table:table-cell>
          <table:table-cell office:value-type="float" office:value="0.0000497827" calcext:value-type="float">
            <text:p>4.97827E-05</text:p>
          </table:table-cell>
          <table:table-cell office:value-type="float" office:value="962" calcext:value-type="float">
            <text:p>962</text:p>
          </table:table-cell>
          <table:table-cell table:formula="of:=[.D689]*100" office:value-type="float" office:value="0.04814132" calcext:value-type="float">
            <text:p>0.04814132</text:p>
          </table:table-cell>
          <table:table-cell table:formula="of:=[.E689]*100" office:value-type="float" office:value="0.341411" calcext:value-type="float">
            <text:p>0.341411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179.0749053955" calcext:value-type="float">
            <text:p>179.0749053955</text:p>
          </table:table-cell>
          <table:table-cell office:value-type="float" office:value="-0.185811708" calcext:value-type="float">
            <text:p>-0.1858117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60446" calcext:value-type="float">
            <text:p>0.0060446</text:p>
          </table:table-cell>
          <table:table-cell office:value-type="float" office:value="-0.0000009506" calcext:value-type="float">
            <text:p>-9.506E-07</text:p>
          </table:table-cell>
          <table:table-cell office:value-type="float" office:value="963" calcext:value-type="float">
            <text:p>963</text:p>
          </table:table-cell>
          <table:table-cell table:formula="of:=[.D690]*100" office:value-type="float" office:value="0.04814132" calcext:value-type="float">
            <text:p>0.04814132</text:p>
          </table:table-cell>
          <table:table-cell table:formula="of:=[.E690]*100"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48.23" calcext:value-type="float">
            <text:p>48.23</text:p>
          </table:table-cell>
          <table:table-cell office:value-type="float" office:value="179.0650787354" calcext:value-type="float">
            <text:p>179.0650787354</text:p>
          </table:table-cell>
          <table:table-cell office:value-type="float" office:value="-0.1246284149" calcext:value-type="float">
            <text:p>-0.12462841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1436" calcext:value-type="float">
            <text:p>0.00341436</text:p>
          </table:table-cell>
          <table:table-cell office:value-type="float" office:value="0.0060446" calcext:value-type="float">
            <text:p>0.0060446</text:p>
          </table:table-cell>
          <table:table-cell office:value-type="float" office:value="-0.0001974598" calcext:value-type="float">
            <text:p>-0.0001974598</text:p>
          </table:table-cell>
          <table:table-cell office:value-type="float" office:value="964" calcext:value-type="float">
            <text:p>964</text:p>
          </table:table-cell>
          <table:table-cell table:formula="of:=[.D691]*100" office:value-type="float" office:value="0.04814132" calcext:value-type="float">
            <text:p>0.04814132</text:p>
          </table:table-cell>
          <table:table-cell table:formula="of:=[.E691]*100" office:value-type="float" office:value="0.341436" calcext:value-type="float">
            <text:p>0.341436</text:p>
          </table:table-cell>
        </table:table-row>
        <table:table-row table:style-name="ro1">
          <table:table-cell office:value-type="float" office:value="48.27" calcext:value-type="float">
            <text:p>48.27</text:p>
          </table:table-cell>
          <table:table-cell office:value-type="float" office:value="179.0673065186" calcext:value-type="float">
            <text:p>179.0673065186</text:p>
          </table:table-cell>
          <table:table-cell office:value-type="float" office:value="-0.1575198702" calcext:value-type="float">
            <text:p>-0.15751987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7105" calcext:value-type="float">
            <text:p>0.00347105</text:p>
          </table:table-cell>
          <table:table-cell office:value-type="float" office:value="0.0060446" calcext:value-type="float">
            <text:p>0.0060446</text:p>
          </table:table-cell>
          <table:table-cell office:value-type="float" office:value="0.0000246127" calcext:value-type="float">
            <text:p>2.46127E-05</text:p>
          </table:table-cell>
          <table:table-cell office:value-type="float" office:value="965" calcext:value-type="float">
            <text:p>965</text:p>
          </table:table-cell>
          <table:table-cell table:formula="of:=[.D692]*100" office:value-type="float" office:value="0.04814132" calcext:value-type="float">
            <text:p>0.04814132</text:p>
          </table:table-cell>
          <table:table-cell table:formula="of:=[.E692]*100" office:value-type="float" office:value="0.347105" calcext:value-type="float">
            <text:p>0.347105</text:p>
          </table:table-cell>
        </table:table-row>
        <table:table-row table:style-name="ro1">
          <table:table-cell office:value-type="float" office:value="48.32" calcext:value-type="float">
            <text:p>48.32</text:p>
          </table:table-cell>
          <table:table-cell office:value-type="float" office:value="179.061706543" calcext:value-type="float">
            <text:p>179.061706543</text:p>
          </table:table-cell>
          <table:table-cell office:value-type="float" office:value="-0.1670464923" calcext:value-type="float">
            <text:p>-0.16704649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194" calcext:value-type="float">
            <text:p>0.00357194</text:p>
          </table:table-cell>
          <table:table-cell office:value-type="float" office:value="0.00593564" calcext:value-type="float">
            <text:p>0.00593564</text:p>
          </table:table-cell>
          <table:table-cell office:value-type="float" office:value="0.0000015336" calcext:value-type="float">
            <text:p>1.5336E-06</text:p>
          </table:table-cell>
          <table:table-cell office:value-type="float" office:value="966" calcext:value-type="float">
            <text:p>966</text:p>
          </table:table-cell>
          <table:table-cell table:formula="of:=[.D693]*100" office:value-type="float" office:value="0.04814132" calcext:value-type="float">
            <text:p>0.04814132</text:p>
          </table:table-cell>
          <table:table-cell table:formula="of:=[.E693]*100" office:value-type="float" office:value="0.357194" calcext:value-type="float">
            <text:p>0.357194</text:p>
          </table:table-cell>
        </table:table-row>
        <table:table-row table:style-name="ro1">
          <table:table-cell office:value-type="float" office:value="48.37" calcext:value-type="float">
            <text:p>48.37</text:p>
          </table:table-cell>
          <table:table-cell office:value-type="float" office:value="179.070098877" calcext:value-type="float">
            <text:p>179.070098877</text:p>
          </table:table-cell>
          <table:table-cell office:value-type="float" office:value="-0.1527269892" calcext:value-type="float">
            <text:p>-0.15272698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4353" calcext:value-type="float">
            <text:p>0.00354353</text:p>
          </table:table-cell>
          <table:table-cell office:value-type="float" office:value="0.00593564" calcext:value-type="float">
            <text:p>0.00593564</text:p>
          </table:table-cell>
          <table:table-cell office:value-type="float" office:value="-0.0000211082" calcext:value-type="float">
            <text:p>-2.11082E-05</text:p>
          </table:table-cell>
          <table:table-cell office:value-type="float" office:value="967" calcext:value-type="float">
            <text:p>967</text:p>
          </table:table-cell>
          <table:table-cell table:formula="of:=[.D694]*100" office:value-type="float" office:value="0.04814132" calcext:value-type="float">
            <text:p>0.04814132</text:p>
          </table:table-cell>
          <table:table-cell table:formula="of:=[.E694]*100" office:value-type="float" office:value="0.354353" calcext:value-type="float">
            <text:p>0.354353</text:p>
          </table:table-cell>
        </table:table-row>
        <table:table-row table:style-name="ro1">
          <table:table-cell office:value-type="float" office:value="48.42" calcext:value-type="float">
            <text:p>48.42</text:p>
          </table:table-cell>
          <table:table-cell office:value-type="float" office:value="179.0707397461" calcext:value-type="float">
            <text:p>179.0707397461</text:p>
          </table:table-cell>
          <table:table-cell office:value-type="float" office:value="-0.1155431685" calcext:value-type="float">
            <text:p>-0.11554316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7749" calcext:value-type="float">
            <text:p>0.00327749</text:p>
          </table:table-cell>
          <table:table-cell office:value-type="float" office:value="0.00584893" calcext:value-type="float">
            <text:p>0.00584893</text:p>
          </table:table-cell>
          <table:table-cell office:value-type="float" office:value="-0.0001461363" calcext:value-type="float">
            <text:p>-0.0001461363</text:p>
          </table:table-cell>
          <table:table-cell office:value-type="float" office:value="968" calcext:value-type="float">
            <text:p>968</text:p>
          </table:table-cell>
          <table:table-cell table:formula="of:=[.D695]*100" office:value-type="float" office:value="0.04814132" calcext:value-type="float">
            <text:p>0.04814132</text:p>
          </table:table-cell>
          <table:table-cell table:formula="of:=[.E695]*100" office:value-type="float" office:value="0.327749" calcext:value-type="float">
            <text:p>0.327749</text:p>
          </table:table-cell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179.066986084" calcext:value-type="float">
            <text:p>179.066986084</text:p>
          </table:table-cell>
          <table:table-cell office:value-type="float" office:value="-0.0994928421" calcext:value-type="float">
            <text:p>-0.09949284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9459" calcext:value-type="float">
            <text:p>0.00299459</text:p>
          </table:table-cell>
          <table:table-cell office:value-type="float" office:value="0.00584893" calcext:value-type="float">
            <text:p>0.00584893</text:p>
          </table:table-cell>
          <table:table-cell office:value-type="float" office:value="-0.0001199118" calcext:value-type="float">
            <text:p>-0.0001199118</text:p>
          </table:table-cell>
          <table:table-cell office:value-type="float" office:value="969" calcext:value-type="float">
            <text:p>969</text:p>
          </table:table-cell>
          <table:table-cell table:formula="of:=[.D696]*100" office:value-type="float" office:value="0.04814132" calcext:value-type="float">
            <text:p>0.04814132</text:p>
          </table:table-cell>
          <table:table-cell table:formula="of:=[.E696]*100" office:value-type="float" office:value="0.299459" calcext:value-type="float">
            <text:p>0.299459</text:p>
          </table:table-cell>
        </table:table-row>
        <table:table-row table:style-name="ro1">
          <table:table-cell office:value-type="float" office:value="48.52" calcext:value-type="float">
            <text:p>48.52</text:p>
          </table:table-cell>
          <table:table-cell office:value-type="float" office:value="179.0614624023" calcext:value-type="float">
            <text:p>179.0614624023</text:p>
          </table:table-cell>
          <table:table-cell office:value-type="float" office:value="-0.1787622719" calcext:value-type="float">
            <text:p>-0.17876227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3431" calcext:value-type="float">
            <text:p>0.00333431</text:p>
          </table:table-cell>
          <table:table-cell office:value-type="float" office:value="0.00584893" calcext:value-type="float">
            <text:p>0.00584893</text:p>
          </table:table-cell>
          <table:table-cell office:value-type="float" office:value="-0.000076901" calcext:value-type="float">
            <text:p>-0.000076901</text:p>
          </table:table-cell>
          <table:table-cell office:value-type="float" office:value="970" calcext:value-type="float">
            <text:p>970</text:p>
          </table:table-cell>
          <table:table-cell table:formula="of:=[.D697]*100" office:value-type="float" office:value="0.04814132" calcext:value-type="float">
            <text:p>0.04814132</text:p>
          </table:table-cell>
          <table:table-cell table:formula="of:=[.E697]*100" office:value-type="float" office:value="0.333431" calcext:value-type="float">
            <text:p>0.333431</text:p>
          </table:table-cell>
        </table:table-row>
        <table:table-row table:style-name="ro1">
          <table:table-cell office:value-type="float" office:value="48.57" calcext:value-type="float">
            <text:p>48.57</text:p>
          </table:table-cell>
          <table:table-cell office:value-type="float" office:value="179.0655059814" calcext:value-type="float">
            <text:p>179.0655059814</text:p>
          </table:table-cell>
          <table:table-cell office:value-type="float" office:value="-0.1384405986" calcext:value-type="float">
            <text:p>-0.13844059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9118" calcext:value-type="float">
            <text:p>0.00329118</text:p>
          </table:table-cell>
          <table:table-cell office:value-type="float" office:value="0.00578825" calcext:value-type="float">
            <text:p>0.00578825</text:p>
          </table:table-cell>
          <table:table-cell office:value-type="float" office:value="-0.000029203" calcext:value-type="float">
            <text:p>-0.000029203</text:p>
          </table:table-cell>
          <table:table-cell office:value-type="float" office:value="971" calcext:value-type="float">
            <text:p>971</text:p>
          </table:table-cell>
          <table:table-cell table:formula="of:=[.D698]*100" office:value-type="float" office:value="0.04814132" calcext:value-type="float">
            <text:p>0.04814132</text:p>
          </table:table-cell>
          <table:table-cell table:formula="of:=[.E698]*100" office:value-type="float" office:value="0.329118" calcext:value-type="float">
            <text:p>0.329118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179.0653381348" calcext:value-type="float">
            <text:p>179.0653381348</text:p>
          </table:table-cell>
          <table:table-cell office:value-type="float" office:value="-0.09834963" calcext:value-type="float">
            <text:p>-0.098349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9606" calcext:value-type="float">
            <text:p>0.00299606</text:p>
          </table:table-cell>
          <table:table-cell office:value-type="float" office:value="0.00578825" calcext:value-type="float">
            <text:p>0.00578825</text:p>
          </table:table-cell>
          <table:table-cell office:value-type="float" office:value="-0.0001264102" calcext:value-type="float">
            <text:p>-0.0001264102</text:p>
          </table:table-cell>
          <table:table-cell office:value-type="float" office:value="972" calcext:value-type="float">
            <text:p>972</text:p>
          </table:table-cell>
          <table:table-cell table:formula="of:=[.D699]*100" office:value-type="float" office:value="0.04814132" calcext:value-type="float">
            <text:p>0.04814132</text:p>
          </table:table-cell>
          <table:table-cell table:formula="of:=[.E699]*100" office:value-type="float" office:value="0.299606" calcext:value-type="float">
            <text:p>0.299606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office:value-type="float" office:value="179.0766906738" calcext:value-type="float">
            <text:p>179.0766906738</text:p>
          </table:table-cell>
          <table:table-cell office:value-type="float" office:value="-0.0952177906" calcext:value-type="float">
            <text:p>-0.09521779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7979" calcext:value-type="float">
            <text:p>0.00277979</text:p>
          </table:table-cell>
          <table:table-cell office:value-type="float" office:value="0.00583614" calcext:value-type="float">
            <text:p>0.00583614</text:p>
          </table:table-cell>
          <table:table-cell office:value-type="float" office:value="-0.0002096794" calcext:value-type="float">
            <text:p>-0.0002096794</text:p>
          </table:table-cell>
          <table:table-cell office:value-type="float" office:value="973" calcext:value-type="float">
            <text:p>973</text:p>
          </table:table-cell>
          <table:table-cell table:formula="of:=[.D700]*100" office:value-type="float" office:value="0.04814132" calcext:value-type="float">
            <text:p>0.04814132</text:p>
          </table:table-cell>
          <table:table-cell table:formula="of:=[.E700]*100" office:value-type="float" office:value="0.277979" calcext:value-type="float">
            <text:p>0.277979</text:p>
          </table:table-cell>
        </table:table-row>
        <table:table-row table:style-name="ro1">
          <table:table-cell office:value-type="float" office:value="48.73" calcext:value-type="float">
            <text:p>48.73</text:p>
          </table:table-cell>
          <table:table-cell office:value-type="float" office:value="179.0736694336" calcext:value-type="float">
            <text:p>179.0736694336</text:p>
          </table:table-cell>
          <table:table-cell office:value-type="float" office:value="-0.0631980906" calcext:value-type="float">
            <text:p>-0.06319809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2368" calcext:value-type="float">
            <text:p>0.00242368</text:p>
          </table:table-cell>
          <table:table-cell office:value-type="float" office:value="0.00576933" calcext:value-type="float">
            <text:p>0.00576933</text:p>
          </table:table-cell>
          <table:table-cell office:value-type="float" office:value="-0.0001085897" calcext:value-type="float">
            <text:p>-0.0001085897</text:p>
          </table:table-cell>
          <table:table-cell office:value-type="float" office:value="974" calcext:value-type="float">
            <text:p>974</text:p>
          </table:table-cell>
          <table:table-cell table:formula="of:=[.D701]*100" office:value-type="float" office:value="0.04814132" calcext:value-type="float">
            <text:p>0.04814132</text:p>
          </table:table-cell>
          <table:table-cell table:formula="of:=[.E701]*100" office:value-type="float" office:value="0.242368" calcext:value-type="float">
            <text:p>0.242368</text:p>
          </table:table-cell>
        </table:table-row>
        <table:table-row table:style-name="ro1">
          <table:table-cell office:value-type="float" office:value="48.78" calcext:value-type="float">
            <text:p>48.78</text:p>
          </table:table-cell>
          <table:table-cell office:value-type="float" office:value="179.0731048584" calcext:value-type="float">
            <text:p>179.0731048584</text:p>
          </table:table-cell>
          <table:table-cell office:value-type="float" office:value="-0.1061145054" calcext:value-type="float">
            <text:p>-0.10611450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732" calcext:value-type="float">
            <text:p>0.0024732</text:p>
          </table:table-cell>
          <table:table-cell office:value-type="float" office:value="0.00576933" calcext:value-type="float">
            <text:p>0.00576933</text:p>
          </table:table-cell>
          <table:table-cell office:value-type="float" office:value="-0.0001113796" calcext:value-type="float">
            <text:p>-0.0001113796</text:p>
          </table:table-cell>
          <table:table-cell office:value-type="float" office:value="975" calcext:value-type="float">
            <text:p>975</text:p>
          </table:table-cell>
          <table:table-cell table:formula="of:=[.D702]*100" office:value-type="float" office:value="0.04814132" calcext:value-type="float">
            <text:p>0.04814132</text:p>
          </table:table-cell>
          <table:table-cell table:formula="of:=[.E702]*100" office:value-type="float" office:value="0.24732" calcext:value-type="float">
            <text:p>0.24732</text:p>
          </table:table-cell>
        </table:table-row>
        <table:table-row table:style-name="ro1">
          <table:table-cell office:value-type="float" office:value="48.82" calcext:value-type="float">
            <text:p>48.82</text:p>
          </table:table-cell>
          <table:table-cell office:value-type="float" office:value="179.0764923096" calcext:value-type="float">
            <text:p>179.0764923096</text:p>
          </table:table-cell>
          <table:table-cell office:value-type="float" office:value="-0.1655988642" calcext:value-type="float">
            <text:p>-0.16559886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015" calcext:value-type="float">
            <text:p>0.0029015</text:p>
          </table:table-cell>
          <table:table-cell office:value-type="float" office:value="0.00579415" calcext:value-type="float">
            <text:p>0.00579415</text:p>
          </table:table-cell>
          <table:table-cell office:value-type="float" office:value="0.0000293555" calcext:value-type="float">
            <text:p>2.93555E-05</text:p>
          </table:table-cell>
          <table:table-cell office:value-type="float" office:value="976" calcext:value-type="float">
            <text:p>976</text:p>
          </table:table-cell>
          <table:table-cell table:formula="of:=[.D703]*100" office:value-type="float" office:value="0.04814132" calcext:value-type="float">
            <text:p>0.04814132</text:p>
          </table:table-cell>
          <table:table-cell table:formula="of:=[.E703]*100" office:value-type="float" office:value="0.29015" calcext:value-type="float">
            <text:p>0.29015</text:p>
          </table:table-cell>
        </table:table-row>
        <table:table-row table:style-name="ro1">
          <table:table-cell office:value-type="float" office:value="48.87" calcext:value-type="float">
            <text:p>48.87</text:p>
          </table:table-cell>
          <table:table-cell office:value-type="float" office:value="179.0770263672" calcext:value-type="float">
            <text:p>179.0770263672</text:p>
          </table:table-cell>
          <table:table-cell office:value-type="float" office:value="-0.081055284" calcext:value-type="float">
            <text:p>-0.0810552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2301" calcext:value-type="float">
            <text:p>0.00262301</text:p>
          </table:table-cell>
          <table:table-cell office:value-type="float" office:value="0.00579415" calcext:value-type="float">
            <text:p>0.00579415</text:p>
          </table:table-cell>
          <table:table-cell office:value-type="float" office:value="-0.0001346481" calcext:value-type="float">
            <text:p>-0.0001346481</text:p>
          </table:table-cell>
          <table:table-cell office:value-type="float" office:value="977" calcext:value-type="float">
            <text:p>977</text:p>
          </table:table-cell>
          <table:table-cell table:formula="of:=[.D704]*100" office:value-type="float" office:value="0.04814132" calcext:value-type="float">
            <text:p>0.04814132</text:p>
          </table:table-cell>
          <table:table-cell table:formula="of:=[.E704]*100" office:value-type="float" office:value="0.262301" calcext:value-type="float">
            <text:p>0.262301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179.0779571533" calcext:value-type="float">
            <text:p>179.0779571533</text:p>
          </table:table-cell>
          <table:table-cell office:value-type="float" office:value="-0.106009356" calcext:value-type="float">
            <text:p>-0.1060093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045" calcext:value-type="float">
            <text:p>0.0026045</text:p>
          </table:table-cell>
          <table:table-cell office:value-type="float" office:value="0.0059507" calcext:value-type="float">
            <text:p>0.0059507</text:p>
          </table:table-cell>
          <table:table-cell office:value-type="float" office:value="-0.0000751257" calcext:value-type="float">
            <text:p>-7.51257E-05</text:p>
          </table:table-cell>
          <table:table-cell office:value-type="float" office:value="978" calcext:value-type="float">
            <text:p>978</text:p>
          </table:table-cell>
          <table:table-cell table:formula="of:=[.D705]*100" office:value-type="float" office:value="0.04814132" calcext:value-type="float">
            <text:p>0.04814132</text:p>
          </table:table-cell>
          <table:table-cell table:formula="of:=[.E705]*100" office:value-type="float" office:value="0.26045" calcext:value-type="float">
            <text:p>0.26045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office:value-type="float" office:value="179.0799407959" calcext:value-type="float">
            <text:p>179.0799407959</text:p>
          </table:table-cell>
          <table:table-cell office:value-type="float" office:value="-0.1278673503" calcext:value-type="float">
            <text:p>-0.12786735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757" calcext:value-type="float">
            <text:p>0.00273757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0000079486" calcext:value-type="float">
            <text:p>-7.9486E-06</text:p>
          </table:table-cell>
          <table:table-cell office:value-type="float" office:value="979" calcext:value-type="float">
            <text:p>979</text:p>
          </table:table-cell>
          <table:table-cell table:formula="of:=[.D706]*100" office:value-type="float" office:value="0.04814132" calcext:value-type="float">
            <text:p>0.04814132</text:p>
          </table:table-cell>
          <table:table-cell table:formula="of:=[.E706]*100" office:value-type="float" office:value="0.273757" calcext:value-type="float">
            <text:p>0.273757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office:value-type="float" office:value="179.0834655762" calcext:value-type="float">
            <text:p>179.0834655762</text:p>
          </table:table-cell>
          <table:table-cell office:value-type="float" office:value="-0.1329139294" calcext:value-type="float">
            <text:p>-0.13291392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5926" calcext:value-type="float">
            <text:p>0.00285926</text:p>
          </table:table-cell>
          <table:table-cell office:value-type="float" office:value="0.00586002" calcext:value-type="float">
            <text:p>0.00586002</text:p>
          </table:table-cell>
          <table:table-cell office:value-type="float" office:value="-0.0000946653" calcext:value-type="float">
            <text:p>-9.46653E-05</text:p>
          </table:table-cell>
          <table:table-cell office:value-type="float" office:value="980" calcext:value-type="float">
            <text:p>980</text:p>
          </table:table-cell>
          <table:table-cell table:formula="of:=[.D707]*100" office:value-type="float" office:value="0.04814132" calcext:value-type="float">
            <text:p>0.04814132</text:p>
          </table:table-cell>
          <table:table-cell table:formula="of:=[.E707]*100" office:value-type="float" office:value="0.285926" calcext:value-type="float">
            <text:p>0.285926</text:p>
          </table:table-cell>
        </table:table-row>
        <table:table-row table:style-name="ro1">
          <table:table-cell office:value-type="float" office:value="49.07" calcext:value-type="float">
            <text:p>49.07</text:p>
          </table:table-cell>
          <table:table-cell office:value-type="float" office:value="179.0878295898" calcext:value-type="float">
            <text:p>179.0878295898</text:p>
          </table:table-cell>
          <table:table-cell office:value-type="float" office:value="-0.0805183906" calcext:value-type="float">
            <text:p>-0.08051839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146" calcext:value-type="float">
            <text:p>0.00259146</text:p>
          </table:table-cell>
          <table:table-cell office:value-type="float" office:value="0.00603504" calcext:value-type="float">
            <text:p>0.00603504</text:p>
          </table:table-cell>
          <table:table-cell office:value-type="float" office:value="-0.0001097584" calcext:value-type="float">
            <text:p>-0.0001097584</text:p>
          </table:table-cell>
          <table:table-cell office:value-type="float" office:value="981" calcext:value-type="float">
            <text:p>981</text:p>
          </table:table-cell>
          <table:table-cell table:formula="of:=[.D708]*100" office:value-type="float" office:value="0.04814132" calcext:value-type="float">
            <text:p>0.04814132</text:p>
          </table:table-cell>
          <table:table-cell table:formula="of:=[.E708]*100" office:value-type="float" office:value="0.259146" calcext:value-type="float">
            <text:p>0.259146</text:p>
          </table:table-cell>
        </table:table-row>
        <table:table-row table:style-name="ro1">
          <table:table-cell office:value-type="float" office:value="49.12" calcext:value-type="float">
            <text:p>49.12</text:p>
          </table:table-cell>
          <table:table-cell office:value-type="float" office:value="179.0873718262" calcext:value-type="float">
            <text:p>179.0873718262</text:p>
          </table:table-cell>
          <table:table-cell office:value-type="float" office:value="-0.0969954649" calcext:value-type="float">
            <text:p>-0.09699546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2368" calcext:value-type="float">
            <text:p>0.00252368</text:p>
          </table:table-cell>
          <table:table-cell office:value-type="float" office:value="0.00595274" calcext:value-type="float">
            <text:p>0.00595274</text:p>
          </table:table-cell>
          <table:table-cell office:value-type="float" office:value="0.0000462227" calcext:value-type="float">
            <text:p>4.62227E-05</text:p>
          </table:table-cell>
          <table:table-cell office:value-type="float" office:value="982" calcext:value-type="float">
            <text:p>982</text:p>
          </table:table-cell>
          <table:table-cell table:formula="of:=[.D709]*100" office:value-type="float" office:value="0.04814132" calcext:value-type="float">
            <text:p>0.04814132</text:p>
          </table:table-cell>
          <table:table-cell table:formula="of:=[.E709]*100" office:value-type="float" office:value="0.252368" calcext:value-type="float">
            <text:p>0.252368</text:p>
          </table:table-cell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float" office:value="179.0858001709" calcext:value-type="float">
            <text:p>179.0858001709</text:p>
          </table:table-cell>
          <table:table-cell office:value-type="float" office:value="-0.1330163996" calcext:value-type="float">
            <text:p>-0.13301639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1829" calcext:value-type="float">
            <text:p>0.00271829</text:p>
          </table:table-cell>
          <table:table-cell office:value-type="float" office:value="0.00595274" calcext:value-type="float">
            <text:p>0.00595274</text:p>
          </table:table-cell>
          <table:table-cell office:value-type="float" office:value="-0.0000639718" calcext:value-type="float">
            <text:p>-6.39718E-05</text:p>
          </table:table-cell>
          <table:table-cell office:value-type="float" office:value="983" calcext:value-type="float">
            <text:p>983</text:p>
          </table:table-cell>
          <table:table-cell table:formula="of:=[.D710]*100" office:value-type="float" office:value="0.04814132" calcext:value-type="float">
            <text:p>0.04814132</text:p>
          </table:table-cell>
          <table:table-cell table:formula="of:=[.E710]*100" office:value-type="float" office:value="0.271829" calcext:value-type="float">
            <text:p>0.271829</text:p>
          </table:table-cell>
        </table:table-row>
        <table:table-row table:style-name="ro1">
          <table:table-cell office:value-type="float" office:value="49.22" calcext:value-type="float">
            <text:p>49.22</text:p>
          </table:table-cell>
          <table:table-cell office:value-type="float" office:value="179.0864868164" calcext:value-type="float">
            <text:p>179.0864868164</text:p>
          </table:table-cell>
          <table:table-cell office:value-type="float" office:value="-0.0902976181" calcext:value-type="float">
            <text:p>-0.09029761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6313" calcext:value-type="float">
            <text:p>0.00256313</text:p>
          </table:table-cell>
          <table:table-cell office:value-type="float" office:value="0.00606432" calcext:value-type="float">
            <text:p>0.00606432</text:p>
          </table:table-cell>
          <table:table-cell office:value-type="float" office:value="-0.0000967526" calcext:value-type="float">
            <text:p>-9.67526E-05</text:p>
          </table:table-cell>
          <table:table-cell office:value-type="float" office:value="984" calcext:value-type="float">
            <text:p>984</text:p>
          </table:table-cell>
          <table:table-cell table:formula="of:=[.D711]*100" office:value-type="float" office:value="0.04814132" calcext:value-type="float">
            <text:p>0.04814132</text:p>
          </table:table-cell>
          <table:table-cell table:formula="of:=[.E711]*100" office:value-type="float" office:value="0.256313" calcext:value-type="float">
            <text:p>0.256313</text:p>
          </table:table-cell>
        </table:table-row>
        <table:table-row table:style-name="ro1">
          <table:table-cell office:value-type="float" office:value="49.27" calcext:value-type="float">
            <text:p>49.27</text:p>
          </table:table-cell>
          <table:table-cell office:value-type="float" office:value="179.0895233154" calcext:value-type="float">
            <text:p>179.0895233154</text:p>
          </table:table-cell>
          <table:table-cell office:value-type="float" office:value="-0.0919146003" calcext:value-type="float">
            <text:p>-0.09191460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7113" calcext:value-type="float">
            <text:p>0.00247113</text:p>
          </table:table-cell>
          <table:table-cell office:value-type="float" office:value="0.00606432" calcext:value-type="float">
            <text:p>0.00606432</text:p>
          </table:table-cell>
          <table:table-cell office:value-type="float" office:value="0.0000583477" calcext:value-type="float">
            <text:p>5.83477E-05</text:p>
          </table:table-cell>
          <table:table-cell office:value-type="float" office:value="985" calcext:value-type="float">
            <text:p>985</text:p>
          </table:table-cell>
          <table:table-cell table:formula="of:=[.D712]*100" office:value-type="float" office:value="0.04814132" calcext:value-type="float">
            <text:p>0.04814132</text:p>
          </table:table-cell>
          <table:table-cell table:formula="of:=[.E712]*100" office:value-type="float" office:value="0.247113" calcext:value-type="float">
            <text:p>0.247113</text:p>
          </table:table-cell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179.0843811035" calcext:value-type="float">
            <text:p>179.0843811035</text:p>
          </table:table-cell>
          <table:table-cell office:value-type="float" office:value="-0.0779959823" calcext:value-type="float">
            <text:p>-0.07799598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1766" calcext:value-type="float">
            <text:p>0.00231766</text:p>
          </table:table-cell>
          <table:table-cell office:value-type="float" office:value="0.0062036" calcext:value-type="float">
            <text:p>0.0062036</text:p>
          </table:table-cell>
          <table:table-cell office:value-type="float" office:value="-0.0000605957" calcext:value-type="float">
            <text:p>-6.05957E-05</text:p>
          </table:table-cell>
          <table:table-cell office:value-type="float" office:value="986" calcext:value-type="float">
            <text:p>986</text:p>
          </table:table-cell>
          <table:table-cell table:formula="of:=[.D713]*100" office:value-type="float" office:value="0.04814132" calcext:value-type="float">
            <text:p>0.04814132</text:p>
          </table:table-cell>
          <table:table-cell table:formula="of:=[.E713]*100" office:value-type="float" office:value="0.231766" calcext:value-type="float">
            <text:p>0.231766</text:p>
          </table:table-cell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179.097366333" calcext:value-type="float">
            <text:p>179.097366333</text:p>
          </table:table-cell>
          <table:table-cell office:value-type="float" office:value="-0.1132040257" calcext:value-type="float">
            <text:p>-0.11320402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5013" calcext:value-type="float">
            <text:p>0.00245013</text:p>
          </table:table-cell>
          <table:table-cell office:value-type="float" office:value="0.00616409" calcext:value-type="float">
            <text:p>0.00616409</text:p>
          </table:table-cell>
          <table:table-cell office:value-type="float" office:value="-0.0000108353" calcext:value-type="float">
            <text:p>-1.08353E-05</text:p>
          </table:table-cell>
          <table:table-cell office:value-type="float" office:value="987" calcext:value-type="float">
            <text:p>987</text:p>
          </table:table-cell>
          <table:table-cell table:formula="of:=[.D714]*100" office:value-type="float" office:value="0.04814132" calcext:value-type="float">
            <text:p>0.04814132</text:p>
          </table:table-cell>
          <table:table-cell table:formula="of:=[.E714]*100" office:value-type="float" office:value="0.245013" calcext:value-type="float">
            <text:p>0.245013</text:p>
          </table:table-cell>
        </table:table-row>
        <table:table-row table:style-name="ro1">
          <table:table-cell office:value-type="float" office:value="49.42" calcext:value-type="float">
            <text:p>49.42</text:p>
          </table:table-cell>
          <table:table-cell office:value-type="float" office:value="179.1006622314" calcext:value-type="float">
            <text:p>179.1006622314</text:p>
          </table:table-cell>
          <table:table-cell office:value-type="float" office:value="-0.0639398816" calcext:value-type="float">
            <text:p>-0.06393988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1029" calcext:value-type="float">
            <text:p>0.00221029</text:p>
          </table:table-cell>
          <table:table-cell office:value-type="float" office:value="0.0062629" calcext:value-type="float">
            <text:p>0.0062629</text:p>
          </table:table-cell>
          <table:table-cell office:value-type="float" office:value="-0.0000478001" calcext:value-type="float">
            <text:p>-4.78001E-05</text:p>
          </table:table-cell>
          <table:table-cell office:value-type="float" office:value="988" calcext:value-type="float">
            <text:p>988</text:p>
          </table:table-cell>
          <table:table-cell table:formula="of:=[.D715]*100" office:value-type="float" office:value="0.04814132" calcext:value-type="float">
            <text:p>0.04814132</text:p>
          </table:table-cell>
          <table:table-cell table:formula="of:=[.E715]*100" office:value-type="float" office:value="0.221029" calcext:value-type="float">
            <text:p>0.221029</text:p>
          </table:table-cell>
        </table:table-row>
        <table:table-row table:style-name="ro1">
          <table:table-cell office:value-type="float" office:value="49.47" calcext:value-type="float">
            <text:p>49.47</text:p>
          </table:table-cell>
          <table:table-cell office:value-type="float" office:value="179.1096038818" calcext:value-type="float">
            <text:p>179.1096038818</text:p>
          </table:table-cell>
          <table:table-cell office:value-type="float" office:value="-0.0929120842" calcext:value-type="float">
            <text:p>-0.09291208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441" calcext:value-type="float">
            <text:p>0.0022441</text:p>
          </table:table-cell>
          <table:table-cell office:value-type="float" office:value="0.00625324" calcext:value-type="float">
            <text:p>0.00625324</text:p>
          </table:table-cell>
          <table:table-cell office:value-type="float" office:value="-0.0000177092" calcext:value-type="float">
            <text:p>-1.77092E-05</text:p>
          </table:table-cell>
          <table:table-cell office:value-type="float" office:value="989" calcext:value-type="float">
            <text:p>989</text:p>
          </table:table-cell>
          <table:table-cell table:formula="of:=[.D716]*100" office:value-type="float" office:value="0.04814132" calcext:value-type="float">
            <text:p>0.04814132</text:p>
          </table:table-cell>
          <table:table-cell table:formula="of:=[.E716]*100" office:value-type="float" office:value="0.22441" calcext:value-type="float">
            <text:p>0.22441</text:p>
          </table:table-cell>
        </table:table-row>
        <table:table-row table:style-name="ro1">
          <table:table-cell office:value-type="float" office:value="49.53" calcext:value-type="float">
            <text:p>49.53</text:p>
          </table:table-cell>
          <table:table-cell office:value-type="float" office:value="179.1079711914" calcext:value-type="float">
            <text:p>179.1079711914</text:p>
          </table:table-cell>
          <table:table-cell office:value-type="float" office:value="-0.105727477" calcext:value-type="float">
            <text:p>-0.1057274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517" calcext:value-type="float">
            <text:p>0.0023517</text:p>
          </table:table-cell>
          <table:table-cell office:value-type="float" office:value="0.00625324" calcext:value-type="float">
            <text:p>0.00625324</text:p>
          </table:table-cell>
          <table:table-cell office:value-type="float" office:value="-0.0000417428" calcext:value-type="float">
            <text:p>-4.17428E-05</text:p>
          </table:table-cell>
          <table:table-cell office:value-type="float" office:value="990" calcext:value-type="float">
            <text:p>990</text:p>
          </table:table-cell>
          <table:table-cell table:formula="of:=[.D717]*100" office:value-type="float" office:value="0.04814132" calcext:value-type="float">
            <text:p>0.04814132</text:p>
          </table:table-cell>
          <table:table-cell table:formula="of:=[.E717]*100" office:value-type="float" office:value="0.23517" calcext:value-type="float">
            <text:p>0.23517</text:p>
          </table:table-cell>
        </table:table-row>
        <table:table-row table:style-name="ro1">
          <table:table-cell office:value-type="float" office:value="49.57" calcext:value-type="float">
            <text:p>49.57</text:p>
          </table:table-cell>
          <table:table-cell office:value-type="float" office:value="179.1000671387" calcext:value-type="float">
            <text:p>179.1000671387</text:p>
          </table:table-cell>
          <table:table-cell office:value-type="float" office:value="-0.1317982584" calcext:value-type="float">
            <text:p>-0.13179825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63" calcext:value-type="float">
            <text:p>0.0025963</text:p>
          </table:table-cell>
          <table:table-cell office:value-type="float" office:value="0.00629533" calcext:value-type="float">
            <text:p>0.00629533</text:p>
          </table:table-cell>
          <table:table-cell office:value-type="float" office:value="-0.0000342679" calcext:value-type="float">
            <text:p>-3.42679E-05</text:p>
          </table:table-cell>
          <table:table-cell office:value-type="float" office:value="991" calcext:value-type="float">
            <text:p>991</text:p>
          </table:table-cell>
          <table:table-cell table:formula="of:=[.D718]*100" office:value-type="float" office:value="0.04814132" calcext:value-type="float">
            <text:p>0.04814132</text:p>
          </table:table-cell>
          <table:table-cell table:formula="of:=[.E718]*100" office:value-type="float" office:value="0.25963" calcext:value-type="float">
            <text:p>0.25963</text:p>
          </table:table-cell>
        </table:table-row>
        <table:table-row table:style-name="ro1">
          <table:table-cell office:value-type="float" office:value="49.62" calcext:value-type="float">
            <text:p>49.62</text:p>
          </table:table-cell>
          <table:table-cell office:value-type="float" office:value="179.1124572754" calcext:value-type="float">
            <text:p>179.1124572754</text:p>
          </table:table-cell>
          <table:table-cell office:value-type="float" office:value="-0.0957120454" calcext:value-type="float">
            <text:p>-0.09571204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1835" calcext:value-type="float">
            <text:p>0.00251835</text:p>
          </table:table-cell>
          <table:table-cell office:value-type="float" office:value="0.0063078" calcext:value-type="float">
            <text:p>0.0063078</text:p>
          </table:table-cell>
          <table:table-cell office:value-type="float" office:value="-0.0000036293" calcext:value-type="float">
            <text:p>-3.6293E-06</text:p>
          </table:table-cell>
          <table:table-cell office:value-type="float" office:value="992" calcext:value-type="float">
            <text:p>992</text:p>
          </table:table-cell>
          <table:table-cell table:formula="of:=[.D719]*100" office:value-type="float" office:value="0.04814132" calcext:value-type="float">
            <text:p>0.04814132</text:p>
          </table:table-cell>
          <table:table-cell table:formula="of:=[.E719]*100" office:value-type="float" office:value="0.251835" calcext:value-type="float">
            <text:p>0.251835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79.1104278564" calcext:value-type="float">
            <text:p>179.1104278564</text:p>
          </table:table-cell>
          <table:table-cell office:value-type="float" office:value="-0.0766422802" calcext:value-type="float">
            <text:p>-0.07664228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3993" calcext:value-type="float">
            <text:p>0.00233993</text:p>
          </table:table-cell>
          <table:table-cell office:value-type="float" office:value="0.0063078" calcext:value-type="float">
            <text:p>0.0063078</text:p>
          </table:table-cell>
          <table:table-cell office:value-type="float" office:value="-0.0001157613" calcext:value-type="float">
            <text:p>-0.0001157613</text:p>
          </table:table-cell>
          <table:table-cell office:value-type="float" office:value="993" calcext:value-type="float">
            <text:p>993</text:p>
          </table:table-cell>
          <table:table-cell table:formula="of:=[.D720]*100" office:value-type="float" office:value="0.04814132" calcext:value-type="float">
            <text:p>0.04814132</text:p>
          </table:table-cell>
          <table:table-cell table:formula="of:=[.E720]*100" office:value-type="float" office:value="0.233993" calcext:value-type="float">
            <text:p>0.233993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79.1002807617" calcext:value-type="float">
            <text:p>179.1002807617</text:p>
          </table:table-cell>
          <table:table-cell office:value-type="float" office:value="-0.1448343249" calcext:value-type="float">
            <text:p>-0.14483432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7518" calcext:value-type="float">
            <text:p>0.00267518</text:p>
          </table:table-cell>
          <table:table-cell office:value-type="float" office:value="0.00632701" calcext:value-type="float">
            <text:p>0.00632701</text:p>
          </table:table-cell>
          <table:table-cell office:value-type="float" office:value="-0.0000140619" calcext:value-type="float">
            <text:p>-1.40619E-05</text:p>
          </table:table-cell>
          <table:table-cell office:value-type="float" office:value="994" calcext:value-type="float">
            <text:p>994</text:p>
          </table:table-cell>
          <table:table-cell table:formula="of:=[.D721]*100" office:value-type="float" office:value="0.04814132" calcext:value-type="float">
            <text:p>0.04814132</text:p>
          </table:table-cell>
          <table:table-cell table:formula="of:=[.E721]*100" office:value-type="float" office:value="0.267518" calcext:value-type="float">
            <text:p>0.267518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79.096862793" calcext:value-type="float">
            <text:p>179.096862793</text:p>
          </table:table-cell>
          <table:table-cell office:value-type="float" office:value="-0.1083750028" calcext:value-type="float">
            <text:p>-0.10837500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5478" calcext:value-type="float">
            <text:p>0.00265478</text:p>
          </table:table-cell>
          <table:table-cell office:value-type="float" office:value="0.00632701" calcext:value-type="float">
            <text:p>0.00632701</text:p>
          </table:table-cell>
          <table:table-cell office:value-type="float" office:value="0.0000051413" calcext:value-type="float">
            <text:p>5.1413E-06</text:p>
          </table:table-cell>
          <table:table-cell office:value-type="float" office:value="995" calcext:value-type="float">
            <text:p>995</text:p>
          </table:table-cell>
          <table:table-cell table:formula="of:=[.D722]*100" office:value-type="float" office:value="0.04814132" calcext:value-type="float">
            <text:p>0.04814132</text:p>
          </table:table-cell>
          <table:table-cell table:formula="of:=[.E722]*100" office:value-type="float" office:value="0.265478" calcext:value-type="float">
            <text:p>0.265478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179.099029541" calcext:value-type="float">
            <text:p>179.099029541</text:p>
          </table:table-cell>
          <table:table-cell office:value-type="float" office:value="-0.1059641634" calcext:value-type="float">
            <text:p>-0.10596416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2524" calcext:value-type="float">
            <text:p>0.00262524</text:p>
          </table:table-cell>
          <table:table-cell office:value-type="float" office:value="0.00626912" calcext:value-type="float">
            <text:p>0.00626912</text:p>
          </table:table-cell>
          <table:table-cell office:value-type="float" office:value="-0.0000244477" calcext:value-type="float">
            <text:p>-2.44477E-05</text:p>
          </table:table-cell>
          <table:table-cell office:value-type="float" office:value="996" calcext:value-type="float">
            <text:p>996</text:p>
          </table:table-cell>
          <table:table-cell table:formula="of:=[.D723]*100" office:value-type="float" office:value="0.04814132" calcext:value-type="float">
            <text:p>0.04814132</text:p>
          </table:table-cell>
          <table:table-cell table:formula="of:=[.E723]*100" office:value-type="float" office:value="0.262524" calcext:value-type="float">
            <text:p>0.262524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179.1010894775" calcext:value-type="float">
            <text:p>179.1010894775</text:p>
          </table:table-cell>
          <table:table-cell office:value-type="float" office:value="-0.1097380558" calcext:value-type="float">
            <text:p>-0.10973805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3077" calcext:value-type="float">
            <text:p>0.00263077</text:p>
          </table:table-cell>
          <table:table-cell office:value-type="float" office:value="0.00630927" calcext:value-type="float">
            <text:p>0.00630927</text:p>
          </table:table-cell>
          <table:table-cell office:value-type="float" office:value="-0.0000274604" calcext:value-type="float">
            <text:p>-2.74604E-05</text:p>
          </table:table-cell>
          <table:table-cell office:value-type="float" office:value="997" calcext:value-type="float">
            <text:p>997</text:p>
          </table:table-cell>
          <table:table-cell table:formula="of:=[.D724]*100" office:value-type="float" office:value="0.04814132" calcext:value-type="float">
            <text:p>0.04814132</text:p>
          </table:table-cell>
          <table:table-cell table:formula="of:=[.E724]*100" office:value-type="float" office:value="0.263077" calcext:value-type="float">
            <text:p>0.263077</text:p>
          </table:table-cell>
        </table:table-row>
        <table:table-row table:style-name="ro1">
          <table:table-cell office:value-type="float" office:value="49.93" calcext:value-type="float">
            <text:p>49.93</text:p>
          </table:table-cell>
          <table:table-cell office:value-type="float" office:value="179.0928039551" calcext:value-type="float">
            <text:p>179.0928039551</text:p>
          </table:table-cell>
          <table:table-cell office:value-type="float" office:value="-0.1432588091" calcext:value-type="float">
            <text:p>-0.14325880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5731" calcext:value-type="float">
            <text:p>0.00285731</text:p>
          </table:table-cell>
          <table:table-cell office:value-type="float" office:value="0.00630927" calcext:value-type="float">
            <text:p>0.00630927</text:p>
          </table:table-cell>
          <table:table-cell office:value-type="float" office:value="-0.0000220179" calcext:value-type="float">
            <text:p>-2.20179E-05</text:p>
          </table:table-cell>
          <table:table-cell office:value-type="float" office:value="998" calcext:value-type="float">
            <text:p>998</text:p>
          </table:table-cell>
          <table:table-cell table:formula="of:=[.D725]*100" office:value-type="float" office:value="0.04814132" calcext:value-type="float">
            <text:p>0.04814132</text:p>
          </table:table-cell>
          <table:table-cell table:formula="of:=[.E725]*100" office:value-type="float" office:value="0.285731" calcext:value-type="float">
            <text:p>0.285731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79.0994873047" calcext:value-type="float">
            <text:p>179.0994873047</text:p>
          </table:table-cell>
          <table:table-cell office:value-type="float" office:value="-0.1245507583" calcext:value-type="float">
            <text:p>-0.12455075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294" calcext:value-type="float">
            <text:p>0.00288294</text:p>
          </table:table-cell>
          <table:table-cell office:value-type="float" office:value="0.00621656" calcext:value-type="float">
            <text:p>0.00621656</text:p>
          </table:table-cell>
          <table:table-cell office:value-type="float" office:value="-0.000106633" calcext:value-type="float">
            <text:p>-0.000106633</text:p>
          </table:table-cell>
          <table:table-cell office:value-type="float" office:value="999" calcext:value-type="float">
            <text:p>999</text:p>
          </table:table-cell>
          <table:table-cell table:formula="of:=[.D726]*100" office:value-type="float" office:value="0.04814132" calcext:value-type="float">
            <text:p>0.04814132</text:p>
          </table:table-cell>
          <table:table-cell table:formula="of:=[.E726]*100" office:value-type="float" office:value="0.288294" calcext:value-type="float">
            <text:p>0.288294</text:p>
          </table:table-cell>
        </table:table-row>
        <table:table-row table:style-name="ro1">
          <table:table-cell office:value-type="float" office:value="50.03" calcext:value-type="float">
            <text:p>50.03</text:p>
          </table:table-cell>
          <table:table-cell office:value-type="float" office:value="179.1024475098" calcext:value-type="float">
            <text:p>179.1024475098</text:p>
          </table:table-cell>
          <table:table-cell office:value-type="float" office:value="-0.1313866015" calcext:value-type="float">
            <text:p>-0.13138660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4537" calcext:value-type="float">
            <text:p>0.00294537</text:p>
          </table:table-cell>
          <table:table-cell office:value-type="float" office:value="0.00625579" calcext:value-type="float">
            <text:p>0.00625579</text:p>
          </table:table-cell>
          <table:table-cell office:value-type="float" office:value="-0.0000450469" calcext:value-type="float">
            <text:p>-4.50469E-05</text:p>
          </table:table-cell>
          <table:table-cell office:value-type="float" office:value="1000" calcext:value-type="float">
            <text:p>1000</text:p>
          </table:table-cell>
          <table:table-cell table:formula="of:=[.D727]*100" office:value-type="float" office:value="0.04814132" calcext:value-type="float">
            <text:p>0.04814132</text:p>
          </table:table-cell>
          <table:table-cell table:formula="of:=[.E727]*100" office:value-type="float" office:value="0.294537" calcext:value-type="float">
            <text:p>0.294537</text:p>
          </table:table-cell>
        </table:table-row>
        <table:table-row table:style-name="ro1">
          <table:table-cell office:value-type="float" office:value="50.08" calcext:value-type="float">
            <text:p>50.08</text:p>
          </table:table-cell>
          <table:table-cell office:value-type="float" office:value="179.1058349609" calcext:value-type="float">
            <text:p>179.1058349609</text:p>
          </table:table-cell>
          <table:table-cell office:value-type="float" office:value="-0.1204089306" calcext:value-type="float">
            <text:p>-0.12040893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1372" calcext:value-type="float">
            <text:p>0.00291372</text:p>
          </table:table-cell>
          <table:table-cell office:value-type="float" office:value="0.00614376" calcext:value-type="float">
            <text:p>0.00614376</text:p>
          </table:table-cell>
          <table:table-cell office:value-type="float" office:value="-0.0000508836" calcext:value-type="float">
            <text:p>-5.08836E-05</text:p>
          </table:table-cell>
          <table:table-cell office:value-type="float" office:value="1001" calcext:value-type="float">
            <text:p>1001</text:p>
          </table:table-cell>
          <table:table-cell table:formula="of:=[.D728]*100" office:value-type="float" office:value="0.04814132" calcext:value-type="float">
            <text:p>0.04814132</text:p>
          </table:table-cell>
          <table:table-cell table:formula="of:=[.E728]*100" office:value-type="float" office:value="0.291372" calcext:value-type="float">
            <text:p>0.291372</text:p>
          </table:table-cell>
        </table:table-row>
        <table:table-row table:style-name="ro1">
          <table:table-cell office:value-type="float" office:value="50.13" calcext:value-type="float">
            <text:p>50.13</text:p>
          </table:table-cell>
          <table:table-cell office:value-type="float" office:value="179.1073913574" calcext:value-type="float">
            <text:p>179.1073913574</text:p>
          </table:table-cell>
          <table:table-cell office:value-type="float" office:value="-0.1205516923" calcext:value-type="float">
            <text:p>-0.12055169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9371" calcext:value-type="float">
            <text:p>0.00289371</text:p>
          </table:table-cell>
          <table:table-cell office:value-type="float" office:value="0.00617597" calcext:value-type="float">
            <text:p>0.00617597</text:p>
          </table:table-cell>
          <table:table-cell office:value-type="float" office:value="-0.0001385622" calcext:value-type="float">
            <text:p>-0.0001385622</text:p>
          </table:table-cell>
          <table:table-cell office:value-type="float" office:value="1002" calcext:value-type="float">
            <text:p>1002</text:p>
          </table:table-cell>
          <table:table-cell table:formula="of:=[.D729]*100" office:value-type="float" office:value="0.04814132" calcext:value-type="float">
            <text:p>0.04814132</text:p>
          </table:table-cell>
          <table:table-cell table:formula="of:=[.E729]*100" office:value-type="float" office:value="0.289371" calcext:value-type="float">
            <text:p>0.289371</text:p>
          </table:table-cell>
        </table:table-row>
        <table:table-row table:style-name="ro1">
          <table:table-cell office:value-type="float" office:value="50.18" calcext:value-type="float">
            <text:p>50.18</text:p>
          </table:table-cell>
          <table:table-cell office:value-type="float" office:value="179.0977783203" calcext:value-type="float">
            <text:p>179.0977783203</text:p>
          </table:table-cell>
          <table:table-cell office:value-type="float" office:value="-0.1754135141" calcext:value-type="float">
            <text:p>-0.17541351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4523" calcext:value-type="float">
            <text:p>0.00324523</text:p>
          </table:table-cell>
          <table:table-cell office:value-type="float" office:value="0.00617597" calcext:value-type="float">
            <text:p>0.00617597</text:p>
          </table:table-cell>
          <table:table-cell office:value-type="float" office:value="-0.0000051762" calcext:value-type="float">
            <text:p>-5.1762E-06</text:p>
          </table:table-cell>
          <table:table-cell office:value-type="float" office:value="1003" calcext:value-type="float">
            <text:p>1003</text:p>
          </table:table-cell>
          <table:table-cell table:formula="of:=[.D730]*100" office:value-type="float" office:value="0.04814132" calcext:value-type="float">
            <text:p>0.04814132</text:p>
          </table:table-cell>
          <table:table-cell table:formula="of:=[.E730]*100" office:value-type="float" office:value="0.324523" calcext:value-type="float">
            <text:p>0.324523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179.1083068848" calcext:value-type="float">
            <text:p>179.1083068848</text:p>
          </table:table-cell>
          <table:table-cell office:value-type="float" office:value="-0.1698846552" calcext:value-type="float">
            <text:p>-0.16988465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4126" calcext:value-type="float">
            <text:p>0.00344126</text:p>
          </table:table-cell>
          <table:table-cell office:value-type="float" office:value="0.00606364" calcext:value-type="float">
            <text:p>0.00606364</text:p>
          </table:table-cell>
          <table:table-cell office:value-type="float" office:value="0.0000133703" calcext:value-type="float">
            <text:p>1.33703E-05</text:p>
          </table:table-cell>
          <table:table-cell office:value-type="float" office:value="1004" calcext:value-type="float">
            <text:p>1004</text:p>
          </table:table-cell>
          <table:table-cell table:formula="of:=[.D731]*100" office:value-type="float" office:value="0.04814132" calcext:value-type="float">
            <text:p>0.04814132</text:p>
          </table:table-cell>
          <table:table-cell table:formula="of:=[.E731]*100" office:value-type="float" office:value="0.344126" calcext:value-type="float">
            <text:p>0.344126</text:p>
          </table:table-cell>
        </table:table-row>
        <table:table-row table:style-name="ro1">
          <table:table-cell office:value-type="float" office:value="50.28" calcext:value-type="float">
            <text:p>50.28</text:p>
          </table:table-cell>
          <table:table-cell office:value-type="float" office:value="179.0991363525" calcext:value-type="float">
            <text:p>179.0991363525</text:p>
          </table:table-cell>
          <table:table-cell office:value-type="float" office:value="-0.1705125251" calcext:value-type="float">
            <text:p>-0.17051252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525" calcext:value-type="float">
            <text:p>0.00357525</text:p>
          </table:table-cell>
          <table:table-cell office:value-type="float" office:value="0.00608527" calcext:value-type="float">
            <text:p>0.00608527</text:p>
          </table:table-cell>
          <table:table-cell office:value-type="float" office:value="-0.0000238767" calcext:value-type="float">
            <text:p>-2.38767E-05</text:p>
          </table:table-cell>
          <table:table-cell office:value-type="float" office:value="1005" calcext:value-type="float">
            <text:p>1005</text:p>
          </table:table-cell>
          <table:table-cell table:formula="of:=[.D732]*100" office:value-type="float" office:value="0.04814132" calcext:value-type="float">
            <text:p>0.04814132</text:p>
          </table:table-cell>
          <table:table-cell table:formula="of:=[.E732]*100" office:value-type="float" office:value="0.357525" calcext:value-type="float">
            <text:p>0.357525</text:p>
          </table:table-cell>
        </table:table-row>
        <table:table-row table:style-name="ro1">
          <table:table-cell office:value-type="float" office:value="50.33" calcext:value-type="float">
            <text:p>50.33</text:p>
          </table:table-cell>
          <table:table-cell office:value-type="float" office:value="179.0965270996" calcext:value-type="float">
            <text:p>179.0965270996</text:p>
          </table:table-cell>
          <table:table-cell office:value-type="float" office:value="-0.1178916448" calcext:value-type="float">
            <text:p>-0.11789164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1411" calcext:value-type="float">
            <text:p>0.00331411</text:p>
          </table:table-cell>
          <table:table-cell office:value-type="float" office:value="0.00598916" calcext:value-type="float">
            <text:p>0.00598916</text:p>
          </table:table-cell>
          <table:table-cell office:value-type="float" office:value="-0.0001156336" calcext:value-type="float">
            <text:p>-0.0001156336</text:p>
          </table:table-cell>
          <table:table-cell office:value-type="float" office:value="1006" calcext:value-type="float">
            <text:p>1006</text:p>
          </table:table-cell>
          <table:table-cell table:formula="of:=[.D733]*100" office:value-type="float" office:value="0.04814132" calcext:value-type="float">
            <text:p>0.04814132</text:p>
          </table:table-cell>
          <table:table-cell table:formula="of:=[.E733]*100" office:value-type="float" office:value="0.331411" calcext:value-type="float">
            <text:p>0.331411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179.0908508301" calcext:value-type="float">
            <text:p>179.0908508301</text:p>
          </table:table-cell>
          <table:table-cell office:value-type="float" office:value="-0.2027214072" calcext:value-type="float">
            <text:p>-0.20272140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052" calcext:value-type="float">
            <text:p>0.0037052</text:p>
          </table:table-cell>
          <table:table-cell office:value-type="float" office:value="0.00598916" calcext:value-type="float">
            <text:p>0.00598916</text:p>
          </table:table-cell>
          <table:table-cell office:value-type="float" office:value="0.0000982221" calcext:value-type="float">
            <text:p>9.82221E-05</text:p>
          </table:table-cell>
          <table:table-cell office:value-type="float" office:value="1007" calcext:value-type="float">
            <text:p>1007</text:p>
          </table:table-cell>
          <table:table-cell table:formula="of:=[.D734]*100" office:value-type="float" office:value="0.04814132" calcext:value-type="float">
            <text:p>0.04814132</text:p>
          </table:table-cell>
          <table:table-cell table:formula="of:=[.E734]*100" office:value-type="float" office:value="0.37052" calcext:value-type="float">
            <text:p>0.37052</text:p>
          </table:table-cell>
        </table:table-row>
        <table:table-row table:style-name="ro1">
          <table:table-cell office:value-type="float" office:value="50.43" calcext:value-type="float">
            <text:p>50.43</text:p>
          </table:table-cell>
          <table:table-cell office:value-type="float" office:value="179.0952911377" calcext:value-type="float">
            <text:p>179.0952911377</text:p>
          </table:table-cell>
          <table:table-cell office:value-type="float" office:value="-0.151418288" calcext:value-type="float">
            <text:p>-0.1514182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2309" calcext:value-type="float">
            <text:p>0.00362309</text:p>
          </table:table-cell>
          <table:table-cell office:value-type="float" office:value="0.00599445" calcext:value-type="float">
            <text:p>0.00599445</text:p>
          </table:table-cell>
          <table:table-cell office:value-type="float" office:value="-0.0001112942" calcext:value-type="float">
            <text:p>-0.0001112942</text:p>
          </table:table-cell>
          <table:table-cell office:value-type="float" office:value="1008" calcext:value-type="float">
            <text:p>1008</text:p>
          </table:table-cell>
          <table:table-cell table:formula="of:=[.D735]*100" office:value-type="float" office:value="0.04814132" calcext:value-type="float">
            <text:p>0.04814132</text:p>
          </table:table-cell>
          <table:table-cell table:formula="of:=[.E735]*100" office:value-type="float" office:value="0.362309" calcext:value-type="float">
            <text:p>0.362309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79.1038818359" calcext:value-type="float">
            <text:p>179.1038818359</text:p>
          </table:table-cell>
          <table:table-cell office:value-type="float" office:value="-0.1555157328" calcext:value-type="float">
            <text:p>-0.15551573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9595" calcext:value-type="float">
            <text:p>0.00359595</text:p>
          </table:table-cell>
          <table:table-cell office:value-type="float" office:value="0.00592446" calcext:value-type="float">
            <text:p>0.00592446</text:p>
          </table:table-cell>
          <table:table-cell office:value-type="float" office:value="-0.0000137995" calcext:value-type="float">
            <text:p>-1.37995E-05</text:p>
          </table:table-cell>
          <table:table-cell office:value-type="float" office:value="1009" calcext:value-type="float">
            <text:p>1009</text:p>
          </table:table-cell>
          <table:table-cell table:formula="of:=[.D736]*100" office:value-type="float" office:value="0.04814132" calcext:value-type="float">
            <text:p>0.04814132</text:p>
          </table:table-cell>
          <table:table-cell table:formula="of:=[.E736]*100" office:value-type="float" office:value="0.359595" calcext:value-type="float">
            <text:p>0.359595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179.1110839844" calcext:value-type="float">
            <text:p>179.1110839844</text:p>
          </table:table-cell>
          <table:table-cell office:value-type="float" office:value="-0.1398504729" calcext:value-type="float">
            <text:p>-0.13985047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7382" calcext:value-type="float">
            <text:p>0.00347382</text:p>
          </table:table-cell>
          <table:table-cell office:value-type="float" office:value="0.00591652" calcext:value-type="float">
            <text:p>0.00591652</text:p>
          </table:table-cell>
          <table:table-cell office:value-type="float" office:value="-0.0001579686" calcext:value-type="float">
            <text:p>-0.0001579686</text:p>
          </table:table-cell>
          <table:table-cell office:value-type="float" office:value="1010" calcext:value-type="float">
            <text:p>1010</text:p>
          </table:table-cell>
          <table:table-cell table:formula="of:=[.D737]*100" office:value-type="float" office:value="0.04814132" calcext:value-type="float">
            <text:p>0.04814132</text:p>
          </table:table-cell>
          <table:table-cell table:formula="of:=[.E737]*100" office:value-type="float" office:value="0.347382" calcext:value-type="float">
            <text:p>0.347382</text:p>
          </table:table-cell>
        </table:table-row>
        <table:table-row table:style-name="ro1">
          <table:table-cell office:value-type="float" office:value="50.58" calcext:value-type="float">
            <text:p>50.58</text:p>
          </table:table-cell>
          <table:table-cell office:value-type="float" office:value="179.1126708984" calcext:value-type="float">
            <text:p>179.1126708984</text:p>
          </table:table-cell>
          <table:table-cell office:value-type="float" office:value="-0.1849334297" calcext:value-type="float">
            <text:p>-0.18493342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27" calcext:value-type="float">
            <text:p>0.0036927</text:p>
          </table:table-cell>
          <table:table-cell office:value-type="float" office:value="0.00591652" calcext:value-type="float">
            <text:p>0.00591652</text:p>
          </table:table-cell>
          <table:table-cell office:value-type="float" office:value="0.0000262" calcext:value-type="float">
            <text:p>0.0000262</text:p>
          </table:table-cell>
          <table:table-cell office:value-type="float" office:value="1011" calcext:value-type="float">
            <text:p>1011</text:p>
          </table:table-cell>
          <table:table-cell table:formula="of:=[.D738]*100" office:value-type="float" office:value="0.04814132" calcext:value-type="float">
            <text:p>0.04814132</text:p>
          </table:table-cell>
          <table:table-cell table:formula="of:=[.E738]*100" office:value-type="float" office:value="0.36927" calcext:value-type="float">
            <text:p>0.36927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179.0983581543" calcext:value-type="float">
            <text:p>179.0983581543</text:p>
          </table:table-cell>
          <table:table-cell office:value-type="float" office:value="-0.109963363" calcext:value-type="float">
            <text:p>-0.1099633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3918" calcext:value-type="float">
            <text:p>0.00333918</text:p>
          </table:table-cell>
          <table:table-cell office:value-type="float" office:value="0.00588394" calcext:value-type="float">
            <text:p>0.00588394</text:p>
          </table:table-cell>
          <table:table-cell office:value-type="float" office:value="-0.0001467059" calcext:value-type="float">
            <text:p>-0.0001467059</text:p>
          </table:table-cell>
          <table:table-cell office:value-type="float" office:value="1012" calcext:value-type="float">
            <text:p>1012</text:p>
          </table:table-cell>
          <table:table-cell table:formula="of:=[.D739]*100" office:value-type="float" office:value="0.04814132" calcext:value-type="float">
            <text:p>0.04814132</text:p>
          </table:table-cell>
          <table:table-cell table:formula="of:=[.E739]*100" office:value-type="float" office:value="0.333918" calcext:value-type="float">
            <text:p>0.333918</text:p>
          </table:table-cell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float" office:value="179.1024780273" calcext:value-type="float">
            <text:p>179.1024780273</text:p>
          </table:table-cell>
          <table:table-cell office:value-type="float" office:value="-0.1312723799" calcext:value-type="float">
            <text:p>-0.13127237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4674" calcext:value-type="float">
            <text:p>0.00324674</text:p>
          </table:table-cell>
          <table:table-cell office:value-type="float" office:value="0.00586012" calcext:value-type="float">
            <text:p>0.00586012</text:p>
          </table:table-cell>
          <table:table-cell office:value-type="float" office:value="-0.0001115156" calcext:value-type="float">
            <text:p>-0.0001115156</text:p>
          </table:table-cell>
          <table:table-cell office:value-type="float" office:value="1013" calcext:value-type="float">
            <text:p>1013</text:p>
          </table:table-cell>
          <table:table-cell table:formula="of:=[.D740]*100" office:value-type="float" office:value="0.04814132" calcext:value-type="float">
            <text:p>0.04814132</text:p>
          </table:table-cell>
          <table:table-cell table:formula="of:=[.E740]*100" office:value-type="float" office:value="0.324674" calcext:value-type="float">
            <text:p>0.324674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179.0968475342" calcext:value-type="float">
            <text:p>179.0968475342</text:p>
          </table:table-cell>
          <table:table-cell office:value-type="float" office:value="-0.1586159335" calcext:value-type="float">
            <text:p>-0.15861593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6734" calcext:value-type="float">
            <text:p>0.00336734</text:p>
          </table:table-cell>
          <table:table-cell office:value-type="float" office:value="0.00586099" calcext:value-type="float">
            <text:p>0.00586099</text:p>
          </table:table-cell>
          <table:table-cell office:value-type="float" office:value="-0.0000198764" calcext:value-type="float">
            <text:p>-1.98764E-05</text:p>
          </table:table-cell>
          <table:table-cell office:value-type="float" office:value="1014" calcext:value-type="float">
            <text:p>1014</text:p>
          </table:table-cell>
          <table:table-cell table:formula="of:=[.D741]*100" office:value-type="float" office:value="0.04814132" calcext:value-type="float">
            <text:p>0.04814132</text:p>
          </table:table-cell>
          <table:table-cell table:formula="of:=[.E741]*100" office:value-type="float" office:value="0.336734" calcext:value-type="float">
            <text:p>0.336734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179.0939941406" calcext:value-type="float">
            <text:p>179.0939941406</text:p>
          </table:table-cell>
          <table:table-cell office:value-type="float" office:value="-0.0965298794" calcext:value-type="float">
            <text:p>-0.09652987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3439" calcext:value-type="float">
            <text:p>0.00303439</text:p>
          </table:table-cell>
          <table:table-cell office:value-type="float" office:value="0.00583452" calcext:value-type="float">
            <text:p>0.00583452</text:p>
          </table:table-cell>
          <table:table-cell office:value-type="float" office:value="-0.0001254484" calcext:value-type="float">
            <text:p>-0.0001254484</text:p>
          </table:table-cell>
          <table:table-cell office:value-type="float" office:value="1015" calcext:value-type="float">
            <text:p>1015</text:p>
          </table:table-cell>
          <table:table-cell table:formula="of:=[.D742]*100" office:value-type="float" office:value="0.04814132" calcext:value-type="float">
            <text:p>0.04814132</text:p>
          </table:table-cell>
          <table:table-cell table:formula="of:=[.E742]*100" office:value-type="float" office:value="0.303439" calcext:value-type="float">
            <text:p>0.303439</text:p>
          </table:table-cell>
        </table:table-row>
        <table:table-row table:style-name="ro1">
          <table:table-cell office:value-type="float" office:value="50.83" calcext:value-type="float">
            <text:p>50.83</text:p>
          </table:table-cell>
          <table:table-cell office:value-type="float" office:value="179.0863800049" calcext:value-type="float">
            <text:p>179.0863800049</text:p>
          </table:table-cell>
          <table:table-cell office:value-type="float" office:value="-0.1140786612" calcext:value-type="float">
            <text:p>-0.11407866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3058" calcext:value-type="float">
            <text:p>0.00293058</text:p>
          </table:table-cell>
          <table:table-cell office:value-type="float" office:value="0.00586938" calcext:value-type="float">
            <text:p>0.00586938</text:p>
          </table:table-cell>
          <table:table-cell office:value-type="float" office:value="-0.0001137473" calcext:value-type="float">
            <text:p>-0.0001137473</text:p>
          </table:table-cell>
          <table:table-cell office:value-type="float" office:value="1016" calcext:value-type="float">
            <text:p>1016</text:p>
          </table:table-cell>
          <table:table-cell table:formula="of:=[.D743]*100" office:value-type="float" office:value="0.04814132" calcext:value-type="float">
            <text:p>0.04814132</text:p>
          </table:table-cell>
          <table:table-cell table:formula="of:=[.E743]*100" office:value-type="float" office:value="0.293058" calcext:value-type="float">
            <text:p>0.293058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179.0938568115" calcext:value-type="float">
            <text:p>179.0938568115</text:p>
          </table:table-cell>
          <table:table-cell office:value-type="float" office:value="-0.0980106542" calcext:value-type="float">
            <text:p>-0.09801065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586938" calcext:value-type="float">
            <text:p>0.00586938</text:p>
          </table:table-cell>
          <table:table-cell office:value-type="float" office:value="-0.0001077165" calcext:value-type="float">
            <text:p>-0.0001077165</text:p>
          </table:table-cell>
          <table:table-cell office:value-type="float" office:value="1017" calcext:value-type="float">
            <text:p>1017</text:p>
          </table:table-cell>
          <table:table-cell table:formula="of:=[.D744]*100" office:value-type="float" office:value="0.04814132" calcext:value-type="float">
            <text:p>0.04814132</text:p>
          </table:table-cell>
          <table:table-cell table:formula="of:=[.E744]*100" office:value-type="float" office:value="0.2755" calcext:value-type="float">
            <text:p>0.2755</text:p>
          </table:table-cell>
        </table:table-row>
        <table:table-row table:style-name="ro1">
          <table:table-cell office:value-type="float" office:value="50.93" calcext:value-type="float">
            <text:p>50.93</text:p>
          </table:table-cell>
          <table:table-cell office:value-type="float" office:value="179.0950927734" calcext:value-type="float">
            <text:p>179.0950927734</text:p>
          </table:table-cell>
          <table:table-cell office:value-type="float" office:value="-0.113222759" calcext:value-type="float">
            <text:p>-0.1132227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987" calcext:value-type="float">
            <text:p>0.00273987</text:p>
          </table:table-cell>
          <table:table-cell office:value-type="float" office:value="0.00583592" calcext:value-type="float">
            <text:p>0.00583592</text:p>
          </table:table-cell>
          <table:table-cell office:value-type="float" office:value="-0.0000517767" calcext:value-type="float">
            <text:p>-5.17767E-05</text:p>
          </table:table-cell>
          <table:table-cell office:value-type="float" office:value="1018" calcext:value-type="float">
            <text:p>1018</text:p>
          </table:table-cell>
          <table:table-cell table:formula="of:=[.D745]*100" office:value-type="float" office:value="0.04814132" calcext:value-type="float">
            <text:p>0.04814132</text:p>
          </table:table-cell>
          <table:table-cell table:formula="of:=[.E745]*100" office:value-type="float" office:value="0.273987" calcext:value-type="float">
            <text:p>0.273987</text:p>
          </table:table-cell>
        </table:table-row>
        <table:table-row table:style-name="ro1">
          <table:table-cell office:value-type="float" office:value="50.98" calcext:value-type="float">
            <text:p>50.98</text:p>
          </table:table-cell>
          <table:table-cell office:value-type="float" office:value="179.1010284424" calcext:value-type="float">
            <text:p>179.1010284424</text:p>
          </table:table-cell>
          <table:table-cell office:value-type="float" office:value="-0.0540543754" calcext:value-type="float">
            <text:p>-0.05405437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3645" calcext:value-type="float">
            <text:p>0.00233645</text:p>
          </table:table-cell>
          <table:table-cell office:value-type="float" office:value="0.00589648" calcext:value-type="float">
            <text:p>0.00589648</text:p>
          </table:table-cell>
          <table:table-cell office:value-type="float" office:value="-0.0002462434" calcext:value-type="float">
            <text:p>-0.0002462434</text:p>
          </table:table-cell>
          <table:table-cell office:value-type="float" office:value="1019" calcext:value-type="float">
            <text:p>1019</text:p>
          </table:table-cell>
          <table:table-cell table:formula="of:=[.D746]*100" office:value-type="float" office:value="0.04814132" calcext:value-type="float">
            <text:p>0.04814132</text:p>
          </table:table-cell>
          <table:table-cell table:formula="of:=[.E746]*100" office:value-type="float" office:value="0.233645" calcext:value-type="float">
            <text:p>0.233645</text:p>
          </table:table-cell>
        </table:table-row>
        <table:table-row table:style-name="ro1">
          <table:table-cell office:value-type="float" office:value="51.03" calcext:value-type="float">
            <text:p>51.03</text:p>
          </table:table-cell>
          <table:table-cell office:value-type="float" office:value="179.0974578857" calcext:value-type="float">
            <text:p>179.0974578857</text:p>
          </table:table-cell>
          <table:table-cell office:value-type="float" office:value="-0.0278789104" calcext:value-type="float">
            <text:p>-0.02787891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9524" calcext:value-type="float">
            <text:p>0.00189524</text:p>
          </table:table-cell>
          <table:table-cell office:value-type="float" office:value="0.00589648" calcext:value-type="float">
            <text:p>0.00589648</text:p>
          </table:table-cell>
          <table:table-cell office:value-type="float" office:value="-0.0002973119" calcext:value-type="float">
            <text:p>-0.0002973119</text:p>
          </table:table-cell>
          <table:table-cell office:value-type="float" office:value="1020" calcext:value-type="float">
            <text:p>1020</text:p>
          </table:table-cell>
          <table:table-cell table:formula="of:=[.D747]*100" office:value-type="float" office:value="0.04814132" calcext:value-type="float">
            <text:p>0.04814132</text:p>
          </table:table-cell>
          <table:table-cell table:formula="of:=[.E747]*100" office:value-type="float" office:value="0.189524" calcext:value-type="float">
            <text:p>0.189524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79.097946167" calcext:value-type="float">
            <text:p>179.097946167</text:p>
          </table:table-cell>
          <table:table-cell office:value-type="float" office:value="-0.0918886248" calcext:value-type="float">
            <text:p>-0.09188862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2866" calcext:value-type="float">
            <text:p>0.00202866</text:p>
          </table:table-cell>
          <table:table-cell office:value-type="float" office:value="0.00586567" calcext:value-type="float">
            <text:p>0.00586567</text:p>
          </table:table-cell>
          <table:table-cell office:value-type="float" office:value="0.0000360586" calcext:value-type="float">
            <text:p>3.60586E-05</text:p>
          </table:table-cell>
          <table:table-cell office:value-type="float" office:value="1021" calcext:value-type="float">
            <text:p>1021</text:p>
          </table:table-cell>
          <table:table-cell table:formula="of:=[.D748]*100" office:value-type="float" office:value="0.04814132" calcext:value-type="float">
            <text:p>0.04814132</text:p>
          </table:table-cell>
          <table:table-cell table:formula="of:=[.E748]*100" office:value-type="float" office:value="0.202866" calcext:value-type="float">
            <text:p>0.202866</text:p>
          </table:table-cell>
        </table:table-row>
        <table:table-row table:style-name="ro1">
          <table:table-cell office:value-type="float" office:value="51.13" calcext:value-type="float">
            <text:p>51.13</text:p>
          </table:table-cell>
          <table:table-cell office:value-type="float" office:value="179.0921325684" calcext:value-type="float">
            <text:p>179.0921325684</text:p>
          </table:table-cell>
          <table:table-cell office:value-type="float" office:value="-0.0816528114" calcext:value-type="float">
            <text:p>-0.08165281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4896" calcext:value-type="float">
            <text:p>0.00204896</text:p>
          </table:table-cell>
          <table:table-cell office:value-type="float" office:value="0.00594251" calcext:value-type="float">
            <text:p>0.00594251</text:p>
          </table:table-cell>
          <table:table-cell office:value-type="float" office:value="0.0000031717" calcext:value-type="float">
            <text:p>3.1717E-06</text:p>
          </table:table-cell>
          <table:table-cell office:value-type="float" office:value="1022" calcext:value-type="float">
            <text:p>1022</text:p>
          </table:table-cell>
          <table:table-cell table:formula="of:=[.D749]*100" office:value-type="float" office:value="0.04814132" calcext:value-type="float">
            <text:p>0.04814132</text:p>
          </table:table-cell>
          <table:table-cell table:formula="of:=[.E749]*100" office:value-type="float" office:value="0.204896" calcext:value-type="float">
            <text:p>0.204896</text:p>
          </table:table-cell>
        </table:table-row>
        <table:table-row table:style-name="ro1">
          <table:table-cell office:value-type="float" office:value="51.18" calcext:value-type="float">
            <text:p>51.18</text:p>
          </table:table-cell>
          <table:table-cell office:value-type="float" office:value="179.0990905762" calcext:value-type="float">
            <text:p>179.0990905762</text:p>
          </table:table-cell>
          <table:table-cell office:value-type="float" office:value="-0.1260589338" calcext:value-type="float">
            <text:p>-0.12605893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5765" calcext:value-type="float">
            <text:p>0.00235765</text:p>
          </table:table-cell>
          <table:table-cell office:value-type="float" office:value="0.00592134" calcext:value-type="float">
            <text:p>0.00592134</text:p>
          </table:table-cell>
          <table:table-cell office:value-type="float" office:value="0.0000600609" calcext:value-type="float">
            <text:p>6.00609E-05</text:p>
          </table:table-cell>
          <table:table-cell office:value-type="float" office:value="1023" calcext:value-type="float">
            <text:p>1023</text:p>
          </table:table-cell>
          <table:table-cell table:formula="of:=[.D750]*100" office:value-type="float" office:value="0.04814132" calcext:value-type="float">
            <text:p>0.04814132</text:p>
          </table:table-cell>
          <table:table-cell table:formula="of:=[.E750]*100" office:value-type="float" office:value="0.235765" calcext:value-type="float">
            <text:p>0.235765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79.0964355469" calcext:value-type="float">
            <text:p>179.0964355469</text:p>
          </table:table-cell>
          <table:table-cell office:value-type="float" office:value="-0.0718564853" calcext:value-type="float">
            <text:p>-0.07185648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0169" calcext:value-type="float">
            <text:p>0.00220169</text:p>
          </table:table-cell>
          <table:table-cell office:value-type="float" office:value="0.00599771" calcext:value-type="float">
            <text:p>0.00599771</text:p>
          </table:table-cell>
          <table:table-cell office:value-type="float" office:value="-0.0001075303" calcext:value-type="float">
            <text:p>-0.0001075303</text:p>
          </table:table-cell>
          <table:table-cell office:value-type="float" office:value="1024" calcext:value-type="float">
            <text:p>1024</text:p>
          </table:table-cell>
          <table:table-cell table:formula="of:=[.D751]*100" office:value-type="float" office:value="0.04814132" calcext:value-type="float">
            <text:p>0.04814132</text:p>
          </table:table-cell>
          <table:table-cell table:formula="of:=[.E751]*100" office:value-type="float" office:value="0.220169" calcext:value-type="float">
            <text:p>0.220169</text:p>
          </table:table-cell>
        </table:table-row>
        <table:table-row table:style-name="ro1">
          <table:table-cell office:value-type="float" office:value="51.28" calcext:value-type="float">
            <text:p>51.28</text:p>
          </table:table-cell>
          <table:table-cell office:value-type="float" office:value="179.1070098877" calcext:value-type="float">
            <text:p>179.1070098877</text:p>
          </table:table-cell>
          <table:table-cell office:value-type="float" office:value="-0.1048755207" calcext:value-type="float">
            <text:p>-0.10487552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1795" calcext:value-type="float">
            <text:p>0.00231795</text:p>
          </table:table-cell>
          <table:table-cell office:value-type="float" office:value="0.00599771" calcext:value-type="float">
            <text:p>0.00599771</text:p>
          </table:table-cell>
          <table:table-cell office:value-type="float" office:value="0.0000677537" calcext:value-type="float">
            <text:p>6.77537E-05</text:p>
          </table:table-cell>
          <table:table-cell office:value-type="float" office:value="1025" calcext:value-type="float">
            <text:p>1025</text:p>
          </table:table-cell>
          <table:table-cell table:formula="of:=[.D752]*100" office:value-type="float" office:value="0.04814132" calcext:value-type="float">
            <text:p>0.04814132</text:p>
          </table:table-cell>
          <table:table-cell table:formula="of:=[.E752]*100" office:value-type="float" office:value="0.231795" calcext:value-type="float">
            <text:p>0.231795</text:p>
          </table:table-cell>
        </table:table-row>
        <table:table-row table:style-name="ro1">
          <table:table-cell office:value-type="float" office:value="51.33" calcext:value-type="float">
            <text:p>51.33</text:p>
          </table:table-cell>
          <table:table-cell office:value-type="float" office:value="179.107925415" calcext:value-type="float">
            <text:p>179.107925415</text:p>
          </table:table-cell>
          <table:table-cell office:value-type="float" office:value="-0.1236726798" calcext:value-type="float">
            <text:p>-0.12367267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1992" calcext:value-type="float">
            <text:p>0.00251992</text:p>
          </table:table-cell>
          <table:table-cell office:value-type="float" office:value="0.00598542" calcext:value-type="float">
            <text:p>0.00598542</text:p>
          </table:table-cell>
          <table:table-cell office:value-type="float" office:value="0.0000888814" calcext:value-type="float">
            <text:p>8.88814E-05</text:p>
          </table:table-cell>
          <table:table-cell office:value-type="float" office:value="1026" calcext:value-type="float">
            <text:p>1026</text:p>
          </table:table-cell>
          <table:table-cell table:formula="of:=[.D753]*100" office:value-type="float" office:value="0.04814132" calcext:value-type="float">
            <text:p>0.04814132</text:p>
          </table:table-cell>
          <table:table-cell table:formula="of:=[.E753]*100" office:value-type="float" office:value="0.251992" calcext:value-type="float">
            <text:p>0.251992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179.1104888916" calcext:value-type="float">
            <text:p>179.1104888916</text:p>
          </table:table-cell>
          <table:table-cell office:value-type="float" office:value="-0.0635104849" calcext:value-type="float">
            <text:p>-0.06351048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5366" calcext:value-type="float">
            <text:p>0.00225366</text:p>
          </table:table-cell>
          <table:table-cell office:value-type="float" office:value="0.00605401" calcext:value-type="float">
            <text:p>0.00605401</text:p>
          </table:table-cell>
          <table:table-cell office:value-type="float" office:value="-0.0001824677" calcext:value-type="float">
            <text:p>-0.0001824677</text:p>
          </table:table-cell>
          <table:table-cell office:value-type="float" office:value="1027" calcext:value-type="float">
            <text:p>1027</text:p>
          </table:table-cell>
          <table:table-cell table:formula="of:=[.D754]*100" office:value-type="float" office:value="0.04814132" calcext:value-type="float">
            <text:p>0.04814132</text:p>
          </table:table-cell>
          <table:table-cell table:formula="of:=[.E754]*100" office:value-type="float" office:value="0.225366" calcext:value-type="float">
            <text:p>0.225366</text:p>
          </table:table-cell>
        </table:table-row>
        <table:table-row table:style-name="ro1">
          <table:table-cell office:value-type="float" office:value="51.43" calcext:value-type="float">
            <text:p>51.43</text:p>
          </table:table-cell>
          <table:table-cell office:value-type="float" office:value="179.1235198975" calcext:value-type="float">
            <text:p>179.1235198975</text:p>
          </table:table-cell>
          <table:table-cell office:value-type="float" office:value="-0.072605049" calcext:value-type="float">
            <text:p>-0.0726050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378" calcext:value-type="float">
            <text:p>0.0021378</text:p>
          </table:table-cell>
          <table:table-cell office:value-type="float" office:value="0.00605665" calcext:value-type="float">
            <text:p>0.00605665</text:p>
          </table:table-cell>
          <table:table-cell office:value-type="float" office:value="-0.0000947728" calcext:value-type="float">
            <text:p>-9.47728E-05</text:p>
          </table:table-cell>
          <table:table-cell office:value-type="float" office:value="1028" calcext:value-type="float">
            <text:p>1028</text:p>
          </table:table-cell>
          <table:table-cell table:formula="of:=[.D755]*100" office:value-type="float" office:value="0.04814132" calcext:value-type="float">
            <text:p>0.04814132</text:p>
          </table:table-cell>
          <table:table-cell table:formula="of:=[.E755]*100" office:value-type="float" office:value="0.21378" calcext:value-type="float">
            <text:p>0.21378</text:p>
          </table:table-cell>
        </table:table-row>
        <table:table-row table:style-name="ro1">
          <table:table-cell office:value-type="float" office:value="51.48" calcext:value-type="float">
            <text:p>51.48</text:p>
          </table:table-cell>
          <table:table-cell office:value-type="float" office:value="179.1153717041" calcext:value-type="float">
            <text:p>179.1153717041</text:p>
          </table:table-cell>
          <table:table-cell office:value-type="float" office:value="-0.0919701761" calcext:value-type="float">
            <text:p>-0.09197017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8983" calcext:value-type="float">
            <text:p>0.00218983</text:p>
          </table:table-cell>
          <table:table-cell office:value-type="float" office:value="0.0061059" calcext:value-type="float">
            <text:p>0.0061059</text:p>
          </table:table-cell>
          <table:table-cell office:value-type="float" office:value="-0.0000841122" calcext:value-type="float">
            <text:p>-8.41122E-05</text:p>
          </table:table-cell>
          <table:table-cell office:value-type="float" office:value="1029" calcext:value-type="float">
            <text:p>1029</text:p>
          </table:table-cell>
          <table:table-cell table:formula="of:=[.D756]*100" office:value-type="float" office:value="0.04814132" calcext:value-type="float">
            <text:p>0.04814132</text:p>
          </table:table-cell>
          <table:table-cell table:formula="of:=[.E756]*100" office:value-type="float" office:value="0.218983" calcext:value-type="float">
            <text:p>0.218983</text:p>
          </table:table-cell>
        </table:table-row>
        <table:table-row table:style-name="ro1">
          <table:table-cell office:value-type="float" office:value="51.53" calcext:value-type="float">
            <text:p>51.53</text:p>
          </table:table-cell>
          <table:table-cell office:value-type="float" office:value="179.1114044189" calcext:value-type="float">
            <text:p>179.1114044189</text:p>
          </table:table-cell>
          <table:table-cell office:value-type="float" office:value="-0.1266477094" calcext:value-type="float">
            <text:p>-0.12664770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5486" calcext:value-type="float">
            <text:p>0.00245486</text:p>
          </table:table-cell>
          <table:table-cell office:value-type="float" office:value="0.0061059" calcext:value-type="float">
            <text:p>0.0061059</text:p>
          </table:table-cell>
          <table:table-cell office:value-type="float" office:value="0.0001005904" calcext:value-type="float">
            <text:p>0.0001005904</text:p>
          </table:table-cell>
          <table:table-cell office:value-type="float" office:value="1030" calcext:value-type="float">
            <text:p>1030</text:p>
          </table:table-cell>
          <table:table-cell table:formula="of:=[.D757]*100" office:value-type="float" office:value="0.04814132" calcext:value-type="float">
            <text:p>0.04814132</text:p>
          </table:table-cell>
          <table:table-cell table:formula="of:=[.E757]*100" office:value-type="float" office:value="0.245486" calcext:value-type="float">
            <text:p>0.245486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79.1103363037" calcext:value-type="float">
            <text:p>179.1103363037</text:p>
          </table:table-cell>
          <table:table-cell office:value-type="float" office:value="-0.1373490081" calcext:value-type="float">
            <text:p>-0.13734900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0152" calcext:value-type="float">
            <text:p>0.00270152</text:p>
          </table:table-cell>
          <table:table-cell office:value-type="float" office:value="0.00612005" calcext:value-type="float">
            <text:p>0.00612005</text:p>
          </table:table-cell>
          <table:table-cell office:value-type="float" office:value="0.0000869448" calcext:value-type="float">
            <text:p>8.69448E-05</text:p>
          </table:table-cell>
          <table:table-cell office:value-type="float" office:value="1031" calcext:value-type="float">
            <text:p>1031</text:p>
          </table:table-cell>
          <table:table-cell table:formula="of:=[.D758]*100" office:value-type="float" office:value="0.04814132" calcext:value-type="float">
            <text:p>0.04814132</text:p>
          </table:table-cell>
          <table:table-cell table:formula="of:=[.E758]*100" office:value-type="float" office:value="0.270152" calcext:value-type="float">
            <text:p>0.270152</text:p>
          </table:table-cell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179.0956573486" calcext:value-type="float">
            <text:p>179.0956573486</text:p>
          </table:table-cell>
          <table:table-cell office:value-type="float" office:value="-0.1665557899" calcext:value-type="float">
            <text:p>-0.16655578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5906" calcext:value-type="float">
            <text:p>0.00305906</text:p>
          </table:table-cell>
          <table:table-cell office:value-type="float" office:value="0.00614739" calcext:value-type="float">
            <text:p>0.00614739</text:p>
          </table:table-cell>
          <table:table-cell office:value-type="float" office:value="0.00006655" calcext:value-type="float">
            <text:p>0.00006655</text:p>
          </table:table-cell>
          <table:table-cell office:value-type="float" office:value="1032" calcext:value-type="float">
            <text:p>1032</text:p>
          </table:table-cell>
          <table:table-cell table:formula="of:=[.D759]*100" office:value-type="float" office:value="0.04814132" calcext:value-type="float">
            <text:p>0.04814132</text:p>
          </table:table-cell>
          <table:table-cell table:formula="of:=[.E759]*100" office:value-type="float" office:value="0.305906" calcext:value-type="float">
            <text:p>0.305906</text:p>
          </table:table-cell>
        </table:table-row>
        <table:table-row table:style-name="ro1">
          <table:table-cell office:value-type="float" office:value="51.68" calcext:value-type="float">
            <text:p>51.68</text:p>
          </table:table-cell>
          <table:table-cell office:value-type="float" office:value="179.0998382568" calcext:value-type="float">
            <text:p>179.0998382568</text:p>
          </table:table-cell>
          <table:table-cell office:value-type="float" office:value="-0.1196578842" calcext:value-type="float">
            <text:p>-0.11965788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8402" calcext:value-type="float">
            <text:p>0.00298402</text:p>
          </table:table-cell>
          <table:table-cell office:value-type="float" office:value="0.00614739" calcext:value-type="float">
            <text:p>0.00614739</text:p>
          </table:table-cell>
          <table:table-cell office:value-type="float" office:value="-0.0000506118" calcext:value-type="float">
            <text:p>-5.06118E-05</text:p>
          </table:table-cell>
          <table:table-cell office:value-type="float" office:value="1033" calcext:value-type="float">
            <text:p>1033</text:p>
          </table:table-cell>
          <table:table-cell table:formula="of:=[.D760]*100" office:value-type="float" office:value="0.04814132" calcext:value-type="float">
            <text:p>0.04814132</text:p>
          </table:table-cell>
          <table:table-cell table:formula="of:=[.E760]*100" office:value-type="float" office:value="0.298402" calcext:value-type="float">
            <text:p>0.298402</text:p>
          </table:table-cell>
        </table:table-row>
        <table:table-row table:style-name="ro1">
          <table:table-cell office:value-type="float" office:value="51.73" calcext:value-type="float">
            <text:p>51.73</text:p>
          </table:table-cell>
          <table:table-cell office:value-type="float" office:value="179.0910644531" calcext:value-type="float">
            <text:p>179.0910644531</text:p>
          </table:table-cell>
          <table:table-cell office:value-type="float" office:value="-0.1238334951" calcext:value-type="float">
            <text:p>-0.12383349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6208" calcext:value-type="float">
            <text:p>0.00296208</text:p>
          </table:table-cell>
          <table:table-cell office:value-type="float" office:value="0.0061802" calcext:value-type="float">
            <text:p>0.0061802</text:p>
          </table:table-cell>
          <table:table-cell office:value-type="float" office:value="-0.0000040191" calcext:value-type="float">
            <text:p>-4.0191E-06</text:p>
          </table:table-cell>
          <table:table-cell office:value-type="float" office:value="1034" calcext:value-type="float">
            <text:p>1034</text:p>
          </table:table-cell>
          <table:table-cell table:formula="of:=[.D761]*100" office:value-type="float" office:value="0.04814132" calcext:value-type="float">
            <text:p>0.04814132</text:p>
          </table:table-cell>
          <table:table-cell table:formula="of:=[.E761]*100" office:value-type="float" office:value="0.296208" calcext:value-type="float">
            <text:p>0.296208</text:p>
          </table:table-cell>
        </table:table-row>
        <table:table-row table:style-name="ro1">
          <table:table-cell office:value-type="float" office:value="51.78" calcext:value-type="float">
            <text:p>51.78</text:p>
          </table:table-cell>
          <table:table-cell office:value-type="float" office:value="179.0886230469" calcext:value-type="float">
            <text:p>179.0886230469</text:p>
          </table:table-cell>
          <table:table-cell office:value-type="float" office:value="-0.1142490082" calcext:value-type="float">
            <text:p>-0.11424900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383" calcext:value-type="float">
            <text:p>0.00288383</text:p>
          </table:table-cell>
          <table:table-cell office:value-type="float" office:value="0.0061802" calcext:value-type="float">
            <text:p>0.0061802</text:p>
          </table:table-cell>
          <table:table-cell office:value-type="float" office:value="-0.0000750894" calcext:value-type="float">
            <text:p>-7.50894E-05</text:p>
          </table:table-cell>
          <table:table-cell office:value-type="float" office:value="1035" calcext:value-type="float">
            <text:p>1035</text:p>
          </table:table-cell>
          <table:table-cell table:formula="of:=[.D762]*100" office:value-type="float" office:value="0.04814132" calcext:value-type="float">
            <text:p>0.04814132</text:p>
          </table:table-cell>
          <table:table-cell table:formula="of:=[.E762]*100" office:value-type="float" office:value="0.288383" calcext:value-type="float">
            <text:p>0.288383</text:p>
          </table:table-cell>
        </table:table-row>
        <table:table-row table:style-name="ro1">
          <table:table-cell office:value-type="float" office:value="51.83" calcext:value-type="float">
            <text:p>51.83</text:p>
          </table:table-cell>
          <table:table-cell office:value-type="float" office:value="179.0884399414" calcext:value-type="float">
            <text:p>179.0884399414</text:p>
          </table:table-cell>
          <table:table-cell office:value-type="float" office:value="-0.1512918514" calcext:value-type="float">
            <text:p>-0.15129185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7831" calcext:value-type="float">
            <text:p>0.00307831</text:p>
          </table:table-cell>
          <table:table-cell office:value-type="float" office:value="0.0062177" calcext:value-type="float">
            <text:p>0.0062177</text:p>
          </table:table-cell>
          <table:table-cell office:value-type="float" office:value="-0.0000070919" calcext:value-type="float">
            <text:p>-7.0919E-06</text:p>
          </table:table-cell>
          <table:table-cell office:value-type="float" office:value="1036" calcext:value-type="float">
            <text:p>1036</text:p>
          </table:table-cell>
          <table:table-cell table:formula="of:=[.D763]*100" office:value-type="float" office:value="0.04814132" calcext:value-type="float">
            <text:p>0.04814132</text:p>
          </table:table-cell>
          <table:table-cell table:formula="of:=[.E763]*100" office:value-type="float" office:value="0.307831" calcext:value-type="float">
            <text:p>0.307831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179.0904083252" calcext:value-type="float">
            <text:p>179.0904083252</text:p>
          </table:table-cell>
          <table:table-cell office:value-type="float" office:value="-0.0647651551" calcext:value-type="float">
            <text:p>-0.064765155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3178" calcext:value-type="float">
            <text:p>0.00263178</text:p>
          </table:table-cell>
          <table:table-cell office:value-type="float" office:value="0.00620237" calcext:value-type="float">
            <text:p>0.00620237</text:p>
          </table:table-cell>
          <table:table-cell office:value-type="float" office:value="-0.0001659978" calcext:value-type="float">
            <text:p>-0.0001659978</text:p>
          </table:table-cell>
          <table:table-cell office:value-type="float" office:value="1037" calcext:value-type="float">
            <text:p>1037</text:p>
          </table:table-cell>
          <table:table-cell table:formula="of:=[.D764]*100" office:value-type="float" office:value="0.04814132" calcext:value-type="float">
            <text:p>0.04814132</text:p>
          </table:table-cell>
          <table:table-cell table:formula="of:=[.E764]*100" office:value-type="float" office:value="0.263178" calcext:value-type="float">
            <text:p>0.263178</text:p>
          </table:table-cell>
        </table:table-row>
        <table:table-row table:style-name="ro1">
          <table:table-cell office:value-type="float" office:value="51.93" calcext:value-type="float">
            <text:p>51.93</text:p>
          </table:table-cell>
          <table:table-cell office:value-type="float" office:value="179.0811004639" calcext:value-type="float">
            <text:p>179.0811004639</text:p>
          </table:table-cell>
          <table:table-cell office:value-type="float" office:value="-0.0904931559" calcext:value-type="float">
            <text:p>-0.09049315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0715" calcext:value-type="float">
            <text:p>0.00250715</text:p>
          </table:table-cell>
          <table:table-cell office:value-type="float" office:value="0.00620237" calcext:value-type="float">
            <text:p>0.00620237</text:p>
          </table:table-cell>
          <table:table-cell office:value-type="float" office:value="-0.0001934206" calcext:value-type="float">
            <text:p>-0.0001934206</text:p>
          </table:table-cell>
          <table:table-cell office:value-type="float" office:value="1038" calcext:value-type="float">
            <text:p>1038</text:p>
          </table:table-cell>
          <table:table-cell table:formula="of:=[.D765]*100" office:value-type="float" office:value="0.04814132" calcext:value-type="float">
            <text:p>0.04814132</text:p>
          </table:table-cell>
          <table:table-cell table:formula="of:=[.E765]*100" office:value-type="float" office:value="0.250715" calcext:value-type="float">
            <text:p>0.250715</text:p>
          </table:table-cell>
        </table:table-row>
        <table:table-row table:style-name="ro1">
          <table:table-cell office:value-type="float" office:value="51.98" calcext:value-type="float">
            <text:p>51.98</text:p>
          </table:table-cell>
          <table:table-cell office:value-type="float" office:value="179.085144043" calcext:value-type="float">
            <text:p>179.085144043</text:p>
          </table:table-cell>
          <table:table-cell office:value-type="float" office:value="-0.0524138432" calcext:value-type="float">
            <text:p>-0.05241384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7142" calcext:value-type="float">
            <text:p>0.00217142</text:p>
          </table:table-cell>
          <table:table-cell office:value-type="float" office:value="0.00624996" calcext:value-type="float">
            <text:p>0.00624996</text:p>
          </table:table-cell>
          <table:table-cell office:value-type="float" office:value="-0.0002189148" calcext:value-type="float">
            <text:p>-0.0002189148</text:p>
          </table:table-cell>
          <table:table-cell office:value-type="float" office:value="1039" calcext:value-type="float">
            <text:p>1039</text:p>
          </table:table-cell>
          <table:table-cell table:formula="of:=[.D766]*100" office:value-type="float" office:value="0.04814132" calcext:value-type="float">
            <text:p>0.04814132</text:p>
          </table:table-cell>
          <table:table-cell table:formula="of:=[.E766]*100" office:value-type="float" office:value="0.217142" calcext:value-type="float">
            <text:p>0.217142</text:p>
          </table:table-cell>
        </table:table-row>
        <table:table-row table:style-name="ro1">
          <table:table-cell office:value-type="float" office:value="52.03" calcext:value-type="float">
            <text:p>52.03</text:p>
          </table:table-cell>
          <table:table-cell office:value-type="float" office:value="179.0890808105" calcext:value-type="float">
            <text:p>179.0890808105</text:p>
          </table:table-cell>
          <table:table-cell office:value-type="float" office:value="-0.0890620159" calcext:value-type="float">
            <text:p>-0.08906201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9276" calcext:value-type="float">
            <text:p>0.00219276</text:p>
          </table:table-cell>
          <table:table-cell office:value-type="float" office:value="0.00622497" calcext:value-type="float">
            <text:p>0.00622497</text:p>
          </table:table-cell>
          <table:table-cell office:value-type="float" office:value="-0.0001584786" calcext:value-type="float">
            <text:p>-0.0001584786</text:p>
          </table:table-cell>
          <table:table-cell office:value-type="float" office:value="1040" calcext:value-type="float">
            <text:p>1040</text:p>
          </table:table-cell>
          <table:table-cell table:formula="of:=[.D767]*100" office:value-type="float" office:value="0.04814132" calcext:value-type="float">
            <text:p>0.04814132</text:p>
          </table:table-cell>
          <table:table-cell table:formula="of:=[.E767]*100" office:value-type="float" office:value="0.219276" calcext:value-type="float">
            <text:p>0.219276</text:p>
          </table:table-cell>
        </table:table-row>
        <table:table-row table:style-name="ro1">
          <table:table-cell office:value-type="float" office:value="52.08" calcext:value-type="float">
            <text:p>52.08</text:p>
          </table:table-cell>
          <table:table-cell office:value-type="float" office:value="179.0909423828" calcext:value-type="float">
            <text:p>179.0909423828</text:p>
          </table:table-cell>
          <table:table-cell office:value-type="float" office:value="0.001214578" calcext:value-type="float">
            <text:p>0.0012145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0665" calcext:value-type="float">
            <text:p>0.00160665</text:p>
          </table:table-cell>
          <table:table-cell office:value-type="float" office:value="0.00622497" calcext:value-type="float">
            <text:p>0.00622497</text:p>
          </table:table-cell>
          <table:table-cell office:value-type="float" office:value="-0.0003278087" calcext:value-type="float">
            <text:p>-0.0003278087</text:p>
          </table:table-cell>
          <table:table-cell office:value-type="float" office:value="1041" calcext:value-type="float">
            <text:p>1041</text:p>
          </table:table-cell>
          <table:table-cell table:formula="of:=[.D768]*100" office:value-type="float" office:value="0.04814132" calcext:value-type="float">
            <text:p>0.04814132</text:p>
          </table:table-cell>
          <table:table-cell table:formula="of:=[.E768]*100" office:value-type="float" office:value="0.160665" calcext:value-type="float">
            <text:p>0.160665</text:p>
          </table:table-cell>
        </table:table-row>
        <table:table-row table:style-name="ro1">
          <table:table-cell office:value-type="float" office:value="52.13" calcext:value-type="float">
            <text:p>52.13</text:p>
          </table:table-cell>
          <table:table-cell office:value-type="float" office:value="179.0836639404" calcext:value-type="float">
            <text:p>179.0836639404</text:p>
          </table:table-cell>
          <table:table-cell office:value-type="float" office:value="0.0007604936" calcext:value-type="float">
            <text:p>0.00076049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2153" calcext:value-type="float">
            <text:p>0.00122153</text:p>
          </table:table-cell>
          <table:table-cell office:value-type="float" office:value="0.00625034" calcext:value-type="float">
            <text:p>0.00625034</text:p>
          </table:table-cell>
          <table:table-cell office:value-type="float" office:value="-0.0003864546" calcext:value-type="float">
            <text:p>-0.0003864546</text:p>
          </table:table-cell>
          <table:table-cell office:value-type="float" office:value="1042" calcext:value-type="float">
            <text:p>1042</text:p>
          </table:table-cell>
          <table:table-cell table:formula="of:=[.D769]*100" office:value-type="float" office:value="0.04814132" calcext:value-type="float">
            <text:p>0.04814132</text:p>
          </table:table-cell>
          <table:table-cell table:formula="of:=[.E769]*100" office:value-type="float" office:value="0.122153" calcext:value-type="float">
            <text:p>0.122153</text:p>
          </table:table-cell>
        </table:table-row>
        <table:table-row table:style-name="ro1">
          <table:table-cell office:value-type="float" office:value="52.18" calcext:value-type="float">
            <text:p>52.18</text:p>
          </table:table-cell>
          <table:table-cell office:value-type="float" office:value="179.0794219971" calcext:value-type="float">
            <text:p>179.0794219971</text:p>
          </table:table-cell>
          <table:table-cell office:value-type="float" office:value="0.0296786489" calcext:value-type="float">
            <text:p>0.02967864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7421" calcext:value-type="float">
            <text:p>0.00077421</text:p>
          </table:table-cell>
          <table:table-cell office:value-type="float" office:value="0.00625034" calcext:value-type="float">
            <text:p>0.00625034</text:p>
          </table:table-cell>
          <table:table-cell office:value-type="float" office:value="-0.0003904603" calcext:value-type="float">
            <text:p>-0.0003904603</text:p>
          </table:table-cell>
          <table:table-cell office:value-type="float" office:value="1043" calcext:value-type="float">
            <text:p>1043</text:p>
          </table:table-cell>
          <table:table-cell table:formula="of:=[.D770]*100" office:value-type="float" office:value="0.04814132" calcext:value-type="float">
            <text:p>0.04814132</text:p>
          </table:table-cell>
          <table:table-cell table:formula="of:=[.E770]*100" office:value-type="float" office:value="0.077421" calcext:value-type="float">
            <text:p>0.077421</text:p>
          </table:table-cell>
        </table:table-row>
        <table:table-row table:style-name="ro1">
          <table:table-cell office:value-type="float" office:value="52.23" calcext:value-type="float">
            <text:p>52.23</text:p>
          </table:table-cell>
          <table:table-cell office:value-type="float" office:value="179.0816802979" calcext:value-type="float">
            <text:p>179.0816802979</text:p>
          </table:table-cell>
          <table:table-cell office:value-type="float" office:value="0.073975653" calcext:value-type="float">
            <text:p>0.0739756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18345" calcext:value-type="float">
            <text:p>0.00018345</text:p>
          </table:table-cell>
          <table:table-cell office:value-type="float" office:value="0.00627951" calcext:value-type="float">
            <text:p>0.00627951</text:p>
          </table:table-cell>
          <table:table-cell office:value-type="float" office:value="-0.0003876393" calcext:value-type="float">
            <text:p>-0.0003876393</text:p>
          </table:table-cell>
          <table:table-cell office:value-type="float" office:value="1044" calcext:value-type="float">
            <text:p>1044</text:p>
          </table:table-cell>
          <table:table-cell table:formula="of:=[.D771]*100" office:value-type="float" office:value="0.04814132" calcext:value-type="float">
            <text:p>0.04814132</text:p>
          </table:table-cell>
          <table:table-cell table:formula="of:=[.E771]*100" office:value-type="float" office:value="0.018345" calcext:value-type="float">
            <text:p>0.018345</text:p>
          </table:table-cell>
        </table:table-row>
        <table:table-row table:style-name="ro1">
          <table:table-cell office:value-type="float" office:value="52.28" calcext:value-type="float">
            <text:p>52.28</text:p>
          </table:table-cell>
          <table:table-cell office:value-type="float" office:value="179.0729675293" calcext:value-type="float">
            <text:p>179.0729675293</text:p>
          </table:table-cell>
          <table:table-cell office:value-type="float" office:value="0.0502008654" calcext:value-type="float">
            <text:p>0.05020086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04969" calcext:value-type="float">
            <text:p>-0.00004969</text:p>
          </table:table-cell>
          <table:table-cell office:value-type="float" office:value="0.00627951" calcext:value-type="float">
            <text:p>0.00627951</text:p>
          </table:table-cell>
          <table:table-cell office:value-type="float" office:value="-0.0002888413" calcext:value-type="float">
            <text:p>-0.0002888413</text:p>
          </table:table-cell>
          <table:table-cell office:value-type="float" office:value="1045" calcext:value-type="float">
            <text:p>1045</text:p>
          </table:table-cell>
          <table:table-cell table:formula="of:=[.D772]*100" office:value-type="float" office:value="0.04814132" calcext:value-type="float">
            <text:p>0.04814132</text:p>
          </table:table-cell>
          <table:table-cell table:formula="of:=[.E772]*100" office:value-type="float" office:value="-0.004969" calcext:value-type="float">
            <text:p>-0.004969</text:p>
          </table:table-cell>
        </table:table-row>
        <table:table-row table:style-name="ro1">
          <table:table-cell office:value-type="float" office:value="52.33" calcext:value-type="float">
            <text:p>52.33</text:p>
          </table:table-cell>
          <table:table-cell office:value-type="float" office:value="179.0592193604" calcext:value-type="float">
            <text:p>179.0592193604</text:p>
          </table:table-cell>
          <table:table-cell office:value-type="float" office:value="0.0671641732" calcext:value-type="float">
            <text:p>0.06716417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31687" calcext:value-type="float">
            <text:p>-0.00031687</text:p>
          </table:table-cell>
          <table:table-cell office:value-type="float" office:value="0.00627951" calcext:value-type="float">
            <text:p>0.00627951</text:p>
          </table:table-cell>
          <table:table-cell office:value-type="float" office:value="-0.0002981543" calcext:value-type="float">
            <text:p>-0.0002981543</text:p>
          </table:table-cell>
          <table:table-cell office:value-type="float" office:value="1046" calcext:value-type="float">
            <text:p>1046</text:p>
          </table:table-cell>
          <table:table-cell table:formula="of:=[.D773]*100" office:value-type="float" office:value="0.04814132" calcext:value-type="float">
            <text:p>0.04814132</text:p>
          </table:table-cell>
          <table:table-cell table:formula="of:=[.E773]*100" office:value-type="float" office:value="-0.031687" calcext:value-type="float">
            <text:p>-0.031687</text:p>
          </table:table-cell>
        </table:table-row>
        <table:table-row table:style-name="ro1">
          <table:table-cell office:value-type="float" office:value="52.38" calcext:value-type="float">
            <text:p>52.38</text:p>
          </table:table-cell>
          <table:table-cell office:value-type="float" office:value="179.058883667" calcext:value-type="float">
            <text:p>179.058883667</text:p>
          </table:table-cell>
          <table:table-cell office:value-type="float" office:value="0.1213218309" calcext:value-type="float">
            <text:p>0.12132183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8539" calcext:value-type="float">
            <text:p>-0.0008539</text:p>
          </table:table-cell>
          <table:table-cell office:value-type="float" office:value="0.00631163" calcext:value-type="float">
            <text:p>0.00631163</text:p>
          </table:table-cell>
          <table:table-cell office:value-type="float" office:value="-0.0004492617" calcext:value-type="float">
            <text:p>-0.0004492617</text:p>
          </table:table-cell>
          <table:table-cell office:value-type="float" office:value="1047" calcext:value-type="float">
            <text:p>1047</text:p>
          </table:table-cell>
          <table:table-cell table:formula="of:=[.D774]*100" office:value-type="float" office:value="0.04814132" calcext:value-type="float">
            <text:p>0.04814132</text:p>
          </table:table-cell>
          <table:table-cell table:formula="of:=[.E774]*100" office:value-type="float" office:value="-0.08539" calcext:value-type="float">
            <text:p>-0.08539</text:p>
          </table:table-cell>
        </table:table-row>
        <table:table-row table:style-name="ro1">
          <table:table-cell office:value-type="float" office:value="52.43" calcext:value-type="float">
            <text:p>52.43</text:p>
          </table:table-cell>
          <table:table-cell office:value-type="float" office:value="179.0572509766" calcext:value-type="float">
            <text:p>179.0572509766</text:p>
          </table:table-cell>
          <table:table-cell office:value-type="float" office:value="0.1397914763" calcext:value-type="float">
            <text:p>0.13979147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3234" calcext:value-type="float">
            <text:p>-0.00133234</text:p>
          </table:table-cell>
          <table:table-cell office:value-type="float" office:value="0.00631163" calcext:value-type="float">
            <text:p>0.00631163</text:p>
          </table:table-cell>
          <table:table-cell office:value-type="float" office:value="-0.0003647738" calcext:value-type="float">
            <text:p>-0.0003647738</text:p>
          </table:table-cell>
          <table:table-cell office:value-type="float" office:value="1048" calcext:value-type="float">
            <text:p>1048</text:p>
          </table:table-cell>
          <table:table-cell table:formula="of:=[.D775]*100" office:value-type="float" office:value="0.04814132" calcext:value-type="float">
            <text:p>0.04814132</text:p>
          </table:table-cell>
          <table:table-cell table:formula="of:=[.E775]*100" office:value-type="float" office:value="-0.133234" calcext:value-type="float">
            <text:p>-0.133234</text:p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179.0494384766" calcext:value-type="float">
            <text:p>179.0494384766</text:p>
          </table:table-cell>
          <table:table-cell office:value-type="float" office:value="0.1523462392" calcext:value-type="float">
            <text:p>0.15234623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73266" calcext:value-type="float">
            <text:p>-0.00173266</text:p>
          </table:table-cell>
          <table:table-cell office:value-type="float" office:value="0.00636517" calcext:value-type="float">
            <text:p>0.00636517</text:p>
          </table:table-cell>
          <table:table-cell office:value-type="float" office:value="-0.0005146796" calcext:value-type="float">
            <text:p>-0.0005146796</text:p>
          </table:table-cell>
          <table:table-cell office:value-type="float" office:value="1049" calcext:value-type="float">
            <text:p>1049</text:p>
          </table:table-cell>
          <table:table-cell table:formula="of:=[.D776]*100" office:value-type="float" office:value="0.04814132" calcext:value-type="float">
            <text:p>0.04814132</text:p>
          </table:table-cell>
          <table:table-cell table:formula="of:=[.E776]*100" office:value-type="float" office:value="-0.173266" calcext:value-type="float">
            <text:p>-0.173266</text:p>
          </table:table-cell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179.0570373535" calcext:value-type="float">
            <text:p>179.0570373535</text:p>
          </table:table-cell>
          <table:table-cell office:value-type="float" office:value="0.1756087045" calcext:value-type="float">
            <text:p>0.17560870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15243" calcext:value-type="float">
            <text:p>-0.00215243</text:p>
          </table:table-cell>
          <table:table-cell office:value-type="float" office:value="0.00632681" calcext:value-type="float">
            <text:p>0.00632681</text:p>
          </table:table-cell>
          <table:table-cell office:value-type="float" office:value="-0.0005769274" calcext:value-type="float">
            <text:p>-0.0005769274</text:p>
          </table:table-cell>
          <table:table-cell office:value-type="float" office:value="1050" calcext:value-type="float">
            <text:p>1050</text:p>
          </table:table-cell>
          <table:table-cell table:formula="of:=[.D777]*100" office:value-type="float" office:value="0.04814132" calcext:value-type="float">
            <text:p>0.04814132</text:p>
          </table:table-cell>
          <table:table-cell table:formula="of:=[.E777]*100" office:value-type="float" office:value="-0.215243" calcext:value-type="float">
            <text:p>-0.215243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179.0652923584" calcext:value-type="float">
            <text:p>179.0652923584</text:p>
          </table:table-cell>
          <table:table-cell office:value-type="float" office:value="0.3055470833" calcext:value-type="float">
            <text:p>0.30554708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329437" calcext:value-type="float">
            <text:p>-0.00329437</text:p>
          </table:table-cell>
          <table:table-cell office:value-type="float" office:value="0.00632681" calcext:value-type="float">
            <text:p>0.00632681</text:p>
          </table:table-cell>
          <table:table-cell office:value-type="float" office:value="-0.0006668395" calcext:value-type="float">
            <text:p>-0.0006668395</text:p>
          </table:table-cell>
          <table:table-cell office:value-type="float" office:value="1051" calcext:value-type="float">
            <text:p>1051</text:p>
          </table:table-cell>
          <table:table-cell table:formula="of:=[.D778]*100" office:value-type="float" office:value="0.04814132" calcext:value-type="float">
            <text:p>0.04814132</text:p>
          </table:table-cell>
          <table:table-cell table:formula="of:=[.E778]*100" office:value-type="float" office:value="-0.329437" calcext:value-type="float">
            <text:p>-0.329437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179.0824737549" calcext:value-type="float">
            <text:p>179.0824737549</text:p>
          </table:table-cell>
          <table:table-cell office:value-type="float" office:value="0.382714012" calcext:value-type="float">
            <text:p>0.3827140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456368" calcext:value-type="float">
            <text:p>-0.00456368</text:p>
          </table:table-cell>
          <table:table-cell office:value-type="float" office:value="0.00626771" calcext:value-type="float">
            <text:p>0.00626771</text:p>
          </table:table-cell>
          <table:table-cell office:value-type="float" office:value="-0.0007849826" calcext:value-type="float">
            <text:p>-0.0007849826</text:p>
          </table:table-cell>
          <table:table-cell office:value-type="float" office:value="1052" calcext:value-type="float">
            <text:p>1052</text:p>
          </table:table-cell>
          <table:table-cell table:formula="of:=[.D779]*100" office:value-type="float" office:value="0.04814132" calcext:value-type="float">
            <text:p>0.04814132</text:p>
          </table:table-cell>
          <table:table-cell table:formula="of:=[.E779]*100" office:value-type="float" office:value="-0.456368" calcext:value-type="float">
            <text:p>-0.456368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179.0787200928" calcext:value-type="float">
            <text:p>179.0787200928</text:p>
          </table:table-cell>
          <table:table-cell office:value-type="float" office:value="0.4648331475" calcext:value-type="float">
            <text:p>0.46483314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595027" calcext:value-type="float">
            <text:p>-0.00595027</text:p>
          </table:table-cell>
          <table:table-cell office:value-type="float" office:value="0.00626771" calcext:value-type="float">
            <text:p>0.00626771</text:p>
          </table:table-cell>
          <table:table-cell office:value-type="float" office:value="-0.0008103704" calcext:value-type="float">
            <text:p>-0.0008103704</text:p>
          </table:table-cell>
          <table:table-cell office:value-type="float" office:value="1053" calcext:value-type="float">
            <text:p>1053</text:p>
          </table:table-cell>
          <table:table-cell table:formula="of:=[.D780]*100" office:value-type="float" office:value="0.04814132" calcext:value-type="float">
            <text:p>0.04814132</text:p>
          </table:table-cell>
          <table:table-cell table:formula="of:=[.E780]*100" office:value-type="float" office:value="-0.595027" calcext:value-type="float">
            <text:p>-0.595027</text:p>
          </table:table-cell>
        </table:table-row>
        <table:table-row table:style-name="ro1">
          <table:table-cell office:value-type="float" office:value="52.73" calcext:value-type="float">
            <text:p>52.73</text:p>
          </table:table-cell>
          <table:table-cell office:value-type="float" office:value="179.0860443115" calcext:value-type="float">
            <text:p>179.0860443115</text:p>
          </table:table-cell>
          <table:table-cell office:value-type="float" office:value="0.4291696358" calcext:value-type="float">
            <text:p>0.42916963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663138" calcext:value-type="float">
            <text:p>-0.00663138</text:p>
          </table:table-cell>
          <table:table-cell office:value-type="float" office:value="0.00622932" calcext:value-type="float">
            <text:p>0.00622932</text:p>
          </table:table-cell>
          <table:table-cell office:value-type="float" office:value="-0.0005826977" calcext:value-type="float">
            <text:p>-0.0005826977</text:p>
          </table:table-cell>
          <table:table-cell office:value-type="float" office:value="1054" calcext:value-type="float">
            <text:p>1054</text:p>
          </table:table-cell>
          <table:table-cell table:formula="of:=[.D781]*100" office:value-type="float" office:value="0.04814132" calcext:value-type="float">
            <text:p>0.04814132</text:p>
          </table:table-cell>
          <table:table-cell table:formula="of:=[.E781]*100" office:value-type="float" office:value="-0.663138" calcext:value-type="float">
            <text:p>-0.663138</text:p>
          </table:table-cell>
        </table:table-row>
        <table:table-row table:style-name="ro1">
          <table:table-cell office:value-type="float" office:value="52.78" calcext:value-type="float">
            <text:p>52.78</text:p>
          </table:table-cell>
          <table:table-cell office:value-type="float" office:value="179.0839691162" calcext:value-type="float">
            <text:p>179.0839691162</text:p>
          </table:table-cell>
          <table:table-cell office:value-type="float" office:value="0.55636382" calcext:value-type="float">
            <text:p>0.556363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792815" calcext:value-type="float">
            <text:p>-0.00792815</text:p>
          </table:table-cell>
          <table:table-cell office:value-type="float" office:value="0.00606665" calcext:value-type="float">
            <text:p>0.00606665</text:p>
          </table:table-cell>
          <table:table-cell office:value-type="float" office:value="-0.0007724605" calcext:value-type="float">
            <text:p>-0.0007724605</text:p>
          </table:table-cell>
          <table:table-cell office:value-type="float" office:value="1055" calcext:value-type="float">
            <text:p>1055</text:p>
          </table:table-cell>
          <table:table-cell table:formula="of:=[.D782]*100" office:value-type="float" office:value="0.04814132" calcext:value-type="float">
            <text:p>0.04814132</text:p>
          </table:table-cell>
          <table:table-cell table:formula="of:=[.E782]*100" office:value-type="float" office:value="-0.792815" calcext:value-type="float">
            <text:p>-0.792815</text:p>
          </table:table-cell>
        </table:table-row>
        <table:table-row table:style-name="ro1">
          <table:table-cell office:value-type="float" office:value="52.83" calcext:value-type="float">
            <text:p>52.83</text:p>
          </table:table-cell>
          <table:table-cell office:value-type="float" office:value="179.0788116455" calcext:value-type="float">
            <text:p>179.0788116455</text:p>
          </table:table-cell>
          <table:table-cell office:value-type="float" office:value="0.6153544712" calcext:value-type="float">
            <text:p>0.61535447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917914" calcext:value-type="float">
            <text:p>-0.00917914</text:p>
          </table:table-cell>
          <table:table-cell office:value-type="float" office:value="0.00606665" calcext:value-type="float">
            <text:p>0.00606665</text:p>
          </table:table-cell>
          <table:table-cell office:value-type="float" office:value="-0.0007400317" calcext:value-type="float">
            <text:p>-0.0007400317</text:p>
          </table:table-cell>
          <table:table-cell office:value-type="float" office:value="1056" calcext:value-type="float">
            <text:p>1056</text:p>
          </table:table-cell>
          <table:table-cell table:formula="of:=[.D783]*100" office:value-type="float" office:value="0.04814132" calcext:value-type="float">
            <text:p>0.04814132</text:p>
          </table:table-cell>
          <table:table-cell table:formula="of:=[.E783]*100" office:value-type="float" office:value="-0.917914" calcext:value-type="float">
            <text:p>-0.917914</text:p>
          </table:table-cell>
        </table:table-row>
        <table:table-row table:style-name="ro1">
          <table:table-cell office:value-type="float" office:value="52.88" calcext:value-type="float">
            <text:p>52.88</text:p>
          </table:table-cell>
          <table:table-cell office:value-type="float" office:value="179.0794067383" calcext:value-type="float">
            <text:p>179.0794067383</text:p>
          </table:table-cell>
          <table:table-cell office:value-type="float" office:value="0.6407870862" calcext:value-type="float">
            <text:p>0.64078708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17669" calcext:value-type="float">
            <text:p>-0.01017669</text:p>
          </table:table-cell>
          <table:table-cell office:value-type="float" office:value="0.00561794" calcext:value-type="float">
            <text:p>0.00561794</text:p>
          </table:table-cell>
          <table:table-cell office:value-type="float" office:value="-0.0008743699" calcext:value-type="float">
            <text:p>-0.0008743699</text:p>
          </table:table-cell>
          <table:table-cell office:value-type="float" office:value="1057" calcext:value-type="float">
            <text:p>1057</text:p>
          </table:table-cell>
          <table:table-cell table:formula="of:=[.D784]*100" office:value-type="float" office:value="0.04814132" calcext:value-type="float">
            <text:p>0.04814132</text:p>
          </table:table-cell>
          <table:table-cell table:formula="of:=[.E784]*100" office:value-type="float" office:value="-1.017669" calcext:value-type="float">
            <text:p>-1.017669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179.0576171875" calcext:value-type="float">
            <text:p>179.0576171875</text:p>
          </table:table-cell>
          <table:table-cell office:value-type="float" office:value="0.681117224" calcext:value-type="float">
            <text:p>0.6811172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110545" calcext:value-type="float">
            <text:p>-0.01110545</text:p>
          </table:table-cell>
          <table:table-cell office:value-type="float" office:value="0.00561794" calcext:value-type="float">
            <text:p>0.00561794</text:p>
          </table:table-cell>
          <table:table-cell office:value-type="float" office:value="-0.0007543812" calcext:value-type="float">
            <text:p>-0.0007543812</text:p>
          </table:table-cell>
          <table:table-cell office:value-type="float" office:value="1058" calcext:value-type="float">
            <text:p>1058</text:p>
          </table:table-cell>
          <table:table-cell table:formula="of:=[.D785]*100" office:value-type="float" office:value="0.04814132" calcext:value-type="float">
            <text:p>0.04814132</text:p>
          </table:table-cell>
          <table:table-cell table:formula="of:=[.E785]*100" office:value-type="float" office:value="-1.110545" calcext:value-type="float">
            <text:p>-1.110545</text:p>
          </table:table-cell>
        </table:table-row>
        <table:table-row table:style-name="ro1">
          <table:table-cell office:value-type="float" office:value="52.98" calcext:value-type="float">
            <text:p>52.98</text:p>
          </table:table-cell>
          <table:table-cell office:value-type="float" office:value="179.0429840088" calcext:value-type="float">
            <text:p>179.0429840088</text:p>
          </table:table-cell>
          <table:table-cell office:value-type="float" office:value="0.7318767201" calcext:value-type="float">
            <text:p>0.73187672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2058" calcext:value-type="float">
            <text:p>-0.012058</text:p>
          </table:table-cell>
          <table:table-cell office:value-type="float" office:value="0.00561794" calcext:value-type="float">
            <text:p>0.00561794</text:p>
          </table:table-cell>
          <table:table-cell office:value-type="float" office:value="-0.0007696222" calcext:value-type="float">
            <text:p>-0.0007696222</text:p>
          </table:table-cell>
          <table:table-cell office:value-type="float" office:value="1059" calcext:value-type="float">
            <text:p>1059</text:p>
          </table:table-cell>
          <table:table-cell table:formula="of:=[.D786]*100" office:value-type="float" office:value="0.04814132" calcext:value-type="float">
            <text:p>0.04814132</text:p>
          </table:table-cell>
          <table:table-cell table:formula="of:=[.E786]*100" office:value-type="float" office:value="-1.2058" calcext:value-type="float">
            <text:p>-1.2058</text:p>
          </table:table-cell>
        </table:table-row>
        <table:table-row table:style-name="ro1">
          <table:table-cell office:value-type="float" office:value="53.03" calcext:value-type="float">
            <text:p>53.03</text:p>
          </table:table-cell>
          <table:table-cell office:value-type="float" office:value="179.0445709229" calcext:value-type="float">
            <text:p>179.0445709229</text:p>
          </table:table-cell>
          <table:table-cell office:value-type="float" office:value="0.6397249516" calcext:value-type="float">
            <text:p>0.63972495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20761" calcext:value-type="float">
            <text:p>-0.0120761</text:p>
          </table:table-cell>
          <table:table-cell office:value-type="float" office:value="0.00479121" calcext:value-type="float">
            <text:p>0.00479121</text:p>
          </table:table-cell>
          <table:table-cell office:value-type="float" office:value="-0.0000546288" calcext:value-type="float">
            <text:p>-5.46288E-05</text:p>
          </table:table-cell>
          <table:table-cell office:value-type="float" office:value="1060" calcext:value-type="float">
            <text:p>1060</text:p>
          </table:table-cell>
          <table:table-cell table:formula="of:=[.D787]*100" office:value-type="float" office:value="0.04814132" calcext:value-type="float">
            <text:p>0.04814132</text:p>
          </table:table-cell>
          <table:table-cell table:formula="of:=[.E787]*100" office:value-type="float" office:value="-1.20761" calcext:value-type="float">
            <text:p>-1.20761</text:p>
          </table:table-cell>
        </table:table-row>
        <table:table-row table:style-name="ro1">
          <table:table-cell office:value-type="float" office:value="53.08" calcext:value-type="float">
            <text:p>53.08</text:p>
          </table:table-cell>
          <table:table-cell office:value-type="float" office:value="179.0358428955" calcext:value-type="float">
            <text:p>179.0358428955</text:p>
          </table:table-cell>
          <table:table-cell office:value-type="float" office:value="0.5403712378" calcext:value-type="float">
            <text:p>0.54037123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14275" calcext:value-type="float">
            <text:p>-0.0114275</text:p>
          </table:table-cell>
          <table:table-cell office:value-type="float" office:value="0.00479121" calcext:value-type="float">
            <text:p>0.00479121</text:p>
          </table:table-cell>
          <table:table-cell office:value-type="float" office:value="0.0003136044" calcext:value-type="float">
            <text:p>0.0003136044</text:p>
          </table:table-cell>
          <table:table-cell office:value-type="float" office:value="1061" calcext:value-type="float">
            <text:p>1061</text:p>
          </table:table-cell>
          <table:table-cell table:formula="of:=[.D788]*100" office:value-type="float" office:value="0.04814132" calcext:value-type="float">
            <text:p>0.04814132</text:p>
          </table:table-cell>
          <table:table-cell table:formula="of:=[.E788]*100" office:value-type="float" office:value="-1.14275" calcext:value-type="float">
            <text:p>-1.14275</text:p>
          </table:table-cell>
        </table:table-row>
        <table:table-row table:style-name="ro1">
          <table:table-cell office:value-type="float" office:value="53.13" calcext:value-type="float">
            <text:p>53.13</text:p>
          </table:table-cell>
          <table:table-cell office:value-type="float" office:value="179.0339050293" calcext:value-type="float">
            <text:p>179.0339050293</text:p>
          </table:table-cell>
          <table:table-cell office:value-type="float" office:value="0.4820741236" calcext:value-type="float">
            <text:p>0.48207412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1061035" calcext:value-type="float">
            <text:p>-0.01061035</text:p>
          </table:table-cell>
          <table:table-cell office:value-type="float" office:value="0.00345024" calcext:value-type="float">
            <text:p>0.00345024</text:p>
          </table:table-cell>
          <table:table-cell office:value-type="float" office:value="0.0003968214" calcext:value-type="float">
            <text:p>0.0003968214</text:p>
          </table:table-cell>
          <table:table-cell office:value-type="float" office:value="1062" calcext:value-type="float">
            <text:p>1062</text:p>
          </table:table-cell>
          <table:table-cell table:formula="of:=[.D789]*100" office:value-type="float" office:value="0.04814132" calcext:value-type="float">
            <text:p>0.04814132</text:p>
          </table:table-cell>
          <table:table-cell table:formula="of:=[.E789]*100" office:value-type="float" office:value="-1.061035" calcext:value-type="float">
            <text:p>-1.061035</text:p>
          </table:table-cell>
        </table:table-row>
        <table:table-row table:style-name="ro1">
          <table:table-cell office:value-type="float" office:value="53.18" calcext:value-type="float">
            <text:p>53.18</text:p>
          </table:table-cell>
          <table:table-cell office:value-type="float" office:value="179.0369110107" calcext:value-type="float">
            <text:p>179.0369110107</text:p>
          </table:table-cell>
          <table:table-cell office:value-type="float" office:value="0.2742081139" calcext:value-type="float">
            <text:p>0.27420811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868712" calcext:value-type="float">
            <text:p>-0.00868712</text:p>
          </table:table-cell>
          <table:table-cell office:value-type="float" office:value="0.00345024" calcext:value-type="float">
            <text:p>0.00345024</text:p>
          </table:table-cell>
          <table:table-cell office:value-type="float" office:value="0.0009249289" calcext:value-type="float">
            <text:p>0.0009249289</text:p>
          </table:table-cell>
          <table:table-cell office:value-type="float" office:value="1063" calcext:value-type="float">
            <text:p>1063</text:p>
          </table:table-cell>
          <table:table-cell table:formula="of:=[.D790]*100" office:value-type="float" office:value="0.04814132" calcext:value-type="float">
            <text:p>0.04814132</text:p>
          </table:table-cell>
          <table:table-cell table:formula="of:=[.E790]*100" office:value-type="float" office:value="-0.868712" calcext:value-type="float">
            <text:p>-0.868712</text:p>
          </table:table-cell>
        </table:table-row>
        <table:table-row table:style-name="ro1">
          <table:table-cell office:value-type="float" office:value="53.23" calcext:value-type="float">
            <text:p>53.23</text:p>
          </table:table-cell>
          <table:table-cell office:value-type="float" office:value="179.0292053223" calcext:value-type="float">
            <text:p>179.0292053223</text:p>
          </table:table-cell>
          <table:table-cell office:value-type="float" office:value="0.1856697015" calcext:value-type="float">
            <text:p>0.18566970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682481" calcext:value-type="float">
            <text:p>-0.00682481</text:p>
          </table:table-cell>
          <table:table-cell office:value-type="float" office:value="0.00345024" calcext:value-type="float">
            <text:p>0.00345024</text:p>
          </table:table-cell>
          <table:table-cell office:value-type="float" office:value="0.0009571038" calcext:value-type="float">
            <text:p>0.0009571038</text:p>
          </table:table-cell>
          <table:table-cell office:value-type="float" office:value="1064" calcext:value-type="float">
            <text:p>1064</text:p>
          </table:table-cell>
          <table:table-cell table:formula="of:=[.D791]*100" office:value-type="float" office:value="0.04814132" calcext:value-type="float">
            <text:p>0.04814132</text:p>
          </table:table-cell>
          <table:table-cell table:formula="of:=[.E791]*100" office:value-type="float" office:value="-0.682481" calcext:value-type="float">
            <text:p>-0.682481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  <table:table-cell office:value-type="float" office:value="179.0085601807" calcext:value-type="float">
            <text:p>179.0085601807</text:p>
          </table:table-cell>
          <table:table-cell office:value-type="float" office:value="0.0861151885" calcext:value-type="float">
            <text:p>0.08611518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492959" calcext:value-type="float">
            <text:p>-0.00492959</text:p>
          </table:table-cell>
          <table:table-cell office:value-type="float" office:value="0.0014708" calcext:value-type="float">
            <text:p>0.0014708</text:p>
          </table:table-cell>
          <table:table-cell office:value-type="float" office:value="0.0009252564" calcext:value-type="float">
            <text:p>0.0009252564</text:p>
          </table:table-cell>
          <table:table-cell office:value-type="float" office:value="1065" calcext:value-type="float">
            <text:p>1065</text:p>
          </table:table-cell>
          <table:table-cell table:formula="of:=[.D792]*100" office:value-type="float" office:value="0.04814132" calcext:value-type="float">
            <text:p>0.04814132</text:p>
          </table:table-cell>
          <table:table-cell table:formula="of:=[.E792]*100" office:value-type="float" office:value="-0.492959" calcext:value-type="float">
            <text:p>-0.492959</text:p>
          </table:table-cell>
        </table:table-row>
        <table:table-row table:style-name="ro1">
          <table:table-cell office:value-type="float" office:value="53.33" calcext:value-type="float">
            <text:p>53.33</text:p>
          </table:table-cell>
          <table:table-cell office:value-type="float" office:value="178.9825897217" calcext:value-type="float">
            <text:p>178.9825897217</text:p>
          </table:table-cell>
          <table:table-cell office:value-type="float" office:value="-0.0324958544" calcext:value-type="float">
            <text:p>-0.03249585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288588" calcext:value-type="float">
            <text:p>-0.00288588</text:p>
          </table:table-cell>
          <table:table-cell office:value-type="float" office:value="0.0014708" calcext:value-type="float">
            <text:p>0.0014708</text:p>
          </table:table-cell>
          <table:table-cell office:value-type="float" office:value="0.0010957423" calcext:value-type="float">
            <text:p>0.0010957423</text:p>
          </table:table-cell>
          <table:table-cell office:value-type="float" office:value="1066" calcext:value-type="float">
            <text:p>1066</text:p>
          </table:table-cell>
          <table:table-cell table:formula="of:=[.D793]*100" office:value-type="float" office:value="0.04814132" calcext:value-type="float">
            <text:p>0.04814132</text:p>
          </table:table-cell>
          <table:table-cell table:formula="of:=[.E793]*100" office:value-type="float" office:value="-0.288588" calcext:value-type="float">
            <text:p>-0.288588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178.9538574219" calcext:value-type="float">
            <text:p>178.9538574219</text:p>
          </table:table-cell>
          <table:table-cell office:value-type="float" office:value="-0.1217630225" calcext:value-type="float">
            <text:p>-0.12176302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93893" calcext:value-type="float">
            <text:p>-0.00093893</text:p>
          </table:table-cell>
          <table:table-cell office:value-type="float" office:value="-0.00024217" calcext:value-type="float">
            <text:p>-0.00024217</text:p>
          </table:table-cell>
          <table:table-cell office:value-type="float" office:value="0.000905522" calcext:value-type="float">
            <text:p>0.000905522</text:p>
          </table:table-cell>
          <table:table-cell office:value-type="float" office:value="1067" calcext:value-type="float">
            <text:p>1067</text:p>
          </table:table-cell>
          <table:table-cell table:formula="of:=[.D794]*100" office:value-type="float" office:value="0.04814132" calcext:value-type="float">
            <text:p>0.04814132</text:p>
          </table:table-cell>
          <table:table-cell table:formula="of:=[.E794]*100" office:value-type="float" office:value="-0.093893" calcext:value-type="float">
            <text:p>-0.093893</text:p>
          </table:table-cell>
        </table:table-row>
        <table:table-row table:style-name="ro1">
          <table:table-cell office:value-type="float" office:value="53.43" calcext:value-type="float">
            <text:p>53.43</text:p>
          </table:table-cell>
          <table:table-cell office:value-type="float" office:value="178.9236450195" calcext:value-type="float">
            <text:p>178.9236450195</text:p>
          </table:table-cell>
          <table:table-cell office:value-type="float" office:value="-0.2024196407" calcext:value-type="float">
            <text:p>-0.20241964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8669" calcext:value-type="float">
            <text:p>0.00088669</text:p>
          </table:table-cell>
          <table:table-cell office:value-type="float" office:value="-0.00123269" calcext:value-type="float">
            <text:p>-0.00123269</text:p>
          </table:table-cell>
          <table:table-cell office:value-type="float" office:value="0.0008282533" calcext:value-type="float">
            <text:p>0.0008282533</text:p>
          </table:table-cell>
          <table:table-cell office:value-type="float" office:value="1068" calcext:value-type="float">
            <text:p>1068</text:p>
          </table:table-cell>
          <table:table-cell table:formula="of:=[.D795]*100" office:value-type="float" office:value="0.04814132" calcext:value-type="float">
            <text:p>0.04814132</text:p>
          </table:table-cell>
          <table:table-cell table:formula="of:=[.E795]*100" office:value-type="float" office:value="0.088669" calcext:value-type="float">
            <text:p>0.088669</text:p>
          </table:table-cell>
        </table:table-row>
        <table:table-row table:style-name="ro1">
          <table:table-cell office:value-type="float" office:value="53.48" calcext:value-type="float">
            <text:p>53.48</text:p>
          </table:table-cell>
          <table:table-cell office:value-type="float" office:value="178.9292449951" calcext:value-type="float">
            <text:p>178.9292449951</text:p>
          </table:table-cell>
          <table:table-cell office:value-type="float" office:value="-0.2052329531" calcext:value-type="float">
            <text:p>-0.20523295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1438" calcext:value-type="float">
            <text:p>0.00211438</text:p>
          </table:table-cell>
          <table:table-cell office:value-type="float" office:value="-0.00123269" calcext:value-type="float">
            <text:p>-0.00123269</text:p>
          </table:table-cell>
          <table:table-cell office:value-type="float" office:value="0.0004784343" calcext:value-type="float">
            <text:p>0.0004784343</text:p>
          </table:table-cell>
          <table:table-cell office:value-type="float" office:value="1069" calcext:value-type="float">
            <text:p>1069</text:p>
          </table:table-cell>
          <table:table-cell table:formula="of:=[.D796]*100" office:value-type="float" office:value="0.04814132" calcext:value-type="float">
            <text:p>0.04814132</text:p>
          </table:table-cell>
          <table:table-cell table:formula="of:=[.E796]*100" office:value-type="float" office:value="0.211438" calcext:value-type="float">
            <text:p>0.211438</text:p>
          </table:table-cell>
        </table:table-row>
        <table:table-row table:style-name="ro1">
          <table:table-cell office:value-type="float" office:value="53.53" calcext:value-type="float">
            <text:p>53.53</text:p>
          </table:table-cell>
          <table:table-cell office:value-type="float" office:value="178.9493255615" calcext:value-type="float">
            <text:p>178.9493255615</text:p>
          </table:table-cell>
          <table:table-cell office:value-type="float" office:value="-0.1548706802" calcext:value-type="float">
            <text:p>-0.15487068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9255" calcext:value-type="float">
            <text:p>0.00259255</text:p>
          </table:table-cell>
          <table:table-cell office:value-type="float" office:value="-0.00467103" calcext:value-type="float">
            <text:p>-0.00467103</text:p>
          </table:table-cell>
          <table:table-cell office:value-type="float" office:value="0.000117222" calcext:value-type="float">
            <text:p>0.000117222</text:p>
          </table:table-cell>
          <table:table-cell office:value-type="float" office:value="1070" calcext:value-type="float">
            <text:p>1070</text:p>
          </table:table-cell>
          <table:table-cell table:formula="of:=[.D797]*100" office:value-type="float" office:value="0.04814132" calcext:value-type="float">
            <text:p>0.04814132</text:p>
          </table:table-cell>
          <table:table-cell table:formula="of:=[.E797]*100" office:value-type="float" office:value="0.259255" calcext:value-type="float">
            <text:p>0.259255</text:p>
          </table:table-cell>
        </table:table-row>
        <table:table-row table:style-name="ro1">
          <table:table-cell office:value-type="float" office:value="53.58" calcext:value-type="float">
            <text:p>53.58</text:p>
          </table:table-cell>
          <table:table-cell office:value-type="float" office:value="178.9722900391" calcext:value-type="float">
            <text:p>178.9722900391</text:p>
          </table:table-cell>
          <table:table-cell office:value-type="float" office:value="-0.1102243025" calcext:value-type="float">
            <text:p>-0.11022430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1235" calcext:value-type="float">
            <text:p>0.00261235</text:p>
          </table:table-cell>
          <table:table-cell office:value-type="float" office:value="-0.00467103" calcext:value-type="float">
            <text:p>-0.00467103</text:p>
          </table:table-cell>
          <table:table-cell office:value-type="float" office:value="-0.0003066976" calcext:value-type="float">
            <text:p>-0.0003066976</text:p>
          </table:table-cell>
          <table:table-cell office:value-type="float" office:value="1071" calcext:value-type="float">
            <text:p>1071</text:p>
          </table:table-cell>
          <table:table-cell table:formula="of:=[.D798]*100" office:value-type="float" office:value="0.04814132" calcext:value-type="float">
            <text:p>0.04814132</text:p>
          </table:table-cell>
          <table:table-cell table:formula="of:=[.E798]*100" office:value-type="float" office:value="0.261235" calcext:value-type="float">
            <text:p>0.261235</text:p>
          </table:table-cell>
        </table:table-row>
        <table:table-row table:style-name="ro1">
          <table:table-cell office:value-type="float" office:value="53.63" calcext:value-type="float">
            <text:p>53.63</text:p>
          </table:table-cell>
          <table:table-cell office:value-type="float" office:value="179.0012359619" calcext:value-type="float">
            <text:p>179.0012359619</text:p>
          </table:table-cell>
          <table:table-cell office:value-type="float" office:value="-0.1108287147" calcext:value-type="float">
            <text:p>-0.11082871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2949" calcext:value-type="float">
            <text:p>0.00262949</text:p>
          </table:table-cell>
          <table:table-cell office:value-type="float" office:value="-0.00725222" calcext:value-type="float">
            <text:p>-0.00725222</text:p>
          </table:table-cell>
          <table:table-cell office:value-type="float" office:value="-0.0003630413" calcext:value-type="float">
            <text:p>-0.0003630413</text:p>
          </table:table-cell>
          <table:table-cell office:value-type="float" office:value="1072" calcext:value-type="float">
            <text:p>1072</text:p>
          </table:table-cell>
          <table:table-cell table:formula="of:=[.D799]*100" office:value-type="float" office:value="0.04814132" calcext:value-type="float">
            <text:p>0.04814132</text:p>
          </table:table-cell>
          <table:table-cell table:formula="of:=[.E799]*100" office:value-type="float" office:value="0.262949" calcext:value-type="float">
            <text:p>0.262949</text:p>
          </table:table-cell>
        </table:table-row>
        <table:table-row table:style-name="ro1">
          <table:table-cell office:value-type="float" office:value="53.68" calcext:value-type="float">
            <text:p>53.68</text:p>
          </table:table-cell>
          <table:table-cell office:value-type="float" office:value="179.0108795166" calcext:value-type="float">
            <text:p>179.0108795166</text:p>
          </table:table-cell>
          <table:table-cell office:value-type="float" office:value="-0.0733513222" calcext:value-type="float">
            <text:p>-0.07335132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9165" calcext:value-type="float">
            <text:p>0.00239165</text:p>
          </table:table-cell>
          <table:table-cell office:value-type="float" office:value="-0.0087527" calcext:value-type="float">
            <text:p>-0.0087527</text:p>
          </table:table-cell>
          <table:table-cell office:value-type="float" office:value="-0.0005096585" calcext:value-type="float">
            <text:p>-0.0005096585</text:p>
          </table:table-cell>
          <table:table-cell office:value-type="float" office:value="1073" calcext:value-type="float">
            <text:p>1073</text:p>
          </table:table-cell>
          <table:table-cell table:formula="of:=[.D800]*100" office:value-type="float" office:value="0.04814132" calcext:value-type="float">
            <text:p>0.04814132</text:p>
          </table:table-cell>
          <table:table-cell table:formula="of:=[.E800]*100" office:value-type="float" office:value="0.239165" calcext:value-type="float">
            <text:p>0.239165</text:p>
          </table:table-cell>
        </table:table-row>
        <table:table-row table:style-name="ro1">
          <table:table-cell office:value-type="float" office:value="53.73" calcext:value-type="float">
            <text:p>53.73</text:p>
          </table:table-cell>
          <table:table-cell office:value-type="float" office:value="179.0157775879" calcext:value-type="float">
            <text:p>179.0157775879</text:p>
          </table:table-cell>
          <table:table-cell office:value-type="float" office:value="-0.0152849379" calcext:value-type="float">
            <text:p>-0.01528493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4806" calcext:value-type="float">
            <text:p>0.00184806</text:p>
          </table:table-cell>
          <table:table-cell office:value-type="float" office:value="-0.0087527" calcext:value-type="float">
            <text:p>-0.0087527</text:p>
          </table:table-cell>
          <table:table-cell office:value-type="float" office:value="-0.0006801084" calcext:value-type="float">
            <text:p>-0.0006801084</text:p>
          </table:table-cell>
          <table:table-cell office:value-type="float" office:value="1074" calcext:value-type="float">
            <text:p>1074</text:p>
          </table:table-cell>
          <table:table-cell table:formula="of:=[.D801]*100" office:value-type="float" office:value="0.04814132" calcext:value-type="float">
            <text:p>0.04814132</text:p>
          </table:table-cell>
          <table:table-cell table:formula="of:=[.E801]*100" office:value-type="float" office:value="0.184806" calcext:value-type="float">
            <text:p>0.184806</text:p>
          </table:table-cell>
        </table:table-row>
        <table:table-row table:style-name="ro1">
          <table:table-cell office:value-type="float" office:value="53.78" calcext:value-type="float">
            <text:p>53.78</text:p>
          </table:table-cell>
          <table:table-cell office:value-type="float" office:value="179.0185241699" calcext:value-type="float">
            <text:p>179.0185241699</text:p>
          </table:table-cell>
          <table:table-cell office:value-type="float" office:value="0.0071408625" calcext:value-type="float">
            <text:p>0.00714086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3898" calcext:value-type="float">
            <text:p>0.00133898</text:p>
          </table:table-cell>
          <table:table-cell office:value-type="float" office:value="-0.0132878" calcext:value-type="float">
            <text:p>-0.0132878</text:p>
          </table:table-cell>
          <table:table-cell office:value-type="float" office:value="-0.0005642963" calcext:value-type="float">
            <text:p>-0.0005642963</text:p>
          </table:table-cell>
          <table:table-cell office:value-type="float" office:value="1075" calcext:value-type="float">
            <text:p>1075</text:p>
          </table:table-cell>
          <table:table-cell table:formula="of:=[.D802]*100" office:value-type="float" office:value="0.04814132" calcext:value-type="float">
            <text:p>0.04814132</text:p>
          </table:table-cell>
          <table:table-cell table:formula="of:=[.E802]*100" office:value-type="float" office:value="0.133898" calcext:value-type="float">
            <text:p>0.133898</text:p>
          </table:table-cell>
        </table:table-row>
        <table:table-row table:style-name="ro1">
          <table:table-cell office:value-type="float" office:value="53.83" calcext:value-type="float">
            <text:p>53.83</text:p>
          </table:table-cell>
          <table:table-cell office:value-type="float" office:value="178.9948883057" calcext:value-type="float">
            <text:p>178.9948883057</text:p>
          </table:table-cell>
          <table:table-cell office:value-type="float" office:value="0.0065223372" calcext:value-type="float">
            <text:p>0.00652233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0595" calcext:value-type="float">
            <text:p>0.00100595</text:p>
          </table:table-cell>
          <table:table-cell office:value-type="float" office:value="-0.0132878" calcext:value-type="float">
            <text:p>-0.0132878</text:p>
          </table:table-cell>
          <table:table-cell office:value-type="float" office:value="-0.0004739203" calcext:value-type="float">
            <text:p>-0.0004739203</text:p>
          </table:table-cell>
          <table:table-cell office:value-type="float" office:value="1076" calcext:value-type="float">
            <text:p>1076</text:p>
          </table:table-cell>
          <table:table-cell table:formula="of:=[.D803]*100" office:value-type="float" office:value="0.04814132" calcext:value-type="float">
            <text:p>0.04814132</text:p>
          </table:table-cell>
          <table:table-cell table:formula="of:=[.E803]*100" office:value-type="float" office:value="0.100595" calcext:value-type="float">
            <text:p>0.100595</text:p>
          </table:table-cell>
        </table:table-row>
        <table:table-row table:style-name="ro1">
          <table:table-cell office:value-type="float" office:value="53.88" calcext:value-type="float">
            <text:p>53.88</text:p>
          </table:table-cell>
          <table:table-cell office:value-type="float" office:value="178.9849853516" calcext:value-type="float">
            <text:p>178.9849853516</text:p>
          </table:table-cell>
          <table:table-cell office:value-type="float" office:value="-0.0690814264" calcext:value-type="float">
            <text:p>-0.06908142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881" calcext:value-type="float">
            <text:p>0.0012881</text:p>
          </table:table-cell>
          <table:table-cell office:value-type="float" office:value="-0.0132878" calcext:value-type="float">
            <text:p>-0.0132878</text:p>
          </table:table-cell>
          <table:table-cell office:value-type="float" office:value="-0.0002677031" calcext:value-type="float">
            <text:p>-0.0002677031</text:p>
          </table:table-cell>
          <table:table-cell office:value-type="float" office:value="1077" calcext:value-type="float">
            <text:p>1077</text:p>
          </table:table-cell>
          <table:table-cell table:formula="of:=[.D804]*100" office:value-type="float" office:value="0.04814132" calcext:value-type="float">
            <text:p>0.04814132</text:p>
          </table:table-cell>
          <table:table-cell table:formula="of:=[.E804]*100" office:value-type="float" office:value="0.12881" calcext:value-type="float">
            <text:p>0.12881</text:p>
          </table:table-cell>
        </table:table-row>
        <table:table-row table:style-name="ro1">
          <table:table-cell office:value-type="float" office:value="53.93" calcext:value-type="float">
            <text:p>53.93</text:p>
          </table:table-cell>
          <table:table-cell office:value-type="float" office:value="178.9761199951" calcext:value-type="float">
            <text:p>178.9761199951</text:p>
          </table:table-cell>
          <table:table-cell office:value-type="float" office:value="-0.1836416071" calcext:value-type="float">
            <text:p>-0.18364160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3665" calcext:value-type="float">
            <text:p>0.00223665</text:p>
          </table:table-cell>
          <table:table-cell office:value-type="float" office:value="-0.01796512" calcext:value-type="float">
            <text:p>-0.01796512</text:p>
          </table:table-cell>
          <table:table-cell office:value-type="float" office:value="0.0002096926" calcext:value-type="float">
            <text:p>0.0002096926</text:p>
          </table:table-cell>
          <table:table-cell office:value-type="float" office:value="1078" calcext:value-type="float">
            <text:p>1078</text:p>
          </table:table-cell>
          <table:table-cell table:formula="of:=[.D805]*100" office:value-type="float" office:value="0.04814132" calcext:value-type="float">
            <text:p>0.04814132</text:p>
          </table:table-cell>
          <table:table-cell table:formula="of:=[.E805]*100" office:value-type="float" office:value="0.223665" calcext:value-type="float">
            <text:p>0.223665</text:p>
          </table:table-cell>
        </table:table-row>
        <table:table-row table:style-name="ro1">
          <table:table-cell office:value-type="float" office:value="53.98" calcext:value-type="float">
            <text:p>53.98</text:p>
          </table:table-cell>
          <table:table-cell office:value-type="float" office:value="178.9521636963" calcext:value-type="float">
            <text:p>178.9521636963</text:p>
          </table:table-cell>
          <table:table-cell office:value-type="float" office:value="-0.291110626" calcext:value-type="float">
            <text:p>-0.2911106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937" calcext:value-type="float">
            <text:p>0.00357937</text:p>
          </table:table-cell>
          <table:table-cell office:value-type="float" office:value="-0.01796512" calcext:value-type="float">
            <text:p>-0.01796512</text:p>
          </table:table-cell>
          <table:table-cell office:value-type="float" office:value="0.000300569" calcext:value-type="float">
            <text:p>0.000300569</text:p>
          </table:table-cell>
          <table:table-cell office:value-type="float" office:value="1079" calcext:value-type="float">
            <text:p>1079</text:p>
          </table:table-cell>
          <table:table-cell table:formula="of:=[.D806]*100" office:value-type="float" office:value="0.04814132" calcext:value-type="float">
            <text:p>0.04814132</text:p>
          </table:table-cell>
          <table:table-cell table:formula="of:=[.E806]*100" office:value-type="float" office:value="0.357937" calcext:value-type="float">
            <text:p>0.357937</text:p>
          </table:table-cell>
        </table:table-row>
        <table:table-row table:style-name="ro1">
          <table:table-cell office:value-type="float" office:value="54.03" calcext:value-type="float">
            <text:p>54.03</text:p>
          </table:table-cell>
          <table:table-cell office:value-type="float" office:value="178.9466094971" calcext:value-type="float">
            <text:p>178.9466094971</text:p>
          </table:table-cell>
          <table:table-cell office:value-type="float" office:value="-0.5048563007" calcext:value-type="float">
            <text:p>-0.50485630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88974" calcext:value-type="float">
            <text:p>0.00588974</text:p>
          </table:table-cell>
          <table:table-cell office:value-type="float" office:value="-0.02240324" calcext:value-type="float">
            <text:p>-0.02240324</text:p>
          </table:table-cell>
          <table:table-cell office:value-type="float" office:value="0.0008160244" calcext:value-type="float">
            <text:p>0.0008160244</text:p>
          </table:table-cell>
          <table:table-cell office:value-type="float" office:value="1080" calcext:value-type="float">
            <text:p>1080</text:p>
          </table:table-cell>
          <table:table-cell table:formula="of:=[.D807]*100" office:value-type="float" office:value="0.04814132" calcext:value-type="float">
            <text:p>0.04814132</text:p>
          </table:table-cell>
          <table:table-cell table:formula="of:=[.E807]*100" office:value-type="float" office:value="0.588974" calcext:value-type="float">
            <text:p>0.588974</text:p>
          </table:table-cell>
        </table:table-row>
        <table:table-row table:style-name="ro1">
          <table:table-cell office:value-type="float" office:value="54.08" calcext:value-type="float">
            <text:p>54.08</text:p>
          </table:table-cell>
          <table:table-cell office:value-type="float" office:value="178.9424743652" calcext:value-type="float">
            <text:p>178.9424743652</text:p>
          </table:table-cell>
          <table:table-cell office:value-type="float" office:value="-0.6026763552" calcext:value-type="float">
            <text:p>-0.60267635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07015" calcext:value-type="float">
            <text:p>0.00807015</text:p>
          </table:table-cell>
          <table:table-cell office:value-type="float" office:value="-0.02240324" calcext:value-type="float">
            <text:p>-0.02240324</text:p>
          </table:table-cell>
          <table:table-cell office:value-type="float" office:value="0.0006847686" calcext:value-type="float">
            <text:p>0.0006847686</text:p>
          </table:table-cell>
          <table:table-cell office:value-type="float" office:value="1081" calcext:value-type="float">
            <text:p>1081</text:p>
          </table:table-cell>
          <table:table-cell table:formula="of:=[.D808]*100" office:value-type="float" office:value="0.04814132" calcext:value-type="float">
            <text:p>0.04814132</text:p>
          </table:table-cell>
          <table:table-cell table:formula="of:=[.E808]*100" office:value-type="float" office:value="0.807015" calcext:value-type="float">
            <text:p>0.807015</text:p>
          </table:table-cell>
        </table:table-row>
        <table:table-row table:style-name="ro1">
          <table:table-cell office:value-type="float" office:value="54.13" calcext:value-type="float">
            <text:p>54.13</text:p>
          </table:table-cell>
          <table:table-cell office:value-type="float" office:value="178.9499053955" calcext:value-type="float">
            <text:p>178.9499053955</text:p>
          </table:table-cell>
          <table:table-cell office:value-type="float" office:value="-0.7759424543" calcext:value-type="float">
            <text:p>-0.77594245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66612" calcext:value-type="float">
            <text:p>0.01066612</text:p>
          </table:table-cell>
          <table:table-cell office:value-type="float" office:value="-0.02240324" calcext:value-type="float">
            <text:p>-0.02240324</text:p>
          </table:table-cell>
          <table:table-cell office:value-type="float" office:value="0.0008417742" calcext:value-type="float">
            <text:p>0.0008417742</text:p>
          </table:table-cell>
          <table:table-cell office:value-type="float" office:value="1082" calcext:value-type="float">
            <text:p>1082</text:p>
          </table:table-cell>
          <table:table-cell table:formula="of:=[.D809]*100" office:value-type="float" office:value="0.04814132" calcext:value-type="float">
            <text:p>0.04814132</text:p>
          </table:table-cell>
          <table:table-cell table:formula="of:=[.E809]*100" office:value-type="float" office:value="1.066612" calcext:value-type="float">
            <text:p>1.066612</text:p>
          </table:table-cell>
        </table:table-row>
        <table:table-row table:style-name="ro1">
          <table:table-cell office:value-type="float" office:value="54.18" calcext:value-type="float">
            <text:p>54.18</text:p>
          </table:table-cell>
          <table:table-cell office:value-type="float" office:value="178.9488220215" calcext:value-type="float">
            <text:p>178.9488220215</text:p>
          </table:table-cell>
          <table:table-cell office:value-type="float" office:value="-0.8802466852" calcext:value-type="float">
            <text:p>-0.88024668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07878" calcext:value-type="float">
            <text:p>0.01307878</text:p>
          </table:table-cell>
          <table:table-cell office:value-type="float" office:value="-0.02615919" calcext:value-type="float">
            <text:p>-0.02615919</text:p>
          </table:table-cell>
          <table:table-cell office:value-type="float" office:value="0.0007524534" calcext:value-type="float">
            <text:p>0.0007524534</text:p>
          </table:table-cell>
          <table:table-cell office:value-type="float" office:value="1083" calcext:value-type="float">
            <text:p>1083</text:p>
          </table:table-cell>
          <table:table-cell table:formula="of:=[.D810]*100" office:value-type="float" office:value="0.04814132" calcext:value-type="float">
            <text:p>0.04814132</text:p>
          </table:table-cell>
          <table:table-cell table:formula="of:=[.E810]*100" office:value-type="float" office:value="1.307878" calcext:value-type="float">
            <text:p>1.307878</text:p>
          </table:table-cell>
        </table:table-row>
        <table:table-row table:style-name="ro1">
          <table:table-cell office:value-type="float" office:value="54.23" calcext:value-type="float">
            <text:p>54.23</text:p>
          </table:table-cell>
          <table:table-cell office:value-type="float" office:value="178.9397735596" calcext:value-type="float">
            <text:p>178.9397735596</text:p>
          </table:table-cell>
          <table:table-cell office:value-type="float" office:value="-0.9519042863" calcext:value-type="float">
            <text:p>-0.95190428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15297" calcext:value-type="float">
            <text:p>0.01515297</text:p>
          </table:table-cell>
          <table:table-cell office:value-type="float" office:value="-0.02615919" calcext:value-type="float">
            <text:p>-0.02615919</text:p>
          </table:table-cell>
          <table:table-cell office:value-type="float" office:value="0.0008130027" calcext:value-type="float">
            <text:p>0.0008130027</text:p>
          </table:table-cell>
          <table:table-cell office:value-type="float" office:value="1084" calcext:value-type="float">
            <text:p>1084</text:p>
          </table:table-cell>
          <table:table-cell table:formula="of:=[.D811]*100" office:value-type="float" office:value="0.04814132" calcext:value-type="float">
            <text:p>0.04814132</text:p>
          </table:table-cell>
          <table:table-cell table:formula="of:=[.E811]*100" office:value-type="float" office:value="1.515297" calcext:value-type="float">
            <text:p>1.515297</text:p>
          </table:table-cell>
        </table:table-row>
        <table:table-row table:style-name="ro1">
          <table:table-cell office:value-type="float" office:value="54.29" calcext:value-type="float">
            <text:p>54.29</text:p>
          </table:table-cell>
          <table:table-cell office:value-type="float" office:value="178.9412994385" calcext:value-type="float">
            <text:p>178.9412994385</text:p>
          </table:table-cell>
          <table:table-cell office:value-type="float" office:value="-1.0994422658" calcext:value-type="float">
            <text:p>-1.09944226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50754" calcext:value-type="float">
            <text:p>0.01750754</text:p>
          </table:table-cell>
          <table:table-cell office:value-type="float" office:value="-0.02831204" calcext:value-type="float">
            <text:p>-0.02831204</text:p>
          </table:table-cell>
          <table:table-cell office:value-type="float" office:value="0.000818797" calcext:value-type="float">
            <text:p>0.000818797</text:p>
          </table:table-cell>
          <table:table-cell office:value-type="float" office:value="1085" calcext:value-type="float">
            <text:p>1085</text:p>
          </table:table-cell>
          <table:table-cell table:formula="of:=[.D812]*100" office:value-type="float" office:value="0.04814132" calcext:value-type="float">
            <text:p>0.04814132</text:p>
          </table:table-cell>
          <table:table-cell table:formula="of:=[.E812]*100" office:value-type="float" office:value="1.750754" calcext:value-type="float">
            <text:p>1.750754</text:p>
          </table:table-cell>
        </table:table-row>
        <table:table-row table:style-name="ro1">
          <table:table-cell office:value-type="float" office:value="54.33" calcext:value-type="float">
            <text:p>54.33</text:p>
          </table:table-cell>
          <table:table-cell office:value-type="float" office:value="178.9479064941" calcext:value-type="float">
            <text:p>178.9479064941</text:p>
          </table:table-cell>
          <table:table-cell office:value-type="float" office:value="-1.1566798612" calcext:value-type="float">
            <text:p>-1.15667986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944738" calcext:value-type="float">
            <text:p>0.01944738</text:p>
          </table:table-cell>
          <table:table-cell office:value-type="float" office:value="-0.02876729" calcext:value-type="float">
            <text:p>-0.02876729</text:p>
          </table:table-cell>
          <table:table-cell office:value-type="float" office:value="0.0006481913" calcext:value-type="float">
            <text:p>0.0006481913</text:p>
          </table:table-cell>
          <table:table-cell office:value-type="float" office:value="1086" calcext:value-type="float">
            <text:p>1086</text:p>
          </table:table-cell>
          <table:table-cell table:formula="of:=[.D813]*100" office:value-type="float" office:value="0.04814132" calcext:value-type="float">
            <text:p>0.04814132</text:p>
          </table:table-cell>
          <table:table-cell table:formula="of:=[.E813]*100" office:value-type="float" office:value="1.944738" calcext:value-type="float">
            <text:p>1.944738</text:p>
          </table:table-cell>
        </table:table-row>
        <table:table-row table:style-name="ro1">
          <table:table-cell office:value-type="float" office:value="54.38" calcext:value-type="float">
            <text:p>54.38</text:p>
          </table:table-cell>
          <table:table-cell office:value-type="float" office:value="178.9499359131" calcext:value-type="float">
            <text:p>178.9499359131</text:p>
          </table:table-cell>
          <table:table-cell office:value-type="float" office:value="-1.2064024712" calcext:value-type="float">
            <text:p>-1.20640247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106262" calcext:value-type="float">
            <text:p>0.02106262</text:p>
          </table:table-cell>
          <table:table-cell office:value-type="float" office:value="-0.02876729" calcext:value-type="float">
            <text:p>-0.02876729</text:p>
          </table:table-cell>
          <table:table-cell office:value-type="float" office:value="0.0003524002" calcext:value-type="float">
            <text:p>0.0003524002</text:p>
          </table:table-cell>
          <table:table-cell office:value-type="float" office:value="1087" calcext:value-type="float">
            <text:p>1087</text:p>
          </table:table-cell>
          <table:table-cell table:formula="of:=[.D814]*100" office:value-type="float" office:value="0.04814132" calcext:value-type="float">
            <text:p>0.04814132</text:p>
          </table:table-cell>
          <table:table-cell table:formula="of:=[.E814]*100" office:value-type="float" office:value="2.106262" calcext:value-type="float">
            <text:p>2.106262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178.9702911377" calcext:value-type="float">
            <text:p>178.9702911377</text:p>
          </table:table-cell>
          <table:table-cell office:value-type="float" office:value="-1.2498058459" calcext:value-type="float">
            <text:p>-1.24980584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242087" calcext:value-type="float">
            <text:p>0.02242087</text:p>
          </table:table-cell>
          <table:table-cell office:value-type="float" office:value="-0.02978193" calcext:value-type="float">
            <text:p>-0.02978193</text:p>
          </table:table-cell>
          <table:table-cell office:value-type="float" office:value="0.0003532583" calcext:value-type="float">
            <text:p>0.0003532583</text:p>
          </table:table-cell>
          <table:table-cell office:value-type="float" office:value="1088" calcext:value-type="float">
            <text:p>1088</text:p>
          </table:table-cell>
          <table:table-cell table:formula="of:=[.D815]*100" office:value-type="float" office:value="0.04814132" calcext:value-type="float">
            <text:p>0.04814132</text:p>
          </table:table-cell>
          <table:table-cell table:formula="of:=[.E815]*100" office:value-type="float" office:value="2.242087" calcext:value-type="float">
            <text:p>2.242087</text:p>
          </table:table-cell>
        </table:table-row>
        <table:table-row table:style-name="ro1">
          <table:table-cell office:value-type="float" office:value="54.48" calcext:value-type="float">
            <text:p>54.48</text:p>
          </table:table-cell>
          <table:table-cell office:value-type="float" office:value="178.9821472168" calcext:value-type="float">
            <text:p>178.9821472168</text:p>
          </table:table-cell>
          <table:table-cell office:value-type="float" office:value="-1.2568739694" calcext:value-type="float">
            <text:p>-1.25687396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336734" calcext:value-type="float">
            <text:p>0.02336734</text:p>
          </table:table-cell>
          <table:table-cell office:value-type="float" office:value="-0.02978193" calcext:value-type="float">
            <text:p>-0.02978193</text:p>
          </table:table-cell>
          <table:table-cell office:value-type="float" office:value="0.0001236214" calcext:value-type="float">
            <text:p>0.0001236214</text:p>
          </table:table-cell>
          <table:table-cell office:value-type="float" office:value="1089" calcext:value-type="float">
            <text:p>1089</text:p>
          </table:table-cell>
          <table:table-cell table:formula="of:=[.D816]*100" office:value-type="float" office:value="0.04814132" calcext:value-type="float">
            <text:p>0.04814132</text:p>
          </table:table-cell>
          <table:table-cell table:formula="of:=[.E816]*100" office:value-type="float" office:value="2.336734" calcext:value-type="float">
            <text:p>2.336734</text:p>
          </table:table-cell>
        </table:table-row>
        <table:table-row table:style-name="ro1">
          <table:table-cell office:value-type="float" office:value="54.53" calcext:value-type="float">
            <text:p>54.53</text:p>
          </table:table-cell>
          <table:table-cell office:value-type="float" office:value="178.9786071777" calcext:value-type="float">
            <text:p>178.9786071777</text:p>
          </table:table-cell>
          <table:table-cell office:value-type="float" office:value="-1.0901406847" calcext:value-type="float">
            <text:p>-1.09014068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288553" calcext:value-type="float">
            <text:p>0.02288553</text:p>
          </table:table-cell>
          <table:table-cell office:value-type="float" office:value="-0.03023713" calcext:value-type="float">
            <text:p>-0.03023713</text:p>
          </table:table-cell>
          <table:table-cell office:value-type="float" office:value="0.0000162838" calcext:value-type="float">
            <text:p>1.62838E-05</text:p>
          </table:table-cell>
          <table:table-cell office:value-type="float" office:value="1090" calcext:value-type="float">
            <text:p>1090</text:p>
          </table:table-cell>
          <table:table-cell table:formula="of:=[.D817]*100" office:value-type="float" office:value="0.04814132" calcext:value-type="float">
            <text:p>0.04814132</text:p>
          </table:table-cell>
          <table:table-cell table:formula="of:=[.E817]*100" office:value-type="float" office:value="2.288553" calcext:value-type="float">
            <text:p>2.288553</text:p>
          </table:table-cell>
        </table:table-row>
        <table:table-row table:style-name="ro1">
          <table:table-cell office:value-type="float" office:value="54.58" calcext:value-type="float">
            <text:p>54.58</text:p>
          </table:table-cell>
          <table:table-cell office:value-type="float" office:value="178.976272583" calcext:value-type="float">
            <text:p>178.976272583</text:p>
          </table:table-cell>
          <table:table-cell office:value-type="float" office:value="-0.9672656542" calcext:value-type="float">
            <text:p>-0.96726565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174947" calcext:value-type="float">
            <text:p>0.02174947</text:p>
          </table:table-cell>
          <table:table-cell office:value-type="float" office:value="-0.02885169" calcext:value-type="float">
            <text:p>-0.02885169</text:p>
          </table:table-cell>
          <table:table-cell office:value-type="float" office:value="-0.0000010421" calcext:value-type="float">
            <text:p>-1.0421E-06</text:p>
          </table:table-cell>
          <table:table-cell office:value-type="float" office:value="1091" calcext:value-type="float">
            <text:p>1091</text:p>
          </table:table-cell>
          <table:table-cell table:formula="of:=[.D818]*100" office:value-type="float" office:value="0.04814132" calcext:value-type="float">
            <text:p>0.04814132</text:p>
          </table:table-cell>
          <table:table-cell table:formula="of:=[.E818]*100" office:value-type="float" office:value="2.174947" calcext:value-type="float">
            <text:p>2.174947</text:p>
          </table:table-cell>
        </table:table-row>
        <table:table-row table:style-name="ro1">
          <table:table-cell office:value-type="float" office:value="54.63" calcext:value-type="float">
            <text:p>54.63</text:p>
          </table:table-cell>
          <table:table-cell office:value-type="float" office:value="178.9801177979" calcext:value-type="float">
            <text:p>178.9801177979</text:p>
          </table:table-cell>
          <table:table-cell office:value-type="float" office:value="-0.8602156344" calcext:value-type="float">
            <text:p>-0.86021563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2028536" calcext:value-type="float">
            <text:p>0.02028536</text:p>
          </table:table-cell>
          <table:table-cell office:value-type="float" office:value="-0.02885169" calcext:value-type="float">
            <text:p>-0.02885169</text:p>
          </table:table-cell>
          <table:table-cell office:value-type="float" office:value="-0.00012339" calcext:value-type="float">
            <text:p>-0.00012339</text:p>
          </table:table-cell>
          <table:table-cell office:value-type="float" office:value="1092" calcext:value-type="float">
            <text:p>1092</text:p>
          </table:table-cell>
          <table:table-cell table:formula="of:=[.D819]*100" office:value-type="float" office:value="0.04814132" calcext:value-type="float">
            <text:p>0.04814132</text:p>
          </table:table-cell>
          <table:table-cell table:formula="of:=[.E819]*100" office:value-type="float" office:value="2.028536" calcext:value-type="float">
            <text:p>2.028536</text:p>
          </table:table-cell>
        </table:table-row>
        <table:table-row table:style-name="ro1">
          <table:table-cell office:value-type="float" office:value="54.68" calcext:value-type="float">
            <text:p>54.68</text:p>
          </table:table-cell>
          <table:table-cell office:value-type="float" office:value="178.98777771" calcext:value-type="float">
            <text:p>178.98777771</text:p>
          </table:table-cell>
          <table:table-cell office:value-type="float" office:value="-0.6513577447" calcext:value-type="float">
            <text:p>-0.65135774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79271" calcext:value-type="float">
            <text:p>0.0179271</text:p>
          </table:table-cell>
          <table:table-cell office:value-type="float" office:value="-0.02819988" calcext:value-type="float">
            <text:p>-0.02819988</text:p>
          </table:table-cell>
          <table:table-cell office:value-type="float" office:value="-0.0001490663" calcext:value-type="float">
            <text:p>-0.0001490663</text:p>
          </table:table-cell>
          <table:table-cell office:value-type="float" office:value="1093" calcext:value-type="float">
            <text:p>1093</text:p>
          </table:table-cell>
          <table:table-cell table:formula="of:=[.D820]*100" office:value-type="float" office:value="0.04814132" calcext:value-type="float">
            <text:p>0.04814132</text:p>
          </table:table-cell>
          <table:table-cell table:formula="of:=[.E820]*100" office:value-type="float" office:value="1.79271" calcext:value-type="float">
            <text:p>1.79271</text:p>
          </table:table-cell>
        </table:table-row>
        <table:table-row table:style-name="ro1">
          <table:table-cell office:value-type="float" office:value="54.73" calcext:value-type="float">
            <text:p>54.73</text:p>
          </table:table-cell>
          <table:table-cell office:value-type="float" office:value="178.9934082031" calcext:value-type="float">
            <text:p>178.9934082031</text:p>
          </table:table-cell>
          <table:table-cell office:value-type="float" office:value="-0.5115199506" calcext:value-type="float">
            <text:p>-0.51151995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54356" calcext:value-type="float">
            <text:p>0.0154356</text:p>
          </table:table-cell>
          <table:table-cell office:value-type="float" office:value="-0.02573617" calcext:value-type="float">
            <text:p>-0.02573617</text:p>
          </table:table-cell>
          <table:table-cell office:value-type="float" office:value="-0.0002347066" calcext:value-type="float">
            <text:p>-0.0002347066</text:p>
          </table:table-cell>
          <table:table-cell office:value-type="float" office:value="1094" calcext:value-type="float">
            <text:p>1094</text:p>
          </table:table-cell>
          <table:table-cell table:formula="of:=[.D821]*100" office:value-type="float" office:value="0.04814132" calcext:value-type="float">
            <text:p>0.04814132</text:p>
          </table:table-cell>
          <table:table-cell table:formula="of:=[.E821]*100" office:value-type="float" office:value="1.54356" calcext:value-type="float">
            <text:p>1.54356</text:p>
          </table:table-cell>
        </table:table-row>
        <table:table-row table:style-name="ro1">
          <table:table-cell office:value-type="float" office:value="54.78" calcext:value-type="float">
            <text:p>54.78</text:p>
          </table:table-cell>
          <table:table-cell office:value-type="float" office:value="178.9995117188" calcext:value-type="float">
            <text:p>178.9995117188</text:p>
          </table:table-cell>
          <table:table-cell office:value-type="float" office:value="-0.4588081747" calcext:value-type="float">
            <text:p>-0.45880817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343517" calcext:value-type="float">
            <text:p>0.01343517</text:p>
          </table:table-cell>
          <table:table-cell office:value-type="float" office:value="-0.02388407" calcext:value-type="float">
            <text:p>-0.02388407</text:p>
          </table:table-cell>
          <table:table-cell office:value-type="float" office:value="-0.0000262943" calcext:value-type="float">
            <text:p>-2.62943E-05</text:p>
          </table:table-cell>
          <table:table-cell office:value-type="float" office:value="1095" calcext:value-type="float">
            <text:p>1095</text:p>
          </table:table-cell>
          <table:table-cell table:formula="of:=[.D822]*100" office:value-type="float" office:value="0.04814132" calcext:value-type="float">
            <text:p>0.04814132</text:p>
          </table:table-cell>
          <table:table-cell table:formula="of:=[.E822]*100" office:value-type="float" office:value="1.343517" calcext:value-type="float">
            <text:p>1.343517</text:p>
          </table:table-cell>
        </table:table-row>
        <table:table-row table:style-name="ro1">
          <table:table-cell office:value-type="float" office:value="54.83" calcext:value-type="float">
            <text:p>54.83</text:p>
          </table:table-cell>
          <table:table-cell office:value-type="float" office:value="178.9866333008" calcext:value-type="float">
            <text:p>178.9866333008</text:p>
          </table:table-cell>
          <table:table-cell office:value-type="float" office:value="-0.2887278878" calcext:value-type="float">
            <text:p>-0.28872788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97957" calcext:value-type="float">
            <text:p>0.01097957</text:p>
          </table:table-cell>
          <table:table-cell office:value-type="float" office:value="-0.02038002" calcext:value-type="float">
            <text:p>-0.02038002</text:p>
          </table:table-cell>
          <table:table-cell office:value-type="float" office:value="-0.0001593463" calcext:value-type="float">
            <text:p>-0.0001593463</text:p>
          </table:table-cell>
          <table:table-cell office:value-type="float" office:value="1096" calcext:value-type="float">
            <text:p>1096</text:p>
          </table:table-cell>
          <table:table-cell table:formula="of:=[.D823]*100" office:value-type="float" office:value="0.04814132" calcext:value-type="float">
            <text:p>0.04814132</text:p>
          </table:table-cell>
          <table:table-cell table:formula="of:=[.E823]*100" office:value-type="float" office:value="1.097957" calcext:value-type="float">
            <text:p>1.097957</text:p>
          </table:table-cell>
        </table:table-row>
        <table:table-row table:style-name="ro1">
          <table:table-cell office:value-type="float" office:value="54.88" calcext:value-type="float">
            <text:p>54.88</text:p>
          </table:table-cell>
          <table:table-cell office:value-type="float" office:value="178.9905853271" calcext:value-type="float">
            <text:p>178.9905853271</text:p>
          </table:table-cell>
          <table:table-cell office:value-type="float" office:value="-0.274494155" calcext:value-type="float">
            <text:p>-0.2744941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925874" calcext:value-type="float">
            <text:p>0.00925874</text:p>
          </table:table-cell>
          <table:table-cell office:value-type="float" office:value="-0.02038002" calcext:value-type="float">
            <text:p>-0.02038002</text:p>
          </table:table-cell>
          <table:table-cell office:value-type="float" office:value="0.000029847" calcext:value-type="float">
            <text:p>0.000029847</text:p>
          </table:table-cell>
          <table:table-cell office:value-type="float" office:value="1097" calcext:value-type="float">
            <text:p>1097</text:p>
          </table:table-cell>
          <table:table-cell table:formula="of:=[.D824]*100" office:value-type="float" office:value="0.04814132" calcext:value-type="float">
            <text:p>0.04814132</text:p>
          </table:table-cell>
          <table:table-cell table:formula="of:=[.E824]*100" office:value-type="float" office:value="0.925874" calcext:value-type="float">
            <text:p>0.925874</text:p>
          </table:table-cell>
        </table:table-row>
        <table:table-row table:style-name="ro1">
          <table:table-cell office:value-type="float" office:value="54.93" calcext:value-type="float">
            <text:p>54.93</text:p>
          </table:table-cell>
          <table:table-cell office:value-type="float" office:value="178.9893951416" calcext:value-type="float">
            <text:p>178.9893951416</text:p>
          </table:table-cell>
          <table:table-cell office:value-type="float" office:value="-0.1443782728" calcext:value-type="float">
            <text:p>-0.14437827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25402" calcext:value-type="float">
            <text:p>0.00725402</text:p>
          </table:table-cell>
          <table:table-cell office:value-type="float" office:value="-0.01733578" calcext:value-type="float">
            <text:p>-0.01733578</text:p>
          </table:table-cell>
          <table:table-cell office:value-type="float" office:value="-0.0002469783" calcext:value-type="float">
            <text:p>-0.0002469783</text:p>
          </table:table-cell>
          <table:table-cell office:value-type="float" office:value="1098" calcext:value-type="float">
            <text:p>1098</text:p>
          </table:table-cell>
          <table:table-cell table:formula="of:=[.D825]*100" office:value-type="float" office:value="0.04814132" calcext:value-type="float">
            <text:p>0.04814132</text:p>
          </table:table-cell>
          <table:table-cell table:formula="of:=[.E825]*100" office:value-type="float" office:value="0.725402" calcext:value-type="float">
            <text:p>0.725402</text:p>
          </table:table-cell>
        </table:table-row>
        <table:table-row table:style-name="ro1">
          <table:table-cell office:value-type="float" office:value="54.98" calcext:value-type="float">
            <text:p>54.98</text:p>
          </table:table-cell>
          <table:table-cell office:value-type="float" office:value="178.9944610596" calcext:value-type="float">
            <text:p>178.9944610596</text:p>
          </table:table-cell>
          <table:table-cell office:value-type="float" office:value="-0.2171996902" calcext:value-type="float">
            <text:p>-0.21719969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41061" calcext:value-type="float">
            <text:p>0.00641061</text:p>
          </table:table-cell>
          <table:table-cell office:value-type="float" office:value="-0.012957" calcext:value-type="float">
            <text:p>-0.012957</text:p>
          </table:table-cell>
          <table:table-cell office:value-type="float" office:value="0.0000425068" calcext:value-type="float">
            <text:p>4.25068E-05</text:p>
          </table:table-cell>
          <table:table-cell office:value-type="float" office:value="1099" calcext:value-type="float">
            <text:p>1099</text:p>
          </table:table-cell>
          <table:table-cell table:formula="of:=[.D826]*100" office:value-type="float" office:value="0.04814132" calcext:value-type="float">
            <text:p>0.04814132</text:p>
          </table:table-cell>
          <table:table-cell table:formula="of:=[.E826]*100" office:value-type="float" office:value="0.641061" calcext:value-type="float">
            <text:p>0.641061</text:p>
          </table:table-cell>
        </table:table-row>
        <table:table-row table:style-name="ro1">
          <table:table-cell office:value-type="float" office:value="55.03" calcext:value-type="float">
            <text:p>55.03</text:p>
          </table:table-cell>
          <table:table-cell office:value-type="float" office:value="179.0005950928" calcext:value-type="float">
            <text:p>179.0005950928</text:p>
          </table:table-cell>
          <table:table-cell office:value-type="float" office:value="-0.3150317554" calcext:value-type="float">
            <text:p>-0.31503175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50256" calcext:value-type="float">
            <text:p>0.00650256</text:p>
          </table:table-cell>
          <table:table-cell office:value-type="float" office:value="-0.0088799" calcext:value-type="float">
            <text:p>-0.0088799</text:p>
          </table:table-cell>
          <table:table-cell office:value-type="float" office:value="0.0002080751" calcext:value-type="float">
            <text:p>0.0002080751</text:p>
          </table:table-cell>
          <table:table-cell office:value-type="float" office:value="1100" calcext:value-type="float">
            <text:p>1100</text:p>
          </table:table-cell>
          <table:table-cell table:formula="of:=[.D827]*100" office:value-type="float" office:value="0.04814132" calcext:value-type="float">
            <text:p>0.04814132</text:p>
          </table:table-cell>
          <table:table-cell table:formula="of:=[.E827]*100" office:value-type="float" office:value="0.650256" calcext:value-type="float">
            <text:p>0.650256</text:p>
          </table:table-cell>
        </table:table-row>
        <table:table-row table:style-name="ro1">
          <table:table-cell office:value-type="float" office:value="55.08" calcext:value-type="float">
            <text:p>55.08</text:p>
          </table:table-cell>
          <table:table-cell office:value-type="float" office:value="178.9957275391" calcext:value-type="float">
            <text:p>178.9957275391</text:p>
          </table:table-cell>
          <table:table-cell office:value-type="float" office:value="-0.3864664825" calcext:value-type="float">
            <text:p>-0.38646648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3841" calcext:value-type="float">
            <text:p>0.00703841</text:p>
          </table:table-cell>
          <table:table-cell office:value-type="float" office:value="-0.00391633" calcext:value-type="float">
            <text:p>-0.00391633</text:p>
          </table:table-cell>
          <table:table-cell office:value-type="float" office:value="0.0000424642" calcext:value-type="float">
            <text:p>4.24642E-05</text:p>
          </table:table-cell>
          <table:table-cell office:value-type="float" office:value="1101" calcext:value-type="float">
            <text:p>1101</text:p>
          </table:table-cell>
          <table:table-cell table:formula="of:=[.D828]*100" office:value-type="float" office:value="0.04814132" calcext:value-type="float">
            <text:p>0.04814132</text:p>
          </table:table-cell>
          <table:table-cell table:formula="of:=[.E828]*100" office:value-type="float" office:value="0.703841" calcext:value-type="float">
            <text:p>0.703841</text:p>
          </table:table-cell>
        </table:table-row>
        <table:table-row table:style-name="ro1">
          <table:table-cell office:value-type="float" office:value="55.13" calcext:value-type="float">
            <text:p>55.13</text:p>
          </table:table-cell>
          <table:table-cell office:value-type="float" office:value="179.0061645508" calcext:value-type="float">
            <text:p>179.0061645508</text:p>
          </table:table-cell>
          <table:table-cell office:value-type="float" office:value="-0.457206989" calcext:value-type="float">
            <text:p>-0.4572069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86362" calcext:value-type="float">
            <text:p>0.00786362</text:p>
          </table:table-cell>
          <table:table-cell office:value-type="float" office:value="-0.00391633" calcext:value-type="float">
            <text:p>-0.00391633</text:p>
          </table:table-cell>
          <table:table-cell office:value-type="float" office:value="0.0001578138" calcext:value-type="float">
            <text:p>0.0001578138</text:p>
          </table:table-cell>
          <table:table-cell office:value-type="float" office:value="1102" calcext:value-type="float">
            <text:p>1102</text:p>
          </table:table-cell>
          <table:table-cell table:formula="of:=[.D829]*100" office:value-type="float" office:value="0.04814132" calcext:value-type="float">
            <text:p>0.04814132</text:p>
          </table:table-cell>
          <table:table-cell table:formula="of:=[.E829]*100" office:value-type="float" office:value="0.786362" calcext:value-type="float">
            <text:p>0.786362</text:p>
          </table:table-cell>
        </table:table-row>
        <table:table-row table:style-name="ro1">
          <table:table-cell office:value-type="float" office:value="55.18" calcext:value-type="float">
            <text:p>55.18</text:p>
          </table:table-cell>
          <table:table-cell office:value-type="float" office:value="179.002532959" calcext:value-type="float">
            <text:p>179.002532959</text:p>
          </table:table-cell>
          <table:table-cell office:value-type="float" office:value="-0.5357642683" calcext:value-type="float">
            <text:p>-0.53576426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93242" calcext:value-type="float">
            <text:p>0.00893242</text:p>
          </table:table-cell>
          <table:table-cell office:value-type="float" office:value="0.00088509" calcext:value-type="float">
            <text:p>0.00088509</text:p>
          </table:table-cell>
          <table:table-cell office:value-type="float" office:value="0.0001620798" calcext:value-type="float">
            <text:p>0.0001620798</text:p>
          </table:table-cell>
          <table:table-cell office:value-type="float" office:value="1103" calcext:value-type="float">
            <text:p>1103</text:p>
          </table:table-cell>
          <table:table-cell table:formula="of:=[.D830]*100" office:value-type="float" office:value="0.04814132" calcext:value-type="float">
            <text:p>0.04814132</text:p>
          </table:table-cell>
          <table:table-cell table:formula="of:=[.E830]*100" office:value-type="float" office:value="0.893242" calcext:value-type="float">
            <text:p>0.893242</text:p>
          </table:table-cell>
        </table:table-row>
        <table:table-row table:style-name="ro1">
          <table:table-cell office:value-type="float" office:value="55.23" calcext:value-type="float">
            <text:p>55.23</text:p>
          </table:table-cell>
          <table:table-cell office:value-type="float" office:value="178.9989776611" calcext:value-type="float">
            <text:p>178.9989776611</text:p>
          </table:table-cell>
          <table:table-cell office:value-type="float" office:value="-0.6113715348" calcext:value-type="float">
            <text:p>-0.61137153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14293" calcext:value-type="float">
            <text:p>0.01014293</text:p>
          </table:table-cell>
          <table:table-cell office:value-type="float" office:value="0.00604338" calcext:value-type="float">
            <text:p>0.00604338</text:p>
          </table:table-cell>
          <table:table-cell office:value-type="float" office:value="0.0000918356" calcext:value-type="float">
            <text:p>9.18356E-05</text:p>
          </table:table-cell>
          <table:table-cell office:value-type="float" office:value="1104" calcext:value-type="float">
            <text:p>1104</text:p>
          </table:table-cell>
          <table:table-cell table:formula="of:=[.D831]*100" office:value-type="float" office:value="0.04814132" calcext:value-type="float">
            <text:p>0.04814132</text:p>
          </table:table-cell>
          <table:table-cell table:formula="of:=[.E831]*100" office:value-type="float" office:value="1.014293" calcext:value-type="float">
            <text:p>1.014293</text:p>
          </table:table-cell>
        </table:table-row>
        <table:table-row table:style-name="ro1">
          <table:table-cell office:value-type="float" office:value="55.28" calcext:value-type="float">
            <text:p>55.28</text:p>
          </table:table-cell>
          <table:table-cell office:value-type="float" office:value="178.9908294678" calcext:value-type="float">
            <text:p>178.9908294678</text:p>
          </table:table-cell>
          <table:table-cell office:value-type="float" office:value="-0.6127133761" calcext:value-type="float">
            <text:p>-0.61271337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95349" calcext:value-type="float">
            <text:p>0.01095349</text:p>
          </table:table-cell>
          <table:table-cell office:value-type="float" office:value="0.00604338" calcext:value-type="float">
            <text:p>0.00604338</text:p>
          </table:table-cell>
          <table:table-cell office:value-type="float" office:value="-0.0000074537" calcext:value-type="float">
            <text:p>-7.4537E-06</text:p>
          </table:table-cell>
          <table:table-cell office:value-type="float" office:value="1105" calcext:value-type="float">
            <text:p>1105</text:p>
          </table:table-cell>
          <table:table-cell table:formula="of:=[.D832]*100" office:value-type="float" office:value="0.04814132" calcext:value-type="float">
            <text:p>0.04814132</text:p>
          </table:table-cell>
          <table:table-cell table:formula="of:=[.E832]*100" office:value-type="float" office:value="1.095349" calcext:value-type="float">
            <text:p>1.095349</text:p>
          </table:table-cell>
        </table:table-row>
        <table:table-row table:style-name="ro1">
          <table:table-cell office:value-type="float" office:value="55.34" calcext:value-type="float">
            <text:p>55.34</text:p>
          </table:table-cell>
          <table:table-cell office:value-type="float" office:value="178.9900512695" calcext:value-type="float">
            <text:p>178.9900512695</text:p>
          </table:table-cell>
          <table:table-cell office:value-type="float" office:value="-0.7079339153" calcext:value-type="float">
            <text:p>-0.70793391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12339" calcext:value-type="float">
            <text:p>0.01212339</text:p>
          </table:table-cell>
          <table:table-cell office:value-type="float" office:value="0.01601116" calcext:value-type="float">
            <text:p>0.01601116</text:p>
          </table:table-cell>
          <table:table-cell office:value-type="float" office:value="0.0003014969" calcext:value-type="float">
            <text:p>0.0003014969</text:p>
          </table:table-cell>
          <table:table-cell office:value-type="float" office:value="1106" calcext:value-type="float">
            <text:p>1106</text:p>
          </table:table-cell>
          <table:table-cell table:formula="of:=[.D833]*100" office:value-type="float" office:value="0.04814132" calcext:value-type="float">
            <text:p>0.04814132</text:p>
          </table:table-cell>
          <table:table-cell table:formula="of:=[.E833]*100" office:value-type="float" office:value="1.212339" calcext:value-type="float">
            <text:p>1.212339</text:p>
          </table:table-cell>
        </table:table-row>
        <table:table-row table:style-name="ro1">
          <table:table-cell office:value-type="float" office:value="55.38" calcext:value-type="float">
            <text:p>55.38</text:p>
          </table:table-cell>
          <table:table-cell office:value-type="float" office:value="178.99559021" calcext:value-type="float">
            <text:p>178.99559021</text:p>
          </table:table-cell>
          <table:table-cell office:value-type="float" office:value="-0.6429694874" calcext:value-type="float">
            <text:p>-0.64296948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46619" calcext:value-type="float">
            <text:p>0.01246619</text:p>
          </table:table-cell>
          <table:table-cell office:value-type="float" office:value="0.01601116" calcext:value-type="float">
            <text:p>0.01601116</text:p>
          </table:table-cell>
          <table:table-cell office:value-type="float" office:value="0.0000392658" calcext:value-type="float">
            <text:p>3.92658E-05</text:p>
          </table:table-cell>
          <table:table-cell office:value-type="float" office:value="1107" calcext:value-type="float">
            <text:p>1107</text:p>
          </table:table-cell>
          <table:table-cell table:formula="of:=[.D834]*100" office:value-type="float" office:value="0.04814132" calcext:value-type="float">
            <text:p>0.04814132</text:p>
          </table:table-cell>
          <table:table-cell table:formula="of:=[.E834]*100" office:value-type="float" office:value="1.246619" calcext:value-type="float">
            <text:p>1.246619</text:p>
          </table:table-cell>
        </table:table-row>
        <table:table-row table:style-name="ro1">
          <table:table-cell office:value-type="float" office:value="55.43" calcext:value-type="float">
            <text:p>55.43</text:p>
          </table:table-cell>
          <table:table-cell office:value-type="float" office:value="178.999710083" calcext:value-type="float">
            <text:p>178.999710083</text:p>
          </table:table-cell>
          <table:table-cell office:value-type="float" office:value="-0.5501398854" calcext:value-type="float">
            <text:p>-0.55013988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207598" calcext:value-type="float">
            <text:p>0.01207598</text:p>
          </table:table-cell>
          <table:table-cell office:value-type="float" office:value="0.02079487" calcext:value-type="float">
            <text:p>0.02079487</text:p>
          </table:table-cell>
          <table:table-cell office:value-type="float" office:value="0.0000864507" calcext:value-type="float">
            <text:p>8.64507E-05</text:p>
          </table:table-cell>
          <table:table-cell office:value-type="float" office:value="1108" calcext:value-type="float">
            <text:p>1108</text:p>
          </table:table-cell>
          <table:table-cell table:formula="of:=[.D835]*100" office:value-type="float" office:value="0.04814132" calcext:value-type="float">
            <text:p>0.04814132</text:p>
          </table:table-cell>
          <table:table-cell table:formula="of:=[.E835]*100" office:value-type="float" office:value="1.207598" calcext:value-type="float">
            <text:p>1.207598</text:p>
          </table:table-cell>
        </table:table-row>
        <table:table-row table:style-name="ro1">
          <table:table-cell office:value-type="float" office:value="55.48" calcext:value-type="float">
            <text:p>55.48</text:p>
          </table:table-cell>
          <table:table-cell office:value-type="float" office:value="179.0063323975" calcext:value-type="float">
            <text:p>179.0063323975</text:p>
          </table:table-cell>
          <table:table-cell office:value-type="float" office:value="-0.5363507706" calcext:value-type="float">
            <text:p>-0.53635077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172589" calcext:value-type="float">
            <text:p>0.01172589</text:p>
          </table:table-cell>
          <table:table-cell office:value-type="float" office:value="0.02501057" calcext:value-type="float">
            <text:p>0.02501057</text:p>
          </table:table-cell>
          <table:table-cell office:value-type="float" office:value="0.0001842516" calcext:value-type="float">
            <text:p>0.0001842516</text:p>
          </table:table-cell>
          <table:table-cell office:value-type="float" office:value="1109" calcext:value-type="float">
            <text:p>1109</text:p>
          </table:table-cell>
          <table:table-cell table:formula="of:=[.D836]*100" office:value-type="float" office:value="0.04814132" calcext:value-type="float">
            <text:p>0.04814132</text:p>
          </table:table-cell>
          <table:table-cell table:formula="of:=[.E836]*100" office:value-type="float" office:value="1.172589" calcext:value-type="float">
            <text:p>1.172589</text:p>
          </table:table-cell>
        </table:table-row>
        <table:table-row table:style-name="ro1">
          <table:table-cell office:value-type="float" office:value="55.53" calcext:value-type="float">
            <text:p>55.53</text:p>
          </table:table-cell>
          <table:table-cell office:value-type="float" office:value="178.9973754883" calcext:value-type="float">
            <text:p>178.9973754883</text:p>
          </table:table-cell>
          <table:table-cell office:value-type="float" office:value="-0.3367719174" calcext:value-type="float">
            <text:p>-0.33677191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1016707" calcext:value-type="float">
            <text:p>0.01016707</text:p>
          </table:table-cell>
          <table:table-cell office:value-type="float" office:value="0.02501057" calcext:value-type="float">
            <text:p>0.02501057</text:p>
          </table:table-cell>
          <table:table-cell office:value-type="float" office:value="-0.0000277701" calcext:value-type="float">
            <text:p>-2.77701E-05</text:p>
          </table:table-cell>
          <table:table-cell office:value-type="float" office:value="1110" calcext:value-type="float">
            <text:p>1110</text:p>
          </table:table-cell>
          <table:table-cell table:formula="of:=[.D837]*100" office:value-type="float" office:value="0.04814132" calcext:value-type="float">
            <text:p>0.04814132</text:p>
          </table:table-cell>
          <table:table-cell table:formula="of:=[.E837]*100" office:value-type="float" office:value="1.016707" calcext:value-type="float">
            <text:p>1.016707</text:p>
          </table:table-cell>
        </table:table-row>
        <table:table-row table:style-name="ro1">
          <table:table-cell office:value-type="float" office:value="55.58" calcext:value-type="float">
            <text:p>55.58</text:p>
          </table:table-cell>
          <table:table-cell office:value-type="float" office:value="179.0002441406" calcext:value-type="float">
            <text:p>179.0002441406</text:p>
          </table:table-cell>
          <table:table-cell office:value-type="float" office:value="-0.2918216495" calcext:value-type="float">
            <text:p>-0.29182164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883589" calcext:value-type="float">
            <text:p>0.00883589</text:p>
          </table:table-cell>
          <table:table-cell office:value-type="float" office:value="0.02897259" calcext:value-type="float">
            <text:p>0.02897259</text:p>
          </table:table-cell>
          <table:table-cell office:value-type="float" office:value="-0.0000635451" calcext:value-type="float">
            <text:p>-6.35451E-05</text:p>
          </table:table-cell>
          <table:table-cell office:value-type="float" office:value="1111" calcext:value-type="float">
            <text:p>1111</text:p>
          </table:table-cell>
          <table:table-cell table:formula="of:=[.D838]*100" office:value-type="float" office:value="0.04814132" calcext:value-type="float">
            <text:p>0.04814132</text:p>
          </table:table-cell>
          <table:table-cell table:formula="of:=[.E838]*100" office:value-type="float" office:value="0.883589" calcext:value-type="float">
            <text:p>0.883589</text:p>
          </table:table-cell>
        </table:table-row>
        <table:table-row table:style-name="ro1">
          <table:table-cell office:value-type="float" office:value="55.63" calcext:value-type="float">
            <text:p>55.63</text:p>
          </table:table-cell>
          <table:table-cell office:value-type="float" office:value="178.9970092773" calcext:value-type="float">
            <text:p>178.9970092773</text:p>
          </table:table-cell>
          <table:table-cell office:value-type="float" office:value="-0.1064030631" calcext:value-type="float">
            <text:p>-0.106403063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7215" calcext:value-type="float">
            <text:p>0.0067215</text:p>
          </table:table-cell>
          <table:table-cell office:value-type="float" office:value="0.03212412" calcext:value-type="float">
            <text:p>0.03212412</text:p>
          </table:table-cell>
          <table:table-cell office:value-type="float" office:value="-0.0003980627" calcext:value-type="float">
            <text:p>-0.0003980627</text:p>
          </table:table-cell>
          <table:table-cell office:value-type="float" office:value="1112" calcext:value-type="float">
            <text:p>1112</text:p>
          </table:table-cell>
          <table:table-cell table:formula="of:=[.D839]*100" office:value-type="float" office:value="0.04814132" calcext:value-type="float">
            <text:p>0.04814132</text:p>
          </table:table-cell>
          <table:table-cell table:formula="of:=[.E839]*100" office:value-type="float" office:value="0.67215" calcext:value-type="float">
            <text:p>0.67215</text:p>
          </table:table-cell>
        </table:table-row>
        <table:table-row table:style-name="ro1">
          <table:table-cell office:value-type="float" office:value="55.68" calcext:value-type="float">
            <text:p>55.68</text:p>
          </table:table-cell>
          <table:table-cell office:value-type="float" office:value="178.995880127" calcext:value-type="float">
            <text:p>178.995880127</text:p>
          </table:table-cell>
          <table:table-cell office:value-type="float" office:value="-0.1332139892" calcext:value-type="float">
            <text:p>-0.13321398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9954" calcext:value-type="float">
            <text:p>0.00549954</text:p>
          </table:table-cell>
          <table:table-cell office:value-type="float" office:value="0.03486228" calcext:value-type="float">
            <text:p>0.03486228</text:p>
          </table:table-cell>
          <table:table-cell office:value-type="float" office:value="-0.0000169067" calcext:value-type="float">
            <text:p>-1.69067E-05</text:p>
          </table:table-cell>
          <table:table-cell office:value-type="float" office:value="1113" calcext:value-type="float">
            <text:p>1113</text:p>
          </table:table-cell>
          <table:table-cell table:formula="of:=[.D840]*100" office:value-type="float" office:value="0.04814132" calcext:value-type="float">
            <text:p>0.04814132</text:p>
          </table:table-cell>
          <table:table-cell table:formula="of:=[.E840]*100" office:value-type="float" office:value="0.549954" calcext:value-type="float">
            <text:p>0.549954</text:p>
          </table:table-cell>
        </table:table-row>
        <table:table-row table:style-name="ro1">
          <table:table-cell office:value-type="float" office:value="55.73" calcext:value-type="float">
            <text:p>55.73</text:p>
          </table:table-cell>
          <table:table-cell office:value-type="float" office:value="179.0056152344" calcext:value-type="float">
            <text:p>179.0056152344</text:p>
          </table:table-cell>
          <table:table-cell office:value-type="float" office:value="0.0107965616" calcext:value-type="float">
            <text:p>0.01079656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328" calcext:value-type="float">
            <text:p>0.0037328</text:p>
          </table:table-cell>
          <table:table-cell office:value-type="float" office:value="0.03486228" calcext:value-type="float">
            <text:p>0.03486228</text:p>
          </table:table-cell>
          <table:table-cell office:value-type="float" office:value="-0.0003040057" calcext:value-type="float">
            <text:p>-0.0003040057</text:p>
          </table:table-cell>
          <table:table-cell office:value-type="float" office:value="1114" calcext:value-type="float">
            <text:p>1114</text:p>
          </table:table-cell>
          <table:table-cell table:formula="of:=[.D841]*100" office:value-type="float" office:value="0.04814132" calcext:value-type="float">
            <text:p>0.04814132</text:p>
          </table:table-cell>
          <table:table-cell table:formula="of:=[.E841]*100" office:value-type="float" office:value="0.37328" calcext:value-type="float">
            <text:p>0.37328</text:p>
          </table:table-cell>
        </table:table-row>
        <table:table-row table:style-name="ro1">
          <table:table-cell office:value-type="float" office:value="55.78" calcext:value-type="float">
            <text:p>55.78</text:p>
          </table:table-cell>
          <table:table-cell office:value-type="float" office:value="179.0130004883" calcext:value-type="float">
            <text:p>179.0130004883</text:p>
          </table:table-cell>
          <table:table-cell office:value-type="float" office:value="0.0697501198" calcext:value-type="float">
            <text:p>0.06975011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7083" calcext:value-type="float">
            <text:p>0.00217083</text:p>
          </table:table-cell>
          <table:table-cell office:value-type="float" office:value="0.03668866" calcext:value-type="float">
            <text:p>0.03668866</text:p>
          </table:table-cell>
          <table:table-cell office:value-type="float" office:value="-0.0002221687" calcext:value-type="float">
            <text:p>-0.0002221687</text:p>
          </table:table-cell>
          <table:table-cell office:value-type="float" office:value="1115" calcext:value-type="float">
            <text:p>1115</text:p>
          </table:table-cell>
          <table:table-cell table:formula="of:=[.D842]*100" office:value-type="float" office:value="0.04814132" calcext:value-type="float">
            <text:p>0.04814132</text:p>
          </table:table-cell>
          <table:table-cell table:formula="of:=[.E842]*100" office:value-type="float" office:value="0.217083" calcext:value-type="float">
            <text:p>0.217083</text:p>
          </table:table-cell>
        </table:table-row>
        <table:table-row table:style-name="ro1">
          <table:table-cell office:value-type="float" office:value="55.83" calcext:value-type="float">
            <text:p>55.83</text:p>
          </table:table-cell>
          <table:table-cell office:value-type="float" office:value="179.0027160645" calcext:value-type="float">
            <text:p>179.0027160645</text:p>
          </table:table-cell>
          <table:table-cell office:value-type="float" office:value="0.1273552925" calcext:value-type="float">
            <text:p>0.12735529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5343" calcext:value-type="float">
            <text:p>0.00075343</text:p>
          </table:table-cell>
          <table:table-cell office:value-type="float" office:value="0.03799746" calcext:value-type="float">
            <text:p>0.03799746</text:p>
          </table:table-cell>
          <table:table-cell office:value-type="float" office:value="-0.0003440546" calcext:value-type="float">
            <text:p>-0.0003440546</text:p>
          </table:table-cell>
          <table:table-cell office:value-type="float" office:value="1116" calcext:value-type="float">
            <text:p>1116</text:p>
          </table:table-cell>
          <table:table-cell table:formula="of:=[.D843]*100" office:value-type="float" office:value="0.04814132" calcext:value-type="float">
            <text:p>0.04814132</text:p>
          </table:table-cell>
          <table:table-cell table:formula="of:=[.E843]*100" office:value-type="float" office:value="0.075343" calcext:value-type="float">
            <text:p>0.075343</text:p>
          </table:table-cell>
        </table:table-row>
        <table:table-row table:style-name="ro1">
          <table:table-cell office:value-type="float" office:value="55.88" calcext:value-type="float">
            <text:p>55.88</text:p>
          </table:table-cell>
          <table:table-cell office:value-type="float" office:value="179.0140228271" calcext:value-type="float">
            <text:p>179.0140228271</text:p>
          </table:table-cell>
          <table:table-cell office:value-type="float" office:value="0.1403133742" calcext:value-type="float">
            <text:p>0.14031337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27139" calcext:value-type="float">
            <text:p>-0.00027139</text:p>
          </table:table-cell>
          <table:table-cell office:value-type="float" office:value="0.03837495" calcext:value-type="float">
            <text:p>0.03837495</text:p>
          </table:table-cell>
          <table:table-cell office:value-type="float" office:value="-0.0004432145" calcext:value-type="float">
            <text:p>-0.0004432145</text:p>
          </table:table-cell>
          <table:table-cell office:value-type="float" office:value="1117" calcext:value-type="float">
            <text:p>1117</text:p>
          </table:table-cell>
          <table:table-cell table:formula="of:=[.D844]*100" office:value-type="float" office:value="0.04814132" calcext:value-type="float">
            <text:p>0.04814132</text:p>
          </table:table-cell>
          <table:table-cell table:formula="of:=[.E844]*100" office:value-type="float" office:value="-0.027139" calcext:value-type="float">
            <text:p>-0.027139</text:p>
          </table:table-cell>
        </table:table-row>
        <table:table-row table:style-name="ro1">
          <table:table-cell office:value-type="float" office:value="55.93" calcext:value-type="float">
            <text:p>55.93</text:p>
          </table:table-cell>
          <table:table-cell office:value-type="float" office:value="179.0145874023" calcext:value-type="float">
            <text:p>179.0145874023</text:p>
          </table:table-cell>
          <table:table-cell office:value-type="float" office:value="0.1654984087" calcext:value-type="float">
            <text:p>0.16549840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1175" calcext:value-type="float">
            <text:p>-0.0011175</text:p>
          </table:table-cell>
          <table:table-cell office:value-type="float" office:value="0.03837495" calcext:value-type="float">
            <text:p>0.03837495</text:p>
          </table:table-cell>
          <table:table-cell office:value-type="float" office:value="-0.0003628303" calcext:value-type="float">
            <text:p>-0.0003628303</text:p>
          </table:table-cell>
          <table:table-cell office:value-type="float" office:value="1118" calcext:value-type="float">
            <text:p>1118</text:p>
          </table:table-cell>
          <table:table-cell table:formula="of:=[.D845]*100" office:value-type="float" office:value="0.04814132" calcext:value-type="float">
            <text:p>0.04814132</text:p>
          </table:table-cell>
          <table:table-cell table:formula="of:=[.E845]*100" office:value-type="float" office:value="-0.11175" calcext:value-type="float">
            <text:p>-0.11175</text:p>
          </table:table-cell>
        </table:table-row>
        <table:table-row table:style-name="ro1">
          <table:table-cell office:value-type="float" office:value="55.98" calcext:value-type="float">
            <text:p>55.98</text:p>
          </table:table-cell>
          <table:table-cell office:value-type="float" office:value="179.0372924805" calcext:value-type="float">
            <text:p>179.0372924805</text:p>
          </table:table-cell>
          <table:table-cell office:value-type="float" office:value="0.1158500655" calcext:value-type="float">
            <text:p>0.11585006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4772" calcext:value-type="float">
            <text:p>-0.00134772</text:p>
          </table:table-cell>
          <table:table-cell office:value-type="float" office:value="0.03827409" calcext:value-type="float">
            <text:p>0.03827409</text:p>
          </table:table-cell>
          <table:table-cell office:value-type="float" office:value="-0.0002542508" calcext:value-type="float">
            <text:p>-0.0002542508</text:p>
          </table:table-cell>
          <table:table-cell office:value-type="float" office:value="1119" calcext:value-type="float">
            <text:p>1119</text:p>
          </table:table-cell>
          <table:table-cell table:formula="of:=[.D846]*100" office:value-type="float" office:value="0.04814132" calcext:value-type="float">
            <text:p>0.04814132</text:p>
          </table:table-cell>
          <table:table-cell table:formula="of:=[.E846]*100" office:value-type="float" office:value="-0.134772" calcext:value-type="float">
            <text:p>-0.134772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 office:value-type="float" office:value="179.0471801758" calcext:value-type="float">
            <text:p>179.0471801758</text:p>
          </table:table-cell>
          <table:table-cell office:value-type="float" office:value="0.0976867783" calcext:value-type="float">
            <text:p>0.09768677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7942" calcext:value-type="float">
            <text:p>-0.00137942</text:p>
          </table:table-cell>
          <table:table-cell office:value-type="float" office:value="0.03721962" calcext:value-type="float">
            <text:p>0.03721962</text:p>
          </table:table-cell>
          <table:table-cell office:value-type="float" office:value="-0.0002444596" calcext:value-type="float">
            <text:p>-0.0002444596</text:p>
          </table:table-cell>
          <table:table-cell office:value-type="float" office:value="1120" calcext:value-type="float">
            <text:p>1120</text:p>
          </table:table-cell>
          <table:table-cell table:formula="of:=[.D847]*100" office:value-type="float" office:value="0.04814132" calcext:value-type="float">
            <text:p>0.04814132</text:p>
          </table:table-cell>
          <table:table-cell table:formula="of:=[.E847]*100" office:value-type="float" office:value="-0.137942" calcext:value-type="float">
            <text:p>-0.137942</text:p>
          </table:table-cell>
        </table:table-row>
        <table:table-row table:style-name="ro1">
          <table:table-cell office:value-type="float" office:value="56.09" calcext:value-type="float">
            <text:p>56.09</text:p>
          </table:table-cell>
          <table:table-cell office:value-type="float" office:value="179.0545959473" calcext:value-type="float">
            <text:p>179.0545959473</text:p>
          </table:table-cell>
          <table:table-cell office:value-type="float" office:value="0.0497848996" calcext:value-type="float">
            <text:p>0.04978489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08191" calcext:value-type="float">
            <text:p>-0.00108191</text:p>
          </table:table-cell>
          <table:table-cell office:value-type="float" office:value="0.0359505" calcext:value-type="float">
            <text:p>0.0359505</text:p>
          </table:table-cell>
          <table:table-cell office:value-type="float" office:value="-0.0000605526" calcext:value-type="float">
            <text:p>-6.05526E-05</text:p>
          </table:table-cell>
          <table:table-cell office:value-type="float" office:value="1121" calcext:value-type="float">
            <text:p>1121</text:p>
          </table:table-cell>
          <table:table-cell table:formula="of:=[.D848]*100" office:value-type="float" office:value="0.04814132" calcext:value-type="float">
            <text:p>0.04814132</text:p>
          </table:table-cell>
          <table:table-cell table:formula="of:=[.E848]*100" office:value-type="float" office:value="-0.108191" calcext:value-type="float">
            <text:p>-0.108191</text:p>
          </table:table-cell>
        </table:table-row>
        <table:table-row table:style-name="ro1">
          <table:table-cell office:value-type="float" office:value="56.13" calcext:value-type="float">
            <text:p>56.13</text:p>
          </table:table-cell>
          <table:table-cell office:value-type="float" office:value="179.059967041" calcext:value-type="float">
            <text:p>179.059967041</text:p>
          </table:table-cell>
          <table:table-cell office:value-type="float" office:value="0.0039986167" calcext:value-type="float">
            <text:p>0.00399861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58046" calcext:value-type="float">
            <text:p>-0.00058046</text:p>
          </table:table-cell>
          <table:table-cell office:value-type="float" office:value="0.03362706" calcext:value-type="float">
            <text:p>0.03362706</text:p>
          </table:table-cell>
          <table:table-cell office:value-type="float" office:value="-0.0000470726" calcext:value-type="float">
            <text:p>-4.70726E-05</text:p>
          </table:table-cell>
          <table:table-cell office:value-type="float" office:value="1122" calcext:value-type="float">
            <text:p>1122</text:p>
          </table:table-cell>
          <table:table-cell table:formula="of:=[.D849]*100" office:value-type="float" office:value="0.04814132" calcext:value-type="float">
            <text:p>0.04814132</text:p>
          </table:table-cell>
          <table:table-cell table:formula="of:=[.E849]*100" office:value-type="float" office:value="-0.058046" calcext:value-type="float">
            <text:p>-0.058046</text:p>
          </table:table-cell>
        </table:table-row>
        <table:table-row table:style-name="ro1">
          <table:table-cell office:value-type="float" office:value="56.18" calcext:value-type="float">
            <text:p>56.18</text:p>
          </table:table-cell>
          <table:table-cell office:value-type="float" office:value="179.0461120605" calcext:value-type="float">
            <text:p>179.0461120605</text:p>
          </table:table-cell>
          <table:table-cell office:value-type="float" office:value="-0.01191134" calcext:value-type="float">
            <text:p>-0.011911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426" calcext:value-type="float">
            <text:p>-0.0001426</text:p>
          </table:table-cell>
          <table:table-cell office:value-type="float" office:value="0.03153997" calcext:value-type="float">
            <text:p>0.03153997</text:p>
          </table:table-cell>
          <table:table-cell office:value-type="float" office:value="-0.0000808574" calcext:value-type="float">
            <text:p>-8.08574E-05</text:p>
          </table:table-cell>
          <table:table-cell office:value-type="float" office:value="1123" calcext:value-type="float">
            <text:p>1123</text:p>
          </table:table-cell>
          <table:table-cell table:formula="of:=[.D850]*100" office:value-type="float" office:value="0.04814132" calcext:value-type="float">
            <text:p>0.04814132</text:p>
          </table:table-cell>
          <table:table-cell table:formula="of:=[.E850]*100" office:value-type="float" office:value="-0.01426" calcext:value-type="float">
            <text:p>-0.01426</text:p>
          </table:table-cell>
        </table:table-row>
        <table:table-row table:style-name="ro1">
          <table:table-cell office:value-type="float" office:value="56.23" calcext:value-type="float">
            <text:p>56.23</text:p>
          </table:table-cell>
          <table:table-cell office:value-type="float" office:value="179.0519104004" calcext:value-type="float">
            <text:p>179.0519104004</text:p>
          </table:table-cell>
          <table:table-cell office:value-type="float" office:value="-0.051169617" calcext:value-type="float">
            <text:p>-0.0511696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084" calcext:value-type="float">
            <text:p>0.0004084</text:p>
          </table:table-cell>
          <table:table-cell office:value-type="float" office:value="0.03153997" calcext:value-type="float">
            <text:p>0.03153997</text:p>
          </table:table-cell>
          <table:table-cell office:value-type="float" office:value="-0.0000718834" calcext:value-type="float">
            <text:p>-7.18834E-05</text:p>
          </table:table-cell>
          <table:table-cell office:value-type="float" office:value="1124" calcext:value-type="float">
            <text:p>1124</text:p>
          </table:table-cell>
          <table:table-cell table:formula="of:=[.D851]*100" office:value-type="float" office:value="0.04814132" calcext:value-type="float">
            <text:p>0.04814132</text:p>
          </table:table-cell>
          <table:table-cell table:formula="of:=[.E851]*100" office:value-type="float" office:value="0.04084" calcext:value-type="float">
            <text:p>0.04084</text:p>
          </table:table-cell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179.0503997803" calcext:value-type="float">
            <text:p>179.0503997803</text:p>
          </table:table-cell>
          <table:table-cell office:value-type="float" office:value="-0.0297420378" calcext:value-type="float">
            <text:p>-0.02974203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3081" calcext:value-type="float">
            <text:p>0.00063081</text:p>
          </table:table-cell>
          <table:table-cell office:value-type="float" office:value="0.02819291" calcext:value-type="float">
            <text:p>0.02819291</text:p>
          </table:table-cell>
          <table:table-cell office:value-type="float" office:value="-0.0000279497" calcext:value-type="float">
            <text:p>-2.79497E-05</text:p>
          </table:table-cell>
          <table:table-cell office:value-type="float" office:value="1125" calcext:value-type="float">
            <text:p>1125</text:p>
          </table:table-cell>
          <table:table-cell table:formula="of:=[.D852]*100" office:value-type="float" office:value="0.04814132" calcext:value-type="float">
            <text:p>0.04814132</text:p>
          </table:table-cell>
          <table:table-cell table:formula="of:=[.E852]*100" office:value-type="float" office:value="0.063081" calcext:value-type="float">
            <text:p>0.063081</text:p>
          </table:table-cell>
        </table:table-row>
        <table:table-row table:style-name="ro1">
          <table:table-cell office:value-type="float" office:value="56.33" calcext:value-type="float">
            <text:p>56.33</text:p>
          </table:table-cell>
          <table:table-cell office:value-type="float" office:value="179.0590362549" calcext:value-type="float">
            <text:p>179.0590362549</text:p>
          </table:table-cell>
          <table:table-cell office:value-type="float" office:value="-0.0838384854" calcext:value-type="float">
            <text:p>-0.08383848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3779" calcext:value-type="float">
            <text:p>0.00113779</text:p>
          </table:table-cell>
          <table:table-cell office:value-type="float" office:value="0.02568784" calcext:value-type="float">
            <text:p>0.02568784</text:p>
          </table:table-cell>
          <table:table-cell office:value-type="float" office:value="0.0000302894" calcext:value-type="float">
            <text:p>3.02894E-05</text:p>
          </table:table-cell>
          <table:table-cell office:value-type="float" office:value="1126" calcext:value-type="float">
            <text:p>1126</text:p>
          </table:table-cell>
          <table:table-cell table:formula="of:=[.D853]*100" office:value-type="float" office:value="0.04814132" calcext:value-type="float">
            <text:p>0.04814132</text:p>
          </table:table-cell>
          <table:table-cell table:formula="of:=[.E853]*100" office:value-type="float" office:value="0.113779" calcext:value-type="float">
            <text:p>0.113779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179.0546417236" calcext:value-type="float">
            <text:p>179.0546417236</text:p>
          </table:table-cell>
          <table:table-cell office:value-type="float" office:value="-0.0808215301" calcext:value-type="float">
            <text:p>-0.08082153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5346" calcext:value-type="float">
            <text:p>0.00145346</text:p>
          </table:table-cell>
          <table:table-cell office:value-type="float" office:value="0.02164604" calcext:value-type="float">
            <text:p>0.02164604</text:p>
          </table:table-cell>
          <table:table-cell office:value-type="float" office:value="0.000131397" calcext:value-type="float">
            <text:p>0.000131397</text:p>
          </table:table-cell>
          <table:table-cell office:value-type="float" office:value="1127" calcext:value-type="float">
            <text:p>1127</text:p>
          </table:table-cell>
          <table:table-cell table:formula="of:=[.D854]*100" office:value-type="float" office:value="0.04814132" calcext:value-type="float">
            <text:p>0.04814132</text:p>
          </table:table-cell>
          <table:table-cell table:formula="of:=[.E854]*100" office:value-type="float" office:value="0.145346" calcext:value-type="float">
            <text:p>0.145346</text:p>
          </table:table-cell>
        </table:table-row>
        <table:table-row table:style-name="ro1">
          <table:table-cell office:value-type="float" office:value="56.43" calcext:value-type="float">
            <text:p>56.43</text:p>
          </table:table-cell>
          <table:table-cell office:value-type="float" office:value="179.070526123" calcext:value-type="float">
            <text:p>179.070526123</text:p>
          </table:table-cell>
          <table:table-cell office:value-type="float" office:value="-0.1750135544" calcext:value-type="float">
            <text:p>-0.17501355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8879" calcext:value-type="float">
            <text:p>0.00228879</text:p>
          </table:table-cell>
          <table:table-cell office:value-type="float" office:value="0.02164604" calcext:value-type="float">
            <text:p>0.02164604</text:p>
          </table:table-cell>
          <table:table-cell office:value-type="float" office:value="0.0001783507" calcext:value-type="float">
            <text:p>0.0001783507</text:p>
          </table:table-cell>
          <table:table-cell office:value-type="float" office:value="1128" calcext:value-type="float">
            <text:p>1128</text:p>
          </table:table-cell>
          <table:table-cell table:formula="of:=[.D855]*100" office:value-type="float" office:value="0.04814132" calcext:value-type="float">
            <text:p>0.04814132</text:p>
          </table:table-cell>
          <table:table-cell table:formula="of:=[.E855]*100" office:value-type="float" office:value="0.228879" calcext:value-type="float">
            <text:p>0.228879</text:p>
          </table:table-cell>
        </table:table-row>
        <table:table-row table:style-name="ro1">
          <table:table-cell office:value-type="float" office:value="56.49" calcext:value-type="float">
            <text:p>56.49</text:p>
          </table:table-cell>
          <table:table-cell office:value-type="float" office:value="179.0930786133" calcext:value-type="float">
            <text:p>179.0930786133</text:p>
          </table:table-cell>
          <table:table-cell office:value-type="float" office:value="-0.0817219542" calcext:value-type="float">
            <text:p>-0.08172195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2168" calcext:value-type="float">
            <text:p>0.00222168</text:p>
          </table:table-cell>
          <table:table-cell office:value-type="float" office:value="0.01910826" calcext:value-type="float">
            <text:p>0.01910826</text:p>
          </table:table-cell>
          <table:table-cell office:value-type="float" office:value="-0.0000374757" calcext:value-type="float">
            <text:p>-3.74757E-05</text:p>
          </table:table-cell>
          <table:table-cell office:value-type="float" office:value="1129" calcext:value-type="float">
            <text:p>1129</text:p>
          </table:table-cell>
          <table:table-cell table:formula="of:=[.D856]*100" office:value-type="float" office:value="0.04814132" calcext:value-type="float">
            <text:p>0.04814132</text:p>
          </table:table-cell>
          <table:table-cell table:formula="of:=[.E856]*100" office:value-type="float" office:value="0.222168" calcext:value-type="float">
            <text:p>0.222168</text:p>
          </table:table-cell>
        </table:table-row>
        <table:table-row table:style-name="ro1">
          <table:table-cell office:value-type="float" office:value="56.54" calcext:value-type="float">
            <text:p>56.54</text:p>
          </table:table-cell>
          <table:table-cell office:value-type="float" office:value="179.0963134766" calcext:value-type="float">
            <text:p>179.0963134766</text:p>
          </table:table-cell>
          <table:table-cell office:value-type="float" office:value="-0.0615100508" calcext:value-type="float">
            <text:p>-0.061510050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4286" calcext:value-type="float">
            <text:p>0.00204286</text:p>
          </table:table-cell>
          <table:table-cell office:value-type="float" office:value="0.01473521" calcext:value-type="float">
            <text:p>0.01473521</text:p>
          </table:table-cell>
          <table:table-cell office:value-type="float" office:value="0.0000621945" calcext:value-type="float">
            <text:p>6.21945E-05</text:p>
          </table:table-cell>
          <table:table-cell office:value-type="float" office:value="1130" calcext:value-type="float">
            <text:p>1130</text:p>
          </table:table-cell>
          <table:table-cell table:formula="of:=[.D857]*100" office:value-type="float" office:value="0.04814132" calcext:value-type="float">
            <text:p>0.04814132</text:p>
          </table:table-cell>
          <table:table-cell table:formula="of:=[.E857]*100" office:value-type="float" office:value="0.204286" calcext:value-type="float">
            <text:p>0.204286</text:p>
          </table:table-cell>
        </table:table-row>
        <table:table-row table:style-name="ro1">
          <table:table-cell office:value-type="float" office:value="56.59" calcext:value-type="float">
            <text:p>56.59</text:p>
          </table:table-cell>
          <table:table-cell office:value-type="float" office:value="179.0933532715" calcext:value-type="float">
            <text:p>179.0933532715</text:p>
          </table:table-cell>
          <table:table-cell office:value-type="float" office:value="-0.0433441711" calcext:value-type="float">
            <text:p>-0.04334417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0365" calcext:value-type="float">
            <text:p>0.00180365</text:p>
          </table:table-cell>
          <table:table-cell office:value-type="float" office:value="0.01248611" calcext:value-type="float">
            <text:p>0.01248611</text:p>
          </table:table-cell>
          <table:table-cell office:value-type="float" office:value="-0.0001461434" calcext:value-type="float">
            <text:p>-0.0001461434</text:p>
          </table:table-cell>
          <table:table-cell office:value-type="float" office:value="1131" calcext:value-type="float">
            <text:p>1131</text:p>
          </table:table-cell>
          <table:table-cell table:formula="of:=[.D858]*100" office:value-type="float" office:value="0.04814132" calcext:value-type="float">
            <text:p>0.04814132</text:p>
          </table:table-cell>
          <table:table-cell table:formula="of:=[.E858]*100" office:value-type="float" office:value="0.180365" calcext:value-type="float">
            <text:p>0.180365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179.0936126709" calcext:value-type="float">
            <text:p>179.0936126709</text:p>
          </table:table-cell>
          <table:table-cell office:value-type="float" office:value="-0.0002688171" calcext:value-type="float">
            <text:p>-0.00026881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35883" calcext:value-type="float">
            <text:p>0.00135883</text:p>
          </table:table-cell>
          <table:table-cell office:value-type="float" office:value="0.01248611" calcext:value-type="float">
            <text:p>0.01248611</text:p>
          </table:table-cell>
          <table:table-cell office:value-type="float" office:value="-0.0001600603" calcext:value-type="float">
            <text:p>-0.0001600603</text:p>
          </table:table-cell>
          <table:table-cell office:value-type="float" office:value="1132" calcext:value-type="float">
            <text:p>1132</text:p>
          </table:table-cell>
          <table:table-cell table:formula="of:=[.D859]*100" office:value-type="float" office:value="0.04814132" calcext:value-type="float">
            <text:p>0.04814132</text:p>
          </table:table-cell>
          <table:table-cell table:formula="of:=[.E859]*100" office:value-type="float" office:value="0.135883" calcext:value-type="float">
            <text:p>0.135883</text:p>
          </table:table-cell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179.0955963135" calcext:value-type="float">
            <text:p>179.0955963135</text:p>
          </table:table-cell>
          <table:table-cell office:value-type="float" office:value="0.0157037991" calcext:value-type="float">
            <text:p>0.01570379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95805" calcext:value-type="float">
            <text:p>0.00095805</text:p>
          </table:table-cell>
          <table:table-cell office:value-type="float" office:value="0.00814886" calcext:value-type="float">
            <text:p>0.00814886</text:p>
          </table:table-cell>
          <table:table-cell office:value-type="float" office:value="-0.0001453901" calcext:value-type="float">
            <text:p>-0.0001453901</text:p>
          </table:table-cell>
          <table:table-cell office:value-type="float" office:value="1133" calcext:value-type="float">
            <text:p>1133</text:p>
          </table:table-cell>
          <table:table-cell table:formula="of:=[.D860]*100" office:value-type="float" office:value="0.04814132" calcext:value-type="float">
            <text:p>0.04814132</text:p>
          </table:table-cell>
          <table:table-cell table:formula="of:=[.E860]*100" office:value-type="float" office:value="0.095805" calcext:value-type="float">
            <text:p>0.095805</text:p>
          </table:table-cell>
        </table:table-row>
        <table:table-row table:style-name="ro1">
          <table:table-cell office:value-type="float" office:value="56.74" calcext:value-type="float">
            <text:p>56.74</text:p>
          </table:table-cell>
          <table:table-cell office:value-type="float" office:value="179.0872039795" calcext:value-type="float">
            <text:p>179.0872039795</text:p>
          </table:table-cell>
          <table:table-cell office:value-type="float" office:value="0.0210409244" calcext:value-type="float">
            <text:p>0.02104092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65716" calcext:value-type="float">
            <text:p>0.00065716</text:p>
          </table:table-cell>
          <table:table-cell office:value-type="float" office:value="0.00641768" calcext:value-type="float">
            <text:p>0.00641768</text:p>
          </table:table-cell>
          <table:table-cell office:value-type="float" office:value="-0.0001742064" calcext:value-type="float">
            <text:p>-0.0001742064</text:p>
          </table:table-cell>
          <table:table-cell office:value-type="float" office:value="1134" calcext:value-type="float">
            <text:p>1134</text:p>
          </table:table-cell>
          <table:table-cell table:formula="of:=[.D861]*100" office:value-type="float" office:value="0.04814132" calcext:value-type="float">
            <text:p>0.04814132</text:p>
          </table:table-cell>
          <table:table-cell table:formula="of:=[.E861]*100" office:value-type="float" office:value="0.065716" calcext:value-type="float">
            <text:p>0.065716</text:p>
          </table:table-cell>
        </table:table-row>
        <table:table-row table:style-name="ro1">
          <table:table-cell office:value-type="float" office:value="56.79" calcext:value-type="float">
            <text:p>56.79</text:p>
          </table:table-cell>
          <table:table-cell office:value-type="float" office:value="179.0755767822" calcext:value-type="float">
            <text:p>179.0755767822</text:p>
          </table:table-cell>
          <table:table-cell office:value-type="float" office:value="0.0112107262" calcext:value-type="float">
            <text:p>0.01121072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2326" calcext:value-type="float">
            <text:p>0.00052326</text:p>
          </table:table-cell>
          <table:table-cell office:value-type="float" office:value="0.00244862" calcext:value-type="float">
            <text:p>0.00244862</text:p>
          </table:table-cell>
          <table:table-cell office:value-type="float" office:value="-0.0001879023" calcext:value-type="float">
            <text:p>-0.0001879023</text:p>
          </table:table-cell>
          <table:table-cell office:value-type="float" office:value="1135" calcext:value-type="float">
            <text:p>1135</text:p>
          </table:table-cell>
          <table:table-cell table:formula="of:=[.D862]*100" office:value-type="float" office:value="0.04814132" calcext:value-type="float">
            <text:p>0.04814132</text:p>
          </table:table-cell>
          <table:table-cell table:formula="of:=[.E862]*100" office:value-type="float" office:value="0.052326" calcext:value-type="float">
            <text:p>0.052326</text:p>
          </table:table-cell>
        </table:table-row>
        <table:table-row table:style-name="ro1">
          <table:table-cell office:value-type="float" office:value="56.84" calcext:value-type="float">
            <text:p>56.84</text:p>
          </table:table-cell>
          <table:table-cell office:value-type="float" office:value="179.0707855225" calcext:value-type="float">
            <text:p>179.0707855225</text:p>
          </table:table-cell>
          <table:table-cell office:value-type="float" office:value="0.0999969047" calcext:value-type="float">
            <text:p>0.09999690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15575" calcext:value-type="float">
            <text:p>-0.00015575</text:p>
          </table:table-cell>
          <table:table-cell office:value-type="float" office:value="0.00139424" calcext:value-type="float">
            <text:p>0.00139424</text:p>
          </table:table-cell>
          <table:table-cell office:value-type="float" office:value="-0.0002074423" calcext:value-type="float">
            <text:p>-0.0002074423</text:p>
          </table:table-cell>
          <table:table-cell office:value-type="float" office:value="1136" calcext:value-type="float">
            <text:p>1136</text:p>
          </table:table-cell>
          <table:table-cell table:formula="of:=[.D863]*100" office:value-type="float" office:value="0.04814132" calcext:value-type="float">
            <text:p>0.04814132</text:p>
          </table:table-cell>
          <table:table-cell table:formula="of:=[.E863]*100" office:value-type="float" office:value="-0.015575" calcext:value-type="float">
            <text:p>-0.015575</text:p>
          </table:table-cell>
        </table:table-row>
        <table:table-row table:style-name="ro1">
          <table:table-cell office:value-type="float" office:value="56.89" calcext:value-type="float">
            <text:p>56.89</text:p>
          </table:table-cell>
          <table:table-cell office:value-type="float" office:value="179.0437927246" calcext:value-type="float">
            <text:p>179.0437927246</text:p>
          </table:table-cell>
          <table:table-cell office:value-type="float" office:value="0.0791700752" calcext:value-type="float">
            <text:p>0.07917007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46693" calcext:value-type="float">
            <text:p>-0.00046693</text:p>
          </table:table-cell>
          <table:table-cell office:value-type="float" office:value="0.00139424" calcext:value-type="float">
            <text:p>0.00139424</text:p>
          </table:table-cell>
          <table:table-cell office:value-type="float" office:value="-0.0002670749" calcext:value-type="float">
            <text:p>-0.0002670749</text:p>
          </table:table-cell>
          <table:table-cell office:value-type="float" office:value="1137" calcext:value-type="float">
            <text:p>1137</text:p>
          </table:table-cell>
          <table:table-cell table:formula="of:=[.D864]*100" office:value-type="float" office:value="0.04814132" calcext:value-type="float">
            <text:p>0.04814132</text:p>
          </table:table-cell>
          <table:table-cell table:formula="of:=[.E864]*100" office:value-type="float" office:value="-0.046693" calcext:value-type="float">
            <text:p>-0.046693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179.0483093262" calcext:value-type="float">
            <text:p>179.0483093262</text:p>
          </table:table-cell>
          <table:table-cell office:value-type="float" office:value="0.1296425442" calcext:value-type="float">
            <text:p>0.12964254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0086" calcext:value-type="float">
            <text:p>-0.0010086</text:p>
          </table:table-cell>
          <table:table-cell office:value-type="float" office:value="-0.00193132" calcext:value-type="float">
            <text:p>-0.00193132</text:p>
          </table:table-cell>
          <table:table-cell office:value-type="float" office:value="-0.0003523381" calcext:value-type="float">
            <text:p>-0.0003523381</text:p>
          </table:table-cell>
          <table:table-cell office:value-type="float" office:value="1138" calcext:value-type="float">
            <text:p>1138</text:p>
          </table:table-cell>
          <table:table-cell table:formula="of:=[.D865]*100" office:value-type="float" office:value="0.04814132" calcext:value-type="float">
            <text:p>0.04814132</text:p>
          </table:table-cell>
          <table:table-cell table:formula="of:=[.E865]*100" office:value-type="float" office:value="-0.10086" calcext:value-type="float">
            <text:p>-0.10086</text:p>
          </table:table-cell>
        </table:table-row>
        <table:table-row table:style-name="ro1">
          <table:table-cell office:value-type="float" office:value="56.99" calcext:value-type="float">
            <text:p>56.99</text:p>
          </table:table-cell>
          <table:table-cell office:value-type="float" office:value="179.0485229492" calcext:value-type="float">
            <text:p>179.0485229492</text:p>
          </table:table-cell>
          <table:table-cell office:value-type="float" office:value="0.1271161602" calcext:value-type="float">
            <text:p>0.12711616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5051" calcext:value-type="float">
            <text:p>-0.00135051</text:p>
          </table:table-cell>
          <table:table-cell office:value-type="float" office:value="-0.00225183" calcext:value-type="float">
            <text:p>-0.00225183</text:p>
          </table:table-cell>
          <table:table-cell office:value-type="float" office:value="-0.0001407064" calcext:value-type="float">
            <text:p>-0.0001407064</text:p>
          </table:table-cell>
          <table:table-cell office:value-type="float" office:value="1139" calcext:value-type="float">
            <text:p>1139</text:p>
          </table:table-cell>
          <table:table-cell table:formula="of:=[.D866]*100" office:value-type="float" office:value="0.04814132" calcext:value-type="float">
            <text:p>0.04814132</text:p>
          </table:table-cell>
          <table:table-cell table:formula="of:=[.E866]*100" office:value-type="float" office:value="-0.135051" calcext:value-type="float">
            <text:p>-0.135051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79.0463867188" calcext:value-type="float">
            <text:p>179.0463867188</text:p>
          </table:table-cell>
          <table:table-cell office:value-type="float" office:value="0.0961947837" calcext:value-type="float">
            <text:p>0.09619478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37134" calcext:value-type="float">
            <text:p>-0.00137134</text:p>
          </table:table-cell>
          <table:table-cell office:value-type="float" office:value="-0.00225183" calcext:value-type="float">
            <text:p>-0.00225183</text:p>
          </table:table-cell>
          <table:table-cell office:value-type="float" office:value="-0.0001551558" calcext:value-type="float">
            <text:p>-0.0001551558</text:p>
          </table:table-cell>
          <table:table-cell office:value-type="float" office:value="1140" calcext:value-type="float">
            <text:p>1140</text:p>
          </table:table-cell>
          <table:table-cell table:formula="of:=[.D867]*100" office:value-type="float" office:value="0.04814132" calcext:value-type="float">
            <text:p>0.04814132</text:p>
          </table:table-cell>
          <table:table-cell table:formula="of:=[.E867]*100" office:value-type="float" office:value="-0.137134" calcext:value-type="float">
            <text:p>-0.137134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179.0548248291" calcext:value-type="float">
            <text:p>179.0548248291</text:p>
          </table:table-cell>
          <table:table-cell office:value-type="float" office:value="0.1083766636" calcext:value-type="float">
            <text:p>0.10837666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146613" calcext:value-type="float">
            <text:p>-0.00146613</text:p>
          </table:table-cell>
          <table:table-cell office:value-type="float" office:value="-0.00434213" calcext:value-type="float">
            <text:p>-0.00434213</text:p>
          </table:table-cell>
          <table:table-cell office:value-type="float" office:value="-0.0002204444" calcext:value-type="float">
            <text:p>-0.0002204444</text:p>
          </table:table-cell>
          <table:table-cell office:value-type="float" office:value="1141" calcext:value-type="float">
            <text:p>1141</text:p>
          </table:table-cell>
          <table:table-cell table:formula="of:=[.D868]*100" office:value-type="float" office:value="0.04814132" calcext:value-type="float">
            <text:p>0.04814132</text:p>
          </table:table-cell>
          <table:table-cell table:formula="of:=[.E868]*100" office:value-type="float" office:value="-0.146613" calcext:value-type="float">
            <text:p>-0.146613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179.058013916" calcext:value-type="float">
            <text:p>179.058013916</text:p>
          </table:table-cell>
          <table:table-cell office:value-type="float" office:value="0.0098352896" calcext:value-type="float">
            <text:p>0.00983528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87371" calcext:value-type="float">
            <text:p>-0.00087371</text:p>
          </table:table-cell>
          <table:table-cell office:value-type="float" office:value="-0.00434213" calcext:value-type="float">
            <text:p>-0.00434213</text:p>
          </table:table-cell>
          <table:table-cell office:value-type="float" office:value="-0.0001372688" calcext:value-type="float">
            <text:p>-0.0001372688</text:p>
          </table:table-cell>
          <table:table-cell office:value-type="float" office:value="1142" calcext:value-type="float">
            <text:p>1142</text:p>
          </table:table-cell>
          <table:table-cell table:formula="of:=[.D869]*100" office:value-type="float" office:value="0.04814132" calcext:value-type="float">
            <text:p>0.04814132</text:p>
          </table:table-cell>
          <table:table-cell table:formula="of:=[.E869]*100" office:value-type="float" office:value="-0.087371" calcext:value-type="float">
            <text:p>-0.087371</text:p>
          </table:table-cell>
        </table:table-row>
        <table:table-row table:style-name="ro1">
          <table:table-cell office:value-type="float" office:value="57.19" calcext:value-type="float">
            <text:p>57.19</text:p>
          </table:table-cell>
          <table:table-cell office:value-type="float" office:value="179.0503082275" calcext:value-type="float">
            <text:p>179.0503082275</text:p>
          </table:table-cell>
          <table:table-cell office:value-type="float" office:value="0.0474682797" calcext:value-type="float">
            <text:p>0.04746827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-0.00073161" calcext:value-type="float">
            <text:p>-0.00073161</text:p>
          </table:table-cell>
          <table:table-cell office:value-type="float" office:value="-0.00590262" calcext:value-type="float">
            <text:p>-0.00590262</text:p>
          </table:table-cell>
          <table:table-cell office:value-type="float" office:value="0.0000016674" calcext:value-type="float">
            <text:p>1.6674E-06</text:p>
          </table:table-cell>
          <table:table-cell office:value-type="float" office:value="1143" calcext:value-type="float">
            <text:p>1143</text:p>
          </table:table-cell>
          <table:table-cell table:formula="of:=[.D870]*100" office:value-type="float" office:value="0.04814132" calcext:value-type="float">
            <text:p>0.04814132</text:p>
          </table:table-cell>
          <table:table-cell table:formula="of:=[.E870]*100" office:value-type="float" office:value="-0.073161" calcext:value-type="float">
            <text:p>-0.073161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179.044631958" calcext:value-type="float">
            <text:p>179.044631958</text:p>
          </table:table-cell>
          <table:table-cell office:value-type="float" office:value="-0.0546824614" calcext:value-type="float">
            <text:p>-0.05468246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04169" calcext:value-type="float">
            <text:p>0.00004169</text:p>
          </table:table-cell>
          <table:table-cell office:value-type="float" office:value="-0.00487939" calcext:value-type="float">
            <text:p>-0.00487939</text:p>
          </table:table-cell>
          <table:table-cell office:value-type="float" office:value="0.0000987525" calcext:value-type="float">
            <text:p>9.87525E-05</text:p>
          </table:table-cell>
          <table:table-cell office:value-type="float" office:value="1144" calcext:value-type="float">
            <text:p>1144</text:p>
          </table:table-cell>
          <table:table-cell table:formula="of:=[.D871]*100" office:value-type="float" office:value="0.04814132" calcext:value-type="float">
            <text:p>0.04814132</text:p>
          </table:table-cell>
          <table:table-cell table:formula="of:=[.E871]*100" office:value-type="float" office:value="0.004169" calcext:value-type="float">
            <text:p>0.004169</text:p>
          </table:table-cell>
        </table:table-row>
        <table:table-row table:style-name="ro1">
          <table:table-cell office:value-type="float" office:value="57.29" calcext:value-type="float">
            <text:p>57.29</text:p>
          </table:table-cell>
          <table:table-cell office:value-type="float" office:value="179.0304260254" calcext:value-type="float">
            <text:p>179.0304260254</text:p>
          </table:table-cell>
          <table:table-cell office:value-type="float" office:value="-0.0381312107" calcext:value-type="float">
            <text:p>-0.03813121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4374" calcext:value-type="float">
            <text:p>0.00044374</text:p>
          </table:table-cell>
          <table:table-cell office:value-type="float" office:value="-0.00487939" calcext:value-type="float">
            <text:p>-0.00487939</text:p>
          </table:table-cell>
          <table:table-cell office:value-type="float" office:value="-0.0000108941" calcext:value-type="float">
            <text:p>-1.08941E-05</text:p>
          </table:table-cell>
          <table:table-cell office:value-type="float" office:value="1145" calcext:value-type="float">
            <text:p>1145</text:p>
          </table:table-cell>
          <table:table-cell table:formula="of:=[.D872]*100" office:value-type="float" office:value="0.04814132" calcext:value-type="float">
            <text:p>0.04814132</text:p>
          </table:table-cell>
          <table:table-cell table:formula="of:=[.E872]*100" office:value-type="float" office:value="0.044374" calcext:value-type="float">
            <text:p>0.044374</text:p>
          </table:table-cell>
        </table:table-row>
        <table:table-row table:style-name="ro1">
          <table:table-cell office:value-type="float" office:value="57.34" calcext:value-type="float">
            <text:p>57.34</text:p>
          </table:table-cell>
          <table:table-cell office:value-type="float" office:value="179.0223693848" calcext:value-type="float">
            <text:p>179.0223693848</text:p>
          </table:table-cell>
          <table:table-cell office:value-type="float" office:value="-0.1089417909" calcext:value-type="float">
            <text:p>-0.10894179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8081" calcext:value-type="float">
            <text:p>0.00118081</text:p>
          </table:table-cell>
          <table:table-cell office:value-type="float" office:value="-0.00403953" calcext:value-type="float">
            <text:p>-0.00403953</text:p>
          </table:table-cell>
          <table:table-cell office:value-type="float" office:value="0.0000792849" calcext:value-type="float">
            <text:p>7.92849E-05</text:p>
          </table:table-cell>
          <table:table-cell office:value-type="float" office:value="1146" calcext:value-type="float">
            <text:p>1146</text:p>
          </table:table-cell>
          <table:table-cell table:formula="of:=[.D873]*100" office:value-type="float" office:value="0.04814132" calcext:value-type="float">
            <text:p>0.04814132</text:p>
          </table:table-cell>
          <table:table-cell table:formula="of:=[.E873]*100" office:value-type="float" office:value="0.118081" calcext:value-type="float">
            <text:p>0.118081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179.0173492432" calcext:value-type="float">
            <text:p>179.0173492432</text:p>
          </table:table-cell>
          <table:table-cell office:value-type="float" office:value="-0.1678848998" calcext:value-type="float">
            <text:p>-0.16788489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6084" calcext:value-type="float">
            <text:p>0.00206084</text:p>
          </table:table-cell>
          <table:table-cell office:value-type="float" office:value="-0.00403953" calcext:value-type="float">
            <text:p>-0.00403953</text:p>
          </table:table-cell>
          <table:table-cell office:value-type="float" office:value="0.0000806981" calcext:value-type="float">
            <text:p>8.06981E-05</text:p>
          </table:table-cell>
          <table:table-cell office:value-type="float" office:value="1147" calcext:value-type="float">
            <text:p>1147</text:p>
          </table:table-cell>
          <table:table-cell table:formula="of:=[.D874]*100" office:value-type="float" office:value="0.04814132" calcext:value-type="float">
            <text:p>0.04814132</text:p>
          </table:table-cell>
          <table:table-cell table:formula="of:=[.E874]*100" office:value-type="float" office:value="0.206084" calcext:value-type="float">
            <text:p>0.206084</text:p>
          </table:table-cell>
        </table:table-row>
        <table:table-row table:style-name="ro1">
          <table:table-cell office:value-type="float" office:value="57.44" calcext:value-type="float">
            <text:p>57.44</text:p>
          </table:table-cell>
          <table:table-cell office:value-type="float" office:value="179.0151519775" calcext:value-type="float">
            <text:p>179.0151519775</text:p>
          </table:table-cell>
          <table:table-cell office:value-type="float" office:value="-0.1860244758" calcext:value-type="float">
            <text:p>-0.18602447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6423" calcext:value-type="float">
            <text:p>0.00276423</text:p>
          </table:table-cell>
          <table:table-cell office:value-type="float" office:value="-0.00403953" calcext:value-type="float">
            <text:p>-0.00403953</text:p>
          </table:table-cell>
          <table:table-cell office:value-type="float" office:value="0.000076013" calcext:value-type="float">
            <text:p>0.000076013</text:p>
          </table:table-cell>
          <table:table-cell office:value-type="float" office:value="1148" calcext:value-type="float">
            <text:p>1148</text:p>
          </table:table-cell>
          <table:table-cell table:formula="of:=[.D875]*100" office:value-type="float" office:value="0.04814132" calcext:value-type="float">
            <text:p>0.04814132</text:p>
          </table:table-cell>
          <table:table-cell table:formula="of:=[.E875]*100" office:value-type="float" office:value="0.276423" calcext:value-type="float">
            <text:p>0.276423</text:p>
          </table:table-cell>
        </table:table-row>
        <table:table-row table:style-name="ro1">
          <table:table-cell office:value-type="float" office:value="57.49" calcext:value-type="float">
            <text:p>57.49</text:p>
          </table:table-cell>
          <table:table-cell office:value-type="float" office:value="179.02684021" calcext:value-type="float">
            <text:p>179.02684021</text:p>
          </table:table-cell>
          <table:table-cell office:value-type="float" office:value="-0.2223833332" calcext:value-type="float">
            <text:p>-0.22238333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7178" calcext:value-type="float">
            <text:p>0.00347178</text:p>
          </table:table-cell>
          <table:table-cell office:value-type="float" office:value="-0.00214032" calcext:value-type="float">
            <text:p>-0.00214032</text:p>
          </table:table-cell>
          <table:table-cell office:value-type="float" office:value="0.0001962501" calcext:value-type="float">
            <text:p>0.0001962501</text:p>
          </table:table-cell>
          <table:table-cell office:value-type="float" office:value="1149" calcext:value-type="float">
            <text:p>1149</text:p>
          </table:table-cell>
          <table:table-cell table:formula="of:=[.D876]*100" office:value-type="float" office:value="0.04814132" calcext:value-type="float">
            <text:p>0.04814132</text:p>
          </table:table-cell>
          <table:table-cell table:formula="of:=[.E876]*100" office:value-type="float" office:value="0.347178" calcext:value-type="float">
            <text:p>0.347178</text:p>
          </table:table-cell>
        </table:table-row>
        <table:table-row table:style-name="ro1">
          <table:table-cell office:value-type="float" office:value="57.54" calcext:value-type="float">
            <text:p>57.54</text:p>
          </table:table-cell>
          <table:table-cell office:value-type="float" office:value="179.0354309082" calcext:value-type="float">
            <text:p>179.0354309082</text:p>
          </table:table-cell>
          <table:table-cell office:value-type="float" office:value="-0.1885813792" calcext:value-type="float">
            <text:p>-0.18858137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156" calcext:value-type="float">
            <text:p>0.0037156</text:p>
          </table:table-cell>
          <table:table-cell office:value-type="float" office:value="-0.00214032" calcext:value-type="float">
            <text:p>-0.00214032</text:p>
          </table:table-cell>
          <table:table-cell office:value-type="float" office:value="-0.0000545972" calcext:value-type="float">
            <text:p>-5.45972E-05</text:p>
          </table:table-cell>
          <table:table-cell office:value-type="float" office:value="1150" calcext:value-type="float">
            <text:p>1150</text:p>
          </table:table-cell>
          <table:table-cell table:formula="of:=[.D877]*100" office:value-type="float" office:value="0.04814132" calcext:value-type="float">
            <text:p>0.04814132</text:p>
          </table:table-cell>
          <table:table-cell table:formula="of:=[.E877]*100" office:value-type="float" office:value="0.37156" calcext:value-type="float">
            <text:p>0.37156</text:p>
          </table:table-cell>
        </table:table-row>
        <table:table-row table:style-name="ro1">
          <table:table-cell office:value-type="float" office:value="57.59" calcext:value-type="float">
            <text:p>57.59</text:p>
          </table:table-cell>
          <table:table-cell office:value-type="float" office:value="179.0324401855" calcext:value-type="float">
            <text:p>179.0324401855</text:p>
          </table:table-cell>
          <table:table-cell office:value-type="float" office:value="-0.1377905504" calcext:value-type="float">
            <text:p>-0.13779055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936" calcext:value-type="float">
            <text:p>0.00353936</text:p>
          </table:table-cell>
          <table:table-cell office:value-type="float" office:value="0.00040281" calcext:value-type="float">
            <text:p>0.00040281</text:p>
          </table:table-cell>
          <table:table-cell office:value-type="float" office:value="-0.0001148267" calcext:value-type="float">
            <text:p>-0.0001148267</text:p>
          </table:table-cell>
          <table:table-cell office:value-type="float" office:value="1151" calcext:value-type="float">
            <text:p>1151</text:p>
          </table:table-cell>
          <table:table-cell table:formula="of:=[.D878]*100" office:value-type="float" office:value="0.04814132" calcext:value-type="float">
            <text:p>0.04814132</text:p>
          </table:table-cell>
          <table:table-cell table:formula="of:=[.E878]*100" office:value-type="float" office:value="0.353936" calcext:value-type="float">
            <text:p>0.353936</text:p>
          </table:table-cell>
        </table:table-row>
        <table:table-row table:style-name="ro1">
          <table:table-cell office:value-type="float" office:value="57.64" calcext:value-type="float">
            <text:p>57.64</text:p>
          </table:table-cell>
          <table:table-cell office:value-type="float" office:value="179.0306549072" calcext:value-type="float">
            <text:p>179.0306549072</text:p>
          </table:table-cell>
          <table:table-cell office:value-type="float" office:value="-0.1553111915" calcext:value-type="float">
            <text:p>-0.15531119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915" calcext:value-type="float">
            <text:p>0.00353915</text:p>
          </table:table-cell>
          <table:table-cell office:value-type="float" office:value="0.00040281" calcext:value-type="float">
            <text:p>0.00040281</text:p>
          </table:table-cell>
          <table:table-cell office:value-type="float" office:value="-0.000006395" calcext:value-type="float">
            <text:p>-0.000006395</text:p>
          </table:table-cell>
          <table:table-cell office:value-type="float" office:value="1152" calcext:value-type="float">
            <text:p>1152</text:p>
          </table:table-cell>
          <table:table-cell table:formula="of:=[.D879]*100" office:value-type="float" office:value="0.04814132" calcext:value-type="float">
            <text:p>0.04814132</text:p>
          </table:table-cell>
          <table:table-cell table:formula="of:=[.E879]*100" office:value-type="float" office:value="0.353915" calcext:value-type="float">
            <text:p>0.353915</text:p>
          </table:table-cell>
        </table:table-row>
        <table:table-row table:style-name="ro1">
          <table:table-cell office:value-type="float" office:value="57.69" calcext:value-type="float">
            <text:p>57.69</text:p>
          </table:table-cell>
          <table:table-cell office:value-type="float" office:value="179.0316162109" calcext:value-type="float">
            <text:p>179.0316162109</text:p>
          </table:table-cell>
          <table:table-cell office:value-type="float" office:value="-0.1234841191" calcext:value-type="float">
            <text:p>-0.12348411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739" calcext:value-type="float">
            <text:p>0.00332739</text:p>
          </table:table-cell>
          <table:table-cell office:value-type="float" office:value="0.00166989" calcext:value-type="float">
            <text:p>0.00166989</text:p>
          </table:table-cell>
          <table:table-cell office:value-type="float" office:value="-0.0001661832" calcext:value-type="float">
            <text:p>-0.0001661832</text:p>
          </table:table-cell>
          <table:table-cell office:value-type="float" office:value="1153" calcext:value-type="float">
            <text:p>1153</text:p>
          </table:table-cell>
          <table:table-cell table:formula="of:=[.D880]*100" office:value-type="float" office:value="0.04814132" calcext:value-type="float">
            <text:p>0.04814132</text:p>
          </table:table-cell>
          <table:table-cell table:formula="of:=[.E880]*100" office:value-type="float" office:value="0.332739" calcext:value-type="float">
            <text:p>0.332739</text:p>
          </table:table-cell>
        </table:table-row>
        <table:table-row table:style-name="ro1">
          <table:table-cell office:value-type="float" office:value="57.74" calcext:value-type="float">
            <text:p>57.74</text:p>
          </table:table-cell>
          <table:table-cell office:value-type="float" office:value="179.0214080811" calcext:value-type="float">
            <text:p>179.0214080811</text:p>
          </table:table-cell>
          <table:table-cell office:value-type="float" office:value="-0.1011786817" calcext:value-type="float">
            <text:p>-0.10117868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3884" calcext:value-type="float">
            <text:p>0.00303884</text:p>
          </table:table-cell>
          <table:table-cell office:value-type="float" office:value="0.0031394" calcext:value-type="float">
            <text:p>0.0031394</text:p>
          </table:table-cell>
          <table:table-cell office:value-type="float" office:value="-0.0002100689" calcext:value-type="float">
            <text:p>-0.0002100689</text:p>
          </table:table-cell>
          <table:table-cell office:value-type="float" office:value="1154" calcext:value-type="float">
            <text:p>1154</text:p>
          </table:table-cell>
          <table:table-cell table:formula="of:=[.D881]*100" office:value-type="float" office:value="0.04814132" calcext:value-type="float">
            <text:p>0.04814132</text:p>
          </table:table-cell>
          <table:table-cell table:formula="of:=[.E881]*100" office:value-type="float" office:value="0.303884" calcext:value-type="float">
            <text:p>0.303884</text:p>
          </table:table-cell>
        </table:table-row>
        <table:table-row table:style-name="ro1">
          <table:table-cell office:value-type="float" office:value="57.79" calcext:value-type="float">
            <text:p>57.79</text:p>
          </table:table-cell>
          <table:table-cell office:value-type="float" office:value="179.0180206299" calcext:value-type="float">
            <text:p>179.0180206299</text:p>
          </table:table-cell>
          <table:table-cell office:value-type="float" office:value="-0.1061922075" calcext:value-type="float">
            <text:p>-0.10619220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11" calcext:value-type="float">
            <text:p>0.0028811</text:p>
          </table:table-cell>
          <table:table-cell office:value-type="float" office:value="0.0031394" calcext:value-type="float">
            <text:p>0.0031394</text:p>
          </table:table-cell>
          <table:table-cell office:value-type="float" office:value="-0.0000956279" calcext:value-type="float">
            <text:p>-9.56279E-05</text:p>
          </table:table-cell>
          <table:table-cell office:value-type="float" office:value="1155" calcext:value-type="float">
            <text:p>1155</text:p>
          </table:table-cell>
          <table:table-cell table:formula="of:=[.D882]*100" office:value-type="float" office:value="0.04814132" calcext:value-type="float">
            <text:p>0.04814132</text:p>
          </table:table-cell>
          <table:table-cell table:formula="of:=[.E882]*100" office:value-type="float" office:value="0.28811" calcext:value-type="float">
            <text:p>0.28811</text:p>
          </table:table-cell>
        </table:table-row>
        <table:table-row table:style-name="ro1">
          <table:table-cell office:value-type="float" office:value="57.84" calcext:value-type="float">
            <text:p>57.84</text:p>
          </table:table-cell>
          <table:table-cell office:value-type="float" office:value="179.0226135254" calcext:value-type="float">
            <text:p>179.0226135254</text:p>
          </table:table-cell>
          <table:table-cell office:value-type="float" office:value="-0.1343375363" calcext:value-type="float">
            <text:p>-0.13433753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6377" calcext:value-type="float">
            <text:p>0.00296377</text:p>
          </table:table-cell>
          <table:table-cell office:value-type="float" office:value="0.00460924" calcext:value-type="float">
            <text:p>0.00460924</text:p>
          </table:table-cell>
          <table:table-cell office:value-type="float" office:value="0.000095614" calcext:value-type="float">
            <text:p>0.000095614</text:p>
          </table:table-cell>
          <table:table-cell office:value-type="float" office:value="1156" calcext:value-type="float">
            <text:p>1156</text:p>
          </table:table-cell>
          <table:table-cell table:formula="of:=[.D883]*100" office:value-type="float" office:value="0.04814132" calcext:value-type="float">
            <text:p>0.04814132</text:p>
          </table:table-cell>
          <table:table-cell table:formula="of:=[.E883]*100" office:value-type="float" office:value="0.296377" calcext:value-type="float">
            <text:p>0.296377</text:p>
          </table:table-cell>
        </table:table-row>
        <table:table-row table:style-name="ro1">
          <table:table-cell office:value-type="float" office:value="57.89" calcext:value-type="float">
            <text:p>57.89</text:p>
          </table:table-cell>
          <table:table-cell office:value-type="float" office:value="179.017791748" calcext:value-type="float">
            <text:p>179.017791748</text:p>
          </table:table-cell>
          <table:table-cell office:value-type="float" office:value="-0.0809993396" calcext:value-type="float">
            <text:p>-0.08099933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6387" calcext:value-type="float">
            <text:p>0.00266387</text:p>
          </table:table-cell>
          <table:table-cell office:value-type="float" office:value="0.00566009" calcext:value-type="float">
            <text:p>0.00566009</text:p>
          </table:table-cell>
          <table:table-cell office:value-type="float" office:value="-0.0000270734" calcext:value-type="float">
            <text:p>-2.70734E-05</text:p>
          </table:table-cell>
          <table:table-cell office:value-type="float" office:value="1157" calcext:value-type="float">
            <text:p>1157</text:p>
          </table:table-cell>
          <table:table-cell table:formula="of:=[.D884]*100" office:value-type="float" office:value="0.04814132" calcext:value-type="float">
            <text:p>0.04814132</text:p>
          </table:table-cell>
          <table:table-cell table:formula="of:=[.E884]*100" office:value-type="float" office:value="0.266387" calcext:value-type="float">
            <text:p>0.266387</text:p>
          </table:table-cell>
        </table:table-row>
        <table:table-row table:style-name="ro1">
          <table:table-cell office:value-type="float" office:value="57.94" calcext:value-type="float">
            <text:p>57.94</text:p>
          </table:table-cell>
          <table:table-cell office:value-type="float" office:value="179.0180206299" calcext:value-type="float">
            <text:p>179.0180206299</text:p>
          </table:table-cell>
          <table:table-cell office:value-type="float" office:value="-0.0746336002" calcext:value-type="float">
            <text:p>-0.07463360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2295" calcext:value-type="float">
            <text:p>0.00242295</text:p>
          </table:table-cell>
          <table:table-cell office:value-type="float" office:value="0.00566009" calcext:value-type="float">
            <text:p>0.00566009</text:p>
          </table:table-cell>
          <table:table-cell office:value-type="float" office:value="0.0000423519" calcext:value-type="float">
            <text:p>4.23519E-05</text:p>
          </table:table-cell>
          <table:table-cell office:value-type="float" office:value="1158" calcext:value-type="float">
            <text:p>1158</text:p>
          </table:table-cell>
          <table:table-cell table:formula="of:=[.D885]*100" office:value-type="float" office:value="0.04814132" calcext:value-type="float">
            <text:p>0.04814132</text:p>
          </table:table-cell>
          <table:table-cell table:formula="of:=[.E885]*100" office:value-type="float" office:value="0.242295" calcext:value-type="float">
            <text:p>0.242295</text:p>
          </table:table-cell>
        </table:table-row>
        <table:table-row table:style-name="ro1">
          <table:table-cell office:value-type="float" office:value="57.99" calcext:value-type="float">
            <text:p>57.99</text:p>
          </table:table-cell>
          <table:table-cell office:value-type="float" office:value="179.015838623" calcext:value-type="float">
            <text:p>179.015838623</text:p>
          </table:table-cell>
          <table:table-cell office:value-type="float" office:value="-0.1459190963" calcext:value-type="float">
            <text:p>-0.14591909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737" calcext:value-type="float">
            <text:p>0.00273737</text:p>
          </table:table-cell>
          <table:table-cell office:value-type="float" office:value="0.00765606" calcext:value-type="float">
            <text:p>0.00765606</text:p>
          </table:table-cell>
          <table:table-cell office:value-type="float" office:value="0.0001468503" calcext:value-type="float">
            <text:p>0.0001468503</text:p>
          </table:table-cell>
          <table:table-cell office:value-type="float" office:value="1159" calcext:value-type="float">
            <text:p>1159</text:p>
          </table:table-cell>
          <table:table-cell table:formula="of:=[.D886]*100" office:value-type="float" office:value="0.04814132" calcext:value-type="float">
            <text:p>0.04814132</text:p>
          </table:table-cell>
          <table:table-cell table:formula="of:=[.E886]*100" office:value-type="float" office:value="0.273737" calcext:value-type="float">
            <text:p>0.273737</text:p>
          </table:table-cell>
        </table:table-row>
        <table:table-row table:style-name="ro1">
          <table:table-cell office:value-type="float" office:value="58.04" calcext:value-type="float">
            <text:p>58.04</text:p>
          </table:table-cell>
          <table:table-cell office:value-type="float" office:value="179.0252685547" calcext:value-type="float">
            <text:p>179.0252685547</text:p>
          </table:table-cell>
          <table:table-cell office:value-type="float" office:value="-0.0896048715" calcext:value-type="float">
            <text:p>-0.08960487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7116" calcext:value-type="float">
            <text:p>0.00257116</text:p>
          </table:table-cell>
          <table:table-cell office:value-type="float" office:value="0.00765606" calcext:value-type="float">
            <text:p>0.00765606</text:p>
          </table:table-cell>
          <table:table-cell office:value-type="float" office:value="-0.0000272307" calcext:value-type="float">
            <text:p>-2.72307E-05</text:p>
          </table:table-cell>
          <table:table-cell office:value-type="float" office:value="1160" calcext:value-type="float">
            <text:p>1160</text:p>
          </table:table-cell>
          <table:table-cell table:formula="of:=[.D887]*100" office:value-type="float" office:value="0.04814132" calcext:value-type="float">
            <text:p>0.04814132</text:p>
          </table:table-cell>
          <table:table-cell table:formula="of:=[.E887]*100" office:value-type="float" office:value="0.257116" calcext:value-type="float">
            <text:p>0.257116</text:p>
          </table:table-cell>
        </table:table-row>
        <table:table-row table:style-name="ro1">
          <table:table-cell office:value-type="float" office:value="58.09" calcext:value-type="float">
            <text:p>58.09</text:p>
          </table:table-cell>
          <table:table-cell office:value-type="float" office:value="179.0191650391" calcext:value-type="float">
            <text:p>179.0191650391</text:p>
          </table:table-cell>
          <table:table-cell office:value-type="float" office:value="-0.1632685683" calcext:value-type="float">
            <text:p>-0.16326856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5088" calcext:value-type="float">
            <text:p>0.00295088</text:p>
          </table:table-cell>
          <table:table-cell office:value-type="float" office:value="0.00894128" calcext:value-type="float">
            <text:p>0.00894128</text:p>
          </table:table-cell>
          <table:table-cell office:value-type="float" office:value="0.0000811638" calcext:value-type="float">
            <text:p>8.11638E-05</text:p>
          </table:table-cell>
          <table:table-cell office:value-type="float" office:value="1161" calcext:value-type="float">
            <text:p>1161</text:p>
          </table:table-cell>
          <table:table-cell table:formula="of:=[.D888]*100" office:value-type="float" office:value="0.04814132" calcext:value-type="float">
            <text:p>0.04814132</text:p>
          </table:table-cell>
          <table:table-cell table:formula="of:=[.E888]*100" office:value-type="float" office:value="0.295088" calcext:value-type="float">
            <text:p>0.295088</text:p>
          </table:table-cell>
        </table:table-row>
        <table:table-row table:style-name="ro1">
          <table:table-cell office:value-type="float" office:value="58.14" calcext:value-type="float">
            <text:p>58.14</text:p>
          </table:table-cell>
          <table:table-cell office:value-type="float" office:value="179.0173034668" calcext:value-type="float">
            <text:p>179.0173034668</text:p>
          </table:table-cell>
          <table:table-cell office:value-type="float" office:value="-0.1783003484" calcext:value-type="float">
            <text:p>-0.17830034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0228" calcext:value-type="float">
            <text:p>0.00330228</text:p>
          </table:table-cell>
          <table:table-cell office:value-type="float" office:value="0.00894178" calcext:value-type="float">
            <text:p>0.00894178</text:p>
          </table:table-cell>
          <table:table-cell office:value-type="float" office:value="0.0000593542" calcext:value-type="float">
            <text:p>5.93542E-05</text:p>
          </table:table-cell>
          <table:table-cell office:value-type="float" office:value="1162" calcext:value-type="float">
            <text:p>1162</text:p>
          </table:table-cell>
          <table:table-cell table:formula="of:=[.D889]*100" office:value-type="float" office:value="0.04814132" calcext:value-type="float">
            <text:p>0.04814132</text:p>
          </table:table-cell>
          <table:table-cell table:formula="of:=[.E889]*100" office:value-type="float" office:value="0.330228" calcext:value-type="float">
            <text:p>0.330228</text:p>
          </table:table-cell>
        </table:table-row>
        <table:table-row table:style-name="ro1">
          <table:table-cell office:value-type="float" office:value="58.19" calcext:value-type="float">
            <text:p>58.19</text:p>
          </table:table-cell>
          <table:table-cell office:value-type="float" office:value="179.015625" calcext:value-type="float">
            <text:p>179.015625</text:p>
          </table:table-cell>
          <table:table-cell office:value-type="float" office:value="-0.1804400491" calcext:value-type="float">
            <text:p>-0.18044004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4922" calcext:value-type="float">
            <text:p>0.00354922</text:p>
          </table:table-cell>
          <table:table-cell office:value-type="float" office:value="0.00894178" calcext:value-type="float">
            <text:p>0.00894178</text:p>
          </table:table-cell>
          <table:table-cell office:value-type="float" office:value="0.000020556" calcext:value-type="float">
            <text:p>0.000020556</text:p>
          </table:table-cell>
          <table:table-cell office:value-type="float" office:value="1163" calcext:value-type="float">
            <text:p>1163</text:p>
          </table:table-cell>
          <table:table-cell table:formula="of:=[.D890]*100" office:value-type="float" office:value="0.04814132" calcext:value-type="float">
            <text:p>0.04814132</text:p>
          </table:table-cell>
          <table:table-cell table:formula="of:=[.E890]*100" office:value-type="float" office:value="0.354922" calcext:value-type="float">
            <text:p>0.354922</text:p>
          </table:table-cell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179.0143737793" calcext:value-type="float">
            <text:p>179.0143737793</text:p>
          </table:table-cell>
          <table:table-cell office:value-type="float" office:value="-0.1834886967" calcext:value-type="float">
            <text:p>-0.18348869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3303" calcext:value-type="float">
            <text:p>0.00373303</text:p>
          </table:table-cell>
          <table:table-cell office:value-type="float" office:value="0.00947802" calcext:value-type="float">
            <text:p>0.00947802</text:p>
          </table:table-cell>
          <table:table-cell office:value-type="float" office:value="-0.0000387155" calcext:value-type="float">
            <text:p>-3.87155E-05</text:p>
          </table:table-cell>
          <table:table-cell office:value-type="float" office:value="1164" calcext:value-type="float">
            <text:p>1164</text:p>
          </table:table-cell>
          <table:table-cell table:formula="of:=[.D891]*100" office:value-type="float" office:value="0.04814132" calcext:value-type="float">
            <text:p>0.04814132</text:p>
          </table:table-cell>
          <table:table-cell table:formula="of:=[.E891]*100" office:value-type="float" office:value="0.373303" calcext:value-type="float">
            <text:p>0.373303</text:p>
          </table:table-cell>
        </table:table-row>
        <table:table-row table:style-name="ro1">
          <table:table-cell office:value-type="float" office:value="58.29" calcext:value-type="float">
            <text:p>58.29</text:p>
          </table:table-cell>
          <table:table-cell office:value-type="float" office:value="179.0081481934" calcext:value-type="float">
            <text:p>179.0081481934</text:p>
          </table:table-cell>
          <table:table-cell office:value-type="float" office:value="-0.2069592005" calcext:value-type="float">
            <text:p>-0.20695920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108" calcext:value-type="float">
            <text:p>0.0040108</text:p>
          </table:table-cell>
          <table:table-cell office:value-type="float" office:value="0.00947802" calcext:value-type="float">
            <text:p>0.00947802</text:p>
          </table:table-cell>
          <table:table-cell office:value-type="float" office:value="0.0000047891" calcext:value-type="float">
            <text:p>4.7891E-06</text:p>
          </table:table-cell>
          <table:table-cell office:value-type="float" office:value="1165" calcext:value-type="float">
            <text:p>1165</text:p>
          </table:table-cell>
          <table:table-cell table:formula="of:=[.D892]*100" office:value-type="float" office:value="0.04814132" calcext:value-type="float">
            <text:p>0.04814132</text:p>
          </table:table-cell>
          <table:table-cell table:formula="of:=[.E892]*100" office:value-type="float" office:value="0.40108" calcext:value-type="float">
            <text:p>0.40108</text:p>
          </table:table-cell>
        </table:table-row>
        <table:table-row table:style-name="ro1">
          <table:table-cell office:value-type="float" office:value="58.34" calcext:value-type="float">
            <text:p>58.34</text:p>
          </table:table-cell>
          <table:table-cell office:value-type="float" office:value="179.0043182373" calcext:value-type="float">
            <text:p>179.0043182373</text:p>
          </table:table-cell>
          <table:table-cell office:value-type="float" office:value="-0.2105691661" calcext:value-type="float">
            <text:p>-0.21056916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1875" calcext:value-type="float">
            <text:p>0.00421875</text:p>
          </table:table-cell>
          <table:table-cell office:value-type="float" office:value="0.00947802" calcext:value-type="float">
            <text:p>0.00947802</text:p>
          </table:table-cell>
          <table:table-cell office:value-type="float" office:value="-0.0000460396" calcext:value-type="float">
            <text:p>-4.60396E-05</text:p>
          </table:table-cell>
          <table:table-cell office:value-type="float" office:value="1166" calcext:value-type="float">
            <text:p>1166</text:p>
          </table:table-cell>
          <table:table-cell table:formula="of:=[.D893]*100" office:value-type="float" office:value="0.04814132" calcext:value-type="float">
            <text:p>0.04814132</text:p>
          </table:table-cell>
          <table:table-cell table:formula="of:=[.E893]*100" office:value-type="float" office:value="0.421875" calcext:value-type="float">
            <text:p>0.421875</text:p>
          </table:table-cell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.0157165527" calcext:value-type="float">
            <text:p>179.0157165527</text:p>
          </table:table-cell>
          <table:table-cell office:value-type="float" office:value="-0.2389156744" calcext:value-type="float">
            <text:p>-0.23891567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4494" calcext:value-type="float">
            <text:p>0.00454494</text:p>
          </table:table-cell>
          <table:table-cell office:value-type="float" office:value="0.0093397" calcext:value-type="float">
            <text:p>0.0093397</text:p>
          </table:table-cell>
          <table:table-cell office:value-type="float" office:value="-0.0000317311" calcext:value-type="float">
            <text:p>-3.17311E-05</text:p>
          </table:table-cell>
          <table:table-cell office:value-type="float" office:value="1167" calcext:value-type="float">
            <text:p>1167</text:p>
          </table:table-cell>
          <table:table-cell table:formula="of:=[.D894]*100" office:value-type="float" office:value="0.04814132" calcext:value-type="float">
            <text:p>0.04814132</text:p>
          </table:table-cell>
          <table:table-cell table:formula="of:=[.E894]*100" office:value-type="float" office:value="0.454494" calcext:value-type="float">
            <text:p>0.454494</text:p>
          </table:table-cell>
        </table:table-row>
        <table:table-row table:style-name="ro1">
          <table:table-cell office:value-type="float" office:value="58.44" calcext:value-type="float">
            <text:p>58.44</text:p>
          </table:table-cell>
          <table:table-cell office:value-type="float" office:value="179.0067443848" calcext:value-type="float">
            <text:p>179.0067443848</text:p>
          </table:table-cell>
          <table:table-cell office:value-type="float" office:value="-0.3046214709" calcext:value-type="float">
            <text:p>-0.30462147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9783" calcext:value-type="float">
            <text:p>0.00519783</text:p>
          </table:table-cell>
          <table:table-cell office:value-type="float" office:value="0.0093397" calcext:value-type="float">
            <text:p>0.0093397</text:p>
          </table:table-cell>
          <table:table-cell office:value-type="float" office:value="0.0000816603" calcext:value-type="float">
            <text:p>8.16603E-05</text:p>
          </table:table-cell>
          <table:table-cell office:value-type="float" office:value="1168" calcext:value-type="float">
            <text:p>1168</text:p>
          </table:table-cell>
          <table:table-cell table:formula="of:=[.D895]*100" office:value-type="float" office:value="0.04814132" calcext:value-type="float">
            <text:p>0.04814132</text:p>
          </table:table-cell>
          <table:table-cell table:formula="of:=[.E895]*100" office:value-type="float" office:value="0.519783" calcext:value-type="float">
            <text:p>0.519783</text:p>
          </table:table-cell>
        </table:table-row>
        <table:table-row table:style-name="ro1">
          <table:table-cell office:value-type="float" office:value="58.49" calcext:value-type="float">
            <text:p>58.49</text:p>
          </table:table-cell>
          <table:table-cell office:value-type="float" office:value="179.0187988281" calcext:value-type="float">
            <text:p>179.0187988281</text:p>
          </table:table-cell>
          <table:table-cell office:value-type="float" office:value="-0.2118982379" calcext:value-type="float">
            <text:p>-0.21189823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1368" calcext:value-type="float">
            <text:p>0.00501368</text:p>
          </table:table-cell>
          <table:table-cell office:value-type="float" office:value="0.00870204" calcext:value-type="float">
            <text:p>0.00870204</text:p>
          </table:table-cell>
          <table:table-cell office:value-type="float" office:value="-0.0001809193" calcext:value-type="float">
            <text:p>-0.0001809193</text:p>
          </table:table-cell>
          <table:table-cell office:value-type="float" office:value="1169" calcext:value-type="float">
            <text:p>1169</text:p>
          </table:table-cell>
          <table:table-cell table:formula="of:=[.D896]*100" office:value-type="float" office:value="0.04814132" calcext:value-type="float">
            <text:p>0.04814132</text:p>
          </table:table-cell>
          <table:table-cell table:formula="of:=[.E896]*100" office:value-type="float" office:value="0.501368" calcext:value-type="float">
            <text:p>0.501368</text:p>
          </table:table-cell>
        </table:table-row>
        <table:table-row table:style-name="ro1">
          <table:table-cell office:value-type="float" office:value="58.54" calcext:value-type="float">
            <text:p>58.54</text:p>
          </table:table-cell>
          <table:table-cell office:value-type="float" office:value="179.0125274658" calcext:value-type="float">
            <text:p>179.0125274658</text:p>
          </table:table-cell>
          <table:table-cell office:value-type="float" office:value="-0.2568684465" calcext:value-type="float">
            <text:p>-0.25686844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9074" calcext:value-type="float">
            <text:p>0.00519074</text:p>
          </table:table-cell>
          <table:table-cell office:value-type="float" office:value="0.00870204" calcext:value-type="float">
            <text:p>0.00870204</text:p>
          </table:table-cell>
          <table:table-cell office:value-type="float" office:value="0.000009932" calcext:value-type="float">
            <text:p>0.000009932</text:p>
          </table:table-cell>
          <table:table-cell office:value-type="float" office:value="1170" calcext:value-type="float">
            <text:p>1170</text:p>
          </table:table-cell>
          <table:table-cell table:formula="of:=[.D897]*100" office:value-type="float" office:value="0.04814132" calcext:value-type="float">
            <text:p>0.04814132</text:p>
          </table:table-cell>
          <table:table-cell table:formula="of:=[.E897]*100" office:value-type="float" office:value="0.519074" calcext:value-type="float">
            <text:p>0.519074</text:p>
          </table:table-cell>
        </table:table-row>
        <table:table-row table:style-name="ro1">
          <table:table-cell office:value-type="float" office:value="58.59" calcext:value-type="float">
            <text:p>58.59</text:p>
          </table:table-cell>
          <table:table-cell office:value-type="float" office:value="179.0170593262" calcext:value-type="float">
            <text:p>179.0170593262</text:p>
          </table:table-cell>
          <table:table-cell office:value-type="float" office:value="-0.3161283624" calcext:value-type="float">
            <text:p>-0.31612836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0201" calcext:value-type="float">
            <text:p>0.00570201</text:p>
          </table:table-cell>
          <table:table-cell office:value-type="float" office:value="0.00870204" calcext:value-type="float">
            <text:p>0.00870204</text:p>
          </table:table-cell>
          <table:table-cell office:value-type="float" office:value="0.0001413993" calcext:value-type="float">
            <text:p>0.0001413993</text:p>
          </table:table-cell>
          <table:table-cell office:value-type="float" office:value="1171" calcext:value-type="float">
            <text:p>1171</text:p>
          </table:table-cell>
          <table:table-cell table:formula="of:=[.D898]*100" office:value-type="float" office:value="0.04814132" calcext:value-type="float">
            <text:p>0.04814132</text:p>
          </table:table-cell>
          <table:table-cell table:formula="of:=[.E898]*100" office:value-type="float" office:value="0.570201" calcext:value-type="float">
            <text:p>0.570201</text:p>
          </table:table-cell>
        </table:table-row>
        <table:table-row table:style-name="ro1">
          <table:table-cell office:value-type="float" office:value="58.64" calcext:value-type="float">
            <text:p>58.64</text:p>
          </table:table-cell>
          <table:table-cell office:value-type="float" office:value="179.014251709" calcext:value-type="float">
            <text:p>179.014251709</text:p>
          </table:table-cell>
          <table:table-cell office:value-type="float" office:value="-0.2670410133" calcext:value-type="float">
            <text:p>-0.26704101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1421" calcext:value-type="float">
            <text:p>0.00571421</text:p>
          </table:table-cell>
          <table:table-cell office:value-type="float" office:value="0.00778912" calcext:value-type="float">
            <text:p>0.00778912</text:p>
          </table:table-cell>
          <table:table-cell office:value-type="float" office:value="-0.0000654162" calcext:value-type="float">
            <text:p>-6.54162E-05</text:p>
          </table:table-cell>
          <table:table-cell office:value-type="float" office:value="1172" calcext:value-type="float">
            <text:p>1172</text:p>
          </table:table-cell>
          <table:table-cell table:formula="of:=[.D899]*100" office:value-type="float" office:value="0.04814132" calcext:value-type="float">
            <text:p>0.04814132</text:p>
          </table:table-cell>
          <table:table-cell table:formula="of:=[.E899]*100" office:value-type="float" office:value="0.571421" calcext:value-type="float">
            <text:p>0.571421</text:p>
          </table:table-cell>
        </table:table-row>
        <table:table-row table:style-name="ro1">
          <table:table-cell office:value-type="float" office:value="58.69" calcext:value-type="float">
            <text:p>58.69</text:p>
          </table:table-cell>
          <table:table-cell office:value-type="float" office:value="179.013168335" calcext:value-type="float">
            <text:p>179.013168335</text:p>
          </table:table-cell>
          <table:table-cell office:value-type="float" office:value="-0.2523536563" calcext:value-type="float">
            <text:p>-0.25235365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2463" calcext:value-type="float">
            <text:p>0.00562463</text:p>
          </table:table-cell>
          <table:table-cell office:value-type="float" office:value="0.00778912" calcext:value-type="float">
            <text:p>0.00778912</text:p>
          </table:table-cell>
          <table:table-cell office:value-type="float" office:value="0.0000145637" calcext:value-type="float">
            <text:p>1.45637E-05</text:p>
          </table:table-cell>
          <table:table-cell office:value-type="float" office:value="1173" calcext:value-type="float">
            <text:p>1173</text:p>
          </table:table-cell>
          <table:table-cell table:formula="of:=[.D900]*100" office:value-type="float" office:value="0.04814132" calcext:value-type="float">
            <text:p>0.04814132</text:p>
          </table:table-cell>
          <table:table-cell table:formula="of:=[.E900]*100" office:value-type="float" office:value="0.562463" calcext:value-type="float">
            <text:p>0.562463</text:p>
          </table:table-cell>
        </table:table-row>
        <table:table-row table:style-name="ro1">
          <table:table-cell office:value-type="float" office:value="58.74" calcext:value-type="float">
            <text:p>58.74</text:p>
          </table:table-cell>
          <table:table-cell office:value-type="float" office:value="179.0158081055" calcext:value-type="float">
            <text:p>179.0158081055</text:p>
          </table:table-cell>
          <table:table-cell office:value-type="float" office:value="-0.2327092585" calcext:value-type="float">
            <text:p>-0.23270925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347" calcext:value-type="float">
            <text:p>0.0054347</text:p>
          </table:table-cell>
          <table:table-cell office:value-type="float" office:value="0.00682648" calcext:value-type="float">
            <text:p>0.00682648</text:p>
          </table:table-cell>
          <table:table-cell office:value-type="float" office:value="0.0000443451" calcext:value-type="float">
            <text:p>4.43451E-05</text:p>
          </table:table-cell>
          <table:table-cell office:value-type="float" office:value="1174" calcext:value-type="float">
            <text:p>1174</text:p>
          </table:table-cell>
          <table:table-cell table:formula="of:=[.D901]*100" office:value-type="float" office:value="0.04814132" calcext:value-type="float">
            <text:p>0.04814132</text:p>
          </table:table-cell>
          <table:table-cell table:formula="of:=[.E901]*100" office:value-type="float" office:value="0.54347" calcext:value-type="float">
            <text:p>0.54347</text:p>
          </table:table-cell>
        </table:table-row>
        <table:table-row table:style-name="ro1">
          <table:table-cell office:value-type="float" office:value="58.79" calcext:value-type="float">
            <text:p>58.79</text:p>
          </table:table-cell>
          <table:table-cell office:value-type="float" office:value="179.0213317871" calcext:value-type="float">
            <text:p>179.0213317871</text:p>
          </table:table-cell>
          <table:table-cell office:value-type="float" office:value="-0.2917362942" calcext:value-type="float">
            <text:p>-0.29173629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0138" calcext:value-type="float">
            <text:p>0.00570138</text:p>
          </table:table-cell>
          <table:table-cell office:value-type="float" office:value="0.00682648" calcext:value-type="float">
            <text:p>0.00682648</text:p>
          </table:table-cell>
          <table:table-cell office:value-type="float" office:value="0.0001927978" calcext:value-type="float">
            <text:p>0.0001927978</text:p>
          </table:table-cell>
          <table:table-cell office:value-type="float" office:value="1175" calcext:value-type="float">
            <text:p>1175</text:p>
          </table:table-cell>
          <table:table-cell table:formula="of:=[.D902]*100" office:value-type="float" office:value="0.04814132" calcext:value-type="float">
            <text:p>0.04814132</text:p>
          </table:table-cell>
          <table:table-cell table:formula="of:=[.E902]*100" office:value-type="float" office:value="0.570138" calcext:value-type="float">
            <text:p>0.570138</text:p>
          </table:table-cell>
        </table:table-row>
        <table:table-row table:style-name="ro1">
          <table:table-cell office:value-type="float" office:value="58.84" calcext:value-type="float">
            <text:p>58.84</text:p>
          </table:table-cell>
          <table:table-cell office:value-type="float" office:value="179.0265655518" calcext:value-type="float">
            <text:p>179.0265655518</text:p>
          </table:table-cell>
          <table:table-cell office:value-type="float" office:value="-0.2037378707" calcext:value-type="float">
            <text:p>-0.20373787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9289" calcext:value-type="float">
            <text:p>0.00529289</text:p>
          </table:table-cell>
          <table:table-cell office:value-type="float" office:value="0.00682648" calcext:value-type="float">
            <text:p>0.00682648</text:p>
          </table:table-cell>
          <table:table-cell office:value-type="float" office:value="-0.0001123185" calcext:value-type="float">
            <text:p>-0.0001123185</text:p>
          </table:table-cell>
          <table:table-cell office:value-type="float" office:value="1176" calcext:value-type="float">
            <text:p>1176</text:p>
          </table:table-cell>
          <table:table-cell table:formula="of:=[.D903]*100" office:value-type="float" office:value="0.04814132" calcext:value-type="float">
            <text:p>0.04814132</text:p>
          </table:table-cell>
          <table:table-cell table:formula="of:=[.E903]*100" office:value-type="float" office:value="0.529289" calcext:value-type="float">
            <text:p>0.529289</text:p>
          </table:table-cell>
        </table:table-row>
        <table:table-row table:style-name="ro1">
          <table:table-cell office:value-type="float" office:value="58.89" calcext:value-type="float">
            <text:p>58.89</text:p>
          </table:table-cell>
          <table:table-cell office:value-type="float" office:value="179.0180664062" calcext:value-type="float">
            <text:p>179.0180664062</text:p>
          </table:table-cell>
          <table:table-cell office:value-type="float" office:value="-0.2329392073" calcext:value-type="float">
            <text:p>-0.23293920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1654" calcext:value-type="float">
            <text:p>0.00521654</text:p>
          </table:table-cell>
          <table:table-cell office:value-type="float" office:value="0.00603935" calcext:value-type="float">
            <text:p>0.00603935</text:p>
          </table:table-cell>
          <table:table-cell office:value-type="float" office:value="0.000068925" calcext:value-type="float">
            <text:p>0.000068925</text:p>
          </table:table-cell>
          <table:table-cell office:value-type="float" office:value="1177" calcext:value-type="float">
            <text:p>1177</text:p>
          </table:table-cell>
          <table:table-cell table:formula="of:=[.D904]*100" office:value-type="float" office:value="0.04814132" calcext:value-type="float">
            <text:p>0.04814132</text:p>
          </table:table-cell>
          <table:table-cell table:formula="of:=[.E904]*100" office:value-type="float" office:value="0.521654" calcext:value-type="float">
            <text:p>0.521654</text:p>
          </table:table-cell>
        </table:table-row>
        <table:table-row table:style-name="ro1">
          <table:table-cell office:value-type="float" office:value="58.94" calcext:value-type="float">
            <text:p>58.94</text:p>
          </table:table-cell>
          <table:table-cell office:value-type="float" office:value="179.0176696777" calcext:value-type="float">
            <text:p>179.0176696777</text:p>
          </table:table-cell>
          <table:table-cell office:value-type="float" office:value="-0.1768328963" calcext:value-type="float">
            <text:p>-0.17683289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9292" calcext:value-type="float">
            <text:p>0.00479292</text:p>
          </table:table-cell>
          <table:table-cell office:value-type="float" office:value="0.00603935" calcext:value-type="float">
            <text:p>0.00603935</text:p>
          </table:table-cell>
          <table:table-cell office:value-type="float" office:value="-0.0001440926" calcext:value-type="float">
            <text:p>-0.0001440926</text:p>
          </table:table-cell>
          <table:table-cell office:value-type="float" office:value="1178" calcext:value-type="float">
            <text:p>1178</text:p>
          </table:table-cell>
          <table:table-cell table:formula="of:=[.D905]*100" office:value-type="float" office:value="0.04814132" calcext:value-type="float">
            <text:p>0.04814132</text:p>
          </table:table-cell>
          <table:table-cell table:formula="of:=[.E905]*100" office:value-type="float" office:value="0.479292" calcext:value-type="float">
            <text:p>0.479292</text:p>
          </table:table-cell>
        </table:table-row>
        <table:table-row table:style-name="ro1">
          <table:table-cell office:value-type="float" office:value="58.99" calcext:value-type="float">
            <text:p>58.99</text:p>
          </table:table-cell>
          <table:table-cell office:value-type="float" office:value="179.0081939697" calcext:value-type="float">
            <text:p>179.0081939697</text:p>
          </table:table-cell>
          <table:table-cell office:value-type="float" office:value="-0.1535773049" calcext:value-type="float">
            <text:p>-0.15357730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5777" calcext:value-type="float">
            <text:p>0.00435777</text:p>
          </table:table-cell>
          <table:table-cell office:value-type="float" office:value="0.00567269" calcext:value-type="float">
            <text:p>0.00567269</text:p>
          </table:table-cell>
          <table:table-cell office:value-type="float" office:value="-0.0000416791" calcext:value-type="float">
            <text:p>-4.16791E-05</text:p>
          </table:table-cell>
          <table:table-cell office:value-type="float" office:value="1179" calcext:value-type="float">
            <text:p>1179</text:p>
          </table:table-cell>
          <table:table-cell table:formula="of:=[.D906]*100" office:value-type="float" office:value="0.04814132" calcext:value-type="float">
            <text:p>0.04814132</text:p>
          </table:table-cell>
          <table:table-cell table:formula="of:=[.E906]*100" office:value-type="float" office:value="0.435777" calcext:value-type="float">
            <text:p>0.435777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179.0070953369" calcext:value-type="float">
            <text:p>179.0070953369</text:p>
          </table:table-cell>
          <table:table-cell office:value-type="float" office:value="-0.23890794" calcext:value-type="float">
            <text:p>-0.238907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3695" calcext:value-type="float">
            <text:p>0.00463695</text:p>
          </table:table-cell>
          <table:table-cell office:value-type="float" office:value="0.00558788" calcext:value-type="float">
            <text:p>0.00558788</text:p>
          </table:table-cell>
          <table:table-cell office:value-type="float" office:value="0.0001135797" calcext:value-type="float">
            <text:p>0.0001135797</text:p>
          </table:table-cell>
          <table:table-cell office:value-type="float" office:value="1180" calcext:value-type="float">
            <text:p>1180</text:p>
          </table:table-cell>
          <table:table-cell table:formula="of:=[.D907]*100" office:value-type="float" office:value="0.04814132" calcext:value-type="float">
            <text:p>0.04814132</text:p>
          </table:table-cell>
          <table:table-cell table:formula="of:=[.E907]*100" office:value-type="float" office:value="0.463695" calcext:value-type="float">
            <text:p>0.463695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78.9994354248" calcext:value-type="float">
            <text:p>178.9994354248</text:p>
          </table:table-cell>
          <table:table-cell office:value-type="float" office:value="-0.2468768314" calcext:value-type="float">
            <text:p>-0.24687683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482" calcext:value-type="float">
            <text:p>0.00487482</text:p>
          </table:table-cell>
          <table:table-cell office:value-type="float" office:value="0.00558788" calcext:value-type="float">
            <text:p>0.00558788</text:p>
          </table:table-cell>
          <table:table-cell office:value-type="float" office:value="0.000033218" calcext:value-type="float">
            <text:p>0.000033218</text:p>
          </table:table-cell>
          <table:table-cell office:value-type="float" office:value="1181" calcext:value-type="float">
            <text:p>1181</text:p>
          </table:table-cell>
          <table:table-cell table:formula="of:=[.D908]*100" office:value-type="float" office:value="0.04814132" calcext:value-type="float">
            <text:p>0.04814132</text:p>
          </table:table-cell>
          <table:table-cell table:formula="of:=[.E908]*100" office:value-type="float" office:value="0.487482" calcext:value-type="float">
            <text:p>0.487482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178.9936828613" calcext:value-type="float">
            <text:p>178.9936828613</text:p>
          </table:table-cell>
          <table:table-cell office:value-type="float" office:value="-0.2050234214" calcext:value-type="float">
            <text:p>-0.20502342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5406" calcext:value-type="float">
            <text:p>0.00475406</text:p>
          </table:table-cell>
          <table:table-cell office:value-type="float" office:value="0.00557371" calcext:value-type="float">
            <text:p>0.00557371</text:p>
          </table:table-cell>
          <table:table-cell office:value-type="float" office:value="-0.0000622688" calcext:value-type="float">
            <text:p>-6.22688E-05</text:p>
          </table:table-cell>
          <table:table-cell office:value-type="float" office:value="1182" calcext:value-type="float">
            <text:p>1182</text:p>
          </table:table-cell>
          <table:table-cell table:formula="of:=[.D909]*100" office:value-type="float" office:value="0.04814132" calcext:value-type="float">
            <text:p>0.04814132</text:p>
          </table:table-cell>
          <table:table-cell table:formula="of:=[.E909]*100" office:value-type="float" office:value="0.475406" calcext:value-type="float">
            <text:p>0.475406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78.9934539795" calcext:value-type="float">
            <text:p>178.9934539795</text:p>
          </table:table-cell>
          <table:table-cell office:value-type="float" office:value="-0.2403423277" calcext:value-type="float">
            <text:p>-0.24034232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0893" calcext:value-type="float">
            <text:p>0.00490893</text:p>
          </table:table-cell>
          <table:table-cell office:value-type="float" office:value="0.00557371" calcext:value-type="float">
            <text:p>0.00557371</text:p>
          </table:table-cell>
          <table:table-cell office:value-type="float" office:value="-0.0000625672" calcext:value-type="float">
            <text:p>-6.25672E-05</text:p>
          </table:table-cell>
          <table:table-cell office:value-type="float" office:value="1183" calcext:value-type="float">
            <text:p>1183</text:p>
          </table:table-cell>
          <table:table-cell table:formula="of:=[.D910]*100" office:value-type="float" office:value="0.04814132" calcext:value-type="float">
            <text:p>0.04814132</text:p>
          </table:table-cell>
          <table:table-cell table:formula="of:=[.E910]*100" office:value-type="float" office:value="0.490893" calcext:value-type="float">
            <text:p>0.490893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178.9922790527" calcext:value-type="float">
            <text:p>178.9922790527</text:p>
          </table:table-cell>
          <table:table-cell office:value-type="float" office:value="-0.2920632688" calcext:value-type="float">
            <text:p>-0.29206326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5538" calcext:value-type="float">
            <text:p>0.00535538</text:p>
          </table:table-cell>
          <table:table-cell office:value-type="float" office:value="0.00582583" calcext:value-type="float">
            <text:p>0.00582583</text:p>
          </table:table-cell>
          <table:table-cell office:value-type="float" office:value="0.000067934" calcext:value-type="float">
            <text:p>0.000067934</text:p>
          </table:table-cell>
          <table:table-cell office:value-type="float" office:value="1184" calcext:value-type="float">
            <text:p>1184</text:p>
          </table:table-cell>
          <table:table-cell table:formula="of:=[.D911]*100" office:value-type="float" office:value="0.04814132" calcext:value-type="float">
            <text:p>0.04814132</text:p>
          </table:table-cell>
          <table:table-cell table:formula="of:=[.E911]*100" office:value-type="float" office:value="0.535538" calcext:value-type="float">
            <text:p>0.535538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78.9838256836" calcext:value-type="float">
            <text:p>178.9838256836</text:p>
          </table:table-cell>
          <table:table-cell office:value-type="float" office:value="-0.2425266866" calcext:value-type="float">
            <text:p>-0.24252668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2166" calcext:value-type="float">
            <text:p>0.00532166</text:p>
          </table:table-cell>
          <table:table-cell office:value-type="float" office:value="0.00601361" calcext:value-type="float">
            <text:p>0.00601361</text:p>
          </table:table-cell>
          <table:table-cell office:value-type="float" office:value="-0.00008919" calcext:value-type="float">
            <text:p>-0.00008919</text:p>
          </table:table-cell>
          <table:table-cell office:value-type="float" office:value="1185" calcext:value-type="float">
            <text:p>1185</text:p>
          </table:table-cell>
          <table:table-cell table:formula="of:=[.D912]*100" office:value-type="float" office:value="0.04814132" calcext:value-type="float">
            <text:p>0.04814132</text:p>
          </table:table-cell>
          <table:table-cell table:formula="of:=[.E912]*100" office:value-type="float" office:value="0.532166" calcext:value-type="float">
            <text:p>0.532166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178.9870147705" calcext:value-type="float">
            <text:p>178.9870147705</text:p>
          </table:table-cell>
          <table:table-cell office:value-type="float" office:value="-0.1989732671" calcext:value-type="float">
            <text:p>-0.19897326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0975" calcext:value-type="float">
            <text:p>0.00500975</text:p>
          </table:table-cell>
          <table:table-cell office:value-type="float" office:value="0.00601361" calcext:value-type="float">
            <text:p>0.00601361</text:p>
          </table:table-cell>
          <table:table-cell office:value-type="float" office:value="-0.0000606989" calcext:value-type="float">
            <text:p>-6.06989E-05</text:p>
          </table:table-cell>
          <table:table-cell office:value-type="float" office:value="1186" calcext:value-type="float">
            <text:p>1186</text:p>
          </table:table-cell>
          <table:table-cell table:formula="of:=[.D913]*100" office:value-type="float" office:value="0.04814132" calcext:value-type="float">
            <text:p>0.04814132</text:p>
          </table:table-cell>
          <table:table-cell table:formula="of:=[.E913]*100" office:value-type="float" office:value="0.500975" calcext:value-type="float">
            <text:p>0.500975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78.9826049805" calcext:value-type="float">
            <text:p>178.9826049805</text:p>
          </table:table-cell>
          <table:table-cell office:value-type="float" office:value="-0.2636085706" calcext:value-type="float">
            <text:p>-0.26360857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3295" calcext:value-type="float">
            <text:p>0.00523295</text:p>
          </table:table-cell>
          <table:table-cell office:value-type="float" office:value="0.00686702" calcext:value-type="float">
            <text:p>0.00686702</text:p>
          </table:table-cell>
          <table:table-cell office:value-type="float" office:value="0.0001252586" calcext:value-type="float">
            <text:p>0.0001252586</text:p>
          </table:table-cell>
          <table:table-cell office:value-type="float" office:value="1187" calcext:value-type="float">
            <text:p>1187</text:p>
          </table:table-cell>
          <table:table-cell table:formula="of:=[.D914]*100" office:value-type="float" office:value="0.04814132" calcext:value-type="float">
            <text:p>0.04814132</text:p>
          </table:table-cell>
          <table:table-cell table:formula="of:=[.E914]*100" office:value-type="float" office:value="0.523295" calcext:value-type="float">
            <text:p>0.523295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178.9817810059" calcext:value-type="float">
            <text:p>178.9817810059</text:p>
          </table:table-cell>
          <table:table-cell office:value-type="float" office:value="-0.2491016515" calcext:value-type="float">
            <text:p>-0.24910165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843" calcext:value-type="float">
            <text:p>0.0052843</text:p>
          </table:table-cell>
          <table:table-cell office:value-type="float" office:value="0.00686702" calcext:value-type="float">
            <text:p>0.00686702</text:p>
          </table:table-cell>
          <table:table-cell office:value-type="float" office:value="0.0000998102" calcext:value-type="float">
            <text:p>9.98102E-05</text:p>
          </table:table-cell>
          <table:table-cell office:value-type="float" office:value="1188" calcext:value-type="float">
            <text:p>1188</text:p>
          </table:table-cell>
          <table:table-cell table:formula="of:=[.D915]*100" office:value-type="float" office:value="0.04814132" calcext:value-type="float">
            <text:p>0.04814132</text:p>
          </table:table-cell>
          <table:table-cell table:formula="of:=[.E915]*100" office:value-type="float" office:value="0.52843" calcext:value-type="float">
            <text:p>0.52843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178.981918335" calcext:value-type="float">
            <text:p>178.981918335</text:p>
          </table:table-cell>
          <table:table-cell office:value-type="float" office:value="-0.1782593916" calcext:value-type="float">
            <text:p>-0.17825939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4729" calcext:value-type="float">
            <text:p>0.00484729</text:p>
          </table:table-cell>
          <table:table-cell office:value-type="float" office:value="0.00750546" calcext:value-type="float">
            <text:p>0.00750546</text:p>
          </table:table-cell>
          <table:table-cell office:value-type="float" office:value="-0.0000816961" calcext:value-type="float">
            <text:p>-8.16961E-05</text:p>
          </table:table-cell>
          <table:table-cell office:value-type="float" office:value="1189" calcext:value-type="float">
            <text:p>1189</text:p>
          </table:table-cell>
          <table:table-cell table:formula="of:=[.D916]*100" office:value-type="float" office:value="0.04814132" calcext:value-type="float">
            <text:p>0.04814132</text:p>
          </table:table-cell>
          <table:table-cell table:formula="of:=[.E916]*100" office:value-type="float" office:value="0.484729" calcext:value-type="float">
            <text:p>0.484729</text:p>
          </table:table-cell>
        </table:table-row>
        <table:table-row table:style-name="ro1">
          <table:table-cell office:value-type="float" office:value="59.55" calcext:value-type="float">
            <text:p>59.55</text:p>
          </table:table-cell>
          <table:table-cell office:value-type="float" office:value="178.9936981201" calcext:value-type="float">
            <text:p>178.9936981201</text:p>
          </table:table-cell>
          <table:table-cell office:value-type="float" office:value="-0.2358844723" calcext:value-type="float">
            <text:p>-0.23588447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4102" calcext:value-type="float">
            <text:p>0.00494102</text:p>
          </table:table-cell>
          <table:table-cell office:value-type="float" office:value="0.00800978" calcext:value-type="float">
            <text:p>0.00800978</text:p>
          </table:table-cell>
          <table:table-cell office:value-type="float" office:value="0.0000494036" calcext:value-type="float">
            <text:p>4.94036E-05</text:p>
          </table:table-cell>
          <table:table-cell office:value-type="float" office:value="1190" calcext:value-type="float">
            <text:p>1190</text:p>
          </table:table-cell>
          <table:table-cell table:formula="of:=[.D917]*100" office:value-type="float" office:value="0.04814132" calcext:value-type="float">
            <text:p>0.04814132</text:p>
          </table:table-cell>
          <table:table-cell table:formula="of:=[.E917]*100" office:value-type="float" office:value="0.494102" calcext:value-type="float">
            <text:p>0.494102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78.9888305664" calcext:value-type="float">
            <text:p>178.9888305664</text:p>
          </table:table-cell>
          <table:table-cell office:value-type="float" office:value="-0.1729141964" calcext:value-type="float">
            <text:p>-0.17291419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8441" calcext:value-type="float">
            <text:p>0.00458441</text:p>
          </table:table-cell>
          <table:table-cell office:value-type="float" office:value="0.00800978" calcext:value-type="float">
            <text:p>0.00800978</text:p>
          </table:table-cell>
          <table:table-cell office:value-type="float" office:value="-0.0001043107" calcext:value-type="float">
            <text:p>-0.0001043107</text:p>
          </table:table-cell>
          <table:table-cell office:value-type="float" office:value="1191" calcext:value-type="float">
            <text:p>1191</text:p>
          </table:table-cell>
          <table:table-cell table:formula="of:=[.D918]*100" office:value-type="float" office:value="0.04814132" calcext:value-type="float">
            <text:p>0.04814132</text:p>
          </table:table-cell>
          <table:table-cell table:formula="of:=[.E918]*100" office:value-type="float" office:value="0.458441" calcext:value-type="float">
            <text:p>0.458441</text:p>
          </table:table-cell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178.9980621338" calcext:value-type="float">
            <text:p>178.9980621338</text:p>
          </table:table-cell>
          <table:table-cell office:value-type="float" office:value="-0.2040781709" calcext:value-type="float">
            <text:p>-0.20407817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5546" calcext:value-type="float">
            <text:p>0.00455546</text:p>
          </table:table-cell>
          <table:table-cell office:value-type="float" office:value="0.00927829" calcext:value-type="float">
            <text:p>0.00927829</text:p>
          </table:table-cell>
          <table:table-cell office:value-type="float" office:value="0.0000552679" calcext:value-type="float">
            <text:p>5.52679E-05</text:p>
          </table:table-cell>
          <table:table-cell office:value-type="float" office:value="1192" calcext:value-type="float">
            <text:p>1192</text:p>
          </table:table-cell>
          <table:table-cell table:formula="of:=[.D919]*100" office:value-type="float" office:value="0.04814132" calcext:value-type="float">
            <text:p>0.04814132</text:p>
          </table:table-cell>
          <table:table-cell table:formula="of:=[.E919]*100" office:value-type="float" office:value="0.455546" calcext:value-type="float">
            <text:p>0.455546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179.0022888184" calcext:value-type="float">
            <text:p>179.0022888184</text:p>
          </table:table-cell>
          <table:table-cell office:value-type="float" office:value="-0.1967964513" calcext:value-type="float">
            <text:p>-0.19679645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8787" calcext:value-type="float">
            <text:p>0.00448787</text:p>
          </table:table-cell>
          <table:table-cell office:value-type="float" office:value="0.00927829" calcext:value-type="float">
            <text:p>0.00927829</text:p>
          </table:table-cell>
          <table:table-cell office:value-type="float" office:value="-0.00000871" calcext:value-type="float">
            <text:p>-0.00000871</text:p>
          </table:table-cell>
          <table:table-cell office:value-type="float" office:value="1193" calcext:value-type="float">
            <text:p>1193</text:p>
          </table:table-cell>
          <table:table-cell table:formula="of:=[.D920]*100" office:value-type="float" office:value="0.04814132" calcext:value-type="float">
            <text:p>0.04814132</text:p>
          </table:table-cell>
          <table:table-cell table:formula="of:=[.E920]*100" office:value-type="float" office:value="0.448787" calcext:value-type="float">
            <text:p>0.448787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178.9936218262" calcext:value-type="float">
            <text:p>178.9936218262</text:p>
          </table:table-cell>
          <table:table-cell office:value-type="float" office:value="-0.2104924567" calcext:value-type="float">
            <text:p>-0.21049245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418" calcext:value-type="float">
            <text:p>0.00453418</text:p>
          </table:table-cell>
          <table:table-cell office:value-type="float" office:value="0.00989264" calcext:value-type="float">
            <text:p>0.00989264</text:p>
          </table:table-cell>
          <table:table-cell office:value-type="float" office:value="-0.0000042313" calcext:value-type="float">
            <text:p>-4.2313E-06</text:p>
          </table:table-cell>
          <table:table-cell office:value-type="float" office:value="1194" calcext:value-type="float">
            <text:p>1194</text:p>
          </table:table-cell>
          <table:table-cell table:formula="of:=[.D921]*100" office:value-type="float" office:value="0.04814132" calcext:value-type="float">
            <text:p>0.04814132</text:p>
          </table:table-cell>
          <table:table-cell table:formula="of:=[.E921]*100" office:value-type="float" office:value="0.453418" calcext:value-type="float">
            <text:p>0.453418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79.0014648438" calcext:value-type="float">
            <text:p>179.0014648438</text:p>
          </table:table-cell>
          <table:table-cell office:value-type="float" office:value="-0.1872942777" calcext:value-type="float">
            <text:p>-0.18729427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106" calcext:value-type="float">
            <text:p>0.0044106</text:p>
          </table:table-cell>
          <table:table-cell office:value-type="float" office:value="0.0105069" calcext:value-type="float">
            <text:p>0.0105069</text:p>
          </table:table-cell>
          <table:table-cell office:value-type="float" office:value="-0.0000605653" calcext:value-type="float">
            <text:p>-6.05653E-05</text:p>
          </table:table-cell>
          <table:table-cell office:value-type="float" office:value="1195" calcext:value-type="float">
            <text:p>1195</text:p>
          </table:table-cell>
          <table:table-cell table:formula="of:=[.D922]*100" office:value-type="float" office:value="0.04814132" calcext:value-type="float">
            <text:p>0.04814132</text:p>
          </table:table-cell>
          <table:table-cell table:formula="of:=[.E922]*100" office:value-type="float" office:value="0.44106" calcext:value-type="float">
            <text:p>0.44106</text:p>
          </table:table-cell>
        </table:table-row>
        <table:table-row table:style-name="ro1">
          <table:table-cell office:value-type="float" office:value="59.85" calcext:value-type="float">
            <text:p>59.85</text:p>
          </table:table-cell>
          <table:table-cell office:value-type="float" office:value="179.0123443604" calcext:value-type="float">
            <text:p>179.0123443604</text:p>
          </table:table-cell>
          <table:table-cell office:value-type="float" office:value="-0.2253131214" calcext:value-type="float">
            <text:p>-0.22531312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8155" calcext:value-type="float">
            <text:p>0.00458155</text:p>
          </table:table-cell>
          <table:table-cell office:value-type="float" office:value="0.0105069" calcext:value-type="float">
            <text:p>0.0105069</text:p>
          </table:table-cell>
          <table:table-cell office:value-type="float" office:value="0.0000547974" calcext:value-type="float">
            <text:p>5.47974E-05</text:p>
          </table:table-cell>
          <table:table-cell office:value-type="float" office:value="1196" calcext:value-type="float">
            <text:p>1196</text:p>
          </table:table-cell>
          <table:table-cell table:formula="of:=[.D923]*100" office:value-type="float" office:value="0.04814132" calcext:value-type="float">
            <text:p>0.04814132</text:p>
          </table:table-cell>
          <table:table-cell table:formula="of:=[.E923]*100" office:value-type="float" office:value="0.458155" calcext:value-type="float">
            <text:p>0.458155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179.0124816895" calcext:value-type="float">
            <text:p>179.0124816895</text:p>
          </table:table-cell>
          <table:table-cell office:value-type="float" office:value="-0.1822175244" calcext:value-type="float">
            <text:p>-0.18221752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0821" calcext:value-type="float">
            <text:p>0.00440821</text:p>
          </table:table-cell>
          <table:table-cell office:value-type="float" office:value="0.01096975" calcext:value-type="float">
            <text:p>0.01096975</text:p>
          </table:table-cell>
          <table:table-cell office:value-type="float" office:value="-0.0001317816" calcext:value-type="float">
            <text:p>-0.0001317816</text:p>
          </table:table-cell>
          <table:table-cell office:value-type="float" office:value="1197" calcext:value-type="float">
            <text:p>1197</text:p>
          </table:table-cell>
          <table:table-cell table:formula="of:=[.D924]*100" office:value-type="float" office:value="0.04814132" calcext:value-type="float">
            <text:p>0.04814132</text:p>
          </table:table-cell>
          <table:table-cell table:formula="of:=[.E924]*100" office:value-type="float" office:value="0.440821" calcext:value-type="float">
            <text:p>0.440821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179.002746582" calcext:value-type="float">
            <text:p>179.002746582</text:p>
          </table:table-cell>
          <table:table-cell office:value-type="float" office:value="-0.1935020148" calcext:value-type="float">
            <text:p>-0.19350201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6846" calcext:value-type="float">
            <text:p>0.00436846</text:p>
          </table:table-cell>
          <table:table-cell office:value-type="float" office:value="0.01152342" calcext:value-type="float">
            <text:p>0.01152342</text:p>
          </table:table-cell>
          <table:table-cell office:value-type="float" office:value="0.0000506705" calcext:value-type="float">
            <text:p>5.06705E-05</text:p>
          </table:table-cell>
          <table:table-cell office:value-type="float" office:value="1198" calcext:value-type="float">
            <text:p>1198</text:p>
          </table:table-cell>
          <table:table-cell table:formula="of:=[.D925]*100" office:value-type="float" office:value="0.04814132" calcext:value-type="float">
            <text:p>0.04814132</text:p>
          </table:table-cell>
          <table:table-cell table:formula="of:=[.E925]*100" office:value-type="float" office:value="0.436846" calcext:value-type="float">
            <text:p>0.4368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9.0002746582" calcext:value-type="float">
            <text:p>179.0002746582</text:p>
          </table:table-cell>
          <table:table-cell office:value-type="float" office:value="-0.2811907588" calcext:value-type="float">
            <text:p>-0.28119075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2517" calcext:value-type="float">
            <text:p>0.00492517</text:p>
          </table:table-cell>
          <table:table-cell office:value-type="float" office:value="0.01152342" calcext:value-type="float">
            <text:p>0.01152342</text:p>
          </table:table-cell>
          <table:table-cell office:value-type="float" office:value="0.0001351367" calcext:value-type="float">
            <text:p>0.0001351367</text:p>
          </table:table-cell>
          <table:table-cell office:value-type="float" office:value="1199" calcext:value-type="float">
            <text:p>1199</text:p>
          </table:table-cell>
          <table:table-cell table:formula="of:=[.D926]*100" office:value-type="float" office:value="0.04814132" calcext:value-type="float">
            <text:p>0.04814132</text:p>
          </table:table-cell>
          <table:table-cell table:formula="of:=[.E926]*100" office:value-type="float" office:value="0.492517" calcext:value-type="float">
            <text:p>0.492517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179.0014648438" calcext:value-type="float">
            <text:p>179.0014648438</text:p>
          </table:table-cell>
          <table:table-cell office:value-type="float" office:value="-0.1923903576" calcext:value-type="float">
            <text:p>-0.19239035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0341" calcext:value-type="float">
            <text:p>0.00470341</text:p>
          </table:table-cell>
          <table:table-cell office:value-type="float" office:value="0.01220919" calcext:value-type="float">
            <text:p>0.01220919</text:p>
          </table:table-cell>
          <table:table-cell office:value-type="float" office:value="-0.0001210846" calcext:value-type="float">
            <text:p>-0.0001210846</text:p>
          </table:table-cell>
          <table:table-cell office:value-type="float" office:value="1200" calcext:value-type="float">
            <text:p>1200</text:p>
          </table:table-cell>
          <table:table-cell table:formula="of:=[.D927]*100" office:value-type="float" office:value="0.04814132" calcext:value-type="float">
            <text:p>0.04814132</text:p>
          </table:table-cell>
          <table:table-cell table:formula="of:=[.E927]*100" office:value-type="float" office:value="0.470341" calcext:value-type="float">
            <text:p>0.470341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79.0090789795" calcext:value-type="float">
            <text:p>179.0090789795</text:p>
          </table:table-cell>
          <table:table-cell office:value-type="float" office:value="-0.2131478239" calcext:value-type="float">
            <text:p>-0.21314782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9457" calcext:value-type="float">
            <text:p>0.00469457</text:p>
          </table:table-cell>
          <table:table-cell office:value-type="float" office:value="0.01220919" calcext:value-type="float">
            <text:p>0.01220919</text:p>
          </table:table-cell>
          <table:table-cell office:value-type="float" office:value="0.0001270802" calcext:value-type="float">
            <text:p>0.0001270802</text:p>
          </table:table-cell>
          <table:table-cell office:value-type="float" office:value="1201" calcext:value-type="float">
            <text:p>1201</text:p>
          </table:table-cell>
          <table:table-cell table:formula="of:=[.D928]*100" office:value-type="float" office:value="0.04814132" calcext:value-type="float">
            <text:p>0.04814132</text:p>
          </table:table-cell>
          <table:table-cell table:formula="of:=[.E928]*100" office:value-type="float" office:value="0.469457" calcext:value-type="float">
            <text:p>0.469457</text:p>
          </table:table-cell>
        </table:table-row>
        <table:table-row table:style-name="ro1">
          <table:table-cell office:value-type="float" office:value="60.15" calcext:value-type="float">
            <text:p>60.15</text:p>
          </table:table-cell>
          <table:table-cell office:value-type="float" office:value="179.0116119385" calcext:value-type="float">
            <text:p>179.0116119385</text:p>
          </table:table-cell>
          <table:table-cell office:value-type="float" office:value="-0.2172254614" calcext:value-type="float">
            <text:p>-0.21722546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1583" calcext:value-type="float">
            <text:p>0.00471583</text:p>
          </table:table-cell>
          <table:table-cell office:value-type="float" office:value="0.01223676" calcext:value-type="float">
            <text:p>0.01223676</text:p>
          </table:table-cell>
          <table:table-cell office:value-type="float" office:value="-0.0000630041" calcext:value-type="float">
            <text:p>-6.30041E-05</text:p>
          </table:table-cell>
          <table:table-cell office:value-type="float" office:value="1202" calcext:value-type="float">
            <text:p>1202</text:p>
          </table:table-cell>
          <table:table-cell table:formula="of:=[.D929]*100" office:value-type="float" office:value="0.04814132" calcext:value-type="float">
            <text:p>0.04814132</text:p>
          </table:table-cell>
          <table:table-cell table:formula="of:=[.E929]*100" office:value-type="float" office:value="0.471583" calcext:value-type="float">
            <text:p>0.471583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79.0071411133" calcext:value-type="float">
            <text:p>179.0071411133</text:p>
          </table:table-cell>
          <table:table-cell office:value-type="float" office:value="-0.2183683947" calcext:value-type="float">
            <text:p>-0.21836839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375" calcext:value-type="float">
            <text:p>0.0047375</text:p>
          </table:table-cell>
          <table:table-cell office:value-type="float" office:value="0.01249503" calcext:value-type="float">
            <text:p>0.01249503</text:p>
          </table:table-cell>
          <table:table-cell office:value-type="float" office:value="0.00001747" calcext:value-type="float">
            <text:p>0.00001747</text:p>
          </table:table-cell>
          <table:table-cell office:value-type="float" office:value="1203" calcext:value-type="float">
            <text:p>1203</text:p>
          </table:table-cell>
          <table:table-cell table:formula="of:=[.D930]*100" office:value-type="float" office:value="0.04814132" calcext:value-type="float">
            <text:p>0.04814132</text:p>
          </table:table-cell>
          <table:table-cell table:formula="of:=[.E930]*100" office:value-type="float" office:value="0.47375" calcext:value-type="float">
            <text:p>0.47375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179.0129699707" calcext:value-type="float">
            <text:p>179.0129699707</text:p>
          </table:table-cell>
          <table:table-cell office:value-type="float" office:value="-0.1909805424" calcext:value-type="float">
            <text:p>-0.19098054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6976" calcext:value-type="float">
            <text:p>0.00456976</text:p>
          </table:table-cell>
          <table:table-cell office:value-type="float" office:value="0.01249503" calcext:value-type="float">
            <text:p>0.01249503</text:p>
          </table:table-cell>
          <table:table-cell office:value-type="float" office:value="-0.000059204" calcext:value-type="float">
            <text:p>-0.000059204</text:p>
          </table:table-cell>
          <table:table-cell office:value-type="float" office:value="1204" calcext:value-type="float">
            <text:p>1204</text:p>
          </table:table-cell>
          <table:table-cell table:formula="of:=[.D931]*100" office:value-type="float" office:value="0.04814132" calcext:value-type="float">
            <text:p>0.04814132</text:p>
          </table:table-cell>
          <table:table-cell table:formula="of:=[.E931]*100" office:value-type="float" office:value="0.456976" calcext:value-type="float">
            <text:p>0.456976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79.0216827393" calcext:value-type="float">
            <text:p>179.0216827393</text:p>
          </table:table-cell>
          <table:table-cell office:value-type="float" office:value="-0.1715075226" calcext:value-type="float">
            <text:p>-0.17150752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292" calcext:value-type="float">
            <text:p>0.0043292</text:p>
          </table:table-cell>
          <table:table-cell office:value-type="float" office:value="0.01230833" calcext:value-type="float">
            <text:p>0.01230833</text:p>
          </table:table-cell>
          <table:table-cell office:value-type="float" office:value="0.0000429491" calcext:value-type="float">
            <text:p>4.29491E-05</text:p>
          </table:table-cell>
          <table:table-cell office:value-type="float" office:value="1205" calcext:value-type="float">
            <text:p>1205</text:p>
          </table:table-cell>
          <table:table-cell table:formula="of:=[.D932]*100" office:value-type="float" office:value="0.04814132" calcext:value-type="float">
            <text:p>0.04814132</text:p>
          </table:table-cell>
          <table:table-cell table:formula="of:=[.E932]*100" office:value-type="float" office:value="0.43292" calcext:value-type="float">
            <text:p>0.43292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179.0368041992" calcext:value-type="float">
            <text:p>179.0368041992</text:p>
          </table:table-cell>
          <table:table-cell office:value-type="float" office:value="-0.1946500826" calcext:value-type="float">
            <text:p>-0.19465008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2376" calcext:value-type="float">
            <text:p>0.00432376</text:p>
          </table:table-cell>
          <table:table-cell office:value-type="float" office:value="0.01236823" calcext:value-type="float">
            <text:p>0.01236823</text:p>
          </table:table-cell>
          <table:table-cell office:value-type="float" office:value="-0.0001249404" calcext:value-type="float">
            <text:p>-0.0001249404</text:p>
          </table:table-cell>
          <table:table-cell office:value-type="float" office:value="1206" calcext:value-type="float">
            <text:p>1206</text:p>
          </table:table-cell>
          <table:table-cell table:formula="of:=[.D933]*100" office:value-type="float" office:value="0.04814132" calcext:value-type="float">
            <text:p>0.04814132</text:p>
          </table:table-cell>
          <table:table-cell table:formula="of:=[.E933]*100" office:value-type="float" office:value="0.432376" calcext:value-type="float">
            <text:p>0.432376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79.0276184082" calcext:value-type="float">
            <text:p>179.0276184082</text:p>
          </table:table-cell>
          <table:table-cell office:value-type="float" office:value="-0.190866125" calcext:value-type="float">
            <text:p>-0.1908661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1201419" calcext:value-type="float">
            <text:p>0.01201419</text:p>
          </table:table-cell>
          <table:table-cell office:value-type="float" office:value="0.0000436524" calcext:value-type="float">
            <text:p>4.36524E-05</text:p>
          </table:table-cell>
          <table:table-cell office:value-type="float" office:value="1207" calcext:value-type="float">
            <text:p>1207</text:p>
          </table:table-cell>
          <table:table-cell table:formula="of:=[.D934]*100" office:value-type="float" office:value="0.04814132" calcext:value-type="float">
            <text:p>0.04814132</text:p>
          </table:table-cell>
          <table:table-cell table:formula="of:=[.E934]*100" office:value-type="float" office:value="0.4295" calcext:value-type="float">
            <text:p>0.4295</text:p>
          </table:table-cell>
        </table:table-row>
        <table:table-row table:style-name="ro1">
          <table:table-cell office:value-type="float" office:value="60.45" calcext:value-type="float">
            <text:p>60.45</text:p>
          </table:table-cell>
          <table:table-cell office:value-type="float" office:value="179.004699707" calcext:value-type="float">
            <text:p>179.004699707</text:p>
          </table:table-cell>
          <table:table-cell office:value-type="float" office:value="-0.2364515847" calcext:value-type="float">
            <text:p>-0.23645158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7905" calcext:value-type="float">
            <text:p>0.00457905</text:p>
          </table:table-cell>
          <table:table-cell office:value-type="float" office:value="0.01188582" calcext:value-type="float">
            <text:p>0.01188582</text:p>
          </table:table-cell>
          <table:table-cell office:value-type="float" office:value="0.0000149612" calcext:value-type="float">
            <text:p>1.49612E-05</text:p>
          </table:table-cell>
          <table:table-cell office:value-type="float" office:value="1208" calcext:value-type="float">
            <text:p>1208</text:p>
          </table:table-cell>
          <table:table-cell table:formula="of:=[.D935]*100" office:value-type="float" office:value="0.04814132" calcext:value-type="float">
            <text:p>0.04814132</text:p>
          </table:table-cell>
          <table:table-cell table:formula="of:=[.E935]*100" office:value-type="float" office:value="0.457905" calcext:value-type="float">
            <text:p>0.457905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79.0003356934" calcext:value-type="float">
            <text:p>179.0003356934</text:p>
          </table:table-cell>
          <table:table-cell office:value-type="float" office:value="-0.2089574114" calcext:value-type="float">
            <text:p>-0.20895741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8436" calcext:value-type="float">
            <text:p>0.00458436</text:p>
          </table:table-cell>
          <table:table-cell office:value-type="float" office:value="0.01188582" calcext:value-type="float">
            <text:p>0.01188582</text:p>
          </table:table-cell>
          <table:table-cell office:value-type="float" office:value="-0.0000358011" calcext:value-type="float">
            <text:p>-3.58011E-05</text:p>
          </table:table-cell>
          <table:table-cell office:value-type="float" office:value="1209" calcext:value-type="float">
            <text:p>1209</text:p>
          </table:table-cell>
          <table:table-cell table:formula="of:=[.D936]*100" office:value-type="float" office:value="0.04814132" calcext:value-type="float">
            <text:p>0.04814132</text:p>
          </table:table-cell>
          <table:table-cell table:formula="of:=[.E936]*100" office:value-type="float" office:value="0.458436" calcext:value-type="float">
            <text:p>0.458436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179.0064697266" calcext:value-type="float">
            <text:p>179.0064697266</text:p>
          </table:table-cell>
          <table:table-cell office:value-type="float" office:value="-0.1774449239" calcext:value-type="float">
            <text:p>-0.17744492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7834" calcext:value-type="float">
            <text:p>0.00437834</text:p>
          </table:table-cell>
          <table:table-cell office:value-type="float" office:value="0.01143093" calcext:value-type="float">
            <text:p>0.01143093</text:p>
          </table:table-cell>
          <table:table-cell office:value-type="float" office:value="-0.00000699" calcext:value-type="float">
            <text:p>-0.00000699</text:p>
          </table:table-cell>
          <table:table-cell office:value-type="float" office:value="1210" calcext:value-type="float">
            <text:p>1210</text:p>
          </table:table-cell>
          <table:table-cell table:formula="of:=[.D937]*100" office:value-type="float" office:value="0.04814132" calcext:value-type="float">
            <text:p>0.04814132</text:p>
          </table:table-cell>
          <table:table-cell table:formula="of:=[.E937]*100" office:value-type="float" office:value="0.437834" calcext:value-type="float">
            <text:p>0.437834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79.010635376" calcext:value-type="float">
            <text:p>179.010635376</text:p>
          </table:table-cell>
          <table:table-cell office:value-type="float" office:value="-0.1878578686" calcext:value-type="float">
            <text:p>-0.18785786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1115" calcext:value-type="float">
            <text:p>0.00431115</text:p>
          </table:table-cell>
          <table:table-cell office:value-type="float" office:value="0.01114265" calcext:value-type="float">
            <text:p>0.01114265</text:p>
          </table:table-cell>
          <table:table-cell office:value-type="float" office:value="-0.0000104359" calcext:value-type="float">
            <text:p>-1.04359E-05</text:p>
          </table:table-cell>
          <table:table-cell office:value-type="float" office:value="1211" calcext:value-type="float">
            <text:p>1211</text:p>
          </table:table-cell>
          <table:table-cell table:formula="of:=[.D938]*100" office:value-type="float" office:value="0.04814132" calcext:value-type="float">
            <text:p>0.04814132</text:p>
          </table:table-cell>
          <table:table-cell table:formula="of:=[.E938]*100" office:value-type="float" office:value="0.431115" calcext:value-type="float">
            <text:p>0.431115</text:p>
          </table:table-cell>
        </table:table-row>
        <table:table-row table:style-name="ro1">
          <table:table-cell office:value-type="float" office:value="60.65" calcext:value-type="float">
            <text:p>60.65</text:p>
          </table:table-cell>
          <table:table-cell office:value-type="float" office:value="179.0227050781" calcext:value-type="float">
            <text:p>179.0227050781</text:p>
          </table:table-cell>
          <table:table-cell office:value-type="float" office:value="-0.2086642934" calcext:value-type="float">
            <text:p>-0.20866429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0499" calcext:value-type="float">
            <text:p>0.00440499</text:p>
          </table:table-cell>
          <table:table-cell office:value-type="float" office:value="0.01066079" calcext:value-type="float">
            <text:p>0.01066079</text:p>
          </table:table-cell>
          <table:table-cell office:value-type="float" office:value="-0.0000121127" calcext:value-type="float">
            <text:p>-1.21127E-05</text:p>
          </table:table-cell>
          <table:table-cell office:value-type="float" office:value="1212" calcext:value-type="float">
            <text:p>1212</text:p>
          </table:table-cell>
          <table:table-cell table:formula="of:=[.D939]*100" office:value-type="float" office:value="0.04814132" calcext:value-type="float">
            <text:p>0.04814132</text:p>
          </table:table-cell>
          <table:table-cell table:formula="of:=[.E939]*100" office:value-type="float" office:value="0.440499" calcext:value-type="float">
            <text:p>0.440499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79.0220794678" calcext:value-type="float">
            <text:p>179.0220794678</text:p>
          </table:table-cell>
          <table:table-cell office:value-type="float" office:value="-0.2053016581" calcext:value-type="float">
            <text:p>-0.20530165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4478" calcext:value-type="float">
            <text:p>0.00444478</text:p>
          </table:table-cell>
          <table:table-cell office:value-type="float" office:value="0.01025968" calcext:value-type="float">
            <text:p>0.01025968</text:p>
          </table:table-cell>
          <table:table-cell office:value-type="float" office:value="-0.0000450102" calcext:value-type="float">
            <text:p>-4.50102E-05</text:p>
          </table:table-cell>
          <table:table-cell office:value-type="float" office:value="1213" calcext:value-type="float">
            <text:p>1213</text:p>
          </table:table-cell>
          <table:table-cell table:formula="of:=[.D940]*100" office:value-type="float" office:value="0.04814132" calcext:value-type="float">
            <text:p>0.04814132</text:p>
          </table:table-cell>
          <table:table-cell table:formula="of:=[.E940]*100" office:value-type="float" office:value="0.444478" calcext:value-type="float">
            <text:p>0.444478</text:p>
          </table:table-cell>
        </table:table-row>
        <table:table-row table:style-name="ro1">
          <table:table-cell office:value-type="float" office:value="60.75" calcext:value-type="float">
            <text:p>60.75</text:p>
          </table:table-cell>
          <table:table-cell office:value-type="float" office:value="179.0285949707" calcext:value-type="float">
            <text:p>179.0285949707</text:p>
          </table:table-cell>
          <table:table-cell office:value-type="float" office:value="-0.1760804615" calcext:value-type="float">
            <text:p>-0.17608046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7683" calcext:value-type="float">
            <text:p>0.00427683</text:p>
          </table:table-cell>
          <table:table-cell office:value-type="float" office:value="0.01025968" calcext:value-type="float">
            <text:p>0.01025968</text:p>
          </table:table-cell>
          <table:table-cell office:value-type="float" office:value="-0.0000393056" calcext:value-type="float">
            <text:p>-3.93056E-05</text:p>
          </table:table-cell>
          <table:table-cell office:value-type="float" office:value="1214" calcext:value-type="float">
            <text:p>1214</text:p>
          </table:table-cell>
          <table:table-cell table:formula="of:=[.D941]*100" office:value-type="float" office:value="0.04814132" calcext:value-type="float">
            <text:p>0.04814132</text:p>
          </table:table-cell>
          <table:table-cell table:formula="of:=[.E941]*100" office:value-type="float" office:value="0.427683" calcext:value-type="float">
            <text:p>0.427683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79.0222015381" calcext:value-type="float">
            <text:p>179.0222015381</text:p>
          </table:table-cell>
          <table:table-cell office:value-type="float" office:value="-0.1962301488" calcext:value-type="float">
            <text:p>-0.19623014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9959" calcext:value-type="float">
            <text:p>0.00429959</text:p>
          </table:table-cell>
          <table:table-cell office:value-type="float" office:value="0.00982181" calcext:value-type="float">
            <text:p>0.00982181</text:p>
          </table:table-cell>
          <table:table-cell office:value-type="float" office:value="-0.0000871121" calcext:value-type="float">
            <text:p>-8.71121E-05</text:p>
          </table:table-cell>
          <table:table-cell office:value-type="float" office:value="1215" calcext:value-type="float">
            <text:p>1215</text:p>
          </table:table-cell>
          <table:table-cell table:formula="of:=[.D942]*100" office:value-type="float" office:value="0.04814132" calcext:value-type="float">
            <text:p>0.04814132</text:p>
          </table:table-cell>
          <table:table-cell table:formula="of:=[.E942]*100" office:value-type="float" office:value="0.429959" calcext:value-type="float">
            <text:p>0.429959</text:p>
          </table:table-cell>
        </table:table-row>
        <table:table-row table:style-name="ro1">
          <table:table-cell office:value-type="float" office:value="60.85" calcext:value-type="float">
            <text:p>60.85</text:p>
          </table:table-cell>
          <table:table-cell office:value-type="float" office:value="179.0348205566" calcext:value-type="float">
            <text:p>179.0348205566</text:p>
          </table:table-cell>
          <table:table-cell office:value-type="float" office:value="-0.2068386338" calcext:value-type="float">
            <text:p>-0.20683863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852" calcext:value-type="float">
            <text:p>0.0043852</text:p>
          </table:table-cell>
          <table:table-cell office:value-type="float" office:value="0.00937092" calcext:value-type="float">
            <text:p>0.00937092</text:p>
          </table:table-cell>
          <table:table-cell office:value-type="float" office:value="-0.0000184317" calcext:value-type="float">
            <text:p>-1.84317E-05</text:p>
          </table:table-cell>
          <table:table-cell office:value-type="float" office:value="1216" calcext:value-type="float">
            <text:p>1216</text:p>
          </table:table-cell>
          <table:table-cell table:formula="of:=[.D943]*100" office:value-type="float" office:value="0.04814132" calcext:value-type="float">
            <text:p>0.04814132</text:p>
          </table:table-cell>
          <table:table-cell table:formula="of:=[.E943]*100" office:value-type="float" office:value="0.43852" calcext:value-type="float">
            <text:p>0.43852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79.0305938721" calcext:value-type="float">
            <text:p>179.0305938721</text:p>
          </table:table-cell>
          <table:table-cell office:value-type="float" office:value="-0.1446494403" calcext:value-type="float">
            <text:p>-0.14464944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284" calcext:value-type="float">
            <text:p>0.0040284</text:p>
          </table:table-cell>
          <table:table-cell office:value-type="float" office:value="0.00903319" calcext:value-type="float">
            <text:p>0.00903319</text:p>
          </table:table-cell>
          <table:table-cell office:value-type="float" office:value="-0.000089512" calcext:value-type="float">
            <text:p>-0.000089512</text:p>
          </table:table-cell>
          <table:table-cell office:value-type="float" office:value="1217" calcext:value-type="float">
            <text:p>1217</text:p>
          </table:table-cell>
          <table:table-cell table:formula="of:=[.D944]*100" office:value-type="float" office:value="0.04814132" calcext:value-type="float">
            <text:p>0.04814132</text:p>
          </table:table-cell>
          <table:table-cell table:formula="of:=[.E944]*100" office:value-type="float" office:value="0.40284" calcext:value-type="float">
            <text:p>0.40284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179.0383300781" calcext:value-type="float">
            <text:p>179.0383300781</text:p>
          </table:table-cell>
          <table:table-cell office:value-type="float" office:value="-0.1487632864" calcext:value-type="float">
            <text:p>-0.14876328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1946" calcext:value-type="float">
            <text:p>0.00381946</text:p>
          </table:table-cell>
          <table:table-cell office:value-type="float" office:value="0.00859598" calcext:value-type="float">
            <text:p>0.00859598</text:p>
          </table:table-cell>
          <table:table-cell office:value-type="float" office:value="-0.0000336215" calcext:value-type="float">
            <text:p>-3.36215E-05</text:p>
          </table:table-cell>
          <table:table-cell office:value-type="float" office:value="1218" calcext:value-type="float">
            <text:p>1218</text:p>
          </table:table-cell>
          <table:table-cell table:formula="of:=[.D945]*100" office:value-type="float" office:value="0.04814132" calcext:value-type="float">
            <text:p>0.04814132</text:p>
          </table:table-cell>
          <table:table-cell table:formula="of:=[.E945]*100" office:value-type="float" office:value="0.381946" calcext:value-type="float">
            <text:p>0.3819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.0311889648" calcext:value-type="float">
            <text:p>179.0311889648</text:p>
          </table:table-cell>
          <table:table-cell office:value-type="float" office:value="-0.1567366129" calcext:value-type="float">
            <text:p>-0.15673661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3412" calcext:value-type="float">
            <text:p>0.00373412</text:p>
          </table:table-cell>
          <table:table-cell office:value-type="float" office:value="0.00859598" calcext:value-type="float">
            <text:p>0.00859598</text:p>
          </table:table-cell>
          <table:table-cell office:value-type="float" office:value="-0.0001408963" calcext:value-type="float">
            <text:p>-0.0001408963</text:p>
          </table:table-cell>
          <table:table-cell office:value-type="float" office:value="1219" calcext:value-type="float">
            <text:p>1219</text:p>
          </table:table-cell>
          <table:table-cell table:formula="of:=[.D946]*100" office:value-type="float" office:value="0.04814132" calcext:value-type="float">
            <text:p>0.04814132</text:p>
          </table:table-cell>
          <table:table-cell table:formula="of:=[.E946]*100" office:value-type="float" office:value="0.373412" calcext:value-type="float">
            <text:p>0.373412</text:p>
          </table:table-cell>
        </table:table-row>
        <table:table-row table:style-name="ro1">
          <table:table-cell office:value-type="float" office:value="61.05" calcext:value-type="float">
            <text:p>61.05</text:p>
          </table:table-cell>
          <table:table-cell office:value-type="float" office:value="179.0364990234" calcext:value-type="float">
            <text:p>179.0364990234</text:p>
          </table:table-cell>
          <table:table-cell office:value-type="float" office:value="-0.1727264962" calcext:value-type="float">
            <text:p>-0.17272649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8391" calcext:value-type="float">
            <text:p>0.00378391</text:p>
          </table:table-cell>
          <table:table-cell office:value-type="float" office:value="0.00839277" calcext:value-type="float">
            <text:p>0.00839277</text:p>
          </table:table-cell>
          <table:table-cell office:value-type="float" office:value="0.0000659849" calcext:value-type="float">
            <text:p>6.59849E-05</text:p>
          </table:table-cell>
          <table:table-cell office:value-type="float" office:value="1220" calcext:value-type="float">
            <text:p>1220</text:p>
          </table:table-cell>
          <table:table-cell table:formula="of:=[.D947]*100" office:value-type="float" office:value="0.04814132" calcext:value-type="float">
            <text:p>0.04814132</text:p>
          </table:table-cell>
          <table:table-cell table:formula="of:=[.E947]*100" office:value-type="float" office:value="0.378391" calcext:value-type="float">
            <text:p>0.378391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179.0329742432" calcext:value-type="float">
            <text:p>179.0329742432</text:p>
          </table:table-cell>
          <table:table-cell office:value-type="float" office:value="-0.1833601633" calcext:value-type="float">
            <text:p>-0.18336016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00801945" calcext:value-type="float">
            <text:p>0.00801945</text:p>
          </table:table-cell>
          <table:table-cell office:value-type="float" office:value="-0.0000527686" calcext:value-type="float">
            <text:p>-5.27686E-05</text:p>
          </table:table-cell>
          <table:table-cell office:value-type="float" office:value="1221" calcext:value-type="float">
            <text:p>1221</text:p>
          </table:table-cell>
          <table:table-cell table:formula="of:=[.D948]*100" office:value-type="float" office:value="0.04814132" calcext:value-type="float">
            <text:p>0.04814132</text:p>
          </table:table-cell>
          <table:table-cell table:formula="of:=[.E948]*100" office:value-type="float" office:value="0.388759" calcext:value-type="float">
            <text:p>0.388759</text:p>
          </table:table-cell>
        </table:table-row>
        <table:table-row table:style-name="ro1">
          <table:table-cell office:value-type="float" office:value="61.15" calcext:value-type="float">
            <text:p>61.15</text:p>
          </table:table-cell>
          <table:table-cell office:value-type="float" office:value="179.014755249" calcext:value-type="float">
            <text:p>179.014755249</text:p>
          </table:table-cell>
          <table:table-cell office:value-type="float" office:value="-0.1721985109" calcext:value-type="float">
            <text:p>-0.17219851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8204" calcext:value-type="float">
            <text:p>0.00388204</text:p>
          </table:table-cell>
          <table:table-cell office:value-type="float" office:value="0.00797159" calcext:value-type="float">
            <text:p>0.00797159</text:p>
          </table:table-cell>
          <table:table-cell office:value-type="float" office:value="0.0000449438" calcext:value-type="float">
            <text:p>4.49438E-05</text:p>
          </table:table-cell>
          <table:table-cell office:value-type="float" office:value="1222" calcext:value-type="float">
            <text:p>1222</text:p>
          </table:table-cell>
          <table:table-cell table:formula="of:=[.D949]*100" office:value-type="float" office:value="0.04814132" calcext:value-type="float">
            <text:p>0.04814132</text:p>
          </table:table-cell>
          <table:table-cell table:formula="of:=[.E949]*100" office:value-type="float" office:value="0.388204" calcext:value-type="float">
            <text:p>0.388204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79.0098571777" calcext:value-type="float">
            <text:p>179.0098571777</text:p>
          </table:table-cell>
          <table:table-cell office:value-type="float" office:value="-0.1907832097" calcext:value-type="float">
            <text:p>-0.19078320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0193" calcext:value-type="float">
            <text:p>0.00400193</text:p>
          </table:table-cell>
          <table:table-cell office:value-type="float" office:value="0.00797159" calcext:value-type="float">
            <text:p>0.00797159</text:p>
          </table:table-cell>
          <table:table-cell office:value-type="float" office:value="0.0000550862" calcext:value-type="float">
            <text:p>5.50862E-05</text:p>
          </table:table-cell>
          <table:table-cell office:value-type="float" office:value="1223" calcext:value-type="float">
            <text:p>1223</text:p>
          </table:table-cell>
          <table:table-cell table:formula="of:=[.D950]*100" office:value-type="float" office:value="0.04814132" calcext:value-type="float">
            <text:p>0.04814132</text:p>
          </table:table-cell>
          <table:table-cell table:formula="of:=[.E950]*100" office:value-type="float" office:value="0.400193" calcext:value-type="float">
            <text:p>0.400193</text:p>
          </table:table-cell>
        </table:table-row>
        <table:table-row table:style-name="ro1">
          <table:table-cell office:value-type="float" office:value="61.25" calcext:value-type="float">
            <text:p>61.25</text:p>
          </table:table-cell>
          <table:table-cell office:value-type="float" office:value="179.0137176514" calcext:value-type="float">
            <text:p>179.0137176514</text:p>
          </table:table-cell>
          <table:table-cell office:value-type="float" office:value="-0.1593673072" calcext:value-type="float">
            <text:p>-0.15936730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7244" calcext:value-type="float">
            <text:p>0.00387244</text:p>
          </table:table-cell>
          <table:table-cell office:value-type="float" office:value="0.00771736" calcext:value-type="float">
            <text:p>0.00771736</text:p>
          </table:table-cell>
          <table:table-cell office:value-type="float" office:value="-0.0000840135" calcext:value-type="float">
            <text:p>-8.40135E-05</text:p>
          </table:table-cell>
          <table:table-cell office:value-type="float" office:value="1224" calcext:value-type="float">
            <text:p>1224</text:p>
          </table:table-cell>
          <table:table-cell table:formula="of:=[.D951]*100" office:value-type="float" office:value="0.04814132" calcext:value-type="float">
            <text:p>0.04814132</text:p>
          </table:table-cell>
          <table:table-cell table:formula="of:=[.E951]*100" office:value-type="float" office:value="0.387244" calcext:value-type="float">
            <text:p>0.387244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79.0014038086" calcext:value-type="float">
            <text:p>179.0014038086</text:p>
          </table:table-cell>
          <table:table-cell office:value-type="float" office:value="-0.2461271897" calcext:value-type="float">
            <text:p>-0.24612718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6355" calcext:value-type="float">
            <text:p>0.00436355</text:p>
          </table:table-cell>
          <table:table-cell office:value-type="float" office:value="0.00781656" calcext:value-type="float">
            <text:p>0.00781656</text:p>
          </table:table-cell>
          <table:table-cell office:value-type="float" office:value="0.0002173677" calcext:value-type="float">
            <text:p>0.0002173677</text:p>
          </table:table-cell>
          <table:table-cell office:value-type="float" office:value="1225" calcext:value-type="float">
            <text:p>1225</text:p>
          </table:table-cell>
          <table:table-cell table:formula="of:=[.D952]*100" office:value-type="float" office:value="0.04814132" calcext:value-type="float">
            <text:p>0.04814132</text:p>
          </table:table-cell>
          <table:table-cell table:formula="of:=[.E952]*100" office:value-type="float" office:value="0.436355" calcext:value-type="float">
            <text:p>0.436355</text:p>
          </table:table-cell>
        </table:table-row>
        <table:table-row table:style-name="ro1">
          <table:table-cell office:value-type="float" office:value="61.35" calcext:value-type="float">
            <text:p>61.35</text:p>
          </table:table-cell>
          <table:table-cell office:value-type="float" office:value="179.0052490234" calcext:value-type="float">
            <text:p>179.0052490234</text:p>
          </table:table-cell>
          <table:table-cell office:value-type="float" office:value="-0.2141046164" calcext:value-type="float">
            <text:p>-0.21410461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7586" calcext:value-type="float">
            <text:p>0.00447586</text:p>
          </table:table-cell>
          <table:table-cell office:value-type="float" office:value="0.00769789" calcext:value-type="float">
            <text:p>0.00769789</text:p>
          </table:table-cell>
          <table:table-cell office:value-type="float" office:value="0.0001183581" calcext:value-type="float">
            <text:p>0.0001183581</text:p>
          </table:table-cell>
          <table:table-cell office:value-type="float" office:value="1226" calcext:value-type="float">
            <text:p>1226</text:p>
          </table:table-cell>
          <table:table-cell table:formula="of:=[.D953]*100" office:value-type="float" office:value="0.04814132" calcext:value-type="float">
            <text:p>0.04814132</text:p>
          </table:table-cell>
          <table:table-cell table:formula="of:=[.E953]*100" office:value-type="float" office:value="0.447586" calcext:value-type="float">
            <text:p>0.447586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79.0151824951" calcext:value-type="float">
            <text:p>179.0151824951</text:p>
          </table:table-cell>
          <table:table-cell office:value-type="float" office:value="-0.2184814099" calcext:value-type="float">
            <text:p>-0.21848140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7934" calcext:value-type="float">
            <text:p>0.00457934</text:p>
          </table:table-cell>
          <table:table-cell office:value-type="float" office:value="0.00769789" calcext:value-type="float">
            <text:p>0.00769789</text:p>
          </table:table-cell>
          <table:table-cell office:value-type="float" office:value="-0.0000716009" calcext:value-type="float">
            <text:p>-7.16009E-05</text:p>
          </table:table-cell>
          <table:table-cell office:value-type="float" office:value="1227" calcext:value-type="float">
            <text:p>1227</text:p>
          </table:table-cell>
          <table:table-cell table:formula="of:=[.D954]*100" office:value-type="float" office:value="0.04814132" calcext:value-type="float">
            <text:p>0.04814132</text:p>
          </table:table-cell>
          <table:table-cell table:formula="of:=[.E954]*100" office:value-type="float" office:value="0.457934" calcext:value-type="float">
            <text:p>0.457934</text:p>
          </table:table-cell>
        </table:table-row>
        <table:table-row table:style-name="ro1">
          <table:table-cell office:value-type="float" office:value="61.45" calcext:value-type="float">
            <text:p>61.45</text:p>
          </table:table-cell>
          <table:table-cell office:value-type="float" office:value="179.0254821777" calcext:value-type="float">
            <text:p>179.0254821777</text:p>
          </table:table-cell>
          <table:table-cell office:value-type="float" office:value="-0.1820219625" calcext:value-type="float">
            <text:p>-0.18202196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0545" calcext:value-type="float">
            <text:p>0.00440545</text:p>
          </table:table-cell>
          <table:table-cell office:value-type="float" office:value="0.00792101" calcext:value-type="float">
            <text:p>0.00792101</text:p>
          </table:table-cell>
          <table:table-cell office:value-type="float" office:value="-0.0000484925" calcext:value-type="float">
            <text:p>-4.84925E-05</text:p>
          </table:table-cell>
          <table:table-cell office:value-type="float" office:value="1228" calcext:value-type="float">
            <text:p>1228</text:p>
          </table:table-cell>
          <table:table-cell table:formula="of:=[.D955]*100" office:value-type="float" office:value="0.04814132" calcext:value-type="float">
            <text:p>0.04814132</text:p>
          </table:table-cell>
          <table:table-cell table:formula="of:=[.E955]*100" office:value-type="float" office:value="0.440545" calcext:value-type="float">
            <text:p>0.440545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179.0239868164" calcext:value-type="float">
            <text:p>179.0239868164</text:p>
          </table:table-cell>
          <table:table-cell office:value-type="float" office:value="-0.1436293221" calcext:value-type="float">
            <text:p>-0.14362932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3503" calcext:value-type="float">
            <text:p>0.00403503</text:p>
          </table:table-cell>
          <table:table-cell office:value-type="float" office:value="0.00794607" calcext:value-type="float">
            <text:p>0.00794607</text:p>
          </table:table-cell>
          <table:table-cell office:value-type="float" office:value="-0.0000848938" calcext:value-type="float">
            <text:p>-8.48938E-05</text:p>
          </table:table-cell>
          <table:table-cell office:value-type="float" office:value="1229" calcext:value-type="float">
            <text:p>1229</text:p>
          </table:table-cell>
          <table:table-cell table:formula="of:=[.D956]*100" office:value-type="float" office:value="0.04814132" calcext:value-type="float">
            <text:p>0.04814132</text:p>
          </table:table-cell>
          <table:table-cell table:formula="of:=[.E956]*100" office:value-type="float" office:value="0.403503" calcext:value-type="float">
            <text:p>0.403503</text:p>
          </table:table-cell>
        </table:table-row>
        <table:table-row table:style-name="ro1">
          <table:table-cell office:value-type="float" office:value="61.55" calcext:value-type="float">
            <text:p>61.55</text:p>
          </table:table-cell>
          <table:table-cell office:value-type="float" office:value="179.0223846436" calcext:value-type="float">
            <text:p>179.0223846436</text:p>
          </table:table-cell>
          <table:table-cell office:value-type="float" office:value="-0.1670574514" calcext:value-type="float">
            <text:p>-0.16705745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4549" calcext:value-type="float">
            <text:p>0.00394549</text:p>
          </table:table-cell>
          <table:table-cell office:value-type="float" office:value="0.00825471" calcext:value-type="float">
            <text:p>0.00825471</text:p>
          </table:table-cell>
          <table:table-cell office:value-type="float" office:value="-0.0001798595" calcext:value-type="float">
            <text:p>-0.0001798595</text:p>
          </table:table-cell>
          <table:table-cell office:value-type="float" office:value="1230" calcext:value-type="float">
            <text:p>1230</text:p>
          </table:table-cell>
          <table:table-cell table:formula="of:=[.D957]*100" office:value-type="float" office:value="0.04814132" calcext:value-type="float">
            <text:p>0.04814132</text:p>
          </table:table-cell>
          <table:table-cell table:formula="of:=[.E957]*100" office:value-type="float" office:value="0.394549" calcext:value-type="float">
            <text:p>0.394549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79.0243835449" calcext:value-type="float">
            <text:p>179.0243835449</text:p>
          </table:table-cell>
          <table:table-cell office:value-type="float" office:value="-0.1532392609" calcext:value-type="float">
            <text:p>-0.15323926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432" calcext:value-type="float">
            <text:p>0.00379432</text:p>
          </table:table-cell>
          <table:table-cell office:value-type="float" office:value="0.00825471" calcext:value-type="float">
            <text:p>0.00825471</text:p>
          </table:table-cell>
          <table:table-cell office:value-type="float" office:value="0.0000318042" calcext:value-type="float">
            <text:p>3.18042E-05</text:p>
          </table:table-cell>
          <table:table-cell office:value-type="float" office:value="1231" calcext:value-type="float">
            <text:p>1231</text:p>
          </table:table-cell>
          <table:table-cell table:formula="of:=[.D958]*100" office:value-type="float" office:value="0.04814132" calcext:value-type="float">
            <text:p>0.04814132</text:p>
          </table:table-cell>
          <table:table-cell table:formula="of:=[.E958]*100" office:value-type="float" office:value="0.379432" calcext:value-type="float">
            <text:p>0.379432</text:p>
          </table:table-cell>
        </table:table-row>
        <table:table-row table:style-name="ro1">
          <table:table-cell office:value-type="float" office:value="61.65" calcext:value-type="float">
            <text:p>61.65</text:p>
          </table:table-cell>
          <table:table-cell office:value-type="float" office:value="179.0236358643" calcext:value-type="float">
            <text:p>179.0236358643</text:p>
          </table:table-cell>
          <table:table-cell office:value-type="float" office:value="-0.1431549259" calcext:value-type="float">
            <text:p>-0.14315492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2716" calcext:value-type="float">
            <text:p>0.00362716</text:p>
          </table:table-cell>
          <table:table-cell office:value-type="float" office:value="0.00840567" calcext:value-type="float">
            <text:p>0.00840567</text:p>
          </table:table-cell>
          <table:table-cell office:value-type="float" office:value="-0.0001691967" calcext:value-type="float">
            <text:p>-0.0001691967</text:p>
          </table:table-cell>
          <table:table-cell office:value-type="float" office:value="1232" calcext:value-type="float">
            <text:p>1232</text:p>
          </table:table-cell>
          <table:table-cell table:formula="of:=[.D959]*100" office:value-type="float" office:value="0.04814132" calcext:value-type="float">
            <text:p>0.04814132</text:p>
          </table:table-cell>
          <table:table-cell table:formula="of:=[.E959]*100" office:value-type="float" office:value="0.362716" calcext:value-type="float">
            <text:p>0.362716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179.02293396" calcext:value-type="float">
            <text:p>179.02293396</text:p>
          </table:table-cell>
          <table:table-cell office:value-type="float" office:value="-0.1786289992" calcext:value-type="float">
            <text:p>-0.17862899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5233" calcext:value-type="float">
            <text:p>0.00375233</text:p>
          </table:table-cell>
          <table:table-cell office:value-type="float" office:value="0.00874321" calcext:value-type="float">
            <text:p>0.00874321</text:p>
          </table:table-cell>
          <table:table-cell office:value-type="float" office:value="0.0000791221" calcext:value-type="float">
            <text:p>7.91221E-05</text:p>
          </table:table-cell>
          <table:table-cell office:value-type="float" office:value="1233" calcext:value-type="float">
            <text:p>1233</text:p>
          </table:table-cell>
          <table:table-cell table:formula="of:=[.D960]*100" office:value-type="float" office:value="0.04814132" calcext:value-type="float">
            <text:p>0.04814132</text:p>
          </table:table-cell>
          <table:table-cell table:formula="of:=[.E960]*100" office:value-type="float" office:value="0.375233" calcext:value-type="float">
            <text:p>0.375233</text:p>
          </table:table-cell>
        </table:table-row>
        <table:table-row table:style-name="ro1">
          <table:table-cell office:value-type="float" office:value="61.75" calcext:value-type="float">
            <text:p>61.75</text:p>
          </table:table-cell>
          <table:table-cell office:value-type="float" office:value="179.0305938721" calcext:value-type="float">
            <text:p>179.0305938721</text:p>
          </table:table-cell>
          <table:table-cell office:value-type="float" office:value="-0.172795013" calcext:value-type="float">
            <text:p>-0.1727950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643" calcext:value-type="float">
            <text:p>0.00379643</text:p>
          </table:table-cell>
          <table:table-cell office:value-type="float" office:value="0.00898971" calcext:value-type="float">
            <text:p>0.00898971</text:p>
          </table:table-cell>
          <table:table-cell office:value-type="float" office:value="-0.000041626" calcext:value-type="float">
            <text:p>-0.000041626</text:p>
          </table:table-cell>
          <table:table-cell office:value-type="float" office:value="1234" calcext:value-type="float">
            <text:p>1234</text:p>
          </table:table-cell>
          <table:table-cell table:formula="of:=[.D961]*100" office:value-type="float" office:value="0.04814132" calcext:value-type="float">
            <text:p>0.04814132</text:p>
          </table:table-cell>
          <table:table-cell table:formula="of:=[.E961]*100" office:value-type="float" office:value="0.379643" calcext:value-type="float">
            <text:p>0.379643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79.0221557617" calcext:value-type="float">
            <text:p>179.0221557617</text:p>
          </table:table-cell>
          <table:table-cell office:value-type="float" office:value="-0.1781420659" calcext:value-type="float">
            <text:p>-0.17814206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6118" calcext:value-type="float">
            <text:p>0.00386118</text:p>
          </table:table-cell>
          <table:table-cell office:value-type="float" office:value="0.00931026" calcext:value-type="float">
            <text:p>0.00931026</text:p>
          </table:table-cell>
          <table:table-cell office:value-type="float" office:value="0.000074793" calcext:value-type="float">
            <text:p>0.000074793</text:p>
          </table:table-cell>
          <table:table-cell office:value-type="float" office:value="1235" calcext:value-type="float">
            <text:p>1235</text:p>
          </table:table-cell>
          <table:table-cell table:formula="of:=[.D962]*100" office:value-type="float" office:value="0.04814132" calcext:value-type="float">
            <text:p>0.04814132</text:p>
          </table:table-cell>
          <table:table-cell table:formula="of:=[.E962]*100" office:value-type="float" office:value="0.386118" calcext:value-type="float">
            <text:p>0.386118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office:value-type="float" office:value="179.0245666504" calcext:value-type="float">
            <text:p>179.0245666504</text:p>
          </table:table-cell>
          <table:table-cell office:value-type="float" office:value="-0.1418228259" calcext:value-type="float">
            <text:p>-0.14182282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6258" calcext:value-type="float">
            <text:p>0.00366258</text:p>
          </table:table-cell>
          <table:table-cell office:value-type="float" office:value="0.00931026" calcext:value-type="float">
            <text:p>0.00931026</text:p>
          </table:table-cell>
          <table:table-cell office:value-type="float" office:value="-0.0002447752" calcext:value-type="float">
            <text:p>-0.0002447752</text:p>
          </table:table-cell>
          <table:table-cell office:value-type="float" office:value="1236" calcext:value-type="float">
            <text:p>1236</text:p>
          </table:table-cell>
          <table:table-cell table:formula="of:=[.D963]*100" office:value-type="float" office:value="0.04814132" calcext:value-type="float">
            <text:p>0.04814132</text:p>
          </table:table-cell>
          <table:table-cell table:formula="of:=[.E963]*100" office:value-type="float" office:value="0.366258" calcext:value-type="float">
            <text:p>0.366258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179.0285491943" calcext:value-type="float">
            <text:p>179.0285491943</text:p>
          </table:table-cell>
          <table:table-cell office:value-type="float" office:value="-0.1289948881" calcext:value-type="float">
            <text:p>-0.12899488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4577" calcext:value-type="float">
            <text:p>0.00344577</text:p>
          </table:table-cell>
          <table:table-cell office:value-type="float" office:value="0.00961394" calcext:value-type="float">
            <text:p>0.00961394</text:p>
          </table:table-cell>
          <table:table-cell office:value-type="float" office:value="-0.0000883223" calcext:value-type="float">
            <text:p>-8.83223E-05</text:p>
          </table:table-cell>
          <table:table-cell office:value-type="float" office:value="1237" calcext:value-type="float">
            <text:p>1237</text:p>
          </table:table-cell>
          <table:table-cell table:formula="of:=[.D964]*100" office:value-type="float" office:value="0.04814132" calcext:value-type="float">
            <text:p>0.04814132</text:p>
          </table:table-cell>
          <table:table-cell table:formula="of:=[.E964]*100" office:value-type="float" office:value="0.344577" calcext:value-type="float">
            <text:p>0.344577</text:p>
          </table:table-cell>
        </table:table-row>
        <table:table-row table:style-name="ro1">
          <table:table-cell office:value-type="float" office:value="61.95" calcext:value-type="float">
            <text:p>61.95</text:p>
          </table:table-cell>
          <table:table-cell office:value-type="float" office:value="179.0461273193" calcext:value-type="float">
            <text:p>179.0461273193</text:p>
          </table:table-cell>
          <table:table-cell office:value-type="float" office:value="-0.1479780344" calcext:value-type="float">
            <text:p>-0.14797803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2841" calcext:value-type="float">
            <text:p>0.00342841</text:p>
          </table:table-cell>
          <table:table-cell office:value-type="float" office:value="0.00987693" calcext:value-type="float">
            <text:p>0.00987693</text:p>
          </table:table-cell>
          <table:table-cell office:value-type="float" office:value="-0.0000059549" calcext:value-type="float">
            <text:p>-5.9549E-06</text:p>
          </table:table-cell>
          <table:table-cell office:value-type="float" office:value="1238" calcext:value-type="float">
            <text:p>1238</text:p>
          </table:table-cell>
          <table:table-cell table:formula="of:=[.D965]*100" office:value-type="float" office:value="0.04814132" calcext:value-type="float">
            <text:p>0.04814132</text:p>
          </table:table-cell>
          <table:table-cell table:formula="of:=[.E965]*100" office:value-type="float" office:value="0.342841" calcext:value-type="float">
            <text:p>0.3428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.0456085205" calcext:value-type="float">
            <text:p>179.0456085205</text:p>
          </table:table-cell>
          <table:table-cell office:value-type="float" office:value="-0.1692297968" calcext:value-type="float">
            <text:p>-0.16922979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5821" calcext:value-type="float">
            <text:p>0.00355821</text:p>
          </table:table-cell>
          <table:table-cell office:value-type="float" office:value="0.01018734" calcext:value-type="float">
            <text:p>0.01018734</text:p>
          </table:table-cell>
          <table:table-cell office:value-type="float" office:value="0.0000268832" calcext:value-type="float">
            <text:p>2.68832E-05</text:p>
          </table:table-cell>
          <table:table-cell office:value-type="float" office:value="1239" calcext:value-type="float">
            <text:p>1239</text:p>
          </table:table-cell>
          <table:table-cell table:formula="of:=[.D966]*100" office:value-type="float" office:value="0.04814132" calcext:value-type="float">
            <text:p>0.04814132</text:p>
          </table:table-cell>
          <table:table-cell table:formula="of:=[.E966]*100" office:value-type="float" office:value="0.355821" calcext:value-type="float">
            <text:p>0.355821</text:p>
          </table:table-cell>
        </table:table-row>
        <table:table-row table:style-name="ro1">
          <table:table-cell office:value-type="float" office:value="62.05" calcext:value-type="float">
            <text:p>62.05</text:p>
          </table:table-cell>
          <table:table-cell office:value-type="float" office:value="179.0443572998" calcext:value-type="float">
            <text:p>179.0443572998</text:p>
          </table:table-cell>
          <table:table-cell office:value-type="float" office:value="-0.1922274326" calcext:value-type="float">
            <text:p>-0.19222743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9708" calcext:value-type="float">
            <text:p>0.00379708</text:p>
          </table:table-cell>
          <table:table-cell office:value-type="float" office:value="0.01035439" calcext:value-type="float">
            <text:p>0.01035439</text:p>
          </table:table-cell>
          <table:table-cell office:value-type="float" office:value="0.0001235141" calcext:value-type="float">
            <text:p>0.0001235141</text:p>
          </table:table-cell>
          <table:table-cell office:value-type="float" office:value="1240" calcext:value-type="float">
            <text:p>1240</text:p>
          </table:table-cell>
          <table:table-cell table:formula="of:=[.D967]*100" office:value-type="float" office:value="0.04814132" calcext:value-type="float">
            <text:p>0.04814132</text:p>
          </table:table-cell>
          <table:table-cell table:formula="of:=[.E967]*100" office:value-type="float" office:value="0.379708" calcext:value-type="float">
            <text:p>0.37970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79.0411376953" calcext:value-type="float">
            <text:p>179.0411376953</text:p>
          </table:table-cell>
          <table:table-cell office:value-type="float" office:value="-0.1869446905" calcext:value-type="float">
            <text:p>-0.18694469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2015" calcext:value-type="float">
            <text:p>0.00392015</text:p>
          </table:table-cell>
          <table:table-cell office:value-type="float" office:value="0.01035439" calcext:value-type="float">
            <text:p>0.01035439</text:p>
          </table:table-cell>
          <table:table-cell office:value-type="float" office:value="0.0000546744" calcext:value-type="float">
            <text:p>5.46744E-05</text:p>
          </table:table-cell>
          <table:table-cell office:value-type="float" office:value="1241" calcext:value-type="float">
            <text:p>1241</text:p>
          </table:table-cell>
          <table:table-cell table:formula="of:=[.D968]*100" office:value-type="float" office:value="0.04814132" calcext:value-type="float">
            <text:p>0.04814132</text:p>
          </table:table-cell>
          <table:table-cell table:formula="of:=[.E968]*100" office:value-type="float" office:value="0.392015" calcext:value-type="float">
            <text:p>0.392015</text:p>
          </table:table-cell>
        </table:table-row>
        <table:table-row table:style-name="ro1">
          <table:table-cell office:value-type="float" office:value="62.16" calcext:value-type="float">
            <text:p>62.16</text:p>
          </table:table-cell>
          <table:table-cell office:value-type="float" office:value="179.0503692627" calcext:value-type="float">
            <text:p>179.0503692627</text:p>
          </table:table-cell>
          <table:table-cell office:value-type="float" office:value="-0.2191534811" calcext:value-type="float">
            <text:p>-0.21915348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158" calcext:value-type="float">
            <text:p>0.0042158</text:p>
          </table:table-cell>
          <table:table-cell office:value-type="float" office:value="0.01062478" calcext:value-type="float">
            <text:p>0.01062478</text:p>
          </table:table-cell>
          <table:table-cell office:value-type="float" office:value="0.0001541187" calcext:value-type="float">
            <text:p>0.0001541187</text:p>
          </table:table-cell>
          <table:table-cell office:value-type="float" office:value="1242" calcext:value-type="float">
            <text:p>1242</text:p>
          </table:table-cell>
          <table:table-cell table:formula="of:=[.D969]*100" office:value-type="float" office:value="0.04814132" calcext:value-type="float">
            <text:p>0.04814132</text:p>
          </table:table-cell>
          <table:table-cell table:formula="of:=[.E969]*100" office:value-type="float" office:value="0.42158" calcext:value-type="float">
            <text:p>0.42158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79.0644836426" calcext:value-type="float">
            <text:p>179.0644836426</text:p>
          </table:table-cell>
          <table:table-cell office:value-type="float" office:value="-0.1889124036" calcext:value-type="float">
            <text:p>-0.18891240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1052" calcext:value-type="float">
            <text:p>0.00421052</text:p>
          </table:table-cell>
          <table:table-cell office:value-type="float" office:value="0.01068352" calcext:value-type="float">
            <text:p>0.01068352</text:p>
          </table:table-cell>
          <table:table-cell office:value-type="float" office:value="-0.0000496466" calcext:value-type="float">
            <text:p>-4.96466E-05</text:p>
          </table:table-cell>
          <table:table-cell office:value-type="float" office:value="1243" calcext:value-type="float">
            <text:p>1243</text:p>
          </table:table-cell>
          <table:table-cell table:formula="of:=[.D970]*100" office:value-type="float" office:value="0.04814132" calcext:value-type="float">
            <text:p>0.04814132</text:p>
          </table:table-cell>
          <table:table-cell table:formula="of:=[.E970]*100" office:value-type="float" office:value="0.421052" calcext:value-type="float">
            <text:p>0.421052</text:p>
          </table:table-cell>
        </table:table-row>
        <table:table-row table:style-name="ro1">
          <table:table-cell office:value-type="float" office:value="62.25" calcext:value-type="float">
            <text:p>62.25</text:p>
          </table:table-cell>
          <table:table-cell office:value-type="float" office:value="179.067779541" calcext:value-type="float">
            <text:p>179.067779541</text:p>
          </table:table-cell>
          <table:table-cell office:value-type="float" office:value="-0.2373520465" calcext:value-type="float">
            <text:p>-0.23735204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2909" calcext:value-type="float">
            <text:p>0.00452909</text:p>
          </table:table-cell>
          <table:table-cell office:value-type="float" office:value="0.01088597" calcext:value-type="float">
            <text:p>0.01088597</text:p>
          </table:table-cell>
          <table:table-cell office:value-type="float" office:value="0.0001440261" calcext:value-type="float">
            <text:p>0.0001440261</text:p>
          </table:table-cell>
          <table:table-cell office:value-type="float" office:value="1244" calcext:value-type="float">
            <text:p>1244</text:p>
          </table:table-cell>
          <table:table-cell table:formula="of:=[.D971]*100" office:value-type="float" office:value="0.04814132" calcext:value-type="float">
            <text:p>0.04814132</text:p>
          </table:table-cell>
          <table:table-cell table:formula="of:=[.E971]*100" office:value-type="float" office:value="0.452909" calcext:value-type="float">
            <text:p>0.452909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79.0577545166" calcext:value-type="float">
            <text:p>179.0577545166</text:p>
          </table:table-cell>
          <table:table-cell office:value-type="float" office:value="-0.1955225576" calcext:value-type="float">
            <text:p>-0.19552255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6194" calcext:value-type="float">
            <text:p>0.00446194</text:p>
          </table:table-cell>
          <table:table-cell office:value-type="float" office:value="0.01083359" calcext:value-type="float">
            <text:p>0.01083359</text:p>
          </table:table-cell>
          <table:table-cell office:value-type="float" office:value="-0.0001233882" calcext:value-type="float">
            <text:p>-0.0001233882</text:p>
          </table:table-cell>
          <table:table-cell office:value-type="float" office:value="1245" calcext:value-type="float">
            <text:p>1245</text:p>
          </table:table-cell>
          <table:table-cell table:formula="of:=[.D972]*100" office:value-type="float" office:value="0.04814132" calcext:value-type="float">
            <text:p>0.04814132</text:p>
          </table:table-cell>
          <table:table-cell table:formula="of:=[.E972]*100" office:value-type="float" office:value="0.446194" calcext:value-type="float">
            <text:p>0.446194</text:p>
          </table:table-cell>
        </table:table-row>
        <table:table-row table:style-name="ro1">
          <table:table-cell office:value-type="float" office:value="62.35" calcext:value-type="float">
            <text:p>62.35</text:p>
          </table:table-cell>
          <table:table-cell office:value-type="float" office:value="179.0494689941" calcext:value-type="float">
            <text:p>179.0494689941</text:p>
          </table:table-cell>
          <table:table-cell office:value-type="float" office:value="-0.1963160436" calcext:value-type="float">
            <text:p>-0.19631604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2275" calcext:value-type="float">
            <text:p>0.00442275</text:p>
          </table:table-cell>
          <table:table-cell office:value-type="float" office:value="0.01083359" calcext:value-type="float">
            <text:p>0.01083359</text:p>
          </table:table-cell>
          <table:table-cell office:value-type="float" office:value="-0.0000407027" calcext:value-type="float">
            <text:p>-4.07027E-05</text:p>
          </table:table-cell>
          <table:table-cell office:value-type="float" office:value="1246" calcext:value-type="float">
            <text:p>1246</text:p>
          </table:table-cell>
          <table:table-cell table:formula="of:=[.D973]*100" office:value-type="float" office:value="0.04814132" calcext:value-type="float">
            <text:p>0.04814132</text:p>
          </table:table-cell>
          <table:table-cell table:formula="of:=[.E973]*100" office:value-type="float" office:value="0.442275" calcext:value-type="float">
            <text:p>0.442275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79.0505371094" calcext:value-type="float">
            <text:p>179.0505371094</text:p>
          </table:table-cell>
          <table:table-cell office:value-type="float" office:value="-0.1932475328" calcext:value-type="float">
            <text:p>-0.19324753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7639" calcext:value-type="float">
            <text:p>0.00437639</text:p>
          </table:table-cell>
          <table:table-cell office:value-type="float" office:value="0.01094361" calcext:value-type="float">
            <text:p>0.01094361</text:p>
          </table:table-cell>
          <table:table-cell office:value-type="float" office:value="-0.0001121047" calcext:value-type="float">
            <text:p>-0.0001121047</text:p>
          </table:table-cell>
          <table:table-cell office:value-type="float" office:value="1247" calcext:value-type="float">
            <text:p>1247</text:p>
          </table:table-cell>
          <table:table-cell table:formula="of:=[.D974]*100" office:value-type="float" office:value="0.04814132" calcext:value-type="float">
            <text:p>0.04814132</text:p>
          </table:table-cell>
          <table:table-cell table:formula="of:=[.E974]*100" office:value-type="float" office:value="0.437639" calcext:value-type="float">
            <text:p>0.437639</text:p>
          </table:table-cell>
        </table:table-row>
        <table:table-row table:style-name="ro1">
          <table:table-cell office:value-type="float" office:value="62.45" calcext:value-type="float">
            <text:p>62.45</text:p>
          </table:table-cell>
          <table:table-cell office:value-type="float" office:value="179.0491333008" calcext:value-type="float">
            <text:p>179.0491333008</text:p>
          </table:table-cell>
          <table:table-cell office:value-type="float" office:value="-0.2231284924" calcext:value-type="float">
            <text:p>-0.22312849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4437" calcext:value-type="float">
            <text:p>0.00454437</text:p>
          </table:table-cell>
          <table:table-cell office:value-type="float" office:value="0.01080403" calcext:value-type="float">
            <text:p>0.01080403</text:p>
          </table:table-cell>
          <table:table-cell office:value-type="float" office:value="0.0000698432" calcext:value-type="float">
            <text:p>6.98432E-05</text:p>
          </table:table-cell>
          <table:table-cell office:value-type="float" office:value="1248" calcext:value-type="float">
            <text:p>1248</text:p>
          </table:table-cell>
          <table:table-cell table:formula="of:=[.D975]*100" office:value-type="float" office:value="0.04814132" calcext:value-type="float">
            <text:p>0.04814132</text:p>
          </table:table-cell>
          <table:table-cell table:formula="of:=[.E975]*100" office:value-type="float" office:value="0.454437" calcext:value-type="float">
            <text:p>0.454437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79.047958374" calcext:value-type="float">
            <text:p>179.047958374</text:p>
          </table:table-cell>
          <table:table-cell office:value-type="float" office:value="-0.2698575864" calcext:value-type="float">
            <text:p>-0.26985758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663" calcext:value-type="float">
            <text:p>0.0049663</text:p>
          </table:table-cell>
          <table:table-cell office:value-type="float" office:value="0.01080403" calcext:value-type="float">
            <text:p>0.01080403</text:p>
          </table:table-cell>
          <table:table-cell office:value-type="float" office:value="0.0001106514" calcext:value-type="float">
            <text:p>0.0001106514</text:p>
          </table:table-cell>
          <table:table-cell office:value-type="float" office:value="1249" calcext:value-type="float">
            <text:p>1249</text:p>
          </table:table-cell>
          <table:table-cell table:formula="of:=[.D976]*100" office:value-type="float" office:value="0.04814132" calcext:value-type="float">
            <text:p>0.04814132</text:p>
          </table:table-cell>
          <table:table-cell table:formula="of:=[.E976]*100" office:value-type="float" office:value="0.49663" calcext:value-type="float">
            <text:p>0.49663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179.048828125" calcext:value-type="float">
            <text:p>179.048828125</text:p>
          </table:table-cell>
          <table:table-cell office:value-type="float" office:value="-0.1925747752" calcext:value-type="float">
            <text:p>-0.19257477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3188" calcext:value-type="float">
            <text:p>0.00473188</text:p>
          </table:table-cell>
          <table:table-cell office:value-type="float" office:value="0.01060705" calcext:value-type="float">
            <text:p>0.01060705</text:p>
          </table:table-cell>
          <table:table-cell office:value-type="float" office:value="-0.0000574691" calcext:value-type="float">
            <text:p>-5.74691E-05</text:p>
          </table:table-cell>
          <table:table-cell office:value-type="float" office:value="1250" calcext:value-type="float">
            <text:p>1250</text:p>
          </table:table-cell>
          <table:table-cell table:formula="of:=[.D977]*100" office:value-type="float" office:value="0.04814132" calcext:value-type="float">
            <text:p>0.04814132</text:p>
          </table:table-cell>
          <table:table-cell table:formula="of:=[.E977]*100" office:value-type="float" office:value="0.473188" calcext:value-type="float">
            <text:p>0.473188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  <table:table-cell office:value-type="float" office:value="179.0365142822" calcext:value-type="float">
            <text:p>179.0365142822</text:p>
          </table:table-cell>
          <table:table-cell office:value-type="float" office:value="-0.2468930966" calcext:value-type="float">
            <text:p>-0.24689309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3779" calcext:value-type="float">
            <text:p>0.00493779</text:p>
          </table:table-cell>
          <table:table-cell office:value-type="float" office:value="0.01060705" calcext:value-type="float">
            <text:p>0.01060705</text:p>
          </table:table-cell>
          <table:table-cell office:value-type="float" office:value="0.0000744994" calcext:value-type="float">
            <text:p>7.44994E-05</text:p>
          </table:table-cell>
          <table:table-cell office:value-type="float" office:value="1251" calcext:value-type="float">
            <text:p>1251</text:p>
          </table:table-cell>
          <table:table-cell table:formula="of:=[.D978]*100" office:value-type="float" office:value="0.04814132" calcext:value-type="float">
            <text:p>0.04814132</text:p>
          </table:table-cell>
          <table:table-cell table:formula="of:=[.E978]*100" office:value-type="float" office:value="0.493779" calcext:value-type="float">
            <text:p>0.493779</text:p>
          </table:table-cell>
        </table:table-row>
        <table:table-row table:style-name="ro1">
          <table:table-cell office:value-type="float" office:value="62.66" calcext:value-type="float">
            <text:p>62.66</text:p>
          </table:table-cell>
          <table:table-cell office:value-type="float" office:value="179.038772583" calcext:value-type="float">
            <text:p>179.038772583</text:p>
          </table:table-cell>
          <table:table-cell office:value-type="float" office:value="-0.2371627224" calcext:value-type="float">
            <text:p>-0.23716272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0946" calcext:value-type="float">
            <text:p>0.00500946</text:p>
          </table:table-cell>
          <table:table-cell office:value-type="float" office:value="0.0105247" calcext:value-type="float">
            <text:p>0.0105247</text:p>
          </table:table-cell>
          <table:table-cell office:value-type="float" office:value="0.0000977344" calcext:value-type="float">
            <text:p>9.77344E-05</text:p>
          </table:table-cell>
          <table:table-cell office:value-type="float" office:value="1252" calcext:value-type="float">
            <text:p>1252</text:p>
          </table:table-cell>
          <table:table-cell table:formula="of:=[.D979]*100" office:value-type="float" office:value="0.04814132" calcext:value-type="float">
            <text:p>0.04814132</text:p>
          </table:table-cell>
          <table:table-cell table:formula="of:=[.E979]*100" office:value-type="float" office:value="0.500946" calcext:value-type="float">
            <text:p>0.500946</text:p>
          </table:table-cell>
        </table:table-row>
        <table:table-row table:style-name="ro1">
          <table:table-cell office:value-type="float" office:value="62.71" calcext:value-type="float">
            <text:p>62.71</text:p>
          </table:table-cell>
          <table:table-cell office:value-type="float" office:value="179.0352630615" calcext:value-type="float">
            <text:p>179.0352630615</text:p>
          </table:table-cell>
          <table:table-cell office:value-type="float" office:value="-0.2099866128" calcext:value-type="float">
            <text:p>-0.20998661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623" calcext:value-type="float">
            <text:p>0.00487623</text:p>
          </table:table-cell>
          <table:table-cell office:value-type="float" office:value="0.01029042" calcext:value-type="float">
            <text:p>0.01029042</text:p>
          </table:table-cell>
          <table:table-cell office:value-type="float" office:value="-0.0000121066" calcext:value-type="float">
            <text:p>-1.21066E-05</text:p>
          </table:table-cell>
          <table:table-cell office:value-type="float" office:value="1253" calcext:value-type="float">
            <text:p>1253</text:p>
          </table:table-cell>
          <table:table-cell table:formula="of:=[.D980]*100" office:value-type="float" office:value="0.04814132" calcext:value-type="float">
            <text:p>0.04814132</text:p>
          </table:table-cell>
          <table:table-cell table:formula="of:=[.E980]*100" office:value-type="float" office:value="0.487623" calcext:value-type="float">
            <text:p>0.487623</text:p>
          </table:table-cell>
        </table:table-row>
        <table:table-row table:style-name="ro1">
          <table:table-cell office:value-type="float" office:value="62.76" calcext:value-type="float">
            <text:p>62.76</text:p>
          </table:table-cell>
          <table:table-cell office:value-type="float" office:value="179.0312042236" calcext:value-type="float">
            <text:p>179.0312042236</text:p>
          </table:table-cell>
          <table:table-cell office:value-type="float" office:value="-0.226623512" calcext:value-type="float">
            <text:p>-0.226623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9861" calcext:value-type="float">
            <text:p>0.00489861</text:p>
          </table:table-cell>
          <table:table-cell office:value-type="float" office:value="0.01029042" calcext:value-type="float">
            <text:p>0.01029042</text:p>
          </table:table-cell>
          <table:table-cell office:value-type="float" office:value="-0.0000619461" calcext:value-type="float">
            <text:p>-6.19461E-05</text:p>
          </table:table-cell>
          <table:table-cell office:value-type="float" office:value="1254" calcext:value-type="float">
            <text:p>1254</text:p>
          </table:table-cell>
          <table:table-cell table:formula="of:=[.D981]*100" office:value-type="float" office:value="0.04814132" calcext:value-type="float">
            <text:p>0.04814132</text:p>
          </table:table-cell>
          <table:table-cell table:formula="of:=[.E981]*100" office:value-type="float" office:value="0.489861" calcext:value-type="float">
            <text:p>0.489861</text:p>
          </table:table-cell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179.0237579346" calcext:value-type="float">
            <text:p>179.0237579346</text:p>
          </table:table-cell>
          <table:table-cell office:value-type="float" office:value="-0.1693391705" calcext:value-type="float">
            <text:p>-0.16933917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256" calcext:value-type="float">
            <text:p>0.00453256</text:p>
          </table:table-cell>
          <table:table-cell office:value-type="float" office:value="0.01013552" calcext:value-type="float">
            <text:p>0.01013552</text:p>
          </table:table-cell>
          <table:table-cell office:value-type="float" office:value="0.0000112135" calcext:value-type="float">
            <text:p>1.12135E-05</text:p>
          </table:table-cell>
          <table:table-cell office:value-type="float" office:value="1255" calcext:value-type="float">
            <text:p>1255</text:p>
          </table:table-cell>
          <table:table-cell table:formula="of:=[.D982]*100" office:value-type="float" office:value="0.04814132" calcext:value-type="float">
            <text:p>0.04814132</text:p>
          </table:table-cell>
          <table:table-cell table:formula="of:=[.E982]*100" office:value-type="float" office:value="0.453256" calcext:value-type="float">
            <text:p>0.453256</text:p>
          </table:table-cell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179.0144958496" calcext:value-type="float">
            <text:p>179.0144958496</text:p>
          </table:table-cell>
          <table:table-cell office:value-type="float" office:value="-0.2056588594" calcext:value-type="float">
            <text:p>-0.20565885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163" calcext:value-type="float">
            <text:p>0.00453163</text:p>
          </table:table-cell>
          <table:table-cell office:value-type="float" office:value="0.00990807" calcext:value-type="float">
            <text:p>0.00990807</text:p>
          </table:table-cell>
          <table:table-cell office:value-type="float" office:value="0.0001179284" calcext:value-type="float">
            <text:p>0.0001179284</text:p>
          </table:table-cell>
          <table:table-cell office:value-type="float" office:value="1256" calcext:value-type="float">
            <text:p>1256</text:p>
          </table:table-cell>
          <table:table-cell table:formula="of:=[.D983]*100" office:value-type="float" office:value="0.04814132" calcext:value-type="float">
            <text:p>0.04814132</text:p>
          </table:table-cell>
          <table:table-cell table:formula="of:=[.E983]*100" office:value-type="float" office:value="0.453163" calcext:value-type="float">
            <text:p>0.453163</text:p>
          </table:table-cell>
        </table:table-row>
        <table:table-row table:style-name="ro1">
          <table:table-cell office:value-type="float" office:value="62.91" calcext:value-type="float">
            <text:p>62.91</text:p>
          </table:table-cell>
          <table:table-cell office:value-type="float" office:value="179.0246582031" calcext:value-type="float">
            <text:p>179.0246582031</text:p>
          </table:table-cell>
          <table:table-cell office:value-type="float" office:value="-0.20315557" calcext:value-type="float">
            <text:p>-0.203155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1437" calcext:value-type="float">
            <text:p>0.00451437</text:p>
          </table:table-cell>
          <table:table-cell office:value-type="float" office:value="0.00990807" calcext:value-type="float">
            <text:p>0.00990807</text:p>
          </table:table-cell>
          <table:table-cell office:value-type="float" office:value="-0.0000811874" calcext:value-type="float">
            <text:p>-8.11874E-05</text:p>
          </table:table-cell>
          <table:table-cell office:value-type="float" office:value="1257" calcext:value-type="float">
            <text:p>1257</text:p>
          </table:table-cell>
          <table:table-cell table:formula="of:=[.D984]*100" office:value-type="float" office:value="0.04814132" calcext:value-type="float">
            <text:p>0.04814132</text:p>
          </table:table-cell>
          <table:table-cell table:formula="of:=[.E984]*100" office:value-type="float" office:value="0.451437" calcext:value-type="float">
            <text:p>0.451437</text:p>
          </table:table-cell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179.0218658447" calcext:value-type="float">
            <text:p>179.0218658447</text:p>
          </table:table-cell>
          <table:table-cell office:value-type="float" office:value="-0.2186705042" calcext:value-type="float">
            <text:p>-0.21867050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061" calcext:value-type="float">
            <text:p>0.0046061</text:p>
          </table:table-cell>
          <table:table-cell office:value-type="float" office:value="0.00951967" calcext:value-type="float">
            <text:p>0.00951967</text:p>
          </table:table-cell>
          <table:table-cell office:value-type="float" office:value="0.0000059902" calcext:value-type="float">
            <text:p>5.9902E-06</text:p>
          </table:table-cell>
          <table:table-cell office:value-type="float" office:value="1258" calcext:value-type="float">
            <text:p>1258</text:p>
          </table:table-cell>
          <table:table-cell table:formula="of:=[.D985]*100" office:value-type="float" office:value="0.04814132" calcext:value-type="float">
            <text:p>0.04814132</text:p>
          </table:table-cell>
          <table:table-cell table:formula="of:=[.E985]*100" office:value-type="float" office:value="0.46061" calcext:value-type="float">
            <text:p>0.46061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float" office:value="179.0296783447" calcext:value-type="float">
            <text:p>179.0296783447</text:p>
          </table:table-cell>
          <table:table-cell office:value-type="float" office:value="-0.2091714343" calcext:value-type="float">
            <text:p>-0.20917143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0369" calcext:value-type="float">
            <text:p>0.00460369</text:p>
          </table:table-cell>
          <table:table-cell office:value-type="float" office:value="0.00951967" calcext:value-type="float">
            <text:p>0.00951967</text:p>
          </table:table-cell>
          <table:table-cell office:value-type="float" office:value="-0.0000808628" calcext:value-type="float">
            <text:p>-8.08628E-05</text:p>
          </table:table-cell>
          <table:table-cell office:value-type="float" office:value="1259" calcext:value-type="float">
            <text:p>1259</text:p>
          </table:table-cell>
          <table:table-cell table:formula="of:=[.D986]*100" office:value-type="float" office:value="0.04814132" calcext:value-type="float">
            <text:p>0.04814132</text:p>
          </table:table-cell>
          <table:table-cell table:formula="of:=[.E986]*100" office:value-type="float" office:value="0.460369" calcext:value-type="float">
            <text:p>0.460369</text:p>
          </table:table-cell>
        </table:table-row>
        <table:table-row table:style-name="ro1">
          <table:table-cell office:value-type="float" office:value="63.06" calcext:value-type="float">
            <text:p>63.06</text:p>
          </table:table-cell>
          <table:table-cell office:value-type="float" office:value="179.0230255127" calcext:value-type="float">
            <text:p>179.0230255127</text:p>
          </table:table-cell>
          <table:table-cell office:value-type="float" office:value="-0.2264394198" calcext:value-type="float">
            <text:p>-0.226439419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1691" calcext:value-type="float">
            <text:p>0.00471691</text:p>
          </table:table-cell>
          <table:table-cell office:value-type="float" office:value="0.00930366" calcext:value-type="float">
            <text:p>0.00930366</text:p>
          </table:table-cell>
          <table:table-cell office:value-type="float" office:value="-0.0001070804" calcext:value-type="float">
            <text:p>-0.0001070804</text:p>
          </table:table-cell>
          <table:table-cell office:value-type="float" office:value="1260" calcext:value-type="float">
            <text:p>1260</text:p>
          </table:table-cell>
          <table:table-cell table:formula="of:=[.D987]*100" office:value-type="float" office:value="0.04814132" calcext:value-type="float">
            <text:p>0.04814132</text:p>
          </table:table-cell>
          <table:table-cell table:formula="of:=[.E987]*100" office:value-type="float" office:value="0.471691" calcext:value-type="float">
            <text:p>0.471691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179.0216827393" calcext:value-type="float">
            <text:p>179.0216827393</text:p>
          </table:table-cell>
          <table:table-cell office:value-type="float" office:value="-0.2324577937" calcext:value-type="float">
            <text:p>-0.23245779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319" calcext:value-type="float">
            <text:p>0.0048319</text:p>
          </table:table-cell>
          <table:table-cell office:value-type="float" office:value="0.00917369" calcext:value-type="float">
            <text:p>0.00917369</text:p>
          </table:table-cell>
          <table:table-cell office:value-type="float" office:value="0.0001083212" calcext:value-type="float">
            <text:p>0.0001083212</text:p>
          </table:table-cell>
          <table:table-cell office:value-type="float" office:value="1261" calcext:value-type="float">
            <text:p>1261</text:p>
          </table:table-cell>
          <table:table-cell table:formula="of:=[.D988]*100" office:value-type="float" office:value="0.04814132" calcext:value-type="float">
            <text:p>0.04814132</text:p>
          </table:table-cell>
          <table:table-cell table:formula="of:=[.E988]*100" office:value-type="float" office:value="0.48319" calcext:value-type="float">
            <text:p>0.48319</text:p>
          </table:table-cell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179.0174102783" calcext:value-type="float">
            <text:p>179.0174102783</text:p>
          </table:table-cell>
          <table:table-cell office:value-type="float" office:value="-0.2618859883" calcext:value-type="float">
            <text:p>-0.26188598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0372" calcext:value-type="float">
            <text:p>0.00510372</text:p>
          </table:table-cell>
          <table:table-cell office:value-type="float" office:value="0.00917369" calcext:value-type="float">
            <text:p>0.00917369</text:p>
          </table:table-cell>
          <table:table-cell office:value-type="float" office:value="0.000000371" calcext:value-type="float">
            <text:p>0.000000371</text:p>
          </table:table-cell>
          <table:table-cell office:value-type="float" office:value="1262" calcext:value-type="float">
            <text:p>1262</text:p>
          </table:table-cell>
          <table:table-cell table:formula="of:=[.D989]*100" office:value-type="float" office:value="0.04814132" calcext:value-type="float">
            <text:p>0.04814132</text:p>
          </table:table-cell>
          <table:table-cell table:formula="of:=[.E989]*100" office:value-type="float" office:value="0.510372" calcext:value-type="float">
            <text:p>0.510372</text:p>
          </table:table-cell>
        </table:table-row>
        <table:table-row table:style-name="ro1">
          <table:table-cell office:value-type="float" office:value="63.21" calcext:value-type="float">
            <text:p>63.21</text:p>
          </table:table-cell>
          <table:table-cell office:value-type="float" office:value="179.0140380859" calcext:value-type="float">
            <text:p>179.0140380859</text:p>
          </table:table-cell>
          <table:table-cell office:value-type="float" office:value="-0.2226532171" calcext:value-type="float">
            <text:p>-0.22265321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2287" calcext:value-type="float">
            <text:p>0.00502287</text:p>
          </table:table-cell>
          <table:table-cell office:value-type="float" office:value="0.00892061" calcext:value-type="float">
            <text:p>0.00892061</text:p>
          </table:table-cell>
          <table:table-cell office:value-type="float" office:value="0.0000467245" calcext:value-type="float">
            <text:p>4.67245E-05</text:p>
          </table:table-cell>
          <table:table-cell office:value-type="float" office:value="1263" calcext:value-type="float">
            <text:p>1263</text:p>
          </table:table-cell>
          <table:table-cell table:formula="of:=[.D990]*100" office:value-type="float" office:value="0.04814132" calcext:value-type="float">
            <text:p>0.04814132</text:p>
          </table:table-cell>
          <table:table-cell table:formula="of:=[.E990]*100" office:value-type="float" office:value="0.502287" calcext:value-type="float">
            <text:p>0.502287</text:p>
          </table:table-cell>
        </table:table-row>
        <table:table-row table:style-name="ro1">
          <table:table-cell office:value-type="float" office:value="63.26" calcext:value-type="float">
            <text:p>63.26</text:p>
          </table:table-cell>
          <table:table-cell office:value-type="float" office:value="179.0245819092" calcext:value-type="float">
            <text:p>179.0245819092</text:p>
          </table:table-cell>
          <table:table-cell office:value-type="float" office:value="-0.2160452759" calcext:value-type="float">
            <text:p>-0.21604527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2539" calcext:value-type="float">
            <text:p>0.00492539</text:p>
          </table:table-cell>
          <table:table-cell office:value-type="float" office:value="0.00892061" calcext:value-type="float">
            <text:p>0.00892061</text:p>
          </table:table-cell>
          <table:table-cell office:value-type="float" office:value="-0.0000867208" calcext:value-type="float">
            <text:p>-8.67208E-05</text:p>
          </table:table-cell>
          <table:table-cell office:value-type="float" office:value="1264" calcext:value-type="float">
            <text:p>1264</text:p>
          </table:table-cell>
          <table:table-cell table:formula="of:=[.D991]*100" office:value-type="float" office:value="0.04814132" calcext:value-type="float">
            <text:p>0.04814132</text:p>
          </table:table-cell>
          <table:table-cell table:formula="of:=[.E991]*100" office:value-type="float" office:value="0.492539" calcext:value-type="float">
            <text:p>0.492539</text:p>
          </table:table-cell>
        </table:table-row>
        <table:table-row table:style-name="ro1">
          <table:table-cell office:value-type="float" office:value="63.31" calcext:value-type="float">
            <text:p>63.31</text:p>
          </table:table-cell>
          <table:table-cell office:value-type="float" office:value="179.0328216553" calcext:value-type="float">
            <text:p>179.0328216553</text:p>
          </table:table-cell>
          <table:table-cell office:value-type="float" office:value="-0.1973298412" calcext:value-type="float">
            <text:p>-0.19732984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364" calcext:value-type="float">
            <text:p>0.0047364</text:p>
          </table:table-cell>
          <table:table-cell office:value-type="float" office:value="0.00876561" calcext:value-type="float">
            <text:p>0.00876561</text:p>
          </table:table-cell>
          <table:table-cell office:value-type="float" office:value="-0.0000236865" calcext:value-type="float">
            <text:p>-2.36865E-05</text:p>
          </table:table-cell>
          <table:table-cell office:value-type="float" office:value="1265" calcext:value-type="float">
            <text:p>1265</text:p>
          </table:table-cell>
          <table:table-cell table:formula="of:=[.D992]*100" office:value-type="float" office:value="0.04814132" calcext:value-type="float">
            <text:p>0.04814132</text:p>
          </table:table-cell>
          <table:table-cell table:formula="of:=[.E992]*100" office:value-type="float" office:value="0.47364" calcext:value-type="float">
            <text:p>0.47364</text:p>
          </table:table-cell>
        </table:table-row>
        <table:table-row table:style-name="ro1">
          <table:table-cell office:value-type="float" office:value="63.36" calcext:value-type="float">
            <text:p>63.36</text:p>
          </table:table-cell>
          <table:table-cell office:value-type="float" office:value="179.0363464355" calcext:value-type="float">
            <text:p>179.0363464355</text:p>
          </table:table-cell>
          <table:table-cell office:value-type="float" office:value="-0.3013169346" calcext:value-type="float">
            <text:p>-0.30131693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0265" calcext:value-type="float">
            <text:p>0.00530265</text:p>
          </table:table-cell>
          <table:table-cell office:value-type="float" office:value="0.00878397" calcext:value-type="float">
            <text:p>0.00878397</text:p>
          </table:table-cell>
          <table:table-cell office:value-type="float" office:value="0.0000942204" calcext:value-type="float">
            <text:p>9.42204E-05</text:p>
          </table:table-cell>
          <table:table-cell office:value-type="float" office:value="1266" calcext:value-type="float">
            <text:p>1266</text:p>
          </table:table-cell>
          <table:table-cell table:formula="of:=[.D993]*100" office:value-type="float" office:value="0.04814132" calcext:value-type="float">
            <text:p>0.04814132</text:p>
          </table:table-cell>
          <table:table-cell table:formula="of:=[.E993]*100" office:value-type="float" office:value="0.530265" calcext:value-type="float">
            <text:p>0.530265</text:p>
          </table:table-cell>
        </table:table-row>
        <table:table-row table:style-name="ro1">
          <table:table-cell office:value-type="float" office:value="63.41" calcext:value-type="float">
            <text:p>63.41</text:p>
          </table:table-cell>
          <table:table-cell office:value-type="float" office:value="179.0230560303" calcext:value-type="float">
            <text:p>179.0230560303</text:p>
          </table:table-cell>
          <table:table-cell office:value-type="float" office:value="-0.2396519215" calcext:value-type="float">
            <text:p>-0.23965192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6763" calcext:value-type="float">
            <text:p>0.00526763</text:p>
          </table:table-cell>
          <table:table-cell office:value-type="float" office:value="0.00878397" calcext:value-type="float">
            <text:p>0.00878397</text:p>
          </table:table-cell>
          <table:table-cell office:value-type="float" office:value="-0.0000897134" calcext:value-type="float">
            <text:p>-8.97134E-05</text:p>
          </table:table-cell>
          <table:table-cell office:value-type="float" office:value="1267" calcext:value-type="float">
            <text:p>1267</text:p>
          </table:table-cell>
          <table:table-cell table:formula="of:=[.D994]*100" office:value-type="float" office:value="0.04814132" calcext:value-type="float">
            <text:p>0.04814132</text:p>
          </table:table-cell>
          <table:table-cell table:formula="of:=[.E994]*100" office:value-type="float" office:value="0.526763" calcext:value-type="float">
            <text:p>0.526763</text:p>
          </table:table-cell>
        </table:table-row>
        <table:table-row table:style-name="ro1">
          <table:table-cell office:value-type="float" office:value="63.46" calcext:value-type="float">
            <text:p>63.46</text:p>
          </table:table-cell>
          <table:table-cell office:value-type="float" office:value="179.0341796875" calcext:value-type="float">
            <text:p>179.0341796875</text:p>
          </table:table-cell>
          <table:table-cell office:value-type="float" office:value="-0.2740833243" calcext:value-type="float">
            <text:p>-0.27408332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7337" calcext:value-type="float">
            <text:p>0.00547337</text:p>
          </table:table-cell>
          <table:table-cell office:value-type="float" office:value="0.00877535" calcext:value-type="float">
            <text:p>0.00877535</text:p>
          </table:table-cell>
          <table:table-cell office:value-type="float" office:value="0.0001312391" calcext:value-type="float">
            <text:p>0.0001312391</text:p>
          </table:table-cell>
          <table:table-cell office:value-type="float" office:value="1268" calcext:value-type="float">
            <text:p>1268</text:p>
          </table:table-cell>
          <table:table-cell table:formula="of:=[.D995]*100" office:value-type="float" office:value="0.04814132" calcext:value-type="float">
            <text:p>0.04814132</text:p>
          </table:table-cell>
          <table:table-cell table:formula="of:=[.E995]*100" office:value-type="float" office:value="0.547337" calcext:value-type="float">
            <text:p>0.547337</text:p>
          </table:table-cell>
        </table:table-row>
        <table:table-row table:style-name="ro1">
          <table:table-cell office:value-type="float" office:value="63.51" calcext:value-type="float">
            <text:p>63.51</text:p>
          </table:table-cell>
          <table:table-cell office:value-type="float" office:value="179.0346832275" calcext:value-type="float">
            <text:p>179.0346832275</text:p>
          </table:table-cell>
          <table:table-cell office:value-type="float" office:value="-0.2615429446" calcext:value-type="float">
            <text:p>-0.26154294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2624" calcext:value-type="float">
            <text:p>0.00552624</text:p>
          </table:table-cell>
          <table:table-cell office:value-type="float" office:value="0.00877535" calcext:value-type="float">
            <text:p>0.00877535</text:p>
          </table:table-cell>
          <table:table-cell office:value-type="float" office:value="0.0000777044" calcext:value-type="float">
            <text:p>7.77044E-05</text:p>
          </table:table-cell>
          <table:table-cell office:value-type="float" office:value="1269" calcext:value-type="float">
            <text:p>1269</text:p>
          </table:table-cell>
          <table:table-cell table:formula="of:=[.D996]*100" office:value-type="float" office:value="0.04814132" calcext:value-type="float">
            <text:p>0.04814132</text:p>
          </table:table-cell>
          <table:table-cell table:formula="of:=[.E996]*100" office:value-type="float" office:value="0.552624" calcext:value-type="float">
            <text:p>0.552624</text:p>
          </table:table-cell>
        </table:table-row>
        <table:table-row table:style-name="ro1">
          <table:table-cell office:value-type="float" office:value="63.56" calcext:value-type="float">
            <text:p>63.56</text:p>
          </table:table-cell>
          <table:table-cell office:value-type="float" office:value="179.0254669189" calcext:value-type="float">
            <text:p>179.0254669189</text:p>
          </table:table-cell>
          <table:table-cell office:value-type="float" office:value="-0.2130025349" calcext:value-type="float">
            <text:p>-0.21300253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3851" calcext:value-type="float">
            <text:p>0.00523851</text:p>
          </table:table-cell>
          <table:table-cell office:value-type="float" office:value="0.00877535" calcext:value-type="float">
            <text:p>0.00877535</text:p>
          </table:table-cell>
          <table:table-cell office:value-type="float" office:value="-0.0000264119" calcext:value-type="float">
            <text:p>-2.64119E-05</text:p>
          </table:table-cell>
          <table:table-cell office:value-type="float" office:value="1270" calcext:value-type="float">
            <text:p>1270</text:p>
          </table:table-cell>
          <table:table-cell table:formula="of:=[.D997]*100" office:value-type="float" office:value="0.04814132" calcext:value-type="float">
            <text:p>0.04814132</text:p>
          </table:table-cell>
          <table:table-cell table:formula="of:=[.E997]*100" office:value-type="float" office:value="0.523851" calcext:value-type="float">
            <text:p>0.523851</text:p>
          </table:table-cell>
        </table:table-row>
        <table:table-row table:style-name="ro1">
          <table:table-cell office:value-type="float" office:value="63.61" calcext:value-type="float">
            <text:p>63.61</text:p>
          </table:table-cell>
          <table:table-cell office:value-type="float" office:value="179.0313415527" calcext:value-type="float">
            <text:p>179.0313415527</text:p>
          </table:table-cell>
          <table:table-cell office:value-type="float" office:value="-0.2282925567" calcext:value-type="float">
            <text:p>-0.22829255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4963" calcext:value-type="float">
            <text:p>0.00514963</text:p>
          </table:table-cell>
          <table:table-cell office:value-type="float" office:value="0.00887917" calcext:value-type="float">
            <text:p>0.00887917</text:p>
          </table:table-cell>
          <table:table-cell office:value-type="float" office:value="0.0000172705" calcext:value-type="float">
            <text:p>1.72705E-05</text:p>
          </table:table-cell>
          <table:table-cell office:value-type="float" office:value="1271" calcext:value-type="float">
            <text:p>1271</text:p>
          </table:table-cell>
          <table:table-cell table:formula="of:=[.D998]*100" office:value-type="float" office:value="0.04814132" calcext:value-type="float">
            <text:p>0.04814132</text:p>
          </table:table-cell>
          <table:table-cell table:formula="of:=[.E998]*100" office:value-type="float" office:value="0.514963" calcext:value-type="float">
            <text:p>0.514963</text:p>
          </table:table-cell>
        </table:table-row>
        <table:table-row table:style-name="ro1">
          <table:table-cell office:value-type="float" office:value="63.66" calcext:value-type="float">
            <text:p>63.66</text:p>
          </table:table-cell>
          <table:table-cell office:value-type="float" office:value="179.0321655273" calcext:value-type="float">
            <text:p>179.0321655273</text:p>
          </table:table-cell>
          <table:table-cell office:value-type="float" office:value="-0.211202393" calcext:value-type="float">
            <text:p>-0.2112023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7713" calcext:value-type="float">
            <text:p>0.00497713</text:p>
          </table:table-cell>
          <table:table-cell office:value-type="float" office:value="0.00887917" calcext:value-type="float">
            <text:p>0.00887917</text:p>
          </table:table-cell>
          <table:table-cell office:value-type="float" office:value="0.0000632602" calcext:value-type="float">
            <text:p>6.32602E-05</text:p>
          </table:table-cell>
          <table:table-cell office:value-type="float" office:value="1272" calcext:value-type="float">
            <text:p>1272</text:p>
          </table:table-cell>
          <table:table-cell table:formula="of:=[.D999]*100" office:value-type="float" office:value="0.04814132" calcext:value-type="float">
            <text:p>0.04814132</text:p>
          </table:table-cell>
          <table:table-cell table:formula="of:=[.E999]*100" office:value-type="float" office:value="0.497713" calcext:value-type="float">
            <text:p>0.497713</text:p>
          </table:table-cell>
        </table:table-row>
        <table:table-row table:style-name="ro1">
          <table:table-cell office:value-type="float" office:value="63.71" calcext:value-type="float">
            <text:p>63.71</text:p>
          </table:table-cell>
          <table:table-cell office:value-type="float" office:value="179.0301818848" calcext:value-type="float">
            <text:p>179.0301818848</text:p>
          </table:table-cell>
          <table:table-cell office:value-type="float" office:value="-0.2359513149" calcext:value-type="float">
            <text:p>-0.23595131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2746" calcext:value-type="float">
            <text:p>0.00502746</text:p>
          </table:table-cell>
          <table:table-cell office:value-type="float" office:value="0.00907844" calcext:value-type="float">
            <text:p>0.00907844</text:p>
          </table:table-cell>
          <table:table-cell office:value-type="float" office:value="-0.0000134678" calcext:value-type="float">
            <text:p>-1.34678E-05</text:p>
          </table:table-cell>
          <table:table-cell office:value-type="float" office:value="1273" calcext:value-type="float">
            <text:p>1273</text:p>
          </table:table-cell>
          <table:table-cell table:formula="of:=[.D1000]*100" office:value-type="float" office:value="0.04814132" calcext:value-type="float">
            <text:p>0.04814132</text:p>
          </table:table-cell>
          <table:table-cell table:formula="of:=[.E1000]*100" office:value-type="float" office:value="0.502746" calcext:value-type="float">
            <text:p>0.502746</text:p>
          </table:table-cell>
        </table:table-row>
        <table:table-row table:style-name="ro1">
          <table:table-cell office:value-type="float" office:value="63.76" calcext:value-type="float">
            <text:p>63.76</text:p>
          </table:table-cell>
          <table:table-cell office:value-type="float" office:value="179.0328674316" calcext:value-type="float">
            <text:p>179.0328674316</text:p>
          </table:table-cell>
          <table:table-cell office:value-type="float" office:value="-0.1955560116" calcext:value-type="float">
            <text:p>-0.19555601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922" calcext:value-type="float">
            <text:p>0.0047922</text:p>
          </table:table-cell>
          <table:table-cell office:value-type="float" office:value="0.00907844" calcext:value-type="float">
            <text:p>0.00907844</text:p>
          </table:table-cell>
          <table:table-cell office:value-type="float" office:value="0.0000134177" calcext:value-type="float">
            <text:p>1.34177E-05</text:p>
          </table:table-cell>
          <table:table-cell office:value-type="float" office:value="1274" calcext:value-type="float">
            <text:p>1274</text:p>
          </table:table-cell>
          <table:table-cell table:formula="of:=[.D1001]*100" office:value-type="float" office:value="0.04814132" calcext:value-type="float">
            <text:p>0.04814132</text:p>
          </table:table-cell>
          <table:table-cell table:formula="of:=[.E1001]*100" office:value-type="float" office:value="0.47922" calcext:value-type="float">
            <text:p>0.47922</text:p>
          </table:table-cell>
        </table:table-row>
        <table:table-row table:style-name="ro1">
          <table:table-cell office:value-type="float" office:value="63.81" calcext:value-type="float">
            <text:p>63.81</text:p>
          </table:table-cell>
          <table:table-cell office:value-type="float" office:value="179.0055389404" calcext:value-type="float">
            <text:p>179.0055389404</text:p>
          </table:table-cell>
          <table:table-cell office:value-type="float" office:value="-0.2241638496" calcext:value-type="float">
            <text:p>-0.22416384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2661" calcext:value-type="float">
            <text:p>0.00482661</text:p>
          </table:table-cell>
          <table:table-cell office:value-type="float" office:value="0.00907844" calcext:value-type="float">
            <text:p>0.00907844</text:p>
          </table:table-cell>
          <table:table-cell office:value-type="float" office:value="-0.0000998151" calcext:value-type="float">
            <text:p>-9.98151E-05</text:p>
          </table:table-cell>
          <table:table-cell office:value-type="float" office:value="1275" calcext:value-type="float">
            <text:p>1275</text:p>
          </table:table-cell>
          <table:table-cell table:formula="of:=[.D1002]*100" office:value-type="float" office:value="0.04814132" calcext:value-type="float">
            <text:p>0.04814132</text:p>
          </table:table-cell>
          <table:table-cell table:formula="of:=[.E1002]*100" office:value-type="float" office:value="0.482661" calcext:value-type="float">
            <text:p>0.482661</text:p>
          </table:table-cell>
        </table:table-row>
        <table:table-row table:style-name="ro1">
          <table:table-cell office:value-type="float" office:value="63.86" calcext:value-type="float">
            <text:p>63.86</text:p>
          </table:table-cell>
          <table:table-cell office:value-type="float" office:value="179.0073699951" calcext:value-type="float">
            <text:p>179.0073699951</text:p>
          </table:table-cell>
          <table:table-cell office:value-type="float" office:value="-0.2390783648" calcext:value-type="float">
            <text:p>-0.23907836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4857" calcext:value-type="float">
            <text:p>0.00494857</text:p>
          </table:table-cell>
          <table:table-cell office:value-type="float" office:value="0.00933401" calcext:value-type="float">
            <text:p>0.00933401</text:p>
          </table:table-cell>
          <table:table-cell office:value-type="float" office:value="0.0000339621" calcext:value-type="float">
            <text:p>3.39621E-05</text:p>
          </table:table-cell>
          <table:table-cell office:value-type="float" office:value="1276" calcext:value-type="float">
            <text:p>1276</text:p>
          </table:table-cell>
          <table:table-cell table:formula="of:=[.D1003]*100" office:value-type="float" office:value="0.04814132" calcext:value-type="float">
            <text:p>0.04814132</text:p>
          </table:table-cell>
          <table:table-cell table:formula="of:=[.E1003]*100" office:value-type="float" office:value="0.494857" calcext:value-type="float">
            <text:p>0.494857</text:p>
          </table:table-cell>
        </table:table-row>
        <table:table-row table:style-name="ro1">
          <table:table-cell office:value-type="float" office:value="63.91" calcext:value-type="float">
            <text:p>63.91</text:p>
          </table:table-cell>
          <table:table-cell office:value-type="float" office:value="179.0018615723" calcext:value-type="float">
            <text:p>179.0018615723</text:p>
          </table:table-cell>
          <table:table-cell office:value-type="float" office:value="-0.2672865449" calcext:value-type="float">
            <text:p>-0.26728654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1689" calcext:value-type="float">
            <text:p>0.00521689</text:p>
          </table:table-cell>
          <table:table-cell office:value-type="float" office:value="0.00933401" calcext:value-type="float">
            <text:p>0.00933401</text:p>
          </table:table-cell>
          <table:table-cell office:value-type="float" office:value="0.0000487515" calcext:value-type="float">
            <text:p>4.87515E-05</text:p>
          </table:table-cell>
          <table:table-cell office:value-type="float" office:value="1277" calcext:value-type="float">
            <text:p>1277</text:p>
          </table:table-cell>
          <table:table-cell table:formula="of:=[.D1004]*100" office:value-type="float" office:value="0.04814132" calcext:value-type="float">
            <text:p>0.04814132</text:p>
          </table:table-cell>
          <table:table-cell table:formula="of:=[.E1004]*100" office:value-type="float" office:value="0.521689" calcext:value-type="float">
            <text:p>0.521689</text:p>
          </table:table-cell>
        </table:table-row>
        <table:table-row table:style-name="ro1">
          <table:table-cell office:value-type="float" office:value="63.96" calcext:value-type="float">
            <text:p>63.96</text:p>
          </table:table-cell>
          <table:table-cell office:value-type="float" office:value="179.0085144043" calcext:value-type="float">
            <text:p>179.0085144043</text:p>
          </table:table-cell>
          <table:table-cell office:value-type="float" office:value="-0.2400985727" calcext:value-type="float">
            <text:p>-0.24009857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1381" calcext:value-type="float">
            <text:p>0.00521381</text:p>
          </table:table-cell>
          <table:table-cell office:value-type="float" office:value="0.00933401" calcext:value-type="float">
            <text:p>0.00933401</text:p>
          </table:table-cell>
          <table:table-cell office:value-type="float" office:value="0.0000747786" calcext:value-type="float">
            <text:p>7.47786E-05</text:p>
          </table:table-cell>
          <table:table-cell office:value-type="float" office:value="1278" calcext:value-type="float">
            <text:p>1278</text:p>
          </table:table-cell>
          <table:table-cell table:formula="of:=[.D1005]*100" office:value-type="float" office:value="0.04814132" calcext:value-type="float">
            <text:p>0.04814132</text:p>
          </table:table-cell>
          <table:table-cell table:formula="of:=[.E1005]*100" office:value-type="float" office:value="0.521381" calcext:value-type="float">
            <text:p>0.521381</text:p>
          </table:table-cell>
        </table:table-row>
        <table:table-row table:style-name="ro1">
          <table:table-cell office:value-type="float" office:value="64.01" calcext:value-type="float">
            <text:p>64.01</text:p>
          </table:table-cell>
          <table:table-cell office:value-type="float" office:value="179.0063934326" calcext:value-type="float">
            <text:p>179.0063934326</text:p>
          </table:table-cell>
          <table:table-cell office:value-type="float" office:value="-0.2384668984" calcext:value-type="float">
            <text:p>-0.23846689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0092" calcext:value-type="float">
            <text:p>0.00520092</text:p>
          </table:table-cell>
          <table:table-cell office:value-type="float" office:value="0.00960222" calcext:value-type="float">
            <text:p>0.00960222</text:p>
          </table:table-cell>
          <table:table-cell office:value-type="float" office:value="0.0001059615" calcext:value-type="float">
            <text:p>0.0001059615</text:p>
          </table:table-cell>
          <table:table-cell office:value-type="float" office:value="1279" calcext:value-type="float">
            <text:p>1279</text:p>
          </table:table-cell>
          <table:table-cell table:formula="of:=[.D1006]*100" office:value-type="float" office:value="0.04814132" calcext:value-type="float">
            <text:p>0.04814132</text:p>
          </table:table-cell>
          <table:table-cell table:formula="of:=[.E1006]*100" office:value-type="float" office:value="0.520092" calcext:value-type="float">
            <text:p>0.520092</text:p>
          </table:table-cell>
        </table:table-row>
        <table:table-row table:style-name="ro1">
          <table:table-cell office:value-type="float" office:value="64.06" calcext:value-type="float">
            <text:p>64.06</text:p>
          </table:table-cell>
          <table:table-cell office:value-type="float" office:value="179.0168304443" calcext:value-type="float">
            <text:p>179.0168304443</text:p>
          </table:table-cell>
          <table:table-cell office:value-type="float" office:value="-0.1593941102" calcext:value-type="float">
            <text:p>-0.159394110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6663" calcext:value-type="float">
            <text:p>0.00466663</text:p>
          </table:table-cell>
          <table:table-cell office:value-type="float" office:value="0.00960222" calcext:value-type="float">
            <text:p>0.00960222</text:p>
          </table:table-cell>
          <table:table-cell office:value-type="float" office:value="-0.0003623914" calcext:value-type="float">
            <text:p>-0.0003623914</text:p>
          </table:table-cell>
          <table:table-cell office:value-type="float" office:value="1280" calcext:value-type="float">
            <text:p>1280</text:p>
          </table:table-cell>
          <table:table-cell table:formula="of:=[.D1007]*100" office:value-type="float" office:value="0.04814132" calcext:value-type="float">
            <text:p>0.04814132</text:p>
          </table:table-cell>
          <table:table-cell table:formula="of:=[.E1007]*100" office:value-type="float" office:value="0.466663" calcext:value-type="float">
            <text:p>0.466663</text:p>
          </table:table-cell>
        </table:table-row>
        <table:table-row table:style-name="ro1">
          <table:table-cell office:value-type="float" office:value="64.11" calcext:value-type="float">
            <text:p>64.11</text:p>
          </table:table-cell>
          <table:table-cell office:value-type="float" office:value="179.013168335" calcext:value-type="float">
            <text:p>179.013168335</text:p>
          </table:table-cell>
          <table:table-cell office:value-type="float" office:value="-0.2472746746" calcext:value-type="float">
            <text:p>-0.24727467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9712" calcext:value-type="float">
            <text:p>0.00489712</text:p>
          </table:table-cell>
          <table:table-cell office:value-type="float" office:value="0.00984906" calcext:value-type="float">
            <text:p>0.00984906</text:p>
          </table:table-cell>
          <table:table-cell office:value-type="float" office:value="0.0002053897" calcext:value-type="float">
            <text:p>0.0002053897</text:p>
          </table:table-cell>
          <table:table-cell office:value-type="float" office:value="1281" calcext:value-type="float">
            <text:p>1281</text:p>
          </table:table-cell>
          <table:table-cell table:formula="of:=[.D1008]*100" office:value-type="float" office:value="0.04814132" calcext:value-type="float">
            <text:p>0.04814132</text:p>
          </table:table-cell>
          <table:table-cell table:formula="of:=[.E1008]*100" office:value-type="float" office:value="0.489712" calcext:value-type="float">
            <text:p>0.489712</text:p>
          </table:table-cell>
        </table:table-row>
        <table:table-row table:style-name="ro1">
          <table:table-cell office:value-type="float" office:value="64.16" calcext:value-type="float">
            <text:p>64.16</text:p>
          </table:table-cell>
          <table:table-cell office:value-type="float" office:value="179.0103302002" calcext:value-type="float">
            <text:p>179.0103302002</text:p>
          </table:table-cell>
          <table:table-cell office:value-type="float" office:value="-0.2276681026" calcext:value-type="float">
            <text:p>-0.22766810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1939" calcext:value-type="float">
            <text:p>0.00491939</text:p>
          </table:table-cell>
          <table:table-cell office:value-type="float" office:value="0.00984906" calcext:value-type="float">
            <text:p>0.00984906</text:p>
          </table:table-cell>
          <table:table-cell office:value-type="float" office:value="0.0001095251" calcext:value-type="float">
            <text:p>0.0001095251</text:p>
          </table:table-cell>
          <table:table-cell office:value-type="float" office:value="1282" calcext:value-type="float">
            <text:p>1282</text:p>
          </table:table-cell>
          <table:table-cell table:formula="of:=[.D1009]*100" office:value-type="float" office:value="0.04814132" calcext:value-type="float">
            <text:p>0.04814132</text:p>
          </table:table-cell>
          <table:table-cell table:formula="of:=[.E1009]*100" office:value-type="float" office:value="0.491939" calcext:value-type="float">
            <text:p>0.491939</text:p>
          </table:table-cell>
        </table:table-row>
        <table:table-row table:style-name="ro1">
          <table:table-cell office:value-type="float" office:value="64.21" calcext:value-type="float">
            <text:p>64.21</text:p>
          </table:table-cell>
          <table:table-cell office:value-type="float" office:value="179.008102417" calcext:value-type="float">
            <text:p>179.008102417</text:p>
          </table:table-cell>
          <table:table-cell office:value-type="float" office:value="-0.2140730969" calcext:value-type="float">
            <text:p>-0.214073096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4375" calcext:value-type="float">
            <text:p>0.00484375</text:p>
          </table:table-cell>
          <table:table-cell office:value-type="float" office:value="0.00984906" calcext:value-type="float">
            <text:p>0.00984906</text:p>
          </table:table-cell>
          <table:table-cell office:value-type="float" office:value="-0.0000556356" calcext:value-type="float">
            <text:p>-5.56356E-05</text:p>
          </table:table-cell>
          <table:table-cell office:value-type="float" office:value="1283" calcext:value-type="float">
            <text:p>1283</text:p>
          </table:table-cell>
          <table:table-cell table:formula="of:=[.D1010]*100" office:value-type="float" office:value="0.04814132" calcext:value-type="float">
            <text:p>0.04814132</text:p>
          </table:table-cell>
          <table:table-cell table:formula="of:=[.E1010]*100" office:value-type="float" office:value="0.484375" calcext:value-type="float">
            <text:p>0.484375</text:p>
          </table:table-cell>
        </table:table-row>
        <table:table-row table:style-name="ro1">
          <table:table-cell office:value-type="float" office:value="64.26" calcext:value-type="float">
            <text:p>64.26</text:p>
          </table:table-cell>
          <table:table-cell office:value-type="float" office:value="179.0054626465" calcext:value-type="float">
            <text:p>179.0054626465</text:p>
          </table:table-cell>
          <table:table-cell office:value-type="float" office:value="-0.2292736533" calcext:value-type="float">
            <text:p>-0.22927365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9473" calcext:value-type="float">
            <text:p>0.00489473</text:p>
          </table:table-cell>
          <table:table-cell office:value-type="float" office:value="0.01003847" calcext:value-type="float">
            <text:p>0.01003847</text:p>
          </table:table-cell>
          <table:table-cell office:value-type="float" office:value="-0.000032361" calcext:value-type="float">
            <text:p>-0.000032361</text:p>
          </table:table-cell>
          <table:table-cell office:value-type="float" office:value="1284" calcext:value-type="float">
            <text:p>1284</text:p>
          </table:table-cell>
          <table:table-cell table:formula="of:=[.D1011]*100" office:value-type="float" office:value="0.04814132" calcext:value-type="float">
            <text:p>0.04814132</text:p>
          </table:table-cell>
          <table:table-cell table:formula="of:=[.E1011]*100" office:value-type="float" office:value="0.489473" calcext:value-type="float">
            <text:p>0.489473</text:p>
          </table:table-cell>
        </table:table-row>
        <table:table-row table:style-name="ro1">
          <table:table-cell office:value-type="float" office:value="64.31" calcext:value-type="float">
            <text:p>64.31</text:p>
          </table:table-cell>
          <table:table-cell office:value-type="float" office:value="179.0017852783" calcext:value-type="float">
            <text:p>179.0017852783</text:p>
          </table:table-cell>
          <table:table-cell office:value-type="float" office:value="-0.195491827" calcext:value-type="float">
            <text:p>-0.1954918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0387" calcext:value-type="float">
            <text:p>0.00470387</text:p>
          </table:table-cell>
          <table:table-cell office:value-type="float" office:value="0.01003847" calcext:value-type="float">
            <text:p>0.01003847</text:p>
          </table:table-cell>
          <table:table-cell office:value-type="float" office:value="-0.000095479" calcext:value-type="float">
            <text:p>-0.000095479</text:p>
          </table:table-cell>
          <table:table-cell office:value-type="float" office:value="1285" calcext:value-type="float">
            <text:p>1285</text:p>
          </table:table-cell>
          <table:table-cell table:formula="of:=[.D1012]*100" office:value-type="float" office:value="0.04814132" calcext:value-type="float">
            <text:p>0.04814132</text:p>
          </table:table-cell>
          <table:table-cell table:formula="of:=[.E1012]*100" office:value-type="float" office:value="0.470387" calcext:value-type="float">
            <text:p>0.470387</text:p>
          </table:table-cell>
        </table:table-row>
        <table:table-row table:style-name="ro1">
          <table:table-cell office:value-type="float" office:value="64.36" calcext:value-type="float">
            <text:p>64.36</text:p>
          </table:table-cell>
          <table:table-cell office:value-type="float" office:value="179.0026550293" calcext:value-type="float">
            <text:p>179.0026550293</text:p>
          </table:table-cell>
          <table:table-cell office:value-type="float" office:value="-0.1619548294" calcext:value-type="float">
            <text:p>-0.16195482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545" calcext:value-type="float">
            <text:p>0.0043545</text:p>
          </table:table-cell>
          <table:table-cell office:value-type="float" office:value="0.01003608" calcext:value-type="float">
            <text:p>0.01003608</text:p>
          </table:table-cell>
          <table:table-cell office:value-type="float" office:value="-0.0000830986" calcext:value-type="float">
            <text:p>-8.30986E-05</text:p>
          </table:table-cell>
          <table:table-cell office:value-type="float" office:value="1286" calcext:value-type="float">
            <text:p>1286</text:p>
          </table:table-cell>
          <table:table-cell table:formula="of:=[.D1013]*100" office:value-type="float" office:value="0.04814132" calcext:value-type="float">
            <text:p>0.04814132</text:p>
          </table:table-cell>
          <table:table-cell table:formula="of:=[.E1013]*100" office:value-type="float" office:value="0.43545" calcext:value-type="float">
            <text:p>0.43545</text:p>
          </table:table-cell>
        </table:table-row>
        <table:table-row table:style-name="ro1">
          <table:table-cell office:value-type="float" office:value="64.41" calcext:value-type="float">
            <text:p>64.41</text:p>
          </table:table-cell>
          <table:table-cell office:value-type="float" office:value="178.9990692139" calcext:value-type="float">
            <text:p>178.9990692139</text:p>
          </table:table-cell>
          <table:table-cell office:value-type="float" office:value="-0.2263378199" calcext:value-type="float">
            <text:p>-0.22633781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5121" calcext:value-type="float">
            <text:p>0.00455121</text:p>
          </table:table-cell>
          <table:table-cell office:value-type="float" office:value="0.01014907" calcext:value-type="float">
            <text:p>0.01014907</text:p>
          </table:table-cell>
          <table:table-cell office:value-type="float" office:value="0.0000305685" calcext:value-type="float">
            <text:p>3.05685E-05</text:p>
          </table:table-cell>
          <table:table-cell office:value-type="float" office:value="1287" calcext:value-type="float">
            <text:p>1287</text:p>
          </table:table-cell>
          <table:table-cell table:formula="of:=[.D1014]*100" office:value-type="float" office:value="0.04814132" calcext:value-type="float">
            <text:p>0.04814132</text:p>
          </table:table-cell>
          <table:table-cell table:formula="of:=[.E1014]*100" office:value-type="float" office:value="0.455121" calcext:value-type="float">
            <text:p>0.455121</text:p>
          </table:table-cell>
        </table:table-row>
        <table:table-row table:style-name="ro1">
          <table:table-cell office:value-type="float" office:value="64.46" calcext:value-type="float">
            <text:p>64.46</text:p>
          </table:table-cell>
          <table:table-cell office:value-type="float" office:value="179.0041809082" calcext:value-type="float">
            <text:p>179.0041809082</text:p>
          </table:table-cell>
          <table:table-cell office:value-type="float" office:value="-0.238344572" calcext:value-type="float">
            <text:p>-0.2383445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6131" calcext:value-type="float">
            <text:p>0.00476131</text:p>
          </table:table-cell>
          <table:table-cell office:value-type="float" office:value="0.01014907" calcext:value-type="float">
            <text:p>0.01014907</text:p>
          </table:table-cell>
          <table:table-cell office:value-type="float" office:value="0.0001267058" calcext:value-type="float">
            <text:p>0.0001267058</text:p>
          </table:table-cell>
          <table:table-cell office:value-type="float" office:value="1288" calcext:value-type="float">
            <text:p>1288</text:p>
          </table:table-cell>
          <table:table-cell table:formula="of:=[.D1015]*100" office:value-type="float" office:value="0.04814132" calcext:value-type="float">
            <text:p>0.04814132</text:p>
          </table:table-cell>
          <table:table-cell table:formula="of:=[.E1015]*100" office:value-type="float" office:value="0.476131" calcext:value-type="float">
            <text:p>0.476131</text:p>
          </table:table-cell>
        </table:table-row>
        <table:table-row table:style-name="ro1">
          <table:table-cell office:value-type="float" office:value="64.51" calcext:value-type="float">
            <text:p>64.51</text:p>
          </table:table-cell>
          <table:table-cell office:value-type="float" office:value="179.0113220215" calcext:value-type="float">
            <text:p>179.0113220215</text:p>
          </table:table-cell>
          <table:table-cell office:value-type="float" office:value="-0.2065953048" calcext:value-type="float">
            <text:p>-0.20659530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8934" calcext:value-type="float">
            <text:p>0.00468934</text:p>
          </table:table-cell>
          <table:table-cell office:value-type="float" office:value="0.01017386" calcext:value-type="float">
            <text:p>0.01017386</text:p>
          </table:table-cell>
          <table:table-cell office:value-type="float" office:value="-0.0001213155" calcext:value-type="float">
            <text:p>-0.0001213155</text:p>
          </table:table-cell>
          <table:table-cell office:value-type="float" office:value="1289" calcext:value-type="float">
            <text:p>1289</text:p>
          </table:table-cell>
          <table:table-cell table:formula="of:=[.D1016]*100" office:value-type="float" office:value="0.04814132" calcext:value-type="float">
            <text:p>0.04814132</text:p>
          </table:table-cell>
          <table:table-cell table:formula="of:=[.E1016]*100" office:value-type="float" office:value="0.468934" calcext:value-type="float">
            <text:p>0.468934</text:p>
          </table:table-cell>
        </table:table-row>
        <table:table-row table:style-name="ro1">
          <table:table-cell office:value-type="float" office:value="64.56" calcext:value-type="float">
            <text:p>64.56</text:p>
          </table:table-cell>
          <table:table-cell office:value-type="float" office:value="179.0133972168" calcext:value-type="float">
            <text:p>179.0133972168</text:p>
          </table:table-cell>
          <table:table-cell office:value-type="float" office:value="-0.2689800059" calcext:value-type="float">
            <text:p>-0.26898000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5648" calcext:value-type="float">
            <text:p>0.00505648</text:p>
          </table:table-cell>
          <table:table-cell office:value-type="float" office:value="0.01017386" calcext:value-type="float">
            <text:p>0.01017386</text:p>
          </table:table-cell>
          <table:table-cell office:value-type="float" office:value="0.0001052831" calcext:value-type="float">
            <text:p>0.0001052831</text:p>
          </table:table-cell>
          <table:table-cell office:value-type="float" office:value="1290" calcext:value-type="float">
            <text:p>1290</text:p>
          </table:table-cell>
          <table:table-cell table:formula="of:=[.D1017]*100" office:value-type="float" office:value="0.04814132" calcext:value-type="float">
            <text:p>0.04814132</text:p>
          </table:table-cell>
          <table:table-cell table:formula="of:=[.E1017]*100" office:value-type="float" office:value="0.505648" calcext:value-type="float">
            <text:p>0.505648</text:p>
          </table:table-cell>
        </table:table-row>
        <table:table-row table:style-name="ro1">
          <table:table-cell office:value-type="float" office:value="64.61" calcext:value-type="float">
            <text:p>64.61</text:p>
          </table:table-cell>
          <table:table-cell office:value-type="float" office:value="179.0141296387" calcext:value-type="float">
            <text:p>179.0141296387</text:p>
          </table:table-cell>
          <table:table-cell office:value-type="float" office:value="-0.1790863455" calcext:value-type="float">
            <text:p>-0.17908634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0191" calcext:value-type="float">
            <text:p>0.00470191</text:p>
          </table:table-cell>
          <table:table-cell office:value-type="float" office:value="0.01008698" calcext:value-type="float">
            <text:p>0.01008698</text:p>
          </table:table-cell>
          <table:table-cell office:value-type="float" office:value="-0.0000953297" calcext:value-type="float">
            <text:p>-9.53297E-05</text:p>
          </table:table-cell>
          <table:table-cell office:value-type="float" office:value="1291" calcext:value-type="float">
            <text:p>1291</text:p>
          </table:table-cell>
          <table:table-cell table:formula="of:=[.D1018]*100" office:value-type="float" office:value="0.04814132" calcext:value-type="float">
            <text:p>0.04814132</text:p>
          </table:table-cell>
          <table:table-cell table:formula="of:=[.E1018]*100" office:value-type="float" office:value="0.470191" calcext:value-type="float">
            <text:p>0.470191</text:p>
          </table:table-cell>
        </table:table-row>
        <table:table-row table:style-name="ro1">
          <table:table-cell office:value-type="float" office:value="64.66" calcext:value-type="float">
            <text:p>64.66</text:p>
          </table:table-cell>
          <table:table-cell office:value-type="float" office:value="179.0191345215" calcext:value-type="float">
            <text:p>179.0191345215</text:p>
          </table:table-cell>
          <table:table-cell office:value-type="float" office:value="-0.2116650223" calcext:value-type="float">
            <text:p>-0.21166502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8372" calcext:value-type="float">
            <text:p>0.00468372</text:p>
          </table:table-cell>
          <table:table-cell office:value-type="float" office:value="0.01011082" calcext:value-type="float">
            <text:p>0.01011082</text:p>
          </table:table-cell>
          <table:table-cell office:value-type="float" office:value="-0.000013818" calcext:value-type="float">
            <text:p>-0.000013818</text:p>
          </table:table-cell>
          <table:table-cell office:value-type="float" office:value="1292" calcext:value-type="float">
            <text:p>1292</text:p>
          </table:table-cell>
          <table:table-cell table:formula="of:=[.D1019]*100" office:value-type="float" office:value="0.04814132" calcext:value-type="float">
            <text:p>0.04814132</text:p>
          </table:table-cell>
          <table:table-cell table:formula="of:=[.E1019]*100" office:value-type="float" office:value="0.468372" calcext:value-type="float">
            <text:p>0.468372</text:p>
          </table:table-cell>
        </table:table-row>
        <table:table-row table:style-name="ro1">
          <table:table-cell office:value-type="float" office:value="64.71" calcext:value-type="float">
            <text:p>64.71</text:p>
          </table:table-cell>
          <table:table-cell office:value-type="float" office:value="179.0253143311" calcext:value-type="float">
            <text:p>179.0253143311</text:p>
          </table:table-cell>
          <table:table-cell office:value-type="float" office:value="-0.2389298907" calcext:value-type="float">
            <text:p>-0.23892989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5295" calcext:value-type="float">
            <text:p>0.00485295</text:p>
          </table:table-cell>
          <table:table-cell office:value-type="float" office:value="0.01011082" calcext:value-type="float">
            <text:p>0.01011082</text:p>
          </table:table-cell>
          <table:table-cell office:value-type="float" office:value="0.0001407471" calcext:value-type="float">
            <text:p>0.0001407471</text:p>
          </table:table-cell>
          <table:table-cell office:value-type="float" office:value="1293" calcext:value-type="float">
            <text:p>1293</text:p>
          </table:table-cell>
          <table:table-cell table:formula="of:=[.D1020]*100" office:value-type="float" office:value="0.04814132" calcext:value-type="float">
            <text:p>0.04814132</text:p>
          </table:table-cell>
          <table:table-cell table:formula="of:=[.E1020]*100" office:value-type="float" office:value="0.485295" calcext:value-type="float">
            <text:p>0.485295</text:p>
          </table:table-cell>
        </table:table-row>
        <table:table-row table:style-name="ro1">
          <table:table-cell office:value-type="float" office:value="64.76" calcext:value-type="float">
            <text:p>64.76</text:p>
          </table:table-cell>
          <table:table-cell office:value-type="float" office:value="179.0341339111" calcext:value-type="float">
            <text:p>179.0341339111</text:p>
          </table:table-cell>
          <table:table-cell office:value-type="float" office:value="-0.2555443046" calcext:value-type="float">
            <text:p>-0.25554430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7549" calcext:value-type="float">
            <text:p>0.00507549</text:p>
          </table:table-cell>
          <table:table-cell office:value-type="float" office:value="0.00998497" calcext:value-type="float">
            <text:p>0.00998497</text:p>
          </table:table-cell>
          <table:table-cell office:value-type="float" office:value="0.0000415662" calcext:value-type="float">
            <text:p>4.15662E-05</text:p>
          </table:table-cell>
          <table:table-cell office:value-type="float" office:value="1294" calcext:value-type="float">
            <text:p>1294</text:p>
          </table:table-cell>
          <table:table-cell table:formula="of:=[.D1021]*100" office:value-type="float" office:value="0.04814132" calcext:value-type="float">
            <text:p>0.04814132</text:p>
          </table:table-cell>
          <table:table-cell table:formula="of:=[.E1021]*100" office:value-type="float" office:value="0.507549" calcext:value-type="float">
            <text:p>0.507549</text:p>
          </table:table-cell>
        </table:table-row>
        <table:table-row table:style-name="ro1">
          <table:table-cell office:value-type="float" office:value="64.81" calcext:value-type="float">
            <text:p>64.81</text:p>
          </table:table-cell>
          <table:table-cell office:value-type="float" office:value="179.0204467773" calcext:value-type="float">
            <text:p>179.0204467773</text:p>
          </table:table-cell>
          <table:table-cell office:value-type="float" office:value="-0.2296789746" calcext:value-type="float">
            <text:p>-0.22967897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5089" calcext:value-type="float">
            <text:p>0.00505089</text:p>
          </table:table-cell>
          <table:table-cell office:value-type="float" office:value="0.00998497" calcext:value-type="float">
            <text:p>0.00998497</text:p>
          </table:table-cell>
          <table:table-cell office:value-type="float" office:value="-0.000034567" calcext:value-type="float">
            <text:p>-0.000034567</text:p>
          </table:table-cell>
          <table:table-cell office:value-type="float" office:value="1295" calcext:value-type="float">
            <text:p>1295</text:p>
          </table:table-cell>
          <table:table-cell table:formula="of:=[.D1022]*100" office:value-type="float" office:value="0.04814132" calcext:value-type="float">
            <text:p>0.04814132</text:p>
          </table:table-cell>
          <table:table-cell table:formula="of:=[.E1022]*100" office:value-type="float" office:value="0.505089" calcext:value-type="float">
            <text:p>0.505089</text:p>
          </table:table-cell>
        </table:table-row>
        <table:table-row table:style-name="ro1">
          <table:table-cell office:value-type="float" office:value="64.86" calcext:value-type="float">
            <text:p>64.86</text:p>
          </table:table-cell>
          <table:table-cell office:value-type="float" office:value="179.0124816895" calcext:value-type="float">
            <text:p>179.0124816895</text:p>
          </table:table-cell>
          <table:table-cell office:value-type="float" office:value="-0.1637423978" calcext:value-type="float">
            <text:p>-0.16374239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9619" calcext:value-type="float">
            <text:p>0.00459619</text:p>
          </table:table-cell>
          <table:table-cell office:value-type="float" office:value="0.00987346" calcext:value-type="float">
            <text:p>0.00987346</text:p>
          </table:table-cell>
          <table:table-cell office:value-type="float" office:value="-0.0001718545" calcext:value-type="float">
            <text:p>-0.0001718545</text:p>
          </table:table-cell>
          <table:table-cell office:value-type="float" office:value="1296" calcext:value-type="float">
            <text:p>1296</text:p>
          </table:table-cell>
          <table:table-cell table:formula="of:=[.D1023]*100" office:value-type="float" office:value="0.04814132" calcext:value-type="float">
            <text:p>0.04814132</text:p>
          </table:table-cell>
          <table:table-cell table:formula="of:=[.E1023]*100" office:value-type="float" office:value="0.459619" calcext:value-type="float">
            <text:p>0.459619</text:p>
          </table:table-cell>
        </table:table-row>
        <table:table-row table:style-name="ro1">
          <table:table-cell office:value-type="float" office:value="64.91" calcext:value-type="float">
            <text:p>64.91</text:p>
          </table:table-cell>
          <table:table-cell office:value-type="float" office:value="179.0003204346" calcext:value-type="float">
            <text:p>179.0003204346</text:p>
          </table:table-cell>
          <table:table-cell office:value-type="float" office:value="-0.2484349197" calcext:value-type="float">
            <text:p>-0.248434919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5819" calcext:value-type="float">
            <text:p>0.00485819</text:p>
          </table:table-cell>
          <table:table-cell office:value-type="float" office:value="0.00981401" calcext:value-type="float">
            <text:p>0.00981401</text:p>
          </table:table-cell>
          <table:table-cell office:value-type="float" office:value="0.0000554173" calcext:value-type="float">
            <text:p>5.54173E-05</text:p>
          </table:table-cell>
          <table:table-cell office:value-type="float" office:value="1297" calcext:value-type="float">
            <text:p>1297</text:p>
          </table:table-cell>
          <table:table-cell table:formula="of:=[.D1024]*100" office:value-type="float" office:value="0.04814132" calcext:value-type="float">
            <text:p>0.04814132</text:p>
          </table:table-cell>
          <table:table-cell table:formula="of:=[.E1024]*100" office:value-type="float" office:value="0.485819" calcext:value-type="float">
            <text:p>0.485819</text:p>
          </table:table-cell>
        </table:table-row>
        <table:table-row table:style-name="ro1">
          <table:table-cell office:value-type="float" office:value="64.96" calcext:value-type="float">
            <text:p>64.96</text:p>
          </table:table-cell>
          <table:table-cell office:value-type="float" office:value="179.0067901611" calcext:value-type="float">
            <text:p>179.0067901611</text:p>
          </table:table-cell>
          <table:table-cell office:value-type="float" office:value="-0.1862388116" calcext:value-type="float">
            <text:p>-0.18623881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1815" calcext:value-type="float">
            <text:p>0.00461815</text:p>
          </table:table-cell>
          <table:table-cell office:value-type="float" office:value="0.00981401" calcext:value-type="float">
            <text:p>0.00981401</text:p>
          </table:table-cell>
          <table:table-cell office:value-type="float" office:value="-0.000013499" calcext:value-type="float">
            <text:p>-0.000013499</text:p>
          </table:table-cell>
          <table:table-cell office:value-type="float" office:value="1298" calcext:value-type="float">
            <text:p>1298</text:p>
          </table:table-cell>
          <table:table-cell table:formula="of:=[.D1025]*100" office:value-type="float" office:value="0.04814132" calcext:value-type="float">
            <text:p>0.04814132</text:p>
          </table:table-cell>
          <table:table-cell table:formula="of:=[.E1025]*100" office:value-type="float" office:value="0.461815" calcext:value-type="float">
            <text:p>0.461815</text:p>
          </table:table-cell>
        </table:table-row>
        <table:table-row table:style-name="ro1">
          <table:table-cell office:value-type="float" office:value="65.01" calcext:value-type="float">
            <text:p>65.01</text:p>
          </table:table-cell>
          <table:table-cell office:value-type="float" office:value="179.0063171387" calcext:value-type="float">
            <text:p>179.0063171387</text:p>
          </table:table-cell>
          <table:table-cell office:value-type="float" office:value="-0.1665879341" calcext:value-type="float">
            <text:p>-0.16658793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2853" calcext:value-type="float">
            <text:p>0.00432853</text:p>
          </table:table-cell>
          <table:table-cell office:value-type="float" office:value="0.00962971" calcext:value-type="float">
            <text:p>0.00962971</text:p>
          </table:table-cell>
          <table:table-cell office:value-type="float" office:value="-0.0000998989" calcext:value-type="float">
            <text:p>-9.98989E-05</text:p>
          </table:table-cell>
          <table:table-cell office:value-type="float" office:value="1299" calcext:value-type="float">
            <text:p>1299</text:p>
          </table:table-cell>
          <table:table-cell table:formula="of:=[.D1026]*100" office:value-type="float" office:value="0.04814132" calcext:value-type="float">
            <text:p>0.04814132</text:p>
          </table:table-cell>
          <table:table-cell table:formula="of:=[.E1026]*100" office:value-type="float" office:value="0.432853" calcext:value-type="float">
            <text:p>0.432853</text:p>
          </table:table-cell>
        </table:table-row>
        <table:table-row table:style-name="ro1">
          <table:table-cell office:value-type="float" office:value="65.06" calcext:value-type="float">
            <text:p>65.06</text:p>
          </table:table-cell>
          <table:table-cell office:value-type="float" office:value="179.0200958252" calcext:value-type="float">
            <text:p>179.0200958252</text:p>
          </table:table-cell>
          <table:table-cell office:value-type="float" office:value="-0.2122360249" calcext:value-type="float">
            <text:p>-0.21223602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4025" calcext:value-type="float">
            <text:p>0.00444025</text:p>
          </table:table-cell>
          <table:table-cell office:value-type="float" office:value="0.00962971" calcext:value-type="float">
            <text:p>0.00962971</text:p>
          </table:table-cell>
          <table:table-cell office:value-type="float" office:value="0.0000290389" calcext:value-type="float">
            <text:p>2.90389E-05</text:p>
          </table:table-cell>
          <table:table-cell office:value-type="float" office:value="1300" calcext:value-type="float">
            <text:p>1300</text:p>
          </table:table-cell>
          <table:table-cell table:formula="of:=[.D1027]*100" office:value-type="float" office:value="0.04814132" calcext:value-type="float">
            <text:p>0.04814132</text:p>
          </table:table-cell>
          <table:table-cell table:formula="of:=[.E1027]*100" office:value-type="float" office:value="0.444025" calcext:value-type="float">
            <text:p>0.444025</text:p>
          </table:table-cell>
        </table:table-row>
        <table:table-row table:style-name="ro1">
          <table:table-cell office:value-type="float" office:value="65.11" calcext:value-type="float">
            <text:p>65.11</text:p>
          </table:table-cell>
          <table:table-cell office:value-type="float" office:value="179.0257873535" calcext:value-type="float">
            <text:p>179.0257873535</text:p>
          </table:table-cell>
          <table:table-cell office:value-type="float" office:value="-0.1609913665" calcext:value-type="float">
            <text:p>-0.16099136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7351" calcext:value-type="float">
            <text:p>0.00417351</text:p>
          </table:table-cell>
          <table:table-cell office:value-type="float" office:value="0.00955407" calcext:value-type="float">
            <text:p>0.00955407</text:p>
          </table:table-cell>
          <table:table-cell office:value-type="float" office:value="-0.0001443175" calcext:value-type="float">
            <text:p>-0.0001443175</text:p>
          </table:table-cell>
          <table:table-cell office:value-type="float" office:value="1301" calcext:value-type="float">
            <text:p>1301</text:p>
          </table:table-cell>
          <table:table-cell table:formula="of:=[.D1028]*100" office:value-type="float" office:value="0.04814132" calcext:value-type="float">
            <text:p>0.04814132</text:p>
          </table:table-cell>
          <table:table-cell table:formula="of:=[.E1028]*100" office:value-type="float" office:value="0.417351" calcext:value-type="float">
            <text:p>0.417351</text:p>
          </table:table-cell>
        </table:table-row>
        <table:table-row table:style-name="ro1">
          <table:table-cell office:value-type="float" office:value="65.16" calcext:value-type="float">
            <text:p>65.16</text:p>
          </table:table-cell>
          <table:table-cell office:value-type="float" office:value="179.0292663574" calcext:value-type="float">
            <text:p>179.0292663574</text:p>
          </table:table-cell>
          <table:table-cell office:value-type="float" office:value="-0.1640409895" calcext:value-type="float">
            <text:p>-0.16404098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1714" calcext:value-type="float">
            <text:p>0.00401714</text:p>
          </table:table-cell>
          <table:table-cell office:value-type="float" office:value="0.00945578" calcext:value-type="float">
            <text:p>0.00945578</text:p>
          </table:table-cell>
          <table:table-cell office:value-type="float" office:value="-0.0000352853" calcext:value-type="float">
            <text:p>-3.52853E-05</text:p>
          </table:table-cell>
          <table:table-cell office:value-type="float" office:value="1302" calcext:value-type="float">
            <text:p>1302</text:p>
          </table:table-cell>
          <table:table-cell table:formula="of:=[.D1029]*100" office:value-type="float" office:value="0.04814132" calcext:value-type="float">
            <text:p>0.04814132</text:p>
          </table:table-cell>
          <table:table-cell table:formula="of:=[.E1029]*100" office:value-type="float" office:value="0.401714" calcext:value-type="float">
            <text:p>0.401714</text:p>
          </table:table-cell>
        </table:table-row>
        <table:table-row table:style-name="ro1">
          <table:table-cell office:value-type="float" office:value="65.21" calcext:value-type="float">
            <text:p>65.21</text:p>
          </table:table-cell>
          <table:table-cell office:value-type="float" office:value="179.0347747803" calcext:value-type="float">
            <text:p>179.0347747803</text:p>
          </table:table-cell>
          <table:table-cell office:value-type="float" office:value="-0.2233580574" calcext:value-type="float">
            <text:p>-0.22335805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0799" calcext:value-type="float">
            <text:p>0.00430799</text:p>
          </table:table-cell>
          <table:table-cell office:value-type="float" office:value="0.00945578" calcext:value-type="float">
            <text:p>0.00945578</text:p>
          </table:table-cell>
          <table:table-cell office:value-type="float" office:value="0.0001449991" calcext:value-type="float">
            <text:p>0.0001449991</text:p>
          </table:table-cell>
          <table:table-cell office:value-type="float" office:value="1303" calcext:value-type="float">
            <text:p>1303</text:p>
          </table:table-cell>
          <table:table-cell table:formula="of:=[.D1030]*100" office:value-type="float" office:value="0.04814132" calcext:value-type="float">
            <text:p>0.04814132</text:p>
          </table:table-cell>
          <table:table-cell table:formula="of:=[.E1030]*100" office:value-type="float" office:value="0.430799" calcext:value-type="float">
            <text:p>0.430799</text:p>
          </table:table-cell>
        </table:table-row>
        <table:table-row table:style-name="ro1">
          <table:table-cell office:value-type="float" office:value="65.26" calcext:value-type="float">
            <text:p>65.26</text:p>
          </table:table-cell>
          <table:table-cell office:value-type="float" office:value="179.0443572998" calcext:value-type="float">
            <text:p>179.0443572998</text:p>
          </table:table-cell>
          <table:table-cell office:value-type="float" office:value="-0.202918862" calcext:value-type="float">
            <text:p>-0.2029188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647" calcext:value-type="float">
            <text:p>0.0043647</text:p>
          </table:table-cell>
          <table:table-cell office:value-type="float" office:value="0.00931582" calcext:value-type="float">
            <text:p>0.00931582</text:p>
          </table:table-cell>
          <table:table-cell office:value-type="float" office:value="0.0000418476" calcext:value-type="float">
            <text:p>4.18476E-05</text:p>
          </table:table-cell>
          <table:table-cell office:value-type="float" office:value="1304" calcext:value-type="float">
            <text:p>1304</text:p>
          </table:table-cell>
          <table:table-cell table:formula="of:=[.D1031]*100" office:value-type="float" office:value="0.04814132" calcext:value-type="float">
            <text:p>0.04814132</text:p>
          </table:table-cell>
          <table:table-cell table:formula="of:=[.E1031]*100" office:value-type="float" office:value="0.43647" calcext:value-type="float">
            <text:p>0.43647</text:p>
          </table:table-cell>
        </table:table-row>
        <table:table-row table:style-name="ro1">
          <table:table-cell office:value-type="float" office:value="65.31" calcext:value-type="float">
            <text:p>65.31</text:p>
          </table:table-cell>
          <table:table-cell office:value-type="float" office:value="179.0448303223" calcext:value-type="float">
            <text:p>179.0448303223</text:p>
          </table:table-cell>
          <table:table-cell office:value-type="float" office:value="-0.2297429681" calcext:value-type="float">
            <text:p>-0.22974296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806" calcext:value-type="float">
            <text:p>0.0045806</text:p>
          </table:table-cell>
          <table:table-cell office:value-type="float" office:value="0.00931582" calcext:value-type="float">
            <text:p>0.00931582</text:p>
          </table:table-cell>
          <table:table-cell office:value-type="float" office:value="0.0000205302" calcext:value-type="float">
            <text:p>2.05302E-05</text:p>
          </table:table-cell>
          <table:table-cell office:value-type="float" office:value="1305" calcext:value-type="float">
            <text:p>1305</text:p>
          </table:table-cell>
          <table:table-cell table:formula="of:=[.D1032]*100" office:value-type="float" office:value="0.04814132" calcext:value-type="float">
            <text:p>0.04814132</text:p>
          </table:table-cell>
          <table:table-cell table:formula="of:=[.E1032]*100" office:value-type="float" office:value="0.45806" calcext:value-type="float">
            <text:p>0.45806</text:p>
          </table:table-cell>
        </table:table-row>
        <table:table-row table:style-name="ro1">
          <table:table-cell office:value-type="float" office:value="65.36" calcext:value-type="float">
            <text:p>65.36</text:p>
          </table:table-cell>
          <table:table-cell office:value-type="float" office:value="179.0450439453" calcext:value-type="float">
            <text:p>179.0450439453</text:p>
          </table:table-cell>
          <table:table-cell office:value-type="float" office:value="-0.2416982865" calcext:value-type="float">
            <text:p>-0.24169828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0307" calcext:value-type="float">
            <text:p>0.00480307</text:p>
          </table:table-cell>
          <table:table-cell office:value-type="float" office:value="0.00931058" calcext:value-type="float">
            <text:p>0.00931058</text:p>
          </table:table-cell>
          <table:table-cell office:value-type="float" office:value="0.0001592505" calcext:value-type="float">
            <text:p>0.0001592505</text:p>
          </table:table-cell>
          <table:table-cell office:value-type="float" office:value="1306" calcext:value-type="float">
            <text:p>1306</text:p>
          </table:table-cell>
          <table:table-cell table:formula="of:=[.D1033]*100" office:value-type="float" office:value="0.04814132" calcext:value-type="float">
            <text:p>0.04814132</text:p>
          </table:table-cell>
          <table:table-cell table:formula="of:=[.E1033]*100" office:value-type="float" office:value="0.480307" calcext:value-type="float">
            <text:p>0.480307</text:p>
          </table:table-cell>
        </table:table-row>
        <table:table-row table:style-name="ro1">
          <table:table-cell office:value-type="float" office:value="65.41" calcext:value-type="float">
            <text:p>65.41</text:p>
          </table:table-cell>
          <table:table-cell office:value-type="float" office:value="179.0422973633" calcext:value-type="float">
            <text:p>179.0422973633</text:p>
          </table:table-cell>
          <table:table-cell office:value-type="float" office:value="-0.2197018719" calcext:value-type="float">
            <text:p>-0.21970187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0415" calcext:value-type="float">
            <text:p>0.00480415</text:p>
          </table:table-cell>
          <table:table-cell office:value-type="float" office:value="0.00922729" calcext:value-type="float">
            <text:p>0.00922729</text:p>
          </table:table-cell>
          <table:table-cell office:value-type="float" office:value="0.0000452323" calcext:value-type="float">
            <text:p>4.52323E-05</text:p>
          </table:table-cell>
          <table:table-cell office:value-type="float" office:value="1307" calcext:value-type="float">
            <text:p>1307</text:p>
          </table:table-cell>
          <table:table-cell table:formula="of:=[.D1034]*100" office:value-type="float" office:value="0.04814132" calcext:value-type="float">
            <text:p>0.04814132</text:p>
          </table:table-cell>
          <table:table-cell table:formula="of:=[.E1034]*100" office:value-type="float" office:value="0.480415" calcext:value-type="float">
            <text:p>0.480415</text:p>
          </table:table-cell>
        </table:table-row>
        <table:table-row table:style-name="ro1">
          <table:table-cell office:value-type="float" office:value="65.46" calcext:value-type="float">
            <text:p>65.46</text:p>
          </table:table-cell>
          <table:table-cell office:value-type="float" office:value="179.0440368652" calcext:value-type="float">
            <text:p>179.0440368652</text:p>
          </table:table-cell>
          <table:table-cell office:value-type="float" office:value="-0.1994620191" calcext:value-type="float">
            <text:p>-0.19946201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7028" calcext:value-type="float">
            <text:p>0.00467028</text:p>
          </table:table-cell>
          <table:table-cell office:value-type="float" office:value="0.00922729" calcext:value-type="float">
            <text:p>0.00922729</text:p>
          </table:table-cell>
          <table:table-cell office:value-type="float" office:value="-0.0000068037" calcext:value-type="float">
            <text:p>-6.8037E-06</text:p>
          </table:table-cell>
          <table:table-cell office:value-type="float" office:value="1308" calcext:value-type="float">
            <text:p>1308</text:p>
          </table:table-cell>
          <table:table-cell table:formula="of:=[.D1035]*100" office:value-type="float" office:value="0.04814132" calcext:value-type="float">
            <text:p>0.04814132</text:p>
          </table:table-cell>
          <table:table-cell table:formula="of:=[.E1035]*100" office:value-type="float" office:value="0.467028" calcext:value-type="float">
            <text:p>0.467028</text:p>
          </table:table-cell>
        </table:table-row>
        <table:table-row table:style-name="ro1">
          <table:table-cell office:value-type="float" office:value="65.51" calcext:value-type="float">
            <text:p>65.51</text:p>
          </table:table-cell>
          <table:table-cell office:value-type="float" office:value="179.0574951172" calcext:value-type="float">
            <text:p>179.0574951172</text:p>
          </table:table-cell>
          <table:table-cell office:value-type="float" office:value="-0.1627745691" calcext:value-type="float">
            <text:p>-0.16277456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3377" calcext:value-type="float">
            <text:p>0.0043377</text:p>
          </table:table-cell>
          <table:table-cell office:value-type="float" office:value="0.00925644" calcext:value-type="float">
            <text:p>0.00925644</text:p>
          </table:table-cell>
          <table:table-cell office:value-type="float" office:value="-0.0000918" calcext:value-type="float">
            <text:p>-0.0000918</text:p>
          </table:table-cell>
          <table:table-cell office:value-type="float" office:value="1309" calcext:value-type="float">
            <text:p>1309</text:p>
          </table:table-cell>
          <table:table-cell table:formula="of:=[.D1036]*100" office:value-type="float" office:value="0.04814132" calcext:value-type="float">
            <text:p>0.04814132</text:p>
          </table:table-cell>
          <table:table-cell table:formula="of:=[.E1036]*100" office:value-type="float" office:value="0.43377" calcext:value-type="float">
            <text:p>0.43377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  <table:table-cell office:value-type="float" office:value="179.0572967529" calcext:value-type="float">
            <text:p>179.0572967529</text:p>
          </table:table-cell>
          <table:table-cell office:value-type="float" office:value="-0.2963976816" calcext:value-type="float">
            <text:p>-0.29639768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0591" calcext:value-type="float">
            <text:p>0.00500591</text:p>
          </table:table-cell>
          <table:table-cell office:value-type="float" office:value="0.00919774" calcext:value-type="float">
            <text:p>0.00919774</text:p>
          </table:table-cell>
          <table:table-cell office:value-type="float" office:value="0.0000209023" calcext:value-type="float">
            <text:p>2.09023E-05</text:p>
          </table:table-cell>
          <table:table-cell office:value-type="float" office:value="1310" calcext:value-type="float">
            <text:p>1310</text:p>
          </table:table-cell>
          <table:table-cell table:formula="of:=[.D1037]*100" office:value-type="float" office:value="0.04814132" calcext:value-type="float">
            <text:p>0.04814132</text:p>
          </table:table-cell>
          <table:table-cell table:formula="of:=[.E1037]*100" office:value-type="float" office:value="0.500591" calcext:value-type="float">
            <text:p>0.500591</text:p>
          </table:table-cell>
        </table:table-row>
        <table:table-row table:style-name="ro1">
          <table:table-cell office:value-type="float" office:value="65.61" calcext:value-type="float">
            <text:p>65.61</text:p>
          </table:table-cell>
          <table:table-cell office:value-type="float" office:value="179.0498352051" calcext:value-type="float">
            <text:p>179.0498352051</text:p>
          </table:table-cell>
          <table:table-cell office:value-type="float" office:value="-0.1509176394" calcext:value-type="float">
            <text:p>-0.150917639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8113" calcext:value-type="float">
            <text:p>0.00448113</text:p>
          </table:table-cell>
          <table:table-cell office:value-type="float" office:value="0.00919774" calcext:value-type="float">
            <text:p>0.00919774</text:p>
          </table:table-cell>
          <table:table-cell office:value-type="float" office:value="-0.0000972367" calcext:value-type="float">
            <text:p>-9.72367E-05</text:p>
          </table:table-cell>
          <table:table-cell office:value-type="float" office:value="1311" calcext:value-type="float">
            <text:p>1311</text:p>
          </table:table-cell>
          <table:table-cell table:formula="of:=[.D1038]*100" office:value-type="float" office:value="0.04814132" calcext:value-type="float">
            <text:p>0.04814132</text:p>
          </table:table-cell>
          <table:table-cell table:formula="of:=[.E1038]*100" office:value-type="float" office:value="0.448113" calcext:value-type="float">
            <text:p>0.448113</text:p>
          </table:table-cell>
        </table:table-row>
        <table:table-row table:style-name="ro1">
          <table:table-cell office:value-type="float" office:value="65.67" calcext:value-type="float">
            <text:p>65.67</text:p>
          </table:table-cell>
          <table:table-cell office:value-type="float" office:value="179.0458068848" calcext:value-type="float">
            <text:p>179.0458068848</text:p>
          </table:table-cell>
          <table:table-cell office:value-type="float" office:value="-0.1613671038" calcext:value-type="float">
            <text:p>-0.16136710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0308" calcext:value-type="float">
            <text:p>0.00420308</text:p>
          </table:table-cell>
          <table:table-cell office:value-type="float" office:value="0.00922835" calcext:value-type="float">
            <text:p>0.00922835</text:p>
          </table:table-cell>
          <table:table-cell office:value-type="float" office:value="-0.0000559925" calcext:value-type="float">
            <text:p>-5.59925E-05</text:p>
          </table:table-cell>
          <table:table-cell office:value-type="float" office:value="1312" calcext:value-type="float">
            <text:p>1312</text:p>
          </table:table-cell>
          <table:table-cell table:formula="of:=[.D1039]*100" office:value-type="float" office:value="0.04814132" calcext:value-type="float">
            <text:p>0.04814132</text:p>
          </table:table-cell>
          <table:table-cell table:formula="of:=[.E1039]*100" office:value-type="float" office:value="0.420308" calcext:value-type="float">
            <text:p>0.420308</text:p>
          </table:table-cell>
        </table:table-row>
        <table:table-row table:style-name="ro1">
          <table:table-cell office:value-type="float" office:value="65.72" calcext:value-type="float">
            <text:p>65.72</text:p>
          </table:table-cell>
          <table:table-cell office:value-type="float" office:value="179.0567016602" calcext:value-type="float">
            <text:p>179.0567016602</text:p>
          </table:table-cell>
          <table:table-cell office:value-type="float" office:value="-0.2357709582" calcext:value-type="float">
            <text:p>-0.23577095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1365" calcext:value-type="float">
            <text:p>0.00451365</text:p>
          </table:table-cell>
          <table:table-cell office:value-type="float" office:value="0.00922835" calcext:value-type="float">
            <text:p>0.00922835</text:p>
          </table:table-cell>
          <table:table-cell office:value-type="float" office:value="0.0001176942" calcext:value-type="float">
            <text:p>0.0001176942</text:p>
          </table:table-cell>
          <table:table-cell office:value-type="float" office:value="1313" calcext:value-type="float">
            <text:p>1313</text:p>
          </table:table-cell>
          <table:table-cell table:formula="of:=[.D1040]*100" office:value-type="float" office:value="0.04814132" calcext:value-type="float">
            <text:p>0.04814132</text:p>
          </table:table-cell>
          <table:table-cell table:formula="of:=[.E1040]*100" office:value-type="float" office:value="0.451365" calcext:value-type="float">
            <text:p>0.451365</text:p>
          </table:table-cell>
        </table:table-row>
        <table:table-row table:style-name="ro1">
          <table:table-cell office:value-type="float" office:value="65.77" calcext:value-type="float">
            <text:p>65.77</text:p>
          </table:table-cell>
          <table:table-cell office:value-type="float" office:value="179.0548706055" calcext:value-type="float">
            <text:p>179.0548706055</text:p>
          </table:table-cell>
          <table:table-cell office:value-type="float" office:value="-0.2524567185" calcext:value-type="float">
            <text:p>-0.25245671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3027" calcext:value-type="float">
            <text:p>0.00483027</text:p>
          </table:table-cell>
          <table:table-cell office:value-type="float" office:value="0.00930142" calcext:value-type="float">
            <text:p>0.00930142</text:p>
          </table:table-cell>
          <table:table-cell office:value-type="float" office:value="0.0001463791" calcext:value-type="float">
            <text:p>0.0001463791</text:p>
          </table:table-cell>
          <table:table-cell office:value-type="float" office:value="1314" calcext:value-type="float">
            <text:p>1314</text:p>
          </table:table-cell>
          <table:table-cell table:formula="of:=[.D1041]*100" office:value-type="float" office:value="0.04814132" calcext:value-type="float">
            <text:p>0.04814132</text:p>
          </table:table-cell>
          <table:table-cell table:formula="of:=[.E1041]*100" office:value-type="float" office:value="0.483027" calcext:value-type="float">
            <text:p>0.483027</text:p>
          </table:table-cell>
        </table:table-row>
        <table:table-row table:style-name="ro1">
          <table:table-cell office:value-type="float" office:value="65.82" calcext:value-type="float">
            <text:p>65.82</text:p>
          </table:table-cell>
          <table:table-cell office:value-type="float" office:value="179.0502624512" calcext:value-type="float">
            <text:p>179.0502624512</text:p>
          </table:table-cell>
          <table:table-cell office:value-type="float" office:value="-0.2880446155" calcext:value-type="float">
            <text:p>-0.28804461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7656" calcext:value-type="float">
            <text:p>0.00527656</text:p>
          </table:table-cell>
          <table:table-cell office:value-type="float" office:value="0.00930672" calcext:value-type="float">
            <text:p>0.00930672</text:p>
          </table:table-cell>
          <table:table-cell office:value-type="float" office:value="0.0001637806" calcext:value-type="float">
            <text:p>0.0001637806</text:p>
          </table:table-cell>
          <table:table-cell office:value-type="float" office:value="1315" calcext:value-type="float">
            <text:p>1315</text:p>
          </table:table-cell>
          <table:table-cell table:formula="of:=[.D1042]*100" office:value-type="float" office:value="0.04814132" calcext:value-type="float">
            <text:p>0.04814132</text:p>
          </table:table-cell>
          <table:table-cell table:formula="of:=[.E1042]*100" office:value-type="float" office:value="0.527656" calcext:value-type="float">
            <text:p>0.527656</text:p>
          </table:table-cell>
        </table:table-row>
        <table:table-row table:style-name="ro1">
          <table:table-cell office:value-type="float" office:value="65.87" calcext:value-type="float">
            <text:p>65.87</text:p>
          </table:table-cell>
          <table:table-cell office:value-type="float" office:value="179.0420074463" calcext:value-type="float">
            <text:p>179.0420074463</text:p>
          </table:table-cell>
          <table:table-cell office:value-type="float" office:value="-0.3053338057" calcext:value-type="float">
            <text:p>-0.30533380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8707" calcext:value-type="float">
            <text:p>0.00568707</text:p>
          </table:table-cell>
          <table:table-cell office:value-type="float" office:value="0.00938164" calcext:value-type="float">
            <text:p>0.00938164</text:p>
          </table:table-cell>
          <table:table-cell office:value-type="float" office:value="0.0001640572" calcext:value-type="float">
            <text:p>0.0001640572</text:p>
          </table:table-cell>
          <table:table-cell office:value-type="float" office:value="1316" calcext:value-type="float">
            <text:p>1316</text:p>
          </table:table-cell>
          <table:table-cell table:formula="of:=[.D1043]*100" office:value-type="float" office:value="0.04814132" calcext:value-type="float">
            <text:p>0.04814132</text:p>
          </table:table-cell>
          <table:table-cell table:formula="of:=[.E1043]*100" office:value-type="float" office:value="0.568707" calcext:value-type="float">
            <text:p>0.568707</text:p>
          </table:table-cell>
        </table:table-row>
        <table:table-row table:style-name="ro1">
          <table:table-cell office:value-type="float" office:value="65.92" calcext:value-type="float">
            <text:p>65.92</text:p>
          </table:table-cell>
          <table:table-cell office:value-type="float" office:value="179.0437469482" calcext:value-type="float">
            <text:p>179.0437469482</text:p>
          </table:table-cell>
          <table:table-cell office:value-type="float" office:value="-0.2541017096" calcext:value-type="float">
            <text:p>-0.25410170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1828" calcext:value-type="float">
            <text:p>0.00561828</text:p>
          </table:table-cell>
          <table:table-cell office:value-type="float" office:value="0.00938164" calcext:value-type="float">
            <text:p>0.00938164</text:p>
          </table:table-cell>
          <table:table-cell office:value-type="float" office:value="0.0000028098" calcext:value-type="float">
            <text:p>2.8098E-06</text:p>
          </table:table-cell>
          <table:table-cell office:value-type="float" office:value="1317" calcext:value-type="float">
            <text:p>1317</text:p>
          </table:table-cell>
          <table:table-cell table:formula="of:=[.D1044]*100" office:value-type="float" office:value="0.04814132" calcext:value-type="float">
            <text:p>0.04814132</text:p>
          </table:table-cell>
          <table:table-cell table:formula="of:=[.E1044]*100" office:value-type="float" office:value="0.561828" calcext:value-type="float">
            <text:p>0.561828</text:p>
          </table:table-cell>
        </table:table-row>
        <table:table-row table:style-name="ro1">
          <table:table-cell office:value-type="float" office:value="65.97" calcext:value-type="float">
            <text:p>65.97</text:p>
          </table:table-cell>
          <table:table-cell office:value-type="float" office:value="179.0458831787" calcext:value-type="float">
            <text:p>179.0458831787</text:p>
          </table:table-cell>
          <table:table-cell office:value-type="float" office:value="-0.2392081561" calcext:value-type="float">
            <text:p>-0.23920815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737" calcext:value-type="float">
            <text:p>0.0054737</text:p>
          </table:table-cell>
          <table:table-cell office:value-type="float" office:value="0.00941654" calcext:value-type="float">
            <text:p>0.00941654</text:p>
          </table:table-cell>
          <table:table-cell office:value-type="float" office:value="0.0000523695" calcext:value-type="float">
            <text:p>5.23695E-05</text:p>
          </table:table-cell>
          <table:table-cell office:value-type="float" office:value="1318" calcext:value-type="float">
            <text:p>1318</text:p>
          </table:table-cell>
          <table:table-cell table:formula="of:=[.D1045]*100" office:value-type="float" office:value="0.04814132" calcext:value-type="float">
            <text:p>0.04814132</text:p>
          </table:table-cell>
          <table:table-cell table:formula="of:=[.E1045]*100" office:value-type="float" office:value="0.54737" calcext:value-type="float">
            <text:p>0.54737</text:p>
          </table:table-cell>
        </table:table-row>
        <table:table-row table:style-name="ro1">
          <table:table-cell office:value-type="float" office:value="66.02" calcext:value-type="float">
            <text:p>66.02</text:p>
          </table:table-cell>
          <table:table-cell office:value-type="float" office:value="179.0496673584" calcext:value-type="float">
            <text:p>179.0496673584</text:p>
          </table:table-cell>
          <table:table-cell office:value-type="float" office:value="-0.2668533896" calcext:value-type="float">
            <text:p>-0.26685338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6177" calcext:value-type="float">
            <text:p>0.00556177</text:p>
          </table:table-cell>
          <table:table-cell office:value-type="float" office:value="0.00949013" calcext:value-type="float">
            <text:p>0.00949013</text:p>
          </table:table-cell>
          <table:table-cell office:value-type="float" office:value="-0.0000615182" calcext:value-type="float">
            <text:p>-6.15182E-05</text:p>
          </table:table-cell>
          <table:table-cell office:value-type="float" office:value="1319" calcext:value-type="float">
            <text:p>1319</text:p>
          </table:table-cell>
          <table:table-cell table:formula="of:=[.D1046]*100" office:value-type="float" office:value="0.04814132" calcext:value-type="float">
            <text:p>0.04814132</text:p>
          </table:table-cell>
          <table:table-cell table:formula="of:=[.E1046]*100" office:value-type="float" office:value="0.556177" calcext:value-type="float">
            <text:p>0.556177</text:p>
          </table:table-cell>
        </table:table-row>
        <table:table-row table:style-name="ro1">
          <table:table-cell office:value-type="float" office:value="66.07" calcext:value-type="float">
            <text:p>66.07</text:p>
          </table:table-cell>
          <table:table-cell office:value-type="float" office:value="179.0363769531" calcext:value-type="float">
            <text:p>179.0363769531</text:p>
          </table:table-cell>
          <table:table-cell office:value-type="float" office:value="-0.2100867315" calcext:value-type="float">
            <text:p>-0.210086731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4265" calcext:value-type="float">
            <text:p>0.00524265</text:p>
          </table:table-cell>
          <table:table-cell office:value-type="float" office:value="0.00954441" calcext:value-type="float">
            <text:p>0.00954441</text:p>
          </table:table-cell>
          <table:table-cell office:value-type="float" office:value="-0.0000746614" calcext:value-type="float">
            <text:p>-7.46614E-05</text:p>
          </table:table-cell>
          <table:table-cell office:value-type="float" office:value="1320" calcext:value-type="float">
            <text:p>1320</text:p>
          </table:table-cell>
          <table:table-cell table:formula="of:=[.D1047]*100" office:value-type="float" office:value="0.04814132" calcext:value-type="float">
            <text:p>0.04814132</text:p>
          </table:table-cell>
          <table:table-cell table:formula="of:=[.E1047]*100" office:value-type="float" office:value="0.524265" calcext:value-type="float">
            <text:p>0.524265</text:p>
          </table:table-cell>
        </table:table-row>
        <table:table-row table:style-name="ro1">
          <table:table-cell office:value-type="float" office:value="66.12" calcext:value-type="float">
            <text:p>66.12</text:p>
          </table:table-cell>
          <table:table-cell office:value-type="float" office:value="179.0267028809" calcext:value-type="float">
            <text:p>179.0267028809</text:p>
          </table:table-cell>
          <table:table-cell office:value-type="float" office:value="-0.2923181816" calcext:value-type="float">
            <text:p>-0.29231818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7807" calcext:value-type="float">
            <text:p>0.00557807</text:p>
          </table:table-cell>
          <table:table-cell office:value-type="float" office:value="0.00954441" calcext:value-type="float">
            <text:p>0.00954441</text:p>
          </table:table-cell>
          <table:table-cell office:value-type="float" office:value="0.0001043547" calcext:value-type="float">
            <text:p>0.0001043547</text:p>
          </table:table-cell>
          <table:table-cell office:value-type="float" office:value="1321" calcext:value-type="float">
            <text:p>1321</text:p>
          </table:table-cell>
          <table:table-cell table:formula="of:=[.D1048]*100" office:value-type="float" office:value="0.04814132" calcext:value-type="float">
            <text:p>0.04814132</text:p>
          </table:table-cell>
          <table:table-cell table:formula="of:=[.E1048]*100" office:value-type="float" office:value="0.557807" calcext:value-type="float">
            <text:p>0.557807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179.0124816895" calcext:value-type="float">
            <text:p>179.0124816895</text:p>
          </table:table-cell>
          <table:table-cell office:value-type="float" office:value="-0.2324898229" calcext:value-type="float">
            <text:p>-0.23248982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024" calcext:value-type="float">
            <text:p>0.0054024</text:p>
          </table:table-cell>
          <table:table-cell office:value-type="float" office:value="0.00959949" calcext:value-type="float">
            <text:p>0.00959949</text:p>
          </table:table-cell>
          <table:table-cell office:value-type="float" office:value="-0.0001055243" calcext:value-type="float">
            <text:p>-0.0001055243</text:p>
          </table:table-cell>
          <table:table-cell office:value-type="float" office:value="1322" calcext:value-type="float">
            <text:p>1322</text:p>
          </table:table-cell>
          <table:table-cell table:formula="of:=[.D1049]*100" office:value-type="float" office:value="0.04814132" calcext:value-type="float">
            <text:p>0.04814132</text:p>
          </table:table-cell>
          <table:table-cell table:formula="of:=[.E1049]*100" office:value-type="float" office:value="0.54024" calcext:value-type="float">
            <text:p>0.54024</text:p>
          </table:table-cell>
        </table:table-row>
        <table:table-row table:style-name="ro1">
          <table:table-cell office:value-type="float" office:value="66.22" calcext:value-type="float">
            <text:p>66.22</text:p>
          </table:table-cell>
          <table:table-cell office:value-type="float" office:value="179.0227966309" calcext:value-type="float">
            <text:p>179.0227966309</text:p>
          </table:table-cell>
          <table:table-cell office:value-type="float" office:value="-0.2650709516" calcext:value-type="float">
            <text:p>-0.26507095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027" calcext:value-type="float">
            <text:p>0.0055027</text:p>
          </table:table-cell>
          <table:table-cell office:value-type="float" office:value="0.0096662" calcext:value-type="float">
            <text:p>0.0096662</text:p>
          </table:table-cell>
          <table:table-cell office:value-type="float" office:value="0.0002044735" calcext:value-type="float">
            <text:p>0.0002044735</text:p>
          </table:table-cell>
          <table:table-cell office:value-type="float" office:value="1323" calcext:value-type="float">
            <text:p>1323</text:p>
          </table:table-cell>
          <table:table-cell table:formula="of:=[.D1050]*100" office:value-type="float" office:value="0.04814132" calcext:value-type="float">
            <text:p>0.04814132</text:p>
          </table:table-cell>
          <table:table-cell table:formula="of:=[.E1050]*100" office:value-type="float" office:value="0.55027" calcext:value-type="float">
            <text:p>0.55027</text:p>
          </table:table-cell>
        </table:table-row>
        <table:table-row table:style-name="ro1">
          <table:table-cell office:value-type="float" office:value="66.27" calcext:value-type="float">
            <text:p>66.27</text:p>
          </table:table-cell>
          <table:table-cell office:value-type="float" office:value="179.0172424316" calcext:value-type="float">
            <text:p>179.0172424316</text:p>
          </table:table-cell>
          <table:table-cell office:value-type="float" office:value="-0.2548691783" calcext:value-type="float">
            <text:p>-0.25486917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50129" calcext:value-type="float">
            <text:p>0.00550129</text:p>
          </table:table-cell>
          <table:table-cell office:value-type="float" office:value="0.00970111" calcext:value-type="float">
            <text:p>0.00970111</text:p>
          </table:table-cell>
          <table:table-cell office:value-type="float" office:value="0.0000456383" calcext:value-type="float">
            <text:p>4.56383E-05</text:p>
          </table:table-cell>
          <table:table-cell office:value-type="float" office:value="1324" calcext:value-type="float">
            <text:p>1324</text:p>
          </table:table-cell>
          <table:table-cell table:formula="of:=[.D1051]*100" office:value-type="float" office:value="0.04814132" calcext:value-type="float">
            <text:p>0.04814132</text:p>
          </table:table-cell>
          <table:table-cell table:formula="of:=[.E1051]*100" office:value-type="float" office:value="0.550129" calcext:value-type="float">
            <text:p>0.550129</text:p>
          </table:table-cell>
        </table:table-row>
        <table:table-row table:style-name="ro1">
          <table:table-cell office:value-type="float" office:value="66.32" calcext:value-type="float">
            <text:p>66.32</text:p>
          </table:table-cell>
          <table:table-cell office:value-type="float" office:value="179.0103149414" calcext:value-type="float">
            <text:p>179.0103149414</text:p>
          </table:table-cell>
          <table:table-cell office:value-type="float" office:value="-0.2752201064" calcext:value-type="float">
            <text:p>-0.27522010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3567" calcext:value-type="float">
            <text:p>0.00563567</text:p>
          </table:table-cell>
          <table:table-cell office:value-type="float" office:value="0.00977006" calcext:value-type="float">
            <text:p>0.00977006</text:p>
          </table:table-cell>
          <table:table-cell office:value-type="float" office:value="0.000047812" calcext:value-type="float">
            <text:p>0.000047812</text:p>
          </table:table-cell>
          <table:table-cell office:value-type="float" office:value="1325" calcext:value-type="float">
            <text:p>1325</text:p>
          </table:table-cell>
          <table:table-cell table:formula="of:=[.D1052]*100" office:value-type="float" office:value="0.04814132" calcext:value-type="float">
            <text:p>0.04814132</text:p>
          </table:table-cell>
          <table:table-cell table:formula="of:=[.E1052]*100" office:value-type="float" office:value="0.563567" calcext:value-type="float">
            <text:p>0.563567</text:p>
          </table:table-cell>
        </table:table-row>
        <table:table-row table:style-name="ro1">
          <table:table-cell office:value-type="float" office:value="66.37" calcext:value-type="float">
            <text:p>66.37</text:p>
          </table:table-cell>
          <table:table-cell office:value-type="float" office:value="179.0163726807" calcext:value-type="float">
            <text:p>179.0163726807</text:p>
          </table:table-cell>
          <table:table-cell office:value-type="float" office:value="-0.3118531136" calcext:value-type="float">
            <text:p>-0.311853113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6823" calcext:value-type="float">
            <text:p>0.00596823</text:p>
          </table:table-cell>
          <table:table-cell office:value-type="float" office:value="0.00977006" calcext:value-type="float">
            <text:p>0.00977006</text:p>
          </table:table-cell>
          <table:table-cell office:value-type="float" office:value="0.000032081" calcext:value-type="float">
            <text:p>0.000032081</text:p>
          </table:table-cell>
          <table:table-cell office:value-type="float" office:value="1326" calcext:value-type="float">
            <text:p>1326</text:p>
          </table:table-cell>
          <table:table-cell table:formula="of:=[.D1053]*100" office:value-type="float" office:value="0.04814132" calcext:value-type="float">
            <text:p>0.04814132</text:p>
          </table:table-cell>
          <table:table-cell table:formula="of:=[.E1053]*100" office:value-type="float" office:value="0.596823" calcext:value-type="float">
            <text:p>0.596823</text:p>
          </table:table-cell>
        </table:table-row>
        <table:table-row table:style-name="ro1">
          <table:table-cell office:value-type="float" office:value="66.42" calcext:value-type="float">
            <text:p>66.42</text:p>
          </table:table-cell>
          <table:table-cell office:value-type="float" office:value="179.0161743164" calcext:value-type="float">
            <text:p>179.0161743164</text:p>
          </table:table-cell>
          <table:table-cell office:value-type="float" office:value="-0.2762611181" calcext:value-type="float">
            <text:p>-0.27626111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5181" calcext:value-type="float">
            <text:p>0.00595181</text:p>
          </table:table-cell>
          <table:table-cell office:value-type="float" office:value="0.00978202" calcext:value-type="float">
            <text:p>0.00978202</text:p>
          </table:table-cell>
          <table:table-cell office:value-type="float" office:value="0.0000564297" calcext:value-type="float">
            <text:p>5.64297E-05</text:p>
          </table:table-cell>
          <table:table-cell office:value-type="float" office:value="1327" calcext:value-type="float">
            <text:p>1327</text:p>
          </table:table-cell>
          <table:table-cell table:formula="of:=[.D1054]*100" office:value-type="float" office:value="0.04814132" calcext:value-type="float">
            <text:p>0.04814132</text:p>
          </table:table-cell>
          <table:table-cell table:formula="of:=[.E1054]*100" office:value-type="float" office:value="0.595181" calcext:value-type="float">
            <text:p>0.595181</text:p>
          </table:table-cell>
        </table:table-row>
        <table:table-row table:style-name="ro1">
          <table:table-cell office:value-type="float" office:value="66.47" calcext:value-type="float">
            <text:p>66.47</text:p>
          </table:table-cell>
          <table:table-cell office:value-type="float" office:value="179.0256500244" calcext:value-type="float">
            <text:p>179.0256500244</text:p>
          </table:table-cell>
          <table:table-cell office:value-type="float" office:value="-0.2711716301" calcext:value-type="float">
            <text:p>-0.27117163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071" calcext:value-type="float">
            <text:p>0.0059071</text:p>
          </table:table-cell>
          <table:table-cell office:value-type="float" office:value="0.00984074" calcext:value-type="float">
            <text:p>0.00984074</text:p>
          </table:table-cell>
          <table:table-cell office:value-type="float" office:value="-0.0000266267" calcext:value-type="float">
            <text:p>-2.66267E-05</text:p>
          </table:table-cell>
          <table:table-cell office:value-type="float" office:value="1328" calcext:value-type="float">
            <text:p>1328</text:p>
          </table:table-cell>
          <table:table-cell table:formula="of:=[.D1055]*100" office:value-type="float" office:value="0.04814132" calcext:value-type="float">
            <text:p>0.04814132</text:p>
          </table:table-cell>
          <table:table-cell table:formula="of:=[.E1055]*100" office:value-type="float" office:value="0.59071" calcext:value-type="float">
            <text:p>0.59071</text:p>
          </table:table-cell>
        </table:table-row>
        <table:table-row table:style-name="ro1">
          <table:table-cell office:value-type="float" office:value="66.52" calcext:value-type="float">
            <text:p>66.52</text:p>
          </table:table-cell>
          <table:table-cell office:value-type="float" office:value="179.0355377197" calcext:value-type="float">
            <text:p>179.0355377197</text:p>
          </table:table-cell>
          <table:table-cell office:value-type="float" office:value="-0.319990277" calcext:value-type="float">
            <text:p>-0.3199902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20208" calcext:value-type="float">
            <text:p>0.00620208</text:p>
          </table:table-cell>
          <table:table-cell office:value-type="float" office:value="0.00982648" calcext:value-type="float">
            <text:p>0.00982648</text:p>
          </table:table-cell>
          <table:table-cell office:value-type="float" office:value="0.0000868615" calcext:value-type="float">
            <text:p>8.68615E-05</text:p>
          </table:table-cell>
          <table:table-cell office:value-type="float" office:value="1329" calcext:value-type="float">
            <text:p>1329</text:p>
          </table:table-cell>
          <table:table-cell table:formula="of:=[.D1056]*100" office:value-type="float" office:value="0.04814132" calcext:value-type="float">
            <text:p>0.04814132</text:p>
          </table:table-cell>
          <table:table-cell table:formula="of:=[.E1056]*100" office:value-type="float" office:value="0.620208" calcext:value-type="float">
            <text:p>0.620208</text:p>
          </table:table-cell>
        </table:table-row>
        <table:table-row table:style-name="ro1">
          <table:table-cell office:value-type="float" office:value="66.57" calcext:value-type="float">
            <text:p>66.57</text:p>
          </table:table-cell>
          <table:table-cell office:value-type="float" office:value="179.055557251" calcext:value-type="float">
            <text:p>179.055557251</text:p>
          </table:table-cell>
          <table:table-cell office:value-type="float" office:value="-0.2952703375" calcext:value-type="float">
            <text:p>-0.29527033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23307" calcext:value-type="float">
            <text:p>0.00623307</text:p>
          </table:table-cell>
          <table:table-cell office:value-type="float" office:value="0.00987154" calcext:value-type="float">
            <text:p>0.00987154</text:p>
          </table:table-cell>
          <table:table-cell office:value-type="float" office:value="0.0000653272" calcext:value-type="float">
            <text:p>6.53272E-05</text:p>
          </table:table-cell>
          <table:table-cell office:value-type="float" office:value="1330" calcext:value-type="float">
            <text:p>1330</text:p>
          </table:table-cell>
          <table:table-cell table:formula="of:=[.D1057]*100" office:value-type="float" office:value="0.04814132" calcext:value-type="float">
            <text:p>0.04814132</text:p>
          </table:table-cell>
          <table:table-cell table:formula="of:=[.E1057]*100" office:value-type="float" office:value="0.623307" calcext:value-type="float">
            <text:p>0.623307</text:p>
          </table:table-cell>
        </table:table-row>
        <table:table-row table:style-name="ro1">
          <table:table-cell office:value-type="float" office:value="66.62" calcext:value-type="float">
            <text:p>66.62</text:p>
          </table:table-cell>
          <table:table-cell office:value-type="float" office:value="179.0448913574" calcext:value-type="float">
            <text:p>179.0448913574</text:p>
          </table:table-cell>
          <table:table-cell office:value-type="float" office:value="-0.3505379526" calcext:value-type="float">
            <text:p>-0.35053795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62106" calcext:value-type="float">
            <text:p>0.00662106</text:p>
          </table:table-cell>
          <table:table-cell office:value-type="float" office:value="0.00987154" calcext:value-type="float">
            <text:p>0.00987154</text:p>
          </table:table-cell>
          <table:table-cell office:value-type="float" office:value="0.0001010465" calcext:value-type="float">
            <text:p>0.0001010465</text:p>
          </table:table-cell>
          <table:table-cell office:value-type="float" office:value="1331" calcext:value-type="float">
            <text:p>1331</text:p>
          </table:table-cell>
          <table:table-cell table:formula="of:=[.D1058]*100" office:value-type="float" office:value="0.04814132" calcext:value-type="float">
            <text:p>0.04814132</text:p>
          </table:table-cell>
          <table:table-cell table:formula="of:=[.E1058]*100" office:value-type="float" office:value="0.662106" calcext:value-type="float">
            <text:p>0.662106</text:p>
          </table:table-cell>
        </table:table-row>
        <table:table-row table:style-name="ro1">
          <table:table-cell office:value-type="float" office:value="66.67" calcext:value-type="float">
            <text:p>66.67</text:p>
          </table:table-cell>
          <table:table-cell office:value-type="float" office:value="179.0347290039" calcext:value-type="float">
            <text:p>179.0347290039</text:p>
          </table:table-cell>
          <table:table-cell office:value-type="float" office:value="-0.3511656168" calcext:value-type="float">
            <text:p>-0.35116561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8217" calcext:value-type="float">
            <text:p>0.00688217</text:p>
          </table:table-cell>
          <table:table-cell office:value-type="float" office:value="0.00983534" calcext:value-type="float">
            <text:p>0.00983534</text:p>
          </table:table-cell>
          <table:table-cell office:value-type="float" office:value="0.0001401386" calcext:value-type="float">
            <text:p>0.0001401386</text:p>
          </table:table-cell>
          <table:table-cell office:value-type="float" office:value="1332" calcext:value-type="float">
            <text:p>1332</text:p>
          </table:table-cell>
          <table:table-cell table:formula="of:=[.D1059]*100" office:value-type="float" office:value="0.04814132" calcext:value-type="float">
            <text:p>0.04814132</text:p>
          </table:table-cell>
          <table:table-cell table:formula="of:=[.E1059]*100" office:value-type="float" office:value="0.688217" calcext:value-type="float">
            <text:p>0.688217</text:p>
          </table:table-cell>
        </table:table-row>
        <table:table-row table:style-name="ro1">
          <table:table-cell office:value-type="float" office:value="66.72" calcext:value-type="float">
            <text:p>66.72</text:p>
          </table:table-cell>
          <table:table-cell office:value-type="float" office:value="179.0361480713" calcext:value-type="float">
            <text:p>179.0361480713</text:p>
          </table:table-cell>
          <table:table-cell office:value-type="float" office:value="-0.3140719521" calcext:value-type="float">
            <text:p>-0.31407195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0846" calcext:value-type="float">
            <text:p>0.00680846</text:p>
          </table:table-cell>
          <table:table-cell office:value-type="float" office:value="0.00985654" calcext:value-type="float">
            <text:p>0.00985654</text:p>
          </table:table-cell>
          <table:table-cell office:value-type="float" office:value="0.0001285214" calcext:value-type="float">
            <text:p>0.0001285214</text:p>
          </table:table-cell>
          <table:table-cell office:value-type="float" office:value="1333" calcext:value-type="float">
            <text:p>1333</text:p>
          </table:table-cell>
          <table:table-cell table:formula="of:=[.D1060]*100" office:value-type="float" office:value="0.04814132" calcext:value-type="float">
            <text:p>0.04814132</text:p>
          </table:table-cell>
          <table:table-cell table:formula="of:=[.E1060]*100" office:value-type="float" office:value="0.680846" calcext:value-type="float">
            <text:p>0.680846</text:p>
          </table:table-cell>
        </table:table-row>
        <table:table-row table:style-name="ro1">
          <table:table-cell office:value-type="float" office:value="66.77" calcext:value-type="float">
            <text:p>66.77</text:p>
          </table:table-cell>
          <table:table-cell office:value-type="float" office:value="179.0374450684" calcext:value-type="float">
            <text:p>179.0374450684</text:p>
          </table:table-cell>
          <table:table-cell office:value-type="float" office:value="-0.3231755589" calcext:value-type="float">
            <text:p>-0.32317555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2017" calcext:value-type="float">
            <text:p>0.00682017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000728421" calcext:value-type="float">
            <text:p>7.28421E-05</text:p>
          </table:table-cell>
          <table:table-cell office:value-type="float" office:value="1334" calcext:value-type="float">
            <text:p>1334</text:p>
          </table:table-cell>
          <table:table-cell table:formula="of:=[.D1061]*100" office:value-type="float" office:value="0.04814132" calcext:value-type="float">
            <text:p>0.04814132</text:p>
          </table:table-cell>
          <table:table-cell table:formula="of:=[.E1061]*100" office:value-type="float" office:value="0.682017" calcext:value-type="float">
            <text:p>0.682017</text:p>
          </table:table-cell>
        </table:table-row>
        <table:table-row table:style-name="ro1">
          <table:table-cell office:value-type="float" office:value="66.82" calcext:value-type="float">
            <text:p>66.82</text:p>
          </table:table-cell>
          <table:table-cell office:value-type="float" office:value="179.0374145508" calcext:value-type="float">
            <text:p>179.0374145508</text:p>
          </table:table-cell>
          <table:table-cell office:value-type="float" office:value="-0.3416847576" calcext:value-type="float">
            <text:p>-0.34168475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0.0001170294" calcext:value-type="float">
            <text:p>0.0001170294</text:p>
          </table:table-cell>
          <table:table-cell office:value-type="float" office:value="1335" calcext:value-type="float">
            <text:p>1335</text:p>
          </table:table-cell>
          <table:table-cell table:formula="of:=[.D1062]*100" office:value-type="float" office:value="0.04814132" calcext:value-type="float">
            <text:p>0.04814132</text:p>
          </table:table-cell>
          <table:table-cell table:formula="of:=[.E1062]*100" office:value-type="float" office:value="0.6951" calcext:value-type="float">
            <text:p>0.6951</text:p>
          </table:table-cell>
        </table:table-row>
        <table:table-row table:style-name="ro1">
          <table:table-cell office:value-type="float" office:value="66.87" calcext:value-type="float">
            <text:p>66.87</text:p>
          </table:table-cell>
          <table:table-cell office:value-type="float" office:value="179.0469360352" calcext:value-type="float">
            <text:p>179.0469360352</text:p>
          </table:table-cell>
          <table:table-cell office:value-type="float" office:value="-0.2853379279" calcext:value-type="float">
            <text:p>-0.28533792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66298" calcext:value-type="float">
            <text:p>0.00666298</text:p>
          </table:table-cell>
          <table:table-cell office:value-type="float" office:value="0.00980876" calcext:value-type="float">
            <text:p>0.00980876</text:p>
          </table:table-cell>
          <table:table-cell office:value-type="float" office:value="0.0000130924" calcext:value-type="float">
            <text:p>1.30924E-05</text:p>
          </table:table-cell>
          <table:table-cell office:value-type="float" office:value="1336" calcext:value-type="float">
            <text:p>1336</text:p>
          </table:table-cell>
          <table:table-cell table:formula="of:=[.D1063]*100" office:value-type="float" office:value="0.04814132" calcext:value-type="float">
            <text:p>0.04814132</text:p>
          </table:table-cell>
          <table:table-cell table:formula="of:=[.E1063]*100" office:value-type="float" office:value="0.666298" calcext:value-type="float">
            <text:p>0.666298</text:p>
          </table:table-cell>
        </table:table-row>
        <table:table-row table:style-name="ro1">
          <table:table-cell office:value-type="float" office:value="66.92" calcext:value-type="float">
            <text:p>66.92</text:p>
          </table:table-cell>
          <table:table-cell office:value-type="float" office:value="179.0498809814" calcext:value-type="float">
            <text:p>179.0498809814</text:p>
          </table:table-cell>
          <table:table-cell office:value-type="float" office:value="-0.3448272249" calcext:value-type="float">
            <text:p>-0.34482722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6779" calcext:value-type="float">
            <text:p>0.00686779</text:p>
          </table:table-cell>
          <table:table-cell office:value-type="float" office:value="0.00975531" calcext:value-type="float">
            <text:p>0.00975531</text:p>
          </table:table-cell>
          <table:table-cell office:value-type="float" office:value="0.000182489" calcext:value-type="float">
            <text:p>0.000182489</text:p>
          </table:table-cell>
          <table:table-cell office:value-type="float" office:value="1337" calcext:value-type="float">
            <text:p>1337</text:p>
          </table:table-cell>
          <table:table-cell table:formula="of:=[.D1064]*100" office:value-type="float" office:value="0.04814132" calcext:value-type="float">
            <text:p>0.04814132</text:p>
          </table:table-cell>
          <table:table-cell table:formula="of:=[.E1064]*100" office:value-type="float" office:value="0.686779" calcext:value-type="float">
            <text:p>0.686779</text:p>
          </table:table-cell>
        </table:table-row>
        <table:table-row table:style-name="ro1">
          <table:table-cell office:value-type="float" office:value="66.97" calcext:value-type="float">
            <text:p>66.97</text:p>
          </table:table-cell>
          <table:table-cell office:value-type="float" office:value="179.0422515869" calcext:value-type="float">
            <text:p>179.0422515869</text:p>
          </table:table-cell>
          <table:table-cell office:value-type="float" office:value="-0.3196207418" calcext:value-type="float">
            <text:p>-0.31962074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3583" calcext:value-type="float">
            <text:p>0.00683583</text:p>
          </table:table-cell>
          <table:table-cell office:value-type="float" office:value="0.00973762" calcext:value-type="float">
            <text:p>0.00973762</text:p>
          </table:table-cell>
          <table:table-cell office:value-type="float" office:value="-0.0000041166" calcext:value-type="float">
            <text:p>-4.1166E-06</text:p>
          </table:table-cell>
          <table:table-cell office:value-type="float" office:value="1338" calcext:value-type="float">
            <text:p>1338</text:p>
          </table:table-cell>
          <table:table-cell table:formula="of:=[.D1065]*100" office:value-type="float" office:value="0.04814132" calcext:value-type="float">
            <text:p>0.04814132</text:p>
          </table:table-cell>
          <table:table-cell table:formula="of:=[.E1065]*100" office:value-type="float" office:value="0.683583" calcext:value-type="float">
            <text:p>0.683583</text:p>
          </table:table-cell>
        </table:table-row>
        <table:table-row table:style-name="ro1">
          <table:table-cell office:value-type="float" office:value="67.02" calcext:value-type="float">
            <text:p>67.02</text:p>
          </table:table-cell>
          <table:table-cell office:value-type="float" office:value="179.0380706787" calcext:value-type="float">
            <text:p>179.0380706787</text:p>
          </table:table-cell>
          <table:table-cell office:value-type="float" office:value="-0.3830698662" calcext:value-type="float">
            <text:p>-0.38306986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23653" calcext:value-type="float">
            <text:p>0.00723653</text:p>
          </table:table-cell>
          <table:table-cell office:value-type="float" office:value="0.00968557" calcext:value-type="float">
            <text:p>0.00968557</text:p>
          </table:table-cell>
          <table:table-cell office:value-type="float" office:value="0.0001647294" calcext:value-type="float">
            <text:p>0.0001647294</text:p>
          </table:table-cell>
          <table:table-cell office:value-type="float" office:value="1339" calcext:value-type="float">
            <text:p>1339</text:p>
          </table:table-cell>
          <table:table-cell table:formula="of:=[.D1066]*100" office:value-type="float" office:value="0.04814132" calcext:value-type="float">
            <text:p>0.04814132</text:p>
          </table:table-cell>
          <table:table-cell table:formula="of:=[.E1066]*100" office:value-type="float" office:value="0.723653" calcext:value-type="float">
            <text:p>0.723653</text:p>
          </table:table-cell>
        </table:table-row>
        <table:table-row table:style-name="ro1">
          <table:table-cell office:value-type="float" office:value="67.07" calcext:value-type="float">
            <text:p>67.07</text:p>
          </table:table-cell>
          <table:table-cell office:value-type="float" office:value="179.0364227295" calcext:value-type="float">
            <text:p>179.0364227295</text:p>
          </table:table-cell>
          <table:table-cell office:value-type="float" office:value="-0.3230543989" calcext:value-type="float">
            <text:p>-0.323054398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10285" calcext:value-type="float">
            <text:p>0.00710285</text:p>
          </table:table-cell>
          <table:table-cell office:value-type="float" office:value="0.00968557" calcext:value-type="float">
            <text:p>0.00968557</text:p>
          </table:table-cell>
          <table:table-cell office:value-type="float" office:value="-0.0000331145" calcext:value-type="float">
            <text:p>-3.31145E-05</text:p>
          </table:table-cell>
          <table:table-cell office:value-type="float" office:value="1340" calcext:value-type="float">
            <text:p>1340</text:p>
          </table:table-cell>
          <table:table-cell table:formula="of:=[.D1067]*100" office:value-type="float" office:value="0.04814132" calcext:value-type="float">
            <text:p>0.04814132</text:p>
          </table:table-cell>
          <table:table-cell table:formula="of:=[.E1067]*100" office:value-type="float" office:value="0.710285" calcext:value-type="float">
            <text:p>0.710285</text:p>
          </table:table-cell>
        </table:table-row>
        <table:table-row table:style-name="ro1">
          <table:table-cell office:value-type="float" office:value="67.12" calcext:value-type="float">
            <text:p>67.12</text:p>
          </table:table-cell>
          <table:table-cell office:value-type="float" office:value="179.040145874" calcext:value-type="float">
            <text:p>179.040145874</text:p>
          </table:table-cell>
          <table:table-cell office:value-type="float" office:value="-0.378295446" calcext:value-type="float">
            <text:p>-0.3782954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38162" calcext:value-type="float">
            <text:p>0.00738162</text:p>
          </table:table-cell>
          <table:table-cell office:value-type="float" office:value="0.00964991" calcext:value-type="float">
            <text:p>0.00964991</text:p>
          </table:table-cell>
          <table:table-cell office:value-type="float" office:value="0.0000900636" calcext:value-type="float">
            <text:p>9.00636E-05</text:p>
          </table:table-cell>
          <table:table-cell office:value-type="float" office:value="1341" calcext:value-type="float">
            <text:p>1341</text:p>
          </table:table-cell>
          <table:table-cell table:formula="of:=[.D1068]*100" office:value-type="float" office:value="0.04814132" calcext:value-type="float">
            <text:p>0.04814132</text:p>
          </table:table-cell>
          <table:table-cell table:formula="of:=[.E1068]*100" office:value-type="float" office:value="0.738162" calcext:value-type="float">
            <text:p>0.738162</text:p>
          </table:table-cell>
        </table:table-row>
        <table:table-row table:style-name="ro1">
          <table:table-cell office:value-type="float" office:value="67.17" calcext:value-type="float">
            <text:p>67.17</text:p>
          </table:table-cell>
          <table:table-cell office:value-type="float" office:value="179.0556488037" calcext:value-type="float">
            <text:p>179.0556488037</text:p>
          </table:table-cell>
          <table:table-cell office:value-type="float" office:value="-0.3423850773" calcext:value-type="float">
            <text:p>-0.342385077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32746" calcext:value-type="float">
            <text:p>0.00732746</text:p>
          </table:table-cell>
          <table:table-cell office:value-type="float" office:value="0.00960905" calcext:value-type="float">
            <text:p>0.00960905</text:p>
          </table:table-cell>
          <table:table-cell office:value-type="float" office:value="-0.0000555051" calcext:value-type="float">
            <text:p>-5.55051E-05</text:p>
          </table:table-cell>
          <table:table-cell office:value-type="float" office:value="1342" calcext:value-type="float">
            <text:p>1342</text:p>
          </table:table-cell>
          <table:table-cell table:formula="of:=[.D1069]*100" office:value-type="float" office:value="0.04814132" calcext:value-type="float">
            <text:p>0.04814132</text:p>
          </table:table-cell>
          <table:table-cell table:formula="of:=[.E1069]*100" office:value-type="float" office:value="0.732746" calcext:value-type="float">
            <text:p>0.732746</text:p>
          </table:table-cell>
        </table:table-row>
        <table:table-row table:style-name="ro1">
          <table:table-cell office:value-type="float" office:value="67.22" calcext:value-type="float">
            <text:p>67.22</text:p>
          </table:table-cell>
          <table:table-cell office:value-type="float" office:value="179.0564727783" calcext:value-type="float">
            <text:p>179.0564727783</text:p>
          </table:table-cell>
          <table:table-cell office:value-type="float" office:value="-0.3538205374" calcext:value-type="float">
            <text:p>-0.35382053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36763" calcext:value-type="float">
            <text:p>0.00736763</text:p>
          </table:table-cell>
          <table:table-cell office:value-type="float" office:value="0.00960905" calcext:value-type="float">
            <text:p>0.00960905</text:p>
          </table:table-cell>
          <table:table-cell office:value-type="float" office:value="0.0001704976" calcext:value-type="float">
            <text:p>0.0001704976</text:p>
          </table:table-cell>
          <table:table-cell office:value-type="float" office:value="1343" calcext:value-type="float">
            <text:p>1343</text:p>
          </table:table-cell>
          <table:table-cell table:formula="of:=[.D1070]*100" office:value-type="float" office:value="0.04814132" calcext:value-type="float">
            <text:p>0.04814132</text:p>
          </table:table-cell>
          <table:table-cell table:formula="of:=[.E1070]*100" office:value-type="float" office:value="0.736763" calcext:value-type="float">
            <text:p>0.736763</text:p>
          </table:table-cell>
        </table:table-row>
        <table:table-row table:style-name="ro1">
          <table:table-cell office:value-type="float" office:value="67.27" calcext:value-type="float">
            <text:p>67.27</text:p>
          </table:table-cell>
          <table:table-cell office:value-type="float" office:value="179.0576934814" calcext:value-type="float">
            <text:p>179.0576934814</text:p>
          </table:table-cell>
          <table:table-cell office:value-type="float" office:value="-0.3573288441" calcext:value-type="float">
            <text:p>-0.35732884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41756" calcext:value-type="float">
            <text:p>0.00741756</text:p>
          </table:table-cell>
          <table:table-cell office:value-type="float" office:value="0.00953777" calcext:value-type="float">
            <text:p>0.00953777</text:p>
          </table:table-cell>
          <table:table-cell office:value-type="float" office:value="0.0001997491" calcext:value-type="float">
            <text:p>0.0001997491</text:p>
          </table:table-cell>
          <table:table-cell office:value-type="float" office:value="1344" calcext:value-type="float">
            <text:p>1344</text:p>
          </table:table-cell>
          <table:table-cell table:formula="of:=[.D1071]*100" office:value-type="float" office:value="0.04814132" calcext:value-type="float">
            <text:p>0.04814132</text:p>
          </table:table-cell>
          <table:table-cell table:formula="of:=[.E1071]*100" office:value-type="float" office:value="0.741756" calcext:value-type="float">
            <text:p>0.741756</text:p>
          </table:table-cell>
        </table:table-row>
        <table:table-row table:style-name="ro1">
          <table:table-cell office:value-type="float" office:value="67.32" calcext:value-type="float">
            <text:p>67.32</text:p>
          </table:table-cell>
          <table:table-cell office:value-type="float" office:value="179.0521392822" calcext:value-type="float">
            <text:p>179.0521392822</text:p>
          </table:table-cell>
          <table:table-cell office:value-type="float" office:value="-0.3321713395" calcext:value-type="float">
            <text:p>-0.33217133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28335" calcext:value-type="float">
            <text:p>0.00728335</text:p>
          </table:table-cell>
          <table:table-cell office:value-type="float" office:value="0.00953777" calcext:value-type="float">
            <text:p>0.00953777</text:p>
          </table:table-cell>
          <table:table-cell office:value-type="float" office:value="0.0001087679" calcext:value-type="float">
            <text:p>0.0001087679</text:p>
          </table:table-cell>
          <table:table-cell office:value-type="float" office:value="1345" calcext:value-type="float">
            <text:p>1345</text:p>
          </table:table-cell>
          <table:table-cell table:formula="of:=[.D1072]*100" office:value-type="float" office:value="0.04814132" calcext:value-type="float">
            <text:p>0.04814132</text:p>
          </table:table-cell>
          <table:table-cell table:formula="of:=[.E1072]*100" office:value-type="float" office:value="0.728335" calcext:value-type="float">
            <text:p>0.728335</text:p>
          </table:table-cell>
        </table:table-row>
        <table:table-row table:style-name="ro1">
          <table:table-cell office:value-type="float" office:value="67.37" calcext:value-type="float">
            <text:p>67.37</text:p>
          </table:table-cell>
          <table:table-cell office:value-type="float" office:value="179.0599365234" calcext:value-type="float">
            <text:p>179.0599365234</text:p>
          </table:table-cell>
          <table:table-cell office:value-type="float" office:value="-0.3087283421" calcext:value-type="float">
            <text:p>-0.30872834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386" calcext:value-type="float">
            <text:p>0.0070386</text:p>
          </table:table-cell>
          <table:table-cell office:value-type="float" office:value="0.00949234" calcext:value-type="float">
            <text:p>0.00949234</text:p>
          </table:table-cell>
          <table:table-cell office:value-type="float" office:value="0.000037376" calcext:value-type="float">
            <text:p>0.000037376</text:p>
          </table:table-cell>
          <table:table-cell office:value-type="float" office:value="1346" calcext:value-type="float">
            <text:p>1346</text:p>
          </table:table-cell>
          <table:table-cell table:formula="of:=[.D1073]*100" office:value-type="float" office:value="0.04814132" calcext:value-type="float">
            <text:p>0.04814132</text:p>
          </table:table-cell>
          <table:table-cell table:formula="of:=[.E1073]*100" office:value-type="float" office:value="0.70386" calcext:value-type="float">
            <text:p>0.70386</text:p>
          </table:table-cell>
        </table:table-row>
        <table:table-row table:style-name="ro1">
          <table:table-cell office:value-type="float" office:value="67.42" calcext:value-type="float">
            <text:p>67.42</text:p>
          </table:table-cell>
          <table:table-cell office:value-type="float" office:value="179.0663299561" calcext:value-type="float">
            <text:p>179.0663299561</text:p>
          </table:table-cell>
          <table:table-cell office:value-type="float" office:value="-0.3384554724" calcext:value-type="float">
            <text:p>-0.33845547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7418" calcext:value-type="float">
            <text:p>0.00707418</text:p>
          </table:table-cell>
          <table:table-cell office:value-type="float" office:value="0.00948157" calcext:value-type="float">
            <text:p>0.00948157</text:p>
          </table:table-cell>
          <table:table-cell office:value-type="float" office:value="0.0000377834" calcext:value-type="float">
            <text:p>3.77834E-05</text:p>
          </table:table-cell>
          <table:table-cell office:value-type="float" office:value="1347" calcext:value-type="float">
            <text:p>1347</text:p>
          </table:table-cell>
          <table:table-cell table:formula="of:=[.D1074]*100" office:value-type="float" office:value="0.04814132" calcext:value-type="float">
            <text:p>0.04814132</text:p>
          </table:table-cell>
          <table:table-cell table:formula="of:=[.E1074]*100" office:value-type="float" office:value="0.707418" calcext:value-type="float">
            <text:p>0.707418</text:p>
          </table:table-cell>
        </table:table-row>
        <table:table-row table:style-name="ro1">
          <table:table-cell office:value-type="float" office:value="67.47" calcext:value-type="float">
            <text:p>67.47</text:p>
          </table:table-cell>
          <table:table-cell office:value-type="float" office:value="179.0699005127" calcext:value-type="float">
            <text:p>179.0699005127</text:p>
          </table:table-cell>
          <table:table-cell office:value-type="float" office:value="-0.3300095012" calcext:value-type="float">
            <text:p>-0.33000950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04158" calcext:value-type="float">
            <text:p>0.00704158</text:p>
          </table:table-cell>
          <table:table-cell office:value-type="float" office:value="0.00948157" calcext:value-type="float">
            <text:p>0.00948157</text:p>
          </table:table-cell>
          <table:table-cell office:value-type="float" office:value="0.0000487926" calcext:value-type="float">
            <text:p>4.87926E-05</text:p>
          </table:table-cell>
          <table:table-cell office:value-type="float" office:value="1348" calcext:value-type="float">
            <text:p>1348</text:p>
          </table:table-cell>
          <table:table-cell table:formula="of:=[.D1075]*100" office:value-type="float" office:value="0.04814132" calcext:value-type="float">
            <text:p>0.04814132</text:p>
          </table:table-cell>
          <table:table-cell table:formula="of:=[.E1075]*100" office:value-type="float" office:value="0.704158" calcext:value-type="float">
            <text:p>0.704158</text:p>
          </table:table-cell>
        </table:table-row>
        <table:table-row table:style-name="ro1">
          <table:table-cell office:value-type="float" office:value="67.52" calcext:value-type="float">
            <text:p>67.52</text:p>
          </table:table-cell>
          <table:table-cell office:value-type="float" office:value="179.062286377" calcext:value-type="float">
            <text:p>179.062286377</text:p>
          </table:table-cell>
          <table:table-cell office:value-type="float" office:value="-0.3670130049" calcext:value-type="float">
            <text:p>-0.367013004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26602" calcext:value-type="float">
            <text:p>0.00726602</text:p>
          </table:table-cell>
          <table:table-cell office:value-type="float" office:value="0.00944184" calcext:value-type="float">
            <text:p>0.00944184</text:p>
          </table:table-cell>
          <table:table-cell office:value-type="float" office:value="0.0000820641" calcext:value-type="float">
            <text:p>8.20641E-05</text:p>
          </table:table-cell>
          <table:table-cell office:value-type="float" office:value="1349" calcext:value-type="float">
            <text:p>1349</text:p>
          </table:table-cell>
          <table:table-cell table:formula="of:=[.D1076]*100" office:value-type="float" office:value="0.04814132" calcext:value-type="float">
            <text:p>0.04814132</text:p>
          </table:table-cell>
          <table:table-cell table:formula="of:=[.E1076]*100" office:value-type="float" office:value="0.726602" calcext:value-type="float">
            <text:p>0.726602</text:p>
          </table:table-cell>
        </table:table-row>
        <table:table-row table:style-name="ro1">
          <table:table-cell office:value-type="float" office:value="67.57" calcext:value-type="float">
            <text:p>67.57</text:p>
          </table:table-cell>
          <table:table-cell office:value-type="float" office:value="179.067489624" calcext:value-type="float">
            <text:p>179.067489624</text:p>
          </table:table-cell>
          <table:table-cell office:value-type="float" office:value="-0.3440895144" calcext:value-type="float">
            <text:p>-0.34408951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726224" calcext:value-type="float">
            <text:p>0.00726224</text:p>
          </table:table-cell>
          <table:table-cell office:value-type="float" office:value="0.00944661" calcext:value-type="float">
            <text:p>0.00944661</text:p>
          </table:table-cell>
          <table:table-cell office:value-type="float" office:value="-0.0000565869" calcext:value-type="float">
            <text:p>-5.65869E-05</text:p>
          </table:table-cell>
          <table:table-cell office:value-type="float" office:value="1350" calcext:value-type="float">
            <text:p>1350</text:p>
          </table:table-cell>
          <table:table-cell table:formula="of:=[.D1077]*100" office:value-type="float" office:value="0.04814132" calcext:value-type="float">
            <text:p>0.04814132</text:p>
          </table:table-cell>
          <table:table-cell table:formula="of:=[.E1077]*100" office:value-type="float" office:value="0.726224" calcext:value-type="float">
            <text:p>0.726224</text:p>
          </table:table-cell>
        </table:table-row>
        <table:table-row table:style-name="ro1">
          <table:table-cell office:value-type="float" office:value="67.62" calcext:value-type="float">
            <text:p>67.62</text:p>
          </table:table-cell>
          <table:table-cell office:value-type="float" office:value="179.067276001" calcext:value-type="float">
            <text:p>179.067276001</text:p>
          </table:table-cell>
          <table:table-cell office:value-type="float" office:value="-0.2822332411" calcext:value-type="float">
            <text:p>-0.28223324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4846" calcext:value-type="float">
            <text:p>0.00684846</text:p>
          </table:table-cell>
          <table:table-cell office:value-type="float" office:value="0.00942012" calcext:value-type="float">
            <text:p>0.00942012</text:p>
          </table:table-cell>
          <table:table-cell office:value-type="float" office:value="-0.000117497" calcext:value-type="float">
            <text:p>-0.000117497</text:p>
          </table:table-cell>
          <table:table-cell office:value-type="float" office:value="1351" calcext:value-type="float">
            <text:p>1351</text:p>
          </table:table-cell>
          <table:table-cell table:formula="of:=[.D1078]*100" office:value-type="float" office:value="0.04814132" calcext:value-type="float">
            <text:p>0.04814132</text:p>
          </table:table-cell>
          <table:table-cell table:formula="of:=[.E1078]*100" office:value-type="float" office:value="0.684846" calcext:value-type="float">
            <text:p>0.684846</text:p>
          </table:table-cell>
        </table:table-row>
        <table:table-row table:style-name="ro1">
          <table:table-cell office:value-type="float" office:value="67.67" calcext:value-type="float">
            <text:p>67.67</text:p>
          </table:table-cell>
          <table:table-cell office:value-type="float" office:value="179.0874481201" calcext:value-type="float">
            <text:p>179.0874481201</text:p>
          </table:table-cell>
          <table:table-cell office:value-type="float" office:value="-0.3192494648" calcext:value-type="float">
            <text:p>-0.31924946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82056" calcext:value-type="float">
            <text:p>0.00682056</text:p>
          </table:table-cell>
          <table:table-cell office:value-type="float" office:value="0.00944243" calcext:value-type="float">
            <text:p>0.00944243</text:p>
          </table:table-cell>
          <table:table-cell office:value-type="float" office:value="-0.0001083416" calcext:value-type="float">
            <text:p>-0.0001083416</text:p>
          </table:table-cell>
          <table:table-cell office:value-type="float" office:value="1352" calcext:value-type="float">
            <text:p>1352</text:p>
          </table:table-cell>
          <table:table-cell table:formula="of:=[.D1079]*100" office:value-type="float" office:value="0.04814132" calcext:value-type="float">
            <text:p>0.04814132</text:p>
          </table:table-cell>
          <table:table-cell table:formula="of:=[.E1079]*100" office:value-type="float" office:value="0.682056" calcext:value-type="float">
            <text:p>0.682056</text:p>
          </table:table-cell>
        </table:table-row>
        <table:table-row table:style-name="ro1">
          <table:table-cell office:value-type="float" office:value="67.72" calcext:value-type="float">
            <text:p>67.72</text:p>
          </table:table-cell>
          <table:table-cell office:value-type="float" office:value="179.0933532715" calcext:value-type="float">
            <text:p>179.0933532715</text:p>
          </table:table-cell>
          <table:table-cell office:value-type="float" office:value="-0.2466994386" calcext:value-type="float">
            <text:p>-0.24669943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3197" calcext:value-type="float">
            <text:p>0.0063197</text:p>
          </table:table-cell>
          <table:table-cell office:value-type="float" office:value="0.00944243" calcext:value-type="float">
            <text:p>0.00944243</text:p>
          </table:table-cell>
          <table:table-cell office:value-type="float" office:value="-0.0000722137" calcext:value-type="float">
            <text:p>-7.22137E-05</text:p>
          </table:table-cell>
          <table:table-cell office:value-type="float" office:value="1353" calcext:value-type="float">
            <text:p>1353</text:p>
          </table:table-cell>
          <table:table-cell table:formula="of:=[.D1080]*100" office:value-type="float" office:value="0.04814132" calcext:value-type="float">
            <text:p>0.04814132</text:p>
          </table:table-cell>
          <table:table-cell table:formula="of:=[.E1080]*100" office:value-type="float" office:value="0.63197" calcext:value-type="float">
            <text:p>0.63197</text:p>
          </table:table-cell>
        </table:table-row>
        <table:table-row table:style-name="ro1">
          <table:table-cell office:value-type="float" office:value="67.77" calcext:value-type="float">
            <text:p>67.77</text:p>
          </table:table-cell>
          <table:table-cell office:value-type="float" office:value="179.0921173096" calcext:value-type="float">
            <text:p>179.0921173096</text:p>
          </table:table-cell>
          <table:table-cell office:value-type="float" office:value="-0.2614415947" calcext:value-type="float">
            <text:p>-0.26144159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608603" calcext:value-type="float">
            <text:p>0.00608603</text:p>
          </table:table-cell>
          <table:table-cell office:value-type="float" office:value="0.00943448" calcext:value-type="float">
            <text:p>0.00943448</text:p>
          </table:table-cell>
          <table:table-cell office:value-type="float" office:value="-0.0000823671" calcext:value-type="float">
            <text:p>-8.23671E-05</text:p>
          </table:table-cell>
          <table:table-cell office:value-type="float" office:value="1354" calcext:value-type="float">
            <text:p>1354</text:p>
          </table:table-cell>
          <table:table-cell table:formula="of:=[.D1081]*100" office:value-type="float" office:value="0.04814132" calcext:value-type="float">
            <text:p>0.04814132</text:p>
          </table:table-cell>
          <table:table-cell table:formula="of:=[.E1081]*100" office:value-type="float" office:value="0.608603" calcext:value-type="float">
            <text:p>0.608603</text:p>
          </table:table-cell>
        </table:table-row>
        <table:table-row table:style-name="ro1">
          <table:table-cell office:value-type="float" office:value="67.82" calcext:value-type="float">
            <text:p>67.82</text:p>
          </table:table-cell>
          <table:table-cell office:value-type="float" office:value="179.0939483643" calcext:value-type="float">
            <text:p>179.0939483643</text:p>
          </table:table-cell>
          <table:table-cell office:value-type="float" office:value="-0.2577929213" calcext:value-type="float">
            <text:p>-0.257792921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0703" calcext:value-type="float">
            <text:p>0.00590703</text:p>
          </table:table-cell>
          <table:table-cell office:value-type="float" office:value="0.00946457" calcext:value-type="float">
            <text:p>0.00946457</text:p>
          </table:table-cell>
          <table:table-cell office:value-type="float" office:value="-0.0000511306" calcext:value-type="float">
            <text:p>-5.11306E-05</text:p>
          </table:table-cell>
          <table:table-cell office:value-type="float" office:value="1355" calcext:value-type="float">
            <text:p>1355</text:p>
          </table:table-cell>
          <table:table-cell table:formula="of:=[.D1082]*100" office:value-type="float" office:value="0.04814132" calcext:value-type="float">
            <text:p>0.04814132</text:p>
          </table:table-cell>
          <table:table-cell table:formula="of:=[.E1082]*100" office:value-type="float" office:value="0.590703" calcext:value-type="float">
            <text:p>0.590703</text:p>
          </table:table-cell>
        </table:table-row>
        <table:table-row table:style-name="ro1">
          <table:table-cell office:value-type="float" office:value="67.87" calcext:value-type="float">
            <text:p>67.87</text:p>
          </table:table-cell>
          <table:table-cell office:value-type="float" office:value="179.0966644287" calcext:value-type="float">
            <text:p>179.0966644287</text:p>
          </table:table-cell>
          <table:table-cell office:value-type="float" office:value="-0.2050969381" calcext:value-type="float">
            <text:p>-0.20509693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43812" calcext:value-type="float">
            <text:p>0.00543812</text:p>
          </table:table-cell>
          <table:table-cell office:value-type="float" office:value="0.00947641" calcext:value-type="float">
            <text:p>0.00947641</text:p>
          </table:table-cell>
          <table:table-cell office:value-type="float" office:value="-0.0002402835" calcext:value-type="float">
            <text:p>-0.0002402835</text:p>
          </table:table-cell>
          <table:table-cell office:value-type="float" office:value="1356" calcext:value-type="float">
            <text:p>1356</text:p>
          </table:table-cell>
          <table:table-cell table:formula="of:=[.D1083]*100" office:value-type="float" office:value="0.04814132" calcext:value-type="float">
            <text:p>0.04814132</text:p>
          </table:table-cell>
          <table:table-cell table:formula="of:=[.E1083]*100" office:value-type="float" office:value="0.543812" calcext:value-type="float">
            <text:p>0.543812</text:p>
          </table:table-cell>
        </table:table-row>
        <table:table-row table:style-name="ro1">
          <table:table-cell office:value-type="float" office:value="67.92" calcext:value-type="float">
            <text:p>67.92</text:p>
          </table:table-cell>
          <table:table-cell office:value-type="float" office:value="179.0979003906" calcext:value-type="float">
            <text:p>179.0979003906</text:p>
          </table:table-cell>
          <table:table-cell office:value-type="float" office:value="-0.1961025496" calcext:value-type="float">
            <text:p>-0.19610254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6779" calcext:value-type="float">
            <text:p>0.00506779</text:p>
          </table:table-cell>
          <table:table-cell office:value-type="float" office:value="0.0095117" calcext:value-type="float">
            <text:p>0.0095117</text:p>
          </table:table-cell>
          <table:table-cell office:value-type="float" office:value="-0.0001626981" calcext:value-type="float">
            <text:p>-0.0001626981</text:p>
          </table:table-cell>
          <table:table-cell office:value-type="float" office:value="1357" calcext:value-type="float">
            <text:p>1357</text:p>
          </table:table-cell>
          <table:table-cell table:formula="of:=[.D1084]*100" office:value-type="float" office:value="0.04814132" calcext:value-type="float">
            <text:p>0.04814132</text:p>
          </table:table-cell>
          <table:table-cell table:formula="of:=[.E1084]*100" office:value-type="float" office:value="0.506779" calcext:value-type="float">
            <text:p>0.506779</text:p>
          </table:table-cell>
        </table:table-row>
        <table:table-row table:style-name="ro1">
          <table:table-cell office:value-type="float" office:value="67.97" calcext:value-type="float">
            <text:p>67.97</text:p>
          </table:table-cell>
          <table:table-cell office:value-type="float" office:value="179.0984039307" calcext:value-type="float">
            <text:p>179.0984039307</text:p>
          </table:table-cell>
          <table:table-cell office:value-type="float" office:value="-0.1659172752" calcext:value-type="float">
            <text:p>-0.165917275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2184" calcext:value-type="float">
            <text:p>0.00462184</text:p>
          </table:table-cell>
          <table:table-cell office:value-type="float" office:value="0.0095117" calcext:value-type="float">
            <text:p>0.0095117</text:p>
          </table:table-cell>
          <table:table-cell office:value-type="float" office:value="-0.0002927991" calcext:value-type="float">
            <text:p>-0.0002927991</text:p>
          </table:table-cell>
          <table:table-cell office:value-type="float" office:value="1358" calcext:value-type="float">
            <text:p>1358</text:p>
          </table:table-cell>
          <table:table-cell table:formula="of:=[.D1085]*100" office:value-type="float" office:value="0.04814132" calcext:value-type="float">
            <text:p>0.04814132</text:p>
          </table:table-cell>
          <table:table-cell table:formula="of:=[.E1085]*100" office:value-type="float" office:value="0.462184" calcext:value-type="float">
            <text:p>0.462184</text:p>
          </table:table-cell>
        </table:table-row>
        <table:table-row table:style-name="ro1">
          <table:table-cell office:value-type="float" office:value="68.02" calcext:value-type="float">
            <text:p>68.02</text:p>
          </table:table-cell>
          <table:table-cell office:value-type="float" office:value="179.0919342041" calcext:value-type="float">
            <text:p>179.0919342041</text:p>
          </table:table-cell>
          <table:table-cell office:value-type="float" office:value="-0.1971106179" calcext:value-type="float">
            <text:p>-0.19711061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392" calcext:value-type="float">
            <text:p>0.00453392</text:p>
          </table:table-cell>
          <table:table-cell office:value-type="float" office:value="0.00954475" calcext:value-type="float">
            <text:p>0.00954475</text:p>
          </table:table-cell>
          <table:table-cell office:value-type="float" office:value="0.0000215661" calcext:value-type="float">
            <text:p>2.15661E-05</text:p>
          </table:table-cell>
          <table:table-cell office:value-type="float" office:value="1359" calcext:value-type="float">
            <text:p>1359</text:p>
          </table:table-cell>
          <table:table-cell table:formula="of:=[.D1086]*100" office:value-type="float" office:value="0.04814132" calcext:value-type="float">
            <text:p>0.04814132</text:p>
          </table:table-cell>
          <table:table-cell table:formula="of:=[.E1086]*100" office:value-type="float" office:value="0.453392" calcext:value-type="float">
            <text:p>0.453392</text:p>
          </table:table-cell>
        </table:table-row>
        <table:table-row table:style-name="ro1">
          <table:table-cell office:value-type="float" office:value="68.07" calcext:value-type="float">
            <text:p>68.07</text:p>
          </table:table-cell>
          <table:table-cell office:value-type="float" office:value="179.0927886963" calcext:value-type="float">
            <text:p>179.0927886963</text:p>
          </table:table-cell>
          <table:table-cell office:value-type="float" office:value="-0.2054666" calcext:value-type="float">
            <text:p>-0.20546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126" calcext:value-type="float">
            <text:p>0.00453126</text:p>
          </table:table-cell>
          <table:table-cell office:value-type="float" office:value="0.00958006" calcext:value-type="float">
            <text:p>0.00958006</text:p>
          </table:table-cell>
          <table:table-cell office:value-type="float" office:value="0.0000466534" calcext:value-type="float">
            <text:p>4.66534E-05</text:p>
          </table:table-cell>
          <table:table-cell office:value-type="float" office:value="1360" calcext:value-type="float">
            <text:p>1360</text:p>
          </table:table-cell>
          <table:table-cell table:formula="of:=[.D1087]*100" office:value-type="float" office:value="0.04814132" calcext:value-type="float">
            <text:p>0.04814132</text:p>
          </table:table-cell>
          <table:table-cell table:formula="of:=[.E1087]*100" office:value-type="float" office:value="0.453126" calcext:value-type="float">
            <text:p>0.453126</text:p>
          </table:table-cell>
        </table:table-row>
        <table:table-row table:style-name="ro1">
          <table:table-cell office:value-type="float" office:value="68.12" calcext:value-type="float">
            <text:p>68.12</text:p>
          </table:table-cell>
          <table:table-cell office:value-type="float" office:value="179.1038360596" calcext:value-type="float">
            <text:p>179.1038360596</text:p>
          </table:table-cell>
          <table:table-cell office:value-type="float" office:value="-0.200665722" calcext:value-type="float">
            <text:p>-0.2006657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9757" calcext:value-type="float">
            <text:p>0.00449757</text:p>
          </table:table-cell>
          <table:table-cell office:value-type="float" office:value="0.00958006" calcext:value-type="float">
            <text:p>0.00958006</text:p>
          </table:table-cell>
          <table:table-cell office:value-type="float" office:value="0.0000603982" calcext:value-type="float">
            <text:p>6.03982E-05</text:p>
          </table:table-cell>
          <table:table-cell office:value-type="float" office:value="1361" calcext:value-type="float">
            <text:p>1361</text:p>
          </table:table-cell>
          <table:table-cell table:formula="of:=[.D1088]*100" office:value-type="float" office:value="0.04814132" calcext:value-type="float">
            <text:p>0.04814132</text:p>
          </table:table-cell>
          <table:table-cell table:formula="of:=[.E1088]*100" office:value-type="float" office:value="0.449757" calcext:value-type="float">
            <text:p>0.449757</text:p>
          </table:table-cell>
        </table:table-row>
        <table:table-row table:style-name="ro1">
          <table:table-cell office:value-type="float" office:value="68.17" calcext:value-type="float">
            <text:p>68.17</text:p>
          </table:table-cell>
          <table:table-cell office:value-type="float" office:value="179.1022644043" calcext:value-type="float">
            <text:p>179.1022644043</text:p>
          </table:table-cell>
          <table:table-cell office:value-type="float" office:value="-0.143714609" calcext:value-type="float">
            <text:p>-0.1437146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966" calcext:value-type="float">
            <text:p>0.0040966</text:p>
          </table:table-cell>
          <table:table-cell office:value-type="float" office:value="0.00965606" calcext:value-type="float">
            <text:p>0.00965606</text:p>
          </table:table-cell>
          <table:table-cell office:value-type="float" office:value="-0.0001146608" calcext:value-type="float">
            <text:p>-0.0001146608</text:p>
          </table:table-cell>
          <table:table-cell office:value-type="float" office:value="1362" calcext:value-type="float">
            <text:p>1362</text:p>
          </table:table-cell>
          <table:table-cell table:formula="of:=[.D1089]*100" office:value-type="float" office:value="0.04814132" calcext:value-type="float">
            <text:p>0.04814132</text:p>
          </table:table-cell>
          <table:table-cell table:formula="of:=[.E1089]*100" office:value-type="float" office:value="0.40966" calcext:value-type="float">
            <text:p>0.40966</text:p>
          </table:table-cell>
        </table:table-row>
        <table:table-row table:style-name="ro1">
          <table:table-cell office:value-type="float" office:value="68.22" calcext:value-type="float">
            <text:p>68.22</text:p>
          </table:table-cell>
          <table:table-cell office:value-type="float" office:value="179.1038665771" calcext:value-type="float">
            <text:p>179.1038665771</text:p>
          </table:table-cell>
          <table:table-cell office:value-type="float" office:value="-0.1420945857" calcext:value-type="float">
            <text:p>-0.142094585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2029" calcext:value-type="float">
            <text:p>0.00382029</text:p>
          </table:table-cell>
          <table:table-cell office:value-type="float" office:value="0.00965606" calcext:value-type="float">
            <text:p>0.00965606</text:p>
          </table:table-cell>
          <table:table-cell office:value-type="float" office:value="-0.000058928" calcext:value-type="float">
            <text:p>-0.000058928</text:p>
          </table:table-cell>
          <table:table-cell office:value-type="float" office:value="1363" calcext:value-type="float">
            <text:p>1363</text:p>
          </table:table-cell>
          <table:table-cell table:formula="of:=[.D1090]*100" office:value-type="float" office:value="0.04814132" calcext:value-type="float">
            <text:p>0.04814132</text:p>
          </table:table-cell>
          <table:table-cell table:formula="of:=[.E1090]*100" office:value-type="float" office:value="0.382029" calcext:value-type="float">
            <text:p>0.382029</text:p>
          </table:table-cell>
        </table:table-row>
        <table:table-row table:style-name="ro1">
          <table:table-cell office:value-type="float" office:value="68.27" calcext:value-type="float">
            <text:p>68.27</text:p>
          </table:table-cell>
          <table:table-cell office:value-type="float" office:value="179.106628418" calcext:value-type="float">
            <text:p>179.106628418</text:p>
          </table:table-cell>
          <table:table-cell office:value-type="float" office:value="-0.144559226" calcext:value-type="float">
            <text:p>-0.1445592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37" calcext:value-type="float">
            <text:p>0.0036537</text:p>
          </table:table-cell>
          <table:table-cell office:value-type="float" office:value="0.00970892" calcext:value-type="float">
            <text:p>0.00970892</text:p>
          </table:table-cell>
          <table:table-cell office:value-type="float" office:value="-0.0000534174" calcext:value-type="float">
            <text:p>-5.34174E-05</text:p>
          </table:table-cell>
          <table:table-cell office:value-type="float" office:value="1364" calcext:value-type="float">
            <text:p>1364</text:p>
          </table:table-cell>
          <table:table-cell table:formula="of:=[.D1091]*100" office:value-type="float" office:value="0.04814132" calcext:value-type="float">
            <text:p>0.04814132</text:p>
          </table:table-cell>
          <table:table-cell table:formula="of:=[.E1091]*100" office:value-type="float" office:value="0.36537" calcext:value-type="float">
            <text:p>0.36537</text:p>
          </table:table-cell>
        </table:table-row>
        <table:table-row table:style-name="ro1">
          <table:table-cell office:value-type="float" office:value="68.32" calcext:value-type="float">
            <text:p>68.32</text:p>
          </table:table-cell>
          <table:table-cell office:value-type="float" office:value="179.1134643555" calcext:value-type="float">
            <text:p>179.1134643555</text:p>
          </table:table-cell>
          <table:table-cell office:value-type="float" office:value="-0.1525537942" calcext:value-type="float">
            <text:p>-0.15255379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9653" calcext:value-type="float">
            <text:p>0.00359653</text:p>
          </table:table-cell>
          <table:table-cell office:value-type="float" office:value="0.00973086" calcext:value-type="float">
            <text:p>0.00973086</text:p>
          </table:table-cell>
          <table:table-cell office:value-type="float" office:value="0.0000517148" calcext:value-type="float">
            <text:p>5.17148E-05</text:p>
          </table:table-cell>
          <table:table-cell office:value-type="float" office:value="1365" calcext:value-type="float">
            <text:p>1365</text:p>
          </table:table-cell>
          <table:table-cell table:formula="of:=[.D1092]*100" office:value-type="float" office:value="0.04814132" calcext:value-type="float">
            <text:p>0.04814132</text:p>
          </table:table-cell>
          <table:table-cell table:formula="of:=[.E1092]*100" office:value-type="float" office:value="0.359653" calcext:value-type="float">
            <text:p>0.359653</text:p>
          </table:table-cell>
        </table:table-row>
        <table:table-row table:style-name="ro1">
          <table:table-cell office:value-type="float" office:value="68.37" calcext:value-type="float">
            <text:p>68.37</text:p>
          </table:table-cell>
          <table:table-cell office:value-type="float" office:value="179.1171722412" calcext:value-type="float">
            <text:p>179.1171722412</text:p>
          </table:table-cell>
          <table:table-cell office:value-type="float" office:value="-0.153150562" calcext:value-type="float">
            <text:p>-0.1531505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6264" calcext:value-type="float">
            <text:p>0.00356264</text:p>
          </table:table-cell>
          <table:table-cell office:value-type="float" office:value="0.00973086" calcext:value-type="float">
            <text:p>0.00973086</text:p>
          </table:table-cell>
          <table:table-cell office:value-type="float" office:value="-0.0000367814" calcext:value-type="float">
            <text:p>-3.67814E-05</text:p>
          </table:table-cell>
          <table:table-cell office:value-type="float" office:value="1366" calcext:value-type="float">
            <text:p>1366</text:p>
          </table:table-cell>
          <table:table-cell table:formula="of:=[.D1093]*100" office:value-type="float" office:value="0.04814132" calcext:value-type="float">
            <text:p>0.04814132</text:p>
          </table:table-cell>
          <table:table-cell table:formula="of:=[.E1093]*100" office:value-type="float" office:value="0.356264" calcext:value-type="float">
            <text:p>0.356264</text:p>
          </table:table-cell>
        </table:table-row>
        <table:table-row table:style-name="ro1">
          <table:table-cell office:value-type="float" office:value="68.42" calcext:value-type="float">
            <text:p>68.42</text:p>
          </table:table-cell>
          <table:table-cell office:value-type="float" office:value="179.1084136963" calcext:value-type="float">
            <text:p>179.1084136963</text:p>
          </table:table-cell>
          <table:table-cell office:value-type="float" office:value="-0.1170513448" calcext:value-type="float">
            <text:p>-0.11705134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0017" calcext:value-type="float">
            <text:p>0.00330017</text:p>
          </table:table-cell>
          <table:table-cell office:value-type="float" office:value="0.00977556" calcext:value-type="float">
            <text:p>0.00977556</text:p>
          </table:table-cell>
          <table:table-cell office:value-type="float" office:value="-0.0000023646" calcext:value-type="float">
            <text:p>-2.3646E-06</text:p>
          </table:table-cell>
          <table:table-cell office:value-type="float" office:value="1367" calcext:value-type="float">
            <text:p>1367</text:p>
          </table:table-cell>
          <table:table-cell table:formula="of:=[.D1094]*100" office:value-type="float" office:value="0.04814132" calcext:value-type="float">
            <text:p>0.04814132</text:p>
          </table:table-cell>
          <table:table-cell table:formula="of:=[.E1094]*100" office:value-type="float" office:value="0.330017" calcext:value-type="float">
            <text:p>0.330017</text:p>
          </table:table-cell>
        </table:table-row>
        <table:table-row table:style-name="ro1">
          <table:table-cell office:value-type="float" office:value="68.47" calcext:value-type="float">
            <text:p>68.47</text:p>
          </table:table-cell>
          <table:table-cell office:value-type="float" office:value="179.109954834" calcext:value-type="float">
            <text:p>179.109954834</text:p>
          </table:table-cell>
          <table:table-cell office:value-type="float" office:value="-0.0886897623" calcext:value-type="float">
            <text:p>-0.08868976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3778" calcext:value-type="float">
            <text:p>0.00293778</text:p>
          </table:table-cell>
          <table:table-cell office:value-type="float" office:value="0.00977556" calcext:value-type="float">
            <text:p>0.00977556</text:p>
          </table:table-cell>
          <table:table-cell office:value-type="float" office:value="-0.0002494327" calcext:value-type="float">
            <text:p>-0.0002494327</text:p>
          </table:table-cell>
          <table:table-cell office:value-type="float" office:value="1368" calcext:value-type="float">
            <text:p>1368</text:p>
          </table:table-cell>
          <table:table-cell table:formula="of:=[.D1095]*100" office:value-type="float" office:value="0.04814132" calcext:value-type="float">
            <text:p>0.04814132</text:p>
          </table:table-cell>
          <table:table-cell table:formula="of:=[.E1095]*100" office:value-type="float" office:value="0.293778" calcext:value-type="float">
            <text:p>0.293778</text:p>
          </table:table-cell>
        </table:table-row>
        <table:table-row table:style-name="ro1">
          <table:table-cell office:value-type="float" office:value="68.52" calcext:value-type="float">
            <text:p>68.52</text:p>
          </table:table-cell>
          <table:table-cell office:value-type="float" office:value="179.1114807129" calcext:value-type="float">
            <text:p>179.1114807129</text:p>
          </table:table-cell>
          <table:table-cell office:value-type="float" office:value="-0.0409358045" calcext:value-type="float">
            <text:p>-0.04093580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8028" calcext:value-type="float">
            <text:p>0.00238028</text:p>
          </table:table-cell>
          <table:table-cell office:value-type="float" office:value="0.00977556" calcext:value-type="float">
            <text:p>0.00977556</text:p>
          </table:table-cell>
          <table:table-cell office:value-type="float" office:value="-0.0002007224" calcext:value-type="float">
            <text:p>-0.0002007224</text:p>
          </table:table-cell>
          <table:table-cell office:value-type="float" office:value="1369" calcext:value-type="float">
            <text:p>1369</text:p>
          </table:table-cell>
          <table:table-cell table:formula="of:=[.D1096]*100" office:value-type="float" office:value="0.04814132" calcext:value-type="float">
            <text:p>0.04814132</text:p>
          </table:table-cell>
          <table:table-cell table:formula="of:=[.E1096]*100" office:value-type="float" office:value="0.238028" calcext:value-type="float">
            <text:p>0.238028</text:p>
          </table:table-cell>
        </table:table-row>
        <table:table-row table:style-name="ro1">
          <table:table-cell office:value-type="float" office:value="68.57" calcext:value-type="float">
            <text:p>68.57</text:p>
          </table:table-cell>
          <table:table-cell office:value-type="float" office:value="179.1184539795" calcext:value-type="float">
            <text:p>179.1184539795</text:p>
          </table:table-cell>
          <table:table-cell office:value-type="float" office:value="-0.1084912261" calcext:value-type="float">
            <text:p>-0.10849122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46026" calcext:value-type="float">
            <text:p>0.00246026</text:p>
          </table:table-cell>
          <table:table-cell office:value-type="float" office:value="0.00977769" calcext:value-type="float">
            <text:p>0.00977769</text:p>
          </table:table-cell>
          <table:table-cell office:value-type="float" office:value="-0.0000339344" calcext:value-type="float">
            <text:p>-3.39344E-05</text:p>
          </table:table-cell>
          <table:table-cell office:value-type="float" office:value="1370" calcext:value-type="float">
            <text:p>1370</text:p>
          </table:table-cell>
          <table:table-cell table:formula="of:=[.D1097]*100" office:value-type="float" office:value="0.04814132" calcext:value-type="float">
            <text:p>0.04814132</text:p>
          </table:table-cell>
          <table:table-cell table:formula="of:=[.E1097]*100" office:value-type="float" office:value="0.246026" calcext:value-type="float">
            <text:p>0.246026</text:p>
          </table:table-cell>
        </table:table-row>
        <table:table-row table:style-name="ro1">
          <table:table-cell office:value-type="float" office:value="68.62" calcext:value-type="float">
            <text:p>68.62</text:p>
          </table:table-cell>
          <table:table-cell office:value-type="float" office:value="179.1005554199" calcext:value-type="float">
            <text:p>179.1005554199</text:p>
          </table:table-cell>
          <table:table-cell office:value-type="float" office:value="-0.0186586633" calcext:value-type="float">
            <text:p>-0.01865866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1593" calcext:value-type="float">
            <text:p>0.00191593</text:p>
          </table:table-cell>
          <table:table-cell office:value-type="float" office:value="0.00977769" calcext:value-type="float">
            <text:p>0.00977769</text:p>
          </table:table-cell>
          <table:table-cell office:value-type="float" office:value="-0.0002742345" calcext:value-type="float">
            <text:p>-0.0002742345</text:p>
          </table:table-cell>
          <table:table-cell office:value-type="float" office:value="1371" calcext:value-type="float">
            <text:p>1371</text:p>
          </table:table-cell>
          <table:table-cell table:formula="of:=[.D1098]*100" office:value-type="float" office:value="0.04814132" calcext:value-type="float">
            <text:p>0.04814132</text:p>
          </table:table-cell>
          <table:table-cell table:formula="of:=[.E1098]*100" office:value-type="float" office:value="0.191593" calcext:value-type="float">
            <text:p>0.191593</text:p>
          </table:table-cell>
        </table:table-row>
        <table:table-row table:style-name="ro1">
          <table:table-cell office:value-type="float" office:value="68.67" calcext:value-type="float">
            <text:p>68.67</text:p>
          </table:table-cell>
          <table:table-cell office:value-type="float" office:value="179.110534668" calcext:value-type="float">
            <text:p>179.110534668</text:p>
          </table:table-cell>
          <table:table-cell office:value-type="float" office:value="-0.06709625" calcext:value-type="float">
            <text:p>-0.067096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7752" calcext:value-type="float">
            <text:p>0.00187752</text:p>
          </table:table-cell>
          <table:table-cell office:value-type="float" office:value="0.00972006" calcext:value-type="float">
            <text:p>0.00972006</text:p>
          </table:table-cell>
          <table:table-cell office:value-type="float" office:value="-0.0001321443" calcext:value-type="float">
            <text:p>-0.0001321443</text:p>
          </table:table-cell>
          <table:table-cell office:value-type="float" office:value="1372" calcext:value-type="float">
            <text:p>1372</text:p>
          </table:table-cell>
          <table:table-cell table:formula="of:=[.D1099]*100" office:value-type="float" office:value="0.04814132" calcext:value-type="float">
            <text:p>0.04814132</text:p>
          </table:table-cell>
          <table:table-cell table:formula="of:=[.E1099]*100" office:value-type="float" office:value="0.187752" calcext:value-type="float">
            <text:p>0.187752</text:p>
          </table:table-cell>
        </table:table-row>
        <table:table-row table:style-name="ro1">
          <table:table-cell office:value-type="float" office:value="68.72" calcext:value-type="float">
            <text:p>68.72</text:p>
          </table:table-cell>
          <table:table-cell office:value-type="float" office:value="179.116027832" calcext:value-type="float">
            <text:p>179.116027832</text:p>
          </table:table-cell>
          <table:table-cell office:value-type="float" office:value="-0.0410047292" calcext:value-type="float">
            <text:p>-0.041004729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786" calcext:value-type="float">
            <text:p>0.0016786</text:p>
          </table:table-cell>
          <table:table-cell office:value-type="float" office:value="0.00972006" calcext:value-type="float">
            <text:p>0.00972006</text:p>
          </table:table-cell>
          <table:table-cell office:value-type="float" office:value="0.0000002195" calcext:value-type="float">
            <text:p>2.195E-07</text:p>
          </table:table-cell>
          <table:table-cell office:value-type="float" office:value="1373" calcext:value-type="float">
            <text:p>1373</text:p>
          </table:table-cell>
          <table:table-cell table:formula="of:=[.D1100]*100" office:value-type="float" office:value="0.04814132" calcext:value-type="float">
            <text:p>0.04814132</text:p>
          </table:table-cell>
          <table:table-cell table:formula="of:=[.E1100]*100" office:value-type="float" office:value="0.16786" calcext:value-type="float">
            <text:p>0.16786</text:p>
          </table:table-cell>
        </table:table-row>
        <table:table-row table:style-name="ro1">
          <table:table-cell office:value-type="float" office:value="68.77" calcext:value-type="float">
            <text:p>68.77</text:p>
          </table:table-cell>
          <table:table-cell office:value-type="float" office:value="179.1071624756" calcext:value-type="float">
            <text:p>179.1071624756</text:p>
          </table:table-cell>
          <table:table-cell office:value-type="float" office:value="0.027678153" calcext:value-type="float">
            <text:p>0.0276781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902" calcext:value-type="float">
            <text:p>0.0010902</text:p>
          </table:table-cell>
          <table:table-cell office:value-type="float" office:value="0.00972006" calcext:value-type="float">
            <text:p>0.00972006</text:p>
          </table:table-cell>
          <table:table-cell office:value-type="float" office:value="-0.0001979243" calcext:value-type="float">
            <text:p>-0.0001979243</text:p>
          </table:table-cell>
          <table:table-cell office:value-type="float" office:value="1374" calcext:value-type="float">
            <text:p>1374</text:p>
          </table:table-cell>
          <table:table-cell table:formula="of:=[.D1101]*100" office:value-type="float" office:value="0.04814132" calcext:value-type="float">
            <text:p>0.04814132</text:p>
          </table:table-cell>
          <table:table-cell table:formula="of:=[.E1101]*100" office:value-type="float" office:value="0.10902" calcext:value-type="float">
            <text:p>0.10902</text:p>
          </table:table-cell>
        </table:table-row>
        <table:table-row table:style-name="ro1">
          <table:table-cell office:value-type="float" office:value="68.82" calcext:value-type="float">
            <text:p>68.82</text:p>
          </table:table-cell>
          <table:table-cell office:value-type="float" office:value="179.100769043" calcext:value-type="float">
            <text:p>179.100769043</text:p>
          </table:table-cell>
          <table:table-cell office:value-type="float" office:value="0.0019604845" calcext:value-type="float">
            <text:p>0.00196048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87154" calcext:value-type="float">
            <text:p>0.00087154</text:p>
          </table:table-cell>
          <table:table-cell office:value-type="float" office:value="0.00958272" calcext:value-type="float">
            <text:p>0.00958272</text:p>
          </table:table-cell>
          <table:table-cell office:value-type="float" office:value="-0.0000798527" calcext:value-type="float">
            <text:p>-7.98527E-05</text:p>
          </table:table-cell>
          <table:table-cell office:value-type="float" office:value="1375" calcext:value-type="float">
            <text:p>1375</text:p>
          </table:table-cell>
          <table:table-cell table:formula="of:=[.D1102]*100" office:value-type="float" office:value="0.04814132" calcext:value-type="float">
            <text:p>0.04814132</text:p>
          </table:table-cell>
          <table:table-cell table:formula="of:=[.E1102]*100" office:value-type="float" office:value="0.087154" calcext:value-type="float">
            <text:p>0.087154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79.0986022949" calcext:value-type="float">
            <text:p>179.0986022949</text:p>
          </table:table-cell>
          <table:table-cell office:value-type="float" office:value="-0.0006672064" calcext:value-type="float">
            <text:p>-0.00066720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7442" calcext:value-type="float">
            <text:p>0.0007442</text:p>
          </table:table-cell>
          <table:table-cell office:value-type="float" office:value="0.00958272" calcext:value-type="float">
            <text:p>0.00958272</text:p>
          </table:table-cell>
          <table:table-cell office:value-type="float" office:value="-0.0000978356" calcext:value-type="float">
            <text:p>-9.78356E-05</text:p>
          </table:table-cell>
          <table:table-cell office:value-type="float" office:value="1376" calcext:value-type="float">
            <text:p>1376</text:p>
          </table:table-cell>
          <table:table-cell table:formula="of:=[.D1103]*100" office:value-type="float" office:value="0.04814132" calcext:value-type="float">
            <text:p>0.04814132</text:p>
          </table:table-cell>
          <table:table-cell table:formula="of:=[.E1103]*100" office:value-type="float" office:value="0.07442" calcext:value-type="float">
            <text:p>0.07442</text:p>
          </table:table-cell>
        </table:table-row>
        <table:table-row table:style-name="ro1">
          <table:table-cell office:value-type="float" office:value="68.93" calcext:value-type="float">
            <text:p>68.93</text:p>
          </table:table-cell>
          <table:table-cell office:value-type="float" office:value="179.0894165039" calcext:value-type="float">
            <text:p>179.0894165039</text:p>
          </table:table-cell>
          <table:table-cell office:value-type="float" office:value="0.0154011674" calcext:value-type="float">
            <text:p>0.015401167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5304" calcext:value-type="float">
            <text:p>0.00055304</text:p>
          </table:table-cell>
          <table:table-cell office:value-type="float" office:value="0.00937402" calcext:value-type="float">
            <text:p>0.00937402</text:p>
          </table:table-cell>
          <table:table-cell office:value-type="float" office:value="-0.000136199" calcext:value-type="float">
            <text:p>-0.000136199</text:p>
          </table:table-cell>
          <table:table-cell office:value-type="float" office:value="1377" calcext:value-type="float">
            <text:p>1377</text:p>
          </table:table-cell>
          <table:table-cell table:formula="of:=[.D1104]*100" office:value-type="float" office:value="0.04814132" calcext:value-type="float">
            <text:p>0.04814132</text:p>
          </table:table-cell>
          <table:table-cell table:formula="of:=[.E1104]*100" office:value-type="float" office:value="0.055304" calcext:value-type="float">
            <text:p>0.055304</text:p>
          </table:table-cell>
        </table:table-row>
        <table:table-row table:style-name="ro1">
          <table:table-cell office:value-type="float" office:value="68.98" calcext:value-type="float">
            <text:p>68.98</text:p>
          </table:table-cell>
          <table:table-cell office:value-type="float" office:value="179.0844268799" calcext:value-type="float">
            <text:p>179.0844268799</text:p>
          </table:table-cell>
          <table:table-cell office:value-type="float" office:value="0.0218312247" calcext:value-type="float">
            <text:p>0.02183122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38369" calcext:value-type="float">
            <text:p>0.00038369</text:p>
          </table:table-cell>
          <table:table-cell office:value-type="float" office:value="0.00934854" calcext:value-type="float">
            <text:p>0.00934854</text:p>
          </table:table-cell>
          <table:table-cell office:value-type="float" office:value="-0.0001140032" calcext:value-type="float">
            <text:p>-0.0001140032</text:p>
          </table:table-cell>
          <table:table-cell office:value-type="float" office:value="1378" calcext:value-type="float">
            <text:p>1378</text:p>
          </table:table-cell>
          <table:table-cell table:formula="of:=[.D1105]*100" office:value-type="float" office:value="0.04814132" calcext:value-type="float">
            <text:p>0.04814132</text:p>
          </table:table-cell>
          <table:table-cell table:formula="of:=[.E1105]*100" office:value-type="float" office:value="0.038369" calcext:value-type="float">
            <text:p>0.038369</text:p>
          </table:table-cell>
        </table:table-row>
        <table:table-row table:style-name="ro1">
          <table:table-cell office:value-type="float" office:value="69.03" calcext:value-type="float">
            <text:p>69.03</text:p>
          </table:table-cell>
          <table:table-cell office:value-type="float" office:value="179.0712585449" calcext:value-type="float">
            <text:p>179.0712585449</text:p>
          </table:table-cell>
          <table:table-cell office:value-type="float" office:value="0.045296182" calcext:value-type="float">
            <text:p>0.0452961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11553" calcext:value-type="float">
            <text:p>0.00011553</text:p>
          </table:table-cell>
          <table:table-cell office:value-type="float" office:value="0.00934854" calcext:value-type="float">
            <text:p>0.00934854</text:p>
          </table:table-cell>
          <table:table-cell office:value-type="float" office:value="-0.0001418168" calcext:value-type="float">
            <text:p>-0.0001418168</text:p>
          </table:table-cell>
          <table:table-cell office:value-type="float" office:value="1379" calcext:value-type="float">
            <text:p>1379</text:p>
          </table:table-cell>
          <table:table-cell table:formula="of:=[.D1106]*100" office:value-type="float" office:value="0.04814132" calcext:value-type="float">
            <text:p>0.04814132</text:p>
          </table:table-cell>
          <table:table-cell table:formula="of:=[.E1106]*100" office:value-type="float" office:value="0.011553" calcext:value-type="float">
            <text:p>0.011553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179.0790100098" calcext:value-type="float">
            <text:p>179.0790100098</text:p>
          </table:table-cell>
          <table:table-cell office:value-type="float" office:value="0.0151961941" calcext:value-type="float">
            <text:p>0.015196194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13807" calcext:value-type="float">
            <text:p>0.00013807</text:p>
          </table:table-cell>
          <table:table-cell office:value-type="float" office:value="0.00901135" calcext:value-type="float">
            <text:p>0.00901135</text:p>
          </table:table-cell>
          <table:table-cell office:value-type="float" office:value="-0.0001150046" calcext:value-type="float">
            <text:p>-0.0001150046</text:p>
          </table:table-cell>
          <table:table-cell office:value-type="float" office:value="1380" calcext:value-type="float">
            <text:p>1380</text:p>
          </table:table-cell>
          <table:table-cell table:formula="of:=[.D1107]*100" office:value-type="float" office:value="0.04814132" calcext:value-type="float">
            <text:p>0.04814132</text:p>
          </table:table-cell>
          <table:table-cell table:formula="of:=[.E1107]*100" office:value-type="float" office:value="0.013807" calcext:value-type="float">
            <text:p>0.013807</text:p>
          </table:table-cell>
        </table:table-row>
        <table:table-row table:style-name="ro1">
          <table:table-cell office:value-type="float" office:value="69.13" calcext:value-type="float">
            <text:p>69.13</text:p>
          </table:table-cell>
          <table:table-cell office:value-type="float" office:value="179.071105957" calcext:value-type="float">
            <text:p>179.071105957</text:p>
          </table:table-cell>
          <table:table-cell office:value-type="float" office:value="-0.0061331305" calcext:value-type="float">
            <text:p>-0.00613313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29482" calcext:value-type="float">
            <text:p>0.00029482</text:p>
          </table:table-cell>
          <table:table-cell office:value-type="float" office:value="0.00901135" calcext:value-type="float">
            <text:p>0.00901135</text:p>
          </table:table-cell>
          <table:table-cell office:value-type="float" office:value="-0.0000939389" calcext:value-type="float">
            <text:p>-9.39389E-05</text:p>
          </table:table-cell>
          <table:table-cell office:value-type="float" office:value="1381" calcext:value-type="float">
            <text:p>1381</text:p>
          </table:table-cell>
          <table:table-cell table:formula="of:=[.D1108]*100" office:value-type="float" office:value="0.04814132" calcext:value-type="float">
            <text:p>0.04814132</text:p>
          </table:table-cell>
          <table:table-cell table:formula="of:=[.E1108]*100" office:value-type="float" office:value="0.029482" calcext:value-type="float">
            <text:p>0.029482</text:p>
          </table:table-cell>
        </table:table-row>
        <table:table-row table:style-name="ro1">
          <table:table-cell office:value-type="float" office:value="69.18" calcext:value-type="float">
            <text:p>69.18</text:p>
          </table:table-cell>
          <table:table-cell office:value-type="float" office:value="179.0663604736" calcext:value-type="float">
            <text:p>179.0663604736</text:p>
          </table:table-cell>
          <table:table-cell office:value-type="float" office:value="-0.0165406218" calcext:value-type="float">
            <text:p>-0.016540621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6782" calcext:value-type="float">
            <text:p>0.00046782</text:p>
          </table:table-cell>
          <table:table-cell office:value-type="float" office:value="0.00857487" calcext:value-type="float">
            <text:p>0.00857487</text:p>
          </table:table-cell>
          <table:table-cell office:value-type="float" office:value="-0.0000735522" calcext:value-type="float">
            <text:p>-7.35522E-05</text:p>
          </table:table-cell>
          <table:table-cell office:value-type="float" office:value="1382" calcext:value-type="float">
            <text:p>1382</text:p>
          </table:table-cell>
          <table:table-cell table:formula="of:=[.D1109]*100" office:value-type="float" office:value="0.04814132" calcext:value-type="float">
            <text:p>0.04814132</text:p>
          </table:table-cell>
          <table:table-cell table:formula="of:=[.E1109]*100" office:value-type="float" office:value="0.046782" calcext:value-type="float">
            <text:p>0.046782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179.0532836914" calcext:value-type="float">
            <text:p>179.0532836914</text:p>
          </table:table-cell>
          <table:table-cell office:value-type="float" office:value="0.0058702779" calcext:value-type="float">
            <text:p>0.00587027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3338" calcext:value-type="float">
            <text:p>0.00043338</text:p>
          </table:table-cell>
          <table:table-cell office:value-type="float" office:value="0.00857487" calcext:value-type="float">
            <text:p>0.00857487</text:p>
          </table:table-cell>
          <table:table-cell office:value-type="float" office:value="-0.0001506832" calcext:value-type="float">
            <text:p>-0.0001506832</text:p>
          </table:table-cell>
          <table:table-cell office:value-type="float" office:value="1383" calcext:value-type="float">
            <text:p>1383</text:p>
          </table:table-cell>
          <table:table-cell table:formula="of:=[.D1110]*100" office:value-type="float" office:value="0.04814132" calcext:value-type="float">
            <text:p>0.04814132</text:p>
          </table:table-cell>
          <table:table-cell table:formula="of:=[.E1110]*100" office:value-type="float" office:value="0.043338" calcext:value-type="float">
            <text:p>0.043338</text:p>
          </table:table-cell>
        </table:table-row>
        <table:table-row table:style-name="ro1">
          <table:table-cell office:value-type="float" office:value="69.28" calcext:value-type="float">
            <text:p>69.28</text:p>
          </table:table-cell>
          <table:table-cell office:value-type="float" office:value="179.0515899658" calcext:value-type="float">
            <text:p>179.0515899658</text:p>
          </table:table-cell>
          <table:table-cell office:value-type="float" office:value="-0.0062188617" calcext:value-type="float">
            <text:p>-0.006218861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49095" calcext:value-type="float">
            <text:p>0.00049095</text:p>
          </table:table-cell>
          <table:table-cell office:value-type="float" office:value="0.00857487" calcext:value-type="float">
            <text:p>0.00857487</text:p>
          </table:table-cell>
          <table:table-cell office:value-type="float" office:value="-0.0001055011" calcext:value-type="float">
            <text:p>-0.0001055011</text:p>
          </table:table-cell>
          <table:table-cell office:value-type="float" office:value="1384" calcext:value-type="float">
            <text:p>1384</text:p>
          </table:table-cell>
          <table:table-cell table:formula="of:=[.D1111]*100" office:value-type="float" office:value="0.04814132" calcext:value-type="float">
            <text:p>0.04814132</text:p>
          </table:table-cell>
          <table:table-cell table:formula="of:=[.E1111]*100" office:value-type="float" office:value="0.049095" calcext:value-type="float">
            <text:p>0.049095</text:p>
          </table:table-cell>
        </table:table-row>
        <table:table-row table:style-name="ro1">
          <table:table-cell office:value-type="float" office:value="69.33" calcext:value-type="float">
            <text:p>69.33</text:p>
          </table:table-cell>
          <table:table-cell office:value-type="float" office:value="179.0511932373" calcext:value-type="float">
            <text:p>179.0511932373</text:p>
          </table:table-cell>
          <table:table-cell office:value-type="float" office:value="-0.0025968277" calcext:value-type="float">
            <text:p>-0.00259682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80552" calcext:value-type="float">
            <text:p>0.0080552</text:p>
          </table:table-cell>
          <table:table-cell office:value-type="float" office:value="-0.0000972234" calcext:value-type="float">
            <text:p>-9.72234E-05</text:p>
          </table:table-cell>
          <table:table-cell office:value-type="float" office:value="1385" calcext:value-type="float">
            <text:p>1385</text:p>
          </table:table-cell>
          <table:table-cell table:formula="of:=[.D1112]*100" office:value-type="float" office:value="0.04814132" calcext:value-type="float">
            <text:p>0.04814132</text:p>
          </table:table-cell>
          <table:table-cell table:formula="of:=[.E1112]*100" office:value-type="float" office:value="0.0505" calcext:value-type="float">
            <text:p>0.0505</text:p>
          </table:table-cell>
        </table:table-row>
        <table:table-row table:style-name="ro1">
          <table:table-cell office:value-type="float" office:value="69.38" calcext:value-type="float">
            <text:p>69.38</text:p>
          </table:table-cell>
          <table:table-cell office:value-type="float" office:value="179.0439300537" calcext:value-type="float">
            <text:p>179.0439300537</text:p>
          </table:table-cell>
          <table:table-cell office:value-type="float" office:value="-0.1084894881" calcext:value-type="float">
            <text:p>-0.108489488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21837" calcext:value-type="float">
            <text:p>0.00121837</text:p>
          </table:table-cell>
          <table:table-cell office:value-type="float" office:value="0.0080552" calcext:value-type="float">
            <text:p>0.0080552</text:p>
          </table:table-cell>
          <table:table-cell office:value-type="float" office:value="0.0001230834" calcext:value-type="float">
            <text:p>0.0001230834</text:p>
          </table:table-cell>
          <table:table-cell office:value-type="float" office:value="1386" calcext:value-type="float">
            <text:p>1386</text:p>
          </table:table-cell>
          <table:table-cell table:formula="of:=[.D1113]*100" office:value-type="float" office:value="0.04814132" calcext:value-type="float">
            <text:p>0.04814132</text:p>
          </table:table-cell>
          <table:table-cell table:formula="of:=[.E1113]*100" office:value-type="float" office:value="0.121837" calcext:value-type="float">
            <text:p>0.121837</text:p>
          </table:table-cell>
        </table:table-row>
        <table:table-row table:style-name="ro1">
          <table:table-cell office:value-type="float" office:value="69.43" calcext:value-type="float">
            <text:p>69.43</text:p>
          </table:table-cell>
          <table:table-cell office:value-type="float" office:value="179.0401306152" calcext:value-type="float">
            <text:p>179.0401306152</text:p>
          </table:table-cell>
          <table:table-cell office:value-type="float" office:value="-0.0695609283" calcext:value-type="float">
            <text:p>-0.06956092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3196" calcext:value-type="float">
            <text:p>0.00143196</text:p>
          </table:table-cell>
          <table:table-cell office:value-type="float" office:value="0.0080552" calcext:value-type="float">
            <text:p>0.0080552</text:p>
          </table:table-cell>
          <table:table-cell office:value-type="float" office:value="-0.0000776817" calcext:value-type="float">
            <text:p>-7.76817E-05</text:p>
          </table:table-cell>
          <table:table-cell office:value-type="float" office:value="1387" calcext:value-type="float">
            <text:p>1387</text:p>
          </table:table-cell>
          <table:table-cell table:formula="of:=[.D1114]*100" office:value-type="float" office:value="0.04814132" calcext:value-type="float">
            <text:p>0.04814132</text:p>
          </table:table-cell>
          <table:table-cell table:formula="of:=[.E1114]*100" office:value-type="float" office:value="0.143196" calcext:value-type="float">
            <text:p>0.143196</text:p>
          </table:table-cell>
        </table:table-row>
        <table:table-row table:style-name="ro1">
          <table:table-cell office:value-type="float" office:value="69.48" calcext:value-type="float">
            <text:p>69.48</text:p>
          </table:table-cell>
          <table:table-cell office:value-type="float" office:value="179.0464630127" calcext:value-type="float">
            <text:p>179.0464630127</text:p>
          </table:table-cell>
          <table:table-cell office:value-type="float" office:value="-0.1212321155" calcext:value-type="float">
            <text:p>-0.12123211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1696" calcext:value-type="float">
            <text:p>0.00191696</text:p>
          </table:table-cell>
          <table:table-cell office:value-type="float" office:value="0.00747161" calcext:value-type="float">
            <text:p>0.00747161</text:p>
          </table:table-cell>
          <table:table-cell office:value-type="float" office:value="-0.000044032" calcext:value-type="float">
            <text:p>-0.000044032</text:p>
          </table:table-cell>
          <table:table-cell office:value-type="float" office:value="1388" calcext:value-type="float">
            <text:p>1388</text:p>
          </table:table-cell>
          <table:table-cell table:formula="of:=[.D1115]*100" office:value-type="float" office:value="0.04814132" calcext:value-type="float">
            <text:p>0.04814132</text:p>
          </table:table-cell>
          <table:table-cell table:formula="of:=[.E1115]*100" office:value-type="float" office:value="0.191696" calcext:value-type="float">
            <text:p>0.191696</text:p>
          </table:table-cell>
        </table:table-row>
        <table:table-row table:style-name="ro1">
          <table:table-cell office:value-type="float" office:value="69.53" calcext:value-type="float">
            <text:p>69.53</text:p>
          </table:table-cell>
          <table:table-cell office:value-type="float" office:value="179.0465698242" calcext:value-type="float">
            <text:p>179.0465698242</text:p>
          </table:table-cell>
          <table:table-cell office:value-type="float" office:value="-0.0709829676" calcext:value-type="float">
            <text:p>-0.07098296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0404" calcext:value-type="float">
            <text:p>0.00190404</text:p>
          </table:table-cell>
          <table:table-cell office:value-type="float" office:value="0.00747161" calcext:value-type="float">
            <text:p>0.00747161</text:p>
          </table:table-cell>
          <table:table-cell office:value-type="float" office:value="-0.000012642" calcext:value-type="float">
            <text:p>-0.000012642</text:p>
          </table:table-cell>
          <table:table-cell office:value-type="float" office:value="1389" calcext:value-type="float">
            <text:p>1389</text:p>
          </table:table-cell>
          <table:table-cell table:formula="of:=[.D1116]*100" office:value-type="float" office:value="0.04814132" calcext:value-type="float">
            <text:p>0.04814132</text:p>
          </table:table-cell>
          <table:table-cell table:formula="of:=[.E1116]*100" office:value-type="float" office:value="0.190404" calcext:value-type="float">
            <text:p>0.190404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79.0421447754" calcext:value-type="float">
            <text:p>179.0421447754</text:p>
          </table:table-cell>
          <table:table-cell office:value-type="float" office:value="-0.0709577868" calcext:value-type="float">
            <text:p>-0.07095778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9532" calcext:value-type="float">
            <text:p>0.00189532</text:p>
          </table:table-cell>
          <table:table-cell office:value-type="float" office:value="0.00685788" calcext:value-type="float">
            <text:p>0.00685788</text:p>
          </table:table-cell>
          <table:table-cell office:value-type="float" office:value="0.0000152037" calcext:value-type="float">
            <text:p>1.52037E-05</text:p>
          </table:table-cell>
          <table:table-cell office:value-type="float" office:value="1390" calcext:value-type="float">
            <text:p>1390</text:p>
          </table:table-cell>
          <table:table-cell table:formula="of:=[.D1117]*100" office:value-type="float" office:value="0.04814132" calcext:value-type="float">
            <text:p>0.04814132</text:p>
          </table:table-cell>
          <table:table-cell table:formula="of:=[.E1117]*100" office:value-type="float" office:value="0.189532" calcext:value-type="float">
            <text:p>0.189532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79.0425872803" calcext:value-type="float">
            <text:p>179.0425872803</text:p>
          </table:table-cell>
          <table:table-cell office:value-type="float" office:value="-0.0115414835" calcext:value-type="float">
            <text:p>-0.01154148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49449" calcext:value-type="float">
            <text:p>0.00149449</text:p>
          </table:table-cell>
          <table:table-cell office:value-type="float" office:value="0.00685788" calcext:value-type="float">
            <text:p>0.00685788</text:p>
          </table:table-cell>
          <table:table-cell office:value-type="float" office:value="-0.0001974569" calcext:value-type="float">
            <text:p>-0.0001974569</text:p>
          </table:table-cell>
          <table:table-cell office:value-type="float" office:value="1391" calcext:value-type="float">
            <text:p>1391</text:p>
          </table:table-cell>
          <table:table-cell table:formula="of:=[.D1118]*100" office:value-type="float" office:value="0.04814132" calcext:value-type="float">
            <text:p>0.04814132</text:p>
          </table:table-cell>
          <table:table-cell table:formula="of:=[.E1118]*100" office:value-type="float" office:value="0.149449" calcext:value-type="float">
            <text:p>0.149449</text:p>
          </table:table-cell>
        </table:table-row>
        <table:table-row table:style-name="ro1">
          <table:table-cell office:value-type="float" office:value="69.68" calcext:value-type="float">
            <text:p>69.68</text:p>
          </table:table-cell>
          <table:table-cell office:value-type="float" office:value="179.025680542" calcext:value-type="float">
            <text:p>179.025680542</text:p>
          </table:table-cell>
          <table:table-cell office:value-type="float" office:value="-0.0784250954" calcext:value-type="float">
            <text:p>-0.07842509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67375" calcext:value-type="float">
            <text:p>0.00167375</text:p>
          </table:table-cell>
          <table:table-cell office:value-type="float" office:value="0.00685788" calcext:value-type="float">
            <text:p>0.00685788</text:p>
          </table:table-cell>
          <table:table-cell office:value-type="float" office:value="-0.0000370178" calcext:value-type="float">
            <text:p>-3.70178E-05</text:p>
          </table:table-cell>
          <table:table-cell office:value-type="float" office:value="1392" calcext:value-type="float">
            <text:p>1392</text:p>
          </table:table-cell>
          <table:table-cell table:formula="of:=[.D1119]*100" office:value-type="float" office:value="0.04814132" calcext:value-type="float">
            <text:p>0.04814132</text:p>
          </table:table-cell>
          <table:table-cell table:formula="of:=[.E1119]*100" office:value-type="float" office:value="0.167375" calcext:value-type="float">
            <text:p>0.167375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179.0190124512" calcext:value-type="float">
            <text:p>179.0190124512</text:p>
          </table:table-cell>
          <table:table-cell office:value-type="float" office:value="-0.0670144232" calcext:value-type="float">
            <text:p>-0.067014423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71659" calcext:value-type="float">
            <text:p>0.00171659</text:p>
          </table:table-cell>
          <table:table-cell office:value-type="float" office:value="0.00625468" calcext:value-type="float">
            <text:p>0.00625468</text:p>
          </table:table-cell>
          <table:table-cell office:value-type="float" office:value="-0.000055386" calcext:value-type="float">
            <text:p>-0.000055386</text:p>
          </table:table-cell>
          <table:table-cell office:value-type="float" office:value="1393" calcext:value-type="float">
            <text:p>1393</text:p>
          </table:table-cell>
          <table:table-cell table:formula="of:=[.D1120]*100" office:value-type="float" office:value="0.04814132" calcext:value-type="float">
            <text:p>0.04814132</text:p>
          </table:table-cell>
          <table:table-cell table:formula="of:=[.E1120]*100" office:value-type="float" office:value="0.171659" calcext:value-type="float">
            <text:p>0.171659</text:p>
          </table:table-cell>
        </table:table-row>
        <table:table-row table:style-name="ro1">
          <table:table-cell office:value-type="float" office:value="69.78" calcext:value-type="float">
            <text:p>69.78</text:p>
          </table:table-cell>
          <table:table-cell office:value-type="float" office:value="179.0218200684" calcext:value-type="float">
            <text:p>179.0218200684</text:p>
          </table:table-cell>
          <table:table-cell office:value-type="float" office:value="-0.0380288196" calcext:value-type="float">
            <text:p>-0.038028819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55224" calcext:value-type="float">
            <text:p>0.00155224</text:p>
          </table:table-cell>
          <table:table-cell office:value-type="float" office:value="0.00625468" calcext:value-type="float">
            <text:p>0.00625468</text:p>
          </table:table-cell>
          <table:table-cell office:value-type="float" office:value="-0.0001680014" calcext:value-type="float">
            <text:p>-0.0001680014</text:p>
          </table:table-cell>
          <table:table-cell office:value-type="float" office:value="1394" calcext:value-type="float">
            <text:p>1394</text:p>
          </table:table-cell>
          <table:table-cell table:formula="of:=[.D1121]*100" office:value-type="float" office:value="0.04814132" calcext:value-type="float">
            <text:p>0.04814132</text:p>
          </table:table-cell>
          <table:table-cell table:formula="of:=[.E1121]*100" office:value-type="float" office:value="0.155224" calcext:value-type="float">
            <text:p>0.155224</text:p>
          </table:table-cell>
        </table:table-row>
        <table:table-row table:style-name="ro1">
          <table:table-cell office:value-type="float" office:value="69.83" calcext:value-type="float">
            <text:p>69.83</text:p>
          </table:table-cell>
          <table:table-cell office:value-type="float" office:value="179.0196380615" calcext:value-type="float">
            <text:p>179.0196380615</text:p>
          </table:table-cell>
          <table:table-cell office:value-type="float" office:value="0.0040435439" calcext:value-type="float">
            <text:p>0.00404354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6367" calcext:value-type="float">
            <text:p>0.00116367</text:p>
          </table:table-cell>
          <table:table-cell office:value-type="float" office:value="0.00628078" calcext:value-type="float">
            <text:p>0.00628078</text:p>
          </table:table-cell>
          <table:table-cell office:value-type="float" office:value="-0.0001933965" calcext:value-type="float">
            <text:p>-0.0001933965</text:p>
          </table:table-cell>
          <table:table-cell office:value-type="float" office:value="1395" calcext:value-type="float">
            <text:p>1395</text:p>
          </table:table-cell>
          <table:table-cell table:formula="of:=[.D1122]*100" office:value-type="float" office:value="0.04814132" calcext:value-type="float">
            <text:p>0.04814132</text:p>
          </table:table-cell>
          <table:table-cell table:formula="of:=[.E1122]*100" office:value-type="float" office:value="0.116367" calcext:value-type="float">
            <text:p>0.116367</text:p>
          </table:table-cell>
        </table:table-row>
        <table:table-row table:style-name="ro1">
          <table:table-cell office:value-type="float" office:value="69.88" calcext:value-type="float">
            <text:p>69.88</text:p>
          </table:table-cell>
          <table:table-cell office:value-type="float" office:value="179.0247497559" calcext:value-type="float">
            <text:p>179.0247497559</text:p>
          </table:table-cell>
          <table:table-cell office:value-type="float" office:value="-0.0319789484" calcext:value-type="float">
            <text:p>-0.03197894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4585" calcext:value-type="float">
            <text:p>0.00114585</text:p>
          </table:table-cell>
          <table:table-cell office:value-type="float" office:value="0.00569623" calcext:value-type="float">
            <text:p>0.00569623</text:p>
          </table:table-cell>
          <table:table-cell office:value-type="float" office:value="-0.0000709359" calcext:value-type="float">
            <text:p>-7.09359E-05</text:p>
          </table:table-cell>
          <table:table-cell office:value-type="float" office:value="1396" calcext:value-type="float">
            <text:p>1396</text:p>
          </table:table-cell>
          <table:table-cell table:formula="of:=[.D1123]*100" office:value-type="float" office:value="0.04814132" calcext:value-type="float">
            <text:p>0.04814132</text:p>
          </table:table-cell>
          <table:table-cell table:formula="of:=[.E1123]*100" office:value-type="float" office:value="0.114585" calcext:value-type="float">
            <text:p>0.114585</text:p>
          </table:table-cell>
        </table:table-row>
        <table:table-row table:style-name="ro1">
          <table:table-cell office:value-type="float" office:value="69.93" calcext:value-type="float">
            <text:p>69.93</text:p>
          </table:table-cell>
          <table:table-cell office:value-type="float" office:value="179.0279846191" calcext:value-type="float">
            <text:p>179.0279846191</text:p>
          </table:table-cell>
          <table:table-cell office:value-type="float" office:value="-0.0003543343" calcext:value-type="float">
            <text:p>-0.00035433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92378" calcext:value-type="float">
            <text:p>0.00092378</text:p>
          </table:table-cell>
          <table:table-cell office:value-type="float" office:value="0.00569623" calcext:value-type="float">
            <text:p>0.00569623</text:p>
          </table:table-cell>
          <table:table-cell office:value-type="float" office:value="-0.0001523254" calcext:value-type="float">
            <text:p>-0.0001523254</text:p>
          </table:table-cell>
          <table:table-cell office:value-type="float" office:value="1397" calcext:value-type="float">
            <text:p>1397</text:p>
          </table:table-cell>
          <table:table-cell table:formula="of:=[.D1124]*100" office:value-type="float" office:value="0.04814132" calcext:value-type="float">
            <text:p>0.04814132</text:p>
          </table:table-cell>
          <table:table-cell table:formula="of:=[.E1124]*100" office:value-type="float" office:value="0.092378" calcext:value-type="float">
            <text:p>0.092378</text:p>
          </table:table-cell>
        </table:table-row>
        <table:table-row table:style-name="ro1">
          <table:table-cell office:value-type="float" office:value="69.98" calcext:value-type="float">
            <text:p>69.98</text:p>
          </table:table-cell>
          <table:table-cell office:value-type="float" office:value="179.0261993408" calcext:value-type="float">
            <text:p>179.0261993408</text:p>
          </table:table-cell>
          <table:table-cell office:value-type="float" office:value="-0.0198561699" calcext:value-type="float">
            <text:p>-0.01985616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090639" calcext:value-type="float">
            <text:p>0.00090639</text:p>
          </table:table-cell>
          <table:table-cell office:value-type="float" office:value="0.00522702" calcext:value-type="float">
            <text:p>0.00522702</text:p>
          </table:table-cell>
          <table:table-cell office:value-type="float" office:value="-0.0002795197" calcext:value-type="float">
            <text:p>-0.0002795197</text:p>
          </table:table-cell>
          <table:table-cell office:value-type="float" office:value="1398" calcext:value-type="float">
            <text:p>1398</text:p>
          </table:table-cell>
          <table:table-cell table:formula="of:=[.D1125]*100" office:value-type="float" office:value="0.04814132" calcext:value-type="float">
            <text:p>0.04814132</text:p>
          </table:table-cell>
          <table:table-cell table:formula="of:=[.E1125]*100" office:value-type="float" office:value="0.090639" calcext:value-type="float">
            <text:p>0.090639</text:p>
          </table:table-cell>
        </table:table-row>
        <table:table-row table:style-name="ro1">
          <table:table-cell office:value-type="float" office:value="70.03" calcext:value-type="float">
            <text:p>70.03</text:p>
          </table:table-cell>
          <table:table-cell office:value-type="float" office:value="179.0424346924" calcext:value-type="float">
            <text:p>179.0424346924</text:p>
          </table:table-cell>
          <table:table-cell office:value-type="float" office:value="-0.0399767443" calcext:value-type="float">
            <text:p>-0.03997674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02865" calcext:value-type="float">
            <text:p>0.00102865</text:p>
          </table:table-cell>
          <table:table-cell office:value-type="float" office:value="0.00522702" calcext:value-type="float">
            <text:p>0.00522702</text:p>
          </table:table-cell>
          <table:table-cell office:value-type="float" office:value="-0.000144837" calcext:value-type="float">
            <text:p>-0.000144837</text:p>
          </table:table-cell>
          <table:table-cell office:value-type="float" office:value="1399" calcext:value-type="float">
            <text:p>1399</text:p>
          </table:table-cell>
          <table:table-cell table:formula="of:=[.D1126]*100" office:value-type="float" office:value="0.04814132" calcext:value-type="float">
            <text:p>0.04814132</text:p>
          </table:table-cell>
          <table:table-cell table:formula="of:=[.E1126]*100" office:value-type="float" office:value="0.102865" calcext:value-type="float">
            <text:p>0.102865</text:p>
          </table:table-cell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179.048324585" calcext:value-type="float">
            <text:p>179.048324585</text:p>
          </table:table-cell>
          <table:table-cell office:value-type="float" office:value="-0.0408813271" calcext:value-type="float">
            <text:p>-0.04088132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11563" calcext:value-type="float">
            <text:p>0.00111563</text:p>
          </table:table-cell>
          <table:table-cell office:value-type="float" office:value="0.00526373" calcext:value-type="float">
            <text:p>0.00526373</text:p>
          </table:table-cell>
          <table:table-cell office:value-type="float" office:value="0.000001949" calcext:value-type="float">
            <text:p>0.000001949</text:p>
          </table:table-cell>
          <table:table-cell office:value-type="float" office:value="1400" calcext:value-type="float">
            <text:p>1400</text:p>
          </table:table-cell>
          <table:table-cell table:formula="of:=[.D1127]*100" office:value-type="float" office:value="0.04814132" calcext:value-type="float">
            <text:p>0.04814132</text:p>
          </table:table-cell>
          <table:table-cell table:formula="of:=[.E1127]*100" office:value-type="float" office:value="0.111563" calcext:value-type="float">
            <text:p>0.111563</text:p>
          </table:table-cell>
        </table:table-row>
        <table:table-row table:style-name="ro1">
          <table:table-cell office:value-type="float" office:value="70.13" calcext:value-type="float">
            <text:p>70.13</text:p>
          </table:table-cell>
          <table:table-cell office:value-type="float" office:value="179.0405273438" calcext:value-type="float">
            <text:p>179.0405273438</text:p>
          </table:table-cell>
          <table:table-cell office:value-type="float" office:value="-0.1392688842" calcext:value-type="float">
            <text:p>-0.139268884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8274" calcext:value-type="float">
            <text:p>0.0018274</text:p>
          </table:table-cell>
          <table:table-cell office:value-type="float" office:value="0.00487579" calcext:value-type="float">
            <text:p>0.00487579</text:p>
          </table:table-cell>
          <table:table-cell office:value-type="float" office:value="0.000129321" calcext:value-type="float">
            <text:p>0.000129321</text:p>
          </table:table-cell>
          <table:table-cell office:value-type="float" office:value="1401" calcext:value-type="float">
            <text:p>1401</text:p>
          </table:table-cell>
          <table:table-cell table:formula="of:=[.D1128]*100" office:value-type="float" office:value="0.04814132" calcext:value-type="float">
            <text:p>0.04814132</text:p>
          </table:table-cell>
          <table:table-cell table:formula="of:=[.E1128]*100" office:value-type="float" office:value="0.18274" calcext:value-type="float">
            <text:p>0.18274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179.0397949219" calcext:value-type="float">
            <text:p>179.0397949219</text:p>
          </table:table-cell>
          <table:table-cell office:value-type="float" office:value="-0.1107793929" calcext:value-type="float">
            <text:p>-0.11077939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0934" calcext:value-type="float">
            <text:p>0.00210934</text:p>
          </table:table-cell>
          <table:table-cell office:value-type="float" office:value="0.00487579" calcext:value-type="float">
            <text:p>0.00487579</text:p>
          </table:table-cell>
          <table:table-cell office:value-type="float" office:value="0.0000308089" calcext:value-type="float">
            <text:p>3.08089E-05</text:p>
          </table:table-cell>
          <table:table-cell office:value-type="float" office:value="1402" calcext:value-type="float">
            <text:p>1402</text:p>
          </table:table-cell>
          <table:table-cell table:formula="of:=[.D1129]*100" office:value-type="float" office:value="0.04814132" calcext:value-type="float">
            <text:p>0.04814132</text:p>
          </table:table-cell>
          <table:table-cell table:formula="of:=[.E1129]*100" office:value-type="float" office:value="0.210934" calcext:value-type="float">
            <text:p>0.210934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179.0350036621" calcext:value-type="float">
            <text:p>179.0350036621</text:p>
          </table:table-cell>
          <table:table-cell office:value-type="float" office:value="-0.1128955656" calcext:value-type="float">
            <text:p>-0.11289556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1012" calcext:value-type="float">
            <text:p>0.00231012</text:p>
          </table:table-cell>
          <table:table-cell office:value-type="float" office:value="0.00466174" calcext:value-type="float">
            <text:p>0.00466174</text:p>
          </table:table-cell>
          <table:table-cell office:value-type="float" office:value="0.0001204726" calcext:value-type="float">
            <text:p>0.0001204726</text:p>
          </table:table-cell>
          <table:table-cell office:value-type="float" office:value="1403" calcext:value-type="float">
            <text:p>1403</text:p>
          </table:table-cell>
          <table:table-cell table:formula="of:=[.D1130]*100" office:value-type="float" office:value="0.04814132" calcext:value-type="float">
            <text:p>0.04814132</text:p>
          </table:table-cell>
          <table:table-cell table:formula="of:=[.E1130]*100" office:value-type="float" office:value="0.231012" calcext:value-type="float">
            <text:p>0.231012</text:p>
          </table:table-cell>
        </table:table-row>
        <table:table-row table:style-name="ro1">
          <table:table-cell office:value-type="float" office:value="70.28" calcext:value-type="float">
            <text:p>70.28</text:p>
          </table:table-cell>
          <table:table-cell office:value-type="float" office:value="179.0434570312" calcext:value-type="float">
            <text:p>179.0434570312</text:p>
          </table:table-cell>
          <table:table-cell office:value-type="float" office:value="-0.0968860706" calcext:value-type="float">
            <text:p>-0.096886070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33663" calcext:value-type="float">
            <text:p>0.00233663</text:p>
          </table:table-cell>
          <table:table-cell office:value-type="float" office:value="0.00466174" calcext:value-type="float">
            <text:p>0.00466174</text:p>
          </table:table-cell>
          <table:table-cell office:value-type="float" office:value="-0.00017026" calcext:value-type="float">
            <text:p>-0.00017026</text:p>
          </table:table-cell>
          <table:table-cell office:value-type="float" office:value="1404" calcext:value-type="float">
            <text:p>1404</text:p>
          </table:table-cell>
          <table:table-cell table:formula="of:=[.D1131]*100" office:value-type="float" office:value="0.04814132" calcext:value-type="float">
            <text:p>0.04814132</text:p>
          </table:table-cell>
          <table:table-cell table:formula="of:=[.E1131]*100" office:value-type="float" office:value="0.233663" calcext:value-type="float">
            <text:p>0.233663</text:p>
          </table:table-cell>
        </table:table-row>
        <table:table-row table:style-name="ro1">
          <table:table-cell office:value-type="float" office:value="70.33" calcext:value-type="float">
            <text:p>70.33</text:p>
          </table:table-cell>
          <table:table-cell office:value-type="float" office:value="179.0512542725" calcext:value-type="float">
            <text:p>179.0512542725</text:p>
          </table:table-cell>
          <table:table-cell office:value-type="float" office:value="-0.0867213684" calcext:value-type="float">
            <text:p>-0.08672136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8661" calcext:value-type="float">
            <text:p>0.00228661</text:p>
          </table:table-cell>
          <table:table-cell office:value-type="float" office:value="0.00466174" calcext:value-type="float">
            <text:p>0.00466174</text:p>
          </table:table-cell>
          <table:table-cell office:value-type="float" office:value="-0.0000940577" calcext:value-type="float">
            <text:p>-9.40577E-05</text:p>
          </table:table-cell>
          <table:table-cell office:value-type="float" office:value="1405" calcext:value-type="float">
            <text:p>1405</text:p>
          </table:table-cell>
          <table:table-cell table:formula="of:=[.D1132]*100" office:value-type="float" office:value="0.04814132" calcext:value-type="float">
            <text:p>0.04814132</text:p>
          </table:table-cell>
          <table:table-cell table:formula="of:=[.E1132]*100" office:value-type="float" office:value="0.228661" calcext:value-type="float">
            <text:p>0.228661</text:p>
          </table:table-cell>
        </table:table-row>
        <table:table-row table:style-name="ro1">
          <table:table-cell office:value-type="float" office:value="70.38" calcext:value-type="float">
            <text:p>70.38</text:p>
          </table:table-cell>
          <table:table-cell office:value-type="float" office:value="179.0518493652" calcext:value-type="float">
            <text:p>179.0518493652</text:p>
          </table:table-cell>
          <table:table-cell office:value-type="float" office:value="-0.1288038916" calcext:value-type="float">
            <text:p>-0.128803891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53328" calcext:value-type="float">
            <text:p>0.00253328</text:p>
          </table:table-cell>
          <table:table-cell office:value-type="float" office:value="0.00459651" calcext:value-type="float">
            <text:p>0.00459651</text:p>
          </table:table-cell>
          <table:table-cell office:value-type="float" office:value="0.0000604399" calcext:value-type="float">
            <text:p>6.04399E-05</text:p>
          </table:table-cell>
          <table:table-cell office:value-type="float" office:value="1406" calcext:value-type="float">
            <text:p>1406</text:p>
          </table:table-cell>
          <table:table-cell table:formula="of:=[.D1133]*100" office:value-type="float" office:value="0.04814132" calcext:value-type="float">
            <text:p>0.04814132</text:p>
          </table:table-cell>
          <table:table-cell table:formula="of:=[.E1133]*100" office:value-type="float" office:value="0.253328" calcext:value-type="float">
            <text:p>0.253328</text:p>
          </table:table-cell>
        </table:table-row>
        <table:table-row table:style-name="ro1">
          <table:table-cell office:value-type="float" office:value="70.43" calcext:value-type="float">
            <text:p>70.43</text:p>
          </table:table-cell>
          <table:table-cell office:value-type="float" office:value="179.0612182617" calcext:value-type="float">
            <text:p>179.0612182617</text:p>
          </table:table-cell>
          <table:table-cell office:value-type="float" office:value="-0.1307934125" calcext:value-type="float">
            <text:p>-0.130793412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0987" calcext:value-type="float">
            <text:p>0.00270987</text:p>
          </table:table-cell>
          <table:table-cell office:value-type="float" office:value="0.00459651" calcext:value-type="float">
            <text:p>0.00459651</text:p>
          </table:table-cell>
          <table:table-cell office:value-type="float" office:value="-0.000014015" calcext:value-type="float">
            <text:p>-0.000014015</text:p>
          </table:table-cell>
          <table:table-cell office:value-type="float" office:value="1407" calcext:value-type="float">
            <text:p>1407</text:p>
          </table:table-cell>
          <table:table-cell table:formula="of:=[.D1134]*100" office:value-type="float" office:value="0.04814132" calcext:value-type="float">
            <text:p>0.04814132</text:p>
          </table:table-cell>
          <table:table-cell table:formula="of:=[.E1134]*100" office:value-type="float" office:value="0.270987" calcext:value-type="float">
            <text:p>0.270987</text:p>
          </table:table-cell>
        </table:table-row>
        <table:table-row table:style-name="ro1">
          <table:table-cell office:value-type="float" office:value="70.48" calcext:value-type="float">
            <text:p>70.48</text:p>
          </table:table-cell>
          <table:table-cell office:value-type="float" office:value="179.063293457" calcext:value-type="float">
            <text:p>179.063293457</text:p>
          </table:table-cell>
          <table:table-cell office:value-type="float" office:value="-0.1031511259" calcext:value-type="float">
            <text:p>-0.10315112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4302" calcext:value-type="float">
            <text:p>0.00264302</text:p>
          </table:table-cell>
          <table:table-cell office:value-type="float" office:value="0.0046292" calcext:value-type="float">
            <text:p>0.0046292</text:p>
          </table:table-cell>
          <table:table-cell office:value-type="float" office:value="-0.0001290704" calcext:value-type="float">
            <text:p>-0.0001290704</text:p>
          </table:table-cell>
          <table:table-cell office:value-type="float" office:value="1408" calcext:value-type="float">
            <text:p>1408</text:p>
          </table:table-cell>
          <table:table-cell table:formula="of:=[.D1135]*100" office:value-type="float" office:value="0.04814132" calcext:value-type="float">
            <text:p>0.04814132</text:p>
          </table:table-cell>
          <table:table-cell table:formula="of:=[.E1135]*100" office:value-type="float" office:value="0.264302" calcext:value-type="float">
            <text:p>0.264302</text:p>
          </table:table-cell>
        </table:table-row>
        <table:table-row table:style-name="ro1">
          <table:table-cell office:value-type="float" office:value="70.53" calcext:value-type="float">
            <text:p>70.53</text:p>
          </table:table-cell>
          <table:table-cell office:value-type="float" office:value="179.0631561279" calcext:value-type="float">
            <text:p>179.0631561279</text:p>
          </table:table-cell>
          <table:table-cell office:value-type="float" office:value="-0.1200817885" calcext:value-type="float">
            <text:p>-0.12008178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1132" calcext:value-type="float">
            <text:p>0.00271132</text:p>
          </table:table-cell>
          <table:table-cell office:value-type="float" office:value="0.00468222" calcext:value-type="float">
            <text:p>0.00468222</text:p>
          </table:table-cell>
          <table:table-cell office:value-type="float" office:value="-0.0000765816" calcext:value-type="float">
            <text:p>-7.65816E-05</text:p>
          </table:table-cell>
          <table:table-cell office:value-type="float" office:value="1409" calcext:value-type="float">
            <text:p>1409</text:p>
          </table:table-cell>
          <table:table-cell table:formula="of:=[.D1136]*100" office:value-type="float" office:value="0.04814132" calcext:value-type="float">
            <text:p>0.04814132</text:p>
          </table:table-cell>
          <table:table-cell table:formula="of:=[.E1136]*100" office:value-type="float" office:value="0.271132" calcext:value-type="float">
            <text:p>0.271132</text:p>
          </table:table-cell>
        </table:table-row>
        <table:table-row table:style-name="ro1">
          <table:table-cell office:value-type="float" office:value="70.58" calcext:value-type="float">
            <text:p>70.58</text:p>
          </table:table-cell>
          <table:table-cell office:value-type="float" office:value="179.0723114014" calcext:value-type="float">
            <text:p>179.0723114014</text:p>
          </table:table-cell>
          <table:table-cell office:value-type="float" office:value="-0.1240142947" calcext:value-type="float">
            <text:p>-0.12401429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8269" calcext:value-type="float">
            <text:p>0.00278269</text:p>
          </table:table-cell>
          <table:table-cell office:value-type="float" office:value="0.00470856" calcext:value-type="float">
            <text:p>0.00470856</text:p>
          </table:table-cell>
          <table:table-cell office:value-type="float" office:value="-0.000047958" calcext:value-type="float">
            <text:p>-0.000047958</text:p>
          </table:table-cell>
          <table:table-cell office:value-type="float" office:value="1410" calcext:value-type="float">
            <text:p>1410</text:p>
          </table:table-cell>
          <table:table-cell table:formula="of:=[.D1137]*100" office:value-type="float" office:value="0.04814132" calcext:value-type="float">
            <text:p>0.04814132</text:p>
          </table:table-cell>
          <table:table-cell table:formula="of:=[.E1137]*100" office:value-type="float" office:value="0.278269" calcext:value-type="float">
            <text:p>0.278269</text:p>
          </table:table-cell>
        </table:table-row>
        <table:table-row table:style-name="ro1">
          <table:table-cell office:value-type="float" office:value="70.63" calcext:value-type="float">
            <text:p>70.63</text:p>
          </table:table-cell>
          <table:table-cell office:value-type="float" office:value="179.0686035156" calcext:value-type="float">
            <text:p>179.0686035156</text:p>
          </table:table-cell>
          <table:table-cell office:value-type="float" office:value="-0.1016867755" calcext:value-type="float">
            <text:p>-0.10168677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8151" calcext:value-type="float">
            <text:p>0.00268151</text:p>
          </table:table-cell>
          <table:table-cell office:value-type="float" office:value="0.00489809" calcext:value-type="float">
            <text:p>0.00489809</text:p>
          </table:table-cell>
          <table:table-cell office:value-type="float" office:value="-0.0001280114" calcext:value-type="float">
            <text:p>-0.0001280114</text:p>
          </table:table-cell>
          <table:table-cell office:value-type="float" office:value="1411" calcext:value-type="float">
            <text:p>1411</text:p>
          </table:table-cell>
          <table:table-cell table:formula="of:=[.D1138]*100" office:value-type="float" office:value="0.04814132" calcext:value-type="float">
            <text:p>0.04814132</text:p>
          </table:table-cell>
          <table:table-cell table:formula="of:=[.E1138]*100" office:value-type="float" office:value="0.268151" calcext:value-type="float">
            <text:p>0.268151</text:p>
          </table:table-cell>
        </table:table-row>
        <table:table-row table:style-name="ro1">
          <table:table-cell office:value-type="float" office:value="70.68" calcext:value-type="float">
            <text:p>70.68</text:p>
          </table:table-cell>
          <table:table-cell office:value-type="float" office:value="179.064743042" calcext:value-type="float">
            <text:p>179.064743042</text:p>
          </table:table-cell>
          <table:table-cell office:value-type="float" office:value="-0.110209501" calcext:value-type="float">
            <text:p>-0.1102095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7117" calcext:value-type="float">
            <text:p>0.00267117</text:p>
          </table:table-cell>
          <table:table-cell office:value-type="float" office:value="0.00489809" calcext:value-type="float">
            <text:p>0.00489809</text:p>
          </table:table-cell>
          <table:table-cell office:value-type="float" office:value="-0.0000571767" calcext:value-type="float">
            <text:p>-5.71767E-05</text:p>
          </table:table-cell>
          <table:table-cell office:value-type="float" office:value="1412" calcext:value-type="float">
            <text:p>1412</text:p>
          </table:table-cell>
          <table:table-cell table:formula="of:=[.D1139]*100" office:value-type="float" office:value="0.04814132" calcext:value-type="float">
            <text:p>0.04814132</text:p>
          </table:table-cell>
          <table:table-cell table:formula="of:=[.E1139]*100" office:value-type="float" office:value="0.267117" calcext:value-type="float">
            <text:p>0.267117</text:p>
          </table:table-cell>
        </table:table-row>
        <table:table-row table:style-name="ro1">
          <table:table-cell office:value-type="float" office:value="70.73" calcext:value-type="float">
            <text:p>70.73</text:p>
          </table:table-cell>
          <table:table-cell office:value-type="float" office:value="179.0643615723" calcext:value-type="float">
            <text:p>179.0643615723</text:p>
          </table:table-cell>
          <table:table-cell office:value-type="float" office:value="-0.135654619" calcext:value-type="float">
            <text:p>-0.13565461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35" calcext:value-type="float">
            <text:p>0.0028335</text:p>
          </table:table-cell>
          <table:table-cell office:value-type="float" office:value="0.00491779" calcext:value-type="float">
            <text:p>0.00491779</text:p>
          </table:table-cell>
          <table:table-cell office:value-type="float" office:value="-0.0000342264" calcext:value-type="float">
            <text:p>-3.42264E-05</text:p>
          </table:table-cell>
          <table:table-cell office:value-type="float" office:value="1413" calcext:value-type="float">
            <text:p>1413</text:p>
          </table:table-cell>
          <table:table-cell table:formula="of:=[.D1140]*100" office:value-type="float" office:value="0.04814132" calcext:value-type="float">
            <text:p>0.04814132</text:p>
          </table:table-cell>
          <table:table-cell table:formula="of:=[.E1140]*100" office:value-type="float" office:value="0.28335" calcext:value-type="float">
            <text:p>0.28335</text:p>
          </table:table-cell>
        </table:table-row>
        <table:table-row table:style-name="ro1">
          <table:table-cell office:value-type="float" office:value="70.78" calcext:value-type="float">
            <text:p>70.78</text:p>
          </table:table-cell>
          <table:table-cell office:value-type="float" office:value="179.0785980225" calcext:value-type="float">
            <text:p>179.0785980225</text:p>
          </table:table-cell>
          <table:table-cell office:value-type="float" office:value="-0.1179196643" calcext:value-type="float">
            <text:p>-0.11791966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2309" calcext:value-type="float">
            <text:p>0.00282309</text:p>
          </table:table-cell>
          <table:table-cell office:value-type="float" office:value="0.00522166" calcext:value-type="float">
            <text:p>0.00522166</text:p>
          </table:table-cell>
          <table:table-cell office:value-type="float" office:value="-0.000088512" calcext:value-type="float">
            <text:p>-0.000088512</text:p>
          </table:table-cell>
          <table:table-cell office:value-type="float" office:value="1414" calcext:value-type="float">
            <text:p>1414</text:p>
          </table:table-cell>
          <table:table-cell table:formula="of:=[.D1141]*100" office:value-type="float" office:value="0.04814132" calcext:value-type="float">
            <text:p>0.04814132</text:p>
          </table:table-cell>
          <table:table-cell table:formula="of:=[.E1141]*100" office:value-type="float" office:value="0.282309" calcext:value-type="float">
            <text:p>0.282309</text:p>
          </table:table-cell>
        </table:table-row>
        <table:table-row table:style-name="ro1">
          <table:table-cell office:value-type="float" office:value="70.83" calcext:value-type="float">
            <text:p>70.83</text:p>
          </table:table-cell>
          <table:table-cell office:value-type="float" office:value="179.062286377" calcext:value-type="float">
            <text:p>179.062286377</text:p>
          </table:table-cell>
          <table:table-cell office:value-type="float" office:value="-0.1454765684" calcext:value-type="float">
            <text:p>-0.14547656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9941" calcext:value-type="float">
            <text:p>0.00299941</text:p>
          </table:table-cell>
          <table:table-cell office:value-type="float" office:value="0.00522166" calcext:value-type="float">
            <text:p>0.00522166</text:p>
          </table:table-cell>
          <table:table-cell office:value-type="float" office:value="0.0000281334" calcext:value-type="float">
            <text:p>2.81334E-05</text:p>
          </table:table-cell>
          <table:table-cell office:value-type="float" office:value="1415" calcext:value-type="float">
            <text:p>1415</text:p>
          </table:table-cell>
          <table:table-cell table:formula="of:=[.D1142]*100" office:value-type="float" office:value="0.04814132" calcext:value-type="float">
            <text:p>0.04814132</text:p>
          </table:table-cell>
          <table:table-cell table:formula="of:=[.E1142]*100" office:value-type="float" office:value="0.299941" calcext:value-type="float">
            <text:p>0.299941</text:p>
          </table:table-cell>
        </table:table-row>
        <table:table-row table:style-name="ro1">
          <table:table-cell office:value-type="float" office:value="70.88" calcext:value-type="float">
            <text:p>70.88</text:p>
          </table:table-cell>
          <table:table-cell office:value-type="float" office:value="179.0611419678" calcext:value-type="float">
            <text:p>179.0611419678</text:p>
          </table:table-cell>
          <table:table-cell office:value-type="float" office:value="-0.1296139755" calcext:value-type="float">
            <text:p>-0.12961397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1071" calcext:value-type="float">
            <text:p>0.00301071</text:p>
          </table:table-cell>
          <table:table-cell office:value-type="float" office:value="0.00562344" calcext:value-type="float">
            <text:p>0.00562344</text:p>
          </table:table-cell>
          <table:table-cell office:value-type="float" office:value="0.0001476009" calcext:value-type="float">
            <text:p>0.0001476009</text:p>
          </table:table-cell>
          <table:table-cell office:value-type="float" office:value="1416" calcext:value-type="float">
            <text:p>1416</text:p>
          </table:table-cell>
          <table:table-cell table:formula="of:=[.D1143]*100" office:value-type="float" office:value="0.04814132" calcext:value-type="float">
            <text:p>0.04814132</text:p>
          </table:table-cell>
          <table:table-cell table:formula="of:=[.E1143]*100" office:value-type="float" office:value="0.301071" calcext:value-type="float">
            <text:p>0.301071</text:p>
          </table:table-cell>
        </table:table-row>
        <table:table-row table:style-name="ro1">
          <table:table-cell office:value-type="float" office:value="70.93" calcext:value-type="float">
            <text:p>70.93</text:p>
          </table:table-cell>
          <table:table-cell office:value-type="float" office:value="179.0623931885" calcext:value-type="float">
            <text:p>179.0623931885</text:p>
          </table:table-cell>
          <table:table-cell office:value-type="float" office:value="-0.1100733229" calcext:value-type="float">
            <text:p>-0.11007332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827" calcext:value-type="float">
            <text:p>0.00288827</text:p>
          </table:table-cell>
          <table:table-cell office:value-type="float" office:value="0.00562344" calcext:value-type="float">
            <text:p>0.00562344</text:p>
          </table:table-cell>
          <table:table-cell office:value-type="float" office:value="-0.0001328355" calcext:value-type="float">
            <text:p>-0.0001328355</text:p>
          </table:table-cell>
          <table:table-cell office:value-type="float" office:value="1417" calcext:value-type="float">
            <text:p>1417</text:p>
          </table:table-cell>
          <table:table-cell table:formula="of:=[.D1144]*100" office:value-type="float" office:value="0.04814132" calcext:value-type="float">
            <text:p>0.04814132</text:p>
          </table:table-cell>
          <table:table-cell table:formula="of:=[.E1144]*100" office:value-type="float" office:value="0.288827" calcext:value-type="float">
            <text:p>0.288827</text:p>
          </table:table-cell>
        </table:table-row>
        <table:table-row table:style-name="ro1">
          <table:table-cell office:value-type="float" office:value="70.98" calcext:value-type="float">
            <text:p>70.98</text:p>
          </table:table-cell>
          <table:table-cell office:value-type="float" office:value="179.0496063232" calcext:value-type="float">
            <text:p>179.0496063232</text:p>
          </table:table-cell>
          <table:table-cell office:value-type="float" office:value="-0.1599679035" calcext:value-type="float">
            <text:p>-0.15996790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3893" calcext:value-type="float">
            <text:p>0.00313893</text:p>
          </table:table-cell>
          <table:table-cell office:value-type="float" office:value="0.00563378" calcext:value-type="float">
            <text:p>0.00563378</text:p>
          </table:table-cell>
          <table:table-cell office:value-type="float" office:value="0.0001103741" calcext:value-type="float">
            <text:p>0.0001103741</text:p>
          </table:table-cell>
          <table:table-cell office:value-type="float" office:value="1418" calcext:value-type="float">
            <text:p>1418</text:p>
          </table:table-cell>
          <table:table-cell table:formula="of:=[.D1145]*100" office:value-type="float" office:value="0.04814132" calcext:value-type="float">
            <text:p>0.04814132</text:p>
          </table:table-cell>
          <table:table-cell table:formula="of:=[.E1145]*100" office:value-type="float" office:value="0.313893" calcext:value-type="float">
            <text:p>0.313893</text:p>
          </table:table-cell>
        </table:table-row>
        <table:table-row table:style-name="ro1">
          <table:table-cell office:value-type="float" office:value="71.03" calcext:value-type="float">
            <text:p>71.03</text:p>
          </table:table-cell>
          <table:table-cell office:value-type="float" office:value="179.0516052246" calcext:value-type="float">
            <text:p>179.0516052246</text:p>
          </table:table-cell>
          <table:table-cell office:value-type="float" office:value="-0.1232605846" calcext:value-type="float">
            <text:p>-0.123260584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6087" calcext:value-type="float">
            <text:p>0.00306087</text:p>
          </table:table-cell>
          <table:table-cell office:value-type="float" office:value="0.0060683" calcext:value-type="float">
            <text:p>0.0060683</text:p>
          </table:table-cell>
          <table:table-cell office:value-type="float" office:value="-0.0000455474" calcext:value-type="float">
            <text:p>-4.55474E-05</text:p>
          </table:table-cell>
          <table:table-cell office:value-type="float" office:value="1419" calcext:value-type="float">
            <text:p>1419</text:p>
          </table:table-cell>
          <table:table-cell table:formula="of:=[.D1146]*100" office:value-type="float" office:value="0.04814132" calcext:value-type="float">
            <text:p>0.04814132</text:p>
          </table:table-cell>
          <table:table-cell table:formula="of:=[.E1146]*100" office:value-type="float" office:value="0.306087" calcext:value-type="float">
            <text:p>0.306087</text:p>
          </table:table-cell>
        </table:table-row>
        <table:table-row table:style-name="ro1">
          <table:table-cell office:value-type="float" office:value="71.08" calcext:value-type="float">
            <text:p>71.08</text:p>
          </table:table-cell>
          <table:table-cell office:value-type="float" office:value="179.0550079346" calcext:value-type="float">
            <text:p>179.0550079346</text:p>
          </table:table-cell>
          <table:table-cell office:value-type="float" office:value="-0.1312470584" calcext:value-type="float">
            <text:p>-0.13124705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6227" calcext:value-type="float">
            <text:p>0.00306227</text:p>
          </table:table-cell>
          <table:table-cell office:value-type="float" office:value="0.0060683" calcext:value-type="float">
            <text:p>0.0060683</text:p>
          </table:table-cell>
          <table:table-cell office:value-type="float" office:value="0.0000277823" calcext:value-type="float">
            <text:p>2.77823E-05</text:p>
          </table:table-cell>
          <table:table-cell office:value-type="float" office:value="1420" calcext:value-type="float">
            <text:p>1420</text:p>
          </table:table-cell>
          <table:table-cell table:formula="of:=[.D1147]*100" office:value-type="float" office:value="0.04814132" calcext:value-type="float">
            <text:p>0.04814132</text:p>
          </table:table-cell>
          <table:table-cell table:formula="of:=[.E1147]*100" office:value-type="float" office:value="0.306227" calcext:value-type="float">
            <text:p>0.306227</text:p>
          </table:table-cell>
        </table:table-row>
        <table:table-row table:style-name="ro1">
          <table:table-cell office:value-type="float" office:value="71.13" calcext:value-type="float">
            <text:p>71.13</text:p>
          </table:table-cell>
          <table:table-cell office:value-type="float" office:value="179.0604095459" calcext:value-type="float">
            <text:p>179.0604095459</text:p>
          </table:table-cell>
          <table:table-cell office:value-type="float" office:value="-0.1707705744" calcext:value-type="float">
            <text:p>-0.17077057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599" calcext:value-type="float">
            <text:p>0.00332599</text:p>
          </table:table-cell>
          <table:table-cell office:value-type="float" office:value="0.00607216" calcext:value-type="float">
            <text:p>0.00607216</text:p>
          </table:table-cell>
          <table:table-cell office:value-type="float" office:value="-0.0000284245" calcext:value-type="float">
            <text:p>-2.84245E-05</text:p>
          </table:table-cell>
          <table:table-cell office:value-type="float" office:value="1421" calcext:value-type="float">
            <text:p>1421</text:p>
          </table:table-cell>
          <table:table-cell table:formula="of:=[.D1148]*100" office:value-type="float" office:value="0.04814132" calcext:value-type="float">
            <text:p>0.04814132</text:p>
          </table:table-cell>
          <table:table-cell table:formula="of:=[.E1148]*100" office:value-type="float" office:value="0.332599" calcext:value-type="float">
            <text:p>0.332599</text:p>
          </table:table-cell>
        </table:table-row>
        <table:table-row table:style-name="ro1">
          <table:table-cell office:value-type="float" office:value="71.18" calcext:value-type="float">
            <text:p>71.18</text:p>
          </table:table-cell>
          <table:table-cell office:value-type="float" office:value="179.0579528809" calcext:value-type="float">
            <text:p>179.0579528809</text:p>
          </table:table-cell>
          <table:table-cell office:value-type="float" office:value="-0.1345868868" calcext:value-type="float">
            <text:p>-0.134586886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6005" calcext:value-type="float">
            <text:p>0.00326005</text:p>
          </table:table-cell>
          <table:table-cell office:value-type="float" office:value="0.00651632" calcext:value-type="float">
            <text:p>0.00651632</text:p>
          </table:table-cell>
          <table:table-cell office:value-type="float" office:value="-0.0000583911" calcext:value-type="float">
            <text:p>-5.83911E-05</text:p>
          </table:table-cell>
          <table:table-cell office:value-type="float" office:value="1422" calcext:value-type="float">
            <text:p>1422</text:p>
          </table:table-cell>
          <table:table-cell table:formula="of:=[.D1149]*100" office:value-type="float" office:value="0.04814132" calcext:value-type="float">
            <text:p>0.04814132</text:p>
          </table:table-cell>
          <table:table-cell table:formula="of:=[.E1149]*100" office:value-type="float" office:value="0.326005" calcext:value-type="float">
            <text:p>0.326005</text:p>
          </table:table-cell>
        </table:table-row>
        <table:table-row table:style-name="ro1">
          <table:table-cell office:value-type="float" office:value="71.23" calcext:value-type="float">
            <text:p>71.23</text:p>
          </table:table-cell>
          <table:table-cell office:value-type="float" office:value="179.0637664795" calcext:value-type="float">
            <text:p>179.0637664795</text:p>
          </table:table-cell>
          <table:table-cell office:value-type="float" office:value="-0.1647447272" calcext:value-type="float">
            <text:p>-0.16474472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169" calcext:value-type="float">
            <text:p>0.0034169</text:p>
          </table:table-cell>
          <table:table-cell office:value-type="float" office:value="0.00651667" calcext:value-type="float">
            <text:p>0.00651667</text:p>
          </table:table-cell>
          <table:table-cell office:value-type="float" office:value="0.0000507516" calcext:value-type="float">
            <text:p>5.07516E-05</text:p>
          </table:table-cell>
          <table:table-cell office:value-type="float" office:value="1423" calcext:value-type="float">
            <text:p>1423</text:p>
          </table:table-cell>
          <table:table-cell table:formula="of:=[.D1150]*100" office:value-type="float" office:value="0.04814132" calcext:value-type="float">
            <text:p>0.04814132</text:p>
          </table:table-cell>
          <table:table-cell table:formula="of:=[.E1150]*100" office:value-type="float" office:value="0.34169" calcext:value-type="float">
            <text:p>0.34169</text:p>
          </table:table-cell>
        </table:table-row>
        <table:table-row table:style-name="ro1">
          <table:table-cell office:value-type="float" office:value="71.28" calcext:value-type="float">
            <text:p>71.28</text:p>
          </table:table-cell>
          <table:table-cell office:value-type="float" office:value="179.0704498291" calcext:value-type="float">
            <text:p>179.0704498291</text:p>
          </table:table-cell>
          <table:table-cell office:value-type="float" office:value="-0.0870272375" calcext:value-type="float">
            <text:p>-0.08702723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0403" calcext:value-type="float">
            <text:p>0.00300403</text:p>
          </table:table-cell>
          <table:table-cell office:value-type="float" office:value="0.00693445" calcext:value-type="float">
            <text:p>0.00693445</text:p>
          </table:table-cell>
          <table:table-cell office:value-type="float" office:value="-0.0003884079" calcext:value-type="float">
            <text:p>-0.0003884079</text:p>
          </table:table-cell>
          <table:table-cell office:value-type="float" office:value="1424" calcext:value-type="float">
            <text:p>1424</text:p>
          </table:table-cell>
          <table:table-cell table:formula="of:=[.D1151]*100" office:value-type="float" office:value="0.04814132" calcext:value-type="float">
            <text:p>0.04814132</text:p>
          </table:table-cell>
          <table:table-cell table:formula="of:=[.E1151]*100" office:value-type="float" office:value="0.300403" calcext:value-type="float">
            <text:p>0.300403</text:p>
          </table:table-cell>
        </table:table-row>
        <table:table-row table:style-name="ro1">
          <table:table-cell office:value-type="float" office:value="71.33" calcext:value-type="float">
            <text:p>71.33</text:p>
          </table:table-cell>
          <table:table-cell office:value-type="float" office:value="179.0677490234" calcext:value-type="float">
            <text:p>179.0677490234</text:p>
          </table:table-cell>
          <table:table-cell office:value-type="float" office:value="-0.1000647558" calcext:value-type="float">
            <text:p>-0.10006475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173" calcext:value-type="float">
            <text:p>0.0028173</text:p>
          </table:table-cell>
          <table:table-cell office:value-type="float" office:value="0.00693445" calcext:value-type="float">
            <text:p>0.00693445</text:p>
          </table:table-cell>
          <table:table-cell office:value-type="float" office:value="-0.0002830276" calcext:value-type="float">
            <text:p>-0.0002830276</text:p>
          </table:table-cell>
          <table:table-cell office:value-type="float" office:value="1425" calcext:value-type="float">
            <text:p>1425</text:p>
          </table:table-cell>
          <table:table-cell table:formula="of:=[.D1152]*100" office:value-type="float" office:value="0.04814132" calcext:value-type="float">
            <text:p>0.04814132</text:p>
          </table:table-cell>
          <table:table-cell table:formula="of:=[.E1152]*100" office:value-type="float" office:value="0.28173" calcext:value-type="float">
            <text:p>0.28173</text:p>
          </table:table-cell>
        </table:table-row>
        <table:table-row table:style-name="ro1">
          <table:table-cell office:value-type="float" office:value="71.38" calcext:value-type="float">
            <text:p>71.38</text:p>
          </table:table-cell>
          <table:table-cell office:value-type="float" office:value="179.0630645752" calcext:value-type="float">
            <text:p>179.0630645752</text:p>
          </table:table-cell>
          <table:table-cell office:value-type="float" office:value="-0.1127554988" calcext:value-type="float">
            <text:p>-0.11275549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7802" calcext:value-type="float">
            <text:p>0.00277802</text:p>
          </table:table-cell>
          <table:table-cell office:value-type="float" office:value="0.00693462" calcext:value-type="float">
            <text:p>0.00693462</text:p>
          </table:table-cell>
          <table:table-cell office:value-type="float" office:value="-0.0000767391" calcext:value-type="float">
            <text:p>-7.67391E-05</text:p>
          </table:table-cell>
          <table:table-cell office:value-type="float" office:value="1426" calcext:value-type="float">
            <text:p>1426</text:p>
          </table:table-cell>
          <table:table-cell table:formula="of:=[.D1153]*100" office:value-type="float" office:value="0.04814132" calcext:value-type="float">
            <text:p>0.04814132</text:p>
          </table:table-cell>
          <table:table-cell table:formula="of:=[.E1153]*100" office:value-type="float" office:value="0.277802" calcext:value-type="float">
            <text:p>0.277802</text:p>
          </table:table-cell>
        </table:table-row>
        <table:table-row table:style-name="ro1">
          <table:table-cell office:value-type="float" office:value="71.43" calcext:value-type="float">
            <text:p>71.43</text:p>
          </table:table-cell>
          <table:table-cell office:value-type="float" office:value="179.051361084" calcext:value-type="float">
            <text:p>179.051361084</text:p>
          </table:table-cell>
          <table:table-cell office:value-type="float" office:value="-0.1118049182" calcext:value-type="float">
            <text:p>-0.11180491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4569" calcext:value-type="float">
            <text:p>0.00274569</text:p>
          </table:table-cell>
          <table:table-cell office:value-type="float" office:value="0.00729943" calcext:value-type="float">
            <text:p>0.00729943</text:p>
          </table:table-cell>
          <table:table-cell office:value-type="float" office:value="-0.0001526442" calcext:value-type="float">
            <text:p>-0.0001526442</text:p>
          </table:table-cell>
          <table:table-cell office:value-type="float" office:value="1427" calcext:value-type="float">
            <text:p>1427</text:p>
          </table:table-cell>
          <table:table-cell table:formula="of:=[.D1154]*100" office:value-type="float" office:value="0.04814132" calcext:value-type="float">
            <text:p>0.04814132</text:p>
          </table:table-cell>
          <table:table-cell table:formula="of:=[.E1154]*100" office:value-type="float" office:value="0.274569" calcext:value-type="float">
            <text:p>0.274569</text:p>
          </table:table-cell>
        </table:table-row>
        <table:table-row table:style-name="ro1">
          <table:table-cell office:value-type="float" office:value="71.48" calcext:value-type="float">
            <text:p>71.48</text:p>
          </table:table-cell>
          <table:table-cell office:value-type="float" office:value="179.0460662842" calcext:value-type="float">
            <text:p>179.0460662842</text:p>
          </table:table-cell>
          <table:table-cell office:value-type="float" office:value="-0.1901260264" calcext:value-type="float">
            <text:p>-0.190126026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4503" calcext:value-type="float">
            <text:p>0.00324503</text:p>
          </table:table-cell>
          <table:table-cell office:value-type="float" office:value="0.00729504" calcext:value-type="float">
            <text:p>0.00729504</text:p>
          </table:table-cell>
          <table:table-cell office:value-type="float" office:value="0.0000280405" calcext:value-type="float">
            <text:p>2.80405E-05</text:p>
          </table:table-cell>
          <table:table-cell office:value-type="float" office:value="1428" calcext:value-type="float">
            <text:p>1428</text:p>
          </table:table-cell>
          <table:table-cell table:formula="of:=[.D1155]*100" office:value-type="float" office:value="0.04814132" calcext:value-type="float">
            <text:p>0.04814132</text:p>
          </table:table-cell>
          <table:table-cell table:formula="of:=[.E1155]*100" office:value-type="float" office:value="0.324503" calcext:value-type="float">
            <text:p>0.324503</text:p>
          </table:table-cell>
        </table:table-row>
        <table:table-row table:style-name="ro1">
          <table:table-cell office:value-type="float" office:value="71.53" calcext:value-type="float">
            <text:p>71.53</text:p>
          </table:table-cell>
          <table:table-cell office:value-type="float" office:value="179.0405731201" calcext:value-type="float">
            <text:p>179.0405731201</text:p>
          </table:table-cell>
          <table:table-cell office:value-type="float" office:value="-0.1703414995" calcext:value-type="float">
            <text:p>-0.17034149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4416" calcext:value-type="float">
            <text:p>0.00344416</text:p>
          </table:table-cell>
          <table:table-cell office:value-type="float" office:value="0.00729504" calcext:value-type="float">
            <text:p>0.00729504</text:p>
          </table:table-cell>
          <table:table-cell office:value-type="float" office:value="-0.0000074666" calcext:value-type="float">
            <text:p>-7.4666E-06</text:p>
          </table:table-cell>
          <table:table-cell office:value-type="float" office:value="1429" calcext:value-type="float">
            <text:p>1429</text:p>
          </table:table-cell>
          <table:table-cell table:formula="of:=[.D1156]*100" office:value-type="float" office:value="0.04814132" calcext:value-type="float">
            <text:p>0.04814132</text:p>
          </table:table-cell>
          <table:table-cell table:formula="of:=[.E1156]*100" office:value-type="float" office:value="0.344416" calcext:value-type="float">
            <text:p>0.344416</text:p>
          </table:table-cell>
        </table:table-row>
        <table:table-row table:style-name="ro1">
          <table:table-cell office:value-type="float" office:value="71.58" calcext:value-type="float">
            <text:p>71.58</text:p>
          </table:table-cell>
          <table:table-cell office:value-type="float" office:value="179.0469665527" calcext:value-type="float">
            <text:p>179.0469665527</text:p>
          </table:table-cell>
          <table:table-cell office:value-type="float" office:value="-0.1546703645" calcext:value-type="float">
            <text:p>-0.15467036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7184" calcext:value-type="float">
            <text:p>0.00347184</text:p>
          </table:table-cell>
          <table:table-cell office:value-type="float" office:value="0.00758243" calcext:value-type="float">
            <text:p>0.00758243</text:p>
          </table:table-cell>
          <table:table-cell office:value-type="float" office:value="0.0000411763" calcext:value-type="float">
            <text:p>4.11763E-05</text:p>
          </table:table-cell>
          <table:table-cell office:value-type="float" office:value="1430" calcext:value-type="float">
            <text:p>1430</text:p>
          </table:table-cell>
          <table:table-cell table:formula="of:=[.D1157]*100" office:value-type="float" office:value="0.04814132" calcext:value-type="float">
            <text:p>0.04814132</text:p>
          </table:table-cell>
          <table:table-cell table:formula="of:=[.E1157]*100" office:value-type="float" office:value="0.347184" calcext:value-type="float">
            <text:p>0.347184</text:p>
          </table:table-cell>
        </table:table-row>
        <table:table-row table:style-name="ro1">
          <table:table-cell office:value-type="float" office:value="71.63" calcext:value-type="float">
            <text:p>71.63</text:p>
          </table:table-cell>
          <table:table-cell office:value-type="float" office:value="179.0431671143" calcext:value-type="float">
            <text:p>179.0431671143</text:p>
          </table:table-cell>
          <table:table-cell office:value-type="float" office:value="-0.1671957076" calcext:value-type="float">
            <text:p>-0.167195707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345" calcext:value-type="float">
            <text:p>0.00357345</text:p>
          </table:table-cell>
          <table:table-cell office:value-type="float" office:value="0.00757602" calcext:value-type="float">
            <text:p>0.00757602</text:p>
          </table:table-cell>
          <table:table-cell office:value-type="float" office:value="0.0002049643" calcext:value-type="float">
            <text:p>0.0002049643</text:p>
          </table:table-cell>
          <table:table-cell office:value-type="float" office:value="1431" calcext:value-type="float">
            <text:p>1431</text:p>
          </table:table-cell>
          <table:table-cell table:formula="of:=[.D1158]*100" office:value-type="float" office:value="0.04814132" calcext:value-type="float">
            <text:p>0.04814132</text:p>
          </table:table-cell>
          <table:table-cell table:formula="of:=[.E1158]*100" office:value-type="float" office:value="0.357345" calcext:value-type="float">
            <text:p>0.357345</text:p>
          </table:table-cell>
        </table:table-row>
        <table:table-row table:style-name="ro1">
          <table:table-cell office:value-type="float" office:value="71.68" calcext:value-type="float">
            <text:p>71.68</text:p>
          </table:table-cell>
          <table:table-cell office:value-type="float" office:value="179.0671386719" calcext:value-type="float">
            <text:p>179.0671386719</text:p>
          </table:table-cell>
          <table:table-cell office:value-type="float" office:value="-0.119558338" calcext:value-type="float">
            <text:p>-0.1195583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.00778371" calcext:value-type="float">
            <text:p>0.00778371</text:p>
          </table:table-cell>
          <table:table-cell office:value-type="float" office:value="-0.0000992417" calcext:value-type="float">
            <text:p>-9.92417E-05</text:p>
          </table:table-cell>
          <table:table-cell office:value-type="float" office:value="1432" calcext:value-type="float">
            <text:p>1432</text:p>
          </table:table-cell>
          <table:table-cell table:formula="of:=[.D1159]*100" office:value-type="float" office:value="0.04814132" calcext:value-type="float">
            <text:p>0.04814132</text:p>
          </table:table-cell>
          <table:table-cell table:formula="of:=[.E1159]*100" office:value-type="float" office:value="0.3324" calcext:value-type="float">
            <text:p>0.3324</text:p>
          </table:table-cell>
        </table:table-row>
        <table:table-row table:style-name="ro1">
          <table:table-cell office:value-type="float" office:value="71.73" calcext:value-type="float">
            <text:p>71.73</text:p>
          </table:table-cell>
          <table:table-cell office:value-type="float" office:value="179.0688171387" calcext:value-type="float">
            <text:p>179.0688171387</text:p>
          </table:table-cell>
          <table:table-cell office:value-type="float" office:value="-0.0728206595" calcext:value-type="float">
            <text:p>-0.07282065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4805" calcext:value-type="float">
            <text:p>0.00284805</text:p>
          </table:table-cell>
          <table:table-cell office:value-type="float" office:value="0.00778371" calcext:value-type="float">
            <text:p>0.00778371</text:p>
          </table:table-cell>
          <table:table-cell office:value-type="float" office:value="-0.0001454582" calcext:value-type="float">
            <text:p>-0.0001454582</text:p>
          </table:table-cell>
          <table:table-cell office:value-type="float" office:value="1433" calcext:value-type="float">
            <text:p>1433</text:p>
          </table:table-cell>
          <table:table-cell table:formula="of:=[.D1160]*100" office:value-type="float" office:value="0.04814132" calcext:value-type="float">
            <text:p>0.04814132</text:p>
          </table:table-cell>
          <table:table-cell table:formula="of:=[.E1160]*100" office:value-type="float" office:value="0.284805" calcext:value-type="float">
            <text:p>0.284805</text:p>
          </table:table-cell>
        </table:table-row>
        <table:table-row table:style-name="ro1">
          <table:table-cell office:value-type="float" office:value="71.78" calcext:value-type="float">
            <text:p>71.78</text:p>
          </table:table-cell>
          <table:table-cell office:value-type="float" office:value="179.059387207" calcext:value-type="float">
            <text:p>179.059387207</text:p>
          </table:table-cell>
          <table:table-cell office:value-type="float" office:value="-0.1890489027" calcext:value-type="float">
            <text:p>-0.189048902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0566" calcext:value-type="float">
            <text:p>0.00330566</text:p>
          </table:table-cell>
          <table:table-cell office:value-type="float" office:value="0.00777524" calcext:value-type="float">
            <text:p>0.00777524</text:p>
          </table:table-cell>
          <table:table-cell office:value-type="float" office:value="0.0000998668" calcext:value-type="float">
            <text:p>9.98668E-05</text:p>
          </table:table-cell>
          <table:table-cell office:value-type="float" office:value="1434" calcext:value-type="float">
            <text:p>1434</text:p>
          </table:table-cell>
          <table:table-cell table:formula="of:=[.D1161]*100" office:value-type="float" office:value="0.04814132" calcext:value-type="float">
            <text:p>0.04814132</text:p>
          </table:table-cell>
          <table:table-cell table:formula="of:=[.E1161]*100" office:value-type="float" office:value="0.330566" calcext:value-type="float">
            <text:p>0.330566</text:p>
          </table:table-cell>
        </table:table-row>
        <table:table-row table:style-name="ro1">
          <table:table-cell office:value-type="float" office:value="71.83" calcext:value-type="float">
            <text:p>71.83</text:p>
          </table:table-cell>
          <table:table-cell office:value-type="float" office:value="179.06199646" calcext:value-type="float">
            <text:p>179.06199646</text:p>
          </table:table-cell>
          <table:table-cell office:value-type="float" office:value="-0.1031445777" calcext:value-type="float">
            <text:p>-0.10314457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3752" calcext:value-type="float">
            <text:p>0.00303752</text:p>
          </table:table-cell>
          <table:table-cell office:value-type="float" office:value="0.00789401" calcext:value-type="float">
            <text:p>0.00789401</text:p>
          </table:table-cell>
          <table:table-cell office:value-type="float" office:value="-0.0002390981" calcext:value-type="float">
            <text:p>-0.0002390981</text:p>
          </table:table-cell>
          <table:table-cell office:value-type="float" office:value="1435" calcext:value-type="float">
            <text:p>1435</text:p>
          </table:table-cell>
          <table:table-cell table:formula="of:=[.D1162]*100" office:value-type="float" office:value="0.04814132" calcext:value-type="float">
            <text:p>0.04814132</text:p>
          </table:table-cell>
          <table:table-cell table:formula="of:=[.E1162]*100" office:value-type="float" office:value="0.303752" calcext:value-type="float">
            <text:p>0.303752</text:p>
          </table:table-cell>
        </table:table-row>
        <table:table-row table:style-name="ro1">
          <table:table-cell office:value-type="float" office:value="71.88" calcext:value-type="float">
            <text:p>71.88</text:p>
          </table:table-cell>
          <table:table-cell office:value-type="float" office:value="179.056854248" calcext:value-type="float">
            <text:p>179.056854248</text:p>
          </table:table-cell>
          <table:table-cell office:value-type="float" office:value="-0.1048243938" calcext:value-type="float">
            <text:p>-0.10482439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7113" calcext:value-type="float">
            <text:p>0.00287113</text:p>
          </table:table-cell>
          <table:table-cell office:value-type="float" office:value="0.00788088" calcext:value-type="float">
            <text:p>0.00788088</text:p>
          </table:table-cell>
          <table:table-cell office:value-type="float" office:value="-0.0000310923" calcext:value-type="float">
            <text:p>-3.10923E-05</text:p>
          </table:table-cell>
          <table:table-cell office:value-type="float" office:value="1436" calcext:value-type="float">
            <text:p>1436</text:p>
          </table:table-cell>
          <table:table-cell table:formula="of:=[.D1163]*100" office:value-type="float" office:value="0.04814132" calcext:value-type="float">
            <text:p>0.04814132</text:p>
          </table:table-cell>
          <table:table-cell table:formula="of:=[.E1163]*100" office:value-type="float" office:value="0.287113" calcext:value-type="float">
            <text:p>0.287113</text:p>
          </table:table-cell>
        </table:table-row>
        <table:table-row table:style-name="ro1">
          <table:table-cell office:value-type="float" office:value="71.93" calcext:value-type="float">
            <text:p>71.93</text:p>
          </table:table-cell>
          <table:table-cell office:value-type="float" office:value="179.0663757324" calcext:value-type="float">
            <text:p>179.0663757324</text:p>
          </table:table-cell>
          <table:table-cell office:value-type="float" office:value="-0.1156703995" calcext:value-type="float">
            <text:p>-0.115670399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3305" calcext:value-type="float">
            <text:p>0.00283305</text:p>
          </table:table-cell>
          <table:table-cell office:value-type="float" office:value="0.00792602" calcext:value-type="float">
            <text:p>0.00792602</text:p>
          </table:table-cell>
          <table:table-cell office:value-type="float" office:value="-0.0000345846" calcext:value-type="float">
            <text:p>-3.45846E-05</text:p>
          </table:table-cell>
          <table:table-cell office:value-type="float" office:value="1437" calcext:value-type="float">
            <text:p>1437</text:p>
          </table:table-cell>
          <table:table-cell table:formula="of:=[.D1164]*100" office:value-type="float" office:value="0.04814132" calcext:value-type="float">
            <text:p>0.04814132</text:p>
          </table:table-cell>
          <table:table-cell table:formula="of:=[.E1164]*100" office:value-type="float" office:value="0.283305" calcext:value-type="float">
            <text:p>0.283305</text:p>
          </table:table-cell>
        </table:table-row>
        <table:table-row table:style-name="ro1">
          <table:table-cell office:value-type="float" office:value="71.98" calcext:value-type="float">
            <text:p>71.98</text:p>
          </table:table-cell>
          <table:table-cell office:value-type="float" office:value="179.0775756836" calcext:value-type="float">
            <text:p>179.0775756836</text:p>
          </table:table-cell>
          <table:table-cell office:value-type="float" office:value="-0.1837244472" calcext:value-type="float">
            <text:p>-0.18372444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6032" calcext:value-type="float">
            <text:p>0.00326032</text:p>
          </table:table-cell>
          <table:table-cell office:value-type="float" office:value="0.00791467" calcext:value-type="float">
            <text:p>0.00791467</text:p>
          </table:table-cell>
          <table:table-cell office:value-type="float" office:value="0.0001194169" calcext:value-type="float">
            <text:p>0.0001194169</text:p>
          </table:table-cell>
          <table:table-cell office:value-type="float" office:value="1438" calcext:value-type="float">
            <text:p>1438</text:p>
          </table:table-cell>
          <table:table-cell table:formula="of:=[.D1165]*100" office:value-type="float" office:value="0.04814132" calcext:value-type="float">
            <text:p>0.04814132</text:p>
          </table:table-cell>
          <table:table-cell table:formula="of:=[.E1165]*100" office:value-type="float" office:value="0.326032" calcext:value-type="float">
            <text:p>0.326032</text:p>
          </table:table-cell>
        </table:table-row>
        <table:table-row table:style-name="ro1">
          <table:table-cell office:value-type="float" office:value="72.03" calcext:value-type="float">
            <text:p>72.03</text:p>
          </table:table-cell>
          <table:table-cell office:value-type="float" office:value="179.0779571533" calcext:value-type="float">
            <text:p>179.0779571533</text:p>
          </table:table-cell>
          <table:table-cell office:value-type="float" office:value="-0.1762855923" calcext:value-type="float">
            <text:p>-0.176285592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9381" calcext:value-type="float">
            <text:p>0.00349381</text:p>
          </table:table-cell>
          <table:table-cell office:value-type="float" office:value="0.00791467" calcext:value-type="float">
            <text:p>0.00791467</text:p>
          </table:table-cell>
          <table:table-cell office:value-type="float" office:value="0.0000638032" calcext:value-type="float">
            <text:p>6.38032E-05</text:p>
          </table:table-cell>
          <table:table-cell office:value-type="float" office:value="1439" calcext:value-type="float">
            <text:p>1439</text:p>
          </table:table-cell>
          <table:table-cell table:formula="of:=[.D1166]*100" office:value-type="float" office:value="0.04814132" calcext:value-type="float">
            <text:p>0.04814132</text:p>
          </table:table-cell>
          <table:table-cell table:formula="of:=[.E1166]*100" office:value-type="float" office:value="0.349381" calcext:value-type="float">
            <text:p>0.349381</text:p>
          </table:table-cell>
        </table:table-row>
        <table:table-row table:style-name="ro1">
          <table:table-cell office:value-type="float" office:value="72.08" calcext:value-type="float">
            <text:p>72.08</text:p>
          </table:table-cell>
          <table:table-cell office:value-type="float" office:value="179.058807373" calcext:value-type="float">
            <text:p>179.058807373</text:p>
          </table:table-cell>
          <table:table-cell office:value-type="float" office:value="-0.1556678191" calcext:value-type="float">
            <text:p>-0.155667819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1135" calcext:value-type="float">
            <text:p>0.00351135</text:p>
          </table:table-cell>
          <table:table-cell office:value-type="float" office:value="0.00789609" calcext:value-type="float">
            <text:p>0.00789609</text:p>
          </table:table-cell>
          <table:table-cell office:value-type="float" office:value="-0.0000310466" calcext:value-type="float">
            <text:p>-3.10466E-05</text:p>
          </table:table-cell>
          <table:table-cell office:value-type="float" office:value="1440" calcext:value-type="float">
            <text:p>1440</text:p>
          </table:table-cell>
          <table:table-cell table:formula="of:=[.D1167]*100" office:value-type="float" office:value="0.04814132" calcext:value-type="float">
            <text:p>0.04814132</text:p>
          </table:table-cell>
          <table:table-cell table:formula="of:=[.E1167]*100" office:value-type="float" office:value="0.351135" calcext:value-type="float">
            <text:p>0.351135</text:p>
          </table:table-cell>
        </table:table-row>
        <table:table-row table:style-name="ro1">
          <table:table-cell office:value-type="float" office:value="72.13" calcext:value-type="float">
            <text:p>72.13</text:p>
          </table:table-cell>
          <table:table-cell office:value-type="float" office:value="179.0553436279" calcext:value-type="float">
            <text:p>179.0553436279</text:p>
          </table:table-cell>
          <table:table-cell office:value-type="float" office:value="-0.1572685347" calcext:value-type="float">
            <text:p>-0.15726853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361" calcext:value-type="float">
            <text:p>0.00353361</text:p>
          </table:table-cell>
          <table:table-cell office:value-type="float" office:value="0.00788152" calcext:value-type="float">
            <text:p>0.00788152</text:p>
          </table:table-cell>
          <table:table-cell office:value-type="float" office:value="-0.0001069071" calcext:value-type="float">
            <text:p>-0.0001069071</text:p>
          </table:table-cell>
          <table:table-cell office:value-type="float" office:value="1441" calcext:value-type="float">
            <text:p>1441</text:p>
          </table:table-cell>
          <table:table-cell table:formula="of:=[.D1168]*100" office:value-type="float" office:value="0.04814132" calcext:value-type="float">
            <text:p>0.04814132</text:p>
          </table:table-cell>
          <table:table-cell table:formula="of:=[.E1168]*100" office:value-type="float" office:value="0.353361" calcext:value-type="float">
            <text:p>0.353361</text:p>
          </table:table-cell>
        </table:table-row>
        <table:table-row table:style-name="ro1">
          <table:table-cell office:value-type="float" office:value="72.18" calcext:value-type="float">
            <text:p>72.18</text:p>
          </table:table-cell>
          <table:table-cell office:value-type="float" office:value="179.0526123047" calcext:value-type="float">
            <text:p>179.0526123047</text:p>
          </table:table-cell>
          <table:table-cell office:value-type="float" office:value="-0.1547976543" calcext:value-type="float">
            <text:p>-0.154797654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3192" calcext:value-type="float">
            <text:p>0.00353192</text:p>
          </table:table-cell>
          <table:table-cell office:value-type="float" office:value="0.00781927" calcext:value-type="float">
            <text:p>0.00781927</text:p>
          </table:table-cell>
          <table:table-cell office:value-type="float" office:value="-0.0000499199" calcext:value-type="float">
            <text:p>-4.99199E-05</text:p>
          </table:table-cell>
          <table:table-cell office:value-type="float" office:value="1442" calcext:value-type="float">
            <text:p>1442</text:p>
          </table:table-cell>
          <table:table-cell table:formula="of:=[.D1169]*100" office:value-type="float" office:value="0.04814132" calcext:value-type="float">
            <text:p>0.04814132</text:p>
          </table:table-cell>
          <table:table-cell table:formula="of:=[.E1169]*100" office:value-type="float" office:value="0.353192" calcext:value-type="float">
            <text:p>0.353192</text:p>
          </table:table-cell>
        </table:table-row>
        <table:table-row table:style-name="ro1">
          <table:table-cell office:value-type="float" office:value="72.23" calcext:value-type="float">
            <text:p>72.23</text:p>
          </table:table-cell>
          <table:table-cell office:value-type="float" office:value="179.0561523438" calcext:value-type="float">
            <text:p>179.0561523438</text:p>
          </table:table-cell>
          <table:table-cell office:value-type="float" office:value="-0.23603859" calcext:value-type="float">
            <text:p>-0.236038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7097" calcext:value-type="float">
            <text:p>0.00407097</text:p>
          </table:table-cell>
          <table:table-cell office:value-type="float" office:value="0.00781927" calcext:value-type="float">
            <text:p>0.00781927</text:p>
          </table:table-cell>
          <table:table-cell office:value-type="float" office:value="0.0002842125" calcext:value-type="float">
            <text:p>0.0002842125</text:p>
          </table:table-cell>
          <table:table-cell office:value-type="float" office:value="1443" calcext:value-type="float">
            <text:p>1443</text:p>
          </table:table-cell>
          <table:table-cell table:formula="of:=[.D1170]*100" office:value-type="float" office:value="0.04814132" calcext:value-type="float">
            <text:p>0.04814132</text:p>
          </table:table-cell>
          <table:table-cell table:formula="of:=[.E1170]*100" office:value-type="float" office:value="0.407097" calcext:value-type="float">
            <text:p>0.407097</text:p>
          </table:table-cell>
        </table:table-row>
        <table:table-row table:style-name="ro1">
          <table:table-cell office:value-type="float" office:value="72.28" calcext:value-type="float">
            <text:p>72.28</text:p>
          </table:table-cell>
          <table:table-cell office:value-type="float" office:value="179.0472106934" calcext:value-type="float">
            <text:p>179.0472106934</text:p>
          </table:table-cell>
          <table:table-cell office:value-type="float" office:value="-0.1905416129" calcext:value-type="float">
            <text:p>-0.19054161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2544" calcext:value-type="float">
            <text:p>0.00412544</text:p>
          </table:table-cell>
          <table:table-cell office:value-type="float" office:value="0.00780401" calcext:value-type="float">
            <text:p>0.00780401</text:p>
          </table:table-cell>
          <table:table-cell office:value-type="float" office:value="-0.0000444857" calcext:value-type="float">
            <text:p>-4.44857E-05</text:p>
          </table:table-cell>
          <table:table-cell office:value-type="float" office:value="1444" calcext:value-type="float">
            <text:p>1444</text:p>
          </table:table-cell>
          <table:table-cell table:formula="of:=[.D1171]*100" office:value-type="float" office:value="0.04814132" calcext:value-type="float">
            <text:p>0.04814132</text:p>
          </table:table-cell>
          <table:table-cell table:formula="of:=[.E1171]*100" office:value-type="float" office:value="0.412544" calcext:value-type="float">
            <text:p>0.412544</text:p>
          </table:table-cell>
        </table:table-row>
        <table:table-row table:style-name="ro1">
          <table:table-cell office:value-type="float" office:value="72.33" calcext:value-type="float">
            <text:p>72.33</text:p>
          </table:table-cell>
          <table:table-cell office:value-type="float" office:value="179.047088623" calcext:value-type="float">
            <text:p>179.047088623</text:p>
          </table:table-cell>
          <table:table-cell office:value-type="float" office:value="-0.2101643522" calcext:value-type="float">
            <text:p>-0.21016435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9198" calcext:value-type="float">
            <text:p>0.00429198</text:p>
          </table:table-cell>
          <table:table-cell office:value-type="float" office:value="0.00771729" calcext:value-type="float">
            <text:p>0.00771729</text:p>
          </table:table-cell>
          <table:table-cell office:value-type="float" office:value="0.0001357305" calcext:value-type="float">
            <text:p>0.0001357305</text:p>
          </table:table-cell>
          <table:table-cell office:value-type="float" office:value="1445" calcext:value-type="float">
            <text:p>1445</text:p>
          </table:table-cell>
          <table:table-cell table:formula="of:=[.D1172]*100" office:value-type="float" office:value="0.04814132" calcext:value-type="float">
            <text:p>0.04814132</text:p>
          </table:table-cell>
          <table:table-cell table:formula="of:=[.E1172]*100" office:value-type="float" office:value="0.429198" calcext:value-type="float">
            <text:p>0.429198</text:p>
          </table:table-cell>
        </table:table-row>
        <table:table-row table:style-name="ro1">
          <table:table-cell office:value-type="float" office:value="72.38" calcext:value-type="float">
            <text:p>72.38</text:p>
          </table:table-cell>
          <table:table-cell office:value-type="float" office:value="179.0458679199" calcext:value-type="float">
            <text:p>179.0458679199</text:p>
          </table:table-cell>
          <table:table-cell office:value-type="float" office:value="-0.1105478399" calcext:value-type="float">
            <text:p>-0.11054783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3993" calcext:value-type="float">
            <text:p>0.00373993</text:p>
          </table:table-cell>
          <table:table-cell office:value-type="float" office:value="0.00770088" calcext:value-type="float">
            <text:p>0.00770088</text:p>
          </table:table-cell>
          <table:table-cell office:value-type="float" office:value="-0.0001589416" calcext:value-type="float">
            <text:p>-0.0001589416</text:p>
          </table:table-cell>
          <table:table-cell office:value-type="float" office:value="1446" calcext:value-type="float">
            <text:p>1446</text:p>
          </table:table-cell>
          <table:table-cell table:formula="of:=[.D1173]*100" office:value-type="float" office:value="0.04814132" calcext:value-type="float">
            <text:p>0.04814132</text:p>
          </table:table-cell>
          <table:table-cell table:formula="of:=[.E1173]*100" office:value-type="float" office:value="0.373993" calcext:value-type="float">
            <text:p>0.373993</text:p>
          </table:table-cell>
        </table:table-row>
        <table:table-row table:style-name="ro1">
          <table:table-cell office:value-type="float" office:value="72.44" calcext:value-type="float">
            <text:p>72.44</text:p>
          </table:table-cell>
          <table:table-cell office:value-type="float" office:value="179.0526885986" calcext:value-type="float">
            <text:p>179.0526885986</text:p>
          </table:table-cell>
          <table:table-cell office:value-type="float" office:value="-0.1790973512" calcext:value-type="float">
            <text:p>-0.1790973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3012" calcext:value-type="float">
            <text:p>0.00383012</text:p>
          </table:table-cell>
          <table:table-cell office:value-type="float" office:value="0.00770088" calcext:value-type="float">
            <text:p>0.00770088</text:p>
          </table:table-cell>
          <table:table-cell office:value-type="float" office:value="-0.0000719884" calcext:value-type="float">
            <text:p>-7.19884E-05</text:p>
          </table:table-cell>
          <table:table-cell office:value-type="float" office:value="1447" calcext:value-type="float">
            <text:p>1447</text:p>
          </table:table-cell>
          <table:table-cell table:formula="of:=[.D1174]*100" office:value-type="float" office:value="0.04814132" calcext:value-type="float">
            <text:p>0.04814132</text:p>
          </table:table-cell>
          <table:table-cell table:formula="of:=[.E1174]*100" office:value-type="float" office:value="0.383012" calcext:value-type="float">
            <text:p>0.383012</text:p>
          </table:table-cell>
        </table:table-row>
        <table:table-row table:style-name="ro1">
          <table:table-cell office:value-type="float" office:value="72.48" calcext:value-type="float">
            <text:p>72.48</text:p>
          </table:table-cell>
          <table:table-cell office:value-type="float" office:value="179.0429840088" calcext:value-type="float">
            <text:p>179.0429840088</text:p>
          </table:table-cell>
          <table:table-cell office:value-type="float" office:value="-0.1785751305" calcext:value-type="float">
            <text:p>-0.178575130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8637" calcext:value-type="float">
            <text:p>0.00388637</text:p>
          </table:table-cell>
          <table:table-cell office:value-type="float" office:value="0.00761158" calcext:value-type="float">
            <text:p>0.00761158</text:p>
          </table:table-cell>
          <table:table-cell office:value-type="float" office:value="0.0001499516" calcext:value-type="float">
            <text:p>0.0001499516</text:p>
          </table:table-cell>
          <table:table-cell office:value-type="float" office:value="1448" calcext:value-type="float">
            <text:p>1448</text:p>
          </table:table-cell>
          <table:table-cell table:formula="of:=[.D1175]*100" office:value-type="float" office:value="0.04814132" calcext:value-type="float">
            <text:p>0.04814132</text:p>
          </table:table-cell>
          <table:table-cell table:formula="of:=[.E1175]*100" office:value-type="float" office:value="0.388637" calcext:value-type="float">
            <text:p>0.388637</text:p>
          </table:table-cell>
        </table:table-row>
        <table:table-row table:style-name="ro1">
          <table:table-cell office:value-type="float" office:value="72.53" calcext:value-type="float">
            <text:p>72.53</text:p>
          </table:table-cell>
          <table:table-cell office:value-type="float" office:value="179.0403594971" calcext:value-type="float">
            <text:p>179.0403594971</text:p>
          </table:table-cell>
          <table:table-cell office:value-type="float" office:value="-0.1653371129" calcext:value-type="float">
            <text:p>-0.165337112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3561" calcext:value-type="float">
            <text:p>0.00383561</text:p>
          </table:table-cell>
          <table:table-cell office:value-type="float" office:value="0.00759523" calcext:value-type="float">
            <text:p>0.00759523</text:p>
          </table:table-cell>
          <table:table-cell office:value-type="float" office:value="-0.0000662478" calcext:value-type="float">
            <text:p>-6.62478E-05</text:p>
          </table:table-cell>
          <table:table-cell office:value-type="float" office:value="1449" calcext:value-type="float">
            <text:p>1449</text:p>
          </table:table-cell>
          <table:table-cell table:formula="of:=[.D1176]*100" office:value-type="float" office:value="0.04814132" calcext:value-type="float">
            <text:p>0.04814132</text:p>
          </table:table-cell>
          <table:table-cell table:formula="of:=[.E1176]*100" office:value-type="float" office:value="0.383561" calcext:value-type="float">
            <text:p>0.383561</text:p>
          </table:table-cell>
        </table:table-row>
        <table:table-row table:style-name="ro1">
          <table:table-cell office:value-type="float" office:value="72.58" calcext:value-type="float">
            <text:p>72.58</text:p>
          </table:table-cell>
          <table:table-cell office:value-type="float" office:value="179.0450897217" calcext:value-type="float">
            <text:p>179.0450897217</text:p>
          </table:table-cell>
          <table:table-cell office:value-type="float" office:value="-0.1871886401" calcext:value-type="float">
            <text:p>-0.18718864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4728" calcext:value-type="float">
            <text:p>0.00394728</text:p>
          </table:table-cell>
          <table:table-cell office:value-type="float" office:value="0.0075172" calcext:value-type="float">
            <text:p>0.0075172</text:p>
          </table:table-cell>
          <table:table-cell office:value-type="float" office:value="0.0000997955" calcext:value-type="float">
            <text:p>9.97955E-05</text:p>
          </table:table-cell>
          <table:table-cell office:value-type="float" office:value="1450" calcext:value-type="float">
            <text:p>1450</text:p>
          </table:table-cell>
          <table:table-cell table:formula="of:=[.D1177]*100" office:value-type="float" office:value="0.04814132" calcext:value-type="float">
            <text:p>0.04814132</text:p>
          </table:table-cell>
          <table:table-cell table:formula="of:=[.E1177]*100" office:value-type="float" office:value="0.394728" calcext:value-type="float">
            <text:p>0.394728</text:p>
          </table:table-cell>
        </table:table-row>
        <table:table-row table:style-name="ro1">
          <table:table-cell office:value-type="float" office:value="72.63" calcext:value-type="float">
            <text:p>72.63</text:p>
          </table:table-cell>
          <table:table-cell office:value-type="float" office:value="179.0353088379" calcext:value-type="float">
            <text:p>179.0353088379</text:p>
          </table:table-cell>
          <table:table-cell office:value-type="float" office:value="-0.219322384" calcext:value-type="float">
            <text:p>-0.21932238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3489" calcext:value-type="float">
            <text:p>0.00423489</text:p>
          </table:table-cell>
          <table:table-cell office:value-type="float" office:value="0.00750289" calcext:value-type="float">
            <text:p>0.00750289</text:p>
          </table:table-cell>
          <table:table-cell office:value-type="float" office:value="0.0001446095" calcext:value-type="float">
            <text:p>0.0001446095</text:p>
          </table:table-cell>
          <table:table-cell office:value-type="float" office:value="1451" calcext:value-type="float">
            <text:p>1451</text:p>
          </table:table-cell>
          <table:table-cell table:formula="of:=[.D1178]*100" office:value-type="float" office:value="0.04814132" calcext:value-type="float">
            <text:p>0.04814132</text:p>
          </table:table-cell>
          <table:table-cell table:formula="of:=[.E1178]*100" office:value-type="float" office:value="0.423489" calcext:value-type="float">
            <text:p>0.423489</text:p>
          </table:table-cell>
        </table:table-row>
        <table:table-row table:style-name="ro1">
          <table:table-cell office:value-type="float" office:value="72.68" calcext:value-type="float">
            <text:p>72.68</text:p>
          </table:table-cell>
          <table:table-cell office:value-type="float" office:value="179.0376586914" calcext:value-type="float">
            <text:p>179.0376586914</text:p>
          </table:table-cell>
          <table:table-cell office:value-type="float" office:value="-0.2241276026" calcext:value-type="float">
            <text:p>-0.22412760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573" calcext:value-type="float">
            <text:p>0.0044573</text:p>
          </table:table-cell>
          <table:table-cell office:value-type="float" office:value="0.00750289" calcext:value-type="float">
            <text:p>0.00750289</text:p>
          </table:table-cell>
          <table:table-cell office:value-type="float" office:value="0.000079645" calcext:value-type="float">
            <text:p>0.000079645</text:p>
          </table:table-cell>
          <table:table-cell office:value-type="float" office:value="1452" calcext:value-type="float">
            <text:p>1452</text:p>
          </table:table-cell>
          <table:table-cell table:formula="of:=[.D1179]*100" office:value-type="float" office:value="0.04814132" calcext:value-type="float">
            <text:p>0.04814132</text:p>
          </table:table-cell>
          <table:table-cell table:formula="of:=[.E1179]*100" office:value-type="float" office:value="0.44573" calcext:value-type="float">
            <text:p>0.44573</text:p>
          </table:table-cell>
        </table:table-row>
        <table:table-row table:style-name="ro1">
          <table:table-cell office:value-type="float" office:value="72.73" calcext:value-type="float">
            <text:p>72.73</text:p>
          </table:table-cell>
          <table:table-cell office:value-type="float" office:value="179.0369873047" calcext:value-type="float">
            <text:p>179.0369873047</text:p>
          </table:table-cell>
          <table:table-cell office:value-type="float" office:value="-0.1448502028" calcext:value-type="float">
            <text:p>-0.14485020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7748" calcext:value-type="float">
            <text:p>0.00407748</text:p>
          </table:table-cell>
          <table:table-cell office:value-type="float" office:value="0.00744545" calcext:value-type="float">
            <text:p>0.00744545</text:p>
          </table:table-cell>
          <table:table-cell office:value-type="float" office:value="-0.0001588006" calcext:value-type="float">
            <text:p>-0.0001588006</text:p>
          </table:table-cell>
          <table:table-cell office:value-type="float" office:value="1453" calcext:value-type="float">
            <text:p>1453</text:p>
          </table:table-cell>
          <table:table-cell table:formula="of:=[.D1180]*100" office:value-type="float" office:value="0.04814132" calcext:value-type="float">
            <text:p>0.04814132</text:p>
          </table:table-cell>
          <table:table-cell table:formula="of:=[.E1180]*100" office:value-type="float" office:value="0.407748" calcext:value-type="float">
            <text:p>0.407748</text:p>
          </table:table-cell>
        </table:table-row>
        <table:table-row table:style-name="ro1">
          <table:table-cell office:value-type="float" office:value="72.78" calcext:value-type="float">
            <text:p>72.78</text:p>
          </table:table-cell>
          <table:table-cell office:value-type="float" office:value="179.0359649658" calcext:value-type="float">
            <text:p>179.0359649658</text:p>
          </table:table-cell>
          <table:table-cell office:value-type="float" office:value="-0.3026332012" calcext:value-type="float">
            <text:p>-0.30263320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504" calcext:value-type="float">
            <text:p>0.00487504</text:p>
          </table:table-cell>
          <table:table-cell office:value-type="float" office:value="0.00743236" calcext:value-type="float">
            <text:p>0.00743236</text:p>
          </table:table-cell>
          <table:table-cell office:value-type="float" office:value="0.0000839551" calcext:value-type="float">
            <text:p>8.39551E-05</text:p>
          </table:table-cell>
          <table:table-cell office:value-type="float" office:value="1454" calcext:value-type="float">
            <text:p>1454</text:p>
          </table:table-cell>
          <table:table-cell table:formula="of:=[.D1181]*100" office:value-type="float" office:value="0.04814132" calcext:value-type="float">
            <text:p>0.04814132</text:p>
          </table:table-cell>
          <table:table-cell table:formula="of:=[.E1181]*100" office:value-type="float" office:value="0.487504" calcext:value-type="float">
            <text:p>0.487504</text:p>
          </table:table-cell>
        </table:table-row>
        <table:table-row table:style-name="ro1">
          <table:table-cell office:value-type="float" office:value="72.83" calcext:value-type="float">
            <text:p>72.83</text:p>
          </table:table-cell>
          <table:table-cell office:value-type="float" office:value="179.0328216553" calcext:value-type="float">
            <text:p>179.0328216553</text:p>
          </table:table-cell>
          <table:table-cell office:value-type="float" office:value="-0.2393242333" calcext:value-type="float">
            <text:p>-0.239324233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8228" calcext:value-type="float">
            <text:p>0.00498228</text:p>
          </table:table-cell>
          <table:table-cell office:value-type="float" office:value="0.00743236" calcext:value-type="float">
            <text:p>0.00743236</text:p>
          </table:table-cell>
          <table:table-cell office:value-type="float" office:value="-0.0002010973" calcext:value-type="float">
            <text:p>-0.0002010973</text:p>
          </table:table-cell>
          <table:table-cell office:value-type="float" office:value="1455" calcext:value-type="float">
            <text:p>1455</text:p>
          </table:table-cell>
          <table:table-cell table:formula="of:=[.D1182]*100" office:value-type="float" office:value="0.04814132" calcext:value-type="float">
            <text:p>0.04814132</text:p>
          </table:table-cell>
          <table:table-cell table:formula="of:=[.E1182]*100" office:value-type="float" office:value="0.498228" calcext:value-type="float">
            <text:p>0.498228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179.0375366211" calcext:value-type="float">
            <text:p>179.0375366211</text:p>
          </table:table-cell>
          <table:table-cell office:value-type="float" office:value="-0.2221199403" calcext:value-type="float">
            <text:p>-0.22211994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389" calcext:value-type="float">
            <text:p>0.0049389</text:p>
          </table:table-cell>
          <table:table-cell office:value-type="float" office:value="0.00739556" calcext:value-type="float">
            <text:p>0.00739556</text:p>
          </table:table-cell>
          <table:table-cell office:value-type="float" office:value="-0.0000796143" calcext:value-type="float">
            <text:p>-7.96143E-05</text:p>
          </table:table-cell>
          <table:table-cell office:value-type="float" office:value="1456" calcext:value-type="float">
            <text:p>1456</text:p>
          </table:table-cell>
          <table:table-cell table:formula="of:=[.D1183]*100" office:value-type="float" office:value="0.04814132" calcext:value-type="float">
            <text:p>0.04814132</text:p>
          </table:table-cell>
          <table:table-cell table:formula="of:=[.E1183]*100" office:value-type="float" office:value="0.49389" calcext:value-type="float">
            <text:p>0.49389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79.0524139404" calcext:value-type="float">
            <text:p>179.0524139404</text:p>
          </table:table-cell>
          <table:table-cell office:value-type="float" office:value="-0.27510926" calcext:value-type="float">
            <text:p>-0.2751092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2625" calcext:value-type="float">
            <text:p>0.0052625</text:p>
          </table:table-cell>
          <table:table-cell office:value-type="float" office:value="0.00739556" calcext:value-type="float">
            <text:p>0.00739556</text:p>
          </table:table-cell>
          <table:table-cell office:value-type="float" office:value="0.0000563628" calcext:value-type="float">
            <text:p>5.63628E-05</text:p>
          </table:table-cell>
          <table:table-cell office:value-type="float" office:value="1457" calcext:value-type="float">
            <text:p>1457</text:p>
          </table:table-cell>
          <table:table-cell table:formula="of:=[.D1184]*100" office:value-type="float" office:value="0.04814132" calcext:value-type="float">
            <text:p>0.04814132</text:p>
          </table:table-cell>
          <table:table-cell table:formula="of:=[.E1184]*100" office:value-type="float" office:value="0.52625" calcext:value-type="float">
            <text:p>0.52625</text:p>
          </table:table-cell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179.0632019043" calcext:value-type="float">
            <text:p>179.0632019043</text:p>
          </table:table-cell>
          <table:table-cell office:value-type="float" office:value="-0.3457007178" calcext:value-type="float">
            <text:p>-0.34570071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94615" calcext:value-type="float">
            <text:p>0.00594615</text:p>
          </table:table-cell>
          <table:table-cell office:value-type="float" office:value="0.0073968" calcext:value-type="float">
            <text:p>0.0073968</text:p>
          </table:table-cell>
          <table:table-cell office:value-type="float" office:value="0.0004441956" calcext:value-type="float">
            <text:p>0.0004441956</text:p>
          </table:table-cell>
          <table:table-cell office:value-type="float" office:value="1458" calcext:value-type="float">
            <text:p>1458</text:p>
          </table:table-cell>
          <table:table-cell table:formula="of:=[.D1185]*100" office:value-type="float" office:value="0.04814132" calcext:value-type="float">
            <text:p>0.04814132</text:p>
          </table:table-cell>
          <table:table-cell table:formula="of:=[.E1185]*100" office:value-type="float" office:value="0.594615" calcext:value-type="float">
            <text:p>0.594615</text:p>
          </table:table-cell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179.0547790527" calcext:value-type="float">
            <text:p>179.0547790527</text:p>
          </table:table-cell>
          <table:table-cell office:value-type="float" office:value="-0.2518899021" calcext:value-type="float">
            <text:p>-0.25188990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77515" calcext:value-type="float">
            <text:p>0.00577515</text:p>
          </table:table-cell>
          <table:table-cell office:value-type="float" office:value="0.00739163" calcext:value-type="float">
            <text:p>0.00739163</text:p>
          </table:table-cell>
          <table:table-cell office:value-type="float" office:value="-0.0000813011" calcext:value-type="float">
            <text:p>-8.13011E-05</text:p>
          </table:table-cell>
          <table:table-cell office:value-type="float" office:value="1459" calcext:value-type="float">
            <text:p>1459</text:p>
          </table:table-cell>
          <table:table-cell table:formula="of:=[.D1186]*100" office:value-type="float" office:value="0.04814132" calcext:value-type="float">
            <text:p>0.04814132</text:p>
          </table:table-cell>
          <table:table-cell table:formula="of:=[.E1186]*100" office:value-type="float" office:value="0.577515" calcext:value-type="float">
            <text:p>0.577515</text:p>
          </table:table-cell>
        </table:table-row>
        <table:table-row table:style-name="ro1">
          <table:table-cell office:value-type="float" office:value="73.08" calcext:value-type="float">
            <text:p>73.08</text:p>
          </table:table-cell>
          <table:table-cell office:value-type="float" office:value="179.0516204834" calcext:value-type="float">
            <text:p>179.0516204834</text:p>
          </table:table-cell>
          <table:table-cell office:value-type="float" office:value="-0.2529117839" calcext:value-type="float">
            <text:p>-0.252911783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6687" calcext:value-type="float">
            <text:p>0.0056687</text:p>
          </table:table-cell>
          <table:table-cell office:value-type="float" office:value="0.00739163" calcext:value-type="float">
            <text:p>0.00739163</text:p>
          </table:table-cell>
          <table:table-cell office:value-type="float" office:value="0.0000031068" calcext:value-type="float">
            <text:p>3.1068E-06</text:p>
          </table:table-cell>
          <table:table-cell office:value-type="float" office:value="1460" calcext:value-type="float">
            <text:p>1460</text:p>
          </table:table-cell>
          <table:table-cell table:formula="of:=[.D1187]*100" office:value-type="float" office:value="0.04814132" calcext:value-type="float">
            <text:p>0.04814132</text:p>
          </table:table-cell>
          <table:table-cell table:formula="of:=[.E1187]*100" office:value-type="float" office:value="0.56687" calcext:value-type="float">
            <text:p>0.56687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79.0469512939" calcext:value-type="float">
            <text:p>179.0469512939</text:p>
          </table:table-cell>
          <table:table-cell office:value-type="float" office:value="-0.2197261367" calcext:value-type="float">
            <text:p>-0.21972613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7756" calcext:value-type="float">
            <text:p>0.00537756</text:p>
          </table:table-cell>
          <table:table-cell office:value-type="float" office:value="0.00741809" calcext:value-type="float">
            <text:p>0.00741809</text:p>
          </table:table-cell>
          <table:table-cell office:value-type="float" office:value="0.0000571748" calcext:value-type="float">
            <text:p>5.71748E-05</text:p>
          </table:table-cell>
          <table:table-cell office:value-type="float" office:value="1461" calcext:value-type="float">
            <text:p>1461</text:p>
          </table:table-cell>
          <table:table-cell table:formula="of:=[.D1188]*100" office:value-type="float" office:value="0.04814132" calcext:value-type="float">
            <text:p>0.04814132</text:p>
          </table:table-cell>
          <table:table-cell table:formula="of:=[.E1188]*100" office:value-type="float" office:value="0.537756" calcext:value-type="float">
            <text:p>0.537756</text:p>
          </table:table-cell>
        </table:table-row>
        <table:table-row table:style-name="ro1">
          <table:table-cell office:value-type="float" office:value="73.18" calcext:value-type="float">
            <text:p>73.18</text:p>
          </table:table-cell>
          <table:table-cell office:value-type="float" office:value="179.0455780029" calcext:value-type="float">
            <text:p>179.0455780029</text:p>
          </table:table-cell>
          <table:table-cell office:value-type="float" office:value="-0.242787582" calcext:value-type="float">
            <text:p>-0.24278758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3808" calcext:value-type="float">
            <text:p>0.00533808</text:p>
          </table:table-cell>
          <table:table-cell office:value-type="float" office:value="0.00741609" calcext:value-type="float">
            <text:p>0.00741609</text:p>
          </table:table-cell>
          <table:table-cell office:value-type="float" office:value="-0.0001015289" calcext:value-type="float">
            <text:p>-0.0001015289</text:p>
          </table:table-cell>
          <table:table-cell office:value-type="float" office:value="1462" calcext:value-type="float">
            <text:p>1462</text:p>
          </table:table-cell>
          <table:table-cell table:formula="of:=[.D1189]*100" office:value-type="float" office:value="0.04814132" calcext:value-type="float">
            <text:p>0.04814132</text:p>
          </table:table-cell>
          <table:table-cell table:formula="of:=[.E1189]*100" office:value-type="float" office:value="0.533808" calcext:value-type="float">
            <text:p>0.533808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79.0515441895" calcext:value-type="float">
            <text:p>179.0515441895</text:p>
          </table:table-cell>
          <table:table-cell office:value-type="float" office:value="-0.2212499924" calcext:value-type="float">
            <text:p>-0.22124999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16874" calcext:value-type="float">
            <text:p>0.00516874</text:p>
          </table:table-cell>
          <table:table-cell office:value-type="float" office:value="0.00746231" calcext:value-type="float">
            <text:p>0.00746231</text:p>
          </table:table-cell>
          <table:table-cell office:value-type="float" office:value="-0.0002176818" calcext:value-type="float">
            <text:p>-0.0002176818</text:p>
          </table:table-cell>
          <table:table-cell office:value-type="float" office:value="1463" calcext:value-type="float">
            <text:p>1463</text:p>
          </table:table-cell>
          <table:table-cell table:formula="of:=[.D1190]*100" office:value-type="float" office:value="0.04814132" calcext:value-type="float">
            <text:p>0.04814132</text:p>
          </table:table-cell>
          <table:table-cell table:formula="of:=[.E1190]*100" office:value-type="float" office:value="0.516874" calcext:value-type="float">
            <text:p>0.516874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179.0501861572" calcext:value-type="float">
            <text:p>179.0501861572</text:p>
          </table:table-cell>
          <table:table-cell office:value-type="float" office:value="-0.2028590765" calcext:value-type="float">
            <text:p>-0.20285907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3432" calcext:value-type="float">
            <text:p>0.00493432</text:p>
          </table:table-cell>
          <table:table-cell office:value-type="float" office:value="0.00746427" calcext:value-type="float">
            <text:p>0.00746427</text:p>
          </table:table-cell>
          <table:table-cell office:value-type="float" office:value="-0.0000166818" calcext:value-type="float">
            <text:p>-1.66818E-05</text:p>
          </table:table-cell>
          <table:table-cell office:value-type="float" office:value="1464" calcext:value-type="float">
            <text:p>1464</text:p>
          </table:table-cell>
          <table:table-cell table:formula="of:=[.D1191]*100" office:value-type="float" office:value="0.04814132" calcext:value-type="float">
            <text:p>0.04814132</text:p>
          </table:table-cell>
          <table:table-cell table:formula="of:=[.E1191]*100" office:value-type="float" office:value="0.493432" calcext:value-type="float">
            <text:p>0.493432</text:p>
          </table:table-cell>
        </table:table-row>
        <table:table-row table:style-name="ro1">
          <table:table-cell office:value-type="float" office:value="73.34" calcext:value-type="float">
            <text:p>73.34</text:p>
          </table:table-cell>
          <table:table-cell office:value-type="float" office:value="179.0593566895" calcext:value-type="float">
            <text:p>179.0593566895</text:p>
          </table:table-cell>
          <table:table-cell office:value-type="float" office:value="-0.2295748353" calcext:value-type="float">
            <text:p>-0.22957483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95671" calcext:value-type="float">
            <text:p>0.00495671</text:p>
          </table:table-cell>
          <table:table-cell office:value-type="float" office:value="0.00746427" calcext:value-type="float">
            <text:p>0.00746427</text:p>
          </table:table-cell>
          <table:table-cell office:value-type="float" office:value="-0.0002075933" calcext:value-type="float">
            <text:p>-0.0002075933</text:p>
          </table:table-cell>
          <table:table-cell office:value-type="float" office:value="1465" calcext:value-type="float">
            <text:p>1465</text:p>
          </table:table-cell>
          <table:table-cell table:formula="of:=[.D1192]*100" office:value-type="float" office:value="0.04814132" calcext:value-type="float">
            <text:p>0.04814132</text:p>
          </table:table-cell>
          <table:table-cell table:formula="of:=[.E1192]*100" office:value-type="float" office:value="0.495671" calcext:value-type="float">
            <text:p>0.495671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79.0599212646" calcext:value-type="float">
            <text:p>179.0599212646</text:p>
          </table:table-cell>
          <table:table-cell office:value-type="float" office:value="-0.1896316183" calcext:value-type="float">
            <text:p>-0.18963161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0595" calcext:value-type="float">
            <text:p>0.00470595</text:p>
          </table:table-cell>
          <table:table-cell office:value-type="float" office:value="0.00752362" calcext:value-type="float">
            <text:p>0.00752362</text:p>
          </table:table-cell>
          <table:table-cell office:value-type="float" office:value="-0.0001553864" calcext:value-type="float">
            <text:p>-0.0001553864</text:p>
          </table:table-cell>
          <table:table-cell office:value-type="float" office:value="1466" calcext:value-type="float">
            <text:p>1466</text:p>
          </table:table-cell>
          <table:table-cell table:formula="of:=[.D1193]*100" office:value-type="float" office:value="0.04814132" calcext:value-type="float">
            <text:p>0.04814132</text:p>
          </table:table-cell>
          <table:table-cell table:formula="of:=[.E1193]*100" office:value-type="float" office:value="0.470595" calcext:value-type="float">
            <text:p>0.470595</text:p>
          </table:table-cell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179.0688171387" calcext:value-type="float">
            <text:p>179.0688171387</text:p>
          </table:table-cell>
          <table:table-cell office:value-type="float" office:value="-0.198672467" calcext:value-type="float">
            <text:p>-0.1986724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0001" calcext:value-type="float">
            <text:p>0.00460001</text:p>
          </table:table-cell>
          <table:table-cell office:value-type="float" office:value="0.00752362" calcext:value-type="float">
            <text:p>0.00752362</text:p>
          </table:table-cell>
          <table:table-cell office:value-type="float" office:value="-0.000077733" calcext:value-type="float">
            <text:p>-0.000077733</text:p>
          </table:table-cell>
          <table:table-cell office:value-type="float" office:value="1467" calcext:value-type="float">
            <text:p>1467</text:p>
          </table:table-cell>
          <table:table-cell table:formula="of:=[.D1194]*100" office:value-type="float" office:value="0.04814132" calcext:value-type="float">
            <text:p>0.04814132</text:p>
          </table:table-cell>
          <table:table-cell table:formula="of:=[.E1194]*100" office:value-type="float" office:value="0.460001" calcext:value-type="float">
            <text:p>0.460001</text:p>
          </table:table-cell>
        </table:table-row>
        <table:table-row table:style-name="ro1">
          <table:table-cell office:value-type="float" office:value="73.49" calcext:value-type="float">
            <text:p>73.49</text:p>
          </table:table-cell>
          <table:table-cell office:value-type="float" office:value="179.0899353027" calcext:value-type="float">
            <text:p>179.0899353027</text:p>
          </table:table-cell>
          <table:table-cell office:value-type="float" office:value="-0.153427944" calcext:value-type="float">
            <text:p>-0.1534279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2902" calcext:value-type="float">
            <text:p>0.00422902</text:p>
          </table:table-cell>
          <table:table-cell office:value-type="float" office:value="0.00757515" calcext:value-type="float">
            <text:p>0.00757515</text:p>
          </table:table-cell>
          <table:table-cell office:value-type="float" office:value="-0.0000817934" calcext:value-type="float">
            <text:p>-8.17934E-05</text:p>
          </table:table-cell>
          <table:table-cell office:value-type="float" office:value="1468" calcext:value-type="float">
            <text:p>1468</text:p>
          </table:table-cell>
          <table:table-cell table:formula="of:=[.D1195]*100" office:value-type="float" office:value="0.04814132" calcext:value-type="float">
            <text:p>0.04814132</text:p>
          </table:table-cell>
          <table:table-cell table:formula="of:=[.E1195]*100" office:value-type="float" office:value="0.422902" calcext:value-type="float">
            <text:p>0.422902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179.1050720215" calcext:value-type="float">
            <text:p>179.1050720215</text:p>
          </table:table-cell>
          <table:table-cell office:value-type="float" office:value="-0.1719668375" calcext:value-type="float">
            <text:p>-0.17196683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066" calcext:value-type="float">
            <text:p>0.0041066</text:p>
          </table:table-cell>
          <table:table-cell office:value-type="float" office:value="0.00758371" calcext:value-type="float">
            <text:p>0.00758371</text:p>
          </table:table-cell>
          <table:table-cell office:value-type="float" office:value="-0.0000002082" calcext:value-type="float">
            <text:p>-2.082E-07</text:p>
          </table:table-cell>
          <table:table-cell office:value-type="float" office:value="1469" calcext:value-type="float">
            <text:p>1469</text:p>
          </table:table-cell>
          <table:table-cell table:formula="of:=[.D1196]*100" office:value-type="float" office:value="0.04814132" calcext:value-type="float">
            <text:p>0.04814132</text:p>
          </table:table-cell>
          <table:table-cell table:formula="of:=[.E1196]*100" office:value-type="float" office:value="0.41066" calcext:value-type="float">
            <text:p>0.41066</text:p>
          </table:table-cell>
        </table:table-row>
        <table:table-row table:style-name="ro1">
          <table:table-cell office:value-type="float" office:value="73.59" calcext:value-type="float">
            <text:p>73.59</text:p>
          </table:table-cell>
          <table:table-cell office:value-type="float" office:value="179.102722168" calcext:value-type="float">
            <text:p>179.102722168</text:p>
          </table:table-cell>
          <table:table-cell office:value-type="float" office:value="-0.1816268434" calcext:value-type="float">
            <text:p>-0.18162684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8976" calcext:value-type="float">
            <text:p>0.00408976</text:p>
          </table:table-cell>
          <table:table-cell office:value-type="float" office:value="0.00758371" calcext:value-type="float">
            <text:p>0.00758371</text:p>
          </table:table-cell>
          <table:table-cell office:value-type="float" office:value="-0.0000346016" calcext:value-type="float">
            <text:p>-3.46016E-05</text:p>
          </table:table-cell>
          <table:table-cell office:value-type="float" office:value="1470" calcext:value-type="float">
            <text:p>1470</text:p>
          </table:table-cell>
          <table:table-cell table:formula="of:=[.D1197]*100" office:value-type="float" office:value="0.04814132" calcext:value-type="float">
            <text:p>0.04814132</text:p>
          </table:table-cell>
          <table:table-cell table:formula="of:=[.E1197]*100" office:value-type="float" office:value="0.408976" calcext:value-type="float">
            <text:p>0.408976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179.10496521" calcext:value-type="float">
            <text:p>179.10496521</text:p>
          </table:table-cell>
          <table:table-cell office:value-type="float" office:value="-0.2392648553" calcext:value-type="float">
            <text:p>-0.23926485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6184" calcext:value-type="float">
            <text:p>0.00446184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01144303" calcext:value-type="float">
            <text:p>0.0001144303</text:p>
          </table:table-cell>
          <table:table-cell office:value-type="float" office:value="1471" calcext:value-type="float">
            <text:p>1471</text:p>
          </table:table-cell>
          <table:table-cell table:formula="of:=[.D1198]*100" office:value-type="float" office:value="0.04814132" calcext:value-type="float">
            <text:p>0.04814132</text:p>
          </table:table-cell>
          <table:table-cell table:formula="of:=[.E1198]*100" office:value-type="float" office:value="0.446184" calcext:value-type="float">
            <text:p>0.446184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179.1053466797" calcext:value-type="float">
            <text:p>179.1053466797</text:p>
          </table:table-cell>
          <table:table-cell office:value-type="float" office:value="-0.1535593471" calcext:value-type="float">
            <text:p>-0.15355934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3839" calcext:value-type="float">
            <text:p>0.00413839</text:p>
          </table:table-cell>
          <table:table-cell office:value-type="float" office:value="0.00763511" calcext:value-type="float">
            <text:p>0.00763511</text:p>
          </table:table-cell>
          <table:table-cell office:value-type="float" office:value="-0.0002283324" calcext:value-type="float">
            <text:p>-0.0002283324</text:p>
          </table:table-cell>
          <table:table-cell office:value-type="float" office:value="1472" calcext:value-type="float">
            <text:p>1472</text:p>
          </table:table-cell>
          <table:table-cell table:formula="of:=[.D1199]*100" office:value-type="float" office:value="0.04814132" calcext:value-type="float">
            <text:p>0.04814132</text:p>
          </table:table-cell>
          <table:table-cell table:formula="of:=[.E1199]*100" office:value-type="float" office:value="0.413839" calcext:value-type="float">
            <text:p>0.413839</text:p>
          </table:table-cell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179.1079559326" calcext:value-type="float">
            <text:p>179.1079559326</text:p>
          </table:table-cell>
          <table:table-cell office:value-type="float" office:value="-0.0433813224" calcext:value-type="float">
            <text:p>-0.043381322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9163" calcext:value-type="float">
            <text:p>0.00319163</text:p>
          </table:table-cell>
          <table:table-cell office:value-type="float" office:value="0.00763511" calcext:value-type="float">
            <text:p>0.00763511</text:p>
          </table:table-cell>
          <table:table-cell office:value-type="float" office:value="-0.00026251" calcext:value-type="float">
            <text:p>-0.00026251</text:p>
          </table:table-cell>
          <table:table-cell office:value-type="float" office:value="1473" calcext:value-type="float">
            <text:p>1473</text:p>
          </table:table-cell>
          <table:table-cell table:formula="of:=[.D1200]*100" office:value-type="float" office:value="0.04814132" calcext:value-type="float">
            <text:p>0.04814132</text:p>
          </table:table-cell>
          <table:table-cell table:formula="of:=[.E1200]*100" office:value-type="float" office:value="0.319163" calcext:value-type="float">
            <text:p>0.319163</text:p>
          </table:table-cell>
        </table:table-row>
        <table:table-row table:style-name="ro1">
          <table:table-cell office:value-type="float" office:value="73.79" calcext:value-type="float">
            <text:p>73.79</text:p>
          </table:table-cell>
          <table:table-cell office:value-type="float" office:value="179.0935058594" calcext:value-type="float">
            <text:p>179.0935058594</text:p>
          </table:table-cell>
          <table:table-cell office:value-type="float" office:value="-0.1562467804" calcext:value-type="float">
            <text:p>-0.15624678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1509" calcext:value-type="float">
            <text:p>0.00331509</text:p>
          </table:table-cell>
          <table:table-cell office:value-type="float" office:value="0.00767342" calcext:value-type="float">
            <text:p>0.00767342</text:p>
          </table:table-cell>
          <table:table-cell office:value-type="float" office:value="0.0000182367" calcext:value-type="float">
            <text:p>1.82367E-05</text:p>
          </table:table-cell>
          <table:table-cell office:value-type="float" office:value="1474" calcext:value-type="float">
            <text:p>1474</text:p>
          </table:table-cell>
          <table:table-cell table:formula="of:=[.D1201]*100" office:value-type="float" office:value="0.04814132" calcext:value-type="float">
            <text:p>0.04814132</text:p>
          </table:table-cell>
          <table:table-cell table:formula="of:=[.E1201]*100" office:value-type="float" office:value="0.331509" calcext:value-type="float">
            <text:p>0.331509</text:p>
          </table:table-cell>
        </table:table-row>
        <table:table-row table:style-name="ro1">
          <table:table-cell office:value-type="float" office:value="73.84" calcext:value-type="float">
            <text:p>73.84</text:p>
          </table:table-cell>
          <table:table-cell office:value-type="float" office:value="179.0893096924" calcext:value-type="float">
            <text:p>179.0893096924</text:p>
          </table:table-cell>
          <table:table-cell office:value-type="float" office:value="-0.1086446956" calcext:value-type="float">
            <text:p>-0.108644695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8034" calcext:value-type="float">
            <text:p>0.00308034</text:p>
          </table:table-cell>
          <table:table-cell office:value-type="float" office:value="0.00767342" calcext:value-type="float">
            <text:p>0.00767342</text:p>
          </table:table-cell>
          <table:table-cell office:value-type="float" office:value="-0.0000093453" calcext:value-type="float">
            <text:p>-9.3453E-06</text:p>
          </table:table-cell>
          <table:table-cell office:value-type="float" office:value="1475" calcext:value-type="float">
            <text:p>1475</text:p>
          </table:table-cell>
          <table:table-cell table:formula="of:=[.D1202]*100" office:value-type="float" office:value="0.04814132" calcext:value-type="float">
            <text:p>0.04814132</text:p>
          </table:table-cell>
          <table:table-cell table:formula="of:=[.E1202]*100" office:value-type="float" office:value="0.308034" calcext:value-type="float">
            <text:p>0.308034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office:value-type="float" office:value="179.1046905518" calcext:value-type="float">
            <text:p>179.1046905518</text:p>
          </table:table-cell>
          <table:table-cell office:value-type="float" office:value="-0.1855803266" calcext:value-type="float">
            <text:p>-0.18558032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3642" calcext:value-type="float">
            <text:p>0.00343642</text:p>
          </table:table-cell>
          <table:table-cell office:value-type="float" office:value="0.00768667" calcext:value-type="float">
            <text:p>0.00768667</text:p>
          </table:table-cell>
          <table:table-cell office:value-type="float" office:value="0.0000403851" calcext:value-type="float">
            <text:p>4.03851E-05</text:p>
          </table:table-cell>
          <table:table-cell office:value-type="float" office:value="1476" calcext:value-type="float">
            <text:p>1476</text:p>
          </table:table-cell>
          <table:table-cell table:formula="of:=[.D1203]*100" office:value-type="float" office:value="0.04814132" calcext:value-type="float">
            <text:p>0.04814132</text:p>
          </table:table-cell>
          <table:table-cell table:formula="of:=[.E1203]*100" office:value-type="float" office:value="0.343642" calcext:value-type="float">
            <text:p>0.343642</text:p>
          </table:table-cell>
        </table:table-row>
        <table:table-row table:style-name="ro1">
          <table:table-cell office:value-type="float" office:value="73.94" calcext:value-type="float">
            <text:p>73.94</text:p>
          </table:table-cell>
          <table:table-cell office:value-type="float" office:value="179.1151123047" calcext:value-type="float">
            <text:p>179.1151123047</text:p>
          </table:table-cell>
          <table:table-cell office:value-type="float" office:value="-0.1927851228" calcext:value-type="float">
            <text:p>-0.19278512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2014" calcext:value-type="float">
            <text:p>0.00372014</text:p>
          </table:table-cell>
          <table:table-cell office:value-type="float" office:value="0.00769447" calcext:value-type="float">
            <text:p>0.00769447</text:p>
          </table:table-cell>
          <table:table-cell office:value-type="float" office:value="0.0000885409" calcext:value-type="float">
            <text:p>8.85409E-05</text:p>
          </table:table-cell>
          <table:table-cell office:value-type="float" office:value="1477" calcext:value-type="float">
            <text:p>1477</text:p>
          </table:table-cell>
          <table:table-cell table:formula="of:=[.D1204]*100" office:value-type="float" office:value="0.04814132" calcext:value-type="float">
            <text:p>0.04814132</text:p>
          </table:table-cell>
          <table:table-cell table:formula="of:=[.E1204]*100" office:value-type="float" office:value="0.372014" calcext:value-type="float">
            <text:p>0.372014</text:p>
          </table:table-cell>
        </table:table-row>
        <table:table-row table:style-name="ro1">
          <table:table-cell office:value-type="float" office:value="73.99" calcext:value-type="float">
            <text:p>73.99</text:p>
          </table:table-cell>
          <table:table-cell office:value-type="float" office:value="179.1114501953" calcext:value-type="float">
            <text:p>179.1114501953</text:p>
          </table:table-cell>
          <table:table-cell office:value-type="float" office:value="-0.1477232512" calcext:value-type="float">
            <text:p>-0.1477232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0841" calcext:value-type="float">
            <text:p>0.00360841</text:p>
          </table:table-cell>
          <table:table-cell office:value-type="float" office:value="0.00769447" calcext:value-type="float">
            <text:p>0.00769447</text:p>
          </table:table-cell>
          <table:table-cell office:value-type="float" office:value="0.0000834578" calcext:value-type="float">
            <text:p>8.34578E-05</text:p>
          </table:table-cell>
          <table:table-cell office:value-type="float" office:value="1478" calcext:value-type="float">
            <text:p>1478</text:p>
          </table:table-cell>
          <table:table-cell table:formula="of:=[.D1205]*100" office:value-type="float" office:value="0.04814132" calcext:value-type="float">
            <text:p>0.04814132</text:p>
          </table:table-cell>
          <table:table-cell table:formula="of:=[.E1205]*100" office:value-type="float" office:value="0.360841" calcext:value-type="float">
            <text:p>0.360841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  <table:table-cell office:value-type="float" office:value="179.1142120361" calcext:value-type="float">
            <text:p>179.1142120361</text:p>
          </table:table-cell>
          <table:table-cell office:value-type="float" office:value="-0.1715341734" calcext:value-type="float">
            <text:p>-0.171534173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274" calcext:value-type="float">
            <text:p>0.00369274</text:p>
          </table:table-cell>
          <table:table-cell office:value-type="float" office:value="0.00769903" calcext:value-type="float">
            <text:p>0.00769903</text:p>
          </table:table-cell>
          <table:table-cell office:value-type="float" office:value="-0.0000200417" calcext:value-type="float">
            <text:p>-2.00417E-05</text:p>
          </table:table-cell>
          <table:table-cell office:value-type="float" office:value="1479" calcext:value-type="float">
            <text:p>1479</text:p>
          </table:table-cell>
          <table:table-cell table:formula="of:=[.D1206]*100" office:value-type="float" office:value="0.04814132" calcext:value-type="float">
            <text:p>0.04814132</text:p>
          </table:table-cell>
          <table:table-cell table:formula="of:=[.E1206]*100" office:value-type="float" office:value="0.369274" calcext:value-type="float">
            <text:p>0.369274</text:p>
          </table:table-cell>
        </table:table-row>
        <table:table-row table:style-name="ro1">
          <table:table-cell office:value-type="float" office:value="74.09" calcext:value-type="float">
            <text:p>74.09</text:p>
          </table:table-cell>
          <table:table-cell office:value-type="float" office:value="179.1114654541" calcext:value-type="float">
            <text:p>179.1114654541</text:p>
          </table:table-cell>
          <table:table-cell office:value-type="float" office:value="-0.0911024793" calcext:value-type="float">
            <text:p>-0.091102479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1379" calcext:value-type="float">
            <text:p>0.00321379</text:p>
          </table:table-cell>
          <table:table-cell office:value-type="float" office:value="0.00769903" calcext:value-type="float">
            <text:p>0.00769903</text:p>
          </table:table-cell>
          <table:table-cell office:value-type="float" office:value="-0.0001802446" calcext:value-type="float">
            <text:p>-0.0001802446</text:p>
          </table:table-cell>
          <table:table-cell office:value-type="float" office:value="1480" calcext:value-type="float">
            <text:p>1480</text:p>
          </table:table-cell>
          <table:table-cell table:formula="of:=[.D1207]*100" office:value-type="float" office:value="0.04814132" calcext:value-type="float">
            <text:p>0.04814132</text:p>
          </table:table-cell>
          <table:table-cell table:formula="of:=[.E1207]*100" office:value-type="float" office:value="0.321379" calcext:value-type="float">
            <text:p>0.321379</text:p>
          </table:table-cell>
        </table:table-row>
        <table:table-row table:style-name="ro1">
          <table:table-cell office:value-type="float" office:value="74.14" calcext:value-type="float">
            <text:p>74.14</text:p>
          </table:table-cell>
          <table:table-cell office:value-type="float" office:value="179.1044311523" calcext:value-type="float">
            <text:p>179.1044311523</text:p>
          </table:table-cell>
          <table:table-cell office:value-type="float" office:value="-0.1009904135" calcext:value-type="float">
            <text:p>-0.10099041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6237" calcext:value-type="float">
            <text:p>0.00296237</text:p>
          </table:table-cell>
          <table:table-cell office:value-type="float" office:value="0.00769903" calcext:value-type="float">
            <text:p>0.00769903</text:p>
          </table:table-cell>
          <table:table-cell office:value-type="float" office:value="-0.0000117196" calcext:value-type="float">
            <text:p>-1.17196E-05</text:p>
          </table:table-cell>
          <table:table-cell office:value-type="float" office:value="1481" calcext:value-type="float">
            <text:p>1481</text:p>
          </table:table-cell>
          <table:table-cell table:formula="of:=[.D1208]*100" office:value-type="float" office:value="0.04814132" calcext:value-type="float">
            <text:p>0.04814132</text:p>
          </table:table-cell>
          <table:table-cell table:formula="of:=[.E1208]*100" office:value-type="float" office:value="0.296237" calcext:value-type="float">
            <text:p>0.296237</text:p>
          </table:table-cell>
        </table:table-row>
        <table:table-row table:style-name="ro1">
          <table:table-cell office:value-type="float" office:value="74.19" calcext:value-type="float">
            <text:p>74.19</text:p>
          </table:table-cell>
          <table:table-cell office:value-type="float" office:value="179.0944976807" calcext:value-type="float">
            <text:p>179.0944976807</text:p>
          </table:table-cell>
          <table:table-cell office:value-type="float" office:value="-0.1126101645" calcext:value-type="float">
            <text:p>-0.11261016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7312" calcext:value-type="float">
            <text:p>0.00287312</text:p>
          </table:table-cell>
          <table:table-cell office:value-type="float" office:value="0.00768303" calcext:value-type="float">
            <text:p>0.00768303</text:p>
          </table:table-cell>
          <table:table-cell office:value-type="float" office:value="0.000012646" calcext:value-type="float">
            <text:p>0.000012646</text:p>
          </table:table-cell>
          <table:table-cell office:value-type="float" office:value="1482" calcext:value-type="float">
            <text:p>1482</text:p>
          </table:table-cell>
          <table:table-cell table:formula="of:=[.D1209]*100" office:value-type="float" office:value="0.04814132" calcext:value-type="float">
            <text:p>0.04814132</text:p>
          </table:table-cell>
          <table:table-cell table:formula="of:=[.E1209]*100" office:value-type="float" office:value="0.287312" calcext:value-type="float">
            <text:p>0.287312</text:p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179.0952148438" calcext:value-type="float">
            <text:p>179.0952148438</text:p>
          </table:table-cell>
          <table:table-cell office:value-type="float" office:value="-0.1567035607" calcext:value-type="float">
            <text:p>-0.156703560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072" calcext:value-type="float">
            <text:p>0.0031072</text:p>
          </table:table-cell>
          <table:table-cell office:value-type="float" office:value="0.00768303" calcext:value-type="float">
            <text:p>0.00768303</text:p>
          </table:table-cell>
          <table:table-cell office:value-type="float" office:value="-0.0000352092" calcext:value-type="float">
            <text:p>-3.52092E-05</text:p>
          </table:table-cell>
          <table:table-cell office:value-type="float" office:value="1483" calcext:value-type="float">
            <text:p>1483</text:p>
          </table:table-cell>
          <table:table-cell table:formula="of:=[.D1210]*100" office:value-type="float" office:value="0.04814132" calcext:value-type="float">
            <text:p>0.04814132</text:p>
          </table:table-cell>
          <table:table-cell table:formula="of:=[.E1210]*100" office:value-type="float" office:value="0.31072" calcext:value-type="float">
            <text:p>0.31072</text:p>
          </table:table-cell>
        </table:table-row>
        <table:table-row table:style-name="ro1">
          <table:table-cell office:value-type="float" office:value="74.29" calcext:value-type="float">
            <text:p>74.29</text:p>
          </table:table-cell>
          <table:table-cell office:value-type="float" office:value="179.0914916992" calcext:value-type="float">
            <text:p>179.0914916992</text:p>
          </table:table-cell>
          <table:table-cell office:value-type="float" office:value="-0.11323585" calcext:value-type="float">
            <text:p>-0.1132358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7319" calcext:value-type="float">
            <text:p>0.00297319</text:p>
          </table:table-cell>
          <table:table-cell office:value-type="float" office:value="0.00765271" calcext:value-type="float">
            <text:p>0.00765271</text:p>
          </table:table-cell>
          <table:table-cell office:value-type="float" office:value="-0.0000115473" calcext:value-type="float">
            <text:p>-1.15473E-05</text:p>
          </table:table-cell>
          <table:table-cell office:value-type="float" office:value="1484" calcext:value-type="float">
            <text:p>1484</text:p>
          </table:table-cell>
          <table:table-cell table:formula="of:=[.D1211]*100" office:value-type="float" office:value="0.04814132" calcext:value-type="float">
            <text:p>0.04814132</text:p>
          </table:table-cell>
          <table:table-cell table:formula="of:=[.E1211]*100" office:value-type="float" office:value="0.297319" calcext:value-type="float">
            <text:p>0.297319</text:p>
          </table:table-cell>
        </table:table-row>
        <table:table-row table:style-name="ro1">
          <table:table-cell office:value-type="float" office:value="74.34" calcext:value-type="float">
            <text:p>74.34</text:p>
          </table:table-cell>
          <table:table-cell office:value-type="float" office:value="179.0910949707" calcext:value-type="float">
            <text:p>179.0910949707</text:p>
          </table:table-cell>
          <table:table-cell office:value-type="float" office:value="-0.2172584378" calcext:value-type="float">
            <text:p>-0.21725843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7609" calcext:value-type="float">
            <text:p>0.00357609</text:p>
          </table:table-cell>
          <table:table-cell office:value-type="float" office:value="0.00765271" calcext:value-type="float">
            <text:p>0.00765271</text:p>
          </table:table-cell>
          <table:table-cell office:value-type="float" office:value="0.000128056" calcext:value-type="float">
            <text:p>0.000128056</text:p>
          </table:table-cell>
          <table:table-cell office:value-type="float" office:value="1485" calcext:value-type="float">
            <text:p>1485</text:p>
          </table:table-cell>
          <table:table-cell table:formula="of:=[.D1212]*100" office:value-type="float" office:value="0.04814132" calcext:value-type="float">
            <text:p>0.04814132</text:p>
          </table:table-cell>
          <table:table-cell table:formula="of:=[.E1212]*100" office:value-type="float" office:value="0.357609" calcext:value-type="float">
            <text:p>0.357609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179.088104248" calcext:value-type="float">
            <text:p>179.088104248</text:p>
          </table:table-cell>
          <table:table-cell office:value-type="float" office:value="-0.2083539187" calcext:value-type="float">
            <text:p>-0.20835391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91615" calcext:value-type="float">
            <text:p>0.00391615</text:p>
          </table:table-cell>
          <table:table-cell office:value-type="float" office:value="0.00765271" calcext:value-type="float">
            <text:p>0.00765271</text:p>
          </table:table-cell>
          <table:table-cell office:value-type="float" office:value="0.000102289" calcext:value-type="float">
            <text:p>0.000102289</text:p>
          </table:table-cell>
          <table:table-cell office:value-type="float" office:value="1486" calcext:value-type="float">
            <text:p>1486</text:p>
          </table:table-cell>
          <table:table-cell table:formula="of:=[.D1213]*100" office:value-type="float" office:value="0.04814132" calcext:value-type="float">
            <text:p>0.04814132</text:p>
          </table:table-cell>
          <table:table-cell table:formula="of:=[.E1213]*100" office:value-type="float" office:value="0.391615" calcext:value-type="float">
            <text:p>0.391615</text:p>
          </table:table-cell>
        </table:table-row>
        <table:table-row table:style-name="ro1">
          <table:table-cell office:value-type="float" office:value="74.44" calcext:value-type="float">
            <text:p>74.44</text:p>
          </table:table-cell>
          <table:table-cell office:value-type="float" office:value="179.1000366211" calcext:value-type="float">
            <text:p>179.1000366211</text:p>
          </table:table-cell>
          <table:table-cell office:value-type="float" office:value="-0.1591523148" calcext:value-type="float">
            <text:p>-0.159152314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142" calcext:value-type="float">
            <text:p>0.0038142</text:p>
          </table:table-cell>
          <table:table-cell office:value-type="float" office:value="0.00762036" calcext:value-type="float">
            <text:p>0.00762036</text:p>
          </table:table-cell>
          <table:table-cell office:value-type="float" office:value="-0.0000162038" calcext:value-type="float">
            <text:p>-1.62038E-05</text:p>
          </table:table-cell>
          <table:table-cell office:value-type="float" office:value="1487" calcext:value-type="float">
            <text:p>1487</text:p>
          </table:table-cell>
          <table:table-cell table:formula="of:=[.D1214]*100" office:value-type="float" office:value="0.04814132" calcext:value-type="float">
            <text:p>0.04814132</text:p>
          </table:table-cell>
          <table:table-cell table:formula="of:=[.E1214]*100" office:value-type="float" office:value="0.38142" calcext:value-type="float">
            <text:p>0.38142</text:p>
          </table:table-cell>
        </table:table-row>
        <table:table-row table:style-name="ro1">
          <table:table-cell office:value-type="float" office:value="74.49" calcext:value-type="float">
            <text:p>74.49</text:p>
          </table:table-cell>
          <table:table-cell office:value-type="float" office:value="179.0964813232" calcext:value-type="float">
            <text:p>179.0964813232</text:p>
          </table:table-cell>
          <table:table-cell office:value-type="float" office:value="-0.0349291488" calcext:value-type="float">
            <text:p>-0.034929148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92074" calcext:value-type="float">
            <text:p>0.00292074</text:p>
          </table:table-cell>
          <table:table-cell office:value-type="float" office:value="0.00762036" calcext:value-type="float">
            <text:p>0.00762036</text:p>
          </table:table-cell>
          <table:table-cell office:value-type="float" office:value="-0.0000938152" calcext:value-type="float">
            <text:p>-9.38152E-05</text:p>
          </table:table-cell>
          <table:table-cell office:value-type="float" office:value="1488" calcext:value-type="float">
            <text:p>1488</text:p>
          </table:table-cell>
          <table:table-cell table:formula="of:=[.D1215]*100" office:value-type="float" office:value="0.04814132" calcext:value-type="float">
            <text:p>0.04814132</text:p>
          </table:table-cell>
          <table:table-cell table:formula="of:=[.E1215]*100" office:value-type="float" office:value="0.292074" calcext:value-type="float">
            <text:p>0.292074</text:p>
          </table:table-cell>
        </table:table-row>
        <table:table-row table:style-name="ro1">
          <table:table-cell office:value-type="float" office:value="74.54" calcext:value-type="float">
            <text:p>74.54</text:p>
          </table:table-cell>
          <table:table-cell office:value-type="float" office:value="179.1071166992" calcext:value-type="float">
            <text:p>179.1071166992</text:p>
          </table:table-cell>
          <table:table-cell office:value-type="float" office:value="-0.1417441565" calcext:value-type="float">
            <text:p>-0.14174415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03927" calcext:value-type="float">
            <text:p>0.00303927</text:p>
          </table:table-cell>
          <table:table-cell office:value-type="float" office:value="0.00758675" calcext:value-type="float">
            <text:p>0.00758675</text:p>
          </table:table-cell>
          <table:table-cell office:value-type="float" office:value="-0.0000412452" calcext:value-type="float">
            <text:p>-4.12452E-05</text:p>
          </table:table-cell>
          <table:table-cell office:value-type="float" office:value="1489" calcext:value-type="float">
            <text:p>1489</text:p>
          </table:table-cell>
          <table:table-cell table:formula="of:=[.D1216]*100" office:value-type="float" office:value="0.04814132" calcext:value-type="float">
            <text:p>0.04814132</text:p>
          </table:table-cell>
          <table:table-cell table:formula="of:=[.E1216]*100" office:value-type="float" office:value="0.303927" calcext:value-type="float">
            <text:p>0.303927</text:p>
          </table:table-cell>
        </table:table-row>
        <table:table-row table:style-name="ro1">
          <table:table-cell office:value-type="float" office:value="74.59" calcext:value-type="float">
            <text:p>74.59</text:p>
          </table:table-cell>
          <table:table-cell office:value-type="float" office:value="179.110748291" calcext:value-type="float">
            <text:p>179.110748291</text:p>
          </table:table-cell>
          <table:table-cell office:value-type="float" office:value="-0.1433817671" calcext:value-type="float">
            <text:p>-0.14338176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2865" calcext:value-type="float">
            <text:p>0.00312865</text:p>
          </table:table-cell>
          <table:table-cell office:value-type="float" office:value="0.00758675" calcext:value-type="float">
            <text:p>0.00758675</text:p>
          </table:table-cell>
          <table:table-cell office:value-type="float" office:value="0.0000285252" calcext:value-type="float">
            <text:p>2.85252E-05</text:p>
          </table:table-cell>
          <table:table-cell office:value-type="float" office:value="1490" calcext:value-type="float">
            <text:p>1490</text:p>
          </table:table-cell>
          <table:table-cell table:formula="of:=[.D1217]*100" office:value-type="float" office:value="0.04814132" calcext:value-type="float">
            <text:p>0.04814132</text:p>
          </table:table-cell>
          <table:table-cell table:formula="of:=[.E1217]*100" office:value-type="float" office:value="0.312865" calcext:value-type="float">
            <text:p>0.312865</text:p>
          </table:table-cell>
        </table:table-row>
        <table:table-row table:style-name="ro1">
          <table:table-cell office:value-type="float" office:value="74.64" calcext:value-type="float">
            <text:p>74.64</text:p>
          </table:table-cell>
          <table:table-cell office:value-type="float" office:value="179.1106414795" calcext:value-type="float">
            <text:p>179.1106414795</text:p>
          </table:table-cell>
          <table:table-cell office:value-type="float" office:value="-0.0675602499" calcext:value-type="float">
            <text:p>-0.067560249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68371" calcext:value-type="float">
            <text:p>0.00268371</text:p>
          </table:table-cell>
          <table:table-cell office:value-type="float" office:value="0.00758675" calcext:value-type="float">
            <text:p>0.00758675</text:p>
          </table:table-cell>
          <table:table-cell office:value-type="float" office:value="-0.0002224985" calcext:value-type="float">
            <text:p>-0.0002224985</text:p>
          </table:table-cell>
          <table:table-cell office:value-type="float" office:value="1491" calcext:value-type="float">
            <text:p>1491</text:p>
          </table:table-cell>
          <table:table-cell table:formula="of:=[.D1218]*100" office:value-type="float" office:value="0.04814132" calcext:value-type="float">
            <text:p>0.04814132</text:p>
          </table:table-cell>
          <table:table-cell table:formula="of:=[.E1218]*100" office:value-type="float" office:value="0.268371" calcext:value-type="float">
            <text:p>0.268371</text:p>
          </table:table-cell>
        </table:table-row>
        <table:table-row table:style-name="ro1">
          <table:table-cell office:value-type="float" office:value="74.69" calcext:value-type="float">
            <text:p>74.69</text:p>
          </table:table-cell>
          <table:table-cell office:value-type="float" office:value="179.0961456299" calcext:value-type="float">
            <text:p>179.0961456299</text:p>
          </table:table-cell>
          <table:table-cell office:value-type="float" office:value="-0.1420129309" calcext:value-type="float">
            <text:p>-0.14201293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8408" calcext:value-type="float">
            <text:p>0.00288408</text:p>
          </table:table-cell>
          <table:table-cell office:value-type="float" office:value="0.00755734" calcext:value-type="float">
            <text:p>0.00755734</text:p>
          </table:table-cell>
          <table:table-cell office:value-type="float" office:value="-0.0000115794" calcext:value-type="float">
            <text:p>-1.15794E-05</text:p>
          </table:table-cell>
          <table:table-cell office:value-type="float" office:value="1492" calcext:value-type="float">
            <text:p>1492</text:p>
          </table:table-cell>
          <table:table-cell table:formula="of:=[.D1219]*100" office:value-type="float" office:value="0.04814132" calcext:value-type="float">
            <text:p>0.04814132</text:p>
          </table:table-cell>
          <table:table-cell table:formula="of:=[.E1219]*100" office:value-type="float" office:value="0.288408" calcext:value-type="float">
            <text:p>0.288408</text:p>
          </table:table-cell>
        </table:table-row>
        <table:table-row table:style-name="ro1">
          <table:table-cell office:value-type="float" office:value="74.74" calcext:value-type="float">
            <text:p>74.74</text:p>
          </table:table-cell>
          <table:table-cell office:value-type="float" office:value="179.0827331543" calcext:value-type="float">
            <text:p>179.0827331543</text:p>
          </table:table-cell>
          <table:table-cell office:value-type="float" office:value="-0.1774223937" calcext:value-type="float">
            <text:p>-0.177422393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25221" calcext:value-type="float">
            <text:p>0.00325221</text:p>
          </table:table-cell>
          <table:table-cell office:value-type="float" office:value="0.00755734" calcext:value-type="float">
            <text:p>0.00755734</text:p>
          </table:table-cell>
          <table:table-cell office:value-type="float" office:value="-0.0000273416" calcext:value-type="float">
            <text:p>-2.73416E-05</text:p>
          </table:table-cell>
          <table:table-cell office:value-type="float" office:value="1493" calcext:value-type="float">
            <text:p>1493</text:p>
          </table:table-cell>
          <table:table-cell table:formula="of:=[.D1220]*100" office:value-type="float" office:value="0.04814132" calcext:value-type="float">
            <text:p>0.04814132</text:p>
          </table:table-cell>
          <table:table-cell table:formula="of:=[.E1220]*100" office:value-type="float" office:value="0.325221" calcext:value-type="float">
            <text:p>0.325221</text:p>
          </table:table-cell>
        </table:table-row>
        <table:table-row table:style-name="ro1">
          <table:table-cell office:value-type="float" office:value="74.79" calcext:value-type="float">
            <text:p>74.79</text:p>
          </table:table-cell>
          <table:table-cell office:value-type="float" office:value="179.0783691406" calcext:value-type="float">
            <text:p>179.0783691406</text:p>
          </table:table-cell>
          <table:table-cell office:value-type="float" office:value="-0.1591470011" calcext:value-type="float">
            <text:p>-0.159147001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7449" calcext:value-type="float">
            <text:p>0.00337449</text:p>
          </table:table-cell>
          <table:table-cell office:value-type="float" office:value="0.00754302" calcext:value-type="float">
            <text:p>0.00754302</text:p>
          </table:table-cell>
          <table:table-cell office:value-type="float" office:value="0.0000371248" calcext:value-type="float">
            <text:p>3.71248E-05</text:p>
          </table:table-cell>
          <table:table-cell office:value-type="float" office:value="1494" calcext:value-type="float">
            <text:p>1494</text:p>
          </table:table-cell>
          <table:table-cell table:formula="of:=[.D1221]*100" office:value-type="float" office:value="0.04814132" calcext:value-type="float">
            <text:p>0.04814132</text:p>
          </table:table-cell>
          <table:table-cell table:formula="of:=[.E1221]*100" office:value-type="float" office:value="0.337449" calcext:value-type="float">
            <text:p>0.337449</text:p>
          </table:table-cell>
        </table:table-row>
        <table:table-row table:style-name="ro1">
          <table:table-cell office:value-type="float" office:value="74.84" calcext:value-type="float">
            <text:p>74.84</text:p>
          </table:table-cell>
          <table:table-cell office:value-type="float" office:value="179.0792236328" calcext:value-type="float">
            <text:p>179.0792236328</text:p>
          </table:table-cell>
          <table:table-cell office:value-type="float" office:value="-0.2082478928" calcext:value-type="float">
            <text:p>-0.208247892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8193" calcext:value-type="float">
            <text:p>0.00378193</text:p>
          </table:table-cell>
          <table:table-cell office:value-type="float" office:value="0.00754302" calcext:value-type="float">
            <text:p>0.00754302</text:p>
          </table:table-cell>
          <table:table-cell office:value-type="float" office:value="0.0000130364" calcext:value-type="float">
            <text:p>1.30364E-05</text:p>
          </table:table-cell>
          <table:table-cell office:value-type="float" office:value="1495" calcext:value-type="float">
            <text:p>1495</text:p>
          </table:table-cell>
          <table:table-cell table:formula="of:=[.D1222]*100" office:value-type="float" office:value="0.04814132" calcext:value-type="float">
            <text:p>0.04814132</text:p>
          </table:table-cell>
          <table:table-cell table:formula="of:=[.E1222]*100" office:value-type="float" office:value="0.378193" calcext:value-type="float">
            <text:p>0.378193</text:p>
          </table:table-cell>
        </table:table-row>
        <table:table-row table:style-name="ro1">
          <table:table-cell office:value-type="float" office:value="74.89" calcext:value-type="float">
            <text:p>74.89</text:p>
          </table:table-cell>
          <table:table-cell office:value-type="float" office:value="179.0699462891" calcext:value-type="float">
            <text:p>179.0699462891</text:p>
          </table:table-cell>
          <table:table-cell office:value-type="float" office:value="-0.2052667462" calcext:value-type="float">
            <text:p>-0.205266746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3194" calcext:value-type="float">
            <text:p>0.00403194</text:p>
          </table:table-cell>
          <table:table-cell office:value-type="float" office:value="0.00754302" calcext:value-type="float">
            <text:p>0.00754302</text:p>
          </table:table-cell>
          <table:table-cell office:value-type="float" office:value="-0.0000196508" calcext:value-type="float">
            <text:p>-1.96508E-05</text:p>
          </table:table-cell>
          <table:table-cell office:value-type="float" office:value="1496" calcext:value-type="float">
            <text:p>1496</text:p>
          </table:table-cell>
          <table:table-cell table:formula="of:=[.D1223]*100" office:value-type="float" office:value="0.04814132" calcext:value-type="float">
            <text:p>0.04814132</text:p>
          </table:table-cell>
          <table:table-cell table:formula="of:=[.E1223]*100" office:value-type="float" office:value="0.403194" calcext:value-type="float">
            <text:p>0.403194</text:p>
          </table:table-cell>
        </table:table-row>
        <table:table-row table:style-name="ro1">
          <table:table-cell office:value-type="float" office:value="74.94" calcext:value-type="float">
            <text:p>74.94</text:p>
          </table:table-cell>
          <table:table-cell office:value-type="float" office:value="179.0639648438" calcext:value-type="float">
            <text:p>179.0639648438</text:p>
          </table:table-cell>
          <table:table-cell office:value-type="float" office:value="-0.190514071" calcext:value-type="float">
            <text:p>-0.1905140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9941" calcext:value-type="float">
            <text:p>0.00409941</text:p>
          </table:table-cell>
          <table:table-cell office:value-type="float" office:value="0.00754003" calcext:value-type="float">
            <text:p>0.00754003</text:p>
          </table:table-cell>
          <table:table-cell office:value-type="float" office:value="-0.0000442369" calcext:value-type="float">
            <text:p>-4.42369E-05</text:p>
          </table:table-cell>
          <table:table-cell office:value-type="float" office:value="1497" calcext:value-type="float">
            <text:p>1497</text:p>
          </table:table-cell>
          <table:table-cell table:formula="of:=[.D1224]*100" office:value-type="float" office:value="0.04814132" calcext:value-type="float">
            <text:p>0.04814132</text:p>
          </table:table-cell>
          <table:table-cell table:formula="of:=[.E1224]*100" office:value-type="float" office:value="0.409941" calcext:value-type="float">
            <text:p>0.409941</text:p>
          </table:table-cell>
        </table:table-row>
        <table:table-row table:style-name="ro1">
          <table:table-cell office:value-type="float" office:value="74.99" calcext:value-type="float">
            <text:p>74.99</text:p>
          </table:table-cell>
          <table:table-cell office:value-type="float" office:value="179.0655517578" calcext:value-type="float">
            <text:p>179.0655517578</text:p>
          </table:table-cell>
          <table:table-cell office:value-type="float" office:value="-0.2093631461" calcext:value-type="float">
            <text:p>-0.209363146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26941" calcext:value-type="float">
            <text:p>0.00426941</text:p>
          </table:table-cell>
          <table:table-cell office:value-type="float" office:value="0.00754003" calcext:value-type="float">
            <text:p>0.00754003</text:p>
          </table:table-cell>
          <table:table-cell office:value-type="float" office:value="0.0000157203" calcext:value-type="float">
            <text:p>1.57203E-05</text:p>
          </table:table-cell>
          <table:table-cell office:value-type="float" office:value="1498" calcext:value-type="float">
            <text:p>1498</text:p>
          </table:table-cell>
          <table:table-cell table:formula="of:=[.D1225]*100" office:value-type="float" office:value="0.04814132" calcext:value-type="float">
            <text:p>0.04814132</text:p>
          </table:table-cell>
          <table:table-cell table:formula="of:=[.E1225]*100" office:value-type="float" office:value="0.426941" calcext:value-type="float">
            <text:p>0.426941</text:p>
          </table:table-cell>
        </table:table-row>
        <table:table-row table:style-name="ro1">
          <table:table-cell office:value-type="float" office:value="75.04" calcext:value-type="float">
            <text:p>75.04</text:p>
          </table:table-cell>
          <table:table-cell office:value-type="float" office:value="179.0691375732" calcext:value-type="float">
            <text:p>179.0691375732</text:p>
          </table:table-cell>
          <table:table-cell office:value-type="float" office:value="-0.2324286145" calcext:value-type="float">
            <text:p>-0.232428614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53536" calcext:value-type="float">
            <text:p>0.00453536</text:p>
          </table:table-cell>
          <table:table-cell office:value-type="float" office:value="0.00754003" calcext:value-type="float">
            <text:p>0.00754003</text:p>
          </table:table-cell>
          <table:table-cell office:value-type="float" office:value="0.0001553268" calcext:value-type="float">
            <text:p>0.0001553268</text:p>
          </table:table-cell>
          <table:table-cell office:value-type="float" office:value="1499" calcext:value-type="float">
            <text:p>1499</text:p>
          </table:table-cell>
          <table:table-cell table:formula="of:=[.D1226]*100" office:value-type="float" office:value="0.04814132" calcext:value-type="float">
            <text:p>0.04814132</text:p>
          </table:table-cell>
          <table:table-cell table:formula="of:=[.E1226]*100" office:value-type="float" office:value="0.453536" calcext:value-type="float">
            <text:p>0.453536</text:p>
          </table:table-cell>
        </table:table-row>
        <table:table-row table:style-name="ro1">
          <table:table-cell office:value-type="float" office:value="75.09" calcext:value-type="float">
            <text:p>75.09</text:p>
          </table:table-cell>
          <table:table-cell office:value-type="float" office:value="179.0637359619" calcext:value-type="float">
            <text:p>179.0637359619</text:p>
          </table:table-cell>
          <table:table-cell office:value-type="float" office:value="-0.2460123321" calcext:value-type="float">
            <text:p>-0.24601233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0179" calcext:value-type="float">
            <text:p>0.00480179</text:p>
          </table:table-cell>
          <table:table-cell office:value-type="float" office:value="0.00755346" calcext:value-type="float">
            <text:p>0.00755346</text:p>
          </table:table-cell>
          <table:table-cell office:value-type="float" office:value="0.0001242919" calcext:value-type="float">
            <text:p>0.0001242919</text:p>
          </table:table-cell>
          <table:table-cell office:value-type="float" office:value="1500" calcext:value-type="float">
            <text:p>1500</text:p>
          </table:table-cell>
          <table:table-cell table:formula="of:=[.D1227]*100" office:value-type="float" office:value="0.04814132" calcext:value-type="float">
            <text:p>0.04814132</text:p>
          </table:table-cell>
          <table:table-cell table:formula="of:=[.E1227]*100" office:value-type="float" office:value="0.480179" calcext:value-type="float">
            <text:p>0.480179</text:p>
          </table:table-cell>
        </table:table-row>
        <table:table-row table:style-name="ro1">
          <table:table-cell office:value-type="float" office:value="75.14" calcext:value-type="float">
            <text:p>75.14</text:p>
          </table:table-cell>
          <table:table-cell office:value-type="float" office:value="179.0581207275" calcext:value-type="float">
            <text:p>179.0581207275</text:p>
          </table:table-cell>
          <table:table-cell office:value-type="float" office:value="-0.197624512" calcext:value-type="float">
            <text:p>-0.1976245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65651" calcext:value-type="float">
            <text:p>0.00465651</text:p>
          </table:table-cell>
          <table:table-cell office:value-type="float" office:value="0.00755346" calcext:value-type="float">
            <text:p>0.00755346</text:p>
          </table:table-cell>
          <table:table-cell office:value-type="float" office:value="0.0000334437" calcext:value-type="float">
            <text:p>3.34437E-05</text:p>
          </table:table-cell>
          <table:table-cell office:value-type="float" office:value="1501" calcext:value-type="float">
            <text:p>1501</text:p>
          </table:table-cell>
          <table:table-cell table:formula="of:=[.D1228]*100" office:value-type="float" office:value="0.04814132" calcext:value-type="float">
            <text:p>0.04814132</text:p>
          </table:table-cell>
          <table:table-cell table:formula="of:=[.E1228]*100" office:value-type="float" office:value="0.465651" calcext:value-type="float">
            <text:p>0.465651</text:p>
          </table:table-cell>
        </table:table-row>
        <table:table-row table:style-name="ro1">
          <table:table-cell office:value-type="float" office:value="75.19" calcext:value-type="float">
            <text:p>75.19</text:p>
          </table:table-cell>
          <table:table-cell office:value-type="float" office:value="179.0636138916" calcext:value-type="float">
            <text:p>179.0636138916</text:p>
          </table:table-cell>
          <table:table-cell office:value-type="float" office:value="-0.2321436144" calcext:value-type="float">
            <text:p>-0.232143614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78981" calcext:value-type="float">
            <text:p>0.00478981</text:p>
          </table:table-cell>
          <table:table-cell office:value-type="float" office:value="0.00757627" calcext:value-type="float">
            <text:p>0.00757627</text:p>
          </table:table-cell>
          <table:table-cell office:value-type="float" office:value="-0.0001447392" calcext:value-type="float">
            <text:p>-0.0001447392</text:p>
          </table:table-cell>
          <table:table-cell office:value-type="float" office:value="1502" calcext:value-type="float">
            <text:p>1502</text:p>
          </table:table-cell>
          <table:table-cell table:formula="of:=[.D1229]*100" office:value-type="float" office:value="0.04814132" calcext:value-type="float">
            <text:p>0.04814132</text:p>
          </table:table-cell>
          <table:table-cell table:formula="of:=[.E1229]*100" office:value-type="float" office:value="0.478981" calcext:value-type="float">
            <text:p>0.478981</text:p>
          </table:table-cell>
        </table:table-row>
        <table:table-row table:style-name="ro1">
          <table:table-cell office:value-type="float" office:value="75.24" calcext:value-type="float">
            <text:p>75.24</text:p>
          </table:table-cell>
          <table:table-cell office:value-type="float" office:value="179.0602111816" calcext:value-type="float">
            <text:p>179.0602111816</text:p>
          </table:table-cell>
          <table:table-cell office:value-type="float" office:value="-0.3008780922" calcext:value-type="float">
            <text:p>-0.300878092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3351" calcext:value-type="float">
            <text:p>0.0053351</text:p>
          </table:table-cell>
          <table:table-cell office:value-type="float" office:value="0.00757627" calcext:value-type="float">
            <text:p>0.00757627</text:p>
          </table:table-cell>
          <table:table-cell office:value-type="float" office:value="0.0000687854" calcext:value-type="float">
            <text:p>6.87854E-05</text:p>
          </table:table-cell>
          <table:table-cell office:value-type="float" office:value="1503" calcext:value-type="float">
            <text:p>1503</text:p>
          </table:table-cell>
          <table:table-cell table:formula="of:=[.D1230]*100" office:value-type="float" office:value="0.04814132" calcext:value-type="float">
            <text:p>0.04814132</text:p>
          </table:table-cell>
          <table:table-cell table:formula="of:=[.E1230]*100" office:value-type="float" office:value="0.53351" calcext:value-type="float">
            <text:p>0.53351</text:p>
          </table:table-cell>
        </table:table-row>
        <table:table-row table:style-name="ro1">
          <table:table-cell office:value-type="float" office:value="75.29" calcext:value-type="float">
            <text:p>75.29</text:p>
          </table:table-cell>
          <table:table-cell office:value-type="float" office:value="179.0718841553" calcext:value-type="float">
            <text:p>179.0718841553</text:p>
          </table:table-cell>
          <table:table-cell office:value-type="float" office:value="-0.2031638978" calcext:value-type="float">
            <text:p>-0.20316389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504651" calcext:value-type="float">
            <text:p>0.00504651</text:p>
          </table:table-cell>
          <table:table-cell office:value-type="float" office:value="0.00757627" calcext:value-type="float">
            <text:p>0.00757627</text:p>
          </table:table-cell>
          <table:table-cell office:value-type="float" office:value="-0.0001293775" calcext:value-type="float">
            <text:p>-0.0001293775</text:p>
          </table:table-cell>
          <table:table-cell office:value-type="float" office:value="1504" calcext:value-type="float">
            <text:p>1504</text:p>
          </table:table-cell>
          <table:table-cell table:formula="of:=[.D1231]*100" office:value-type="float" office:value="0.04814132" calcext:value-type="float">
            <text:p>0.04814132</text:p>
          </table:table-cell>
          <table:table-cell table:formula="of:=[.E1231]*100" office:value-type="float" office:value="0.504651" calcext:value-type="float">
            <text:p>0.504651</text:p>
          </table:table-cell>
        </table:table-row>
        <table:table-row table:style-name="ro1">
          <table:table-cell office:value-type="float" office:value="75.34" calcext:value-type="float">
            <text:p>75.34</text:p>
          </table:table-cell>
          <table:table-cell office:value-type="float" office:value="179.0653991699" calcext:value-type="float">
            <text:p>179.0653991699</text:p>
          </table:table-cell>
          <table:table-cell office:value-type="float" office:value="-0.2066843514" calcext:value-type="float">
            <text:p>-0.206684351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87881" calcext:value-type="float">
            <text:p>0.00487881</text:p>
          </table:table-cell>
          <table:table-cell office:value-type="float" office:value="0.00760819" calcext:value-type="float">
            <text:p>0.00760819</text:p>
          </table:table-cell>
          <table:table-cell office:value-type="float" office:value="-0.0000878692" calcext:value-type="float">
            <text:p>-8.78692E-05</text:p>
          </table:table-cell>
          <table:table-cell office:value-type="float" office:value="1505" calcext:value-type="float">
            <text:p>1505</text:p>
          </table:table-cell>
          <table:table-cell table:formula="of:=[.D1232]*100" office:value-type="float" office:value="0.04814132" calcext:value-type="float">
            <text:p>0.04814132</text:p>
          </table:table-cell>
          <table:table-cell table:formula="of:=[.E1232]*100" office:value-type="float" office:value="0.487881" calcext:value-type="float">
            <text:p>0.487881</text:p>
          </table:table-cell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179.06300354" calcext:value-type="float">
            <text:p>179.06300354</text:p>
          </table:table-cell>
          <table:table-cell office:value-type="float" office:value="-0.1641623055" calcext:value-type="float">
            <text:p>-0.164162305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48502" calcext:value-type="float">
            <text:p>0.00448502</text:p>
          </table:table-cell>
          <table:table-cell office:value-type="float" office:value="0.00760819" calcext:value-type="float">
            <text:p>0.00760819</text:p>
          </table:table-cell>
          <table:table-cell office:value-type="float" office:value="-0.0001733815" calcext:value-type="float">
            <text:p>-0.0001733815</text:p>
          </table:table-cell>
          <table:table-cell office:value-type="float" office:value="1506" calcext:value-type="float">
            <text:p>1506</text:p>
          </table:table-cell>
          <table:table-cell table:formula="of:=[.D1233]*100" office:value-type="float" office:value="0.04814132" calcext:value-type="float">
            <text:p>0.04814132</text:p>
          </table:table-cell>
          <table:table-cell table:formula="of:=[.E1233]*100" office:value-type="float" office:value="0.448502" calcext:value-type="float">
            <text:p>0.448502</text:p>
          </table:table-cell>
        </table:table-row>
        <table:table-row table:style-name="ro1">
          <table:table-cell office:value-type="float" office:value="75.44" calcext:value-type="float">
            <text:p>75.44</text:p>
          </table:table-cell>
          <table:table-cell office:value-type="float" office:value="179.0646972656" calcext:value-type="float">
            <text:p>179.0646972656</text:p>
          </table:table-cell>
          <table:table-cell office:value-type="float" office:value="-0.1462931587" calcext:value-type="float">
            <text:p>-0.146293158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0543" calcext:value-type="float">
            <text:p>0.00410543</text:p>
          </table:table-cell>
          <table:table-cell office:value-type="float" office:value="0.00759329" calcext:value-type="float">
            <text:p>0.00759329</text:p>
          </table:table-cell>
          <table:table-cell office:value-type="float" office:value="-0.0001235818" calcext:value-type="float">
            <text:p>-0.0001235818</text:p>
          </table:table-cell>
          <table:table-cell office:value-type="float" office:value="1507" calcext:value-type="float">
            <text:p>1507</text:p>
          </table:table-cell>
          <table:table-cell table:formula="of:=[.D1234]*100" office:value-type="float" office:value="0.04814132" calcext:value-type="float">
            <text:p>0.04814132</text:p>
          </table:table-cell>
          <table:table-cell table:formula="of:=[.E1234]*100" office:value-type="float" office:value="0.410543" calcext:value-type="float">
            <text:p>0.410543</text:p>
          </table:table-cell>
        </table:table-row>
        <table:table-row table:style-name="ro1">
          <table:table-cell office:value-type="float" office:value="75.49" calcext:value-type="float">
            <text:p>75.49</text:p>
          </table:table-cell>
          <table:table-cell office:value-type="float" office:value="179.0630493164" calcext:value-type="float">
            <text:p>179.0630493164</text:p>
          </table:table-cell>
          <table:table-cell office:value-type="float" office:value="-0.1707481078" calcext:value-type="float">
            <text:p>-0.170748107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1666" calcext:value-type="float">
            <text:p>0.00401666</text:p>
          </table:table-cell>
          <table:table-cell office:value-type="float" office:value="0.00764468" calcext:value-type="float">
            <text:p>0.00764468</text:p>
          </table:table-cell>
          <table:table-cell office:value-type="float" office:value="0.000037767" calcext:value-type="float">
            <text:p>0.000037767</text:p>
          </table:table-cell>
          <table:table-cell office:value-type="float" office:value="1508" calcext:value-type="float">
            <text:p>1508</text:p>
          </table:table-cell>
          <table:table-cell table:formula="of:=[.D1235]*100" office:value-type="float" office:value="0.04814132" calcext:value-type="float">
            <text:p>0.04814132</text:p>
          </table:table-cell>
          <table:table-cell table:formula="of:=[.E1235]*100" office:value-type="float" office:value="0.401666" calcext:value-type="float">
            <text:p>0.401666</text:p>
          </table:table-cell>
        </table:table-row>
        <table:table-row table:style-name="ro1">
          <table:table-cell office:value-type="float" office:value="75.54" calcext:value-type="float">
            <text:p>75.54</text:p>
          </table:table-cell>
          <table:table-cell office:value-type="float" office:value="179.0692749023" calcext:value-type="float">
            <text:p>179.0692749023</text:p>
          </table:table-cell>
          <table:table-cell office:value-type="float" office:value="-0.1442891275" calcext:value-type="float">
            <text:p>-0.144289127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8194" calcext:value-type="float">
            <text:p>0.00378194</text:p>
          </table:table-cell>
          <table:table-cell office:value-type="float" office:value="0.00764468" calcext:value-type="float">
            <text:p>0.00764468</text:p>
          </table:table-cell>
          <table:table-cell office:value-type="float" office:value="-0.0001523818" calcext:value-type="float">
            <text:p>-0.0001523818</text:p>
          </table:table-cell>
          <table:table-cell office:value-type="float" office:value="1509" calcext:value-type="float">
            <text:p>1509</text:p>
          </table:table-cell>
          <table:table-cell table:formula="of:=[.D1236]*100" office:value-type="float" office:value="0.04814132" calcext:value-type="float">
            <text:p>0.04814132</text:p>
          </table:table-cell>
          <table:table-cell table:formula="of:=[.E1236]*100" office:value-type="float" office:value="0.378194" calcext:value-type="float">
            <text:p>0.378194</text:p>
          </table:table-cell>
        </table:table-row>
        <table:table-row table:style-name="ro1">
          <table:table-cell office:value-type="float" office:value="75.59" calcext:value-type="float">
            <text:p>75.59</text:p>
          </table:table-cell>
          <table:table-cell office:value-type="float" office:value="179.0743408203" calcext:value-type="float">
            <text:p>179.0743408203</text:p>
          </table:table-cell>
          <table:table-cell office:value-type="float" office:value="-0.2093398921" calcext:value-type="float">
            <text:p>-0.209339892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5902" calcext:value-type="float">
            <text:p>0.00405902</text:p>
          </table:table-cell>
          <table:table-cell office:value-type="float" office:value="0.00768228" calcext:value-type="float">
            <text:p>0.00768228</text:p>
          </table:table-cell>
          <table:table-cell office:value-type="float" office:value="-0.0000131924" calcext:value-type="float">
            <text:p>-1.31924E-05</text:p>
          </table:table-cell>
          <table:table-cell office:value-type="float" office:value="1510" calcext:value-type="float">
            <text:p>1510</text:p>
          </table:table-cell>
          <table:table-cell table:formula="of:=[.D1237]*100" office:value-type="float" office:value="0.04814132" calcext:value-type="float">
            <text:p>0.04814132</text:p>
          </table:table-cell>
          <table:table-cell table:formula="of:=[.E1237]*100" office:value-type="float" office:value="0.405902" calcext:value-type="float">
            <text:p>0.405902</text:p>
          </table:table-cell>
        </table:table-row>
        <table:table-row table:style-name="ro1">
          <table:table-cell office:value-type="float" office:value="75.64" calcext:value-type="float">
            <text:p>75.64</text:p>
          </table:table-cell>
          <table:table-cell office:value-type="float" office:value="179.0759277344" calcext:value-type="float">
            <text:p>179.0759277344</text:p>
          </table:table-cell>
          <table:table-cell office:value-type="float" office:value="-0.1936992754" calcext:value-type="float">
            <text:p>-0.193699275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13852" calcext:value-type="float">
            <text:p>0.00413852</text:p>
          </table:table-cell>
          <table:table-cell office:value-type="float" office:value="0.00768228" calcext:value-type="float">
            <text:p>0.00768228</text:p>
          </table:table-cell>
          <table:table-cell office:value-type="float" office:value="0.0000457695" calcext:value-type="float">
            <text:p>4.57695E-05</text:p>
          </table:table-cell>
          <table:table-cell office:value-type="float" office:value="1511" calcext:value-type="float">
            <text:p>1511</text:p>
          </table:table-cell>
          <table:table-cell table:formula="of:=[.D1238]*100" office:value-type="float" office:value="0.04814132" calcext:value-type="float">
            <text:p>0.04814132</text:p>
          </table:table-cell>
          <table:table-cell table:formula="of:=[.E1238]*100" office:value-type="float" office:value="0.413852" calcext:value-type="float">
            <text:p>0.413852</text:p>
          </table:table-cell>
        </table:table-row>
        <table:table-row table:style-name="ro1">
          <table:table-cell office:value-type="float" office:value="75.69" calcext:value-type="float">
            <text:p>75.69</text:p>
          </table:table-cell>
          <table:table-cell office:value-type="float" office:value="179.0606689453" calcext:value-type="float">
            <text:p>179.0606689453</text:p>
          </table:table-cell>
          <table:table-cell office:value-type="float" office:value="-0.170666159" calcext:value-type="float">
            <text:p>-0.17066615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3802" calcext:value-type="float">
            <text:p>0.00403802</text:p>
          </table:table-cell>
          <table:table-cell office:value-type="float" office:value="0.00767451" calcext:value-type="float">
            <text:p>0.00767451</text:p>
          </table:table-cell>
          <table:table-cell office:value-type="float" office:value="-0.0000321756" calcext:value-type="float">
            <text:p>-3.21756E-05</text:p>
          </table:table-cell>
          <table:table-cell office:value-type="float" office:value="1512" calcext:value-type="float">
            <text:p>1512</text:p>
          </table:table-cell>
          <table:table-cell table:formula="of:=[.D1239]*100" office:value-type="float" office:value="0.04814132" calcext:value-type="float">
            <text:p>0.04814132</text:p>
          </table:table-cell>
          <table:table-cell table:formula="of:=[.E1239]*100" office:value-type="float" office:value="0.403802" calcext:value-type="float">
            <text:p>0.403802</text:p>
          </table:table-cell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float" office:value="179.0595245361" calcext:value-type="float">
            <text:p>179.0595245361</text:p>
          </table:table-cell>
          <table:table-cell office:value-type="float" office:value="-0.1775553212" calcext:value-type="float">
            <text:p>-0.177555321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401728" calcext:value-type="float">
            <text:p>0.00401728</text:p>
          </table:table-cell>
          <table:table-cell office:value-type="float" office:value="0.0077127" calcext:value-type="float">
            <text:p>0.0077127</text:p>
          </table:table-cell>
          <table:table-cell office:value-type="float" office:value="-0.000038141" calcext:value-type="float">
            <text:p>-0.000038141</text:p>
          </table:table-cell>
          <table:table-cell office:value-type="float" office:value="1513" calcext:value-type="float">
            <text:p>1513</text:p>
          </table:table-cell>
          <table:table-cell table:formula="of:=[.D1240]*100" office:value-type="float" office:value="0.04814132" calcext:value-type="float">
            <text:p>0.04814132</text:p>
          </table:table-cell>
          <table:table-cell table:formula="of:=[.E1240]*100" office:value-type="float" office:value="0.401728" calcext:value-type="float">
            <text:p>0.401728</text:p>
          </table:table-cell>
        </table:table-row>
        <table:table-row table:style-name="ro1">
          <table:table-cell office:value-type="float" office:value="75.79" calcext:value-type="float">
            <text:p>75.79</text:p>
          </table:table-cell>
          <table:table-cell office:value-type="float" office:value="179.065612793" calcext:value-type="float">
            <text:p>179.065612793</text:p>
          </table:table-cell>
          <table:table-cell office:value-type="float" office:value="-0.1531845172" calcext:value-type="float">
            <text:p>-0.1531845172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8415" calcext:value-type="float">
            <text:p>0.0038415</text:p>
          </table:table-cell>
          <table:table-cell office:value-type="float" office:value="0.0077127" calcext:value-type="float">
            <text:p>0.0077127</text:p>
          </table:table-cell>
          <table:table-cell office:value-type="float" office:value="-0.0001028775" calcext:value-type="float">
            <text:p>-0.0001028775</text:p>
          </table:table-cell>
          <table:table-cell office:value-type="float" office:value="1514" calcext:value-type="float">
            <text:p>1514</text:p>
          </table:table-cell>
          <table:table-cell table:formula="of:=[.D1241]*100" office:value-type="float" office:value="0.04814132" calcext:value-type="float">
            <text:p>0.04814132</text:p>
          </table:table-cell>
          <table:table-cell table:formula="of:=[.E1241]*100" office:value-type="float" office:value="0.38415" calcext:value-type="float">
            <text:p>0.38415</text:p>
          </table:table-cell>
        </table:table-row>
        <table:table-row table:style-name="ro1">
          <table:table-cell office:value-type="float" office:value="75.84" calcext:value-type="float">
            <text:p>75.84</text:p>
          </table:table-cell>
          <table:table-cell office:value-type="float" office:value="179.0573425293" calcext:value-type="float">
            <text:p>179.0573425293</text:p>
          </table:table-cell>
          <table:table-cell office:value-type="float" office:value="-0.1441471283" calcext:value-type="float">
            <text:p>-0.144147128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773451" calcext:value-type="float">
            <text:p>0.00773451</text:p>
          </table:table-cell>
          <table:table-cell office:value-type="float" office:value="0.0000285589" calcext:value-type="float">
            <text:p>2.85589E-05</text:p>
          </table:table-cell>
          <table:table-cell office:value-type="float" office:value="1515" calcext:value-type="float">
            <text:p>1515</text:p>
          </table:table-cell>
          <table:table-cell table:formula="of:=[.D1242]*100" office:value-type="float" office:value="0.04814132" calcext:value-type="float">
            <text:p>0.04814132</text:p>
          </table:table-cell>
          <table:table-cell table:formula="of:=[.E1242]*100"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75.89" calcext:value-type="float">
            <text:p>75.89</text:p>
          </table:table-cell>
          <table:table-cell office:value-type="float" office:value="179.0497283936" calcext:value-type="float">
            <text:p>179.0497283936</text:p>
          </table:table-cell>
          <table:table-cell office:value-type="float" office:value="-0.1291859101" calcext:value-type="float">
            <text:p>-0.129185910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4864" calcext:value-type="float">
            <text:p>0.00344864</text:p>
          </table:table-cell>
          <table:table-cell office:value-type="float" office:value="0.00773451" calcext:value-type="float">
            <text:p>0.00773451</text:p>
          </table:table-cell>
          <table:table-cell office:value-type="float" office:value="-0.0000253588" calcext:value-type="float">
            <text:p>-2.53588E-05</text:p>
          </table:table-cell>
          <table:table-cell office:value-type="float" office:value="1516" calcext:value-type="float">
            <text:p>1516</text:p>
          </table:table-cell>
          <table:table-cell table:formula="of:=[.D1243]*100" office:value-type="float" office:value="0.04814132" calcext:value-type="float">
            <text:p>0.04814132</text:p>
          </table:table-cell>
          <table:table-cell table:formula="of:=[.E1243]*100" office:value-type="float" office:value="0.344864" calcext:value-type="float">
            <text:p>0.344864</text:p>
          </table:table-cell>
        </table:table-row>
        <table:table-row table:style-name="ro1">
          <table:table-cell office:value-type="float" office:value="75.94" calcext:value-type="float">
            <text:p>75.94</text:p>
          </table:table-cell>
          <table:table-cell office:value-type="float" office:value="179.0559082031" calcext:value-type="float">
            <text:p>179.0559082031</text:p>
          </table:table-cell>
          <table:table-cell office:value-type="float" office:value="-0.1673737265" calcext:value-type="float">
            <text:p>-0.167373726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5927" calcext:value-type="float">
            <text:p>0.00355927</text:p>
          </table:table-cell>
          <table:table-cell office:value-type="float" office:value="0.00773451" calcext:value-type="float">
            <text:p>0.00773451</text:p>
          </table:table-cell>
          <table:table-cell office:value-type="float" office:value="0.0000444609" calcext:value-type="float">
            <text:p>4.44609E-05</text:p>
          </table:table-cell>
          <table:table-cell office:value-type="float" office:value="1517" calcext:value-type="float">
            <text:p>1517</text:p>
          </table:table-cell>
          <table:table-cell table:formula="of:=[.D1244]*100" office:value-type="float" office:value="0.04814132" calcext:value-type="float">
            <text:p>0.04814132</text:p>
          </table:table-cell>
          <table:table-cell table:formula="of:=[.E1244]*100" office:value-type="float" office:value="0.355927" calcext:value-type="float">
            <text:p>0.355927</text:p>
          </table:table-cell>
        </table:table-row>
        <table:table-row table:style-name="ro1">
          <table:table-cell office:value-type="float" office:value="75.99" calcext:value-type="float">
            <text:p>75.99</text:p>
          </table:table-cell>
          <table:table-cell office:value-type="float" office:value="179.0610351562" calcext:value-type="float">
            <text:p>179.0610351562</text:p>
          </table:table-cell>
          <table:table-cell office:value-type="float" office:value="-0.1545553166" calcext:value-type="float">
            <text:p>-0.154555316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5473" calcext:value-type="float">
            <text:p>0.0035473</text:p>
          </table:table-cell>
          <table:table-cell office:value-type="float" office:value="0.00774506" calcext:value-type="float">
            <text:p>0.00774506</text:p>
          </table:table-cell>
          <table:table-cell office:value-type="float" office:value="-0.0000944406" calcext:value-type="float">
            <text:p>-9.44406E-05</text:p>
          </table:table-cell>
          <table:table-cell office:value-type="float" office:value="1518" calcext:value-type="float">
            <text:p>1518</text:p>
          </table:table-cell>
          <table:table-cell table:formula="of:=[.D1245]*100" office:value-type="float" office:value="0.04814132" calcext:value-type="float">
            <text:p>0.04814132</text:p>
          </table:table-cell>
          <table:table-cell table:formula="of:=[.E1245]*100" office:value-type="float" office:value="0.35473" calcext:value-type="float">
            <text:p>0.35473</text:p>
          </table:table-cell>
        </table:table-row>
        <table:table-row table:style-name="ro1">
          <table:table-cell office:value-type="float" office:value="76.04" calcext:value-type="float">
            <text:p>76.04</text:p>
          </table:table-cell>
          <table:table-cell office:value-type="float" office:value="179.07421875" calcext:value-type="float">
            <text:p>179.07421875</text:p>
          </table:table-cell>
          <table:table-cell office:value-type="float" office:value="-0.1463620735" calcext:value-type="float">
            <text:p>-0.1463620735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849" calcext:value-type="float">
            <text:p>0.0034849</text:p>
          </table:table-cell>
          <table:table-cell office:value-type="float" office:value="0.00774506" calcext:value-type="float">
            <text:p>0.00774506</text:p>
          </table:table-cell>
          <table:table-cell office:value-type="float" office:value="-0.0000719885" calcext:value-type="float">
            <text:p>-7.19885E-05</text:p>
          </table:table-cell>
          <table:table-cell office:value-type="float" office:value="1519" calcext:value-type="float">
            <text:p>1519</text:p>
          </table:table-cell>
          <table:table-cell table:formula="of:=[.D1246]*100" office:value-type="float" office:value="0.04814132" calcext:value-type="float">
            <text:p>0.04814132</text:p>
          </table:table-cell>
          <table:table-cell table:formula="of:=[.E1246]*100" office:value-type="float" office:value="0.34849" calcext:value-type="float">
            <text:p>0.34849</text:p>
          </table:table-cell>
        </table:table-row>
        <table:table-row table:style-name="ro1">
          <table:table-cell office:value-type="float" office:value="76.09" calcext:value-type="float">
            <text:p>76.09</text:p>
          </table:table-cell>
          <table:table-cell office:value-type="float" office:value="179.0796051025" calcext:value-type="float">
            <text:p>179.0796051025</text:p>
          </table:table-cell>
          <table:table-cell office:value-type="float" office:value="-0.1425600358" calcext:value-type="float">
            <text:p>-0.142560035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4183" calcext:value-type="float">
            <text:p>0.0034183</text:p>
          </table:table-cell>
          <table:table-cell office:value-type="float" office:value="0.00775085" calcext:value-type="float">
            <text:p>0.00775085</text:p>
          </table:table-cell>
          <table:table-cell office:value-type="float" office:value="-0.0000064698" calcext:value-type="float">
            <text:p>-6.4698E-06</text:p>
          </table:table-cell>
          <table:table-cell office:value-type="float" office:value="1520" calcext:value-type="float">
            <text:p>1520</text:p>
          </table:table-cell>
          <table:table-cell table:formula="of:=[.D1247]*100" office:value-type="float" office:value="0.04814132" calcext:value-type="float">
            <text:p>0.04814132</text:p>
          </table:table-cell>
          <table:table-cell table:formula="of:=[.E1247]*100" office:value-type="float" office:value="0.34183" calcext:value-type="float">
            <text:p>0.34183</text:p>
          </table:table-cell>
        </table:table-row>
        <table:table-row table:style-name="ro1">
          <table:table-cell office:value-type="float" office:value="76.14" calcext:value-type="float">
            <text:p>76.14</text:p>
          </table:table-cell>
          <table:table-cell office:value-type="float" office:value="179.0882110596" calcext:value-type="float">
            <text:p>179.0882110596</text:p>
          </table:table-cell>
          <table:table-cell office:value-type="float" office:value="-0.2042011479" calcext:value-type="float">
            <text:p>-0.204201147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78404" calcext:value-type="float">
            <text:p>0.00378404</text:p>
          </table:table-cell>
          <table:table-cell office:value-type="float" office:value="0.00775085" calcext:value-type="float">
            <text:p>0.00775085</text:p>
          </table:table-cell>
          <table:table-cell office:value-type="float" office:value="-0.000003298" calcext:value-type="float">
            <text:p>-0.000003298</text:p>
          </table:table-cell>
          <table:table-cell office:value-type="float" office:value="1521" calcext:value-type="float">
            <text:p>1521</text:p>
          </table:table-cell>
          <table:table-cell table:formula="of:=[.D1248]*100" office:value-type="float" office:value="0.04814132" calcext:value-type="float">
            <text:p>0.04814132</text:p>
          </table:table-cell>
          <table:table-cell table:formula="of:=[.E1248]*100" office:value-type="float" office:value="0.378404" calcext:value-type="float">
            <text:p>0.378404</text:p>
          </table:table-cell>
        </table:table-row>
        <table:table-row table:style-name="ro1">
          <table:table-cell office:value-type="float" office:value="76.19" calcext:value-type="float">
            <text:p>76.19</text:p>
          </table:table-cell>
          <table:table-cell office:value-type="float" office:value="179.0914611816" calcext:value-type="float">
            <text:p>179.0914611816</text:p>
          </table:table-cell>
          <table:table-cell office:value-type="float" office:value="-0.1546219509" calcext:value-type="float">
            <text:p>-0.1546219509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966" calcext:value-type="float">
            <text:p>0.0036966</text:p>
          </table:table-cell>
          <table:table-cell office:value-type="float" office:value="0.00775543" calcext:value-type="float">
            <text:p>0.00775543</text:p>
          </table:table-cell>
          <table:table-cell office:value-type="float" office:value="-0.0000544286" calcext:value-type="float">
            <text:p>-5.44286E-05</text:p>
          </table:table-cell>
          <table:table-cell office:value-type="float" office:value="1522" calcext:value-type="float">
            <text:p>1522</text:p>
          </table:table-cell>
          <table:table-cell table:formula="of:=[.D1249]*100" office:value-type="float" office:value="0.04814132" calcext:value-type="float">
            <text:p>0.04814132</text:p>
          </table:table-cell>
          <table:table-cell table:formula="of:=[.E1249]*100" office:value-type="float" office:value="0.36966" calcext:value-type="float">
            <text:p>0.36966</text:p>
          </table:table-cell>
        </table:table-row>
        <table:table-row table:style-name="ro1">
          <table:table-cell office:value-type="float" office:value="76.24" calcext:value-type="float">
            <text:p>76.24</text:p>
          </table:table-cell>
          <table:table-cell office:value-type="float" office:value="179.0985412598" calcext:value-type="float">
            <text:p>179.0985412598</text:p>
          </table:table-cell>
          <table:table-cell office:value-type="float" office:value="-0.1566399847" calcext:value-type="float">
            <text:p>-0.156639984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65211" calcext:value-type="float">
            <text:p>0.00365211</text:p>
          </table:table-cell>
          <table:table-cell office:value-type="float" office:value="0.00773959" calcext:value-type="float">
            <text:p>0.00773959</text:p>
          </table:table-cell>
          <table:table-cell office:value-type="float" office:value="-0.0000485309" calcext:value-type="float">
            <text:p>-4.85309E-05</text:p>
          </table:table-cell>
          <table:table-cell office:value-type="float" office:value="1523" calcext:value-type="float">
            <text:p>1523</text:p>
          </table:table-cell>
          <table:table-cell table:formula="of:=[.D1250]*100" office:value-type="float" office:value="0.04814132" calcext:value-type="float">
            <text:p>0.04814132</text:p>
          </table:table-cell>
          <table:table-cell table:formula="of:=[.E1250]*100" office:value-type="float" office:value="0.365211" calcext:value-type="float">
            <text:p>0.365211</text:p>
          </table:table-cell>
        </table:table-row>
        <table:table-row table:style-name="ro1">
          <table:table-cell office:value-type="float" office:value="76.29" calcext:value-type="float">
            <text:p>76.29</text:p>
          </table:table-cell>
          <table:table-cell office:value-type="float" office:value="179.0932617188" calcext:value-type="float">
            <text:p>179.0932617188</text:p>
          </table:table-cell>
          <table:table-cell office:value-type="float" office:value="-0.115949867" calcext:value-type="float">
            <text:p>-0.11594986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3521" calcext:value-type="float">
            <text:p>0.0033521</text:p>
          </table:table-cell>
          <table:table-cell office:value-type="float" office:value="0.00773959" calcext:value-type="float">
            <text:p>0.00773959</text:p>
          </table:table-cell>
          <table:table-cell office:value-type="float" office:value="-0.0001344504" calcext:value-type="float">
            <text:p>-0.0001344504</text:p>
          </table:table-cell>
          <table:table-cell office:value-type="float" office:value="1524" calcext:value-type="float">
            <text:p>1524</text:p>
          </table:table-cell>
          <table:table-cell table:formula="of:=[.D1251]*100" office:value-type="float" office:value="0.04814132" calcext:value-type="float">
            <text:p>0.04814132</text:p>
          </table:table-cell>
          <table:table-cell table:formula="of:=[.E1251]*100" office:value-type="float" office:value="0.33521" calcext:value-type="float">
            <text:p>0.33521</text:p>
          </table:table-cell>
        </table:table-row>
        <table:table-row table:style-name="ro1">
          <table:table-cell office:value-type="float" office:value="76.34" calcext:value-type="float">
            <text:p>76.34</text:p>
          </table:table-cell>
          <table:table-cell office:value-type="float" office:value="179.0937957764" calcext:value-type="float">
            <text:p>179.0937957764</text:p>
          </table:table-cell>
          <table:table-cell office:value-type="float" office:value="-0.1191804977" calcext:value-type="float">
            <text:p>-0.1191804977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31749" calcext:value-type="float">
            <text:p>0.0031749</text:p>
          </table:table-cell>
          <table:table-cell office:value-type="float" office:value="0.00774675" calcext:value-type="float">
            <text:p>0.00774675</text:p>
          </table:table-cell>
          <table:table-cell office:value-type="float" office:value="-0.0000941849" calcext:value-type="float">
            <text:p>-9.41849E-05</text:p>
          </table:table-cell>
          <table:table-cell office:value-type="float" office:value="1525" calcext:value-type="float">
            <text:p>1525</text:p>
          </table:table-cell>
          <table:table-cell table:formula="of:=[.D1252]*100" office:value-type="float" office:value="0.04814132" calcext:value-type="float">
            <text:p>0.04814132</text:p>
          </table:table-cell>
          <table:table-cell table:formula="of:=[.E1252]*100" office:value-type="float" office:value="0.31749" calcext:value-type="float">
            <text:p>0.31749</text:p>
          </table:table-cell>
        </table:table-row>
        <table:table-row table:style-name="ro1">
          <table:table-cell office:value-type="float" office:value="76.39" calcext:value-type="float">
            <text:p>76.39</text:p>
          </table:table-cell>
          <table:table-cell office:value-type="float" office:value="179.1024017334" calcext:value-type="float">
            <text:p>179.1024017334</text:p>
          </table:table-cell>
          <table:table-cell office:value-type="float" office:value="-0.0866512303" calcext:value-type="float">
            <text:p>-0.08665123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84127" calcext:value-type="float">
            <text:p>0.00284127</text:p>
          </table:table-cell>
          <table:table-cell office:value-type="float" office:value="0.0077244" calcext:value-type="float">
            <text:p>0.0077244</text:p>
          </table:table-cell>
          <table:table-cell office:value-type="float" office:value="-0.0002210335" calcext:value-type="float">
            <text:p>-0.0002210335</text:p>
          </table:table-cell>
          <table:table-cell office:value-type="float" office:value="1526" calcext:value-type="float">
            <text:p>1526</text:p>
          </table:table-cell>
          <table:table-cell table:formula="of:=[.D1253]*100" office:value-type="float" office:value="0.04814132" calcext:value-type="float">
            <text:p>0.04814132</text:p>
          </table:table-cell>
          <table:table-cell table:formula="of:=[.E1253]*100" office:value-type="float" office:value="0.284127" calcext:value-type="float">
            <text:p>0.284127</text:p>
          </table:table-cell>
        </table:table-row>
        <table:table-row table:style-name="ro1">
          <table:table-cell office:value-type="float" office:value="76.44" calcext:value-type="float">
            <text:p>76.44</text:p>
          </table:table-cell>
          <table:table-cell office:value-type="float" office:value="179.0812072754" calcext:value-type="float">
            <text:p>179.0812072754</text:p>
          </table:table-cell>
          <table:table-cell office:value-type="float" office:value="-0.1131879671" calcext:value-type="float">
            <text:p>-0.1131879671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9677" calcext:value-type="float">
            <text:p>0.00279677</text:p>
          </table:table-cell>
          <table:table-cell office:value-type="float" office:value="0.0077244" calcext:value-type="float">
            <text:p>0.0077244</text:p>
          </table:table-cell>
          <table:table-cell office:value-type="float" office:value="-0.0000823204" calcext:value-type="float">
            <text:p>-8.23204E-05</text:p>
          </table:table-cell>
          <table:table-cell office:value-type="float" office:value="1527" calcext:value-type="float">
            <text:p>1527</text:p>
          </table:table-cell>
          <table:table-cell table:formula="of:=[.D1254]*100" office:value-type="float" office:value="0.04814132" calcext:value-type="float">
            <text:p>0.04814132</text:p>
          </table:table-cell>
          <table:table-cell table:formula="of:=[.E1254]*100" office:value-type="float" office:value="0.279677" calcext:value-type="float">
            <text:p>0.279677</text:p>
          </table:table-cell>
        </table:table-row>
        <table:table-row table:style-name="ro1">
          <table:table-cell office:value-type="float" office:value="76.49" calcext:value-type="float">
            <text:p>76.49</text:p>
          </table:table-cell>
          <table:table-cell office:value-type="float" office:value="179.0790710449" calcext:value-type="float">
            <text:p>179.0790710449</text:p>
          </table:table-cell>
          <table:table-cell office:value-type="float" office:value="-0.1083835738" calcext:value-type="float">
            <text:p>-0.1083835738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73536" calcext:value-type="float">
            <text:p>0.00273536</text:p>
          </table:table-cell>
          <table:table-cell office:value-type="float" office:value="0.00769932" calcext:value-type="float">
            <text:p>0.00769932</text:p>
          </table:table-cell>
          <table:table-cell office:value-type="float" office:value="-0.0000346037" calcext:value-type="float">
            <text:p>-3.46037E-05</text:p>
          </table:table-cell>
          <table:table-cell office:value-type="float" office:value="1528" calcext:value-type="float">
            <text:p>1528</text:p>
          </table:table-cell>
          <table:table-cell table:formula="of:=[.D1255]*100" office:value-type="float" office:value="0.04814132" calcext:value-type="float">
            <text:p>0.04814132</text:p>
          </table:table-cell>
          <table:table-cell table:formula="of:=[.E1255]*100" office:value-type="float" office:value="0.273536" calcext:value-type="float">
            <text:p>0.273536</text:p>
          </table:table-cell>
        </table:table-row>
        <table:table-row table:style-name="ro1">
          <table:table-cell office:value-type="float" office:value="76.54" calcext:value-type="float">
            <text:p>76.54</text:p>
          </table:table-cell>
          <table:table-cell office:value-type="float" office:value="179.0777435303" calcext:value-type="float">
            <text:p>179.0777435303</text:p>
          </table:table-cell>
          <table:table-cell office:value-type="float" office:value="-0.0426317886" calcext:value-type="float">
            <text:p>-0.0426317886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25751" calcext:value-type="float">
            <text:p>0.00225751</text:p>
          </table:table-cell>
          <table:table-cell office:value-type="float" office:value="0.00769932" calcext:value-type="float">
            <text:p>0.00769932</text:p>
          </table:table-cell>
          <table:table-cell office:value-type="float" office:value="-0.0001387289" calcext:value-type="float">
            <text:p>-0.0001387289</text:p>
          </table:table-cell>
          <table:table-cell office:value-type="float" office:value="1529" calcext:value-type="float">
            <text:p>1529</text:p>
          </table:table-cell>
          <table:table-cell table:formula="of:=[.D1256]*100" office:value-type="float" office:value="0.04814132" calcext:value-type="float">
            <text:p>0.04814132</text:p>
          </table:table-cell>
          <table:table-cell table:formula="of:=[.E1256]*100" office:value-type="float" office:value="0.225751" calcext:value-type="float">
            <text:p>0.225751</text:p>
          </table:table-cell>
        </table:table-row>
        <table:table-row table:style-name="ro1">
          <table:table-cell office:value-type="float" office:value="76.59" calcext:value-type="float">
            <text:p>76.59</text:p>
          </table:table-cell>
          <table:table-cell office:value-type="float" office:value="179.0818023682" calcext:value-type="float">
            <text:p>179.0818023682</text:p>
          </table:table-cell>
          <table:table-cell office:value-type="float" office:value="-0.0577197053" calcext:value-type="float">
            <text:p>-0.057719705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04138" calcext:value-type="float">
            <text:p>0.00204138</text:p>
          </table:table-cell>
          <table:table-cell office:value-type="float" office:value="0.00770768" calcext:value-type="float">
            <text:p>0.00770768</text:p>
          </table:table-cell>
          <table:table-cell office:value-type="float" office:value="-0.0000262873" calcext:value-type="float">
            <text:p>-2.62873E-05</text:p>
          </table:table-cell>
          <table:table-cell office:value-type="float" office:value="1530" calcext:value-type="float">
            <text:p>1530</text:p>
          </table:table-cell>
          <table:table-cell table:formula="of:=[.D1257]*100" office:value-type="float" office:value="0.04814132" calcext:value-type="float">
            <text:p>0.04814132</text:p>
          </table:table-cell>
          <table:table-cell table:formula="of:=[.E1257]*100" office:value-type="float" office:value="0.204138" calcext:value-type="float">
            <text:p>0.204138</text:p>
          </table:table-cell>
        </table:table-row>
        <table:table-row table:style-name="ro1">
          <table:table-cell office:value-type="float" office:value="76.64" calcext:value-type="float">
            <text:p>76.64</text:p>
          </table:table-cell>
          <table:table-cell office:value-type="float" office:value="179.0777740479" calcext:value-type="float">
            <text:p>179.0777740479</text:p>
          </table:table-cell>
          <table:table-cell office:value-type="float" office:value="-0.0686060604" calcext:value-type="float">
            <text:p>-0.0686060604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7063" calcext:value-type="float">
            <text:p>0.00197063</text:p>
          </table:table-cell>
          <table:table-cell office:value-type="float" office:value="0.00767864" calcext:value-type="float">
            <text:p>0.00767864</text:p>
          </table:table-cell>
          <table:table-cell office:value-type="float" office:value="-0.0000337401" calcext:value-type="float">
            <text:p>-3.37401E-05</text:p>
          </table:table-cell>
          <table:table-cell office:value-type="float" office:value="1531" calcext:value-type="float">
            <text:p>1531</text:p>
          </table:table-cell>
          <table:table-cell table:formula="of:=[.D1258]*100" office:value-type="float" office:value="0.04814132" calcext:value-type="float">
            <text:p>0.04814132</text:p>
          </table:table-cell>
          <table:table-cell table:formula="of:=[.E1258]*100" office:value-type="float" office:value="0.197063" calcext:value-type="float">
            <text:p>0.197063</text:p>
          </table:table-cell>
        </table:table-row>
        <table:table-row table:style-name="ro1">
          <table:table-cell office:value-type="float" office:value="76.69" calcext:value-type="float">
            <text:p>76.69</text:p>
          </table:table-cell>
          <table:table-cell office:value-type="float" office:value="179.0866088867" calcext:value-type="float">
            <text:p>179.0866088867</text:p>
          </table:table-cell>
          <table:table-cell office:value-type="float" office:value="-0.0992543603" calcext:value-type="float">
            <text:p>-0.099254360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212756" calcext:value-type="float">
            <text:p>0.00212756</text:p>
          </table:table-cell>
          <table:table-cell office:value-type="float" office:value="0.00768322" calcext:value-type="float">
            <text:p>0.00768322</text:p>
          </table:table-cell>
          <table:table-cell office:value-type="float" office:value="-0.0000821855" calcext:value-type="float">
            <text:p>-8.21855E-05</text:p>
          </table:table-cell>
          <table:table-cell office:value-type="float" office:value="1532" calcext:value-type="float">
            <text:p>1532</text:p>
          </table:table-cell>
          <table:table-cell table:formula="of:=[.D1259]*100" office:value-type="float" office:value="0.04814132" calcext:value-type="float">
            <text:p>0.04814132</text:p>
          </table:table-cell>
          <table:table-cell table:formula="of:=[.E1259]*100" office:value-type="float" office:value="0.212756" calcext:value-type="float">
            <text:p>0.212756</text:p>
          </table:table-cell>
        </table:table-row>
        <table:table-row table:style-name="ro1">
          <table:table-cell office:value-type="float" office:value="76.74" calcext:value-type="float">
            <text:p>76.74</text:p>
          </table:table-cell>
          <table:table-cell office:value-type="float" office:value="179.0840454102" calcext:value-type="float">
            <text:p>179.0840454102</text:p>
          </table:table-cell>
          <table:table-cell office:value-type="float" office:value="-0.0638510163" calcext:value-type="float">
            <text:p>-0.0638510163</text:p>
          </table:table-cell>
          <table:table-cell office:value-type="float" office:value="0.0004814132" calcext:value-type="float">
            <text:p>0.0004814132</text:p>
          </table:table-cell>
          <table:table-cell office:value-type="float" office:value="0.00199609" calcext:value-type="float">
            <text:p>0.00199609</text:p>
          </table:table-cell>
          <table:table-cell office:value-type="float" office:value="0.00768322" calcext:value-type="float">
            <text:p>0.00768322</text:p>
          </table:table-cell>
          <table:table-cell office:value-type="float" office:value="-0.0000391434" calcext:value-type="float">
            <text:p>-3.91434E-05</text:p>
          </table:table-cell>
          <table:table-cell office:value-type="float" office:value="1533" calcext:value-type="float">
            <text:p>1533</text:p>
          </table:table-cell>
          <table:table-cell table:formula="of:=[.D1260]*100" office:value-type="float" office:value="0.04814132" calcext:value-type="float">
            <text:p>0.04814132</text:p>
          </table:table-cell>
          <table:table-cell table:formula="of:=[.E1260]*100" office:value-type="float" office:value="0.199609" calcext:value-type="float">
            <text:p>0.199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4:15:19.932266383</dc:date>
    <meta:editing-duration>PT5M15S</meta:editing-duration>
    <meta:editing-cycles>1</meta:editing-cycles>
    <meta:document-statistic meta:table-count="1" meta:cell-count="126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65cm" svg:height="16.39cm" xlink:href=".." xlink:type="simple" chart:class="chart:line" chart:style-name="ch1">
        <chart:legend chart:legend-position="end" svg:x="29.228cm" svg:y="7.398cm" style:legend-expansion="high" chart:style-name="ch2"/>
        <chart:plot-area chart:style-name="ch3" table:cell-range-address="test7.C1:test7.C1260 test7.I1:test7.J1260" chart:data-source-has-labels="row" svg:x="0.663cm" svg:y="0.327cm" svg:width="27.902cm" svg:height="15.736cm">
          <chartooo:coordinate-region svg:x="1.205cm" svg:y="0.527cm" svg:width="27.36cm" svg:height="15.3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.C2:test7.C1260" chart:label-cell-address="test7.C1:test7.C1" chart:class="chart:line">
            <chart:data-point chart:repeated="1259"/>
          </chart:series>
          <chart:series chart:style-name="ch7" chart:values-cell-range-address="test7.I2:test7.I1260" chart:label-cell-address="test7.I1:test7.I1" chart:class="chart:line">
            <chart:data-point chart:repeated="1259"/>
          </chart:series>
          <chart:series chart:style-name="ch8" chart:values-cell-range-address="test7.J2:test7.J1260" chart:label-cell-address="test7.J1:test7.J1" chart:class="chart:line">
            <chart:data-point chart:repeated="12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7.C1:test7.C1</svg:desc>
                </draw:g>
              </table:table-cell>
              <table:table-cell office:value-type="string">
                <text:p>ref_cm</text:p>
                <draw:g>
                  <svg:desc>test7.I1:test7.I1</svg:desc>
                </draw:g>
              </table:table-cell>
              <table:table-cell office:value-type="string">
                <text:p>imu_cm</text:p>
                <draw:g>
                  <svg:desc>test7.J1:test7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4905972">
                <text:p>0.0834905972</text:p>
                <draw:g>
                  <svg:desc>test7.C2:test7.C1260</svg:desc>
                </draw:g>
              </table:table-cell>
              <table:table-cell office:value-type="float" office:value="0.04814132">
                <text:p>0.04814132</text:p>
                <draw:g>
                  <svg:desc>test7.I2:test7.I1260</svg:desc>
                </draw:g>
              </table:table-cell>
              <table:table-cell office:value-type="float" office:value="0.048141">
                <text:p>0.048141</text:p>
                <draw:g>
                  <svg:desc>test7.J2:test7.J1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16960589">
                <text:p>-0.04169605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5865">
                <text:p>0.075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65183317">
                <text:p>-0.00651833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0835">
                <text:p>0.070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9605656">
                <text:p>0.01596056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2558">
                <text:p>0.052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9997386">
                <text:p>-0.00099973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1731">
                <text:p>0.051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48808414">
                <text:p>0.01488084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0624">
                <text:p>0.040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29757161">
                <text:p>0.07297571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05358">
                <text:p>-0.005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0422304">
                <text:p>0.02904223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06598">
                <text:p>-0.006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12387747">
                <text:p>0.04123877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5528">
                <text:p>-0.015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00337033">
                <text:p>0.05003370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2729">
                <text:p>-0.02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9021642">
                <text:p>0.03190216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23023">
                <text:p>-0.023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0740392">
                <text:p>0.05807403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37599">
                <text:p>-0.037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3385245">
                <text:p>0.00933852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4848">
                <text:p>-0.0148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61088222">
                <text:p>-0.03610882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0436">
                <text:p>0.030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45776294">
                <text:p>-0.01457762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6109">
                <text:p>0.046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57122012">
                <text:p>-0.02571220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3891">
                <text:p>0.063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63961833">
                <text:p>-0.02639618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6122">
                <text:p>0.0761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82735834">
                <text:p>-0.01827358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8821">
                <text:p>0.078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7695215">
                <text:p>-0.01076952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5619">
                <text:p>0.075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5699913">
                <text:p>-0.0156999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6777">
                <text:p>0.076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4732812">
                <text:p>0.02847328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8173">
                <text:p>0.048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7026519">
                <text:p>0.00870265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2376">
                <text:p>0.0423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72537954">
                <text:p>0.00725379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95">
                <text:p>0.0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965445">
                <text:p>0.0219654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27814">
                <text:p>0.0278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09859186">
                <text:p>-0.01098591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1985">
                <text:p>0.041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70168352">
                <text:p>-0.01701683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5378">
                <text:p>0.055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552788671">
                <text:p>-0.05527886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9689">
                <text:p>0.089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4132223">
                <text:p>0.03141322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4769">
                <text:p>0.0547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16373707">
                <text:p>-0.01163737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0268">
                <text:p>0.0602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357169358">
                <text:p>-0.03571693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992">
                <text:p>0.07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77870289">
                <text:p>-0.07778702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0906">
                <text:p>0.1209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5068893">
                <text:p>-0.00250688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97996">
                <text:p>0.097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844450256">
                <text:p>-0.08444502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7303">
                <text:p>0.137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0567598">
                <text:p>-0.03005675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7172">
                <text:p>0.127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7880675">
                <text:p>-0.00278806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2332">
                <text:p>0.1023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89473843">
                <text:p>-0.00894738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9977">
                <text:p>0.089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58608234">
                <text:p>-0.01586082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6392">
                <text:p>0.086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17042534">
                <text:p>-0.02170425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7903">
                <text:p>0.0879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52912599">
                <text:p>-0.04529125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4587">
                <text:p>0.104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811550766">
                <text:p>-0.08115507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9481">
                <text:p>0.1394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97032823">
                <text:p>-0.05970328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8326">
                <text:p>0.1483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72554214">
                <text:p>-0.03725542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9258">
                <text:p>0.139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4861371">
                <text:p>0.01148613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0845">
                <text:p>0.100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6539343">
                <text:p>-0.0265393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0689">
                <text:p>0.100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35797088">
                <text:p>0.02357970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7262">
                <text:p>0.067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538268">
                <text:p>0.0415382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3185">
                <text:p>0.033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38175118">
                <text:p>0.01381751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2905">
                <text:p>0.02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05931125">
                <text:p>-0.00059311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5893">
                <text:p>0.035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88518786">
                <text:p>-0.02885187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9213">
                <text:p>0.059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3471439">
                <text:p>0.02634714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7955">
                <text:p>0.037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96525646">
                <text:p>-0.00965256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7814">
                <text:p>0.047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1529146">
                <text:p>-0.0315291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8888">
                <text:p>0.0688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8896777">
                <text:p>-0.0288967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1094">
                <text:p>0.081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35654495">
                <text:p>-0.05356544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5579">
                <text:p>0.105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5926227">
                <text:p>-0.0259262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3417">
                <text:p>0.1034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6598926">
                <text:p>0.00965989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8324">
                <text:p>0.078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15213043">
                <text:p>-0.02152130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2438">
                <text:p>0.0824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67394371">
                <text:p>-0.04673943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1931">
                <text:p>0.1019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94479596">
                <text:p>-0.08944795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3236">
                <text:p>0.143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82146686">
                <text:p>-0.02821466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9876">
                <text:p>0.129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619374834">
                <text:p>-0.06193748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3451">
                <text:p>0.1434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87523592">
                <text:p>-0.07875235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362">
                <text:p>0.16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40486047">
                <text:p>-0.12404860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7095">
                <text:p>0.207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53962476">
                <text:p>-0.07539624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3536">
                <text:p>0.203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657333727">
                <text:p>-0.06573337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4755">
                <text:p>0.1947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6164261">
                <text:p>-0.0561642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2577">
                <text:p>0.182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68432266">
                <text:p>-0.11684322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4857">
                <text:p>0.214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840071939">
                <text:p>-0.08400719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4402">
                <text:p>0.2144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27370565">
                <text:p>-0.08273705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3256">
                <text:p>0.213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826224312">
                <text:p>-0.08262243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2421">
                <text:p>0.2124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35406942">
                <text:p>-0.06354069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9181">
                <text:p>0.199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034281207">
                <text:p>-0.10342812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6934">
                <text:p>0.2169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2378354">
                <text:p>-0.123783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2224">
                <text:p>0.2422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051049052">
                <text:p>-0.10510490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6553">
                <text:p>0.2465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558813516">
                <text:p>-0.15588135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181">
                <text:p>0.2831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572624076">
                <text:p>-0.15726240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8355">
                <text:p>0.3083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418536303">
                <text:p>-0.14185363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4781">
                <text:p>0.314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352967864">
                <text:p>-0.13529678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4677">
                <text:p>0.3146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869142334">
                <text:p>-0.08691423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2439">
                <text:p>0.282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990020863">
                <text:p>-0.19900208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5617">
                <text:p>0.3356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610625432">
                <text:p>-0.16106254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5607">
                <text:p>0.34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343894218">
                <text:p>-0.13438942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4488">
                <text:p>0.334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676038262">
                <text:p>-0.16760382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9208">
                <text:p>0.349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8482392">
                <text:p>-0.16984823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0449">
                <text:p>0.360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041003033">
                <text:p>-0.20410030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0667">
                <text:p>0.390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680625531">
                <text:p>-0.16806255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6717">
                <text:p>0.3867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60845785">
                <text:p>-0.1608457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303">
                <text:p>0.379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867091755">
                <text:p>-0.18670917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159">
                <text:p>0.391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3087709">
                <text:p>-0.130877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2604">
                <text:p>0.3626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404759553">
                <text:p>-0.14047595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9791">
                <text:p>0.34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64770044">
                <text:p>-0.1647700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458">
                <text:p>0.3574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614708426">
                <text:p>-0.16147084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0343">
                <text:p>0.3603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20803709">
                <text:p>-0.08208037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9466">
                <text:p>0.309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133079177">
                <text:p>-0.21330791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3027">
                <text:p>0.3630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790692309">
                <text:p>-0.17906923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5731">
                <text:p>0.375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517490061">
                <text:p>-0.25174900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2469">
                <text:p>0.4324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650432051">
                <text:p>-0.16504320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2392">
                <text:p>0.412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050992772">
                <text:p>-0.20509927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573">
                <text:p>0.425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635297923">
                <text:p>-0.16352979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6923">
                <text:p>0.4069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889114785">
                <text:p>-0.18891147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1345">
                <text:p>0.411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852664899">
                <text:p>-0.18526648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185">
                <text:p>0.411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562844596">
                <text:p>-0.15628445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914">
                <text:p>0.3929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731916489">
                <text:p>-0.17319164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1615">
                <text:p>0.3916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814162755">
                <text:p>-0.18141627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6224">
                <text:p>0.396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367357683">
                <text:p>-0.13673576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568">
                <text:p>0.3695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549774378">
                <text:p>-0.15497743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4045">
                <text:p>0.364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50710319">
                <text:p>-0.10507103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7204">
                <text:p>0.3272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585626352">
                <text:p>-0.15856263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8374">
                <text:p>0.3383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017865894">
                <text:p>-0.20178658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451">
                <text:p>0.374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522334447">
                <text:p>-0.15223344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493">
                <text:p>0.365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242251857">
                <text:p>-0.12422518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0899">
                <text:p>0.3408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992573066">
                <text:p>-0.19925730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45">
                <text:p>0.3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173428319">
                <text:p>-0.21734283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8777">
                <text:p>0.408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396669748">
                <text:p>-0.13966697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83">
                <text:p>0.379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240522827">
                <text:p>-0.12405228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0279">
                <text:p>0.3502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492447539">
                <text:p>-0.14924475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7459">
                <text:p>0.3474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386694394">
                <text:p>-0.13866943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856">
                <text:p>0.33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038197254">
                <text:p>-0.10381972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9496">
                <text:p>0.3094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243437677">
                <text:p>-0.12434376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3894">
                <text:p>0.3038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164954059">
                <text:p>-0.11649540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4967">
                <text:p>0.2949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450244067">
                <text:p>-0.04502440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1534">
                <text:p>0.2415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332468902">
                <text:p>-0.13324689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4808">
                <text:p>0.264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459996764">
                <text:p>-0.14599967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699">
                <text:p>0.2886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064587922">
                <text:p>-0.10645879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8231">
                <text:p>0.2782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94178614">
                <text:p>-0.09941786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6617">
                <text:p>0.266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757076914">
                <text:p>-0.07570769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169714531">
                <text:p>-0.11697145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5063">
                <text:p>0.255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1554366">
                <text:p>-0.0615543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6099">
                <text:p>0.226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229584715">
                <text:p>-0.12295847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7745">
                <text:p>0.2477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442583998">
                <text:p>-0.04425839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9753">
                <text:p>0.209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131215745">
                <text:p>-0.11312157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038">
                <text:p>0.230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428822064">
                <text:p>-0.14288220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3827">
                <text:p>0.263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281607428">
                <text:p>-0.12816074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6189">
                <text:p>0.2761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6212108">
                <text:p>-0.062121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0466">
                <text:p>0.2404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808008639">
                <text:p>-0.08080086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9229">
                <text:p>0.2292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204035144">
                <text:p>-0.12040351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812">
                <text:p>0.248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313486438">
                <text:p>-0.13134864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7907">
                <text:p>0.2679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08465751">
                <text:p>-0.1084657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5796">
                <text:p>0.265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096267961">
                <text:p>-0.10962679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517">
                <text:p>0.26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75567157">
                <text:p>-0.03755671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6836">
                <text:p>0.2168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892205182">
                <text:p>-0.08922051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9179">
                <text:p>0.2191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98631742">
                <text:p>-0.04986317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4562">
                <text:p>0.194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75394086">
                <text:p>0.00753940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0093">
                <text:p>0.1400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66644861">
                <text:p>-0.06666448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336">
                <text:p>0.153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674884387">
                <text:p>-0.06748843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2693">
                <text:p>0.1626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534798623">
                <text:p>-0.05347986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956">
                <text:p>0.15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195328311">
                <text:p>-0.01953283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4914">
                <text:p>0.134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529071955">
                <text:p>-0.05290719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0783">
                <text:p>0.1407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686931282">
                <text:p>-0.06869312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5165">
                <text:p>0.1551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071043685">
                <text:p>-0.10710436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0229">
                <text:p>0.1902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956444682">
                <text:p>-0.09564446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583">
                <text:p>0.205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30003037">
                <text:p>-0.00300030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4563">
                <text:p>0.154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33359131">
                <text:p>0.05333591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3155">
                <text:p>0.0831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68472725">
                <text:p>-0.00684727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5881">
                <text:p>0.0758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244435034">
                <text:p>-0.02444350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2764">
                <text:p>0.0827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309393983">
                <text:p>-0.03093939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91641">
                <text:p>0.091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41400314">
                <text:p>-0.0414003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4475">
                <text:p>0.104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830924819">
                <text:p>-0.18309248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7184">
                <text:p>0.2071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137130821">
                <text:p>-0.11371308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9072">
                <text:p>0.229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2329191626">
                <text:p>-0.23291916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2826">
                <text:p>0.3228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2937613055">
                <text:p>-0.29376130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5367">
                <text:p>0.4253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2319326166">
                <text:p>-0.2319326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2164">
                <text:p>0.4521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888280571">
                <text:p>-0.28882805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7739">
                <text:p>0.5077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727270183">
                <text:p>-0.37272701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0326">
                <text:p>0.6003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4391153513">
                <text:p>-0.43911535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5782">
                <text:p>0.705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4533090419">
                <text:p>-0.45330904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5056">
                <text:p>0.7850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4807348247">
                <text:p>-0.48073482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55789">
                <text:p>0.8557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4805230036">
                <text:p>-0.48052300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02489">
                <text:p>0.902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461665403">
                <text:p>-0.44616654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10573">
                <text:p>0.9105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570718817">
                <text:p>-0.55707188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89667">
                <text:p>0.989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5729782108">
                <text:p>-0.57297821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52621">
                <text:p>1.052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5501005005">
                <text:p>-0.55010050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181459488">
                <text:p>-0.61814594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141879">
                <text:p>1.1418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6477997499">
                <text:p>-0.64779974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03169">
                <text:p>1.2031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6581548982">
                <text:p>-0.65815489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50643">
                <text:p>1.2506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7433488076">
                <text:p>-0.74334880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38727">
                <text:p>1.3387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8598374147">
                <text:p>-0.85983741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74511">
                <text:p>1.4745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006715697">
                <text:p>-0.90067156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91583">
                <text:p>1.5915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204341996">
                <text:p>-0.92043419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82252">
                <text:p>1.6822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355245911">
                <text:p>-1.03552459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18819">
                <text:p>1.818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1250938552">
                <text:p>-1.12509385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968812">
                <text:p>1.9688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2274328949">
                <text:p>-1.22743289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136187">
                <text:p>2.1361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4267066127">
                <text:p>-1.42670661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379524">
                <text:p>2.3795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4900253194">
                <text:p>-1.49002531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582771">
                <text:p>2.5827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6176517934">
                <text:p>-1.61765179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802226">
                <text:p>2.8022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6987808554">
                <text:p>-1.69878085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3.001498">
                <text:p>3.0014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6929026526">
                <text:p>-1.69290265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3.129555">
                <text:p>3.1295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5290605513">
                <text:p>-1.52906055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3.105421">
                <text:p>3.1054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4821112023">
                <text:p>-1.48211120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3.058222">
                <text:p>3.058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.2413861728">
                <text:p>-1.24138617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866909">
                <text:p>2.8669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1244933833">
                <text:p>-1.12449338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662494">
                <text:p>2.662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986967672">
                <text:p>-1.09869676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509971">
                <text:p>2.5099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399396146">
                <text:p>-0.93993961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303409">
                <text:p>2.3034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421529068">
                <text:p>-0.84215290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101598">
                <text:p>2.1015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315414567">
                <text:p>-0.73154145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94408">
                <text:p>1.8944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5520786385">
                <text:p>-0.55207863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37875">
                <text:p>1.637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754652916">
                <text:p>-0.47546529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17051">
                <text:p>1.4170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750104555">
                <text:p>-0.37501045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04022">
                <text:p>1.2040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594506589">
                <text:p>-0.35945065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52601">
                <text:p>1.052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2230384095">
                <text:p>-0.22303840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61626">
                <text:p>0.8616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285490192">
                <text:p>-0.12854901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7233">
                <text:p>0.672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91371323">
                <text:p>-0.02913713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0873">
                <text:p>0.4808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2003652">
                <text:p>0.08020036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1386">
                <text:p>0.2813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704582529">
                <text:p>0.17045825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9268">
                <text:p>0.089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81669132">
                <text:p>0.18816691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49734">
                <text:p>-0.0497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27650773">
                <text:p>0.26276507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91386">
                <text:p>-0.1913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03163082">
                <text:p>0.3031630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312053">
                <text:p>-0.3120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09657649">
                <text:p>0.38096576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443693">
                <text:p>-0.443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09065617">
                <text:p>0.4090656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549554">
                <text:p>-0.5495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109441459">
                <text:p>0.51094414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687396">
                <text:p>-0.6873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54526806">
                <text:p>0.5545268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807658">
                <text:p>-0.8076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95429149">
                <text:p>0.5954291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914495">
                <text:p>-0.914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471283637">
                <text:p>0.74712836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8611">
                <text:p>-1.086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52916859">
                <text:p>0.8529168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270098">
                <text:p>-1.2700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052917414">
                <text:p>1.00529174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493253">
                <text:p>-1.4932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1462474978">
                <text:p>1.14624749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734755">
                <text:p>-1.734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907418573">
                <text:p>1.19074185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92427">
                <text:p>-1.924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349629469">
                <text:p>1.23496294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079176">
                <text:p>-2.079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074218538">
                <text:p>1.20742185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163448">
                <text:p>-2.1634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103251573">
                <text:p>1.1032515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149993">
                <text:p>-2.1499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706410604">
                <text:p>1.07064106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1194">
                <text:p>-2.11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1005534426">
                <text:p>1.10055344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11903">
                <text:p>-2.119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386424565">
                <text:p>1.03864245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07762">
                <text:p>-2.077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66915676">
                <text:p>0.9669156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2.002506">
                <text:p>-2.0025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8892059965">
                <text:p>0.88920599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901095">
                <text:p>-1.9010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98460756">
                <text:p>0.71984607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72133">
                <text:p>-1.721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065052437">
                <text:p>0.60650524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526924">
                <text:p>-1.5269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1356015">
                <text:p>0.413560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269894">
                <text:p>-1.2698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284806925">
                <text:p>0.32848069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43111">
                <text:p>-1.0431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301046432">
                <text:p>0.13010464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761029">
                <text:p>-0.7610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290873448">
                <text:p>-0.02908734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468379">
                <text:p>-0.4683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2041733124">
                <text:p>-0.20417331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58162">
                <text:p>-0.1581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3661974401">
                <text:p>-0.36619744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5002">
                <text:p>0.1550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866194438">
                <text:p>-0.38661944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5969">
                <text:p>0.37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3709842186">
                <text:p>-0.37098421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1905">
                <text:p>0.5119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863790602">
                <text:p>-0.38637906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12162">
                <text:p>0.6121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2896084524">
                <text:p>-0.28960845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14214">
                <text:p>0.6142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3227450262">
                <text:p>-0.32274502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37605">
                <text:p>0.6376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745938038">
                <text:p>-0.27459380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2108">
                <text:p>0.62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322534005">
                <text:p>-0.23225340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1985">
                <text:p>0.5819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903228379">
                <text:p>-0.19032283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8215">
                <text:p>0.5282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70612304">
                <text:p>-0.1706123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9501">
                <text:p>0.4795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878527166">
                <text:p>-0.0878527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215">
                <text:p>0.392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510000735">
                <text:p>-0.15100007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6398">
                <text:p>0.3763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2641100847">
                <text:p>-0.26411008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1129">
                <text:p>0.4411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3289233988">
                <text:p>-0.32892339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709">
                <text:p>0.5270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716372328">
                <text:p>-0.47163723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78906">
                <text:p>0.6789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360820187">
                <text:p>-0.63608201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88782">
                <text:p>0.8887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7026931777">
                <text:p>-0.70269317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72059">
                <text:p>1.0720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156924354">
                <text:p>-0.81569243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68563">
                <text:p>1.2685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8252633296">
                <text:p>-0.82526332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05058">
                <text:p>1.4050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359099692">
                <text:p>-0.93590996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69019">
                <text:p>1.5690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42236749">
                <text:p>-1.0422367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48295">
                <text:p>1.74829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832530598">
                <text:p>-0.98325305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27799">
                <text:p>1.8277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816877185">
                <text:p>-0.98168771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79409">
                <text:p>1.8794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8895979191">
                <text:p>-0.88959791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52357">
                <text:p>1.8523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105361731">
                <text:p>-0.81053617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81875">
                <text:p>1.781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24782323">
                <text:p>-0.7247823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78182">
                <text:p>1.6781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5916042362">
                <text:p>-0.59160423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20964">
                <text:p>1.5209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68883762">
                <text:p>-0.4688837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35252">
                <text:p>1.3352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3478336186">
                <text:p>-0.34783361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131782">
                <text:p>1.1317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452361166">
                <text:p>-0.2452361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28821">
                <text:p>0.9288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130009603">
                <text:p>-0.11300096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6491">
                <text:p>0.7064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911245202">
                <text:p>-0.09112452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4711">
                <text:p>0.5447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786917104">
                <text:p>-0.17869171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5798">
                <text:p>0.4957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671604702">
                <text:p>-0.16716047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5739">
                <text:p>0.4557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2004413575">
                <text:p>-0.20044135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1338">
                <text:p>0.4513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894670045">
                <text:p>-0.18946700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1127">
                <text:p>0.4411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2698376223">
                <text:p>-0.26983762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803">
                <text:p>0.4878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2669071417">
                <text:p>-0.26690714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6765">
                <text:p>0.5167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3169994588">
                <text:p>-0.31699945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9251">
                <text:p>0.5692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3340418216">
                <text:p>-0.33404182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1534">
                <text:p>0.615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15478383">
                <text:p>-0.4154783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0009">
                <text:p>0.7000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765386108">
                <text:p>-0.37653861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30188">
                <text:p>0.730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736012545">
                <text:p>-0.27360125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1732">
                <text:p>0.6817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2725151822">
                <text:p>-0.27251518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4892">
                <text:p>0.648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392166494">
                <text:p>-0.13921664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8562">
                <text:p>0.5385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181571145">
                <text:p>-0.11815711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1476">
                <text:p>0.4514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49424793">
                <text:p>0.03494247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201">
                <text:p>0.292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94717032">
                <text:p>0.05947170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0097">
                <text:p>0.1700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81682974">
                <text:p>0.07816829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6931">
                <text:p>0.0769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208151555">
                <text:p>0.12081515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3122">
                <text:p>-0.013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854031999">
                <text:p>0.18540319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15703">
                <text:p>-0.1157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296417059">
                <text:p>0.12964170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4656">
                <text:p>-0.14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42583067">
                <text:p>0.19425830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09958">
                <text:p>-0.209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66679007">
                <text:p>0.10666790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93703">
                <text:p>-0.1937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60963148">
                <text:p>0.06609631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55963">
                <text:p>-0.155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54389937">
                <text:p>0.07543899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7183">
                <text:p>-0.137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097558758">
                <text:p>-0.00975587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681">
                <text:p>-0.06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168773329">
                <text:p>-0.01687733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7616">
                <text:p>-0.0176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780966815">
                <text:p>-0.07809668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6521">
                <text:p>0.0565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931125866">
                <text:p>-0.09311258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56">
                <text:p>0.11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632273399">
                <text:p>-0.16322733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1344">
                <text:p>0.2013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845154171">
                <text:p>-0.18451541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228">
                <text:p>0.272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323316033">
                <text:p>-0.13233160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456">
                <text:p>0.284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191413186">
                <text:p>-0.11914131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922">
                <text:p>0.2839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516577021">
                <text:p>-0.15165770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512">
                <text:p>0.305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723374818">
                <text:p>-0.17233748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907">
                <text:p>0.3329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857183965">
                <text:p>-0.08571839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3717">
                <text:p>0.2937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230640329">
                <text:p>-0.12306403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2594">
                <text:p>0.2925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67769644">
                <text:p>-0.02677696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783">
                <text:p>0.227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172647171">
                <text:p>-0.01726471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8617">
                <text:p>0.178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495404533">
                <text:p>-0.04954045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7486">
                <text:p>0.1674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339560502">
                <text:p>-0.03395605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9752">
                <text:p>0.1497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772891636">
                <text:p>-0.07728916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6821">
                <text:p>0.1668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536405686">
                <text:p>-0.05364056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24">
                <text:p>0.16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0865930692">
                <text:p>-0.08659306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1383">
                <text:p>0.1813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778544875">
                <text:p>-0.07785448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8143">
                <text:p>0.1881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835696876">
                <text:p>-0.18356968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291">
                <text:p>0.262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684900812">
                <text:p>-0.16849008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2396">
                <text:p>0.3023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821935366">
                <text:p>-0.18219353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7657">
                <text:p>0.3376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93159858">
                <text:p>-0.1931598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8299">
                <text:p>0.3682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21189048">
                <text:p>-0.2211890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7228">
                <text:p>0.4072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818048419">
                <text:p>-0.18180484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6822">
                <text:p>0.4068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2650405629">
                <text:p>-0.26504056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1895">
                <text:p>0.461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735277531">
                <text:p>-0.17352775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7521">
                <text:p>0.4375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1667054252">
                <text:p>-0.16670542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6843">
                <text:p>0.41684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513040666">
                <text:p>-0.15130406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909">
                <text:p>0.3929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16605943">
                <text:p>-0.2166059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0478">
                <text:p>0.4204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638553895">
                <text:p>-0.16385538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3662">
                <text:p>0.4036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118962928">
                <text:p>-0.11189629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978">
                <text:p>0.3579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1696449695">
                <text:p>-0.16964496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6122">
                <text:p>0.3661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1281299823">
                <text:p>-0.12812998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3912">
                <text:p>0.3439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1645420343">
                <text:p>-0.16454203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413">
                <text:p>0.353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573893601">
                <text:p>-0.15738936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495">
                <text:p>0.354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2120891093">
                <text:p>-0.21208910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337">
                <text:p>0.3923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748805823">
                <text:p>-0.17488058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357">
                <text:p>0.3923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295255499">
                <text:p>-0.12952554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2213">
                <text:p>0.3622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311325974">
                <text:p>-0.13113259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332">
                <text:p>0.343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398224736">
                <text:p>-0.13982247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6585">
                <text:p>0.336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2026822776">
                <text:p>-0.20268227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3921">
                <text:p>0.3739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873998979">
                <text:p>-0.18739989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8485">
                <text:p>0.3884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462025464">
                <text:p>-0.14620254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0737">
                <text:p>0.37073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553502905">
                <text:p>-0.15535029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067">
                <text:p>0.3650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459293577">
                <text:p>-0.14592935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5048">
                <text:p>0.3550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789610288">
                <text:p>-0.17896102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0375">
                <text:p>0.3703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1762565784">
                <text:p>-0.17625657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8727">
                <text:p>0.3787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1293109657">
                <text:p>-0.12931096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045">
                <text:p>0.3530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1640468296">
                <text:p>-0.16404682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9132">
                <text:p>0.3591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100942517">
                <text:p>-0.1009425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206">
                <text:p>0.3212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817784291">
                <text:p>-0.18177842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9838">
                <text:p>0.3498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45811903">
                <text:p>-0.1458119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4884">
                <text:p>0.3448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1246897192">
                <text:p>-0.12468971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756">
                <text:p>0.327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116501903">
                <text:p>-0.11165019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7417">
                <text:p>0.3074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118846611">
                <text:p>-0.11188466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4234">
                <text:p>0.2942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666123872">
                <text:p>-0.16661238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892">
                <text:p>0.3218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383729251">
                <text:p>-0.13837292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432">
                <text:p>0.3214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328899451">
                <text:p>-0.13288994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7481">
                <text:p>0.3174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202264719">
                <text:p>-0.12022647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6445">
                <text:p>0.3064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51704512">
                <text:p>-0.151704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0066">
                <text:p>0.3200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532194936">
                <text:p>-0.15321949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0094">
                <text:p>0.3300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326500399">
                <text:p>-0.13265003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3058">
                <text:p>0.3230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21350563">
                <text:p>-0.1213505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0886">
                <text:p>0.3108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099161448">
                <text:p>-0.10991614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5222">
                <text:p>0.2952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743827939">
                <text:p>-0.07438279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1223">
                <text:p>0.2612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748221127">
                <text:p>-0.07482211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937464464">
                <text:p>-0.09374644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6866">
                <text:p>0.23686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741054275">
                <text:p>-0.07410542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2393">
                <text:p>0.2223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489009904">
                <text:p>-0.14890099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254">
                <text:p>0.262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473547236">
                <text:p>-0.14735472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099">
                <text:p>0.288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191356494">
                <text:p>-0.11913564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6262">
                <text:p>0.2862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010676088">
                <text:p>-0.10106760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032">
                <text:p>0.2730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374764026">
                <text:p>-0.13747640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479">
                <text:p>0.2884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139796687">
                <text:p>-0.11397966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085">
                <text:p>0.2830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01202774">
                <text:p>-0.1012027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1018">
                <text:p>0.2710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884178412">
                <text:p>-0.08841784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4527">
                <text:p>0.2545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332052539">
                <text:p>-0.13320525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384">
                <text:p>0.273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192279442">
                <text:p>-0.11922794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6579">
                <text:p>0.2765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985142072">
                <text:p>-0.09851420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4922">
                <text:p>0.2649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33676054">
                <text:p>-0.1336760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0581">
                <text:p>0.280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163039469">
                <text:p>-0.01630394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2911">
                <text:p>0.212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651138745">
                <text:p>-0.06511387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0551">
                <text:p>0.2005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129511656">
                <text:p>-0.11295116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4173">
                <text:p>0.22417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280873389">
                <text:p>-0.12808733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988">
                <text:p>0.249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123059973">
                <text:p>-0.11230599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6411">
                <text:p>0.2564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992464935">
                <text:p>-0.09924649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2053">
                <text:p>0.2520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04277568">
                <text:p>-0.1042775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2512">
                <text:p>0.2525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934120241">
                <text:p>-0.19341202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2081">
                <text:p>0.3120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670999007">
                <text:p>-0.06709990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7545">
                <text:p>0.2675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422904424">
                <text:p>-0.14229044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046">
                <text:p>0.2880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717415371">
                <text:p>-0.07174153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4715">
                <text:p>0.2547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690640658">
                <text:p>-0.06906406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0862">
                <text:p>0.2308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21079786">
                <text:p>-0.1210797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965">
                <text:p>0.2496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938813024">
                <text:p>-0.09388130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4008">
                <text:p>0.2440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114802604">
                <text:p>-0.11148026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1974">
                <text:p>0.2519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087135335">
                <text:p>-0.10871353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5409">
                <text:p>0.2554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932953512">
                <text:p>-0.0932953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7433">
                <text:p>0.2474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586694878">
                <text:p>-0.15866948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5617">
                <text:p>0.2856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099153514">
                <text:p>-0.10991535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8488">
                <text:p>0.2784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885375325">
                <text:p>-0.08853753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553">
                <text:p>0.2595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292848162">
                <text:p>-0.12928481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4106">
                <text:p>0.2741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944484074">
                <text:p>-0.09444840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0581">
                <text:p>0.260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185323756">
                <text:p>-0.11853237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7637">
                <text:p>0.2676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566633739">
                <text:p>-0.15666337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7664">
                <text:p>0.2976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246790222">
                <text:p>-0.12467902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6282">
                <text:p>0.29628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064631645">
                <text:p>-0.10646316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255">
                <text:p>0.2832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985759098">
                <text:p>-0.09857590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9384">
                <text:p>0.2693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176840224">
                <text:p>-0.11768402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2903">
                <text:p>0.2729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610768759">
                <text:p>-0.16107687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4085">
                <text:p>0.3040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13953967">
                <text:p>-0.11139539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1702">
                <text:p>0.2917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603557684">
                <text:p>-0.16035576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6055">
                <text:p>0.3160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559626503">
                <text:p>-0.15596265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9262">
                <text:p>0.3292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166132431">
                <text:p>-0.11661324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1844">
                <text:p>0.3118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371183565">
                <text:p>-0.13711835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3943">
                <text:p>0.3139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587893022">
                <text:p>-0.15878930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9743">
                <text:p>0.3297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434117005">
                <text:p>-0.14341170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9981">
                <text:p>0.32998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409313742">
                <text:p>-0.14093137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8489">
                <text:p>0.32848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70882945">
                <text:p>-0.0708829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0927">
                <text:p>0.2809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269745353">
                <text:p>-0.12697453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6724">
                <text:p>0.2867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237436204">
                <text:p>-0.12374362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416">
                <text:p>0.2884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420183394">
                <text:p>-0.14201833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1686">
                <text:p>0.3016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78814086">
                <text:p>-0.16788140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7671">
                <text:p>0.3276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919613059">
                <text:p>-0.09196130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44">
                <text:p>0.29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369182726">
                <text:p>-0.13691827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2258">
                <text:p>0.3022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733924772">
                <text:p>-0.17339247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1714">
                <text:p>0.3317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656962849">
                <text:p>-0.16569628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6103">
                <text:p>0.34610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134413486">
                <text:p>-0.21344134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7377">
                <text:p>0.38737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603045586">
                <text:p>-0.16030455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381">
                <text:p>0.3793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76531122">
                <text:p>-0.1765311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4874">
                <text:p>0.3848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472706174">
                <text:p>-0.14727061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056">
                <text:p>0.3690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949064557">
                <text:p>-0.19490645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0254">
                <text:p>0.3902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971974915">
                <text:p>-0.19719749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5815">
                <text:p>0.40581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308418742">
                <text:p>-0.13084187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2001">
                <text:p>0.3720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610650132">
                <text:p>-0.16106501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703">
                <text:p>0.3697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501229569">
                <text:p>-0.15012295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0907">
                <text:p>0.3609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716351059">
                <text:p>-0.17163510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384">
                <text:p>0.36938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312145302">
                <text:p>-0.13121453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8123">
                <text:p>0.3481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164419575">
                <text:p>-0.11644195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4221">
                <text:p>0.3242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534462358">
                <text:p>-0.15344623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996">
                <text:p>0.3329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953618428">
                <text:p>-0.19536184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6677">
                <text:p>0.3666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298568484">
                <text:p>-0.12985684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5427">
                <text:p>0.3454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447462614">
                <text:p>-0.14474626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1255">
                <text:p>0.34125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188607108">
                <text:p>-0.11886071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281">
                <text:p>0.321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321088586">
                <text:p>-0.13210885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6862">
                <text:p>0.3168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096202211">
                <text:p>-0.10962022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8983">
                <text:p>0.2989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440411392">
                <text:p>-0.14404113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0029">
                <text:p>0.31002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679294594">
                <text:p>-0.16792945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3228">
                <text:p>0.333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430564366">
                <text:p>-0.14305643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053">
                <text:p>0.3320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876577828">
                <text:p>-0.18765778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0929">
                <text:p>0.3609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495579053">
                <text:p>-0.14955790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472">
                <text:p>0.3547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2442492491">
                <text:p>-0.24424924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3568">
                <text:p>0.4135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507190908">
                <text:p>-0.15071909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0352">
                <text:p>0.3903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2723111861">
                <text:p>-0.27231118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5823">
                <text:p>0.45582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2229112631">
                <text:p>-0.22291126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6334">
                <text:p>0.4663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980445675">
                <text:p>-0.19804456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6761">
                <text:p>0.4567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506691452">
                <text:p>-0.15066914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8922">
                <text:p>0.41892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1303191028">
                <text:p>-0.13031910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0333">
                <text:p>0.380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869423712">
                <text:p>-0.08694237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5938">
                <text:p>0.3259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543209163">
                <text:p>-0.05432091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8225">
                <text:p>0.2682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320042007">
                <text:p>-0.13200420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1657">
                <text:p>0.2816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352482628">
                <text:p>-0.03524826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622">
                <text:p>0.226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963321277">
                <text:p>-0.09633212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0122">
                <text:p>0.2301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71428794">
                <text:p>-0.1714287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2637">
                <text:p>0.2826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602938776">
                <text:p>-0.16029387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0011">
                <text:p>0.3100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2158759951">
                <text:p>-0.21587599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095">
                <text:p>0.36509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2464732424">
                <text:p>-0.24647324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1917">
                <text:p>0.4219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3118509524">
                <text:p>-0.31185095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3016">
                <text:p>0.5030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4183566491">
                <text:p>-0.41835664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27538">
                <text:p>0.6275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3962714056">
                <text:p>-0.39627140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95316">
                <text:p>0.6953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125442896">
                <text:p>-0.41254428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5102">
                <text:p>0.751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5769469031">
                <text:p>-0.57694690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9722">
                <text:p>0.8972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649353876">
                <text:p>-0.6493538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42181">
                <text:p>1.0421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7232194751">
                <text:p>-0.72321947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187292">
                <text:p>1.1872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7922440977">
                <text:p>-0.79224409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29284">
                <text:p>1.3292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9328087028">
                <text:p>-0.93280870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16776">
                <text:p>1.5167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0433528955">
                <text:p>-1.04335289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1444">
                <text:p>1.714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157347737">
                <text:p>-1.1573477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921134">
                <text:p>1.92113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2660720166">
                <text:p>-1.2660720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130304">
                <text:p>2.1303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3007474496">
                <text:p>-1.30074744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291879">
                <text:p>2.2918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2269081393">
                <text:p>-1.22690813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349784">
                <text:p>2.3497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1026822101">
                <text:p>-1.10268221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305534">
                <text:p>2.3055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0617765756">
                <text:p>-1.06177657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249032">
                <text:p>2.2490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8790070261">
                <text:p>-0.87900702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090092">
                <text:p>2.0900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8036756788">
                <text:p>-0.80367567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93475">
                <text:p>1.934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7245850449">
                <text:p>-0.72458504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7929">
                <text:p>1.779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6532748298">
                <text:p>-0.65327482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28925">
                <text:p>1.6289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5823737553">
                <text:p>-0.58237375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82207">
                <text:p>1.4822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5561658329">
                <text:p>-0.55616583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67619">
                <text:p>1.3676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916681975">
                <text:p>-0.49166819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48852">
                <text:p>1.2488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3806229336">
                <text:p>-0.38062293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96366">
                <text:p>1.09636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3083965587">
                <text:p>-0.30839655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47362">
                <text:p>0.9473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176734289">
                <text:p>-0.21767342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8366">
                <text:p>0.78836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004245149">
                <text:p>-0.10042451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5115">
                <text:p>0.6051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4490018">
                <text:p>-0.0044900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9974">
                <text:p>0.4199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422779216">
                <text:p>0.04227792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6271">
                <text:p>0.2662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247467731">
                <text:p>0.12474677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9651">
                <text:p>0.1096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615446602">
                <text:p>0.16154466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8535">
                <text:p>-0.0185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845706226">
                <text:p>0.18457062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18734">
                <text:p>-0.1187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234081124">
                <text:p>0.22340811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10912">
                <text:p>-0.2109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836184692">
                <text:p>0.18361846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45499">
                <text:p>-0.2454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793204551">
                <text:p>0.17932045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65546">
                <text:p>-0.2655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681827718">
                <text:p>0.26818277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337906">
                <text:p>-0.33790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765578087">
                <text:p>0.27655780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391394">
                <text:p>-0.3913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768885336">
                <text:p>0.37688853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493525">
                <text:p>-0.4935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621700921">
                <text:p>0.46217009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617862">
                <text:p>-0.6178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393045249">
                <text:p>0.63930452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817978">
                <text:p>-0.8179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830293841">
                <text:p>0.8302938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7749">
                <text:p>-1.077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0035755095">
                <text:p>1.00357550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364561">
                <text:p>-1.3645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567434513">
                <text:p>1.05674345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59002">
                <text:p>-1.590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0708216195">
                <text:p>1.07082161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748687">
                <text:p>-1.74868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0607845912">
                <text:p>1.06078459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847089">
                <text:p>-1.8470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0661986307">
                <text:p>1.06619863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915853">
                <text:p>-1.9158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0162309337">
                <text:p>1.01623093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928168">
                <text:p>-1.9281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538564342">
                <text:p>0.95385643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894851">
                <text:p>-1.89485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9544471359">
                <text:p>0.95444713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87318">
                <text:p>-1.873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8646303463">
                <text:p>0.86463034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79911">
                <text:p>-1.799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7857581865">
                <text:p>0.78575818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697617">
                <text:p>-1.69761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426177159">
                <text:p>0.64261771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535232">
                <text:p>-1.5352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684153678">
                <text:p>0.46841536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311869">
                <text:p>-1.3118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705798221">
                <text:p>0.27057982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3241">
                <text:p>-1.0324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30348842">
                <text:p>0.03303488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689402">
                <text:p>-0.6894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273470597">
                <text:p>-0.12734705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355612">
                <text:p>-0.3556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3070673048">
                <text:p>-0.30706730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5071">
                <text:p>-0.0150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4631248981">
                <text:p>-0.46312489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4209">
                <text:p>0.3142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5711306821">
                <text:p>-0.57113068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4081">
                <text:p>0.6040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6158785183">
                <text:p>-0.61587851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25797">
                <text:p>0.8257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6059612848">
                <text:p>-0.60596128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66031">
                <text:p>0.9660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4853165004">
                <text:p>-0.48531650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425524957">
                <text:p>-0.4255249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47307">
                <text:p>0.9473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3154070116">
                <text:p>-0.31540701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53311">
                <text:p>0.8533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533867269">
                <text:p>-0.15338672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3338">
                <text:p>0.6833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997547166">
                <text:p>-0.0997547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5117">
                <text:p>0.5351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426829188">
                <text:p>-0.04268291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9013">
                <text:p>0.3990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19027183">
                <text:p>-0.0190271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3151">
                <text:p>0.29315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398962812">
                <text:p>0.03989628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3868">
                <text:p>0.1838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350898869">
                <text:p>-0.03508988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1355">
                <text:p>0.16135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229417013">
                <text:p>-0.12294170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4859">
                <text:p>0.2048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2815477085">
                <text:p>-0.28154770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9124">
                <text:p>0.3391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3168612595">
                <text:p>-0.31686125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1519">
                <text:p>0.451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4916597549">
                <text:p>-0.49165975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42173">
                <text:p>0.6421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6369763938">
                <text:p>-0.63697639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65051">
                <text:p>0.8650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7825558125">
                <text:p>-0.78255581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109443">
                <text:p>1.10944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8436127172">
                <text:p>-0.84361271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11884">
                <text:p>1.3118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9154663446">
                <text:p>-0.91546634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93723">
                <text:p>1.4937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9836871127">
                <text:p>-0.98368711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59502">
                <text:p>1.65950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9966713058">
                <text:p>-0.99667130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77919">
                <text:p>1.77791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985010128">
                <text:p>-0.9850101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48586">
                <text:p>1.84858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8904519239">
                <text:p>-0.89045192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832513">
                <text:p>1.8325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7967403109">
                <text:p>-0.79674031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59561">
                <text:p>1.7595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6614525003">
                <text:p>-0.66145250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621297">
                <text:p>1.6212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5077975785">
                <text:p>-0.50779757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42757">
                <text:p>1.427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3973101512">
                <text:p>-0.3973101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25815">
                <text:p>1.2258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2342314876">
                <text:p>-0.23423148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83776">
                <text:p>0.9837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1355985075">
                <text:p>-0.13559850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57909">
                <text:p>0.7579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354461438">
                <text:p>-0.03544614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1742">
                <text:p>0.54174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028683896">
                <text:p>-0.00286838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6927">
                <text:p>0.3769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26136646">
                <text:p>0.02261366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0839">
                <text:p>0.2508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640839381">
                <text:p>-0.06408393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4984">
                <text:p>0.2249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946323356">
                <text:p>-0.09463233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8173">
                <text:p>0.2281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2241047123">
                <text:p>-0.22410471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637">
                <text:p>0.316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2186180972">
                <text:p>-0.21861809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1129">
                <text:p>0.3711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3500833548">
                <text:p>-0.35008335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4803">
                <text:p>0.4948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3615218035">
                <text:p>-0.36152180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431">
                <text:p>0.584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3934320366">
                <text:p>-0.39343203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64801">
                <text:p>0.66480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3637802505">
                <text:p>-0.36378025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98389">
                <text:p>0.6983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3506192183">
                <text:p>-0.35061921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11882">
                <text:p>0.71188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3171264444">
                <text:p>-0.31712644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98548">
                <text:p>0.6985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424147903">
                <text:p>-0.24241479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40043">
                <text:p>0.64004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1964548655">
                <text:p>-0.19645486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074">
                <text:p>0.570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569780857">
                <text:p>-0.05697808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2109">
                <text:p>0.4321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037901879">
                <text:p>-0.00379018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4938">
                <text:p>0.3049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944423442">
                <text:p>0.09444234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5406">
                <text:p>0.1554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89000476">
                <text:p>0.13890004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26822">
                <text:p>0.0268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400651366">
                <text:p>0.24006513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25595">
                <text:p>-0.1255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716141259">
                <text:p>0.17161412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81018">
                <text:p>-0.1810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46547691">
                <text:p>0.19465476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3304">
                <text:p>-0.233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891631918">
                <text:p>0.18916319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6384">
                <text:p>-0.263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803470093">
                <text:p>0.18034700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78375">
                <text:p>-0.27837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200083697">
                <text:p>0.12000836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47882">
                <text:p>-0.24788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337136466">
                <text:p>0.13371364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36801">
                <text:p>-0.2368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789492682">
                <text:p>0.07894926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9305">
                <text:p>-0.19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52781423">
                <text:p>0.01527814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21742">
                <text:p>-0.1217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291704101">
                <text:p>-0.02917041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44966">
                <text:p>-0.0449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12364284">
                <text:p>-0.0123642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05297">
                <text:p>-0.0052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450842265">
                <text:p>-0.04508422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2729">
                <text:p>0.0427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624879703">
                <text:p>-0.06248797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6105">
                <text:p>0.086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532468071">
                <text:p>-0.05324680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8686">
                <text:p>0.1086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546023617">
                <text:p>-0.05460236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4541">
                <text:p>0.12454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606337097">
                <text:p>-0.06063370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905">
                <text:p>0.139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7534978">
                <text:p>0.0075349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3335">
                <text:p>0.103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021270945">
                <text:p>-0.00212709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6106">
                <text:p>0.08610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864127653">
                <text:p>0.08641276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15828">
                <text:p>0.0158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933522518">
                <text:p>0.09335225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35327">
                <text:p>-0.0353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161325039">
                <text:p>0.11613250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8435">
                <text:p>-0.0843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13467312">
                <text:p>0.05134673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73739">
                <text:p>-0.0737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943075596">
                <text:p>0.09430755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95277">
                <text:p>-0.0952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911471281">
                <text:p>0.09114712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07438">
                <text:p>-0.10743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40911209">
                <text:p>0.03409112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77556">
                <text:p>-0.0775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634529046">
                <text:p>0.06345290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77289">
                <text:p>-0.0772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49828557">
                <text:p>0.01498285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44885">
                <text:p>-0.0448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55566812">
                <text:p>0.00555668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7158">
                <text:p>-0.01715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67531221">
                <text:p>-0.0675312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9799">
                <text:p>0.04979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1463123904">
                <text:p>-0.14631239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6521">
                <text:p>0.1465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220622709">
                <text:p>-0.2206227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982">
                <text:p>0.2599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2230841348">
                <text:p>-0.22308413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6757">
                <text:p>0.3367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2557562272">
                <text:p>-0.25575622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9323">
                <text:p>0.40932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2649979364">
                <text:p>-0.26499793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3524">
                <text:p>0.4635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2829482319">
                <text:p>-0.28294823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1352">
                <text:p>0.5113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751401224">
                <text:p>-0.27514012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7834">
                <text:p>0.5378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2824901693">
                <text:p>-0.28249016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0259">
                <text:p>0.5602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2164155932">
                <text:p>-0.21641559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1176">
                <text:p>0.5311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1800153623">
                <text:p>-0.18001536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714">
                <text:p>0.4877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697365819">
                <text:p>-0.16973658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2098">
                <text:p>0.45209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88546506">
                <text:p>-0.1885465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1019">
                <text:p>0.44101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978668612">
                <text:p>-0.19786686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9879">
                <text:p>0.4398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2643037617">
                <text:p>-0.26430376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3297">
                <text:p>0.48329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2693946575">
                <text:p>-0.26939465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5435">
                <text:p>0.51543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2542808644">
                <text:p>-0.25428086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6669">
                <text:p>0.52666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2716494098">
                <text:p>-0.27164940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5656">
                <text:p>0.5456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3009266598">
                <text:p>-0.30092665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7697">
                <text:p>0.57769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3172537752">
                <text:p>-0.31725377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3438804756">
                <text:p>-0.34388047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48716">
                <text:p>0.6487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3830554823">
                <text:p>-0.38305548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0553">
                <text:p>0.7005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4582538994">
                <text:p>-0.45825389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4881">
                <text:p>0.78488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3764517784">
                <text:p>-0.37645177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6336">
                <text:p>0.78633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4259884351">
                <text:p>-0.42598843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20236">
                <text:p>0.82023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4388322082">
                <text:p>-0.43883220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51225">
                <text:p>0.8512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436890473">
                <text:p>-0.4368904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70457">
                <text:p>0.8704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4076369279">
                <text:p>-0.40763692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63742">
                <text:p>0.8637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4311398896">
                <text:p>-0.43113988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74922">
                <text:p>0.8749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4344656123">
                <text:p>-0.43446561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84537">
                <text:p>0.8845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4660291237">
                <text:p>-0.46602912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11891">
                <text:p>0.9118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4389764564">
                <text:p>-0.43897645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12018">
                <text:p>0.9120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398463539">
                <text:p>-0.3984635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85166">
                <text:p>0.8851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280527945">
                <text:p>-0.2805279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8969">
                <text:p>0.78896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3228135218">
                <text:p>-0.32281352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53379">
                <text:p>0.7533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437553075">
                <text:p>-0.24375530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77245">
                <text:p>0.6772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324807665">
                <text:p>-0.3248076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0718">
                <text:p>0.6807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358336349">
                <text:p>-0.23583363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23859">
                <text:p>0.62385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2219759003">
                <text:p>-0.22197590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6992">
                <text:p>0.5769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2817863951">
                <text:p>-0.28178639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5722">
                <text:p>0.58572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2864138779">
                <text:p>-0.28641387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458">
                <text:p>0.5945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2890661089">
                <text:p>-0.28906610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221">
                <text:p>0.602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3281057959">
                <text:p>-0.32810579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3322">
                <text:p>0.633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2703316593">
                <text:p>-0.27033165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15342">
                <text:p>0.61534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2164248467">
                <text:p>-0.21642484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766">
                <text:p>0.567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2793143575">
                <text:p>-0.27931435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7899">
                <text:p>0.5778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2340283075">
                <text:p>-0.23402830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4569">
                <text:p>0.5545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272304282">
                <text:p>-0.2723042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4568">
                <text:p>0.56456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3181343592">
                <text:p>-0.31813435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1662">
                <text:p>0.60166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2623957086">
                <text:p>-0.26239570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9167">
                <text:p>0.5891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2666039552">
                <text:p>-0.26660395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369">
                <text:p>0.583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808144613">
                <text:p>-0.18081446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3022">
                <text:p>0.5230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065294218">
                <text:p>-0.10652942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3454">
                <text:p>0.4334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338528315">
                <text:p>-0.13385283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307">
                <text:p>0.3923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515360478">
                <text:p>-0.15153604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6815">
                <text:p>0.37681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386068143">
                <text:p>-0.13860681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959">
                <text:p>0.35795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031748705">
                <text:p>-0.10317487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913">
                <text:p>0.3219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49215779">
                <text:p>-0.1492157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8655">
                <text:p>0.3286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804530982">
                <text:p>-0.08045309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74">
                <text:p>0.28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05222002">
                <text:p>-0.1052220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6548">
                <text:p>0.2765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528978698">
                <text:p>-0.05289786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4571">
                <text:p>0.2345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075880619">
                <text:p>-0.00758806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6647">
                <text:p>0.17664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937713034">
                <text:p>-0.09377130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559">
                <text:p>0.195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742108619">
                <text:p>-0.07421086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5129">
                <text:p>0.1951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715150166">
                <text:p>-0.0715150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3032">
                <text:p>0.19303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1153461913">
                <text:p>-0.11534619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0786">
                <text:p>0.2207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272867392">
                <text:p>-0.02728673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0615">
                <text:p>0.18061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733021408">
                <text:p>-0.07330214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4608">
                <text:p>0.184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143233337">
                <text:p>-0.11432333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4527">
                <text:p>0.2145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977729436">
                <text:p>-0.09777294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3336">
                <text:p>0.2233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739745544">
                <text:p>-0.07397455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3347">
                <text:p>0.2133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889703265">
                <text:p>-0.08897032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6702">
                <text:p>0.2167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657831439">
                <text:p>-0.06578314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3507">
                <text:p>0.20350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1213618723">
                <text:p>-0.12136187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1722">
                <text:p>0.2317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420689016">
                <text:p>-0.04206890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7686">
                <text:p>0.19768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516966914">
                <text:p>-0.05169669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1548">
                <text:p>0.1815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016469315">
                <text:p>-0.10164693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4072">
                <text:p>0.20407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329940111">
                <text:p>-0.03299401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3341">
                <text:p>0.17334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103091273">
                <text:p>-0.01030912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7908">
                <text:p>0.1379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33058115">
                <text:p>-0.0330581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9568">
                <text:p>0.12956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190496735">
                <text:p>0.01904967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9399">
                <text:p>0.0893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974141804">
                <text:p>-0.09741418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0233">
                <text:p>0.1402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05038431">
                <text:p>-0.1050384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8967">
                <text:p>0.1789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1102249338">
                <text:p>-0.11022493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8067">
                <text:p>0.2080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5274837">
                <text:p>-0.052748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9121">
                <text:p>0.1891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135408222">
                <text:p>-0.11354082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6996">
                <text:p>0.21699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157819695">
                <text:p>-0.11578196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6945">
                <text:p>0.2369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785068453">
                <text:p>-0.07850684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5372">
                <text:p>0.22537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1419985561">
                <text:p>-0.14199855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924">
                <text:p>0.2599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1426965819">
                <text:p>-0.14269658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269">
                <text:p>0.28326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1262031821">
                <text:p>-0.12620318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7762">
                <text:p>0.2877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1399184705">
                <text:p>-0.13991847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9857">
                <text:p>0.2998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294138936">
                <text:p>-0.12941389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0883">
                <text:p>0.300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803329387">
                <text:p>-0.18033293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5418">
                <text:p>0.3354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182217015">
                <text:p>-0.11822170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699">
                <text:p>0.316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198077678">
                <text:p>-0.11980776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5842">
                <text:p>0.3058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844081447">
                <text:p>-0.18440814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1411">
                <text:p>0.3414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85811708">
                <text:p>-0.1858117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9">
                <text:p>0.365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1246284149">
                <text:p>-0.12462841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1436">
                <text:p>0.34143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1575198702">
                <text:p>-0.15751987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7105">
                <text:p>0.3471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1670464923">
                <text:p>-0.16704649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194">
                <text:p>0.35719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1527269892">
                <text:p>-0.15272698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4353">
                <text:p>0.3543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155431685">
                <text:p>-0.11554316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7749">
                <text:p>0.3277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994928421">
                <text:p>-0.09949284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9459">
                <text:p>0.29945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1787622719">
                <text:p>-0.17876227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3431">
                <text:p>0.3334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384405986">
                <text:p>-0.13844059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9118">
                <text:p>0.3291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9834963">
                <text:p>-0.098349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9606">
                <text:p>0.2996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952177906">
                <text:p>-0.09521779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7979">
                <text:p>0.27797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631980906">
                <text:p>-0.06319809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2368">
                <text:p>0.2423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061145054">
                <text:p>-0.10611450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732">
                <text:p>0.247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655988642">
                <text:p>-0.16559886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015">
                <text:p>0.2901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81055284">
                <text:p>-0.0810552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2301">
                <text:p>0.2623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06009356">
                <text:p>-0.1060093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045">
                <text:p>0.260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278673503">
                <text:p>-0.12786735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757">
                <text:p>0.2737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1329139294">
                <text:p>-0.13291392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5926">
                <text:p>0.28592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805183906">
                <text:p>-0.08051839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146">
                <text:p>0.2591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969954649">
                <text:p>-0.09699546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2368">
                <text:p>0.2523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330163996">
                <text:p>-0.13301639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1829">
                <text:p>0.27182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902976181">
                <text:p>-0.09029761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6313">
                <text:p>0.2563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919146003">
                <text:p>-0.09191460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7113">
                <text:p>0.2471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779959823">
                <text:p>-0.07799598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1766">
                <text:p>0.2317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132040257">
                <text:p>-0.11320402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5013">
                <text:p>0.2450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639398816">
                <text:p>-0.06393988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1029">
                <text:p>0.2210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929120842">
                <text:p>-0.09291208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441">
                <text:p>0.2244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05727477">
                <text:p>-0.1057274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517">
                <text:p>0.235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317982584">
                <text:p>-0.13179825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63">
                <text:p>0.259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957120454">
                <text:p>-0.09571204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1835">
                <text:p>0.25183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766422802">
                <text:p>-0.07664228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3993">
                <text:p>0.23399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448343249">
                <text:p>-0.14483432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7518">
                <text:p>0.2675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1083750028">
                <text:p>-0.10837500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5478">
                <text:p>0.2654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059641634">
                <text:p>-0.10596416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2524">
                <text:p>0.26252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1097380558">
                <text:p>-0.10973805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3077">
                <text:p>0.26307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432588091">
                <text:p>-0.14325880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5731">
                <text:p>0.2857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245507583">
                <text:p>-0.12455075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294">
                <text:p>0.2882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1313866015">
                <text:p>-0.13138660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4537">
                <text:p>0.29453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1204089306">
                <text:p>-0.12040893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1372">
                <text:p>0.2913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1205516923">
                <text:p>-0.12055169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9371">
                <text:p>0.2893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1754135141">
                <text:p>-0.17541351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4523">
                <text:p>0.3245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698846552">
                <text:p>-0.16988465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4126">
                <text:p>0.3441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705125251">
                <text:p>-0.17051252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525">
                <text:p>0.3575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1178916448">
                <text:p>-0.11789164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1411">
                <text:p>0.3314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2027214072">
                <text:p>-0.20272140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052">
                <text:p>0.370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51418288">
                <text:p>-0.1514182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2309">
                <text:p>0.3623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1555157328">
                <text:p>-0.15551573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9595">
                <text:p>0.3595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1398504729">
                <text:p>-0.13985047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7382">
                <text:p>0.34738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1849334297">
                <text:p>-0.18493342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27">
                <text:p>0.369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109963363">
                <text:p>-0.1099633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3918">
                <text:p>0.3339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312723799">
                <text:p>-0.13127237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4674">
                <text:p>0.32467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586159335">
                <text:p>-0.15861593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6734">
                <text:p>0.336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965298794">
                <text:p>-0.09652987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3439">
                <text:p>0.3034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1140786612">
                <text:p>-0.11407866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3058">
                <text:p>0.29305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980106542">
                <text:p>-0.09801065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55">
                <text:p>0.27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13222759">
                <text:p>-0.1132227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987">
                <text:p>0.2739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540543754">
                <text:p>-0.05405437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3645">
                <text:p>0.2336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278789104">
                <text:p>-0.02787891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9524">
                <text:p>0.18952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918886248">
                <text:p>-0.09188862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2866">
                <text:p>0.20286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816528114">
                <text:p>-0.08165281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4896">
                <text:p>0.2048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260589338">
                <text:p>-0.12605893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5765">
                <text:p>0.2357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718564853">
                <text:p>-0.07185648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0169">
                <text:p>0.2201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048755207">
                <text:p>-0.10487552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1795">
                <text:p>0.2317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1236726798">
                <text:p>-0.12367267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1992">
                <text:p>0.25199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635104849">
                <text:p>-0.06351048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5366">
                <text:p>0.22536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72605049">
                <text:p>-0.0726050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378">
                <text:p>0.213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919701761">
                <text:p>-0.09197017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8983">
                <text:p>0.2189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1266477094">
                <text:p>-0.12664770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5486">
                <text:p>0.2454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1373490081">
                <text:p>-0.13734900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0152">
                <text:p>0.2701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1665557899">
                <text:p>-0.16655578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5906">
                <text:p>0.3059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1196578842">
                <text:p>-0.11965788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8402">
                <text:p>0.2984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1238334951">
                <text:p>-0.12383349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6208">
                <text:p>0.2962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1142490082">
                <text:p>-0.11424900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383">
                <text:p>0.28838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1512918514">
                <text:p>-0.15129185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7831">
                <text:p>0.3078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647651551">
                <text:p>-0.064765155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3178">
                <text:p>0.26317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904931559">
                <text:p>-0.09049315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0715">
                <text:p>0.25071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524138432">
                <text:p>-0.05241384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7142">
                <text:p>0.21714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890620159">
                <text:p>-0.08906201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9276">
                <text:p>0.21927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1214578">
                <text:p>0.0012145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0665">
                <text:p>0.16066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7604936">
                <text:p>0.00076049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2153">
                <text:p>0.12215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96786489">
                <text:p>0.02967864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7421">
                <text:p>0.07742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73975653">
                <text:p>0.0739756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18345">
                <text:p>0.01834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02008654">
                <text:p>0.05020086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04969">
                <text:p>-0.00496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671641732">
                <text:p>0.06716417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31687">
                <text:p>-0.03168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213218309">
                <text:p>0.12132183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8539">
                <text:p>-0.0853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397914763">
                <text:p>0.13979147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3234">
                <text:p>-0.13323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523462392">
                <text:p>0.15234623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73266">
                <text:p>-0.17326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756087045">
                <text:p>0.17560870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15243">
                <text:p>-0.21524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055470833">
                <text:p>0.30554708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329437">
                <text:p>-0.32943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82714012">
                <text:p>0.3827140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456368">
                <text:p>-0.4563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648331475">
                <text:p>0.46483314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595027">
                <text:p>-0.5950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291696358">
                <text:p>0.42916963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663138">
                <text:p>-0.66313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5636382">
                <text:p>0.556363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792815">
                <text:p>-0.7928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6153544712">
                <text:p>0.61535447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917914">
                <text:p>-0.9179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6407870862">
                <text:p>0.64078708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17669">
                <text:p>-1.0176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681117224">
                <text:p>0.6811172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110545">
                <text:p>-1.1105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7318767201">
                <text:p>0.73187672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2058">
                <text:p>-1.205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6397249516">
                <text:p>0.63972495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20761">
                <text:p>-1.207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5403712378">
                <text:p>0.54037123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14275">
                <text:p>-1.1427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820741236">
                <text:p>0.48207412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1.061035">
                <text:p>-1.0610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2742081139">
                <text:p>0.27420811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868712">
                <text:p>-0.8687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856697015">
                <text:p>0.18566970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682481">
                <text:p>-0.68248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861151885">
                <text:p>0.08611518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492959">
                <text:p>-0.49295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324958544">
                <text:p>-0.03249585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288588">
                <text:p>-0.28858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1217630225">
                <text:p>-0.12176302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93893">
                <text:p>-0.0938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2024196407">
                <text:p>-0.20241964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8669">
                <text:p>0.0886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2052329531">
                <text:p>-0.20523295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1438">
                <text:p>0.2114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1548706802">
                <text:p>-0.15487068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9255">
                <text:p>0.2592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1102243025">
                <text:p>-0.11022430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1235">
                <text:p>0.2612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1108287147">
                <text:p>-0.11082871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2949">
                <text:p>0.26294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733513222">
                <text:p>-0.07335132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9165">
                <text:p>0.2391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152849379">
                <text:p>-0.01528493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4806">
                <text:p>0.1848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71408625">
                <text:p>0.00714086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3898">
                <text:p>0.1338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65223372">
                <text:p>0.00652233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0595">
                <text:p>0.1005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690814264">
                <text:p>-0.06908142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881">
                <text:p>0.1288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1836416071">
                <text:p>-0.18364160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3665">
                <text:p>0.2236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291110626">
                <text:p>-0.2911106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937">
                <text:p>0.35793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5048563007">
                <text:p>-0.50485630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6026763552">
                <text:p>-0.60267635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07015">
                <text:p>0.8070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7759424543">
                <text:p>-0.77594245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66612">
                <text:p>1.0666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8802466852">
                <text:p>-0.88024668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07878">
                <text:p>1.30787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9519042863">
                <text:p>-0.95190428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15297">
                <text:p>1.51529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0994422658">
                <text:p>-1.09944226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50754">
                <text:p>1.75075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1566798612">
                <text:p>-1.15667986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944738">
                <text:p>1.9447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2064024712">
                <text:p>-1.20640247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106262">
                <text:p>2.1062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2498058459">
                <text:p>-1.24980584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242087">
                <text:p>2.24208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2568739694">
                <text:p>-1.25687396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336734">
                <text:p>2.3367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0901406847">
                <text:p>-1.09014068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288553">
                <text:p>2.28855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9672656542">
                <text:p>-0.96726565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174947">
                <text:p>2.17494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8602156344">
                <text:p>-0.86021563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2.028536">
                <text:p>2.02853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6513577447">
                <text:p>-0.65135774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79271">
                <text:p>1.792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5115199506">
                <text:p>-0.51151995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54356">
                <text:p>1.543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4588081747">
                <text:p>-0.45880817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343517">
                <text:p>1.3435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2887278878">
                <text:p>-0.28872788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97957">
                <text:p>1.0979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274494155">
                <text:p>-0.2744941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925874">
                <text:p>0.92587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1443782728">
                <text:p>-0.14437827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25402">
                <text:p>0.7254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2171996902">
                <text:p>-0.21719969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41061">
                <text:p>0.6410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3150317554">
                <text:p>-0.31503175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50256">
                <text:p>0.65025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3864664825">
                <text:p>-0.38646648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3841">
                <text:p>0.7038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457206989">
                <text:p>-0.4572069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86362">
                <text:p>0.7863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5357642683">
                <text:p>-0.53576426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93242">
                <text:p>0.8932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6113715348">
                <text:p>-0.61137153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14293">
                <text:p>1.01429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6127133761">
                <text:p>-0.61271337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95349">
                <text:p>1.09534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7079339153">
                <text:p>-0.70793391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12339">
                <text:p>1.2123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6429694874">
                <text:p>-0.64296948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46619">
                <text:p>1.24661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5501398854">
                <text:p>-0.55013988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207598">
                <text:p>1.2075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5363507706">
                <text:p>-0.53635077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172589">
                <text:p>1.1725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3367719174">
                <text:p>-0.33677191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1.016707">
                <text:p>1.01670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2918216495">
                <text:p>-0.29182164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883589">
                <text:p>0.8835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1064030631">
                <text:p>-0.106403063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7215">
                <text:p>0.6721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1332139892">
                <text:p>-0.13321398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9954">
                <text:p>0.5499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107965616">
                <text:p>0.01079656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328">
                <text:p>0.373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697501198">
                <text:p>0.06975011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7083">
                <text:p>0.2170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273552925">
                <text:p>0.12735529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5343">
                <text:p>0.07534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403133742">
                <text:p>0.14031337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27139">
                <text:p>-0.02713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654984087">
                <text:p>0.16549840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1175">
                <text:p>-0.111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158500655">
                <text:p>0.11585006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4772">
                <text:p>-0.134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976867783">
                <text:p>0.09768677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7942">
                <text:p>-0.13794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497848996">
                <text:p>0.04978489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08191">
                <text:p>-0.10819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39986167">
                <text:p>0.00399861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58046">
                <text:p>-0.0580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1191134">
                <text:p>-0.011911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426">
                <text:p>-0.014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51169617">
                <text:p>-0.0511696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084">
                <text:p>0.0408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297420378">
                <text:p>-0.02974203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3081">
                <text:p>0.06308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838384854">
                <text:p>-0.08383848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3779">
                <text:p>0.11377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808215301">
                <text:p>-0.08082153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5346">
                <text:p>0.1453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1750135544">
                <text:p>-0.17501355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8879">
                <text:p>0.2288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817219542">
                <text:p>-0.08172195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2168">
                <text:p>0.22216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615100508">
                <text:p>-0.061510050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4286">
                <text:p>0.2042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433441711">
                <text:p>-0.04334417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0365">
                <text:p>0.18036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2688171">
                <text:p>-0.00026881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35883">
                <text:p>0.1358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157037991">
                <text:p>0.01570379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95805">
                <text:p>0.0958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210409244">
                <text:p>0.02104092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65716">
                <text:p>0.0657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112107262">
                <text:p>0.01121072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2326">
                <text:p>0.0523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999969047">
                <text:p>0.09999690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15575">
                <text:p>-0.01557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791700752">
                <text:p>0.07917007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46693">
                <text:p>-0.04669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296425442">
                <text:p>0.12964254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0086">
                <text:p>-0.100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271161602">
                <text:p>0.12711616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5051">
                <text:p>-0.13505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961947837">
                <text:p>0.09619478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37134">
                <text:p>-0.13713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083766636">
                <text:p>0.10837666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146613">
                <text:p>-0.1466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98352896">
                <text:p>0.00983528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87371">
                <text:p>-0.0873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474682797">
                <text:p>0.04746827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-0.073161">
                <text:p>-0.07316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546824614">
                <text:p>-0.05468246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04169">
                <text:p>0.00416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381312107">
                <text:p>-0.03813121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4374">
                <text:p>0.04437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1089417909">
                <text:p>-0.10894179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8081">
                <text:p>0.1180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1678848998">
                <text:p>-0.16788489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6084">
                <text:p>0.20608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1860244758">
                <text:p>-0.18602447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6423">
                <text:p>0.27642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2223833332">
                <text:p>-0.22238333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7178">
                <text:p>0.34717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1885813792">
                <text:p>-0.18858137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156">
                <text:p>0.3715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1377905504">
                <text:p>-0.13779055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936">
                <text:p>0.35393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1553111915">
                <text:p>-0.15531119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915">
                <text:p>0.3539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1234841191">
                <text:p>-0.12348411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739">
                <text:p>0.3327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1011786817">
                <text:p>-0.10117868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3884">
                <text:p>0.30388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1061922075">
                <text:p>-0.10619220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11">
                <text:p>0.288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1343375363">
                <text:p>-0.13433753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6377">
                <text:p>0.29637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809993396">
                <text:p>-0.08099933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6387">
                <text:p>0.2663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746336002">
                <text:p>-0.07463360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2295">
                <text:p>0.24229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1459190963">
                <text:p>-0.14591909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737">
                <text:p>0.27373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896048715">
                <text:p>-0.08960487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7116">
                <text:p>0.2571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1632685683">
                <text:p>-0.16326856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5088">
                <text:p>0.2950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1783003484">
                <text:p>-0.17830034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0228">
                <text:p>0.3302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1804400491">
                <text:p>-0.18044004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4922">
                <text:p>0.35492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1834886967">
                <text:p>-0.18348869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3303">
                <text:p>0.3733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2069592005">
                <text:p>-0.20695920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108">
                <text:p>0.401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2105691661">
                <text:p>-0.21056916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1875">
                <text:p>0.42187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2389156744">
                <text:p>-0.23891567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4494">
                <text:p>0.45449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3046214709">
                <text:p>-0.30462147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9783">
                <text:p>0.5197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2118982379">
                <text:p>-0.21189823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1368">
                <text:p>0.50136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2568684465">
                <text:p>-0.25686844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9074">
                <text:p>0.5190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3161283624">
                <text:p>-0.31612836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0201">
                <text:p>0.5702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2670410133">
                <text:p>-0.26704101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1421">
                <text:p>0.57142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2523536563">
                <text:p>-0.25235365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2463">
                <text:p>0.5624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2327092585">
                <text:p>-0.23270925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347">
                <text:p>0.543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2917362942">
                <text:p>-0.29173629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0138">
                <text:p>0.5701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2037378707">
                <text:p>-0.20373787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9289">
                <text:p>0.52928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2329392073">
                <text:p>-0.23293920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1654">
                <text:p>0.5216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1768328963">
                <text:p>-0.17683289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9292">
                <text:p>0.4792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1535773049">
                <text:p>-0.15357730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5777">
                <text:p>0.43577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23890794">
                <text:p>-0.238907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3695">
                <text:p>0.4636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2468768314">
                <text:p>-0.24687683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482">
                <text:p>0.4874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2050234214">
                <text:p>-0.20502342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5406">
                <text:p>0.47540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2403423277">
                <text:p>-0.24034232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0893">
                <text:p>0.4908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2920632688">
                <text:p>-0.29206326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5538">
                <text:p>0.5355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2425266866">
                <text:p>-0.24252668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2166">
                <text:p>0.5321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1989732671">
                <text:p>-0.19897326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0975">
                <text:p>0.5009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2636085706">
                <text:p>-0.26360857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3295">
                <text:p>0.52329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2491016515">
                <text:p>-0.24910165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843">
                <text:p>0.5284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1782593916">
                <text:p>-0.17825939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4729">
                <text:p>0.4847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2358844723">
                <text:p>-0.23588447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4102">
                <text:p>0.49410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1729141964">
                <text:p>-0.17291419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8441">
                <text:p>0.4584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2040781709">
                <text:p>-0.20407817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5546">
                <text:p>0.45554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1967964513">
                <text:p>-0.19679645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8787">
                <text:p>0.4487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2104924567">
                <text:p>-0.21049245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418">
                <text:p>0.4534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1872942777">
                <text:p>-0.18729427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106">
                <text:p>0.441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2253131214">
                <text:p>-0.22531312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8155">
                <text:p>0.45815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1822175244">
                <text:p>-0.18221752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0821">
                <text:p>0.44082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1935020148">
                <text:p>-0.19350201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6846">
                <text:p>0.43684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2811907588">
                <text:p>-0.28119075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2517">
                <text:p>0.4925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1923903576">
                <text:p>-0.19239035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0341">
                <text:p>0.4703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2131478239">
                <text:p>-0.21314782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9457">
                <text:p>0.46945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2172254614">
                <text:p>-0.21722546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1583">
                <text:p>0.47158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2183683947">
                <text:p>-0.21836839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375">
                <text:p>0.4737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1909805424">
                <text:p>-0.19098054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6976">
                <text:p>0.45697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1715075226">
                <text:p>-0.17150752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292">
                <text:p>0.4329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1946500826">
                <text:p>-0.19465008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2376">
                <text:p>0.43237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190866125">
                <text:p>-0.1908661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95">
                <text:p>0.429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2364515847">
                <text:p>-0.23645158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7905">
                <text:p>0.4579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2089574114">
                <text:p>-0.20895741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8436">
                <text:p>0.4584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1774449239">
                <text:p>-0.17744492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7834">
                <text:p>0.4378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1878578686">
                <text:p>-0.18785786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1115">
                <text:p>0.4311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2086642934">
                <text:p>-0.20866429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0499">
                <text:p>0.4404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2053016581">
                <text:p>-0.20530165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4478">
                <text:p>0.44447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1760804615">
                <text:p>-0.17608046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7683">
                <text:p>0.42768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1962301488">
                <text:p>-0.19623014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9959">
                <text:p>0.42995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2068386338">
                <text:p>-0.20683863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852">
                <text:p>0.4385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1446494403">
                <text:p>-0.14464944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284">
                <text:p>0.402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1487632864">
                <text:p>-0.14876328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1946">
                <text:p>0.3819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1567366129">
                <text:p>-0.15673661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3412">
                <text:p>0.373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1727264962">
                <text:p>-0.17272649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8391">
                <text:p>0.3783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1833601633">
                <text:p>-0.18336016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8759">
                <text:p>0.3887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1721985109">
                <text:p>-0.17219851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8204">
                <text:p>0.38820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1907832097">
                <text:p>-0.19078320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0193">
                <text:p>0.40019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1593673072">
                <text:p>-0.15936730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7244">
                <text:p>0.3872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2461271897">
                <text:p>-0.24612718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6355">
                <text:p>0.43635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2141046164">
                <text:p>-0.21410461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7586">
                <text:p>0.4475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2184814099">
                <text:p>-0.21848140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7934">
                <text:p>0.4579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1820219625">
                <text:p>-0.18202196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0545">
                <text:p>0.4405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1436293221">
                <text:p>-0.14362932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3503">
                <text:p>0.4035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1670574514">
                <text:p>-0.16705745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4549">
                <text:p>0.3945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1532392609">
                <text:p>-0.15323926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432">
                <text:p>0.3794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431549259">
                <text:p>-0.14315492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2716">
                <text:p>0.3627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1786289992">
                <text:p>-0.17862899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5233">
                <text:p>0.3752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172795013">
                <text:p>-0.1727950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643">
                <text:p>0.3796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1781420659">
                <text:p>-0.17814206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6118">
                <text:p>0.3861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1418228259">
                <text:p>-0.14182282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6258">
                <text:p>0.3662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1289948881">
                <text:p>-0.12899488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4577">
                <text:p>0.34457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1479780344">
                <text:p>-0.14797803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2841">
                <text:p>0.3428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1692297968">
                <text:p>-0.16922979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5821">
                <text:p>0.35582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1922274326">
                <text:p>-0.19222743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9708">
                <text:p>0.3797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1869446905">
                <text:p>-0.18694469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2015">
                <text:p>0.39201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2191534811">
                <text:p>-0.21915348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158">
                <text:p>0.421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1889124036">
                <text:p>-0.18891240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1052">
                <text:p>0.42105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2373520465">
                <text:p>-0.23735204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2909">
                <text:p>0.4529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1955225576">
                <text:p>-0.19552255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6194">
                <text:p>0.4461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1963160436">
                <text:p>-0.19631604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2275">
                <text:p>0.4422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1932475328">
                <text:p>-0.19324753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7639">
                <text:p>0.4376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231284924">
                <text:p>-0.22312849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4437">
                <text:p>0.4544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2698575864">
                <text:p>-0.26985758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663">
                <text:p>0.496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1925747752">
                <text:p>-0.19257477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3188">
                <text:p>0.4731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2468930966">
                <text:p>-0.24689309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3779">
                <text:p>0.49377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2371627224">
                <text:p>-0.23716272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0946">
                <text:p>0.5009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2099866128">
                <text:p>-0.20998661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623">
                <text:p>0.4876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226623512">
                <text:p>-0.226623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9861">
                <text:p>0.4898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1693391705">
                <text:p>-0.16933917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256">
                <text:p>0.45325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2056588594">
                <text:p>-0.20565885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163">
                <text:p>0.45316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20315557">
                <text:p>-0.203155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1437">
                <text:p>0.45143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2186705042">
                <text:p>-0.21867050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061">
                <text:p>0.460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2091714343">
                <text:p>-0.20917143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0369">
                <text:p>0.46036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2264394198">
                <text:p>-0.226439419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1691">
                <text:p>0.47169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2324577937">
                <text:p>-0.23245779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319">
                <text:p>0.4831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2618859883">
                <text:p>-0.26188598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0372">
                <text:p>0.51037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2226532171">
                <text:p>-0.22265321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2287">
                <text:p>0.50228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2160452759">
                <text:p>-0.21604527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2539">
                <text:p>0.49253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1973298412">
                <text:p>-0.19732984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364">
                <text:p>0.473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3013169346">
                <text:p>-0.30131693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0265">
                <text:p>0.5302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2396519215">
                <text:p>-0.23965192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6763">
                <text:p>0.52676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2740833243">
                <text:p>-0.27408332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7337">
                <text:p>0.547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2615429446">
                <text:p>-0.26154294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2624">
                <text:p>0.5526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130025349">
                <text:p>-0.21300253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3851">
                <text:p>0.52385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2282925567">
                <text:p>-0.22829255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4963">
                <text:p>0.51496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211202393">
                <text:p>-0.2112023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7713">
                <text:p>0.4977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2359513149">
                <text:p>-0.23595131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2746">
                <text:p>0.50274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1955560116">
                <text:p>-0.19555601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922">
                <text:p>0.4792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2241638496">
                <text:p>-0.22416384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2661">
                <text:p>0.48266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2390783648">
                <text:p>-0.23907836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4857">
                <text:p>0.49485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2672865449">
                <text:p>-0.26728654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1689">
                <text:p>0.52168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2400985727">
                <text:p>-0.24009857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1381">
                <text:p>0.52138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2384668984">
                <text:p>-0.23846689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0092">
                <text:p>0.52009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1593941102">
                <text:p>-0.159394110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6663">
                <text:p>0.46666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2472746746">
                <text:p>-0.24727467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9712">
                <text:p>0.48971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2276681026">
                <text:p>-0.22766810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1939">
                <text:p>0.49193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2140730969">
                <text:p>-0.214073096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4375">
                <text:p>0.4843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2292736533">
                <text:p>-0.22927365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9473">
                <text:p>0.4894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195491827">
                <text:p>-0.1954918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0387">
                <text:p>0.47038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1619548294">
                <text:p>-0.16195482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545">
                <text:p>0.4354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2263378199">
                <text:p>-0.22633781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5121">
                <text:p>0.45512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238344572">
                <text:p>-0.2383445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6131">
                <text:p>0.47613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2065953048">
                <text:p>-0.20659530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8934">
                <text:p>0.46893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2689800059">
                <text:p>-0.26898000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5648">
                <text:p>0.50564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1790863455">
                <text:p>-0.17908634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0191">
                <text:p>0.47019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2116650223">
                <text:p>-0.21166502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8372">
                <text:p>0.46837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2389298907">
                <text:p>-0.23892989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5295">
                <text:p>0.48529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2555443046">
                <text:p>-0.25554430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7549">
                <text:p>0.50754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2296789746">
                <text:p>-0.22967897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5089">
                <text:p>0.5050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1637423978">
                <text:p>-0.16374239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9619">
                <text:p>0.45961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2484349197">
                <text:p>-0.248434919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5819">
                <text:p>0.48581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1862388116">
                <text:p>-0.18623881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1815">
                <text:p>0.46181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1665879341">
                <text:p>-0.16658793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2853">
                <text:p>0.43285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2122360249">
                <text:p>-0.21223602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4025">
                <text:p>0.4440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1609913665">
                <text:p>-0.16099136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7351">
                <text:p>0.41735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1640409895">
                <text:p>-0.16404098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1714">
                <text:p>0.40171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2233580574">
                <text:p>-0.22335805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0799">
                <text:p>0.43079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202918862">
                <text:p>-0.2029188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647">
                <text:p>0.4364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2297429681">
                <text:p>-0.22974296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806">
                <text:p>0.458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2416982865">
                <text:p>-0.24169828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0307">
                <text:p>0.48030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2197018719">
                <text:p>-0.21970187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0415">
                <text:p>0.48041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1994620191">
                <text:p>-0.19946201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7028">
                <text:p>0.4670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1627745691">
                <text:p>-0.16277456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3377">
                <text:p>0.4337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2963976816">
                <text:p>-0.29639768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0591">
                <text:p>0.5005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1509176394">
                <text:p>-0.150917639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8113">
                <text:p>0.4481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1613671038">
                <text:p>-0.16136710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0308">
                <text:p>0.42030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2357709582">
                <text:p>-0.23577095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1365">
                <text:p>0.45136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2524567185">
                <text:p>-0.25245671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3027">
                <text:p>0.48302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2880446155">
                <text:p>-0.28804461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7656">
                <text:p>0.52765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3053338057">
                <text:p>-0.30533380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8707">
                <text:p>0.56870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2541017096">
                <text:p>-0.25410170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1828">
                <text:p>0.56182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2392081561">
                <text:p>-0.23920815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737">
                <text:p>0.5473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2668533896">
                <text:p>-0.26685338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6177">
                <text:p>0.55617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2100867315">
                <text:p>-0.210086731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4265">
                <text:p>0.52426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2923181816">
                <text:p>-0.29231818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7807">
                <text:p>0.5578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2324898229">
                <text:p>-0.23248982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024">
                <text:p>0.540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2650709516">
                <text:p>-0.26507095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027">
                <text:p>0.5502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2548691783">
                <text:p>-0.25486917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50129">
                <text:p>0.5501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2752201064">
                <text:p>-0.27522010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3567">
                <text:p>0.5635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3118531136">
                <text:p>-0.311853113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6823">
                <text:p>0.59682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2762611181">
                <text:p>-0.27626111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5181">
                <text:p>0.59518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2711716301">
                <text:p>-0.27117163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071">
                <text:p>0.5907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319990277">
                <text:p>-0.3199902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20208">
                <text:p>0.62020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2952703375">
                <text:p>-0.29527033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23307">
                <text:p>0.62330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3505379526">
                <text:p>-0.35053795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62106">
                <text:p>0.6621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3511656168">
                <text:p>-0.35116561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8217">
                <text:p>0.68821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3140719521">
                <text:p>-0.31407195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0846">
                <text:p>0.68084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3231755589">
                <text:p>-0.32317555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2017">
                <text:p>0.6820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3416847576">
                <text:p>-0.34168475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951">
                <text:p>0.695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2853379279">
                <text:p>-0.28533792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66298">
                <text:p>0.66629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3448272249">
                <text:p>-0.34482722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6779">
                <text:p>0.68677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3196207418">
                <text:p>-0.31962074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3583">
                <text:p>0.68358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3830698662">
                <text:p>-0.38306986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23653">
                <text:p>0.72365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3230543989">
                <text:p>-0.323054398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10285">
                <text:p>0.71028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378295446">
                <text:p>-0.3782954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38162">
                <text:p>0.73816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3423850773">
                <text:p>-0.342385077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32746">
                <text:p>0.73274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3538205374">
                <text:p>-0.35382053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36763">
                <text:p>0.73676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3573288441">
                <text:p>-0.35732884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41756">
                <text:p>0.7417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3321713395">
                <text:p>-0.33217133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28335">
                <text:p>0.72833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3087283421">
                <text:p>-0.30872834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386">
                <text:p>0.7038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3384554724">
                <text:p>-0.33845547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7418">
                <text:p>0.7074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3300095012">
                <text:p>-0.33000950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04158">
                <text:p>0.70415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3670130049">
                <text:p>-0.367013004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26602">
                <text:p>0.72660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3440895144">
                <text:p>-0.34408951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726224">
                <text:p>0.72622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2822332411">
                <text:p>-0.28223324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4846">
                <text:p>0.68484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3192494648">
                <text:p>-0.31924946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82056">
                <text:p>0.6820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2466994386">
                <text:p>-0.24669943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3197">
                <text:p>0.6319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2614415947">
                <text:p>-0.26144159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2577929213">
                <text:p>-0.257792921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0703">
                <text:p>0.59070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2050969381">
                <text:p>-0.20509693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43812">
                <text:p>0.5438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1961025496">
                <text:p>-0.19610254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6779">
                <text:p>0.50677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1659172752">
                <text:p>-0.165917275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2184">
                <text:p>0.46218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1971106179">
                <text:p>-0.19711061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392">
                <text:p>0.45339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2054666">
                <text:p>-0.20546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126">
                <text:p>0.45312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200665722">
                <text:p>-0.2006657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9757">
                <text:p>0.44975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143714609">
                <text:p>-0.1437146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966">
                <text:p>0.4096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1420945857">
                <text:p>-0.142094585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2029">
                <text:p>0.3820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144559226">
                <text:p>-0.1445592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37">
                <text:p>0.3653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1525537942">
                <text:p>-0.15255379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9653">
                <text:p>0.35965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153150562">
                <text:p>-0.1531505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6264">
                <text:p>0.35626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1170513448">
                <text:p>-0.11705134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0017">
                <text:p>0.33001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886897623">
                <text:p>-0.08868976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3778">
                <text:p>0.29377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409358045">
                <text:p>-0.04093580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8028">
                <text:p>0.23802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1084912261">
                <text:p>-0.10849122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46026">
                <text:p>0.24602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186586633">
                <text:p>-0.01865866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1593">
                <text:p>0.1915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6709625">
                <text:p>-0.067096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7752">
                <text:p>0.18775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0410047292">
                <text:p>-0.041004729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786">
                <text:p>0.1678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27678153">
                <text:p>0.0276781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902">
                <text:p>0.10902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19604845">
                <text:p>0.00196048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87154">
                <text:p>0.08715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0006672064">
                <text:p>-0.00066720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7442">
                <text:p>0.0744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154011674">
                <text:p>0.015401167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5304">
                <text:p>0.0553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218312247">
                <text:p>0.02183122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38369">
                <text:p>0.0383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296182">
                <text:p>0.0452961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11553">
                <text:p>0.01155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151961941">
                <text:p>0.015196194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13807">
                <text:p>0.01380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061331305">
                <text:p>-0.00613313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29482">
                <text:p>0.02948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165406218">
                <text:p>-0.016540621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6782">
                <text:p>0.04678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58702779">
                <text:p>0.00587027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3338">
                <text:p>0.0433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0062188617">
                <text:p>-0.006218861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49095">
                <text:p>0.04909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0025968277">
                <text:p>-0.00259682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1084894881">
                <text:p>-0.108489488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21837">
                <text:p>0.12183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0695609283">
                <text:p>-0.06956092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3196">
                <text:p>0.14319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1212321155">
                <text:p>-0.12123211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1696">
                <text:p>0.19169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709829676">
                <text:p>-0.07098296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0404">
                <text:p>0.19040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709577868">
                <text:p>-0.07095778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9532">
                <text:p>0.1895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0115414835">
                <text:p>-0.01154148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49449">
                <text:p>0.14944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0784250954">
                <text:p>-0.07842509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67375">
                <text:p>0.16737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0670144232">
                <text:p>-0.067014423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71659">
                <text:p>0.17165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0380288196">
                <text:p>-0.038028819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55224">
                <text:p>0.155224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40435439">
                <text:p>0.00404354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6367">
                <text:p>0.11636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319789484">
                <text:p>-0.03197894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4585">
                <text:p>0.11458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003543343">
                <text:p>-0.00035433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92378">
                <text:p>0.09237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198561699">
                <text:p>-0.01985616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090639">
                <text:p>0.090639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399767443">
                <text:p>-0.03997674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02865">
                <text:p>0.1028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408813271">
                <text:p>-0.04088132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11563">
                <text:p>0.11156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1392688842">
                <text:p>-0.139268884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8274">
                <text:p>0.1827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1107793929">
                <text:p>-0.11077939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0934">
                <text:p>0.21093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1128955656">
                <text:p>-0.11289556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1012">
                <text:p>0.23101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968860706">
                <text:p>-0.096886070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33663">
                <text:p>0.23366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867213684">
                <text:p>-0.08672136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8661">
                <text:p>0.22866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1288038916">
                <text:p>-0.128803891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53328">
                <text:p>0.25332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1307934125">
                <text:p>-0.130793412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0987">
                <text:p>0.2709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1031511259">
                <text:p>-0.10315112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4302">
                <text:p>0.2643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1200817885">
                <text:p>-0.12008178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1132">
                <text:p>0.27113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1240142947">
                <text:p>-0.12401429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8269">
                <text:p>0.2782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1016867755">
                <text:p>-0.10168677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110209501">
                <text:p>-0.1102095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7117">
                <text:p>0.2671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135654619">
                <text:p>-0.13565461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35">
                <text:p>0.2833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1179196643">
                <text:p>-0.11791966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2309">
                <text:p>0.28230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1454765684">
                <text:p>-0.14547656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9941">
                <text:p>0.29994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1296139755">
                <text:p>-0.12961397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1071">
                <text:p>0.30107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1100733229">
                <text:p>-0.11007332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827">
                <text:p>0.2888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1599679035">
                <text:p>-0.15996790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3893">
                <text:p>0.31389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1232605846">
                <text:p>-0.123260584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6087">
                <text:p>0.30608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1312470584">
                <text:p>-0.13124705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6227">
                <text:p>0.30622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1707705744">
                <text:p>-0.17077057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599">
                <text:p>0.33259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1345868868">
                <text:p>-0.134586886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6005">
                <text:p>0.32600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1647447272">
                <text:p>-0.16474472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169">
                <text:p>0.341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0870272375">
                <text:p>-0.08702723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0403">
                <text:p>0.30040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1000647558">
                <text:p>-0.10006475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173">
                <text:p>0.2817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1127554988">
                <text:p>-0.11275549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7802">
                <text:p>0.27780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1118049182">
                <text:p>-0.11180491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4569">
                <text:p>0.2745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1901260264">
                <text:p>-0.190126026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4503">
                <text:p>0.32450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1703414995">
                <text:p>-0.17034149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4416">
                <text:p>0.3444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1546703645">
                <text:p>-0.15467036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7184">
                <text:p>0.34718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1671957076">
                <text:p>-0.167195707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345">
                <text:p>0.35734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119558338">
                <text:p>-0.1195583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24">
                <text:p>0.332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0728206595">
                <text:p>-0.07282065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4805">
                <text:p>0.2848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1890489027">
                <text:p>-0.189048902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0566">
                <text:p>0.33056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1031445777">
                <text:p>-0.10314457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3752">
                <text:p>0.30375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1048243938">
                <text:p>-0.10482439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7113">
                <text:p>0.2871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1156703995">
                <text:p>-0.115670399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3305">
                <text:p>0.28330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1837244472">
                <text:p>-0.18372444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6032">
                <text:p>0.3260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1762855923">
                <text:p>-0.176285592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9381">
                <text:p>0.34938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1556678191">
                <text:p>-0.155667819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1135">
                <text:p>0.3511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1572685347">
                <text:p>-0.15726853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361">
                <text:p>0.35336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1547976543">
                <text:p>-0.154797654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3192">
                <text:p>0.35319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23603859">
                <text:p>-0.236038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7097">
                <text:p>0.40709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1905416129">
                <text:p>-0.19054161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2544">
                <text:p>0.41254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2101643522">
                <text:p>-0.21016435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9198">
                <text:p>0.4291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1105478399">
                <text:p>-0.11054783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3993">
                <text:p>0.37399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1790973512">
                <text:p>-0.1790973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3012">
                <text:p>0.3830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1785751305">
                <text:p>-0.178575130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8637">
                <text:p>0.38863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1653371129">
                <text:p>-0.165337112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3561">
                <text:p>0.38356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1871886401">
                <text:p>-0.18718864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4728">
                <text:p>0.39472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219322384">
                <text:p>-0.21932238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3489">
                <text:p>0.42348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2241276026">
                <text:p>-0.22412760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573">
                <text:p>0.4457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1448502028">
                <text:p>-0.14485020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7748">
                <text:p>0.40774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3026332012">
                <text:p>-0.30263320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504">
                <text:p>0.4875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2393242333">
                <text:p>-0.239324233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8228">
                <text:p>0.49822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2221199403">
                <text:p>-0.22211994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389">
                <text:p>0.493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27510926">
                <text:p>-0.2751092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2625">
                <text:p>0.5262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3457007178">
                <text:p>-0.34570071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94615">
                <text:p>0.59461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2518899021">
                <text:p>-0.25188990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77515">
                <text:p>0.57751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2529117839">
                <text:p>-0.252911783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6687">
                <text:p>0.5668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2197261367">
                <text:p>-0.21972613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7756">
                <text:p>0.53775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242787582">
                <text:p>-0.24278758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3808">
                <text:p>0.53380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2212499924">
                <text:p>-0.22124999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16874">
                <text:p>0.51687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2028590765">
                <text:p>-0.20285907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3432">
                <text:p>0.49343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2295748353">
                <text:p>-0.22957483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95671">
                <text:p>0.49567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1896316183">
                <text:p>-0.18963161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0595">
                <text:p>0.47059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198672467">
                <text:p>-0.1986724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0001">
                <text:p>0.46000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153427944">
                <text:p>-0.1534279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2902">
                <text:p>0.42290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1719668375">
                <text:p>-0.17196683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066">
                <text:p>0.4106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1816268434">
                <text:p>-0.18162684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8976">
                <text:p>0.40897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2392648553">
                <text:p>-0.23926485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6184">
                <text:p>0.4461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1535593471">
                <text:p>-0.15355934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3839">
                <text:p>0.41383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0433813224">
                <text:p>-0.043381322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9163">
                <text:p>0.31916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1562467804">
                <text:p>-0.15624678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1509">
                <text:p>0.33150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1086446956">
                <text:p>-0.108644695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8034">
                <text:p>0.30803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0.1855803266">
                <text:p>-0.18558032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3642">
                <text:p>0.34364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0.1927851228">
                <text:p>-0.19278512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2014">
                <text:p>0.3720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0.1477232512">
                <text:p>-0.1477232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0841">
                <text:p>0.36084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0.1715341734">
                <text:p>-0.171534173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274">
                <text:p>0.36927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0.0911024793">
                <text:p>-0.091102479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1379">
                <text:p>0.32137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0.1009904135">
                <text:p>-0.10099041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6237">
                <text:p>0.2962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0.1126101645">
                <text:p>-0.11261016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7312">
                <text:p>0.28731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0.1567035607">
                <text:p>-0.156703560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072">
                <text:p>0.3107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0.11323585">
                <text:p>-0.1132358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7319">
                <text:p>0.29731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0.2172584378">
                <text:p>-0.21725843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7609">
                <text:p>0.35760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0.2083539187">
                <text:p>-0.20835391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91615">
                <text:p>0.39161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0.1591523148">
                <text:p>-0.159152314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142">
                <text:p>0.3814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0.0349291488">
                <text:p>-0.034929148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92074">
                <text:p>0.29207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0.1417441565">
                <text:p>-0.14174415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03927">
                <text:p>0.30392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0.1433817671">
                <text:p>-0.14338176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2865">
                <text:p>0.31286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0.0675602499">
                <text:p>-0.067560249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68371">
                <text:p>0.268371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0.1420129309">
                <text:p>-0.14201293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8408">
                <text:p>0.28840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0.1774223937">
                <text:p>-0.177422393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25221">
                <text:p>0.32522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0.1591470011">
                <text:p>-0.159147001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7449">
                <text:p>0.33744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0.2082478928">
                <text:p>-0.208247892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8193">
                <text:p>0.37819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0.2052667462">
                <text:p>-0.205266746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3194">
                <text:p>0.40319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0.190514071">
                <text:p>-0.1905140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9941">
                <text:p>0.40994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0.2093631461">
                <text:p>-0.209363146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26941">
                <text:p>0.42694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0.2324286145">
                <text:p>-0.232428614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53536">
                <text:p>0.45353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0.2460123321">
                <text:p>-0.24601233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0179">
                <text:p>0.48017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0.197624512">
                <text:p>-0.1976245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65651">
                <text:p>0.46565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0.2321436144">
                <text:p>-0.232143614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78981">
                <text:p>0.4789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0.3008780922">
                <text:p>-0.300878092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3351">
                <text:p>0.5335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0.2031638978">
                <text:p>-0.20316389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504651">
                <text:p>0.50465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0.2066843514">
                <text:p>-0.206684351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87881">
                <text:p>0.48788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0.1641623055">
                <text:p>-0.164162305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48502">
                <text:p>0.44850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0.1462931587">
                <text:p>-0.146293158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0543">
                <text:p>0.41054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0.1707481078">
                <text:p>-0.170748107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1666">
                <text:p>0.40166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0.1442891275">
                <text:p>-0.144289127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8194">
                <text:p>0.37819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0.2093398921">
                <text:p>-0.209339892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5902">
                <text:p>0.40590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0.1936992754">
                <text:p>-0.193699275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13852">
                <text:p>0.41385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0.170666159">
                <text:p>-0.17066615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3802">
                <text:p>0.40380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0.1775553212">
                <text:p>-0.177555321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401728">
                <text:p>0.40172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0.1531845172">
                <text:p>-0.1531845172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8415">
                <text:p>0.3841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0.1441471283">
                <text:p>-0.144147128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0.1291859101">
                <text:p>-0.129185910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4864">
                <text:p>0.34486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0.1673737265">
                <text:p>-0.167373726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5927">
                <text:p>0.35592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0.1545553166">
                <text:p>-0.154555316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5473">
                <text:p>0.3547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0.1463620735">
                <text:p>-0.1463620735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849">
                <text:p>0.3484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0.1425600358">
                <text:p>-0.142560035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4183">
                <text:p>0.3418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0.2042011479">
                <text:p>-0.204201147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78404">
                <text:p>0.37840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0.1546219509">
                <text:p>-0.1546219509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966">
                <text:p>0.36966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0.1566399847">
                <text:p>-0.156639984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65211">
                <text:p>0.36521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0.115949867">
                <text:p>-0.11594986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3521">
                <text:p>0.3352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0.1191804977">
                <text:p>-0.1191804977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31749">
                <text:p>0.31749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0.0866512303">
                <text:p>-0.08665123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84127">
                <text:p>0.28412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0.1131879671">
                <text:p>-0.1131879671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9677">
                <text:p>0.2796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0.1083835738">
                <text:p>-0.1083835738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73536">
                <text:p>0.2735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0.0426317886">
                <text:p>-0.0426317886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25751">
                <text:p>0.22575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0.0577197053">
                <text:p>-0.057719705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04138">
                <text:p>0.20413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0.0686060604">
                <text:p>-0.0686060604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7063">
                <text:p>0.19706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0.0992543603">
                <text:p>-0.099254360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212756">
                <text:p>0.21275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0.0638510163">
                <text:p>-0.0638510163</text:p>
              </table:table-cell>
              <table:table-cell office:value-type="float" office:value="0.04814132">
                <text:p>0.04814132</text:p>
              </table:table-cell>
              <table:table-cell office:value-type="float" office:value="0.199609">
                <text:p>0.199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